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0.7016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1929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2898in"/>
    </style:style>
    <style:style style:name="co17" style:family="table-column">
      <style:table-column-properties fo:break-before="auto" style:column-width="0.65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0.5307in"/>
    </style:style>
    <style:style style:name="co20" style:family="table-column">
      <style:table-column-properties fo:break-before="auto" style:column-width="0.6701in"/>
    </style:style>
    <style:style style:name="co21" style:family="table-column">
      <style:table-column-properties fo:break-before="auto" style:column-width="0.694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os_Na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988" table:default-cell-style-name="ce1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21876662969589" calcext:value-type="float">
            <text:p>-0.0052187666</text:p>
          </table:table-cell>
          <table:table-cell table:style-name="Default" office:value-type="float" office:value="0.0670973435044289" calcext:value-type="float">
            <text:p>0.0670973435</text:p>
          </table:table-cell>
          <table:table-cell table:style-name="Default" office:value-type="float" office:value="-0.0000333636999130249" calcext:value-type="float">
            <text:p>-3.33636999130249E-005</text:p>
          </table:table-cell>
          <table:table-cell table:style-name="Default" office:value-type="float" office:value="0.000200862617930397" calcext:value-type="float">
            <text:p>0.0002008626</text:p>
          </table:table-cell>
          <table:table-cell table:style-name="Default" office:value-type="float" office:value="0.00953266676515341" calcext:value-type="float">
            <text:p>0.0095326668</text:p>
          </table:table-cell>
          <table:table-cell table:style-name="Default" office:value-type="float" office:value="0.131065279245377" calcext:value-type="float">
            <text:p>0.13106527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5762868821621" calcext:value-type="float">
            <text:p>-0.0053576287</text:p>
          </table:table-cell>
          <table:table-cell table:style-name="Default" office:value-type="float" office:value="0.0661750286817551" calcext:value-type="float">
            <text:p>0.0661750287</text:p>
          </table:table-cell>
          <table:table-cell table:style-name="Default" office:value-type="float" office:value="-0.0000145398080348969" calcext:value-type="float">
            <text:p>-1.45398080348969E-005</text:p>
          </table:table-cell>
          <table:table-cell table:style-name="Default" office:value-type="float" office:value="0.000258348562056199" calcext:value-type="float">
            <text:p>0.0002583486</text:p>
          </table:table-cell>
          <table:table-cell table:style-name="Default" office:value-type="float" office:value="0.00673467526212335" calcext:value-type="float">
            <text:p>0.0067346753</text:p>
          </table:table-cell>
          <table:table-cell table:style-name="Default" office:value-type="float" office:value="0.130471989512444" calcext:value-type="float">
            <text:p>0.1304719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2894983664155" calcext:value-type="float">
            <text:p>-0.0054289498</text:p>
          </table:table-cell>
          <table:table-cell table:style-name="Default" office:value-type="float" office:value="0.0657318457961083" calcext:value-type="float">
            <text:p>0.0657318458</text:p>
          </table:table-cell>
          <table:table-cell table:style-name="Default" office:value-type="float" office:value="-0.00000263005495071411" calcext:value-type="float">
            <text:p>-2.63005495071411E-006</text:p>
          </table:table-cell>
          <table:table-cell table:style-name="Default" office:value-type="float" office:value="0.000327491055941209" calcext:value-type="float">
            <text:p>0.0003274911</text:p>
          </table:table-cell>
          <table:table-cell table:style-name="Default" office:value-type="float" office:value="0.00573977828025818" calcext:value-type="float">
            <text:p>0.0057397783</text:p>
          </table:table-cell>
          <table:table-cell table:style-name="Default" office:value-type="float" office:value="0.130194753408432" calcext:value-type="float">
            <text:p>0.13019475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95821347087622" calcext:value-type="float">
            <text:p>-0.0059582135</text:p>
          </table:table-cell>
          <table:table-cell table:style-name="Default" office:value-type="float" office:value="0.0629530176520348" calcext:value-type="float">
            <text:p>0.0629530177</text:p>
          </table:table-cell>
          <table:table-cell table:style-name="Default" office:value-type="float" office:value="0.0000947229564189911" calcext:value-type="float">
            <text:p>0.000094723</text:p>
          </table:table-cell>
          <table:table-cell table:style-name="Default" office:value-type="float" office:value="0.00114949163980782" calcext:value-type="float">
            <text:p>0.0011494916</text:p>
          </table:table-cell>
          <table:table-cell table:style-name="Default" office:value-type="float" office:value="0.00256568077020347" calcext:value-type="float">
            <text:p>0.0025656808</text:p>
          </table:table-cell>
          <table:table-cell table:style-name="Default" office:value-type="float" office:value="0.128569841384888" calcext:value-type="float">
            <text:p>0.1285698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1676136031747" calcext:value-type="float">
            <text:p>-0.0061167614</text:p>
          </table:table-cell>
          <table:table-cell table:style-name="Default" office:value-type="float" office:value="0.06225910410285" calcext:value-type="float">
            <text:p>0.0622591041</text:p>
          </table:table-cell>
          <table:table-cell table:style-name="Default" office:value-type="float" office:value="0.000124000012874603" calcext:value-type="float">
            <text:p>0.000124</text:p>
          </table:table-cell>
          <table:table-cell table:style-name="Default" office:value-type="float" office:value="0.00142291095107794" calcext:value-type="float">
            <text:p>0.001422911</text:p>
          </table:table-cell>
          <table:table-cell table:style-name="Default" office:value-type="float" office:value="0.00224287621676922" calcext:value-type="float">
            <text:p>0.0022428762</text:p>
          </table:table-cell>
          <table:table-cell table:style-name="Default" office:value-type="float" office:value="0.128194272518158" calcext:value-type="float">
            <text:p>0.12819427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7733441069722" calcext:value-type="float">
            <text:p>-0.0062773344</text:p>
          </table:table-cell>
          <table:table-cell table:style-name="Default" office:value-type="float" office:value="0.0616077184677124" calcext:value-type="float">
            <text:p>0.0616077185</text:p>
          </table:table-cell>
          <table:table-cell table:style-name="Default" office:value-type="float" office:value="0.000153601169586182" calcext:value-type="float">
            <text:p>0.0001536012</text:p>
          </table:table-cell>
          <table:table-cell table:style-name="Default" office:value-type="float" office:value="0.00169602443929762" calcext:value-type="float">
            <text:p>0.0016960244</text:p>
          </table:table-cell>
          <table:table-cell table:style-name="Default" office:value-type="float" office:value="0.00202063238248229" calcext:value-type="float">
            <text:p>0.0020206324</text:p>
          </table:table-cell>
          <table:table-cell table:style-name="Default" office:value-type="float" office:value="0.127853155136108" calcext:value-type="float">
            <text:p>0.12785315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4576900675893" calcext:value-type="float">
            <text:p>-0.006845769</text:p>
          </table:table-cell>
          <table:table-cell table:style-name="Default" office:value-type="float" office:value="0.0596476942300797" calcext:value-type="float">
            <text:p>0.0596476942</text:p>
          </table:table-cell>
          <table:table-cell table:style-name="Default" office:value-type="float" office:value="0.000260349363088608" calcext:value-type="float">
            <text:p>0.0002603494</text:p>
          </table:table-cell>
          <table:table-cell table:style-name="Default" office:value-type="float" office:value="0.00259827682748437" calcext:value-type="float">
            <text:p>0.0025982768</text:p>
          </table:table-cell>
          <table:table-cell table:style-name="Default" office:value-type="float" office:value="0.00158238701988012" calcext:value-type="float">
            <text:p>0.001582387</text:p>
          </table:table-cell>
          <table:table-cell table:style-name="Default" office:value-type="float" office:value="0.126904651522636" calcext:value-type="float">
            <text:p>0.12690465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92670280113816" calcext:value-type="float">
            <text:p>-0.0069267028</text:p>
          </table:table-cell>
          <table:table-cell table:style-name="Default" office:value-type="float" office:value="0.0594065263867378" calcext:value-type="float">
            <text:p>0.0594065264</text:p>
          </table:table-cell>
          <table:table-cell table:style-name="Default" office:value-type="float" office:value="0.000276118516921997" calcext:value-type="float">
            <text:p>0.0002761185</text:p>
          </table:table-cell>
          <table:table-cell table:style-name="Default" office:value-type="float" office:value="0.00271740253083408" calcext:value-type="float">
            <text:p>0.0027174025</text:p>
          </table:table-cell>
          <table:table-cell table:style-name="Default" office:value-type="float" office:value="0.00153569201938808" calcext:value-type="float">
            <text:p>0.001535692</text:p>
          </table:table-cell>
          <table:table-cell table:style-name="Default" office:value-type="float" office:value="0.126797676086426" calcext:value-type="float">
            <text:p>0.126797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674189530313" calcext:value-type="float">
            <text:p>-0.007167419</text:p>
          </table:table-cell>
          <table:table-cell table:style-name="Default" office:value-type="float" office:value="0.0587383806705475" calcext:value-type="float">
            <text:p>0.0587383807</text:p>
          </table:table-cell>
          <table:table-cell table:style-name="Default" office:value-type="float" office:value="0.000324282795190811" calcext:value-type="float">
            <text:p>0.0003242828</text:p>
          </table:table-cell>
          <table:table-cell table:style-name="Default" office:value-type="float" office:value="0.00305787823162973" calcext:value-type="float">
            <text:p>0.0030578782</text:p>
          </table:table-cell>
          <table:table-cell table:style-name="Default" office:value-type="float" office:value="0.00139804801438004" calcext:value-type="float">
            <text:p>0.001398048</text:p>
          </table:table-cell>
          <table:table-cell table:style-name="Default" office:value-type="float" office:value="0.12651564180851" calcext:value-type="float">
            <text:p>0.12651564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70728988572955" calcext:value-type="float">
            <text:p>-0.0077072899</text:p>
          </table:table-cell>
          <table:table-cell table:style-name="Default" office:value-type="float" office:value="0.0574847534298897" calcext:value-type="float">
            <text:p>0.0574847534</text:p>
          </table:table-cell>
          <table:table-cell table:style-name="Default" office:value-type="float" office:value="0.000441521406173706" calcext:value-type="float">
            <text:p>0.0004415214</text:p>
          </table:table-cell>
          <table:table-cell table:style-name="Default" office:value-type="float" office:value="0.00374840316362679" calcext:value-type="float">
            <text:p>0.0037484032</text:p>
          </table:table-cell>
          <table:table-cell table:style-name="Default" office:value-type="float" office:value="0.00104556244332343" calcext:value-type="float">
            <text:p>0.0010455624</text:p>
          </table:table-cell>
          <table:table-cell table:style-name="Default" office:value-type="float" office:value="0.126060619950295" calcext:value-type="float">
            <text:p>0.126060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85335339605808" calcext:value-type="float">
            <text:p>-0.0078533534</text:p>
          </table:table-cell>
          <table:table-cell table:style-name="Default" office:value-type="float" office:value="0.0572002194821835" calcext:value-type="float">
            <text:p>0.0572002195</text:p>
          </table:table-cell>
          <table:table-cell table:style-name="Default" office:value-type="float" office:value="0.00047612190246582" calcext:value-type="float">
            <text:p>0.0004761219</text:p>
          </table:table-cell>
          <table:table-cell table:style-name="Default" office:value-type="float" office:value="0.00391838606446981" calcext:value-type="float">
            <text:p>0.0039183861</text:p>
          </table:table-cell>
          <table:table-cell table:style-name="Default" office:value-type="float" office:value="0.000930728099774569" calcext:value-type="float">
            <text:p>0.0009307281</text:p>
          </table:table-cell>
          <table:table-cell table:style-name="Default" office:value-type="float" office:value="0.125975906848908" calcext:value-type="float">
            <text:p>0.12597590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9475237727165" calcext:value-type="float">
            <text:p>-0.0079947524</text:p>
          </table:table-cell>
          <table:table-cell table:style-name="Default" office:value-type="float" office:value="0.056946411728859" calcext:value-type="float">
            <text:p>0.0569464117</text:p>
          </table:table-cell>
          <table:table-cell table:style-name="Default" office:value-type="float" office:value="0.000511005520820618" calcext:value-type="float">
            <text:p>0.0005110055</text:p>
          </table:table-cell>
          <table:table-cell table:style-name="Default" office:value-type="float" office:value="0.00407619588077068" calcext:value-type="float">
            <text:p>0.0040761959</text:p>
          </table:table-cell>
          <table:table-cell table:style-name="Default" office:value-type="float" office:value="0.000808589858934283" calcext:value-type="float">
            <text:p>0.0008085899</text:p>
          </table:table-cell>
          <table:table-cell table:style-name="Default" office:value-type="float" office:value="0.12590816617012" calcext:value-type="float">
            <text:p>0.12590816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3858072757721" calcext:value-type="float">
            <text:p>-0.0083858073</text:p>
          </table:table-cell>
          <table:table-cell table:style-name="Default" office:value-type="float" office:value="0.0563583076000214" calcext:value-type="float">
            <text:p>0.0563583076</text:p>
          </table:table-cell>
          <table:table-cell table:style-name="Default" office:value-type="float" office:value="0.000616580247879028" calcext:value-type="float">
            <text:p>0.0006165802</text:p>
          </table:table-cell>
          <table:table-cell table:style-name="Default" office:value-type="float" office:value="0.00447629950940609" calcext:value-type="float">
            <text:p>0.0044762995</text:p>
          </table:table-cell>
          <table:table-cell table:style-name="Default" office:value-type="float" office:value="0.0003978754975833" calcext:value-type="float">
            <text:p>0.0003978755</text:p>
          </table:table-cell>
          <table:table-cell table:style-name="Default" office:value-type="float" office:value="0.125789746642113" calcext:value-type="float">
            <text:p>0.12578974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0341748446226" calcext:value-type="float">
            <text:p>-0.0085034175</text:p>
          </table:table-cell>
          <table:table-cell table:style-name="Default" office:value-type="float" office:value="0.0562163665890694" calcext:value-type="float">
            <text:p>0.0562163666</text:p>
          </table:table-cell>
          <table:table-cell table:style-name="Default" office:value-type="float" office:value="0.00065164640545845" calcext:value-type="float">
            <text:p>0.0006516464</text:p>
          </table:table-cell>
          <table:table-cell table:style-name="Default" office:value-type="float" office:value="0.00458526145666838" calcext:value-type="float">
            <text:p>0.0045852615</text:p>
          </table:table-cell>
          <table:table-cell table:style-name="Default" office:value-type="float" office:value="0.000246370327658951" calcext:value-type="float">
            <text:p>0.0002463703</text:p>
          </table:table-cell>
          <table:table-cell table:style-name="Default" office:value-type="float" office:value="0.125772446393967" calcext:value-type="float">
            <text:p>0.12577244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5956319719553" calcext:value-type="float">
            <text:p>-0.0085595632</text:p>
          </table:table-cell>
          <table:table-cell table:style-name="Default" office:value-type="float" office:value="0.0561548918485642" calcext:value-type="float">
            <text:p>0.0561548918</text:p>
          </table:table-cell>
          <table:table-cell table:style-name="Default" office:value-type="float" office:value="0.000668935477733612" calcext:value-type="float">
            <text:p>0.0006689355</text:p>
          </table:table-cell>
          <table:table-cell table:style-name="Default" office:value-type="float" office:value="0.00463521527126432" calcext:value-type="float">
            <text:p>0.0046352153</text:p>
          </table:table-cell>
          <table:table-cell table:style-name="Default" office:value-type="float" office:value="0.000167957143275998" calcext:value-type="float">
            <text:p>0.0001679571</text:p>
          </table:table-cell>
          <table:table-cell table:style-name="Default" office:value-type="float" office:value="0.125766858458519" calcext:value-type="float">
            <text:p>0.12576685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556008413434" calcext:value-type="float">
            <text:p>-0.0088556008</text:p>
          </table:table-cell>
          <table:table-cell table:style-name="Default" office:value-type="float" office:value="0.0559105575084686" calcext:value-type="float">
            <text:p>0.0559105575</text:p>
          </table:table-cell>
          <table:table-cell table:style-name="Default" office:value-type="float" office:value="0.000770319253206253" calcext:value-type="float">
            <text:p>0.0007703193</text:p>
          </table:table-cell>
          <table:table-cell table:style-name="Default" office:value-type="float" office:value="0.004871497862041" calcext:value-type="float">
            <text:p>0.0048714979</text:p>
          </table:table-cell>
          <table:table-cell table:style-name="Default" office:value-type="float" office:value="-0.000338154844939709" calcext:value-type="float">
            <text:p>-0.0003381548</text:p>
          </table:table-cell>
          <table:table-cell table:style-name="Default" office:value-type="float" office:value="0.1257613748312" calcext:value-type="float">
            <text:p>0.125761374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3742218613625" calcext:value-type="float">
            <text:p>-0.0089374222</text:p>
          </table:table-cell>
          <table:table-cell table:style-name="Default" office:value-type="float" office:value="0.0558731630444527" calcext:value-type="float">
            <text:p>0.055873163</text:p>
          </table:table-cell>
          <table:table-cell table:style-name="Default" office:value-type="float" office:value="0.000802397727966309" calcext:value-type="float">
            <text:p>0.0008023977</text:p>
          </table:table-cell>
          <table:table-cell table:style-name="Default" office:value-type="float" office:value="0.00492608081549406" calcext:value-type="float">
            <text:p>0.0049260808</text:p>
          </table:table-cell>
          <table:table-cell table:style-name="Default" office:value-type="float" office:value="-0.000519763270858675" calcext:value-type="float">
            <text:p>-0.0005197633</text:p>
          </table:table-cell>
          <table:table-cell table:style-name="Default" office:value-type="float" office:value="0.12576450407505" calcext:value-type="float">
            <text:p>0.1257645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0101333335042" calcext:value-type="float">
            <text:p>-0.0090101333</text:p>
          </table:table-cell>
          <table:table-cell table:style-name="Default" office:value-type="float" office:value="0.0558559000492096" calcext:value-type="float">
            <text:p>0.0558559</text:p>
          </table:table-cell>
          <table:table-cell table:style-name="Default" office:value-type="float" office:value="0.000833321362733841" calcext:value-type="float">
            <text:p>0.0008333214</text:p>
          </table:table-cell>
          <table:table-cell table:style-name="Default" office:value-type="float" office:value="0.0049686636775732" calcext:value-type="float">
            <text:p>0.0049686637</text:p>
          </table:table-cell>
          <table:table-cell table:style-name="Default" office:value-type="float" office:value="-0.000707361265085638" calcext:value-type="float">
            <text:p>-0.0007073613</text:p>
          </table:table-cell>
          <table:table-cell table:style-name="Default" office:value-type="float" office:value="0.125766977667809" calcext:value-type="float">
            <text:p>0.12576697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6967820376158" calcext:value-type="float">
            <text:p>-0.0091696782</text:p>
          </table:table-cell>
          <table:table-cell table:style-name="Default" office:value-type="float" office:value="0.0559138543903828" calcext:value-type="float">
            <text:p>0.0559138544</text:p>
          </table:table-cell>
          <table:table-cell table:style-name="Default" office:value-type="float" office:value="0.00091683492064476" calcext:value-type="float">
            <text:p>0.0009168349</text:p>
          </table:table-cell>
          <table:table-cell table:style-name="Default" office:value-type="float" office:value="0.00502463709563017" calcext:value-type="float">
            <text:p>0.0050246371</text:p>
          </table:table-cell>
          <table:table-cell table:style-name="Default" office:value-type="float" office:value="-0.00130396918393672" calcext:value-type="float">
            <text:p>-0.0013039692</text:p>
          </table:table-cell>
          <table:table-cell table:style-name="Default" office:value-type="float" office:value="0.125752046704292" calcext:value-type="float">
            <text:p>0.1257520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213852077723" calcext:value-type="float">
            <text:p>-0.0092021385</text:p>
          </table:table-cell>
          <table:table-cell table:style-name="Default" office:value-type="float" office:value="0.0559659786522389" calcext:value-type="float">
            <text:p>0.0559659787</text:p>
          </table:table-cell>
          <table:table-cell table:style-name="Default" office:value-type="float" office:value="0.000941019505262375" calcext:value-type="float">
            <text:p>0.0009410195</text:p>
          </table:table-cell>
          <table:table-cell table:style-name="Default" office:value-type="float" office:value="0.00501928431913257" calcext:value-type="float">
            <text:p>0.0050192843</text:p>
          </table:table-cell>
          <table:table-cell table:style-name="Default" office:value-type="float" office:value="-0.0015131460968405" calcext:value-type="float">
            <text:p>-0.0015131461</text:p>
          </table:table-cell>
          <table:table-cell table:style-name="Default" office:value-type="float" office:value="0.125733688473701" calcext:value-type="float">
            <text:p>0.12573368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2361295670271" calcext:value-type="float">
            <text:p>-0.009223613</text:p>
          </table:table-cell>
          <table:table-cell table:style-name="Default" office:value-type="float" office:value="0.0560327060520649" calcext:value-type="float">
            <text:p>0.0560327061</text:p>
          </table:table-cell>
          <table:table-cell table:style-name="Default" office:value-type="float" office:value="0.000962972640991211" calcext:value-type="float">
            <text:p>0.0009629726</text:p>
          </table:table-cell>
          <table:table-cell table:style-name="Default" office:value-type="float" office:value="0.00500218104571104" calcext:value-type="float">
            <text:p>0.005002181</text:p>
          </table:table-cell>
          <table:table-cell table:style-name="Default" office:value-type="float" office:value="-0.00172712758649141" calcext:value-type="float">
            <text:p>-0.0017271276</text:p>
          </table:table-cell>
          <table:table-cell table:style-name="Default" office:value-type="float" office:value="0.125705972313881" calcext:value-type="float">
            <text:p>0.12570597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015363514424" calcext:value-type="float">
            <text:p>-0.0092301536</text:p>
          </table:table-cell>
          <table:table-cell table:style-name="Default" office:value-type="float" office:value="0.056071151047945" calcext:value-type="float">
            <text:p>0.056071151</text:p>
          </table:table-cell>
          <table:table-cell table:style-name="Default" office:value-type="float" office:value="0.000973012298345566" calcext:value-type="float">
            <text:p>0.0009730123</text:p>
          </table:table-cell>
          <table:table-cell table:style-name="Default" office:value-type="float" office:value="0.00498914252966643" calcext:value-type="float">
            <text:p>0.0049891425</text:p>
          </table:table-cell>
          <table:table-cell table:style-name="Default" office:value-type="float" office:value="-0.0018358543748036" calcext:value-type="float">
            <text:p>-0.0018358544</text:p>
          </table:table-cell>
          <table:table-cell table:style-name="Default" office:value-type="float" office:value="0.125688031315804" calcext:value-type="float">
            <text:p>0.12568803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789409428835" calcext:value-type="float">
            <text:p>-0.0092078941</text:p>
          </table:table-cell>
          <table:table-cell table:style-name="Default" office:value-type="float" office:value="0.0563647486269474" calcext:value-type="float">
            <text:p>0.0563647486</text:p>
          </table:table-cell>
          <table:table-cell table:style-name="Default" office:value-type="float" office:value="0.0010196641087532" calcext:value-type="float">
            <text:p>0.0010196641</text:p>
          </table:table-cell>
          <table:table-cell table:style-name="Default" office:value-type="float" office:value="0.00484821479767561" calcext:value-type="float">
            <text:p>0.0048482148</text:p>
          </table:table-cell>
          <table:table-cell table:style-name="Default" office:value-type="float" office:value="-0.0025103148072958" calcext:value-type="float">
            <text:p>-0.0025103148</text:p>
          </table:table-cell>
          <table:table-cell table:style-name="Default" office:value-type="float" office:value="0.125512734055519" calcext:value-type="float">
            <text:p>0.12551273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7613878846169" calcext:value-type="float">
            <text:p>-0.0091761388</text:p>
          </table:table-cell>
          <table:table-cell table:style-name="Default" office:value-type="float" office:value="0.0564832463860512" calcext:value-type="float">
            <text:p>0.0564832464</text:p>
          </table:table-cell>
          <table:table-cell table:style-name="Default" office:value-type="float" office:value="0.00102926790714264" calcext:value-type="float">
            <text:p>0.0010292679</text:p>
          </table:table-cell>
          <table:table-cell table:style-name="Default" office:value-type="float" office:value="0.0047775199636817" calcext:value-type="float">
            <text:p>0.00477752</text:p>
          </table:table-cell>
          <table:table-cell table:style-name="Default" office:value-type="float" office:value="-0.00274303392507136" calcext:value-type="float">
            <text:p>-0.0027430339</text:p>
          </table:table-cell>
          <table:table-cell table:style-name="Default" office:value-type="float" office:value="0.125424593687058" calcext:value-type="float">
            <text:p>0.12542459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3176685571671" calcext:value-type="float">
            <text:p>-0.0091317669</text:p>
          </table:table-cell>
          <table:table-cell table:style-name="Default" office:value-type="float" office:value="0.0566102489829063" calcext:value-type="float">
            <text:p>0.056610249</text:p>
          </table:table-cell>
          <table:table-cell table:style-name="Default" office:value-type="float" office:value="0.0010356642305851" calcext:value-type="float">
            <text:p>0.0010356642</text:p>
          </table:table-cell>
          <table:table-cell table:style-name="Default" office:value-type="float" office:value="0.00469487998634577" calcext:value-type="float">
            <text:p>0.00469488</text:p>
          </table:table-cell>
          <table:table-cell table:style-name="Default" office:value-type="float" office:value="-0.00297936704009771" calcext:value-type="float">
            <text:p>-0.002979367</text:p>
          </table:table-cell>
          <table:table-cell table:style-name="Default" office:value-type="float" office:value="0.125319913029671" calcext:value-type="float">
            <text:p>0.1253199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1986023634672" calcext:value-type="float">
            <text:p>-0.0089198602</text:p>
          </table:table-cell>
          <table:table-cell table:style-name="Default" office:value-type="float" office:value="0.0570313408970833" calcext:value-type="float">
            <text:p>0.0570313409</text:p>
          </table:table-cell>
          <table:table-cell table:style-name="Default" office:value-type="float" office:value="0.00103346258401871" calcext:value-type="float">
            <text:p>0.0010334626</text:p>
          </table:table-cell>
          <table:table-cell table:style-name="Default" office:value-type="float" office:value="0.00437512900680304" calcext:value-type="float">
            <text:p>0.004375129</text:p>
          </table:table-cell>
          <table:table-cell table:style-name="Default" office:value-type="float" office:value="-0.00370943499729037" calcext:value-type="float">
            <text:p>-0.003709435</text:p>
          </table:table-cell>
          <table:table-cell table:style-name="Default" office:value-type="float" office:value="0.124897256493568" calcext:value-type="float">
            <text:p>0.124897256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2206112146378" calcext:value-type="float">
            <text:p>-0.0088220611</text:p>
          </table:table-cell>
          <table:table-cell table:style-name="Default" office:value-type="float" office:value="0.0571815222501755" calcext:value-type="float">
            <text:p>0.0571815223</text:p>
          </table:table-cell>
          <table:table-cell table:style-name="Default" office:value-type="float" office:value="0.00102520361542702" calcext:value-type="float">
            <text:p>0.0010252036</text:p>
          </table:table-cell>
          <table:table-cell table:style-name="Default" office:value-type="float" office:value="0.00424456875771284" calcext:value-type="float">
            <text:p>0.0042445688</text:p>
          </table:table-cell>
          <table:table-cell table:style-name="Default" office:value-type="float" office:value="-0.00395953701809049" calcext:value-type="float">
            <text:p>-0.003959537</text:p>
          </table:table-cell>
          <table:table-cell table:style-name="Default" office:value-type="float" office:value="0.124718375504017" calcext:value-type="float">
            <text:p>0.12471837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6792520284653" calcext:value-type="float">
            <text:p>-0.0087679252</text:p>
          </table:table-cell>
          <table:table-cell table:style-name="Default" office:value-type="float" office:value="0.0572578758001328" calcext:value-type="float">
            <text:p>0.0572578758</text:p>
          </table:table-cell>
          <table:table-cell table:style-name="Default" office:value-type="float" office:value="0.00101957842707634" calcext:value-type="float">
            <text:p>0.0010195784</text:p>
          </table:table-cell>
          <table:table-cell table:style-name="Default" office:value-type="float" office:value="0.00417493050917983" calcext:value-type="float">
            <text:p>0.0041749305</text:p>
          </table:table-cell>
          <table:table-cell table:style-name="Default" office:value-type="float" office:value="-0.00408589001744986" calcext:value-type="float">
            <text:p>-0.00408589</text:p>
          </table:table-cell>
          <table:table-cell table:style-name="Default" office:value-type="float" office:value="0.124621480703354" calcext:value-type="float">
            <text:p>0.12462148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1025491505861" calcext:value-type="float">
            <text:p>-0.0087102549</text:p>
          </table:table-cell>
          <table:table-cell table:style-name="Default" office:value-type="float" office:value="0.0573348701000214" calcext:value-type="float">
            <text:p>0.0573348701</text:p>
          </table:table-cell>
          <table:table-cell table:style-name="Default" office:value-type="float" office:value="0.00101293995976448" calcext:value-type="float">
            <text:p>0.00101294</text:p>
          </table:table-cell>
          <table:table-cell table:style-name="Default" office:value-type="float" office:value="0.00410206988453865" calcext:value-type="float">
            <text:p>0.0041020699</text:p>
          </table:table-cell>
          <table:table-cell table:style-name="Default" office:value-type="float" office:value="-0.00421303231269121" calcext:value-type="float">
            <text:p>-0.0042130323</text:p>
          </table:table-cell>
          <table:table-cell table:style-name="Default" office:value-type="float" office:value="0.124519646167755" calcext:value-type="float">
            <text:p>0.12451964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8411006629467" calcext:value-type="float">
            <text:p>-0.0085841101</text:p>
          </table:table-cell>
          <table:table-cell table:style-name="Default" office:value-type="float" office:value="0.057490348815918" calcext:value-type="float">
            <text:p>0.0574903488</text:p>
          </table:table-cell>
          <table:table-cell table:style-name="Default" office:value-type="float" office:value="0.000996571034193039" calcext:value-type="float">
            <text:p>0.000996571</text:p>
          </table:table-cell>
          <table:table-cell table:style-name="Default" office:value-type="float" office:value="0.0039475210942328" calcext:value-type="float">
            <text:p>0.0039475211</text:p>
          </table:table-cell>
          <table:table-cell table:style-name="Default" office:value-type="float" office:value="-0.00446995161473751" calcext:value-type="float">
            <text:p>-0.0044699516</text:p>
          </table:table-cell>
          <table:table-cell table:style-name="Default" office:value-type="float" office:value="0.124301292002201" calcext:value-type="float">
            <text:p>0.1243012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1559545844793" calcext:value-type="float">
            <text:p>-0.0085155955</text:p>
          </table:table-cell>
          <table:table-cell table:style-name="Default" office:value-type="float" office:value="0.0575685426592827" calcext:value-type="float">
            <text:p>0.0575685427</text:p>
          </table:table-cell>
          <table:table-cell table:style-name="Default" office:value-type="float" office:value="0.00098678469657898" calcext:value-type="float">
            <text:p>0.0009867847</text:p>
          </table:table-cell>
          <table:table-cell table:style-name="Default" office:value-type="float" office:value="0.00386560871265829" calcext:value-type="float">
            <text:p>0.0038656087</text:p>
          </table:table-cell>
          <table:table-cell table:style-name="Default" office:value-type="float" office:value="-0.00459974445402622" calcext:value-type="float">
            <text:p>-0.0045997445</text:p>
          </table:table-cell>
          <table:table-cell table:style-name="Default" office:value-type="float" office:value="0.124184809625149" calcext:value-type="float">
            <text:p>0.12418480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433862939477" calcext:value-type="float">
            <text:p>-0.0084433863</text:p>
          </table:table-cell>
          <table:table-cell table:style-name="Default" office:value-type="float" office:value="0.0576468929648399" calcext:value-type="float">
            <text:p>0.057646893</text:p>
          </table:table-cell>
          <table:table-cell table:style-name="Default" office:value-type="float" office:value="0.000976014882326126" calcext:value-type="float">
            <text:p>0.0009760149</text:p>
          </table:table-cell>
          <table:table-cell table:style-name="Default" office:value-type="float" office:value="0.00378076685592532" calcext:value-type="float">
            <text:p>0.0037807669</text:p>
          </table:table-cell>
          <table:table-cell table:style-name="Default" office:value-type="float" office:value="-0.00473042670637369" calcext:value-type="float">
            <text:p>-0.0047304267</text:p>
          </table:table-cell>
          <table:table-cell table:style-name="Default" office:value-type="float" office:value="0.124063283205032" calcext:value-type="float">
            <text:p>0.1240632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0429902523756" calcext:value-type="float">
            <text:p>-0.008204299</text:p>
          </table:table-cell>
          <table:table-cell table:style-name="Default" office:value-type="float" office:value="0.0578815154731274" calcext:value-type="float">
            <text:p>0.0578815155</text:p>
          </table:table-cell>
          <table:table-cell table:style-name="Default" office:value-type="float" office:value="0.000937137752771378" calcext:value-type="float">
            <text:p>0.0009371378</text:p>
          </table:table-cell>
          <table:table-cell table:style-name="Default" office:value-type="float" office:value="0.00350781972520053" calcext:value-type="float">
            <text:p>0.0035078197</text:p>
          </table:table-cell>
          <table:table-cell table:style-name="Default" office:value-type="float" office:value="-0.00512812379747629" calcext:value-type="float">
            <text:p>-0.0051281238</text:p>
          </table:table-cell>
          <table:table-cell table:style-name="Default" office:value-type="float" office:value="0.123670406639576" calcext:value-type="float">
            <text:p>0.12367040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584178745747" calcext:value-type="float">
            <text:p>-0.0080258418</text:p>
          </table:table-cell>
          <table:table-cell table:style-name="Default" office:value-type="float" office:value="0.0580363236367703" calcext:value-type="float">
            <text:p>0.0580363236</text:p>
          </table:table-cell>
          <table:table-cell table:style-name="Default" office:value-type="float" office:value="0.000905781984329223" calcext:value-type="float">
            <text:p>0.000905782</text:p>
          </table:table-cell>
          <table:table-cell table:style-name="Default" office:value-type="float" office:value="0.0033106948249042" calcext:value-type="float">
            <text:p>0.0033106948</text:p>
          </table:table-cell>
          <table:table-cell table:style-name="Default" office:value-type="float" office:value="-0.00539816403761506" calcext:value-type="float">
            <text:p>-0.005398164</text:p>
          </table:table-cell>
          <table:table-cell table:style-name="Default" office:value-type="float" office:value="0.123385243117809" calcext:value-type="float">
            <text:p>0.12338524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3076399713755" calcext:value-type="float">
            <text:p>-0.007930764</text:p>
          </table:table-cell>
          <table:table-cell table:style-name="Default" office:value-type="float" office:value="0.0581128895282745" calcext:value-type="float">
            <text:p>0.0581128895</text:p>
          </table:table-cell>
          <table:table-cell table:style-name="Default" office:value-type="float" office:value="0.000888422131538391" calcext:value-type="float">
            <text:p>0.0008884221</text:p>
          </table:table-cell>
          <table:table-cell table:style-name="Default" office:value-type="float" office:value="0.00320745725184679" calcext:value-type="float">
            <text:p>0.0032074573</text:p>
          </table:table-cell>
          <table:table-cell table:style-name="Default" office:value-type="float" office:value="-0.00553478579968214" calcext:value-type="float">
            <text:p>-0.0055347858</text:p>
          </table:table-cell>
          <table:table-cell table:style-name="Default" office:value-type="float" office:value="0.123236134648323" calcext:value-type="float">
            <text:p>0.12323613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2172369286418" calcext:value-type="float">
            <text:p>-0.0076217237</text:p>
          </table:table-cell>
          <table:table-cell table:style-name="Default" office:value-type="float" office:value="0.0583376847207546" calcext:value-type="float">
            <text:p>0.0583376847</text:p>
          </table:table-cell>
          <table:table-cell table:style-name="Default" office:value-type="float" office:value="0.000829901546239853" calcext:value-type="float">
            <text:p>0.0008299015</text:p>
          </table:table-cell>
          <table:table-cell table:style-name="Default" office:value-type="float" office:value="0.00287931622005999" calcext:value-type="float">
            <text:p>0.0028793162</text:p>
          </table:table-cell>
          <table:table-cell table:style-name="Default" office:value-type="float" office:value="-0.00595140224322677" calcext:value-type="float">
            <text:p>-0.0059514022</text:p>
          </table:table-cell>
          <table:table-cell table:style-name="Default" office:value-type="float" office:value="0.122763581573963" calcext:value-type="float">
            <text:p>0.1227635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1061830669642" calcext:value-type="float">
            <text:p>-0.0075106183</text:p>
          </table:table-cell>
          <table:table-cell table:style-name="Default" office:value-type="float" office:value="0.0584105737507343" calcext:value-type="float">
            <text:p>0.0584105738</text:p>
          </table:table-cell>
          <table:table-cell table:style-name="Default" office:value-type="float" office:value="0.000808157026767731" calcext:value-type="float">
            <text:p>0.000808157</text:p>
          </table:table-cell>
          <table:table-cell table:style-name="Default" office:value-type="float" office:value="0.00276368856430054" calcext:value-type="float">
            <text:p>0.0027636886</text:p>
          </table:table-cell>
          <table:table-cell table:style-name="Default" office:value-type="float" office:value="-0.00609271274879575" calcext:value-type="float">
            <text:p>-0.0060927127</text:p>
          </table:table-cell>
          <table:table-cell table:style-name="Default" office:value-type="float" office:value="0.12259828299284" calcext:value-type="float">
            <text:p>0.1225982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39539787173271" calcext:value-type="float">
            <text:p>-0.0073953979</text:p>
          </table:table-cell>
          <table:table-cell table:style-name="Default" office:value-type="float" office:value="0.0584822595119476" calcext:value-type="float">
            <text:p>0.0584822595</text:p>
          </table:table-cell>
          <table:table-cell table:style-name="Default" office:value-type="float" office:value="0.000785421580076218" calcext:value-type="float">
            <text:p>0.0007854216</text:p>
          </table:table-cell>
          <table:table-cell table:style-name="Default" office:value-type="float" office:value="0.00264501827768981" calcext:value-type="float">
            <text:p>0.0026450183</text:p>
          </table:table-cell>
          <table:table-cell table:style-name="Default" office:value-type="float" office:value="-0.00623528612777591" calcext:value-type="float">
            <text:p>-0.0062352861</text:p>
          </table:table-cell>
          <table:table-cell table:style-name="Default" office:value-type="float" office:value="0.122429318726063" calcext:value-type="float">
            <text:p>0.12242931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524647064507" calcext:value-type="float">
            <text:p>-0.0071524647</text:p>
          </table:table-cell>
          <table:table-cell table:style-name="Default" office:value-type="float" office:value="0.0586215145885944" calcext:value-type="float">
            <text:p>0.0586215146</text:p>
          </table:table-cell>
          <table:table-cell table:style-name="Default" office:value-type="float" office:value="0.000736605376005173" calcext:value-type="float">
            <text:p>0.0007366054</text:p>
          </table:table-cell>
          <table:table-cell table:style-name="Default" office:value-type="float" office:value="0.00239840778522193" calcext:value-type="float">
            <text:p>0.0023984078</text:p>
          </table:table-cell>
          <table:table-cell table:style-name="Default" office:value-type="float" office:value="-0.00652458192780614" calcext:value-type="float">
            <text:p>-0.0065245819</text:p>
          </table:table-cell>
          <table:table-cell table:style-name="Default" office:value-type="float" office:value="0.122081711888313" calcext:value-type="float">
            <text:p>0.12208171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9253117889166" calcext:value-type="float">
            <text:p>-0.0068925312</text:p>
          </table:table-cell>
          <table:table-cell table:style-name="Default" office:value-type="float" office:value="0.0587544627487659" calcext:value-type="float">
            <text:p>0.0587544627</text:p>
          </table:table-cell>
          <table:table-cell table:style-name="Default" office:value-type="float" office:value="0.000683501362800598" calcext:value-type="float">
            <text:p>0.0006835014</text:p>
          </table:table-cell>
          <table:table-cell table:style-name="Default" office:value-type="float" office:value="0.00213910196907818" calcext:value-type="float">
            <text:p>0.002139102</text:p>
          </table:table-cell>
          <table:table-cell table:style-name="Default" office:value-type="float" office:value="-0.00681969942525029" calcext:value-type="float">
            <text:p>-0.0068196994</text:p>
          </table:table-cell>
          <table:table-cell table:style-name="Default" office:value-type="float" office:value="0.121722295880318" calcext:value-type="float">
            <text:p>0.12172229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1518797278404" calcext:value-type="float">
            <text:p>-0.006615188</text:p>
          </table:table-cell>
          <table:table-cell table:style-name="Default" office:value-type="float" office:value="0.058880228549242" calcext:value-type="float">
            <text:p>0.0588802285</text:p>
          </table:table-cell>
          <table:table-cell table:style-name="Default" office:value-type="float" office:value="0.000626131892204285" calcext:value-type="float">
            <text:p>0.0006261319</text:p>
          </table:table-cell>
          <table:table-cell table:style-name="Default" office:value-type="float" office:value="0.00186729989945888" calcext:value-type="float">
            <text:p>0.0018672999</text:p>
          </table:table-cell>
          <table:table-cell table:style-name="Default" office:value-type="float" office:value="-0.00712126633152366" calcext:value-type="float">
            <text:p>-0.0071212663</text:p>
          </table:table-cell>
          <table:table-cell table:style-name="Default" office:value-type="float" office:value="0.121353521943092" calcext:value-type="float">
            <text:p>0.12135352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4698401838541" calcext:value-type="float">
            <text:p>-0.0064698402</text:p>
          </table:table-cell>
          <table:table-cell table:style-name="Default" office:value-type="float" office:value="0.0589400939643383" calcext:value-type="float">
            <text:p>0.058940094</text:p>
          </table:table-cell>
          <table:table-cell table:style-name="Default" office:value-type="float" office:value="0.000595990568399429" calcext:value-type="float">
            <text:p>0.0005959906</text:p>
          </table:table-cell>
          <table:table-cell table:style-name="Default" office:value-type="float" office:value="0.00172655167989433" calcext:value-type="float">
            <text:p>0.0017265517</text:p>
          </table:table-cell>
          <table:table-cell table:style-name="Default" office:value-type="float" office:value="-0.00727467518299818" calcext:value-type="float">
            <text:p>-0.0072746752</text:p>
          </table:table-cell>
          <table:table-cell table:style-name="Default" office:value-type="float" office:value="0.12116627395153" calcext:value-type="float">
            <text:p>0.1211662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31999876350164" calcext:value-type="float">
            <text:p>-0.0063199988</text:p>
          </table:table-cell>
          <table:table-cell table:style-name="Default" office:value-type="float" office:value="0.0589978098869324" calcext:value-type="float">
            <text:p>0.0589978099</text:p>
          </table:table-cell>
          <table:table-cell table:style-name="Default" office:value-type="float" office:value="0.000564742833375931" calcext:value-type="float">
            <text:p>0.0005647428</text:p>
          </table:table-cell>
          <table:table-cell table:style-name="Default" office:value-type="float" office:value="0.00158266955986619" calcext:value-type="float">
            <text:p>0.0015826696</text:p>
          </table:table-cell>
          <table:table-cell table:style-name="Default" office:value-type="float" office:value="-0.00742987636476755" calcext:value-type="float">
            <text:p>-0.0074298764</text:p>
          </table:table-cell>
          <table:table-cell table:style-name="Default" office:value-type="float" office:value="0.120977558195591" calcext:value-type="float">
            <text:p>0.12097755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655237212777" calcext:value-type="float">
            <text:p>-0.0060065524</text:p>
          </table:table-cell>
          <table:table-cell table:style-name="Default" office:value-type="float" office:value="0.0591063760221005" calcext:value-type="float">
            <text:p>0.059106376</text:p>
          </table:table-cell>
          <table:table-cell table:style-name="Default" office:value-type="float" office:value="0.000499431043863297" calcext:value-type="float">
            <text:p>0.000499431</text:p>
          </table:table-cell>
          <table:table-cell table:style-name="Default" office:value-type="float" office:value="0.00128548475913703" calcext:value-type="float">
            <text:p>0.0012854848</text:p>
          </table:table-cell>
          <table:table-cell table:style-name="Default" office:value-type="float" office:value="-0.00774607015773654" calcext:value-type="float">
            <text:p>-0.0077460702</text:p>
          </table:table-cell>
          <table:table-cell table:style-name="Default" office:value-type="float" office:value="0.120597161352634" calcext:value-type="float">
            <text:p>0.12059716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4281049668789" calcext:value-type="float">
            <text:p>-0.0058428105</text:p>
          </table:table-cell>
          <table:table-cell table:style-name="Default" office:value-type="float" office:value="0.0591569654643536" calcext:value-type="float">
            <text:p>0.0591569655</text:p>
          </table:table-cell>
          <table:table-cell table:style-name="Default" office:value-type="float" office:value="0.000465385615825653" calcext:value-type="float">
            <text:p>0.0004653856</text:p>
          </table:table-cell>
          <table:table-cell table:style-name="Default" office:value-type="float" office:value="0.00113211385905743" calcext:value-type="float">
            <text:p>0.0011321139</text:p>
          </table:table-cell>
          <table:table-cell table:style-name="Default" office:value-type="float" office:value="-0.00790725741535425" calcext:value-type="float">
            <text:p>-0.0079072574</text:p>
          </table:table-cell>
          <table:table-cell table:style-name="Default" office:value-type="float" office:value="0.120406202971935" calcext:value-type="float">
            <text:p>0.12040620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50027377903462" calcext:value-type="float">
            <text:p>-0.0055002738</text:p>
          </table:table-cell>
          <table:table-cell table:style-name="Default" office:value-type="float" office:value="0.0592614114284516" calcext:value-type="float">
            <text:p>0.0592614114</text:p>
          </table:table-cell>
          <table:table-cell table:style-name="Default" office:value-type="float" office:value="0.000441715121269226" calcext:value-type="float">
            <text:p>0.0004417151</text:p>
          </table:table-cell>
          <table:table-cell table:style-name="Default" office:value-type="float" office:value="0.0198858045041561" calcext:value-type="float">
            <text:p>0.0198858045</text:p>
          </table:table-cell>
          <table:table-cell table:style-name="Default" office:value-type="float" office:value="-0.0456804409623146" calcext:value-type="float">
            <text:p>-0.045680441</text:p>
          </table:table-cell>
          <table:table-cell table:style-name="Default" office:value-type="float" office:value="0.119545698165894" calcext:value-type="float">
            <text:p>0.1195456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2399024814367" calcext:value-type="float">
            <text:p>-0.0053239902</text:p>
          </table:table-cell>
          <table:table-cell table:style-name="Default" office:value-type="float" office:value="0.059303805232048" calcext:value-type="float">
            <text:p>0.0593038052</text:p>
          </table:table-cell>
          <table:table-cell table:style-name="Default" office:value-type="float" office:value="0.000542882829904556" calcext:value-type="float">
            <text:p>0.0005428828</text:p>
          </table:table-cell>
          <table:table-cell table:style-name="Default" office:value-type="float" office:value="0.0202432870864868" calcext:value-type="float">
            <text:p>0.0202432871</text:p>
          </table:table-cell>
          <table:table-cell table:style-name="Default" office:value-type="float" office:value="-0.0477784313261509" calcext:value-type="float">
            <text:p>-0.0477784313</text:p>
          </table:table-cell>
          <table:table-cell table:style-name="Default" office:value-type="float" office:value="0.119337007403374" calcext:value-type="float">
            <text:p>0.11933700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6610207483172" calcext:value-type="float">
            <text:p>-0.0049661021</text:p>
          </table:table-cell>
          <table:table-cell table:style-name="Default" office:value-type="float" office:value="0.0593904368579388" calcext:value-type="float">
            <text:p>0.0593904369</text:p>
          </table:table-cell>
          <table:table-cell table:style-name="Default" office:value-type="float" office:value="0.000760007649660111" calcext:value-type="float">
            <text:p>0.0007600076</text:p>
          </table:table-cell>
          <table:table-cell table:style-name="Default" office:value-type="float" office:value="0.0213192142546177" calcext:value-type="float">
            <text:p>0.0213192143</text:p>
          </table:table-cell>
          <table:table-cell table:style-name="Default" office:value-type="float" office:value="-0.0516106300055981" calcext:value-type="float">
            <text:p>-0.05161063</text:p>
          </table:table-cell>
          <table:table-cell table:style-name="Default" office:value-type="float" office:value="0.118992827832699" calcext:value-type="float">
            <text:p>0.11899282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8678615763783" calcext:value-type="float">
            <text:p>-0.0047867862</text:p>
          </table:table-cell>
          <table:table-cell table:style-name="Default" office:value-type="float" office:value="0.0594372674822807" calcext:value-type="float">
            <text:p>0.0594372675</text:p>
          </table:table-cell>
          <table:table-cell table:style-name="Default" office:value-type="float" office:value="0.000877376645803451" calcext:value-type="float">
            <text:p>0.0008773766</text:p>
          </table:table-cell>
          <table:table-cell table:style-name="Default" office:value-type="float" office:value="0.0220385622233152" calcext:value-type="float">
            <text:p>0.0220385622</text:p>
          </table:table-cell>
          <table:table-cell table:style-name="Default" office:value-type="float" office:value="-0.053281381726265" calcext:value-type="float">
            <text:p>-0.0532813817</text:p>
          </table:table-cell>
          <table:table-cell table:style-name="Default" office:value-type="float" office:value="0.118877999484539" calcext:value-type="float">
            <text:p>0.1188779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2760903388262" calcext:value-type="float">
            <text:p>-0.004427609</text:p>
          </table:table-cell>
          <table:table-cell table:style-name="Default" office:value-type="float" office:value="0.0595374628901482" calcext:value-type="float">
            <text:p>0.0595374629</text:p>
          </table:table-cell>
          <table:table-cell table:style-name="Default" office:value-type="float" office:value="0.00112482905387878" calcext:value-type="float">
            <text:p>0.0011248291</text:p>
          </table:table-cell>
          <table:table-cell table:style-name="Default" office:value-type="float" office:value="0.0237614493817091" calcext:value-type="float">
            <text:p>0.0237614494</text:p>
          </table:table-cell>
          <table:table-cell table:style-name="Default" office:value-type="float" office:value="-0.0561540685594082" calcext:value-type="float">
            <text:p>-0.0561540686</text:p>
          </table:table-cell>
          <table:table-cell table:style-name="Default" office:value-type="float" office:value="0.118762202560902" calcext:value-type="float">
            <text:p>0.11876220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6796578317881" calcext:value-type="float">
            <text:p>-0.0040679658</text:p>
          </table:table-cell>
          <table:table-cell table:style-name="Default" office:value-type="float" office:value="0.0596455372869968" calcext:value-type="float">
            <text:p>0.0596455373</text:p>
          </table:table-cell>
          <table:table-cell table:style-name="Default" office:value-type="float" office:value="0.00138621777296066" calcext:value-type="float">
            <text:p>0.0013862178</text:p>
          </table:table-cell>
          <table:table-cell table:style-name="Default" office:value-type="float" office:value="0.0257906559854746" calcext:value-type="float">
            <text:p>0.025790656</text:p>
          </table:table-cell>
          <table:table-cell table:style-name="Default" office:value-type="float" office:value="-0.0584266856312752" calcext:value-type="float">
            <text:p>-0.0584266856</text:p>
          </table:table-cell>
          <table:table-cell table:style-name="Default" office:value-type="float" office:value="0.118797622621059" calcext:value-type="float">
            <text:p>0.1187976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8808827847242" calcext:value-type="float">
            <text:p>-0.0038880883</text:p>
          </table:table-cell>
          <table:table-cell table:style-name="Default" office:value-type="float" office:value="0.0597021915018559" calcext:value-type="float">
            <text:p>0.0597021915</text:p>
          </table:table-cell>
          <table:table-cell table:style-name="Default" office:value-type="float" office:value="0.00152195245027542" calcext:value-type="float">
            <text:p>0.0015219525</text:p>
          </table:table-cell>
          <table:table-cell table:style-name="Default" office:value-type="float" office:value="0.026900066062808" calcext:value-type="float">
            <text:p>0.0269000661</text:p>
          </table:table-cell>
          <table:table-cell table:style-name="Default" office:value-type="float" office:value="-0.0593464449048042" calcext:value-type="float">
            <text:p>-0.0593464449</text:p>
          </table:table-cell>
          <table:table-cell table:style-name="Default" office:value-type="float" office:value="0.118871673941612" calcext:value-type="float">
            <text:p>0.11887167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2857168763876" calcext:value-type="float">
            <text:p>-0.0035285717</text:p>
          </table:table-cell>
          <table:table-cell table:style-name="Default" office:value-type="float" office:value="0.0598197802901268" calcext:value-type="float">
            <text:p>0.0598197803</text:p>
          </table:table-cell>
          <table:table-cell table:style-name="Default" office:value-type="float" office:value="0.00180405005812645" calcext:value-type="float">
            <text:p>0.0018040501</text:p>
          </table:table-cell>
          <table:table-cell table:style-name="Default" office:value-type="float" office:value="0.0292802825570107" calcext:value-type="float">
            <text:p>0.0292802826</text:p>
          </table:table-cell>
          <table:table-cell table:style-name="Default" office:value-type="float" office:value="-0.0607686713337898" calcext:value-type="float">
            <text:p>-0.0607686713</text:p>
          </table:table-cell>
          <table:table-cell table:style-name="Default" office:value-type="float" office:value="0.119131691753864" calcext:value-type="float">
            <text:p>0.11913169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16981319338083" calcext:value-type="float">
            <text:p>-0.0031698132</text:p>
          </table:table-cell>
          <table:table-cell table:style-name="Default" office:value-type="float" office:value="0.059941902756691" calcext:value-type="float">
            <text:p>0.0599419028</text:p>
          </table:table-cell>
          <table:table-cell table:style-name="Default" office:value-type="float" office:value="0.00210347399115562" calcext:value-type="float">
            <text:p>0.002103474</text:p>
          </table:table-cell>
          <table:table-cell table:style-name="Default" office:value-type="float" office:value="0.0318491496145725" calcext:value-type="float">
            <text:p>0.0318491496</text:p>
          </table:table-cell>
          <table:table-cell table:style-name="Default" office:value-type="float" office:value="-0.0616537928581238" calcext:value-type="float">
            <text:p>-0.0616537929</text:p>
          </table:table-cell>
          <table:table-cell table:style-name="Default" office:value-type="float" office:value="0.119539447128773" calcext:value-type="float">
            <text:p>0.1195394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81248637475073" calcext:value-type="float">
            <text:p>-0.0028124864</text:p>
          </table:table-cell>
          <table:table-cell table:style-name="Default" office:value-type="float" office:value="0.0600667968392372" calcext:value-type="float">
            <text:p>0.0600667968</text:p>
          </table:table-cell>
          <table:table-cell table:style-name="Default" office:value-type="float" office:value="0.002424705773592" calcext:value-type="float">
            <text:p>0.0024247058</text:p>
          </table:table-cell>
          <table:table-cell table:style-name="Default" office:value-type="float" office:value="0.0345831960439682" calcext:value-type="float">
            <text:p>0.034583196</text:p>
          </table:table-cell>
          <table:table-cell table:style-name="Default" office:value-type="float" office:value="-0.0620240196585655" calcext:value-type="float">
            <text:p>-0.0620240197</text:p>
          </table:table-cell>
          <table:table-cell table:style-name="Default" office:value-type="float" office:value="0.120092988014221" calcext:value-type="float">
            <text:p>0.120092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63457698747516" calcext:value-type="float">
            <text:p>-0.002634577</text:p>
          </table:table-cell>
          <table:table-cell table:style-name="Default" office:value-type="float" office:value="0.0601296834647656" calcext:value-type="float">
            <text:p>0.0601296835</text:p>
          </table:table-cell>
          <table:table-cell table:style-name="Default" office:value-type="float" office:value="0.0025952011346817" calcext:value-type="float">
            <text:p>0.0025952011</text:p>
          </table:table-cell>
          <table:table-cell table:style-name="Default" office:value-type="float" office:value="0.0360065586864948" calcext:value-type="float">
            <text:p>0.0360065587</text:p>
          </table:table-cell>
          <table:table-cell table:style-name="Default" office:value-type="float" office:value="-0.0620226711034775" calcext:value-type="float">
            <text:p>-0.0620226711</text:p>
          </table:table-cell>
          <table:table-cell table:style-name="Default" office:value-type="float" office:value="0.120423667132854" calcext:value-type="float">
            <text:p>0.12042366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28085787966847" calcext:value-type="float">
            <text:p>-0.0022808579</text:p>
          </table:table-cell>
          <table:table-cell table:style-name="Default" office:value-type="float" office:value="0.0602551735937595" calcext:value-type="float">
            <text:p>0.0602551736</text:p>
          </table:table-cell>
          <table:table-cell table:style-name="Default" office:value-type="float" office:value="0.00295982509851456" calcext:value-type="float">
            <text:p>0.0029598251</text:p>
          </table:table-cell>
          <table:table-cell table:style-name="Default" office:value-type="float" office:value="0.0389582440257072" calcext:value-type="float">
            <text:p>0.038958244</text:p>
          </table:table-cell>
          <table:table-cell table:style-name="Default" office:value-type="float" office:value="-0.0616600140929222" calcext:value-type="float">
            <text:p>-0.0616600141</text:p>
          </table:table-cell>
          <table:table-cell table:style-name="Default" office:value-type="float" office:value="0.12119148671627" calcext:value-type="float">
            <text:p>0.12119148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0526259616017" calcext:value-type="float">
            <text:p>-0.0021052626</text:p>
          </table:table-cell>
          <table:table-cell table:style-name="Default" office:value-type="float" office:value="0.0603172779083252" calcext:value-type="float">
            <text:p>0.0603172779</text:p>
          </table:table-cell>
          <table:table-cell table:style-name="Default" office:value-type="float" office:value="0.00315572321414947" calcext:value-type="float">
            <text:p>0.0031557232</text:p>
          </table:table-cell>
          <table:table-cell table:style-name="Default" office:value-type="float" office:value="0.0404839813709259" calcext:value-type="float">
            <text:p>0.0404839814</text:p>
          </table:table-cell>
          <table:table-cell table:style-name="Default" office:value-type="float" office:value="-0.0613038279116154" calcext:value-type="float">
            <text:p>-0.0613038279</text:p>
          </table:table-cell>
          <table:table-cell table:style-name="Default" office:value-type="float" office:value="0.121628053486347" calcext:value-type="float">
            <text:p>0.12162805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75715493969619" calcext:value-type="float">
            <text:p>-0.0017571549</text:p>
          </table:table-cell>
          <table:table-cell table:style-name="Default" office:value-type="float" office:value="0.0604387223720551" calcext:value-type="float">
            <text:p>0.0604387224</text:p>
          </table:table-cell>
          <table:table-cell table:style-name="Default" office:value-type="float" office:value="0.00357882305979729" calcext:value-type="float">
            <text:p>0.0035788231</text:p>
          </table:table-cell>
          <table:table-cell table:style-name="Default" office:value-type="float" office:value="0.0436294227838516" calcext:value-type="float">
            <text:p>0.0436294228</text:p>
          </table:table-cell>
          <table:table-cell table:style-name="Default" office:value-type="float" office:value="-0.0602540373802185" calcext:value-type="float">
            <text:p>-0.0602540374</text:p>
          </table:table-cell>
          <table:table-cell table:style-name="Default" office:value-type="float" office:value="0.122604466974735" calcext:value-type="float">
            <text:p>0.12260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8494617789984" calcext:value-type="float">
            <text:p>-0.0015849462</text:p>
          </table:table-cell>
          <table:table-cell table:style-name="Default" office:value-type="float" office:value="0.060497522354126" calcext:value-type="float">
            <text:p>0.0604975224</text:p>
          </table:table-cell>
          <table:table-cell table:style-name="Default" office:value-type="float" office:value="0.00380785763263702" calcext:value-type="float">
            <text:p>0.0038078576</text:p>
          </table:table-cell>
          <table:table-cell table:style-name="Default" office:value-type="float" office:value="0.0452472195029259" calcext:value-type="float">
            <text:p>0.0452472195</text:p>
          </table:table-cell>
          <table:table-cell table:style-name="Default" office:value-type="float" office:value="-0.059565395116806" calcext:value-type="float">
            <text:p>-0.0595653951</text:p>
          </table:table-cell>
          <table:table-cell table:style-name="Default" office:value-type="float" office:value="0.123143747448921" calcext:value-type="float">
            <text:p>0.12314374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24480249360204" calcext:value-type="float">
            <text:p>-0.0012448025</text:p>
          </table:table-cell>
          <table:table-cell table:style-name="Default" office:value-type="float" office:value="0.0606099516153336" calcext:value-type="float">
            <text:p>0.0606099516</text:p>
          </table:table-cell>
          <table:table-cell table:style-name="Default" office:value-type="float" office:value="0.00430544838309288" calcext:value-type="float">
            <text:p>0.0043054484</text:p>
          </table:table-cell>
          <table:table-cell table:style-name="Default" office:value-type="float" office:value="0.0485696271061897" calcext:value-type="float">
            <text:p>0.0485696271</text:p>
          </table:table-cell>
          <table:table-cell table:style-name="Default" office:value-type="float" office:value="-0.057873010635376" calcext:value-type="float">
            <text:p>-0.0578730106</text:p>
          </table:table-cell>
          <table:table-cell table:style-name="Default" office:value-type="float" office:value="0.124322444200516" calcext:value-type="float">
            <text:p>0.12432244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911390874534845" calcext:value-type="float">
            <text:p>-0.0009113909</text:p>
          </table:table-cell>
          <table:table-cell table:style-name="Default" office:value-type="float" office:value="0.0607134662568569" calcext:value-type="float">
            <text:p>0.0607134663</text:p>
          </table:table-cell>
          <table:table-cell table:style-name="Default" office:value-type="float" office:value="0.00486187636852264" calcext:value-type="float">
            <text:p>0.0048618764</text:p>
          </table:table-cell>
          <table:table-cell table:style-name="Default" office:value-type="float" office:value="0.0520025528967381" calcext:value-type="float">
            <text:p>0.0520025529</text:p>
          </table:table-cell>
          <table:table-cell table:style-name="Default" office:value-type="float" office:value="-0.0557764656841755" calcext:value-type="float">
            <text:p>-0.0557764657</text:p>
          </table:table-cell>
          <table:table-cell table:style-name="Default" office:value-type="float" office:value="0.125632166862488" calcext:value-type="float">
            <text:p>0.12563216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747600570321083" calcext:value-type="float">
            <text:p>-0.0007476006</text:p>
          </table:table-cell>
          <table:table-cell table:style-name="Default" office:value-type="float" office:value="0.060761172324419" calcext:value-type="float">
            <text:p>0.0607611723</text:p>
          </table:table-cell>
          <table:table-cell table:style-name="Default" office:value-type="float" office:value="0.00516436621546745" calcext:value-type="float">
            <text:p>0.0051643662</text:p>
          </table:table-cell>
          <table:table-cell table:style-name="Default" office:value-type="float" office:value="0.0537590272724629" calcext:value-type="float">
            <text:p>0.0537590273</text:p>
          </table:table-cell>
          <table:table-cell table:style-name="Default" office:value-type="float" office:value="-0.0545826405286789" calcext:value-type="float">
            <text:p>-0.0545826405</text:p>
          </table:table-cell>
          <table:table-cell table:style-name="Default" office:value-type="float" office:value="0.126335293054581" calcext:value-type="float">
            <text:p>0.12633529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426524318754673" calcext:value-type="float">
            <text:p>-0.0004265243</text:p>
          </table:table-cell>
          <table:table-cell table:style-name="Default" office:value-type="float" office:value="0.0608470104634762" calcext:value-type="float">
            <text:p>0.0608470105</text:p>
          </table:table-cell>
          <table:table-cell table:style-name="Default" office:value-type="float" office:value="0.00582230463624001" calcext:value-type="float">
            <text:p>0.0058223046</text:p>
          </table:table-cell>
          <table:table-cell table:style-name="Default" office:value-type="float" office:value="0.0573490187525749" calcext:value-type="float">
            <text:p>0.0573490188</text:p>
          </table:table-cell>
          <table:table-cell table:style-name="Default" office:value-type="float" office:value="-0.0519159436225891" calcext:value-type="float">
            <text:p>-0.0519159436</text:p>
          </table:table-cell>
          <table:table-cell table:style-name="Default" office:value-type="float" office:value="0.127835676074028" calcext:value-type="float">
            <text:p>0.127835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69608455710113" calcext:value-type="float">
            <text:p>-0.0002696085</text:p>
          </table:table-cell>
          <table:table-cell table:style-name="Default" office:value-type="float" office:value="0.0608845874667168" calcext:value-type="float">
            <text:p>0.0608845875</text:p>
          </table:table-cell>
          <table:table-cell table:style-name="Default" office:value-type="float" office:value="0.00617948547005654" calcext:value-type="float">
            <text:p>0.0061794855</text:p>
          </table:table-cell>
          <table:table-cell table:style-name="Default" office:value-type="float" office:value="0.0591813884675503" calcext:value-type="float">
            <text:p>0.0591813885</text:p>
          </table:table-cell>
          <table:table-cell table:style-name="Default" office:value-type="float" office:value="-0.0504478476941586" calcext:value-type="float">
            <text:p>-0.0504478477</text:p>
          </table:table-cell>
          <table:table-cell table:style-name="Default" office:value-type="float" office:value="0.12863227725029" calcext:value-type="float">
            <text:p>0.12863227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184749136678875" calcext:value-type="float">
            <text:p>0.0001847491</text:p>
          </table:table-cell>
          <table:table-cell table:style-name="Default" office:value-type="float" office:value="0.0609724558889866" calcext:value-type="float">
            <text:p>0.0609724559</text:p>
          </table:table-cell>
          <table:table-cell table:style-name="Default" office:value-type="float" office:value="0.00737312436103821" calcext:value-type="float">
            <text:p>0.0073731244</text:p>
          </table:table-cell>
          <table:table-cell table:style-name="Default" office:value-type="float" office:value="0.0648223757743835" calcext:value-type="float">
            <text:p>0.0648223758</text:p>
          </table:table-cell>
          <table:table-cell table:style-name="Default" office:value-type="float" office:value="-0.0455324910581112" calcext:value-type="float">
            <text:p>-0.0455324911</text:p>
          </table:table-cell>
          <table:table-cell table:style-name="Default" office:value-type="float" office:value="0.131201907992363" calcext:value-type="float">
            <text:p>0.131201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472328392788768" calcext:value-type="float">
            <text:p>0.0004723284</text:p>
          </table:table-cell>
          <table:table-cell table:style-name="Default" office:value-type="float" office:value="0.0610076114535332" calcext:value-type="float">
            <text:p>0.0610076115</text:p>
          </table:table-cell>
          <table:table-cell table:style-name="Default" office:value-type="float" office:value="0.00827841088175774" calcext:value-type="float">
            <text:p>0.0082784109</text:p>
          </table:table-cell>
          <table:table-cell table:style-name="Default" office:value-type="float" office:value="0.0686977282166481" calcext:value-type="float">
            <text:p>0.0686977282</text:p>
          </table:table-cell>
          <table:table-cell table:style-name="Default" office:value-type="float" office:value="-0.0418534316122532" calcext:value-type="float">
            <text:p>-0.0418534316</text:p>
          </table:table-cell>
          <table:table-cell table:style-name="Default" office:value-type="float" office:value="0.133060470223427" calcext:value-type="float">
            <text:p>0.13306047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611041090451181" calcext:value-type="float">
            <text:p>0.0006110411</text:p>
          </table:table-cell>
          <table:table-cell table:style-name="Default" office:value-type="float" office:value="0.0610173642635346" calcext:value-type="float">
            <text:p>0.0610173643</text:p>
          </table:table-cell>
          <table:table-cell table:style-name="Default" office:value-type="float" office:value="0.00876588746905327" calcext:value-type="float">
            <text:p>0.0087658875</text:p>
          </table:table-cell>
          <table:table-cell table:style-name="Default" office:value-type="float" office:value="0.0706684067845345" calcext:value-type="float">
            <text:p>0.0706684068</text:p>
          </table:table-cell>
          <table:table-cell table:style-name="Default" office:value-type="float" office:value="-0.0399003736674786" calcext:value-type="float">
            <text:p>-0.0399003737</text:p>
          </table:table-cell>
          <table:table-cell table:style-name="Default" office:value-type="float" office:value="0.134032100439072" calcext:value-type="float">
            <text:p>0.1340321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877406215295196" calcext:value-type="float">
            <text:p>0.0008774062</text:p>
          </table:table-cell>
          <table:table-cell table:style-name="Default" office:value-type="float" office:value="0.0610199980437756" calcext:value-type="float">
            <text:p>0.061019998</text:p>
          </table:table-cell>
          <table:table-cell table:style-name="Default" office:value-type="float" office:value="0.00981362536549568" calcext:value-type="float">
            <text:p>0.0098136254</text:p>
          </table:table-cell>
          <table:table-cell table:style-name="Default" office:value-type="float" office:value="0.0746731981635094" calcext:value-type="float">
            <text:p>0.0746731982</text:p>
          </table:table-cell>
          <table:table-cell table:style-name="Default" office:value-type="float" office:value="-0.0357784144580364" calcext:value-type="float">
            <text:p>-0.0357784145</text:p>
          </table:table-cell>
          <table:table-cell table:style-name="Default" office:value-type="float" office:value="0.136057198047638" calcext:value-type="float">
            <text:p>0.1360571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12796167377383" calcext:value-type="float">
            <text:p>0.0011279617</text:p>
          </table:table-cell>
          <table:table-cell table:style-name="Default" office:value-type="float" office:value="0.0609985068440437" calcext:value-type="float">
            <text:p>0.0609985068</text:p>
          </table:table-cell>
          <table:table-cell table:style-name="Default" office:value-type="float" office:value="0.0109619833528996" calcext:value-type="float">
            <text:p>0.0109619834</text:p>
          </table:table-cell>
          <table:table-cell table:style-name="Default" office:value-type="float" office:value="0.0787592753767967" calcext:value-type="float">
            <text:p>0.0787592754</text:p>
          </table:table-cell>
          <table:table-cell table:style-name="Default" office:value-type="float" office:value="-0.0313845053315163" calcext:value-type="float">
            <text:p>-0.0313845053</text:p>
          </table:table-cell>
          <table:table-cell table:style-name="Default" office:value-type="float" office:value="0.138188511133194" calcext:value-type="float">
            <text:p>0.1381885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36141595430672" calcext:value-type="float">
            <text:p>0.001361416</text:p>
          </table:table-cell>
          <table:table-cell table:style-name="Default" office:value-type="float" office:value="0.0609512068331242" calcext:value-type="float">
            <text:p>0.0609512068</text:p>
          </table:table-cell>
          <table:table-cell table:style-name="Default" office:value-type="float" office:value="0.0122143477201462" calcext:value-type="float">
            <text:p>0.0122143477</text:p>
          </table:table-cell>
          <table:table-cell table:style-name="Default" office:value-type="float" office:value="0.0829227417707443" calcext:value-type="float">
            <text:p>0.0829227418</text:p>
          </table:table-cell>
          <table:table-cell table:style-name="Default" office:value-type="float" office:value="-0.0267369654029608" calcext:value-type="float">
            <text:p>-0.0267369654</text:p>
          </table:table-cell>
          <table:table-cell table:style-name="Default" office:value-type="float" office:value="0.140421763062477" calcext:value-type="float">
            <text:p>0.14042176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57659011892974" calcext:value-type="float">
            <text:p>0.0015765901</text:p>
          </table:table-cell>
          <table:table-cell table:style-name="Default" office:value-type="float" office:value="0.0608764737844467" calcext:value-type="float">
            <text:p>0.0608764738</text:p>
          </table:table-cell>
          <table:table-cell table:style-name="Default" office:value-type="float" office:value="0.0135737247765064" calcext:value-type="float">
            <text:p>0.0135737248</text:p>
          </table:table-cell>
          <table:table-cell table:style-name="Default" office:value-type="float" office:value="0.0871594026684761" calcext:value-type="float">
            <text:p>0.0871594027</text:p>
          </table:table-cell>
          <table:table-cell table:style-name="Default" office:value-type="float" office:value="-0.0218542832881212" calcext:value-type="float">
            <text:p>-0.0218542833</text:p>
          </table:table-cell>
          <table:table-cell table:style-name="Default" office:value-type="float" office:value="0.142752557992935" calcext:value-type="float">
            <text:p>0.142752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67693092953414" calcext:value-type="float">
            <text:p>0.0016769309</text:p>
          </table:table-cell>
          <table:table-cell table:style-name="Default" office:value-type="float" office:value="0.0608283840119839" calcext:value-type="float">
            <text:p>0.060828384</text:p>
          </table:table-cell>
          <table:table-cell table:style-name="Default" office:value-type="float" office:value="0.0142940357327461" calcext:value-type="float">
            <text:p>0.0142940357</text:p>
          </table:table-cell>
          <table:table-cell table:style-name="Default" office:value-type="float" office:value="0.0893039330840111" calcext:value-type="float">
            <text:p>0.0893039331</text:p>
          </table:table-cell>
          <table:table-cell table:style-name="Default" office:value-type="float" office:value="-0.0193303804844618" calcext:value-type="float">
            <text:p>-0.0193303805</text:p>
          </table:table-cell>
          <table:table-cell table:style-name="Default" office:value-type="float" office:value="0.14395309984684" calcext:value-type="float">
            <text:p>0.14395309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8625051015988" calcext:value-type="float">
            <text:p>0.0018625051</text:p>
          </table:table-cell>
          <table:table-cell table:style-name="Default" office:value-type="float" office:value="0.0607100240886212" calcext:value-type="float">
            <text:p>0.0607100241</text:p>
          </table:table-cell>
          <table:table-cell table:style-name="Default" office:value-type="float" office:value="0.0158168599009514" calcext:value-type="float">
            <text:p>0.0158168599</text:p>
          </table:table-cell>
          <table:table-cell table:style-name="Default" office:value-type="float" office:value="0.0936425924301148" calcext:value-type="float">
            <text:p>0.0936425924</text:p>
          </table:table-cell>
          <table:table-cell table:style-name="Default" office:value-type="float" office:value="-0.0141292633488774" calcext:value-type="float">
            <text:p>-0.0141292633</text:p>
          </table:table-cell>
          <table:table-cell table:style-name="Default" office:value-type="float" office:value="0.146421700716019" calcext:value-type="float">
            <text:p>0.1464217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94747187197208" calcext:value-type="float">
            <text:p>0.0019474719</text:p>
          </table:table-cell>
          <table:table-cell table:style-name="Default" office:value-type="float" office:value="0.0606394745409489" calcext:value-type="float">
            <text:p>0.0606394745</text:p>
          </table:table-cell>
          <table:table-cell table:style-name="Default" office:value-type="float" office:value="0.0166194513440132" calcext:value-type="float">
            <text:p>0.0166194513</text:p>
          </table:table-cell>
          <table:table-cell table:style-name="Default" office:value-type="float" office:value="0.0958354994654656" calcext:value-type="float">
            <text:p>0.0958354995</text:p>
          </table:table-cell>
          <table:table-cell table:style-name="Default" office:value-type="float" office:value="-0.011456249281764" calcext:value-type="float">
            <text:p>-0.0114562493</text:p>
          </table:table-cell>
          <table:table-cell table:style-name="Default" office:value-type="float" office:value="0.147688627243042" calcext:value-type="float">
            <text:p>0.14768862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0888982787728" calcext:value-type="float">
            <text:p>-0.0050088898</text:p>
          </table:table-cell>
          <table:table-cell table:style-name="Default" office:value-type="float" office:value="0.120746403932571" calcext:value-type="float">
            <text:p>0.1207464039</text:p>
          </table:table-cell>
          <table:table-cell table:style-name="Default" office:value-type="float" office:value="0.0174495279788971" calcext:value-type="float">
            <text:p>0.017449528</text:p>
          </table:table-cell>
          <table:table-cell table:style-name="Default" office:value-type="float" office:value="0.0980432853102684" calcext:value-type="float">
            <text:p>0.0980432853</text:p>
          </table:table-cell>
          <table:table-cell table:style-name="Default" office:value-type="float" office:value="-0.00873827282339335" calcext:value-type="float">
            <text:p>-0.0087382728</text:p>
          </table:table-cell>
          <table:table-cell table:style-name="Default" office:value-type="float" office:value="0.29881164431572" calcext:value-type="float">
            <text:p>0.2988116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82456292957068" calcext:value-type="float">
            <text:p>-0.0048245629</text:p>
          </table:table-cell>
          <table:table-cell table:style-name="Default" office:value-type="float" office:value="0.120394967496395" calcext:value-type="float">
            <text:p>0.1203949675</text:p>
          </table:table-cell>
          <table:table-cell table:style-name="Default" office:value-type="float" office:value="0.0191917084157467" calcext:value-type="float">
            <text:p>0.0191917084</text:p>
          </table:table-cell>
          <table:table-cell table:style-name="Default" office:value-type="float" office:value="0.102501846849918" calcext:value-type="float">
            <text:p>0.1025018468</text:p>
          </table:table-cell>
          <table:table-cell table:style-name="Default" office:value-type="float" office:value="-0.00317581230774522" calcext:value-type="float">
            <text:p>-0.0031758123</text:p>
          </table:table-cell>
          <table:table-cell table:style-name="Default" office:value-type="float" office:value="0.303549736738205" calcext:value-type="float">
            <text:p>0.30354973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68026846647263" calcext:value-type="float">
            <text:p>-0.0046802685</text:p>
          </table:table-cell>
          <table:table-cell table:style-name="Default" office:value-type="float" office:value="0.119977064430714" calcext:value-type="float">
            <text:p>0.1199770644</text:p>
          </table:table-cell>
          <table:table-cell table:style-name="Default" office:value-type="float" office:value="0.0210419669747353" calcext:value-type="float">
            <text:p>0.021041967</text:p>
          </table:table-cell>
          <table:table-cell table:style-name="Default" office:value-type="float" office:value="0.107012875378132" calcext:value-type="float">
            <text:p>0.1070128754</text:p>
          </table:table-cell>
          <table:table-cell table:style-name="Default" office:value-type="float" office:value="0.00254014017991722" calcext:value-type="float">
            <text:p>0.0025401402</text:p>
          </table:table-cell>
          <table:table-cell table:style-name="Default" office:value-type="float" office:value="0.308372169733047" calcext:value-type="float">
            <text:p>0.30837216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66644179821" calcext:value-type="float">
            <text:p>-0.0045766644</text:p>
          </table:table-cell>
          <table:table-cell table:style-name="Default" office:value-type="float" office:value="0.119492009282112" calcext:value-type="float">
            <text:p>0.1194920093</text:p>
          </table:table-cell>
          <table:table-cell table:style-name="Default" office:value-type="float" office:value="0.0229979418218136" calcext:value-type="float">
            <text:p>0.0229979418</text:p>
          </table:table-cell>
          <table:table-cell table:style-name="Default" office:value-type="float" office:value="0.111571498215199" calcext:value-type="float">
            <text:p>0.1115714982</text:p>
          </table:table-cell>
          <table:table-cell table:style-name="Default" office:value-type="float" office:value="0.00839174818247557" calcext:value-type="float">
            <text:p>0.0083917482</text:p>
          </table:table-cell>
          <table:table-cell table:style-name="Default" office:value-type="float" office:value="0.313267201185226" calcext:value-type="float">
            <text:p>0.31326720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404694467783" calcext:value-type="float">
            <text:p>-0.0045140469</text:p>
          </table:table-cell>
          <table:table-cell table:style-name="Default" office:value-type="float" office:value="0.118939459323883" calcext:value-type="float">
            <text:p>0.1189394593</text:p>
          </table:table-cell>
          <table:table-cell table:style-name="Default" office:value-type="float" office:value="0.0250563360750675" calcext:value-type="float">
            <text:p>0.0250563361</text:p>
          </table:table-cell>
          <table:table-cell table:style-name="Default" office:value-type="float" office:value="0.116171970963478" calcext:value-type="float">
            <text:p>0.116171971</text:p>
          </table:table-cell>
          <table:table-cell table:style-name="Default" office:value-type="float" office:value="0.0143612353131175" calcext:value-type="float">
            <text:p>0.0143612353</text:p>
          </table:table-cell>
          <table:table-cell table:style-name="Default" office:value-type="float" office:value="0.318222612142563" calcext:value-type="float">
            <text:p>0.318222612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92511972785" calcext:value-type="float">
            <text:p>-0.004492512</text:p>
          </table:table-cell>
          <table:table-cell table:style-name="Default" office:value-type="float" office:value="0.118319943547249" calcext:value-type="float">
            <text:p>0.1183199435</text:p>
          </table:table-cell>
          <table:table-cell table:style-name="Default" office:value-type="float" office:value="0.0272130593657494" calcext:value-type="float">
            <text:p>0.0272130594</text:p>
          </table:table-cell>
          <table:table-cell table:style-name="Default" office:value-type="float" office:value="0.120809070765972" calcext:value-type="float">
            <text:p>0.1208090708</text:p>
          </table:table-cell>
          <table:table-cell table:style-name="Default" office:value-type="float" office:value="0.0204306803643703" calcext:value-type="float">
            <text:p>0.0204306804</text:p>
          </table:table-cell>
          <table:table-cell table:style-name="Default" office:value-type="float" office:value="0.323226302862167" calcext:value-type="float">
            <text:p>0.32322630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179128140211" calcext:value-type="float">
            <text:p>-0.0045117913</text:p>
          </table:table-cell>
          <table:table-cell table:style-name="Default" office:value-type="float" office:value="0.117634274065495" calcext:value-type="float">
            <text:p>0.1176342741</text:p>
          </table:table-cell>
          <table:table-cell table:style-name="Default" office:value-type="float" office:value="0.0294628888368607" calcext:value-type="float">
            <text:p>0.0294628888</text:p>
          </table:table-cell>
          <table:table-cell table:style-name="Default" office:value-type="float" office:value="0.125476449728012" calcext:value-type="float">
            <text:p>0.1254764497</text:p>
          </table:table-cell>
          <table:table-cell table:style-name="Default" office:value-type="float" office:value="0.0265824962407351" calcext:value-type="float">
            <text:p>0.0265824962</text:p>
          </table:table-cell>
          <table:table-cell table:style-name="Default" office:value-type="float" office:value="0.328266054391861" calcext:value-type="float">
            <text:p>0.32826605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142340019345" calcext:value-type="float">
            <text:p>-0.0045714234</text:p>
          </table:table-cell>
          <table:table-cell table:style-name="Default" office:value-type="float" office:value="0.116883903741837" calcext:value-type="float">
            <text:p>0.1168839037</text:p>
          </table:table-cell>
          <table:table-cell table:style-name="Default" office:value-type="float" office:value="0.0317997857928276" calcext:value-type="float">
            <text:p>0.0317997858</text:p>
          </table:table-cell>
          <table:table-cell table:style-name="Default" office:value-type="float" office:value="0.13016802072525" calcext:value-type="float">
            <text:p>0.1301680207</text:p>
          </table:table-cell>
          <table:table-cell table:style-name="Default" office:value-type="float" office:value="0.0327992588281632" calcext:value-type="float">
            <text:p>0.0327992588</text:p>
          </table:table-cell>
          <table:table-cell table:style-name="Default" office:value-type="float" office:value="0.33332946896553" calcext:value-type="float">
            <text:p>0.333329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345757484436" calcext:value-type="float">
            <text:p>-0.0047345757</text:p>
          </table:table-cell>
          <table:table-cell table:style-name="Default" office:value-type="float" office:value="0.115642033517361" calcext:value-type="float">
            <text:p>0.1156420335</text:p>
          </table:table-cell>
          <table:table-cell table:style-name="Default" office:value-type="float" office:value="0.0354529656469822" calcext:value-type="float">
            <text:p>0.0354529656</text:p>
          </table:table-cell>
          <table:table-cell table:style-name="Default" office:value-type="float" office:value="0.13723623752594" calcext:value-type="float">
            <text:p>0.1372362375</text:p>
          </table:table-cell>
          <table:table-cell table:style-name="Default" office:value-type="float" office:value="0.0422077737748623" calcext:value-type="float">
            <text:p>0.0422077738</text:p>
          </table:table-cell>
          <table:table-cell table:style-name="Default" office:value-type="float" office:value="0.340941429138184" calcext:value-type="float">
            <text:p>0.34094142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8240347951651" calcext:value-type="float">
            <text:p>-0.0049824035</text:p>
          </table:table-cell>
          <table:table-cell table:style-name="Default" office:value-type="float" office:value="0.114269271492958" calcext:value-type="float">
            <text:p>0.1142692715</text:p>
          </table:table-cell>
          <table:table-cell table:style-name="Default" office:value-type="float" office:value="0.039259672164917" calcext:value-type="float">
            <text:p>0.0392596722</text:p>
          </table:table-cell>
          <table:table-cell table:style-name="Default" office:value-type="float" office:value="0.144320547580719" calcext:value-type="float">
            <text:p>0.1443205476</text:p>
          </table:table-cell>
          <table:table-cell table:style-name="Default" office:value-type="float" office:value="0.0516640804708004" calcext:value-type="float">
            <text:p>0.0516640805</text:p>
          </table:table-cell>
          <table:table-cell table:style-name="Default" office:value-type="float" office:value="0.348536044359207" calcext:value-type="float">
            <text:p>0.34853604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8285919204354" calcext:value-type="float">
            <text:p>-0.0050828592</text:p>
          </table:table-cell>
          <table:table-cell table:style-name="Default" office:value-type="float" office:value="0.113784648478031" calcext:value-type="float">
            <text:p>0.1137846485</text:p>
          </table:table-cell>
          <table:table-cell table:style-name="Default" office:value-type="float" office:value="0.0405574329197407" calcext:value-type="float">
            <text:p>0.0405574329</text:p>
          </table:table-cell>
          <table:table-cell table:style-name="Default" office:value-type="float" office:value="0.146681264042854" calcext:value-type="float">
            <text:p>0.146681264</text:p>
          </table:table-cell>
          <table:table-cell table:style-name="Default" office:value-type="float" office:value="0.0548167005181313" calcext:value-type="float">
            <text:p>0.0548167005</text:p>
          </table:table-cell>
          <table:table-cell table:style-name="Default" office:value-type="float" office:value="0.351056009531021" calcext:value-type="float">
            <text:p>0.35105600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3455220758915" calcext:value-type="float">
            <text:p>-0.0054345522</text:p>
          </table:table-cell>
          <table:table-cell table:style-name="Default" office:value-type="float" office:value="0.112257190048695" calcext:value-type="float">
            <text:p>0.11225719</text:p>
          </table:table-cell>
          <table:table-cell table:style-name="Default" office:value-type="float" office:value="0.0445205084979534" calcext:value-type="float">
            <text:p>0.0445205085</text:p>
          </table:table-cell>
          <table:table-cell table:style-name="Default" office:value-type="float" office:value="0.153747722506523" calcext:value-type="float">
            <text:p>0.1537477225</text:p>
          </table:table-cell>
          <table:table-cell table:style-name="Default" office:value-type="float" office:value="0.0642464458942413" calcext:value-type="float">
            <text:p>0.0642464459</text:p>
          </table:table-cell>
          <table:table-cell table:style-name="Default" office:value-type="float" office:value="0.358560115098953" calcext:value-type="float">
            <text:p>0.35856011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70794148370624" calcext:value-type="float">
            <text:p>-0.0057079415</text:p>
          </table:table-cell>
          <table:table-cell table:style-name="Default" office:value-type="float" office:value="0.111183553934097" calcext:value-type="float">
            <text:p>0.1111835539</text:p>
          </table:table-cell>
          <table:table-cell table:style-name="Default" office:value-type="float" office:value="0.0472076870501041" calcext:value-type="float">
            <text:p>0.0472076871</text:p>
          </table:table-cell>
          <table:table-cell table:style-name="Default" office:value-type="float" office:value="0.158435642719269" calcext:value-type="float">
            <text:p>0.1584356427</text:p>
          </table:table-cell>
          <table:table-cell table:style-name="Default" office:value-type="float" office:value="0.0704881027340889" calcext:value-type="float">
            <text:p>0.0704881027</text:p>
          </table:table-cell>
          <table:table-cell table:style-name="Default" office:value-type="float" office:value="0.363499462604523" calcext:value-type="float">
            <text:p>0.36349946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940780714154" calcext:value-type="float">
            <text:p>-0.0060094078</text:p>
          </table:table-cell>
          <table:table-cell table:style-name="Default" office:value-type="float" office:value="0.110071949660778" calcext:value-type="float">
            <text:p>0.1100719497</text:p>
          </table:table-cell>
          <table:table-cell table:style-name="Default" office:value-type="float" office:value="0.0499180778861046" calcext:value-type="float">
            <text:p>0.0499180779</text:p>
          </table:table-cell>
          <table:table-cell table:style-name="Default" office:value-type="float" office:value="0.163095235824585" calcext:value-type="float">
            <text:p>0.1630952358</text:p>
          </table:table-cell>
          <table:table-cell table:style-name="Default" office:value-type="float" office:value="0.0766737833619118" calcext:value-type="float">
            <text:p>0.0766737834</text:p>
          </table:table-cell>
          <table:table-cell table:style-name="Default" office:value-type="float" office:value="0.368372619152069" calcext:value-type="float">
            <text:p>0.3683726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6980902850628" calcext:value-type="float">
            <text:p>-0.006169809</text:p>
          </table:table-cell>
          <table:table-cell table:style-name="Default" office:value-type="float" office:value="0.109503664076328" calcext:value-type="float">
            <text:p>0.1095036641</text:p>
          </table:table-cell>
          <table:table-cell table:style-name="Default" office:value-type="float" office:value="0.0512784272432327" calcext:value-type="float">
            <text:p>0.0512784272</text:p>
          </table:table-cell>
          <table:table-cell table:style-name="Default" office:value-type="float" office:value="0.165411874651909" calcext:value-type="float">
            <text:p>0.1654118747</text:p>
          </table:table-cell>
          <table:table-cell table:style-name="Default" office:value-type="float" office:value="0.0797405913472176" calcext:value-type="float">
            <text:p>0.0797405913</text:p>
          </table:table-cell>
          <table:table-cell table:style-name="Default" office:value-type="float" office:value="0.370780318975449" calcext:value-type="float">
            <text:p>0.3707803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50792988017201" calcext:value-type="float">
            <text:p>-0.0065079299</text:p>
          </table:table-cell>
          <table:table-cell table:style-name="Default" office:value-type="float" office:value="0.108346164226532" calcext:value-type="float">
            <text:p>0.1083461642</text:p>
          </table:table-cell>
          <table:table-cell table:style-name="Default" office:value-type="float" office:value="0.0540020205080509" calcext:value-type="float">
            <text:p>0.0540020205</text:p>
          </table:table-cell>
          <table:table-cell table:style-name="Default" office:value-type="float" office:value="0.170012727379799" calcext:value-type="float">
            <text:p>0.1700127274</text:p>
          </table:table-cell>
          <table:table-cell table:style-name="Default" office:value-type="float" office:value="0.0858109146356583" calcext:value-type="float">
            <text:p>0.0858109146</text:p>
          </table:table-cell>
          <table:table-cell table:style-name="Default" office:value-type="float" office:value="0.375529557466507" calcext:value-type="float">
            <text:p>0.375529557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8485229834914" calcext:value-type="float">
            <text:p>-0.0066848523</text:p>
          </table:table-cell>
          <table:table-cell table:style-name="Default" office:value-type="float" office:value="0.107758492231369" calcext:value-type="float">
            <text:p>0.1077584922</text:p>
          </table:table-cell>
          <table:table-cell table:style-name="Default" office:value-type="float" office:value="0.0553622022271156" calcext:value-type="float">
            <text:p>0.0553622022</text:p>
          </table:table-cell>
          <table:table-cell table:style-name="Default" office:value-type="float" office:value="0.172294795513153" calcext:value-type="float">
            <text:p>0.1722947955</text:p>
          </table:table-cell>
          <table:table-cell table:style-name="Default" office:value-type="float" office:value="0.0888105258345604" calcext:value-type="float">
            <text:p>0.0888105258</text:p>
          </table:table-cell>
          <table:table-cell table:style-name="Default" office:value-type="float" office:value="0.377867758274078" calcext:value-type="float">
            <text:p>0.37786775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05229537561536" calcext:value-type="float">
            <text:p>-0.0070522954</text:p>
          </table:table-cell>
          <table:table-cell table:style-name="Default" office:value-type="float" office:value="0.106569595634937" calcext:value-type="float">
            <text:p>0.1065695956</text:p>
          </table:table-cell>
          <table:table-cell table:style-name="Default" office:value-type="float" office:value="0.0580717511475086" calcext:value-type="float">
            <text:p>0.0580717511</text:p>
          </table:table-cell>
          <table:table-cell table:style-name="Default" office:value-type="float" office:value="0.176816284656525" calcext:value-type="float">
            <text:p>0.1768162847</text:p>
          </table:table-cell>
          <table:table-cell table:style-name="Default" office:value-type="float" office:value="0.094728022813797" calcext:value-type="float">
            <text:p>0.0947280228</text:p>
          </table:table-cell>
          <table:table-cell table:style-name="Default" office:value-type="float" office:value="0.382462650537491" calcext:value-type="float">
            <text:p>0.38246265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43478070944548" calcext:value-type="float">
            <text:p>-0.0074347807</text:p>
          </table:table-cell>
          <table:table-cell table:style-name="Default" office:value-type="float" office:value="0.105368420481682" calcext:value-type="float">
            <text:p>0.1053684205</text:p>
          </table:table-cell>
          <table:table-cell table:style-name="Default" office:value-type="float" office:value="0.0607562586665154" calcext:value-type="float">
            <text:p>0.0607562587</text:p>
          </table:table-cell>
          <table:table-cell table:style-name="Default" office:value-type="float" office:value="0.181272849440575" calcext:value-type="float">
            <text:p>0.1812728494</text:p>
          </table:table-cell>
          <table:table-cell table:style-name="Default" office:value-type="float" office:value="0.100522331893444" calcext:value-type="float">
            <text:p>0.1005223319</text:p>
          </table:table-cell>
          <table:table-cell table:style-name="Default" office:value-type="float" office:value="0.38693767786026" calcext:value-type="float">
            <text:p>0.3869376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3050885871053" calcext:value-type="float">
            <text:p>-0.0076305089</text:p>
          </table:table-cell>
          <table:table-cell table:style-name="Default" office:value-type="float" office:value="0.104765586555004" calcext:value-type="float">
            <text:p>0.1047655866</text:p>
          </table:table-cell>
          <table:table-cell table:style-name="Default" office:value-type="float" office:value="0.062085147947073" calcext:value-type="float">
            <text:p>0.0620851479</text:p>
          </table:table-cell>
          <table:table-cell table:style-name="Default" office:value-type="float" office:value="0.183473855257034" calcext:value-type="float">
            <text:p>0.1834738553</text:p>
          </table:table-cell>
          <table:table-cell table:style-name="Default" office:value-type="float" office:value="0.103368140757084" calcext:value-type="float">
            <text:p>0.1033681408</text:p>
          </table:table-cell>
          <table:table-cell table:style-name="Default" office:value-type="float" office:value="0.389125972986221" calcext:value-type="float">
            <text:p>0.3891259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849885076284" calcext:value-type="float">
            <text:p>-0.0080284989</text:p>
          </table:table-cell>
          <table:table-cell table:style-name="Default" office:value-type="float" office:value="0.103559859097004" calcext:value-type="float">
            <text:p>0.1035598591</text:p>
          </table:table-cell>
          <table:table-cell table:style-name="Default" office:value-type="float" office:value="0.0647080838680267" calcext:value-type="float">
            <text:p>0.0647080839</text:p>
          </table:table-cell>
          <table:table-cell table:style-name="Default" office:value-type="float" office:value="0.187814682722092" calcext:value-type="float">
            <text:p>0.1878146827</text:p>
          </table:table-cell>
          <table:table-cell table:style-name="Default" office:value-type="float" office:value="0.108946949243546" calcext:value-type="float">
            <text:p>0.1089469492</text:p>
          </table:table-cell>
          <table:table-cell table:style-name="Default" office:value-type="float" office:value="0.393395572900772" calcext:value-type="float">
            <text:p>0.39339557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2976417839527" calcext:value-type="float">
            <text:p>-0.0082297642</text:p>
          </table:table-cell>
          <table:table-cell table:style-name="Default" office:value-type="float" office:value="0.102958895266056" calcext:value-type="float">
            <text:p>0.1029588953</text:p>
          </table:table-cell>
          <table:table-cell table:style-name="Default" office:value-type="float" office:value="0.0659988671541214" calcext:value-type="float">
            <text:p>0.0659988672</text:p>
          </table:table-cell>
          <table:table-cell table:style-name="Default" office:value-type="float" office:value="0.18995201587677" calcext:value-type="float">
            <text:p>0.1899520159</text:p>
          </table:table-cell>
          <table:table-cell table:style-name="Default" office:value-type="float" office:value="0.111675813794136" calcext:value-type="float">
            <text:p>0.1116758138</text:p>
          </table:table-cell>
          <table:table-cell table:style-name="Default" office:value-type="float" office:value="0.395473301410675" calcext:value-type="float">
            <text:p>0.39547330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3183975666761" calcext:value-type="float">
            <text:p>-0.0084318398</text:p>
          </table:table-cell>
          <table:table-cell table:style-name="Default" office:value-type="float" office:value="0.10236057639122" calcext:value-type="float">
            <text:p>0.1023605764</text:p>
          </table:table-cell>
          <table:table-cell table:style-name="Default" office:value-type="float" office:value="0.067273736000061" calcext:value-type="float">
            <text:p>0.067273736</text:p>
          </table:table-cell>
          <table:table-cell table:style-name="Default" office:value-type="float" office:value="0.192065611481667" calcext:value-type="float">
            <text:p>0.1920656115</text:p>
          </table:table-cell>
          <table:table-cell table:style-name="Default" office:value-type="float" office:value="0.114361301064491" calcext:value-type="float">
            <text:p>0.1143613011</text:p>
          </table:table-cell>
          <table:table-cell table:style-name="Default" office:value-type="float" office:value="0.397510826587677" calcext:value-type="float">
            <text:p>0.39751082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3637275546789" calcext:value-type="float">
            <text:p>-0.0088363728</text:p>
          </table:table-cell>
          <table:table-cell table:style-name="Default" office:value-type="float" office:value="0.101175539195538" calcext:value-type="float">
            <text:p>0.1011755392</text:p>
          </table:table-cell>
          <table:table-cell table:style-name="Default" office:value-type="float" office:value="0.0697690322995186" calcext:value-type="float">
            <text:p>0.0697690323</text:p>
          </table:table-cell>
          <table:table-cell table:style-name="Default" office:value-type="float" office:value="0.196216374635696" calcext:value-type="float">
            <text:p>0.1962163746</text:p>
          </table:table-cell>
          <table:table-cell table:style-name="Default" office:value-type="float" office:value="0.119594722986221" calcext:value-type="float">
            <text:p>0.119594723</text:p>
          </table:table-cell>
          <table:table-cell table:style-name="Default" office:value-type="float" office:value="0.40145754814148" calcext:value-type="float">
            <text:p>0.4014575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790317028761" calcext:value-type="float">
            <text:p>-0.0092379032</text:p>
          </table:table-cell>
          <table:table-cell table:style-name="Default" office:value-type="float" office:value="0.100012712180614" calcext:value-type="float">
            <text:p>0.1000127122</text:p>
          </table:table-cell>
          <table:table-cell table:style-name="Default" office:value-type="float" office:value="0.072180837392807" calcext:value-type="float">
            <text:p>0.0721808374</text:p>
          </table:table-cell>
          <table:table-cell table:style-name="Default" office:value-type="float" office:value="0.200256213545799" calcext:value-type="float">
            <text:p>0.2002562135</text:p>
          </table:table-cell>
          <table:table-cell table:style-name="Default" office:value-type="float" office:value="0.124630637466908" calcext:value-type="float">
            <text:p>0.1246306375</text:p>
          </table:table-cell>
          <table:table-cell table:style-name="Default" office:value-type="float" office:value="0.405222207307816" calcext:value-type="float">
            <text:p>0.40522220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43618454039097" calcext:value-type="float">
            <text:p>-0.0094361845</text:p>
          </table:table-cell>
          <table:table-cell table:style-name="Default" office:value-type="float" office:value="0.0994421243667603" calcext:value-type="float">
            <text:p>0.0994421244</text:p>
          </table:table-cell>
          <table:table-cell table:style-name="Default" office:value-type="float" office:value="0.0733513534069061" calcext:value-type="float">
            <text:p>0.0733513534</text:p>
          </table:table-cell>
          <table:table-cell table:style-name="Default" office:value-type="float" office:value="0.202231258153915" calcext:value-type="float">
            <text:p>0.2022312582</text:p>
          </table:table-cell>
          <table:table-cell table:style-name="Default" office:value-type="float" office:value="0.127069294452667" calcext:value-type="float">
            <text:p>0.1270692945</text:p>
          </table:table-cell>
          <table:table-cell table:style-name="Default" office:value-type="float" office:value="0.407031685113907" calcext:value-type="float">
            <text:p>0.40703168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0147789344192" calcext:value-type="float">
            <text:p>-0.0100147789</text:p>
          </table:table-cell>
          <table:table-cell table:style-name="Default" office:value-type="float" office:value="0.0977855324745178" calcext:value-type="float">
            <text:p>0.0977855325</text:p>
          </table:table-cell>
          <table:table-cell table:style-name="Default" office:value-type="float" office:value="0.0767017751932144" calcext:value-type="float">
            <text:p>0.0767017752</text:p>
          </table:table-cell>
          <table:table-cell table:style-name="Default" office:value-type="float" office:value="0.207960233092308" calcext:value-type="float">
            <text:p>0.2079602331</text:p>
          </table:table-cell>
          <table:table-cell table:style-name="Default" office:value-type="float" office:value="0.1340441852808" calcext:value-type="float">
            <text:p>0.1340441853</text:p>
          </table:table-cell>
          <table:table-cell table:style-name="Default" office:value-type="float" office:value="0.412148356437683" calcext:value-type="float">
            <text:p>0.41214835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3814890608192" calcext:value-type="float">
            <text:p>-0.0103814891</text:p>
          </table:table-cell>
          <table:table-cell table:style-name="Default" office:value-type="float" office:value="0.0967371314764023" calcext:value-type="float">
            <text:p>0.0967371315</text:p>
          </table:table-cell>
          <table:table-cell table:style-name="Default" office:value-type="float" office:value="0.078784890472889" calcext:value-type="float">
            <text:p>0.0787848905</text:p>
          </table:table-cell>
          <table:table-cell table:style-name="Default" office:value-type="float" office:value="0.211602389812469" calcext:value-type="float">
            <text:p>0.2116023898</text:p>
          </table:table-cell>
          <table:table-cell table:style-name="Default" office:value-type="float" office:value="0.138389065861702" calcext:value-type="float">
            <text:p>0.1383890659</text:p>
          </table:table-cell>
          <table:table-cell table:style-name="Default" office:value-type="float" office:value="0.415281593799591" calcext:value-type="float">
            <text:p>0.41528159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7279280200601" calcext:value-type="float">
            <text:p>-0.010727928</text:p>
          </table:table-cell>
          <table:table-cell table:style-name="Default" office:value-type="float" office:value="0.0957427099347115" calcext:value-type="float">
            <text:p>0.0957427099</text:p>
          </table:table-cell>
          <table:table-cell table:style-name="Default" office:value-type="float" office:value="0.0807328224182129" calcext:value-type="float">
            <text:p>0.0807328224</text:p>
          </table:table-cell>
          <table:table-cell table:style-name="Default" office:value-type="float" office:value="0.215089902281761" calcext:value-type="float">
            <text:p>0.2150899023</text:p>
          </table:table-cell>
          <table:table-cell table:style-name="Default" office:value-type="float" office:value="0.142470389604568" calcext:value-type="float">
            <text:p>0.1424703896</text:p>
          </table:table-cell>
          <table:table-cell table:style-name="Default" office:value-type="float" office:value="0.418176293373108" calcext:value-type="float">
            <text:p>0.41817629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0498815774918" calcext:value-type="float">
            <text:p>-0.0110498816</text:p>
          </table:table-cell>
          <table:table-cell table:style-name="Default" office:value-type="float" office:value="0.0948099792003632" calcext:value-type="float">
            <text:p>0.0948099792</text:p>
          </table:table-cell>
          <table:table-cell table:style-name="Default" office:value-type="float" office:value="0.0825329422950745" calcext:value-type="float">
            <text:p>0.0825329423</text:p>
          </table:table-cell>
          <table:table-cell table:style-name="Default" office:value-type="float" office:value="0.218411818146706" calcext:value-type="float">
            <text:p>0.2184118181</text:p>
          </table:table-cell>
          <table:table-cell table:style-name="Default" office:value-type="float" office:value="0.146272018551826" calcext:value-type="float">
            <text:p>0.1462720186</text:p>
          </table:table-cell>
          <table:table-cell table:style-name="Default" office:value-type="float" office:value="0.420818120241165" calcext:value-type="float">
            <text:p>0.42081812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3432127982378" calcext:value-type="float">
            <text:p>-0.0113432128</text:p>
          </table:table-cell>
          <table:table-cell table:style-name="Default" office:value-type="float" office:value="0.0939463824033737" calcext:value-type="float">
            <text:p>0.0939463824</text:p>
          </table:table-cell>
          <table:table-cell table:style-name="Default" office:value-type="float" office:value="0.0841728448867798" calcext:value-type="float">
            <text:p>0.0841728449</text:p>
          </table:table-cell>
          <table:table-cell table:style-name="Default" office:value-type="float" office:value="0.22155673801899" calcext:value-type="float">
            <text:p>0.221556738</text:p>
          </table:table-cell>
          <table:table-cell table:style-name="Default" office:value-type="float" office:value="0.149777144193649" calcext:value-type="float">
            <text:p>0.1497771442</text:p>
          </table:table-cell>
          <table:table-cell table:style-name="Default" office:value-type="float" office:value="0.423193752765656" calcext:value-type="float">
            <text:p>0.423193752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778038114309" calcext:value-type="float">
            <text:p>-0.0114778038</text:p>
          </table:table-cell>
          <table:table-cell table:style-name="Default" office:value-type="float" office:value="0.0935428217053414" calcext:value-type="float">
            <text:p>0.0935428217</text:p>
          </table:table-cell>
          <table:table-cell table:style-name="Default" office:value-type="float" office:value="0.0849290043115616" calcext:value-type="float">
            <text:p>0.0849290043</text:p>
          </table:table-cell>
          <table:table-cell table:style-name="Default" office:value-type="float" office:value="0.223059505224228" calcext:value-type="float">
            <text:p>0.2230595052</text:p>
          </table:table-cell>
          <table:table-cell table:style-name="Default" office:value-type="float" office:value="0.151413068175316" calcext:value-type="float">
            <text:p>0.1514130682</text:p>
          </table:table-cell>
          <table:table-cell table:style-name="Default" office:value-type="float" office:value="0.424276918172836" calcext:value-type="float">
            <text:p>0.42427691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6037912666798" calcext:value-type="float">
            <text:p>-0.0116037913</text:p>
          </table:table-cell>
          <table:table-cell table:style-name="Default" office:value-type="float" office:value="0.0931591838598251" calcext:value-type="float">
            <text:p>0.0931591839</text:p>
          </table:table-cell>
          <table:table-cell table:style-name="Default" office:value-type="float" office:value="0.085640549659729" calcext:value-type="float">
            <text:p>0.0856405497</text:p>
          </table:table-cell>
          <table:table-cell table:style-name="Default" office:value-type="float" office:value="0.224513798952103" calcext:value-type="float">
            <text:p>0.224513799</text:p>
          </table:table-cell>
          <table:table-cell table:style-name="Default" office:value-type="float" office:value="0.15296895802021" calcext:value-type="float">
            <text:p>0.152968958</text:p>
          </table:table-cell>
          <table:table-cell table:style-name="Default" office:value-type="float" office:value="0.425288558006287" calcext:value-type="float">
            <text:p>0.425288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247855618596" calcext:value-type="float">
            <text:p>-0.0119247856</text:p>
          </table:table-cell>
          <table:table-cell table:style-name="Default" office:value-type="float" office:value="0.0921366140246391" calcext:value-type="float">
            <text:p>0.092136614</text:p>
          </table:table-cell>
          <table:table-cell table:style-name="Default" office:value-type="float" office:value="0.087493360042572" calcext:value-type="float">
            <text:p>0.08749336</text:p>
          </table:table-cell>
          <table:table-cell table:style-name="Default" office:value-type="float" office:value="0.228573068976402" calcext:value-type="float">
            <text:p>0.228573069</text:p>
          </table:table-cell>
          <table:table-cell table:style-name="Default" office:value-type="float" office:value="0.15713281929493" calcext:value-type="float">
            <text:p>0.1571328193</text:p>
          </table:table-cell>
          <table:table-cell table:style-name="Default" office:value-type="float" office:value="0.427874743938446" calcext:value-type="float">
            <text:p>0.4278747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0868543162942" calcext:value-type="float">
            <text:p>-0.0120868543</text:p>
          </table:table-cell>
          <table:table-cell table:style-name="Default" office:value-type="float" office:value="0.0915697291493416" calcext:value-type="float">
            <text:p>0.0915697291</text:p>
          </table:table-cell>
          <table:table-cell table:style-name="Default" office:value-type="float" office:value="0.0884793996810913" calcext:value-type="float">
            <text:p>0.0884793997</text:p>
          </table:table-cell>
          <table:table-cell table:style-name="Default" office:value-type="float" office:value="0.231012642383575" calcext:value-type="float">
            <text:p>0.2310126424</text:p>
          </table:table-cell>
          <table:table-cell table:style-name="Default" office:value-type="float" office:value="0.159468397498131" calcext:value-type="float">
            <text:p>0.1594683975</text:p>
          </table:table-cell>
          <table:table-cell table:style-name="Default" office:value-type="float" office:value="0.429208517074585" calcext:value-type="float">
            <text:p>0.42920851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509926393628" calcext:value-type="float">
            <text:p>-0.0121509926</text:p>
          </table:table-cell>
          <table:table-cell table:style-name="Default" office:value-type="float" office:value="0.0913229808211327" calcext:value-type="float">
            <text:p>0.0913229808</text:p>
          </table:table-cell>
          <table:table-cell table:style-name="Default" office:value-type="float" office:value="0.0888935774564743" calcext:value-type="float">
            <text:p>0.0888935775</text:p>
          </table:table-cell>
          <table:table-cell table:style-name="Default" office:value-type="float" office:value="0.23214840888977" calcext:value-type="float">
            <text:p>0.2321484089</text:p>
          </table:table-cell>
          <table:table-cell table:style-name="Default" office:value-type="float" office:value="0.160497561097145" calcext:value-type="float">
            <text:p>0.1604975611</text:p>
          </table:table-cell>
          <table:table-cell table:style-name="Default" office:value-type="float" office:value="0.429753243923187" calcext:value-type="float">
            <text:p>0.4297532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34319928288" calcext:value-type="float">
            <text:p>-0.012243432</text:p>
          </table:table-cell>
          <table:table-cell table:style-name="Default" office:value-type="float" office:value="0.0909062176942825" calcext:value-type="float">
            <text:p>0.0909062177</text:p>
          </table:table-cell>
          <table:table-cell table:style-name="Default" office:value-type="float" office:value="0.0895574390888214" calcext:value-type="float">
            <text:p>0.0895574391</text:p>
          </table:table-cell>
          <table:table-cell table:style-name="Default" office:value-type="float" office:value="0.234245359897614" calcext:value-type="float">
            <text:p>0.2342453599</text:p>
          </table:table-cell>
          <table:table-cell table:style-name="Default" office:value-type="float" office:value="0.162268131971359" calcext:value-type="float">
            <text:p>0.162268132</text:p>
          </table:table-cell>
          <table:table-cell table:style-name="Default" office:value-type="float" office:value="0.43059030175209" calcext:value-type="float">
            <text:p>0.43059030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5559438169" calcext:value-type="float">
            <text:p>-0.0122855594</text:p>
          </table:table-cell>
          <table:table-cell table:style-name="Default" office:value-type="float" office:value="0.0905959755182266" calcext:value-type="float">
            <text:p>0.0905959755</text:p>
          </table:table-cell>
          <table:table-cell table:style-name="Default" office:value-type="float" office:value="0.0899935141205788" calcext:value-type="float">
            <text:p>0.0899935141</text:p>
          </table:table-cell>
          <table:table-cell table:style-name="Default" office:value-type="float" office:value="0.236101254820824" calcext:value-type="float">
            <text:p>0.2361012548</text:p>
          </table:table-cell>
          <table:table-cell table:style-name="Default" office:value-type="float" office:value="0.163640290498734" calcext:value-type="float">
            <text:p>0.1636402905</text:p>
          </table:table-cell>
          <table:table-cell table:style-name="Default" office:value-type="float" office:value="0.431079983711243" calcext:value-type="float">
            <text:p>0.43107998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6938726902" calcext:value-type="float">
            <text:p>-0.0122869387</text:p>
          </table:table-cell>
          <table:table-cell table:style-name="Default" office:value-type="float" office:value="0.090482197701931" calcext:value-type="float">
            <text:p>0.0904821977</text:p>
          </table:table-cell>
          <table:table-cell table:style-name="Default" office:value-type="float" office:value="0.0901230573654175" calcext:value-type="float">
            <text:p>0.0901230574</text:p>
          </table:table-cell>
          <table:table-cell table:style-name="Default" office:value-type="float" office:value="0.236935824155807" calcext:value-type="float">
            <text:p>0.2369358242</text:p>
          </table:table-cell>
          <table:table-cell table:style-name="Default" office:value-type="float" office:value="0.164171636104584" calcext:value-type="float">
            <text:p>0.1641716361</text:p>
          </table:table-cell>
          <table:table-cell table:style-name="Default" office:value-type="float" office:value="0.43119090795517" calcext:value-type="float">
            <text:p>0.431190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86427426338" calcext:value-type="float">
            <text:p>-0.0122486427</text:p>
          </table:table-cell>
          <table:table-cell table:style-name="Default" office:value-type="float" office:value="0.0903397724032402" calcext:value-type="float">
            <text:p>0.0903397724</text:p>
          </table:table-cell>
          <table:table-cell table:style-name="Default" office:value-type="float" office:value="0.0901991277933121" calcext:value-type="float">
            <text:p>0.0901991278</text:p>
          </table:table-cell>
          <table:table-cell table:style-name="Default" office:value-type="float" office:value="0.23841193318367" calcext:value-type="float">
            <text:p>0.2384119332</text:p>
          </table:table-cell>
          <table:table-cell table:style-name="Default" office:value-type="float" office:value="0.164913728833199" calcext:value-type="float">
            <text:p>0.1649137288</text:p>
          </table:table-cell>
          <table:table-cell table:style-name="Default" office:value-type="float" office:value="0.431136220693588" calcext:value-type="float">
            <text:p>0.43113622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873626485467" calcext:value-type="float">
            <text:p>-0.0121873626</text:p>
          </table:table-cell>
          <table:table-cell table:style-name="Default" office:value-type="float" office:value="0.0903711020946503" calcext:value-type="float">
            <text:p>0.0903711021</text:p>
          </table:table-cell>
          <table:table-cell table:style-name="Default" office:value-type="float" office:value="0.090074896812439" calcext:value-type="float">
            <text:p>0.0900748968</text:p>
          </table:table-cell>
          <table:table-cell table:style-name="Default" office:value-type="float" office:value="0.2389005869627" calcext:value-type="float">
            <text:p>0.238900587</text:p>
          </table:table-cell>
          <table:table-cell table:style-name="Default" office:value-type="float" office:value="0.16513766348362" calcext:value-type="float">
            <text:p>0.1651376635</text:p>
          </table:table-cell>
          <table:table-cell table:style-name="Default" office:value-type="float" office:value="0.430870652198792" calcext:value-type="float">
            <text:p>0.43087065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078243151307" calcext:value-type="float">
            <text:p>-0.0119078243</text:p>
          </table:table-cell>
          <table:table-cell table:style-name="Default" office:value-type="float" office:value="0.0908608064055443" calcext:value-type="float">
            <text:p>0.0908608064</text:p>
          </table:table-cell>
          <table:table-cell table:style-name="Default" office:value-type="float" office:value="0.0892587006092072" calcext:value-type="float">
            <text:p>0.0892587006</text:p>
          </table:table-cell>
          <table:table-cell table:style-name="Default" office:value-type="float" office:value="0.238775819540024" calcext:value-type="float">
            <text:p>0.2387758195</text:p>
          </table:table-cell>
          <table:table-cell table:style-name="Default" office:value-type="float" office:value="0.165307119488716" calcext:value-type="float">
            <text:p>0.1653071195</text:p>
          </table:table-cell>
          <table:table-cell table:style-name="Default" office:value-type="float" office:value="0.42949241399765" calcext:value-type="float">
            <text:p>0.429492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474585279822" calcext:value-type="float">
            <text:p>-0.0114474585</text:p>
          </table:table-cell>
          <table:table-cell table:style-name="Default" office:value-type="float" office:value="0.0918794572353363" calcext:value-type="float">
            <text:p>0.0918794572</text:p>
          </table:table-cell>
          <table:table-cell table:style-name="Default" office:value-type="float" office:value="0.0877570509910584" calcext:value-type="float">
            <text:p>0.087757051</text:p>
          </table:table-cell>
          <table:table-cell table:style-name="Default" office:value-type="float" office:value="0.237190246582031" calcext:value-type="float">
            <text:p>0.2371902466</text:p>
          </table:table-cell>
          <table:table-cell table:style-name="Default" office:value-type="float" office:value="0.164998978376389" calcext:value-type="float">
            <text:p>0.1649989784</text:p>
          </table:table-cell>
          <table:table-cell table:style-name="Default" office:value-type="float" office:value="0.427041381597519" calcext:value-type="float">
            <text:p>0.4270413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1597934737802" calcext:value-type="float">
            <text:p>-0.0111597935</text:p>
          </table:table-cell>
          <table:table-cell table:style-name="Default" office:value-type="float" office:value="0.0925698429346085" calcext:value-type="float">
            <text:p>0.0925698429</text:p>
          </table:table-cell>
          <table:table-cell table:style-name="Default" office:value-type="float" office:value="0.086772195994854" calcext:value-type="float">
            <text:p>0.086772196</text:p>
          </table:table-cell>
          <table:table-cell table:style-name="Default" office:value-type="float" office:value="0.235861033201218" calcext:value-type="float">
            <text:p>0.2358610332</text:p>
          </table:table-cell>
          <table:table-cell table:style-name="Default" office:value-type="float" office:value="0.164639711380005" calcext:value-type="float">
            <text:p>0.1646397114</text:p>
          </table:table-cell>
          <table:table-cell table:style-name="Default" office:value-type="float" office:value="0.425437748432159" calcext:value-type="float">
            <text:p>0.4254377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8391772955656" calcext:value-type="float">
            <text:p>-0.0108391773</text:p>
          </table:table-cell>
          <table:table-cell table:style-name="Default" office:value-type="float" office:value="0.0933708027005196" calcext:value-type="float">
            <text:p>0.0933708027</text:p>
          </table:table-cell>
          <table:table-cell table:style-name="Default" office:value-type="float" office:value="0.0856423527002335" calcext:value-type="float">
            <text:p>0.0856423527</text:p>
          </table:table-cell>
          <table:table-cell table:style-name="Default" office:value-type="float" office:value="0.234183698892593" calcext:value-type="float">
            <text:p>0.2341836989</text:p>
          </table:table-cell>
          <table:table-cell table:style-name="Default" office:value-type="float" office:value="0.16413502395153" calcext:value-type="float">
            <text:p>0.164135024</text:p>
          </table:table-cell>
          <table:table-cell table:style-name="Default" office:value-type="float" office:value="0.423596203327179" calcext:value-type="float">
            <text:p>0.42359620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150898262858" calcext:value-type="float">
            <text:p>-0.0101150898</text:p>
          </table:table-cell>
          <table:table-cell table:style-name="Default" office:value-type="float" office:value="0.0952718853950501" calcext:value-type="float">
            <text:p>0.0952718854</text:p>
          </table:table-cell>
          <table:table-cell table:style-name="Default" office:value-type="float" office:value="0.0829775035381317" calcext:value-type="float">
            <text:p>0.0829775035</text:p>
          </table:table-cell>
          <table:table-cell table:style-name="Default" office:value-type="float" office:value="0.229819744825363" calcext:value-type="float">
            <text:p>0.2298197448</text:p>
          </table:table-cell>
          <table:table-cell table:style-name="Default" office:value-type="float" office:value="0.162673637270927" calcext:value-type="float">
            <text:p>0.1626736373</text:p>
          </table:table-cell>
          <table:table-cell table:style-name="Default" office:value-type="float" office:value="0.419246822595596" calcext:value-type="float">
            <text:p>0.4192468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71963349729777" calcext:value-type="float">
            <text:p>-0.0097196335</text:p>
          </table:table-cell>
          <table:table-cell table:style-name="Default" office:value-type="float" office:value="0.096355028450489" calcext:value-type="float">
            <text:p>0.0963550285</text:p>
          </table:table-cell>
          <table:table-cell table:style-name="Default" office:value-type="float" office:value="0.0814571380615235" calcext:value-type="float">
            <text:p>0.0814571381</text:p>
          </table:table-cell>
          <table:table-cell table:style-name="Default" office:value-type="float" office:value="0.227153047919273" calcext:value-type="float">
            <text:p>0.2271530479</text:p>
          </table:table-cell>
          <table:table-cell table:style-name="Default" office:value-type="float" office:value="0.161712870001793" calcext:value-type="float">
            <text:p>0.16171287</text:p>
          </table:table-cell>
          <table:table-cell table:style-name="Default" office:value-type="float" office:value="0.416763216257095" calcext:value-type="float">
            <text:p>0.41676321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307149797678" calcext:value-type="float">
            <text:p>-0.0093071498</text:p>
          </table:table-cell>
          <table:table-cell table:style-name="Default" office:value-type="float" office:value="0.0975149273872376" calcext:value-type="float">
            <text:p>0.0975149274</text:p>
          </table:table-cell>
          <table:table-cell table:style-name="Default" office:value-type="float" office:value="0.0798207670450211" calcext:value-type="float">
            <text:p>0.079820767</text:p>
          </table:table-cell>
          <table:table-cell table:style-name="Default" office:value-type="float" office:value="0.224177524447441" calcext:value-type="float">
            <text:p>0.2241775244</text:p>
          </table:table-cell>
          <table:table-cell table:style-name="Default" office:value-type="float" office:value="0.160596996545792" calcext:value-type="float">
            <text:p>0.1605969965</text:p>
          </table:table-cell>
          <table:table-cell table:style-name="Default" office:value-type="float" office:value="0.4140904545784" calcext:value-type="float">
            <text:p>0.41409045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8163316994906" calcext:value-type="float">
            <text:p>-0.0088816332</text:p>
          </table:table-cell>
          <table:table-cell table:style-name="Default" office:value-type="float" office:value="0.0987427309155464" calcext:value-type="float">
            <text:p>0.0987427309</text:p>
          </table:table-cell>
          <table:table-cell table:style-name="Default" office:value-type="float" office:value="0.0780754834413528" calcext:value-type="float">
            <text:p>0.0780754834</text:p>
          </table:table-cell>
          <table:table-cell table:style-name="Default" office:value-type="float" office:value="0.220904976129532" calcext:value-type="float">
            <text:p>0.2209049761</text:p>
          </table:table-cell>
          <table:table-cell table:style-name="Default" office:value-type="float" office:value="0.159326300024986" calcext:value-type="float">
            <text:p>0.1593263</text:p>
          </table:table-cell>
          <table:table-cell table:style-name="Default" office:value-type="float" office:value="0.411241739988327" calcext:value-type="float">
            <text:p>0.411241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0691638141871" calcext:value-type="float">
            <text:p>-0.0080069164</text:p>
          </table:table-cell>
          <table:table-cell table:style-name="Default" office:value-type="float" office:value="0.101366318762302" calcext:value-type="float">
            <text:p>0.1013663188</text:p>
          </table:table-cell>
          <table:table-cell table:style-name="Default" office:value-type="float" office:value="0.0742859691381455" calcext:value-type="float">
            <text:p>0.0742859691</text:p>
          </table:table-cell>
          <table:table-cell table:style-name="Default" office:value-type="float" office:value="0.213515907526016" calcext:value-type="float">
            <text:p>0.2135159075</text:p>
          </table:table-cell>
          <table:table-cell table:style-name="Default" office:value-type="float" office:value="0.156322807073593" calcext:value-type="float">
            <text:p>0.1563228071</text:p>
          </table:table-cell>
          <table:table-cell table:style-name="Default" office:value-type="float" office:value="0.405068337917328" calcext:value-type="float">
            <text:p>0.40506833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6547879427671" calcext:value-type="float">
            <text:p>-0.0075654788</text:p>
          </table:table-cell>
          <table:table-cell table:style-name="Default" office:value-type="float" office:value="0.102744370698929" calcext:value-type="float">
            <text:p>0.1027443707</text:p>
          </table:table-cell>
          <table:table-cell table:style-name="Default" office:value-type="float" office:value="0.0722559690475464" calcext:value-type="float">
            <text:p>0.072255969</text:p>
          </table:table-cell>
          <table:table-cell table:style-name="Default" office:value-type="float" office:value="0.209424450993538" calcext:value-type="float">
            <text:p>0.209424451</text:p>
          </table:table-cell>
          <table:table-cell table:style-name="Default" office:value-type="float" office:value="0.154592782258987" calcext:value-type="float">
            <text:p>0.1545927823</text:p>
          </table:table-cell>
          <table:table-cell table:style-name="Default" office:value-type="float" office:value="0.401770681142807" calcext:value-type="float">
            <text:p>0.40177068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9297855347395" calcext:value-type="float">
            <text:p>-0.0066929786</text:p>
          </table:table-cell>
          <table:table-cell table:style-name="Default" office:value-type="float" office:value="0.105589389801025" calcext:value-type="float">
            <text:p>0.1055893898</text:p>
          </table:table-cell>
          <table:table-cell table:style-name="Default" office:value-type="float" office:value="0.0679617896676064" calcext:value-type="float">
            <text:p>0.0679617897</text:p>
          </table:table-cell>
          <table:table-cell table:style-name="Default" office:value-type="float" office:value="0.200510770082474" calcext:value-type="float">
            <text:p>0.2005107701</text:p>
          </table:table-cell>
          <table:table-cell table:style-name="Default" office:value-type="float" office:value="0.150685712695122" calcext:value-type="float">
            <text:p>0.1506857127</text:p>
          </table:table-cell>
          <table:table-cell table:style-name="Default" office:value-type="float" office:value="0.394819647073746" calcext:value-type="float">
            <text:p>0.3948196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6919697970152" calcext:value-type="float">
            <text:p>-0.006269197</text:p>
          </table:table-cell>
          <table:table-cell table:style-name="Default" office:value-type="float" office:value="0.107039503753185" calcext:value-type="float">
            <text:p>0.1070395038</text:p>
          </table:table-cell>
          <table:table-cell table:style-name="Default" office:value-type="float" office:value="0.0657125785946846" calcext:value-type="float">
            <text:p>0.0657125786</text:p>
          </table:table-cell>
          <table:table-cell table:style-name="Default" office:value-type="float" office:value="0.195714667439461" calcext:value-type="float">
            <text:p>0.1957146674</text:p>
          </table:table-cell>
          <table:table-cell table:style-name="Default" office:value-type="float" office:value="0.148513838648796" calcext:value-type="float">
            <text:p>0.1485138386</text:p>
          </table:table-cell>
          <table:table-cell table:style-name="Default" office:value-type="float" office:value="0.391193121671677" calcext:value-type="float">
            <text:p>0.39119312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828814655542" calcext:value-type="float">
            <text:p>-0.0058582881</text:p>
          </table:table-cell>
          <table:table-cell table:style-name="Default" office:value-type="float" office:value="0.108497194945812" calcext:value-type="float">
            <text:p>0.1084971949</text:p>
          </table:table-cell>
          <table:table-cell table:style-name="Default" office:value-type="float" office:value="0.0634054392576218" calcext:value-type="float">
            <text:p>0.0634054393</text:p>
          </table:table-cell>
          <table:table-cell table:style-name="Default" office:value-type="float" office:value="0.190709754824638" calcext:value-type="float">
            <text:p>0.1907097548</text:p>
          </table:table-cell>
          <table:table-cell table:style-name="Default" office:value-type="float" office:value="0.146200135350227" calcext:value-type="float">
            <text:p>0.1462001354</text:p>
          </table:table-cell>
          <table:table-cell table:style-name="Default" office:value-type="float" office:value="0.387483447790146" calcext:value-type="float">
            <text:p>0.3874834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6357035636902" calcext:value-type="float">
            <text:p>-0.0054635704</text:p>
          </table:table-cell>
          <table:table-cell table:style-name="Default" office:value-type="float" office:value="0.109954714775085" calcext:value-type="float">
            <text:p>0.1099547148</text:p>
          </table:table-cell>
          <table:table-cell table:style-name="Default" office:value-type="float" office:value="0.0610482580959797" calcext:value-type="float">
            <text:p>0.0610482581</text:p>
          </table:table-cell>
          <table:table-cell table:style-name="Default" office:value-type="float" office:value="0.185508996248245" calcext:value-type="float">
            <text:p>0.1855089962</text:p>
          </table:table-cell>
          <table:table-cell table:style-name="Default" office:value-type="float" office:value="0.143747925758362" calcext:value-type="float">
            <text:p>0.1437479258</text:p>
          </table:table-cell>
          <table:table-cell table:style-name="Default" office:value-type="float" office:value="0.383703649044037" calcext:value-type="float">
            <text:p>0.3837036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0660491585732" calcext:value-type="float">
            <text:p>-0.0044066049</text:p>
          </table:table-cell>
          <table:table-cell table:style-name="Default" office:value-type="float" office:value="0.114255219697952" calcext:value-type="float">
            <text:p>0.1142552197</text:p>
          </table:table-cell>
          <table:table-cell table:style-name="Default" office:value-type="float" office:value="0.0537562221288681" calcext:value-type="float">
            <text:p>0.0537562221</text:p>
          </table:table-cell>
          <table:table-cell table:style-name="Default" office:value-type="float" office:value="0.168864458799362" calcext:value-type="float">
            <text:p>0.1688644588</text:p>
          </table:table-cell>
          <table:table-cell table:style-name="Default" office:value-type="float" office:value="0.135597556829453" calcext:value-type="float">
            <text:p>0.1355975568</text:p>
          </table:table-cell>
          <table:table-cell table:style-name="Default" office:value-type="float" office:value="0.372069597244263" calcext:value-type="float">
            <text:p>0.3720695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3490882813931" calcext:value-type="float">
            <text:p>-0.0038349088</text:p>
          </table:table-cell>
          <table:table-cell table:style-name="Default" office:value-type="float" office:value="0.116998299956322" calcext:value-type="float">
            <text:p>0.1169983</text:p>
          </table:table-cell>
          <table:table-cell table:style-name="Default" office:value-type="float" office:value="0.0487924963235855" calcext:value-type="float">
            <text:p>0.0487924963</text:p>
          </table:table-cell>
          <table:table-cell table:style-name="Default" office:value-type="float" office:value="0.157030314207077" calcext:value-type="float">
            <text:p>0.1570303142</text:p>
          </table:table-cell>
          <table:table-cell table:style-name="Default" office:value-type="float" office:value="0.129545956850052" calcext:value-type="float">
            <text:p>0.1295459569</text:p>
          </table:table-cell>
          <table:table-cell table:style-name="Default" office:value-type="float" office:value="0.36418941617012" calcext:value-type="float">
            <text:p>0.36418941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9582901000977" calcext:value-type="float">
            <text:p>-0.003595829</text:p>
          </table:table-cell>
          <table:table-cell table:style-name="Default" office:value-type="float" office:value="0.118316158652306" calcext:value-type="float">
            <text:p>0.1183161587</text:p>
          </table:table-cell>
          <table:table-cell table:style-name="Default" office:value-type="float" office:value="0.04630446434021" calcext:value-type="float">
            <text:p>0.0463044643</text:p>
          </table:table-cell>
          <table:table-cell table:style-name="Default" office:value-type="float" office:value="0.150931000709534" calcext:value-type="float">
            <text:p>0.1509310007</text:p>
          </table:table-cell>
          <table:table-cell table:style-name="Default" office:value-type="float" office:value="0.126349270343781" calcext:value-type="float">
            <text:p>0.1263492703</text:p>
          </table:table-cell>
          <table:table-cell table:style-name="Default" office:value-type="float" office:value="0.360246598720551" calcext:value-type="float">
            <text:p>0.36024659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2015024721622" calcext:value-type="float">
            <text:p>-0.0032201502</text:p>
          </table:table-cell>
          <table:table-cell table:style-name="Default" office:value-type="float" office:value="0.120822064578533" calcext:value-type="float">
            <text:p>0.1208220646</text:p>
          </table:table-cell>
          <table:table-cell table:style-name="Default" office:value-type="float" office:value="0.0413564890623093" calcext:value-type="float">
            <text:p>0.0413564891</text:p>
          </table:table-cell>
          <table:table-cell table:style-name="Default" office:value-type="float" office:value="0.138431549072266" calcext:value-type="float">
            <text:p>0.1384315491</text:p>
          </table:table-cell>
          <table:table-cell table:style-name="Default" office:value-type="float" office:value="0.119641177356243" calcext:value-type="float">
            <text:p>0.1196411774</text:p>
          </table:table-cell>
          <table:table-cell table:style-name="Default" office:value-type="float" office:value="0.3524090051651" calcext:value-type="float">
            <text:p>0.35240900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08633968234062" calcext:value-type="float">
            <text:p>-0.0030863397</text:p>
          </table:table-cell>
          <table:table-cell table:style-name="Default" office:value-type="float" office:value="0.122002899646759" calcext:value-type="float">
            <text:p>0.1220028996</text:p>
          </table:table-cell>
          <table:table-cell table:style-name="Default" office:value-type="float" office:value="0.0389123409986496" calcext:value-type="float">
            <text:p>0.038912341</text:p>
          </table:table-cell>
          <table:table-cell table:style-name="Default" office:value-type="float" office:value="0.132056698203087" calcext:value-type="float">
            <text:p>0.1320566982</text:p>
          </table:table-cell>
          <table:table-cell table:style-name="Default" office:value-type="float" office:value="0.116141363978386" calcext:value-type="float">
            <text:p>0.116141364</text:p>
          </table:table-cell>
          <table:table-cell table:style-name="Default" office:value-type="float" office:value="0.348534286022186" calcext:value-type="float">
            <text:p>0.3485342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3181464076042" calcext:value-type="float">
            <text:p>-0.0029318146</text:p>
          </table:table-cell>
          <table:table-cell table:style-name="Default" office:value-type="float" office:value="0.124206528067589" calcext:value-type="float">
            <text:p>0.1242065281</text:p>
          </table:table-cell>
          <table:table-cell table:style-name="Default" office:value-type="float" office:value="0.0341218113899231" calcext:value-type="float">
            <text:p>0.0341218114</text:p>
          </table:table-cell>
          <table:table-cell table:style-name="Default" office:value-type="float" office:value="0.119119457900524" calcext:value-type="float">
            <text:p>0.1191194579</text:p>
          </table:table-cell>
          <table:table-cell table:style-name="Default" office:value-type="float" office:value="0.108882308006287" calcext:value-type="float">
            <text:p>0.108882308</text:p>
          </table:table-cell>
          <table:table-cell table:style-name="Default" office:value-type="float" office:value="0.340919077396393" calcext:value-type="float">
            <text:p>0.34091907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1211344301701" calcext:value-type="float">
            <text:p>-0.0029121134</text:p>
          </table:table-cell>
          <table:table-cell table:style-name="Default" office:value-type="float" office:value="0.125225275754929" calcext:value-type="float">
            <text:p>0.1252252758</text:p>
          </table:table-cell>
          <table:table-cell table:style-name="Default" office:value-type="float" office:value="0.0317898839712143" calcext:value-type="float">
            <text:p>0.031789884</text:p>
          </table:table-cell>
          <table:table-cell table:style-name="Default" office:value-type="float" office:value="0.112581208348274" calcext:value-type="float">
            <text:p>0.1125812083</text:p>
          </table:table-cell>
          <table:table-cell table:style-name="Default" office:value-type="float" office:value="0.105136267840862" calcext:value-type="float">
            <text:p>0.1051362678</text:p>
          </table:table-cell>
          <table:table-cell table:style-name="Default" office:value-type="float" office:value="0.337195485830307" calcext:value-type="float">
            <text:p>0.33719548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8864301294088" calcext:value-type="float">
            <text:p>-0.002988643</text:p>
          </table:table-cell>
          <table:table-cell table:style-name="Default" office:value-type="float" office:value="0.127091228961945" calcext:value-type="float">
            <text:p>0.127091229</text:p>
          </table:table-cell>
          <table:table-cell table:style-name="Default" office:value-type="float" office:value="0.0272861868143082" calcext:value-type="float">
            <text:p>0.0272861868</text:p>
          </table:table-cell>
          <table:table-cell table:style-name="Default" office:value-type="float" office:value="0.0994261354207993" calcext:value-type="float">
            <text:p>0.0994261354</text:p>
          </table:table-cell>
          <table:table-cell table:style-name="Default" office:value-type="float" office:value="0.0974465757608414" calcext:value-type="float">
            <text:p>0.0974465758</text:p>
          </table:table-cell>
          <table:table-cell table:style-name="Default" office:value-type="float" office:value="0.329954981803894" calcext:value-type="float">
            <text:p>0.32995498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1706244722009" calcext:value-type="float">
            <text:p>-0.0032170624</text:p>
          </table:table-cell>
          <table:table-cell table:style-name="Default" office:value-type="float" office:value="0.128726467490196" calcext:value-type="float">
            <text:p>0.1287264675</text:p>
          </table:table-cell>
          <table:table-cell table:style-name="Default" office:value-type="float" office:value="0.0230358466506004" calcext:value-type="float">
            <text:p>0.0230358467</text:p>
          </table:table-cell>
          <table:table-cell table:style-name="Default" office:value-type="float" office:value="0.0862437039613724" calcext:value-type="float">
            <text:p>0.086243704</text:p>
          </table:table-cell>
          <table:table-cell table:style-name="Default" office:value-type="float" office:value="0.0895425602793694" calcext:value-type="float">
            <text:p>0.0895425603</text:p>
          </table:table-cell>
          <table:table-cell table:style-name="Default" office:value-type="float" office:value="0.323034048080444" calcext:value-type="float">
            <text:p>0.3230340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38630564510822" calcext:value-type="float">
            <text:p>-0.0033863056</text:p>
          </table:table-cell>
          <table:table-cell table:style-name="Default" office:value-type="float" office:value="0.129458665847778" calcext:value-type="float">
            <text:p>0.1294586658</text:p>
          </table:table-cell>
          <table:table-cell table:style-name="Default" office:value-type="float" office:value="0.0210189335048199" calcext:value-type="float">
            <text:p>0.0210189335</text:p>
          </table:table-cell>
          <table:table-cell table:style-name="Default" office:value-type="float" office:value="0.0796710699796677" calcext:value-type="float">
            <text:p>0.07967107</text:p>
          </table:table-cell>
          <table:table-cell table:style-name="Default" office:value-type="float" office:value="0.0855296701192856" calcext:value-type="float">
            <text:p>0.0855296701</text:p>
          </table:table-cell>
          <table:table-cell table:style-name="Default" office:value-type="float" office:value="0.319707930088043" calcext:value-type="float">
            <text:p>0.31970793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2860936224461" calcext:value-type="float">
            <text:p>-0.0038286094</text:p>
          </table:table-cell>
          <table:table-cell table:style-name="Default" office:value-type="float" office:value="0.130757987499237" calcext:value-type="float">
            <text:p>0.1307579875</text:p>
          </table:table-cell>
          <table:table-cell table:style-name="Default" office:value-type="float" office:value="0.0172231607139111" calcext:value-type="float">
            <text:p>0.0172231607</text:p>
          </table:table-cell>
          <table:table-cell table:style-name="Default" office:value-type="float" office:value="0.0666187256574631" calcext:value-type="float">
            <text:p>0.0666187257</text:p>
          </table:table-cell>
          <table:table-cell table:style-name="Default" office:value-type="float" office:value="0.0774216055870056" calcext:value-type="float">
            <text:p>0.0774216056</text:p>
          </table:table-cell>
          <table:table-cell table:style-name="Default" office:value-type="float" office:value="0.313348323106766" calcext:value-type="float">
            <text:p>0.31334832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9852340817452" calcext:value-type="float">
            <text:p>-0.0040985234</text:p>
          </table:table-cell>
          <table:table-cell table:style-name="Default" office:value-type="float" office:value="0.131328493356705" calcext:value-type="float">
            <text:p>0.1313284934</text:p>
          </table:table-cell>
          <table:table-cell table:style-name="Default" office:value-type="float" office:value="0.0154512189328671" calcext:value-type="float">
            <text:p>0.0154512189</text:p>
          </table:table-cell>
          <table:table-cell table:style-name="Default" office:value-type="float" office:value="0.0601610243320465" calcext:value-type="float">
            <text:p>0.0601610243</text:p>
          </table:table-cell>
          <table:table-cell table:style-name="Default" office:value-type="float" office:value="0.0733429193496704" calcext:value-type="float">
            <text:p>0.0733429193</text:p>
          </table:table-cell>
          <table:table-cell table:style-name="Default" office:value-type="float" office:value="0.310322821140289" calcext:value-type="float">
            <text:p>0.31032282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2625019028783" calcext:value-type="float">
            <text:p>-0.0047262502</text:p>
          </table:table-cell>
          <table:table-cell table:style-name="Default" office:value-type="float" office:value="0.132321521639824" calcext:value-type="float">
            <text:p>0.1323215216</text:p>
          </table:table-cell>
          <table:table-cell table:style-name="Default" office:value-type="float" office:value="0.0121724493801594" calcext:value-type="float">
            <text:p>0.0121724494</text:p>
          </table:table-cell>
          <table:table-cell table:style-name="Default" office:value-type="float" office:value="0.04743592441082" calcext:value-type="float">
            <text:p>0.0474359244</text:p>
          </table:table-cell>
          <table:table-cell table:style-name="Default" office:value-type="float" office:value="0.0651780292391777" calcext:value-type="float">
            <text:p>0.0651780292</text:p>
          </table:table-cell>
          <table:table-cell table:style-name="Default" office:value-type="float" office:value="0.304595828056335" calcext:value-type="float">
            <text:p>0.30459582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337448865175" calcext:value-type="float">
            <text:p>-0.0058533745</text:p>
          </table:table-cell>
          <table:table-cell table:style-name="Default" office:value-type="float" office:value="0.133479103446007" calcext:value-type="float">
            <text:p>0.1334791034</text:p>
          </table:table-cell>
          <table:table-cell table:style-name="Default" office:value-type="float" office:value="0.00793661177158356" calcext:value-type="float">
            <text:p>0.0079366118</text:p>
          </table:table-cell>
          <table:table-cell table:style-name="Default" office:value-type="float" office:value="0.0289810039103031" calcext:value-type="float">
            <text:p>0.0289810039</text:p>
          </table:table-cell>
          <table:table-cell table:style-name="Default" office:value-type="float" office:value="0.0530377067625523" calcext:value-type="float">
            <text:p>0.0530377068</text:p>
          </table:table-cell>
          <table:table-cell table:style-name="Default" office:value-type="float" office:value="0.296846002340317" calcext:value-type="float">
            <text:p>0.29684600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550206168554723" calcext:value-type="float">
            <text:p>0.0005502062</text:p>
          </table:table-cell>
          <table:table-cell table:style-name="Default" office:value-type="float" office:value="0.0677404180169106" calcext:value-type="float">
            <text:p>0.067740418</text:p>
          </table:table-cell>
          <table:table-cell table:style-name="Default" office:value-type="float" office:value="0.00187620520591736" calcext:value-type="float">
            <text:p>0.0018762052</text:p>
          </table:table-cell>
          <table:table-cell table:style-name="Default" office:value-type="float" office:value="-0.00465281400829554" calcext:value-type="float">
            <text:p>-0.004652814</text:p>
          </table:table-cell>
          <table:table-cell table:style-name="Default" office:value-type="float" office:value="0.0299762114882469" calcext:value-type="float">
            <text:p>0.0299762115</text:p>
          </table:table-cell>
          <table:table-cell table:style-name="Default" office:value-type="float" office:value="0.142147034406662" calcext:value-type="float">
            <text:p>0.14214703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0366591339115985" calcext:value-type="float">
            <text:p>3.66591339115985E-005</text:p>
          </table:table-cell>
          <table:table-cell table:style-name="Default" office:value-type="float" office:value="0.0678920224308968" calcext:value-type="float">
            <text:p>0.0678920224</text:p>
          </table:table-cell>
          <table:table-cell table:style-name="Default" office:value-type="float" office:value="-0.000528775155544281" calcext:value-type="float">
            <text:p>-0.0005287752</text:p>
          </table:table-cell>
          <table:table-cell table:style-name="Default" office:value-type="float" office:value="-0.00310701504349709" calcext:value-type="float">
            <text:p>-0.003107015</text:p>
          </table:table-cell>
          <table:table-cell table:style-name="Default" office:value-type="float" office:value="-0.000354363466612995" calcext:value-type="float">
            <text:p>-0.0003543635</text:p>
          </table:table-cell>
          <table:table-cell table:style-name="Default" office:value-type="float" office:value="0.140573844313622" calcext:value-type="float">
            <text:p>0.1405738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0455353660509" calcext:value-type="float">
            <text:p>-0.0002045535</text:p>
          </table:table-cell>
          <table:table-cell table:style-name="Default" office:value-type="float" office:value="0.0679651200771332" calcext:value-type="float">
            <text:p>0.0679651201</text:p>
          </table:table-cell>
          <table:table-cell table:style-name="Default" office:value-type="float" office:value="-0.000883534550666809" calcext:value-type="float">
            <text:p>-0.0008835346</text:p>
          </table:table-cell>
          <table:table-cell table:style-name="Default" office:value-type="float" office:value="-0.00547496788203716" calcext:value-type="float">
            <text:p>-0.0054749679</text:p>
          </table:table-cell>
          <table:table-cell table:style-name="Default" office:value-type="float" office:value="-0.000625236600171775" calcext:value-type="float">
            <text:p>-0.0006252366</text:p>
          </table:table-cell>
          <table:table-cell table:style-name="Default" office:value-type="float" office:value="0.139856055378914" calcext:value-type="float">
            <text:p>0.13985605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676741707138717" calcext:value-type="float">
            <text:p>-0.0006767417</text:p>
          </table:table-cell>
          <table:table-cell table:style-name="Default" office:value-type="float" office:value="0.0680892691016197" calcext:value-type="float">
            <text:p>0.0680892691</text:p>
          </table:table-cell>
          <table:table-cell table:style-name="Default" office:value-type="float" office:value="-0.00122224539518356" calcext:value-type="float">
            <text:p>-0.0012222454</text:p>
          </table:table-cell>
          <table:table-cell table:style-name="Default" office:value-type="float" office:value="-0.00852802861481905" calcext:value-type="float">
            <text:p>-0.0085280286</text:p>
          </table:table-cell>
          <table:table-cell table:style-name="Default" office:value-type="float" office:value="-0.000972877838648856" calcext:value-type="float">
            <text:p>-0.0009728778</text:p>
          </table:table-cell>
          <table:table-cell table:style-name="Default" office:value-type="float" office:value="0.138574153184891" calcext:value-type="float">
            <text:p>0.13857415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12295988947153" calcext:value-type="float">
            <text:p>-0.0011229599</text:p>
          </table:table-cell>
          <table:table-cell table:style-name="Default" office:value-type="float" office:value="0.0681891590356827" calcext:value-type="float">
            <text:p>0.068189159</text:p>
          </table:table-cell>
          <table:table-cell table:style-name="Default" office:value-type="float" office:value="-0.00124892592430115" calcext:value-type="float">
            <text:p>-0.0012489259</text:p>
          </table:table-cell>
          <table:table-cell table:style-name="Default" office:value-type="float" office:value="-0.00997879542410374" calcext:value-type="float">
            <text:p>-0.0099787954</text:p>
          </table:table-cell>
          <table:table-cell table:style-name="Default" office:value-type="float" office:value="-0.00113333424087614" calcext:value-type="float">
            <text:p>-0.0011333342</text:p>
          </table:table-cell>
          <table:table-cell table:style-name="Default" office:value-type="float" office:value="0.137488380074501" calcext:value-type="float">
            <text:p>0.13748838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33197591640055" calcext:value-type="float">
            <text:p>-0.0013319759</text:p>
          </table:table-cell>
          <table:table-cell table:style-name="Default" office:value-type="float" office:value="0.0682312995195389" calcext:value-type="float">
            <text:p>0.0682312995</text:p>
          </table:table-cell>
          <table:table-cell table:style-name="Default" office:value-type="float" office:value="-0.00119415298104286" calcext:value-type="float">
            <text:p>-0.001194153</text:p>
          </table:table-cell>
          <table:table-cell table:style-name="Default" office:value-type="float" office:value="-0.0102754002436996" calcext:value-type="float">
            <text:p>-0.0102754002</text:p>
          </table:table-cell>
          <table:table-cell table:style-name="Default" office:value-type="float" office:value="-0.00116350257303566" calcext:value-type="float">
            <text:p>-0.0011635026</text:p>
          </table:table-cell>
          <table:table-cell table:style-name="Default" office:value-type="float" office:value="0.137016266584396" calcext:value-type="float">
            <text:p>0.13701626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2936670929194" calcext:value-type="float">
            <text:p>-0.0015293667</text:p>
          </table:table-cell>
          <table:table-cell table:style-name="Default" office:value-type="float" office:value="0.0682687684893608" calcext:value-type="float">
            <text:p>0.0682687685</text:p>
          </table:table-cell>
          <table:table-cell table:style-name="Default" office:value-type="float" office:value="-0.0011124461889267" calcext:value-type="float">
            <text:p>-0.0011124462</text:p>
          </table:table-cell>
          <table:table-cell table:style-name="Default" office:value-type="float" office:value="-0.0103516262024641" calcext:value-type="float">
            <text:p>-0.0103516262</text:p>
          </table:table-cell>
          <table:table-cell table:style-name="Default" office:value-type="float" office:value="-0.00116810377221555" calcext:value-type="float">
            <text:p>-0.0011681038</text:p>
          </table:table-cell>
          <table:table-cell table:style-name="Default" office:value-type="float" office:value="0.136589795351028" calcext:value-type="float">
            <text:p>0.13658979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88330095261335" calcext:value-type="float">
            <text:p>-0.001883301</text:p>
          </table:table-cell>
          <table:table-cell table:style-name="Default" office:value-type="float" office:value="0.0683306455612183" calcext:value-type="float">
            <text:p>0.0683306456</text:p>
          </table:table-cell>
          <table:table-cell table:style-name="Default" office:value-type="float" office:value="-0.000907070934772491" calcext:value-type="float">
            <text:p>-0.0009070709</text:p>
          </table:table-cell>
          <table:table-cell table:style-name="Default" office:value-type="float" office:value="-0.0099822161719203" calcext:value-type="float">
            <text:p>-0.0099822162</text:p>
          </table:table-cell>
          <table:table-cell table:style-name="Default" office:value-type="float" office:value="-0.00111791153904051" calcext:value-type="float">
            <text:p>-0.0011179115</text:p>
          </table:table-cell>
          <table:table-cell table:style-name="Default" office:value-type="float" office:value="0.135869443416595" calcext:value-type="float">
            <text:p>0.13586944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03709141351283" calcext:value-type="float">
            <text:p>-0.0020370914</text:p>
          </table:table-cell>
          <table:table-cell table:style-name="Default" office:value-type="float" office:value="0.068355493247509" calcext:value-type="float">
            <text:p>0.0683554932</text:p>
          </table:table-cell>
          <table:table-cell table:style-name="Default" office:value-type="float" office:value="-0.000797901302576065" calcext:value-type="float">
            <text:p>-0.0007979013</text:p>
          </table:table-cell>
          <table:table-cell table:style-name="Default" office:value-type="float" office:value="-0.00958962645381689" calcext:value-type="float">
            <text:p>-0.0095896265</text:p>
          </table:table-cell>
          <table:table-cell table:style-name="Default" office:value-type="float" office:value="-0.00106969242915511" calcext:value-type="float">
            <text:p>-0.0010696924</text:p>
          </table:table-cell>
          <table:table-cell table:style-name="Default" office:value-type="float" office:value="0.135573416948318" calcext:value-type="float">
            <text:p>0.13557341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7371457256377" calcext:value-type="float">
            <text:p>-0.0021737146</text:p>
          </table:table-cell>
          <table:table-cell table:style-name="Default" office:value-type="float" office:value="0.0683765783905983" calcext:value-type="float">
            <text:p>0.0683765784</text:p>
          </table:table-cell>
          <table:table-cell table:style-name="Default" office:value-type="float" office:value="-0.000691153109073639" calcext:value-type="float">
            <text:p>-0.0006911531</text:p>
          </table:table-cell>
          <table:table-cell table:style-name="Default" office:value-type="float" office:value="-0.00908499769866467" calcext:value-type="float">
            <text:p>-0.0090849977</text:p>
          </table:table-cell>
          <table:table-cell table:style-name="Default" office:value-type="float" office:value="-0.0010093831224367" calcext:value-type="float">
            <text:p>-0.0010093831</text:p>
          </table:table-cell>
          <table:table-cell table:style-name="Default" office:value-type="float" office:value="0.135319262742996" calcext:value-type="float">
            <text:p>0.135319262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39099189639092" calcext:value-type="float">
            <text:p>-0.0023909919</text:p>
          </table:table-cell>
          <table:table-cell table:style-name="Default" office:value-type="float" office:value="0.0684077888727188" calcext:value-type="float">
            <text:p>0.0684077889</text:p>
          </table:table-cell>
          <table:table-cell table:style-name="Default" office:value-type="float" office:value="-0.000497717410326004" calcext:value-type="float">
            <text:p>-0.0004977174</text:p>
          </table:table-cell>
          <table:table-cell table:style-name="Default" office:value-type="float" office:value="-0.00779786426573992" calcext:value-type="float">
            <text:p>-0.0077978643</text:p>
          </table:table-cell>
          <table:table-cell table:style-name="Default" office:value-type="float" office:value="-0.000859660853166133" calcext:value-type="float">
            <text:p>-0.0008596609</text:p>
          </table:table-cell>
          <table:table-cell table:style-name="Default" office:value-type="float" office:value="0.13493324816227" calcext:value-type="float">
            <text:p>0.13493324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2680154517293" calcext:value-type="float">
            <text:p>-0.0025268015</text:p>
          </table:table-cell>
          <table:table-cell table:style-name="Default" office:value-type="float" office:value="0.0684250593185425" calcext:value-type="float">
            <text:p>0.0684250593</text:p>
          </table:table-cell>
          <table:table-cell table:style-name="Default" office:value-type="float" office:value="-0.000342123210430145" calcext:value-type="float">
            <text:p>-0.0003421232</text:p>
          </table:table-cell>
          <table:table-cell table:style-name="Default" office:value-type="float" office:value="-0.00620889710262418" calcext:value-type="float">
            <text:p>-0.0062088971</text:p>
          </table:table-cell>
          <table:table-cell table:style-name="Default" office:value-type="float" office:value="-0.000679764896631241" calcext:value-type="float">
            <text:p>-0.0006797649</text:p>
          </table:table-cell>
          <table:table-cell table:style-name="Default" office:value-type="float" office:value="0.134707689285278" calcext:value-type="float">
            <text:p>0.13470768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6188516505063" calcext:value-type="float">
            <text:p>-0.0025618852</text:p>
          </table:table-cell>
          <table:table-cell table:style-name="Default" office:value-type="float" office:value="0.0684285312891007" calcext:value-type="float">
            <text:p>0.0684285313</text:p>
          </table:table-cell>
          <table:table-cell table:style-name="Default" office:value-type="float" office:value="-0.000279419124126434" calcext:value-type="float">
            <text:p>-0.0002794191</text:p>
          </table:table-cell>
          <table:table-cell table:style-name="Default" office:value-type="float" office:value="-0.00532007589936256" calcext:value-type="float">
            <text:p>-0.0053200759</text:p>
          </table:table-cell>
          <table:table-cell table:style-name="Default" office:value-type="float" office:value="-0.000580749125219882" calcext:value-type="float">
            <text:p>-0.0005807491</text:p>
          </table:table-cell>
          <table:table-cell table:style-name="Default" office:value-type="float" office:value="0.134655058383942" calcext:value-type="float">
            <text:p>0.1346550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38258267939" calcext:value-type="float">
            <text:p>-0.0025743826</text:p>
          </table:table-cell>
          <table:table-cell table:style-name="Default" office:value-type="float" office:value="0.0684270560741425" calcext:value-type="float">
            <text:p>0.0684270561</text:p>
          </table:table-cell>
          <table:table-cell table:style-name="Default" office:value-type="float" office:value="-0.000181134790182114" calcext:value-type="float">
            <text:p>-0.0001811348</text:p>
          </table:table-cell>
          <table:table-cell table:style-name="Default" office:value-type="float" office:value="-0.00350038916803896" calcext:value-type="float">
            <text:p>-0.0035003892</text:p>
          </table:table-cell>
          <table:table-cell table:style-name="Default" office:value-type="float" office:value="-0.000380530487746" calcext:value-type="float">
            <text:p>-0.0003805305</text:p>
          </table:table-cell>
          <table:table-cell table:style-name="Default" office:value-type="float" office:value="0.134650766849518" calcext:value-type="float">
            <text:p>0.13465076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65057075024" calcext:value-type="float">
            <text:p>-0.0025746506</text:p>
          </table:table-cell>
          <table:table-cell table:style-name="Default" office:value-type="float" office:value="0.068425789475441" calcext:value-type="float">
            <text:p>0.0684257895</text:p>
          </table:table-cell>
          <table:table-cell table:style-name="Default" office:value-type="float" office:value="-0.000145234167575836" calcext:value-type="float">
            <text:p>-0.0001452342</text:p>
          </table:table-cell>
          <table:table-cell table:style-name="Default" office:value-type="float" office:value="-0.00280035566538572" calcext:value-type="float">
            <text:p>-0.0028003557</text:p>
          </table:table-cell>
          <table:table-cell table:style-name="Default" office:value-type="float" office:value="-0.000304003129713237" calcext:value-type="float">
            <text:p>-0.0003040031</text:p>
          </table:table-cell>
          <table:table-cell table:style-name="Default" office:value-type="float" office:value="0.134657114744186" calcext:value-type="float">
            <text:p>0.13465711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08386857808" calcext:value-type="float">
            <text:p>-0.0025750839</text:p>
          </table:table-cell>
          <table:table-cell table:style-name="Default" office:value-type="float" office:value="0.0684239268302918" calcext:value-type="float">
            <text:p>0.0684239268</text:p>
          </table:table-cell>
          <table:table-cell table:style-name="Default" office:value-type="float" office:value="-0.0000932104885578156" calcext:value-type="float">
            <text:p>-9.32104885578156E-005</text:p>
          </table:table-cell>
          <table:table-cell table:style-name="Default" office:value-type="float" office:value="-0.0017922701081261" calcext:value-type="float">
            <text:p>-0.0017922701</text:p>
          </table:table-cell>
          <table:table-cell table:style-name="Default" office:value-type="float" office:value="-0.000194173931959085" calcext:value-type="float">
            <text:p>-0.0001941739</text:p>
          </table:table-cell>
          <table:table-cell table:style-name="Default" office:value-type="float" office:value="0.134666666388512" calcext:value-type="float">
            <text:p>0.13466666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33183321357" calcext:value-type="float">
            <text:p>-0.0025753318</text:p>
          </table:table-cell>
          <table:table-cell table:style-name="Default" office:value-type="float" office:value="0.0684226602315903" calcext:value-type="float">
            <text:p>0.0684226602</text:p>
          </table:table-cell>
          <table:table-cell table:style-name="Default" office:value-type="float" office:value="-0.0000597313046455383" calcext:value-type="float">
            <text:p>-5.97313046455383E-005</text:p>
          </table:table-cell>
          <table:table-cell table:style-name="Default" office:value-type="float" office:value="-0.00114707730244845" calcext:value-type="float">
            <text:p>-0.0011470773</text:p>
          </table:table-cell>
          <table:table-cell table:style-name="Default" office:value-type="float" office:value="-0.000124111873446964" calcext:value-type="float">
            <text:p>-0.0001241119</text:p>
          </table:table-cell>
          <table:table-cell table:style-name="Default" office:value-type="float" office:value="0.134672924876213" calcext:value-type="float">
            <text:p>0.13467292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43148472905" calcext:value-type="float">
            <text:p>-0.0025754315</text:p>
          </table:table-cell>
          <table:table-cell table:style-name="Default" office:value-type="float" office:value="0.0684222429990768" calcext:value-type="float">
            <text:p>0.068422243</text:p>
          </table:table-cell>
          <table:table-cell table:style-name="Default" office:value-type="float" office:value="-0.0000477954745292664" calcext:value-type="float">
            <text:p>-4.77954745292664E-005</text:p>
          </table:table-cell>
          <table:table-cell table:style-name="Default" office:value-type="float" office:value="-0.000917665078304708" calcext:value-type="float">
            <text:p>-0.0009176651</text:p>
          </table:table-cell>
          <table:table-cell table:style-name="Default" office:value-type="float" office:value="-0.0000992445420706645" calcext:value-type="float">
            <text:p>-9.92445420706645E-005</text:p>
          </table:table-cell>
          <table:table-cell table:style-name="Default" office:value-type="float" office:value="0.134675160050392" calcext:value-type="float">
            <text:p>0.13467516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52228868008" calcext:value-type="float">
            <text:p>-0.0025755223</text:p>
          </table:table-cell>
          <table:table-cell table:style-name="Default" office:value-type="float" office:value="0.0684218779206276" calcext:value-type="float">
            <text:p>0.0684218779</text:p>
          </table:table-cell>
          <table:table-cell table:style-name="Default" office:value-type="float" office:value="-0.0000382028520107269" calcext:value-type="float">
            <text:p>-3.82028520107269E-005</text:p>
          </table:table-cell>
          <table:table-cell table:style-name="Default" office:value-type="float" office:value="-0.00073413533391431" calcext:value-type="float">
            <text:p>-0.0007341353</text:p>
          </table:table-cell>
          <table:table-cell table:style-name="Default" office:value-type="float" office:value="-0.0000793667131802067" calcext:value-type="float">
            <text:p>-7.93667131802067E-005</text:p>
          </table:table-cell>
          <table:table-cell table:style-name="Default" office:value-type="float" office:value="0.13467700779438" calcext:value-type="float">
            <text:p>0.13467700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2333717942" calcext:value-type="float">
            <text:p>-0.0025756233</text:p>
          </table:table-cell>
          <table:table-cell table:style-name="Default" office:value-type="float" office:value="0.0684213563799858" calcext:value-type="float">
            <text:p>0.0684213564</text:p>
          </table:table-cell>
          <table:table-cell table:style-name="Default" office:value-type="float" office:value="-0.0000244155526161194" calcext:value-type="float">
            <text:p>-2.44155526161194E-005</text:p>
          </table:table-cell>
          <table:table-cell table:style-name="Default" office:value-type="float" office:value="-0.00046984656364657" calcext:value-type="float">
            <text:p>-0.0004698466</text:p>
          </table:table-cell>
          <table:table-cell table:style-name="Default" office:value-type="float" office:value="-0.0000507694203406572" calcext:value-type="float">
            <text:p>-5.07694203406572E-005</text:p>
          </table:table-cell>
          <table:table-cell table:style-name="Default" office:value-type="float" office:value="0.134679660201073" calcext:value-type="float">
            <text:p>0.13467966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6082291305" calcext:value-type="float">
            <text:p>-0.0025756608</text:p>
          </table:table-cell>
          <table:table-cell table:style-name="Default" office:value-type="float" office:value="0.0684211477637291" calcext:value-type="float">
            <text:p>0.0684211478</text:p>
          </table:table-cell>
          <table:table-cell table:style-name="Default" office:value-type="float" office:value="-0.0000194944441318512" calcext:value-type="float">
            <text:p>-1.94944441318512E-005</text:p>
          </table:table-cell>
          <table:table-cell table:style-name="Default" office:value-type="float" office:value="-0.000375877920305356" calcext:value-type="float">
            <text:p>-0.0003758779</text:p>
          </table:table-cell>
          <table:table-cell table:style-name="Default" office:value-type="float" office:value="-0.0000406082981498912" calcext:value-type="float">
            <text:p>-4.06082981498912E-005</text:p>
          </table:table-cell>
          <table:table-cell table:style-name="Default" office:value-type="float" office:value="0.134680539369583" calcext:value-type="float">
            <text:p>0.13468053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8364031613" calcext:value-type="float">
            <text:p>-0.0025756836</text:p>
          </table:table-cell>
          <table:table-cell table:style-name="Default" office:value-type="float" office:value="0.0684209987521172" calcext:value-type="float">
            <text:p>0.0684209988</text:p>
          </table:table-cell>
          <table:table-cell table:style-name="Default" office:value-type="float" office:value="-0.0000155344605445862" calcext:value-type="float">
            <text:p>-1.55344605445862E-005</text:p>
          </table:table-cell>
          <table:table-cell table:style-name="Default" office:value-type="float" office:value="-0.000300700863590464" calcext:value-type="float">
            <text:p>-0.0003007009</text:p>
          </table:table-cell>
          <table:table-cell table:style-name="Default" office:value-type="float" office:value="-0.0000324824286508374" calcext:value-type="float">
            <text:p>-3.24824286508374E-005</text:p>
          </table:table-cell>
          <table:table-cell table:style-name="Default" office:value-type="float" office:value="0.134681269526482" calcext:value-type="float">
            <text:p>0.13468126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1809925139" calcext:value-type="float">
            <text:p>-0.0025757181</text:p>
          </table:table-cell>
          <table:table-cell table:style-name="Default" office:value-type="float" office:value="0.0684208124876022" calcext:value-type="float">
            <text:p>0.0684208125</text:p>
          </table:table-cell>
          <table:table-cell table:style-name="Default" office:value-type="float" office:value="-0.00000989809632301331" calcext:value-type="float">
            <text:p>-9.89809632301331E-006</text:p>
          </table:table-cell>
          <table:table-cell table:style-name="Default" office:value-type="float" office:value="-0.000192447230801918" calcext:value-type="float">
            <text:p>-0.0001924472</text:p>
          </table:table-cell>
          <table:table-cell table:style-name="Default" office:value-type="float" office:value="-0.0000207855046028271" calcext:value-type="float">
            <text:p>-2.07855046028271E-005</text:p>
          </table:table-cell>
          <table:table-cell table:style-name="Default" office:value-type="float" office:value="0.134682446718216" calcext:value-type="float">
            <text:p>0.134682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232535601" calcext:value-type="float">
            <text:p>-0.0025757523</text:p>
          </table:table-cell>
          <table:table-cell table:style-name="Default" office:value-type="float" office:value="0.0684207305312157" calcext:value-type="float">
            <text:p>0.0684207305</text:p>
          </table:table-cell>
          <table:table-cell table:style-name="Default" office:value-type="float" office:value="-0.00000787153840065002" calcext:value-type="float">
            <text:p>-7.87153840065002E-006</text:p>
          </table:table-cell>
          <table:table-cell table:style-name="Default" office:value-type="float" office:value="-0.000153959088493139" calcext:value-type="float">
            <text:p>-0.0001539591</text:p>
          </table:table-cell>
          <table:table-cell table:style-name="Default" office:value-type="float" office:value="-0.0000166274367074948" calcext:value-type="float">
            <text:p>-1.66274367074948E-005</text:p>
          </table:table-cell>
          <table:table-cell table:style-name="Default" office:value-type="float" office:value="0.134682819247246" calcext:value-type="float">
            <text:p>0.1346828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535215437" calcext:value-type="float">
            <text:p>-0.0025757554</text:p>
          </table:table-cell>
          <table:table-cell table:style-name="Default" office:value-type="float" office:value="0.0684205889701843" calcext:value-type="float">
            <text:p>0.068420589</text:p>
          </table:table-cell>
          <table:table-cell table:style-name="Default" office:value-type="float" office:value="-0.00000497326254844666" calcext:value-type="float">
            <text:p>-4.97326254844666E-006</text:p>
          </table:table-cell>
          <table:table-cell table:style-name="Default" office:value-type="float" office:value="-0.000098531942057889" calcext:value-type="float">
            <text:p>-9.8531942057889E-005</text:p>
          </table:table-cell>
          <table:table-cell table:style-name="Default" office:value-type="float" office:value="-0.000010642101187841" calcext:value-type="float">
            <text:p>-1.0642101187841E-005</text:p>
          </table:table-cell>
          <table:table-cell table:style-name="Default" office:value-type="float" office:value="0.134683325886726" calcext:value-type="float">
            <text:p>0.13468332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37574929" calcext:value-type="float">
            <text:p>-0.0025757838</text:p>
          </table:table-cell>
          <table:table-cell table:style-name="Default" office:value-type="float" office:value="0.0684205591678619" calcext:value-type="float">
            <text:p>0.0684205592</text:p>
          </table:table-cell>
          <table:table-cell table:style-name="Default" office:value-type="float" office:value="-0.00000394135713577271" calcext:value-type="float">
            <text:p>-3.94135713577271E-006</text:p>
          </table:table-cell>
          <table:table-cell table:style-name="Default" office:value-type="float" office:value="-0.0000788253819337115" calcext:value-type="float">
            <text:p>-7.88253819337115E-005</text:p>
          </table:table-cell>
          <table:table-cell table:style-name="Default" office:value-type="float" office:value="-0.00000851385084388312" calcext:value-type="float">
            <text:p>-8.51385084388312E-006</text:p>
          </table:table-cell>
          <table:table-cell table:style-name="Default" office:value-type="float" office:value="0.134683609008789" calcext:value-type="float">
            <text:p>0.1346836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096352518" calcext:value-type="float">
            <text:p>-0.002575781</text:p>
          </table:table-cell>
          <table:table-cell table:style-name="Default" office:value-type="float" office:value="0.0684205144643784" calcext:value-type="float">
            <text:p>0.0684205145</text:p>
          </table:table-cell>
          <table:table-cell table:style-name="Default" office:value-type="float" office:value="-0.00000248104333877563" calcext:value-type="float">
            <text:p>-0.000002481</text:p>
          </table:table-cell>
          <table:table-cell table:style-name="Default" office:value-type="float" office:value="-0.0000504497365909629" calcext:value-type="float">
            <text:p>-5.04497365909629E-005</text:p>
          </table:table-cell>
          <table:table-cell table:style-name="Default" office:value-type="float" office:value="-0.00000544962722415221" calcext:value-type="float">
            <text:p>-5.44962722415221E-006</text:p>
          </table:table-cell>
          <table:table-cell table:style-name="Default" office:value-type="float" office:value="0.134683817625046" calcext:value-type="float">
            <text:p>0.13468381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701712191" calcext:value-type="float">
            <text:p>-0.002575787</text:p>
          </table:table-cell>
          <table:table-cell table:style-name="Default" office:value-type="float" office:value="0.0684204772114754" calcext:value-type="float">
            <text:p>0.0684204772</text:p>
          </table:table-cell>
          <table:table-cell table:style-name="Default" office:value-type="float" office:value="-0.00000194460153579712" calcext:value-type="float">
            <text:p>-1.94460153579712E-006</text:p>
          </table:table-cell>
          <table:table-cell table:style-name="Default" office:value-type="float" office:value="-0.0000403594603994861" calcext:value-type="float">
            <text:p>-4.03594603994861E-005</text:p>
          </table:table-cell>
          <table:table-cell table:style-name="Default" office:value-type="float" office:value="-0.00000435976744483924" calcext:value-type="float">
            <text:p>-4.35976744483924E-006</text:p>
          </table:table-cell>
          <table:table-cell table:style-name="Default" office:value-type="float" office:value="0.134683951735497" calcext:value-type="float">
            <text:p>0.1346839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7747106552" calcext:value-type="float">
            <text:p>-0.0025757775</text:p>
          </table:table-cell>
          <table:table-cell table:style-name="Default" office:value-type="float" office:value="0.0684204548597336" calcext:value-type="float">
            <text:p>0.0684204549</text:p>
          </table:table-cell>
          <table:table-cell table:style-name="Default" office:value-type="float" office:value="-0.00000117719173431396" calcext:value-type="float">
            <text:p>-1.17719173431396E-006</text:p>
          </table:table-cell>
          <table:table-cell table:style-name="Default" office:value-type="float" office:value="-0.0000258328709605848" calcext:value-type="float">
            <text:p>-2.58328709605848E-005</text:p>
          </table:table-cell>
          <table:table-cell table:style-name="Default" office:value-type="float" office:value="-0.00000279010487247433" calcext:value-type="float">
            <text:p>-2.79010487247433E-006</text:p>
          </table:table-cell>
          <table:table-cell table:style-name="Default" office:value-type="float" office:value="0.134684100747108" calcext:value-type="float">
            <text:p>0.1346841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655146062" calcext:value-type="float">
            <text:p>-0.002575786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692903995513916" calcext:value-type="float">
            <text:p>-6.92903995513916E-007</text:p>
          </table:table-cell>
          <table:table-cell table:style-name="Default" office:value-type="float" office:value="-0.0000165329056471819" calcext:value-type="float">
            <text:p>-1.65329056471819E-005</text:p>
          </table:table-cell>
          <table:table-cell table:style-name="Default" office:value-type="float" office:value="-0.00000178665868588723" calcext:value-type="float">
            <text:p>-1.78665868588723E-006</text:p>
          </table:table-cell>
          <table:table-cell table:style-name="Default" office:value-type="float" office:value="0.134684205055237" calcext:value-type="float">
            <text:p>0.13468420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400204122" calcext:value-type="float">
            <text:p>-0.002575794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-0.000000361353158950806" calcext:value-type="float">
            <text:p>-3.61353158950806E-007</text:p>
          </table:table-cell>
          <table:table-cell table:style-name="Default" office:value-type="float" office:value="-0.0000105778026409098" calcext:value-type="float">
            <text:p>-1.05778026409098E-005</text:p>
          </table:table-cell>
          <table:table-cell table:style-name="Default" office:value-type="float" office:value="-0.0000011442762115621" calcext:value-type="float">
            <text:p>-1.1442762115621E-006</text:p>
          </table:table-cell>
          <table:table-cell table:style-name="Default" office:value-type="float" office:value="0.13468424975872" calcext:value-type="float">
            <text:p>0.13468424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563185573" calcext:value-type="float">
            <text:p>-0.002575795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245869159698486" calcext:value-type="float">
            <text:p>-2.45869159698486E-007</text:p>
          </table:table-cell>
          <table:table-cell table:style-name="Default" office:value-type="float" office:value="-0.00000846234433993232" calcext:value-type="float">
            <text:p>-8.46234433993232E-006</text:p>
          </table:table-cell>
          <table:table-cell table:style-name="Default" office:value-type="float" office:value="-0.000000916057160793571" calcext:value-type="float">
            <text:p>-9.16057160793571E-007</text:p>
          </table:table-cell>
          <table:table-cell table:style-name="Default" office:value-type="float" office:value="0.134684279561043" calcext:value-type="float">
            <text:p>0.13468427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41074276" calcext:value-type="float">
            <text:p>-0.0025758054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126659870147705" calcext:value-type="float">
            <text:p>-1.26659870147705E-007</text:p>
          </table:table-cell>
          <table:table-cell table:style-name="Default" office:value-type="float" office:value="-0.00000541659437658382" calcext:value-type="float">
            <text:p>-5.41659437658382E-006</text:p>
          </table:table-cell>
          <table:table-cell table:style-name="Default" office:value-type="float" office:value="-0.000000586848670991458" calcext:value-type="float">
            <text:p>-5.86848670991458E-007</text:p>
          </table:table-cell>
          <table:table-cell table:style-name="Default" office:value-type="float" office:value="0.134684294462204" calcext:value-type="float">
            <text:p>0.13468429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308243632" calcext:value-type="float">
            <text:p>-0.0025758031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-0.00000000372529029846191" calcext:value-type="float">
            <text:p>-3.72529029846191E-009</text:p>
          </table:table-cell>
          <table:table-cell table:style-name="Default" office:value-type="float" office:value="-0.00000346978049492463" calcext:value-type="float">
            <text:p>-3.46978049492463E-006</text:p>
          </table:table-cell>
          <table:table-cell table:style-name="Default" office:value-type="float" office:value="-0.000000376008330249533" calcext:value-type="float">
            <text:p>-0.000000376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27338791" calcext:value-type="float">
            <text:p>-0.0025758073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0.000000115483999252319" calcext:value-type="float">
            <text:p>1.15483999252319E-007</text:p>
          </table:table-cell>
          <table:table-cell table:style-name="Default" office:value-type="float" office:value="-0.00000222309154196409" calcext:value-type="float">
            <text:p>-2.22309154196409E-006</text:p>
          </table:table-cell>
          <table:table-cell table:style-name="Default" office:value-type="float" office:value="-0.000000241242872789371" calcext:value-type="float">
            <text:p>-2.41242872789371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17508864402771" calcext:value-type="float">
            <text:p>1.7508864402771E-007</text:p>
          </table:table-cell>
          <table:table-cell table:style-name="Default" office:value-type="float" office:value="-0.00000113570263238216" calcext:value-type="float">
            <text:p>-1.13570263238216E-006</text:p>
          </table:table-cell>
          <table:table-cell table:style-name="Default" office:value-type="float" office:value="-0.000000124371439369497" calcext:value-type="float">
            <text:p>-1.24371439369497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1165676116943" calcext:value-type="float">
            <text:p>2.01165676116943E-007</text:p>
          </table:table-cell>
          <table:table-cell table:style-name="Default" office:value-type="float" office:value="-0.000000909290861272893" calcext:value-type="float">
            <text:p>-9.09290861272893E-007</text:p>
          </table:table-cell>
          <table:table-cell table:style-name="Default" office:value-type="float" office:value="-0.0000000993355513401184" calcext:value-type="float">
            <text:p>-9.93355513401184E-008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843754113" calcext:value-type="float">
            <text:p>-0.0025758084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4890966415405" calcext:value-type="float">
            <text:p>2.04890966415405E-007</text:p>
          </table:table-cell>
          <table:table-cell table:style-name="Default" office:value-type="float" office:value="-0.000000579541847400833" calcext:value-type="float">
            <text:p>-5.79541847400833E-007</text:p>
          </table:table-cell>
          <table:table-cell table:style-name="Default" office:value-type="float" office:value="-0.0000000645930740006406" calcext:value-type="float">
            <text:p>-6.45930740006406E-008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075412989" calcext:value-type="float">
            <text:p>-0.0025758008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36878972764498" calcext:value-type="float">
            <text:p>-3.6878972764498E-007</text:p>
          </table:table-cell>
          <table:table-cell table:style-name="Default" office:value-type="float" office:value="-0.0000000432272919681509" calcext:value-type="float">
            <text:p>-4.32272919681509E-008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0137589" calcext:value-type="float">
            <text:p>-0.002575804</text:p>
          </table:table-cell>
          <table:table-cell table:style-name="Default" office:value-type="float" office:value="0.0684203878045082" calcext:value-type="float">
            <text:p>0.0684203878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2977090218792" calcext:value-type="float">
            <text:p>-2.977090218792E-007</text:p>
          </table:table-cell>
          <table:table-cell table:style-name="Default" office:value-type="float" office:value="-0.0000000348215571932542" calcext:value-type="float">
            <text:p>-3.48215571932542E-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3952550888" calcext:value-type="float">
            <text:p>0.0684203953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194010567611258" calcext:value-type="float">
            <text:p>-0.000000194</text:p>
          </table:table-cell>
          <table:table-cell table:style-name="Default" office:value-type="float" office:value="-0.0000000228148202552347" calcext:value-type="float">
            <text:p>-2.28148202552347E-008</text:p>
          </table:table-cell>
          <table:table-cell table:style-name="Default" office:value-type="float" office:value="0.134684398770332" calcext:value-type="float">
            <text:p>0.1346843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100162566241124" calcext:value-type="float">
            <text:p>-1.00162566241124E-007</text:p>
          </table:table-cell>
          <table:table-cell table:style-name="Default" office:value-type="float" office:value="-0.0000000135043736193552" calcext:value-type="float">
            <text:p>-1.3504373619355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94508147" calcext:value-type="float">
            <text:p>-0.002575804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809671760748643" calcext:value-type="float">
            <text:p>-0.000000081</text:p>
          </table:table-cell>
          <table:table-cell table:style-name="Default" office:value-type="float" office:value="-0.0000000113320215433532" calcext:value-type="float">
            <text:p>-1.1332021543353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6435734" calcext:value-type="float">
            <text:p>-0.002575805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540503251045266" calcext:value-type="float">
            <text:p>-5.40503251045266E-008</text:p>
          </table:table-cell>
          <table:table-cell table:style-name="Default" office:value-type="float" office:value="-0.00000000801471244926688" calcext:value-type="float">
            <text:p>-0.000000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57489598" calcext:value-type="float">
            <text:p>-0.002575806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463288429841668" calcext:value-type="float">
            <text:p>-4.63288429841668E-008</text:p>
          </table:table-cell>
          <table:table-cell table:style-name="Default" office:value-type="float" office:value="-0.00000000686975232255804" calcext:value-type="float">
            <text:p>-6.86975232255804E-009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87640405" calcext:value-type="float">
            <text:p>-0.002575805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386434741983521" calcext:value-type="float">
            <text:p>-3.86434741983521E-008</text:p>
          </table:table-cell>
          <table:table-cell table:style-name="Default" office:value-type="float" office:value="-0.00000000595480864618025" calcext:value-type="float">
            <text:p>-0.000000006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80772662" calcext:value-type="float">
            <text:p>-0.0025758068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89735790914847" calcext:value-type="float">
            <text:p>-0.000000029</text:p>
          </table:table-cell>
          <table:table-cell table:style-name="Default" office:value-type="float" office:value="-0.00000000440860281614164" calcext:value-type="float">
            <text:p>-4.40860281614164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51489424840656" calcext:value-type="float">
            <text:p>-2.51489424840656E-008</text:p>
          </table:table-cell>
          <table:table-cell table:style-name="Default" office:value-type="float" office:value="-0.00000000406613898107366" calcext:value-type="float">
            <text:p>-4.0661389810736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12521058529092" calcext:value-type="float">
            <text:p>-2.12521058529092E-008</text:p>
          </table:table-cell>
          <table:table-cell table:style-name="Default" office:value-type="float" office:value="-0.00000000326364402170043" calcext:value-type="float">
            <text:p>-3.2636440217004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9339788437378" calcext:value-type="float">
            <text:p>-1.9339788437378E-008</text:p>
          </table:table-cell>
          <table:table-cell table:style-name="Default" office:value-type="float" office:value="-0.00000000309241166007723" calcext:value-type="float">
            <text:p>-3.0924116600772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5151482772453" calcext:value-type="float">
            <text:p>-1.55151482772453E-008</text:p>
          </table:table-cell>
          <table:table-cell table:style-name="Default" office:value-type="float" office:value="-0.00000000274994782500926" calcext:value-type="float">
            <text:p>-2.7499478250092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429500298647" calcext:value-type="float">
            <text:p>-1.54429500298647E-008</text:p>
          </table:table-cell>
          <table:table-cell table:style-name="Default" office:value-type="float" office:value="-0.00000000228991714479321" calcext:value-type="float">
            <text:p>-2.28991714479321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 table:number-rows-repeated="48">
          <table:table-cell table:style-name="Default" table:number-columns-repeated="36"/>
          <table:table-cell table:number-columns-repeated="988"/>
        </table:table-row>
        <table:table-row table:style-name="ro1" table:number-rows-repeated="139">
          <table:table-cell table:style-name="Default" table:number-columns-repeated="12"/>
          <table:table-cell table:number-columns-repeated="101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_MoCap" table:style-name="ta1">
        <table:table-column table:style-name="co4" table:number-columns-repeated="9" table:default-cell-style-name="ce1"/>
        <table:table-column table:style-name="co3" table:number-columns-repeated="1006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0.011248" calcext:value-type="float">
            <text:p>0.011248</text:p>
          </table:table-cell>
          <table:table-cell table:style-name="Default" office:value-type="float" office:value="0.067846" calcext:value-type="float">
            <text:p>0.067846</text:p>
          </table:table-cell>
          <table:table-cell table:style-name="Default" office:value-type="float" office:value="0.199624" calcext:value-type="float">
            <text:p>0.199624</text:p>
          </table:table-cell>
          <table:table-cell table:style-name="Default" office:value-type="float" office:value="0.002546" calcext:value-type="float">
            <text:p>0.002546</text:p>
          </table:table-cell>
          <table:table-cell table:style-name="Default" office:value-type="float" office:value="-0.062231" calcext:value-type="float">
            <text:p>-0.062231</text:p>
          </table:table-cell>
          <table:table-cell table:style-name="Default" office:value-type="float" office:value="0.001032" calcext:value-type="float">
            <text:p>0.0010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37" calcext:value-type="float">
            <text:p>0.011237</text:p>
          </table:table-cell>
          <table:table-cell table:style-name="Default" office:value-type="float" office:value="0.067844" calcext:value-type="float">
            <text:p>0.067844</text:p>
          </table:table-cell>
          <table:table-cell table:style-name="Default" office:value-type="float" office:value="0.19963" calcext:value-type="float">
            <text:p>0.19963</text:p>
          </table:table-cell>
          <table:table-cell table:style-name="Default" office:value-type="float" office:value="0.002663" calcext:value-type="float">
            <text:p>0.002663</text:p>
          </table:table-cell>
          <table:table-cell table:style-name="Default" office:value-type="float" office:value="-0.062237" calcext:value-type="float">
            <text:p>-0.062237</text:p>
          </table:table-cell>
          <table:table-cell table:style-name="Default" office:value-type="float" office:value="0.001095" calcext:value-type="float">
            <text:p>0.0010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28" calcext:value-type="float">
            <text:p>0.011228</text:p>
          </table:table-cell>
          <table:table-cell table:style-name="Default" office:value-type="float" office:value="0.067846" calcext:value-type="float">
            <text:p>0.067846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47" calcext:value-type="float">
            <text:p>0.002647</text:p>
          </table:table-cell>
          <table:table-cell table:style-name="Default" office:value-type="float" office:value="-0.062207" calcext:value-type="float">
            <text:p>-0.062207</text:p>
          </table:table-cell>
          <table:table-cell table:style-name="Default" office:value-type="float" office:value="0.001248" calcext:value-type="float">
            <text:p>0.001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2" calcext:value-type="float">
            <text:p>0.011212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26" calcext:value-type="float">
            <text:p>0.199626</text:p>
          </table:table-cell>
          <table:table-cell table:style-name="Default" office:value-type="float" office:value="0.002681" calcext:value-type="float">
            <text:p>0.002681</text:p>
          </table:table-cell>
          <table:table-cell table:style-name="Default" office:value-type="float" office:value="-0.062218" calcext:value-type="float">
            <text:p>-0.062218</text:p>
          </table:table-cell>
          <table:table-cell table:style-name="Default" office:value-type="float" office:value="0.001341" calcext:value-type="float">
            <text:p>0.001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02" calcext:value-type="float">
            <text:p>0.011202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25" calcext:value-type="float">
            <text:p>0.199625</text:p>
          </table:table-cell>
          <table:table-cell table:style-name="Default" office:value-type="float" office:value="0.002663" calcext:value-type="float">
            <text:p>0.002663</text:p>
          </table:table-cell>
          <table:table-cell table:style-name="Default" office:value-type="float" office:value="-0.0622" calcext:value-type="float">
            <text:p>-0.0622</text:p>
          </table:table-cell>
          <table:table-cell table:style-name="Default" office:value-type="float" office:value="0.001432" calcext:value-type="float">
            <text:p>0.0014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" calcext:value-type="float">
            <text:p>0.01119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32" calcext:value-type="float">
            <text:p>0.199632</text:p>
          </table:table-cell>
          <table:table-cell table:style-name="Default" office:value-type="float" office:value="0.002748" calcext:value-type="float">
            <text:p>0.002748</text:p>
          </table:table-cell>
          <table:table-cell table:style-name="Default" office:value-type="float" office:value="-0.062202" calcext:value-type="float">
            <text:p>-0.062202</text:p>
          </table:table-cell>
          <table:table-cell table:style-name="Default" office:value-type="float" office:value="0.001562" calcext:value-type="float">
            <text:p>0.0015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73" calcext:value-type="float">
            <text:p>0.011173</text:p>
          </table:table-cell>
          <table:table-cell table:style-name="Default" office:value-type="float" office:value="0.06782" calcext:value-type="float">
            <text:p>0.06782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76" calcext:value-type="float">
            <text:p>0.002676</text:p>
          </table:table-cell>
          <table:table-cell table:style-name="Default" office:value-type="float" office:value="-0.062185" calcext:value-type="float">
            <text:p>-0.062185</text:p>
          </table:table-cell>
          <table:table-cell table:style-name="Default" office:value-type="float" office:value="0.00165" calcext:value-type="float">
            <text:p>0.00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3" calcext:value-type="float">
            <text:p>0.011163</text:p>
          </table:table-cell>
          <table:table-cell table:style-name="Default" office:value-type="float" office:value="0.067807" calcext:value-type="float">
            <text:p>0.067807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2673" calcext:value-type="float">
            <text:p>0.002673</text:p>
          </table:table-cell>
          <table:table-cell table:style-name="Default" office:value-type="float" office:value="-0.062203" calcext:value-type="float">
            <text:p>-0.062203</text:p>
          </table:table-cell>
          <table:table-cell table:style-name="Default" office:value-type="float" office:value="0.001725" calcext:value-type="float">
            <text:p>0.001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67815" calcext:value-type="float">
            <text:p>0.067815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692" calcext:value-type="float">
            <text:p>0.002692</text:p>
          </table:table-cell>
          <table:table-cell table:style-name="Default" office:value-type="float" office:value="-0.062174" calcext:value-type="float">
            <text:p>-0.062174</text:p>
          </table:table-cell>
          <table:table-cell table:style-name="Default" office:value-type="float" office:value="0.001772" calcext:value-type="float">
            <text:p>0.0017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6" calcext:value-type="float">
            <text:p>0.011156</text:p>
          </table:table-cell>
          <table:table-cell table:style-name="Default" office:value-type="float" office:value="0.067811" calcext:value-type="float">
            <text:p>0.067811</text:p>
          </table:table-cell>
          <table:table-cell table:style-name="Default" office:value-type="float" office:value="0.199623" calcext:value-type="float">
            <text:p>0.199623</text:p>
          </table:table-cell>
          <table:table-cell table:style-name="Default" office:value-type="float" office:value="0.00272" calcext:value-type="float">
            <text:p>0.00272</text:p>
          </table:table-cell>
          <table:table-cell table:style-name="Default" office:value-type="float" office:value="-0.062181" calcext:value-type="float">
            <text:p>-0.062181</text:p>
          </table:table-cell>
          <table:table-cell table:style-name="Default" office:value-type="float" office:value="0.001824" calcext:value-type="float">
            <text:p>0.001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1" calcext:value-type="float">
            <text:p>0.011151</text:p>
          </table:table-cell>
          <table:table-cell table:style-name="Default" office:value-type="float" office:value="0.067802" calcext:value-type="float">
            <text:p>0.067802</text:p>
          </table:table-cell>
          <table:table-cell table:style-name="Default" office:value-type="float" office:value="0.199626" calcext:value-type="float">
            <text:p>0.199626</text:p>
          </table:table-cell>
          <table:table-cell table:style-name="Default" office:value-type="float" office:value="0.002637" calcext:value-type="float">
            <text:p>0.002637</text:p>
          </table:table-cell>
          <table:table-cell table:style-name="Default" office:value-type="float" office:value="-0.062158" calcext:value-type="float">
            <text:p>-0.062158</text:p>
          </table:table-cell>
          <table:table-cell table:style-name="Default" office:value-type="float" office:value="0.001876" calcext:value-type="float">
            <text:p>0.0018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12" calcext:value-type="float">
            <text:p>0.067812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73" calcext:value-type="float">
            <text:p>0.00273</text:p>
          </table:table-cell>
          <table:table-cell table:style-name="Default" office:value-type="float" office:value="-0.06219" calcext:value-type="float">
            <text:p>-0.06219</text:p>
          </table:table-cell>
          <table:table-cell table:style-name="Default" office:value-type="float" office:value="0.001859" calcext:value-type="float">
            <text:p>0.0018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1" calcext:value-type="float">
            <text:p>0.011121</text:p>
          </table:table-cell>
          <table:table-cell table:style-name="Default" office:value-type="float" office:value="0.067783" calcext:value-type="float">
            <text:p>0.067783</text:p>
          </table:table-cell>
          <table:table-cell table:style-name="Default" office:value-type="float" office:value="0.199634" calcext:value-type="float">
            <text:p>0.199634</text:p>
          </table:table-cell>
          <table:table-cell table:style-name="Default" office:value-type="float" office:value="0.002975" calcext:value-type="float">
            <text:p>0.002975</text:p>
          </table:table-cell>
          <table:table-cell table:style-name="Default" office:value-type="float" office:value="-0.062176" calcext:value-type="float">
            <text:p>-0.062176</text:p>
          </table:table-cell>
          <table:table-cell table:style-name="Default" office:value-type="float" office:value="0.001886" calcext:value-type="float">
            <text:p>0.001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1" calcext:value-type="float">
            <text:p>0.011141</text:p>
          </table:table-cell>
          <table:table-cell table:style-name="Default" office:value-type="float" office:value="0.067803" calcext:value-type="float">
            <text:p>0.067803</text:p>
          </table:table-cell>
          <table:table-cell table:style-name="Default" office:value-type="float" office:value="0.199627" calcext:value-type="float">
            <text:p>0.199627</text:p>
          </table:table-cell>
          <table:table-cell table:style-name="Default" office:value-type="float" office:value="0.002639" calcext:value-type="float">
            <text:p>0.002639</text:p>
          </table:table-cell>
          <table:table-cell table:style-name="Default" office:value-type="float" office:value="-0.062179" calcext:value-type="float">
            <text:p>-0.062179</text:p>
          </table:table-cell>
          <table:table-cell table:style-name="Default" office:value-type="float" office:value="0.001877" calcext:value-type="float">
            <text:p>0.001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2" calcext:value-type="float">
            <text:p>0.011102</text:p>
          </table:table-cell>
          <table:table-cell table:style-name="Default" office:value-type="float" office:value="0.067797" calcext:value-type="float">
            <text:p>0.067797</text:p>
          </table:table-cell>
          <table:table-cell table:style-name="Default" office:value-type="float" office:value="0.199635" calcext:value-type="float">
            <text:p>0.199635</text:p>
          </table:table-cell>
          <table:table-cell table:style-name="Default" office:value-type="float" office:value="0.003036" calcext:value-type="float">
            <text:p>0.003036</text:p>
          </table:table-cell>
          <table:table-cell table:style-name="Default" office:value-type="float" office:value="-0.062153" calcext:value-type="float">
            <text:p>-0.062153</text:p>
          </table:table-cell>
          <table:table-cell table:style-name="Default" office:value-type="float" office:value="0.001875" calcext:value-type="float">
            <text:p>0.0018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08" calcext:value-type="float">
            <text:p>0.067808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658" calcext:value-type="float">
            <text:p>0.002658</text:p>
          </table:table-cell>
          <table:table-cell table:style-name="Default" office:value-type="float" office:value="-0.062207" calcext:value-type="float">
            <text:p>-0.062207</text:p>
          </table:table-cell>
          <table:table-cell table:style-name="Default" office:value-type="float" office:value="0.001807" calcext:value-type="float">
            <text:p>0.0018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9" calcext:value-type="float">
            <text:p>0.011149</text:p>
          </table:table-cell>
          <table:table-cell table:style-name="Default" office:value-type="float" office:value="0.067803" calcext:value-type="float">
            <text:p>0.067803</text:p>
          </table:table-cell>
          <table:table-cell table:style-name="Default" office:value-type="float" office:value="0.199623" calcext:value-type="float">
            <text:p>0.199623</text:p>
          </table:table-cell>
          <table:table-cell table:style-name="Default" office:value-type="float" office:value="0.002648" calcext:value-type="float">
            <text:p>0.002648</text:p>
          </table:table-cell>
          <table:table-cell table:style-name="Default" office:value-type="float" office:value="-0.062187" calcext:value-type="float">
            <text:p>-0.062187</text:p>
          </table:table-cell>
          <table:table-cell table:style-name="Default" office:value-type="float" office:value="0.001776" calcext:value-type="float">
            <text:p>0.0017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6" calcext:value-type="float">
            <text:p>0.011136</text:p>
          </table:table-cell>
          <table:table-cell table:style-name="Default" office:value-type="float" office:value="0.067792" calcext:value-type="float">
            <text:p>0.067792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921" calcext:value-type="float">
            <text:p>0.002921</text:p>
          </table:table-cell>
          <table:table-cell table:style-name="Default" office:value-type="float" office:value="-0.062225" calcext:value-type="float">
            <text:p>-0.062225</text:p>
          </table:table-cell>
          <table:table-cell table:style-name="Default" office:value-type="float" office:value="0.001724" calcext:value-type="float">
            <text:p>0.001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7" calcext:value-type="float">
            <text:p>0.011147</text:p>
          </table:table-cell>
          <table:table-cell table:style-name="Default" office:value-type="float" office:value="0.067813" calcext:value-type="float">
            <text:p>0.067813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94" calcext:value-type="float">
            <text:p>0.002694</text:p>
          </table:table-cell>
          <table:table-cell table:style-name="Default" office:value-type="float" office:value="-0.062226" calcext:value-type="float">
            <text:p>-0.062226</text:p>
          </table:table-cell>
          <table:table-cell table:style-name="Default" office:value-type="float" office:value="0.001745" calcext:value-type="float">
            <text:p>0.0017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7" calcext:value-type="float">
            <text:p>0.011147</text:p>
          </table:table-cell>
          <table:table-cell table:style-name="Default" office:value-type="float" office:value="0.067802" calcext:value-type="float">
            <text:p>0.067802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2638" calcext:value-type="float">
            <text:p>0.002638</text:p>
          </table:table-cell>
          <table:table-cell table:style-name="Default" office:value-type="float" office:value="-0.062223" calcext:value-type="float">
            <text:p>-0.062223</text:p>
          </table:table-cell>
          <table:table-cell table:style-name="Default" office:value-type="float" office:value="0.001747" calcext:value-type="float">
            <text:p>0.0017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8" calcext:value-type="float">
            <text:p>0.011148</text:p>
          </table:table-cell>
          <table:table-cell table:style-name="Default" office:value-type="float" office:value="0.067809" calcext:value-type="float">
            <text:p>0.067809</text:p>
          </table:table-cell>
          <table:table-cell table:style-name="Default" office:value-type="float" office:value="0.199633" calcext:value-type="float">
            <text:p>0.199633</text:p>
          </table:table-cell>
          <table:table-cell table:style-name="Default" office:value-type="float" office:value="0.002671" calcext:value-type="float">
            <text:p>0.002671</text:p>
          </table:table-cell>
          <table:table-cell table:style-name="Default" office:value-type="float" office:value="-0.062225" calcext:value-type="float">
            <text:p>-0.062225</text:p>
          </table:table-cell>
          <table:table-cell table:style-name="Default" office:value-type="float" office:value="0.001762" calcext:value-type="float">
            <text:p>0.0017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12" calcext:value-type="float">
            <text:p>0.067812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728" calcext:value-type="float">
            <text:p>0.002728</text:p>
          </table:table-cell>
          <table:table-cell table:style-name="Default" office:value-type="float" office:value="-0.062223" calcext:value-type="float">
            <text:p>-0.062223</text:p>
          </table:table-cell>
          <table:table-cell table:style-name="Default" office:value-type="float" office:value="0.001767" calcext:value-type="float">
            <text:p>0.0017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4" calcext:value-type="float">
            <text:p>0.011144</text:p>
          </table:table-cell>
          <table:table-cell table:style-name="Default" office:value-type="float" office:value="0.067793" calcext:value-type="float">
            <text:p>0.067793</text:p>
          </table:table-cell>
          <table:table-cell table:style-name="Default" office:value-type="float" office:value="0.19963" calcext:value-type="float">
            <text:p>0.19963</text:p>
          </table:table-cell>
          <table:table-cell table:style-name="Default" office:value-type="float" office:value="0.002667" calcext:value-type="float">
            <text:p>0.002667</text:p>
          </table:table-cell>
          <table:table-cell table:style-name="Default" office:value-type="float" office:value="-0.062224" calcext:value-type="float">
            <text:p>-0.062224</text:p>
          </table:table-cell>
          <table:table-cell table:style-name="Default" office:value-type="float" office:value="0.001795" calcext:value-type="float">
            <text:p>0.001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" calcext:value-type="float">
            <text:p>0.01115</text:p>
          </table:table-cell>
          <table:table-cell table:style-name="Default" office:value-type="float" office:value="0.067798" calcext:value-type="float">
            <text:p>0.067798</text:p>
          </table:table-cell>
          <table:table-cell table:style-name="Default" office:value-type="float" office:value="0.199635" calcext:value-type="float">
            <text:p>0.199635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-0.062209" calcext:value-type="float">
            <text:p>-0.062209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1" calcext:value-type="float">
            <text:p>0.011151</text:p>
          </table:table-cell>
          <table:table-cell table:style-name="Default" office:value-type="float" office:value="0.067806" calcext:value-type="float">
            <text:p>0.067806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2715" calcext:value-type="float">
            <text:p>0.002715</text:p>
          </table:table-cell>
          <table:table-cell table:style-name="Default" office:value-type="float" office:value="-0.062211" calcext:value-type="float">
            <text:p>-0.062211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1" calcext:value-type="float">
            <text:p>0.011131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292" calcext:value-type="float">
            <text:p>0.00292</text:p>
          </table:table-cell>
          <table:table-cell table:style-name="Default" office:value-type="float" office:value="-0.062241" calcext:value-type="float">
            <text:p>-0.062241</text:p>
          </table:table-cell>
          <table:table-cell table:style-name="Default" office:value-type="float" office:value="0.001772" calcext:value-type="float">
            <text:p>0.0017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6" calcext:value-type="float">
            <text:p>0.011126</text:p>
          </table:table-cell>
          <table:table-cell table:style-name="Default" office:value-type="float" office:value="0.06777" calcext:value-type="float">
            <text:p>0.06777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3019" calcext:value-type="float">
            <text:p>0.003019</text:p>
          </table:table-cell>
          <table:table-cell table:style-name="Default" office:value-type="float" office:value="-0.062233" calcext:value-type="float">
            <text:p>-0.062233</text:p>
          </table:table-cell>
          <table:table-cell table:style-name="Default" office:value-type="float" office:value="0.001784" calcext:value-type="float">
            <text:p>0.0017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5" calcext:value-type="float">
            <text:p>0.011125</text:p>
          </table:table-cell>
          <table:table-cell table:style-name="Default" office:value-type="float" office:value="0.067806" calcext:value-type="float">
            <text:p>0.067806</text:p>
          </table:table-cell>
          <table:table-cell table:style-name="Default" office:value-type="float" office:value="0.199641" calcext:value-type="float">
            <text:p>0.199641</text:p>
          </table:table-cell>
          <table:table-cell table:style-name="Default" office:value-type="float" office:value="0.002804" calcext:value-type="float">
            <text:p>0.002804</text:p>
          </table:table-cell>
          <table:table-cell table:style-name="Default" office:value-type="float" office:value="-0.062143" calcext:value-type="float">
            <text:p>-0.062143</text:p>
          </table:table-cell>
          <table:table-cell table:style-name="Default" office:value-type="float" office:value="0.001811" calcext:value-type="float">
            <text:p>0.0018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18" calcext:value-type="float">
            <text:p>0.011118</text:p>
          </table:table-cell>
          <table:table-cell table:style-name="Default" office:value-type="float" office:value="0.067762" calcext:value-type="float">
            <text:p>0.067762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037" calcext:value-type="float">
            <text:p>0.003037</text:p>
          </table:table-cell>
          <table:table-cell table:style-name="Default" office:value-type="float" office:value="-0.062203" calcext:value-type="float">
            <text:p>-0.062203</text:p>
          </table:table-cell>
          <table:table-cell table:style-name="Default" office:value-type="float" office:value="0.001848" calcext:value-type="float">
            <text:p>0.0018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8" calcext:value-type="float">
            <text:p>0.011128</text:p>
          </table:table-cell>
          <table:table-cell table:style-name="Default" office:value-type="float" office:value="0.067782" calcext:value-type="float">
            <text:p>0.067782</text:p>
          </table:table-cell>
          <table:table-cell table:style-name="Default" office:value-type="float" office:value="0.199642" calcext:value-type="float">
            <text:p>0.199642</text:p>
          </table:table-cell>
          <table:table-cell table:style-name="Default" office:value-type="float" office:value="0.002784" calcext:value-type="float">
            <text:p>0.002784</text:p>
          </table:table-cell>
          <table:table-cell table:style-name="Default" office:value-type="float" office:value="-0.062177" calcext:value-type="float">
            <text:p>-0.062177</text:p>
          </table:table-cell>
          <table:table-cell table:style-name="Default" office:value-type="float" office:value="0.001885" calcext:value-type="float">
            <text:p>0.001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" calcext:value-type="float">
            <text:p>0.01113</text:p>
          </table:table-cell>
          <table:table-cell table:style-name="Default" office:value-type="float" office:value="0.067797" calcext:value-type="float">
            <text:p>0.067797</text:p>
          </table:table-cell>
          <table:table-cell table:style-name="Default" office:value-type="float" office:value="0.199642" calcext:value-type="float">
            <text:p>0.199642</text:p>
          </table:table-cell>
          <table:table-cell table:style-name="Default" office:value-type="float" office:value="0.002762" calcext:value-type="float">
            <text:p>0.002762</text:p>
          </table:table-cell>
          <table:table-cell table:style-name="Default" office:value-type="float" office:value="-0.062176" calcext:value-type="float">
            <text:p>-0.062176</text:p>
          </table:table-cell>
          <table:table-cell table:style-name="Default" office:value-type="float" office:value="0.001906" calcext:value-type="float">
            <text:p>0.001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98" calcext:value-type="float">
            <text:p>0.011098</text:p>
          </table:table-cell>
          <table:table-cell table:style-name="Default" office:value-type="float" office:value="0.0678" calcext:value-type="float">
            <text:p>0.0678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753" calcext:value-type="float">
            <text:p>0.002753</text:p>
          </table:table-cell>
          <table:table-cell table:style-name="Default" office:value-type="float" office:value="-0.062108" calcext:value-type="float">
            <text:p>-0.062108</text:p>
          </table:table-cell>
          <table:table-cell table:style-name="Default" office:value-type="float" office:value="0.002046" calcext:value-type="float">
            <text:p>0.0020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6" calcext:value-type="float">
            <text:p>0.011066</text:p>
          </table:table-cell>
          <table:table-cell table:style-name="Default" office:value-type="float" office:value="0.067774" calcext:value-type="float">
            <text:p>0.067774</text:p>
          </table:table-cell>
          <table:table-cell table:style-name="Default" office:value-type="float" office:value="0.199625" calcext:value-type="float">
            <text:p>0.199625</text:p>
          </table:table-cell>
          <table:table-cell table:style-name="Default" office:value-type="float" office:value="0.003048" calcext:value-type="float">
            <text:p>0.003048</text:p>
          </table:table-cell>
          <table:table-cell table:style-name="Default" office:value-type="float" office:value="-0.062114" calcext:value-type="float">
            <text:p>-0.062114</text:p>
          </table:table-cell>
          <table:table-cell table:style-name="Default" office:value-type="float" office:value="0.002201" calcext:value-type="float">
            <text:p>0.0022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1" calcext:value-type="float">
            <text:p>0.011061</text:p>
          </table:table-cell>
          <table:table-cell table:style-name="Default" office:value-type="float" office:value="0.067773" calcext:value-type="float">
            <text:p>0.067773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3087" calcext:value-type="float">
            <text:p>0.003087</text:p>
          </table:table-cell>
          <table:table-cell table:style-name="Default" office:value-type="float" office:value="-0.062128" calcext:value-type="float">
            <text:p>-0.062128</text:p>
          </table:table-cell>
          <table:table-cell table:style-name="Default" office:value-type="float" office:value="0.002223" calcext:value-type="float">
            <text:p>0.0022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51" calcext:value-type="float">
            <text:p>0.011051</text:p>
          </table:table-cell>
          <table:table-cell table:style-name="Default" office:value-type="float" office:value="0.06777" calcext:value-type="float">
            <text:p>0.06777</text:p>
          </table:table-cell>
          <table:table-cell table:style-name="Default" office:value-type="float" office:value="0.199627" calcext:value-type="float">
            <text:p>0.199627</text:p>
          </table:table-cell>
          <table:table-cell table:style-name="Default" office:value-type="float" office:value="0.003162" calcext:value-type="float">
            <text:p>0.003162</text:p>
          </table:table-cell>
          <table:table-cell table:style-name="Default" office:value-type="float" office:value="-0.062107" calcext:value-type="float">
            <text:p>-0.062107</text:p>
          </table:table-cell>
          <table:table-cell table:style-name="Default" office:value-type="float" office:value="0.002253" calcext:value-type="float">
            <text:p>0.0022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9" calcext:value-type="float">
            <text:p>0.011049</text:p>
          </table:table-cell>
          <table:table-cell table:style-name="Default" office:value-type="float" office:value="0.067769" calcext:value-type="float">
            <text:p>0.067769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3136" calcext:value-type="float">
            <text:p>0.003136</text:p>
          </table:table-cell>
          <table:table-cell table:style-name="Default" office:value-type="float" office:value="-0.062117" calcext:value-type="float">
            <text:p>-0.062117</text:p>
          </table:table-cell>
          <table:table-cell table:style-name="Default" office:value-type="float" office:value="0.002336" calcext:value-type="float">
            <text:p>0.0023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7" calcext:value-type="float">
            <text:p>0.011047</text:p>
          </table:table-cell>
          <table:table-cell table:style-name="Default" office:value-type="float" office:value="0.067771" calcext:value-type="float">
            <text:p>0.067771</text:p>
          </table:table-cell>
          <table:table-cell table:style-name="Default" office:value-type="float" office:value="0.199637" calcext:value-type="float">
            <text:p>0.199637</text:p>
          </table:table-cell>
          <table:table-cell table:style-name="Default" office:value-type="float" office:value="0.003194" calcext:value-type="float">
            <text:p>0.003194</text:p>
          </table:table-cell>
          <table:table-cell table:style-name="Default" office:value-type="float" office:value="-0.062083" calcext:value-type="float">
            <text:p>-0.062083</text:p>
          </table:table-cell>
          <table:table-cell table:style-name="Default" office:value-type="float" office:value="0.002342" calcext:value-type="float">
            <text:p>0.002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3" calcext:value-type="float">
            <text:p>0.011033</text:p>
          </table:table-cell>
          <table:table-cell table:style-name="Default" office:value-type="float" office:value="0.067764" calcext:value-type="float">
            <text:p>0.067764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3233" calcext:value-type="float">
            <text:p>0.003233</text:p>
          </table:table-cell>
          <table:table-cell table:style-name="Default" office:value-type="float" office:value="-0.062077" calcext:value-type="float">
            <text:p>-0.062077</text:p>
          </table:table-cell>
          <table:table-cell table:style-name="Default" office:value-type="float" office:value="0.002379" calcext:value-type="float">
            <text:p>0.0023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1" calcext:value-type="float">
            <text:p>0.011031</text:p>
          </table:table-cell>
          <table:table-cell table:style-name="Default" office:value-type="float" office:value="0.067762" calcext:value-type="float">
            <text:p>0.067762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3235" calcext:value-type="float">
            <text:p>0.003235</text:p>
          </table:table-cell>
          <table:table-cell table:style-name="Default" office:value-type="float" office:value="-0.062076" calcext:value-type="float">
            <text:p>-0.062076</text:p>
          </table:table-cell>
          <table:table-cell table:style-name="Default" office:value-type="float" office:value="0.002423" calcext:value-type="float">
            <text:p>0.0024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" calcext:value-type="float">
            <text:p>0.01103</text:p>
          </table:table-cell>
          <table:table-cell table:style-name="Default" office:value-type="float" office:value="0.067767" calcext:value-type="float">
            <text:p>0.067767</text:p>
          </table:table-cell>
          <table:table-cell table:style-name="Default" office:value-type="float" office:value="0.199646" calcext:value-type="float">
            <text:p>0.199646</text:p>
          </table:table-cell>
          <table:table-cell table:style-name="Default" office:value-type="float" office:value="0.003175" calcext:value-type="float">
            <text:p>0.003175</text:p>
          </table:table-cell>
          <table:table-cell table:style-name="Default" office:value-type="float" office:value="-0.06208" calcext:value-type="float">
            <text:p>-0.06208</text:p>
          </table:table-cell>
          <table:table-cell table:style-name="Default" office:value-type="float" office:value="0.002434" calcext:value-type="float">
            <text:p>0.0024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6" calcext:value-type="float">
            <text:p>0.011036</text:p>
          </table:table-cell>
          <table:table-cell table:style-name="Default" office:value-type="float" office:value="0.067763" calcext:value-type="float">
            <text:p>0.067763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263" calcext:value-type="float">
            <text:p>0.003263</text:p>
          </table:table-cell>
          <table:table-cell table:style-name="Default" office:value-type="float" office:value="-0.062093" calcext:value-type="float">
            <text:p>-0.062093</text:p>
          </table:table-cell>
          <table:table-cell table:style-name="Default" office:value-type="float" office:value="0.002392" calcext:value-type="float">
            <text:p>0.0023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7" calcext:value-type="float">
            <text:p>0.011037</text:p>
          </table:table-cell>
          <table:table-cell table:style-name="Default" office:value-type="float" office:value="0.067755" calcext:value-type="float">
            <text:p>0.067755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-0.062096" calcext:value-type="float">
            <text:p>-0.062096</text:p>
          </table:table-cell>
          <table:table-cell table:style-name="Default" office:value-type="float" office:value="0.00238" calcext:value-type="float">
            <text:p>0.002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6" calcext:value-type="float">
            <text:p>0.011046</text:p>
          </table:table-cell>
          <table:table-cell table:style-name="Default" office:value-type="float" office:value="0.067768" calcext:value-type="float">
            <text:p>0.067768</text:p>
          </table:table-cell>
          <table:table-cell table:style-name="Default" office:value-type="float" office:value="0.199648" calcext:value-type="float">
            <text:p>0.199648</text:p>
          </table:table-cell>
          <table:table-cell table:style-name="Default" office:value-type="float" office:value="0.003219" calcext:value-type="float">
            <text:p>0.003219</text:p>
          </table:table-cell>
          <table:table-cell table:style-name="Default" office:value-type="float" office:value="-0.062103" calcext:value-type="float">
            <text:p>-0.062103</text:p>
          </table:table-cell>
          <table:table-cell table:style-name="Default" office:value-type="float" office:value="0.002311" calcext:value-type="float">
            <text:p>0.0023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5" calcext:value-type="float">
            <text:p>0.01105</text:p>
          </table:table-cell>
          <table:table-cell table:style-name="Default" office:value-type="float" office:value="0.067773" calcext:value-type="float">
            <text:p>0.067773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3187" calcext:value-type="float">
            <text:p>0.003187</text:p>
          </table:table-cell>
          <table:table-cell table:style-name="Default" office:value-type="float" office:value="-0.062144" calcext:value-type="float">
            <text:p>-0.062144</text:p>
          </table:table-cell>
          <table:table-cell table:style-name="Default" office:value-type="float" office:value="0.002267" calcext:value-type="float">
            <text:p>0.0022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5" calcext:value-type="float">
            <text:p>0.011065</text:p>
          </table:table-cell>
          <table:table-cell table:style-name="Default" office:value-type="float" office:value="0.067759" calcext:value-type="float">
            <text:p>0.067759</text:p>
          </table:table-cell>
          <table:table-cell table:style-name="Default" office:value-type="float" office:value="0.199644" calcext:value-type="float">
            <text:p>0.199644</text:p>
          </table:table-cell>
          <table:table-cell table:style-name="Default" office:value-type="float" office:value="0.003111" calcext:value-type="float">
            <text:p>0.003111</text:p>
          </table:table-cell>
          <table:table-cell table:style-name="Default" office:value-type="float" office:value="-0.062162" calcext:value-type="float">
            <text:p>-0.062162</text:p>
          </table:table-cell>
          <table:table-cell table:style-name="Default" office:value-type="float" office:value="0.002201" calcext:value-type="float">
            <text:p>0.0022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72" calcext:value-type="float">
            <text:p>0.011072</text:p>
          </table:table-cell>
          <table:table-cell table:style-name="Default" office:value-type="float" office:value="0.067766" calcext:value-type="float">
            <text:p>0.067766</text:p>
          </table:table-cell>
          <table:table-cell table:style-name="Default" office:value-type="float" office:value="0.199645" calcext:value-type="float">
            <text:p>0.199645</text:p>
          </table:table-cell>
          <table:table-cell table:style-name="Default" office:value-type="float" office:value="0.003131" calcext:value-type="float">
            <text:p>0.003131</text:p>
          </table:table-cell>
          <table:table-cell table:style-name="Default" office:value-type="float" office:value="-0.062154" calcext:value-type="float">
            <text:p>-0.062154</text:p>
          </table:table-cell>
          <table:table-cell table:style-name="Default" office:value-type="float" office:value="0.00209" calcext:value-type="float">
            <text:p>0.002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99" calcext:value-type="float">
            <text:p>0.011099</text:p>
          </table:table-cell>
          <table:table-cell table:style-name="Default" office:value-type="float" office:value="0.067784" calcext:value-type="float">
            <text:p>0.067784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2897" calcext:value-type="float">
            <text:p>0.002897</text:p>
          </table:table-cell>
          <table:table-cell table:style-name="Default" office:value-type="float" office:value="-0.062165" calcext:value-type="float">
            <text:p>-0.062165</text:p>
          </table:table-cell>
          <table:table-cell table:style-name="Default" office:value-type="float" office:value="0.00202" calcext:value-type="float">
            <text:p>0.002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9" calcext:value-type="float">
            <text:p>0.011109</text:p>
          </table:table-cell>
          <table:table-cell table:style-name="Default" office:value-type="float" office:value="0.067745" calcext:value-type="float">
            <text:p>0.067745</text:p>
          </table:table-cell>
          <table:table-cell table:style-name="Default" office:value-type="float" office:value="0.199645" calcext:value-type="float">
            <text:p>0.199645</text:p>
          </table:table-cell>
          <table:table-cell table:style-name="Default" office:value-type="float" office:value="0.003101" calcext:value-type="float">
            <text:p>0.003101</text:p>
          </table:table-cell>
          <table:table-cell table:style-name="Default" office:value-type="float" office:value="-0.062219" calcext:value-type="float">
            <text:p>-0.062219</text:p>
          </table:table-cell>
          <table:table-cell table:style-name="Default" office:value-type="float" office:value="0.001955" calcext:value-type="float">
            <text:p>0.001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13" calcext:value-type="float">
            <text:p>0.011113</text:p>
          </table:table-cell>
          <table:table-cell table:style-name="Default" office:value-type="float" office:value="0.067748" calcext:value-type="float">
            <text:p>0.067748</text:p>
          </table:table-cell>
          <table:table-cell table:style-name="Default" office:value-type="float" office:value="0.199656" calcext:value-type="float">
            <text:p>0.199656</text:p>
          </table:table-cell>
          <table:table-cell table:style-name="Default" office:value-type="float" office:value="0.003121" calcext:value-type="float">
            <text:p>0.003121</text:p>
          </table:table-cell>
          <table:table-cell table:style-name="Default" office:value-type="float" office:value="-0.062245" calcext:value-type="float">
            <text:p>-0.062245</text:p>
          </table:table-cell>
          <table:table-cell table:style-name="Default" office:value-type="float" office:value="0.001929" calcext:value-type="float">
            <text:p>0.0019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2" calcext:value-type="float">
            <text:p>0.011122</text:p>
          </table:table-cell>
          <table:table-cell table:style-name="Default" office:value-type="float" office:value="0.067758" calcext:value-type="float">
            <text:p>0.067758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3123" calcext:value-type="float">
            <text:p>0.003123</text:p>
          </table:table-cell>
          <table:table-cell table:style-name="Default" office:value-type="float" office:value="-0.062264" calcext:value-type="float">
            <text:p>-0.062264</text:p>
          </table:table-cell>
          <table:table-cell table:style-name="Default" office:value-type="float" office:value="0.001832" calcext:value-type="float">
            <text:p>0.0018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2" calcext:value-type="float">
            <text:p>0.011132</text:p>
          </table:table-cell>
          <table:table-cell table:style-name="Default" office:value-type="float" office:value="0.067741" calcext:value-type="float">
            <text:p>0.067741</text:p>
          </table:table-cell>
          <table:table-cell table:style-name="Default" office:value-type="float" office:value="0.199654" calcext:value-type="float">
            <text:p>0.199654</text:p>
          </table:table-cell>
          <table:table-cell table:style-name="Default" office:value-type="float" office:value="0.003106" calcext:value-type="float">
            <text:p>0.003106</text:p>
          </table:table-cell>
          <table:table-cell table:style-name="Default" office:value-type="float" office:value="-0.062267" calcext:value-type="float">
            <text:p>-0.062267</text:p>
          </table:table-cell>
          <table:table-cell table:style-name="Default" office:value-type="float" office:value="0.001738" calcext:value-type="float">
            <text:p>0.001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2" calcext:value-type="float">
            <text:p>0.011142</text:p>
          </table:table-cell>
          <table:table-cell table:style-name="Default" office:value-type="float" office:value="0.067754" calcext:value-type="float">
            <text:p>0.067754</text:p>
          </table:table-cell>
          <table:table-cell table:style-name="Default" office:value-type="float" office:value="0.199653" calcext:value-type="float">
            <text:p>0.199653</text:p>
          </table:table-cell>
          <table:table-cell table:style-name="Default" office:value-type="float" office:value="0.003103" calcext:value-type="float">
            <text:p>0.003103</text:p>
          </table:table-cell>
          <table:table-cell table:style-name="Default" office:value-type="float" office:value="-0.062272" calcext:value-type="float">
            <text:p>-0.062272</text:p>
          </table:table-cell>
          <table:table-cell table:style-name="Default" office:value-type="float" office:value="0.001641" calcext:value-type="float">
            <text:p>0.0016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67758" calcext:value-type="float">
            <text:p>0.067758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3026" calcext:value-type="float">
            <text:p>0.003026</text:p>
          </table:table-cell>
          <table:table-cell table:style-name="Default" office:value-type="float" office:value="-0.062294" calcext:value-type="float">
            <text:p>-0.062294</text:p>
          </table:table-cell>
          <table:table-cell table:style-name="Default" office:value-type="float" office:value="0.00154" calcext:value-type="float">
            <text:p>0.00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86" calcext:value-type="float">
            <text:p>0.011186</text:p>
          </table:table-cell>
          <table:table-cell table:style-name="Default" office:value-type="float" office:value="0.067765" calcext:value-type="float">
            <text:p>0.067765</text:p>
          </table:table-cell>
          <table:table-cell table:style-name="Default" office:value-type="float" office:value="0.199646" calcext:value-type="float">
            <text:p>0.199646</text:p>
          </table:table-cell>
          <table:table-cell table:style-name="Default" office:value-type="float" office:value="0.002761" calcext:value-type="float">
            <text:p>0.002761</text:p>
          </table:table-cell>
          <table:table-cell table:style-name="Default" office:value-type="float" office:value="-0.06229" calcext:value-type="float">
            <text:p>-0.06229</text:p>
          </table:table-cell>
          <table:table-cell table:style-name="Default" office:value-type="float" office:value="0.001441" calcext:value-type="float">
            <text:p>0.001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1" calcext:value-type="float">
            <text:p>0.011191</text:p>
          </table:table-cell>
          <table:table-cell table:style-name="Default" office:value-type="float" office:value="0.067769" calcext:value-type="float">
            <text:p>0.067769</text:p>
          </table:table-cell>
          <table:table-cell table:style-name="Default" office:value-type="float" office:value="0.199648" calcext:value-type="float">
            <text:p>0.199648</text:p>
          </table:table-cell>
          <table:table-cell table:style-name="Default" office:value-type="float" office:value="0.002776" calcext:value-type="float">
            <text:p>0.002776</text:p>
          </table:table-cell>
          <table:table-cell table:style-name="Default" office:value-type="float" office:value="-0.062284" calcext:value-type="float">
            <text:p>-0.062284</text:p>
          </table:table-cell>
          <table:table-cell table:style-name="Default" office:value-type="float" office:value="0.001414" calcext:value-type="float">
            <text:p>0.001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8" calcext:value-type="float">
            <text:p>0.011198</text:p>
          </table:table-cell>
          <table:table-cell table:style-name="Default" office:value-type="float" office:value="0.067787" calcext:value-type="float">
            <text:p>0.067787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0.001336" calcext:value-type="float">
            <text:p>0.0013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04" calcext:value-type="float">
            <text:p>0.01120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63" calcext:value-type="float">
            <text:p>0.199663</text:p>
          </table:table-cell>
          <table:table-cell table:style-name="Default" office:value-type="float" office:value="0.002867" calcext:value-type="float">
            <text:p>0.002867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0.001333" calcext:value-type="float">
            <text:p>0.0013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4" calcext:value-type="float">
            <text:p>0.01121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59" calcext:value-type="float">
            <text:p>0.199659</text:p>
          </table:table-cell>
          <table:table-cell table:style-name="Default" office:value-type="float" office:value="0.002821" calcext:value-type="float">
            <text:p>0.002821</text:p>
          </table:table-cell>
          <table:table-cell table:style-name="Default" office:value-type="float" office:value="-0.062289" calcext:value-type="float">
            <text:p>-0.062289</text:p>
          </table:table-cell>
          <table:table-cell table:style-name="Default" office:value-type="float" office:value="0.001259" calcext:value-type="float">
            <text:p>0.0012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29" calcext:value-type="float">
            <text:p>0.011229</text:p>
          </table:table-cell>
          <table:table-cell table:style-name="Default" office:value-type="float" office:value="0.067792" calcext:value-type="float">
            <text:p>0.067792</text:p>
          </table:table-cell>
          <table:table-cell table:style-name="Default" office:value-type="float" office:value="0.199667" calcext:value-type="float">
            <text:p>0.199667</text:p>
          </table:table-cell>
          <table:table-cell table:style-name="Default" office:value-type="float" office:value="0.002902" calcext:value-type="float">
            <text:p>0.002902</text:p>
          </table:table-cell>
          <table:table-cell table:style-name="Default" office:value-type="float" office:value="-0.062287" calcext:value-type="float">
            <text:p>-0.062287</text:p>
          </table:table-cell>
          <table:table-cell table:style-name="Default" office:value-type="float" office:value="0.001133" calcext:value-type="float">
            <text:p>0.0011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1" calcext:value-type="float">
            <text:p>0.011241</text:p>
          </table:table-cell>
          <table:table-cell table:style-name="Default" office:value-type="float" office:value="0.067784" calcext:value-type="float">
            <text:p>0.067784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906" calcext:value-type="float">
            <text:p>0.002906</text:p>
          </table:table-cell>
          <table:table-cell table:style-name="Default" office:value-type="float" office:value="-0.062317" calcext:value-type="float">
            <text:p>-0.062317</text:p>
          </table:table-cell>
          <table:table-cell table:style-name="Default" office:value-type="float" office:value="0.000997" calcext:value-type="float">
            <text:p>0.000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9" calcext:value-type="float">
            <text:p>0.011249</text:p>
          </table:table-cell>
          <table:table-cell table:style-name="Default" office:value-type="float" office:value="0.067786" calcext:value-type="float">
            <text:p>0.067786</text:p>
          </table:table-cell>
          <table:table-cell table:style-name="Default" office:value-type="float" office:value="0.19966" calcext:value-type="float">
            <text:p>0.19966</text:p>
          </table:table-cell>
          <table:table-cell table:style-name="Default" office:value-type="float" office:value="0.002822" calcext:value-type="float">
            <text:p>0.002822</text:p>
          </table:table-cell>
          <table:table-cell table:style-name="Default" office:value-type="float" office:value="-0.062354" calcext:value-type="float">
            <text:p>-0.062354</text:p>
          </table:table-cell>
          <table:table-cell table:style-name="Default" office:value-type="float" office:value="0.000886" calcext:value-type="float">
            <text:p>0.000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81" calcext:value-type="float">
            <text:p>0.011281</text:p>
          </table:table-cell>
          <table:table-cell table:style-name="Default" office:value-type="float" office:value="0.067816" calcext:value-type="float">
            <text:p>0.067816</text:p>
          </table:table-cell>
          <table:table-cell table:style-name="Default" office:value-type="float" office:value="0.199662" calcext:value-type="float">
            <text:p>0.199662</text:p>
          </table:table-cell>
          <table:table-cell table:style-name="Default" office:value-type="float" office:value="0.002778" calcext:value-type="float">
            <text:p>0.002778</text:p>
          </table:table-cell>
          <table:table-cell table:style-name="Default" office:value-type="float" office:value="-0.062363" calcext:value-type="float">
            <text:p>-0.062363</text:p>
          </table:table-cell>
          <table:table-cell table:style-name="Default" office:value-type="float" office:value="0.000679" calcext:value-type="float">
            <text:p>0.000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35" calcext:value-type="float">
            <text:p>0.011335</text:p>
          </table:table-cell>
          <table:table-cell table:style-name="Default" office:value-type="float" office:value="0.067822" calcext:value-type="float">
            <text:p>0.067822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271" calcext:value-type="float">
            <text:p>0.00271</text:p>
          </table:table-cell>
          <table:table-cell table:style-name="Default" office:value-type="float" office:value="-0.062361" calcext:value-type="float">
            <text:p>-0.062361</text:p>
          </table:table-cell>
          <table:table-cell table:style-name="Default" office:value-type="float" office:value="0.000393" calcext:value-type="float">
            <text:p>0.0003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91" calcext:value-type="float">
            <text:p>0.011391</text:p>
          </table:table-cell>
          <table:table-cell table:style-name="Default" office:value-type="float" office:value="0.067821" calcext:value-type="float">
            <text:p>0.067821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2719" calcext:value-type="float">
            <text:p>0.002719</text:p>
          </table:table-cell>
          <table:table-cell table:style-name="Default" office:value-type="float" office:value="-0.062335" calcext:value-type="float">
            <text:p>-0.062335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93" calcext:value-type="float">
            <text:p>0.011393</text:p>
          </table:table-cell>
          <table:table-cell table:style-name="Default" office:value-type="float" office:value="0.067817" calcext:value-type="float">
            <text:p>0.067817</text:p>
          </table:table-cell>
          <table:table-cell table:style-name="Default" office:value-type="float" office:value="0.199639" calcext:value-type="float">
            <text:p>0.199639</text:p>
          </table:table-cell>
          <table:table-cell table:style-name="Default" office:value-type="float" office:value="0.002438" calcext:value-type="float">
            <text:p>0.002438</text:p>
          </table:table-cell>
          <table:table-cell table:style-name="Default" office:value-type="float" office:value="-0.062265" calcext:value-type="float">
            <text:p>-0.062265</text:p>
          </table:table-cell>
          <table:table-cell table:style-name="Default" office:value-type="float" office:value="-0.000516" calcext:value-type="float">
            <text:p>-0.000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2" calcext:value-type="float">
            <text:p>0.01142</text:p>
          </table:table-cell>
          <table:table-cell table:style-name="Default" office:value-type="float" office:value="0.067827" calcext:value-type="float">
            <text:p>0.067827</text:p>
          </table:table-cell>
          <table:table-cell table:style-name="Default" office:value-type="float" office:value="0.199639" calcext:value-type="float">
            <text:p>0.199639</text:p>
          </table:table-cell>
          <table:table-cell table:style-name="Default" office:value-type="float" office:value="0.002446" calcext:value-type="float">
            <text:p>0.002446</text:p>
          </table:table-cell>
          <table:table-cell table:style-name="Default" office:value-type="float" office:value="-0.062302" calcext:value-type="float">
            <text:p>-0.062302</text:p>
          </table:table-cell>
          <table:table-cell table:style-name="Default" office:value-type="float" office:value="-0.000669" calcext:value-type="float">
            <text:p>-0.000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61" calcext:value-type="float">
            <text:p>0.011461</text:p>
          </table:table-cell>
          <table:table-cell table:style-name="Default" office:value-type="float" office:value="0.067819" calcext:value-type="float">
            <text:p>0.067819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413" calcext:value-type="float">
            <text:p>0.002413</text:p>
          </table:table-cell>
          <table:table-cell table:style-name="Default" office:value-type="float" office:value="-0.062304" calcext:value-type="float">
            <text:p>-0.062304</text:p>
          </table:table-cell>
          <table:table-cell table:style-name="Default" office:value-type="float" office:value="-0.000843" calcext:value-type="float">
            <text:p>-0.0008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86" calcext:value-type="float">
            <text:p>0.011486</text:p>
          </table:table-cell>
          <table:table-cell table:style-name="Default" office:value-type="float" office:value="0.067833" calcext:value-type="float">
            <text:p>0.067833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444" calcext:value-type="float">
            <text:p>0.002444</text:p>
          </table:table-cell>
          <table:table-cell table:style-name="Default" office:value-type="float" office:value="-0.062316" calcext:value-type="float">
            <text:p>-0.062316</text:p>
          </table:table-cell>
          <table:table-cell table:style-name="Default" office:value-type="float" office:value="-0.001006" calcext:value-type="float">
            <text:p>-0.0010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98" calcext:value-type="float">
            <text:p>0.011498</text:p>
          </table:table-cell>
          <table:table-cell table:style-name="Default" office:value-type="float" office:value="0.067843" calcext:value-type="float">
            <text:p>0.067843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45" calcext:value-type="float">
            <text:p>0.00245</text:p>
          </table:table-cell>
          <table:table-cell table:style-name="Default" office:value-type="float" office:value="-0.06234" calcext:value-type="float">
            <text:p>-0.06234</text:p>
          </table:table-cell>
          <table:table-cell table:style-name="Default" office:value-type="float" office:value="-0.00113" calcext:value-type="float">
            <text:p>-0.001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18" calcext:value-type="float">
            <text:p>0.011518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328" calcext:value-type="float">
            <text:p>0.002328</text:p>
          </table:table-cell>
          <table:table-cell table:style-name="Default" office:value-type="float" office:value="-0.062366" calcext:value-type="float">
            <text:p>-0.062366</text:p>
          </table:table-cell>
          <table:table-cell table:style-name="Default" office:value-type="float" office:value="-0.001206" calcext:value-type="float">
            <text:p>-0.0012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2" calcext:value-type="float">
            <text:p>0.011532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2279" calcext:value-type="float">
            <text:p>0.002279</text:p>
          </table:table-cell>
          <table:table-cell table:style-name="Default" office:value-type="float" office:value="-0.062376" calcext:value-type="float">
            <text:p>-0.062376</text:p>
          </table:table-cell>
          <table:table-cell table:style-name="Default" office:value-type="float" office:value="-0.001346" calcext:value-type="float">
            <text:p>-0.001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2" calcext:value-type="float">
            <text:p>0.011532</text:p>
          </table:table-cell>
          <table:table-cell table:style-name="Default" office:value-type="float" office:value="0.067878" calcext:value-type="float">
            <text:p>0.067878</text:p>
          </table:table-cell>
          <table:table-cell table:style-name="Default" office:value-type="float" office:value="0.199652" calcext:value-type="float">
            <text:p>0.199652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-0.062409" calcext:value-type="float">
            <text:p>-0.062409</text:p>
          </table:table-cell>
          <table:table-cell table:style-name="Default" office:value-type="float" office:value="-0.001398" calcext:value-type="float">
            <text:p>-0.0013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5" calcext:value-type="float">
            <text:p>0.011535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-0.062368" calcext:value-type="float">
            <text:p>-0.062368</text:p>
          </table:table-cell>
          <table:table-cell table:style-name="Default" office:value-type="float" office:value="-0.00137" calcext:value-type="float">
            <text:p>-0.00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7" calcext:value-type="float">
            <text:p>0.011537</text:p>
          </table:table-cell>
          <table:table-cell table:style-name="Default" office:value-type="float" office:value="0.067863" calcext:value-type="float">
            <text:p>0.067863</text:p>
          </table:table-cell>
          <table:table-cell table:style-name="Default" office:value-type="float" office:value="0.199669" calcext:value-type="float">
            <text:p>0.199669</text:p>
          </table:table-cell>
          <table:table-cell table:style-name="Default" office:value-type="float" office:value="0.002235" calcext:value-type="float">
            <text:p>0.002235</text:p>
          </table:table-cell>
          <table:table-cell table:style-name="Default" office:value-type="float" office:value="-0.062346" calcext:value-type="float">
            <text:p>-0.062346</text:p>
          </table:table-cell>
          <table:table-cell table:style-name="Default" office:value-type="float" office:value="-0.001324" calcext:value-type="float">
            <text:p>-0.0013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3" calcext:value-type="float">
            <text:p>0.011533</text:p>
          </table:table-cell>
          <table:table-cell table:style-name="Default" office:value-type="float" office:value="0.067868" calcext:value-type="float">
            <text:p>0.067868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405" calcext:value-type="float">
            <text:p>0.002405</text:p>
          </table:table-cell>
          <table:table-cell table:style-name="Default" office:value-type="float" office:value="-0.062374" calcext:value-type="float">
            <text:p>-0.062374</text:p>
          </table:table-cell>
          <table:table-cell table:style-name="Default" office:value-type="float" office:value="-0.001354" calcext:value-type="float">
            <text:p>-0.001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19" calcext:value-type="float">
            <text:p>0.011519</text:p>
          </table:table-cell>
          <table:table-cell table:style-name="Default" office:value-type="float" office:value="0.06785" calcext:value-type="float">
            <text:p>0.06785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2387" calcext:value-type="float">
            <text:p>0.002387</text:p>
          </table:table-cell>
          <table:table-cell table:style-name="Default" office:value-type="float" office:value="-0.062353" calcext:value-type="float">
            <text:p>-0.062353</text:p>
          </table:table-cell>
          <table:table-cell table:style-name="Default" office:value-type="float" office:value="-0.001263" calcext:value-type="float">
            <text:p>-0.0012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04" calcext:value-type="float">
            <text:p>0.011504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654" calcext:value-type="float">
            <text:p>0.199654</text:p>
          </table:table-cell>
          <table:table-cell table:style-name="Default" office:value-type="float" office:value="0.002467" calcext:value-type="float">
            <text:p>0.002467</text:p>
          </table:table-cell>
          <table:table-cell table:style-name="Default" office:value-type="float" office:value="-0.062357" calcext:value-type="float">
            <text:p>-0.062357</text:p>
          </table:table-cell>
          <table:table-cell table:style-name="Default" office:value-type="float" office:value="-0.001137" calcext:value-type="float">
            <text:p>-0.001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95" calcext:value-type="float">
            <text:p>0.011495</text:p>
          </table:table-cell>
          <table:table-cell table:style-name="Default" office:value-type="float" office:value="0.067843" calcext:value-type="float">
            <text:p>0.067843</text:p>
          </table:table-cell>
          <table:table-cell table:style-name="Default" office:value-type="float" office:value="0.19966" calcext:value-type="float">
            <text:p>0.19966</text:p>
          </table:table-cell>
          <table:table-cell table:style-name="Default" office:value-type="float" office:value="0.002465" calcext:value-type="float">
            <text:p>0.002465</text:p>
          </table:table-cell>
          <table:table-cell table:style-name="Default" office:value-type="float" office:value="-0.062381" calcext:value-type="float">
            <text:p>-0.062381</text:p>
          </table:table-cell>
          <table:table-cell table:style-name="Default" office:value-type="float" office:value="-0.001093" calcext:value-type="float">
            <text:p>-0.0010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76" calcext:value-type="float">
            <text:p>0.011476</text:p>
          </table:table-cell>
          <table:table-cell table:style-name="Default" office:value-type="float" office:value="0.067839" calcext:value-type="float">
            <text:p>0.067839</text:p>
          </table:table-cell>
          <table:table-cell table:style-name="Default" office:value-type="float" office:value="0.199652" calcext:value-type="float">
            <text:p>0.199652</text:p>
          </table:table-cell>
          <table:table-cell table:style-name="Default" office:value-type="float" office:value="0.002479" calcext:value-type="float">
            <text:p>0.002479</text:p>
          </table:table-cell>
          <table:table-cell table:style-name="Default" office:value-type="float" office:value="-0.062377" calcext:value-type="float">
            <text:p>-0.062377</text:p>
          </table:table-cell>
          <table:table-cell table:style-name="Default" office:value-type="float" office:value="-0.000975" calcext:value-type="float">
            <text:p>-0.0009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37" calcext:value-type="float">
            <text:p>0.011437</text:p>
          </table:table-cell>
          <table:table-cell table:style-name="Default" office:value-type="float" office:value="0.067801" calcext:value-type="float">
            <text:p>0.067801</text:p>
          </table:table-cell>
          <table:table-cell table:style-name="Default" office:value-type="float" office:value="0.199673" calcext:value-type="float">
            <text:p>0.199673</text:p>
          </table:table-cell>
          <table:table-cell table:style-name="Default" office:value-type="float" office:value="0.00263" calcext:value-type="float">
            <text:p>0.00263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-0.000621" calcext:value-type="float">
            <text:p>-0.0006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84" calcext:value-type="float">
            <text:p>0.01138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778" calcext:value-type="float">
            <text:p>0.199778</text:p>
          </table:table-cell>
          <table:table-cell table:style-name="Default" office:value-type="float" office:value="0.00338" calcext:value-type="float">
            <text:p>0.00338</text:p>
          </table:table-cell>
          <table:table-cell table:style-name="Default" office:value-type="float" office:value="-0.062442" calcext:value-type="float">
            <text:p>-0.062442</text:p>
          </table:table-cell>
          <table:table-cell table:style-name="Default" office:value-type="float" office:value="0.000122" calcext:value-type="float">
            <text:p>0.0001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23" calcext:value-type="float">
            <text:p>0.011323</text:p>
          </table:table-cell>
          <table:table-cell table:style-name="Default" office:value-type="float" office:value="0.067725" calcext:value-type="float">
            <text:p>0.067725</text:p>
          </table:table-cell>
          <table:table-cell table:style-name="Default" office:value-type="float" office:value="0.199824" calcext:value-type="float">
            <text:p>0.199824</text:p>
          </table:table-cell>
          <table:table-cell table:style-name="Default" office:value-type="float" office:value="0.003726" calcext:value-type="float">
            <text:p>0.003726</text:p>
          </table:table-cell>
          <table:table-cell table:style-name="Default" office:value-type="float" office:value="-0.062482" calcext:value-type="float">
            <text:p>-0.062482</text:p>
          </table:table-cell>
          <table:table-cell table:style-name="Default" office:value-type="float" office:value="0.000391" calcext:value-type="float">
            <text:p>0.0003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97" calcext:value-type="float">
            <text:p>0.011297</text:p>
          </table:table-cell>
          <table:table-cell table:style-name="Default" office:value-type="float" office:value="0.067708" calcext:value-type="float">
            <text:p>0.067708</text:p>
          </table:table-cell>
          <table:table-cell table:style-name="Default" office:value-type="float" office:value="0.199832" calcext:value-type="float">
            <text:p>0.199832</text:p>
          </table:table-cell>
          <table:table-cell table:style-name="Default" office:value-type="float" office:value="0.003807" calcext:value-type="float">
            <text:p>0.003807</text:p>
          </table:table-cell>
          <table:table-cell table:style-name="Default" office:value-type="float" office:value="-0.062497" calcext:value-type="float">
            <text:p>-0.062497</text:p>
          </table:table-cell>
          <table:table-cell table:style-name="Default" office:value-type="float" office:value="0.000559" calcext:value-type="float">
            <text:p>0.0005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74" calcext:value-type="float">
            <text:p>0.011274</text:p>
          </table:table-cell>
          <table:table-cell table:style-name="Default" office:value-type="float" office:value="0.067731" calcext:value-type="float">
            <text:p>0.067731</text:p>
          </table:table-cell>
          <table:table-cell table:style-name="Default" office:value-type="float" office:value="0.199822" calcext:value-type="float">
            <text:p>0.199822</text:p>
          </table:table-cell>
          <table:table-cell table:style-name="Default" office:value-type="float" office:value="0.003653" calcext:value-type="float">
            <text:p>0.003653</text:p>
          </table:table-cell>
          <table:table-cell table:style-name="Default" office:value-type="float" office:value="-0.062543" calcext:value-type="float">
            <text:p>-0.062543</text:p>
          </table:table-cell>
          <table:table-cell table:style-name="Default" office:value-type="float" office:value="0.000716" calcext:value-type="float">
            <text:p>0.0007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9" calcext:value-type="float">
            <text:p>0.011259</text:p>
          </table:table-cell>
          <table:table-cell table:style-name="Default" office:value-type="float" office:value="0.06775" calcext:value-type="float">
            <text:p>0.06775</text:p>
          </table:table-cell>
          <table:table-cell table:style-name="Default" office:value-type="float" office:value="0.199794" calcext:value-type="float">
            <text:p>0.199794</text:p>
          </table:table-cell>
          <table:table-cell table:style-name="Default" office:value-type="float" office:value="0.003518" calcext:value-type="float">
            <text:p>0.003518</text:p>
          </table:table-cell>
          <table:table-cell table:style-name="Default" office:value-type="float" office:value="-0.062561" calcext:value-type="float">
            <text:p>-0.062561</text:p>
          </table:table-cell>
          <table:table-cell table:style-name="Default" office:value-type="float" office:value="0.000852" calcext:value-type="float">
            <text:p>0.0008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5" calcext:value-type="float">
            <text:p>0.011255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741" calcext:value-type="float">
            <text:p>0.199741</text:p>
          </table:table-cell>
          <table:table-cell table:style-name="Default" office:value-type="float" office:value="0.003106" calcext:value-type="float">
            <text:p>0.003106</text:p>
          </table:table-cell>
          <table:table-cell table:style-name="Default" office:value-type="float" office:value="-0.0626" calcext:value-type="float">
            <text:p>-0.0626</text:p>
          </table:table-cell>
          <table:table-cell table:style-name="Default" office:value-type="float" office:value="0.000849" calcext:value-type="float">
            <text:p>0.0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65" calcext:value-type="float">
            <text:p>0.011265</text:p>
          </table:table-cell>
          <table:table-cell table:style-name="Default" office:value-type="float" office:value="0.067804" calcext:value-type="float">
            <text:p>0.067804</text:p>
          </table:table-cell>
          <table:table-cell table:style-name="Default" office:value-type="float" office:value="0.199709" calcext:value-type="float">
            <text:p>0.199709</text:p>
          </table:table-cell>
          <table:table-cell table:style-name="Default" office:value-type="float" office:value="0.002823" calcext:value-type="float">
            <text:p>0.002823</text:p>
          </table:table-cell>
          <table:table-cell table:style-name="Default" office:value-type="float" office:value="-0.062614" calcext:value-type="float">
            <text:p>-0.062614</text:p>
          </table:table-cell>
          <table:table-cell table:style-name="Default" office:value-type="float" office:value="0.000741" calcext:value-type="float">
            <text:p>0.0007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62" calcext:value-type="float">
            <text:p>0.011262</text:p>
          </table:table-cell>
          <table:table-cell table:style-name="Default" office:value-type="float" office:value="0.067833" calcext:value-type="float">
            <text:p>0.067833</text:p>
          </table:table-cell>
          <table:table-cell table:style-name="Default" office:value-type="float" office:value="0.199688" calcext:value-type="float">
            <text:p>0.199688</text:p>
          </table:table-cell>
          <table:table-cell table:style-name="Default" office:value-type="float" office:value="0.002698" calcext:value-type="float">
            <text:p>0.002698</text:p>
          </table:table-cell>
          <table:table-cell table:style-name="Default" office:value-type="float" office:value="-0.062623" calcext:value-type="float">
            <text:p>-0.062623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6" calcext:value-type="float">
            <text:p>0.011256</text:p>
          </table:table-cell>
          <table:table-cell table:style-name="Default" office:value-type="float" office:value="0.06783" calcext:value-type="float">
            <text:p>0.06783</text:p>
          </table:table-cell>
          <table:table-cell table:style-name="Default" office:value-type="float" office:value="0.199677" calcext:value-type="float">
            <text:p>0.199677</text:p>
          </table:table-cell>
          <table:table-cell table:style-name="Default" office:value-type="float" office:value="0.002582" calcext:value-type="float">
            <text:p>0.002582</text:p>
          </table:table-cell>
          <table:table-cell table:style-name="Default" office:value-type="float" office:value="-0.062644" calcext:value-type="float">
            <text:p>-0.062644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6" calcext:value-type="float">
            <text:p>0.011246</text:p>
          </table:table-cell>
          <table:table-cell table:style-name="Default" office:value-type="float" office:value="0.067856" calcext:value-type="float">
            <text:p>0.067856</text:p>
          </table:table-cell>
          <table:table-cell table:style-name="Default" office:value-type="float" office:value="0.199666" calcext:value-type="float">
            <text:p>0.199666</text:p>
          </table:table-cell>
          <table:table-cell table:style-name="Default" office:value-type="float" office:value="0.002484" calcext:value-type="float">
            <text:p>0.002484</text:p>
          </table:table-cell>
          <table:table-cell table:style-name="Default" office:value-type="float" office:value="-0.062611" calcext:value-type="float">
            <text:p>-0.062611</text:p>
          </table:table-cell>
          <table:table-cell table:style-name="Default" office:value-type="float" office:value="0.000899" calcext:value-type="float">
            <text:p>0.0008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33" calcext:value-type="float">
            <text:p>0.011233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62" calcext:value-type="float">
            <text:p>0.199662</text:p>
          </table:table-cell>
          <table:table-cell table:style-name="Default" office:value-type="float" office:value="0.002381" calcext:value-type="float">
            <text:p>0.002381</text:p>
          </table:table-cell>
          <table:table-cell table:style-name="Default" office:value-type="float" office:value="-0.062606" calcext:value-type="float">
            <text:p>-0.062606</text:p>
          </table:table-cell>
          <table:table-cell table:style-name="Default" office:value-type="float" office:value="0.000904" calcext:value-type="float">
            <text:p>0.000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5" calcext:value-type="float">
            <text:p>0.011215</text:p>
          </table:table-cell>
          <table:table-cell table:style-name="Default" office:value-type="float" office:value="0.067863" calcext:value-type="float">
            <text:p>0.067863</text:p>
          </table:table-cell>
          <table:table-cell table:style-name="Default" office:value-type="float" office:value="0.199637" calcext:value-type="float">
            <text:p>0.199637</text:p>
          </table:table-cell>
          <table:table-cell table:style-name="Default" office:value-type="float" office:value="0.002225" calcext:value-type="float">
            <text:p>0.002225</text:p>
          </table:table-cell>
          <table:table-cell table:style-name="Default" office:value-type="float" office:value="-0.062593" calcext:value-type="float">
            <text:p>-0.062593</text:p>
          </table:table-cell>
          <table:table-cell table:style-name="Default" office:value-type="float" office:value="0.001095" calcext:value-type="float">
            <text:p>0.0010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8" calcext:value-type="float">
            <text:p>0.011198</text:p>
          </table:table-cell>
          <table:table-cell table:style-name="Default" office:value-type="float" office:value="0.067883" calcext:value-type="float">
            <text:p>0.067883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092" calcext:value-type="float">
            <text:p>0.002092</text:p>
          </table:table-cell>
          <table:table-cell table:style-name="Default" office:value-type="float" office:value="-0.062575" calcext:value-type="float">
            <text:p>-0.062575</text:p>
          </table:table-cell>
          <table:table-cell table:style-name="Default" office:value-type="float" office:value="0.001166" calcext:value-type="float">
            <text:p>0.0011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1" calcext:value-type="float">
            <text:p>0.011161</text:p>
          </table:table-cell>
          <table:table-cell table:style-name="Default" office:value-type="float" office:value="0.067915" calcext:value-type="float">
            <text:p>0.067915</text:p>
          </table:table-cell>
          <table:table-cell table:style-name="Default" office:value-type="float" office:value="0.199596" calcext:value-type="float">
            <text:p>0.199596</text:p>
          </table:table-cell>
          <table:table-cell table:style-name="Default" office:value-type="float" office:value="0.001688" calcext:value-type="float">
            <text:p>0.001688</text:p>
          </table:table-cell>
          <table:table-cell table:style-name="Default" office:value-type="float" office:value="-0.062523" calcext:value-type="float">
            <text:p>-0.062523</text:p>
          </table:table-cell>
          <table:table-cell table:style-name="Default" office:value-type="float" office:value="0.001677" calcext:value-type="float">
            <text:p>0.001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4" calcext:value-type="float">
            <text:p>0.011104</text:p>
          </table:table-cell>
          <table:table-cell table:style-name="Default" office:value-type="float" office:value="0.067907" calcext:value-type="float">
            <text:p>0.067907</text:p>
          </table:table-cell>
          <table:table-cell table:style-name="Default" office:value-type="float" office:value="0.199564" calcext:value-type="float">
            <text:p>0.199564</text:p>
          </table:table-cell>
          <table:table-cell table:style-name="Default" office:value-type="float" office:value="0.001503" calcext:value-type="float">
            <text:p>0.001503</text:p>
          </table:table-cell>
          <table:table-cell table:style-name="Default" office:value-type="float" office:value="-0.062466" calcext:value-type="float">
            <text:p>-0.062466</text:p>
          </table:table-cell>
          <table:table-cell table:style-name="Default" office:value-type="float" office:value="0.002113" calcext:value-type="float">
            <text:p>0.0021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955" calcext:value-type="float">
            <text:p>0.010955</text:p>
          </table:table-cell>
          <table:table-cell table:style-name="Default" office:value-type="float" office:value="0.067882" calcext:value-type="float">
            <text:p>0.067882</text:p>
          </table:table-cell>
          <table:table-cell table:style-name="Default" office:value-type="float" office:value="0.199538" calcext:value-type="float">
            <text:p>0.199538</text:p>
          </table:table-cell>
          <table:table-cell table:style-name="Default" office:value-type="float" office:value="0.00178" calcext:value-type="float">
            <text:p>0.00178</text:p>
          </table:table-cell>
          <table:table-cell table:style-name="Default" office:value-type="float" office:value="-0.062361" calcext:value-type="float">
            <text:p>-0.062361</text:p>
          </table:table-cell>
          <table:table-cell table:style-name="Default" office:value-type="float" office:value="0.002948" calcext:value-type="float">
            <text:p>0.0029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837" calcext:value-type="float">
            <text:p>0.010837</text:p>
          </table:table-cell>
          <table:table-cell table:style-name="Default" office:value-type="float" office:value="0.067874" calcext:value-type="float">
            <text:p>0.067874</text:p>
          </table:table-cell>
          <table:table-cell table:style-name="Default" office:value-type="float" office:value="0.199538" calcext:value-type="float">
            <text:p>0.199538</text:p>
          </table:table-cell>
          <table:table-cell table:style-name="Default" office:value-type="float" office:value="0.001815" calcext:value-type="float">
            <text:p>0.001815</text:p>
          </table:table-cell>
          <table:table-cell table:style-name="Default" office:value-type="float" office:value="-0.062198" calcext:value-type="float">
            <text:p>-0.062198</text:p>
          </table:table-cell>
          <table:table-cell table:style-name="Default" office:value-type="float" office:value="0.003854" calcext:value-type="float">
            <text:p>0.0038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718" calcext:value-type="float">
            <text:p>0.010718</text:p>
          </table:table-cell>
          <table:table-cell table:style-name="Default" office:value-type="float" office:value="0.067824" calcext:value-type="float">
            <text:p>0.067824</text:p>
          </table:table-cell>
          <table:table-cell table:style-name="Default" office:value-type="float" office:value="0.199535" calcext:value-type="float">
            <text:p>0.199535</text:p>
          </table:table-cell>
          <table:table-cell table:style-name="Default" office:value-type="float" office:value="0.001879" calcext:value-type="float">
            <text:p>0.001879</text:p>
          </table:table-cell>
          <table:table-cell table:style-name="Default" office:value-type="float" office:value="-0.062014" calcext:value-type="float">
            <text:p>-0.062014</text:p>
          </table:table-cell>
          <table:table-cell table:style-name="Default" office:value-type="float" office:value="0.004965" calcext:value-type="float">
            <text:p>0.0049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646" calcext:value-type="float">
            <text:p>0.010646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545" calcext:value-type="float">
            <text:p>0.199545</text:p>
          </table:table-cell>
          <table:table-cell table:style-name="Default" office:value-type="float" office:value="0.001824" calcext:value-type="float">
            <text:p>0.001824</text:p>
          </table:table-cell>
          <table:table-cell table:style-name="Default" office:value-type="float" office:value="-0.061785" calcext:value-type="float">
            <text:p>-0.061785</text:p>
          </table:table-cell>
          <table:table-cell table:style-name="Default" office:value-type="float" office:value="0.006264" calcext:value-type="float">
            <text:p>0.0062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527" calcext:value-type="float">
            <text:p>0.010527</text:p>
          </table:table-cell>
          <table:table-cell table:style-name="Default" office:value-type="float" office:value="0.067859" calcext:value-type="float">
            <text:p>0.067859</text:p>
          </table:table-cell>
          <table:table-cell table:style-name="Default" office:value-type="float" office:value="0.199531" calcext:value-type="float">
            <text:p>0.199531</text:p>
          </table:table-cell>
          <table:table-cell table:style-name="Default" office:value-type="float" office:value="0.002189" calcext:value-type="float">
            <text:p>0.002189</text:p>
          </table:table-cell>
          <table:table-cell table:style-name="Default" office:value-type="float" office:value="-0.061397" calcext:value-type="float">
            <text:p>-0.061397</text:p>
          </table:table-cell>
          <table:table-cell table:style-name="Default" office:value-type="float" office:value="0.007235" calcext:value-type="float">
            <text:p>0.0072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375" calcext:value-type="float">
            <text:p>0.010375</text:p>
          </table:table-cell>
          <table:table-cell table:style-name="Default" office:value-type="float" office:value="0.06784" calcext:value-type="float">
            <text:p>0.06784</text:p>
          </table:table-cell>
          <table:table-cell table:style-name="Default" office:value-type="float" office:value="0.199526" calcext:value-type="float">
            <text:p>0.199526</text:p>
          </table:table-cell>
          <table:table-cell table:style-name="Default" office:value-type="float" office:value="0.001157" calcext:value-type="float">
            <text:p>0.001157</text:p>
          </table:table-cell>
          <table:table-cell table:style-name="Default" office:value-type="float" office:value="-0.061288" calcext:value-type="float">
            <text:p>-0.061288</text:p>
          </table:table-cell>
          <table:table-cell table:style-name="Default" office:value-type="float" office:value="0.008145" calcext:value-type="float">
            <text:p>0.0081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92" calcext:value-type="float">
            <text:p>0.010292</text:p>
          </table:table-cell>
          <table:table-cell table:style-name="Default" office:value-type="float" office:value="0.067847" calcext:value-type="float">
            <text:p>0.067847</text:p>
          </table:table-cell>
          <table:table-cell table:style-name="Default" office:value-type="float" office:value="0.199493" calcext:value-type="float">
            <text:p>0.199493</text:p>
          </table:table-cell>
          <table:table-cell table:style-name="Default" office:value-type="float" office:value="0.001374" calcext:value-type="float">
            <text:p>0.001374</text:p>
          </table:table-cell>
          <table:table-cell table:style-name="Default" office:value-type="float" office:value="-0.061111" calcext:value-type="float">
            <text:p>-0.061111</text:p>
          </table:table-cell>
          <table:table-cell table:style-name="Default" office:value-type="float" office:value="0.008618" calcext:value-type="float">
            <text:p>0.0086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15" calcext:value-type="float">
            <text:p>0.010215</text:p>
          </table:table-cell>
          <table:table-cell table:style-name="Default" office:value-type="float" office:value="0.067878" calcext:value-type="float">
            <text:p>0.067878</text:p>
          </table:table-cell>
          <table:table-cell table:style-name="Default" office:value-type="float" office:value="0.199485" calcext:value-type="float">
            <text:p>0.199485</text:p>
          </table:table-cell>
          <table:table-cell table:style-name="Default" office:value-type="float" office:value="0.001325" calcext:value-type="float">
            <text:p>0.001325</text:p>
          </table:table-cell>
          <table:table-cell table:style-name="Default" office:value-type="float" office:value="-0.060948" calcext:value-type="float">
            <text:p>-0.060948</text:p>
          </table:table-cell>
          <table:table-cell table:style-name="Default" office:value-type="float" office:value="0.008956" calcext:value-type="float">
            <text:p>0.008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67" calcext:value-type="float">
            <text:p>0.010167</text:p>
          </table:table-cell>
          <table:table-cell table:style-name="Default" office:value-type="float" office:value="0.067885" calcext:value-type="float">
            <text:p>0.067885</text:p>
          </table:table-cell>
          <table:table-cell table:style-name="Default" office:value-type="float" office:value="0.19946" calcext:value-type="float">
            <text:p>0.19946</text:p>
          </table:table-cell>
          <table:table-cell table:style-name="Default" office:value-type="float" office:value="0.001424" calcext:value-type="float">
            <text:p>0.001424</text:p>
          </table:table-cell>
          <table:table-cell table:style-name="Default" office:value-type="float" office:value="-0.06075" calcext:value-type="float">
            <text:p>-0.06075</text:p>
          </table:table-cell>
          <table:table-cell table:style-name="Default" office:value-type="float" office:value="0.009321" calcext:value-type="float">
            <text:p>0.0093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26" calcext:value-type="float">
            <text:p>0.010126</text:p>
          </table:table-cell>
          <table:table-cell table:style-name="Default" office:value-type="float" office:value="0.067898" calcext:value-type="float">
            <text:p>0.067898</text:p>
          </table:table-cell>
          <table:table-cell table:style-name="Default" office:value-type="float" office:value="0.199452" calcext:value-type="float">
            <text:p>0.199452</text:p>
          </table:table-cell>
          <table:table-cell table:style-name="Default" office:value-type="float" office:value="0.001259" calcext:value-type="float">
            <text:p>0.001259</text:p>
          </table:table-cell>
          <table:table-cell table:style-name="Default" office:value-type="float" office:value="-0.060589" calcext:value-type="float">
            <text:p>-0.060589</text:p>
          </table:table-cell>
          <table:table-cell table:style-name="Default" office:value-type="float" office:value="0.009795" calcext:value-type="float">
            <text:p>0.009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99" calcext:value-type="float">
            <text:p>0.010099</text:p>
          </table:table-cell>
          <table:table-cell table:style-name="Default" office:value-type="float" office:value="0.067893" calcext:value-type="float">
            <text:p>0.067893</text:p>
          </table:table-cell>
          <table:table-cell table:style-name="Default" office:value-type="float" office:value="0.199448" calcext:value-type="float">
            <text:p>0.199448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-0.060196" calcext:value-type="float">
            <text:p>-0.060196</text:p>
          </table:table-cell>
          <table:table-cell table:style-name="Default" office:value-type="float" office:value="0.010226" calcext:value-type="float">
            <text:p>0.0102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63" calcext:value-type="float">
            <text:p>0.010063</text:p>
          </table:table-cell>
          <table:table-cell table:style-name="Default" office:value-type="float" office:value="0.067909" calcext:value-type="float">
            <text:p>0.067909</text:p>
          </table:table-cell>
          <table:table-cell table:style-name="Default" office:value-type="float" office:value="0.199416" calcext:value-type="float">
            <text:p>0.199416</text:p>
          </table:table-cell>
          <table:table-cell table:style-name="Default" office:value-type="float" office:value="0.001332" calcext:value-type="float">
            <text:p>0.001332</text:p>
          </table:table-cell>
          <table:table-cell table:style-name="Default" office:value-type="float" office:value="-0.060087" calcext:value-type="float">
            <text:p>-0.060087</text:p>
          </table:table-cell>
          <table:table-cell table:style-name="Default" office:value-type="float" office:value="0.010891" calcext:value-type="float">
            <text:p>0.0108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63" calcext:value-type="float">
            <text:p>0.009963</text:p>
          </table:table-cell>
          <table:table-cell table:style-name="Default" office:value-type="float" office:value="0.067971" calcext:value-type="float">
            <text:p>0.067971</text:p>
          </table:table-cell>
          <table:table-cell table:style-name="Default" office:value-type="float" office:value="0.199388" calcext:value-type="float">
            <text:p>0.199388</text:p>
          </table:table-cell>
          <table:table-cell table:style-name="Default" office:value-type="float" office:value="0.001054" calcext:value-type="float">
            <text:p>0.001054</text:p>
          </table:table-cell>
          <table:table-cell table:style-name="Default" office:value-type="float" office:value="-0.060072" calcext:value-type="float">
            <text:p>-0.060072</text:p>
          </table:table-cell>
          <table:table-cell table:style-name="Default" office:value-type="float" office:value="0.01143" calcext:value-type="float">
            <text:p>0.011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13" calcext:value-type="float">
            <text:p>0.009913</text:p>
          </table:table-cell>
          <table:table-cell table:style-name="Default" office:value-type="float" office:value="0.068049" calcext:value-type="float">
            <text:p>0.068049</text:p>
          </table:table-cell>
          <table:table-cell table:style-name="Default" office:value-type="float" office:value="0.199353" calcext:value-type="float">
            <text:p>0.199353</text:p>
          </table:table-cell>
          <table:table-cell table:style-name="Default" office:value-type="float" office:value="0.000851" calcext:value-type="float">
            <text:p>0.000851</text:p>
          </table:table-cell>
          <table:table-cell table:style-name="Default" office:value-type="float" office:value="-0.059973" calcext:value-type="float">
            <text:p>-0.059973</text:p>
          </table:table-cell>
          <table:table-cell table:style-name="Default" office:value-type="float" office:value="0.011855" calcext:value-type="float">
            <text:p>0.011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9" calcext:value-type="float">
            <text:p>0.00989</text:p>
          </table:table-cell>
          <table:table-cell table:style-name="Default" office:value-type="float" office:value="0.06812" calcext:value-type="float">
            <text:p>0.06812</text:p>
          </table:table-cell>
          <table:table-cell table:style-name="Default" office:value-type="float" office:value="0.199254" calcext:value-type="float">
            <text:p>0.199254</text:p>
          </table:table-cell>
          <table:table-cell table:style-name="Default" office:value-type="float" office:value="0.000416" calcext:value-type="float">
            <text:p>0.000416</text:p>
          </table:table-cell>
          <table:table-cell table:style-name="Default" office:value-type="float" office:value="-0.059914" calcext:value-type="float">
            <text:p>-0.059914</text:p>
          </table:table-cell>
          <table:table-cell table:style-name="Default" office:value-type="float" office:value="0.01226" calcext:value-type="float">
            <text:p>0.012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53" calcext:value-type="float">
            <text:p>0.009853</text:p>
          </table:table-cell>
          <table:table-cell table:style-name="Default" office:value-type="float" office:value="0.068163" calcext:value-type="float">
            <text:p>0.068163</text:p>
          </table:table-cell>
          <table:table-cell table:style-name="Default" office:value-type="float" office:value="0.199153" calcext:value-type="float">
            <text:p>0.199153</text:p>
          </table:table-cell>
          <table:table-cell table:style-name="Default" office:value-type="float" office:value="0.000118" calcext:value-type="float">
            <text:p>0.000118</text:p>
          </table:table-cell>
          <table:table-cell table:style-name="Default" office:value-type="float" office:value="-0.059878" calcext:value-type="float">
            <text:p>-0.059878</text:p>
          </table:table-cell>
          <table:table-cell table:style-name="Default" office:value-type="float" office:value="0.01248" calcext:value-type="float">
            <text:p>0.01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55" calcext:value-type="float">
            <text:p>0.009855</text:p>
          </table:table-cell>
          <table:table-cell table:style-name="Default" office:value-type="float" office:value="0.068258" calcext:value-type="float">
            <text:p>0.068258</text:p>
          </table:table-cell>
          <table:table-cell table:style-name="Default" office:value-type="float" office:value="0.199056" calcext:value-type="float">
            <text:p>0.199056</text:p>
          </table:table-cell>
          <table:table-cell table:style-name="Default" office:value-type="float" office:value="0.000538" calcext:value-type="float">
            <text:p>0.000538</text:p>
          </table:table-cell>
          <table:table-cell table:style-name="Default" office:value-type="float" office:value="-0.059902" calcext:value-type="float">
            <text:p>-0.059902</text:p>
          </table:table-cell>
          <table:table-cell table:style-name="Default" office:value-type="float" office:value="0.012353" calcext:value-type="float">
            <text:p>0.0123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6" calcext:value-type="float">
            <text:p>0.009846</text:p>
          </table:table-cell>
          <table:table-cell table:style-name="Default" office:value-type="float" office:value="0.068312" calcext:value-type="float">
            <text:p>0.068312</text:p>
          </table:table-cell>
          <table:table-cell table:style-name="Default" office:value-type="float" office:value="0.19902" calcext:value-type="float">
            <text:p>0.19902</text:p>
          </table:table-cell>
          <table:table-cell table:style-name="Default" office:value-type="float" office:value="0.000507" calcext:value-type="float">
            <text:p>0.000507</text:p>
          </table:table-cell>
          <table:table-cell table:style-name="Default" office:value-type="float" office:value="-0.059901" calcext:value-type="float">
            <text:p>-0.059901</text:p>
          </table:table-cell>
          <table:table-cell table:style-name="Default" office:value-type="float" office:value="0.012441" calcext:value-type="float">
            <text:p>0.012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6" calcext:value-type="float">
            <text:p>0.009846</text:p>
          </table:table-cell>
          <table:table-cell table:style-name="Default" office:value-type="float" office:value="0.068367" calcext:value-type="float">
            <text:p>0.068367</text:p>
          </table:table-cell>
          <table:table-cell table:style-name="Default" office:value-type="float" office:value="0.199" calcext:value-type="float">
            <text:p>0.199</text:p>
          </table:table-cell>
          <table:table-cell table:style-name="Default" office:value-type="float" office:value="0.000229" calcext:value-type="float">
            <text:p>0.000229</text:p>
          </table:table-cell>
          <table:table-cell table:style-name="Default" office:value-type="float" office:value="-0.059747" calcext:value-type="float">
            <text:p>-0.059747</text:p>
          </table:table-cell>
          <table:table-cell table:style-name="Default" office:value-type="float" office:value="0.013059" calcext:value-type="float">
            <text:p>0.0130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92" calcext:value-type="float">
            <text:p>0.009792</text:p>
          </table:table-cell>
          <table:table-cell table:style-name="Default" office:value-type="float" office:value="0.068433" calcext:value-type="float">
            <text:p>0.068433</text:p>
          </table:table-cell>
          <table:table-cell table:style-name="Default" office:value-type="float" office:value="0.198996" calcext:value-type="float">
            <text:p>0.198996</text:p>
          </table:table-cell>
          <table:table-cell table:style-name="Default" office:value-type="float" office:value="0.00036" calcext:value-type="float">
            <text:p>0.00036</text:p>
          </table:table-cell>
          <table:table-cell table:style-name="Default" office:value-type="float" office:value="-0.059635" calcext:value-type="float">
            <text:p>-0.059635</text:p>
          </table:table-cell>
          <table:table-cell table:style-name="Default" office:value-type="float" office:value="0.013196" calcext:value-type="float">
            <text:p>0.013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9" calcext:value-type="float">
            <text:p>0.009789</text:p>
          </table:table-cell>
          <table:table-cell table:style-name="Default" office:value-type="float" office:value="0.068521" calcext:value-type="float">
            <text:p>0.068521</text:p>
          </table:table-cell>
          <table:table-cell table:style-name="Default" office:value-type="float" office:value="0.198982" calcext:value-type="float">
            <text:p>0.198982</text:p>
          </table:table-cell>
          <table:table-cell table:style-name="Default" office:value-type="float" office:value="0.000243" calcext:value-type="float">
            <text:p>0.000243</text:p>
          </table:table-cell>
          <table:table-cell table:style-name="Default" office:value-type="float" office:value="-0.059471" calcext:value-type="float">
            <text:p>-0.059471</text:p>
          </table:table-cell>
          <table:table-cell table:style-name="Default" office:value-type="float" office:value="0.013422" calcext:value-type="float">
            <text:p>0.0134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5" calcext:value-type="float">
            <text:p>0.009785</text:p>
          </table:table-cell>
          <table:table-cell table:style-name="Default" office:value-type="float" office:value="0.068541" calcext:value-type="float">
            <text:p>0.068541</text:p>
          </table:table-cell>
          <table:table-cell table:style-name="Default" office:value-type="float" office:value="0.198982" calcext:value-type="float">
            <text:p>0.198982</text:p>
          </table:table-cell>
          <table:table-cell table:style-name="Default" office:value-type="float" office:value="0.000323" calcext:value-type="float">
            <text:p>0.000323</text:p>
          </table:table-cell>
          <table:table-cell table:style-name="Default" office:value-type="float" office:value="-0.059406" calcext:value-type="float">
            <text:p>-0.059406</text:p>
          </table:table-cell>
          <table:table-cell table:style-name="Default" office:value-type="float" office:value="0.013437" calcext:value-type="float">
            <text:p>0.013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3" calcext:value-type="float">
            <text:p>0.009783</text:p>
          </table:table-cell>
          <table:table-cell table:style-name="Default" office:value-type="float" office:value="0.068558" calcext:value-type="float">
            <text:p>0.068558</text:p>
          </table:table-cell>
          <table:table-cell table:style-name="Default" office:value-type="float" office:value="0.199004" calcext:value-type="float">
            <text:p>0.199004</text:p>
          </table:table-cell>
          <table:table-cell table:style-name="Default" office:value-type="float" office:value="-0.000299" calcext:value-type="float">
            <text:p>-0.000299</text:p>
          </table:table-cell>
          <table:table-cell table:style-name="Default" office:value-type="float" office:value="-0.059455" calcext:value-type="float">
            <text:p>-0.059455</text:p>
          </table:table-cell>
          <table:table-cell table:style-name="Default" office:value-type="float" office:value="0.013434" calcext:value-type="float">
            <text:p>0.0134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75" calcext:value-type="float">
            <text:p>0.009775</text:p>
          </table:table-cell>
          <table:table-cell table:style-name="Default" office:value-type="float" office:value="0.068555" calcext:value-type="float">
            <text:p>0.068555</text:p>
          </table:table-cell>
          <table:table-cell table:style-name="Default" office:value-type="float" office:value="0.199052" calcext:value-type="float">
            <text:p>0.199052</text:p>
          </table:table-cell>
          <table:table-cell table:style-name="Default" office:value-type="float" office:value="0.000208" calcext:value-type="float">
            <text:p>0.000208</text:p>
          </table:table-cell>
          <table:table-cell table:style-name="Default" office:value-type="float" office:value="-0.059592" calcext:value-type="float">
            <text:p>-0.059592</text:p>
          </table:table-cell>
          <table:table-cell table:style-name="Default" office:value-type="float" office:value="0.013163" calcext:value-type="float">
            <text:p>0.0131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07" calcext:value-type="float">
            <text:p>0.009807</text:p>
          </table:table-cell>
          <table:table-cell table:style-name="Default" office:value-type="float" office:value="0.068548" calcext:value-type="float">
            <text:p>0.068548</text:p>
          </table:table-cell>
          <table:table-cell table:style-name="Default" office:value-type="float" office:value="0.199092" calcext:value-type="float">
            <text:p>0.199092</text:p>
          </table:table-cell>
          <table:table-cell table:style-name="Default" office:value-type="float" office:value="0.000371" calcext:value-type="float">
            <text:p>0.000371</text:p>
          </table:table-cell>
          <table:table-cell table:style-name="Default" office:value-type="float" office:value="-0.059665" calcext:value-type="float">
            <text:p>-0.059665</text:p>
          </table:table-cell>
          <table:table-cell table:style-name="Default" office:value-type="float" office:value="0.013008" calcext:value-type="float">
            <text:p>0.013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5" calcext:value-type="float">
            <text:p>0.009845</text:p>
          </table:table-cell>
          <table:table-cell table:style-name="Default" office:value-type="float" office:value="0.06855" calcext:value-type="float">
            <text:p>0.06855</text:p>
          </table:table-cell>
          <table:table-cell table:style-name="Default" office:value-type="float" office:value="0.199121" calcext:value-type="float">
            <text:p>0.199121</text:p>
          </table:table-cell>
          <table:table-cell table:style-name="Default" office:value-type="float" office:value="0.000527" calcext:value-type="float">
            <text:p>0.000527</text:p>
          </table:table-cell>
          <table:table-cell table:style-name="Default" office:value-type="float" office:value="-0.059761" calcext:value-type="float">
            <text:p>-0.059761</text:p>
          </table:table-cell>
          <table:table-cell table:style-name="Default" office:value-type="float" office:value="0.01276" calcext:value-type="float">
            <text:p>0.012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85" calcext:value-type="float">
            <text:p>0.009885</text:p>
          </table:table-cell>
          <table:table-cell table:style-name="Default" office:value-type="float" office:value="0.068586" calcext:value-type="float">
            <text:p>0.068586</text:p>
          </table:table-cell>
          <table:table-cell table:style-name="Default" office:value-type="float" office:value="0.199157" calcext:value-type="float">
            <text:p>0.199157</text:p>
          </table:table-cell>
          <table:table-cell table:style-name="Default" office:value-type="float" office:value="0.000699" calcext:value-type="float">
            <text:p>0.000699</text:p>
          </table:table-cell>
          <table:table-cell table:style-name="Default" office:value-type="float" office:value="-0.059865" calcext:value-type="float">
            <text:p>-0.059865</text:p>
          </table:table-cell>
          <table:table-cell table:style-name="Default" office:value-type="float" office:value="0.012457" calcext:value-type="float">
            <text:p>0.0124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58" calcext:value-type="float">
            <text:p>0.009958</text:p>
          </table:table-cell>
          <table:table-cell table:style-name="Default" office:value-type="float" office:value="0.068646" calcext:value-type="float">
            <text:p>0.068646</text:p>
          </table:table-cell>
          <table:table-cell table:style-name="Default" office:value-type="float" office:value="0.199146" calcext:value-type="float">
            <text:p>0.199146</text:p>
          </table:table-cell>
          <table:table-cell table:style-name="Default" office:value-type="float" office:value="0.001661" calcext:value-type="float">
            <text:p>0.001661</text:p>
          </table:table-cell>
          <table:table-cell table:style-name="Default" office:value-type="float" office:value="-0.060093" calcext:value-type="float">
            <text:p>-0.060093</text:p>
          </table:table-cell>
          <table:table-cell table:style-name="Default" office:value-type="float" office:value="0.011779" calcext:value-type="float">
            <text:p>0.0117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8" calcext:value-type="float">
            <text:p>0.00998</text:p>
          </table:table-cell>
          <table:table-cell table:style-name="Default" office:value-type="float" office:value="0.06864" calcext:value-type="float">
            <text:p>0.06864</text:p>
          </table:table-cell>
          <table:table-cell table:style-name="Default" office:value-type="float" office:value="0.199158" calcext:value-type="float">
            <text:p>0.199158</text:p>
          </table:table-cell>
          <table:table-cell table:style-name="Default" office:value-type="float" office:value="0.001394" calcext:value-type="float">
            <text:p>0.001394</text:p>
          </table:table-cell>
          <table:table-cell table:style-name="Default" office:value-type="float" office:value="-0.060273" calcext:value-type="float">
            <text:p>-0.060273</text:p>
          </table:table-cell>
          <table:table-cell table:style-name="Default" office:value-type="float" office:value="0.011332" calcext:value-type="float">
            <text:p>0.011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06" calcext:value-type="float">
            <text:p>0.010006</text:p>
          </table:table-cell>
          <table:table-cell table:style-name="Default" office:value-type="float" office:value="0.068695" calcext:value-type="float">
            <text:p>0.068695</text:p>
          </table:table-cell>
          <table:table-cell table:style-name="Default" office:value-type="float" office:value="0.199171" calcext:value-type="float">
            <text:p>0.199171</text:p>
          </table:table-cell>
          <table:table-cell table:style-name="Default" office:value-type="float" office:value="0.001474" calcext:value-type="float">
            <text:p>0.001474</text:p>
          </table:table-cell>
          <table:table-cell table:style-name="Default" office:value-type="float" office:value="-0.060302" calcext:value-type="float">
            <text:p>-0.060302</text:p>
          </table:table-cell>
          <table:table-cell table:style-name="Default" office:value-type="float" office:value="0.011106" calcext:value-type="float">
            <text:p>0.0111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45" calcext:value-type="float">
            <text:p>0.010045</text:p>
          </table:table-cell>
          <table:table-cell table:style-name="Default" office:value-type="float" office:value="0.068718" calcext:value-type="float">
            <text:p>0.068718</text:p>
          </table:table-cell>
          <table:table-cell table:style-name="Default" office:value-type="float" office:value="0.199137" calcext:value-type="float">
            <text:p>0.199137</text:p>
          </table:table-cell>
          <table:table-cell table:style-name="Default" office:value-type="float" office:value="0.001643" calcext:value-type="float">
            <text:p>0.001643</text:p>
          </table:table-cell>
          <table:table-cell table:style-name="Default" office:value-type="float" office:value="-0.060417" calcext:value-type="float">
            <text:p>-0.060417</text:p>
          </table:table-cell>
          <table:table-cell table:style-name="Default" office:value-type="float" office:value="0.010892" calcext:value-type="float">
            <text:p>0.0108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36" calcext:value-type="float">
            <text:p>0.010036</text:p>
          </table:table-cell>
          <table:table-cell table:style-name="Default" office:value-type="float" office:value="0.068763" calcext:value-type="float">
            <text:p>0.068763</text:p>
          </table:table-cell>
          <table:table-cell table:style-name="Default" office:value-type="float" office:value="0.199099" calcext:value-type="float">
            <text:p>0.199099</text:p>
          </table:table-cell>
          <table:table-cell table:style-name="Default" office:value-type="float" office:value="0.001442" calcext:value-type="float">
            <text:p>0.001442</text:p>
          </table:table-cell>
          <table:table-cell table:style-name="Default" office:value-type="float" office:value="-0.060449" calcext:value-type="float">
            <text:p>-0.060449</text:p>
          </table:table-cell>
          <table:table-cell table:style-name="Default" office:value-type="float" office:value="0.010833" calcext:value-type="float">
            <text:p>0.0108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88" calcext:value-type="float">
            <text:p>0.010088</text:p>
          </table:table-cell>
          <table:table-cell table:style-name="Default" office:value-type="float" office:value="0.068807" calcext:value-type="float">
            <text:p>0.068807</text:p>
          </table:table-cell>
          <table:table-cell table:style-name="Default" office:value-type="float" office:value="0.19911" calcext:value-type="float">
            <text:p>0.19911</text:p>
          </table:table-cell>
          <table:table-cell table:style-name="Default" office:value-type="float" office:value="0.001543" calcext:value-type="float">
            <text:p>0.001543</text:p>
          </table:table-cell>
          <table:table-cell table:style-name="Default" office:value-type="float" office:value="-0.060572" calcext:value-type="float">
            <text:p>-0.060572</text:p>
          </table:table-cell>
          <table:table-cell table:style-name="Default" office:value-type="float" office:value="0.010577" calcext:value-type="float">
            <text:p>0.0105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84" calcext:value-type="float">
            <text:p>0.010084</text:p>
          </table:table-cell>
          <table:table-cell table:style-name="Default" office:value-type="float" office:value="0.068862" calcext:value-type="float">
            <text:p>0.068862</text:p>
          </table:table-cell>
          <table:table-cell table:style-name="Default" office:value-type="float" office:value="0.199102" calcext:value-type="float">
            <text:p>0.199102</text:p>
          </table:table-cell>
          <table:table-cell table:style-name="Default" office:value-type="float" office:value="0.001659" calcext:value-type="float">
            <text:p>0.001659</text:p>
          </table:table-cell>
          <table:table-cell table:style-name="Default" office:value-type="float" office:value="-0.060555" calcext:value-type="float">
            <text:p>-0.060555</text:p>
          </table:table-cell>
          <table:table-cell table:style-name="Default" office:value-type="float" office:value="0.010497" calcext:value-type="float">
            <text:p>0.0104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26" calcext:value-type="float">
            <text:p>0.010126</text:p>
          </table:table-cell>
          <table:table-cell table:style-name="Default" office:value-type="float" office:value="0.068879" calcext:value-type="float">
            <text:p>0.068879</text:p>
          </table:table-cell>
          <table:table-cell table:style-name="Default" office:value-type="float" office:value="0.199102" calcext:value-type="float">
            <text:p>0.199102</text:p>
          </table:table-cell>
          <table:table-cell table:style-name="Default" office:value-type="float" office:value="0.001522" calcext:value-type="float">
            <text:p>0.001522</text:p>
          </table:table-cell>
          <table:table-cell table:style-name="Default" office:value-type="float" office:value="-0.060729" calcext:value-type="float">
            <text:p>-0.060729</text:p>
          </table:table-cell>
          <table:table-cell table:style-name="Default" office:value-type="float" office:value="0.010337" calcext:value-type="float">
            <text:p>0.0103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01" calcext:value-type="float">
            <text:p>0.010201</text:p>
          </table:table-cell>
          <table:table-cell table:style-name="Default" office:value-type="float" office:value="0.068965" calcext:value-type="float">
            <text:p>0.068965</text:p>
          </table:table-cell>
          <table:table-cell table:style-name="Default" office:value-type="float" office:value="0.199125" calcext:value-type="float">
            <text:p>0.199125</text:p>
          </table:table-cell>
          <table:table-cell table:style-name="Default" office:value-type="float" office:value="0.001898" calcext:value-type="float">
            <text:p>0.001898</text:p>
          </table:table-cell>
          <table:table-cell table:style-name="Default" office:value-type="float" office:value="-0.060898" calcext:value-type="float">
            <text:p>-0.060898</text:p>
          </table:table-cell>
          <table:table-cell table:style-name="Default" office:value-type="float" office:value="0.010296" calcext:value-type="float">
            <text:p>0.010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8" calcext:value-type="float">
            <text:p>0.010248</text:p>
          </table:table-cell>
          <table:table-cell table:style-name="Default" office:value-type="float" office:value="0.068979" calcext:value-type="float">
            <text:p>0.068979</text:p>
          </table:table-cell>
          <table:table-cell table:style-name="Default" office:value-type="float" office:value="0.199166" calcext:value-type="float">
            <text:p>0.199166</text:p>
          </table:table-cell>
          <table:table-cell table:style-name="Default" office:value-type="float" office:value="0.001898" calcext:value-type="float">
            <text:p>0.001898</text:p>
          </table:table-cell>
          <table:table-cell table:style-name="Default" office:value-type="float" office:value="-0.061127" calcext:value-type="float">
            <text:p>-0.061127</text:p>
          </table:table-cell>
          <table:table-cell table:style-name="Default" office:value-type="float" office:value="0.009923" calcext:value-type="float">
            <text:p>0.0099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13" calcext:value-type="float">
            <text:p>0.010213</text:p>
          </table:table-cell>
          <table:table-cell table:style-name="Default" office:value-type="float" office:value="0.068975" calcext:value-type="float">
            <text:p>0.068975</text:p>
          </table:table-cell>
          <table:table-cell table:style-name="Default" office:value-type="float" office:value="0.199192" calcext:value-type="float">
            <text:p>0.199192</text:p>
          </table:table-cell>
          <table:table-cell table:style-name="Default" office:value-type="float" office:value="0.001775" calcext:value-type="float">
            <text:p>0.001775</text:p>
          </table:table-cell>
          <table:table-cell table:style-name="Default" office:value-type="float" office:value="-0.061186" calcext:value-type="float">
            <text:p>-0.061186</text:p>
          </table:table-cell>
          <table:table-cell table:style-name="Default" office:value-type="float" office:value="0.009529" calcext:value-type="float">
            <text:p>0.0095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29" calcext:value-type="float">
            <text:p>0.010229</text:p>
          </table:table-cell>
          <table:table-cell table:style-name="Default" office:value-type="float" office:value="0.068974" calcext:value-type="float">
            <text:p>0.068974</text:p>
          </table:table-cell>
          <table:table-cell table:style-name="Default" office:value-type="float" office:value="0.199193" calcext:value-type="float">
            <text:p>0.199193</text:p>
          </table:table-cell>
          <table:table-cell table:style-name="Default" office:value-type="float" office:value="0.001634" calcext:value-type="float">
            <text:p>0.001634</text:p>
          </table:table-cell>
          <table:table-cell table:style-name="Default" office:value-type="float" office:value="-0.061233" calcext:value-type="float">
            <text:p>-0.061233</text:p>
          </table:table-cell>
          <table:table-cell table:style-name="Default" office:value-type="float" office:value="0.009168" calcext:value-type="float">
            <text:p>0.0091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8" calcext:value-type="float">
            <text:p>0.010238</text:p>
          </table:table-cell>
          <table:table-cell table:style-name="Default" office:value-type="float" office:value="0.068999" calcext:value-type="float">
            <text:p>0.068999</text:p>
          </table:table-cell>
          <table:table-cell table:style-name="Default" office:value-type="float" office:value="0.199222" calcext:value-type="float">
            <text:p>0.199222</text:p>
          </table:table-cell>
          <table:table-cell table:style-name="Default" office:value-type="float" office:value="0.001593" calcext:value-type="float">
            <text:p>0.001593</text:p>
          </table:table-cell>
          <table:table-cell table:style-name="Default" office:value-type="float" office:value="-0.061262" calcext:value-type="float">
            <text:p>-0.061262</text:p>
          </table:table-cell>
          <table:table-cell table:style-name="Default" office:value-type="float" office:value="0.008728" calcext:value-type="float">
            <text:p>0.008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2" calcext:value-type="float">
            <text:p>0.010242</text:p>
          </table:table-cell>
          <table:table-cell table:style-name="Default" office:value-type="float" office:value="0.06899" calcext:value-type="float">
            <text:p>0.06899</text:p>
          </table:table-cell>
          <table:table-cell table:style-name="Default" office:value-type="float" office:value="0.199209" calcext:value-type="float">
            <text:p>0.199209</text:p>
          </table:table-cell>
          <table:table-cell table:style-name="Default" office:value-type="float" office:value="0.001319" calcext:value-type="float">
            <text:p>0.001319</text:p>
          </table:table-cell>
          <table:table-cell table:style-name="Default" office:value-type="float" office:value="-0.061287" calcext:value-type="float">
            <text:p>-0.061287</text:p>
          </table:table-cell>
          <table:table-cell table:style-name="Default" office:value-type="float" office:value="0.008516" calcext:value-type="float">
            <text:p>0.008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9" calcext:value-type="float">
            <text:p>0.010239</text:p>
          </table:table-cell>
          <table:table-cell table:style-name="Default" office:value-type="float" office:value="0.069007" calcext:value-type="float">
            <text:p>0.069007</text:p>
          </table:table-cell>
          <table:table-cell table:style-name="Default" office:value-type="float" office:value="0.199189" calcext:value-type="float">
            <text:p>0.199189</text:p>
          </table:table-cell>
          <table:table-cell table:style-name="Default" office:value-type="float" office:value="0.001219" calcext:value-type="float">
            <text:p>0.001219</text:p>
          </table:table-cell>
          <table:table-cell table:style-name="Default" office:value-type="float" office:value="-0.061279" calcext:value-type="float">
            <text:p>-0.061279</text:p>
          </table:table-cell>
          <table:table-cell table:style-name="Default" office:value-type="float" office:value="0.008531" calcext:value-type="float">
            <text:p>0.0085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9" calcext:value-type="float">
            <text:p>0.010249</text:p>
          </table:table-cell>
          <table:table-cell table:style-name="Default" office:value-type="float" office:value="0.069017" calcext:value-type="float">
            <text:p>0.069017</text:p>
          </table:table-cell>
          <table:table-cell table:style-name="Default" office:value-type="float" office:value="0.19916" calcext:value-type="float">
            <text:p>0.19916</text:p>
          </table:table-cell>
          <table:table-cell table:style-name="Default" office:value-type="float" office:value="0.001153" calcext:value-type="float">
            <text:p>0.001153</text:p>
          </table:table-cell>
          <table:table-cell table:style-name="Default" office:value-type="float" office:value="-0.061315" calcext:value-type="float">
            <text:p>-0.061315</text:p>
          </table:table-cell>
          <table:table-cell table:style-name="Default" office:value-type="float" office:value="0.008806" calcext:value-type="float">
            <text:p>0.0088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1" calcext:value-type="float">
            <text:p>0.010231</text:p>
          </table:table-cell>
          <table:table-cell table:style-name="Default" office:value-type="float" office:value="0.069026" calcext:value-type="float">
            <text:p>0.069026</text:p>
          </table:table-cell>
          <table:table-cell table:style-name="Default" office:value-type="float" office:value="0.199132" calcext:value-type="float">
            <text:p>0.199132</text:p>
          </table:table-cell>
          <table:table-cell table:style-name="Default" office:value-type="float" office:value="0.001036" calcext:value-type="float">
            <text:p>0.001036</text:p>
          </table:table-cell>
          <table:table-cell table:style-name="Default" office:value-type="float" office:value="-0.061331" calcext:value-type="float">
            <text:p>-0.061331</text:p>
          </table:table-cell>
          <table:table-cell table:style-name="Default" office:value-type="float" office:value="0.009044" calcext:value-type="float">
            <text:p>0.0090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95" calcext:value-type="float">
            <text:p>0.010195</text:p>
          </table:table-cell>
          <table:table-cell table:style-name="Default" office:value-type="float" office:value="0.06904" calcext:value-type="float">
            <text:p>0.06904</text:p>
          </table:table-cell>
          <table:table-cell table:style-name="Default" office:value-type="float" office:value="0.199112" calcext:value-type="float">
            <text:p>0.199112</text:p>
          </table:table-cell>
          <table:table-cell table:style-name="Default" office:value-type="float" office:value="0.000942" calcext:value-type="float">
            <text:p>0.000942</text:p>
          </table:table-cell>
          <table:table-cell table:style-name="Default" office:value-type="float" office:value="-0.06131" calcext:value-type="float">
            <text:p>-0.06131</text:p>
          </table:table-cell>
          <table:table-cell table:style-name="Default" office:value-type="float" office:value="0.009448" calcext:value-type="float">
            <text:p>0.0094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58" calcext:value-type="float">
            <text:p>0.010158</text:p>
          </table:table-cell>
          <table:table-cell table:style-name="Default" office:value-type="float" office:value="0.069047" calcext:value-type="float">
            <text:p>0.069047</text:p>
          </table:table-cell>
          <table:table-cell table:style-name="Default" office:value-type="float" office:value="0.199103" calcext:value-type="float">
            <text:p>0.199103</text:p>
          </table:table-cell>
          <table:table-cell table:style-name="Default" office:value-type="float" office:value="0.000919" calcext:value-type="float">
            <text:p>0.000919</text:p>
          </table:table-cell>
          <table:table-cell table:style-name="Default" office:value-type="float" office:value="-0.06118" calcext:value-type="float">
            <text:p>-0.06118</text:p>
          </table:table-cell>
          <table:table-cell table:style-name="Default" office:value-type="float" office:value="0.009891" calcext:value-type="float">
            <text:p>0.0098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06" calcext:value-type="float">
            <text:p>0.010106</text:p>
          </table:table-cell>
          <table:table-cell table:style-name="Default" office:value-type="float" office:value="0.069094" calcext:value-type="float">
            <text:p>0.069094</text:p>
          </table:table-cell>
          <table:table-cell table:style-name="Default" office:value-type="float" office:value="0.199074" calcext:value-type="float">
            <text:p>0.199074</text:p>
          </table:table-cell>
          <table:table-cell table:style-name="Default" office:value-type="float" office:value="0.001453" calcext:value-type="float">
            <text:p>0.001453</text:p>
          </table:table-cell>
          <table:table-cell table:style-name="Default" office:value-type="float" office:value="-0.06091" calcext:value-type="float">
            <text:p>-0.06091</text:p>
          </table:table-cell>
          <table:table-cell table:style-name="Default" office:value-type="float" office:value="0.010734" calcext:value-type="float">
            <text:p>0.010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38" calcext:value-type="float">
            <text:p>0.010038</text:p>
          </table:table-cell>
          <table:table-cell table:style-name="Default" office:value-type="float" office:value="0.069088" calcext:value-type="float">
            <text:p>0.069088</text:p>
          </table:table-cell>
          <table:table-cell table:style-name="Default" office:value-type="float" office:value="0.199073" calcext:value-type="float">
            <text:p>0.199073</text:p>
          </table:table-cell>
          <table:table-cell table:style-name="Default" office:value-type="float" office:value="0.001508" calcext:value-type="float">
            <text:p>0.001508</text:p>
          </table:table-cell>
          <table:table-cell table:style-name="Default" office:value-type="float" office:value="-0.060825" calcext:value-type="float">
            <text:p>-0.060825</text:p>
          </table:table-cell>
          <table:table-cell table:style-name="Default" office:value-type="float" office:value="0.011237" calcext:value-type="float">
            <text:p>0.0112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72" calcext:value-type="float">
            <text:p>0.009972</text:p>
          </table:table-cell>
          <table:table-cell table:style-name="Default" office:value-type="float" office:value="0.069089" calcext:value-type="float">
            <text:p>0.069089</text:p>
          </table:table-cell>
          <table:table-cell table:style-name="Default" office:value-type="float" office:value="0.199053" calcext:value-type="float">
            <text:p>0.199053</text:p>
          </table:table-cell>
          <table:table-cell table:style-name="Default" office:value-type="float" office:value="0.001409" calcext:value-type="float">
            <text:p>0.001409</text:p>
          </table:table-cell>
          <table:table-cell table:style-name="Default" office:value-type="float" office:value="-0.060725" calcext:value-type="float">
            <text:p>-0.060725</text:p>
          </table:table-cell>
          <table:table-cell table:style-name="Default" office:value-type="float" office:value="0.011748" calcext:value-type="float">
            <text:p>0.011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37" calcext:value-type="float">
            <text:p>0.009837</text:p>
          </table:table-cell>
          <table:table-cell table:style-name="Default" office:value-type="float" office:value="0.069077" calcext:value-type="float">
            <text:p>0.069077</text:p>
          </table:table-cell>
          <table:table-cell table:style-name="Default" office:value-type="float" office:value="0.198995" calcext:value-type="float">
            <text:p>0.198995</text:p>
          </table:table-cell>
          <table:table-cell table:style-name="Default" office:value-type="float" office:value="0.001391" calcext:value-type="float">
            <text:p>0.001391</text:p>
          </table:table-cell>
          <table:table-cell table:style-name="Default" office:value-type="float" office:value="-0.0603" calcext:value-type="float">
            <text:p>-0.0603</text:p>
          </table:table-cell>
          <table:table-cell table:style-name="Default" office:value-type="float" office:value="0.012574" calcext:value-type="float">
            <text:p>0.0125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666" calcext:value-type="float">
            <text:p>0.009666</text:p>
          </table:table-cell>
          <table:table-cell table:style-name="Default" office:value-type="float" office:value="0.069078" calcext:value-type="float">
            <text:p>0.069078</text:p>
          </table:table-cell>
          <table:table-cell table:style-name="Default" office:value-type="float" office:value="0.198949" calcext:value-type="float">
            <text:p>0.198949</text:p>
          </table:table-cell>
          <table:table-cell table:style-name="Default" office:value-type="float" office:value="0.000171" calcext:value-type="float">
            <text:p>0.000171</text:p>
          </table:table-cell>
          <table:table-cell table:style-name="Default" office:value-type="float" office:value="-0.059897" calcext:value-type="float">
            <text:p>-0.059897</text:p>
          </table:table-cell>
          <table:table-cell table:style-name="Default" office:value-type="float" office:value="0.014282" calcext:value-type="float">
            <text:p>0.0142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402" calcext:value-type="float">
            <text:p>0.009402</text:p>
          </table:table-cell>
          <table:table-cell table:style-name="Default" office:value-type="float" office:value="0.069149" calcext:value-type="float">
            <text:p>0.069149</text:p>
          </table:table-cell>
          <table:table-cell table:style-name="Default" office:value-type="float" office:value="0.198932" calcext:value-type="float">
            <text:p>0.198932</text:p>
          </table:table-cell>
          <table:table-cell table:style-name="Default" office:value-type="float" office:value="0.000186" calcext:value-type="float">
            <text:p>0.000186</text:p>
          </table:table-cell>
          <table:table-cell table:style-name="Default" office:value-type="float" office:value="-0.059014" calcext:value-type="float">
            <text:p>-0.059014</text:p>
          </table:table-cell>
          <table:table-cell table:style-name="Default" office:value-type="float" office:value="0.015717" calcext:value-type="float">
            <text:p>0.0157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196" calcext:value-type="float">
            <text:p>0.009196</text:p>
          </table:table-cell>
          <table:table-cell table:style-name="Default" office:value-type="float" office:value="0.069186" calcext:value-type="float">
            <text:p>0.069186</text:p>
          </table:table-cell>
          <table:table-cell table:style-name="Default" office:value-type="float" office:value="0.198911" calcext:value-type="float">
            <text:p>0.198911</text:p>
          </table:table-cell>
          <table:table-cell table:style-name="Default" office:value-type="float" office:value="0.00049" calcext:value-type="float">
            <text:p>0.00049</text:p>
          </table:table-cell>
          <table:table-cell table:style-name="Default" office:value-type="float" office:value="-0.058481" calcext:value-type="float">
            <text:p>-0.058481</text:p>
          </table:table-cell>
          <table:table-cell table:style-name="Default" office:value-type="float" office:value="0.017662" calcext:value-type="float">
            <text:p>0.0176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915" calcext:value-type="float">
            <text:p>0.008915</text:p>
          </table:table-cell>
          <table:table-cell table:style-name="Default" office:value-type="float" office:value="0.069354" calcext:value-type="float">
            <text:p>0.069354</text:p>
          </table:table-cell>
          <table:table-cell table:style-name="Default" office:value-type="float" office:value="0.198863" calcext:value-type="float">
            <text:p>0.198863</text:p>
          </table:table-cell>
          <table:table-cell table:style-name="Default" office:value-type="float" office:value="0.001387" calcext:value-type="float">
            <text:p>0.001387</text:p>
          </table:table-cell>
          <table:table-cell table:style-name="Default" office:value-type="float" office:value="-0.057747" calcext:value-type="float">
            <text:p>-0.057747</text:p>
          </table:table-cell>
          <table:table-cell table:style-name="Default" office:value-type="float" office:value="0.020218" calcext:value-type="float">
            <text:p>0.0202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482" calcext:value-type="float">
            <text:p>0.008482</text:p>
          </table:table-cell>
          <table:table-cell table:style-name="Default" office:value-type="float" office:value="0.069683" calcext:value-type="float">
            <text:p>0.069683</text:p>
          </table:table-cell>
          <table:table-cell table:style-name="Default" office:value-type="float" office:value="0.198739" calcext:value-type="float">
            <text:p>0.198739</text:p>
          </table:table-cell>
          <table:table-cell table:style-name="Default" office:value-type="float" office:value="0.002186" calcext:value-type="float">
            <text:p>0.002186</text:p>
          </table:table-cell>
          <table:table-cell table:style-name="Default" office:value-type="float" office:value="-0.05624" calcext:value-type="float">
            <text:p>-0.05624</text:p>
          </table:table-cell>
          <table:table-cell table:style-name="Default" office:value-type="float" office:value="0.022903" calcext:value-type="float">
            <text:p>0.0229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084" calcext:value-type="float">
            <text:p>0.008084</text:p>
          </table:table-cell>
          <table:table-cell table:style-name="Default" office:value-type="float" office:value="0.070047" calcext:value-type="float">
            <text:p>0.070047</text:p>
          </table:table-cell>
          <table:table-cell table:style-name="Default" office:value-type="float" office:value="0.198714" calcext:value-type="float">
            <text:p>0.198714</text:p>
          </table:table-cell>
          <table:table-cell table:style-name="Default" office:value-type="float" office:value="0.003771" calcext:value-type="float">
            <text:p>0.003771</text:p>
          </table:table-cell>
          <table:table-cell table:style-name="Default" office:value-type="float" office:value="-0.054981" calcext:value-type="float">
            <text:p>-0.054981</text:p>
          </table:table-cell>
          <table:table-cell table:style-name="Default" office:value-type="float" office:value="0.026741" calcext:value-type="float">
            <text:p>0.0267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543" calcext:value-type="float">
            <text:p>0.007543</text:p>
          </table:table-cell>
          <table:table-cell table:style-name="Default" office:value-type="float" office:value="0.070578" calcext:value-type="float">
            <text:p>0.070578</text:p>
          </table:table-cell>
          <table:table-cell table:style-name="Default" office:value-type="float" office:value="0.1988" calcext:value-type="float">
            <text:p>0.1988</text:p>
          </table:table-cell>
          <table:table-cell table:style-name="Default" office:value-type="float" office:value="0.005736" calcext:value-type="float">
            <text:p>0.005736</text:p>
          </table:table-cell>
          <table:table-cell table:style-name="Default" office:value-type="float" office:value="-0.054326" calcext:value-type="float">
            <text:p>-0.054326</text:p>
          </table:table-cell>
          <table:table-cell table:style-name="Default" office:value-type="float" office:value="0.031312" calcext:value-type="float">
            <text:p>0.0313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987" calcext:value-type="float">
            <text:p>0.006987</text:p>
          </table:table-cell>
          <table:table-cell table:style-name="Default" office:value-type="float" office:value="0.071231" calcext:value-type="float">
            <text:p>0.071231</text:p>
          </table:table-cell>
          <table:table-cell table:style-name="Default" office:value-type="float" office:value="0.198923" calcext:value-type="float">
            <text:p>0.198923</text:p>
          </table:table-cell>
          <table:table-cell table:style-name="Default" office:value-type="float" office:value="0.008367" calcext:value-type="float">
            <text:p>0.008367</text:p>
          </table:table-cell>
          <table:table-cell table:style-name="Default" office:value-type="float" office:value="-0.053689" calcext:value-type="float">
            <text:p>-0.053689</text:p>
          </table:table-cell>
          <table:table-cell table:style-name="Default" office:value-type="float" office:value="0.035878" calcext:value-type="float">
            <text:p>0.035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448" calcext:value-type="float">
            <text:p>0.006448</text:p>
          </table:table-cell>
          <table:table-cell table:style-name="Default" office:value-type="float" office:value="0.071978" calcext:value-type="float">
            <text:p>0.071978</text:p>
          </table:table-cell>
          <table:table-cell table:style-name="Default" office:value-type="float" office:value="0.198989" calcext:value-type="float">
            <text:p>0.198989</text:p>
          </table:table-cell>
          <table:table-cell table:style-name="Default" office:value-type="float" office:value="0.011096" calcext:value-type="float">
            <text:p>0.011096</text:p>
          </table:table-cell>
          <table:table-cell table:style-name="Default" office:value-type="float" office:value="-0.052267" calcext:value-type="float">
            <text:p>-0.052267</text:p>
          </table:table-cell>
          <table:table-cell table:style-name="Default" office:value-type="float" office:value="0.040667" calcext:value-type="float">
            <text:p>0.0406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477" calcext:value-type="float">
            <text:p>0.006477</text:p>
          </table:table-cell>
          <table:table-cell table:style-name="Default" office:value-type="float" office:value="0.072624" calcext:value-type="float">
            <text:p>0.072624</text:p>
          </table:table-cell>
          <table:table-cell table:style-name="Default" office:value-type="float" office:value="0.199166" calcext:value-type="float">
            <text:p>0.199166</text:p>
          </table:table-cell>
          <table:table-cell table:style-name="Default" office:value-type="float" office:value="0.015532" calcext:value-type="float">
            <text:p>0.015532</text:p>
          </table:table-cell>
          <table:table-cell table:style-name="Default" office:value-type="float" office:value="-0.051259" calcext:value-type="float">
            <text:p>-0.051259</text:p>
          </table:table-cell>
          <table:table-cell table:style-name="Default" office:value-type="float" office:value="0.044154" calcext:value-type="float">
            <text:p>0.044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733" calcext:value-type="float">
            <text:p>0.005733</text:p>
          </table:table-cell>
          <table:table-cell table:style-name="Default" office:value-type="float" office:value="0.073625" calcext:value-type="float">
            <text:p>0.073625</text:p>
          </table:table-cell>
          <table:table-cell table:style-name="Default" office:value-type="float" office:value="0.199026" calcext:value-type="float">
            <text:p>0.199026</text:p>
          </table:table-cell>
          <table:table-cell table:style-name="Default" office:value-type="float" office:value="0.01725" calcext:value-type="float">
            <text:p>0.01725</text:p>
          </table:table-cell>
          <table:table-cell table:style-name="Default" office:value-type="float" office:value="-0.048668" calcext:value-type="float">
            <text:p>-0.048668</text:p>
          </table:table-cell>
          <table:table-cell table:style-name="Default" office:value-type="float" office:value="0.050193" calcext:value-type="float">
            <text:p>0.0501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008" calcext:value-type="float">
            <text:p>0.005008</text:p>
          </table:table-cell>
          <table:table-cell table:style-name="Default" office:value-type="float" office:value="0.074632" calcext:value-type="float">
            <text:p>0.074632</text:p>
          </table:table-cell>
          <table:table-cell table:style-name="Default" office:value-type="float" office:value="0.198845" calcext:value-type="float">
            <text:p>0.198845</text:p>
          </table:table-cell>
          <table:table-cell table:style-name="Default" office:value-type="float" office:value="0.019002" calcext:value-type="float">
            <text:p>0.019002</text:p>
          </table:table-cell>
          <table:table-cell table:style-name="Default" office:value-type="float" office:value="-0.046283" calcext:value-type="float">
            <text:p>-0.046283</text:p>
          </table:table-cell>
          <table:table-cell table:style-name="Default" office:value-type="float" office:value="0.056016" calcext:value-type="float">
            <text:p>0.056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251" calcext:value-type="float">
            <text:p>0.004251</text:p>
          </table:table-cell>
          <table:table-cell table:style-name="Default" office:value-type="float" office:value="0.075765" calcext:value-type="float">
            <text:p>0.075765</text:p>
          </table:table-cell>
          <table:table-cell table:style-name="Default" office:value-type="float" office:value="0.198432" calcext:value-type="float">
            <text:p>0.198432</text:p>
          </table:table-cell>
          <table:table-cell table:style-name="Default" office:value-type="float" office:value="0.020714" calcext:value-type="float">
            <text:p>0.020714</text:p>
          </table:table-cell>
          <table:table-cell table:style-name="Default" office:value-type="float" office:value="-0.042719" calcext:value-type="float">
            <text:p>-0.042719</text:p>
          </table:table-cell>
          <table:table-cell table:style-name="Default" office:value-type="float" office:value="0.062842" calcext:value-type="float">
            <text:p>0.0628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877" calcext:value-type="float">
            <text:p>0.004877</text:p>
          </table:table-cell>
          <table:table-cell table:style-name="Default" office:value-type="float" office:value="0.074443" calcext:value-type="float">
            <text:p>0.074443</text:p>
          </table:table-cell>
          <table:table-cell table:style-name="Default" office:value-type="float" office:value="0.199005" calcext:value-type="float">
            <text:p>0.199005</text:p>
          </table:table-cell>
          <table:table-cell table:style-name="Default" office:value-type="float" office:value="0.017776" calcext:value-type="float">
            <text:p>0.017776</text:p>
          </table:table-cell>
          <table:table-cell table:style-name="Default" office:value-type="float" office:value="-0.045193" calcext:value-type="float">
            <text:p>-0.045193</text:p>
          </table:table-cell>
          <table:table-cell table:style-name="Default" office:value-type="float" office:value="0.056724" calcext:value-type="float">
            <text:p>0.056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082" calcext:value-type="float">
            <text:p>0.004082</text:p>
          </table:table-cell>
          <table:table-cell table:style-name="Default" office:value-type="float" office:value="0.075448" calcext:value-type="float">
            <text:p>0.075448</text:p>
          </table:table-cell>
          <table:table-cell table:style-name="Default" office:value-type="float" office:value="0.197603" calcext:value-type="float">
            <text:p>0.197603</text:p>
          </table:table-cell>
          <table:table-cell table:style-name="Default" office:value-type="float" office:value="0.018678" calcext:value-type="float">
            <text:p>0.018678</text:p>
          </table:table-cell>
          <table:table-cell table:style-name="Default" office:value-type="float" office:value="-0.036623" calcext:value-type="float">
            <text:p>-0.036623</text:p>
          </table:table-cell>
          <table:table-cell table:style-name="Default" office:value-type="float" office:value="0.061643" calcext:value-type="float">
            <text:p>0.0616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3216" calcext:value-type="float">
            <text:p>0.003216</text:p>
          </table:table-cell>
          <table:table-cell table:style-name="Default" office:value-type="float" office:value="0.076711" calcext:value-type="float">
            <text:p>0.076711</text:p>
          </table:table-cell>
          <table:table-cell table:style-name="Default" office:value-type="float" office:value="0.195349" calcext:value-type="float">
            <text:p>0.195349</text:p>
          </table:table-cell>
          <table:table-cell table:style-name="Default" office:value-type="float" office:value="0.017927" calcext:value-type="float">
            <text:p>0.017927</text:p>
          </table:table-cell>
          <table:table-cell table:style-name="Default" office:value-type="float" office:value="-0.024168" calcext:value-type="float">
            <text:p>-0.024168</text:p>
          </table:table-cell>
          <table:table-cell table:style-name="Default" office:value-type="float" office:value="0.068054" calcext:value-type="float">
            <text:p>0.0680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0079" calcext:value-type="float">
            <text:p>0.000079</text:p>
          </table:table-cell>
          <table:table-cell table:style-name="Default" office:value-type="float" office:value="0.081518" calcext:value-type="float">
            <text:p>0.081518</text:p>
          </table:table-cell>
          <table:table-cell table:style-name="Default" office:value-type="float" office:value="0.190867" calcext:value-type="float">
            <text:p>0.190867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00686" calcext:value-type="float">
            <text:p>0.000686</text:p>
          </table:table-cell>
          <table:table-cell table:style-name="Default" office:value-type="float" office:value="0.094955" calcext:value-type="float">
            <text:p>0.094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363" calcext:value-type="float">
            <text:p>-0.001363</text:p>
          </table:table-cell>
          <table:table-cell table:style-name="Default" office:value-type="float" office:value="0.083575" calcext:value-type="float">
            <text:p>0.083575</text:p>
          </table:table-cell>
          <table:table-cell table:style-name="Default" office:value-type="float" office:value="0.187146" calcext:value-type="float">
            <text:p>0.187146</text:p>
          </table:table-cell>
          <table:table-cell table:style-name="Default" office:value-type="float" office:value="0.018167" calcext:value-type="float">
            <text:p>0.018167</text:p>
          </table:table-cell>
          <table:table-cell table:style-name="Default" office:value-type="float" office:value="0.017363" calcext:value-type="float">
            <text:p>0.017363</text:p>
          </table:table-cell>
          <table:table-cell table:style-name="Default" office:value-type="float" office:value="0.103632" calcext:value-type="float">
            <text:p>0.103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946" calcext:value-type="float">
            <text:p>-0.002946</text:p>
          </table:table-cell>
          <table:table-cell table:style-name="Default" office:value-type="float" office:value="0.085662" calcext:value-type="float">
            <text:p>0.085662</text:p>
          </table:table-cell>
          <table:table-cell table:style-name="Default" office:value-type="float" office:value="0.183187" calcext:value-type="float">
            <text:p>0.183187</text:p>
          </table:table-cell>
          <table:table-cell table:style-name="Default" office:value-type="float" office:value="0.012506" calcext:value-type="float">
            <text:p>0.012506</text:p>
          </table:table-cell>
          <table:table-cell table:style-name="Default" office:value-type="float" office:value="0.036172" calcext:value-type="float">
            <text:p>0.036172</text:p>
          </table:table-cell>
          <table:table-cell table:style-name="Default" office:value-type="float" office:value="0.114646" calcext:value-type="float">
            <text:p>0.1146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749" calcext:value-type="float">
            <text:p>-0.005749</text:p>
          </table:table-cell>
          <table:table-cell table:style-name="Default" office:value-type="float" office:value="0.088613" calcext:value-type="float">
            <text:p>0.088613</text:p>
          </table:table-cell>
          <table:table-cell table:style-name="Default" office:value-type="float" office:value="0.178217" calcext:value-type="float">
            <text:p>0.178217</text:p>
          </table:table-cell>
          <table:table-cell table:style-name="Default" office:value-type="float" office:value="-0.006418" calcext:value-type="float">
            <text:p>-0.006418</text:p>
          </table:table-cell>
          <table:table-cell table:style-name="Default" office:value-type="float" office:value="0.049195" calcext:value-type="float">
            <text:p>0.049195</text:p>
          </table:table-cell>
          <table:table-cell table:style-name="Default" office:value-type="float" office:value="0.129358" calcext:value-type="float">
            <text:p>0.129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028" calcext:value-type="float">
            <text:p>-0.008028</text:p>
          </table:table-cell>
          <table:table-cell table:style-name="Default" office:value-type="float" office:value="0.092326" calcext:value-type="float">
            <text:p>0.092326</text:p>
          </table:table-cell>
          <table:table-cell table:style-name="Default" office:value-type="float" office:value="0.173069" calcext:value-type="float">
            <text:p>0.173069</text:p>
          </table:table-cell>
          <table:table-cell table:style-name="Default" office:value-type="float" office:value="-0.034686" calcext:value-type="float">
            <text:p>-0.034686</text:p>
          </table:table-cell>
          <table:table-cell table:style-name="Default" office:value-type="float" office:value="0.049844" calcext:value-type="float">
            <text:p>0.049844</text:p>
          </table:table-cell>
          <table:table-cell table:style-name="Default" office:value-type="float" office:value="0.141826" calcext:value-type="float">
            <text:p>0.141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0362" calcext:value-type="float">
            <text:p>-0.010362</text:p>
          </table:table-cell>
          <table:table-cell table:style-name="Default" office:value-type="float" office:value="0.096318" calcext:value-type="float">
            <text:p>0.096318</text:p>
          </table:table-cell>
          <table:table-cell table:style-name="Default" office:value-type="float" office:value="0.166282" calcext:value-type="float">
            <text:p>0.166282</text:p>
          </table:table-cell>
          <table:table-cell table:style-name="Default" office:value-type="float" office:value="-0.040553" calcext:value-type="float">
            <text:p>-0.040553</text:p>
          </table:table-cell>
          <table:table-cell table:style-name="Default" office:value-type="float" office:value="0.045854" calcext:value-type="float">
            <text:p>0.045854</text:p>
          </table:table-cell>
          <table:table-cell table:style-name="Default" office:value-type="float" office:value="0.14199" calcext:value-type="float">
            <text:p>0.141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2936" calcext:value-type="float">
            <text:p>-0.012936</text:p>
          </table:table-cell>
          <table:table-cell table:style-name="Default" office:value-type="float" office:value="0.099926" calcext:value-type="float">
            <text:p>0.099926</text:p>
          </table:table-cell>
          <table:table-cell table:style-name="Default" office:value-type="float" office:value="0.158219" calcext:value-type="float">
            <text:p>0.158219</text:p>
          </table:table-cell>
          <table:table-cell table:style-name="Default" office:value-type="float" office:value="-0.04122" calcext:value-type="float">
            <text:p>-0.04122</text:p>
          </table:table-cell>
          <table:table-cell table:style-name="Default" office:value-type="float" office:value="0.039002" calcext:value-type="float">
            <text:p>0.039002</text:p>
          </table:table-cell>
          <table:table-cell table:style-name="Default" office:value-type="float" office:value="0.141067" calcext:value-type="float">
            <text:p>0.1410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406" calcext:value-type="float">
            <text:p>-0.015406</text:p>
          </table:table-cell>
          <table:table-cell table:style-name="Default" office:value-type="float" office:value="0.103161" calcext:value-type="float">
            <text:p>0.103161</text:p>
          </table:table-cell>
          <table:table-cell table:style-name="Default" office:value-type="float" office:value="0.14959" calcext:value-type="float">
            <text:p>0.14959</text:p>
          </table:table-cell>
          <table:table-cell table:style-name="Default" office:value-type="float" office:value="-0.040246" calcext:value-type="float">
            <text:p>-0.040246</text:p>
          </table:table-cell>
          <table:table-cell table:style-name="Default" office:value-type="float" office:value="0.033778" calcext:value-type="float">
            <text:p>0.033778</text:p>
          </table:table-cell>
          <table:table-cell table:style-name="Default" office:value-type="float" office:value="0.144502" calcext:value-type="float">
            <text:p>0.1445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894" calcext:value-type="float">
            <text:p>-0.017894</text:p>
          </table:table-cell>
          <table:table-cell table:style-name="Default" office:value-type="float" office:value="0.106138" calcext:value-type="float">
            <text:p>0.106138</text:p>
          </table:table-cell>
          <table:table-cell table:style-name="Default" office:value-type="float" office:value="0.141064" calcext:value-type="float">
            <text:p>0.141064</text:p>
          </table:table-cell>
          <table:table-cell table:style-name="Default" office:value-type="float" office:value="-0.038196" calcext:value-type="float">
            <text:p>-0.038196</text:p>
          </table:table-cell>
          <table:table-cell table:style-name="Default" office:value-type="float" office:value="0.032459" calcext:value-type="float">
            <text:p>0.032459</text:p>
          </table:table-cell>
          <table:table-cell table:style-name="Default" office:value-type="float" office:value="0.148644" calcext:value-type="float">
            <text:p>0.1486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46" calcext:value-type="float">
            <text:p>-0.02046</text:p>
          </table:table-cell>
          <table:table-cell table:style-name="Default" office:value-type="float" office:value="0.10881" calcext:value-type="float">
            <text:p>0.10881</text:p>
          </table:table-cell>
          <table:table-cell table:style-name="Default" office:value-type="float" office:value="0.132888" calcext:value-type="float">
            <text:p>0.132888</text:p>
          </table:table-cell>
          <table:table-cell table:style-name="Default" office:value-type="float" office:value="-0.032798" calcext:value-type="float">
            <text:p>-0.032798</text:p>
          </table:table-cell>
          <table:table-cell table:style-name="Default" office:value-type="float" office:value="0.037163" calcext:value-type="float">
            <text:p>0.037163</text:p>
          </table:table-cell>
          <table:table-cell table:style-name="Default" office:value-type="float" office:value="0.151774" calcext:value-type="float">
            <text:p>0.1517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516" calcext:value-type="float">
            <text:p>-0.023516</text:p>
          </table:table-cell>
          <table:table-cell table:style-name="Default" office:value-type="float" office:value="0.111901" calcext:value-type="float">
            <text:p>0.111901</text:p>
          </table:table-cell>
          <table:table-cell table:style-name="Default" office:value-type="float" office:value="0.125248" calcext:value-type="float">
            <text:p>0.125248</text:p>
          </table:table-cell>
          <table:table-cell table:style-name="Default" office:value-type="float" office:value="-0.026661" calcext:value-type="float">
            <text:p>-0.026661</text:p>
          </table:table-cell>
          <table:table-cell table:style-name="Default" office:value-type="float" office:value="0.044972" calcext:value-type="float">
            <text:p>0.044972</text:p>
          </table:table-cell>
          <table:table-cell table:style-name="Default" office:value-type="float" office:value="0.153656" calcext:value-type="float">
            <text:p>0.1536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7288" calcext:value-type="float">
            <text:p>-0.027288</text:p>
          </table:table-cell>
          <table:table-cell table:style-name="Default" office:value-type="float" office:value="0.115508" calcext:value-type="float">
            <text:p>0.115508</text:p>
          </table:table-cell>
          <table:table-cell table:style-name="Default" office:value-type="float" office:value="0.117916" calcext:value-type="float">
            <text:p>0.117916</text:p>
          </table:table-cell>
          <table:table-cell table:style-name="Default" office:value-type="float" office:value="-0.022566" calcext:value-type="float">
            <text:p>-0.022566</text:p>
          </table:table-cell>
          <table:table-cell table:style-name="Default" office:value-type="float" office:value="0.05001" calcext:value-type="float">
            <text:p>0.05001</text:p>
          </table:table-cell>
          <table:table-cell table:style-name="Default" office:value-type="float" office:value="0.155603" calcext:value-type="float">
            <text:p>0.1556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1662" calcext:value-type="float">
            <text:p>-0.031662</text:p>
          </table:table-cell>
          <table:table-cell table:style-name="Default" office:value-type="float" office:value="0.119173" calcext:value-type="float">
            <text:p>0.119173</text:p>
          </table:table-cell>
          <table:table-cell table:style-name="Default" office:value-type="float" office:value="0.111275" calcext:value-type="float">
            <text:p>0.111275</text:p>
          </table:table-cell>
          <table:table-cell table:style-name="Default" office:value-type="float" office:value="-0.018034" calcext:value-type="float">
            <text:p>-0.018034</text:p>
          </table:table-cell>
          <table:table-cell table:style-name="Default" office:value-type="float" office:value="0.051291" calcext:value-type="float">
            <text:p>0.051291</text:p>
          </table:table-cell>
          <table:table-cell table:style-name="Default" office:value-type="float" office:value="0.158178" calcext:value-type="float">
            <text:p>0.1581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6557" calcext:value-type="float">
            <text:p>-0.036557</text:p>
          </table:table-cell>
          <table:table-cell table:style-name="Default" office:value-type="float" office:value="0.12341" calcext:value-type="float">
            <text:p>0.12341</text:p>
          </table:table-cell>
          <table:table-cell table:style-name="Default" office:value-type="float" office:value="0.104869" calcext:value-type="float">
            <text:p>0.104869</text:p>
          </table:table-cell>
          <table:table-cell table:style-name="Default" office:value-type="float" office:value="-0.012595" calcext:value-type="float">
            <text:p>-0.012595</text:p>
          </table:table-cell>
          <table:table-cell table:style-name="Default" office:value-type="float" office:value="0.051421" calcext:value-type="float">
            <text:p>0.051421</text:p>
          </table:table-cell>
          <table:table-cell table:style-name="Default" office:value-type="float" office:value="0.160081" calcext:value-type="float">
            <text:p>0.1600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1965" calcext:value-type="float">
            <text:p>-0.041965</text:p>
          </table:table-cell>
          <table:table-cell table:style-name="Default" office:value-type="float" office:value="0.128475" calcext:value-type="float">
            <text:p>0.128475</text:p>
          </table:table-cell>
          <table:table-cell table:style-name="Default" office:value-type="float" office:value="0.099241" calcext:value-type="float">
            <text:p>0.099241</text:p>
          </table:table-cell>
          <table:table-cell table:style-name="Default" office:value-type="float" office:value="-0.011682" calcext:value-type="float">
            <text:p>-0.011682</text:p>
          </table:table-cell>
          <table:table-cell table:style-name="Default" office:value-type="float" office:value="0.049251" calcext:value-type="float">
            <text:p>0.049251</text:p>
          </table:table-cell>
          <table:table-cell table:style-name="Default" office:value-type="float" office:value="0.163728" calcext:value-type="float">
            <text:p>0.163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788" calcext:value-type="float">
            <text:p>-0.047788</text:p>
          </table:table-cell>
          <table:table-cell table:style-name="Default" office:value-type="float" office:value="0.133808" calcext:value-type="float">
            <text:p>0.133808</text:p>
          </table:table-cell>
          <table:table-cell table:style-name="Default" office:value-type="float" office:value="0.093727" calcext:value-type="float">
            <text:p>0.093727</text:p>
          </table:table-cell>
          <table:table-cell table:style-name="Default" office:value-type="float" office:value="-0.010311" calcext:value-type="float">
            <text:p>-0.010311</text:p>
          </table:table-cell>
          <table:table-cell table:style-name="Default" office:value-type="float" office:value="0.046669" calcext:value-type="float">
            <text:p>0.046669</text:p>
          </table:table-cell>
          <table:table-cell table:style-name="Default" office:value-type="float" office:value="0.167098" calcext:value-type="float">
            <text:p>0.1670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178" calcext:value-type="float">
            <text:p>-0.054178</text:p>
          </table:table-cell>
          <table:table-cell table:style-name="Default" office:value-type="float" office:value="0.139349" calcext:value-type="float">
            <text:p>0.139349</text:p>
          </table:table-cell>
          <table:table-cell table:style-name="Default" office:value-type="float" office:value="0.088223" calcext:value-type="float">
            <text:p>0.088223</text:p>
          </table:table-cell>
          <table:table-cell table:style-name="Default" office:value-type="float" office:value="-0.008379" calcext:value-type="float">
            <text:p>-0.008379</text:p>
          </table:table-cell>
          <table:table-cell table:style-name="Default" office:value-type="float" office:value="0.045791" calcext:value-type="float">
            <text:p>0.045791</text:p>
          </table:table-cell>
          <table:table-cell table:style-name="Default" office:value-type="float" office:value="0.170196" calcext:value-type="float">
            <text:p>0.170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034" calcext:value-type="float">
            <text:p>-0.061034</text:p>
          </table:table-cell>
          <table:table-cell table:style-name="Default" office:value-type="float" office:value="0.145211" calcext:value-type="float">
            <text:p>0.145211</text:p>
          </table:table-cell>
          <table:table-cell table:style-name="Default" office:value-type="float" office:value="0.082567" calcext:value-type="float">
            <text:p>0.082567</text:p>
          </table:table-cell>
          <table:table-cell table:style-name="Default" office:value-type="float" office:value="-0.003533" calcext:value-type="float">
            <text:p>-0.003533</text:p>
          </table:table-cell>
          <table:table-cell table:style-name="Default" office:value-type="float" office:value="0.046806" calcext:value-type="float">
            <text:p>0.046806</text:p>
          </table:table-cell>
          <table:table-cell table:style-name="Default" office:value-type="float" office:value="0.173127" calcext:value-type="float">
            <text:p>0.1731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8403" calcext:value-type="float">
            <text:p>-0.068403</text:p>
          </table:table-cell>
          <table:table-cell table:style-name="Default" office:value-type="float" office:value="0.151534" calcext:value-type="float">
            <text:p>0.151534</text:p>
          </table:table-cell>
          <table:table-cell table:style-name="Default" office:value-type="float" office:value="0.077166" calcext:value-type="float">
            <text:p>0.077166</text:p>
          </table:table-cell>
          <table:table-cell table:style-name="Default" office:value-type="float" office:value="-0.000224" calcext:value-type="float">
            <text:p>-0.000224</text:p>
          </table:table-cell>
          <table:table-cell table:style-name="Default" office:value-type="float" office:value="0.04759" calcext:value-type="float">
            <text:p>0.04759</text:p>
          </table:table-cell>
          <table:table-cell table:style-name="Default" office:value-type="float" office:value="0.175049" calcext:value-type="float">
            <text:p>0.1750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6389" calcext:value-type="float">
            <text:p>-0.076389</text:p>
          </table:table-cell>
          <table:table-cell table:style-name="Default" office:value-type="float" office:value="0.157903" calcext:value-type="float">
            <text:p>0.157903</text:p>
          </table:table-cell>
          <table:table-cell table:style-name="Default" office:value-type="float" office:value="0.071959" calcext:value-type="float">
            <text:p>0.071959</text:p>
          </table:table-cell>
          <table:table-cell table:style-name="Default" office:value-type="float" office:value="0.004117" calcext:value-type="float">
            <text:p>0.004117</text:p>
          </table:table-cell>
          <table:table-cell table:style-name="Default" office:value-type="float" office:value="0.046743" calcext:value-type="float">
            <text:p>0.046743</text:p>
          </table:table-cell>
          <table:table-cell table:style-name="Default" office:value-type="float" office:value="0.176102" calcext:value-type="float">
            <text:p>0.1761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839" calcext:value-type="float">
            <text:p>-0.084839</text:p>
          </table:table-cell>
          <table:table-cell table:style-name="Default" office:value-type="float" office:value="0.164394" calcext:value-type="float">
            <text:p>0.164394</text:p>
          </table:table-cell>
          <table:table-cell table:style-name="Default" office:value-type="float" office:value="0.066794" calcext:value-type="float">
            <text:p>0.066794</text:p>
          </table:table-cell>
          <table:table-cell table:style-name="Default" office:value-type="float" office:value="0.006262" calcext:value-type="float">
            <text:p>0.006262</text:p>
          </table:table-cell>
          <table:table-cell table:style-name="Default" office:value-type="float" office:value="0.043501" calcext:value-type="float">
            <text:p>0.043501</text:p>
          </table:table-cell>
          <table:table-cell table:style-name="Default" office:value-type="float" office:value="0.177642" calcext:value-type="float">
            <text:p>0.1776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3897" calcext:value-type="float">
            <text:p>-0.093897</text:p>
          </table:table-cell>
          <table:table-cell table:style-name="Default" office:value-type="float" office:value="0.170989" calcext:value-type="float">
            <text:p>0.170989</text:p>
          </table:table-cell>
          <table:table-cell table:style-name="Default" office:value-type="float" office:value="0.061639" calcext:value-type="float">
            <text:p>0.061639</text:p>
          </table:table-cell>
          <table:table-cell table:style-name="Default" office:value-type="float" office:value="0.009655" calcext:value-type="float">
            <text:p>0.009655</text:p>
          </table:table-cell>
          <table:table-cell table:style-name="Default" office:value-type="float" office:value="0.038962" calcext:value-type="float">
            <text:p>0.038962</text:p>
          </table:table-cell>
          <table:table-cell table:style-name="Default" office:value-type="float" office:value="0.177691" calcext:value-type="float">
            <text:p>0.1776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322" calcext:value-type="float">
            <text:p>-0.10322</text:p>
          </table:table-cell>
          <table:table-cell table:style-name="Default" office:value-type="float" office:value="0.177406" calcext:value-type="float">
            <text:p>0.177406</text:p>
          </table:table-cell>
          <table:table-cell table:style-name="Default" office:value-type="float" office:value="0.056762" calcext:value-type="float">
            <text:p>0.056762</text:p>
          </table:table-cell>
          <table:table-cell table:style-name="Default" office:value-type="float" office:value="0.012857" calcext:value-type="float">
            <text:p>0.012857</text:p>
          </table:table-cell>
          <table:table-cell table:style-name="Default" office:value-type="float" office:value="0.034435" calcext:value-type="float">
            <text:p>0.034435</text:p>
          </table:table-cell>
          <table:table-cell table:style-name="Default" office:value-type="float" office:value="0.178187" calcext:value-type="float">
            <text:p>0.178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2701" calcext:value-type="float">
            <text:p>-0.112701</text:p>
          </table:table-cell>
          <table:table-cell table:style-name="Default" office:value-type="float" office:value="0.183666" calcext:value-type="float">
            <text:p>0.183666</text:p>
          </table:table-cell>
          <table:table-cell table:style-name="Default" office:value-type="float" office:value="0.052374" calcext:value-type="float">
            <text:p>0.052374</text:p>
          </table:table-cell>
          <table:table-cell table:style-name="Default" office:value-type="float" office:value="0.016605" calcext:value-type="float">
            <text:p>0.016605</text:p>
          </table:table-cell>
          <table:table-cell table:style-name="Default" office:value-type="float" office:value="0.029872" calcext:value-type="float">
            <text:p>0.029872</text:p>
          </table:table-cell>
          <table:table-cell table:style-name="Default" office:value-type="float" office:value="0.177253" calcext:value-type="float">
            <text:p>0.1772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1907" calcext:value-type="float">
            <text:p>-0.121907</text:p>
          </table:table-cell>
          <table:table-cell table:style-name="Default" office:value-type="float" office:value="0.189773" calcext:value-type="float">
            <text:p>0.189773</text:p>
          </table:table-cell>
          <table:table-cell table:style-name="Default" office:value-type="float" office:value="0.04835" calcext:value-type="float">
            <text:p>0.04835</text:p>
          </table:table-cell>
          <table:table-cell table:style-name="Default" office:value-type="float" office:value="0.016851" calcext:value-type="float">
            <text:p>0.016851</text:p>
          </table:table-cell>
          <table:table-cell table:style-name="Default" office:value-type="float" office:value="0.024571" calcext:value-type="float">
            <text:p>0.024571</text:p>
          </table:table-cell>
          <table:table-cell table:style-name="Default" office:value-type="float" office:value="0.177342" calcext:value-type="float">
            <text:p>0.177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1012" calcext:value-type="float">
            <text:p>-0.131012</text:p>
          </table:table-cell>
          <table:table-cell table:style-name="Default" office:value-type="float" office:value="0.195799" calcext:value-type="float">
            <text:p>0.195799</text:p>
          </table:table-cell>
          <table:table-cell table:style-name="Default" office:value-type="float" office:value="0.044666" calcext:value-type="float">
            <text:p>0.044666</text:p>
          </table:table-cell>
          <table:table-cell table:style-name="Default" office:value-type="float" office:value="0.018237" calcext:value-type="float">
            <text:p>0.018237</text:p>
          </table:table-cell>
          <table:table-cell table:style-name="Default" office:value-type="float" office:value="0.020704" calcext:value-type="float">
            <text:p>0.020704</text:p>
          </table:table-cell>
          <table:table-cell table:style-name="Default" office:value-type="float" office:value="0.176209" calcext:value-type="float">
            <text:p>0.1762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9707" calcext:value-type="float">
            <text:p>-0.139707</text:p>
          </table:table-cell>
          <table:table-cell table:style-name="Default" office:value-type="float" office:value="0.201796" calcext:value-type="float">
            <text:p>0.201796</text:p>
          </table:table-cell>
          <table:table-cell table:style-name="Default" office:value-type="float" office:value="0.041278" calcext:value-type="float">
            <text:p>0.041278</text:p>
          </table:table-cell>
          <table:table-cell table:style-name="Default" office:value-type="float" office:value="0.020444" calcext:value-type="float">
            <text:p>0.020444</text:p>
          </table:table-cell>
          <table:table-cell table:style-name="Default" office:value-type="float" office:value="0.017185" calcext:value-type="float">
            <text:p>0.017185</text:p>
          </table:table-cell>
          <table:table-cell table:style-name="Default" office:value-type="float" office:value="0.17468" calcext:value-type="float">
            <text:p>0.174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47744" calcext:value-type="float">
            <text:p>-0.147744</text:p>
          </table:table-cell>
          <table:table-cell table:style-name="Default" office:value-type="float" office:value="0.207822" calcext:value-type="float">
            <text:p>0.207822</text:p>
          </table:table-cell>
          <table:table-cell table:style-name="Default" office:value-type="float" office:value="0.038182" calcext:value-type="float">
            <text:p>0.038182</text:p>
          </table:table-cell>
          <table:table-cell table:style-name="Default" office:value-type="float" office:value="0.022766" calcext:value-type="float">
            <text:p>0.022766</text:p>
          </table:table-cell>
          <table:table-cell table:style-name="Default" office:value-type="float" office:value="0.015269" calcext:value-type="float">
            <text:p>0.015269</text:p>
          </table:table-cell>
          <table:table-cell table:style-name="Default" office:value-type="float" office:value="0.173233" calcext:value-type="float">
            <text:p>0.1732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4535" calcext:value-type="float">
            <text:p>-0.154535</text:p>
          </table:table-cell>
          <table:table-cell table:style-name="Default" office:value-type="float" office:value="0.213757" calcext:value-type="float">
            <text:p>0.213757</text:p>
          </table:table-cell>
          <table:table-cell table:style-name="Default" office:value-type="float" office:value="0.035496" calcext:value-type="float">
            <text:p>0.035496</text:p>
          </table:table-cell>
          <table:table-cell table:style-name="Default" office:value-type="float" office:value="0.024538" calcext:value-type="float">
            <text:p>0.024538</text:p>
          </table:table-cell>
          <table:table-cell table:style-name="Default" office:value-type="float" office:value="0.012192" calcext:value-type="float">
            <text:p>0.012192</text:p>
          </table:table-cell>
          <table:table-cell table:style-name="Default" office:value-type="float" office:value="0.173222" calcext:value-type="float">
            <text:p>0.1732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422" calcext:value-type="float">
            <text:p>-0.160422</text:p>
          </table:table-cell>
          <table:table-cell table:style-name="Default" office:value-type="float" office:value="0.219839" calcext:value-type="float">
            <text:p>0.219839</text:p>
          </table:table-cell>
          <table:table-cell table:style-name="Default" office:value-type="float" office:value="0.032929" calcext:value-type="float">
            <text:p>0.032929</text:p>
          </table:table-cell>
          <table:table-cell table:style-name="Default" office:value-type="float" office:value="0.025087" calcext:value-type="float">
            <text:p>0.025087</text:p>
          </table:table-cell>
          <table:table-cell table:style-name="Default" office:value-type="float" office:value="0.008655" calcext:value-type="float">
            <text:p>0.008655</text:p>
          </table:table-cell>
          <table:table-cell table:style-name="Default" office:value-type="float" office:value="0.173413" calcext:value-type="float">
            <text:p>0.1734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968" calcext:value-type="float">
            <text:p>-0.164968</text:p>
          </table:table-cell>
          <table:table-cell table:style-name="Default" office:value-type="float" office:value="0.225741" calcext:value-type="float">
            <text:p>0.225741</text:p>
          </table:table-cell>
          <table:table-cell table:style-name="Default" office:value-type="float" office:value="0.030479" calcext:value-type="float">
            <text:p>0.030479</text:p>
          </table:table-cell>
          <table:table-cell table:style-name="Default" office:value-type="float" office:value="0.027035" calcext:value-type="float">
            <text:p>0.027035</text:p>
          </table:table-cell>
          <table:table-cell table:style-name="Default" office:value-type="float" office:value="0.00451" calcext:value-type="float">
            <text:p>0.00451</text:p>
          </table:table-cell>
          <table:table-cell table:style-name="Default" office:value-type="float" office:value="0.174215" calcext:value-type="float">
            <text:p>0.1742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102" calcext:value-type="float">
            <text:p>-0.168102</text:p>
          </table:table-cell>
          <table:table-cell table:style-name="Default" office:value-type="float" office:value="0.231673" calcext:value-type="float">
            <text:p>0.231673</text:p>
          </table:table-cell>
          <table:table-cell table:style-name="Default" office:value-type="float" office:value="0.028189" calcext:value-type="float">
            <text:p>0.028189</text:p>
          </table:table-cell>
          <table:table-cell table:style-name="Default" office:value-type="float" office:value="0.028472" calcext:value-type="float">
            <text:p>0.028472</text:p>
          </table:table-cell>
          <table:table-cell table:style-name="Default" office:value-type="float" office:value="0.000551" calcext:value-type="float">
            <text:p>0.000551</text:p>
          </table:table-cell>
          <table:table-cell table:style-name="Default" office:value-type="float" office:value="0.17682" calcext:value-type="float">
            <text:p>0.176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928" calcext:value-type="float">
            <text:p>-0.169928</text:p>
          </table:table-cell>
          <table:table-cell table:style-name="Default" office:value-type="float" office:value="0.237734" calcext:value-type="float">
            <text:p>0.237734</text:p>
          </table:table-cell>
          <table:table-cell table:style-name="Default" office:value-type="float" office:value="0.025676" calcext:value-type="float">
            <text:p>0.025676</text:p>
          </table:table-cell>
          <table:table-cell table:style-name="Default" office:value-type="float" office:value="0.031883" calcext:value-type="float">
            <text:p>0.031883</text:p>
          </table:table-cell>
          <table:table-cell table:style-name="Default" office:value-type="float" office:value="-0.003554" calcext:value-type="float">
            <text:p>-0.003554</text:p>
          </table:table-cell>
          <table:table-cell table:style-name="Default" office:value-type="float" office:value="0.180502" calcext:value-type="float">
            <text:p>0.1805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0356" calcext:value-type="float">
            <text:p>-0.170356</text:p>
          </table:table-cell>
          <table:table-cell table:style-name="Default" office:value-type="float" office:value="0.244172" calcext:value-type="float">
            <text:p>0.244172</text:p>
          </table:table-cell>
          <table:table-cell table:style-name="Default" office:value-type="float" office:value="0.022905" calcext:value-type="float">
            <text:p>0.022905</text:p>
          </table:table-cell>
          <table:table-cell table:style-name="Default" office:value-type="float" office:value="0.032342" calcext:value-type="float">
            <text:p>0.032342</text:p>
          </table:table-cell>
          <table:table-cell table:style-name="Default" office:value-type="float" office:value="-0.008511" calcext:value-type="float">
            <text:p>-0.008511</text:p>
          </table:table-cell>
          <table:table-cell table:style-name="Default" office:value-type="float" office:value="0.185848" calcext:value-type="float">
            <text:p>0.1858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534" calcext:value-type="float">
            <text:p>-0.169534</text:p>
          </table:table-cell>
          <table:table-cell table:style-name="Default" office:value-type="float" office:value="0.250977" calcext:value-type="float">
            <text:p>0.250977</text:p>
          </table:table-cell>
          <table:table-cell table:style-name="Default" office:value-type="float" office:value="0.019734" calcext:value-type="float">
            <text:p>0.019734</text:p>
          </table:table-cell>
          <table:table-cell table:style-name="Default" office:value-type="float" office:value="0.034053" calcext:value-type="float">
            <text:p>0.034053</text:p>
          </table:table-cell>
          <table:table-cell table:style-name="Default" office:value-type="float" office:value="-0.012078" calcext:value-type="float">
            <text:p>-0.012078</text:p>
          </table:table-cell>
          <table:table-cell table:style-name="Default" office:value-type="float" office:value="0.191743" calcext:value-type="float">
            <text:p>0.1917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062" calcext:value-type="float">
            <text:p>-0.168062</text:p>
          </table:table-cell>
          <table:table-cell table:style-name="Default" office:value-type="float" office:value="0.257669" calcext:value-type="float">
            <text:p>0.257669</text:p>
          </table:table-cell>
          <table:table-cell table:style-name="Default" office:value-type="float" office:value="0.016224" calcext:value-type="float">
            <text:p>0.016224</text:p>
          </table:table-cell>
          <table:table-cell table:style-name="Default" office:value-type="float" office:value="0.036953" calcext:value-type="float">
            <text:p>0.036953</text:p>
          </table:table-cell>
          <table:table-cell table:style-name="Default" office:value-type="float" office:value="-0.014636" calcext:value-type="float">
            <text:p>-0.014636</text:p>
          </table:table-cell>
          <table:table-cell table:style-name="Default" office:value-type="float" office:value="0.198414" calcext:value-type="float">
            <text:p>0.198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6073" calcext:value-type="float">
            <text:p>-0.166073</text:p>
          </table:table-cell>
          <table:table-cell table:style-name="Default" office:value-type="float" office:value="0.264286" calcext:value-type="float">
            <text:p>0.264286</text:p>
          </table:table-cell>
          <table:table-cell table:style-name="Default" office:value-type="float" office:value="0.012348" calcext:value-type="float">
            <text:p>0.012348</text:p>
          </table:table-cell>
          <table:table-cell table:style-name="Default" office:value-type="float" office:value="0.040292" calcext:value-type="float">
            <text:p>0.040292</text:p>
          </table:table-cell>
          <table:table-cell table:style-name="Default" office:value-type="float" office:value="-0.016533" calcext:value-type="float">
            <text:p>-0.016533</text:p>
          </table:table-cell>
          <table:table-cell table:style-name="Default" office:value-type="float" office:value="0.204815" calcext:value-type="float">
            <text:p>0.2048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288" calcext:value-type="float">
            <text:p>-0.164288</text:p>
          </table:table-cell>
          <table:table-cell table:style-name="Default" office:value-type="float" office:value="0.27051" calcext:value-type="float">
            <text:p>0.27051</text:p>
          </table:table-cell>
          <table:table-cell table:style-name="Default" office:value-type="float" office:value="0.008199" calcext:value-type="float">
            <text:p>0.008199</text:p>
          </table:table-cell>
          <table:table-cell table:style-name="Default" office:value-type="float" office:value="0.044488" calcext:value-type="float">
            <text:p>0.044488</text:p>
          </table:table-cell>
          <table:table-cell table:style-name="Default" office:value-type="float" office:value="-0.017444" calcext:value-type="float">
            <text:p>-0.017444</text:p>
          </table:table-cell>
          <table:table-cell table:style-name="Default" office:value-type="float" office:value="0.210738" calcext:value-type="float">
            <text:p>0.210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2326" calcext:value-type="float">
            <text:p>-0.162326</text:p>
          </table:table-cell>
          <table:table-cell table:style-name="Default" office:value-type="float" office:value="0.276513" calcext:value-type="float">
            <text:p>0.276513</text:p>
          </table:table-cell>
          <table:table-cell table:style-name="Default" office:value-type="float" office:value="0.004044" calcext:value-type="float">
            <text:p>0.004044</text:p>
          </table:table-cell>
          <table:table-cell table:style-name="Default" office:value-type="float" office:value="0.04995" calcext:value-type="float">
            <text:p>0.04995</text:p>
          </table:table-cell>
          <table:table-cell table:style-name="Default" office:value-type="float" office:value="-0.01778" calcext:value-type="float">
            <text:p>-0.01778</text:p>
          </table:table-cell>
          <table:table-cell table:style-name="Default" office:value-type="float" office:value="0.216004" calcext:value-type="float">
            <text:p>0.2160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809" calcext:value-type="float">
            <text:p>-0.160809</text:p>
          </table:table-cell>
          <table:table-cell table:style-name="Default" office:value-type="float" office:value="0.282092" calcext:value-type="float">
            <text:p>0.282092</text:p>
          </table:table-cell>
          <table:table-cell table:style-name="Default" office:value-type="float" office:value="-0.000237" calcext:value-type="float">
            <text:p>-0.000237</text:p>
          </table:table-cell>
          <table:table-cell table:style-name="Default" office:value-type="float" office:value="0.053074" calcext:value-type="float">
            <text:p>0.053074</text:p>
          </table:table-cell>
          <table:table-cell table:style-name="Default" office:value-type="float" office:value="-0.018584" calcext:value-type="float">
            <text:p>-0.018584</text:p>
          </table:table-cell>
          <table:table-cell table:style-name="Default" office:value-type="float" office:value="0.221753" calcext:value-type="float">
            <text:p>0.2217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9675" calcext:value-type="float">
            <text:p>-0.159675</text:p>
          </table:table-cell>
          <table:table-cell table:style-name="Default" office:value-type="float" office:value="0.287263" calcext:value-type="float">
            <text:p>0.287263</text:p>
          </table:table-cell>
          <table:table-cell table:style-name="Default" office:value-type="float" office:value="-0.00406" calcext:value-type="float">
            <text:p>-0.00406</text:p>
          </table:table-cell>
          <table:table-cell table:style-name="Default" office:value-type="float" office:value="0.057458" calcext:value-type="float">
            <text:p>0.057458</text:p>
          </table:table-cell>
          <table:table-cell table:style-name="Default" office:value-type="float" office:value="-0.020134" calcext:value-type="float">
            <text:p>-0.020134</text:p>
          </table:table-cell>
          <table:table-cell table:style-name="Default" office:value-type="float" office:value="0.225921" calcext:value-type="float">
            <text:p>0.2259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897" calcext:value-type="float">
            <text:p>-0.158897</text:p>
          </table:table-cell>
          <table:table-cell table:style-name="Default" office:value-type="float" office:value="0.292427" calcext:value-type="float">
            <text:p>0.292427</text:p>
          </table:table-cell>
          <table:table-cell table:style-name="Default" office:value-type="float" office:value="-0.00742" calcext:value-type="float">
            <text:p>-0.00742</text:p>
          </table:table-cell>
          <table:table-cell table:style-name="Default" office:value-type="float" office:value="0.061315" calcext:value-type="float">
            <text:p>0.061315</text:p>
          </table:table-cell>
          <table:table-cell table:style-name="Default" office:value-type="float" office:value="-0.021923" calcext:value-type="float">
            <text:p>-0.021923</text:p>
          </table:table-cell>
          <table:table-cell table:style-name="Default" office:value-type="float" office:value="0.229912" calcext:value-type="float">
            <text:p>0.2299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734" calcext:value-type="float">
            <text:p>-0.158734</text:p>
          </table:table-cell>
          <table:table-cell table:style-name="Default" office:value-type="float" office:value="0.297478" calcext:value-type="float">
            <text:p>0.297478</text:p>
          </table:table-cell>
          <table:table-cell table:style-name="Default" office:value-type="float" office:value="-0.010201" calcext:value-type="float">
            <text:p>-0.010201</text:p>
          </table:table-cell>
          <table:table-cell table:style-name="Default" office:value-type="float" office:value="0.064289" calcext:value-type="float">
            <text:p>0.064289</text:p>
          </table:table-cell>
          <table:table-cell table:style-name="Default" office:value-type="float" office:value="-0.024773" calcext:value-type="float">
            <text:p>-0.024773</text:p>
          </table:table-cell>
          <table:table-cell table:style-name="Default" office:value-type="float" office:value="0.232626" calcext:value-type="float">
            <text:p>0.232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907" calcext:value-type="float">
            <text:p>-0.158907</text:p>
          </table:table-cell>
          <table:table-cell table:style-name="Default" office:value-type="float" office:value="0.302419" calcext:value-type="float">
            <text:p>0.302419</text:p>
          </table:table-cell>
          <table:table-cell table:style-name="Default" office:value-type="float" office:value="-0.012183" calcext:value-type="float">
            <text:p>-0.012183</text:p>
          </table:table-cell>
          <table:table-cell table:style-name="Default" office:value-type="float" office:value="0.065576" calcext:value-type="float">
            <text:p>0.065576</text:p>
          </table:table-cell>
          <table:table-cell table:style-name="Default" office:value-type="float" office:value="-0.027534" calcext:value-type="float">
            <text:p>-0.027534</text:p>
          </table:table-cell>
          <table:table-cell table:style-name="Default" office:value-type="float" office:value="0.235802" calcext:value-type="float">
            <text:p>0.2358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9624" calcext:value-type="float">
            <text:p>-0.159624</text:p>
          </table:table-cell>
          <table:table-cell table:style-name="Default" office:value-type="float" office:value="0.307124" calcext:value-type="float">
            <text:p>0.307124</text:p>
          </table:table-cell>
          <table:table-cell table:style-name="Default" office:value-type="float" office:value="-0.013729" calcext:value-type="float">
            <text:p>-0.013729</text:p>
          </table:table-cell>
          <table:table-cell table:style-name="Default" office:value-type="float" office:value="0.066553" calcext:value-type="float">
            <text:p>0.066553</text:p>
          </table:table-cell>
          <table:table-cell table:style-name="Default" office:value-type="float" office:value="-0.029712" calcext:value-type="float">
            <text:p>-0.029712</text:p>
          </table:table-cell>
          <table:table-cell table:style-name="Default" office:value-type="float" office:value="0.237931" calcext:value-type="float">
            <text:p>0.2379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873" calcext:value-type="float">
            <text:p>-0.160873</text:p>
          </table:table-cell>
          <table:table-cell table:style-name="Default" office:value-type="float" office:value="0.311724" calcext:value-type="float">
            <text:p>0.311724</text:p>
          </table:table-cell>
          <table:table-cell table:style-name="Default" office:value-type="float" office:value="-0.014822" calcext:value-type="float">
            <text:p>-0.014822</text:p>
          </table:table-cell>
          <table:table-cell table:style-name="Default" office:value-type="float" office:value="0.066157" calcext:value-type="float">
            <text:p>0.066157</text:p>
          </table:table-cell>
          <table:table-cell table:style-name="Default" office:value-type="float" office:value="-0.032116" calcext:value-type="float">
            <text:p>-0.032116</text:p>
          </table:table-cell>
          <table:table-cell table:style-name="Default" office:value-type="float" office:value="0.239622" calcext:value-type="float">
            <text:p>0.2396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2526" calcext:value-type="float">
            <text:p>-0.162526</text:p>
          </table:table-cell>
          <table:table-cell table:style-name="Default" office:value-type="float" office:value="0.315932" calcext:value-type="float">
            <text:p>0.315932</text:p>
          </table:table-cell>
          <table:table-cell table:style-name="Default" office:value-type="float" office:value="-0.015709" calcext:value-type="float">
            <text:p>-0.015709</text:p>
          </table:table-cell>
          <table:table-cell table:style-name="Default" office:value-type="float" office:value="0.06607" calcext:value-type="float">
            <text:p>0.06607</text:p>
          </table:table-cell>
          <table:table-cell table:style-name="Default" office:value-type="float" office:value="-0.034746" calcext:value-type="float">
            <text:p>-0.034746</text:p>
          </table:table-cell>
          <table:table-cell table:style-name="Default" office:value-type="float" office:value="0.240292" calcext:value-type="float">
            <text:p>0.2402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556" calcext:value-type="float">
            <text:p>-0.164556</text:p>
          </table:table-cell>
          <table:table-cell table:style-name="Default" office:value-type="float" office:value="0.319622" calcext:value-type="float">
            <text:p>0.319622</text:p>
          </table:table-cell>
          <table:table-cell table:style-name="Default" office:value-type="float" office:value="-0.016372" calcext:value-type="float">
            <text:p>-0.016372</text:p>
          </table:table-cell>
          <table:table-cell table:style-name="Default" office:value-type="float" office:value="0.065653" calcext:value-type="float">
            <text:p>0.065653</text:p>
          </table:table-cell>
          <table:table-cell table:style-name="Default" office:value-type="float" office:value="-0.039029" calcext:value-type="float">
            <text:p>-0.039029</text:p>
          </table:table-cell>
          <table:table-cell table:style-name="Default" office:value-type="float" office:value="0.240694" calcext:value-type="float">
            <text:p>0.2406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6828" calcext:value-type="float">
            <text:p>-0.166828</text:p>
          </table:table-cell>
          <table:table-cell table:style-name="Default" office:value-type="float" office:value="0.322979" calcext:value-type="float">
            <text:p>0.322979</text:p>
          </table:table-cell>
          <table:table-cell table:style-name="Default" office:value-type="float" office:value="-0.017384" calcext:value-type="float">
            <text:p>-0.017384</text:p>
          </table:table-cell>
          <table:table-cell table:style-name="Default" office:value-type="float" office:value="0.066629" calcext:value-type="float">
            <text:p>0.066629</text:p>
          </table:table-cell>
          <table:table-cell table:style-name="Default" office:value-type="float" office:value="-0.043726" calcext:value-type="float">
            <text:p>-0.043726</text:p>
          </table:table-cell>
          <table:table-cell table:style-name="Default" office:value-type="float" office:value="0.240151" calcext:value-type="float">
            <text:p>0.2401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782" calcext:value-type="float">
            <text:p>-0.168782</text:p>
          </table:table-cell>
          <table:table-cell table:style-name="Default" office:value-type="float" office:value="0.32598" calcext:value-type="float">
            <text:p>0.32598</text:p>
          </table:table-cell>
          <table:table-cell table:style-name="Default" office:value-type="float" office:value="-0.018424" calcext:value-type="float">
            <text:p>-0.018424</text:p>
          </table:table-cell>
          <table:table-cell table:style-name="Default" office:value-type="float" office:value="0.066712" calcext:value-type="float">
            <text:p>0.066712</text:p>
          </table:table-cell>
          <table:table-cell table:style-name="Default" office:value-type="float" office:value="-0.046957" calcext:value-type="float">
            <text:p>-0.046957</text:p>
          </table:table-cell>
          <table:table-cell table:style-name="Default" office:value-type="float" office:value="0.239466" calcext:value-type="float">
            <text:p>0.2394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0397" calcext:value-type="float">
            <text:p>-0.170397</text:p>
          </table:table-cell>
          <table:table-cell table:style-name="Default" office:value-type="float" office:value="0.328643" calcext:value-type="float">
            <text:p>0.328643</text:p>
          </table:table-cell>
          <table:table-cell table:style-name="Default" office:value-type="float" office:value="-0.019278" calcext:value-type="float">
            <text:p>-0.019278</text:p>
          </table:table-cell>
          <table:table-cell table:style-name="Default" office:value-type="float" office:value="0.068564" calcext:value-type="float">
            <text:p>0.068564</text:p>
          </table:table-cell>
          <table:table-cell table:style-name="Default" office:value-type="float" office:value="-0.047106" calcext:value-type="float">
            <text:p>-0.047106</text:p>
          </table:table-cell>
          <table:table-cell table:style-name="Default" office:value-type="float" office:value="0.238628" calcext:value-type="float">
            <text:p>0.2386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1508" calcext:value-type="float">
            <text:p>-0.171508</text:p>
          </table:table-cell>
          <table:table-cell table:style-name="Default" office:value-type="float" office:value="0.330674" calcext:value-type="float">
            <text:p>0.330674</text:p>
          </table:table-cell>
          <table:table-cell table:style-name="Default" office:value-type="float" office:value="-0.020225" calcext:value-type="float">
            <text:p>-0.020225</text:p>
          </table:table-cell>
          <table:table-cell table:style-name="Default" office:value-type="float" office:value="0.069261" calcext:value-type="float">
            <text:p>0.069261</text:p>
          </table:table-cell>
          <table:table-cell table:style-name="Default" office:value-type="float" office:value="-0.047233" calcext:value-type="float">
            <text:p>-0.047233</text:p>
          </table:table-cell>
          <table:table-cell table:style-name="Default" office:value-type="float" office:value="0.238249" calcext:value-type="float">
            <text:p>0.2382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2042" calcext:value-type="float">
            <text:p>-0.172042</text:p>
          </table:table-cell>
          <table:table-cell table:style-name="Default" office:value-type="float" office:value="0.331477" calcext:value-type="float">
            <text:p>0.331477</text:p>
          </table:table-cell>
          <table:table-cell table:style-name="Default" office:value-type="float" office:value="-0.020865" calcext:value-type="float">
            <text:p>-0.020865</text:p>
          </table:table-cell>
          <table:table-cell table:style-name="Default" office:value-type="float" office:value="0.070162" calcext:value-type="float">
            <text:p>0.070162</text:p>
          </table:table-cell>
          <table:table-cell table:style-name="Default" office:value-type="float" office:value="-0.049585" calcext:value-type="float">
            <text:p>-0.049585</text:p>
          </table:table-cell>
          <table:table-cell table:style-name="Default" office:value-type="float" office:value="0.23885" calcext:value-type="float">
            <text:p>0.23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1359" calcext:value-type="float">
            <text:p>-0.171359</text:p>
          </table:table-cell>
          <table:table-cell table:style-name="Default" office:value-type="float" office:value="0.330637" calcext:value-type="float">
            <text:p>0.330637</text:p>
          </table:table-cell>
          <table:table-cell table:style-name="Default" office:value-type="float" office:value="-0.021385" calcext:value-type="float">
            <text:p>-0.021385</text:p>
          </table:table-cell>
          <table:table-cell table:style-name="Default" office:value-type="float" office:value="0.070093" calcext:value-type="float">
            <text:p>0.070093</text:p>
          </table:table-cell>
          <table:table-cell table:style-name="Default" office:value-type="float" office:value="-0.049367" calcext:value-type="float">
            <text:p>-0.049367</text:p>
          </table:table-cell>
          <table:table-cell table:style-name="Default" office:value-type="float" office:value="0.239888" calcext:value-type="float">
            <text:p>0.2398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572" calcext:value-type="float">
            <text:p>-0.169572</text:p>
          </table:table-cell>
          <table:table-cell table:style-name="Default" office:value-type="float" office:value="0.327359" calcext:value-type="float">
            <text:p>0.327359</text:p>
          </table:table-cell>
          <table:table-cell table:style-name="Default" office:value-type="float" office:value="-0.020886" calcext:value-type="float">
            <text:p>-0.020886</text:p>
          </table:table-cell>
          <table:table-cell table:style-name="Default" office:value-type="float" office:value="0.070708" calcext:value-type="float">
            <text:p>0.070708</text:p>
          </table:table-cell>
          <table:table-cell table:style-name="Default" office:value-type="float" office:value="-0.048303" calcext:value-type="float">
            <text:p>-0.048303</text:p>
          </table:table-cell>
          <table:table-cell table:style-name="Default" office:value-type="float" office:value="0.239967" calcext:value-type="float">
            <text:p>0.2399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5256" calcext:value-type="float">
            <text:p>-0.165256</text:p>
          </table:table-cell>
          <table:table-cell table:style-name="Default" office:value-type="float" office:value="0.320896" calcext:value-type="float">
            <text:p>0.320896</text:p>
          </table:table-cell>
          <table:table-cell table:style-name="Default" office:value-type="float" office:value="-0.019246" calcext:value-type="float">
            <text:p>-0.019246</text:p>
          </table:table-cell>
          <table:table-cell table:style-name="Default" office:value-type="float" office:value="0.069536" calcext:value-type="float">
            <text:p>0.069536</text:p>
          </table:table-cell>
          <table:table-cell table:style-name="Default" office:value-type="float" office:value="-0.047475" calcext:value-type="float">
            <text:p>-0.047475</text:p>
          </table:table-cell>
          <table:table-cell table:style-name="Default" office:value-type="float" office:value="0.241782" calcext:value-type="float">
            <text:p>0.2417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596" calcext:value-type="float">
            <text:p>-0.158596</text:p>
          </table:table-cell>
          <table:table-cell table:style-name="Default" office:value-type="float" office:value="0.311195" calcext:value-type="float">
            <text:p>0.311195</text:p>
          </table:table-cell>
          <table:table-cell table:style-name="Default" office:value-type="float" office:value="-0.015764" calcext:value-type="float">
            <text:p>-0.015764</text:p>
          </table:table-cell>
          <table:table-cell table:style-name="Default" office:value-type="float" office:value="0.068797" calcext:value-type="float">
            <text:p>0.068797</text:p>
          </table:table-cell>
          <table:table-cell table:style-name="Default" office:value-type="float" office:value="-0.045" calcext:value-type="float">
            <text:p>-0.045</text:p>
          </table:table-cell>
          <table:table-cell table:style-name="Default" office:value-type="float" office:value="0.244356" calcext:value-type="float">
            <text:p>0.2443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49467" calcext:value-type="float">
            <text:p>-0.149467</text:p>
          </table:table-cell>
          <table:table-cell table:style-name="Default" office:value-type="float" office:value="0.298337" calcext:value-type="float">
            <text:p>0.298337</text:p>
          </table:table-cell>
          <table:table-cell table:style-name="Default" office:value-type="float" office:value="-0.009342" calcext:value-type="float">
            <text:p>-0.009342</text:p>
          </table:table-cell>
          <table:table-cell table:style-name="Default" office:value-type="float" office:value="0.064649" calcext:value-type="float">
            <text:p>0.064649</text:p>
          </table:table-cell>
          <table:table-cell table:style-name="Default" office:value-type="float" office:value="-0.042692" calcext:value-type="float">
            <text:p>-0.042692</text:p>
          </table:table-cell>
          <table:table-cell table:style-name="Default" office:value-type="float" office:value="0.249748" calcext:value-type="float">
            <text:p>0.249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9115" calcext:value-type="float">
            <text:p>-0.139115</text:p>
          </table:table-cell>
          <table:table-cell table:style-name="Default" office:value-type="float" office:value="0.28376" calcext:value-type="float">
            <text:p>0.28376</text:p>
          </table:table-cell>
          <table:table-cell table:style-name="Default" office:value-type="float" office:value="-0.000337" calcext:value-type="float">
            <text:p>-0.000337</text:p>
          </table:table-cell>
          <table:table-cell table:style-name="Default" office:value-type="float" office:value="0.058651" calcext:value-type="float">
            <text:p>0.058651</text:p>
          </table:table-cell>
          <table:table-cell table:style-name="Default" office:value-type="float" office:value="-0.042858" calcext:value-type="float">
            <text:p>-0.042858</text:p>
          </table:table-cell>
          <table:table-cell table:style-name="Default" office:value-type="float" office:value="0.253483" calcext:value-type="float">
            <text:p>0.253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7862" calcext:value-type="float">
            <text:p>-0.127862</text:p>
          </table:table-cell>
          <table:table-cell table:style-name="Default" office:value-type="float" office:value="0.268701" calcext:value-type="float">
            <text:p>0.268701</text:p>
          </table:table-cell>
          <table:table-cell table:style-name="Default" office:value-type="float" office:value="0.010857" calcext:value-type="float">
            <text:p>0.010857</text:p>
          </table:table-cell>
          <table:table-cell table:style-name="Default" office:value-type="float" office:value="0.049721" calcext:value-type="float">
            <text:p>0.049721</text:p>
          </table:table-cell>
          <table:table-cell table:style-name="Default" office:value-type="float" office:value="-0.041167" calcext:value-type="float">
            <text:p>-0.041167</text:p>
          </table:table-cell>
          <table:table-cell table:style-name="Default" office:value-type="float" office:value="0.255266" calcext:value-type="float">
            <text:p>0.2552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6151" calcext:value-type="float">
            <text:p>-0.116151</text:p>
          </table:table-cell>
          <table:table-cell table:style-name="Default" office:value-type="float" office:value="0.253315" calcext:value-type="float">
            <text:p>0.253315</text:p>
          </table:table-cell>
          <table:table-cell table:style-name="Default" office:value-type="float" office:value="0.023346" calcext:value-type="float">
            <text:p>0.023346</text:p>
          </table:table-cell>
          <table:table-cell table:style-name="Default" office:value-type="float" office:value="0.038578" calcext:value-type="float">
            <text:p>0.038578</text:p>
          </table:table-cell>
          <table:table-cell table:style-name="Default" office:value-type="float" office:value="-0.039398" calcext:value-type="float">
            <text:p>-0.039398</text:p>
          </table:table-cell>
          <table:table-cell table:style-name="Default" office:value-type="float" office:value="0.255764" calcext:value-type="float">
            <text:p>0.2557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4189" calcext:value-type="float">
            <text:p>-0.104189</text:p>
          </table:table-cell>
          <table:table-cell table:style-name="Default" office:value-type="float" office:value="0.238292" calcext:value-type="float">
            <text:p>0.238292</text:p>
          </table:table-cell>
          <table:table-cell table:style-name="Default" office:value-type="float" office:value="0.036349" calcext:value-type="float">
            <text:p>0.036349</text:p>
          </table:table-cell>
          <table:table-cell table:style-name="Default" office:value-type="float" office:value="0.027163" calcext:value-type="float">
            <text:p>0.027163</text:p>
          </table:table-cell>
          <table:table-cell table:style-name="Default" office:value-type="float" office:value="-0.036829" calcext:value-type="float">
            <text:p>-0.036829</text:p>
          </table:table-cell>
          <table:table-cell table:style-name="Default" office:value-type="float" office:value="0.255165" calcext:value-type="float">
            <text:p>0.255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2538" calcext:value-type="float">
            <text:p>-0.092538</text:p>
          </table:table-cell>
          <table:table-cell table:style-name="Default" office:value-type="float" office:value="0.223963" calcext:value-type="float">
            <text:p>0.223963</text:p>
          </table:table-cell>
          <table:table-cell table:style-name="Default" office:value-type="float" office:value="0.049453" calcext:value-type="float">
            <text:p>0.049453</text:p>
          </table:table-cell>
          <table:table-cell table:style-name="Default" office:value-type="float" office:value="0.020001" calcext:value-type="float">
            <text:p>0.020001</text:p>
          </table:table-cell>
          <table:table-cell table:style-name="Default" office:value-type="float" office:value="-0.031099" calcext:value-type="float">
            <text:p>-0.031099</text:p>
          </table:table-cell>
          <table:table-cell table:style-name="Default" office:value-type="float" office:value="0.251912" calcext:value-type="float">
            <text:p>0.2519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58" calcext:value-type="float">
            <text:p>-0.081658</text:p>
          </table:table-cell>
          <table:table-cell table:style-name="Default" office:value-type="float" office:value="0.209646" calcext:value-type="float">
            <text:p>0.209646</text:p>
          </table:table-cell>
          <table:table-cell table:style-name="Default" office:value-type="float" office:value="0.06307" calcext:value-type="float">
            <text:p>0.06307</text:p>
          </table:table-cell>
          <table:table-cell table:style-name="Default" office:value-type="float" office:value="0.011096" calcext:value-type="float">
            <text:p>0.011096</text:p>
          </table:table-cell>
          <table:table-cell table:style-name="Default" office:value-type="float" office:value="-0.025174" calcext:value-type="float">
            <text:p>-0.025174</text:p>
          </table:table-cell>
          <table:table-cell table:style-name="Default" office:value-type="float" office:value="0.248487" calcext:value-type="float">
            <text:p>0.248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1816" calcext:value-type="float">
            <text:p>-0.071816</text:p>
          </table:table-cell>
          <table:table-cell table:style-name="Default" office:value-type="float" office:value="0.195652" calcext:value-type="float">
            <text:p>0.195652</text:p>
          </table:table-cell>
          <table:table-cell table:style-name="Default" office:value-type="float" office:value="0.077074" calcext:value-type="float">
            <text:p>0.077074</text:p>
          </table:table-cell>
          <table:table-cell table:style-name="Default" office:value-type="float" office:value="0.004955" calcext:value-type="float">
            <text:p>0.004955</text:p>
          </table:table-cell>
          <table:table-cell table:style-name="Default" office:value-type="float" office:value="-0.019722" calcext:value-type="float">
            <text:p>-0.019722</text:p>
          </table:table-cell>
          <table:table-cell table:style-name="Default" office:value-type="float" office:value="0.242242" calcext:value-type="float">
            <text:p>0.2422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2419" calcext:value-type="float">
            <text:p>-0.062419</text:p>
          </table:table-cell>
          <table:table-cell table:style-name="Default" office:value-type="float" office:value="0.18142" calcext:value-type="float">
            <text:p>0.18142</text:p>
          </table:table-cell>
          <table:table-cell table:style-name="Default" office:value-type="float" office:value="0.092349" calcext:value-type="float">
            <text:p>0.092349</text:p>
          </table:table-cell>
          <table:table-cell table:style-name="Default" office:value-type="float" office:value="0.000539" calcext:value-type="float">
            <text:p>0.000539</text:p>
          </table:table-cell>
          <table:table-cell table:style-name="Default" office:value-type="float" office:value="-0.016397" calcext:value-type="float">
            <text:p>-0.016397</text:p>
          </table:table-cell>
          <table:table-cell table:style-name="Default" office:value-type="float" office:value="0.235725" calcext:value-type="float">
            <text:p>0.235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216" calcext:value-type="float">
            <text:p>-0.054216</text:p>
          </table:table-cell>
          <table:table-cell table:style-name="Default" office:value-type="float" office:value="0.167986" calcext:value-type="float">
            <text:p>0.167986</text:p>
          </table:table-cell>
          <table:table-cell table:style-name="Default" office:value-type="float" office:value="0.10873" calcext:value-type="float">
            <text:p>0.10873</text:p>
          </table:table-cell>
          <table:table-cell table:style-name="Default" office:value-type="float" office:value="-0.008195" calcext:value-type="float">
            <text:p>-0.008195</text:p>
          </table:table-cell>
          <table:table-cell table:style-name="Default" office:value-type="float" office:value="-0.0107" calcext:value-type="float">
            <text:p>-0.0107</text:p>
          </table:table-cell>
          <table:table-cell table:style-name="Default" office:value-type="float" office:value="0.22724" calcext:value-type="float">
            <text:p>0.22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316" calcext:value-type="float">
            <text:p>-0.047316</text:p>
          </table:table-cell>
          <table:table-cell table:style-name="Default" office:value-type="float" office:value="0.154531" calcext:value-type="float">
            <text:p>0.154531</text:p>
          </table:table-cell>
          <table:table-cell table:style-name="Default" office:value-type="float" office:value="0.12649" calcext:value-type="float">
            <text:p>0.12649</text:p>
          </table:table-cell>
          <table:table-cell table:style-name="Default" office:value-type="float" office:value="-0.016159" calcext:value-type="float">
            <text:p>-0.016159</text:p>
          </table:table-cell>
          <table:table-cell table:style-name="Default" office:value-type="float" office:value="-0.004988" calcext:value-type="float">
            <text:p>-0.004988</text:p>
          </table:table-cell>
          <table:table-cell table:style-name="Default" office:value-type="float" office:value="0.215586" calcext:value-type="float">
            <text:p>0.2155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1815" calcext:value-type="float">
            <text:p>-0.041815</text:p>
          </table:table-cell>
          <table:table-cell table:style-name="Default" office:value-type="float" office:value="0.139713" calcext:value-type="float">
            <text:p>0.139713</text:p>
          </table:table-cell>
          <table:table-cell table:style-name="Default" office:value-type="float" office:value="0.145391" calcext:value-type="float">
            <text:p>0.145391</text:p>
          </table:table-cell>
          <table:table-cell table:style-name="Default" office:value-type="float" office:value="-0.022897" calcext:value-type="float">
            <text:p>-0.022897</text:p>
          </table:table-cell>
          <table:table-cell table:style-name="Default" office:value-type="float" office:value="-0.003249" calcext:value-type="float">
            <text:p>-0.003249</text:p>
          </table:table-cell>
          <table:table-cell table:style-name="Default" office:value-type="float" office:value="0.204041" calcext:value-type="float">
            <text:p>0.2040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8449" calcext:value-type="float">
            <text:p>-0.038449</text:p>
          </table:table-cell>
          <table:table-cell table:style-name="Default" office:value-type="float" office:value="0.123003" calcext:value-type="float">
            <text:p>0.123003</text:p>
          </table:table-cell>
          <table:table-cell table:style-name="Default" office:value-type="float" office:value="0.163926" calcext:value-type="float">
            <text:p>0.163926</text:p>
          </table:table-cell>
          <table:table-cell table:style-name="Default" office:value-type="float" office:value="-0.026355" calcext:value-type="float">
            <text:p>-0.026355</text:p>
          </table:table-cell>
          <table:table-cell table:style-name="Default" office:value-type="float" office:value="-0.004698" calcext:value-type="float">
            <text:p>-0.004698</text:p>
          </table:table-cell>
          <table:table-cell table:style-name="Default" office:value-type="float" office:value="0.20041" calcext:value-type="float">
            <text:p>0.200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7492" calcext:value-type="float">
            <text:p>-0.037492</text:p>
          </table:table-cell>
          <table:table-cell table:style-name="Default" office:value-type="float" office:value="0.106094" calcext:value-type="float">
            <text:p>0.106094</text:p>
          </table:table-cell>
          <table:table-cell table:style-name="Default" office:value-type="float" office:value="0.180408" calcext:value-type="float">
            <text:p>0.180408</text:p>
          </table:table-cell>
          <table:table-cell table:style-name="Default" office:value-type="float" office:value="-0.024616" calcext:value-type="float">
            <text:p>-0.024616</text:p>
          </table:table-cell>
          <table:table-cell table:style-name="Default" office:value-type="float" office:value="-0.00949" calcext:value-type="float">
            <text:p>-0.00949</text:p>
          </table:table-cell>
          <table:table-cell table:style-name="Default" office:value-type="float" office:value="0.195357" calcext:value-type="float">
            <text:p>0.195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7515" calcext:value-type="float">
            <text:p>-0.037515</text:p>
          </table:table-cell>
          <table:table-cell table:style-name="Default" office:value-type="float" office:value="0.094586" calcext:value-type="float">
            <text:p>0.094586</text:p>
          </table:table-cell>
          <table:table-cell table:style-name="Default" office:value-type="float" office:value="0.192935" calcext:value-type="float">
            <text:p>0.192935</text:p>
          </table:table-cell>
          <table:table-cell table:style-name="Default" office:value-type="float" office:value="-0.006484" calcext:value-type="float">
            <text:p>-0.006484</text:p>
          </table:table-cell>
          <table:table-cell table:style-name="Default" office:value-type="float" office:value="-0.019911" calcext:value-type="float">
            <text:p>-0.019911</text:p>
          </table:table-cell>
          <table:table-cell table:style-name="Default" office:value-type="float" office:value="0.163991" calcext:value-type="float">
            <text:p>0.1639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5926" calcext:value-type="float">
            <text:p>-0.035926</text:p>
          </table:table-cell>
          <table:table-cell table:style-name="Default" office:value-type="float" office:value="0.087919" calcext:value-type="float">
            <text:p>0.087919</text:p>
          </table:table-cell>
          <table:table-cell table:style-name="Default" office:value-type="float" office:value="0.200547" calcext:value-type="float">
            <text:p>0.200547</text:p>
          </table:table-cell>
          <table:table-cell table:style-name="Default" office:value-type="float" office:value="-0.001622" calcext:value-type="float">
            <text:p>-0.001622</text:p>
          </table:table-cell>
          <table:table-cell table:style-name="Default" office:value-type="float" office:value="-0.045445" calcext:value-type="float">
            <text:p>-0.045445</text:p>
          </table:table-cell>
          <table:table-cell table:style-name="Default" office:value-type="float" office:value="0.127358" calcext:value-type="float">
            <text:p>0.127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3039" calcext:value-type="float">
            <text:p>-0.033039</text:p>
          </table:table-cell>
          <table:table-cell table:style-name="Default" office:value-type="float" office:value="0.082756" calcext:value-type="float">
            <text:p>0.082756</text:p>
          </table:table-cell>
          <table:table-cell table:style-name="Default" office:value-type="float" office:value="0.205582" calcext:value-type="float">
            <text:p>0.205582</text:p>
          </table:table-cell>
          <table:table-cell table:style-name="Default" office:value-type="float" office:value="0.015278" calcext:value-type="float">
            <text:p>0.015278</text:p>
          </table:table-cell>
          <table:table-cell table:style-name="Default" office:value-type="float" office:value="-0.059817" calcext:value-type="float">
            <text:p>-0.059817</text:p>
          </table:table-cell>
          <table:table-cell table:style-name="Default" office:value-type="float" office:value="0.101466" calcext:value-type="float">
            <text:p>0.1014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015" calcext:value-type="float">
            <text:p>-0.03015</text:p>
          </table:table-cell>
          <table:table-cell table:style-name="Default" office:value-type="float" office:value="0.078656" calcext:value-type="float">
            <text:p>0.078656</text:p>
          </table:table-cell>
          <table:table-cell table:style-name="Default" office:value-type="float" office:value="0.210037" calcext:value-type="float">
            <text:p>0.210037</text:p>
          </table:table-cell>
          <table:table-cell table:style-name="Default" office:value-type="float" office:value="0.023354" calcext:value-type="float">
            <text:p>0.023354</text:p>
          </table:table-cell>
          <table:table-cell table:style-name="Default" office:value-type="float" office:value="-0.075541" calcext:value-type="float">
            <text:p>-0.075541</text:p>
          </table:table-cell>
          <table:table-cell table:style-name="Default" office:value-type="float" office:value="0.079734" calcext:value-type="float">
            <text:p>0.079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8071" calcext:value-type="float">
            <text:p>-0.028071</text:p>
          </table:table-cell>
          <table:table-cell table:style-name="Default" office:value-type="float" office:value="0.075861" calcext:value-type="float">
            <text:p>0.075861</text:p>
          </table:table-cell>
          <table:table-cell table:style-name="Default" office:value-type="float" office:value="0.21338" calcext:value-type="float">
            <text:p>0.21338</text:p>
          </table:table-cell>
          <table:table-cell table:style-name="Default" office:value-type="float" office:value="0.025986" calcext:value-type="float">
            <text:p>0.025986</text:p>
          </table:table-cell>
          <table:table-cell table:style-name="Default" office:value-type="float" office:value="-0.091494" calcext:value-type="float">
            <text:p>-0.091494</text:p>
          </table:table-cell>
          <table:table-cell table:style-name="Default" office:value-type="float" office:value="0.062392" calcext:value-type="float">
            <text:p>0.0623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5929" calcext:value-type="float">
            <text:p>-0.025929</text:p>
          </table:table-cell>
          <table:table-cell table:style-name="Default" office:value-type="float" office:value="0.073522" calcext:value-type="float">
            <text:p>0.073522</text:p>
          </table:table-cell>
          <table:table-cell table:style-name="Default" office:value-type="float" office:value="0.214488" calcext:value-type="float">
            <text:p>0.214488</text:p>
          </table:table-cell>
          <table:table-cell table:style-name="Default" office:value-type="float" office:value="0.02443" calcext:value-type="float">
            <text:p>0.02443</text:p>
          </table:table-cell>
          <table:table-cell table:style-name="Default" office:value-type="float" office:value="-0.096036" calcext:value-type="float">
            <text:p>-0.096036</text:p>
          </table:table-cell>
          <table:table-cell table:style-name="Default" office:value-type="float" office:value="0.045905" calcext:value-type="float">
            <text:p>0.0459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427" calcext:value-type="float">
            <text:p>-0.024427</text:p>
          </table:table-cell>
          <table:table-cell table:style-name="Default" office:value-type="float" office:value="0.071689" calcext:value-type="float">
            <text:p>0.071689</text:p>
          </table:table-cell>
          <table:table-cell table:style-name="Default" office:value-type="float" office:value="0.213911" calcext:value-type="float">
            <text:p>0.213911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-0.094316" calcext:value-type="float">
            <text:p>-0.094316</text:p>
          </table:table-cell>
          <table:table-cell table:style-name="Default" office:value-type="float" office:value="0.032605" calcext:value-type="float">
            <text:p>0.0326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441" calcext:value-type="float">
            <text:p>-0.023441</text:p>
          </table:table-cell>
          <table:table-cell table:style-name="Default" office:value-type="float" office:value="0.070269" calcext:value-type="float">
            <text:p>0.070269</text:p>
          </table:table-cell>
          <table:table-cell table:style-name="Default" office:value-type="float" office:value="0.213257" calcext:value-type="float">
            <text:p>0.213257</text:p>
          </table:table-cell>
          <table:table-cell table:style-name="Default" office:value-type="float" office:value="0.015881" calcext:value-type="float">
            <text:p>0.015881</text:p>
          </table:table-cell>
          <table:table-cell table:style-name="Default" office:value-type="float" office:value="-0.091088" calcext:value-type="float">
            <text:p>-0.091088</text:p>
          </table:table-cell>
          <table:table-cell table:style-name="Default" office:value-type="float" office:value="0.023495" calcext:value-type="float">
            <text:p>0.0234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682" calcext:value-type="float">
            <text:p>-0.022682</text:p>
          </table:table-cell>
          <table:table-cell table:style-name="Default" office:value-type="float" office:value="0.06934" calcext:value-type="float">
            <text:p>0.06934</text:p>
          </table:table-cell>
          <table:table-cell table:style-name="Default" office:value-type="float" office:value="0.213215" calcext:value-type="float">
            <text:p>0.213215</text:p>
          </table:table-cell>
          <table:table-cell table:style-name="Default" office:value-type="float" office:value="0.013393" calcext:value-type="float">
            <text:p>0.013393</text:p>
          </table:table-cell>
          <table:table-cell table:style-name="Default" office:value-type="float" office:value="-0.088894" calcext:value-type="float">
            <text:p>-0.088894</text:p>
          </table:table-cell>
          <table:table-cell table:style-name="Default" office:value-type="float" office:value="0.017116" calcext:value-type="float">
            <text:p>0.0171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86" calcext:value-type="float">
            <text:p>-0.022186</text:p>
          </table:table-cell>
          <table:table-cell table:style-name="Default" office:value-type="float" office:value="0.0689" calcext:value-type="float">
            <text:p>0.0689</text:p>
          </table:table-cell>
          <table:table-cell table:style-name="Default" office:value-type="float" office:value="0.213688" calcext:value-type="float">
            <text:p>0.213688</text:p>
          </table:table-cell>
          <table:table-cell table:style-name="Default" office:value-type="float" office:value="0.016025" calcext:value-type="float">
            <text:p>0.016025</text:p>
          </table:table-cell>
          <table:table-cell table:style-name="Default" office:value-type="float" office:value="-0.089571" calcext:value-type="float">
            <text:p>-0.089571</text:p>
          </table:table-cell>
          <table:table-cell table:style-name="Default" office:value-type="float" office:value="0.013301" calcext:value-type="float">
            <text:p>0.013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88" calcext:value-type="float">
            <text:p>-0.021988</text:p>
          </table:table-cell>
          <table:table-cell table:style-name="Default" office:value-type="float" office:value="0.068502" calcext:value-type="float">
            <text:p>0.068502</text:p>
          </table:table-cell>
          <table:table-cell table:style-name="Default" office:value-type="float" office:value="0.213921" calcext:value-type="float">
            <text:p>0.213921</text:p>
          </table:table-cell>
          <table:table-cell table:style-name="Default" office:value-type="float" office:value="0.016541" calcext:value-type="float">
            <text:p>0.016541</text:p>
          </table:table-cell>
          <table:table-cell table:style-name="Default" office:value-type="float" office:value="-0.089805" calcext:value-type="float">
            <text:p>-0.089805</text:p>
          </table:table-cell>
          <table:table-cell table:style-name="Default" office:value-type="float" office:value="0.011001" calcext:value-type="float">
            <text:p>0.0110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7" calcext:value-type="float">
            <text:p>-0.021917</text:p>
          </table:table-cell>
          <table:table-cell table:style-name="Default" office:value-type="float" office:value="0.068269" calcext:value-type="float">
            <text:p>0.068269</text:p>
          </table:table-cell>
          <table:table-cell table:style-name="Default" office:value-type="float" office:value="0.213906" calcext:value-type="float">
            <text:p>0.213906</text:p>
          </table:table-cell>
          <table:table-cell table:style-name="Default" office:value-type="float" office:value="0.016197" calcext:value-type="float">
            <text:p>0.016197</text:p>
          </table:table-cell>
          <table:table-cell table:style-name="Default" office:value-type="float" office:value="-0.089974" calcext:value-type="float">
            <text:p>-0.089974</text:p>
          </table:table-cell>
          <table:table-cell table:style-name="Default" office:value-type="float" office:value="0.010174" calcext:value-type="float">
            <text:p>0.0101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4" calcext:value-type="float">
            <text:p>-0.021864</text:p>
          </table:table-cell>
          <table:table-cell table:style-name="Default" office:value-type="float" office:value="0.067985" calcext:value-type="float">
            <text:p>0.067985</text:p>
          </table:table-cell>
          <table:table-cell table:style-name="Default" office:value-type="float" office:value="0.213884" calcext:value-type="float">
            <text:p>0.213884</text:p>
          </table:table-cell>
          <table:table-cell table:style-name="Default" office:value-type="float" office:value="0.015419" calcext:value-type="float">
            <text:p>0.015419</text:p>
          </table:table-cell>
          <table:table-cell table:style-name="Default" office:value-type="float" office:value="-0.090249" calcext:value-type="float">
            <text:p>-0.090249</text:p>
          </table:table-cell>
          <table:table-cell table:style-name="Default" office:value-type="float" office:value="0.009417" calcext:value-type="float">
            <text:p>0.0094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3" calcext:value-type="float">
            <text:p>-0.021853</text:p>
          </table:table-cell>
          <table:table-cell table:style-name="Default" office:value-type="float" office:value="0.067768" calcext:value-type="float">
            <text:p>0.067768</text:p>
          </table:table-cell>
          <table:table-cell table:style-name="Default" office:value-type="float" office:value="0.213846" calcext:value-type="float">
            <text:p>0.213846</text:p>
          </table:table-cell>
          <table:table-cell table:style-name="Default" office:value-type="float" office:value="0.015333" calcext:value-type="float">
            <text:p>0.015333</text:p>
          </table:table-cell>
          <table:table-cell table:style-name="Default" office:value-type="float" office:value="-0.090562" calcext:value-type="float">
            <text:p>-0.090562</text:p>
          </table:table-cell>
          <table:table-cell table:style-name="Default" office:value-type="float" office:value="0.008599" calcext:value-type="float">
            <text:p>0.008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693" calcext:value-type="float">
            <text:p>-0.021693</text:p>
          </table:table-cell>
          <table:table-cell table:style-name="Default" office:value-type="float" office:value="0.067595" calcext:value-type="float">
            <text:p>0.067595</text:p>
          </table:table-cell>
          <table:table-cell table:style-name="Default" office:value-type="float" office:value="0.213843" calcext:value-type="float">
            <text:p>0.213843</text:p>
          </table:table-cell>
          <table:table-cell table:style-name="Default" office:value-type="float" office:value="0.014546" calcext:value-type="float">
            <text:p>0.014546</text:p>
          </table:table-cell>
          <table:table-cell table:style-name="Default" office:value-type="float" office:value="-0.090901" calcext:value-type="float">
            <text:p>-0.090901</text:p>
          </table:table-cell>
          <table:table-cell table:style-name="Default" office:value-type="float" office:value="0.007937" calcext:value-type="float">
            <text:p>0.007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562" calcext:value-type="float">
            <text:p>-0.021562</text:p>
          </table:table-cell>
          <table:table-cell table:style-name="Default" office:value-type="float" office:value="0.067441" calcext:value-type="float">
            <text:p>0.067441</text:p>
          </table:table-cell>
          <table:table-cell table:style-name="Default" office:value-type="float" office:value="0.213838" calcext:value-type="float">
            <text:p>0.213838</text:p>
          </table:table-cell>
          <table:table-cell table:style-name="Default" office:value-type="float" office:value="0.013979" calcext:value-type="float">
            <text:p>0.013979</text:p>
          </table:table-cell>
          <table:table-cell table:style-name="Default" office:value-type="float" office:value="-0.091082" calcext:value-type="float">
            <text:p>-0.091082</text:p>
          </table:table-cell>
          <table:table-cell table:style-name="Default" office:value-type="float" office:value="0.006945" calcext:value-type="float">
            <text:p>0.0069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49" calcext:value-type="float">
            <text:p>-0.02149</text:p>
          </table:table-cell>
          <table:table-cell table:style-name="Default" office:value-type="float" office:value="0.067315" calcext:value-type="float">
            <text:p>0.067315</text:p>
          </table:table-cell>
          <table:table-cell table:style-name="Default" office:value-type="float" office:value="0.213787" calcext:value-type="float">
            <text:p>0.213787</text:p>
          </table:table-cell>
          <table:table-cell table:style-name="Default" office:value-type="float" office:value="0.013181" calcext:value-type="float">
            <text:p>0.013181</text:p>
          </table:table-cell>
          <table:table-cell table:style-name="Default" office:value-type="float" office:value="-0.091409" calcext:value-type="float">
            <text:p>-0.091409</text:p>
          </table:table-cell>
          <table:table-cell table:style-name="Default" office:value-type="float" office:value="0.005831" calcext:value-type="float">
            <text:p>0.005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366" calcext:value-type="float">
            <text:p>-0.021366</text:p>
          </table:table-cell>
          <table:table-cell table:style-name="Default" office:value-type="float" office:value="0.067218" calcext:value-type="float">
            <text:p>0.067218</text:p>
          </table:table-cell>
          <table:table-cell table:style-name="Default" office:value-type="float" office:value="0.213811" calcext:value-type="float">
            <text:p>0.213811</text:p>
          </table:table-cell>
          <table:table-cell table:style-name="Default" office:value-type="float" office:value="0.01314" calcext:value-type="float">
            <text:p>0.01314</text:p>
          </table:table-cell>
          <table:table-cell table:style-name="Default" office:value-type="float" office:value="-0.091479" calcext:value-type="float">
            <text:p>-0.091479</text:p>
          </table:table-cell>
          <table:table-cell table:style-name="Default" office:value-type="float" office:value="0.005085" calcext:value-type="float">
            <text:p>0.0050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84" calcext:value-type="float">
            <text:p>-0.021284</text:p>
          </table:table-cell>
          <table:table-cell table:style-name="Default" office:value-type="float" office:value="0.067116" calcext:value-type="float">
            <text:p>0.067116</text:p>
          </table:table-cell>
          <table:table-cell table:style-name="Default" office:value-type="float" office:value="0.213738" calcext:value-type="float">
            <text:p>0.213738</text:p>
          </table:table-cell>
          <table:table-cell table:style-name="Default" office:value-type="float" office:value="0.012786" calcext:value-type="float">
            <text:p>0.012786</text:p>
          </table:table-cell>
          <table:table-cell table:style-name="Default" office:value-type="float" office:value="-0.091195" calcext:value-type="float">
            <text:p>-0.091195</text:p>
          </table:table-cell>
          <table:table-cell table:style-name="Default" office:value-type="float" office:value="0.004441" calcext:value-type="float">
            <text:p>0.004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04" calcext:value-type="float">
            <text:p>-0.021204</text:p>
          </table:table-cell>
          <table:table-cell table:style-name="Default" office:value-type="float" office:value="0.067101" calcext:value-type="float">
            <text:p>0.067101</text:p>
          </table:table-cell>
          <table:table-cell table:style-name="Default" office:value-type="float" office:value="0.213696" calcext:value-type="float">
            <text:p>0.213696</text:p>
          </table:table-cell>
          <table:table-cell table:style-name="Default" office:value-type="float" office:value="0.012177" calcext:value-type="float">
            <text:p>0.012177</text:p>
          </table:table-cell>
          <table:table-cell table:style-name="Default" office:value-type="float" office:value="-0.091177" calcext:value-type="float">
            <text:p>-0.091177</text:p>
          </table:table-cell>
          <table:table-cell table:style-name="Default" office:value-type="float" office:value="0.004364" calcext:value-type="float">
            <text:p>0.0043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23" calcext:value-type="float">
            <text:p>-0.021223</text:p>
          </table:table-cell>
          <table:table-cell table:style-name="Default" office:value-type="float" office:value="0.06709" calcext:value-type="float">
            <text:p>0.06709</text:p>
          </table:table-cell>
          <table:table-cell table:style-name="Default" office:value-type="float" office:value="0.213593" calcext:value-type="float">
            <text:p>0.213593</text:p>
          </table:table-cell>
          <table:table-cell table:style-name="Default" office:value-type="float" office:value="0.012138" calcext:value-type="float">
            <text:p>0.012138</text:p>
          </table:table-cell>
          <table:table-cell table:style-name="Default" office:value-type="float" office:value="-0.090757" calcext:value-type="float">
            <text:p>-0.090757</text:p>
          </table:table-cell>
          <table:table-cell table:style-name="Default" office:value-type="float" office:value="0.004054" calcext:value-type="float">
            <text:p>0.0040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49" calcext:value-type="float">
            <text:p>-0.021249</text:p>
          </table:table-cell>
          <table:table-cell table:style-name="Default" office:value-type="float" office:value="0.067068" calcext:value-type="float">
            <text:p>0.067068</text:p>
          </table:table-cell>
          <table:table-cell table:style-name="Default" office:value-type="float" office:value="0.213489" calcext:value-type="float">
            <text:p>0.213489</text:p>
          </table:table-cell>
          <table:table-cell table:style-name="Default" office:value-type="float" office:value="0.011865" calcext:value-type="float">
            <text:p>0.011865</text:p>
          </table:table-cell>
          <table:table-cell table:style-name="Default" office:value-type="float" office:value="-0.090407" calcext:value-type="float">
            <text:p>-0.090407</text:p>
          </table:table-cell>
          <table:table-cell table:style-name="Default" office:value-type="float" office:value="0.004439" calcext:value-type="float">
            <text:p>0.0044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346" calcext:value-type="float">
            <text:p>-0.021346</text:p>
          </table:table-cell>
          <table:table-cell table:style-name="Default" office:value-type="float" office:value="0.067038" calcext:value-type="float">
            <text:p>0.067038</text:p>
          </table:table-cell>
          <table:table-cell table:style-name="Default" office:value-type="float" office:value="0.213472" calcext:value-type="float">
            <text:p>0.213472</text:p>
          </table:table-cell>
          <table:table-cell table:style-name="Default" office:value-type="float" office:value="0.012159" calcext:value-type="float">
            <text:p>0.012159</text:p>
          </table:table-cell>
          <table:table-cell table:style-name="Default" office:value-type="float" office:value="-0.090137" calcext:value-type="float">
            <text:p>-0.090137</text:p>
          </table:table-cell>
          <table:table-cell table:style-name="Default" office:value-type="float" office:value="0.005296" calcext:value-type="float">
            <text:p>0.005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549" calcext:value-type="float">
            <text:p>-0.021549</text:p>
          </table:table-cell>
          <table:table-cell table:style-name="Default" office:value-type="float" office:value="0.067096" calcext:value-type="float">
            <text:p>0.067096</text:p>
          </table:table-cell>
          <table:table-cell table:style-name="Default" office:value-type="float" office:value="0.213492" calcext:value-type="float">
            <text:p>0.213492</text:p>
          </table:table-cell>
          <table:table-cell table:style-name="Default" office:value-type="float" office:value="0.012487" calcext:value-type="float">
            <text:p>0.012487</text:p>
          </table:table-cell>
          <table:table-cell table:style-name="Default" office:value-type="float" office:value="-0.090053" calcext:value-type="float">
            <text:p>-0.090053</text:p>
          </table:table-cell>
          <table:table-cell table:style-name="Default" office:value-type="float" office:value="0.006572" calcext:value-type="float">
            <text:p>0.0065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672" calcext:value-type="float">
            <text:p>-0.021672</text:p>
          </table:table-cell>
          <table:table-cell table:style-name="Default" office:value-type="float" office:value="0.067143" calcext:value-type="float">
            <text:p>0.067143</text:p>
          </table:table-cell>
          <table:table-cell table:style-name="Default" office:value-type="float" office:value="0.213458" calcext:value-type="float">
            <text:p>0.213458</text:p>
          </table:table-cell>
          <table:table-cell table:style-name="Default" office:value-type="float" office:value="0.013117" calcext:value-type="float">
            <text:p>0.013117</text:p>
          </table:table-cell>
          <table:table-cell table:style-name="Default" office:value-type="float" office:value="-0.089947" calcext:value-type="float">
            <text:p>-0.089947</text:p>
          </table:table-cell>
          <table:table-cell table:style-name="Default" office:value-type="float" office:value="0.007846" calcext:value-type="float">
            <text:p>0.0078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4" calcext:value-type="float">
            <text:p>-0.021764</text:p>
          </table:table-cell>
          <table:table-cell table:style-name="Default" office:value-type="float" office:value="0.067154" calcext:value-type="float">
            <text:p>0.067154</text:p>
          </table:table-cell>
          <table:table-cell table:style-name="Default" office:value-type="float" office:value="0.213468" calcext:value-type="float">
            <text:p>0.213468</text:p>
          </table:table-cell>
          <table:table-cell table:style-name="Default" office:value-type="float" office:value="0.013413" calcext:value-type="float">
            <text:p>0.013413</text:p>
          </table:table-cell>
          <table:table-cell table:style-name="Default" office:value-type="float" office:value="-0.089903" calcext:value-type="float">
            <text:p>-0.089903</text:p>
          </table:table-cell>
          <table:table-cell table:style-name="Default" office:value-type="float" office:value="0.008552" calcext:value-type="float">
            <text:p>0.0085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8" calcext:value-type="float">
            <text:p>-0.021838</text:p>
          </table:table-cell>
          <table:table-cell table:style-name="Default" office:value-type="float" office:value="0.067185" calcext:value-type="float">
            <text:p>0.067185</text:p>
          </table:table-cell>
          <table:table-cell table:style-name="Default" office:value-type="float" office:value="0.213486" calcext:value-type="float">
            <text:p>0.213486</text:p>
          </table:table-cell>
          <table:table-cell table:style-name="Default" office:value-type="float" office:value="0.013653" calcext:value-type="float">
            <text:p>0.013653</text:p>
          </table:table-cell>
          <table:table-cell table:style-name="Default" office:value-type="float" office:value="-0.089874" calcext:value-type="float">
            <text:p>-0.089874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191" calcext:value-type="float">
            <text:p>0.067191</text:p>
          </table:table-cell>
          <table:table-cell table:style-name="Default" office:value-type="float" office:value="0.21348" calcext:value-type="float">
            <text:p>0.21348</text:p>
          </table:table-cell>
          <table:table-cell table:style-name="Default" office:value-type="float" office:value="0.013737" calcext:value-type="float">
            <text:p>0.013737</text:p>
          </table:table-cell>
          <table:table-cell table:style-name="Default" office:value-type="float" office:value="-0.089873" calcext:value-type="float">
            <text:p>-0.089873</text:p>
          </table:table-cell>
          <table:table-cell table:style-name="Default" office:value-type="float" office:value="0.009302" calcext:value-type="float">
            <text:p>0.0093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2" calcext:value-type="float">
            <text:p>-0.021902</text:p>
          </table:table-cell>
          <table:table-cell table:style-name="Default" office:value-type="float" office:value="0.067189" calcext:value-type="float">
            <text:p>0.067189</text:p>
          </table:table-cell>
          <table:table-cell table:style-name="Default" office:value-type="float" office:value="0.213436" calcext:value-type="float">
            <text:p>0.213436</text:p>
          </table:table-cell>
          <table:table-cell table:style-name="Default" office:value-type="float" office:value="0.013672" calcext:value-type="float">
            <text:p>0.013672</text:p>
          </table:table-cell>
          <table:table-cell table:style-name="Default" office:value-type="float" office:value="-0.089746" calcext:value-type="float">
            <text:p>-0.089746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4" calcext:value-type="float">
            <text:p>-0.021944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415" calcext:value-type="float">
            <text:p>0.213415</text:p>
          </table:table-cell>
          <table:table-cell table:style-name="Default" office:value-type="float" office:value="0.013682" calcext:value-type="float">
            <text:p>0.013682</text:p>
          </table:table-cell>
          <table:table-cell table:style-name="Default" office:value-type="float" office:value="-0.089619" calcext:value-type="float">
            <text:p>-0.089619</text:p>
          </table:table-cell>
          <table:table-cell table:style-name="Default" office:value-type="float" office:value="0.009472" calcext:value-type="float">
            <text:p>0.0094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5" calcext:value-type="float">
            <text:p>-0.021945</text:p>
          </table:table-cell>
          <table:table-cell table:style-name="Default" office:value-type="float" office:value="0.067223" calcext:value-type="float">
            <text:p>0.067223</text:p>
          </table:table-cell>
          <table:table-cell table:style-name="Default" office:value-type="float" office:value="0.213409" calcext:value-type="float">
            <text:p>0.213409</text:p>
          </table:table-cell>
          <table:table-cell table:style-name="Default" office:value-type="float" office:value="0.013713" calcext:value-type="float">
            <text:p>0.013713</text:p>
          </table:table-cell>
          <table:table-cell table:style-name="Default" office:value-type="float" office:value="-0.089653" calcext:value-type="float">
            <text:p>-0.089653</text:p>
          </table:table-cell>
          <table:table-cell table:style-name="Default" office:value-type="float" office:value="0.009457" calcext:value-type="float">
            <text:p>0.0094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389" calcext:value-type="float">
            <text:p>0.213389</text:p>
          </table:table-cell>
          <table:table-cell table:style-name="Default" office:value-type="float" office:value="0.013363" calcext:value-type="float">
            <text:p>0.013363</text:p>
          </table:table-cell>
          <table:table-cell table:style-name="Default" office:value-type="float" office:value="-0.089772" calcext:value-type="float">
            <text:p>-0.089772</text:p>
          </table:table-cell>
          <table:table-cell table:style-name="Default" office:value-type="float" office:value="0.009386" calcext:value-type="float">
            <text:p>0.0093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6" calcext:value-type="float">
            <text:p>-0.021886</text:p>
          </table:table-cell>
          <table:table-cell table:style-name="Default" office:value-type="float" office:value="0.067214" calcext:value-type="float">
            <text:p>0.067214</text:p>
          </table:table-cell>
          <table:table-cell table:style-name="Default" office:value-type="float" office:value="0.213365" calcext:value-type="float">
            <text:p>0.213365</text:p>
          </table:table-cell>
          <table:table-cell table:style-name="Default" office:value-type="float" office:value="0.013202" calcext:value-type="float">
            <text:p>0.013202</text:p>
          </table:table-cell>
          <table:table-cell table:style-name="Default" office:value-type="float" office:value="-0.089765" calcext:value-type="float">
            <text:p>-0.089765</text:p>
          </table:table-cell>
          <table:table-cell table:style-name="Default" office:value-type="float" office:value="0.009249" calcext:value-type="float">
            <text:p>0.0092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9" calcext:value-type="float">
            <text:p>-0.021869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337" calcext:value-type="float">
            <text:p>0.213337</text:p>
          </table:table-cell>
          <table:table-cell table:style-name="Default" office:value-type="float" office:value="0.013016" calcext:value-type="float">
            <text:p>0.013016</text:p>
          </table:table-cell>
          <table:table-cell table:style-name="Default" office:value-type="float" office:value="-0.089771" calcext:value-type="float">
            <text:p>-0.089771</text:p>
          </table:table-cell>
          <table:table-cell table:style-name="Default" office:value-type="float" office:value="0.009123" calcext:value-type="float">
            <text:p>0.0091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5" calcext:value-type="float">
            <text:p>-0.021835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333" calcext:value-type="float">
            <text:p>0.213333</text:p>
          </table:table-cell>
          <table:table-cell table:style-name="Default" office:value-type="float" office:value="0.012832" calcext:value-type="float">
            <text:p>0.012832</text:p>
          </table:table-cell>
          <table:table-cell table:style-name="Default" office:value-type="float" office:value="-0.089894" calcext:value-type="float">
            <text:p>-0.089894</text:p>
          </table:table-cell>
          <table:table-cell table:style-name="Default" office:value-type="float" office:value="0.009071" calcext:value-type="float">
            <text:p>0.0090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9" calcext:value-type="float">
            <text:p>-0.021859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31" calcext:value-type="float">
            <text:p>0.21331</text:p>
          </table:table-cell>
          <table:table-cell table:style-name="Default" office:value-type="float" office:value="0.012743" calcext:value-type="float">
            <text:p>0.012743</text:p>
          </table:table-cell>
          <table:table-cell table:style-name="Default" office:value-type="float" office:value="-0.08978" calcext:value-type="float">
            <text:p>-0.08978</text:p>
          </table:table-cell>
          <table:table-cell table:style-name="Default" office:value-type="float" office:value="0.009039" calcext:value-type="float">
            <text:p>0.0090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9" calcext:value-type="float">
            <text:p>-0.021859</text:p>
          </table:table-cell>
          <table:table-cell table:style-name="Default" office:value-type="float" office:value="0.067238" calcext:value-type="float">
            <text:p>0.067238</text:p>
          </table:table-cell>
          <table:table-cell table:style-name="Default" office:value-type="float" office:value="0.213286" calcext:value-type="float">
            <text:p>0.213286</text:p>
          </table:table-cell>
          <table:table-cell table:style-name="Default" office:value-type="float" office:value="0.012656" calcext:value-type="float">
            <text:p>0.012656</text:p>
          </table:table-cell>
          <table:table-cell table:style-name="Default" office:value-type="float" office:value="-0.089747" calcext:value-type="float">
            <text:p>-0.089747</text:p>
          </table:table-cell>
          <table:table-cell table:style-name="Default" office:value-type="float" office:value="0.009049" calcext:value-type="float">
            <text:p>0.0090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7" calcext:value-type="float">
            <text:p>-0.021857</text:p>
          </table:table-cell>
          <table:table-cell table:style-name="Default" office:value-type="float" office:value="0.067236" calcext:value-type="float">
            <text:p>0.067236</text:p>
          </table:table-cell>
          <table:table-cell table:style-name="Default" office:value-type="float" office:value="0.21328" calcext:value-type="float">
            <text:p>0.21328</text:p>
          </table:table-cell>
          <table:table-cell table:style-name="Default" office:value-type="float" office:value="0.012562" calcext:value-type="float">
            <text:p>0.012562</text:p>
          </table:table-cell>
          <table:table-cell table:style-name="Default" office:value-type="float" office:value="-0.089759" calcext:value-type="float">
            <text:p>-0.089759</text:p>
          </table:table-cell>
          <table:table-cell table:style-name="Default" office:value-type="float" office:value="0.009029" calcext:value-type="float">
            <text:p>0.0090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2" calcext:value-type="float">
            <text:p>-0.021842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262" calcext:value-type="float">
            <text:p>0.213262</text:p>
          </table:table-cell>
          <table:table-cell table:style-name="Default" office:value-type="float" office:value="0.012488" calcext:value-type="float">
            <text:p>0.012488</text:p>
          </table:table-cell>
          <table:table-cell table:style-name="Default" office:value-type="float" office:value="-0.089724" calcext:value-type="float">
            <text:p>-0.089724</text:p>
          </table:table-cell>
          <table:table-cell table:style-name="Default" office:value-type="float" office:value="0.008877" calcext:value-type="float">
            <text:p>0.008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3" calcext:value-type="float">
            <text:p>-0.021803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265" calcext:value-type="float">
            <text:p>0.213265</text:p>
          </table:table-cell>
          <table:table-cell table:style-name="Default" office:value-type="float" office:value="0.012377" calcext:value-type="float">
            <text:p>0.012377</text:p>
          </table:table-cell>
          <table:table-cell table:style-name="Default" office:value-type="float" office:value="-0.089811" calcext:value-type="float">
            <text:p>-0.089811</text:p>
          </table:table-cell>
          <table:table-cell table:style-name="Default" office:value-type="float" office:value="0.008828" calcext:value-type="float">
            <text:p>0.0088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3" calcext:value-type="float">
            <text:p>-0.021823</text:p>
          </table:table-cell>
          <table:table-cell table:style-name="Default" office:value-type="float" office:value="0.067201" calcext:value-type="float">
            <text:p>0.067201</text:p>
          </table:table-cell>
          <table:table-cell table:style-name="Default" office:value-type="float" office:value="0.21324" calcext:value-type="float">
            <text:p>0.21324</text:p>
          </table:table-cell>
          <table:table-cell table:style-name="Default" office:value-type="float" office:value="0.012411" calcext:value-type="float">
            <text:p>0.012411</text:p>
          </table:table-cell>
          <table:table-cell table:style-name="Default" office:value-type="float" office:value="-0.089643" calcext:value-type="float">
            <text:p>-0.089643</text:p>
          </table:table-cell>
          <table:table-cell table:style-name="Default" office:value-type="float" office:value="0.008831" calcext:value-type="float">
            <text:p>0.008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229" calcext:value-type="float">
            <text:p>0.213229</text:p>
          </table:table-cell>
          <table:table-cell table:style-name="Default" office:value-type="float" office:value="0.012363" calcext:value-type="float">
            <text:p>0.012363</text:p>
          </table:table-cell>
          <table:table-cell table:style-name="Default" office:value-type="float" office:value="-0.089623" calcext:value-type="float">
            <text:p>-0.089623</text:p>
          </table:table-cell>
          <table:table-cell table:style-name="Default" office:value-type="float" office:value="0.00877" calcext:value-type="float">
            <text:p>0.00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3" calcext:value-type="float">
            <text:p>-0.021783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237" calcext:value-type="float">
            <text:p>0.213237</text:p>
          </table:table-cell>
          <table:table-cell table:style-name="Default" office:value-type="float" office:value="0.012102" calcext:value-type="float">
            <text:p>0.012102</text:p>
          </table:table-cell>
          <table:table-cell table:style-name="Default" office:value-type="float" office:value="-0.089738" calcext:value-type="float">
            <text:p>-0.089738</text:p>
          </table:table-cell>
          <table:table-cell table:style-name="Default" office:value-type="float" office:value="0.008748" calcext:value-type="float">
            <text:p>0.008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8" calcext:value-type="float">
            <text:p>-0.021768</text:p>
          </table:table-cell>
          <table:table-cell table:style-name="Default" office:value-type="float" office:value="0.067208" calcext:value-type="float">
            <text:p>0.067208</text:p>
          </table:table-cell>
          <table:table-cell table:style-name="Default" office:value-type="float" office:value="0.213226" calcext:value-type="float">
            <text:p>0.213226</text:p>
          </table:table-cell>
          <table:table-cell table:style-name="Default" office:value-type="float" office:value="0.012103" calcext:value-type="float">
            <text:p>0.012103</text:p>
          </table:table-cell>
          <table:table-cell table:style-name="Default" office:value-type="float" office:value="-0.089701" calcext:value-type="float">
            <text:p>-0.089701</text:p>
          </table:table-cell>
          <table:table-cell table:style-name="Default" office:value-type="float" office:value="0.008714" calcext:value-type="float">
            <text:p>0.0087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3" calcext:value-type="float">
            <text:p>-0.021763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207" calcext:value-type="float">
            <text:p>0.213207</text:p>
          </table:table-cell>
          <table:table-cell table:style-name="Default" office:value-type="float" office:value="0.012034" calcext:value-type="float">
            <text:p>0.012034</text:p>
          </table:table-cell>
          <table:table-cell table:style-name="Default" office:value-type="float" office:value="-0.08967" calcext:value-type="float">
            <text:p>-0.08967</text:p>
          </table:table-cell>
          <table:table-cell table:style-name="Default" office:value-type="float" office:value="0.008691" calcext:value-type="float">
            <text:p>0.0086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182" calcext:value-type="float">
            <text:p>0.213182</text:p>
          </table:table-cell>
          <table:table-cell table:style-name="Default" office:value-type="float" office:value="0.012066" calcext:value-type="float">
            <text:p>0.012066</text:p>
          </table:table-cell>
          <table:table-cell table:style-name="Default" office:value-type="float" office:value="-0.089538" calcext:value-type="float">
            <text:p>-0.089538</text:p>
          </table:table-cell>
          <table:table-cell table:style-name="Default" office:value-type="float" office:value="0.008596" calcext:value-type="float">
            <text:p>0.0085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7" calcext:value-type="float">
            <text:p>-0.021787</text:p>
          </table:table-cell>
          <table:table-cell table:style-name="Default" office:value-type="float" office:value="0.067205" calcext:value-type="float">
            <text:p>0.067205</text:p>
          </table:table-cell>
          <table:table-cell table:style-name="Default" office:value-type="float" office:value="0.213174" calcext:value-type="float">
            <text:p>0.213174</text:p>
          </table:table-cell>
          <table:table-cell table:style-name="Default" office:value-type="float" office:value="0.011961" calcext:value-type="float">
            <text:p>0.011961</text:p>
          </table:table-cell>
          <table:table-cell table:style-name="Default" office:value-type="float" office:value="-0.089517" calcext:value-type="float">
            <text:p>-0.089517</text:p>
          </table:table-cell>
          <table:table-cell table:style-name="Default" office:value-type="float" office:value="0.008548" calcext:value-type="float">
            <text:p>0.0085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46" calcext:value-type="float">
            <text:p>-0.021746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8" calcext:value-type="float">
            <text:p>0.21318</text:p>
          </table:table-cell>
          <table:table-cell table:style-name="Default" office:value-type="float" office:value="0.011869" calcext:value-type="float">
            <text:p>0.011869</text:p>
          </table:table-cell>
          <table:table-cell table:style-name="Default" office:value-type="float" office:value="-0.089643" calcext:value-type="float">
            <text:p>-0.089643</text:p>
          </table:table-cell>
          <table:table-cell table:style-name="Default" office:value-type="float" office:value="0.008513" calcext:value-type="float">
            <text:p>0.0085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6" calcext:value-type="float">
            <text:p>-0.021776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62" calcext:value-type="float">
            <text:p>0.213162</text:p>
          </table:table-cell>
          <table:table-cell table:style-name="Default" office:value-type="float" office:value="0.011884" calcext:value-type="float">
            <text:p>0.011884</text:p>
          </table:table-cell>
          <table:table-cell table:style-name="Default" office:value-type="float" office:value="-0.089494" calcext:value-type="float">
            <text:p>-0.089494</text:p>
          </table:table-cell>
          <table:table-cell table:style-name="Default" office:value-type="float" office:value="0.00849" calcext:value-type="float">
            <text:p>0.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157" calcext:value-type="float">
            <text:p>0.213157</text:p>
          </table:table-cell>
          <table:table-cell table:style-name="Default" office:value-type="float" office:value="0.011908" calcext:value-type="float">
            <text:p>0.011908</text:p>
          </table:table-cell>
          <table:table-cell table:style-name="Default" office:value-type="float" office:value="-0.089482" calcext:value-type="float">
            <text:p>-0.089482</text:p>
          </table:table-cell>
          <table:table-cell table:style-name="Default" office:value-type="float" office:value="0.008517" calcext:value-type="float">
            <text:p>0.0085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3" calcext:value-type="float">
            <text:p>0.067213</text:p>
          </table:table-cell>
          <table:table-cell table:style-name="Default" office:value-type="float" office:value="0.213162" calcext:value-type="float">
            <text:p>0.213162</text:p>
          </table:table-cell>
          <table:table-cell table:style-name="Default" office:value-type="float" office:value="0.011855" calcext:value-type="float">
            <text:p>0.011855</text:p>
          </table:table-cell>
          <table:table-cell table:style-name="Default" office:value-type="float" office:value="-0.089454" calcext:value-type="float">
            <text:p>-0.089454</text:p>
          </table:table-cell>
          <table:table-cell table:style-name="Default" office:value-type="float" office:value="0.008528" calcext:value-type="float">
            <text:p>0.0085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5" calcext:value-type="float">
            <text:p>-0.021785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59" calcext:value-type="float">
            <text:p>0.213159</text:p>
          </table:table-cell>
          <table:table-cell table:style-name="Default" office:value-type="float" office:value="0.011839" calcext:value-type="float">
            <text:p>0.011839</text:p>
          </table:table-cell>
          <table:table-cell table:style-name="Default" office:value-type="float" office:value="-0.089448" calcext:value-type="float">
            <text:p>-0.089448</text:p>
          </table:table-cell>
          <table:table-cell table:style-name="Default" office:value-type="float" office:value="0.008553" calcext:value-type="float">
            <text:p>0.0085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3" calcext:value-type="float">
            <text:p>-0.021793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56" calcext:value-type="float">
            <text:p>0.213156</text:p>
          </table:table-cell>
          <table:table-cell table:style-name="Default" office:value-type="float" office:value="0.01194" calcext:value-type="float">
            <text:p>0.01194</text:p>
          </table:table-cell>
          <table:table-cell table:style-name="Default" office:value-type="float" office:value="-0.089417" calcext:value-type="float">
            <text:p>-0.089417</text:p>
          </table:table-cell>
          <table:table-cell table:style-name="Default" office:value-type="float" office:value="0.008665" calcext:value-type="float">
            <text:p>0.0086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" calcext:value-type="float">
            <text:p>-0.02181</text:p>
          </table:table-cell>
          <table:table-cell table:style-name="Default" office:value-type="float" office:value="0.067225" calcext:value-type="float">
            <text:p>0.067225</text:p>
          </table:table-cell>
          <table:table-cell table:style-name="Default" office:value-type="float" office:value="0.213155" calcext:value-type="float">
            <text:p>0.213155</text:p>
          </table:table-cell>
          <table:table-cell table:style-name="Default" office:value-type="float" office:value="0.011898" calcext:value-type="float">
            <text:p>0.011898</text:p>
          </table:table-cell>
          <table:table-cell table:style-name="Default" office:value-type="float" office:value="-0.089412" calcext:value-type="float">
            <text:p>-0.089412</text:p>
          </table:table-cell>
          <table:table-cell table:style-name="Default" office:value-type="float" office:value="0.008798" calcext:value-type="float">
            <text:p>0.0087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7" calcext:value-type="float">
            <text:p>-0.021827</text:p>
          </table:table-cell>
          <table:table-cell table:style-name="Default" office:value-type="float" office:value="0.067226" calcext:value-type="float">
            <text:p>0.067226</text:p>
          </table:table-cell>
          <table:table-cell table:style-name="Default" office:value-type="float" office:value="0.213164" calcext:value-type="float">
            <text:p>0.213164</text:p>
          </table:table-cell>
          <table:table-cell table:style-name="Default" office:value-type="float" office:value="0.011948" calcext:value-type="float">
            <text:p>0.011948</text:p>
          </table:table-cell>
          <table:table-cell table:style-name="Default" office:value-type="float" office:value="-0.089401" calcext:value-type="float">
            <text:p>-0.089401</text:p>
          </table:table-cell>
          <table:table-cell table:style-name="Default" office:value-type="float" office:value="0.008903" calcext:value-type="float">
            <text:p>0.0089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4" calcext:value-type="float">
            <text:p>-0.021864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149" calcext:value-type="float">
            <text:p>0.213149</text:p>
          </table:table-cell>
          <table:table-cell table:style-name="Default" office:value-type="float" office:value="0.012002" calcext:value-type="float">
            <text:p>0.012002</text:p>
          </table:table-cell>
          <table:table-cell table:style-name="Default" office:value-type="float" office:value="-0.089261" calcext:value-type="float">
            <text:p>-0.089261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" calcext:value-type="float">
            <text:p>-0.02189</text:p>
          </table:table-cell>
          <table:table-cell table:style-name="Default" office:value-type="float" office:value="0.067267" calcext:value-type="float">
            <text:p>0.067267</text:p>
          </table:table-cell>
          <table:table-cell table:style-name="Default" office:value-type="float" office:value="0.213154" calcext:value-type="float">
            <text:p>0.213154</text:p>
          </table:table-cell>
          <table:table-cell table:style-name="Default" office:value-type="float" office:value="0.012052" calcext:value-type="float">
            <text:p>0.012052</text:p>
          </table:table-cell>
          <table:table-cell table:style-name="Default" office:value-type="float" office:value="-0.089278" calcext:value-type="float">
            <text:p>-0.089278</text:p>
          </table:table-cell>
          <table:table-cell table:style-name="Default" office:value-type="float" office:value="0.009278" calcext:value-type="float">
            <text:p>0.0092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" calcext:value-type="float">
            <text:p>-0.02191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156" calcext:value-type="float">
            <text:p>0.213156</text:p>
          </table:table-cell>
          <table:table-cell table:style-name="Default" office:value-type="float" office:value="0.01206" calcext:value-type="float">
            <text:p>0.01206</text:p>
          </table:table-cell>
          <table:table-cell table:style-name="Default" office:value-type="float" office:value="-0.089258" calcext:value-type="float">
            <text:p>-0.089258</text:p>
          </table:table-cell>
          <table:table-cell table:style-name="Default" office:value-type="float" office:value="0.009393" calcext:value-type="float">
            <text:p>0.0093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8" calcext:value-type="float">
            <text:p>-0.021918</text:p>
          </table:table-cell>
          <table:table-cell table:style-name="Default" office:value-type="float" office:value="0.067277" calcext:value-type="float">
            <text:p>0.067277</text:p>
          </table:table-cell>
          <table:table-cell table:style-name="Default" office:value-type="float" office:value="0.213146" calcext:value-type="float">
            <text:p>0.213146</text:p>
          </table:table-cell>
          <table:table-cell table:style-name="Default" office:value-type="float" office:value="0.0121" calcext:value-type="float">
            <text:p>0.0121</text:p>
          </table:table-cell>
          <table:table-cell table:style-name="Default" office:value-type="float" office:value="-0.089219" calcext:value-type="float">
            <text:p>-0.089219</text:p>
          </table:table-cell>
          <table:table-cell table:style-name="Default" office:value-type="float" office:value="0.009451" calcext:value-type="float">
            <text:p>0.0094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8" calcext:value-type="float">
            <text:p>-0.021928</text:p>
          </table:table-cell>
          <table:table-cell table:style-name="Default" office:value-type="float" office:value="0.067291" calcext:value-type="float">
            <text:p>0.067291</text:p>
          </table:table-cell>
          <table:table-cell table:style-name="Default" office:value-type="float" office:value="0.213151" calcext:value-type="float">
            <text:p>0.213151</text:p>
          </table:table-cell>
          <table:table-cell table:style-name="Default" office:value-type="float" office:value="0.012102" calcext:value-type="float">
            <text:p>0.012102</text:p>
          </table:table-cell>
          <table:table-cell table:style-name="Default" office:value-type="float" office:value="-0.089211" calcext:value-type="float">
            <text:p>-0.089211</text:p>
          </table:table-cell>
          <table:table-cell table:style-name="Default" office:value-type="float" office:value="0.00954" calcext:value-type="float">
            <text:p>0.009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9" calcext:value-type="float">
            <text:p>-0.021929</text:p>
          </table:table-cell>
          <table:table-cell table:style-name="Default" office:value-type="float" office:value="0.06729" calcext:value-type="float">
            <text:p>0.06729</text:p>
          </table:table-cell>
          <table:table-cell table:style-name="Default" office:value-type="float" office:value="0.213144" calcext:value-type="float">
            <text:p>0.213144</text:p>
          </table:table-cell>
          <table:table-cell table:style-name="Default" office:value-type="float" office:value="0.012011" calcext:value-type="float">
            <text:p>0.012011</text:p>
          </table:table-cell>
          <table:table-cell table:style-name="Default" office:value-type="float" office:value="-0.089209" calcext:value-type="float">
            <text:p>-0.089209</text:p>
          </table:table-cell>
          <table:table-cell table:style-name="Default" office:value-type="float" office:value="0.009583" calcext:value-type="float">
            <text:p>0.0095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9" calcext:value-type="float">
            <text:p>-0.021929</text:p>
          </table:table-cell>
          <table:table-cell table:style-name="Default" office:value-type="float" office:value="0.067281" calcext:value-type="float">
            <text:p>0.067281</text:p>
          </table:table-cell>
          <table:table-cell table:style-name="Default" office:value-type="float" office:value="0.213141" calcext:value-type="float">
            <text:p>0.213141</text:p>
          </table:table-cell>
          <table:table-cell table:style-name="Default" office:value-type="float" office:value="0.012012" calcext:value-type="float">
            <text:p>0.012012</text:p>
          </table:table-cell>
          <table:table-cell table:style-name="Default" office:value-type="float" office:value="-0.089205" calcext:value-type="float">
            <text:p>-0.089205</text:p>
          </table:table-cell>
          <table:table-cell table:style-name="Default" office:value-type="float" office:value="0.009567" calcext:value-type="float">
            <text:p>0.0095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6" calcext:value-type="float">
            <text:p>-0.021936</text:p>
          </table:table-cell>
          <table:table-cell table:style-name="Default" office:value-type="float" office:value="0.067291" calcext:value-type="float">
            <text:p>0.067291</text:p>
          </table:table-cell>
          <table:table-cell table:style-name="Default" office:value-type="float" office:value="0.213146" calcext:value-type="float">
            <text:p>0.213146</text:p>
          </table:table-cell>
          <table:table-cell table:style-name="Default" office:value-type="float" office:value="0.012058" calcext:value-type="float">
            <text:p>0.012058</text:p>
          </table:table-cell>
          <table:table-cell table:style-name="Default" office:value-type="float" office:value="-0.089177" calcext:value-type="float">
            <text:p>-0.089177</text:p>
          </table:table-cell>
          <table:table-cell table:style-name="Default" office:value-type="float" office:value="0.009543" calcext:value-type="float">
            <text:p>0.009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3" calcext:value-type="float">
            <text:p>-0.021943</text:p>
          </table:table-cell>
          <table:table-cell table:style-name="Default" office:value-type="float" office:value="0.067281" calcext:value-type="float">
            <text:p>0.067281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2024" calcext:value-type="float">
            <text:p>0.012024</text:p>
          </table:table-cell>
          <table:table-cell table:style-name="Default" office:value-type="float" office:value="-0.089183" calcext:value-type="float">
            <text:p>-0.089183</text:p>
          </table:table-cell>
          <table:table-cell table:style-name="Default" office:value-type="float" office:value="0.00956" calcext:value-type="float">
            <text:p>0.00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4" calcext:value-type="float">
            <text:p>-0.021944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37" calcext:value-type="float">
            <text:p>0.213137</text:p>
          </table:table-cell>
          <table:table-cell table:style-name="Default" office:value-type="float" office:value="0.011994" calcext:value-type="float">
            <text:p>0.011994</text:p>
          </table:table-cell>
          <table:table-cell table:style-name="Default" office:value-type="float" office:value="-0.089178" calcext:value-type="float">
            <text:p>-0.089178</text:p>
          </table:table-cell>
          <table:table-cell table:style-name="Default" office:value-type="float" office:value="0.009583" calcext:value-type="float">
            <text:p>0.0095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1" calcext:value-type="float">
            <text:p>-0.021941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36" calcext:value-type="float">
            <text:p>0.213136</text:p>
          </table:table-cell>
          <table:table-cell table:style-name="Default" office:value-type="float" office:value="0.011984" calcext:value-type="float">
            <text:p>0.011984</text:p>
          </table:table-cell>
          <table:table-cell table:style-name="Default" office:value-type="float" office:value="-0.089154" calcext:value-type="float">
            <text:p>-0.089154</text:p>
          </table:table-cell>
          <table:table-cell table:style-name="Default" office:value-type="float" office:value="0.009569" calcext:value-type="float">
            <text:p>0.0095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2" calcext:value-type="float">
            <text:p>-0.021932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36" calcext:value-type="float">
            <text:p>0.213136</text:p>
          </table:table-cell>
          <table:table-cell table:style-name="Default" office:value-type="float" office:value="0.011994" calcext:value-type="float">
            <text:p>0.011994</text:p>
          </table:table-cell>
          <table:table-cell table:style-name="Default" office:value-type="float" office:value="-0.089145" calcext:value-type="float">
            <text:p>-0.089145</text:p>
          </table:table-cell>
          <table:table-cell table:style-name="Default" office:value-type="float" office:value="0.009599" calcext:value-type="float">
            <text:p>0.009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7" calcext:value-type="float">
            <text:p>-0.021927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34" calcext:value-type="float">
            <text:p>0.213134</text:p>
          </table:table-cell>
          <table:table-cell table:style-name="Default" office:value-type="float" office:value="0.012004" calcext:value-type="float">
            <text:p>0.012004</text:p>
          </table:table-cell>
          <table:table-cell table:style-name="Default" office:value-type="float" office:value="-0.089173" calcext:value-type="float">
            <text:p>-0.089173</text:p>
          </table:table-cell>
          <table:table-cell table:style-name="Default" office:value-type="float" office:value="0.009525" calcext:value-type="float">
            <text:p>0.0095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8" calcext:value-type="float">
            <text:p>-0.021918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931" calcext:value-type="float">
            <text:p>0.011931</text:p>
          </table:table-cell>
          <table:table-cell table:style-name="Default" office:value-type="float" office:value="-0.089179" calcext:value-type="float">
            <text:p>-0.089179</text:p>
          </table:table-cell>
          <table:table-cell table:style-name="Default" office:value-type="float" office:value="0.009487" calcext:value-type="float">
            <text:p>0.009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1" calcext:value-type="float">
            <text:p>-0.021921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916" calcext:value-type="float">
            <text:p>0.011916</text:p>
          </table:table-cell>
          <table:table-cell table:style-name="Default" office:value-type="float" office:value="-0.089186" calcext:value-type="float">
            <text:p>-0.089186</text:p>
          </table:table-cell>
          <table:table-cell table:style-name="Default" office:value-type="float" office:value="0.009516" calcext:value-type="float">
            <text:p>0.009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7" calcext:value-type="float">
            <text:p>-0.021917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37" calcext:value-type="float">
            <text:p>0.213137</text:p>
          </table:table-cell>
          <table:table-cell table:style-name="Default" office:value-type="float" office:value="0.01196" calcext:value-type="float">
            <text:p>0.01196</text:p>
          </table:table-cell>
          <table:table-cell table:style-name="Default" office:value-type="float" office:value="-0.089171" calcext:value-type="float">
            <text:p>-0.089171</text:p>
          </table:table-cell>
          <table:table-cell table:style-name="Default" office:value-type="float" office:value="0.009446" calcext:value-type="float">
            <text:p>0.0094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" calcext:value-type="float">
            <text:p>-0.0219</text:p>
          </table:table-cell>
          <table:table-cell table:style-name="Default" office:value-type="float" office:value="0.067262" calcext:value-type="float">
            <text:p>0.067262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875" calcext:value-type="float">
            <text:p>0.011875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37" calcext:value-type="float">
            <text:p>0.00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3" calcext:value-type="float">
            <text:p>-0.021893</text:p>
          </table:table-cell>
          <table:table-cell table:style-name="Default" office:value-type="float" office:value="0.067262" calcext:value-type="float">
            <text:p>0.067262</text:p>
          </table:table-cell>
          <table:table-cell table:style-name="Default" office:value-type="float" office:value="0.213127" calcext:value-type="float">
            <text:p>0.213127</text:p>
          </table:table-cell>
          <table:table-cell table:style-name="Default" office:value-type="float" office:value="0.011899" calcext:value-type="float">
            <text:p>0.011899</text:p>
          </table:table-cell>
          <table:table-cell table:style-name="Default" office:value-type="float" office:value="-0.089185" calcext:value-type="float">
            <text:p>-0.089185</text:p>
          </table:table-cell>
          <table:table-cell table:style-name="Default" office:value-type="float" office:value="0.009325" calcext:value-type="float">
            <text:p>0.0093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8" calcext:value-type="float">
            <text:p>-0.021888</text:p>
          </table:table-cell>
          <table:table-cell table:style-name="Default" office:value-type="float" office:value="0.067271" calcext:value-type="float">
            <text:p>0.067271</text:p>
          </table:table-cell>
          <table:table-cell table:style-name="Default" office:value-type="float" office:value="0.21313" calcext:value-type="float">
            <text:p>0.21313</text:p>
          </table:table-cell>
          <table:table-cell table:style-name="Default" office:value-type="float" office:value="0.011919" calcext:value-type="float">
            <text:p>0.011919</text:p>
          </table:table-cell>
          <table:table-cell table:style-name="Default" office:value-type="float" office:value="-0.089199" calcext:value-type="float">
            <text:p>-0.089199</text:p>
          </table:table-cell>
          <table:table-cell table:style-name="Default" office:value-type="float" office:value="0.009278" calcext:value-type="float">
            <text:p>0.0092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6" calcext:value-type="float">
            <text:p>-0.021866</text:p>
          </table:table-cell>
          <table:table-cell table:style-name="Default" office:value-type="float" office:value="0.067251" calcext:value-type="float">
            <text:p>0.067251</text:p>
          </table:table-cell>
          <table:table-cell table:style-name="Default" office:value-type="float" office:value="0.21312" calcext:value-type="float">
            <text:p>0.21312</text:p>
          </table:table-cell>
          <table:table-cell table:style-name="Default" office:value-type="float" office:value="0.011906" calcext:value-type="float">
            <text:p>0.011906</text:p>
          </table:table-cell>
          <table:table-cell table:style-name="Default" office:value-type="float" office:value="-0.089189" calcext:value-type="float">
            <text:p>-0.089189</text:p>
          </table:table-cell>
          <table:table-cell table:style-name="Default" office:value-type="float" office:value="0.009156" calcext:value-type="float">
            <text:p>0.0091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" calcext:value-type="float">
            <text:p>-0.02186</text:p>
          </table:table-cell>
          <table:table-cell table:style-name="Default" office:value-type="float" office:value="0.067235" calcext:value-type="float">
            <text:p>0.067235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937" calcext:value-type="float">
            <text:p>0.011937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2" calcext:value-type="float">
            <text:p>-0.021832</text:p>
          </table:table-cell>
          <table:table-cell table:style-name="Default" office:value-type="float" office:value="0.067232" calcext:value-type="float">
            <text:p>0.067232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1859" calcext:value-type="float">
            <text:p>0.011859</text:p>
          </table:table-cell>
          <table:table-cell table:style-name="Default" office:value-type="float" office:value="-0.089335" calcext:value-type="float">
            <text:p>-0.089335</text:p>
          </table:table-cell>
          <table:table-cell table:style-name="Default" office:value-type="float" office:value="0.008952" calcext:value-type="float">
            <text:p>0.0089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3" calcext:value-type="float">
            <text:p>-0.021823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145" calcext:value-type="float">
            <text:p>0.213145</text:p>
          </table:table-cell>
          <table:table-cell table:style-name="Default" office:value-type="float" office:value="0.011831" calcext:value-type="float">
            <text:p>0.011831</text:p>
          </table:table-cell>
          <table:table-cell table:style-name="Default" office:value-type="float" office:value="-0.089351" calcext:value-type="float">
            <text:p>-0.089351</text:p>
          </table:table-cell>
          <table:table-cell table:style-name="Default" office:value-type="float" office:value="0.008847" calcext:value-type="float">
            <text:p>0.008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6" calcext:value-type="float">
            <text:p>-0.021806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1795" calcext:value-type="float">
            <text:p>0.011795</text:p>
          </table:table-cell>
          <table:table-cell table:style-name="Default" office:value-type="float" office:value="-0.089345" calcext:value-type="float">
            <text:p>-0.089345</text:p>
          </table:table-cell>
          <table:table-cell table:style-name="Default" office:value-type="float" office:value="0.008781" calcext:value-type="float">
            <text:p>0.0087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3" calcext:value-type="float">
            <text:p>-0.021793</text:p>
          </table:table-cell>
          <table:table-cell table:style-name="Default" office:value-type="float" office:value="0.067207" calcext:value-type="float">
            <text:p>0.067207</text:p>
          </table:table-cell>
          <table:table-cell table:style-name="Default" office:value-type="float" office:value="0.213133" calcext:value-type="float">
            <text:p>0.213133</text:p>
          </table:table-cell>
          <table:table-cell table:style-name="Default" office:value-type="float" office:value="0.011702" calcext:value-type="float">
            <text:p>0.011702</text:p>
          </table:table-cell>
          <table:table-cell table:style-name="Default" office:value-type="float" office:value="-0.089368" calcext:value-type="float">
            <text:p>-0.089368</text:p>
          </table:table-cell>
          <table:table-cell table:style-name="Default" office:value-type="float" office:value="0.008694" calcext:value-type="float">
            <text:p>0.0086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6" calcext:value-type="float">
            <text:p>-0.021786</text:p>
          </table:table-cell>
          <table:table-cell table:style-name="Default" office:value-type="float" office:value="0.067205" calcext:value-type="float">
            <text:p>0.067205</text:p>
          </table:table-cell>
          <table:table-cell table:style-name="Default" office:value-type="float" office:value="0.213134" calcext:value-type="float">
            <text:p>0.213134</text:p>
          </table:table-cell>
          <table:table-cell table:style-name="Default" office:value-type="float" office:value="0.011625" calcext:value-type="float">
            <text:p>0.011625</text:p>
          </table:table-cell>
          <table:table-cell table:style-name="Default" office:value-type="float" office:value="-0.08939" calcext:value-type="float">
            <text:p>-0.08939</text:p>
          </table:table-cell>
          <table:table-cell table:style-name="Default" office:value-type="float" office:value="0.008601" calcext:value-type="float">
            <text:p>0.0086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2" calcext:value-type="float">
            <text:p>-0.021772</text:p>
          </table:table-cell>
          <table:table-cell table:style-name="Default" office:value-type="float" office:value="0.067202" calcext:value-type="float">
            <text:p>0.067202</text:p>
          </table:table-cell>
          <table:table-cell table:style-name="Default" office:value-type="float" office:value="0.213132" calcext:value-type="float">
            <text:p>0.213132</text:p>
          </table:table-cell>
          <table:table-cell table:style-name="Default" office:value-type="float" office:value="0.011577" calcext:value-type="float">
            <text:p>0.011577</text:p>
          </table:table-cell>
          <table:table-cell table:style-name="Default" office:value-type="float" office:value="-0.089399" calcext:value-type="float">
            <text:p>-0.089399</text:p>
          </table:table-cell>
          <table:table-cell table:style-name="Default" office:value-type="float" office:value="0.008516" calcext:value-type="float">
            <text:p>0.008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187" calcext:value-type="float">
            <text:p>0.067187</text:p>
          </table:table-cell>
          <table:table-cell table:style-name="Default" office:value-type="float" office:value="0.213124" calcext:value-type="float">
            <text:p>0.213124</text:p>
          </table:table-cell>
          <table:table-cell table:style-name="Default" office:value-type="float" office:value="0.01155" calcext:value-type="float">
            <text:p>0.01155</text:p>
          </table:table-cell>
          <table:table-cell table:style-name="Default" office:value-type="float" office:value="-0.089413" calcext:value-type="float">
            <text:p>-0.089413</text:p>
          </table:table-cell>
          <table:table-cell table:style-name="Default" office:value-type="float" office:value="0.008483" calcext:value-type="float">
            <text:p>0.008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39" calcext:value-type="float">
            <text:p>-0.021739</text:p>
          </table:table-cell>
          <table:table-cell table:style-name="Default" office:value-type="float" office:value="0.067202" calcext:value-type="float">
            <text:p>0.067202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456" calcext:value-type="float">
            <text:p>0.011456</text:p>
          </table:table-cell>
          <table:table-cell table:style-name="Default" office:value-type="float" office:value="-0.089523" calcext:value-type="float">
            <text:p>-0.089523</text:p>
          </table:table-cell>
          <table:table-cell table:style-name="Default" office:value-type="float" office:value="0.008519" calcext:value-type="float">
            <text:p>0.0085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547" calcext:value-type="float">
            <text:p>0.011547</text:p>
          </table:table-cell>
          <table:table-cell table:style-name="Default" office:value-type="float" office:value="-0.08942" calcext:value-type="float">
            <text:p>-0.08942</text:p>
          </table:table-cell>
          <table:table-cell table:style-name="Default" office:value-type="float" office:value="0.008437" calcext:value-type="float">
            <text:p>0.008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197" calcext:value-type="float">
            <text:p>0.067197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546" calcext:value-type="float">
            <text:p>0.011546</text:p>
          </table:table-cell>
          <table:table-cell table:style-name="Default" office:value-type="float" office:value="-0.089423" calcext:value-type="float">
            <text:p>-0.089423</text:p>
          </table:table-cell>
          <table:table-cell table:style-name="Default" office:value-type="float" office:value="0.008452" calcext:value-type="float">
            <text:p>0.0084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4" calcext:value-type="float">
            <text:p>-0.021774</text:p>
          </table:table-cell>
          <table:table-cell table:style-name="Default" office:value-type="float" office:value="0.067211" calcext:value-type="float">
            <text:p>0.067211</text:p>
          </table:table-cell>
          <table:table-cell table:style-name="Default" office:value-type="float" office:value="0.213115" calcext:value-type="float">
            <text:p>0.213115</text:p>
          </table:table-cell>
          <table:table-cell table:style-name="Default" office:value-type="float" office:value="0.011572" calcext:value-type="float">
            <text:p>0.011572</text:p>
          </table:table-cell>
          <table:table-cell table:style-name="Default" office:value-type="float" office:value="-0.089408" calcext:value-type="float">
            <text:p>-0.089408</text:p>
          </table:table-cell>
          <table:table-cell table:style-name="Default" office:value-type="float" office:value="0.00849" calcext:value-type="float">
            <text:p>0.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4" calcext:value-type="float">
            <text:p>0.213114</text:p>
          </table:table-cell>
          <table:table-cell table:style-name="Default" office:value-type="float" office:value="0.011592" calcext:value-type="float">
            <text:p>0.011592</text:p>
          </table:table-cell>
          <table:table-cell table:style-name="Default" office:value-type="float" office:value="-0.089408" calcext:value-type="float">
            <text:p>-0.089408</text:p>
          </table:table-cell>
          <table:table-cell table:style-name="Default" office:value-type="float" office:value="0.008514" calcext:value-type="float">
            <text:p>0.0085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1" calcext:value-type="float">
            <text:p>-0.021781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115" calcext:value-type="float">
            <text:p>0.213115</text:p>
          </table:table-cell>
          <table:table-cell table:style-name="Default" office:value-type="float" office:value="0.011573" calcext:value-type="float">
            <text:p>0.011573</text:p>
          </table:table-cell>
          <table:table-cell table:style-name="Default" office:value-type="float" office:value="-0.089417" calcext:value-type="float">
            <text:p>-0.089417</text:p>
          </table:table-cell>
          <table:table-cell table:style-name="Default" office:value-type="float" office:value="0.008571" calcext:value-type="float">
            <text:p>0.0085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" calcext:value-type="float">
            <text:p>-0.02179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573" calcext:value-type="float">
            <text:p>0.011573</text:p>
          </table:table-cell>
          <table:table-cell table:style-name="Default" office:value-type="float" office:value="-0.089378" calcext:value-type="float">
            <text:p>-0.089378</text:p>
          </table:table-cell>
          <table:table-cell table:style-name="Default" office:value-type="float" office:value="0.008654" calcext:value-type="float">
            <text:p>0.0086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9" calcext:value-type="float">
            <text:p>-0.021799</text:p>
          </table:table-cell>
          <table:table-cell table:style-name="Default" office:value-type="float" office:value="0.067229" calcext:value-type="float">
            <text:p>0.067229</text:p>
          </table:table-cell>
          <table:table-cell table:style-name="Default" office:value-type="float" office:value="0.21312" calcext:value-type="float">
            <text:p>0.21312</text:p>
          </table:table-cell>
          <table:table-cell table:style-name="Default" office:value-type="float" office:value="0.011625" calcext:value-type="float">
            <text:p>0.011625</text:p>
          </table:table-cell>
          <table:table-cell table:style-name="Default" office:value-type="float" office:value="-0.089373" calcext:value-type="float">
            <text:p>-0.089373</text:p>
          </table:table-cell>
          <table:table-cell table:style-name="Default" office:value-type="float" office:value="0.008692" calcext:value-type="float">
            <text:p>0.0086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1" calcext:value-type="float">
            <text:p>-0.021811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646" calcext:value-type="float">
            <text:p>0.011646</text:p>
          </table:table-cell>
          <table:table-cell table:style-name="Default" office:value-type="float" office:value="-0.089377" calcext:value-type="float">
            <text:p>-0.089377</text:p>
          </table:table-cell>
          <table:table-cell table:style-name="Default" office:value-type="float" office:value="0.008739" calcext:value-type="float">
            <text:p>0.0087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4" calcext:value-type="float">
            <text:p>-0.021824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8" calcext:value-type="float">
            <text:p>0.213118</text:p>
          </table:table-cell>
          <table:table-cell table:style-name="Default" office:value-type="float" office:value="0.011623" calcext:value-type="float">
            <text:p>0.011623</text:p>
          </table:table-cell>
          <table:table-cell table:style-name="Default" office:value-type="float" office:value="-0.089361" calcext:value-type="float">
            <text:p>-0.089361</text:p>
          </table:table-cell>
          <table:table-cell table:style-name="Default" office:value-type="float" office:value="0.008893" calcext:value-type="float">
            <text:p>0.0088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5" calcext:value-type="float">
            <text:p>-0.021845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75" calcext:value-type="float">
            <text:p>0.01175</text:p>
          </table:table-cell>
          <table:table-cell table:style-name="Default" office:value-type="float" office:value="-0.089356" calcext:value-type="float">
            <text:p>-0.089356</text:p>
          </table:table-cell>
          <table:table-cell table:style-name="Default" office:value-type="float" office:value="0.008979" calcext:value-type="float">
            <text:p>0.0089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8" calcext:value-type="float">
            <text:p>-0.021878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784" calcext:value-type="float">
            <text:p>0.011784</text:p>
          </table:table-cell>
          <table:table-cell table:style-name="Default" office:value-type="float" office:value="-0.089237" calcext:value-type="float">
            <text:p>-0.089237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4" calcext:value-type="float">
            <text:p>-0.021884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64" calcext:value-type="float">
            <text:p>0.011764</text:p>
          </table:table-cell>
          <table:table-cell table:style-name="Default" office:value-type="float" office:value="-0.089198" calcext:value-type="float">
            <text:p>-0.089198</text:p>
          </table:table-cell>
          <table:table-cell table:style-name="Default" office:value-type="float" office:value="0.009184" calcext:value-type="float">
            <text:p>0.0091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9" calcext:value-type="float">
            <text:p>-0.021899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16" calcext:value-type="float">
            <text:p>0.213116</text:p>
          </table:table-cell>
          <table:table-cell table:style-name="Default" office:value-type="float" office:value="0.011803" calcext:value-type="float">
            <text:p>0.011803</text:p>
          </table:table-cell>
          <table:table-cell table:style-name="Default" office:value-type="float" office:value="-0.089222" calcext:value-type="float">
            <text:p>-0.089222</text:p>
          </table:table-cell>
          <table:table-cell table:style-name="Default" office:value-type="float" office:value="0.009269" calcext:value-type="float">
            <text:p>0.0092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844" calcext:value-type="float">
            <text:p>0.011844</text:p>
          </table:table-cell>
          <table:table-cell table:style-name="Default" office:value-type="float" office:value="-0.08922" calcext:value-type="float">
            <text:p>-0.08922</text:p>
          </table:table-cell>
          <table:table-cell table:style-name="Default" office:value-type="float" office:value="0.009325" calcext:value-type="float">
            <text:p>0.0093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14" calcext:value-type="float">
            <text:p>0.213114</text:p>
          </table:table-cell>
          <table:table-cell table:style-name="Default" office:value-type="float" office:value="0.011796" calcext:value-type="float">
            <text:p>0.011796</text:p>
          </table:table-cell>
          <table:table-cell table:style-name="Default" office:value-type="float" office:value="-0.089201" calcext:value-type="float">
            <text:p>-0.089201</text:p>
          </table:table-cell>
          <table:table-cell table:style-name="Default" office:value-type="float" office:value="0.009377" calcext:value-type="float">
            <text:p>0.0093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4" calcext:value-type="float">
            <text:p>-0.021904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17" calcext:value-type="float">
            <text:p>0.213117</text:p>
          </table:table-cell>
          <table:table-cell table:style-name="Default" office:value-type="float" office:value="0.011834" calcext:value-type="float">
            <text:p>0.011834</text:p>
          </table:table-cell>
          <table:table-cell table:style-name="Default" office:value-type="float" office:value="-0.089209" calcext:value-type="float">
            <text:p>-0.089209</text:p>
          </table:table-cell>
          <table:table-cell table:style-name="Default" office:value-type="float" office:value="0.009367" calcext:value-type="float">
            <text:p>0.0093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83" calcext:value-type="float">
            <text:p>0.067283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84" calcext:value-type="float">
            <text:p>0.01184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357" calcext:value-type="float">
            <text:p>0.009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6" calcext:value-type="float">
            <text:p>-0.021906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06" calcext:value-type="float">
            <text:p>0.213106</text:p>
          </table:table-cell>
          <table:table-cell table:style-name="Default" office:value-type="float" office:value="0.011801" calcext:value-type="float">
            <text:p>0.011801</text:p>
          </table:table-cell>
          <table:table-cell table:style-name="Default" office:value-type="float" office:value="-0.089204" calcext:value-type="float">
            <text:p>-0.089204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09" calcext:value-type="float">
            <text:p>0.213109</text:p>
          </table:table-cell>
          <table:table-cell table:style-name="Default" office:value-type="float" office:value="0.011807" calcext:value-type="float">
            <text:p>0.011807</text:p>
          </table:table-cell>
          <table:table-cell table:style-name="Default" office:value-type="float" office:value="-0.089196" calcext:value-type="float">
            <text:p>-0.089196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84" calcext:value-type="float">
            <text:p>0.067284</text:p>
          </table:table-cell>
          <table:table-cell table:style-name="Default" office:value-type="float" office:value="0.213116" calcext:value-type="float">
            <text:p>0.213116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88" calcext:value-type="float">
            <text:p>-0.089188</text:p>
          </table:table-cell>
          <table:table-cell table:style-name="Default" office:value-type="float" office:value="0.009322" calcext:value-type="float">
            <text:p>0.0093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1" calcext:value-type="float">
            <text:p>-0.02191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11" calcext:value-type="float">
            <text:p>0.213111</text:p>
          </table:table-cell>
          <table:table-cell table:style-name="Default" office:value-type="float" office:value="0.011744" calcext:value-type="float">
            <text:p>0.011744</text:p>
          </table:table-cell>
          <table:table-cell table:style-name="Default" office:value-type="float" office:value="-0.08917" calcext:value-type="float">
            <text:p>-0.08917</text:p>
          </table:table-cell>
          <table:table-cell table:style-name="Default" office:value-type="float" office:value="0.009344" calcext:value-type="float">
            <text:p>0.0093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1" calcext:value-type="float">
            <text:p>-0.02191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06" calcext:value-type="float">
            <text:p>0.213106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74" calcext:value-type="float">
            <text:p>-0.089174</text:p>
          </table:table-cell>
          <table:table-cell table:style-name="Default" office:value-type="float" office:value="0.009341" calcext:value-type="float">
            <text:p>0.009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4" calcext:value-type="float">
            <text:p>-0.021904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13" calcext:value-type="float">
            <text:p>0.213113</text:p>
          </table:table-cell>
          <table:table-cell table:style-name="Default" office:value-type="float" office:value="0.011828" calcext:value-type="float">
            <text:p>0.011828</text:p>
          </table:table-cell>
          <table:table-cell table:style-name="Default" office:value-type="float" office:value="-0.089176" calcext:value-type="float">
            <text:p>-0.089176</text:p>
          </table:table-cell>
          <table:table-cell table:style-name="Default" office:value-type="float" office:value="0.009354" calcext:value-type="float">
            <text:p>0.009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1" calcext:value-type="float">
            <text:p>-0.021901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11" calcext:value-type="float">
            <text:p>0.21311</text:p>
          </table:table-cell>
          <table:table-cell table:style-name="Default" office:value-type="float" office:value="0.011806" calcext:value-type="float">
            <text:p>0.011806</text:p>
          </table:table-cell>
          <table:table-cell table:style-name="Default" office:value-type="float" office:value="-0.089156" calcext:value-type="float">
            <text:p>-0.089156</text:p>
          </table:table-cell>
          <table:table-cell table:style-name="Default" office:value-type="float" office:value="0.009346" calcext:value-type="float">
            <text:p>0.009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1" calcext:value-type="float">
            <text:p>-0.021901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56" calcext:value-type="float">
            <text:p>-0.089156</text:p>
          </table:table-cell>
          <table:table-cell table:style-name="Default" office:value-type="float" office:value="0.009332" calcext:value-type="float">
            <text:p>0.009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8" calcext:value-type="float">
            <text:p>-0.021898</text:p>
          </table:table-cell>
          <table:table-cell table:style-name="Default" office:value-type="float" office:value="0.067268" calcext:value-type="float">
            <text:p>0.067268</text:p>
          </table:table-cell>
          <table:table-cell table:style-name="Default" office:value-type="float" office:value="0.213109" calcext:value-type="float">
            <text:p>0.213109</text:p>
          </table:table-cell>
          <table:table-cell table:style-name="Default" office:value-type="float" office:value="0.011791" calcext:value-type="float">
            <text:p>0.011791</text:p>
          </table:table-cell>
          <table:table-cell table:style-name="Default" office:value-type="float" office:value="-0.089154" calcext:value-type="float">
            <text:p>-0.089154</text:p>
          </table:table-cell>
          <table:table-cell table:style-name="Default" office:value-type="float" office:value="0.009326" calcext:value-type="float">
            <text:p>0.0093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7" calcext:value-type="float">
            <text:p>0.067267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59" calcext:value-type="float">
            <text:p>0.011759</text:p>
          </table:table-cell>
          <table:table-cell table:style-name="Default" office:value-type="float" office:value="-0.08918" calcext:value-type="float">
            <text:p>-0.08918</text:p>
          </table:table-cell>
          <table:table-cell table:style-name="Default" office:value-type="float" office:value="0.009308" calcext:value-type="float">
            <text:p>0.009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8" calcext:value-type="float">
            <text:p>-0.021898</text:p>
          </table:table-cell>
          <table:table-cell table:style-name="Default" office:value-type="float" office:value="0.067264" calcext:value-type="float">
            <text:p>0.067264</text:p>
          </table:table-cell>
          <table:table-cell table:style-name="Default" office:value-type="float" office:value="0.213098" calcext:value-type="float">
            <text:p>0.213098</text:p>
          </table:table-cell>
          <table:table-cell table:style-name="Default" office:value-type="float" office:value="0.011709" calcext:value-type="float">
            <text:p>0.011709</text:p>
          </table:table-cell>
          <table:table-cell table:style-name="Default" office:value-type="float" office:value="-0.089185" calcext:value-type="float">
            <text:p>-0.089185</text:p>
          </table:table-cell>
          <table:table-cell table:style-name="Default" office:value-type="float" office:value="0.009298" calcext:value-type="float">
            <text:p>0.0092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1" calcext:value-type="float">
            <text:p>-0.02189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04" calcext:value-type="float">
            <text:p>0.213104</text:p>
          </table:table-cell>
          <table:table-cell table:style-name="Default" office:value-type="float" office:value="0.011729" calcext:value-type="float">
            <text:p>0.011729</text:p>
          </table:table-cell>
          <table:table-cell table:style-name="Default" office:value-type="float" office:value="-0.089176" calcext:value-type="float">
            <text:p>-0.089176</text:p>
          </table:table-cell>
          <table:table-cell table:style-name="Default" office:value-type="float" office:value="0.009239" calcext:value-type="float">
            <text:p>0.0092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5" calcext:value-type="float">
            <text:p>-0.021885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096" calcext:value-type="float">
            <text:p>0.213096</text:p>
          </table:table-cell>
          <table:table-cell table:style-name="Default" office:value-type="float" office:value="0.011766" calcext:value-type="float">
            <text:p>0.011766</text:p>
          </table:table-cell>
          <table:table-cell table:style-name="Default" office:value-type="float" office:value="-0.089183" calcext:value-type="float">
            <text:p>-0.089183</text:p>
          </table:table-cell>
          <table:table-cell table:style-name="Default" office:value-type="float" office:value="0.009217" calcext:value-type="float">
            <text:p>0.0092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6" calcext:value-type="float">
            <text:p>-0.021856</text:p>
          </table:table-cell>
          <table:table-cell table:style-name="Default" office:value-type="float" office:value="0.067248" calcext:value-type="float">
            <text:p>0.067248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643" calcext:value-type="float">
            <text:p>0.011643</text:p>
          </table:table-cell>
          <table:table-cell table:style-name="Default" office:value-type="float" office:value="-0.089329" calcext:value-type="float">
            <text:p>-0.089329</text:p>
          </table:table-cell>
          <table:table-cell table:style-name="Default" office:value-type="float" office:value="0.009141" calcext:value-type="float">
            <text:p>0.009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659" calcext:value-type="float">
            <text:p>0.011659</text:p>
          </table:table-cell>
          <table:table-cell table:style-name="Default" office:value-type="float" office:value="-0.089138" calcext:value-type="float">
            <text:p>-0.089138</text:p>
          </table:table-cell>
          <table:table-cell table:style-name="Default" office:value-type="float" office:value="0.009087" calcext:value-type="float">
            <text:p>0.0090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662" calcext:value-type="float">
            <text:p>0.011662</text:p>
          </table:table-cell>
          <table:table-cell table:style-name="Default" office:value-type="float" office:value="-0.089148" calcext:value-type="float">
            <text:p>-0.089148</text:p>
          </table:table-cell>
          <table:table-cell table:style-name="Default" office:value-type="float" office:value="0.009057" calcext:value-type="float">
            <text:p>0.0090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8" calcext:value-type="float">
            <text:p>-0.021868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601" calcext:value-type="float">
            <text:p>0.011601</text:p>
          </table:table-cell>
          <table:table-cell table:style-name="Default" office:value-type="float" office:value="-0.089161" calcext:value-type="float">
            <text:p>-0.089161</text:p>
          </table:table-cell>
          <table:table-cell table:style-name="Default" office:value-type="float" office:value="0.009045" calcext:value-type="float">
            <text:p>0.0090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5" calcext:value-type="float">
            <text:p>-0.021865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084" calcext:value-type="float">
            <text:p>0.213084</text:p>
          </table:table-cell>
          <table:table-cell table:style-name="Default" office:value-type="float" office:value="0.011686" calcext:value-type="float">
            <text:p>0.011686</text:p>
          </table:table-cell>
          <table:table-cell table:style-name="Default" office:value-type="float" office:value="-0.089155" calcext:value-type="float">
            <text:p>-0.089155</text:p>
          </table:table-cell>
          <table:table-cell table:style-name="Default" office:value-type="float" office:value="0.009012" calcext:value-type="float">
            <text:p>0.0090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3" calcext:value-type="float">
            <text:p>-0.021863</text:p>
          </table:table-cell>
          <table:table-cell table:style-name="Default" office:value-type="float" office:value="0.067251" calcext:value-type="float">
            <text:p>0.067251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698" calcext:value-type="float">
            <text:p>0.011698</text:p>
          </table:table-cell>
          <table:table-cell table:style-name="Default" office:value-type="float" office:value="-0.089143" calcext:value-type="float">
            <text:p>-0.089143</text:p>
          </table:table-cell>
          <table:table-cell table:style-name="Default" office:value-type="float" office:value="0.009013" calcext:value-type="float">
            <text:p>0.0090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6" calcext:value-type="float">
            <text:p>-0.021866</text:p>
          </table:table-cell>
          <table:table-cell table:style-name="Default" office:value-type="float" office:value="0.067239" calcext:value-type="float">
            <text:p>0.067239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686" calcext:value-type="float">
            <text:p>0.011686</text:p>
          </table:table-cell>
          <table:table-cell table:style-name="Default" office:value-type="float" office:value="-0.089167" calcext:value-type="float">
            <text:p>-0.089167</text:p>
          </table:table-cell>
          <table:table-cell table:style-name="Default" office:value-type="float" office:value="0.008994" calcext:value-type="float">
            <text:p>0.0089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1" calcext:value-type="float">
            <text:p>-0.021831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98" calcext:value-type="float">
            <text:p>0.213098</text:p>
          </table:table-cell>
          <table:table-cell table:style-name="Default" office:value-type="float" office:value="0.011634" calcext:value-type="float">
            <text:p>0.011634</text:p>
          </table:table-cell>
          <table:table-cell table:style-name="Default" office:value-type="float" office:value="-0.089274" calcext:value-type="float">
            <text:p>-0.089274</text:p>
          </table:table-cell>
          <table:table-cell table:style-name="Default" office:value-type="float" office:value="0.008923" calcext:value-type="float">
            <text:p>0.0089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" calcext:value-type="float">
            <text:p>-0.02183</text:p>
          </table:table-cell>
          <table:table-cell table:style-name="Default" office:value-type="float" office:value="0.067231" calcext:value-type="float">
            <text:p>0.067231</text:p>
          </table:table-cell>
          <table:table-cell table:style-name="Default" office:value-type="float" office:value="0.213097" calcext:value-type="float">
            <text:p>0.213097</text:p>
          </table:table-cell>
          <table:table-cell table:style-name="Default" office:value-type="float" office:value="0.011565" calcext:value-type="float">
            <text:p>0.011565</text:p>
          </table:table-cell>
          <table:table-cell table:style-name="Default" office:value-type="float" office:value="-0.089267" calcext:value-type="float">
            <text:p>-0.089267</text:p>
          </table:table-cell>
          <table:table-cell table:style-name="Default" office:value-type="float" office:value="0.008889" calcext:value-type="float">
            <text:p>0.0088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9" calcext:value-type="float">
            <text:p>-0.021849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655" calcext:value-type="float">
            <text:p>0.011655</text:p>
          </table:table-cell>
          <table:table-cell table:style-name="Default" office:value-type="float" office:value="-0.089162" calcext:value-type="float">
            <text:p>-0.089162</text:p>
          </table:table-cell>
          <table:table-cell table:style-name="Default" office:value-type="float" office:value="0.008906" calcext:value-type="float">
            <text:p>0.008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3" calcext:value-type="float">
            <text:p>-0.021813</text:p>
          </table:table-cell>
          <table:table-cell table:style-name="Default" office:value-type="float" office:value="0.067224" calcext:value-type="float">
            <text:p>0.067224</text:p>
          </table:table-cell>
          <table:table-cell table:style-name="Default" office:value-type="float" office:value="0.213092" calcext:value-type="float">
            <text:p>0.213092</text:p>
          </table:table-cell>
          <table:table-cell table:style-name="Default" office:value-type="float" office:value="0.011516" calcext:value-type="float">
            <text:p>0.011516</text:p>
          </table:table-cell>
          <table:table-cell table:style-name="Default" office:value-type="float" office:value="-0.089295" calcext:value-type="float">
            <text:p>-0.089295</text:p>
          </table:table-cell>
          <table:table-cell table:style-name="Default" office:value-type="float" office:value="0.008844" calcext:value-type="float">
            <text:p>0.008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1" calcext:value-type="float">
            <text:p>-0.021801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88" calcext:value-type="float">
            <text:p>0.213088</text:p>
          </table:table-cell>
          <table:table-cell table:style-name="Default" office:value-type="float" office:value="0.011494" calcext:value-type="float">
            <text:p>0.011494</text:p>
          </table:table-cell>
          <table:table-cell table:style-name="Default" office:value-type="float" office:value="-0.08929" calcext:value-type="float">
            <text:p>-0.08929</text:p>
          </table:table-cell>
          <table:table-cell table:style-name="Default" office:value-type="float" office:value="0.008795" calcext:value-type="float">
            <text:p>0.008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431" calcext:value-type="float">
            <text:p>0.011431</text:p>
          </table:table-cell>
          <table:table-cell table:style-name="Default" office:value-type="float" office:value="-0.089291" calcext:value-type="float">
            <text:p>-0.089291</text:p>
          </table:table-cell>
          <table:table-cell table:style-name="Default" office:value-type="float" office:value="0.008754" calcext:value-type="float">
            <text:p>0.0087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3" calcext:value-type="float">
            <text:p>-0.021803</text:p>
          </table:table-cell>
          <table:table-cell table:style-name="Default" office:value-type="float" office:value="0.067218" calcext:value-type="float">
            <text:p>0.067218</text:p>
          </table:table-cell>
          <table:table-cell table:style-name="Default" office:value-type="float" office:value="0.213087" calcext:value-type="float">
            <text:p>0.213087</text:p>
          </table:table-cell>
          <table:table-cell table:style-name="Default" office:value-type="float" office:value="0.011472" calcext:value-type="float">
            <text:p>0.011472</text:p>
          </table:table-cell>
          <table:table-cell table:style-name="Default" office:value-type="float" office:value="-0.089294" calcext:value-type="float">
            <text:p>-0.089294</text:p>
          </table:table-cell>
          <table:table-cell table:style-name="Default" office:value-type="float" office:value="0.008738" calcext:value-type="float">
            <text:p>0.008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6" calcext:value-type="float">
            <text:p>-0.021796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446" calcext:value-type="float">
            <text:p>0.011446</text:p>
          </table:table-cell>
          <table:table-cell table:style-name="Default" office:value-type="float" office:value="-0.089282" calcext:value-type="float">
            <text:p>-0.089282</text:p>
          </table:table-cell>
          <table:table-cell table:style-name="Default" office:value-type="float" office:value="0.008718" calcext:value-type="float">
            <text:p>0.0087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26" calcext:value-type="float">
            <text:p>0.067226</text:p>
          </table:table-cell>
          <table:table-cell table:style-name="Default" office:value-type="float" office:value="0.213089" calcext:value-type="float">
            <text:p>0.213089</text:p>
          </table:table-cell>
          <table:table-cell table:style-name="Default" office:value-type="float" office:value="0.011481" calcext:value-type="float">
            <text:p>0.011481</text:p>
          </table:table-cell>
          <table:table-cell table:style-name="Default" office:value-type="float" office:value="-0.089298" calcext:value-type="float">
            <text:p>-0.089298</text:p>
          </table:table-cell>
          <table:table-cell table:style-name="Default" office:value-type="float" office:value="0.008683" calcext:value-type="float">
            <text:p>0.0086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" calcext:value-type="float">
            <text:p>-0.0218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3" calcext:value-type="float">
            <text:p>0.213083</text:p>
          </table:table-cell>
          <table:table-cell table:style-name="Default" office:value-type="float" office:value="0.011404" calcext:value-type="float">
            <text:p>0.011404</text:p>
          </table:table-cell>
          <table:table-cell table:style-name="Default" office:value-type="float" office:value="-0.089288" calcext:value-type="float">
            <text:p>-0.089288</text:p>
          </table:table-cell>
          <table:table-cell table:style-name="Default" office:value-type="float" office:value="0.008712" calcext:value-type="float">
            <text:p>0.0087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9" calcext:value-type="float">
            <text:p>-0.021799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-0.089273" calcext:value-type="float">
            <text:p>-0.089273</text:p>
          </table:table-cell>
          <table:table-cell table:style-name="Default" office:value-type="float" office:value="0.008651" calcext:value-type="float">
            <text:p>0.0086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22" calcext:value-type="float">
            <text:p>0.011322</text:p>
          </table:table-cell>
          <table:table-cell table:style-name="Default" office:value-type="float" office:value="-0.089281" calcext:value-type="float">
            <text:p>-0.089281</text:p>
          </table:table-cell>
          <table:table-cell table:style-name="Default" office:value-type="float" office:value="0.008679" calcext:value-type="float">
            <text:p>0.008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5" calcext:value-type="float">
            <text:p>-0.021795</text:p>
          </table:table-cell>
          <table:table-cell table:style-name="Default" office:value-type="float" office:value="0.067224" calcext:value-type="float">
            <text:p>0.067224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89" calcext:value-type="float">
            <text:p>0.011389</text:p>
          </table:table-cell>
          <table:table-cell table:style-name="Default" office:value-type="float" office:value="-0.089286" calcext:value-type="float">
            <text:p>-0.089286</text:p>
          </table:table-cell>
          <table:table-cell table:style-name="Default" office:value-type="float" office:value="0.00865" calcext:value-type="float">
            <text:p>0.008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351" calcext:value-type="float">
            <text:p>0.011351</text:p>
          </table:table-cell>
          <table:table-cell table:style-name="Default" office:value-type="float" office:value="-0.089259" calcext:value-type="float">
            <text:p>-0.089259</text:p>
          </table:table-cell>
          <table:table-cell table:style-name="Default" office:value-type="float" office:value="0.008658" calcext:value-type="float">
            <text:p>0.0086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1" calcext:value-type="float">
            <text:p>-0.021781</text:p>
          </table:table-cell>
          <table:table-cell table:style-name="Default" office:value-type="float" office:value="0.067214" calcext:value-type="float">
            <text:p>0.067214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54" calcext:value-type="float">
            <text:p>0.011354</text:p>
          </table:table-cell>
          <table:table-cell table:style-name="Default" office:value-type="float" office:value="-0.089264" calcext:value-type="float">
            <text:p>-0.089264</text:p>
          </table:table-cell>
          <table:table-cell table:style-name="Default" office:value-type="float" office:value="0.008604" calcext:value-type="float">
            <text:p>0.0086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3" calcext:value-type="float">
            <text:p>-0.021783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298" calcext:value-type="float">
            <text:p>0.011298</text:p>
          </table:table-cell>
          <table:table-cell table:style-name="Default" office:value-type="float" office:value="-0.089287" calcext:value-type="float">
            <text:p>-0.089287</text:p>
          </table:table-cell>
          <table:table-cell table:style-name="Default" office:value-type="float" office:value="0.008626" calcext:value-type="float">
            <text:p>0.008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302" calcext:value-type="float">
            <text:p>0.011302</text:p>
          </table:table-cell>
          <table:table-cell table:style-name="Default" office:value-type="float" office:value="-0.089276" calcext:value-type="float">
            <text:p>-0.089276</text:p>
          </table:table-cell>
          <table:table-cell table:style-name="Default" office:value-type="float" office:value="0.008561" calcext:value-type="float">
            <text:p>0.0085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2" calcext:value-type="float">
            <text:p>-0.021772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239" calcext:value-type="float">
            <text:p>0.011239</text:p>
          </table:table-cell>
          <table:table-cell table:style-name="Default" office:value-type="float" office:value="-0.089284" calcext:value-type="float">
            <text:p>-0.089284</text:p>
          </table:table-cell>
          <table:table-cell table:style-name="Default" office:value-type="float" office:value="0.008499" calcext:value-type="float">
            <text:p>0.0084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8" calcext:value-type="float">
            <text:p>-0.021768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266" calcext:value-type="float">
            <text:p>0.011266</text:p>
          </table:table-cell>
          <table:table-cell table:style-name="Default" office:value-type="float" office:value="-0.089289" calcext:value-type="float">
            <text:p>-0.089289</text:p>
          </table:table-cell>
          <table:table-cell table:style-name="Default" office:value-type="float" office:value="0.008498" calcext:value-type="float">
            <text:p>0.0084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1" calcext:value-type="float">
            <text:p>-0.021771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32" calcext:value-type="float">
            <text:p>0.01132</text:p>
          </table:table-cell>
          <table:table-cell table:style-name="Default" office:value-type="float" office:value="-0.089287" calcext:value-type="float">
            <text:p>-0.089287</text:p>
          </table:table-cell>
          <table:table-cell table:style-name="Default" office:value-type="float" office:value="0.008496" calcext:value-type="float">
            <text:p>0.0084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6" calcext:value-type="float">
            <text:p>-0.021776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01" calcext:value-type="float">
            <text:p>0.011301</text:p>
          </table:table-cell>
          <table:table-cell table:style-name="Default" office:value-type="float" office:value="-0.089274" calcext:value-type="float">
            <text:p>-0.089274</text:p>
          </table:table-cell>
          <table:table-cell table:style-name="Default" office:value-type="float" office:value="0.008531" calcext:value-type="float">
            <text:p>0.0085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5" calcext:value-type="float">
            <text:p>-0.021775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327" calcext:value-type="float">
            <text:p>0.011327</text:p>
          </table:table-cell>
          <table:table-cell table:style-name="Default" office:value-type="float" office:value="-0.089288" calcext:value-type="float">
            <text:p>-0.089288</text:p>
          </table:table-cell>
          <table:table-cell table:style-name="Default" office:value-type="float" office:value="0.008563" calcext:value-type="float">
            <text:p>0.0085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7" calcext:value-type="float">
            <text:p>-0.021787</text:p>
          </table:table-cell>
          <table:table-cell table:style-name="Default" office:value-type="float" office:value="0.067213" calcext:value-type="float">
            <text:p>0.067213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84" calcext:value-type="float">
            <text:p>0.011384</text:p>
          </table:table-cell>
          <table:table-cell table:style-name="Default" office:value-type="float" office:value="-0.089282" calcext:value-type="float">
            <text:p>-0.089282</text:p>
          </table:table-cell>
          <table:table-cell table:style-name="Default" office:value-type="float" office:value="0.008628" calcext:value-type="float">
            <text:p>0.0086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373" calcext:value-type="float">
            <text:p>0.011373</text:p>
          </table:table-cell>
          <table:table-cell table:style-name="Default" office:value-type="float" office:value="-0.089261" calcext:value-type="float">
            <text:p>-0.089261</text:p>
          </table:table-cell>
          <table:table-cell table:style-name="Default" office:value-type="float" office:value="0.008695" calcext:value-type="float">
            <text:p>0.0086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07" calcext:value-type="float">
            <text:p>0.067207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346" calcext:value-type="float">
            <text:p>0.011346</text:p>
          </table:table-cell>
          <table:table-cell table:style-name="Default" office:value-type="float" office:value="-0.089258" calcext:value-type="float">
            <text:p>-0.089258</text:p>
          </table:table-cell>
          <table:table-cell table:style-name="Default" office:value-type="float" office:value="0.008723" calcext:value-type="float">
            <text:p>0.0087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346" calcext:value-type="float">
            <text:p>0.011346</text:p>
          </table:table-cell>
          <table:table-cell table:style-name="Default" office:value-type="float" office:value="-0.08926" calcext:value-type="float">
            <text:p>-0.08926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" calcext:value-type="float">
            <text:p>-0.0218</text:p>
          </table:table-cell>
          <table:table-cell table:style-name="Default" office:value-type="float" office:value="0.067225" calcext:value-type="float">
            <text:p>0.067225</text:p>
          </table:table-cell>
          <table:table-cell table:style-name="Default" office:value-type="float" office:value="0.213084" calcext:value-type="float">
            <text:p>0.213084</text:p>
          </table:table-cell>
          <table:table-cell table:style-name="Default" office:value-type="float" office:value="0.011352" calcext:value-type="float">
            <text:p>0.011352</text:p>
          </table:table-cell>
          <table:table-cell table:style-name="Default" office:value-type="float" office:value="-0.089264" calcext:value-type="float">
            <text:p>-0.089264</text:p>
          </table:table-cell>
          <table:table-cell table:style-name="Default" office:value-type="float" office:value="0.008818" calcext:value-type="float">
            <text:p>0.0088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5" calcext:value-type="float">
            <text:p>-0.021805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81" calcext:value-type="float">
            <text:p>0.213081</text:p>
          </table:table-cell>
          <table:table-cell table:style-name="Default" office:value-type="float" office:value="0.011403" calcext:value-type="float">
            <text:p>0.011403</text:p>
          </table:table-cell>
          <table:table-cell table:style-name="Default" office:value-type="float" office:value="-0.08928" calcext:value-type="float">
            <text:p>-0.08928</text:p>
          </table:table-cell>
          <table:table-cell table:style-name="Default" office:value-type="float" office:value="0.008768" calcext:value-type="float">
            <text:p>0.0087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" calcext:value-type="float">
            <text:p>-0.02181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381" calcext:value-type="float">
            <text:p>0.011381</text:p>
          </table:table-cell>
          <table:table-cell table:style-name="Default" office:value-type="float" office:value="-0.089281" calcext:value-type="float">
            <text:p>-0.089281</text:p>
          </table:table-cell>
          <table:table-cell table:style-name="Default" office:value-type="float" office:value="0.008783" calcext:value-type="float">
            <text:p>0.0087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6" calcext:value-type="float">
            <text:p>-0.021806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413" calcext:value-type="float">
            <text:p>0.011413</text:p>
          </table:table-cell>
          <table:table-cell table:style-name="Default" office:value-type="float" office:value="-0.089283" calcext:value-type="float">
            <text:p>-0.089283</text:p>
          </table:table-cell>
          <table:table-cell table:style-name="Default" office:value-type="float" office:value="0.008786" calcext:value-type="float">
            <text:p>0.0087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8" calcext:value-type="float">
            <text:p>-0.021808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372" calcext:value-type="float">
            <text:p>0.011372</text:p>
          </table:table-cell>
          <table:table-cell table:style-name="Default" office:value-type="float" office:value="-0.089265" calcext:value-type="float">
            <text:p>-0.089265</text:p>
          </table:table-cell>
          <table:table-cell table:style-name="Default" office:value-type="float" office:value="0.008787" calcext:value-type="float">
            <text:p>0.0087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66" calcext:value-type="float">
            <text:p>0.213066</text:p>
          </table:table-cell>
          <table:table-cell table:style-name="Default" office:value-type="float" office:value="0.011392" calcext:value-type="float">
            <text:p>0.011392</text:p>
          </table:table-cell>
          <table:table-cell table:style-name="Default" office:value-type="float" office:value="-0.089236" calcext:value-type="float">
            <text:p>-0.089236</text:p>
          </table:table-cell>
          <table:table-cell table:style-name="Default" office:value-type="float" office:value="0.008802" calcext:value-type="float">
            <text:p>0.0088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1" calcext:value-type="float">
            <text:p>-0.021811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391" calcext:value-type="float">
            <text:p>0.011391</text:p>
          </table:table-cell>
          <table:table-cell table:style-name="Default" office:value-type="float" office:value="-0.089255" calcext:value-type="float">
            <text:p>-0.089255</text:p>
          </table:table-cell>
          <table:table-cell table:style-name="Default" office:value-type="float" office:value="0.008794" calcext:value-type="float">
            <text:p>0.0087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34" calcext:value-type="float">
            <text:p>0.067234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401" calcext:value-type="float">
            <text:p>0.011401</text:p>
          </table:table-cell>
          <table:table-cell table:style-name="Default" office:value-type="float" office:value="-0.089257" calcext:value-type="float">
            <text:p>-0.089257</text:p>
          </table:table-cell>
          <table:table-cell table:style-name="Default" office:value-type="float" office:value="0.008827" calcext:value-type="float">
            <text:p>0.0088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428" calcext:value-type="float">
            <text:p>0.011428</text:p>
          </table:table-cell>
          <table:table-cell table:style-name="Default" office:value-type="float" office:value="-0.089242" calcext:value-type="float">
            <text:p>-0.089242</text:p>
          </table:table-cell>
          <table:table-cell table:style-name="Default" office:value-type="float" office:value="0.008789" calcext:value-type="float">
            <text:p>0.0087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92" calcext:value-type="float">
            <text:p>0.011392</text:p>
          </table:table-cell>
          <table:table-cell table:style-name="Default" office:value-type="float" office:value="-0.089245" calcext:value-type="float">
            <text:p>-0.089245</text:p>
          </table:table-cell>
          <table:table-cell table:style-name="Default" office:value-type="float" office:value="0.008832" calcext:value-type="float">
            <text:p>0.0088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3" calcext:value-type="float">
            <text:p>-0.021813</text:p>
          </table:table-cell>
          <table:table-cell table:style-name="Default" office:value-type="float" office:value="0.067229" calcext:value-type="float">
            <text:p>0.067229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427" calcext:value-type="float">
            <text:p>0.011427</text:p>
          </table:table-cell>
          <table:table-cell table:style-name="Default" office:value-type="float" office:value="-0.08924" calcext:value-type="float">
            <text:p>-0.08924</text:p>
          </table:table-cell>
          <table:table-cell table:style-name="Default" office:value-type="float" office:value="0.008822" calcext:value-type="float">
            <text:p>0.0088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8" calcext:value-type="float">
            <text:p>-0.021818</text:p>
          </table:table-cell>
          <table:table-cell table:style-name="Default" office:value-type="float" office:value="0.067231" calcext:value-type="float">
            <text:p>0.067231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403" calcext:value-type="float">
            <text:p>0.011403</text:p>
          </table:table-cell>
          <table:table-cell table:style-name="Default" office:value-type="float" office:value="-0.089223" calcext:value-type="float">
            <text:p>-0.089223</text:p>
          </table:table-cell>
          <table:table-cell table:style-name="Default" office:value-type="float" office:value="0.00885" calcext:value-type="float">
            <text:p>0.00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" calcext:value-type="float">
            <text:p>0.0114</text:p>
          </table:table-cell>
          <table:table-cell table:style-name="Default" office:value-type="float" office:value="-0.089249" calcext:value-type="float">
            <text:p>-0.089249</text:p>
          </table:table-cell>
          <table:table-cell table:style-name="Default" office:value-type="float" office:value="0.008841" calcext:value-type="float">
            <text:p>0.0088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23" calcext:value-type="float">
            <text:p>0.011423</text:p>
          </table:table-cell>
          <table:table-cell table:style-name="Default" office:value-type="float" office:value="-0.089223" calcext:value-type="float">
            <text:p>-0.089223</text:p>
          </table:table-cell>
          <table:table-cell table:style-name="Default" office:value-type="float" office:value="0.008855" calcext:value-type="float">
            <text:p>0.008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3" calcext:value-type="float">
            <text:p>0.06723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489" calcext:value-type="float">
            <text:p>0.011489</text:p>
          </table:table-cell>
          <table:table-cell table:style-name="Default" office:value-type="float" office:value="-0.089212" calcext:value-type="float">
            <text:p>-0.089212</text:p>
          </table:table-cell>
          <table:table-cell table:style-name="Default" office:value-type="float" office:value="0.008837" calcext:value-type="float">
            <text:p>0.0088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081" calcext:value-type="float">
            <text:p>0.213081</text:p>
          </table:table-cell>
          <table:table-cell table:style-name="Default" office:value-type="float" office:value="0.011423" calcext:value-type="float">
            <text:p>0.011423</text:p>
          </table:table-cell>
          <table:table-cell table:style-name="Default" office:value-type="float" office:value="-0.089222" calcext:value-type="float">
            <text:p>-0.089222</text:p>
          </table:table-cell>
          <table:table-cell table:style-name="Default" office:value-type="float" office:value="0.0089" calcext:value-type="float">
            <text:p>0.00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7" calcext:value-type="float">
            <text:p>-0.021847</text:p>
          </table:table-cell>
          <table:table-cell table:style-name="Default" office:value-type="float" office:value="0.067236" calcext:value-type="float">
            <text:p>0.067236</text:p>
          </table:table-cell>
          <table:table-cell table:style-name="Default" office:value-type="float" office:value="0.213064" calcext:value-type="float">
            <text:p>0.213064</text:p>
          </table:table-cell>
          <table:table-cell table:style-name="Default" office:value-type="float" office:value="0.011455" calcext:value-type="float">
            <text:p>0.011455</text:p>
          </table:table-cell>
          <table:table-cell table:style-name="Default" office:value-type="float" office:value="-0.089086" calcext:value-type="float">
            <text:p>-0.089086</text:p>
          </table:table-cell>
          <table:table-cell table:style-name="Default" office:value-type="float" office:value="0.008991" calcext:value-type="float">
            <text:p>0.0089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6" calcext:value-type="float">
            <text:p>-0.021846</text:p>
          </table:table-cell>
          <table:table-cell table:style-name="Default" office:value-type="float" office:value="0.067248" calcext:value-type="float">
            <text:p>0.067248</text:p>
          </table:table-cell>
          <table:table-cell table:style-name="Default" office:value-type="float" office:value="0.213061" calcext:value-type="float">
            <text:p>0.213061</text:p>
          </table:table-cell>
          <table:table-cell table:style-name="Default" office:value-type="float" office:value="0.011498" calcext:value-type="float">
            <text:p>0.011498</text:p>
          </table:table-cell>
          <table:table-cell table:style-name="Default" office:value-type="float" office:value="-0.089073" calcext:value-type="float">
            <text:p>-0.089073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5" calcext:value-type="float">
            <text:p>-0.021845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59" calcext:value-type="float">
            <text:p>0.213059</text:p>
          </table:table-cell>
          <table:table-cell table:style-name="Default" office:value-type="float" office:value="0.011454" calcext:value-type="float">
            <text:p>0.011454</text:p>
          </table:table-cell>
          <table:table-cell table:style-name="Default" office:value-type="float" office:value="-0.089088" calcext:value-type="float">
            <text:p>-0.089088</text:p>
          </table:table-cell>
          <table:table-cell table:style-name="Default" office:value-type="float" office:value="0.009027" calcext:value-type="float">
            <text:p>0.0090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3" calcext:value-type="float">
            <text:p>-0.021853</text:p>
          </table:table-cell>
          <table:table-cell table:style-name="Default" office:value-type="float" office:value="0.067233" calcext:value-type="float">
            <text:p>0.067233</text:p>
          </table:table-cell>
          <table:table-cell table:style-name="Default" office:value-type="float" office:value="0.213051" calcext:value-type="float">
            <text:p>0.213051</text:p>
          </table:table-cell>
          <table:table-cell table:style-name="Default" office:value-type="float" office:value="0.011446" calcext:value-type="float">
            <text:p>0.011446</text:p>
          </table:table-cell>
          <table:table-cell table:style-name="Default" office:value-type="float" office:value="-0.089067" calcext:value-type="float">
            <text:p>-0.089067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9" calcext:value-type="float">
            <text:p>-0.021849</text:p>
          </table:table-cell>
          <table:table-cell table:style-name="Default" office:value-type="float" office:value="0.067241" calcext:value-type="float">
            <text:p>0.067241</text:p>
          </table:table-cell>
          <table:table-cell table:style-name="Default" office:value-type="float" office:value="0.213056" calcext:value-type="float">
            <text:p>0.213056</text:p>
          </table:table-cell>
          <table:table-cell table:style-name="Default" office:value-type="float" office:value="0.011507" calcext:value-type="float">
            <text:p>0.011507</text:p>
          </table:table-cell>
          <table:table-cell table:style-name="Default" office:value-type="float" office:value="-0.089058" calcext:value-type="float">
            <text:p>-0.089058</text:p>
          </table:table-cell>
          <table:table-cell table:style-name="Default" office:value-type="float" office:value="0.009052" calcext:value-type="float">
            <text:p>0.0090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" calcext:value-type="float">
            <text:p>-0.02185</text:p>
          </table:table-cell>
          <table:table-cell table:style-name="Default" office:value-type="float" office:value="0.067242" calcext:value-type="float">
            <text:p>0.067242</text:p>
          </table:table-cell>
          <table:table-cell table:style-name="Default" office:value-type="float" office:value="0.213054" calcext:value-type="float">
            <text:p>0.213054</text:p>
          </table:table-cell>
          <table:table-cell table:style-name="Default" office:value-type="float" office:value="0.011538" calcext:value-type="float">
            <text:p>0.011538</text:p>
          </table:table-cell>
          <table:table-cell table:style-name="Default" office:value-type="float" office:value="-0.089061" calcext:value-type="float">
            <text:p>-0.089061</text:p>
          </table:table-cell>
          <table:table-cell table:style-name="Default" office:value-type="float" office:value="0.009051" calcext:value-type="float">
            <text:p>0.0090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7" calcext:value-type="float">
            <text:p>-0.021857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052" calcext:value-type="float">
            <text:p>0.213052</text:p>
          </table:table-cell>
          <table:table-cell table:style-name="Default" office:value-type="float" office:value="0.011481" calcext:value-type="float">
            <text:p>0.011481</text:p>
          </table:table-cell>
          <table:table-cell table:style-name="Default" office:value-type="float" office:value="-0.089041" calcext:value-type="float">
            <text:p>-0.089041</text:p>
          </table:table-cell>
          <table:table-cell table:style-name="Default" office:value-type="float" office:value="0.009102" calcext:value-type="float">
            <text:p>0.0091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5" calcext:value-type="float">
            <text:p>-0.021865</text:p>
          </table:table-cell>
          <table:table-cell table:style-name="Default" office:value-type="float" office:value="0.06725" calcext:value-type="float">
            <text:p>0.06725</text:p>
          </table:table-cell>
          <table:table-cell table:style-name="Default" office:value-type="float" office:value="0.213045" calcext:value-type="float">
            <text:p>0.213045</text:p>
          </table:table-cell>
          <table:table-cell table:style-name="Default" office:value-type="float" office:value="0.011528" calcext:value-type="float">
            <text:p>0.011528</text:p>
          </table:table-cell>
          <table:table-cell table:style-name="Default" office:value-type="float" office:value="-0.089049" calcext:value-type="float">
            <text:p>-0.089049</text:p>
          </table:table-cell>
          <table:table-cell table:style-name="Default" office:value-type="float" office:value="0.009086" calcext:value-type="float">
            <text:p>0.0090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" calcext:value-type="float">
            <text:p>-0.02187</text:p>
          </table:table-cell>
          <table:table-cell table:style-name="Default" office:value-type="float" office:value="0.067252" calcext:value-type="float">
            <text:p>0.067252</text:p>
          </table:table-cell>
          <table:table-cell table:style-name="Default" office:value-type="float" office:value="0.213048" calcext:value-type="float">
            <text:p>0.213048</text:p>
          </table:table-cell>
          <table:table-cell table:style-name="Default" office:value-type="float" office:value="0.011518" calcext:value-type="float">
            <text:p>0.011518</text:p>
          </table:table-cell>
          <table:table-cell table:style-name="Default" office:value-type="float" office:value="-0.089076" calcext:value-type="float">
            <text:p>-0.089076</text:p>
          </table:table-cell>
          <table:table-cell table:style-name="Default" office:value-type="float" office:value="0.009112" calcext:value-type="float">
            <text:p>0.0091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6" calcext:value-type="float">
            <text:p>-0.021876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05" calcext:value-type="float">
            <text:p>0.21305</text:p>
          </table:table-cell>
          <table:table-cell table:style-name="Default" office:value-type="float" office:value="0.011588" calcext:value-type="float">
            <text:p>0.011588</text:p>
          </table:table-cell>
          <table:table-cell table:style-name="Default" office:value-type="float" office:value="-0.089043" calcext:value-type="float">
            <text:p>-0.089043</text:p>
          </table:table-cell>
          <table:table-cell table:style-name="Default" office:value-type="float" office:value="0.009162" calcext:value-type="float">
            <text:p>0.0091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" calcext:value-type="float">
            <text:p>-0.02188</text:p>
          </table:table-cell>
          <table:table-cell table:style-name="Default" office:value-type="float" office:value="0.06724" calcext:value-type="float">
            <text:p>0.06724</text:p>
          </table:table-cell>
          <table:table-cell table:style-name="Default" office:value-type="float" office:value="0.213058" calcext:value-type="float">
            <text:p>0.213058</text:p>
          </table:table-cell>
          <table:table-cell table:style-name="Default" office:value-type="float" office:value="0.011567" calcext:value-type="float">
            <text:p>0.011567</text:p>
          </table:table-cell>
          <table:table-cell table:style-name="Default" office:value-type="float" office:value="-0.089032" calcext:value-type="float">
            <text:p>-0.089032</text:p>
          </table:table-cell>
          <table:table-cell table:style-name="Default" office:value-type="float" office:value="0.009192" calcext:value-type="float">
            <text:p>0.0091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3" calcext:value-type="float">
            <text:p>-0.021893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76" calcext:value-type="float">
            <text:p>0.011576</text:p>
          </table:table-cell>
          <table:table-cell table:style-name="Default" office:value-type="float" office:value="-0.089076" calcext:value-type="float">
            <text:p>-0.089076</text:p>
          </table:table-cell>
          <table:table-cell table:style-name="Default" office:value-type="float" office:value="0.009264" calcext:value-type="float">
            <text:p>0.0092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3" calcext:value-type="float">
            <text:p>0.067263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4" calcext:value-type="float">
            <text:p>0.01154</text:p>
          </table:table-cell>
          <table:table-cell table:style-name="Default" office:value-type="float" office:value="-0.089067" calcext:value-type="float">
            <text:p>-0.089067</text:p>
          </table:table-cell>
          <table:table-cell table:style-name="Default" office:value-type="float" office:value="0.009296" calcext:value-type="float">
            <text:p>0.009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2" calcext:value-type="float">
            <text:p>-0.021902</text:p>
          </table:table-cell>
          <table:table-cell table:style-name="Default" office:value-type="float" office:value="0.067257" calcext:value-type="float">
            <text:p>0.067257</text:p>
          </table:table-cell>
          <table:table-cell table:style-name="Default" office:value-type="float" office:value="0.21307" calcext:value-type="float">
            <text:p>0.21307</text:p>
          </table:table-cell>
          <table:table-cell table:style-name="Default" office:value-type="float" office:value="0.011592" calcext:value-type="float">
            <text:p>0.011592</text:p>
          </table:table-cell>
          <table:table-cell table:style-name="Default" office:value-type="float" office:value="-0.08908" calcext:value-type="float">
            <text:p>-0.08908</text:p>
          </table:table-cell>
          <table:table-cell table:style-name="Default" office:value-type="float" office:value="0.009342" calcext:value-type="float">
            <text:p>0.009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7" calcext:value-type="float">
            <text:p>-0.021907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607" calcext:value-type="float">
            <text:p>0.011607</text:p>
          </table:table-cell>
          <table:table-cell table:style-name="Default" office:value-type="float" office:value="-0.089075" calcext:value-type="float">
            <text:p>-0.089075</text:p>
          </table:table-cell>
          <table:table-cell table:style-name="Default" office:value-type="float" office:value="0.009386" calcext:value-type="float">
            <text:p>0.0093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5" calcext:value-type="float">
            <text:p>-0.021915</text:p>
          </table:table-cell>
          <table:table-cell table:style-name="Default" office:value-type="float" office:value="0.067272" calcext:value-type="float">
            <text:p>0.067272</text:p>
          </table:table-cell>
          <table:table-cell table:style-name="Default" office:value-type="float" office:value="0.213065" calcext:value-type="float">
            <text:p>0.213065</text:p>
          </table:table-cell>
          <table:table-cell table:style-name="Default" office:value-type="float" office:value="0.01154" calcext:value-type="float">
            <text:p>0.01154</text:p>
          </table:table-cell>
          <table:table-cell table:style-name="Default" office:value-type="float" office:value="-0.089061" calcext:value-type="float">
            <text:p>-0.089061</text:p>
          </table:table-cell>
          <table:table-cell table:style-name="Default" office:value-type="float" office:value="0.009471" calcext:value-type="float">
            <text:p>0.0094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8" calcext:value-type="float">
            <text:p>-0.021928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57" calcext:value-type="float">
            <text:p>0.01157</text:p>
          </table:table-cell>
          <table:table-cell table:style-name="Default" office:value-type="float" office:value="-0.08905" calcext:value-type="float">
            <text:p>-0.08905</text:p>
          </table:table-cell>
          <table:table-cell table:style-name="Default" office:value-type="float" office:value="0.009538" calcext:value-type="float">
            <text:p>0.0095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1" calcext:value-type="float">
            <text:p>-0.021931</text:p>
          </table:table-cell>
          <table:table-cell table:style-name="Default" office:value-type="float" office:value="0.06728" calcext:value-type="float">
            <text:p>0.06728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58" calcext:value-type="float">
            <text:p>0.01158</text:p>
          </table:table-cell>
          <table:table-cell table:style-name="Default" office:value-type="float" office:value="-0.089019" calcext:value-type="float">
            <text:p>-0.089019</text:p>
          </table:table-cell>
          <table:table-cell table:style-name="Default" office:value-type="float" office:value="0.009632" calcext:value-type="float">
            <text:p>0.009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" calcext:value-type="float">
            <text:p>-0.02195</text:p>
          </table:table-cell>
          <table:table-cell table:style-name="Default" office:value-type="float" office:value="0.067287" calcext:value-type="float">
            <text:p>0.067287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607" calcext:value-type="float">
            <text:p>0.011607</text:p>
          </table:table-cell>
          <table:table-cell table:style-name="Default" office:value-type="float" office:value="-0.089038" calcext:value-type="float">
            <text:p>-0.089038</text:p>
          </table:table-cell>
          <table:table-cell table:style-name="Default" office:value-type="float" office:value="0.00969" calcext:value-type="float">
            <text:p>0.009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5" calcext:value-type="float">
            <text:p>-0.021955</text:p>
          </table:table-cell>
          <table:table-cell table:style-name="Default" office:value-type="float" office:value="0.067289" calcext:value-type="float">
            <text:p>0.067289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62" calcext:value-type="float">
            <text:p>0.011562</text:p>
          </table:table-cell>
          <table:table-cell table:style-name="Default" office:value-type="float" office:value="-0.089012" calcext:value-type="float">
            <text:p>-0.089012</text:p>
          </table:table-cell>
          <table:table-cell table:style-name="Default" office:value-type="float" office:value="0.009723" calcext:value-type="float">
            <text:p>0.0097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6" calcext:value-type="float">
            <text:p>-0.021956</text:p>
          </table:table-cell>
          <table:table-cell table:style-name="Default" office:value-type="float" office:value="0.067298" calcext:value-type="float">
            <text:p>0.067298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587" calcext:value-type="float">
            <text:p>0.011587</text:p>
          </table:table-cell>
          <table:table-cell table:style-name="Default" office:value-type="float" office:value="-0.089019" calcext:value-type="float">
            <text:p>-0.089019</text:p>
          </table:table-cell>
          <table:table-cell table:style-name="Default" office:value-type="float" office:value="0.009762" calcext:value-type="float">
            <text:p>0.0097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6" calcext:value-type="float">
            <text:p>-0.02196</text:p>
          </table:table-cell>
          <table:table-cell table:style-name="Default" office:value-type="float" office:value="0.067296" calcext:value-type="float">
            <text:p>0.067296</text:p>
          </table:table-cell>
          <table:table-cell table:style-name="Default" office:value-type="float" office:value="0.213078" calcext:value-type="float">
            <text:p>0.213078</text:p>
          </table:table-cell>
          <table:table-cell table:style-name="Default" office:value-type="float" office:value="0.011608" calcext:value-type="float">
            <text:p>0.011608</text:p>
          </table:table-cell>
          <table:table-cell table:style-name="Default" office:value-type="float" office:value="-0.088999" calcext:value-type="float">
            <text:p>-0.088999</text:p>
          </table:table-cell>
          <table:table-cell table:style-name="Default" office:value-type="float" office:value="0.009828" calcext:value-type="float">
            <text:p>0.0098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7" calcext:value-type="float">
            <text:p>-0.02197</text:p>
          </table:table-cell>
          <table:table-cell table:style-name="Default" office:value-type="float" office:value="0.06729" calcext:value-type="float">
            <text:p>0.0672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57" calcext:value-type="float">
            <text:p>0.01157</text:p>
          </table:table-cell>
          <table:table-cell table:style-name="Default" office:value-type="float" office:value="-0.089016" calcext:value-type="float">
            <text:p>-0.089016</text:p>
          </table:table-cell>
          <table:table-cell table:style-name="Default" office:value-type="float" office:value="0.009822" calcext:value-type="float">
            <text:p>0.0098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71" calcext:value-type="float">
            <text:p>-0.021971</text:p>
          </table:table-cell>
          <table:table-cell table:style-name="Default" office:value-type="float" office:value="0.067295" calcext:value-type="float">
            <text:p>0.067295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55" calcext:value-type="float">
            <text:p>0.01155</text:p>
          </table:table-cell>
          <table:table-cell table:style-name="Default" office:value-type="float" office:value="-0.089003" calcext:value-type="float">
            <text:p>-0.089003</text:p>
          </table:table-cell>
          <table:table-cell table:style-name="Default" office:value-type="float" office:value="0.009894" calcext:value-type="float">
            <text:p>0.0098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89" calcext:value-type="float">
            <text:p>-0.021989</text:p>
          </table:table-cell>
          <table:table-cell table:style-name="Default" office:value-type="float" office:value="0.067309" calcext:value-type="float">
            <text:p>0.067309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572" calcext:value-type="float">
            <text:p>0.011572</text:p>
          </table:table-cell>
          <table:table-cell table:style-name="Default" office:value-type="float" office:value="-0.088974" calcext:value-type="float">
            <text:p>-0.088974</text:p>
          </table:table-cell>
          <table:table-cell table:style-name="Default" office:value-type="float" office:value="0.009944" calcext:value-type="float">
            <text:p>0.0099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" calcext:value-type="float">
            <text:p>-0.022</text:p>
          </table:table-cell>
          <table:table-cell table:style-name="Default" office:value-type="float" office:value="0.067311" calcext:value-type="float">
            <text:p>0.067311</text:p>
          </table:table-cell>
          <table:table-cell table:style-name="Default" office:value-type="float" office:value="0.213078" calcext:value-type="float">
            <text:p>0.213078</text:p>
          </table:table-cell>
          <table:table-cell table:style-name="Default" office:value-type="float" office:value="0.011582" calcext:value-type="float">
            <text:p>0.011582</text:p>
          </table:table-cell>
          <table:table-cell table:style-name="Default" office:value-type="float" office:value="-0.088948" calcext:value-type="float">
            <text:p>-0.088948</text:p>
          </table:table-cell>
          <table:table-cell table:style-name="Default" office:value-type="float" office:value="0.010038" calcext:value-type="float">
            <text:p>0.0100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02" calcext:value-type="float">
            <text:p>-0.022002</text:p>
          </table:table-cell>
          <table:table-cell table:style-name="Default" office:value-type="float" office:value="0.067308" calcext:value-type="float">
            <text:p>0.067308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644" calcext:value-type="float">
            <text:p>0.011644</text:p>
          </table:table-cell>
          <table:table-cell table:style-name="Default" office:value-type="float" office:value="-0.088923" calcext:value-type="float">
            <text:p>-0.088923</text:p>
          </table:table-cell>
          <table:table-cell table:style-name="Default" office:value-type="float" office:value="0.010112" calcext:value-type="float">
            <text:p>0.0101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18" calcext:value-type="float">
            <text:p>-0.022018</text:p>
          </table:table-cell>
          <table:table-cell table:style-name="Default" office:value-type="float" office:value="0.067319" calcext:value-type="float">
            <text:p>0.067319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641" calcext:value-type="float">
            <text:p>0.011641</text:p>
          </table:table-cell>
          <table:table-cell table:style-name="Default" office:value-type="float" office:value="-0.088917" calcext:value-type="float">
            <text:p>-0.088917</text:p>
          </table:table-cell>
          <table:table-cell table:style-name="Default" office:value-type="float" office:value="0.010187" calcext:value-type="float">
            <text:p>0.010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21" calcext:value-type="float">
            <text:p>-0.022021</text:p>
          </table:table-cell>
          <table:table-cell table:style-name="Default" office:value-type="float" office:value="0.067322" calcext:value-type="float">
            <text:p>0.067322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638" calcext:value-type="float">
            <text:p>0.011638</text:p>
          </table:table-cell>
          <table:table-cell table:style-name="Default" office:value-type="float" office:value="-0.088878" calcext:value-type="float">
            <text:p>-0.088878</text:p>
          </table:table-cell>
          <table:table-cell table:style-name="Default" office:value-type="float" office:value="0.010295" calcext:value-type="float">
            <text:p>0.0102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23" calcext:value-type="float">
            <text:p>-0.022023</text:p>
          </table:table-cell>
          <table:table-cell table:style-name="Default" office:value-type="float" office:value="0.067338" calcext:value-type="float">
            <text:p>0.067338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636" calcext:value-type="float">
            <text:p>0.011636</text:p>
          </table:table-cell>
          <table:table-cell table:style-name="Default" office:value-type="float" office:value="-0.088868" calcext:value-type="float">
            <text:p>-0.088868</text:p>
          </table:table-cell>
          <table:table-cell table:style-name="Default" office:value-type="float" office:value="0.010375" calcext:value-type="float">
            <text:p>0.0103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31" calcext:value-type="float">
            <text:p>-0.022031</text:p>
          </table:table-cell>
          <table:table-cell table:style-name="Default" office:value-type="float" office:value="0.067345" calcext:value-type="float">
            <text:p>0.067345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596" calcext:value-type="float">
            <text:p>0.011596</text:p>
          </table:table-cell>
          <table:table-cell table:style-name="Default" office:value-type="float" office:value="-0.088859" calcext:value-type="float">
            <text:p>-0.088859</text:p>
          </table:table-cell>
          <table:table-cell table:style-name="Default" office:value-type="float" office:value="0.010454" calcext:value-type="float">
            <text:p>0.010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48" calcext:value-type="float">
            <text:p>-0.022048</text:p>
          </table:table-cell>
          <table:table-cell table:style-name="Default" office:value-type="float" office:value="0.067342" calcext:value-type="float">
            <text:p>0.067342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98" calcext:value-type="float">
            <text:p>0.011598</text:p>
          </table:table-cell>
          <table:table-cell table:style-name="Default" office:value-type="float" office:value="-0.088853" calcext:value-type="float">
            <text:p>-0.088853</text:p>
          </table:table-cell>
          <table:table-cell table:style-name="Default" office:value-type="float" office:value="0.010521" calcext:value-type="float">
            <text:p>0.0105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6" calcext:value-type="float">
            <text:p>-0.02206</text:p>
          </table:table-cell>
          <table:table-cell table:style-name="Default" office:value-type="float" office:value="0.067358" calcext:value-type="float">
            <text:p>0.067358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641" calcext:value-type="float">
            <text:p>0.011641</text:p>
          </table:table-cell>
          <table:table-cell table:style-name="Default" office:value-type="float" office:value="-0.088819" calcext:value-type="float">
            <text:p>-0.088819</text:p>
          </table:table-cell>
          <table:table-cell table:style-name="Default" office:value-type="float" office:value="0.010646" calcext:value-type="float">
            <text:p>0.0106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7" calcext:value-type="float">
            <text:p>-0.02207</text:p>
          </table:table-cell>
          <table:table-cell table:style-name="Default" office:value-type="float" office:value="0.067338" calcext:value-type="float">
            <text:p>0.067338</text:p>
          </table:table-cell>
          <table:table-cell table:style-name="Default" office:value-type="float" office:value="0.213064" calcext:value-type="float">
            <text:p>0.213064</text:p>
          </table:table-cell>
          <table:table-cell table:style-name="Default" office:value-type="float" office:value="0.011665" calcext:value-type="float">
            <text:p>0.011665</text:p>
          </table:table-cell>
          <table:table-cell table:style-name="Default" office:value-type="float" office:value="-0.088834" calcext:value-type="float">
            <text:p>-0.088834</text:p>
          </table:table-cell>
          <table:table-cell table:style-name="Default" office:value-type="float" office:value="0.010949" calcext:value-type="float">
            <text:p>0.0109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34" calcext:value-type="float">
            <text:p>-0.022134</text:p>
          </table:table-cell>
          <table:table-cell table:style-name="Default" office:value-type="float" office:value="0.067354" calcext:value-type="float">
            <text:p>0.067354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715" calcext:value-type="float">
            <text:p>0.011715</text:p>
          </table:table-cell>
          <table:table-cell table:style-name="Default" office:value-type="float" office:value="-0.08877" calcext:value-type="float">
            <text:p>-0.08877</text:p>
          </table:table-cell>
          <table:table-cell table:style-name="Default" office:value-type="float" office:value="0.011404" calcext:value-type="float">
            <text:p>0.0114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94" calcext:value-type="float">
            <text:p>-0.022194</text:p>
          </table:table-cell>
          <table:table-cell table:style-name="Default" office:value-type="float" office:value="0.067379" calcext:value-type="float">
            <text:p>0.067379</text:p>
          </table:table-cell>
          <table:table-cell table:style-name="Default" office:value-type="float" office:value="0.213092" calcext:value-type="float">
            <text:p>0.213092</text:p>
          </table:table-cell>
          <table:table-cell table:style-name="Default" office:value-type="float" office:value="0.011928" calcext:value-type="float">
            <text:p>0.011928</text:p>
          </table:table-cell>
          <table:table-cell table:style-name="Default" office:value-type="float" office:value="-0.088687" calcext:value-type="float">
            <text:p>-0.088687</text:p>
          </table:table-cell>
          <table:table-cell table:style-name="Default" office:value-type="float" office:value="0.011942" calcext:value-type="float">
            <text:p>0.0119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16" calcext:value-type="float">
            <text:p>-0.022216</text:p>
          </table:table-cell>
          <table:table-cell table:style-name="Default" office:value-type="float" office:value="0.067459" calcext:value-type="float">
            <text:p>0.067459</text:p>
          </table:table-cell>
          <table:table-cell table:style-name="Default" office:value-type="float" office:value="0.213046" calcext:value-type="float">
            <text:p>0.213046</text:p>
          </table:table-cell>
          <table:table-cell table:style-name="Default" office:value-type="float" office:value="0.012036" calcext:value-type="float">
            <text:p>0.012036</text:p>
          </table:table-cell>
          <table:table-cell table:style-name="Default" office:value-type="float" office:value="-0.088437" calcext:value-type="float">
            <text:p>-0.088437</text:p>
          </table:table-cell>
          <table:table-cell table:style-name="Default" office:value-type="float" office:value="0.012613" calcext:value-type="float">
            <text:p>0.0126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59" calcext:value-type="float">
            <text:p>-0.022259</text:p>
          </table:table-cell>
          <table:table-cell table:style-name="Default" office:value-type="float" office:value="0.067474" calcext:value-type="float">
            <text:p>0.067474</text:p>
          </table:table-cell>
          <table:table-cell table:style-name="Default" office:value-type="float" office:value="0.213041" calcext:value-type="float">
            <text:p>0.213041</text:p>
          </table:table-cell>
          <table:table-cell table:style-name="Default" office:value-type="float" office:value="0.012025" calcext:value-type="float">
            <text:p>0.012025</text:p>
          </table:table-cell>
          <table:table-cell table:style-name="Default" office:value-type="float" office:value="-0.0884" calcext:value-type="float">
            <text:p>-0.0884</text:p>
          </table:table-cell>
          <table:table-cell table:style-name="Default" office:value-type="float" office:value="0.012948" calcext:value-type="float">
            <text:p>0.0129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88" calcext:value-type="float">
            <text:p>-0.022288</text:p>
          </table:table-cell>
          <table:table-cell table:style-name="Default" office:value-type="float" office:value="0.067483" calcext:value-type="float">
            <text:p>0.067483</text:p>
          </table:table-cell>
          <table:table-cell table:style-name="Default" office:value-type="float" office:value="0.213037" calcext:value-type="float">
            <text:p>0.213037</text:p>
          </table:table-cell>
          <table:table-cell table:style-name="Default" office:value-type="float" office:value="0.011996" calcext:value-type="float">
            <text:p>0.011996</text:p>
          </table:table-cell>
          <table:table-cell table:style-name="Default" office:value-type="float" office:value="-0.08834" calcext:value-type="float">
            <text:p>-0.08834</text:p>
          </table:table-cell>
          <table:table-cell table:style-name="Default" office:value-type="float" office:value="0.013165" calcext:value-type="float">
            <text:p>0.013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09" calcext:value-type="float">
            <text:p>-0.022309</text:p>
          </table:table-cell>
          <table:table-cell table:style-name="Default" office:value-type="float" office:value="0.067512" calcext:value-type="float">
            <text:p>0.067512</text:p>
          </table:table-cell>
          <table:table-cell table:style-name="Default" office:value-type="float" office:value="0.213029" calcext:value-type="float">
            <text:p>0.213029</text:p>
          </table:table-cell>
          <table:table-cell table:style-name="Default" office:value-type="float" office:value="0.01196" calcext:value-type="float">
            <text:p>0.01196</text:p>
          </table:table-cell>
          <table:table-cell table:style-name="Default" office:value-type="float" office:value="-0.088283" calcext:value-type="float">
            <text:p>-0.088283</text:p>
          </table:table-cell>
          <table:table-cell table:style-name="Default" office:value-type="float" office:value="0.013351" calcext:value-type="float">
            <text:p>0.0133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17" calcext:value-type="float">
            <text:p>-0.022317</text:p>
          </table:table-cell>
          <table:table-cell table:style-name="Default" office:value-type="float" office:value="0.067509" calcext:value-type="float">
            <text:p>0.067509</text:p>
          </table:table-cell>
          <table:table-cell table:style-name="Default" office:value-type="float" office:value="0.21302" calcext:value-type="float">
            <text:p>0.21302</text:p>
          </table:table-cell>
          <table:table-cell table:style-name="Default" office:value-type="float" office:value="0.011904" calcext:value-type="float">
            <text:p>0.011904</text:p>
          </table:table-cell>
          <table:table-cell table:style-name="Default" office:value-type="float" office:value="-0.088259" calcext:value-type="float">
            <text:p>-0.088259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table:number-columns-repeated="6"/>
          <table:table-cell table:number-columns-repeated="1012"/>
        </table:table-row>
        <table:table-row table:style-name="ro1" table:number-rows-repeated="25">
          <table:table-cell table:style-name="Default" table:number-columns-repeated="12"/>
          <table:table-cell table:number-columns-repeated="1012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0481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Leg" table:style-name="ta2">
        <table:shapes>
          <draw:frame draw:z-index="0" draw:name="Gráfico 1" draw:style-name="gr1" svg:width="4.552in" svg:height="2.6051in" svg:x="15.2441in" svg:y="0.2362in">
            <draw:object draw:notify-on-update-of-ranges="LLeg.A1:LLeg.A1 LLeg.A2:LLeg.A216 LLeg.H1:LLeg.H1 LLeg.R120:LLeg.R300 LLeg.O1:LLeg.O1 LLeg.O120:LLeg.O3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4.5854in" svg:height="2.6815in" svg:x="15.1949in" svg:y="2.9862in">
            <draw:object draw:notify-on-update-of-ranges="LLeg.B1:LLeg.B1 LLeg.B2:LLeg.B216 LLeg.J1:LLeg.J1 LLeg.S75:LLeg.S300 LLeg.P1:LLeg.P1 LLeg.P75:LLeg.P3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áfico 3" draw:style-name="gr1" svg:width="4.6276in" svg:height="2.6634in" svg:x="15.1799in" svg:y="5.8295in">
            <draw:object draw:notify-on-update-of-ranges="LLeg.C1:LLeg.C1 LLeg.C2:LLeg.C216 LLeg.I1:LLeg.I1 LLeg.I75:LLeg.I300 LLeg.Q1:LLeg.Q1 LLeg.Q75:LLeg.Q3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Gráfico 1" draw:style-name="gr1" svg:width="4.552in" svg:height="2.6051in" svg:x="20.0823in" svg:y="0.2484in">
            <draw:object draw:notify-on-update-of-ranges="LLeg.D1:LLeg.D1 LLeg.D2:LLeg.D216 LLeg.K1:LLeg.K1 LLeg.K90:LLeg.K300 LLeg.T1:LLeg.T1 LLeg.T90:LLeg.T3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Gráfico 2" draw:style-name="gr1" svg:width="4.5854in" svg:height="2.6815in" svg:x="20.0559in" svg:y="3.0343in">
            <draw:object draw:notify-on-update-of-ranges="LLeg.E1:LLeg.E1 LLeg.E2:LLeg.E216 LLeg.M1:LLeg.M1 LLeg.M90:LLeg.M300 LLeg.U1:LLeg.U1 LLeg.U90:LLeg.U3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Gráfico 3" draw:style-name="gr1" svg:width="4.6276in" svg:height="2.6634in" svg:x="20.1154in" svg:y="5.835in">
            <draw:object draw:notify-on-update-of-ranges="LLeg.F1:LLeg.F1 LLeg.F2:LLeg.F216 LLeg.L1:LLeg.L1 LLeg.L80:LLeg.L300 LLeg.V1:LLeg.V1 LLeg.V80:LLeg.V3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3" table:number-columns-repeated="1000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 Nao</text:p>
          </table:table-cell>
          <table:table-cell office:value-type="string" calcext:value-type="string">
            <text:p>Y Nao</text:p>
          </table:table-cell>
          <table:table-cell office:value-type="string" calcext:value-type="string">
            <text:p>Z Nao</text:p>
          </table:table-cell>
          <table:table-cell table:style-name="Default" office:value-type="string" calcext:value-type="string">
            <text:p>wX Nao</text:p>
          </table:table-cell>
          <table:table-cell table:style-name="Default" office:value-type="string" calcext:value-type="string">
            <text:p>wY Nao</text:p>
          </table:table-cell>
          <table:table-cell table:style-name="Default" office:value-type="string" calcext:value-type="string">
            <text:p>wZ Nao</text:p>
          </table:table-cell>
          <table:table-cell/>
          <table:table-cell office:value-type="string" calcext:value-type="string">
            <text:p>X MoCap</text:p>
          </table:table-cell>
          <table:table-cell office:value-type="string" calcext:value-type="string">
            <text:p>Z MoCap (Y)</text:p>
          </table:table-cell>
          <table:table-cell office:value-type="string" calcext:value-type="string">
            <text:p>Y MoCap (Z)</text:p>
          </table:table-cell>
          <table:table-cell office:value-type="string" calcext:value-type="string">
            <text:p>wX MoCap</text:p>
          </table:table-cell>
          <table:table-cell office:value-type="string" calcext:value-type="string">
            <text:p>wZ MoCap (Y)</text:p>
          </table:table-cell>
          <table:table-cell office:value-type="string" calcext:value-type="string">
            <text:p>wY MoCap (Z)</text:p>
          </table:table-cell>
          <table:table-cell/>
          <table:table-cell office:value-type="string" calcext:value-type="string">
            <text:p>X Corr</text:p>
          </table:table-cell>
          <table:table-cell office:value-type="string" calcext:value-type="string">
            <text:p>Y Corr</text:p>
          </table:table-cell>
          <table:table-cell office:value-type="string" calcext:value-type="string">
            <text:p>Z Corr</text:p>
          </table:table-cell>
          <table:table-cell office:value-type="string" calcext:value-type="string">
            <text:p><text:s/>Xinv</text:p>
          </table:table-cell>
          <table:table-cell office:value-type="string" calcext:value-type="string">
            <text:p>Y Inv</text:p>
          </table:table-cell>
          <table:table-cell office:value-type="string" calcext:value-type="string">
            <text:p>wX Corr</text:p>
          </table:table-cell>
          <table:table-cell office:value-type="string" calcext:value-type="string">
            <text:p>wY Corr</text:p>
          </table:table-cell>
          <table:table-cell office:value-type="string" calcext:value-type="string">
            <text:p>wZ Corr</text:p>
          </table:table-cell>
          <table:table-cell table:number-columns-repeated="1002"/>
        </table:table-row>
        <table:table-row table:style-name="ro1">
          <table:table-cell table:formula="of:=[Datos_Nao.A2]" office:value-type="float" office:value="-0.00257580750621855" calcext:value-type="float">
            <text:p>-0.0025758075</text:p>
          </table:table-cell>
          <table:table-cell table:formula="of:=[Datos_Nao.B2]" office:value-type="float" office:value="0.06842041015625" calcext:value-type="float">
            <text:p>0.0684204102</text:p>
          </table:table-cell>
          <table:table-cell table:formula="of:=[Datos_Nao.C2]" office:value-type="float" office:value="0.000000260770320892334" calcext:value-type="float">
            <text:p>2.60770320892334E-007</text:p>
          </table:table-cell>
          <table:table-cell table:formula="of:=[Datos_Nao.D2]" office:value-type="float" office:value="-0.0000000149628824885895" calcext:value-type="float">
            <text:p>-0.000000015</text:p>
          </table:table-cell>
          <table:table-cell table:formula="of:=[Datos_Nao.E2]" office:value-type="float" office:value="0.000000000328623128709182" calcext:value-type="float">
            <text:p>3.28623128709182E-010</text:p>
          </table:table-cell>
          <table:table-cell table:formula="of:=[Datos_Nao.F2]" office:value-type="float" office:value="0.134684383869171" calcext:value-type="float">
            <text:p>0.1346843839</text:p>
          </table:table-cell>
          <table:table-cell/>
          <table:table-cell table:formula="of:=[Datos_MoCap.A2]" office:value-type="float" office:value="0.011248" calcext:value-type="float">
            <text:p>0.011248</text:p>
          </table:table-cell>
          <table:table-cell table:formula="of:=[Datos_MoCap.B2]" office:value-type="float" office:value="0.067846" calcext:value-type="float">
            <text:p>0.067846</text:p>
          </table:table-cell>
          <table:table-cell table:formula="of:=[Datos_MoCap.C2]" office:value-type="float" office:value="0.199624" calcext:value-type="float">
            <text:p>0.199624</text:p>
          </table:table-cell>
          <table:table-cell table:formula="of:=[Datos_MoCap.D2]" office:value-type="float" office:value="0.002546" calcext:value-type="float">
            <text:p>0.002546</text:p>
          </table:table-cell>
          <table:table-cell table:formula="of:=[Datos_MoCap.F2]" office:value-type="float" office:value="0.001032" calcext:value-type="float">
            <text:p>0.001032</text:p>
          </table:table-cell>
          <table:table-cell table:formula="of:=[Datos_MoCap.E2]" office:value-type="float" office:value="-0.062231" calcext:value-type="float">
            <text:p>-0.062231</text:p>
          </table:table-cell>
          <table:table-cell/>
          <table:table-cell table:formula="of:=([.H2]^2)*(0.140024724909833)+([.H2])*(-0.00142725065277068)+(-0.0063459406986214)" office:value-type="float" office:value="-0.00634427883526989" calcext:value-type="float">
            <text:p>-0.0063442788</text:p>
          </table:table-cell>
          <table:table-cell table:formula="of:=([.J2]^2)*(-1.68303778049881)+([.J2])*(0.15665109790632)+(0.10475739737447)" office:value-type="float" office:value="0.0689600958640066" calcext:value-type="float">
            <text:p>0.0689600959</text:p>
          </table:table-cell>
          <table:table-cell table:formula="of:=([.I2]^2)*(-1.84809378419694)+([.I2])*(0.969715893777015)+(-0.0558124189204929)" office:value-type="float" office:value="0.00147200259739985" calcext:value-type="float">
            <text:p>0.0014720026</text:p>
          </table:table-cell>
          <table:table-cell table:formula="of:=[.H2]*-1" office:value-type="float" office:value="-0.011248" calcext:value-type="float">
            <text:p>-0.011248</text:p>
          </table:table-cell>
          <table:table-cell table:formula="of:=[.M2]*-1" office:value-type="float" office:value="0.062231" calcext:value-type="float">
            <text:p>0.062231</text:p>
          </table:table-cell>
          <table:table-cell table:formula="of:=([.K2]^2)*(48.7382423482978)+([.K2])*(0.0643401308833624)+(0.0316411646540839)" office:value-type="float" office:value="0.0321209015678507" calcext:value-type="float">
            <text:p>0.0321209016</text:p>
          </table:table-cell>
          <table:table-cell table:formula="of:=([.M2]^2)*(2.99573212968935)+([.M2])*(-0.0394274132082148)+(-0.010306073088791)" office:value-type="float" office:value="0.00374909817548027" calcext:value-type="float">
            <text:p>0.0037490982</text:p>
          </table:table-cell>
          <table:table-cell table:formula="of:=([.L2]^2)*(-20.9992408223248)+([.L2])*(0.114146130561486)+(0.302895814088881)" office:value-type="float" office:value="0.302991248200163" calcext:value-type="float">
            <text:p>0.3029912482</text:p>
          </table:table-cell>
          <table:table-cell table:number-columns-repeated="1002"/>
        </table:table-row>
        <table:table-row table:style-name="ro1">
          <table:table-cell table:formula="of:=[Datos_Nao.A3]" office:value-type="float" office:value="-0.00257580750621855" calcext:value-type="float">
            <text:p>-0.0025758075</text:p>
          </table:table-cell>
          <table:table-cell table:formula="of:=[Datos_Nao.B3]" office:value-type="float" office:value="0.06842041015625" calcext:value-type="float">
            <text:p>0.0684204102</text:p>
          </table:table-cell>
          <table:table-cell table:formula="of:=[Datos_Nao.C3]" office:value-type="float" office:value="0.000000260770320892334" calcext:value-type="float">
            <text:p>2.60770320892334E-007</text:p>
          </table:table-cell>
          <table:table-cell table:formula="of:=[Datos_Nao.D3]" office:value-type="float" office:value="-0.0000000149628824885895" calcext:value-type="float">
            <text:p>-0.000000015</text:p>
          </table:table-cell>
          <table:table-cell table:formula="of:=[Datos_Nao.E3]" office:value-type="float" office:value="0.000000000328623128709182" calcext:value-type="float">
            <text:p>3.28623128709182E-010</text:p>
          </table:table-cell>
          <table:table-cell table:formula="of:=[Datos_Nao.F3]" office:value-type="float" office:value="0.134684383869171" calcext:value-type="float">
            <text:p>0.1346843839</text:p>
          </table:table-cell>
          <table:table-cell/>
          <table:table-cell table:formula="of:=[Datos_MoCap.A3]" office:value-type="float" office:value="0.011237" calcext:value-type="float">
            <text:p>0.011237</text:p>
          </table:table-cell>
          <table:table-cell table:formula="of:=[Datos_MoCap.B3]" office:value-type="float" office:value="0.067844" calcext:value-type="float">
            <text:p>0.067844</text:p>
          </table:table-cell>
          <table:table-cell table:formula="of:=[Datos_MoCap.C3]" office:value-type="float" office:value="0.19963" calcext:value-type="float">
            <text:p>0.19963</text:p>
          </table:table-cell>
          <table:table-cell table:formula="of:=[Datos_MoCap.D3]" office:value-type="float" office:value="0.002663" calcext:value-type="float">
            <text:p>0.002663</text:p>
          </table:table-cell>
          <table:table-cell table:formula="of:=[Datos_MoCap.F3]" office:value-type="float" office:value="0.001095" calcext:value-type="float">
            <text:p>0.001095</text:p>
          </table:table-cell>
          <table:table-cell table:formula="of:=[Datos_MoCap.E3]" office:value-type="float" office:value="-0.062237" calcext:value-type="float">
            <text:p>-0.062237</text:p>
          </table:table-cell>
          <table:table-cell/>
          <table:table-cell table:formula="of:=([.H3]^2)*(0.140024724909833)+([.H3])*(-0.00142725065277068)+(-0.0063459406986214)" office:value-type="float" office:value="-0.00634429776852804" calcext:value-type="float">
            <text:p>-0.0063442978</text:p>
          </table:table-cell>
          <table:table-cell table:formula="of:=([.J3]^2)*(-1.68303778049881)+([.J3])*(0.15665109790632)+(0.10475739737447)" office:value-type="float" office:value="0.0689570040131979" calcext:value-type="float">
            <text:p>0.068957004</text:p>
          </table:table-cell>
          <table:table-cell table:formula="of:=([.I3]^2)*(-1.84809378419694)+([.I3])*(0.969715893777015)+(-0.0558124189204929)" office:value-type="float" office:value="0.00147056470130345" calcext:value-type="float">
            <text:p>0.0014705647</text:p>
          </table:table-cell>
          <table:table-cell table:formula="of:=[.H3]*-1" office:value-type="float" office:value="-0.011237" calcext:value-type="float">
            <text:p>-0.011237</text:p>
          </table:table-cell>
          <table:table-cell table:formula="of:=[.M3]*-1" office:value-type="float" office:value="0.062237" calcext:value-type="float">
            <text:p>0.062237</text:p>
          </table:table-cell>
          <table:table-cell table:formula="of:=([.K3]^2)*(48.7382423482978)+([.K3])*(0.0643401308833624)+(0.0316411646540839)" office:value-type="float" office:value="0.032158133031178" calcext:value-type="float">
            <text:p>0.032158133</text:p>
          </table:table-cell>
          <table:table-cell table:formula="of:=([.M3]^2)*(2.99573212968935)+([.M3])*(-0.0394274132082148)+(-0.010306073088791)" office:value-type="float" office:value="0.00375157197667983" calcext:value-type="float">
            <text:p>0.003751572</text:p>
          </table:table-cell>
          <table:table-cell table:formula="of:=([.L3]^2)*(-20.9992408223248)+([.L3])*(0.114146130561486)+(0.302895814088881)" office:value-type="float" office:value="0.302995625487119" calcext:value-type="float">
            <text:p>0.3029956255</text:p>
          </table:table-cell>
          <table:table-cell table:number-columns-repeated="1002"/>
        </table:table-row>
        <table:table-row table:style-name="ro1">
          <table:table-cell table:formula="of:=[Datos_Nao.A4]" office:value-type="float" office:value="-0.00257580750621855" calcext:value-type="float">
            <text:p>-0.0025758075</text:p>
          </table:table-cell>
          <table:table-cell table:formula="of:=[Datos_Nao.B4]" office:value-type="float" office:value="0.06842041015625" calcext:value-type="float">
            <text:p>0.0684204102</text:p>
          </table:table-cell>
          <table:table-cell table:formula="of:=[Datos_Nao.C4]" office:value-type="float" office:value="0.000000260770320892334" calcext:value-type="float">
            <text:p>2.60770320892334E-007</text:p>
          </table:table-cell>
          <table:table-cell table:formula="of:=[Datos_Nao.D4]" office:value-type="float" office:value="-0.0000000149628824885895" calcext:value-type="float">
            <text:p>-0.000000015</text:p>
          </table:table-cell>
          <table:table-cell table:formula="of:=[Datos_Nao.E4]" office:value-type="float" office:value="0.000000000328623128709182" calcext:value-type="float">
            <text:p>3.28623128709182E-010</text:p>
          </table:table-cell>
          <table:table-cell table:formula="of:=[Datos_Nao.F4]" office:value-type="float" office:value="0.134684383869171" calcext:value-type="float">
            <text:p>0.1346843839</text:p>
          </table:table-cell>
          <table:table-cell/>
          <table:table-cell table:formula="of:=[Datos_MoCap.A4]" office:value-type="float" office:value="0.011228" calcext:value-type="float">
            <text:p>0.011228</text:p>
          </table:table-cell>
          <table:table-cell table:formula="of:=[Datos_MoCap.B4]" office:value-type="float" office:value="0.067846" calcext:value-type="float">
            <text:p>0.067846</text:p>
          </table:table-cell>
          <table:table-cell table:formula="of:=[Datos_MoCap.C4]" office:value-type="float" office:value="0.199629" calcext:value-type="float">
            <text:p>0.199629</text:p>
          </table:table-cell>
          <table:table-cell table:formula="of:=[Datos_MoCap.D4]" office:value-type="float" office:value="0.002647" calcext:value-type="float">
            <text:p>0.002647</text:p>
          </table:table-cell>
          <table:table-cell table:formula="of:=[Datos_MoCap.F4]" office:value-type="float" office:value="0.001248" calcext:value-type="float">
            <text:p>0.001248</text:p>
          </table:table-cell>
          <table:table-cell table:formula="of:=[Datos_MoCap.E4]" office:value-type="float" office:value="-0.062207" calcext:value-type="float">
            <text:p>-0.062207</text:p>
          </table:table-cell>
          <table:table-cell/>
          <table:table-cell table:formula="of:=([.H4]^2)*(0.140024724909833)+([.H4])*(-0.00142725065277068)+(-0.0063459406986214)" office:value-type="float" office:value="-0.00634431323417117" calcext:value-type="float">
            <text:p>-0.0063443132</text:p>
          </table:table-cell>
          <table:table-cell table:formula="of:=([.J4]^2)*(-1.68303778049881)+([.J4])*(0.15665109790632)+(0.10475739737447)" office:value-type="float" office:value="0.0689575193300812" calcext:value-type="float">
            <text:p>0.0689575193</text:p>
          </table:table-cell>
          <table:table-cell table:formula="of:=([.I4]^2)*(-1.84809378419694)+([.I4])*(0.969715893777015)+(-0.0558124189204929)" office:value-type="float" office:value="0.00147200259739985" calcext:value-type="float">
            <text:p>0.0014720026</text:p>
          </table:table-cell>
          <table:table-cell table:formula="of:=[.H4]*-1" office:value-type="float" office:value="-0.011228" calcext:value-type="float">
            <text:p>-0.011228</text:p>
          </table:table-cell>
          <table:table-cell table:formula="of:=[.M4]*-1" office:value-type="float" office:value="0.062207" calcext:value-type="float">
            <text:p>0.062207</text:p>
          </table:table-cell>
          <table:table-cell table:formula="of:=([.K4]^2)*(48.7382423482978)+([.K4])*(0.0643401308833624)+(0.0316411646540839)" office:value-type="float" office:value="0.0321529627880139" calcext:value-type="float">
            <text:p>0.0321529628</text:p>
          </table:table-cell>
          <table:table-cell table:formula="of:=([.M4]^2)*(2.99573212968935)+([.M4])*(-0.0394274132082148)+(-0.010306073088791)" office:value-type="float" office:value="0.00373920512760917" calcext:value-type="float">
            <text:p>0.0037392051</text:p>
          </table:table-cell>
          <table:table-cell table:formula="of:=([.L4]^2)*(-20.9992408223248)+([.L4])*(0.114146130561486)+(0.302895814088881)" office:value-type="float" office:value="0.303005562058244" calcext:value-type="float">
            <text:p>0.3030055621</text:p>
          </table:table-cell>
          <table:table-cell table:number-columns-repeated="1002"/>
        </table:table-row>
        <table:table-row table:style-name="ro1">
          <table:table-cell table:formula="of:=[Datos_Nao.A5]" office:value-type="float" office:value="-0.00257580750621855" calcext:value-type="float">
            <text:p>-0.0025758075</text:p>
          </table:table-cell>
          <table:table-cell table:formula="of:=[Datos_Nao.B5]" office:value-type="float" office:value="0.06842041015625" calcext:value-type="float">
            <text:p>0.0684204102</text:p>
          </table:table-cell>
          <table:table-cell table:formula="of:=[Datos_Nao.C5]" office:value-type="float" office:value="0.000000260770320892334" calcext:value-type="float">
            <text:p>2.60770320892334E-007</text:p>
          </table:table-cell>
          <table:table-cell table:formula="of:=[Datos_Nao.D5]" office:value-type="float" office:value="-0.0000000149628824885895" calcext:value-type="float">
            <text:p>-0.000000015</text:p>
          </table:table-cell>
          <table:table-cell table:formula="of:=[Datos_Nao.E5]" office:value-type="float" office:value="0.000000000328623128709182" calcext:value-type="float">
            <text:p>3.28623128709182E-010</text:p>
          </table:table-cell>
          <table:table-cell table:formula="of:=[Datos_Nao.F5]" office:value-type="float" office:value="0.134684383869171" calcext:value-type="float">
            <text:p>0.1346843839</text:p>
          </table:table-cell>
          <table:table-cell/>
          <table:table-cell table:formula="of:=[Datos_MoCap.A5]" office:value-type="float" office:value="0.011212" calcext:value-type="float">
            <text:p>0.011212</text:p>
          </table:table-cell>
          <table:table-cell table:formula="of:=[Datos_MoCap.B5]" office:value-type="float" office:value="0.067836" calcext:value-type="float">
            <text:p>0.067836</text:p>
          </table:table-cell>
          <table:table-cell table:formula="of:=[Datos_MoCap.C5]" office:value-type="float" office:value="0.199626" calcext:value-type="float">
            <text:p>0.199626</text:p>
          </table:table-cell>
          <table:table-cell table:formula="of:=[Datos_MoCap.D5]" office:value-type="float" office:value="0.002681" calcext:value-type="float">
            <text:p>0.002681</text:p>
          </table:table-cell>
          <table:table-cell table:formula="of:=[Datos_MoCap.F5]" office:value-type="float" office:value="0.001341" calcext:value-type="float">
            <text:p>0.001341</text:p>
          </table:table-cell>
          <table:table-cell table:formula="of:=[Datos_MoCap.E5]" office:value-type="float" office:value="-0.062218" calcext:value-type="float">
            <text:p>-0.062218</text:p>
          </table:table-cell>
          <table:table-cell/>
          <table:table-cell table:formula="of:=([.H5]^2)*(0.140024724909833)+([.H5])*(-0.00142725065277068)+(-0.0063459406986214)" office:value-type="float" office:value="-0.00634434067263796" calcext:value-type="float">
            <text:p>-0.0063443407</text:p>
          </table:table-cell>
          <table:table-cell table:formula="of:=([.J5]^2)*(-1.68303778049881)+([.J5])*(0.15665109790632)+(0.10475739737447)" office:value-type="float" office:value="0.0689590652605347" calcext:value-type="float">
            <text:p>0.0689590653</text:p>
          </table:table-cell>
          <table:table-cell table:formula="of:=([.I5]^2)*(-1.84809378419694)+([.I5])*(0.969715893777015)+(-0.0558124189204929)" office:value-type="float" office:value="0.00146481296907035" calcext:value-type="float">
            <text:p>0.001464813</text:p>
          </table:table-cell>
          <table:table-cell table:formula="of:=[.H5]*-1" office:value-type="float" office:value="-0.011212" calcext:value-type="float">
            <text:p>-0.011212</text:p>
          </table:table-cell>
          <table:table-cell table:formula="of:=[.M5]*-1" office:value-type="float" office:value="0.062218" calcext:value-type="float">
            <text:p>0.062218</text:p>
          </table:table-cell>
          <table:table-cell table:formula="of:=([.K5]^2)*(48.7382423482978)+([.K5])*(0.0643401308833624)+(0.0316411646540839)" office:value-type="float" office:value="0.0321639793825418" calcext:value-type="float">
            <text:p>0.0321639794</text:p>
          </table:table-cell>
          <table:table-cell table:formula="of:=([.M5]^2)*(2.99573212968935)+([.M5])*(-0.0394274132082148)+(-0.010306073088791)" office:value-type="float" office:value="0.00374373901282706" calcext:value-type="float">
            <text:p>0.003743739</text:p>
          </table:table-cell>
          <table:table-cell table:formula="of:=([.L5]^2)*(-20.9992408223248)+([.L5])*(0.114146130561486)+(0.302895814088881)" office:value-type="float" office:value="0.303011121514179" calcext:value-type="float">
            <text:p>0.3030111215</text:p>
          </table:table-cell>
          <table:table-cell table:number-columns-repeated="1002"/>
        </table:table-row>
        <table:table-row table:style-name="ro1">
          <table:table-cell table:formula="of:=[Datos_Nao.A6]" office:value-type="float" office:value="-0.00257580750621855" calcext:value-type="float">
            <text:p>-0.0025758075</text:p>
          </table:table-cell>
          <table:table-cell table:formula="of:=[Datos_Nao.B6]" office:value-type="float" office:value="0.06842041015625" calcext:value-type="float">
            <text:p>0.0684204102</text:p>
          </table:table-cell>
          <table:table-cell table:formula="of:=[Datos_Nao.C6]" office:value-type="float" office:value="0.000000260770320892334" calcext:value-type="float">
            <text:p>2.60770320892334E-007</text:p>
          </table:table-cell>
          <table:table-cell table:formula="of:=[Datos_Nao.D6]" office:value-type="float" office:value="-0.0000000149628824885895" calcext:value-type="float">
            <text:p>-0.000000015</text:p>
          </table:table-cell>
          <table:table-cell table:formula="of:=[Datos_Nao.E6]" office:value-type="float" office:value="0.000000000328623128709182" calcext:value-type="float">
            <text:p>3.28623128709182E-010</text:p>
          </table:table-cell>
          <table:table-cell table:formula="of:=[Datos_Nao.F6]" office:value-type="float" office:value="0.134684383869171" calcext:value-type="float">
            <text:p>0.1346843839</text:p>
          </table:table-cell>
          <table:table-cell/>
          <table:table-cell table:formula="of:=[Datos_MoCap.A6]" office:value-type="float" office:value="0.011202" calcext:value-type="float">
            <text:p>0.011202</text:p>
          </table:table-cell>
          <table:table-cell table:formula="of:=[Datos_MoCap.B6]" office:value-type="float" office:value="0.067836" calcext:value-type="float">
            <text:p>0.067836</text:p>
          </table:table-cell>
          <table:table-cell table:formula="of:=[Datos_MoCap.C6]" office:value-type="float" office:value="0.199625" calcext:value-type="float">
            <text:p>0.199625</text:p>
          </table:table-cell>
          <table:table-cell table:formula="of:=[Datos_MoCap.D6]" office:value-type="float" office:value="0.002663" calcext:value-type="float">
            <text:p>0.002663</text:p>
          </table:table-cell>
          <table:table-cell table:formula="of:=[Datos_MoCap.F6]" office:value-type="float" office:value="0.001432" calcext:value-type="float">
            <text:p>0.001432</text:p>
          </table:table-cell>
          <table:table-cell table:formula="of:=[Datos_MoCap.E6]" office:value-type="float" office:value="-0.0622" calcext:value-type="float">
            <text:p>-0.0622</text:p>
          </table:table-cell>
          <table:table-cell/>
          <table:table-cell table:formula="of:=([.H6]^2)*(0.140024724909833)+([.H6])*(-0.00142725065277068)+(-0.0063459406986214)" office:value-type="float" office:value="-0.00634435778527327" calcext:value-type="float">
            <text:p>-0.0063443578</text:p>
          </table:table-cell>
          <table:table-cell table:formula="of:=([.J6]^2)*(-1.68303778049881)+([.J6])*(0.15665109790632)+(0.10475739737447)" office:value-type="float" office:value="0.0689595805639537" calcext:value-type="float">
            <text:p>0.0689595806</text:p>
          </table:table-cell>
          <table:table-cell table:formula="of:=([.I6]^2)*(-1.84809378419694)+([.I6])*(0.969715893777015)+(-0.0558124189204929)" office:value-type="float" office:value="0.00146481296907035" calcext:value-type="float">
            <text:p>0.001464813</text:p>
          </table:table-cell>
          <table:table-cell table:formula="of:=[.H6]*-1" office:value-type="float" office:value="-0.011202" calcext:value-type="float">
            <text:p>-0.011202</text:p>
          </table:table-cell>
          <table:table-cell table:formula="of:=[.M6]*-1" office:value-type="float" office:value="0.0622" calcext:value-type="float">
            <text:p>0.0622</text:p>
          </table:table-cell>
          <table:table-cell table:formula="of:=([.K6]^2)*(48.7382423482978)+([.K6])*(0.0643401308833624)+(0.0316411646540839)" office:value-type="float" office:value="0.032158133031178" calcext:value-type="float">
            <text:p>0.032158133</text:p>
          </table:table-cell>
          <table:table-cell table:formula="of:=([.M6]^2)*(2.99573212968935)+([.M6])*(-0.0394274132082148)+(-0.010306073088791)" office:value-type="float" office:value="0.00373632030538731" calcext:value-type="float">
            <text:p>0.0037363203</text:p>
          </table:table-cell>
          <table:table-cell table:formula="of:=([.L6]^2)*(-20.9992408223248)+([.L6])*(0.114146130561486)+(0.302895814088881)" office:value-type="float" office:value="0.303016209800633" calcext:value-type="float">
            <text:p>0.3030162098</text:p>
          </table:table-cell>
          <table:table-cell table:number-columns-repeated="1002"/>
        </table:table-row>
        <table:table-row table:style-name="ro1">
          <table:table-cell table:formula="of:=[Datos_Nao.A7]" office:value-type="float" office:value="-0.00257580750621855" calcext:value-type="float">
            <text:p>-0.0025758075</text:p>
          </table:table-cell>
          <table:table-cell table:formula="of:=[Datos_Nao.B7]" office:value-type="float" office:value="0.06842041015625" calcext:value-type="float">
            <text:p>0.0684204102</text:p>
          </table:table-cell>
          <table:table-cell table:formula="of:=[Datos_Nao.C7]" office:value-type="float" office:value="0.000000260770320892334" calcext:value-type="float">
            <text:p>2.60770320892334E-007</text:p>
          </table:table-cell>
          <table:table-cell table:formula="of:=[Datos_Nao.D7]" office:value-type="float" office:value="-0.0000000149628824885895" calcext:value-type="float">
            <text:p>-0.000000015</text:p>
          </table:table-cell>
          <table:table-cell table:formula="of:=[Datos_Nao.E7]" office:value-type="float" office:value="0.000000000328623128709182" calcext:value-type="float">
            <text:p>3.28623128709182E-010</text:p>
          </table:table-cell>
          <table:table-cell table:formula="of:=[Datos_Nao.F7]" office:value-type="float" office:value="0.134684383869171" calcext:value-type="float">
            <text:p>0.1346843839</text:p>
          </table:table-cell>
          <table:table-cell/>
          <table:table-cell table:formula="of:=[Datos_MoCap.A7]" office:value-type="float" office:value="0.01119" calcext:value-type="float">
            <text:p>0.01119</text:p>
          </table:table-cell>
          <table:table-cell table:formula="of:=[Datos_MoCap.B7]" office:value-type="float" office:value="0.067836" calcext:value-type="float">
            <text:p>0.067836</text:p>
          </table:table-cell>
          <table:table-cell table:formula="of:=[Datos_MoCap.C7]" office:value-type="float" office:value="0.199632" calcext:value-type="float">
            <text:p>0.199632</text:p>
          </table:table-cell>
          <table:table-cell table:formula="of:=[Datos_MoCap.D7]" office:value-type="float" office:value="0.002748" calcext:value-type="float">
            <text:p>0.002748</text:p>
          </table:table-cell>
          <table:table-cell table:formula="of:=[Datos_MoCap.F7]" office:value-type="float" office:value="0.001562" calcext:value-type="float">
            <text:p>0.001562</text:p>
          </table:table-cell>
          <table:table-cell table:formula="of:=[Datos_MoCap.E7]" office:value-type="float" office:value="-0.062202" calcext:value-type="float">
            <text:p>-0.062202</text:p>
          </table:table-cell>
          <table:table-cell/>
          <table:table-cell table:formula="of:=([.H7]^2)*(0.140024724909833)+([.H7])*(-0.00142725065277068)+(-0.0063459406986214)" office:value-type="float" office:value="-0.00634437828346912" calcext:value-type="float">
            <text:p>-0.0063443783</text:p>
          </table:table-cell>
          <table:table-cell table:formula="of:=([.J7]^2)*(-1.68303778049881)+([.J7])*(0.15665109790632)+(0.10475739737447)" office:value-type="float" office:value="0.0689559733693331" calcext:value-type="float">
            <text:p>0.0689559734</text:p>
          </table:table-cell>
          <table:table-cell table:formula="of:=([.I7]^2)*(-1.84809378419694)+([.I7])*(0.969715893777015)+(-0.0558124189204929)" office:value-type="float" office:value="0.00146481296907035" calcext:value-type="float">
            <text:p>0.001464813</text:p>
          </table:table-cell>
          <table:table-cell table:formula="of:=[.H7]*-1" office:value-type="float" office:value="-0.01119" calcext:value-type="float">
            <text:p>-0.01119</text:p>
          </table:table-cell>
          <table:table-cell table:formula="of:=[.M7]*-1" office:value-type="float" office:value="0.062202" calcext:value-type="float">
            <text:p>0.062202</text:p>
          </table:table-cell>
          <table:table-cell table:formula="of:=([.K7]^2)*(48.7382423482978)+([.K7])*(0.0643401308833624)+(0.0316411646540839)" office:value-type="float" office:value="0.0321860183657975" calcext:value-type="float">
            <text:p>0.0321860184</text:p>
          </table:table-cell>
          <table:table-cell table:formula="of:=([.M7]^2)*(2.99573212968935)+([.M7])*(-0.0394274132082148)+(-0.010306073088791)" office:value-type="float" office:value="0.00373714451035052" calcext:value-type="float">
            <text:p>0.0037371445</text:p>
          </table:table-cell>
          <table:table-cell table:formula="of:=([.L7]^2)*(-20.9992408223248)+([.L7])*(0.114146130561486)+(0.302895814088881)" office:value-type="float" office:value="0.303022875473093" calcext:value-type="float">
            <text:p>0.3030228755</text:p>
          </table:table-cell>
          <table:table-cell table:number-columns-repeated="1002"/>
        </table:table-row>
        <table:table-row table:style-name="ro1">
          <table:table-cell table:formula="of:=[Datos_Nao.A8]" office:value-type="float" office:value="-0.00257580750621855" calcext:value-type="float">
            <text:p>-0.0025758075</text:p>
          </table:table-cell>
          <table:table-cell table:formula="of:=[Datos_Nao.B8]" office:value-type="float" office:value="0.06842041015625" calcext:value-type="float">
            <text:p>0.0684204102</text:p>
          </table:table-cell>
          <table:table-cell table:formula="of:=[Datos_Nao.C8]" office:value-type="float" office:value="0.000000260770320892334" calcext:value-type="float">
            <text:p>2.60770320892334E-007</text:p>
          </table:table-cell>
          <table:table-cell table:formula="of:=[Datos_Nao.D8]" office:value-type="float" office:value="-0.0000000149628824885895" calcext:value-type="float">
            <text:p>-0.000000015</text:p>
          </table:table-cell>
          <table:table-cell table:formula="of:=[Datos_Nao.E8]" office:value-type="float" office:value="0.000000000328623128709182" calcext:value-type="float">
            <text:p>3.28623128709182E-010</text:p>
          </table:table-cell>
          <table:table-cell table:formula="of:=[Datos_Nao.F8]" office:value-type="float" office:value="0.134684383869171" calcext:value-type="float">
            <text:p>0.1346843839</text:p>
          </table:table-cell>
          <table:table-cell/>
          <table:table-cell table:formula="of:=[Datos_MoCap.A8]" office:value-type="float" office:value="0.011173" calcext:value-type="float">
            <text:p>0.011173</text:p>
          </table:table-cell>
          <table:table-cell table:formula="of:=[Datos_MoCap.B8]" office:value-type="float" office:value="0.06782" calcext:value-type="float">
            <text:p>0.06782</text:p>
          </table:table-cell>
          <table:table-cell table:formula="of:=[Datos_MoCap.C8]" office:value-type="float" office:value="0.199629" calcext:value-type="float">
            <text:p>0.199629</text:p>
          </table:table-cell>
          <table:table-cell table:formula="of:=[Datos_MoCap.D8]" office:value-type="float" office:value="0.002676" calcext:value-type="float">
            <text:p>0.002676</text:p>
          </table:table-cell>
          <table:table-cell table:formula="of:=[Datos_MoCap.F8]" office:value-type="float" office:value="0.00165" calcext:value-type="float">
            <text:p>0.00165</text:p>
          </table:table-cell>
          <table:table-cell table:formula="of:=[Datos_MoCap.E8]" office:value-type="float" office:value="-0.062185" calcext:value-type="float">
            <text:p>-0.062185</text:p>
          </table:table-cell>
          <table:table-cell/>
          <table:table-cell table:formula="of:=([.H8]^2)*(0.140024724909833)+([.H8])*(-0.00142725065277068)+(-0.0063459406986214)" office:value-type="float" office:value="-0.00634440725354772" calcext:value-type="float">
            <text:p>-0.0063444073</text:p>
          </table:table-cell>
          <table:table-cell table:formula="of:=([.J8]^2)*(-1.68303778049881)+([.J8])*(0.15665109790632)+(0.10475739737447)" office:value-type="float" office:value="0.0689575193300812" calcext:value-type="float">
            <text:p>0.0689575193</text:p>
          </table:table-cell>
          <table:table-cell table:formula="of:=([.I8]^2)*(-1.84809378419694)+([.I8])*(0.969715893777015)+(-0.0558124189204929)" office:value-type="float" office:value="0.00145330879493615" calcext:value-type="float">
            <text:p>0.0014533088</text:p>
          </table:table-cell>
          <table:table-cell table:formula="of:=[.H8]*-1" office:value-type="float" office:value="-0.011173" calcext:value-type="float">
            <text:p>-0.011173</text:p>
          </table:table-cell>
          <table:table-cell table:formula="of:=[.M8]*-1" office:value-type="float" office:value="0.062185" calcext:value-type="float">
            <text:p>0.062185</text:p>
          </table:table-cell>
          <table:table-cell table:formula="of:=([.K8]^2)*(48.7382423482978)+([.K8])*(0.0643401308833624)+(0.0316411646540839)" office:value-type="float" office:value="0.0321623522280661" calcext:value-type="float">
            <text:p>0.0321623522</text:p>
          </table:table-cell>
          <table:table-cell table:formula="of:=([.M8]^2)*(2.99573212968935)+([.M8])*(-0.0394274132082148)+(-0.010306073088791)" office:value-type="float" office:value="0.00373013953207491" calcext:value-type="float">
            <text:p>0.0037301395</text:p>
          </table:table-cell>
          <table:table-cell table:formula="of:=([.L8]^2)*(-20.9992408223248)+([.L8])*(0.114146130561486)+(0.302895814088881)" office:value-type="float" office:value="0.303026984771169" calcext:value-type="float">
            <text:p>0.3030269848</text:p>
          </table:table-cell>
          <table:table-cell table:number-columns-repeated="1002"/>
        </table:table-row>
        <table:table-row table:style-name="ro1">
          <table:table-cell table:formula="of:=[Datos_Nao.A9]" office:value-type="float" office:value="-0.00257580750621855" calcext:value-type="float">
            <text:p>-0.0025758075</text:p>
          </table:table-cell>
          <table:table-cell table:formula="of:=[Datos_Nao.B9]" office:value-type="float" office:value="0.06842041015625" calcext:value-type="float">
            <text:p>0.0684204102</text:p>
          </table:table-cell>
          <table:table-cell table:formula="of:=[Datos_Nao.C9]" office:value-type="float" office:value="0.000000260770320892334" calcext:value-type="float">
            <text:p>2.60770320892334E-007</text:p>
          </table:table-cell>
          <table:table-cell table:formula="of:=[Datos_Nao.D9]" office:value-type="float" office:value="-0.0000000149628824885895" calcext:value-type="float">
            <text:p>-0.000000015</text:p>
          </table:table-cell>
          <table:table-cell table:formula="of:=[Datos_Nao.E9]" office:value-type="float" office:value="0.000000000328623128709182" calcext:value-type="float">
            <text:p>3.28623128709182E-010</text:p>
          </table:table-cell>
          <table:table-cell table:formula="of:=[Datos_Nao.F9]" office:value-type="float" office:value="0.134684383869171" calcext:value-type="float">
            <text:p>0.1346843839</text:p>
          </table:table-cell>
          <table:table-cell/>
          <table:table-cell table:formula="of:=[Datos_MoCap.A9]" office:value-type="float" office:value="0.011163" calcext:value-type="float">
            <text:p>0.011163</text:p>
          </table:table-cell>
          <table:table-cell table:formula="of:=[Datos_MoCap.B9]" office:value-type="float" office:value="0.067807" calcext:value-type="float">
            <text:p>0.067807</text:p>
          </table:table-cell>
          <table:table-cell table:formula="of:=[Datos_MoCap.C9]" office:value-type="float" office:value="0.199628" calcext:value-type="float">
            <text:p>0.199628</text:p>
          </table:table-cell>
          <table:table-cell table:formula="of:=[Datos_MoCap.D9]" office:value-type="float" office:value="0.002673" calcext:value-type="float">
            <text:p>0.002673</text:p>
          </table:table-cell>
          <table:table-cell table:formula="of:=[Datos_MoCap.F9]" office:value-type="float" office:value="0.001725" calcext:value-type="float">
            <text:p>0.001725</text:p>
          </table:table-cell>
          <table:table-cell table:formula="of:=[Datos_MoCap.E9]" office:value-type="float" office:value="-0.062203" calcext:value-type="float">
            <text:p>-0.062203</text:p>
          </table:table-cell>
          <table:table-cell/>
          <table:table-cell table:formula="of:=([.H9]^2)*(0.140024724909833)+([.H9])*(-0.00142725065277068)+(-0.0063459406986214)" office:value-type="float" office:value="-0.00634442425696375" calcext:value-type="float">
            <text:p>-0.0063444243</text:p>
          </table:table-cell>
          <table:table-cell table:formula="of:=([.J9]^2)*(-1.68303778049881)+([.J9])*(0.15665109790632)+(0.10475739737447)" office:value-type="float" office:value="0.0689580346435985" calcext:value-type="float">
            <text:p>0.0689580346</text:p>
          </table:table-cell>
          <table:table-cell table:formula="of:=([.I9]^2)*(-1.84809378419694)+([.I9])*(0.969715893777015)+(-0.0558124189204929)" office:value-type="float" office:value="0.00144396095672075" calcext:value-type="float">
            <text:p>0.001443961</text:p>
          </table:table-cell>
          <table:table-cell table:formula="of:=[.H9]*-1" office:value-type="float" office:value="-0.011163" calcext:value-type="float">
            <text:p>-0.011163</text:p>
          </table:table-cell>
          <table:table-cell table:formula="of:=[.M9]*-1" office:value-type="float" office:value="0.062203" calcext:value-type="float">
            <text:p>0.062203</text:p>
          </table:table-cell>
          <table:table-cell table:formula="of:=([.K9]^2)*(48.7382423482978)+([.K9])*(0.0643401308833624)+(0.0316411646540839)" office:value-type="float" office:value="0.0321613771050985" calcext:value-type="float">
            <text:p>0.0321613771</text:p>
          </table:table-cell>
          <table:table-cell table:formula="of:=([.M9]^2)*(2.99573212968935)+([.M9])*(-0.0394274132082148)+(-0.010306073088791)" office:value-type="float" office:value="0.00373755662181932" calcext:value-type="float">
            <text:p>0.0037375566</text:p>
          </table:table-cell>
          <table:table-cell table:formula="of:=([.L9]^2)*(-20.9992408223248)+([.L9])*(0.114146130561486)+(0.302895814088881)" office:value-type="float" office:value="0.303030230298128" calcext:value-type="float">
            <text:p>0.3030302303</text:p>
          </table:table-cell>
          <table:table-cell table:number-columns-repeated="1002"/>
        </table:table-row>
        <table:table-row table:style-name="ro1">
          <table:table-cell table:formula="of:=[Datos_Nao.A10]" office:value-type="float" office:value="-0.00257580750621855" calcext:value-type="float">
            <text:p>-0.0025758075</text:p>
          </table:table-cell>
          <table:table-cell table:formula="of:=[Datos_Nao.B10]" office:value-type="float" office:value="0.06842041015625" calcext:value-type="float">
            <text:p>0.0684204102</text:p>
          </table:table-cell>
          <table:table-cell table:formula="of:=[Datos_Nao.C10]" office:value-type="float" office:value="0.000000260770320892334" calcext:value-type="float">
            <text:p>2.60770320892334E-007</text:p>
          </table:table-cell>
          <table:table-cell table:formula="of:=[Datos_Nao.D10]" office:value-type="float" office:value="-0.0000000149628824885895" calcext:value-type="float">
            <text:p>-0.000000015</text:p>
          </table:table-cell>
          <table:table-cell table:formula="of:=[Datos_Nao.E10]" office:value-type="float" office:value="0.000000000328623128709182" calcext:value-type="float">
            <text:p>3.28623128709182E-010</text:p>
          </table:table-cell>
          <table:table-cell table:formula="of:=[Datos_Nao.F10]" office:value-type="float" office:value="0.134684383869171" calcext:value-type="float">
            <text:p>0.1346843839</text:p>
          </table:table-cell>
          <table:table-cell/>
          <table:table-cell table:formula="of:=[Datos_MoCap.A10]" office:value-type="float" office:value="0.01116" calcext:value-type="float">
            <text:p>0.01116</text:p>
          </table:table-cell>
          <table:table-cell table:formula="of:=[Datos_MoCap.B10]" office:value-type="float" office:value="0.067815" calcext:value-type="float">
            <text:p>0.067815</text:p>
          </table:table-cell>
          <table:table-cell table:formula="of:=[Datos_MoCap.C10]" office:value-type="float" office:value="0.199631" calcext:value-type="float">
            <text:p>0.199631</text:p>
          </table:table-cell>
          <table:table-cell table:formula="of:=[Datos_MoCap.D10]" office:value-type="float" office:value="0.002692" calcext:value-type="float">
            <text:p>0.002692</text:p>
          </table:table-cell>
          <table:table-cell table:formula="of:=[Datos_MoCap.F10]" office:value-type="float" office:value="0.001772" calcext:value-type="float">
            <text:p>0.001772</text:p>
          </table:table-cell>
          <table:table-cell table:formula="of:=[Datos_MoCap.E10]" office:value-type="float" office:value="-0.062174" calcext:value-type="float">
            <text:p>-0.062174</text:p>
          </table:table-cell>
          <table:table-cell/>
          <table:table-cell table:formula="of:=([.H10]^2)*(0.140024724909833)+([.H10])*(-0.00142725065277068)+(-0.0063459406986214)" office:value-type="float" office:value="-0.00634442935252759" calcext:value-type="float">
            <text:p>-0.0063444294</text:p>
          </table:table-cell>
          <table:table-cell table:formula="of:=([.J10]^2)*(-1.68303778049881)+([.J10])*(0.15665109790632)+(0.10475739737447)" office:value-type="float" office:value="0.0689564886929485" calcext:value-type="float">
            <text:p>0.0689564887</text:p>
          </table:table-cell>
          <table:table-cell table:formula="of:=([.I10]^2)*(-1.84809378419694)+([.I10])*(0.969715893777015)+(-0.0558124189204929)" office:value-type="float" office:value="0.00144971354646935" calcext:value-type="float">
            <text:p>0.0014497135</text:p>
          </table:table-cell>
          <table:table-cell table:formula="of:=[.H10]*-1" office:value-type="float" office:value="-0.01116" calcext:value-type="float">
            <text:p>-0.01116</text:p>
          </table:table-cell>
          <table:table-cell table:formula="of:=[.M10]*-1" office:value-type="float" office:value="0.062174" calcext:value-type="float">
            <text:p>0.062174</text:p>
          </table:table-cell>
          <table:table-cell table:formula="of:=([.K10]^2)*(48.7382423482978)+([.K10])*(0.0643401308833624)+(0.0316411646540839)" office:value-type="float" office:value="0.0321675677003191" calcext:value-type="float">
            <text:p>0.0321675677</text:p>
          </table:table-cell>
          <table:table-cell table:formula="of:=([.M10]^2)*(2.99573212968935)+([.M10])*(-0.0394274132082148)+(-0.010306073088791)" office:value-type="float" office:value="0.00372560782175854" calcext:value-type="float">
            <text:p>0.0037256078</text:p>
          </table:table-cell>
          <table:table-cell table:formula="of:=([.L10]^2)*(-20.9992408223248)+([.L10])*(0.114146130561486)+(0.302895814088881)" office:value-type="float" office:value="0.303032143752042" calcext:value-type="float">
            <text:p>0.3030321438</text:p>
          </table:table-cell>
          <table:table-cell table:number-columns-repeated="1002"/>
        </table:table-row>
        <table:table-row table:style-name="ro1">
          <table:table-cell table:formula="of:=[Datos_Nao.A11]" office:value-type="float" office:value="-0.00257580750621855" calcext:value-type="float">
            <text:p>-0.0025758075</text:p>
          </table:table-cell>
          <table:table-cell table:formula="of:=[Datos_Nao.B11]" office:value-type="float" office:value="0.06842041015625" calcext:value-type="float">
            <text:p>0.0684204102</text:p>
          </table:table-cell>
          <table:table-cell table:formula="of:=[Datos_Nao.C11]" office:value-type="float" office:value="0.000000260770320892334" calcext:value-type="float">
            <text:p>2.60770320892334E-007</text:p>
          </table:table-cell>
          <table:table-cell table:formula="of:=[Datos_Nao.D11]" office:value-type="float" office:value="-0.0000000149628824885895" calcext:value-type="float">
            <text:p>-0.000000015</text:p>
          </table:table-cell>
          <table:table-cell table:formula="of:=[Datos_Nao.E11]" office:value-type="float" office:value="0.000000000328623128709182" calcext:value-type="float">
            <text:p>3.28623128709182E-010</text:p>
          </table:table-cell>
          <table:table-cell table:formula="of:=[Datos_Nao.F11]" office:value-type="float" office:value="0.134684383869171" calcext:value-type="float">
            <text:p>0.1346843839</text:p>
          </table:table-cell>
          <table:table-cell/>
          <table:table-cell table:formula="of:=[Datos_MoCap.A11]" office:value-type="float" office:value="0.011156" calcext:value-type="float">
            <text:p>0.011156</text:p>
          </table:table-cell>
          <table:table-cell table:formula="of:=[Datos_MoCap.B11]" office:value-type="float" office:value="0.067811" calcext:value-type="float">
            <text:p>0.067811</text:p>
          </table:table-cell>
          <table:table-cell table:formula="of:=[Datos_MoCap.C11]" office:value-type="float" office:value="0.199623" calcext:value-type="float">
            <text:p>0.199623</text:p>
          </table:table-cell>
          <table:table-cell table:formula="of:=[Datos_MoCap.D11]" office:value-type="float" office:value="0.00272" calcext:value-type="float">
            <text:p>0.00272</text:p>
          </table:table-cell>
          <table:table-cell table:formula="of:=[Datos_MoCap.F11]" office:value-type="float" office:value="0.001824" calcext:value-type="float">
            <text:p>0.001824</text:p>
          </table:table-cell>
          <table:table-cell table:formula="of:=[Datos_MoCap.E11]" office:value-type="float" office:value="-0.062181" calcext:value-type="float">
            <text:p>-0.062181</text:p>
          </table:table-cell>
          <table:table-cell/>
          <table:table-cell table:formula="of:=([.H11]^2)*(0.140024724909833)+([.H11])*(-0.00142725065277068)+(-0.0063459406986214)" office:value-type="float" office:value="-0.00634443614269202" calcext:value-type="float">
            <text:p>-0.0063444361</text:p>
          </table:table-cell>
          <table:table-cell table:formula="of:=([.J11]^2)*(-1.68303778049881)+([.J11])*(0.15665109790632)+(0.10475739737447)" office:value-type="float" office:value="0.0689606111606934" calcext:value-type="float">
            <text:p>0.0689606112</text:p>
          </table:table-cell>
          <table:table-cell table:formula="of:=([.I11]^2)*(-1.84809378419694)+([.I11])*(0.969715893777015)+(-0.0558124189204929)" office:value-type="float" office:value="0.00144683728116454" calcext:value-type="float">
            <text:p>0.0014468373</text:p>
          </table:table-cell>
          <table:table-cell table:formula="of:=[.H11]*-1" office:value-type="float" office:value="-0.011156" calcext:value-type="float">
            <text:p>-0.011156</text:p>
          </table:table-cell>
          <table:table-cell table:formula="of:=[.M11]*-1" office:value-type="float" office:value="0.062181" calcext:value-type="float">
            <text:p>0.062181</text:p>
          </table:table-cell>
          <table:table-cell table:formula="of:=([.K11]^2)*(48.7382423482978)+([.K11])*(0.0643401308833624)+(0.0316411646540839)" office:value-type="float" office:value="0.0321767548222763" calcext:value-type="float">
            <text:p>0.0321767548</text:p>
          </table:table-cell>
          <table:table-cell table:formula="of:=([.M11]^2)*(2.99573212968935)+([.M11])*(-0.0394274132082148)+(-0.010306073088791)" office:value-type="float" office:value="0.00372849155353392" calcext:value-type="float">
            <text:p>0.0037284916</text:p>
          </table:table-cell>
          <table:table-cell table:formula="of:=([.L11]^2)*(-20.9992408223248)+([.L11])*(0.114146130561486)+(0.302895814088881)" office:value-type="float" office:value="0.303034152660791" calcext:value-type="float">
            <text:p>0.3030341527</text:p>
          </table:table-cell>
          <table:table-cell table:number-columns-repeated="1002"/>
        </table:table-row>
        <table:table-row table:style-name="ro1">
          <table:table-cell table:formula="of:=[Datos_Nao.A12]" office:value-type="float" office:value="-0.00521876662969589" calcext:value-type="float">
            <text:p>-0.0052187666</text:p>
          </table:table-cell>
          <table:table-cell table:formula="of:=[Datos_Nao.B12]" office:value-type="float" office:value="0.0670973435044289" calcext:value-type="float">
            <text:p>0.0670973435</text:p>
          </table:table-cell>
          <table:table-cell table:formula="of:=[Datos_Nao.C12]" office:value-type="float" office:value="-0.0000333636999130249" calcext:value-type="float">
            <text:p>-3.33636999130249E-005</text:p>
          </table:table-cell>
          <table:table-cell table:formula="of:=[Datos_Nao.D12]" office:value-type="float" office:value="0.000200862617930397" calcext:value-type="float">
            <text:p>0.0002008626</text:p>
          </table:table-cell>
          <table:table-cell table:formula="of:=[Datos_Nao.E12]" office:value-type="float" office:value="0.00953266676515341" calcext:value-type="float">
            <text:p>0.0095326668</text:p>
          </table:table-cell>
          <table:table-cell table:formula="of:=[Datos_Nao.F12]" office:value-type="float" office:value="0.131065279245377" calcext:value-type="float">
            <text:p>0.1310652792</text:p>
          </table:table-cell>
          <table:table-cell/>
          <table:table-cell table:formula="of:=[Datos_MoCap.A12]" office:value-type="float" office:value="0.011151" calcext:value-type="float">
            <text:p>0.011151</text:p>
          </table:table-cell>
          <table:table-cell table:formula="of:=[Datos_MoCap.B12]" office:value-type="float" office:value="0.067802" calcext:value-type="float">
            <text:p>0.067802</text:p>
          </table:table-cell>
          <table:table-cell table:formula="of:=[Datos_MoCap.C12]" office:value-type="float" office:value="0.199626" calcext:value-type="float">
            <text:p>0.199626</text:p>
          </table:table-cell>
          <table:table-cell table:formula="of:=[Datos_MoCap.D12]" office:value-type="float" office:value="0.002637" calcext:value-type="float">
            <text:p>0.002637</text:p>
          </table:table-cell>
          <table:table-cell table:formula="of:=[Datos_MoCap.F12]" office:value-type="float" office:value="0.001876" calcext:value-type="float">
            <text:p>0.001876</text:p>
          </table:table-cell>
          <table:table-cell table:formula="of:=[Datos_MoCap.E12]" office:value-type="float" office:value="-0.062158" calcext:value-type="float">
            <text:p>-0.062158</text:p>
          </table:table-cell>
          <table:table-cell/>
          <table:table-cell table:formula="of:=([.H12]^2)*(0.140024724909833)+([.H12])*(-0.00142725065277068)+(-0.0063459406986214)" office:value-type="float" office:value="-0.00634444462409645" calcext:value-type="float">
            <text:p>-0.0063444446</text:p>
          </table:table-cell>
          <table:table-cell table:formula="of:=([.J12]^2)*(-1.68303778049881)+([.J12])*(0.15665109790632)+(0.10475739737447)" office:value-type="float" office:value="0.0689590652605347" calcext:value-type="float">
            <text:p>0.0689590653</text:p>
          </table:table-cell>
          <table:table-cell table:formula="of:=([.I12]^2)*(-1.84809378419694)+([.I12])*(0.969715893777015)+(-0.0558124189204929)" office:value-type="float" office:value="0.00144036546800177" calcext:value-type="float">
            <text:p>0.0014403655</text:p>
          </table:table-cell>
          <table:table-cell table:formula="of:=[.H12]*-1" office:value-type="float" office:value="-0.011151" calcext:value-type="float">
            <text:p>-0.011151</text:p>
          </table:table-cell>
          <table:table-cell table:formula="of:=[.M12]*-1" office:value-type="float" office:value="0.062158" calcext:value-type="float">
            <text:p>0.062158</text:p>
          </table:table-cell>
          <table:table-cell table:formula="of:=([.K12]^2)*(48.7382423482978)+([.K12])*(0.0643401308833624)+(0.0316411646540839)" office:value-type="float" office:value="0.0321497440579794" calcext:value-type="float">
            <text:p>0.0321497441</text:p>
          </table:table-cell>
          <table:table-cell table:formula="of:=([.M12]^2)*(2.99573212968935)+([.M12])*(-0.0394274132082148)+(-0.010306073088791)" office:value-type="float" office:value="0.00371901753727284" calcext:value-type="float">
            <text:p>0.0037190175</text:p>
          </table:table-cell>
          <table:table-cell table:formula="of:=([.L12]^2)*(-20.9992408223248)+([.L12])*(0.114146130561486)+(0.302895814088881)" office:value-type="float" office:value="0.303036048005646" calcext:value-type="float">
            <text:p>0.303036048</text:p>
          </table:table-cell>
          <table:table-cell table:number-columns-repeated="1002"/>
        </table:table-row>
        <table:table-row table:style-name="ro1">
          <table:table-cell table:formula="of:=[Datos_Nao.A13]" office:value-type="float" office:value="-0.00535762868821621" calcext:value-type="float">
            <text:p>-0.0053576287</text:p>
          </table:table-cell>
          <table:table-cell table:formula="of:=[Datos_Nao.B13]" office:value-type="float" office:value="0.0661750286817551" calcext:value-type="float">
            <text:p>0.0661750287</text:p>
          </table:table-cell>
          <table:table-cell table:formula="of:=[Datos_Nao.C13]" office:value-type="float" office:value="-0.0000145398080348969" calcext:value-type="float">
            <text:p>-1.45398080348969E-005</text:p>
          </table:table-cell>
          <table:table-cell table:formula="of:=[Datos_Nao.D13]" office:value-type="float" office:value="0.000258348562056199" calcext:value-type="float">
            <text:p>0.0002583486</text:p>
          </table:table-cell>
          <table:table-cell table:formula="of:=[Datos_Nao.E13]" office:value-type="float" office:value="0.00673467526212335" calcext:value-type="float">
            <text:p>0.0067346753</text:p>
          </table:table-cell>
          <table:table-cell table:formula="of:=[Datos_Nao.F13]" office:value-type="float" office:value="0.130471989512444" calcext:value-type="float">
            <text:p>0.1304719895</text:p>
          </table:table-cell>
          <table:table-cell/>
          <table:table-cell table:formula="of:=[Datos_MoCap.A13]" office:value-type="float" office:value="0.011143" calcext:value-type="float">
            <text:p>0.011143</text:p>
          </table:table-cell>
          <table:table-cell table:formula="of:=[Datos_MoCap.B13]" office:value-type="float" office:value="0.067812" calcext:value-type="float">
            <text:p>0.067812</text:p>
          </table:table-cell>
          <table:table-cell table:formula="of:=[Datos_MoCap.C13]" office:value-type="float" office:value="0.199631" calcext:value-type="float">
            <text:p>0.199631</text:p>
          </table:table-cell>
          <table:table-cell table:formula="of:=[Datos_MoCap.D13]" office:value-type="float" office:value="0.00273" calcext:value-type="float">
            <text:p>0.00273</text:p>
          </table:table-cell>
          <table:table-cell table:formula="of:=[Datos_MoCap.F13]" office:value-type="float" office:value="0.001859" calcext:value-type="float">
            <text:p>0.001859</text:p>
          </table:table-cell>
          <table:table-cell table:formula="of:=[Datos_MoCap.E13]" office:value-type="float" office:value="-0.06219" calcext:value-type="float">
            <text:p>-0.06219</text:p>
          </table:table-cell>
          <table:table-cell/>
          <table:table-cell table:formula="of:=([.H13]^2)*(0.140024724909833)+([.H13])*(-0.00142725065277068)+(-0.0063459406986214)" office:value-type="float" office:value="-0.00634445817978097" calcext:value-type="float">
            <text:p>-0.0063444582</text:p>
          </table:table-cell>
          <table:table-cell table:formula="of:=([.J13]^2)*(-1.68303778049881)+([.J13])*(0.15665109790632)+(0.10475739737447)" office:value-type="float" office:value="0.0689564886929485" calcext:value-type="float">
            <text:p>0.0689564887</text:p>
          </table:table-cell>
          <table:table-cell table:formula="of:=([.I13]^2)*(-1.84809378419694)+([.I13])*(0.969715893777015)+(-0.0558124189204929)" office:value-type="float" office:value="0.00144755635303503" calcext:value-type="float">
            <text:p>0.0014475564</text:p>
          </table:table-cell>
          <table:table-cell table:formula="of:=[.H13]*-1" office:value-type="float" office:value="-0.011143" calcext:value-type="float">
            <text:p>-0.011143</text:p>
          </table:table-cell>
          <table:table-cell table:formula="of:=[.M13]*-1" office:value-type="float" office:value="0.06219" calcext:value-type="float">
            <text:p>0.06219</text:p>
          </table:table-cell>
          <table:table-cell table:formula="of:=([.K13]^2)*(48.7382423482978)+([.K13])*(0.0643401308833624)+(0.0316411646540839)" office:value-type="float" office:value="0.0321800544577931" calcext:value-type="float">
            <text:p>0.0321800545</text:p>
          </table:table-cell>
          <table:table-cell table:formula="of:=([.M13]^2)*(2.99573212968935)+([.M13])*(-0.0394274132082148)+(-0.010306073088791)" office:value-type="float" office:value="0.0037321996400591" calcext:value-type="float">
            <text:p>0.0037321996</text:p>
          </table:table-cell>
          <table:table-cell table:formula="of:=([.L13]^2)*(-20.9992408223248)+([.L13])*(0.114146130561486)+(0.302895814088881)" office:value-type="float" office:value="0.303035440868222" calcext:value-type="float">
            <text:p>0.3030354409</text:p>
          </table:table-cell>
          <table:table-cell table:number-columns-repeated="1002"/>
        </table:table-row>
        <table:table-row table:style-name="ro1">
          <table:table-cell table:formula="of:=[Datos_Nao.A14]" office:value-type="float" office:value="-0.00542894983664155" calcext:value-type="float">
            <text:p>-0.0054289498</text:p>
          </table:table-cell>
          <table:table-cell table:formula="of:=[Datos_Nao.B14]" office:value-type="float" office:value="0.0657318457961083" calcext:value-type="float">
            <text:p>0.0657318458</text:p>
          </table:table-cell>
          <table:table-cell table:formula="of:=[Datos_Nao.C14]" office:value-type="float" office:value="-0.00000263005495071411" calcext:value-type="float">
            <text:p>-2.63005495071411E-006</text:p>
          </table:table-cell>
          <table:table-cell table:formula="of:=[Datos_Nao.D14]" office:value-type="float" office:value="0.000327491055941209" calcext:value-type="float">
            <text:p>0.0003274911</text:p>
          </table:table-cell>
          <table:table-cell table:formula="of:=[Datos_Nao.E14]" office:value-type="float" office:value="0.00573977828025818" calcext:value-type="float">
            <text:p>0.0057397783</text:p>
          </table:table-cell>
          <table:table-cell table:formula="of:=[Datos_Nao.F14]" office:value-type="float" office:value="0.130194753408432" calcext:value-type="float">
            <text:p>0.1301947534</text:p>
          </table:table-cell>
          <table:table-cell/>
          <table:table-cell table:formula="of:=[Datos_MoCap.A14]" office:value-type="float" office:value="0.011121" calcext:value-type="float">
            <text:p>0.011121</text:p>
          </table:table-cell>
          <table:table-cell table:formula="of:=[Datos_MoCap.B14]" office:value-type="float" office:value="0.067783" calcext:value-type="float">
            <text:p>0.067783</text:p>
          </table:table-cell>
          <table:table-cell table:formula="of:=[Datos_MoCap.C14]" office:value-type="float" office:value="0.199634" calcext:value-type="float">
            <text:p>0.199634</text:p>
          </table:table-cell>
          <table:table-cell table:formula="of:=[Datos_MoCap.D14]" office:value-type="float" office:value="0.002975" calcext:value-type="float">
            <text:p>0.002975</text:p>
          </table:table-cell>
          <table:table-cell table:formula="of:=[Datos_MoCap.F14]" office:value-type="float" office:value="0.001886" calcext:value-type="float">
            <text:p>0.001886</text:p>
          </table:table-cell>
          <table:table-cell table:formula="of:=[Datos_MoCap.E14]" office:value-type="float" office:value="-0.062176" calcext:value-type="float">
            <text:p>-0.062176</text:p>
          </table:table-cell>
          <table:table-cell/>
          <table:table-cell table:formula="of:=([.H14]^2)*(0.140024724909833)+([.H14])*(-0.00142725065277068)+(-0.0063459406986214)" office:value-type="float" office:value="-0.00634449536549707" calcext:value-type="float">
            <text:p>-0.0063444954</text:p>
          </table:table-cell>
          <table:table-cell table:formula="of:=([.J14]^2)*(-1.68303778049881)+([.J14])*(0.15665109790632)+(0.10475739737447)" office:value-type="float" office:value="0.068954942712004" calcext:value-type="float">
            <text:p>0.0689549427</text:p>
          </table:table-cell>
          <table:table-cell table:formula="of:=([.I14]^2)*(-1.84809378419694)+([.I14])*(0.969715893777015)+(-0.0558124189204929)" office:value-type="float" office:value="0.00142670176813887" calcext:value-type="float">
            <text:p>0.0014267018</text:p>
          </table:table-cell>
          <table:table-cell table:formula="of:=[.H14]*-1" office:value-type="float" office:value="-0.011121" calcext:value-type="float">
            <text:p>-0.011121</text:p>
          </table:table-cell>
          <table:table-cell table:formula="of:=[.M14]*-1" office:value-type="float" office:value="0.062176" calcext:value-type="float">
            <text:p>0.062176</text:p>
          </table:table-cell>
          <table:table-cell table:formula="of:=([.K14]^2)*(48.7382423482978)+([.K14])*(0.0643401308833624)+(0.0316411646540839)" office:value-type="float" office:value="0.0322639404496458" calcext:value-type="float">
            <text:p>0.0322639404</text:p>
          </table:table-cell>
          <table:table-cell table:formula="of:=([.M14]^2)*(2.99573212968935)+([.M14])*(-0.0394274132082148)+(-0.010306073088791)" office:value-type="float" office:value="0.00372643171516561" calcext:value-type="float">
            <text:p>0.0037264317</text:p>
          </table:table-cell>
          <table:table-cell table:formula="of:=([.L14]^2)*(-20.9992408223248)+([.L14])*(0.114146130561486)+(0.302895814088881)" office:value-type="float" office:value="0.303036399475512" calcext:value-type="float">
            <text:p>0.3030363995</text:p>
          </table:table-cell>
          <table:table-cell table:number-columns-repeated="1002"/>
        </table:table-row>
        <table:table-row table:style-name="ro1">
          <table:table-cell table:formula="of:=[Datos_Nao.A15]" office:value-type="float" office:value="-0.00595821347087622" calcext:value-type="float">
            <text:p>-0.0059582135</text:p>
          </table:table-cell>
          <table:table-cell table:formula="of:=[Datos_Nao.B15]" office:value-type="float" office:value="0.0629530176520348" calcext:value-type="float">
            <text:p>0.0629530177</text:p>
          </table:table-cell>
          <table:table-cell table:formula="of:=[Datos_Nao.C15]" office:value-type="float" office:value="0.0000947229564189911" calcext:value-type="float">
            <text:p>0.000094723</text:p>
          </table:table-cell>
          <table:table-cell table:formula="of:=[Datos_Nao.D15]" office:value-type="float" office:value="0.00114949163980782" calcext:value-type="float">
            <text:p>0.0011494916</text:p>
          </table:table-cell>
          <table:table-cell table:formula="of:=[Datos_Nao.E15]" office:value-type="float" office:value="0.00256568077020347" calcext:value-type="float">
            <text:p>0.0025656808</text:p>
          </table:table-cell>
          <table:table-cell table:formula="of:=[Datos_Nao.F15]" office:value-type="float" office:value="0.128569841384888" calcext:value-type="float">
            <text:p>0.1285698414</text:p>
          </table:table-cell>
          <table:table-cell/>
          <table:table-cell table:formula="of:=[Datos_MoCap.A15]" office:value-type="float" office:value="0.011141" calcext:value-type="float">
            <text:p>0.011141</text:p>
          </table:table-cell>
          <table:table-cell table:formula="of:=[Datos_MoCap.B15]" office:value-type="float" office:value="0.067803" calcext:value-type="float">
            <text:p>0.067803</text:p>
          </table:table-cell>
          <table:table-cell table:formula="of:=[Datos_MoCap.C15]" office:value-type="float" office:value="0.199627" calcext:value-type="float">
            <text:p>0.199627</text:p>
          </table:table-cell>
          <table:table-cell table:formula="of:=[Datos_MoCap.D15]" office:value-type="float" office:value="0.002639" calcext:value-type="float">
            <text:p>0.002639</text:p>
          </table:table-cell>
          <table:table-cell table:formula="of:=[Datos_MoCap.F15]" office:value-type="float" office:value="0.001877" calcext:value-type="float">
            <text:p>0.001877</text:p>
          </table:table-cell>
          <table:table-cell table:formula="of:=[Datos_MoCap.E15]" office:value-type="float" office:value="-0.062179" calcext:value-type="float">
            <text:p>-0.062179</text:p>
          </table:table-cell>
          <table:table-cell/>
          <table:table-cell table:formula="of:=([.H15]^2)*(0.140024724909833)+([.H15])*(-0.00142725065277068)+(-0.0063459406986214)" office:value-type="float" office:value="-0.0063444615659016" calcext:value-type="float">
            <text:p>-0.0063444616</text:p>
          </table:table-cell>
          <table:table-cell table:formula="of:=([.J15]^2)*(-1.68303778049881)+([.J15])*(0.15665109790632)+(0.10475739737447)" office:value-type="float" office:value="0.0689585499537496" calcext:value-type="float">
            <text:p>0.06895855</text:p>
          </table:table-cell>
          <table:table-cell table:formula="of:=([.I15]^2)*(-1.84809378419694)+([.I15])*(0.969715893777015)+(-0.0558124189204929)" office:value-type="float" office:value="0.00144108457313794" calcext:value-type="float">
            <text:p>0.0014410846</text:p>
          </table:table-cell>
          <table:table-cell table:formula="of:=[.H15]*-1" office:value-type="float" office:value="-0.011141" calcext:value-type="float">
            <text:p>-0.011141</text:p>
          </table:table-cell>
          <table:table-cell table:formula="of:=[.M15]*-1" office:value-type="float" office:value="0.062179" calcext:value-type="float">
            <text:p>0.062179</text:p>
          </table:table-cell>
          <table:table-cell table:formula="of:=([.K15]^2)*(48.7382423482978)+([.K15])*(0.0643401308833624)+(0.0316411646540839)" office:value-type="float" office:value="0.0321503870241744" calcext:value-type="float">
            <text:p>0.032150387</text:p>
          </table:table-cell>
          <table:table-cell table:formula="of:=([.M15]^2)*(2.99573212968935)+([.M15])*(-0.0394274132082148)+(-0.010306073088791)" office:value-type="float" office:value="0.0037276676002122" calcext:value-type="float">
            <text:p>0.0037276676</text:p>
          </table:table-cell>
          <table:table-cell table:formula="of:=([.L15]^2)*(-20.9992408223248)+([.L15])*(0.114146130561486)+(0.302895814088881)" office:value-type="float" office:value="0.303036083341626" calcext:value-type="float">
            <text:p>0.3030360833</text:p>
          </table:table-cell>
          <table:table-cell table:number-columns-repeated="1002"/>
        </table:table-row>
        <table:table-row table:style-name="ro1">
          <table:table-cell table:formula="of:=[Datos_Nao.A16]" office:value-type="float" office:value="-0.00611676136031747" calcext:value-type="float">
            <text:p>-0.0061167614</text:p>
          </table:table-cell>
          <table:table-cell table:formula="of:=[Datos_Nao.B16]" office:value-type="float" office:value="0.06225910410285" calcext:value-type="float">
            <text:p>0.0622591041</text:p>
          </table:table-cell>
          <table:table-cell table:formula="of:=[Datos_Nao.C16]" office:value-type="float" office:value="0.000124000012874603" calcext:value-type="float">
            <text:p>0.000124</text:p>
          </table:table-cell>
          <table:table-cell table:formula="of:=[Datos_Nao.D16]" office:value-type="float" office:value="0.00142291095107794" calcext:value-type="float">
            <text:p>0.001422911</text:p>
          </table:table-cell>
          <table:table-cell table:formula="of:=[Datos_Nao.E16]" office:value-type="float" office:value="0.00224287621676922" calcext:value-type="float">
            <text:p>0.0022428762</text:p>
          </table:table-cell>
          <table:table-cell table:formula="of:=[Datos_Nao.F16]" office:value-type="float" office:value="0.128194272518158" calcext:value-type="float">
            <text:p>0.1281942725</text:p>
          </table:table-cell>
          <table:table-cell/>
          <table:table-cell table:formula="of:=[Datos_MoCap.A16]" office:value-type="float" office:value="0.011102" calcext:value-type="float">
            <text:p>0.011102</text:p>
          </table:table-cell>
          <table:table-cell table:formula="of:=[Datos_MoCap.B16]" office:value-type="float" office:value="0.067797" calcext:value-type="float">
            <text:p>0.067797</text:p>
          </table:table-cell>
          <table:table-cell table:formula="of:=[Datos_MoCap.C16]" office:value-type="float" office:value="0.199635" calcext:value-type="float">
            <text:p>0.199635</text:p>
          </table:table-cell>
          <table:table-cell table:formula="of:=[Datos_MoCap.D16]" office:value-type="float" office:value="0.003036" calcext:value-type="float">
            <text:p>0.003036</text:p>
          </table:table-cell>
          <table:table-cell table:formula="of:=[Datos_MoCap.F16]" office:value-type="float" office:value="0.001875" calcext:value-type="float">
            <text:p>0.001875</text:p>
          </table:table-cell>
          <table:table-cell table:formula="of:=[Datos_MoCap.E16]" office:value-type="float" office:value="-0.062153" calcext:value-type="float">
            <text:p>-0.062153</text:p>
          </table:table-cell>
          <table:table-cell/>
          <table:table-cell table:formula="of:=([.H16]^2)*(0.140024724909833)+([.H16])*(-0.00142725065277068)+(-0.0063459406986214)" office:value-type="float" office:value="-0.00634452737135443" calcext:value-type="float">
            <text:p>-0.0063445274</text:p>
          </table:table-cell>
          <table:table-cell table:formula="of:=([.J16]^2)*(-1.68303778049881)+([.J16])*(0.15665109790632)+(0.10475739737447)" office:value-type="float" office:value="0.0689544273782903" calcext:value-type="float">
            <text:p>0.0689544274</text:p>
          </table:table-cell>
          <table:table-cell table:formula="of:=([.I16]^2)*(-1.84809378419694)+([.I16])*(0.969715893777015)+(-0.0558124189204929)" office:value-type="float" office:value="0.0014367698868781" calcext:value-type="float">
            <text:p>0.0014367699</text:p>
          </table:table-cell>
          <table:table-cell table:formula="of:=[.H16]*-1" office:value-type="float" office:value="-0.011102" calcext:value-type="float">
            <text:p>-0.011102</text:p>
          </table:table-cell>
          <table:table-cell table:formula="of:=[.M16]*-1" office:value-type="float" office:value="0.062153" calcext:value-type="float">
            <text:p>0.062153</text:p>
          </table:table-cell>
          <table:table-cell table:formula="of:=([.K16]^2)*(48.7382423482978)+([.K16])*(0.0643401308833624)+(0.0316411646540839)" office:value-type="float" office:value="0.0322857360976898" calcext:value-type="float">
            <text:p>0.0322857361</text:p>
          </table:table-cell>
          <table:table-cell table:formula="of:=([.M16]^2)*(2.99573212968935)+([.M16])*(-0.0394274132082148)+(-0.010306073088791)" office:value-type="float" office:value="0.00371695838792292" calcext:value-type="float">
            <text:p>0.0037169584</text:p>
          </table:table-cell>
          <table:table-cell table:formula="of:=([.L16]^2)*(-20.9992408223248)+([.L16])*(0.114146130561486)+(0.302895814088881)" office:value-type="float" office:value="0.303036012627668" calcext:value-type="float">
            <text:p>0.3030360126</text:p>
          </table:table-cell>
          <table:table-cell table:number-columns-repeated="1002"/>
        </table:table-row>
        <table:table-row table:style-name="ro1">
          <table:table-cell table:formula="of:=[Datos_Nao.A17]" office:value-type="float" office:value="-0.00627733441069722" calcext:value-type="float">
            <text:p>-0.0062773344</text:p>
          </table:table-cell>
          <table:table-cell table:formula="of:=[Datos_Nao.B17]" office:value-type="float" office:value="0.0616077184677124" calcext:value-type="float">
            <text:p>0.0616077185</text:p>
          </table:table-cell>
          <table:table-cell table:formula="of:=[Datos_Nao.C17]" office:value-type="float" office:value="0.000153601169586182" calcext:value-type="float">
            <text:p>0.0001536012</text:p>
          </table:table-cell>
          <table:table-cell table:formula="of:=[Datos_Nao.D17]" office:value-type="float" office:value="0.00169602443929762" calcext:value-type="float">
            <text:p>0.0016960244</text:p>
          </table:table-cell>
          <table:table-cell table:formula="of:=[Datos_Nao.E17]" office:value-type="float" office:value="0.00202063238248229" calcext:value-type="float">
            <text:p>0.0020206324</text:p>
          </table:table-cell>
          <table:table-cell table:formula="of:=[Datos_Nao.F17]" office:value-type="float" office:value="0.127853155136108" calcext:value-type="float">
            <text:p>0.1278531551</text:p>
          </table:table-cell>
          <table:table-cell/>
          <table:table-cell table:formula="of:=[Datos_MoCap.A17]" office:value-type="float" office:value="0.011143" calcext:value-type="float">
            <text:p>0.011143</text:p>
          </table:table-cell>
          <table:table-cell table:formula="of:=[Datos_MoCap.B17]" office:value-type="float" office:value="0.067808" calcext:value-type="float">
            <text:p>0.067808</text:p>
          </table:table-cell>
          <table:table-cell table:formula="of:=[Datos_MoCap.C17]" office:value-type="float" office:value="0.199636" calcext:value-type="float">
            <text:p>0.199636</text:p>
          </table:table-cell>
          <table:table-cell table:formula="of:=[Datos_MoCap.D17]" office:value-type="float" office:value="0.002658" calcext:value-type="float">
            <text:p>0.002658</text:p>
          </table:table-cell>
          <table:table-cell table:formula="of:=[Datos_MoCap.F17]" office:value-type="float" office:value="0.001807" calcext:value-type="float">
            <text:p>0.001807</text:p>
          </table:table-cell>
          <table:table-cell table:formula="of:=[Datos_MoCap.E17]" office:value-type="float" office:value="-0.062207" calcext:value-type="float">
            <text:p>-0.062207</text:p>
          </table:table-cell>
          <table:table-cell/>
          <table:table-cell table:formula="of:=([.H17]^2)*(0.140024724909833)+([.H17])*(-0.00142725065277068)+(-0.0063459406986214)" office:value-type="float" office:value="-0.00634445817978097" calcext:value-type="float">
            <text:p>-0.0063444582</text:p>
          </table:table-cell>
          <table:table-cell table:formula="of:=([.J17]^2)*(-1.68303778049881)+([.J17])*(0.15665109790632)+(0.10475739737447)" office:value-type="float" office:value="0.0689539120412106" calcext:value-type="float">
            <text:p>0.068953912</text:p>
          </table:table-cell>
          <table:table-cell table:formula="of:=([.I17]^2)*(-1.84809378419694)+([.I17])*(0.969715893777015)+(-0.0558124189204929)" office:value-type="float" office:value="0.00144468004337597" calcext:value-type="float">
            <text:p>0.00144468</text:p>
          </table:table-cell>
          <table:table-cell table:formula="of:=[.H17]*-1" office:value-type="float" office:value="-0.011143" calcext:value-type="float">
            <text:p>-0.011143</text:p>
          </table:table-cell>
          <table:table-cell table:formula="of:=[.M17]*-1" office:value-type="float" office:value="0.062207" calcext:value-type="float">
            <text:p>0.062207</text:p>
          </table:table-cell>
          <table:table-cell table:formula="of:=([.K17]^2)*(48.7382423482978)+([.K17])*(0.0643401308833624)+(0.0316411646540839)" office:value-type="float" office:value="0.0321565146495859" calcext:value-type="float">
            <text:p>0.0321565146</text:p>
          </table:table-cell>
          <table:table-cell table:formula="of:=([.M17]^2)*(2.99573212968935)+([.M17])*(-0.0394274132082148)+(-0.010306073088791)" office:value-type="float" office:value="0.00373920512760917" calcext:value-type="float">
            <text:p>0.0037392051</text:p>
          </table:table-cell>
          <table:table-cell table:formula="of:=([.L17]^2)*(-20.9992408223248)+([.L17])*(0.114146130561486)+(0.302895814088881)" office:value-type="float" office:value="0.30303350839671" calcext:value-type="float">
            <text:p>0.3030335084</text:p>
          </table:table-cell>
          <table:table-cell table:number-columns-repeated="1002"/>
        </table:table-row>
        <table:table-row table:style-name="ro1">
          <table:table-cell table:formula="of:=[Datos_Nao.A18]" office:value-type="float" office:value="-0.00684576900675893" calcext:value-type="float">
            <text:p>-0.006845769</text:p>
          </table:table-cell>
          <table:table-cell table:formula="of:=[Datos_Nao.B18]" office:value-type="float" office:value="0.0596476942300797" calcext:value-type="float">
            <text:p>0.0596476942</text:p>
          </table:table-cell>
          <table:table-cell table:formula="of:=[Datos_Nao.C18]" office:value-type="float" office:value="0.000260349363088608" calcext:value-type="float">
            <text:p>0.0002603494</text:p>
          </table:table-cell>
          <table:table-cell table:formula="of:=[Datos_Nao.D18]" office:value-type="float" office:value="0.00259827682748437" calcext:value-type="float">
            <text:p>0.0025982768</text:p>
          </table:table-cell>
          <table:table-cell table:formula="of:=[Datos_Nao.E18]" office:value-type="float" office:value="0.00158238701988012" calcext:value-type="float">
            <text:p>0.001582387</text:p>
          </table:table-cell>
          <table:table-cell table:formula="of:=[Datos_Nao.F18]" office:value-type="float" office:value="0.126904651522636" calcext:value-type="float">
            <text:p>0.1269046515</text:p>
          </table:table-cell>
          <table:table-cell/>
          <table:table-cell table:formula="of:=[Datos_MoCap.A18]" office:value-type="float" office:value="0.011149" calcext:value-type="float">
            <text:p>0.011149</text:p>
          </table:table-cell>
          <table:table-cell table:formula="of:=[Datos_MoCap.B18]" office:value-type="float" office:value="0.067803" calcext:value-type="float">
            <text:p>0.067803</text:p>
          </table:table-cell>
          <table:table-cell table:formula="of:=[Datos_MoCap.C18]" office:value-type="float" office:value="0.199623" calcext:value-type="float">
            <text:p>0.199623</text:p>
          </table:table-cell>
          <table:table-cell table:formula="of:=[Datos_MoCap.D18]" office:value-type="float" office:value="0.002648" calcext:value-type="float">
            <text:p>0.002648</text:p>
          </table:table-cell>
          <table:table-cell table:formula="of:=[Datos_MoCap.F18]" office:value-type="float" office:value="0.001776" calcext:value-type="float">
            <text:p>0.001776</text:p>
          </table:table-cell>
          <table:table-cell table:formula="of:=[Datos_MoCap.E18]" office:value-type="float" office:value="-0.062187" calcext:value-type="float">
            <text:p>-0.062187</text:p>
          </table:table-cell>
          <table:table-cell/>
          <table:table-cell table:formula="of:=([.H18]^2)*(0.140024724909833)+([.H18])*(-0.00142725065277068)+(-0.0063459406986214)" office:value-type="float" office:value="-0.00634444801469788" calcext:value-type="float">
            <text:p>-0.006344448</text:p>
          </table:table-cell>
          <table:table-cell table:formula="of:=([.J18]^2)*(-1.68303778049881)+([.J18])*(0.15665109790632)+(0.10475739737447)" office:value-type="float" office:value="0.0689606111606934" calcext:value-type="float">
            <text:p>0.0689606112</text:p>
          </table:table-cell>
          <table:table-cell table:formula="of:=([.I18]^2)*(-1.84809378419694)+([.I18])*(0.969715893777015)+(-0.0558124189204929)" office:value-type="float" office:value="0.00144108457313794" calcext:value-type="float">
            <text:p>0.0014410846</text:p>
          </table:table-cell>
          <table:table-cell table:formula="of:=[.H18]*-1" office:value-type="float" office:value="-0.011149" calcext:value-type="float">
            <text:p>-0.011149</text:p>
          </table:table-cell>
          <table:table-cell table:formula="of:=[.M18]*-1" office:value-type="float" office:value="0.062187" calcext:value-type="float">
            <text:p>0.062187</text:p>
          </table:table-cell>
          <table:table-cell table:formula="of:=([.K18]^2)*(48.7382423482978)+([.K18])*(0.0643401308833624)+(0.0316411646540839)" office:value-type="float" office:value="0.032153285197138" calcext:value-type="float">
            <text:p>0.0321532852</text:p>
          </table:table-cell>
          <table:table-cell table:formula="of:=([.M18]^2)*(2.99573212968935)+([.M18])*(-0.0394274132082148)+(-0.010306073088791)" office:value-type="float" office:value="0.00373096355729419" calcext:value-type="float">
            <text:p>0.0037309636</text:p>
          </table:table-cell>
          <table:table-cell table:formula="of:=([.L18]^2)*(-20.9992408223248)+([.L18])*(0.114146130561486)+(0.302895814088881)" office:value-type="float" office:value="0.303032302315338" calcext:value-type="float">
            <text:p>0.3030323023</text:p>
          </table:table-cell>
          <table:table-cell table:number-columns-repeated="1002"/>
        </table:table-row>
        <table:table-row table:style-name="ro1">
          <table:table-cell table:formula="of:=[Datos_Nao.A19]" office:value-type="float" office:value="-0.00692670280113816" calcext:value-type="float">
            <text:p>-0.0069267028</text:p>
          </table:table-cell>
          <table:table-cell table:formula="of:=[Datos_Nao.B19]" office:value-type="float" office:value="0.0594065263867378" calcext:value-type="float">
            <text:p>0.0594065264</text:p>
          </table:table-cell>
          <table:table-cell table:formula="of:=[Datos_Nao.C19]" office:value-type="float" office:value="0.000276118516921997" calcext:value-type="float">
            <text:p>0.0002761185</text:p>
          </table:table-cell>
          <table:table-cell table:formula="of:=[Datos_Nao.D19]" office:value-type="float" office:value="0.00271740253083408" calcext:value-type="float">
            <text:p>0.0027174025</text:p>
          </table:table-cell>
          <table:table-cell table:formula="of:=[Datos_Nao.E19]" office:value-type="float" office:value="0.00153569201938808" calcext:value-type="float">
            <text:p>0.001535692</text:p>
          </table:table-cell>
          <table:table-cell table:formula="of:=[Datos_Nao.F19]" office:value-type="float" office:value="0.126797676086426" calcext:value-type="float">
            <text:p>0.1267976761</text:p>
          </table:table-cell>
          <table:table-cell/>
          <table:table-cell table:formula="of:=[Datos_MoCap.A19]" office:value-type="float" office:value="0.011136" calcext:value-type="float">
            <text:p>0.011136</text:p>
          </table:table-cell>
          <table:table-cell table:formula="of:=[Datos_MoCap.B19]" office:value-type="float" office:value="0.067792" calcext:value-type="float">
            <text:p>0.067792</text:p>
          </table:table-cell>
          <table:table-cell table:formula="of:=[Datos_MoCap.C19]" office:value-type="float" office:value="0.199636" calcext:value-type="float">
            <text:p>0.199636</text:p>
          </table:table-cell>
          <table:table-cell table:formula="of:=[Datos_MoCap.D19]" office:value-type="float" office:value="0.002921" calcext:value-type="float">
            <text:p>0.002921</text:p>
          </table:table-cell>
          <table:table-cell table:formula="of:=[Datos_MoCap.F19]" office:value-type="float" office:value="0.001724" calcext:value-type="float">
            <text:p>0.001724</text:p>
          </table:table-cell>
          <table:table-cell table:formula="of:=[Datos_MoCap.E19]" office:value-type="float" office:value="-0.062225" calcext:value-type="float">
            <text:p>-0.062225</text:p>
          </table:table-cell>
          <table:table-cell/>
          <table:table-cell table:formula="of:=([.H19]^2)*(0.140024724909833)+([.H19])*(-0.00142725065277068)+(-0.0063459406986214)" office:value-type="float" office:value="-0.00634447002630232" calcext:value-type="float">
            <text:p>-0.00634447</text:p>
          </table:table-cell>
          <table:table-cell table:formula="of:=([.J19]^2)*(-1.68303778049881)+([.J19])*(0.15665109790632)+(0.10475739737447)" office:value-type="float" office:value="0.0689539120412106" calcext:value-type="float">
            <text:p>0.068953912</text:p>
          </table:table-cell>
          <table:table-cell table:formula="of:=([.I19]^2)*(-1.84809378419694)+([.I19])*(0.969715893777015)+(-0.0558124189204929)" office:value-type="float" office:value="0.00143317421334974" calcext:value-type="float">
            <text:p>0.0014331742</text:p>
          </table:table-cell>
          <table:table-cell table:formula="of:=[.H19]*-1" office:value-type="float" office:value="-0.011136" calcext:value-type="float">
            <text:p>-0.011136</text:p>
          </table:table-cell>
          <table:table-cell table:formula="of:=[.M19]*-1" office:value-type="float" office:value="0.062225" calcext:value-type="float">
            <text:p>0.062225</text:p>
          </table:table-cell>
          <table:table-cell table:formula="of:=([.K19]^2)*(48.7382423482978)+([.K19])*(0.0643401308833624)+(0.0316411646540839)" office:value-type="float" office:value="0.0322449486060263" calcext:value-type="float">
            <text:p>0.0322449486</text:p>
          </table:table-cell>
          <table:table-cell table:formula="of:=([.M19]^2)*(2.99573212968935)+([.M19])*(-0.0394274132082148)+(-0.010306073088791)" office:value-type="float" office:value="0.00374662458997342" calcext:value-type="float">
            <text:p>0.0037466246</text:p>
          </table:table-cell>
          <table:table-cell table:formula="of:=([.L19]^2)*(-20.9992408223248)+([.L19])*(0.114146130561486)+(0.302895814088881)" office:value-type="float" office:value="0.303030188578379" calcext:value-type="float">
            <text:p>0.3030301886</text:p>
          </table:table-cell>
          <table:table-cell table:number-columns-repeated="1002"/>
        </table:table-row>
        <table:table-row table:style-name="ro1">
          <table:table-cell table:formula="of:=[Datos_Nao.A20]" office:value-type="float" office:value="-0.0071674189530313" calcext:value-type="float">
            <text:p>-0.007167419</text:p>
          </table:table-cell>
          <table:table-cell table:formula="of:=[Datos_Nao.B20]" office:value-type="float" office:value="0.0587383806705475" calcext:value-type="float">
            <text:p>0.0587383807</text:p>
          </table:table-cell>
          <table:table-cell table:formula="of:=[Datos_Nao.C20]" office:value-type="float" office:value="0.000324282795190811" calcext:value-type="float">
            <text:p>0.0003242828</text:p>
          </table:table-cell>
          <table:table-cell table:formula="of:=[Datos_Nao.D20]" office:value-type="float" office:value="0.00305787823162973" calcext:value-type="float">
            <text:p>0.0030578782</text:p>
          </table:table-cell>
          <table:table-cell table:formula="of:=[Datos_Nao.E20]" office:value-type="float" office:value="0.00139804801438004" calcext:value-type="float">
            <text:p>0.001398048</text:p>
          </table:table-cell>
          <table:table-cell table:formula="of:=[Datos_Nao.F20]" office:value-type="float" office:value="0.12651564180851" calcext:value-type="float">
            <text:p>0.1265156418</text:p>
          </table:table-cell>
          <table:table-cell/>
          <table:table-cell table:formula="of:=[Datos_MoCap.A20]" office:value-type="float" office:value="0.011147" calcext:value-type="float">
            <text:p>0.011147</text:p>
          </table:table-cell>
          <table:table-cell table:formula="of:=[Datos_MoCap.B20]" office:value-type="float" office:value="0.067813" calcext:value-type="float">
            <text:p>0.067813</text:p>
          </table:table-cell>
          <table:table-cell table:formula="of:=[Datos_MoCap.C20]" office:value-type="float" office:value="0.199629" calcext:value-type="float">
            <text:p>0.199629</text:p>
          </table:table-cell>
          <table:table-cell table:formula="of:=[Datos_MoCap.D20]" office:value-type="float" office:value="0.002694" calcext:value-type="float">
            <text:p>0.002694</text:p>
          </table:table-cell>
          <table:table-cell table:formula="of:=[Datos_MoCap.F20]" office:value-type="float" office:value="0.001745" calcext:value-type="float">
            <text:p>0.001745</text:p>
          </table:table-cell>
          <table:table-cell table:formula="of:=[Datos_MoCap.E20]" office:value-type="float" office:value="-0.062226" calcext:value-type="float">
            <text:p>-0.062226</text:p>
          </table:table-cell>
          <table:table-cell/>
          <table:table-cell table:formula="of:=([.H20]^2)*(0.140024724909833)+([.H20])*(-0.00142725065277068)+(-0.0063459406986214)" office:value-type="float" office:value="-0.00634445140417911" calcext:value-type="float">
            <text:p>-0.0063444514</text:p>
          </table:table-cell>
          <table:table-cell table:formula="of:=([.J20]^2)*(-1.68303778049881)+([.J20])*(0.15665109790632)+(0.10475739737447)" office:value-type="float" office:value="0.0689575193300812" calcext:value-type="float">
            <text:p>0.0689575193</text:p>
          </table:table-cell>
          <table:table-cell table:formula="of:=([.I20]^2)*(-1.84809378419694)+([.I20])*(0.969715893777015)+(-0.0558124189204929)" office:value-type="float" office:value="0.00144827542120932" calcext:value-type="float">
            <text:p>0.0014482754</text:p>
          </table:table-cell>
          <table:table-cell table:formula="of:=[.H20]*-1" office:value-type="float" office:value="-0.011147" calcext:value-type="float">
            <text:p>-0.011147</text:p>
          </table:table-cell>
          <table:table-cell table:formula="of:=[.M20]*-1" office:value-type="float" office:value="0.062226" calcext:value-type="float">
            <text:p>0.062226</text:p>
          </table:table-cell>
          <table:table-cell table:formula="of:=([.K20]^2)*(48.7382423482978)+([.K20])*(0.0643401308833624)+(0.0316411646540839)" office:value-type="float" office:value="0.0321682213889274" calcext:value-type="float">
            <text:p>0.0321682214</text:p>
          </table:table-cell>
          <table:table-cell table:formula="of:=([.M20]^2)*(2.99573212968935)+([.M20])*(-0.0394274132082148)+(-0.010306073088791)" office:value-type="float" office:value="0.0037470368392459" calcext:value-type="float">
            <text:p>0.0037470368</text:p>
          </table:table-cell>
          <table:table-cell table:formula="of:=([.L20]^2)*(-20.9992408223248)+([.L20])*(0.114146130561486)+(0.302895814088881)" office:value-type="float" office:value="0.303031055873426" calcext:value-type="float">
            <text:p>0.3030310559</text:p>
          </table:table-cell>
          <table:table-cell table:number-columns-repeated="1002"/>
        </table:table-row>
        <table:table-row table:style-name="ro1">
          <table:table-cell table:formula="of:=[Datos_Nao.A21]" office:value-type="float" office:value="-0.00770728988572955" calcext:value-type="float">
            <text:p>-0.0077072899</text:p>
          </table:table-cell>
          <table:table-cell table:formula="of:=[Datos_Nao.B21]" office:value-type="float" office:value="0.0574847534298897" calcext:value-type="float">
            <text:p>0.0574847534</text:p>
          </table:table-cell>
          <table:table-cell table:formula="of:=[Datos_Nao.C21]" office:value-type="float" office:value="0.000441521406173706" calcext:value-type="float">
            <text:p>0.0004415214</text:p>
          </table:table-cell>
          <table:table-cell table:formula="of:=[Datos_Nao.D21]" office:value-type="float" office:value="0.00374840316362679" calcext:value-type="float">
            <text:p>0.0037484032</text:p>
          </table:table-cell>
          <table:table-cell table:formula="of:=[Datos_Nao.E21]" office:value-type="float" office:value="0.00104556244332343" calcext:value-type="float">
            <text:p>0.0010455624</text:p>
          </table:table-cell>
          <table:table-cell table:formula="of:=[Datos_Nao.F21]" office:value-type="float" office:value="0.126060619950295" calcext:value-type="float">
            <text:p>0.12606062</text:p>
          </table:table-cell>
          <table:table-cell/>
          <table:table-cell table:formula="of:=[Datos_MoCap.A21]" office:value-type="float" office:value="0.011147" calcext:value-type="float">
            <text:p>0.011147</text:p>
          </table:table-cell>
          <table:table-cell table:formula="of:=[Datos_MoCap.B21]" office:value-type="float" office:value="0.067802" calcext:value-type="float">
            <text:p>0.067802</text:p>
          </table:table-cell>
          <table:table-cell table:formula="of:=[Datos_MoCap.C21]" office:value-type="float" office:value="0.199628" calcext:value-type="float">
            <text:p>0.199628</text:p>
          </table:table-cell>
          <table:table-cell table:formula="of:=[Datos_MoCap.D21]" office:value-type="float" office:value="0.002638" calcext:value-type="float">
            <text:p>0.002638</text:p>
          </table:table-cell>
          <table:table-cell table:formula="of:=[Datos_MoCap.F21]" office:value-type="float" office:value="0.001747" calcext:value-type="float">
            <text:p>0.001747</text:p>
          </table:table-cell>
          <table:table-cell table:formula="of:=[Datos_MoCap.E21]" office:value-type="float" office:value="-0.062223" calcext:value-type="float">
            <text:p>-0.062223</text:p>
          </table:table-cell>
          <table:table-cell/>
          <table:table-cell table:formula="of:=([.H21]^2)*(0.140024724909833)+([.H21])*(-0.00142725065277068)+(-0.0063459406986214)" office:value-type="float" office:value="-0.00634445140417911" calcext:value-type="float">
            <text:p>-0.0063444514</text:p>
          </table:table-cell>
          <table:table-cell table:formula="of:=([.J21]^2)*(-1.68303778049881)+([.J21])*(0.15665109790632)+(0.10475739737447)" office:value-type="float" office:value="0.0689580346435985" calcext:value-type="float">
            <text:p>0.0689580346</text:p>
          </table:table-cell>
          <table:table-cell table:formula="of:=([.I21]^2)*(-1.84809378419694)+([.I21])*(0.969715893777015)+(-0.0558124189204929)" office:value-type="float" office:value="0.00144036546800177" calcext:value-type="float">
            <text:p>0.0014403655</text:p>
          </table:table-cell>
          <table:table-cell table:formula="of:=[.H21]*-1" office:value-type="float" office:value="-0.011147" calcext:value-type="float">
            <text:p>-0.011147</text:p>
          </table:table-cell>
          <table:table-cell table:formula="of:=[.M21]*-1" office:value-type="float" office:value="0.062223" calcext:value-type="float">
            <text:p>0.062223</text:p>
          </table:table-cell>
          <table:table-cell table:formula="of:=([.K21]^2)*(48.7382423482978)+([.K21])*(0.0643401308833624)+(0.0316411646540839)" office:value-type="float" office:value="0.0321500654923387" calcext:value-type="float">
            <text:p>0.0321500655</text:p>
          </table:table-cell>
          <table:table-cell table:formula="of:=([.M21]^2)*(2.99573212968935)+([.M21])*(-0.0394274132082148)+(-0.010306073088791)" office:value-type="float" office:value="0.00374580010940286" calcext:value-type="float">
            <text:p>0.0037458001</text:p>
          </table:table-cell>
          <table:table-cell table:formula="of:=([.L21]^2)*(-20.9992408223248)+([.L21])*(0.114146130561486)+(0.302895814088881)" office:value-type="float" office:value="0.303031137506989" calcext:value-type="float">
            <text:p>0.3030311375</text:p>
          </table:table-cell>
          <table:table-cell table:number-columns-repeated="1002"/>
        </table:table-row>
        <table:table-row table:style-name="ro1">
          <table:table-cell table:formula="of:=[Datos_Nao.A22]" office:value-type="float" office:value="-0.00785335339605808" calcext:value-type="float">
            <text:p>-0.0078533534</text:p>
          </table:table-cell>
          <table:table-cell table:formula="of:=[Datos_Nao.B22]" office:value-type="float" office:value="0.0572002194821835" calcext:value-type="float">
            <text:p>0.0572002195</text:p>
          </table:table-cell>
          <table:table-cell table:formula="of:=[Datos_Nao.C22]" office:value-type="float" office:value="0.00047612190246582" calcext:value-type="float">
            <text:p>0.0004761219</text:p>
          </table:table-cell>
          <table:table-cell table:formula="of:=[Datos_Nao.D22]" office:value-type="float" office:value="0.00391838606446981" calcext:value-type="float">
            <text:p>0.0039183861</text:p>
          </table:table-cell>
          <table:table-cell table:formula="of:=[Datos_Nao.E22]" office:value-type="float" office:value="0.000930728099774569" calcext:value-type="float">
            <text:p>0.0009307281</text:p>
          </table:table-cell>
          <table:table-cell table:formula="of:=[Datos_Nao.F22]" office:value-type="float" office:value="0.125975906848908" calcext:value-type="float">
            <text:p>0.1259759068</text:p>
          </table:table-cell>
          <table:table-cell/>
          <table:table-cell table:formula="of:=[Datos_MoCap.A22]" office:value-type="float" office:value="0.011148" calcext:value-type="float">
            <text:p>0.011148</text:p>
          </table:table-cell>
          <table:table-cell table:formula="of:=[Datos_MoCap.B22]" office:value-type="float" office:value="0.067809" calcext:value-type="float">
            <text:p>0.067809</text:p>
          </table:table-cell>
          <table:table-cell table:formula="of:=[Datos_MoCap.C22]" office:value-type="float" office:value="0.199633" calcext:value-type="float">
            <text:p>0.199633</text:p>
          </table:table-cell>
          <table:table-cell table:formula="of:=[Datos_MoCap.D22]" office:value-type="float" office:value="0.002671" calcext:value-type="float">
            <text:p>0.002671</text:p>
          </table:table-cell>
          <table:table-cell table:formula="of:=[Datos_MoCap.F22]" office:value-type="float" office:value="0.001762" calcext:value-type="float">
            <text:p>0.001762</text:p>
          </table:table-cell>
          <table:table-cell table:formula="of:=[Datos_MoCap.E22]" office:value-type="float" office:value="-0.062225" calcext:value-type="float">
            <text:p>-0.062225</text:p>
          </table:table-cell>
          <table:table-cell/>
          <table:table-cell table:formula="of:=([.H22]^2)*(0.140024724909833)+([.H22])*(-0.00142725065277068)+(-0.0063459406986214)" office:value-type="float" office:value="-0.00634444970957852" calcext:value-type="float">
            <text:p>-0.0063444497</text:p>
          </table:table-cell>
          <table:table-cell table:formula="of:=([.J22]^2)*(-1.68303778049881)+([.J22])*(0.15665109790632)+(0.10475739737447)" office:value-type="float" office:value="0.0689554580423516" calcext:value-type="float">
            <text:p>0.068955458</text:p>
          </table:table-cell>
          <table:table-cell table:formula="of:=([.I22]^2)*(-1.84809378419694)+([.I22])*(0.969715893777015)+(-0.0558124189204929)" office:value-type="float" office:value="0.00144539912633501" calcext:value-type="float">
            <text:p>0.0014453991</text:p>
          </table:table-cell>
          <table:table-cell table:formula="of:=[.H22]*-1" office:value-type="float" office:value="-0.011148" calcext:value-type="float">
            <text:p>-0.011148</text:p>
          </table:table-cell>
          <table:table-cell table:formula="of:=[.M22]*-1" office:value-type="float" office:value="0.062225" calcext:value-type="float">
            <text:p>0.062225</text:p>
          </table:table-cell>
          <table:table-cell table:formula="of:=([.K22]^2)*(48.7382423482978)+([.K22])*(0.0643401308833624)+(0.0316411646540839)" office:value-type="float" office:value="0.0321607275105025" calcext:value-type="float">
            <text:p>0.0321607275</text:p>
          </table:table-cell>
          <table:table-cell table:formula="of:=([.M22]^2)*(2.99573212968935)+([.M22])*(-0.0394274132082148)+(-0.010306073088791)" office:value-type="float" office:value="0.00374662458997342" calcext:value-type="float">
            <text:p>0.0037466246</text:p>
          </table:table-cell>
          <table:table-cell table:formula="of:=([.L22]^2)*(-20.9992408223248)+([.L22])*(0.114146130561486)+(0.302895814088881)" office:value-type="float" office:value="0.303031744403907" calcext:value-type="float">
            <text:p>0.3030317444</text:p>
          </table:table-cell>
          <table:table-cell table:number-columns-repeated="1002"/>
        </table:table-row>
        <table:table-row table:style-name="ro1">
          <table:table-cell table:formula="of:=[Datos_Nao.A23]" office:value-type="float" office:value="-0.00799475237727165" calcext:value-type="float">
            <text:p>-0.0079947524</text:p>
          </table:table-cell>
          <table:table-cell table:formula="of:=[Datos_Nao.B23]" office:value-type="float" office:value="0.056946411728859" calcext:value-type="float">
            <text:p>0.0569464117</text:p>
          </table:table-cell>
          <table:table-cell table:formula="of:=[Datos_Nao.C23]" office:value-type="float" office:value="0.000511005520820618" calcext:value-type="float">
            <text:p>0.0005110055</text:p>
          </table:table-cell>
          <table:table-cell table:formula="of:=[Datos_Nao.D23]" office:value-type="float" office:value="0.00407619588077068" calcext:value-type="float">
            <text:p>0.0040761959</text:p>
          </table:table-cell>
          <table:table-cell table:formula="of:=[Datos_Nao.E23]" office:value-type="float" office:value="0.000808589858934283" calcext:value-type="float">
            <text:p>0.0008085899</text:p>
          </table:table-cell>
          <table:table-cell table:formula="of:=[Datos_Nao.F23]" office:value-type="float" office:value="0.12590816617012" calcext:value-type="float">
            <text:p>0.1259081662</text:p>
          </table:table-cell>
          <table:table-cell/>
          <table:table-cell table:formula="of:=[Datos_MoCap.A23]" office:value-type="float" office:value="0.011143" calcext:value-type="float">
            <text:p>0.011143</text:p>
          </table:table-cell>
          <table:table-cell table:formula="of:=[Datos_MoCap.B23]" office:value-type="float" office:value="0.067812" calcext:value-type="float">
            <text:p>0.067812</text:p>
          </table:table-cell>
          <table:table-cell table:formula="of:=[Datos_MoCap.C23]" office:value-type="float" office:value="0.199636" calcext:value-type="float">
            <text:p>0.199636</text:p>
          </table:table-cell>
          <table:table-cell table:formula="of:=[Datos_MoCap.D23]" office:value-type="float" office:value="0.002728" calcext:value-type="float">
            <text:p>0.002728</text:p>
          </table:table-cell>
          <table:table-cell table:formula="of:=[Datos_MoCap.F23]" office:value-type="float" office:value="0.001767" calcext:value-type="float">
            <text:p>0.001767</text:p>
          </table:table-cell>
          <table:table-cell table:formula="of:=[Datos_MoCap.E23]" office:value-type="float" office:value="-0.062223" calcext:value-type="float">
            <text:p>-0.062223</text:p>
          </table:table-cell>
          <table:table-cell/>
          <table:table-cell table:formula="of:=([.H23]^2)*(0.140024724909833)+([.H23])*(-0.00142725065277068)+(-0.0063459406986214)" office:value-type="float" office:value="-0.00634445817978097" calcext:value-type="float">
            <text:p>-0.0063444582</text:p>
          </table:table-cell>
          <table:table-cell table:formula="of:=([.J23]^2)*(-1.68303778049881)+([.J23])*(0.15665109790632)+(0.10475739737447)" office:value-type="float" office:value="0.0689539120412106" calcext:value-type="float">
            <text:p>0.068953912</text:p>
          </table:table-cell>
          <table:table-cell table:formula="of:=([.I23]^2)*(-1.84809378419694)+([.I23])*(0.969715893777015)+(-0.0558124189204929)" office:value-type="float" office:value="0.00144755635303503" calcext:value-type="float">
            <text:p>0.0014475564</text:p>
          </table:table-cell>
          <table:table-cell table:formula="of:=[.H23]*-1" office:value-type="float" office:value="-0.011143" calcext:value-type="float">
            <text:p>-0.011143</text:p>
          </table:table-cell>
          <table:table-cell table:formula="of:=[.M23]*-1" office:value-type="float" office:value="0.062223" calcext:value-type="float">
            <text:p>0.062223</text:p>
          </table:table-cell>
          <table:table-cell table:formula="of:=([.K23]^2)*(48.7382423482978)+([.K23])*(0.0643401308833624)+(0.0316411646540839)" office:value-type="float" office:value="0.0321793937508779" calcext:value-type="float">
            <text:p>0.0321793938</text:p>
          </table:table-cell>
          <table:table-cell table:formula="of:=([.M23]^2)*(2.99573212968935)+([.M23])*(-0.0394274132082148)+(-0.010306073088791)" office:value-type="float" office:value="0.00374580010940286" calcext:value-type="float">
            <text:p>0.0037458001</text:p>
          </table:table-cell>
          <table:table-cell table:formula="of:=([.L23]^2)*(-20.9992408223248)+([.L23])*(0.114146130561486)+(0.302895814088881)" office:value-type="float" office:value="0.303031944602955" calcext:value-type="float">
            <text:p>0.3030319446</text:p>
          </table:table-cell>
          <table:table-cell table:number-columns-repeated="1002"/>
        </table:table-row>
        <table:table-row table:style-name="ro1">
          <table:table-cell table:formula="of:=[Datos_Nao.A24]" office:value-type="float" office:value="-0.0083858072757721" calcext:value-type="float">
            <text:p>-0.0083858073</text:p>
          </table:table-cell>
          <table:table-cell table:formula="of:=[Datos_Nao.B24]" office:value-type="float" office:value="0.0563583076000214" calcext:value-type="float">
            <text:p>0.0563583076</text:p>
          </table:table-cell>
          <table:table-cell table:formula="of:=[Datos_Nao.C24]" office:value-type="float" office:value="0.000616580247879028" calcext:value-type="float">
            <text:p>0.0006165802</text:p>
          </table:table-cell>
          <table:table-cell table:formula="of:=[Datos_Nao.D24]" office:value-type="float" office:value="0.00447629950940609" calcext:value-type="float">
            <text:p>0.0044762995</text:p>
          </table:table-cell>
          <table:table-cell table:formula="of:=[Datos_Nao.E24]" office:value-type="float" office:value="0.0003978754975833" calcext:value-type="float">
            <text:p>0.0003978755</text:p>
          </table:table-cell>
          <table:table-cell table:formula="of:=[Datos_Nao.F24]" office:value-type="float" office:value="0.125789746642113" calcext:value-type="float">
            <text:p>0.1257897466</text:p>
          </table:table-cell>
          <table:table-cell/>
          <table:table-cell table:formula="of:=[Datos_MoCap.A24]" office:value-type="float" office:value="0.011144" calcext:value-type="float">
            <text:p>0.011144</text:p>
          </table:table-cell>
          <table:table-cell table:formula="of:=[Datos_MoCap.B24]" office:value-type="float" office:value="0.067793" calcext:value-type="float">
            <text:p>0.067793</text:p>
          </table:table-cell>
          <table:table-cell table:formula="of:=[Datos_MoCap.C24]" office:value-type="float" office:value="0.19963" calcext:value-type="float">
            <text:p>0.19963</text:p>
          </table:table-cell>
          <table:table-cell table:formula="of:=[Datos_MoCap.D24]" office:value-type="float" office:value="0.002667" calcext:value-type="float">
            <text:p>0.002667</text:p>
          </table:table-cell>
          <table:table-cell table:formula="of:=[Datos_MoCap.F24]" office:value-type="float" office:value="0.001795" calcext:value-type="float">
            <text:p>0.001795</text:p>
          </table:table-cell>
          <table:table-cell table:formula="of:=[Datos_MoCap.E24]" office:value-type="float" office:value="-0.062224" calcext:value-type="float">
            <text:p>-0.062224</text:p>
          </table:table-cell>
          <table:table-cell/>
          <table:table-cell table:formula="of:=([.H24]^2)*(0.140024724909833)+([.H24])*(-0.00142725065277068)+(-0.0063459406986214)" office:value-type="float" office:value="-0.00634445648630058" calcext:value-type="float">
            <text:p>-0.0063444565</text:p>
          </table:table-cell>
          <table:table-cell table:formula="of:=([.J24]^2)*(-1.68303778049881)+([.J24])*(0.15665109790632)+(0.10475739737447)" office:value-type="float" office:value="0.0689570040131979" calcext:value-type="float">
            <text:p>0.068957004</text:p>
          </table:table-cell>
          <table:table-cell table:formula="of:=([.I24]^2)*(-1.84809378419694)+([.I24])*(0.969715893777015)+(-0.0558124189204929)" office:value-type="float" office:value="0.00143389335544778" calcext:value-type="float">
            <text:p>0.0014338934</text:p>
          </table:table-cell>
          <table:table-cell table:formula="of:=[.H24]*-1" office:value-type="float" office:value="-0.011144" calcext:value-type="float">
            <text:p>-0.011144</text:p>
          </table:table-cell>
          <table:table-cell table:formula="of:=[.M24]*-1" office:value-type="float" office:value="0.062224" calcext:value-type="float">
            <text:p>0.062224</text:p>
          </table:table-cell>
          <table:table-cell table:formula="of:=([.K24]^2)*(48.7382423482978)+([.K24])*(0.0643401308833624)+(0.0316411646540839)" office:value-type="float" office:value="0.0321594294910284" calcext:value-type="float">
            <text:p>0.0321594295</text:p>
          </table:table-cell>
          <table:table-cell table:formula="of:=([.M24]^2)*(2.99573212968935)+([.M24])*(-0.0394274132082148)+(-0.010306073088791)" office:value-type="float" office:value="0.00374621234669241" calcext:value-type="float">
            <text:p>0.0037462123</text:p>
          </table:table-cell>
          <table:table-cell table:formula="of:=([.L24]^2)*(-20.9992408223248)+([.L24])*(0.114146130561486)+(0.302895814088881)" office:value-type="float" office:value="0.303033046314328" calcext:value-type="float">
            <text:p>0.3030330463</text:p>
          </table:table-cell>
          <table:table-cell table:number-columns-repeated="1002"/>
        </table:table-row>
        <table:table-row table:style-name="ro1">
          <table:table-cell table:formula="of:=[Datos_Nao.A25]" office:value-type="float" office:value="-0.00850341748446226" calcext:value-type="float">
            <text:p>-0.0085034175</text:p>
          </table:table-cell>
          <table:table-cell table:formula="of:=[Datos_Nao.B25]" office:value-type="float" office:value="0.0562163665890694" calcext:value-type="float">
            <text:p>0.0562163666</text:p>
          </table:table-cell>
          <table:table-cell table:formula="of:=[Datos_Nao.C25]" office:value-type="float" office:value="0.00065164640545845" calcext:value-type="float">
            <text:p>0.0006516464</text:p>
          </table:table-cell>
          <table:table-cell table:formula="of:=[Datos_Nao.D25]" office:value-type="float" office:value="0.00458526145666838" calcext:value-type="float">
            <text:p>0.0045852615</text:p>
          </table:table-cell>
          <table:table-cell table:formula="of:=[Datos_Nao.E25]" office:value-type="float" office:value="0.000246370327658951" calcext:value-type="float">
            <text:p>0.0002463703</text:p>
          </table:table-cell>
          <table:table-cell table:formula="of:=[Datos_Nao.F25]" office:value-type="float" office:value="0.125772446393967" calcext:value-type="float">
            <text:p>0.1257724464</text:p>
          </table:table-cell>
          <table:table-cell/>
          <table:table-cell table:formula="of:=[Datos_MoCap.A25]" office:value-type="float" office:value="0.01115" calcext:value-type="float">
            <text:p>0.01115</text:p>
          </table:table-cell>
          <table:table-cell table:formula="of:=[Datos_MoCap.B25]" office:value-type="float" office:value="0.067798" calcext:value-type="float">
            <text:p>0.067798</text:p>
          </table:table-cell>
          <table:table-cell table:formula="of:=[Datos_MoCap.C25]" office:value-type="float" office:value="0.199635" calcext:value-type="float">
            <text:p>0.199635</text:p>
          </table:table-cell>
          <table:table-cell table:formula="of:=[Datos_MoCap.D25]" office:value-type="float" office:value="0.00267" calcext:value-type="float">
            <text:p>0.00267</text:p>
          </table:table-cell>
          <table:table-cell table:formula="of:=[Datos_MoCap.F25]" office:value-type="float" office:value="0.00176" calcext:value-type="float">
            <text:p>0.00176</text:p>
          </table:table-cell>
          <table:table-cell table:formula="of:=[Datos_MoCap.E25]" office:value-type="float" office:value="-0.062209" calcext:value-type="float">
            <text:p>-0.062209</text:p>
          </table:table-cell>
          <table:table-cell/>
          <table:table-cell table:formula="of:=([.H25]^2)*(0.140024724909833)+([.H25])*(-0.00142725065277068)+(-0.0063459406986214)" office:value-type="float" office:value="-0.00634444631953719" calcext:value-type="float">
            <text:p>-0.0063444463</text:p>
          </table:table-cell>
          <table:table-cell table:formula="of:=([.J25]^2)*(-1.68303778049881)+([.J25])*(0.15665109790632)+(0.10475739737447)" office:value-type="float" office:value="0.0689544273782903" calcext:value-type="float">
            <text:p>0.0689544274</text:p>
          </table:table-cell>
          <table:table-cell table:formula="of:=([.I25]^2)*(-1.84809378419694)+([.I25])*(0.969715893777015)+(-0.0558124189204929)" office:value-type="float" office:value="0.00143748901049521" calcext:value-type="float">
            <text:p>0.001437489</text:p>
          </table:table-cell>
          <table:table-cell table:formula="of:=[.H25]*-1" office:value-type="float" office:value="-0.01115" calcext:value-type="float">
            <text:p>-0.01115</text:p>
          </table:table-cell>
          <table:table-cell table:formula="of:=[.M25]*-1" office:value-type="float" office:value="0.062209" calcext:value-type="float">
            <text:p>0.062209</text:p>
          </table:table-cell>
          <table:table-cell table:formula="of:=([.K25]^2)*(48.7382423482978)+([.K25])*(0.0643401308833624)+(0.0316411646540839)" office:value-type="float" office:value="0.0321604028594193" calcext:value-type="float">
            <text:p>0.0321604029</text:p>
          </table:table-cell>
          <table:table-cell table:formula="of:=([.M25]^2)*(2.99573212968935)+([.M25])*(-0.0394274132082148)+(-0.010306073088791)" office:value-type="float" office:value="0.00374002941645288" calcext:value-type="float">
            <text:p>0.0037400294</text:p>
          </table:table-cell>
          <table:table-cell table:formula="of:=([.L25]^2)*(-20.9992408223248)+([.L25])*(0.114146130561486)+(0.302895814088881)" office:value-type="float" office:value="0.303031664030298" calcext:value-type="float">
            <text:p>0.303031664</text:p>
          </table:table-cell>
          <table:table-cell table:number-columns-repeated="1002"/>
        </table:table-row>
        <table:table-row table:style-name="ro1">
          <table:table-cell table:formula="of:=[Datos_Nao.A26]" office:value-type="float" office:value="-0.00855956319719553" calcext:value-type="float">
            <text:p>-0.0085595632</text:p>
          </table:table-cell>
          <table:table-cell table:formula="of:=[Datos_Nao.B26]" office:value-type="float" office:value="0.0561548918485642" calcext:value-type="float">
            <text:p>0.0561548918</text:p>
          </table:table-cell>
          <table:table-cell table:formula="of:=[Datos_Nao.C26]" office:value-type="float" office:value="0.000668935477733612" calcext:value-type="float">
            <text:p>0.0006689355</text:p>
          </table:table-cell>
          <table:table-cell table:formula="of:=[Datos_Nao.D26]" office:value-type="float" office:value="0.00463521527126432" calcext:value-type="float">
            <text:p>0.0046352153</text:p>
          </table:table-cell>
          <table:table-cell table:formula="of:=[Datos_Nao.E26]" office:value-type="float" office:value="0.000167957143275998" calcext:value-type="float">
            <text:p>0.0001679571</text:p>
          </table:table-cell>
          <table:table-cell table:formula="of:=[Datos_Nao.F26]" office:value-type="float" office:value="0.125766858458519" calcext:value-type="float">
            <text:p>0.1257668585</text:p>
          </table:table-cell>
          <table:table-cell/>
          <table:table-cell table:formula="of:=[Datos_MoCap.A26]" office:value-type="float" office:value="0.011151" calcext:value-type="float">
            <text:p>0.011151</text:p>
          </table:table-cell>
          <table:table-cell table:formula="of:=[Datos_MoCap.B26]" office:value-type="float" office:value="0.067806" calcext:value-type="float">
            <text:p>0.067806</text:p>
          </table:table-cell>
          <table:table-cell table:formula="of:=[Datos_MoCap.C26]" office:value-type="float" office:value="0.199643" calcext:value-type="float">
            <text:p>0.199643</text:p>
          </table:table-cell>
          <table:table-cell table:formula="of:=[Datos_MoCap.D26]" office:value-type="float" office:value="0.002715" calcext:value-type="float">
            <text:p>0.002715</text:p>
          </table:table-cell>
          <table:table-cell table:formula="of:=[Datos_MoCap.F26]" office:value-type="float" office:value="0.00173" calcext:value-type="float">
            <text:p>0.00173</text:p>
          </table:table-cell>
          <table:table-cell table:formula="of:=[Datos_MoCap.E26]" office:value-type="float" office:value="-0.062211" calcext:value-type="float">
            <text:p>-0.062211</text:p>
          </table:table-cell>
          <table:table-cell/>
          <table:table-cell table:formula="of:=([.H26]^2)*(0.140024724909833)+([.H26])*(-0.00142725065277068)+(-0.0063459406986214)" office:value-type="float" office:value="-0.00634444462409645" calcext:value-type="float">
            <text:p>-0.0063444446</text:p>
          </table:table-cell>
          <table:table-cell table:formula="of:=([.J26]^2)*(-1.68303778049881)+([.J26])*(0.15665109790632)+(0.10475739737447)" office:value-type="float" office:value="0.0689503045874022" calcext:value-type="float">
            <text:p>0.0689503046</text:p>
          </table:table-cell>
          <table:table-cell table:formula="of:=([.I26]^2)*(-1.84809378419694)+([.I26])*(0.969715893777015)+(-0.0558124189204929)" office:value-type="float" office:value="0.00144324186636932" calcext:value-type="float">
            <text:p>0.0014432419</text:p>
          </table:table-cell>
          <table:table-cell table:formula="of:=[.H26]*-1" office:value-type="float" office:value="-0.011151" calcext:value-type="float">
            <text:p>-0.011151</text:p>
          </table:table-cell>
          <table:table-cell table:formula="of:=[.M26]*-1" office:value-type="float" office:value="0.062211" calcext:value-type="float">
            <text:p>0.062211</text:p>
          </table:table-cell>
          <table:table-cell table:formula="of:=([.K26]^2)*(48.7382423482978)+([.K26])*(0.0643401308833624)+(0.0316411646540839)" office:value-type="float" office:value="0.0321751086598861" calcext:value-type="float">
            <text:p>0.0321751087</text:p>
          </table:table-cell>
          <table:table-cell table:formula="of:=([.M26]^2)*(2.99573212968935)+([.M26])*(-0.0394274132082148)+(-0.010306073088791)" office:value-type="float" office:value="0.00374085372926245" calcext:value-type="float">
            <text:p>0.0037408537</text:p>
          </table:table-cell>
          <table:table-cell table:formula="of:=([.L26]^2)*(-20.9992408223248)+([.L26])*(0.114146130561486)+(0.302895814088881)" office:value-type="float" office:value="0.303030438266895" calcext:value-type="float">
            <text:p>0.3030304383</text:p>
          </table:table-cell>
          <table:table-cell table:number-columns-repeated="1002"/>
        </table:table-row>
        <table:table-row table:style-name="ro1">
          <table:table-cell table:formula="of:=[Datos_Nao.A27]" office:value-type="float" office:value="-0.0088556008413434" calcext:value-type="float">
            <text:p>-0.0088556008</text:p>
          </table:table-cell>
          <table:table-cell table:formula="of:=[Datos_Nao.B27]" office:value-type="float" office:value="0.0559105575084686" calcext:value-type="float">
            <text:p>0.0559105575</text:p>
          </table:table-cell>
          <table:table-cell table:formula="of:=[Datos_Nao.C27]" office:value-type="float" office:value="0.000770319253206253" calcext:value-type="float">
            <text:p>0.0007703193</text:p>
          </table:table-cell>
          <table:table-cell table:formula="of:=[Datos_Nao.D27]" office:value-type="float" office:value="0.004871497862041" calcext:value-type="float">
            <text:p>0.0048714979</text:p>
          </table:table-cell>
          <table:table-cell table:formula="of:=[Datos_Nao.E27]" office:value-type="float" office:value="-0.000338154844939709" calcext:value-type="float">
            <text:p>-0.0003381548</text:p>
          </table:table-cell>
          <table:table-cell table:formula="of:=[Datos_Nao.F27]" office:value-type="float" office:value="0.1257613748312" calcext:value-type="float">
            <text:p>0.1257613748</text:p>
          </table:table-cell>
          <table:table-cell/>
          <table:table-cell table:formula="of:=[Datos_MoCap.A27]" office:value-type="float" office:value="0.011131" calcext:value-type="float">
            <text:p>0.011131</text:p>
          </table:table-cell>
          <table:table-cell table:formula="of:=[Datos_MoCap.B27]" office:value-type="float" office:value="0.067772" calcext:value-type="float">
            <text:p>0.067772</text:p>
          </table:table-cell>
          <table:table-cell table:formula="of:=[Datos_MoCap.C27]" office:value-type="float" office:value="0.19964" calcext:value-type="float">
            <text:p>0.19964</text:p>
          </table:table-cell>
          <table:table-cell table:formula="of:=[Datos_MoCap.D27]" office:value-type="float" office:value="0.00292" calcext:value-type="float">
            <text:p>0.00292</text:p>
          </table:table-cell>
          <table:table-cell table:formula="of:=[Datos_MoCap.F27]" office:value-type="float" office:value="0.001772" calcext:value-type="float">
            <text:p>0.001772</text:p>
          </table:table-cell>
          <table:table-cell table:formula="of:=[Datos_MoCap.E27]" office:value-type="float" office:value="-0.062241" calcext:value-type="float">
            <text:p>-0.062241</text:p>
          </table:table-cell>
          <table:table-cell/>
          <table:table-cell table:formula="of:=([.H27]^2)*(0.140024724909833)+([.H27])*(-0.00142725065277068)+(-0.0063459406986214)" office:value-type="float" office:value="-0.00634447847970181" calcext:value-type="float">
            <text:p>-0.0063444785</text:p>
          </table:table-cell>
          <table:table-cell table:formula="of:=([.J27]^2)*(-1.68303778049881)+([.J27])*(0.15665109790632)+(0.10475739737447)" office:value-type="float" office:value="0.0689518506592308" calcext:value-type="float">
            <text:p>0.0689518507</text:p>
          </table:table-cell>
          <table:table-cell table:formula="of:=([.I27]^2)*(-1.84809378419694)+([.I27])*(0.969715893777015)+(-0.0558124189204929)" office:value-type="float" office:value="0.00141879059518941" calcext:value-type="float">
            <text:p>0.0014187906</text:p>
          </table:table-cell>
          <table:table-cell table:formula="of:=[.H27]*-1" office:value-type="float" office:value="-0.011131" calcext:value-type="float">
            <text:p>-0.011131</text:p>
          </table:table-cell>
          <table:table-cell table:formula="of:=[.M27]*-1" office:value-type="float" office:value="0.062241" calcext:value-type="float">
            <text:p>0.062241</text:p>
          </table:table-cell>
          <table:table-cell table:formula="of:=([.K27]^2)*(48.7382423482978)+([.K27])*(0.0643401308833624)+(0.0316411646540839)" office:value-type="float" office:value="0.0322445995858218" calcext:value-type="float">
            <text:p>0.0322445996</text:p>
          </table:table-cell>
          <table:table-cell table:formula="of:=([.M27]^2)*(2.99573212968935)+([.M27])*(-0.0394274132082148)+(-0.010306073088791)" office:value-type="float" office:value="0.00375322129730882" calcext:value-type="float">
            <text:p>0.0037532213</text:p>
          </table:table-cell>
          <table:table-cell table:formula="of:=([.L27]^2)*(-20.9992408223248)+([.L27])*(0.114146130561486)+(0.302895814088881)" office:value-type="float" office:value="0.303032143752042" calcext:value-type="float">
            <text:p>0.3030321438</text:p>
          </table:table-cell>
          <table:table-cell table:number-columns-repeated="1002"/>
        </table:table-row>
        <table:table-row table:style-name="ro1">
          <table:table-cell table:formula="of:=[Datos_Nao.A28]" office:value-type="float" office:value="-0.00893742218613625" calcext:value-type="float">
            <text:p>-0.0089374222</text:p>
          </table:table-cell>
          <table:table-cell table:formula="of:=[Datos_Nao.B28]" office:value-type="float" office:value="0.0558731630444527" calcext:value-type="float">
            <text:p>0.055873163</text:p>
          </table:table-cell>
          <table:table-cell table:formula="of:=[Datos_Nao.C28]" office:value-type="float" office:value="0.000802397727966309" calcext:value-type="float">
            <text:p>0.0008023977</text:p>
          </table:table-cell>
          <table:table-cell table:formula="of:=[Datos_Nao.D28]" office:value-type="float" office:value="0.00492608081549406" calcext:value-type="float">
            <text:p>0.0049260808</text:p>
          </table:table-cell>
          <table:table-cell table:formula="of:=[Datos_Nao.E28]" office:value-type="float" office:value="-0.000519763270858675" calcext:value-type="float">
            <text:p>-0.0005197633</text:p>
          </table:table-cell>
          <table:table-cell table:formula="of:=[Datos_Nao.F28]" office:value-type="float" office:value="0.12576450407505" calcext:value-type="float">
            <text:p>0.1257645041</text:p>
          </table:table-cell>
          <table:table-cell/>
          <table:table-cell table:formula="of:=[Datos_MoCap.A28]" office:value-type="float" office:value="0.011126" calcext:value-type="float">
            <text:p>0.011126</text:p>
          </table:table-cell>
          <table:table-cell table:formula="of:=[Datos_MoCap.B28]" office:value-type="float" office:value="0.06777" calcext:value-type="float">
            <text:p>0.06777</text:p>
          </table:table-cell>
          <table:table-cell table:formula="of:=[Datos_MoCap.C28]" office:value-type="float" office:value="0.19964" calcext:value-type="float">
            <text:p>0.19964</text:p>
          </table:table-cell>
          <table:table-cell table:formula="of:=[Datos_MoCap.D28]" office:value-type="float" office:value="0.003019" calcext:value-type="float">
            <text:p>0.003019</text:p>
          </table:table-cell>
          <table:table-cell table:formula="of:=[Datos_MoCap.F28]" office:value-type="float" office:value="0.001784" calcext:value-type="float">
            <text:p>0.001784</text:p>
          </table:table-cell>
          <table:table-cell table:formula="of:=[Datos_MoCap.E28]" office:value-type="float" office:value="-0.062233" calcext:value-type="float">
            <text:p>-0.062233</text:p>
          </table:table-cell>
          <table:table-cell/>
          <table:table-cell table:formula="of:=([.H28]^2)*(0.140024724909833)+([.H28])*(-0.00142725065277068)+(-0.0063459406986214)" office:value-type="float" office:value="-0.00634448692610005" calcext:value-type="float">
            <text:p>-0.0063444869</text:p>
          </table:table-cell>
          <table:table-cell table:formula="of:=([.J28]^2)*(-1.68303778049881)+([.J28])*(0.15665109790632)+(0.10475739737447)" office:value-type="float" office:value="0.0689518506592308" calcext:value-type="float">
            <text:p>0.0689518507</text:p>
          </table:table-cell>
          <table:table-cell table:formula="of:=([.I28]^2)*(-1.84809378419694)+([.I28])*(0.969715893777015)+(-0.0558124189204929)" office:value-type="float" office:value="0.00141735215205726" calcext:value-type="float">
            <text:p>0.0014173522</text:p>
          </table:table-cell>
          <table:table-cell table:formula="of:=[.H28]*-1" office:value-type="float" office:value="-0.011126" calcext:value-type="float">
            <text:p>-0.011126</text:p>
          </table:table-cell>
          <table:table-cell table:formula="of:=[.M28]*-1" office:value-type="float" office:value="0.062233" calcext:value-type="float">
            <text:p>0.062233</text:p>
          </table:table-cell>
          <table:table-cell table:formula="of:=([.K28]^2)*(48.7382423482978)+([.K28])*(0.0643401308833624)+(0.0316411646540839)" office:value-type="float" office:value="0.0322796254444886" calcext:value-type="float">
            <text:p>0.0322796254</text:p>
          </table:table-cell>
          <table:table-cell table:formula="of:=([.M28]^2)*(2.99573212968935)+([.M28])*(-0.0394274132082148)+(-0.010306073088791)" office:value-type="float" office:value="0.00374992275191426" calcext:value-type="float">
            <text:p>0.0037499228</text:p>
          </table:table-cell>
          <table:table-cell table:formula="of:=([.L28]^2)*(-20.9992408223248)+([.L28])*(0.114146130561486)+(0.302895814088881)" office:value-type="float" office:value="0.303032617426004" calcext:value-type="float">
            <text:p>0.3030326174</text:p>
          </table:table-cell>
          <table:table-cell table:number-columns-repeated="1002"/>
        </table:table-row>
        <table:table-row table:style-name="ro1">
          <table:table-cell table:formula="of:=[Datos_Nao.A29]" office:value-type="float" office:value="-0.0090101333335042" calcext:value-type="float">
            <text:p>-0.0090101333</text:p>
          </table:table-cell>
          <table:table-cell table:formula="of:=[Datos_Nao.B29]" office:value-type="float" office:value="0.0558559000492096" calcext:value-type="float">
            <text:p>0.0558559</text:p>
          </table:table-cell>
          <table:table-cell table:formula="of:=[Datos_Nao.C29]" office:value-type="float" office:value="0.000833321362733841" calcext:value-type="float">
            <text:p>0.0008333214</text:p>
          </table:table-cell>
          <table:table-cell table:formula="of:=[Datos_Nao.D29]" office:value-type="float" office:value="0.0049686636775732" calcext:value-type="float">
            <text:p>0.0049686637</text:p>
          </table:table-cell>
          <table:table-cell table:formula="of:=[Datos_Nao.E29]" office:value-type="float" office:value="-0.000707361265085638" calcext:value-type="float">
            <text:p>-0.0007073613</text:p>
          </table:table-cell>
          <table:table-cell table:formula="of:=[Datos_Nao.F29]" office:value-type="float" office:value="0.125766977667809" calcext:value-type="float">
            <text:p>0.1257669777</text:p>
          </table:table-cell>
          <table:table-cell/>
          <table:table-cell table:formula="of:=[Datos_MoCap.A29]" office:value-type="float" office:value="0.011125" calcext:value-type="float">
            <text:p>0.011125</text:p>
          </table:table-cell>
          <table:table-cell table:formula="of:=[Datos_MoCap.B29]" office:value-type="float" office:value="0.067806" calcext:value-type="float">
            <text:p>0.067806</text:p>
          </table:table-cell>
          <table:table-cell table:formula="of:=[Datos_MoCap.C29]" office:value-type="float" office:value="0.199641" calcext:value-type="float">
            <text:p>0.199641</text:p>
          </table:table-cell>
          <table:table-cell table:formula="of:=[Datos_MoCap.D29]" office:value-type="float" office:value="0.002804" calcext:value-type="float">
            <text:p>0.002804</text:p>
          </table:table-cell>
          <table:table-cell table:formula="of:=[Datos_MoCap.F29]" office:value-type="float" office:value="0.001811" calcext:value-type="float">
            <text:p>0.001811</text:p>
          </table:table-cell>
          <table:table-cell table:formula="of:=[Datos_MoCap.E29]" office:value-type="float" office:value="-0.062143" calcext:value-type="float">
            <text:p>-0.062143</text:p>
          </table:table-cell>
          <table:table-cell/>
          <table:table-cell table:formula="of:=([.H29]^2)*(0.140024724909833)+([.H29])*(-0.00142725065277068)+(-0.0063459406986214)" office:value-type="float" office:value="-0.00634448861453956" calcext:value-type="float">
            <text:p>-0.0063444886</text:p>
          </table:table-cell>
          <table:table-cell table:formula="of:=([.J29]^2)*(-1.68303778049881)+([.J29])*(0.15665109790632)+(0.10475739737447)" office:value-type="float" office:value="0.0689513353053207" calcext:value-type="float">
            <text:p>0.0689513353</text:p>
          </table:table-cell>
          <table:table-cell table:formula="of:=([.I29]^2)*(-1.84809378419694)+([.I29])*(0.969715893777015)+(-0.0558124189204929)" office:value-type="float" office:value="0.00144324186636932" calcext:value-type="float">
            <text:p>0.0014432419</text:p>
          </table:table-cell>
          <table:table-cell table:formula="of:=[.H29]*-1" office:value-type="float" office:value="-0.011125" calcext:value-type="float">
            <text:p>-0.011125</text:p>
          </table:table-cell>
          <table:table-cell table:formula="of:=[.M29]*-1" office:value-type="float" office:value="0.062143" calcext:value-type="float">
            <text:p>0.062143</text:p>
          </table:table-cell>
          <table:table-cell table:formula="of:=([.K29]^2)*(48.7382423482978)+([.K29])*(0.0643401308833624)+(0.0316411646540839)" office:value-type="float" office:value="0.032204774717532" calcext:value-type="float">
            <text:p>0.0322047747</text:p>
          </table:table-cell>
          <table:table-cell table:formula="of:=([.M29]^2)*(2.99573212968935)+([.M29])*(-0.0394274132082148)+(-0.010306073088791)" office:value-type="float" office:value="0.00371284053858292" calcext:value-type="float">
            <text:p>0.0037128405</text:p>
          </table:table-cell>
          <table:table-cell table:formula="of:=([.L29]^2)*(-20.9992408223248)+([.L29])*(0.114146130561486)+(0.302895814088881)" office:value-type="float" office:value="0.303033661080219" calcext:value-type="float">
            <text:p>0.3030336611</text:p>
          </table:table-cell>
          <table:table-cell table:number-columns-repeated="1002"/>
        </table:table-row>
        <table:table-row table:style-name="ro1">
          <table:table-cell table:formula="of:=[Datos_Nao.A30]" office:value-type="float" office:value="-0.00916967820376158" calcext:value-type="float">
            <text:p>-0.0091696782</text:p>
          </table:table-cell>
          <table:table-cell table:formula="of:=[Datos_Nao.B30]" office:value-type="float" office:value="0.0559138543903828" calcext:value-type="float">
            <text:p>0.0559138544</text:p>
          </table:table-cell>
          <table:table-cell table:formula="of:=[Datos_Nao.C30]" office:value-type="float" office:value="0.00091683492064476" calcext:value-type="float">
            <text:p>0.0009168349</text:p>
          </table:table-cell>
          <table:table-cell table:formula="of:=[Datos_Nao.D30]" office:value-type="float" office:value="0.00502463709563017" calcext:value-type="float">
            <text:p>0.0050246371</text:p>
          </table:table-cell>
          <table:table-cell table:formula="of:=[Datos_Nao.E30]" office:value-type="float" office:value="-0.00130396918393672" calcext:value-type="float">
            <text:p>-0.0013039692</text:p>
          </table:table-cell>
          <table:table-cell table:formula="of:=[Datos_Nao.F30]" office:value-type="float" office:value="0.125752046704292" calcext:value-type="float">
            <text:p>0.1257520467</text:p>
          </table:table-cell>
          <table:table-cell/>
          <table:table-cell table:formula="of:=[Datos_MoCap.A30]" office:value-type="float" office:value="0.011118" calcext:value-type="float">
            <text:p>0.011118</text:p>
          </table:table-cell>
          <table:table-cell table:formula="of:=[Datos_MoCap.B30]" office:value-type="float" office:value="0.067762" calcext:value-type="float">
            <text:p>0.067762</text:p>
          </table:table-cell>
          <table:table-cell table:formula="of:=[Datos_MoCap.C30]" office:value-type="float" office:value="0.199647" calcext:value-type="float">
            <text:p>0.199647</text:p>
          </table:table-cell>
          <table:table-cell table:formula="of:=[Datos_MoCap.D30]" office:value-type="float" office:value="0.003037" calcext:value-type="float">
            <text:p>0.003037</text:p>
          </table:table-cell>
          <table:table-cell table:formula="of:=[Datos_MoCap.F30]" office:value-type="float" office:value="0.001848" calcext:value-type="float">
            <text:p>0.001848</text:p>
          </table:table-cell>
          <table:table-cell table:formula="of:=[Datos_MoCap.E30]" office:value-type="float" office:value="-0.062203" calcext:value-type="float">
            <text:p>-0.062203</text:p>
          </table:table-cell>
          <table:table-cell/>
          <table:table-cell table:formula="of:=([.H30]^2)*(0.140024724909833)+([.H30])*(-0.00142725065277068)+(-0.0063459406986214)" office:value-type="float" office:value="-0.00634450042577468" calcext:value-type="float">
            <text:p>-0.0063445004</text:p>
          </table:table-cell>
          <table:table-cell table:formula="of:=([.J30]^2)*(-1.68303778049881)+([.J30])*(0.15665109790632)+(0.10475739737447)" office:value-type="float" office:value="0.0689482431111723" calcext:value-type="float">
            <text:p>0.0689482431</text:p>
          </table:table-cell>
          <table:table-cell table:formula="of:=([.I30]^2)*(-1.84809378419694)+([.I30])*(0.969715893777015)+(-0.0558124189204929)" office:value-type="float" office:value="0.00141159823168112" calcext:value-type="float">
            <text:p>0.0014115982</text:p>
          </table:table-cell>
          <table:table-cell table:formula="of:=[.H30]*-1" office:value-type="float" office:value="-0.011118" calcext:value-type="float">
            <text:p>-0.011118</text:p>
          </table:table-cell>
          <table:table-cell table:formula="of:=[.M30]*-1" office:value-type="float" office:value="0.062203" calcext:value-type="float">
            <text:p>0.062203</text:p>
          </table:table-cell>
          <table:table-cell table:formula="of:=([.K30]^2)*(48.7382423482978)+([.K30])*(0.0643401308833624)+(0.0316411646540839)" office:value-type="float" office:value="0.0322860964251664" calcext:value-type="float">
            <text:p>0.0322860964</text:p>
          </table:table-cell>
          <table:table-cell table:formula="of:=([.M30]^2)*(2.99573212968935)+([.M30])*(-0.0394274132082148)+(-0.010306073088791)" office:value-type="float" office:value="0.00373755662181932" calcext:value-type="float">
            <text:p>0.0037375566</text:p>
          </table:table-cell>
          <table:table-cell table:formula="of:=([.L30]^2)*(-20.9992408223248)+([.L30])*(0.114146130561486)+(0.302895814088881)" office:value-type="float" office:value="0.303035041546829" calcext:value-type="float">
            <text:p>0.3030350415</text:p>
          </table:table-cell>
          <table:table-cell table:number-columns-repeated="1002"/>
        </table:table-row>
        <table:table-row table:style-name="ro1">
          <table:table-cell table:formula="of:=[Datos_Nao.A31]" office:value-type="float" office:value="-0.00920213852077723" calcext:value-type="float">
            <text:p>-0.0092021385</text:p>
          </table:table-cell>
          <table:table-cell table:formula="of:=[Datos_Nao.B31]" office:value-type="float" office:value="0.0559659786522389" calcext:value-type="float">
            <text:p>0.0559659787</text:p>
          </table:table-cell>
          <table:table-cell table:formula="of:=[Datos_Nao.C31]" office:value-type="float" office:value="0.000941019505262375" calcext:value-type="float">
            <text:p>0.0009410195</text:p>
          </table:table-cell>
          <table:table-cell table:formula="of:=[Datos_Nao.D31]" office:value-type="float" office:value="0.00501928431913257" calcext:value-type="float">
            <text:p>0.0050192843</text:p>
          </table:table-cell>
          <table:table-cell table:formula="of:=[Datos_Nao.E31]" office:value-type="float" office:value="-0.0015131460968405" calcext:value-type="float">
            <text:p>-0.0015131461</text:p>
          </table:table-cell>
          <table:table-cell table:formula="of:=[Datos_Nao.F31]" office:value-type="float" office:value="0.125733688473701" calcext:value-type="float">
            <text:p>0.1257336885</text:p>
          </table:table-cell>
          <table:table-cell/>
          <table:table-cell table:formula="of:=[Datos_MoCap.A31]" office:value-type="float" office:value="0.011128" calcext:value-type="float">
            <text:p>0.011128</text:p>
          </table:table-cell>
          <table:table-cell table:formula="of:=[Datos_MoCap.B31]" office:value-type="float" office:value="0.067782" calcext:value-type="float">
            <text:p>0.067782</text:p>
          </table:table-cell>
          <table:table-cell table:formula="of:=[Datos_MoCap.C31]" office:value-type="float" office:value="0.199642" calcext:value-type="float">
            <text:p>0.199642</text:p>
          </table:table-cell>
          <table:table-cell table:formula="of:=[Datos_MoCap.D31]" office:value-type="float" office:value="0.002784" calcext:value-type="float">
            <text:p>0.002784</text:p>
          </table:table-cell>
          <table:table-cell table:formula="of:=[Datos_MoCap.F31]" office:value-type="float" office:value="0.001885" calcext:value-type="float">
            <text:p>0.001885</text:p>
          </table:table-cell>
          <table:table-cell table:formula="of:=[Datos_MoCap.E31]" office:value-type="float" office:value="-0.062177" calcext:value-type="float">
            <text:p>-0.062177</text:p>
          </table:table-cell>
          <table:table-cell/>
          <table:table-cell table:formula="of:=([.H31]^2)*(0.140024724909833)+([.H31])*(-0.00142725065277068)+(-0.0063459406986214)" office:value-type="float" office:value="-0.0063444835483809" calcext:value-type="float">
            <text:p>-0.0063444835</text:p>
          </table:table-cell>
          <table:table-cell table:formula="of:=([.J31]^2)*(-1.68303778049881)+([.J31])*(0.15665109790632)+(0.10475739737447)" office:value-type="float" office:value="0.0689508199480445" calcext:value-type="float">
            <text:p>0.0689508199</text:p>
          </table:table-cell>
          <table:table-cell table:formula="of:=([.I31]^2)*(-1.84809378419694)+([.I31])*(0.969715893777015)+(-0.0558124189204929)" office:value-type="float" office:value="0.00142598258907895" calcext:value-type="float">
            <text:p>0.0014259826</text:p>
          </table:table-cell>
          <table:table-cell table:formula="of:=[.H31]*-1" office:value-type="float" office:value="-0.011128" calcext:value-type="float">
            <text:p>-0.011128</text:p>
          </table:table-cell>
          <table:table-cell table:formula="of:=[.M31]*-1" office:value-type="float" office:value="0.062177" calcext:value-type="float">
            <text:p>0.062177</text:p>
          </table:table-cell>
          <table:table-cell table:formula="of:=([.K31]^2)*(48.7382423482978)+([.K31])*(0.0643401308833624)+(0.0316411646540839)" office:value-type="float" office:value="0.0321980409289495" calcext:value-type="float">
            <text:p>0.0321980409</text:p>
          </table:table-cell>
          <table:table-cell table:formula="of:=([.M31]^2)*(2.99573212968935)+([.M31])*(-0.0394274132082148)+(-0.010306073088791)" office:value-type="float" office:value="0.00372684367085634" calcext:value-type="float">
            <text:p>0.0037268437</text:p>
          </table:table-cell>
          <table:table-cell table:formula="of:=([.L31]^2)*(-20.9992408223248)+([.L31])*(0.114146130561486)+(0.302895814088881)" office:value-type="float" office:value="0.303036364517518" calcext:value-type="float">
            <text:p>0.3030363645</text:p>
          </table:table-cell>
          <table:table-cell table:number-columns-repeated="1002"/>
        </table:table-row>
        <table:table-row table:style-name="ro1">
          <table:table-cell table:formula="of:=[Datos_Nao.A32]" office:value-type="float" office:value="-0.00922361295670271" calcext:value-type="float">
            <text:p>-0.009223613</text:p>
          </table:table-cell>
          <table:table-cell table:formula="of:=[Datos_Nao.B32]" office:value-type="float" office:value="0.0560327060520649" calcext:value-type="float">
            <text:p>0.0560327061</text:p>
          </table:table-cell>
          <table:table-cell table:formula="of:=[Datos_Nao.C32]" office:value-type="float" office:value="0.000962972640991211" calcext:value-type="float">
            <text:p>0.0009629726</text:p>
          </table:table-cell>
          <table:table-cell table:formula="of:=[Datos_Nao.D32]" office:value-type="float" office:value="0.00500218104571104" calcext:value-type="float">
            <text:p>0.005002181</text:p>
          </table:table-cell>
          <table:table-cell table:formula="of:=[Datos_Nao.E32]" office:value-type="float" office:value="-0.00172712758649141" calcext:value-type="float">
            <text:p>-0.0017271276</text:p>
          </table:table-cell>
          <table:table-cell table:formula="of:=[Datos_Nao.F32]" office:value-type="float" office:value="0.125705972313881" calcext:value-type="float">
            <text:p>0.1257059723</text:p>
          </table:table-cell>
          <table:table-cell/>
          <table:table-cell table:formula="of:=[Datos_MoCap.A32]" office:value-type="float" office:value="0.01113" calcext:value-type="float">
            <text:p>0.01113</text:p>
          </table:table-cell>
          <table:table-cell table:formula="of:=[Datos_MoCap.B32]" office:value-type="float" office:value="0.067797" calcext:value-type="float">
            <text:p>0.067797</text:p>
          </table:table-cell>
          <table:table-cell table:formula="of:=[Datos_MoCap.C32]" office:value-type="float" office:value="0.199642" calcext:value-type="float">
            <text:p>0.199642</text:p>
          </table:table-cell>
          <table:table-cell table:formula="of:=[Datos_MoCap.D32]" office:value-type="float" office:value="0.002762" calcext:value-type="float">
            <text:p>0.002762</text:p>
          </table:table-cell>
          <table:table-cell table:formula="of:=[Datos_MoCap.F32]" office:value-type="float" office:value="0.001906" calcext:value-type="float">
            <text:p>0.001906</text:p>
          </table:table-cell>
          <table:table-cell table:formula="of:=[Datos_MoCap.E32]" office:value-type="float" office:value="-0.062176" calcext:value-type="float">
            <text:p>-0.062176</text:p>
          </table:table-cell>
          <table:table-cell/>
          <table:table-cell table:formula="of:=([.H32]^2)*(0.140024724909833)+([.H32])*(-0.00142725065277068)+(-0.0063459406986214)" office:value-type="float" office:value="-0.00634448016954156" calcext:value-type="float">
            <text:p>-0.0063444802</text:p>
          </table:table-cell>
          <table:table-cell table:formula="of:=([.J32]^2)*(-1.68303778049881)+([.J32])*(0.15665109790632)+(0.10475739737447)" office:value-type="float" office:value="0.0689508199480445" calcext:value-type="float">
            <text:p>0.0689508199</text:p>
          </table:table-cell>
          <table:table-cell table:formula="of:=([.I32]^2)*(-1.84809378419694)+([.I32])*(0.969715893777015)+(-0.0558124189204929)" office:value-type="float" office:value="0.0014367698868781" calcext:value-type="float">
            <text:p>0.0014367699</text:p>
          </table:table-cell>
          <table:table-cell table:formula="of:=[.H32]*-1" office:value-type="float" office:value="-0.01113" calcext:value-type="float">
            <text:p>-0.01113</text:p>
          </table:table-cell>
          <table:table-cell table:formula="of:=[.M32]*-1" office:value-type="float" office:value="0.062176" calcext:value-type="float">
            <text:p>0.062176</text:p>
          </table:table-cell>
          <table:table-cell table:formula="of:=([.K32]^2)*(48.7382423482978)+([.K32])*(0.0643401308833624)+(0.0316411646540839)" office:value-type="float" office:value="0.0321906787956446" calcext:value-type="float">
            <text:p>0.0321906788</text:p>
          </table:table-cell>
          <table:table-cell table:formula="of:=([.M32]^2)*(2.99573212968935)+([.M32])*(-0.0394274132082148)+(-0.010306073088791)" office:value-type="float" office:value="0.00372643171516561" calcext:value-type="float">
            <text:p>0.0037264317</text:p>
          </table:table-cell>
          <table:table-cell table:formula="of:=([.L32]^2)*(-20.9992408223248)+([.L32])*(0.114146130561486)+(0.302895814088881)" office:value-type="float" office:value="0.303037089815699" calcext:value-type="float">
            <text:p>0.3030370898</text:p>
          </table:table-cell>
          <table:table-cell table:number-columns-repeated="1002"/>
        </table:table-row>
        <table:table-row table:style-name="ro1">
          <table:table-cell table:formula="of:=[Datos_Nao.A33]" office:value-type="float" office:value="-0.00923015363514424" calcext:value-type="float">
            <text:p>-0.0092301536</text:p>
          </table:table-cell>
          <table:table-cell table:formula="of:=[Datos_Nao.B33]" office:value-type="float" office:value="0.056071151047945" calcext:value-type="float">
            <text:p>0.056071151</text:p>
          </table:table-cell>
          <table:table-cell table:formula="of:=[Datos_Nao.C33]" office:value-type="float" office:value="0.000973012298345566" calcext:value-type="float">
            <text:p>0.0009730123</text:p>
          </table:table-cell>
          <table:table-cell table:formula="of:=[Datos_Nao.D33]" office:value-type="float" office:value="0.00498914252966643" calcext:value-type="float">
            <text:p>0.0049891425</text:p>
          </table:table-cell>
          <table:table-cell table:formula="of:=[Datos_Nao.E33]" office:value-type="float" office:value="-0.0018358543748036" calcext:value-type="float">
            <text:p>-0.0018358544</text:p>
          </table:table-cell>
          <table:table-cell table:formula="of:=[Datos_Nao.F33]" office:value-type="float" office:value="0.125688031315804" calcext:value-type="float">
            <text:p>0.1256880313</text:p>
          </table:table-cell>
          <table:table-cell/>
          <table:table-cell table:formula="of:=[Datos_MoCap.A33]" office:value-type="float" office:value="0.011098" calcext:value-type="float">
            <text:p>0.011098</text:p>
          </table:table-cell>
          <table:table-cell table:formula="of:=[Datos_MoCap.B33]" office:value-type="float" office:value="0.0678" calcext:value-type="float">
            <text:p>0.0678</text:p>
          </table:table-cell>
          <table:table-cell table:formula="of:=[Datos_MoCap.C33]" office:value-type="float" office:value="0.199629" calcext:value-type="float">
            <text:p>0.199629</text:p>
          </table:table-cell>
          <table:table-cell table:formula="of:=[Datos_MoCap.D33]" office:value-type="float" office:value="0.002753" calcext:value-type="float">
            <text:p>0.002753</text:p>
          </table:table-cell>
          <table:table-cell table:formula="of:=[Datos_MoCap.F33]" office:value-type="float" office:value="0.002046" calcext:value-type="float">
            <text:p>0.002046</text:p>
          </table:table-cell>
          <table:table-cell table:formula="of:=[Datos_MoCap.E33]" office:value-type="float" office:value="-0.062108" calcext:value-type="float">
            <text:p>-0.062108</text:p>
          </table:table-cell>
          <table:table-cell/>
          <table:table-cell table:formula="of:=([.H33]^2)*(0.140024724909833)+([.H33])*(-0.00142725065277068)+(-0.0063459406986214)" office:value-type="float" office:value="-0.0063445340965474" calcext:value-type="float">
            <text:p>-0.0063445341</text:p>
          </table:table-cell>
          <table:table-cell table:formula="of:=([.J33]^2)*(-1.68303778049881)+([.J33])*(0.15665109790632)+(0.10475739737447)" office:value-type="float" office:value="0.0689575193300812" calcext:value-type="float">
            <text:p>0.0689575193</text:p>
          </table:table-cell>
          <table:table-cell table:formula="of:=([.I33]^2)*(-1.84809378419694)+([.I33])*(0.969715893777015)+(-0.0558124189204929)" office:value-type="float" office:value="0.00143892724664087" calcext:value-type="float">
            <text:p>0.0014389272</text:p>
          </table:table-cell>
          <table:table-cell table:formula="of:=[.H33]*-1" office:value-type="float" office:value="-0.011098" calcext:value-type="float">
            <text:p>-0.011098</text:p>
          </table:table-cell>
          <table:table-cell table:formula="of:=[.M33]*-1" office:value-type="float" office:value="0.062108" calcext:value-type="float">
            <text:p>0.062108</text:p>
          </table:table-cell>
          <table:table-cell table:formula="of:=([.K33]^2)*(48.7382423482978)+([.K33])*(0.0643401308833624)+(0.0316411646540839)" office:value-type="float" office:value="0.0321876806118077" calcext:value-type="float">
            <text:p>0.0321876806</text:p>
          </table:table-cell>
          <table:table-cell table:formula="of:=([.M33]^2)*(2.99573212968935)+([.M33])*(-0.0394274132082148)+(-0.010306073088791)" office:value-type="float" office:value="0.00369843278417102" calcext:value-type="float">
            <text:p>0.0036984328</text:p>
          </table:table-cell>
          <table:table-cell table:formula="of:=([.L33]^2)*(-20.9992408223248)+([.L33])*(0.114146130561486)+(0.302895814088881)" office:value-type="float" office:value="0.303041451814016" calcext:value-type="float">
            <text:p>0.3030414518</text:p>
          </table:table-cell>
          <table:table-cell table:number-columns-repeated="1002"/>
        </table:table-row>
        <table:table-row table:style-name="ro1">
          <table:table-cell table:formula="of:=[Datos_Nao.A34]" office:value-type="float" office:value="-0.00920789409428835" calcext:value-type="float">
            <text:p>-0.0092078941</text:p>
          </table:table-cell>
          <table:table-cell table:formula="of:=[Datos_Nao.B34]" office:value-type="float" office:value="0.0563647486269474" calcext:value-type="float">
            <text:p>0.0563647486</text:p>
          </table:table-cell>
          <table:table-cell table:formula="of:=[Datos_Nao.C34]" office:value-type="float" office:value="0.0010196641087532" calcext:value-type="float">
            <text:p>0.0010196641</text:p>
          </table:table-cell>
          <table:table-cell table:formula="of:=[Datos_Nao.D34]" office:value-type="float" office:value="0.00484821479767561" calcext:value-type="float">
            <text:p>0.0048482148</text:p>
          </table:table-cell>
          <table:table-cell table:formula="of:=[Datos_Nao.E34]" office:value-type="float" office:value="-0.0025103148072958" calcext:value-type="float">
            <text:p>-0.0025103148</text:p>
          </table:table-cell>
          <table:table-cell table:formula="of:=[Datos_Nao.F34]" office:value-type="float" office:value="0.125512734055519" calcext:value-type="float">
            <text:p>0.1255127341</text:p>
          </table:table-cell>
          <table:table-cell/>
          <table:table-cell table:formula="of:=[Datos_MoCap.A34]" office:value-type="float" office:value="0.011066" calcext:value-type="float">
            <text:p>0.011066</text:p>
          </table:table-cell>
          <table:table-cell table:formula="of:=[Datos_MoCap.B34]" office:value-type="float" office:value="0.067774" calcext:value-type="float">
            <text:p>0.067774</text:p>
          </table:table-cell>
          <table:table-cell table:formula="of:=[Datos_MoCap.C34]" office:value-type="float" office:value="0.199625" calcext:value-type="float">
            <text:p>0.199625</text:p>
          </table:table-cell>
          <table:table-cell table:formula="of:=[Datos_MoCap.D34]" office:value-type="float" office:value="0.003048" calcext:value-type="float">
            <text:p>0.003048</text:p>
          </table:table-cell>
          <table:table-cell table:formula="of:=[Datos_MoCap.F34]" office:value-type="float" office:value="0.002201" calcext:value-type="float">
            <text:p>0.002201</text:p>
          </table:table-cell>
          <table:table-cell table:formula="of:=[Datos_MoCap.E34]" office:value-type="float" office:value="-0.062114" calcext:value-type="float">
            <text:p>-0.062114</text:p>
          </table:table-cell>
          <table:table-cell/>
          <table:table-cell table:formula="of:=([.H34]^2)*(0.140024724909833)+([.H34])*(-0.00142725065277068)+(-0.0063459406986214)" office:value-type="float" office:value="-0.0063445877367826" calcext:value-type="float">
            <text:p>-0.0063445877</text:p>
          </table:table-cell>
          <table:table-cell table:formula="of:=([.J34]^2)*(-1.68303778049881)+([.J34])*(0.15665109790632)+(0.10475739737447)" office:value-type="float" office:value="0.0689595805639537" calcext:value-type="float">
            <text:p>0.0689595806</text:p>
          </table:table-cell>
          <table:table-cell table:formula="of:=([.I34]^2)*(-1.84809378419694)+([.I34])*(0.969715893777015)+(-0.0558124189204929)" office:value-type="float" office:value="0.00142022902353683" calcext:value-type="float">
            <text:p>0.001420229</text:p>
          </table:table-cell>
          <table:table-cell table:formula="of:=[.H34]*-1" office:value-type="float" office:value="-0.011066" calcext:value-type="float">
            <text:p>-0.011066</text:p>
          </table:table-cell>
          <table:table-cell table:formula="of:=[.M34]*-1" office:value-type="float" office:value="0.062114" calcext:value-type="float">
            <text:p>0.062114</text:p>
          </table:table-cell>
          <table:table-cell table:formula="of:=([.K34]^2)*(48.7382423482978)+([.K34])*(0.0643401308833624)+(0.0316411646540839)" office:value-type="float" office:value="0.0322900664608577" calcext:value-type="float">
            <text:p>0.0322900665</text:p>
          </table:table-cell>
          <table:table-cell table:formula="of:=([.M34]^2)*(2.99573212968935)+([.M34])*(-0.0394274132082148)+(-0.010306073088791)" office:value-type="float" office:value="0.00370090216366996" calcext:value-type="float">
            <text:p>0.0037009022</text:p>
          </table:table-cell>
          <table:table-cell table:formula="of:=([.L34]^2)*(-20.9992408223248)+([.L34])*(0.114146130561486)+(0.302895814088881)" office:value-type="float" office:value="0.303045320979008" calcext:value-type="float">
            <text:p>0.303045321</text:p>
          </table:table-cell>
          <table:table-cell table:number-columns-repeated="1002"/>
        </table:table-row>
        <table:table-row table:style-name="ro1">
          <table:table-cell table:formula="of:=[Datos_Nao.A35]" office:value-type="float" office:value="-0.00917613878846169" calcext:value-type="float">
            <text:p>-0.0091761388</text:p>
          </table:table-cell>
          <table:table-cell table:formula="of:=[Datos_Nao.B35]" office:value-type="float" office:value="0.0564832463860512" calcext:value-type="float">
            <text:p>0.0564832464</text:p>
          </table:table-cell>
          <table:table-cell table:formula="of:=[Datos_Nao.C35]" office:value-type="float" office:value="0.00102926790714264" calcext:value-type="float">
            <text:p>0.0010292679</text:p>
          </table:table-cell>
          <table:table-cell table:formula="of:=[Datos_Nao.D35]" office:value-type="float" office:value="0.0047775199636817" calcext:value-type="float">
            <text:p>0.00477752</text:p>
          </table:table-cell>
          <table:table-cell table:formula="of:=[Datos_Nao.E35]" office:value-type="float" office:value="-0.00274303392507136" calcext:value-type="float">
            <text:p>-0.0027430339</text:p>
          </table:table-cell>
          <table:table-cell table:formula="of:=[Datos_Nao.F35]" office:value-type="float" office:value="0.125424593687058" calcext:value-type="float">
            <text:p>0.1254245937</text:p>
          </table:table-cell>
          <table:table-cell/>
          <table:table-cell table:formula="of:=[Datos_MoCap.A35]" office:value-type="float" office:value="0.011061" calcext:value-type="float">
            <text:p>0.011061</text:p>
          </table:table-cell>
          <table:table-cell table:formula="of:=[Datos_MoCap.B35]" office:value-type="float" office:value="0.067773" calcext:value-type="float">
            <text:p>0.067773</text:p>
          </table:table-cell>
          <table:table-cell table:formula="of:=[Datos_MoCap.C35]" office:value-type="float" office:value="0.199629" calcext:value-type="float">
            <text:p>0.199629</text:p>
          </table:table-cell>
          <table:table-cell table:formula="of:=[Datos_MoCap.D35]" office:value-type="float" office:value="0.003087" calcext:value-type="float">
            <text:p>0.003087</text:p>
          </table:table-cell>
          <table:table-cell table:formula="of:=[Datos_MoCap.F35]" office:value-type="float" office:value="0.002223" calcext:value-type="float">
            <text:p>0.002223</text:p>
          </table:table-cell>
          <table:table-cell table:formula="of:=[Datos_MoCap.E35]" office:value-type="float" office:value="-0.062128" calcext:value-type="float">
            <text:p>-0.062128</text:p>
          </table:table-cell>
          <table:table-cell/>
          <table:table-cell table:formula="of:=([.H35]^2)*(0.140024724909833)+([.H35])*(-0.00142725065277068)+(-0.0063459406986214)" office:value-type="float" office:value="-0.00634459609216478" calcext:value-type="float">
            <text:p>-0.0063445961</text:p>
          </table:table-cell>
          <table:table-cell table:formula="of:=([.J35]^2)*(-1.68303778049881)+([.J35])*(0.15665109790632)+(0.10475739737447)" office:value-type="float" office:value="0.0689575193300812" calcext:value-type="float">
            <text:p>0.0689575193</text:p>
          </table:table-cell>
          <table:table-cell table:formula="of:=([.I35]^2)*(-1.84809378419694)+([.I35])*(0.969715893777015)+(-0.0558124189204929)" office:value-type="float" office:value="0.00141950981121122" calcext:value-type="float">
            <text:p>0.0014195098</text:p>
          </table:table-cell>
          <table:table-cell table:formula="of:=[.H35]*-1" office:value-type="float" office:value="-0.011061" calcext:value-type="float">
            <text:p>-0.011061</text:p>
          </table:table-cell>
          <table:table-cell table:formula="of:=[.M35]*-1" office:value-type="float" office:value="0.062128" calcext:value-type="float">
            <text:p>0.062128</text:p>
          </table:table-cell>
          <table:table-cell table:formula="of:=([.K35]^2)*(48.7382423482978)+([.K35])*(0.0643401308833624)+(0.0316411646540839)" office:value-type="float" office:value="0.0323042370815177" calcext:value-type="float">
            <text:p>0.0323042371</text:p>
          </table:table-cell>
          <table:table-cell table:formula="of:=([.M35]^2)*(2.99573212968935)+([.M35])*(-0.0394274132082148)+(-0.010306073088791)" office:value-type="float" office:value="0.00370666488797247" calcext:value-type="float">
            <text:p>0.0037066649</text:p>
          </table:table-cell>
          <table:table-cell table:formula="of:=([.L35]^2)*(-20.9992408223248)+([.L35])*(0.114146130561486)+(0.302895814088881)" office:value-type="float" office:value="0.30304578837977" calcext:value-type="float">
            <text:p>0.3030457884</text:p>
          </table:table-cell>
          <table:table-cell table:number-columns-repeated="1002"/>
        </table:table-row>
        <table:table-row table:style-name="ro1">
          <table:table-cell table:formula="of:=[Datos_Nao.A36]" office:value-type="float" office:value="-0.00913176685571671" calcext:value-type="float">
            <text:p>-0.0091317669</text:p>
          </table:table-cell>
          <table:table-cell table:formula="of:=[Datos_Nao.B36]" office:value-type="float" office:value="0.0566102489829063" calcext:value-type="float">
            <text:p>0.056610249</text:p>
          </table:table-cell>
          <table:table-cell table:formula="of:=[Datos_Nao.C36]" office:value-type="float" office:value="0.0010356642305851" calcext:value-type="float">
            <text:p>0.0010356642</text:p>
          </table:table-cell>
          <table:table-cell table:formula="of:=[Datos_Nao.D36]" office:value-type="float" office:value="0.00469487998634577" calcext:value-type="float">
            <text:p>0.00469488</text:p>
          </table:table-cell>
          <table:table-cell table:formula="of:=[Datos_Nao.E36]" office:value-type="float" office:value="-0.00297936704009771" calcext:value-type="float">
            <text:p>-0.002979367</text:p>
          </table:table-cell>
          <table:table-cell table:formula="of:=[Datos_Nao.F36]" office:value-type="float" office:value="0.125319913029671" calcext:value-type="float">
            <text:p>0.125319913</text:p>
          </table:table-cell>
          <table:table-cell/>
          <table:table-cell table:formula="of:=[Datos_MoCap.A36]" office:value-type="float" office:value="0.011051" calcext:value-type="float">
            <text:p>0.011051</text:p>
          </table:table-cell>
          <table:table-cell table:formula="of:=[Datos_MoCap.B36]" office:value-type="float" office:value="0.06777" calcext:value-type="float">
            <text:p>0.06777</text:p>
          </table:table-cell>
          <table:table-cell table:formula="of:=[Datos_MoCap.C36]" office:value-type="float" office:value="0.199627" calcext:value-type="float">
            <text:p>0.199627</text:p>
          </table:table-cell>
          <table:table-cell table:formula="of:=[Datos_MoCap.D36]" office:value-type="float" office:value="0.003162" calcext:value-type="float">
            <text:p>0.003162</text:p>
          </table:table-cell>
          <table:table-cell table:formula="of:=[Datos_MoCap.F36]" office:value-type="float" office:value="0.002253" calcext:value-type="float">
            <text:p>0.002253</text:p>
          </table:table-cell>
          <table:table-cell table:formula="of:=[Datos_MoCap.E36]" office:value-type="float" office:value="-0.062107" calcext:value-type="float">
            <text:p>-0.062107</text:p>
          </table:table-cell>
          <table:table-cell/>
          <table:table-cell table:formula="of:=([.H36]^2)*(0.140024724909833)+([.H36])*(-0.00142725065277068)+(-0.0063459406986214)" office:value-type="float" office:value="-0.00634461278192542" calcext:value-type="float">
            <text:p>-0.0063446128</text:p>
          </table:table-cell>
          <table:table-cell table:formula="of:=([.J36]^2)*(-1.68303778049881)+([.J36])*(0.15665109790632)+(0.10475739737447)" office:value-type="float" office:value="0.0689585499537496" calcext:value-type="float">
            <text:p>0.06895855</text:p>
          </table:table-cell>
          <table:table-cell table:formula="of:=([.I36]^2)*(-1.84809378419694)+([.I36])*(0.969715893777015)+(-0.0558124189204929)" office:value-type="float" office:value="0.00141735215205726" calcext:value-type="float">
            <text:p>0.0014173522</text:p>
          </table:table-cell>
          <table:table-cell table:formula="of:=[.H36]*-1" office:value-type="float" office:value="-0.011051" calcext:value-type="float">
            <text:p>-0.011051</text:p>
          </table:table-cell>
          <table:table-cell table:formula="of:=[.M36]*-1" office:value-type="float" office:value="0.062107" calcext:value-type="float">
            <text:p>0.062107</text:p>
          </table:table-cell>
          <table:table-cell table:formula="of:=([.K36]^2)*(48.7382423482978)+([.K36])*(0.0643401308833624)+(0.0316411646540839)" office:value-type="float" office:value="0.0323319049870665" calcext:value-type="float">
            <text:p>0.032331905</text:p>
          </table:table-cell>
          <table:table-cell table:formula="of:=([.M36]^2)*(2.99573212968935)+([.M36])*(-0.0394274132082148)+(-0.010306073088791)" office:value-type="float" office:value="0.00369802124189133" calcext:value-type="float">
            <text:p>0.0036980212</text:p>
          </table:table-cell>
          <table:table-cell table:formula="of:=([.L36]^2)*(-20.9992408223248)+([.L36])*(0.114146130561486)+(0.302895814088881)" office:value-type="float" office:value="0.303046392985629" calcext:value-type="float">
            <text:p>0.303046393</text:p>
          </table:table-cell>
          <table:table-cell table:number-columns-repeated="1002"/>
        </table:table-row>
        <table:table-row table:style-name="ro1">
          <table:table-cell table:formula="of:=[Datos_Nao.A37]" office:value-type="float" office:value="-0.00891986023634672" calcext:value-type="float">
            <text:p>-0.0089198602</text:p>
          </table:table-cell>
          <table:table-cell table:formula="of:=[Datos_Nao.B37]" office:value-type="float" office:value="0.0570313408970833" calcext:value-type="float">
            <text:p>0.0570313409</text:p>
          </table:table-cell>
          <table:table-cell table:formula="of:=[Datos_Nao.C37]" office:value-type="float" office:value="0.00103346258401871" calcext:value-type="float">
            <text:p>0.0010334626</text:p>
          </table:table-cell>
          <table:table-cell table:formula="of:=[Datos_Nao.D37]" office:value-type="float" office:value="0.00437512900680304" calcext:value-type="float">
            <text:p>0.004375129</text:p>
          </table:table-cell>
          <table:table-cell table:formula="of:=[Datos_Nao.E37]" office:value-type="float" office:value="-0.00370943499729037" calcext:value-type="float">
            <text:p>-0.003709435</text:p>
          </table:table-cell>
          <table:table-cell table:formula="of:=[Datos_Nao.F37]" office:value-type="float" office:value="0.124897256493568" calcext:value-type="float">
            <text:p>0.1248972565</text:p>
          </table:table-cell>
          <table:table-cell/>
          <table:table-cell table:formula="of:=[Datos_MoCap.A37]" office:value-type="float" office:value="0.011049" calcext:value-type="float">
            <text:p>0.011049</text:p>
          </table:table-cell>
          <table:table-cell table:formula="of:=[Datos_MoCap.B37]" office:value-type="float" office:value="0.067769" calcext:value-type="float">
            <text:p>0.067769</text:p>
          </table:table-cell>
          <table:table-cell table:formula="of:=[Datos_MoCap.C37]" office:value-type="float" office:value="0.199628" calcext:value-type="float">
            <text:p>0.199628</text:p>
          </table:table-cell>
          <table:table-cell table:formula="of:=[Datos_MoCap.D37]" office:value-type="float" office:value="0.003136" calcext:value-type="float">
            <text:p>0.003136</text:p>
          </table:table-cell>
          <table:table-cell table:formula="of:=[Datos_MoCap.F37]" office:value-type="float" office:value="0.002336" calcext:value-type="float">
            <text:p>0.002336</text:p>
          </table:table-cell>
          <table:table-cell table:formula="of:=[Datos_MoCap.E37]" office:value-type="float" office:value="-0.062117" calcext:value-type="float">
            <text:p>-0.062117</text:p>
          </table:table-cell>
          <table:table-cell/>
          <table:table-cell table:formula="of:=([.H37]^2)*(0.140024724909833)+([.H37])*(-0.00142725065277068)+(-0.0063459406986214)" office:value-type="float" office:value="-0.00634461611651696" calcext:value-type="float">
            <text:p>-0.0063446161</text:p>
          </table:table-cell>
          <table:table-cell table:formula="of:=([.J37]^2)*(-1.68303778049881)+([.J37])*(0.15665109790632)+(0.10475739737447)" office:value-type="float" office:value="0.0689580346435985" calcext:value-type="float">
            <text:p>0.0689580346</text:p>
          </table:table-cell>
          <table:table-cell table:formula="of:=([.I37]^2)*(-1.84809378419694)+([.I37])*(0.969715893777015)+(-0.0558124189204929)" office:value-type="float" office:value="0.00141663292494689" calcext:value-type="float">
            <text:p>0.0014166329</text:p>
          </table:table-cell>
          <table:table-cell table:formula="of:=[.H37]*-1" office:value-type="float" office:value="-0.011049" calcext:value-type="float">
            <text:p>-0.011049</text:p>
          </table:table-cell>
          <table:table-cell table:formula="of:=[.M37]*-1" office:value-type="float" office:value="0.062117" calcext:value-type="float">
            <text:p>0.062117</text:p>
          </table:table-cell>
          <table:table-cell table:formula="of:=([.K37]^2)*(48.7382423482978)+([.K37])*(0.0643401308833624)+(0.0316411646540839)" office:value-type="float" office:value="0.0323222513539555" calcext:value-type="float">
            <text:p>0.0323222514</text:p>
          </table:table-cell>
          <table:table-cell table:formula="of:=([.M37]^2)*(2.99573212968935)+([.M37])*(-0.0394274132082148)+(-0.010306073088791)" office:value-type="float" office:value="0.00370213693430419" calcext:value-type="float">
            <text:p>0.0037021369</text:p>
          </table:table-cell>
          <table:table-cell table:formula="of:=([.L37]^2)*(-20.9992408223248)+([.L37])*(0.114146130561486)+(0.302895814088881)" office:value-type="float" office:value="0.303047868776626" calcext:value-type="float">
            <text:p>0.3030478688</text:p>
          </table:table-cell>
          <table:table-cell table:number-columns-repeated="1002"/>
        </table:table-row>
        <table:table-row table:style-name="ro1">
          <table:table-cell table:formula="of:=[Datos_Nao.A38]" office:value-type="float" office:value="-0.00882206112146378" calcext:value-type="float">
            <text:p>-0.0088220611</text:p>
          </table:table-cell>
          <table:table-cell table:formula="of:=[Datos_Nao.B38]" office:value-type="float" office:value="0.0571815222501755" calcext:value-type="float">
            <text:p>0.0571815223</text:p>
          </table:table-cell>
          <table:table-cell table:formula="of:=[Datos_Nao.C38]" office:value-type="float" office:value="0.00102520361542702" calcext:value-type="float">
            <text:p>0.0010252036</text:p>
          </table:table-cell>
          <table:table-cell table:formula="of:=[Datos_Nao.D38]" office:value-type="float" office:value="0.00424456875771284" calcext:value-type="float">
            <text:p>0.0042445688</text:p>
          </table:table-cell>
          <table:table-cell table:formula="of:=[Datos_Nao.E38]" office:value-type="float" office:value="-0.00395953701809049" calcext:value-type="float">
            <text:p>-0.003959537</text:p>
          </table:table-cell>
          <table:table-cell table:formula="of:=[Datos_Nao.F38]" office:value-type="float" office:value="0.124718375504017" calcext:value-type="float">
            <text:p>0.1247183755</text:p>
          </table:table-cell>
          <table:table-cell/>
          <table:table-cell table:formula="of:=[Datos_MoCap.A38]" office:value-type="float" office:value="0.011047" calcext:value-type="float">
            <text:p>0.011047</text:p>
          </table:table-cell>
          <table:table-cell table:formula="of:=[Datos_MoCap.B38]" office:value-type="float" office:value="0.067771" calcext:value-type="float">
            <text:p>0.067771</text:p>
          </table:table-cell>
          <table:table-cell table:formula="of:=[Datos_MoCap.C38]" office:value-type="float" office:value="0.199637" calcext:value-type="float">
            <text:p>0.199637</text:p>
          </table:table-cell>
          <table:table-cell table:formula="of:=[Datos_MoCap.D38]" office:value-type="float" office:value="0.003194" calcext:value-type="float">
            <text:p>0.003194</text:p>
          </table:table-cell>
          <table:table-cell table:formula="of:=[Datos_MoCap.F38]" office:value-type="float" office:value="0.002342" calcext:value-type="float">
            <text:p>0.002342</text:p>
          </table:table-cell>
          <table:table-cell table:formula="of:=[Datos_MoCap.E38]" office:value-type="float" office:value="-0.062083" calcext:value-type="float">
            <text:p>-0.062083</text:p>
          </table:table-cell>
          <table:table-cell/>
          <table:table-cell table:formula="of:=([.H38]^2)*(0.140024724909833)+([.H38])*(-0.00142725065277068)+(-0.0063459406986214)" office:value-type="float" office:value="-0.00634461944998829" calcext:value-type="float">
            <text:p>-0.0063446194</text:p>
          </table:table-cell>
          <table:table-cell table:formula="of:=([.J38]^2)*(-1.68303778049881)+([.J38])*(0.15665109790632)+(0.10475739737447)" office:value-type="float" office:value="0.0689533967007647" calcext:value-type="float">
            <text:p>0.0689533967</text:p>
          </table:table-cell>
          <table:table-cell table:formula="of:=([.I38]^2)*(-1.84809378419694)+([.I38])*(0.969715893777015)+(-0.0558124189204929)" office:value-type="float" office:value="0.00141807137547142" calcext:value-type="float">
            <text:p>0.0014180714</text:p>
          </table:table-cell>
          <table:table-cell table:formula="of:=[.H38]*-1" office:value-type="float" office:value="-0.011047" calcext:value-type="float">
            <text:p>-0.011047</text:p>
          </table:table-cell>
          <table:table-cell table:formula="of:=[.M38]*-1" office:value-type="float" office:value="0.062083" calcext:value-type="float">
            <text:p>0.062083</text:p>
          </table:table-cell>
          <table:table-cell table:formula="of:=([.K38]^2)*(48.7382423482978)+([.K38])*(0.0643401308833624)+(0.0316411646540839)" office:value-type="float" office:value="0.0323438768398425" calcext:value-type="float">
            <text:p>0.0323438768</text:p>
          </table:table-cell>
          <table:table-cell table:formula="of:=([.M38]^2)*(2.99573212968935)+([.M38])*(-0.0394274132082148)+(-0.010306073088791)" office:value-type="float" office:value="0.00368814602461786" calcext:value-type="float">
            <text:p>0.003688146</text:p>
          </table:table-cell>
          <table:table-cell table:formula="of:=([.L38]^2)*(-20.9992408223248)+([.L38])*(0.114146130561486)+(0.302895814088881)" office:value-type="float" office:value="0.303047964246718" calcext:value-type="float">
            <text:p>0.3030479642</text:p>
          </table:table-cell>
          <table:table-cell table:number-columns-repeated="1002"/>
        </table:table-row>
        <table:table-row table:style-name="ro1">
          <table:table-cell table:formula="of:=[Datos_Nao.A39]" office:value-type="float" office:value="-0.00876792520284653" calcext:value-type="float">
            <text:p>-0.0087679252</text:p>
          </table:table-cell>
          <table:table-cell table:formula="of:=[Datos_Nao.B39]" office:value-type="float" office:value="0.0572578758001328" calcext:value-type="float">
            <text:p>0.0572578758</text:p>
          </table:table-cell>
          <table:table-cell table:formula="of:=[Datos_Nao.C39]" office:value-type="float" office:value="0.00101957842707634" calcext:value-type="float">
            <text:p>0.0010195784</text:p>
          </table:table-cell>
          <table:table-cell table:formula="of:=[Datos_Nao.D39]" office:value-type="float" office:value="0.00417493050917983" calcext:value-type="float">
            <text:p>0.0041749305</text:p>
          </table:table-cell>
          <table:table-cell table:formula="of:=[Datos_Nao.E39]" office:value-type="float" office:value="-0.00408589001744986" calcext:value-type="float">
            <text:p>-0.00408589</text:p>
          </table:table-cell>
          <table:table-cell table:formula="of:=[Datos_Nao.F39]" office:value-type="float" office:value="0.124621480703354" calcext:value-type="float">
            <text:p>0.1246214807</text:p>
          </table:table-cell>
          <table:table-cell/>
          <table:table-cell table:formula="of:=[Datos_MoCap.A39]" office:value-type="float" office:value="0.011033" calcext:value-type="float">
            <text:p>0.011033</text:p>
          </table:table-cell>
          <table:table-cell table:formula="of:=[Datos_MoCap.B39]" office:value-type="float" office:value="0.067764" calcext:value-type="float">
            <text:p>0.067764</text:p>
          </table:table-cell>
          <table:table-cell table:formula="of:=[Datos_MoCap.C39]" office:value-type="float" office:value="0.199643" calcext:value-type="float">
            <text:p>0.199643</text:p>
          </table:table-cell>
          <table:table-cell table:formula="of:=[Datos_MoCap.D39]" office:value-type="float" office:value="0.003233" calcext:value-type="float">
            <text:p>0.003233</text:p>
          </table:table-cell>
          <table:table-cell table:formula="of:=[Datos_MoCap.F39]" office:value-type="float" office:value="0.002379" calcext:value-type="float">
            <text:p>0.002379</text:p>
          </table:table-cell>
          <table:table-cell table:formula="of:=[Datos_MoCap.E39]" office:value-type="float" office:value="-0.062077" calcext:value-type="float">
            <text:p>-0.062077</text:p>
          </table:table-cell>
          <table:table-cell/>
          <table:table-cell table:formula="of:=([.H39]^2)*(0.140024724909833)+([.H39])*(-0.00142725065277068)+(-0.0063459406986214)" office:value-type="float" office:value="-0.00634464275292212" calcext:value-type="float">
            <text:p>-0.0063446428</text:p>
          </table:table-cell>
          <table:table-cell table:formula="of:=([.J39]^2)*(-1.68303778049881)+([.J39])*(0.15665109790632)+(0.10475739737447)" office:value-type="float" office:value="0.0689503045874022" calcext:value-type="float">
            <text:p>0.0689503046</text:p>
          </table:table-cell>
          <table:table-cell table:formula="of:=([.I39]^2)*(-1.84809378419694)+([.I39])*(0.969715893777015)+(-0.0558124189204929)" office:value-type="float" office:value="0.00141303673395227" calcext:value-type="float">
            <text:p>0.0014130367</text:p>
          </table:table-cell>
          <table:table-cell table:formula="of:=[.H39]*-1" office:value-type="float" office:value="-0.011033" calcext:value-type="float">
            <text:p>-0.011033</text:p>
          </table:table-cell>
          <table:table-cell table:formula="of:=[.M39]*-1" office:value-type="float" office:value="0.062077" calcext:value-type="float">
            <text:p>0.062077</text:p>
          </table:table-cell>
          <table:table-cell table:formula="of:=([.K39]^2)*(48.7382423482978)+([.K39])*(0.0643401308833624)+(0.0316411646540839)" office:value-type="float" office:value="0.0323586024916063" calcext:value-type="float">
            <text:p>0.0323586025</text:p>
          </table:table-cell>
          <table:table-cell table:formula="of:=([.M39]^2)*(2.99573212968935)+([.M39])*(-0.0394274132082148)+(-0.010306073088791)" office:value-type="float" office:value="0.00368567775953128" calcext:value-type="float">
            <text:p>0.0036856778</text:p>
          </table:table-cell>
          <table:table-cell table:formula="of:=([.L39]^2)*(-20.9992408223248)+([.L39])*(0.114146130561486)+(0.302895814088881)" office:value-type="float" office:value="0.30304851956916" calcext:value-type="float">
            <text:p>0.3030485196</text:p>
          </table:table-cell>
          <table:table-cell table:number-columns-repeated="1002"/>
        </table:table-row>
        <table:table-row table:style-name="ro1">
          <table:table-cell table:formula="of:=[Datos_Nao.A40]" office:value-type="float" office:value="-0.00871025491505861" calcext:value-type="float">
            <text:p>-0.0087102549</text:p>
          </table:table-cell>
          <table:table-cell table:formula="of:=[Datos_Nao.B40]" office:value-type="float" office:value="0.0573348701000214" calcext:value-type="float">
            <text:p>0.0573348701</text:p>
          </table:table-cell>
          <table:table-cell table:formula="of:=[Datos_Nao.C40]" office:value-type="float" office:value="0.00101293995976448" calcext:value-type="float">
            <text:p>0.00101294</text:p>
          </table:table-cell>
          <table:table-cell table:formula="of:=[Datos_Nao.D40]" office:value-type="float" office:value="0.00410206988453865" calcext:value-type="float">
            <text:p>0.0041020699</text:p>
          </table:table-cell>
          <table:table-cell table:formula="of:=[Datos_Nao.E40]" office:value-type="float" office:value="-0.00421303231269121" calcext:value-type="float">
            <text:p>-0.0042130323</text:p>
          </table:table-cell>
          <table:table-cell table:formula="of:=[Datos_Nao.F40]" office:value-type="float" office:value="0.124519646167755" calcext:value-type="float">
            <text:p>0.1245196462</text:p>
          </table:table-cell>
          <table:table-cell/>
          <table:table-cell table:formula="of:=[Datos_MoCap.A40]" office:value-type="float" office:value="0.011031" calcext:value-type="float">
            <text:p>0.011031</text:p>
          </table:table-cell>
          <table:table-cell table:formula="of:=[Datos_MoCap.B40]" office:value-type="float" office:value="0.067762" calcext:value-type="float">
            <text:p>0.067762</text:p>
          </table:table-cell>
          <table:table-cell table:formula="of:=[Datos_MoCap.C40]" office:value-type="float" office:value="0.19964" calcext:value-type="float">
            <text:p>0.19964</text:p>
          </table:table-cell>
          <table:table-cell table:formula="of:=[Datos_MoCap.D40]" office:value-type="float" office:value="0.003235" calcext:value-type="float">
            <text:p>0.003235</text:p>
          </table:table-cell>
          <table:table-cell table:formula="of:=[Datos_MoCap.F40]" office:value-type="float" office:value="0.002423" calcext:value-type="float">
            <text:p>0.002423</text:p>
          </table:table-cell>
          <table:table-cell table:formula="of:=[Datos_MoCap.E40]" office:value-type="float" office:value="-0.062076" calcext:value-type="float">
            <text:p>-0.062076</text:p>
          </table:table-cell>
          <table:table-cell/>
          <table:table-cell table:formula="of:=([.H40]^2)*(0.140024724909833)+([.H40])*(-0.00142725065277068)+(-0.0063459406986214)" office:value-type="float" office:value="-0.00634464607743187" calcext:value-type="float">
            <text:p>-0.0063446461</text:p>
          </table:table-cell>
          <table:table-cell table:formula="of:=([.J40]^2)*(-1.68303778049881)+([.J40])*(0.15665109790632)+(0.10475739737447)" office:value-type="float" office:value="0.0689518506592308" calcext:value-type="float">
            <text:p>0.0689518507</text:p>
          </table:table-cell>
          <table:table-cell table:formula="of:=([.I40]^2)*(-1.84809378419694)+([.I40])*(0.969715893777015)+(-0.0558124189204929)" office:value-type="float" office:value="0.00141159823168112" calcext:value-type="float">
            <text:p>0.0014115982</text:p>
          </table:table-cell>
          <table:table-cell table:formula="of:=[.H40]*-1" office:value-type="float" office:value="-0.011031" calcext:value-type="float">
            <text:p>-0.011031</text:p>
          </table:table-cell>
          <table:table-cell table:formula="of:=[.M40]*-1" office:value-type="float" office:value="0.062076" calcext:value-type="float">
            <text:p>0.062076</text:p>
          </table:table-cell>
          <table:table-cell table:formula="of:=([.K40]^2)*(48.7382423482978)+([.K40])*(0.0643401308833624)+(0.0316411646540839)" office:value-type="float" office:value="0.032359361649771" calcext:value-type="float">
            <text:p>0.0323593616</text:p>
          </table:table-cell>
          <table:table-cell table:formula="of:=([.M40]^2)*(2.99573212968935)+([.M40])*(-0.0394274132082148)+(-0.010306073088791)" office:value-type="float" office:value="0.00368526640298698" calcext:value-type="float">
            <text:p>0.0036852664</text:p>
          </table:table-cell>
          <table:table-cell table:formula="of:=([.L40]^2)*(-20.9992408223248)+([.L40])*(0.114146130561486)+(0.302895814088881)" office:value-type="float" office:value="0.30304910511131" calcext:value-type="float">
            <text:p>0.3030491051</text:p>
          </table:table-cell>
          <table:table-cell table:number-columns-repeated="1002"/>
        </table:table-row>
        <table:table-row table:style-name="ro1">
          <table:table-cell table:formula="of:=[Datos_Nao.A41]" office:value-type="float" office:value="-0.00858411006629467" calcext:value-type="float">
            <text:p>-0.0085841101</text:p>
          </table:table-cell>
          <table:table-cell table:formula="of:=[Datos_Nao.B41]" office:value-type="float" office:value="0.057490348815918" calcext:value-type="float">
            <text:p>0.0574903488</text:p>
          </table:table-cell>
          <table:table-cell table:formula="of:=[Datos_Nao.C41]" office:value-type="float" office:value="0.000996571034193039" calcext:value-type="float">
            <text:p>0.000996571</text:p>
          </table:table-cell>
          <table:table-cell table:formula="of:=[Datos_Nao.D41]" office:value-type="float" office:value="0.0039475210942328" calcext:value-type="float">
            <text:p>0.0039475211</text:p>
          </table:table-cell>
          <table:table-cell table:formula="of:=[Datos_Nao.E41]" office:value-type="float" office:value="-0.00446995161473751" calcext:value-type="float">
            <text:p>-0.0044699516</text:p>
          </table:table-cell>
          <table:table-cell table:formula="of:=[Datos_Nao.F41]" office:value-type="float" office:value="0.124301292002201" calcext:value-type="float">
            <text:p>0.124301292</text:p>
          </table:table-cell>
          <table:table-cell/>
          <table:table-cell table:formula="of:=[Datos_MoCap.A41]" office:value-type="float" office:value="0.01103" calcext:value-type="float">
            <text:p>0.01103</text:p>
          </table:table-cell>
          <table:table-cell table:formula="of:=[Datos_MoCap.B41]" office:value-type="float" office:value="0.067767" calcext:value-type="float">
            <text:p>0.067767</text:p>
          </table:table-cell>
          <table:table-cell table:formula="of:=[Datos_MoCap.C41]" office:value-type="float" office:value="0.199646" calcext:value-type="float">
            <text:p>0.199646</text:p>
          </table:table-cell>
          <table:table-cell table:formula="of:=[Datos_MoCap.D41]" office:value-type="float" office:value="0.003175" calcext:value-type="float">
            <text:p>0.003175</text:p>
          </table:table-cell>
          <table:table-cell table:formula="of:=[Datos_MoCap.F41]" office:value-type="float" office:value="0.002434" calcext:value-type="float">
            <text:p>0.002434</text:p>
          </table:table-cell>
          <table:table-cell table:formula="of:=[Datos_MoCap.E41]" office:value-type="float" office:value="-0.06208" calcext:value-type="float">
            <text:p>-0.06208</text:p>
          </table:table-cell>
          <table:table-cell/>
          <table:table-cell table:formula="of:=([.H41]^2)*(0.140024724909833)+([.H41])*(-0.00142725065277068)+(-0.0063459406986214)" office:value-type="float" office:value="-0.00634464773926668" calcext:value-type="float">
            <text:p>-0.0063446477</text:p>
          </table:table-cell>
          <table:table-cell table:formula="of:=([.J41]^2)*(-1.68303778049881)+([.J41])*(0.15665109790632)+(0.10475739737447)" office:value-type="float" office:value="0.0689487584852789" calcext:value-type="float">
            <text:p>0.0689487585</text:p>
          </table:table-cell>
          <table:table-cell table:formula="of:=([.I41]^2)*(-1.84809378419694)+([.I41])*(0.969715893777015)+(-0.0558124189204929)" office:value-type="float" office:value="0.00141519445963761" calcext:value-type="float">
            <text:p>0.0014151945</text:p>
          </table:table-cell>
          <table:table-cell table:formula="of:=[.H41]*-1" office:value-type="float" office:value="-0.01103" calcext:value-type="float">
            <text:p>-0.01103</text:p>
          </table:table-cell>
          <table:table-cell table:formula="of:=[.M41]*-1" office:value-type="float" office:value="0.06208" calcext:value-type="float">
            <text:p>0.06208</text:p>
          </table:table-cell>
          <table:table-cell table:formula="of:=([.K41]^2)*(48.7382423482978)+([.K41])*(0.0643401308833624)+(0.0316411646540839)" office:value-type="float" office:value="0.0323367565139109" calcext:value-type="float">
            <text:p>0.0323367565</text:p>
          </table:table-cell>
          <table:table-cell table:formula="of:=([.M41]^2)*(2.99573212968935)+([.M41])*(-0.0394274132082148)+(-0.010306073088791)" office:value-type="float" office:value="0.00368691186511298" calcext:value-type="float">
            <text:p>0.0036869119</text:p>
          </table:table-cell>
          <table:table-cell table:formula="of:=([.L41]^2)*(-20.9992408223248)+([.L41])*(0.114146130561486)+(0.302895814088881)" office:value-type="float" office:value="0.303049238792306" calcext:value-type="float">
            <text:p>0.3030492388</text:p>
          </table:table-cell>
          <table:table-cell table:number-columns-repeated="1002"/>
        </table:table-row>
        <table:table-row table:style-name="ro1">
          <table:table-cell table:formula="of:=[Datos_Nao.A42]" office:value-type="float" office:value="-0.00851559545844793" calcext:value-type="float">
            <text:p>-0.0085155955</text:p>
          </table:table-cell>
          <table:table-cell table:formula="of:=[Datos_Nao.B42]" office:value-type="float" office:value="0.0575685426592827" calcext:value-type="float">
            <text:p>0.0575685427</text:p>
          </table:table-cell>
          <table:table-cell table:formula="of:=[Datos_Nao.C42]" office:value-type="float" office:value="0.00098678469657898" calcext:value-type="float">
            <text:p>0.0009867847</text:p>
          </table:table-cell>
          <table:table-cell table:formula="of:=[Datos_Nao.D42]" office:value-type="float" office:value="0.00386560871265829" calcext:value-type="float">
            <text:p>0.0038656087</text:p>
          </table:table-cell>
          <table:table-cell table:formula="of:=[Datos_Nao.E42]" office:value-type="float" office:value="-0.00459974445402622" calcext:value-type="float">
            <text:p>-0.0045997445</text:p>
          </table:table-cell>
          <table:table-cell table:formula="of:=[Datos_Nao.F42]" office:value-type="float" office:value="0.124184809625149" calcext:value-type="float">
            <text:p>0.1241848096</text:p>
          </table:table-cell>
          <table:table-cell/>
          <table:table-cell table:formula="of:=[Datos_MoCap.A42]" office:value-type="float" office:value="0.011036" calcext:value-type="float">
            <text:p>0.011036</text:p>
          </table:table-cell>
          <table:table-cell table:formula="of:=[Datos_MoCap.B42]" office:value-type="float" office:value="0.067763" calcext:value-type="float">
            <text:p>0.067763</text:p>
          </table:table-cell>
          <table:table-cell table:formula="of:=[Datos_MoCap.C42]" office:value-type="float" office:value="0.199647" calcext:value-type="float">
            <text:p>0.199647</text:p>
          </table:table-cell>
          <table:table-cell table:formula="of:=[Datos_MoCap.D42]" office:value-type="float" office:value="0.003263" calcext:value-type="float">
            <text:p>0.003263</text:p>
          </table:table-cell>
          <table:table-cell table:formula="of:=[Datos_MoCap.F42]" office:value-type="float" office:value="0.002392" calcext:value-type="float">
            <text:p>0.002392</text:p>
          </table:table-cell>
          <table:table-cell table:formula="of:=[Datos_MoCap.E42]" office:value-type="float" office:value="-0.062093" calcext:value-type="float">
            <text:p>-0.062093</text:p>
          </table:table-cell>
          <table:table-cell/>
          <table:table-cell table:formula="of:=([.H42]^2)*(0.140024724909833)+([.H42])*(-0.00142725065277068)+(-0.0063459406986214)" office:value-type="float" office:value="-0.00634463776405712" calcext:value-type="float">
            <text:p>-0.0063446378</text:p>
          </table:table-cell>
          <table:table-cell table:formula="of:=([.J42]^2)*(-1.68303778049881)+([.J42])*(0.15665109790632)+(0.10475739737447)" office:value-type="float" office:value="0.0689482431111723" calcext:value-type="float">
            <text:p>0.0689482431</text:p>
          </table:table-cell>
          <table:table-cell table:formula="of:=([.I42]^2)*(-1.84809378419694)+([.I42])*(0.969715893777015)+(-0.0558124189204929)" office:value-type="float" office:value="0.00141231748466479" calcext:value-type="float">
            <text:p>0.0014123175</text:p>
          </table:table-cell>
          <table:table-cell table:formula="of:=[.H42]*-1" office:value-type="float" office:value="-0.011036" calcext:value-type="float">
            <text:p>-0.011036</text:p>
          </table:table-cell>
          <table:table-cell table:formula="of:=[.M42]*-1" office:value-type="float" office:value="0.062093" calcext:value-type="float">
            <text:p>0.062093</text:p>
          </table:table-cell>
          <table:table-cell table:formula="of:=([.K42]^2)*(48.7382423482978)+([.K42])*(0.0643401308833624)+(0.0316411646540839)" office:value-type="float" office:value="0.0323700308042016" calcext:value-type="float">
            <text:p>0.0323700308</text:p>
          </table:table-cell>
          <table:table-cell table:formula="of:=([.M42]^2)*(2.99573212968935)+([.M42])*(-0.0394274132082148)+(-0.010306073088791)" office:value-type="float" office:value="0.00369226027907931" calcext:value-type="float">
            <text:p>0.0036922603</text:p>
          </table:table-cell>
          <table:table-cell table:formula="of:=([.L42]^2)*(-20.9992408223248)+([.L42])*(0.114146130561486)+(0.302895814088881)" office:value-type="float" office:value="0.303048701032944" calcext:value-type="float">
            <text:p>0.303048701</text:p>
          </table:table-cell>
          <table:table-cell table:number-columns-repeated="1002"/>
        </table:table-row>
        <table:table-row table:style-name="ro1">
          <table:table-cell table:formula="of:=[Datos_Nao.A43]" office:value-type="float" office:value="-0.0084433862939477" calcext:value-type="float">
            <text:p>-0.0084433863</text:p>
          </table:table-cell>
          <table:table-cell table:formula="of:=[Datos_Nao.B43]" office:value-type="float" office:value="0.0576468929648399" calcext:value-type="float">
            <text:p>0.057646893</text:p>
          </table:table-cell>
          <table:table-cell table:formula="of:=[Datos_Nao.C43]" office:value-type="float" office:value="0.000976014882326126" calcext:value-type="float">
            <text:p>0.0009760149</text:p>
          </table:table-cell>
          <table:table-cell table:formula="of:=[Datos_Nao.D43]" office:value-type="float" office:value="0.00378076685592532" calcext:value-type="float">
            <text:p>0.0037807669</text:p>
          </table:table-cell>
          <table:table-cell table:formula="of:=[Datos_Nao.E43]" office:value-type="float" office:value="-0.00473042670637369" calcext:value-type="float">
            <text:p>-0.0047304267</text:p>
          </table:table-cell>
          <table:table-cell table:formula="of:=[Datos_Nao.F43]" office:value-type="float" office:value="0.124063283205032" calcext:value-type="float">
            <text:p>0.1240632832</text:p>
          </table:table-cell>
          <table:table-cell/>
          <table:table-cell table:formula="of:=[Datos_MoCap.A43]" office:value-type="float" office:value="0.011037" calcext:value-type="float">
            <text:p>0.011037</text:p>
          </table:table-cell>
          <table:table-cell table:formula="of:=[Datos_MoCap.B43]" office:value-type="float" office:value="0.067755" calcext:value-type="float">
            <text:p>0.067755</text:p>
          </table:table-cell>
          <table:table-cell table:formula="of:=[Datos_MoCap.C43]" office:value-type="float" office:value="0.199647" calcext:value-type="float">
            <text:p>0.199647</text:p>
          </table:table-cell>
          <table:table-cell table:formula="of:=[Datos_MoCap.D43]" office:value-type="float" office:value="0.00326" calcext:value-type="float">
            <text:p>0.00326</text:p>
          </table:table-cell>
          <table:table-cell table:formula="of:=[Datos_MoCap.F43]" office:value-type="float" office:value="0.00238" calcext:value-type="float">
            <text:p>0.00238</text:p>
          </table:table-cell>
          <table:table-cell table:formula="of:=[Datos_MoCap.E43]" office:value-type="float" office:value="-0.062096" calcext:value-type="float">
            <text:p>-0.062096</text:p>
          </table:table-cell>
          <table:table-cell/>
          <table:table-cell table:formula="of:=([.H43]^2)*(0.140024724909833)+([.H43])*(-0.00142725065277068)+(-0.0063459406986214)" office:value-type="float" office:value="-0.00634463610054201" calcext:value-type="float">
            <text:p>-0.0063446361</text:p>
          </table:table-cell>
          <table:table-cell table:formula="of:=([.J43]^2)*(-1.68303778049881)+([.J43])*(0.15665109790632)+(0.10475739737447)" office:value-type="float" office:value="0.0689482431111723" calcext:value-type="float">
            <text:p>0.0689482431</text:p>
          </table:table-cell>
          <table:table-cell table:formula="of:=([.I43]^2)*(-1.84809378419694)+([.I43])*(0.969715893777015)+(-0.0558124189204929)" office:value-type="float" office:value="0.00140656335730214" calcext:value-type="float">
            <text:p>0.0014065634</text:p>
          </table:table-cell>
          <table:table-cell table:formula="of:=[.H43]*-1" office:value-type="float" office:value="-0.011037" calcext:value-type="float">
            <text:p>-0.011037</text:p>
          </table:table-cell>
          <table:table-cell table:formula="of:=[.M43]*-1" office:value-type="float" office:value="0.062096" calcext:value-type="float">
            <text:p>0.062096</text:p>
          </table:table-cell>
          <table:table-cell table:formula="of:=([.K43]^2)*(48.7382423482978)+([.K43])*(0.0643401308833624)+(0.0316411646540839)" office:value-type="float" office:value="0.0323688840251444" calcext:value-type="float">
            <text:p>0.032368884</text:p>
          </table:table-cell>
          <table:table-cell table:formula="of:=([.M43]^2)*(2.99573212968935)+([.M43])*(-0.0394274132082148)+(-0.010306073088791)" office:value-type="float" office:value="0.00369349467225129" calcext:value-type="float">
            <text:p>0.0036934947</text:p>
          </table:table-cell>
          <table:table-cell table:formula="of:=([.L43]^2)*(-20.9992408223248)+([.L43])*(0.114146130561486)+(0.302895814088881)" office:value-type="float" office:value="0.303048533779903" calcext:value-type="float">
            <text:p>0.3030485338</text:p>
          </table:table-cell>
          <table:table-cell table:number-columns-repeated="1002"/>
        </table:table-row>
        <table:table-row table:style-name="ro1">
          <table:table-cell table:formula="of:=[Datos_Nao.A44]" office:value-type="float" office:value="-0.00820429902523756" calcext:value-type="float">
            <text:p>-0.008204299</text:p>
          </table:table-cell>
          <table:table-cell table:formula="of:=[Datos_Nao.B44]" office:value-type="float" office:value="0.0578815154731274" calcext:value-type="float">
            <text:p>0.0578815155</text:p>
          </table:table-cell>
          <table:table-cell table:formula="of:=[Datos_Nao.C44]" office:value-type="float" office:value="0.000937137752771378" calcext:value-type="float">
            <text:p>0.0009371378</text:p>
          </table:table-cell>
          <table:table-cell table:formula="of:=[Datos_Nao.D44]" office:value-type="float" office:value="0.00350781972520053" calcext:value-type="float">
            <text:p>0.0035078197</text:p>
          </table:table-cell>
          <table:table-cell table:formula="of:=[Datos_Nao.E44]" office:value-type="float" office:value="-0.00512812379747629" calcext:value-type="float">
            <text:p>-0.0051281238</text:p>
          </table:table-cell>
          <table:table-cell table:formula="of:=[Datos_Nao.F44]" office:value-type="float" office:value="0.123670406639576" calcext:value-type="float">
            <text:p>0.1236704066</text:p>
          </table:table-cell>
          <table:table-cell/>
          <table:table-cell table:formula="of:=[Datos_MoCap.A44]" office:value-type="float" office:value="0.011046" calcext:value-type="float">
            <text:p>0.011046</text:p>
          </table:table-cell>
          <table:table-cell table:formula="of:=[Datos_MoCap.B44]" office:value-type="float" office:value="0.067768" calcext:value-type="float">
            <text:p>0.067768</text:p>
          </table:table-cell>
          <table:table-cell table:formula="of:=[Datos_MoCap.C44]" office:value-type="float" office:value="0.199648" calcext:value-type="float">
            <text:p>0.199648</text:p>
          </table:table-cell>
          <table:table-cell table:formula="of:=[Datos_MoCap.D44]" office:value-type="float" office:value="0.003219" calcext:value-type="float">
            <text:p>0.003219</text:p>
          </table:table-cell>
          <table:table-cell table:formula="of:=[Datos_MoCap.F44]" office:value-type="float" office:value="0.002311" calcext:value-type="float">
            <text:p>0.002311</text:p>
          </table:table-cell>
          <table:table-cell table:formula="of:=[Datos_MoCap.E44]" office:value-type="float" office:value="-0.062103" calcext:value-type="float">
            <text:p>-0.062103</text:p>
          </table:table-cell>
          <table:table-cell/>
          <table:table-cell table:formula="of:=([.H44]^2)*(0.140024724909833)+([.H44])*(-0.00142725065277068)+(-0.0063459406986214)" office:value-type="float" office:value="-0.00634462111630389" calcext:value-type="float">
            <text:p>-0.0063446211</text:p>
          </table:table-cell>
          <table:table-cell table:formula="of:=([.J44]^2)*(-1.68303778049881)+([.J44])*(0.15665109790632)+(0.10475739737447)" office:value-type="float" office:value="0.0689477277336996" calcext:value-type="float">
            <text:p>0.0689477277</text:p>
          </table:table-cell>
          <table:table-cell table:formula="of:=([.I44]^2)*(-1.84809378419694)+([.I44])*(0.969715893777015)+(-0.0558124189204929)" office:value-type="float" office:value="0.00141591369414034" calcext:value-type="float">
            <text:p>0.0014159137</text:p>
          </table:table-cell>
          <table:table-cell table:formula="of:=[.H44]*-1" office:value-type="float" office:value="-0.011046" calcext:value-type="float">
            <text:p>-0.011046</text:p>
          </table:table-cell>
          <table:table-cell table:formula="of:=[.M44]*-1" office:value-type="float" office:value="0.062103" calcext:value-type="float">
            <text:p>0.062103</text:p>
          </table:table-cell>
          <table:table-cell table:formula="of:=([.K44]^2)*(48.7382423482978)+([.K44])*(0.0643401308833624)+(0.0316411646540839)" office:value-type="float" office:value="0.032353299301819" calcext:value-type="float">
            <text:p>0.0323532993</text:p>
          </table:table-cell>
          <table:table-cell table:formula="of:=([.M44]^2)*(2.99573212968935)+([.M44])*(-0.0394274132082148)+(-0.010306073088791)" office:value-type="float" office:value="0.00369637513268718" calcext:value-type="float">
            <text:p>0.0036963751</text:p>
          </table:table-cell>
          <table:table-cell table:formula="of:=([.L44]^2)*(-20.9992408223248)+([.L44])*(0.114146130561486)+(0.302895814088881)" office:value-type="float" office:value="0.303047454710165" calcext:value-type="float">
            <text:p>0.3030474547</text:p>
          </table:table-cell>
          <table:table-cell table:number-columns-repeated="1002"/>
        </table:table-row>
        <table:table-row table:style-name="ro1">
          <table:table-cell table:formula="of:=[Datos_Nao.A45]" office:value-type="float" office:value="-0.00802584178745747" calcext:value-type="float">
            <text:p>-0.0080258418</text:p>
          </table:table-cell>
          <table:table-cell table:formula="of:=[Datos_Nao.B45]" office:value-type="float" office:value="0.0580363236367703" calcext:value-type="float">
            <text:p>0.0580363236</text:p>
          </table:table-cell>
          <table:table-cell table:formula="of:=[Datos_Nao.C45]" office:value-type="float" office:value="0.000905781984329223" calcext:value-type="float">
            <text:p>0.000905782</text:p>
          </table:table-cell>
          <table:table-cell table:formula="of:=[Datos_Nao.D45]" office:value-type="float" office:value="0.0033106948249042" calcext:value-type="float">
            <text:p>0.0033106948</text:p>
          </table:table-cell>
          <table:table-cell table:formula="of:=[Datos_Nao.E45]" office:value-type="float" office:value="-0.00539816403761506" calcext:value-type="float">
            <text:p>-0.005398164</text:p>
          </table:table-cell>
          <table:table-cell table:formula="of:=[Datos_Nao.F45]" office:value-type="float" office:value="0.123385243117809" calcext:value-type="float">
            <text:p>0.1233852431</text:p>
          </table:table-cell>
          <table:table-cell/>
          <table:table-cell table:formula="of:=[Datos_MoCap.A45]" office:value-type="float" office:value="0.01105" calcext:value-type="float">
            <text:p>0.01105</text:p>
          </table:table-cell>
          <table:table-cell table:formula="of:=[Datos_MoCap.B45]" office:value-type="float" office:value="0.067773" calcext:value-type="float">
            <text:p>0.067773</text:p>
          </table:table-cell>
          <table:table-cell table:formula="of:=[Datos_MoCap.C45]" office:value-type="float" office:value="0.199651" calcext:value-type="float">
            <text:p>0.199651</text:p>
          </table:table-cell>
          <table:table-cell table:formula="of:=[Datos_MoCap.D45]" office:value-type="float" office:value="0.003187" calcext:value-type="float">
            <text:p>0.003187</text:p>
          </table:table-cell>
          <table:table-cell table:formula="of:=[Datos_MoCap.F45]" office:value-type="float" office:value="0.002267" calcext:value-type="float">
            <text:p>0.002267</text:p>
          </table:table-cell>
          <table:table-cell table:formula="of:=[Datos_MoCap.E45]" office:value-type="float" office:value="-0.062144" calcext:value-type="float">
            <text:p>-0.062144</text:p>
          </table:table-cell>
          <table:table-cell/>
          <table:table-cell table:formula="of:=([.H45]^2)*(0.140024724909833)+([.H45])*(-0.00142725065277068)+(-0.0063459406986214)" office:value-type="float" office:value="-0.00634461444936121" calcext:value-type="float">
            <text:p>-0.0063446144</text:p>
          </table:table-cell>
          <table:table-cell table:formula="of:=([.J45]^2)*(-1.68303778049881)+([.J45])*(0.15665109790632)+(0.10475739737447)" office:value-type="float" office:value="0.0689461815810852" calcext:value-type="float">
            <text:p>0.0689461816</text:p>
          </table:table-cell>
          <table:table-cell table:formula="of:=([.I45]^2)*(-1.84809378419694)+([.I45])*(0.969715893777015)+(-0.0558124189204929)" office:value-type="float" office:value="0.00141950981121122" calcext:value-type="float">
            <text:p>0.0014195098</text:p>
          </table:table-cell>
          <table:table-cell table:formula="of:=[.H45]*-1" office:value-type="float" office:value="-0.01105" calcext:value-type="float">
            <text:p>-0.01105</text:p>
          </table:table-cell>
          <table:table-cell table:formula="of:=[.M45]*-1" office:value-type="float" office:value="0.062144" calcext:value-type="float">
            <text:p>0.062144</text:p>
          </table:table-cell>
          <table:table-cell table:formula="of:=([.K45]^2)*(48.7382423482978)+([.K45])*(0.0643401308833624)+(0.0316411646540839)" office:value-type="float" office:value="0.0323412494678553" calcext:value-type="float">
            <text:p>0.0323412495</text:p>
          </table:table-cell>
          <table:table-cell table:formula="of:=([.M45]^2)*(2.99573212968935)+([.M45])*(-0.0394274132082148)+(-0.010306073088791)" office:value-type="float" office:value="0.00371325229655534" calcext:value-type="float">
            <text:p>0.0037132523</text:p>
          </table:table-cell>
          <table:table-cell table:formula="of:=([.L45]^2)*(-20.9992408223248)+([.L45])*(0.114146130561486)+(0.302895814088881)" office:value-type="float" office:value="0.303046662199497" calcext:value-type="float">
            <text:p>0.3030466622</text:p>
          </table:table-cell>
          <table:table-cell table:number-columns-repeated="1002"/>
        </table:table-row>
        <table:table-row table:style-name="ro1">
          <table:table-cell table:formula="of:=[Datos_Nao.A46]" office:value-type="float" office:value="-0.00793076399713755" calcext:value-type="float">
            <text:p>-0.007930764</text:p>
          </table:table-cell>
          <table:table-cell table:formula="of:=[Datos_Nao.B46]" office:value-type="float" office:value="0.0581128895282745" calcext:value-type="float">
            <text:p>0.0581128895</text:p>
          </table:table-cell>
          <table:table-cell table:formula="of:=[Datos_Nao.C46]" office:value-type="float" office:value="0.000888422131538391" calcext:value-type="float">
            <text:p>0.0008884221</text:p>
          </table:table-cell>
          <table:table-cell table:formula="of:=[Datos_Nao.D46]" office:value-type="float" office:value="0.00320745725184679" calcext:value-type="float">
            <text:p>0.0032074573</text:p>
          </table:table-cell>
          <table:table-cell table:formula="of:=[Datos_Nao.E46]" office:value-type="float" office:value="-0.00553478579968214" calcext:value-type="float">
            <text:p>-0.0055347858</text:p>
          </table:table-cell>
          <table:table-cell table:formula="of:=[Datos_Nao.F46]" office:value-type="float" office:value="0.123236134648323" calcext:value-type="float">
            <text:p>0.1232361346</text:p>
          </table:table-cell>
          <table:table-cell/>
          <table:table-cell table:formula="of:=[Datos_MoCap.A46]" office:value-type="float" office:value="0.011065" calcext:value-type="float">
            <text:p>0.011065</text:p>
          </table:table-cell>
          <table:table-cell table:formula="of:=[Datos_MoCap.B46]" office:value-type="float" office:value="0.067759" calcext:value-type="float">
            <text:p>0.067759</text:p>
          </table:table-cell>
          <table:table-cell table:formula="of:=[Datos_MoCap.C46]" office:value-type="float" office:value="0.199644" calcext:value-type="float">
            <text:p>0.199644</text:p>
          </table:table-cell>
          <table:table-cell table:formula="of:=[Datos_MoCap.D46]" office:value-type="float" office:value="0.003111" calcext:value-type="float">
            <text:p>0.003111</text:p>
          </table:table-cell>
          <table:table-cell table:formula="of:=[Datos_MoCap.F46]" office:value-type="float" office:value="0.002201" calcext:value-type="float">
            <text:p>0.002201</text:p>
          </table:table-cell>
          <table:table-cell table:formula="of:=[Datos_MoCap.E46]" office:value-type="float" office:value="-0.062162" calcext:value-type="float">
            <text:p>-0.062162</text:p>
          </table:table-cell>
          <table:table-cell/>
          <table:table-cell table:formula="of:=([.H46]^2)*(0.140024724909833)+([.H46])*(-0.00142725065277068)+(-0.0063459406986214)" office:value-type="float" office:value="-0.00634458940841913" calcext:value-type="float">
            <text:p>-0.0063445894</text:p>
          </table:table-cell>
          <table:table-cell table:formula="of:=([.J46]^2)*(-1.68303778049881)+([.J46])*(0.15665109790632)+(0.10475739737447)" office:value-type="float" office:value="0.0689497892233938" calcext:value-type="float">
            <text:p>0.0689497892</text:p>
          </table:table-cell>
          <table:table-cell table:formula="of:=([.I46]^2)*(-1.84809378419694)+([.I46])*(0.969715893777015)+(-0.0558124189204929)" office:value-type="float" office:value="0.00140944045055297" calcext:value-type="float">
            <text:p>0.0014094405</text:p>
          </table:table-cell>
          <table:table-cell table:formula="of:=[.H46]*-1" office:value-type="float" office:value="-0.011065" calcext:value-type="float">
            <text:p>-0.011065</text:p>
          </table:table-cell>
          <table:table-cell table:formula="of:=[.M46]*-1" office:value-type="float" office:value="0.062162" calcext:value-type="float">
            <text:p>0.062162</text:p>
          </table:table-cell>
          <table:table-cell table:formula="of:=([.K46]^2)*(48.7382423482978)+([.K46])*(0.0643401308833624)+(0.0316411646540839)" office:value-type="float" office:value="0.0323130311556847" calcext:value-type="float">
            <text:p>0.0323130312</text:p>
          </table:table-cell>
          <table:table-cell table:formula="of:=([.M46]^2)*(2.99573212968935)+([.M46])*(-0.0394274132082148)+(-0.010306073088791)" office:value-type="float" office:value="0.00372066496459912" calcext:value-type="float">
            <text:p>0.003720665</text:p>
          </table:table-cell>
          <table:table-cell table:formula="of:=([.L46]^2)*(-20.9992408223248)+([.L46])*(0.114146130561486)+(0.302895814088881)" office:value-type="float" office:value="0.303045320979008" calcext:value-type="float">
            <text:p>0.303045321</text:p>
          </table:table-cell>
          <table:table-cell table:number-columns-repeated="1002"/>
        </table:table-row>
        <table:table-row table:style-name="ro1">
          <table:table-cell table:formula="of:=[Datos_Nao.A47]" office:value-type="float" office:value="-0.00762172369286418" calcext:value-type="float">
            <text:p>-0.0076217237</text:p>
          </table:table-cell>
          <table:table-cell table:formula="of:=[Datos_Nao.B47]" office:value-type="float" office:value="0.0583376847207546" calcext:value-type="float">
            <text:p>0.0583376847</text:p>
          </table:table-cell>
          <table:table-cell table:formula="of:=[Datos_Nao.C47]" office:value-type="float" office:value="0.000829901546239853" calcext:value-type="float">
            <text:p>0.0008299015</text:p>
          </table:table-cell>
          <table:table-cell table:formula="of:=[Datos_Nao.D47]" office:value-type="float" office:value="0.00287931622005999" calcext:value-type="float">
            <text:p>0.0028793162</text:p>
          </table:table-cell>
          <table:table-cell table:formula="of:=[Datos_Nao.E47]" office:value-type="float" office:value="-0.00595140224322677" calcext:value-type="float">
            <text:p>-0.0059514022</text:p>
          </table:table-cell>
          <table:table-cell table:formula="of:=[Datos_Nao.F47]" office:value-type="float" office:value="0.122763581573963" calcext:value-type="float">
            <text:p>0.1227635816</text:p>
          </table:table-cell>
          <table:table-cell/>
          <table:table-cell table:formula="of:=[Datos_MoCap.A47]" office:value-type="float" office:value="0.011072" calcext:value-type="float">
            <text:p>0.011072</text:p>
          </table:table-cell>
          <table:table-cell table:formula="of:=[Datos_MoCap.B47]" office:value-type="float" office:value="0.067766" calcext:value-type="float">
            <text:p>0.067766</text:p>
          </table:table-cell>
          <table:table-cell table:formula="of:=[Datos_MoCap.C47]" office:value-type="float" office:value="0.199645" calcext:value-type="float">
            <text:p>0.199645</text:p>
          </table:table-cell>
          <table:table-cell table:formula="of:=[Datos_MoCap.D47]" office:value-type="float" office:value="0.003131" calcext:value-type="float">
            <text:p>0.003131</text:p>
          </table:table-cell>
          <table:table-cell table:formula="of:=[Datos_MoCap.F47]" office:value-type="float" office:value="0.00209" calcext:value-type="float">
            <text:p>0.00209</text:p>
          </table:table-cell>
          <table:table-cell table:formula="of:=[Datos_MoCap.E47]" office:value-type="float" office:value="-0.062154" calcext:value-type="float">
            <text:p>-0.062154</text:p>
          </table:table-cell>
          <table:table-cell/>
          <table:table-cell table:formula="of:=([.H47]^2)*(0.140024724909833)+([.H47])*(-0.00142725065277068)+(-0.0063459406986214)" office:value-type="float" office:value="-0.00634457770108236" calcext:value-type="float">
            <text:p>-0.0063445777</text:p>
          </table:table-cell>
          <table:table-cell table:formula="of:=([.J47]^2)*(-1.68303778049881)+([.J47])*(0.15665109790632)+(0.10475739737447)" office:value-type="float" office:value="0.0689492738560194" calcext:value-type="float">
            <text:p>0.0689492739</text:p>
          </table:table-cell>
          <table:table-cell table:formula="of:=([.I47]^2)*(-1.84809378419694)+([.I47])*(0.969715893777015)+(-0.0558124189204929)" office:value-type="float" office:value="0.00141447522143868" calcext:value-type="float">
            <text:p>0.0014144752</text:p>
          </table:table-cell>
          <table:table-cell table:formula="of:=[.H47]*-1" office:value-type="float" office:value="-0.011072" calcext:value-type="float">
            <text:p>-0.011072</text:p>
          </table:table-cell>
          <table:table-cell table:formula="of:=[.M47]*-1" office:value-type="float" office:value="0.062154" calcext:value-type="float">
            <text:p>0.062154</text:p>
          </table:table-cell>
          <table:table-cell table:formula="of:=([.K47]^2)*(48.7382423482978)+([.K47])*(0.0643401308833624)+(0.0316411646540839)" office:value-type="float" office:value="0.0323204024404771" calcext:value-type="float">
            <text:p>0.0323204024</text:p>
          </table:table-cell>
          <table:table-cell table:formula="of:=([.M47]^2)*(2.99573212968935)+([.M47])*(-0.0394274132082148)+(-0.010306073088791)" office:value-type="float" office:value="0.00371737020580998" calcext:value-type="float">
            <text:p>0.0037173702</text:p>
          </table:table-cell>
          <table:table-cell table:formula="of:=([.L47]^2)*(-20.9992408223248)+([.L47])*(0.114146130561486)+(0.302895814088881)" office:value-type="float" office:value="0.303042652717918" calcext:value-type="float">
            <text:p>0.3030426527</text:p>
          </table:table-cell>
          <table:table-cell table:number-columns-repeated="1002"/>
        </table:table-row>
        <table:table-row table:style-name="ro1">
          <table:table-cell table:formula="of:=[Datos_Nao.A48]" office:value-type="float" office:value="-0.00751061830669642" calcext:value-type="float">
            <text:p>-0.0075106183</text:p>
          </table:table-cell>
          <table:table-cell table:formula="of:=[Datos_Nao.B48]" office:value-type="float" office:value="0.0584105737507343" calcext:value-type="float">
            <text:p>0.0584105738</text:p>
          </table:table-cell>
          <table:table-cell table:formula="of:=[Datos_Nao.C48]" office:value-type="float" office:value="0.000808157026767731" calcext:value-type="float">
            <text:p>0.000808157</text:p>
          </table:table-cell>
          <table:table-cell table:formula="of:=[Datos_Nao.D48]" office:value-type="float" office:value="0.00276368856430054" calcext:value-type="float">
            <text:p>0.0027636886</text:p>
          </table:table-cell>
          <table:table-cell table:formula="of:=[Datos_Nao.E48]" office:value-type="float" office:value="-0.00609271274879575" calcext:value-type="float">
            <text:p>-0.0060927127</text:p>
          </table:table-cell>
          <table:table-cell table:formula="of:=[Datos_Nao.F48]" office:value-type="float" office:value="0.12259828299284" calcext:value-type="float">
            <text:p>0.122598283</text:p>
          </table:table-cell>
          <table:table-cell/>
          <table:table-cell table:formula="of:=[Datos_MoCap.A48]" office:value-type="float" office:value="0.011099" calcext:value-type="float">
            <text:p>0.011099</text:p>
          </table:table-cell>
          <table:table-cell table:formula="of:=[Datos_MoCap.B48]" office:value-type="float" office:value="0.067784" calcext:value-type="float">
            <text:p>0.067784</text:p>
          </table:table-cell>
          <table:table-cell table:formula="of:=[Datos_MoCap.C48]" office:value-type="float" office:value="0.199651" calcext:value-type="float">
            <text:p>0.199651</text:p>
          </table:table-cell>
          <table:table-cell table:formula="of:=[Datos_MoCap.D48]" office:value-type="float" office:value="0.002897" calcext:value-type="float">
            <text:p>0.002897</text:p>
          </table:table-cell>
          <table:table-cell table:formula="of:=[Datos_MoCap.F48]" office:value-type="float" office:value="0.00202" calcext:value-type="float">
            <text:p>0.00202</text:p>
          </table:table-cell>
          <table:table-cell table:formula="of:=[Datos_MoCap.E48]" office:value-type="float" office:value="-0.062165" calcext:value-type="float">
            <text:p>-0.062165</text:p>
          </table:table-cell>
          <table:table-cell/>
          <table:table-cell table:formula="of:=([.H48]^2)*(0.140024724909833)+([.H48])*(-0.00142725065277068)+(-0.0063459406986214)" office:value-type="float" office:value="-0.00634453241566923" calcext:value-type="float">
            <text:p>-0.0063445324</text:p>
          </table:table-cell>
          <table:table-cell table:formula="of:=([.J48]^2)*(-1.68303778049881)+([.J48])*(0.15665109790632)+(0.10475739737447)" office:value-type="float" office:value="0.0689461815810852" calcext:value-type="float">
            <text:p>0.0689461816</text:p>
          </table:table-cell>
          <table:table-cell table:formula="of:=([.I48]^2)*(-1.84809378419694)+([.I48])*(0.969715893777015)+(-0.0558124189204929)" office:value-type="float" office:value="0.00142742094350262" calcext:value-type="float">
            <text:p>0.0014274209</text:p>
          </table:table-cell>
          <table:table-cell table:formula="of:=[.H48]*-1" office:value-type="float" office:value="-0.011099" calcext:value-type="float">
            <text:p>-0.011099</text:p>
          </table:table-cell>
          <table:table-cell table:formula="of:=[.M48]*-1" office:value-type="float" office:value="0.062165" calcext:value-type="float">
            <text:p>0.062165</text:p>
          </table:table-cell>
          <table:table-cell table:formula="of:=([.K48]^2)*(48.7382423482978)+([.K48])*(0.0643401308833624)+(0.0316411646540839)" office:value-type="float" office:value="0.0322365990246295" calcext:value-type="float">
            <text:p>0.032236599</text:p>
          </table:table-cell>
          <table:table-cell table:formula="of:=([.M48]^2)*(2.99573212968935)+([.M48])*(-0.0394274132082148)+(-0.010306073088791)" office:value-type="float" office:value="0.00372190059800421" calcext:value-type="float">
            <text:p>0.0037219006</text:p>
          </table:table-cell>
          <table:table-cell table:formula="of:=([.L48]^2)*(-20.9992408223248)+([.L48])*(0.114146130561486)+(0.302895814088881)" office:value-type="float" office:value="0.303040703970364" calcext:value-type="float">
            <text:p>0.303040704</text:p>
          </table:table-cell>
          <table:table-cell table:number-columns-repeated="1002"/>
        </table:table-row>
        <table:table-row table:style-name="ro1">
          <table:table-cell table:formula="of:=[Datos_Nao.A49]" office:value-type="float" office:value="-0.00739539787173271" calcext:value-type="float">
            <text:p>-0.0073953979</text:p>
          </table:table-cell>
          <table:table-cell table:formula="of:=[Datos_Nao.B49]" office:value-type="float" office:value="0.0584822595119476" calcext:value-type="float">
            <text:p>0.0584822595</text:p>
          </table:table-cell>
          <table:table-cell table:formula="of:=[Datos_Nao.C49]" office:value-type="float" office:value="0.000785421580076218" calcext:value-type="float">
            <text:p>0.0007854216</text:p>
          </table:table-cell>
          <table:table-cell table:formula="of:=[Datos_Nao.D49]" office:value-type="float" office:value="0.00264501827768981" calcext:value-type="float">
            <text:p>0.0026450183</text:p>
          </table:table-cell>
          <table:table-cell table:formula="of:=[Datos_Nao.E49]" office:value-type="float" office:value="-0.00623528612777591" calcext:value-type="float">
            <text:p>-0.0062352861</text:p>
          </table:table-cell>
          <table:table-cell table:formula="of:=[Datos_Nao.F49]" office:value-type="float" office:value="0.122429318726063" calcext:value-type="float">
            <text:p>0.1224293187</text:p>
          </table:table-cell>
          <table:table-cell/>
          <table:table-cell table:formula="of:=[Datos_MoCap.A49]" office:value-type="float" office:value="0.011109" calcext:value-type="float">
            <text:p>0.011109</text:p>
          </table:table-cell>
          <table:table-cell table:formula="of:=[Datos_MoCap.B49]" office:value-type="float" office:value="0.067745" calcext:value-type="float">
            <text:p>0.067745</text:p>
          </table:table-cell>
          <table:table-cell table:formula="of:=[Datos_MoCap.C49]" office:value-type="float" office:value="0.199645" calcext:value-type="float">
            <text:p>0.199645</text:p>
          </table:table-cell>
          <table:table-cell table:formula="of:=[Datos_MoCap.D49]" office:value-type="float" office:value="0.003101" calcext:value-type="float">
            <text:p>0.003101</text:p>
          </table:table-cell>
          <table:table-cell table:formula="of:=[Datos_MoCap.F49]" office:value-type="float" office:value="0.001955" calcext:value-type="float">
            <text:p>0.001955</text:p>
          </table:table-cell>
          <table:table-cell table:formula="of:=[Datos_MoCap.E49]" office:value-type="float" office:value="-0.062219" calcext:value-type="float">
            <text:p>-0.062219</text:p>
          </table:table-cell>
          <table:table-cell/>
          <table:table-cell table:formula="of:=([.H49]^2)*(0.140024724909833)+([.H49])*(-0.00142725065277068)+(-0.0063459406986214)" office:value-type="float" office:value="-0.00634451559148485" calcext:value-type="float">
            <text:p>-0.0063445156</text:p>
          </table:table-cell>
          <table:table-cell table:formula="of:=([.J49]^2)*(-1.68303778049881)+([.J49])*(0.15665109790632)+(0.10475739737447)" office:value-type="float" office:value="0.0689492738560194" calcext:value-type="float">
            <text:p>0.0689492739</text:p>
          </table:table-cell>
          <table:table-cell table:formula="of:=([.I49]^2)*(-1.84809378419694)+([.I49])*(0.969715893777015)+(-0.0558124189204929)" office:value-type="float" office:value="0.00139937036544197" calcext:value-type="float">
            <text:p>0.0013993704</text:p>
          </table:table-cell>
          <table:table-cell table:formula="of:=[.H49]*-1" office:value-type="float" office:value="-0.011109" calcext:value-type="float">
            <text:p>-0.011109</text:p>
          </table:table-cell>
          <table:table-cell table:formula="of:=[.M49]*-1" office:value-type="float" office:value="0.062219" calcext:value-type="float">
            <text:p>0.062219</text:p>
          </table:table-cell>
          <table:table-cell table:formula="of:=([.K49]^2)*(48.7382423482978)+([.K49])*(0.0643401308833624)+(0.0316411646540839)" office:value-type="float" office:value="0.0323093601347611" calcext:value-type="float">
            <text:p>0.0323093601</text:p>
          </table:table-cell>
          <table:table-cell table:formula="of:=([.M49]^2)*(2.99573212968935)+([.M49])*(-0.0394274132082148)+(-0.010306073088791)" office:value-type="float" office:value="0.00374415122015929" calcext:value-type="float">
            <text:p>0.0037441512</text:p>
          </table:table-cell>
          <table:table-cell table:formula="of:=([.L49]^2)*(-20.9992408223248)+([.L49])*(0.114146130561486)+(0.302895814088881)" office:value-type="float" office:value="0.303038710150725" calcext:value-type="float">
            <text:p>0.3030387102</text:p>
          </table:table-cell>
          <table:table-cell table:number-columns-repeated="1002"/>
        </table:table-row>
        <table:table-row table:style-name="ro1">
          <table:table-cell table:formula="of:=[Datos_Nao.A50]" office:value-type="float" office:value="-0.0071524647064507" calcext:value-type="float">
            <text:p>-0.0071524647</text:p>
          </table:table-cell>
          <table:table-cell table:formula="of:=[Datos_Nao.B50]" office:value-type="float" office:value="0.0586215145885944" calcext:value-type="float">
            <text:p>0.0586215146</text:p>
          </table:table-cell>
          <table:table-cell table:formula="of:=[Datos_Nao.C50]" office:value-type="float" office:value="0.000736605376005173" calcext:value-type="float">
            <text:p>0.0007366054</text:p>
          </table:table-cell>
          <table:table-cell table:formula="of:=[Datos_Nao.D50]" office:value-type="float" office:value="0.00239840778522193" calcext:value-type="float">
            <text:p>0.0023984078</text:p>
          </table:table-cell>
          <table:table-cell table:formula="of:=[Datos_Nao.E50]" office:value-type="float" office:value="-0.00652458192780614" calcext:value-type="float">
            <text:p>-0.0065245819</text:p>
          </table:table-cell>
          <table:table-cell table:formula="of:=[Datos_Nao.F50]" office:value-type="float" office:value="0.122081711888313" calcext:value-type="float">
            <text:p>0.1220817119</text:p>
          </table:table-cell>
          <table:table-cell/>
          <table:table-cell table:formula="of:=[Datos_MoCap.A50]" office:value-type="float" office:value="0.011113" calcext:value-type="float">
            <text:p>0.011113</text:p>
          </table:table-cell>
          <table:table-cell table:formula="of:=[Datos_MoCap.B50]" office:value-type="float" office:value="0.067748" calcext:value-type="float">
            <text:p>0.067748</text:p>
          </table:table-cell>
          <table:table-cell table:formula="of:=[Datos_MoCap.C50]" office:value-type="float" office:value="0.199656" calcext:value-type="float">
            <text:p>0.199656</text:p>
          </table:table-cell>
          <table:table-cell table:formula="of:=[Datos_MoCap.D50]" office:value-type="float" office:value="0.003121" calcext:value-type="float">
            <text:p>0.003121</text:p>
          </table:table-cell>
          <table:table-cell table:formula="of:=[Datos_MoCap.F50]" office:value-type="float" office:value="0.001929" calcext:value-type="float">
            <text:p>0.001929</text:p>
          </table:table-cell>
          <table:table-cell table:formula="of:=[Datos_MoCap.E50]" office:value-type="float" office:value="-0.062245" calcext:value-type="float">
            <text:p>-0.062245</text:p>
          </table:table-cell>
          <table:table-cell/>
          <table:table-cell table:formula="of:=([.H50]^2)*(0.140024724909833)+([.H50])*(-0.00142725065277068)+(-0.0063459406986214)" office:value-type="float" office:value="-0.00634450885396971" calcext:value-type="float">
            <text:p>-0.0063445089</text:p>
          </table:table-cell>
          <table:table-cell table:formula="of:=([.J50]^2)*(-1.68303778049881)+([.J50])*(0.15665109790632)+(0.10475739737447)" office:value-type="float" office:value="0.0689436045927397" calcext:value-type="float">
            <text:p>0.0689436046</text:p>
          </table:table-cell>
          <table:table-cell table:formula="of:=([.I50]^2)*(-1.84809378419694)+([.I50])*(0.969715893777015)+(-0.0558124189204929)" office:value-type="float" office:value="0.00140152830181" calcext:value-type="float">
            <text:p>0.0014015283</text:p>
          </table:table-cell>
          <table:table-cell table:formula="of:=[.H50]*-1" office:value-type="float" office:value="-0.011113" calcext:value-type="float">
            <text:p>-0.011113</text:p>
          </table:table-cell>
          <table:table-cell table:formula="of:=[.M50]*-1" office:value-type="float" office:value="0.062245" calcext:value-type="float">
            <text:p>0.062245</text:p>
          </table:table-cell>
          <table:table-cell table:formula="of:=([.K50]^2)*(48.7382423482978)+([.K50])*(0.0643401308833624)+(0.0316411646540839)" office:value-type="float" office:value="0.0323167119242566" calcext:value-type="float">
            <text:p>0.0323167119</text:p>
          </table:table-cell>
          <table:table-cell table:formula="of:=([.M50]^2)*(2.99573212968935)+([.M50])*(-0.0394274132082148)+(-0.010306073088791)" office:value-type="float" office:value="0.00375487071380124" calcext:value-type="float">
            <text:p>0.0037548707</text:p>
          </table:table-cell>
          <table:table-cell table:formula="of:=([.L50]^2)*(-20.9992408223248)+([.L50])*(0.114146130561486)+(0.302895814088881)" office:value-type="float" office:value="0.303037862938665" calcext:value-type="float">
            <text:p>0.3030378629</text:p>
          </table:table-cell>
          <table:table-cell table:number-columns-repeated="1002"/>
        </table:table-row>
        <table:table-row table:style-name="ro1">
          <table:table-cell table:formula="of:=[Datos_Nao.A51]" office:value-type="float" office:value="-0.00689253117889166" calcext:value-type="float">
            <text:p>-0.0068925312</text:p>
          </table:table-cell>
          <table:table-cell table:formula="of:=[Datos_Nao.B51]" office:value-type="float" office:value="0.0587544627487659" calcext:value-type="float">
            <text:p>0.0587544627</text:p>
          </table:table-cell>
          <table:table-cell table:formula="of:=[Datos_Nao.C51]" office:value-type="float" office:value="0.000683501362800598" calcext:value-type="float">
            <text:p>0.0006835014</text:p>
          </table:table-cell>
          <table:table-cell table:formula="of:=[Datos_Nao.D51]" office:value-type="float" office:value="0.00213910196907818" calcext:value-type="float">
            <text:p>0.002139102</text:p>
          </table:table-cell>
          <table:table-cell table:formula="of:=[Datos_Nao.E51]" office:value-type="float" office:value="-0.00681969942525029" calcext:value-type="float">
            <text:p>-0.0068196994</text:p>
          </table:table-cell>
          <table:table-cell table:formula="of:=[Datos_Nao.F51]" office:value-type="float" office:value="0.121722295880318" calcext:value-type="float">
            <text:p>0.1217222959</text:p>
          </table:table-cell>
          <table:table-cell/>
          <table:table-cell table:formula="of:=[Datos_MoCap.A51]" office:value-type="float" office:value="0.011122" calcext:value-type="float">
            <text:p>0.011122</text:p>
          </table:table-cell>
          <table:table-cell table:formula="of:=[Datos_MoCap.B51]" office:value-type="float" office:value="0.067758" calcext:value-type="float">
            <text:p>0.067758</text:p>
          </table:table-cell>
          <table:table-cell table:formula="of:=[Datos_MoCap.C51]" office:value-type="float" office:value="0.199657" calcext:value-type="float">
            <text:p>0.199657</text:p>
          </table:table-cell>
          <table:table-cell table:formula="of:=[Datos_MoCap.D51]" office:value-type="float" office:value="0.003123" calcext:value-type="float">
            <text:p>0.003123</text:p>
          </table:table-cell>
          <table:table-cell table:formula="of:=[Datos_MoCap.F51]" office:value-type="float" office:value="0.001832" calcext:value-type="float">
            <text:p>0.001832</text:p>
          </table:table-cell>
          <table:table-cell table:formula="of:=[Datos_MoCap.E51]" office:value-type="float" office:value="-0.062264" calcext:value-type="float">
            <text:p>-0.062264</text:p>
          </table:table-cell>
          <table:table-cell/>
          <table:table-cell table:formula="of:=([.H51]^2)*(0.140024724909833)+([.H51])*(-0.00142725065277068)+(-0.0063459406986214)" office:value-type="float" office:value="-0.00634449367817776" calcext:value-type="float">
            <text:p>-0.0063444937</text:p>
          </table:table-cell>
          <table:table-cell table:formula="of:=([.J51]^2)*(-1.68303778049881)+([.J51])*(0.15665109790632)+(0.10475739737447)" office:value-type="float" office:value="0.0689430891849723" calcext:value-type="float">
            <text:p>0.0689430892</text:p>
          </table:table-cell>
          <table:table-cell table:formula="of:=([.I51]^2)*(-1.84809378419694)+([.I51])*(0.969715893777015)+(-0.0558124189204929)" office:value-type="float" office:value="0.00140872118278455" calcext:value-type="float">
            <text:p>0.0014087212</text:p>
          </table:table-cell>
          <table:table-cell table:formula="of:=[.H51]*-1" office:value-type="float" office:value="-0.011122" calcext:value-type="float">
            <text:p>-0.011122</text:p>
          </table:table-cell>
          <table:table-cell table:formula="of:=[.M51]*-1" office:value-type="float" office:value="0.062264" calcext:value-type="float">
            <text:p>0.062264</text:p>
          </table:table-cell>
          <table:table-cell table:formula="of:=([.K51]^2)*(48.7382423482978)+([.K51])*(0.0643401308833624)+(0.0316411646540839)" office:value-type="float" office:value="0.0323174492476888" calcext:value-type="float">
            <text:p>0.0323174492</text:p>
          </table:table-cell>
          <table:table-cell table:formula="of:=([.M51]^2)*(2.99573212968935)+([.M51])*(-0.0394274132082148)+(-0.010306073088791)" office:value-type="float" office:value="0.00376270675127517" calcext:value-type="float">
            <text:p>0.0037627068</text:p>
          </table:table-cell>
          <table:table-cell table:formula="of:=([.L51]^2)*(-20.9992408223248)+([.L51])*(0.114146130561486)+(0.302895814088881)" office:value-type="float" office:value="0.30303445164404" calcext:value-type="float">
            <text:p>0.3030344516</text:p>
          </table:table-cell>
          <table:table-cell table:number-columns-repeated="1002"/>
        </table:table-row>
        <table:table-row table:style-name="ro1">
          <table:table-cell table:formula="of:=[Datos_Nao.A52]" office:value-type="float" office:value="-0.00661518797278404" calcext:value-type="float">
            <text:p>-0.006615188</text:p>
          </table:table-cell>
          <table:table-cell table:formula="of:=[Datos_Nao.B52]" office:value-type="float" office:value="0.058880228549242" calcext:value-type="float">
            <text:p>0.0588802285</text:p>
          </table:table-cell>
          <table:table-cell table:formula="of:=[Datos_Nao.C52]" office:value-type="float" office:value="0.000626131892204285" calcext:value-type="float">
            <text:p>0.0006261319</text:p>
          </table:table-cell>
          <table:table-cell table:formula="of:=[Datos_Nao.D52]" office:value-type="float" office:value="0.00186729989945888" calcext:value-type="float">
            <text:p>0.0018672999</text:p>
          </table:table-cell>
          <table:table-cell table:formula="of:=[Datos_Nao.E52]" office:value-type="float" office:value="-0.00712126633152366" calcext:value-type="float">
            <text:p>-0.0071212663</text:p>
          </table:table-cell>
          <table:table-cell table:formula="of:=[Datos_Nao.F52]" office:value-type="float" office:value="0.121353521943092" calcext:value-type="float">
            <text:p>0.1213535219</text:p>
          </table:table-cell>
          <table:table-cell/>
          <table:table-cell table:formula="of:=[Datos_MoCap.A52]" office:value-type="float" office:value="0.011132" calcext:value-type="float">
            <text:p>0.011132</text:p>
          </table:table-cell>
          <table:table-cell table:formula="of:=[Datos_MoCap.B52]" office:value-type="float" office:value="0.067741" calcext:value-type="float">
            <text:p>0.067741</text:p>
          </table:table-cell>
          <table:table-cell table:formula="of:=[Datos_MoCap.C52]" office:value-type="float" office:value="0.199654" calcext:value-type="float">
            <text:p>0.199654</text:p>
          </table:table-cell>
          <table:table-cell table:formula="of:=[Datos_MoCap.D52]" office:value-type="float" office:value="0.003106" calcext:value-type="float">
            <text:p>0.003106</text:p>
          </table:table-cell>
          <table:table-cell table:formula="of:=[Datos_MoCap.F52]" office:value-type="float" office:value="0.001738" calcext:value-type="float">
            <text:p>0.001738</text:p>
          </table:table-cell>
          <table:table-cell table:formula="of:=[Datos_MoCap.E52]" office:value-type="float" office:value="-0.062267" calcext:value-type="float">
            <text:p>-0.062267</text:p>
          </table:table-cell>
          <table:table-cell/>
          <table:table-cell table:formula="of:=([.H52]^2)*(0.140024724909833)+([.H52])*(-0.00142725065277068)+(-0.0063459406986214)" office:value-type="float" office:value="-0.00634447678958201" calcext:value-type="float">
            <text:p>-0.0063444768</text:p>
          </table:table-cell>
          <table:table-cell table:formula="of:=([.J52]^2)*(-1.68303778049881)+([.J52])*(0.15665109790632)+(0.10475739737447)" office:value-type="float" office:value="0.0689446353981761" calcext:value-type="float">
            <text:p>0.0689446354</text:p>
          </table:table-cell>
          <table:table-cell table:formula="of:=([.I52]^2)*(-1.84809378419694)+([.I52])*(0.969715893777015)+(-0.0558124189204929)" office:value-type="float" office:value="0.00139649306520464" calcext:value-type="float">
            <text:p>0.0013964931</text:p>
          </table:table-cell>
          <table:table-cell table:formula="of:=[.H52]*-1" office:value-type="float" office:value="-0.011132" calcext:value-type="float">
            <text:p>-0.011132</text:p>
          </table:table-cell>
          <table:table-cell table:formula="of:=[.M52]*-1" office:value-type="float" office:value="0.062267" calcext:value-type="float">
            <text:p>0.062267</text:p>
          </table:table-cell>
          <table:table-cell table:formula="of:=([.K52]^2)*(48.7382423482978)+([.K52])*(0.0643401308833624)+(0.0316411646540839)" office:value-type="float" office:value="0.0323111944267668" calcext:value-type="float">
            <text:p>0.0323111944</text:p>
          </table:table-cell>
          <table:table-cell table:formula="of:=([.M52]^2)*(2.99573212968935)+([.M52])*(-0.0394274132082148)+(-0.010306073088791)" office:value-type="float" office:value="0.00376394421806832" calcext:value-type="float">
            <text:p>0.0037639442</text:p>
          </table:table-cell>
          <table:table-cell table:formula="of:=([.L52]^2)*(-20.9992408223248)+([.L52])*(0.114146130561486)+(0.302895814088881)" office:value-type="float" office:value="0.303030768833002" calcext:value-type="float">
            <text:p>0.3030307688</text:p>
          </table:table-cell>
          <table:table-cell table:number-columns-repeated="1002"/>
        </table:table-row>
        <table:table-row table:style-name="ro1">
          <table:table-cell table:formula="of:=[Datos_Nao.A53]" office:value-type="float" office:value="-0.0064698401838541" calcext:value-type="float">
            <text:p>-0.0064698402</text:p>
          </table:table-cell>
          <table:table-cell table:formula="of:=[Datos_Nao.B53]" office:value-type="float" office:value="0.0589400939643383" calcext:value-type="float">
            <text:p>0.058940094</text:p>
          </table:table-cell>
          <table:table-cell table:formula="of:=[Datos_Nao.C53]" office:value-type="float" office:value="0.000595990568399429" calcext:value-type="float">
            <text:p>0.0005959906</text:p>
          </table:table-cell>
          <table:table-cell table:formula="of:=[Datos_Nao.D53]" office:value-type="float" office:value="0.00172655167989433" calcext:value-type="float">
            <text:p>0.0017265517</text:p>
          </table:table-cell>
          <table:table-cell table:formula="of:=[Datos_Nao.E53]" office:value-type="float" office:value="-0.00727467518299818" calcext:value-type="float">
            <text:p>-0.0072746752</text:p>
          </table:table-cell>
          <table:table-cell table:formula="of:=[Datos_Nao.F53]" office:value-type="float" office:value="0.12116627395153" calcext:value-type="float">
            <text:p>0.121166274</text:p>
          </table:table-cell>
          <table:table-cell/>
          <table:table-cell table:formula="of:=[Datos_MoCap.A53]" office:value-type="float" office:value="0.011142" calcext:value-type="float">
            <text:p>0.011142</text:p>
          </table:table-cell>
          <table:table-cell table:formula="of:=[Datos_MoCap.B53]" office:value-type="float" office:value="0.067754" calcext:value-type="float">
            <text:p>0.067754</text:p>
          </table:table-cell>
          <table:table-cell table:formula="of:=[Datos_MoCap.C53]" office:value-type="float" office:value="0.199653" calcext:value-type="float">
            <text:p>0.199653</text:p>
          </table:table-cell>
          <table:table-cell table:formula="of:=[Datos_MoCap.D53]" office:value-type="float" office:value="0.003103" calcext:value-type="float">
            <text:p>0.003103</text:p>
          </table:table-cell>
          <table:table-cell table:formula="of:=[Datos_MoCap.F53]" office:value-type="float" office:value="0.001641" calcext:value-type="float">
            <text:p>0.001641</text:p>
          </table:table-cell>
          <table:table-cell table:formula="of:=[Datos_MoCap.E53]" office:value-type="float" office:value="-0.062272" calcext:value-type="float">
            <text:p>-0.062272</text:p>
          </table:table-cell>
          <table:table-cell/>
          <table:table-cell table:formula="of:=([.H53]^2)*(0.140024724909833)+([.H53])*(-0.00142725065277068)+(-0.0063459406986214)" office:value-type="float" office:value="-0.00634445987298131" calcext:value-type="float">
            <text:p>-0.0063444599</text:p>
          </table:table-cell>
          <table:table-cell table:formula="of:=([.J53]^2)*(-1.68303778049881)+([.J53])*(0.15665109790632)+(0.10475739737447)" office:value-type="float" office:value="0.0689451507958452" calcext:value-type="float">
            <text:p>0.0689451508</text:p>
          </table:table-cell>
          <table:table-cell table:formula="of:=([.I53]^2)*(-1.84809378419694)+([.I53])*(0.969715893777015)+(-0.0558124189204929)" office:value-type="float" office:value="0.00140584407474897" calcext:value-type="float">
            <text:p>0.0014058441</text:p>
          </table:table-cell>
          <table:table-cell table:formula="of:=[.H53]*-1" office:value-type="float" office:value="-0.011142" calcext:value-type="float">
            <text:p>-0.011142</text:p>
          </table:table-cell>
          <table:table-cell table:formula="of:=[.M53]*-1" office:value-type="float" office:value="0.062272" calcext:value-type="float">
            <text:p>0.062272</text:p>
          </table:table-cell>
          <table:table-cell table:formula="of:=([.K53]^2)*(48.7382423482978)+([.K53])*(0.0643401308833624)+(0.0316411646540839)" office:value-type="float" office:value="0.032310093559134" calcext:value-type="float">
            <text:p>0.0323100936</text:p>
          </table:table-cell>
          <table:table-cell table:formula="of:=([.M53]^2)*(2.99573212968935)+([.M53])*(-0.0394274132082148)+(-0.010306073088791)" office:value-type="float" office:value="0.00376600678255286" calcext:value-type="float">
            <text:p>0.0037660068</text:p>
          </table:table-cell>
          <table:table-cell table:formula="of:=([.L53]^2)*(-20.9992408223248)+([.L53])*(0.114146130561486)+(0.302895814088881)" office:value-type="float" office:value="0.303026579432508" calcext:value-type="float">
            <text:p>0.3030265794</text:p>
          </table:table-cell>
          <table:table-cell table:number-columns-repeated="1002"/>
        </table:table-row>
        <table:table-row table:style-name="ro1">
          <table:table-cell table:formula="of:=[Datos_Nao.A54]" office:value-type="float" office:value="-0.00631999876350164" calcext:value-type="float">
            <text:p>-0.0063199988</text:p>
          </table:table-cell>
          <table:table-cell table:formula="of:=[Datos_Nao.B54]" office:value-type="float" office:value="0.0589978098869324" calcext:value-type="float">
            <text:p>0.0589978099</text:p>
          </table:table-cell>
          <table:table-cell table:formula="of:=[Datos_Nao.C54]" office:value-type="float" office:value="0.000564742833375931" calcext:value-type="float">
            <text:p>0.0005647428</text:p>
          </table:table-cell>
          <table:table-cell table:formula="of:=[Datos_Nao.D54]" office:value-type="float" office:value="0.00158266955986619" calcext:value-type="float">
            <text:p>0.0015826696</text:p>
          </table:table-cell>
          <table:table-cell table:formula="of:=[Datos_Nao.E54]" office:value-type="float" office:value="-0.00742987636476755" calcext:value-type="float">
            <text:p>-0.0074298764</text:p>
          </table:table-cell>
          <table:table-cell table:formula="of:=[Datos_Nao.F54]" office:value-type="float" office:value="0.120977558195591" calcext:value-type="float">
            <text:p>0.1209775582</text:p>
          </table:table-cell>
          <table:table-cell/>
          <table:table-cell table:formula="of:=[Datos_MoCap.A54]" office:value-type="float" office:value="0.01116" calcext:value-type="float">
            <text:p>0.01116</text:p>
          </table:table-cell>
          <table:table-cell table:formula="of:=[Datos_MoCap.B54]" office:value-type="float" office:value="0.067758" calcext:value-type="float">
            <text:p>0.067758</text:p>
          </table:table-cell>
          <table:table-cell table:formula="of:=[Datos_MoCap.C54]" office:value-type="float" office:value="0.199657" calcext:value-type="float">
            <text:p>0.199657</text:p>
          </table:table-cell>
          <table:table-cell table:formula="of:=[Datos_MoCap.D54]" office:value-type="float" office:value="0.003026" calcext:value-type="float">
            <text:p>0.003026</text:p>
          </table:table-cell>
          <table:table-cell table:formula="of:=[Datos_MoCap.F54]" office:value-type="float" office:value="0.00154" calcext:value-type="float">
            <text:p>0.00154</text:p>
          </table:table-cell>
          <table:table-cell table:formula="of:=[Datos_MoCap.E54]" office:value-type="float" office:value="-0.062294" calcext:value-type="float">
            <text:p>-0.062294</text:p>
          </table:table-cell>
          <table:table-cell/>
          <table:table-cell table:formula="of:=([.H54]^2)*(0.140024724909833)+([.H54])*(-0.00142725065277068)+(-0.0063459406986214)" office:value-type="float" office:value="-0.00634442935252759" calcext:value-type="float">
            <text:p>-0.0063444294</text:p>
          </table:table-cell>
          <table:table-cell table:formula="of:=([.J54]^2)*(-1.68303778049881)+([.J54])*(0.15665109790632)+(0.10475739737447)" office:value-type="float" office:value="0.0689430891849723" calcext:value-type="float">
            <text:p>0.0689430892</text:p>
          </table:table-cell>
          <table:table-cell table:formula="of:=([.I54]^2)*(-1.84809378419694)+([.I54])*(0.969715893777015)+(-0.0558124189204929)" office:value-type="float" office:value="0.00140872118278455" calcext:value-type="float">
            <text:p>0.0014087212</text:p>
          </table:table-cell>
          <table:table-cell table:formula="of:=[.H54]*-1" office:value-type="float" office:value="-0.01116" calcext:value-type="float">
            <text:p>-0.01116</text:p>
          </table:table-cell>
          <table:table-cell table:formula="of:=[.M54]*-1" office:value-type="float" office:value="0.062294" calcext:value-type="float">
            <text:p>0.062294</text:p>
          </table:table-cell>
          <table:table-cell table:formula="of:=([.K54]^2)*(48.7382423482978)+([.K54])*(0.0643401308833624)+(0.0316411646540839)" office:value-type="float" office:value="0.0322821381841298" calcext:value-type="float">
            <text:p>0.0322821382</text:p>
          </table:table-cell>
          <table:table-cell table:formula="of:=([.M54]^2)*(2.99573212968935)+([.M54])*(-0.0394274132082148)+(-0.010306073088791)" office:value-type="float" office:value="0.00377508384574971" calcext:value-type="float">
            <text:p>0.0037750838</text:p>
          </table:table-cell>
          <table:table-cell table:formula="of:=([.L54]^2)*(-20.9992408223248)+([.L54])*(0.114146130561486)+(0.302895814088881)" office:value-type="float" office:value="0.303021797330411" calcext:value-type="float">
            <text:p>0.3030217973</text:p>
          </table:table-cell>
          <table:table-cell table:number-columns-repeated="1002"/>
        </table:table-row>
        <table:table-row table:style-name="ro1">
          <table:table-cell table:formula="of:=[Datos_Nao.A55]" office:value-type="float" office:value="-0.00600655237212777" calcext:value-type="float">
            <text:p>-0.0060065524</text:p>
          </table:table-cell>
          <table:table-cell table:formula="of:=[Datos_Nao.B55]" office:value-type="float" office:value="0.0591063760221005" calcext:value-type="float">
            <text:p>0.059106376</text:p>
          </table:table-cell>
          <table:table-cell table:formula="of:=[Datos_Nao.C55]" office:value-type="float" office:value="0.000499431043863297" calcext:value-type="float">
            <text:p>0.000499431</text:p>
          </table:table-cell>
          <table:table-cell table:formula="of:=[Datos_Nao.D55]" office:value-type="float" office:value="0.00128548475913703" calcext:value-type="float">
            <text:p>0.0012854848</text:p>
          </table:table-cell>
          <table:table-cell table:formula="of:=[Datos_Nao.E55]" office:value-type="float" office:value="-0.00774607015773654" calcext:value-type="float">
            <text:p>-0.0077460702</text:p>
          </table:table-cell>
          <table:table-cell table:formula="of:=[Datos_Nao.F55]" office:value-type="float" office:value="0.120597161352634" calcext:value-type="float">
            <text:p>0.1205971614</text:p>
          </table:table-cell>
          <table:table-cell/>
          <table:table-cell table:formula="of:=[Datos_MoCap.A55]" office:value-type="float" office:value="0.011186" calcext:value-type="float">
            <text:p>0.011186</text:p>
          </table:table-cell>
          <table:table-cell table:formula="of:=[Datos_MoCap.B55]" office:value-type="float" office:value="0.067765" calcext:value-type="float">
            <text:p>0.067765</text:p>
          </table:table-cell>
          <table:table-cell table:formula="of:=[Datos_MoCap.C55]" office:value-type="float" office:value="0.199646" calcext:value-type="float">
            <text:p>0.199646</text:p>
          </table:table-cell>
          <table:table-cell table:formula="of:=[Datos_MoCap.D55]" office:value-type="float" office:value="0.002761" calcext:value-type="float">
            <text:p>0.002761</text:p>
          </table:table-cell>
          <table:table-cell table:formula="of:=[Datos_MoCap.F55]" office:value-type="float" office:value="0.001441" calcext:value-type="float">
            <text:p>0.001441</text:p>
          </table:table-cell>
          <table:table-cell table:formula="of:=[Datos_MoCap.E55]" office:value-type="float" office:value="-0.06229" calcext:value-type="float">
            <text:p>-0.06229</text:p>
          </table:table-cell>
          <table:table-cell/>
          <table:table-cell table:formula="of:=([.H55]^2)*(0.140024724909833)+([.H55])*(-0.00142725065277068)+(-0.0063459406986214)" office:value-type="float" office:value="-0.00634438510723949" calcext:value-type="float">
            <text:p>-0.0063443851</text:p>
          </table:table-cell>
          <table:table-cell table:formula="of:=([.J55]^2)*(-1.68303778049881)+([.J55])*(0.15665109790632)+(0.10475739737447)" office:value-type="float" office:value="0.0689487584852789" calcext:value-type="float">
            <text:p>0.0689487585</text:p>
          </table:table-cell>
          <table:table-cell table:formula="of:=([.I55]^2)*(-1.84809378419694)+([.I55])*(0.969715893777015)+(-0.0558124189204929)" office:value-type="float" office:value="0.00141375597954357" calcext:value-type="float">
            <text:p>0.001413756</text:p>
          </table:table-cell>
          <table:table-cell table:formula="of:=[.H55]*-1" office:value-type="float" office:value="-0.011186" calcext:value-type="float">
            <text:p>-0.011186</text:p>
          </table:table-cell>
          <table:table-cell table:formula="of:=[.M55]*-1" office:value-type="float" office:value="0.06229" calcext:value-type="float">
            <text:p>0.06229</text:p>
          </table:table-cell>
          <table:table-cell table:formula="of:=([.K55]^2)*(48.7382423482978)+([.K55])*(0.0643401308833624)+(0.0316411646540839)" office:value-type="float" office:value="0.0321903452742013" calcext:value-type="float">
            <text:p>0.0321903453</text:p>
          </table:table-cell>
          <table:table-cell table:formula="of:=([.M55]^2)*(2.99573212968935)+([.M55])*(-0.0394274132082148)+(-0.010306073088791)" office:value-type="float" office:value="0.0037734332549303" calcext:value-type="float">
            <text:p>0.0037734333</text:p>
          </table:table-cell>
          <table:table-cell table:formula="of:=([.L55]^2)*(-20.9992408223248)+([.L55])*(0.114146130561486)+(0.302895814088881)" office:value-type="float" office:value="0.303016694138438" calcext:value-type="float">
            <text:p>0.3030166941</text:p>
          </table:table-cell>
          <table:table-cell table:number-columns-repeated="1002"/>
        </table:table-row>
        <table:table-row table:style-name="ro1">
          <table:table-cell table:formula="of:=[Datos_Nao.A56]" office:value-type="float" office:value="-0.00584281049668789" calcext:value-type="float">
            <text:p>-0.0058428105</text:p>
          </table:table-cell>
          <table:table-cell table:formula="of:=[Datos_Nao.B56]" office:value-type="float" office:value="0.0591569654643536" calcext:value-type="float">
            <text:p>0.0591569655</text:p>
          </table:table-cell>
          <table:table-cell table:formula="of:=[Datos_Nao.C56]" office:value-type="float" office:value="0.000465385615825653" calcext:value-type="float">
            <text:p>0.0004653856</text:p>
          </table:table-cell>
          <table:table-cell table:formula="of:=[Datos_Nao.D56]" office:value-type="float" office:value="0.00113211385905743" calcext:value-type="float">
            <text:p>0.0011321139</text:p>
          </table:table-cell>
          <table:table-cell table:formula="of:=[Datos_Nao.E56]" office:value-type="float" office:value="-0.00790725741535425" calcext:value-type="float">
            <text:p>-0.0079072574</text:p>
          </table:table-cell>
          <table:table-cell table:formula="of:=[Datos_Nao.F56]" office:value-type="float" office:value="0.120406202971935" calcext:value-type="float">
            <text:p>0.120406203</text:p>
          </table:table-cell>
          <table:table-cell/>
          <table:table-cell table:formula="of:=[Datos_MoCap.A56]" office:value-type="float" office:value="0.011191" calcext:value-type="float">
            <text:p>0.011191</text:p>
          </table:table-cell>
          <table:table-cell table:formula="of:=[Datos_MoCap.B56]" office:value-type="float" office:value="0.067769" calcext:value-type="float">
            <text:p>0.067769</text:p>
          </table:table-cell>
          <table:table-cell table:formula="of:=[Datos_MoCap.C56]" office:value-type="float" office:value="0.199648" calcext:value-type="float">
            <text:p>0.199648</text:p>
          </table:table-cell>
          <table:table-cell table:formula="of:=[Datos_MoCap.D56]" office:value-type="float" office:value="0.002776" calcext:value-type="float">
            <text:p>0.002776</text:p>
          </table:table-cell>
          <table:table-cell table:formula="of:=[Datos_MoCap.F56]" office:value-type="float" office:value="0.001414" calcext:value-type="float">
            <text:p>0.001414</text:p>
          </table:table-cell>
          <table:table-cell table:formula="of:=[Datos_MoCap.E56]" office:value-type="float" office:value="-0.062284" calcext:value-type="float">
            <text:p>-0.062284</text:p>
          </table:table-cell>
          <table:table-cell/>
          <table:table-cell table:formula="of:=([.H56]^2)*(0.140024724909833)+([.H56])*(-0.00142725065277068)+(-0.0063459406986214)" office:value-type="float" office:value="-0.00634437657682641" calcext:value-type="float">
            <text:p>-0.0063443766</text:p>
          </table:table-cell>
          <table:table-cell table:formula="of:=([.J56]^2)*(-1.68303778049881)+([.J56])*(0.15665109790632)+(0.10475739737447)" office:value-type="float" office:value="0.0689477277336996" calcext:value-type="float">
            <text:p>0.0689477277</text:p>
          </table:table-cell>
          <table:table-cell table:formula="of:=([.I56]^2)*(-1.84809378419694)+([.I56])*(0.969715893777015)+(-0.0558124189204929)" office:value-type="float" office:value="0.00141663292494689" calcext:value-type="float">
            <text:p>0.0014166329</text:p>
          </table:table-cell>
          <table:table-cell table:formula="of:=[.H56]*-1" office:value-type="float" office:value="-0.011191" calcext:value-type="float">
            <text:p>-0.011191</text:p>
          </table:table-cell>
          <table:table-cell table:formula="of:=[.M56]*-1" office:value-type="float" office:value="0.062284" calcext:value-type="float">
            <text:p>0.062284</text:p>
          </table:table-cell>
          <table:table-cell table:formula="of:=([.K56]^2)*(48.7382423482978)+([.K56])*(0.0643401308833624)+(0.0316411646540839)" office:value-type="float" office:value="0.0321953583308827" calcext:value-type="float">
            <text:p>0.0321953583</text:p>
          </table:table-cell>
          <table:table-cell table:formula="of:=([.M56]^2)*(2.99573212968935)+([.M56])*(-0.0394274132082148)+(-0.010306073088791)" office:value-type="float" office:value="0.0037709575484451" calcext:value-type="float">
            <text:p>0.0037709575</text:p>
          </table:table-cell>
          <table:table-cell table:formula="of:=([.L56]^2)*(-20.9992408223248)+([.L56])*(0.114146130561486)+(0.302895814088881)" office:value-type="float" office:value="0.303015230919392" calcext:value-type="float">
            <text:p>0.3030152309</text:p>
          </table:table-cell>
          <table:table-cell table:number-columns-repeated="1002"/>
        </table:table-row>
        <table:table-row table:style-name="ro1">
          <table:table-cell table:formula="of:=[Datos_Nao.A57]" office:value-type="float" office:value="-0.00550027377903462" calcext:value-type="float">
            <text:p>-0.0055002738</text:p>
          </table:table-cell>
          <table:table-cell table:formula="of:=[Datos_Nao.B57]" office:value-type="float" office:value="0.0592614114284516" calcext:value-type="float">
            <text:p>0.0592614114</text:p>
          </table:table-cell>
          <table:table-cell table:formula="of:=[Datos_Nao.C57]" office:value-type="float" office:value="0.000441715121269226" calcext:value-type="float">
            <text:p>0.0004417151</text:p>
          </table:table-cell>
          <table:table-cell table:formula="of:=[Datos_Nao.D57]" office:value-type="float" office:value="0.0198858045041561" calcext:value-type="float">
            <text:p>0.0198858045</text:p>
          </table:table-cell>
          <table:table-cell table:formula="of:=[Datos_Nao.E57]" office:value-type="float" office:value="-0.0456804409623146" calcext:value-type="float">
            <text:p>-0.045680441</text:p>
          </table:table-cell>
          <table:table-cell table:formula="of:=[Datos_Nao.F57]" office:value-type="float" office:value="0.119545698165894" calcext:value-type="float">
            <text:p>0.1195456982</text:p>
          </table:table-cell>
          <table:table-cell/>
          <table:table-cell table:formula="of:=[Datos_MoCap.A57]" office:value-type="float" office:value="0.011198" calcext:value-type="float">
            <text:p>0.011198</text:p>
          </table:table-cell>
          <table:table-cell table:formula="of:=[Datos_MoCap.B57]" office:value-type="float" office:value="0.067787" calcext:value-type="float">
            <text:p>0.067787</text:p>
          </table:table-cell>
          <table:table-cell table:formula="of:=[Datos_MoCap.C57]" office:value-type="float" office:value="0.199665" calcext:value-type="float">
            <text:p>0.199665</text:p>
          </table:table-cell>
          <table:table-cell table:formula="of:=[Datos_MoCap.D57]" office:value-type="float" office:value="0.00293" calcext:value-type="float">
            <text:p>0.00293</text:p>
          </table:table-cell>
          <table:table-cell table:formula="of:=[Datos_MoCap.F57]" office:value-type="float" office:value="0.001336" calcext:value-type="float">
            <text:p>0.001336</text:p>
          </table:table-cell>
          <table:table-cell table:formula="of:=[Datos_MoCap.E57]" office:value-type="float" office:value="-0.062293" calcext:value-type="float">
            <text:p>-0.062293</text:p>
          </table:table-cell>
          <table:table-cell/>
          <table:table-cell table:formula="of:=([.H57]^2)*(0.140024724909833)+([.H57])*(-0.00142725065277068)+(-0.0063459406986214)" office:value-type="float" office:value="-0.00634436462248601" calcext:value-type="float">
            <text:p>-0.0063443646</text:p>
          </table:table-cell>
          <table:table-cell table:formula="of:=([.J57]^2)*(-1.68303778049881)+([.J57])*(0.15665109790632)+(0.10475739737447)" office:value-type="float" office:value="0.0689389658016549" calcext:value-type="float">
            <text:p>0.0689389658</text:p>
          </table:table-cell>
          <table:table-cell table:formula="of:=([.I57]^2)*(-1.84809378419694)+([.I57])*(0.969715893777015)+(-0.0558124189204929)" office:value-type="float" office:value="0.00142957844741669" calcext:value-type="float">
            <text:p>0.0014295784</text:p>
          </table:table-cell>
          <table:table-cell table:formula="of:=[.H57]*-1" office:value-type="float" office:value="-0.011198" calcext:value-type="float">
            <text:p>-0.011198</text:p>
          </table:table-cell>
          <table:table-cell table:formula="of:=[.M57]*-1" office:value-type="float" office:value="0.062293" calcext:value-type="float">
            <text:p>0.062293</text:p>
          </table:table-cell>
          <table:table-cell table:formula="of:=([.K57]^2)*(48.7382423482978)+([.K57])*(0.0643401308833624)+(0.0316411646540839)" office:value-type="float" office:value="0.032248094174308" calcext:value-type="float">
            <text:p>0.0322480942</text:p>
          </table:table-cell>
          <table:table-cell table:formula="of:=([.M57]^2)*(2.99573212968935)+([.M57])*(-0.0394274132082148)+(-0.010306073088791)" office:value-type="float" office:value="0.00377467118905766" calcext:value-type="float">
            <text:p>0.0037746712</text:p>
          </table:table-cell>
          <table:table-cell table:formula="of:=([.L57]^2)*(-20.9992408223248)+([.L57])*(0.114146130561486)+(0.302895814088881)" office:value-type="float" office:value="0.303010831858364" calcext:value-type="float">
            <text:p>0.3030108319</text:p>
          </table:table-cell>
          <table:table-cell table:number-columns-repeated="1002"/>
        </table:table-row>
        <table:table-row table:style-name="ro1">
          <table:table-cell table:formula="of:=[Datos_Nao.A58]" office:value-type="float" office:value="-0.00532399024814367" calcext:value-type="float">
            <text:p>-0.0053239902</text:p>
          </table:table-cell>
          <table:table-cell table:formula="of:=[Datos_Nao.B58]" office:value-type="float" office:value="0.059303805232048" calcext:value-type="float">
            <text:p>0.0593038052</text:p>
          </table:table-cell>
          <table:table-cell table:formula="of:=[Datos_Nao.C58]" office:value-type="float" office:value="0.000542882829904556" calcext:value-type="float">
            <text:p>0.0005428828</text:p>
          </table:table-cell>
          <table:table-cell table:formula="of:=[Datos_Nao.D58]" office:value-type="float" office:value="0.0202432870864868" calcext:value-type="float">
            <text:p>0.0202432871</text:p>
          </table:table-cell>
          <table:table-cell table:formula="of:=[Datos_Nao.E58]" office:value-type="float" office:value="-0.0477784313261509" calcext:value-type="float">
            <text:p>-0.0477784313</text:p>
          </table:table-cell>
          <table:table-cell table:formula="of:=[Datos_Nao.F58]" office:value-type="float" office:value="0.119337007403374" calcext:value-type="float">
            <text:p>0.1193370074</text:p>
          </table:table-cell>
          <table:table-cell/>
          <table:table-cell table:formula="of:=[Datos_MoCap.A58]" office:value-type="float" office:value="0.011204" calcext:value-type="float">
            <text:p>0.011204</text:p>
          </table:table-cell>
          <table:table-cell table:formula="of:=[Datos_MoCap.B58]" office:value-type="float" office:value="0.067772" calcext:value-type="float">
            <text:p>0.067772</text:p>
          </table:table-cell>
          <table:table-cell table:formula="of:=[Datos_MoCap.C58]" office:value-type="float" office:value="0.199663" calcext:value-type="float">
            <text:p>0.199663</text:p>
          </table:table-cell>
          <table:table-cell table:formula="of:=[Datos_MoCap.D58]" office:value-type="float" office:value="0.002867" calcext:value-type="float">
            <text:p>0.002867</text:p>
          </table:table-cell>
          <table:table-cell table:formula="of:=[Datos_MoCap.F58]" office:value-type="float" office:value="0.001333" calcext:value-type="float">
            <text:p>0.001333</text:p>
          </table:table-cell>
          <table:table-cell table:formula="of:=[Datos_MoCap.E58]" office:value-type="float" office:value="-0.062293" calcext:value-type="float">
            <text:p>-0.062293</text:p>
          </table:table-cell>
          <table:table-cell/>
          <table:table-cell table:formula="of:=([.H58]^2)*(0.140024724909833)+([.H58])*(-0.00142725065277068)+(-0.0063459406986214)" office:value-type="float" office:value="-0.00634435436498661" calcext:value-type="float">
            <text:p>-0.0063443544</text:p>
          </table:table-cell>
          <table:table-cell table:formula="of:=([.J58]^2)*(-1.68303778049881)+([.J58])*(0.15665109790632)+(0.10475739737447)" office:value-type="float" office:value="0.0689399966676807" calcext:value-type="float">
            <text:p>0.0689399967</text:p>
          </table:table-cell>
          <table:table-cell table:formula="of:=([.I58]^2)*(-1.84809378419694)+([.I58])*(0.969715893777015)+(-0.0558124189204929)" office:value-type="float" office:value="0.00141879059518941" calcext:value-type="float">
            <text:p>0.0014187906</text:p>
          </table:table-cell>
          <table:table-cell table:formula="of:=[.H58]*-1" office:value-type="float" office:value="-0.011204" calcext:value-type="float">
            <text:p>-0.011204</text:p>
          </table:table-cell>
          <table:table-cell table:formula="of:=[.M58]*-1" office:value-type="float" office:value="0.062293" calcext:value-type="float">
            <text:p>0.062293</text:p>
          </table:table-cell>
          <table:table-cell table:formula="of:=([.K58]^2)*(48.7382423482978)+([.K58])*(0.0643401308833624)+(0.0316411646540839)" office:value-type="float" office:value="0.0322262410038361" calcext:value-type="float">
            <text:p>0.032226241</text:p>
          </table:table-cell>
          <table:table-cell table:formula="of:=([.M58]^2)*(2.99573212968935)+([.M58])*(-0.0394274132082148)+(-0.010306073088791)" office:value-type="float" office:value="0.00377467118905766" calcext:value-type="float">
            <text:p>0.0037746712</text:p>
          </table:table-cell>
          <table:table-cell table:formula="of:=([.L58]^2)*(-20.9992408223248)+([.L58])*(0.114146130561486)+(0.302895814088881)" office:value-type="float" office:value="0.303010657560894" calcext:value-type="float">
            <text:p>0.3030106576</text:p>
          </table:table-cell>
          <table:table-cell table:number-columns-repeated="1002"/>
        </table:table-row>
        <table:table-row table:style-name="ro1">
          <table:table-cell table:formula="of:=[Datos_Nao.A59]" office:value-type="float" office:value="-0.00496610207483172" calcext:value-type="float">
            <text:p>-0.0049661021</text:p>
          </table:table-cell>
          <table:table-cell table:formula="of:=[Datos_Nao.B59]" office:value-type="float" office:value="0.0593904368579388" calcext:value-type="float">
            <text:p>0.0593904369</text:p>
          </table:table-cell>
          <table:table-cell table:formula="of:=[Datos_Nao.C59]" office:value-type="float" office:value="0.000760007649660111" calcext:value-type="float">
            <text:p>0.0007600076</text:p>
          </table:table-cell>
          <table:table-cell table:formula="of:=[Datos_Nao.D59]" office:value-type="float" office:value="0.0213192142546177" calcext:value-type="float">
            <text:p>0.0213192143</text:p>
          </table:table-cell>
          <table:table-cell table:formula="of:=[Datos_Nao.E59]" office:value-type="float" office:value="-0.0516106300055981" calcext:value-type="float">
            <text:p>-0.05161063</text:p>
          </table:table-cell>
          <table:table-cell table:formula="of:=[Datos_Nao.F59]" office:value-type="float" office:value="0.118992827832699" calcext:value-type="float">
            <text:p>0.1189928278</text:p>
          </table:table-cell>
          <table:table-cell/>
          <table:table-cell table:formula="of:=[Datos_MoCap.A59]" office:value-type="float" office:value="0.011214" calcext:value-type="float">
            <text:p>0.011214</text:p>
          </table:table-cell>
          <table:table-cell table:formula="of:=[Datos_MoCap.B59]" office:value-type="float" office:value="0.067772" calcext:value-type="float">
            <text:p>0.067772</text:p>
          </table:table-cell>
          <table:table-cell table:formula="of:=[Datos_MoCap.C59]" office:value-type="float" office:value="0.199659" calcext:value-type="float">
            <text:p>0.199659</text:p>
          </table:table-cell>
          <table:table-cell table:formula="of:=[Datos_MoCap.D59]" office:value-type="float" office:value="0.002821" calcext:value-type="float">
            <text:p>0.002821</text:p>
          </table:table-cell>
          <table:table-cell table:formula="of:=[Datos_MoCap.F59]" office:value-type="float" office:value="0.001259" calcext:value-type="float">
            <text:p>0.001259</text:p>
          </table:table-cell>
          <table:table-cell table:formula="of:=[Datos_MoCap.E59]" office:value-type="float" office:value="-0.062289" calcext:value-type="float">
            <text:p>-0.062289</text:p>
          </table:table-cell>
          <table:table-cell/>
          <table:table-cell table:formula="of:=([.H59]^2)*(0.140024724909833)+([.H59])*(-0.00142725065277068)+(-0.0063459406986214)" office:value-type="float" office:value="-0.0063443372467503" calcext:value-type="float">
            <text:p>-0.0063443372</text:p>
          </table:table-cell>
          <table:table-cell table:formula="of:=([.J59]^2)*(-1.68303778049881)+([.J59])*(0.15665109790632)+(0.10475739737447)" office:value-type="float" office:value="0.0689420583593394" calcext:value-type="float">
            <text:p>0.0689420584</text:p>
          </table:table-cell>
          <table:table-cell table:formula="of:=([.I59]^2)*(-1.84809378419694)+([.I59])*(0.969715893777015)+(-0.0558124189204929)" office:value-type="float" office:value="0.00141879059518941" calcext:value-type="float">
            <text:p>0.0014187906</text:p>
          </table:table-cell>
          <table:table-cell table:formula="of:=[.H59]*-1" office:value-type="float" office:value="-0.011214" calcext:value-type="float">
            <text:p>-0.011214</text:p>
          </table:table-cell>
          <table:table-cell table:formula="of:=[.M59]*-1" office:value-type="float" office:value="0.062289" calcext:value-type="float">
            <text:p>0.062289</text:p>
          </table:table-cell>
          <table:table-cell table:formula="of:=([.K59]^2)*(48.7382423482978)+([.K59])*(0.0643401308833624)+(0.0316411646540839)" office:value-type="float" office:value="0.0322105290941816" calcext:value-type="float">
            <text:p>0.0322105291</text:p>
          </table:table-cell>
          <table:table-cell table:formula="of:=([.M59]^2)*(2.99573212968935)+([.M59])*(-0.0394274132082148)+(-0.010306073088791)" office:value-type="float" office:value="0.0037730206222041" calcext:value-type="float">
            <text:p>0.0037730206</text:p>
          </table:table-cell>
          <table:table-cell table:formula="of:=([.L59]^2)*(-20.9992408223248)+([.L59])*(0.114146130561486)+(0.302895814088881)" office:value-type="float" office:value="0.303006238569616" calcext:value-type="float">
            <text:p>0.3030062386</text:p>
          </table:table-cell>
          <table:table-cell table:number-columns-repeated="1002"/>
        </table:table-row>
        <table:table-row table:style-name="ro1">
          <table:table-cell table:formula="of:=[Datos_Nao.A60]" office:value-type="float" office:value="-0.00478678615763783" calcext:value-type="float">
            <text:p>-0.0047867862</text:p>
          </table:table-cell>
          <table:table-cell table:formula="of:=[Datos_Nao.B60]" office:value-type="float" office:value="0.0594372674822807" calcext:value-type="float">
            <text:p>0.0594372675</text:p>
          </table:table-cell>
          <table:table-cell table:formula="of:=[Datos_Nao.C60]" office:value-type="float" office:value="0.000877376645803451" calcext:value-type="float">
            <text:p>0.0008773766</text:p>
          </table:table-cell>
          <table:table-cell table:formula="of:=[Datos_Nao.D60]" office:value-type="float" office:value="0.0220385622233152" calcext:value-type="float">
            <text:p>0.0220385622</text:p>
          </table:table-cell>
          <table:table-cell table:formula="of:=[Datos_Nao.E60]" office:value-type="float" office:value="-0.053281381726265" calcext:value-type="float">
            <text:p>-0.0532813817</text:p>
          </table:table-cell>
          <table:table-cell table:formula="of:=[Datos_Nao.F60]" office:value-type="float" office:value="0.118877999484539" calcext:value-type="float">
            <text:p>0.1188779995</text:p>
          </table:table-cell>
          <table:table-cell/>
          <table:table-cell table:formula="of:=[Datos_MoCap.A60]" office:value-type="float" office:value="0.011229" calcext:value-type="float">
            <text:p>0.011229</text:p>
          </table:table-cell>
          <table:table-cell table:formula="of:=[Datos_MoCap.B60]" office:value-type="float" office:value="0.067792" calcext:value-type="float">
            <text:p>0.067792</text:p>
          </table:table-cell>
          <table:table-cell table:formula="of:=[Datos_MoCap.C60]" office:value-type="float" office:value="0.199667" calcext:value-type="float">
            <text:p>0.199667</text:p>
          </table:table-cell>
          <table:table-cell table:formula="of:=[Datos_MoCap.D60]" office:value-type="float" office:value="0.002902" calcext:value-type="float">
            <text:p>0.002902</text:p>
          </table:table-cell>
          <table:table-cell table:formula="of:=[Datos_MoCap.F60]" office:value-type="float" office:value="0.001133" calcext:value-type="float">
            <text:p>0.001133</text:p>
          </table:table-cell>
          <table:table-cell table:formula="of:=[Datos_MoCap.E60]" office:value-type="float" office:value="-0.062287" calcext:value-type="float">
            <text:p>-0.062287</text:p>
          </table:table-cell>
          <table:table-cell/>
          <table:table-cell table:formula="of:=([.H60]^2)*(0.140024724909833)+([.H60])*(-0.00142725065277068)+(-0.0063459406986214)" office:value-type="float" office:value="-0.00634431151688658" calcext:value-type="float">
            <text:p>-0.0063443115</text:p>
          </table:table-cell>
          <table:table-cell table:formula="of:=([.J60]^2)*(-1.68303778049881)+([.J60])*(0.15665109790632)+(0.10475739737447)" office:value-type="float" office:value="0.0689379349221648" calcext:value-type="float">
            <text:p>0.0689379349</text:p>
          </table:table-cell>
          <table:table-cell table:formula="of:=([.I60]^2)*(-1.84809378419694)+([.I60])*(0.969715893777015)+(-0.0558124189204929)" office:value-type="float" office:value="0.00143317421334974" calcext:value-type="float">
            <text:p>0.0014331742</text:p>
          </table:table-cell>
          <table:table-cell table:formula="of:=[.H60]*-1" office:value-type="float" office:value="-0.011229" calcext:value-type="float">
            <text:p>-0.011229</text:p>
          </table:table-cell>
          <table:table-cell table:formula="of:=[.M60]*-1" office:value-type="float" office:value="0.062287" calcext:value-type="float">
            <text:p>0.062287</text:p>
          </table:table-cell>
          <table:table-cell table:formula="of:=([.K60]^2)*(48.7382423482978)+([.K60])*(0.0643401308833624)+(0.0316411646540839)" office:value-type="float" office:value="0.0322383338906208" calcext:value-type="float">
            <text:p>0.0322383339</text:p>
          </table:table-cell>
          <table:table-cell table:formula="of:=([.M60]^2)*(2.99573212968935)+([.M60])*(-0.0394274132082148)+(-0.010306073088791)" office:value-type="float" office:value="0.00377219537472611" calcext:value-type="float">
            <text:p>0.0037721954</text:p>
          </table:table-cell>
          <table:table-cell table:formula="of:=([.L60]^2)*(-20.9992408223248)+([.L60])*(0.114146130561486)+(0.302895814088881)" office:value-type="float" office:value="0.302998185160355" calcext:value-type="float">
            <text:p>0.3029981852</text:p>
          </table:table-cell>
          <table:table-cell table:number-columns-repeated="1002"/>
        </table:table-row>
        <table:table-row table:style-name="ro1">
          <table:table-cell table:formula="of:=[Datos_Nao.A61]" office:value-type="float" office:value="-0.00442760903388262" calcext:value-type="float">
            <text:p>-0.004427609</text:p>
          </table:table-cell>
          <table:table-cell table:formula="of:=[Datos_Nao.B61]" office:value-type="float" office:value="0.0595374628901482" calcext:value-type="float">
            <text:p>0.0595374629</text:p>
          </table:table-cell>
          <table:table-cell table:formula="of:=[Datos_Nao.C61]" office:value-type="float" office:value="0.00112482905387878" calcext:value-type="float">
            <text:p>0.0011248291</text:p>
          </table:table-cell>
          <table:table-cell table:formula="of:=[Datos_Nao.D61]" office:value-type="float" office:value="0.0237614493817091" calcext:value-type="float">
            <text:p>0.0237614494</text:p>
          </table:table-cell>
          <table:table-cell table:formula="of:=[Datos_Nao.E61]" office:value-type="float" office:value="-0.0561540685594082" calcext:value-type="float">
            <text:p>-0.0561540686</text:p>
          </table:table-cell>
          <table:table-cell table:formula="of:=[Datos_Nao.F61]" office:value-type="float" office:value="0.118762202560902" calcext:value-type="float">
            <text:p>0.1187622026</text:p>
          </table:table-cell>
          <table:table-cell/>
          <table:table-cell table:formula="of:=[Datos_MoCap.A61]" office:value-type="float" office:value="0.011241" calcext:value-type="float">
            <text:p>0.011241</text:p>
          </table:table-cell>
          <table:table-cell table:formula="of:=[Datos_MoCap.B61]" office:value-type="float" office:value="0.067784" calcext:value-type="float">
            <text:p>0.067784</text:p>
          </table:table-cell>
          <table:table-cell table:formula="of:=[Datos_MoCap.C61]" office:value-type="float" office:value="0.199665" calcext:value-type="float">
            <text:p>0.199665</text:p>
          </table:table-cell>
          <table:table-cell table:formula="of:=[Datos_MoCap.D61]" office:value-type="float" office:value="0.002906" calcext:value-type="float">
            <text:p>0.002906</text:p>
          </table:table-cell>
          <table:table-cell table:formula="of:=[Datos_MoCap.F61]" office:value-type="float" office:value="0.000997" calcext:value-type="float">
            <text:p>0.000997</text:p>
          </table:table-cell>
          <table:table-cell table:formula="of:=[Datos_MoCap.E61]" office:value-type="float" office:value="-0.062317" calcext:value-type="float">
            <text:p>-0.062317</text:p>
          </table:table-cell>
          <table:table-cell/>
          <table:table-cell table:formula="of:=([.H61]^2)*(0.140024724909833)+([.H61])*(-0.00142725065277068)+(-0.0063459406986214)" office:value-type="float" office:value="-0.00634429088762759" calcext:value-type="float">
            <text:p>-0.0063442909</text:p>
          </table:table-cell>
          <table:table-cell table:formula="of:=([.J61]^2)*(-1.68303778049881)+([.J61])*(0.15665109790632)+(0.10475739737447)" office:value-type="float" office:value="0.0689389658016549" calcext:value-type="float">
            <text:p>0.0689389658</text:p>
          </table:table-cell>
          <table:table-cell table:formula="of:=([.I61]^2)*(-1.84809378419694)+([.I61])*(0.969715893777015)+(-0.0558124189204929)" office:value-type="float" office:value="0.00142742094350262" calcext:value-type="float">
            <text:p>0.0014274209</text:p>
          </table:table-cell>
          <table:table-cell table:formula="of:=[.H61]*-1" office:value-type="float" office:value="-0.011241" calcext:value-type="float">
            <text:p>-0.011241</text:p>
          </table:table-cell>
          <table:table-cell table:formula="of:=[.M61]*-1" office:value-type="float" office:value="0.062317" calcext:value-type="float">
            <text:p>0.062317</text:p>
          </table:table-cell>
          <table:table-cell table:formula="of:=([.K61]^2)*(48.7382423482978)+([.K61])*(0.0643401308833624)+(0.0316411646540839)" office:value-type="float" office:value="0.0322397235379906" calcext:value-type="float">
            <text:p>0.0322397235</text:p>
          </table:table-cell>
          <table:table-cell table:formula="of:=([.M61]^2)*(2.99573212968935)+([.M61])*(-0.0394274132082148)+(-0.010306073088791)" office:value-type="float" office:value="0.00378457660331099" calcext:value-type="float">
            <text:p>0.0037845766</text:p>
          </table:table-cell>
          <table:table-cell table:formula="of:=([.L61]^2)*(-20.9992408223248)+([.L61])*(0.114146130561486)+(0.302895814088881)" office:value-type="float" office:value="0.30298874434668" calcext:value-type="float">
            <text:p>0.3029887443</text:p>
          </table:table-cell>
          <table:table-cell table:number-columns-repeated="1002"/>
        </table:table-row>
        <table:table-row table:style-name="ro1">
          <table:table-cell table:formula="of:=[Datos_Nao.A62]" office:value-type="float" office:value="-0.00406796578317881" calcext:value-type="float">
            <text:p>-0.0040679658</text:p>
          </table:table-cell>
          <table:table-cell table:formula="of:=[Datos_Nao.B62]" office:value-type="float" office:value="0.0596455372869968" calcext:value-type="float">
            <text:p>0.0596455373</text:p>
          </table:table-cell>
          <table:table-cell table:formula="of:=[Datos_Nao.C62]" office:value-type="float" office:value="0.00138621777296066" calcext:value-type="float">
            <text:p>0.0013862178</text:p>
          </table:table-cell>
          <table:table-cell table:formula="of:=[Datos_Nao.D62]" office:value-type="float" office:value="0.0257906559854746" calcext:value-type="float">
            <text:p>0.025790656</text:p>
          </table:table-cell>
          <table:table-cell table:formula="of:=[Datos_Nao.E62]" office:value-type="float" office:value="-0.0584266856312752" calcext:value-type="float">
            <text:p>-0.0584266856</text:p>
          </table:table-cell>
          <table:table-cell table:formula="of:=[Datos_Nao.F62]" office:value-type="float" office:value="0.118797622621059" calcext:value-type="float">
            <text:p>0.1187976226</text:p>
          </table:table-cell>
          <table:table-cell/>
          <table:table-cell table:formula="of:=[Datos_MoCap.A62]" office:value-type="float" office:value="0.011249" calcext:value-type="float">
            <text:p>0.011249</text:p>
          </table:table-cell>
          <table:table-cell table:formula="of:=[Datos_MoCap.B62]" office:value-type="float" office:value="0.067786" calcext:value-type="float">
            <text:p>0.067786</text:p>
          </table:table-cell>
          <table:table-cell table:formula="of:=[Datos_MoCap.C62]" office:value-type="float" office:value="0.19966" calcext:value-type="float">
            <text:p>0.19966</text:p>
          </table:table-cell>
          <table:table-cell table:formula="of:=[Datos_MoCap.D62]" office:value-type="float" office:value="0.002822" calcext:value-type="float">
            <text:p>0.002822</text:p>
          </table:table-cell>
          <table:table-cell table:formula="of:=[Datos_MoCap.F62]" office:value-type="float" office:value="0.000886" calcext:value-type="float">
            <text:p>0.000886</text:p>
          </table:table-cell>
          <table:table-cell table:formula="of:=[Datos_MoCap.E62]" office:value-type="float" office:value="-0.062354" calcext:value-type="float">
            <text:p>-0.062354</text:p>
          </table:table-cell>
          <table:table-cell/>
          <table:table-cell table:formula="of:=([.H62]^2)*(0.140024724909833)+([.H62])*(-0.00142725065277068)+(-0.0063459406986214)" office:value-type="float" office:value="-0.0063442771123843" calcext:value-type="float">
            <text:p>-0.0063442771</text:p>
          </table:table-cell>
          <table:table-cell table:formula="of:=([.J62]^2)*(-1.68303778049881)+([.J62])*(0.15665109790632)+(0.10475739737447)" office:value-type="float" office:value="0.0689415429414739" calcext:value-type="float">
            <text:p>0.0689415429</text:p>
          </table:table-cell>
          <table:table-cell table:formula="of:=([.I62]^2)*(-1.84809378419694)+([.I62])*(0.969715893777015)+(-0.0558124189204929)" office:value-type="float" office:value="0.00142885928314152" calcext:value-type="float">
            <text:p>0.0014288593</text:p>
          </table:table-cell>
          <table:table-cell table:formula="of:=[.H62]*-1" office:value-type="float" office:value="-0.011249" calcext:value-type="float">
            <text:p>-0.011249</text:p>
          </table:table-cell>
          <table:table-cell table:formula="of:=[.M62]*-1" office:value-type="float" office:value="0.062354" calcext:value-type="float">
            <text:p>0.062354</text:p>
          </table:table-cell>
          <table:table-cell table:formula="of:=([.K62]^2)*(48.7382423482978)+([.K62])*(0.0643401308833624)+(0.0316411646540839)" office:value-type="float" office:value="0.032210868464214" calcext:value-type="float">
            <text:p>0.0322108685</text:p>
          </table:table-cell>
          <table:table-cell table:formula="of:=([.M62]^2)*(2.99573212968935)+([.M62])*(-0.0394274132082148)+(-0.010306073088791)" office:value-type="float" office:value="0.00379985421165229" calcext:value-type="float">
            <text:p>0.0037998542</text:p>
          </table:table-cell>
          <table:table-cell table:formula="of:=([.L62]^2)*(-20.9992408223248)+([.L62])*(0.114146130561486)+(0.302895814088881)" office:value-type="float" office:value="0.30298046324051" calcext:value-type="float">
            <text:p>0.3029804632</text:p>
          </table:table-cell>
          <table:table-cell table:number-columns-repeated="1002"/>
        </table:table-row>
        <table:table-row table:style-name="ro1">
          <table:table-cell table:formula="of:=[Datos_Nao.A63]" office:value-type="float" office:value="-0.00388808827847242" calcext:value-type="float">
            <text:p>-0.0038880883</text:p>
          </table:table-cell>
          <table:table-cell table:formula="of:=[Datos_Nao.B63]" office:value-type="float" office:value="0.0597021915018559" calcext:value-type="float">
            <text:p>0.0597021915</text:p>
          </table:table-cell>
          <table:table-cell table:formula="of:=[Datos_Nao.C63]" office:value-type="float" office:value="0.00152195245027542" calcext:value-type="float">
            <text:p>0.0015219525</text:p>
          </table:table-cell>
          <table:table-cell table:formula="of:=[Datos_Nao.D63]" office:value-type="float" office:value="0.026900066062808" calcext:value-type="float">
            <text:p>0.0269000661</text:p>
          </table:table-cell>
          <table:table-cell table:formula="of:=[Datos_Nao.E63]" office:value-type="float" office:value="-0.0593464449048042" calcext:value-type="float">
            <text:p>-0.0593464449</text:p>
          </table:table-cell>
          <table:table-cell table:formula="of:=[Datos_Nao.F63]" office:value-type="float" office:value="0.118871673941612" calcext:value-type="float">
            <text:p>0.1188716739</text:p>
          </table:table-cell>
          <table:table-cell/>
          <table:table-cell table:formula="of:=[Datos_MoCap.A63]" office:value-type="float" office:value="0.011281" calcext:value-type="float">
            <text:p>0.011281</text:p>
          </table:table-cell>
          <table:table-cell table:formula="of:=[Datos_MoCap.B63]" office:value-type="float" office:value="0.067816" calcext:value-type="float">
            <text:p>0.067816</text:p>
          </table:table-cell>
          <table:table-cell table:formula="of:=[Datos_MoCap.C63]" office:value-type="float" office:value="0.199662" calcext:value-type="float">
            <text:p>0.199662</text:p>
          </table:table-cell>
          <table:table-cell table:formula="of:=[Datos_MoCap.D63]" office:value-type="float" office:value="0.002778" calcext:value-type="float">
            <text:p>0.002778</text:p>
          </table:table-cell>
          <table:table-cell table:formula="of:=[Datos_MoCap.F63]" office:value-type="float" office:value="0.000679" calcext:value-type="float">
            <text:p>0.000679</text:p>
          </table:table-cell>
          <table:table-cell table:formula="of:=[Datos_MoCap.E63]" office:value-type="float" office:value="-0.062363" calcext:value-type="float">
            <text:p>-0.062363</text:p>
          </table:table-cell>
          <table:table-cell/>
          <table:table-cell table:formula="of:=([.H63]^2)*(0.140024724909833)+([.H63])*(-0.00142725065277068)+(-0.0063459406986214)" office:value-type="float" office:value="-0.00634422183217952" calcext:value-type="float">
            <text:p>-0.0063442218</text:p>
          </table:table-cell>
          <table:table-cell table:formula="of:=([.J63]^2)*(-1.68303778049881)+([.J63])*(0.15665109790632)+(0.10475739737447)" office:value-type="float" office:value="0.0689405120956445" calcext:value-type="float">
            <text:p>0.0689405121</text:p>
          </table:table-cell>
          <table:table-cell table:formula="of:=([.I63]^2)*(-1.84809378419694)+([.I63])*(0.969715893777015)+(-0.0558124189204929)" office:value-type="float" office:value="0.00145043260355509" calcext:value-type="float">
            <text:p>0.0014504326</text:p>
          </table:table-cell>
          <table:table-cell table:formula="of:=[.H63]*-1" office:value-type="float" office:value="-0.011281" calcext:value-type="float">
            <text:p>-0.011281</text:p>
          </table:table-cell>
          <table:table-cell table:formula="of:=[.M63]*-1" office:value-type="float" office:value="0.062363" calcext:value-type="float">
            <text:p>0.062363</text:p>
          </table:table-cell>
          <table:table-cell table:formula="of:=([.K63]^2)*(48.7382423482978)+([.K63])*(0.0643401308833624)+(0.0316411646540839)" office:value-type="float" office:value="0.0321960283955405" calcext:value-type="float">
            <text:p>0.0321960284</text:p>
          </table:table-cell>
          <table:table-cell table:formula="of:=([.M63]^2)*(2.99573212968935)+([.M63])*(-0.0394274132082148)+(-0.010306073088791)" office:value-type="float" office:value="0.00380357162688733" calcext:value-type="float">
            <text:p>0.0038035716</text:p>
          </table:table-cell>
          <table:table-cell table:formula="of:=([.L63]^2)*(-20.9992408223248)+([.L63])*(0.114146130561486)+(0.302895814088881)" office:value-type="float" office:value="0.302963637800544" calcext:value-type="float">
            <text:p>0.3029636378</text:p>
          </table:table-cell>
          <table:table-cell table:number-columns-repeated="1002"/>
        </table:table-row>
        <table:table-row table:style-name="ro1">
          <table:table-cell table:formula="of:=[Datos_Nao.A64]" office:value-type="float" office:value="-0.00352857168763876" calcext:value-type="float">
            <text:p>-0.0035285717</text:p>
          </table:table-cell>
          <table:table-cell table:formula="of:=[Datos_Nao.B64]" office:value-type="float" office:value="0.0598197802901268" calcext:value-type="float">
            <text:p>0.0598197803</text:p>
          </table:table-cell>
          <table:table-cell table:formula="of:=[Datos_Nao.C64]" office:value-type="float" office:value="0.00180405005812645" calcext:value-type="float">
            <text:p>0.0018040501</text:p>
          </table:table-cell>
          <table:table-cell table:formula="of:=[Datos_Nao.D64]" office:value-type="float" office:value="0.0292802825570107" calcext:value-type="float">
            <text:p>0.0292802826</text:p>
          </table:table-cell>
          <table:table-cell table:formula="of:=[Datos_Nao.E64]" office:value-type="float" office:value="-0.0607686713337898" calcext:value-type="float">
            <text:p>-0.0607686713</text:p>
          </table:table-cell>
          <table:table-cell table:formula="of:=[Datos_Nao.F64]" office:value-type="float" office:value="0.119131691753864" calcext:value-type="float">
            <text:p>0.1191316918</text:p>
          </table:table-cell>
          <table:table-cell/>
          <table:table-cell table:formula="of:=[Datos_MoCap.A64]" office:value-type="float" office:value="0.011335" calcext:value-type="float">
            <text:p>0.011335</text:p>
          </table:table-cell>
          <table:table-cell table:formula="of:=[Datos_MoCap.B64]" office:value-type="float" office:value="0.067822" calcext:value-type="float">
            <text:p>0.067822</text:p>
          </table:table-cell>
          <table:table-cell table:formula="of:=[Datos_MoCap.C64]" office:value-type="float" office:value="0.199657" calcext:value-type="float">
            <text:p>0.199657</text:p>
          </table:table-cell>
          <table:table-cell table:formula="of:=[Datos_MoCap.D64]" office:value-type="float" office:value="0.00271" calcext:value-type="float">
            <text:p>0.00271</text:p>
          </table:table-cell>
          <table:table-cell table:formula="of:=[Datos_MoCap.F64]" office:value-type="float" office:value="0.000393" calcext:value-type="float">
            <text:p>0.000393</text:p>
          </table:table-cell>
          <table:table-cell table:formula="of:=[Datos_MoCap.E64]" office:value-type="float" office:value="-0.062361" calcext:value-type="float">
            <text:p>-0.062361</text:p>
          </table:table-cell>
          <table:table-cell/>
          <table:table-cell table:formula="of:=([.H64]^2)*(0.140024724909833)+([.H64])*(-0.00142725065277068)+(-0.0063459406986214)" office:value-type="float" office:value="-0.00634412789655913" calcext:value-type="float">
            <text:p>-0.0063441279</text:p>
          </table:table-cell>
          <table:table-cell table:formula="of:=([.J64]^2)*(-1.68303778049881)+([.J64])*(0.15665109790632)+(0.10475739737447)" office:value-type="float" office:value="0.0689430891849723" calcext:value-type="float">
            <text:p>0.0689430892</text:p>
          </table:table-cell>
          <table:table-cell table:formula="of:=([.I64]^2)*(-1.84809378419694)+([.I64])*(0.969715893777015)+(-0.0558124189204929)" office:value-type="float" office:value="0.00145474686844953" calcext:value-type="float">
            <text:p>0.0014547469</text:p>
          </table:table-cell>
          <table:table-cell table:formula="of:=[.H64]*-1" office:value-type="float" office:value="-0.011335" calcext:value-type="float">
            <text:p>-0.011335</text:p>
          </table:table-cell>
          <table:table-cell table:formula="of:=[.M64]*-1" office:value-type="float" office:value="0.062361" calcext:value-type="float">
            <text:p>0.062361</text:p>
          </table:table-cell>
          <table:table-cell table:formula="of:=([.K64]^2)*(48.7382423482978)+([.K64])*(0.0643401308833624)+(0.0316411646540839)" office:value-type="float" office:value="0.0321734649344079" calcext:value-type="float">
            <text:p>0.0321734649</text:p>
          </table:table-cell>
          <table:table-cell table:formula="of:=([.M64]^2)*(2.99573212968935)+([.M64])*(-0.0394274132082148)+(-0.010306073088791)" office:value-type="float" office:value="0.00380274549267263" calcext:value-type="float">
            <text:p>0.0038027455</text:p>
          </table:table-cell>
          <table:table-cell table:formula="of:=([.L64]^2)*(-20.9992408223248)+([.L64])*(0.114146130561486)+(0.302895814088881)" office:value-type="float" office:value="0.302937430206446" calcext:value-type="float">
            <text:p>0.3029374302</text:p>
          </table:table-cell>
          <table:table-cell table:number-columns-repeated="1002"/>
        </table:table-row>
        <table:table-row table:style-name="ro1">
          <table:table-cell table:formula="of:=[Datos_Nao.A65]" office:value-type="float" office:value="-0.00316981319338083" calcext:value-type="float">
            <text:p>-0.0031698132</text:p>
          </table:table-cell>
          <table:table-cell table:formula="of:=[Datos_Nao.B65]" office:value-type="float" office:value="0.059941902756691" calcext:value-type="float">
            <text:p>0.0599419028</text:p>
          </table:table-cell>
          <table:table-cell table:formula="of:=[Datos_Nao.C65]" office:value-type="float" office:value="0.00210347399115562" calcext:value-type="float">
            <text:p>0.002103474</text:p>
          </table:table-cell>
          <table:table-cell table:formula="of:=[Datos_Nao.D65]" office:value-type="float" office:value="0.0318491496145725" calcext:value-type="float">
            <text:p>0.0318491496</text:p>
          </table:table-cell>
          <table:table-cell table:formula="of:=[Datos_Nao.E65]" office:value-type="float" office:value="-0.0616537928581238" calcext:value-type="float">
            <text:p>-0.0616537929</text:p>
          </table:table-cell>
          <table:table-cell table:formula="of:=[Datos_Nao.F65]" office:value-type="float" office:value="0.119539447128773" calcext:value-type="float">
            <text:p>0.1195394471</text:p>
          </table:table-cell>
          <table:table-cell/>
          <table:table-cell table:formula="of:=[Datos_MoCap.A65]" office:value-type="float" office:value="0.011391" calcext:value-type="float">
            <text:p>0.011391</text:p>
          </table:table-cell>
          <table:table-cell table:formula="of:=[Datos_MoCap.B65]" office:value-type="float" office:value="0.067821" calcext:value-type="float">
            <text:p>0.067821</text:p>
          </table:table-cell>
          <table:table-cell table:formula="of:=[Datos_MoCap.C65]" office:value-type="float" office:value="0.19964" calcext:value-type="float">
            <text:p>0.19964</text:p>
          </table:table-cell>
          <table:table-cell table:formula="of:=[Datos_MoCap.D65]" office:value-type="float" office:value="0.002719" calcext:value-type="float">
            <text:p>0.002719</text:p>
          </table:table-cell>
          <table:table-cell table:formula="of:=[Datos_MoCap.F65]" office:value-type="float" office:value="0.00016" calcext:value-type="float">
            <text:p>0.00016</text:p>
          </table:table-cell>
          <table:table-cell table:formula="of:=[Datos_MoCap.E65]" office:value-type="float" office:value="-0.062335" calcext:value-type="float">
            <text:p>-0.062335</text:p>
          </table:table-cell>
          <table:table-cell/>
          <table:table-cell table:formula="of:=([.H65]^2)*(0.140024724909833)+([.H65])*(-0.00142725065277068)+(-0.0063459406986214)" office:value-type="float" office:value="-0.00634402961928938" calcext:value-type="float">
            <text:p>-0.0063440296</text:p>
          </table:table-cell>
          <table:table-cell table:formula="of:=([.J65]^2)*(-1.68303778049881)+([.J65])*(0.15665109790632)+(0.10475739737447)" office:value-type="float" office:value="0.0689518506592308" calcext:value-type="float">
            <text:p>0.0689518507</text:p>
          </table:table-cell>
          <table:table-cell table:formula="of:=([.I65]^2)*(-1.84809378419694)+([.I65])*(0.969715893777015)+(-0.0558124189204929)" office:value-type="float" office:value="0.00145402783354093" calcext:value-type="float">
            <text:p>0.0014540278</text:p>
          </table:table-cell>
          <table:table-cell table:formula="of:=[.H65]*-1" office:value-type="float" office:value="-0.011391" calcext:value-type="float">
            <text:p>-0.011391</text:p>
          </table:table-cell>
          <table:table-cell table:formula="of:=[.M65]*-1" office:value-type="float" office:value="0.062335" calcext:value-type="float">
            <text:p>0.062335</text:p>
          </table:table-cell>
          <table:table-cell table:formula="of:=([.K65]^2)*(48.7382423482978)+([.K65])*(0.0643401308833624)+(0.0316411646540839)" office:value-type="float" office:value="0.0321764253948453" calcext:value-type="float">
            <text:p>0.0321764254</text:p>
          </table:table-cell>
          <table:table-cell table:formula="of:=([.M65]^2)*(2.99573212968935)+([.M65])*(-0.0394274132082148)+(-0.010306073088791)" office:value-type="float" office:value="0.00379200792877448" calcext:value-type="float">
            <text:p>0.0037920079</text:p>
          </table:table-cell>
          <table:table-cell table:formula="of:=([.L65]^2)*(-20.9992408223248)+([.L65])*(0.114146130561486)+(0.302895814088881)" office:value-type="float" office:value="0.302913539889206" calcext:value-type="float">
            <text:p>0.3029135399</text:p>
          </table:table-cell>
          <table:table-cell table:number-columns-repeated="1002"/>
        </table:table-row>
        <table:table-row table:style-name="ro1">
          <table:table-cell table:formula="of:=[Datos_Nao.A66]" office:value-type="float" office:value="-0.00281248637475073" calcext:value-type="float">
            <text:p>-0.0028124864</text:p>
          </table:table-cell>
          <table:table-cell table:formula="of:=[Datos_Nao.B66]" office:value-type="float" office:value="0.0600667968392372" calcext:value-type="float">
            <text:p>0.0600667968</text:p>
          </table:table-cell>
          <table:table-cell table:formula="of:=[Datos_Nao.C66]" office:value-type="float" office:value="0.002424705773592" calcext:value-type="float">
            <text:p>0.0024247058</text:p>
          </table:table-cell>
          <table:table-cell table:formula="of:=[Datos_Nao.D66]" office:value-type="float" office:value="0.0345831960439682" calcext:value-type="float">
            <text:p>0.034583196</text:p>
          </table:table-cell>
          <table:table-cell table:formula="of:=[Datos_Nao.E66]" office:value-type="float" office:value="-0.0620240196585655" calcext:value-type="float">
            <text:p>-0.0620240197</text:p>
          </table:table-cell>
          <table:table-cell table:formula="of:=[Datos_Nao.F66]" office:value-type="float" office:value="0.120092988014221" calcext:value-type="float">
            <text:p>0.120092988</text:p>
          </table:table-cell>
          <table:table-cell/>
          <table:table-cell table:formula="of:=[Datos_MoCap.A66]" office:value-type="float" office:value="0.011393" calcext:value-type="float">
            <text:p>0.011393</text:p>
          </table:table-cell>
          <table:table-cell table:formula="of:=[Datos_MoCap.B66]" office:value-type="float" office:value="0.067817" calcext:value-type="float">
            <text:p>0.067817</text:p>
          </table:table-cell>
          <table:table-cell table:formula="of:=[Datos_MoCap.C66]" office:value-type="float" office:value="0.199639" calcext:value-type="float">
            <text:p>0.199639</text:p>
          </table:table-cell>
          <table:table-cell table:formula="of:=[Datos_MoCap.D66]" office:value-type="float" office:value="0.002438" calcext:value-type="float">
            <text:p>0.002438</text:p>
          </table:table-cell>
          <table:table-cell table:formula="of:=[Datos_MoCap.F66]" office:value-type="float" office:value="-0.000516" calcext:value-type="float">
            <text:p>-0.000516</text:p>
          </table:table-cell>
          <table:table-cell table:formula="of:=[Datos_MoCap.E66]" office:value-type="float" office:value="-0.062265" calcext:value-type="float">
            <text:p>-0.062265</text:p>
          </table:table-cell>
          <table:table-cell/>
          <table:table-cell table:formula="of:=([.H66]^2)*(0.140024724909833)+([.H66])*(-0.00142725065277068)+(-0.0063459406986214)" office:value-type="float" office:value="-0.00634402609314402" calcext:value-type="float">
            <text:p>-0.0063440261</text:p>
          </table:table-cell>
          <table:table-cell table:formula="of:=([.J66]^2)*(-1.68303778049881)+([.J66])*(0.15665109790632)+(0.10475739737447)" office:value-type="float" office:value="0.0689523660097749" calcext:value-type="float">
            <text:p>0.068952366</text:p>
          </table:table-cell>
          <table:table-cell table:formula="of:=([.I66]^2)*(-1.84809378419694)+([.I66])*(0.969715893777015)+(-0.0558124189204929)" office:value-type="float" office:value="0.00145115165694463" calcext:value-type="float">
            <text:p>0.0014511517</text:p>
          </table:table-cell>
          <table:table-cell table:formula="of:=[.H66]*-1" office:value-type="float" office:value="-0.011393" calcext:value-type="float">
            <text:p>-0.011393</text:p>
          </table:table-cell>
          <table:table-cell table:formula="of:=[.M66]*-1" office:value-type="float" office:value="0.062265" calcext:value-type="float">
            <text:p>0.062265</text:p>
          </table:table-cell>
          <table:table-cell table:formula="of:=([.K66]^2)*(48.7382423482978)+([.K66])*(0.0643401308833624)+(0.0316411646540839)" office:value-type="float" office:value="0.03208771840253" calcext:value-type="float">
            <text:p>0.0320877184</text:p>
          </table:table-cell>
          <table:table-cell table:formula="of:=([.M66]^2)*(2.99573212968935)+([.M66])*(-0.0394274132082148)+(-0.010306073088791)" office:value-type="float" office:value="0.00376311923421475" calcext:value-type="float">
            <text:p>0.0037631192</text:p>
          </table:table-cell>
          <table:table-cell table:formula="of:=([.L66]^2)*(-20.9992408223248)+([.L66])*(0.114146130561486)+(0.302895814088881)" office:value-type="float" office:value="0.302831323511647" calcext:value-type="float">
            <text:p>0.3028313235</text:p>
          </table:table-cell>
          <table:table-cell table:number-columns-repeated="1002"/>
        </table:table-row>
        <table:table-row table:style-name="ro1">
          <table:table-cell table:formula="of:=[Datos_Nao.A67]" office:value-type="float" office:value="-0.00263457698747516" calcext:value-type="float">
            <text:p>-0.002634577</text:p>
          </table:table-cell>
          <table:table-cell table:formula="of:=[Datos_Nao.B67]" office:value-type="float" office:value="0.0601296834647656" calcext:value-type="float">
            <text:p>0.0601296835</text:p>
          </table:table-cell>
          <table:table-cell table:formula="of:=[Datos_Nao.C67]" office:value-type="float" office:value="0.0025952011346817" calcext:value-type="float">
            <text:p>0.0025952011</text:p>
          </table:table-cell>
          <table:table-cell table:formula="of:=[Datos_Nao.D67]" office:value-type="float" office:value="0.0360065586864948" calcext:value-type="float">
            <text:p>0.0360065587</text:p>
          </table:table-cell>
          <table:table-cell table:formula="of:=[Datos_Nao.E67]" office:value-type="float" office:value="-0.0620226711034775" calcext:value-type="float">
            <text:p>-0.0620226711</text:p>
          </table:table-cell>
          <table:table-cell table:formula="of:=[Datos_Nao.F67]" office:value-type="float" office:value="0.120423667132854" calcext:value-type="float">
            <text:p>0.1204236671</text:p>
          </table:table-cell>
          <table:table-cell/>
          <table:table-cell table:formula="of:=[Datos_MoCap.A67]" office:value-type="float" office:value="0.01142" calcext:value-type="float">
            <text:p>0.01142</text:p>
          </table:table-cell>
          <table:table-cell table:formula="of:=[Datos_MoCap.B67]" office:value-type="float" office:value="0.067827" calcext:value-type="float">
            <text:p>0.067827</text:p>
          </table:table-cell>
          <table:table-cell table:formula="of:=[Datos_MoCap.C67]" office:value-type="float" office:value="0.199639" calcext:value-type="float">
            <text:p>0.199639</text:p>
          </table:table-cell>
          <table:table-cell table:formula="of:=[Datos_MoCap.D67]" office:value-type="float" office:value="0.002446" calcext:value-type="float">
            <text:p>0.002446</text:p>
          </table:table-cell>
          <table:table-cell table:formula="of:=[Datos_MoCap.F67]" office:value-type="float" office:value="-0.000669" calcext:value-type="float">
            <text:p>-0.000669</text:p>
          </table:table-cell>
          <table:table-cell table:formula="of:=[Datos_MoCap.E67]" office:value-type="float" office:value="-0.062302" calcext:value-type="float">
            <text:p>-0.062302</text:p>
          </table:table-cell>
          <table:table-cell/>
          <table:table-cell table:formula="of:=([.H67]^2)*(0.140024724909833)+([.H67])*(-0.00142725065277068)+(-0.0063459406986214)" office:value-type="float" office:value="-0.00634397838054231" calcext:value-type="float">
            <text:p>-0.0063439784</text:p>
          </table:table-cell>
          <table:table-cell table:formula="of:=([.J67]^2)*(-1.68303778049881)+([.J67])*(0.15665109790632)+(0.10475739737447)" office:value-type="float" office:value="0.0689523660097749" calcext:value-type="float">
            <text:p>0.068952366</text:p>
          </table:table-cell>
          <table:table-cell table:formula="of:=([.I67]^2)*(-1.84809378419694)+([.I67])*(0.969715893777015)+(-0.0558124189204929)" office:value-type="float" office:value="0.00145834198754977" calcext:value-type="float">
            <text:p>0.001458342</text:p>
          </table:table-cell>
          <table:table-cell table:formula="of:=[.H67]*-1" office:value-type="float" office:value="-0.01142" calcext:value-type="float">
            <text:p>-0.01142</text:p>
          </table:table-cell>
          <table:table-cell table:formula="of:=[.M67]*-1" office:value-type="float" office:value="0.062302" calcext:value-type="float">
            <text:p>0.062302</text:p>
          </table:table-cell>
          <table:table-cell table:formula="of:=([.K67]^2)*(48.7382423482978)+([.K67])*(0.0643401308833624)+(0.0316411646540839)" office:value-type="float" office:value="0.0320901374241821" calcext:value-type="float">
            <text:p>0.0320901374</text:p>
          </table:table-cell>
          <table:table-cell table:formula="of:=([.M67]^2)*(2.99573212968935)+([.M67])*(-0.0394274132082148)+(-0.010306073088791)" office:value-type="float" office:value="0.00377838531497882" calcext:value-type="float">
            <text:p>0.0037783853</text:p>
          </table:table-cell>
          <table:table-cell table:formula="of:=([.L67]^2)*(-20.9992408223248)+([.L67])*(0.114146130561486)+(0.302895814088881)" office:value-type="float" office:value="0.302810051886314" calcext:value-type="float">
            <text:p>0.3028100519</text:p>
          </table:table-cell>
          <table:table-cell table:number-columns-repeated="1002"/>
        </table:table-row>
        <table:table-row table:style-name="ro1">
          <table:table-cell table:formula="of:=[Datos_Nao.A68]" office:value-type="float" office:value="-0.00228085787966847" calcext:value-type="float">
            <text:p>-0.0022808579</text:p>
          </table:table-cell>
          <table:table-cell table:formula="of:=[Datos_Nao.B68]" office:value-type="float" office:value="0.0602551735937595" calcext:value-type="float">
            <text:p>0.0602551736</text:p>
          </table:table-cell>
          <table:table-cell table:formula="of:=[Datos_Nao.C68]" office:value-type="float" office:value="0.00295982509851456" calcext:value-type="float">
            <text:p>0.0029598251</text:p>
          </table:table-cell>
          <table:table-cell table:formula="of:=[Datos_Nao.D68]" office:value-type="float" office:value="0.0389582440257072" calcext:value-type="float">
            <text:p>0.038958244</text:p>
          </table:table-cell>
          <table:table-cell table:formula="of:=[Datos_Nao.E68]" office:value-type="float" office:value="-0.0616600140929222" calcext:value-type="float">
            <text:p>-0.0616600141</text:p>
          </table:table-cell>
          <table:table-cell table:formula="of:=[Datos_Nao.F68]" office:value-type="float" office:value="0.12119148671627" calcext:value-type="float">
            <text:p>0.1211914867</text:p>
          </table:table-cell>
          <table:table-cell/>
          <table:table-cell table:formula="of:=[Datos_MoCap.A68]" office:value-type="float" office:value="0.011461" calcext:value-type="float">
            <text:p>0.011461</text:p>
          </table:table-cell>
          <table:table-cell table:formula="of:=[Datos_MoCap.B68]" office:value-type="float" office:value="0.067819" calcext:value-type="float">
            <text:p>0.067819</text:p>
          </table:table-cell>
          <table:table-cell table:formula="of:=[Datos_MoCap.C68]" office:value-type="float" office:value="0.199631" calcext:value-type="float">
            <text:p>0.199631</text:p>
          </table:table-cell>
          <table:table-cell table:formula="of:=[Datos_MoCap.D68]" office:value-type="float" office:value="0.002413" calcext:value-type="float">
            <text:p>0.002413</text:p>
          </table:table-cell>
          <table:table-cell table:formula="of:=[Datos_MoCap.F68]" office:value-type="float" office:value="-0.000843" calcext:value-type="float">
            <text:p>-0.000843</text:p>
          </table:table-cell>
          <table:table-cell table:formula="of:=[Datos_MoCap.E68]" office:value-type="float" office:value="-0.062304" calcext:value-type="float">
            <text:p>-0.062304</text:p>
          </table:table-cell>
          <table:table-cell/>
          <table:table-cell table:formula="of:=([.H68]^2)*(0.140024724909833)+([.H68])*(-0.00142725065277068)+(-0.0063459406986214)" office:value-type="float" office:value="-0.00634390553768412" calcext:value-type="float">
            <text:p>-0.0063439055</text:p>
          </table:table-cell>
          <table:table-cell table:formula="of:=([.J68]^2)*(-1.68303778049881)+([.J68])*(0.15665109790632)+(0.10475739737447)" office:value-type="float" office:value="0.0689564886929485" calcext:value-type="float">
            <text:p>0.0689564887</text:p>
          </table:table-cell>
          <table:table-cell table:formula="of:=([.I68]^2)*(-1.84809378419694)+([.I68])*(0.969715893777015)+(-0.0558124189204929)" office:value-type="float" office:value="0.00145258975263515" calcext:value-type="float">
            <text:p>0.0014525898</text:p>
          </table:table-cell>
          <table:table-cell table:formula="of:=[.H68]*-1" office:value-type="float" office:value="-0.011461" calcext:value-type="float">
            <text:p>-0.011461</text:p>
          </table:table-cell>
          <table:table-cell table:formula="of:=[.M68]*-1" office:value-type="float" office:value="0.062304" calcext:value-type="float">
            <text:p>0.062304</text:p>
          </table:table-cell>
          <table:table-cell table:formula="of:=([.K68]^2)*(48.7382423482978)+([.K68])*(0.0643401308833624)+(0.0316411646540839)" office:value-type="float" office:value="0.0320801991689171" calcext:value-type="float">
            <text:p>0.0320801992</text:p>
          </table:table-cell>
          <table:table-cell table:formula="of:=([.M68]^2)*(2.99573212968935)+([.M68])*(-0.0394274132082148)+(-0.010306073088791)" office:value-type="float" office:value="0.00377921074220074" calcext:value-type="float">
            <text:p>0.0037792107</text:p>
          </table:table-cell>
          <table:table-cell table:formula="of:=([.L68]^2)*(-20.9992408223248)+([.L68])*(0.114146130561486)+(0.302895814088881)" office:value-type="float" office:value="0.302784665811326" calcext:value-type="float">
            <text:p>0.3027846658</text:p>
          </table:table-cell>
          <table:table-cell table:number-columns-repeated="1002"/>
        </table:table-row>
        <table:table-row table:style-name="ro1">
          <table:table-cell table:formula="of:=[Datos_Nao.A69]" office:value-type="float" office:value="-0.00210526259616017" calcext:value-type="float">
            <text:p>-0.0021052626</text:p>
          </table:table-cell>
          <table:table-cell table:formula="of:=[Datos_Nao.B69]" office:value-type="float" office:value="0.0603172779083252" calcext:value-type="float">
            <text:p>0.0603172779</text:p>
          </table:table-cell>
          <table:table-cell table:formula="of:=[Datos_Nao.C69]" office:value-type="float" office:value="0.00315572321414947" calcext:value-type="float">
            <text:p>0.0031557232</text:p>
          </table:table-cell>
          <table:table-cell table:formula="of:=[Datos_Nao.D69]" office:value-type="float" office:value="0.0404839813709259" calcext:value-type="float">
            <text:p>0.0404839814</text:p>
          </table:table-cell>
          <table:table-cell table:formula="of:=[Datos_Nao.E69]" office:value-type="float" office:value="-0.0613038279116154" calcext:value-type="float">
            <text:p>-0.0613038279</text:p>
          </table:table-cell>
          <table:table-cell table:formula="of:=[Datos_Nao.F69]" office:value-type="float" office:value="0.121628053486347" calcext:value-type="float">
            <text:p>0.1216280535</text:p>
          </table:table-cell>
          <table:table-cell/>
          <table:table-cell table:formula="of:=[Datos_MoCap.A69]" office:value-type="float" office:value="0.011486" calcext:value-type="float">
            <text:p>0.011486</text:p>
          </table:table-cell>
          <table:table-cell table:formula="of:=[Datos_MoCap.B69]" office:value-type="float" office:value="0.067833" calcext:value-type="float">
            <text:p>0.067833</text:p>
          </table:table-cell>
          <table:table-cell table:formula="of:=[Datos_MoCap.C69]" office:value-type="float" office:value="0.199636" calcext:value-type="float">
            <text:p>0.199636</text:p>
          </table:table-cell>
          <table:table-cell table:formula="of:=[Datos_MoCap.D69]" office:value-type="float" office:value="0.002444" calcext:value-type="float">
            <text:p>0.002444</text:p>
          </table:table-cell>
          <table:table-cell table:formula="of:=[Datos_MoCap.F69]" office:value-type="float" office:value="-0.001006" calcext:value-type="float">
            <text:p>-0.001006</text:p>
          </table:table-cell>
          <table:table-cell table:formula="of:=[Datos_MoCap.E69]" office:value-type="float" office:value="-0.062316" calcext:value-type="float">
            <text:p>-0.062316</text:p>
          </table:table-cell>
          <table:table-cell/>
          <table:table-cell table:formula="of:=([.H69]^2)*(0.140024724909833)+([.H69])*(-0.00142725065277068)+(-0.0063459406986214)" office:value-type="float" office:value="-0.00634386089026637" calcext:value-type="float">
            <text:p>-0.0063438609</text:p>
          </table:table-cell>
          <table:table-cell table:formula="of:=([.J69]^2)*(-1.68303778049881)+([.J69])*(0.15665109790632)+(0.10475739737447)" office:value-type="float" office:value="0.0689539120412106" calcext:value-type="float">
            <text:p>0.068953912</text:p>
          </table:table-cell>
          <table:table-cell table:formula="of:=([.I69]^2)*(-1.84809378419694)+([.I69])*(0.969715893777015)+(-0.0558124189204929)" office:value-type="float" office:value="0.00146265600849584" calcext:value-type="float">
            <text:p>0.001462656</text:p>
          </table:table-cell>
          <table:table-cell table:formula="of:=[.H69]*-1" office:value-type="float" office:value="-0.011486" calcext:value-type="float">
            <text:p>-0.011486</text:p>
          </table:table-cell>
          <table:table-cell table:formula="of:=[.M69]*-1" office:value-type="float" office:value="0.062316" calcext:value-type="float">
            <text:p>0.062316</text:p>
          </table:table-cell>
          <table:table-cell table:formula="of:=([.K69]^2)*(48.7382423482978)+([.K69])*(0.0643401308833624)+(0.0316411646540839)" office:value-type="float" office:value="0.0320895320839102" calcext:value-type="float">
            <text:p>0.0320895321</text:p>
          </table:table-cell>
          <table:table-cell table:formula="of:=([.M69]^2)*(2.99573212968935)+([.M69])*(-0.0394274132082148)+(-0.010306073088791)" office:value-type="float" office:value="0.00378416380881526" calcext:value-type="float">
            <text:p>0.0037841638</text:p>
          </table:table-cell>
          <table:table-cell table:formula="of:=([.L69]^2)*(-20.9992408223248)+([.L69])*(0.114146130561486)+(0.302895814088881)" office:value-type="float" office:value="0.302759731093851" calcext:value-type="float">
            <text:p>0.3027597311</text:p>
          </table:table-cell>
          <table:table-cell table:number-columns-repeated="1002"/>
        </table:table-row>
        <table:table-row table:style-name="ro1">
          <table:table-cell table:formula="of:=[Datos_Nao.A70]" office:value-type="float" office:value="-0.00175715493969619" calcext:value-type="float">
            <text:p>-0.0017571549</text:p>
          </table:table-cell>
          <table:table-cell table:formula="of:=[Datos_Nao.B70]" office:value-type="float" office:value="0.0604387223720551" calcext:value-type="float">
            <text:p>0.0604387224</text:p>
          </table:table-cell>
          <table:table-cell table:formula="of:=[Datos_Nao.C70]" office:value-type="float" office:value="0.00357882305979729" calcext:value-type="float">
            <text:p>0.0035788231</text:p>
          </table:table-cell>
          <table:table-cell table:formula="of:=[Datos_Nao.D70]" office:value-type="float" office:value="0.0436294227838516" calcext:value-type="float">
            <text:p>0.0436294228</text:p>
          </table:table-cell>
          <table:table-cell table:formula="of:=[Datos_Nao.E70]" office:value-type="float" office:value="-0.0602540373802185" calcext:value-type="float">
            <text:p>-0.0602540374</text:p>
          </table:table-cell>
          <table:table-cell table:formula="of:=[Datos_Nao.F70]" office:value-type="float" office:value="0.122604466974735" calcext:value-type="float">
            <text:p>0.122604467</text:p>
          </table:table-cell>
          <table:table-cell/>
          <table:table-cell table:formula="of:=[Datos_MoCap.A70]" office:value-type="float" office:value="0.011498" calcext:value-type="float">
            <text:p>0.011498</text:p>
          </table:table-cell>
          <table:table-cell table:formula="of:=[Datos_MoCap.B70]" office:value-type="float" office:value="0.067843" calcext:value-type="float">
            <text:p>0.067843</text:p>
          </table:table-cell>
          <table:table-cell table:formula="of:=[Datos_MoCap.C70]" office:value-type="float" office:value="0.199636" calcext:value-type="float">
            <text:p>0.199636</text:p>
          </table:table-cell>
          <table:table-cell table:formula="of:=[Datos_MoCap.D70]" office:value-type="float" office:value="0.00245" calcext:value-type="float">
            <text:p>0.00245</text:p>
          </table:table-cell>
          <table:table-cell table:formula="of:=[Datos_MoCap.F70]" office:value-type="float" office:value="-0.00113" calcext:value-type="float">
            <text:p>-0.00113</text:p>
          </table:table-cell>
          <table:table-cell table:formula="of:=[Datos_MoCap.E70]" office:value-type="float" office:value="-0.06234" calcext:value-type="float">
            <text:p>-0.06234</text:p>
          </table:table-cell>
          <table:table-cell/>
          <table:table-cell table:formula="of:=([.H70]^2)*(0.140024724909833)+([.H70])*(-0.00142725065277068)+(-0.0063459406986214)" office:value-type="float" office:value="-0.00634383939733488" calcext:value-type="float">
            <text:p>-0.0063438394</text:p>
          </table:table-cell>
          <table:table-cell table:formula="of:=([.J70]^2)*(-1.68303778049881)+([.J70])*(0.15665109790632)+(0.10475739737447)" office:value-type="float" office:value="0.0689539120412106" calcext:value-type="float">
            <text:p>0.068953912</text:p>
          </table:table-cell>
          <table:table-cell table:formula="of:=([.I70]^2)*(-1.84809378419694)+([.I70])*(0.969715893777015)+(-0.0558124189204929)" office:value-type="float" office:value="0.00146984574771097" calcext:value-type="float">
            <text:p>0.0014698457</text:p>
          </table:table-cell>
          <table:table-cell table:formula="of:=[.H70]*-1" office:value-type="float" office:value="-0.011498" calcext:value-type="float">
            <text:p>-0.011498</text:p>
          </table:table-cell>
          <table:table-cell table:formula="of:=[.M70]*-1" office:value-type="float" office:value="0.06234" calcext:value-type="float">
            <text:p>0.06234</text:p>
          </table:table-cell>
          <table:table-cell table:formula="of:=([.K70]^2)*(48.7382423482978)+([.K70])*(0.0643401308833624)+(0.0316411646540839)" office:value-type="float" office:value="0.0320913492744438" calcext:value-type="float">
            <text:p>0.0320913493</text:p>
          </table:table-cell>
          <table:table-cell table:formula="of:=([.M70]^2)*(2.99573212968935)+([.M70])*(-0.0394274132082148)+(-0.010306073088791)" office:value-type="float" office:value="0.00379407253035687" calcext:value-type="float">
            <text:p>0.0037940725</text:p>
          </table:table-cell>
          <table:table-cell table:formula="of:=([.L70]^2)*(-20.9992408223248)+([.L70])*(0.114146130561486)+(0.302895814088881)" office:value-type="float" office:value="0.30274001503074" calcext:value-type="float">
            <text:p>0.302740015</text:p>
          </table:table-cell>
          <table:table-cell table:number-columns-repeated="1002"/>
        </table:table-row>
        <table:table-row table:style-name="ro1">
          <table:table-cell table:formula="of:=[Datos_Nao.A71]" office:value-type="float" office:value="-0.00158494617789984" calcext:value-type="float">
            <text:p>-0.0015849462</text:p>
          </table:table-cell>
          <table:table-cell table:formula="of:=[Datos_Nao.B71]" office:value-type="float" office:value="0.060497522354126" calcext:value-type="float">
            <text:p>0.0604975224</text:p>
          </table:table-cell>
          <table:table-cell table:formula="of:=[Datos_Nao.C71]" office:value-type="float" office:value="0.00380785763263702" calcext:value-type="float">
            <text:p>0.0038078576</text:p>
          </table:table-cell>
          <table:table-cell table:formula="of:=[Datos_Nao.D71]" office:value-type="float" office:value="0.0452472195029259" calcext:value-type="float">
            <text:p>0.0452472195</text:p>
          </table:table-cell>
          <table:table-cell table:formula="of:=[Datos_Nao.E71]" office:value-type="float" office:value="-0.059565395116806" calcext:value-type="float">
            <text:p>-0.0595653951</text:p>
          </table:table-cell>
          <table:table-cell table:formula="of:=[Datos_Nao.F71]" office:value-type="float" office:value="0.123143747448921" calcext:value-type="float">
            <text:p>0.1231437474</text:p>
          </table:table-cell>
          <table:table-cell/>
          <table:table-cell table:formula="of:=[Datos_MoCap.A71]" office:value-type="float" office:value="0.011518" calcext:value-type="float">
            <text:p>0.011518</text:p>
          </table:table-cell>
          <table:table-cell table:formula="of:=[Datos_MoCap.B71]" office:value-type="float" office:value="0.067835" calcext:value-type="float">
            <text:p>0.067835</text:p>
          </table:table-cell>
          <table:table-cell table:formula="of:=[Datos_MoCap.C71]" office:value-type="float" office:value="0.199636" calcext:value-type="float">
            <text:p>0.199636</text:p>
          </table:table-cell>
          <table:table-cell table:formula="of:=[Datos_MoCap.D71]" office:value-type="float" office:value="0.002328" calcext:value-type="float">
            <text:p>0.002328</text:p>
          </table:table-cell>
          <table:table-cell table:formula="of:=[Datos_MoCap.F71]" office:value-type="float" office:value="-0.001206" calcext:value-type="float">
            <text:p>-0.001206</text:p>
          </table:table-cell>
          <table:table-cell table:formula="of:=[Datos_MoCap.E71]" office:value-type="float" office:value="-0.062366" calcext:value-type="float">
            <text:p>-0.062366</text:p>
          </table:table-cell>
          <table:table-cell/>
          <table:table-cell table:formula="of:=([.H71]^2)*(0.140024724909833)+([.H71])*(-0.00142725065277068)+(-0.0063459406986214)" office:value-type="float" office:value="-0.00634380348616656" calcext:value-type="float">
            <text:p>-0.0063438035</text:p>
          </table:table-cell>
          <table:table-cell table:formula="of:=([.J71]^2)*(-1.68303778049881)+([.J71])*(0.15665109790632)+(0.10475739737447)" office:value-type="float" office:value="0.0689539120412106" calcext:value-type="float">
            <text:p>0.068953912</text:p>
          </table:table-cell>
          <table:table-cell table:formula="of:=([.I71]^2)*(-1.84809378419694)+([.I71])*(0.969715893777015)+(-0.0558124189204929)" office:value-type="float" office:value="0.00146409398590836" calcext:value-type="float">
            <text:p>0.001464094</text:p>
          </table:table-cell>
          <table:table-cell table:formula="of:=[.H71]*-1" office:value-type="float" office:value="-0.011518" calcext:value-type="float">
            <text:p>-0.011518</text:p>
          </table:table-cell>
          <table:table-cell table:formula="of:=[.M71]*-1" office:value-type="float" office:value="0.062366" calcext:value-type="float">
            <text:p>0.062366</text:p>
          </table:table-cell>
          <table:table-cell table:formula="of:=([.K71]^2)*(48.7382423482978)+([.K71])*(0.0643401308833624)+(0.0316411646540839)" office:value-type="float" office:value="0.0320550894771993" calcext:value-type="float">
            <text:p>0.0320550895</text:p>
          </table:table-cell>
          <table:table-cell table:formula="of:=([.M71]^2)*(2.99573212968935)+([.M71])*(-0.0394274132082148)+(-0.010306073088791)" office:value-type="float" office:value="0.00380481087314537" calcext:value-type="float">
            <text:p>0.0038048109</text:p>
          </table:table-cell>
          <table:table-cell table:formula="of:=([.L71]^2)*(-20.9992408223248)+([.L71])*(0.114146130561486)+(0.302895814088881)" office:value-type="float" office:value="0.302727611803599" calcext:value-type="float">
            <text:p>0.3027276118</text:p>
          </table:table-cell>
          <table:table-cell table:number-columns-repeated="1002"/>
        </table:table-row>
        <table:table-row table:style-name="ro1">
          <table:table-cell table:formula="of:=[Datos_Nao.A72]" office:value-type="float" office:value="-0.00124480249360204" calcext:value-type="float">
            <text:p>-0.0012448025</text:p>
          </table:table-cell>
          <table:table-cell table:formula="of:=[Datos_Nao.B72]" office:value-type="float" office:value="0.0606099516153336" calcext:value-type="float">
            <text:p>0.0606099516</text:p>
          </table:table-cell>
          <table:table-cell table:formula="of:=[Datos_Nao.C72]" office:value-type="float" office:value="0.00430544838309288" calcext:value-type="float">
            <text:p>0.0043054484</text:p>
          </table:table-cell>
          <table:table-cell table:formula="of:=[Datos_Nao.D72]" office:value-type="float" office:value="0.0485696271061897" calcext:value-type="float">
            <text:p>0.0485696271</text:p>
          </table:table-cell>
          <table:table-cell table:formula="of:=[Datos_Nao.E72]" office:value-type="float" office:value="-0.057873010635376" calcext:value-type="float">
            <text:p>-0.0578730106</text:p>
          </table:table-cell>
          <table:table-cell table:formula="of:=[Datos_Nao.F72]" office:value-type="float" office:value="0.124322444200516" calcext:value-type="float">
            <text:p>0.1243224442</text:p>
          </table:table-cell>
          <table:table-cell/>
          <table:table-cell table:formula="of:=[Datos_MoCap.A72]" office:value-type="float" office:value="0.011532" calcext:value-type="float">
            <text:p>0.011532</text:p>
          </table:table-cell>
          <table:table-cell table:formula="of:=[Datos_MoCap.B72]" office:value-type="float" office:value="0.067867" calcext:value-type="float">
            <text:p>0.067867</text:p>
          </table:table-cell>
          <table:table-cell table:formula="of:=[Datos_MoCap.C72]" office:value-type="float" office:value="0.199643" calcext:value-type="float">
            <text:p>0.199643</text:p>
          </table:table-cell>
          <table:table-cell table:formula="of:=[Datos_MoCap.D72]" office:value-type="float" office:value="0.002279" calcext:value-type="float">
            <text:p>0.002279</text:p>
          </table:table-cell>
          <table:table-cell table:formula="of:=[Datos_MoCap.F72]" office:value-type="float" office:value="-0.001346" calcext:value-type="float">
            <text:p>-0.001346</text:p>
          </table:table-cell>
          <table:table-cell table:formula="of:=[Datos_MoCap.E72]" office:value-type="float" office:value="-0.062376" calcext:value-type="float">
            <text:p>-0.062376</text:p>
          </table:table-cell>
          <table:table-cell/>
          <table:table-cell table:formula="of:=([.H72]^2)*(0.140024724909833)+([.H72])*(-0.00142725065277068)+(-0.0063459406986214)" office:value-type="float" office:value="-0.00634377828169697" calcext:value-type="float">
            <text:p>-0.0063437783</text:p>
          </table:table-cell>
          <table:table-cell table:formula="of:=([.J72]^2)*(-1.68303778049881)+([.J72])*(0.15665109790632)+(0.10475739737447)" office:value-type="float" office:value="0.0689503045874022" calcext:value-type="float">
            <text:p>0.0689503046</text:p>
          </table:table-cell>
          <table:table-cell table:formula="of:=([.I72]^2)*(-1.84809378419694)+([.I72])*(0.969715893777015)+(-0.0558124189204929)" office:value-type="float" office:value="0.00148709961378273" calcext:value-type="float">
            <text:p>0.0014870996</text:p>
          </table:table-cell>
          <table:table-cell table:formula="of:=[.H72]*-1" office:value-type="float" office:value="-0.011532" calcext:value-type="float">
            <text:p>-0.011532</text:p>
          </table:table-cell>
          <table:table-cell table:formula="of:=[.M72]*-1" office:value-type="float" office:value="0.062376" calcext:value-type="float">
            <text:p>0.062376</text:p>
          </table:table-cell>
          <table:table-cell table:formula="of:=([.K72]^2)*(48.7382423482978)+([.K72])*(0.0643401308833624)+(0.0316411646540839)" office:value-type="float" office:value="0.0320409344937436" calcext:value-type="float">
            <text:p>0.0320409345</text:p>
          </table:table-cell>
          <table:table-cell table:formula="of:=([.M72]^2)*(2.99573212968935)+([.M72])*(-0.0394274132082148)+(-0.010306073088791)" office:value-type="float" office:value="0.00380894208345067" calcext:value-type="float">
            <text:p>0.0038089421</text:p>
          </table:table-cell>
          <table:table-cell table:formula="of:=([.L72]^2)*(-20.9992408223248)+([.L72])*(0.114146130561486)+(0.302895814088881)" office:value-type="float" office:value="0.30270412873656" calcext:value-type="float">
            <text:p>0.3027041287</text:p>
          </table:table-cell>
          <table:table-cell table:number-columns-repeated="1002"/>
        </table:table-row>
        <table:table-row table:style-name="ro1">
          <table:table-cell table:formula="of:=[Datos_Nao.A73]" office:value-type="float" office:value="-0.000911390874534845" calcext:value-type="float">
            <text:p>-0.0009113909</text:p>
          </table:table-cell>
          <table:table-cell table:formula="of:=[Datos_Nao.B73]" office:value-type="float" office:value="0.0607134662568569" calcext:value-type="float">
            <text:p>0.0607134663</text:p>
          </table:table-cell>
          <table:table-cell table:formula="of:=[Datos_Nao.C73]" office:value-type="float" office:value="0.00486187636852264" calcext:value-type="float">
            <text:p>0.0048618764</text:p>
          </table:table-cell>
          <table:table-cell table:formula="of:=[Datos_Nao.D73]" office:value-type="float" office:value="0.0520025528967381" calcext:value-type="float">
            <text:p>0.0520025529</text:p>
          </table:table-cell>
          <table:table-cell table:formula="of:=[Datos_Nao.E73]" office:value-type="float" office:value="-0.0557764656841755" calcext:value-type="float">
            <text:p>-0.0557764657</text:p>
          </table:table-cell>
          <table:table-cell table:formula="of:=[Datos_Nao.F73]" office:value-type="float" office:value="0.125632166862488" calcext:value-type="float">
            <text:p>0.1256321669</text:p>
          </table:table-cell>
          <table:table-cell/>
          <table:table-cell table:formula="of:=[Datos_MoCap.A73]" office:value-type="float" office:value="0.011532" calcext:value-type="float">
            <text:p>0.011532</text:p>
          </table:table-cell>
          <table:table-cell table:formula="of:=[Datos_MoCap.B73]" office:value-type="float" office:value="0.067878" calcext:value-type="float">
            <text:p>0.067878</text:p>
          </table:table-cell>
          <table:table-cell table:formula="of:=[Datos_MoCap.C73]" office:value-type="float" office:value="0.199652" calcext:value-type="float">
            <text:p>0.199652</text:p>
          </table:table-cell>
          <table:table-cell table:formula="of:=[Datos_MoCap.D73]" office:value-type="float" office:value="0.00227" calcext:value-type="float">
            <text:p>0.00227</text:p>
          </table:table-cell>
          <table:table-cell table:formula="of:=[Datos_MoCap.F73]" office:value-type="float" office:value="-0.001398" calcext:value-type="float">
            <text:p>-0.001398</text:p>
          </table:table-cell>
          <table:table-cell table:formula="of:=[Datos_MoCap.E73]" office:value-type="float" office:value="-0.062409" calcext:value-type="float">
            <text:p>-0.062409</text:p>
          </table:table-cell>
          <table:table-cell/>
          <table:table-cell table:formula="of:=([.H73]^2)*(0.140024724909833)+([.H73])*(-0.00142725065277068)+(-0.0063459406986214)" office:value-type="float" office:value="-0.00634377828169697" calcext:value-type="float">
            <text:p>-0.0063437783</text:p>
          </table:table-cell>
          <table:table-cell table:formula="of:=([.J73]^2)*(-1.68303778049881)+([.J73])*(0.15665109790632)+(0.10475739737447)" office:value-type="float" office:value="0.0689456661901483" calcext:value-type="float">
            <text:p>0.0689456662</text:p>
          </table:table-cell>
          <table:table-cell table:formula="of:=([.I73]^2)*(-1.84809378419694)+([.I73])*(0.969715893777015)+(-0.0558124189204929)" office:value-type="float" office:value="0.00149500692421618" calcext:value-type="float">
            <text:p>0.0014950069</text:p>
          </table:table-cell>
          <table:table-cell table:formula="of:=[.H73]*-1" office:value-type="float" office:value="-0.011532" calcext:value-type="float">
            <text:p>-0.011532</text:p>
          </table:table-cell>
          <table:table-cell table:formula="of:=[.M73]*-1" office:value-type="float" office:value="0.062409" calcext:value-type="float">
            <text:p>0.062409</text:p>
          </table:table-cell>
          <table:table-cell table:formula="of:=([.K73]^2)*(48.7382423482978)+([.K73])*(0.0643401308833624)+(0.0316411646540839)" office:value-type="float" office:value="0.0320383600401857" calcext:value-type="float">
            <text:p>0.03203836</text:p>
          </table:table-cell>
          <table:table-cell table:formula="of:=([.M73]^2)*(2.99573212968935)+([.M73])*(-0.0394274132082148)+(-0.010306073088791)" office:value-type="float" office:value="0.00382257932840205" calcext:value-type="float">
            <text:p>0.0038225793</text:p>
          </table:table-cell>
          <table:table-cell table:formula="of:=([.L73]^2)*(-20.9992408223248)+([.L73])*(0.114146130561486)+(0.302895814088881)" office:value-type="float" office:value="0.302695196798096" calcext:value-type="float">
            <text:p>0.3026951968</text:p>
          </table:table-cell>
          <table:table-cell table:number-columns-repeated="1002"/>
        </table:table-row>
        <table:table-row table:style-name="ro1">
          <table:table-cell table:formula="of:=[Datos_Nao.A74]" office:value-type="float" office:value="-0.000747600570321083" calcext:value-type="float">
            <text:p>-0.0007476006</text:p>
          </table:table-cell>
          <table:table-cell table:formula="of:=[Datos_Nao.B74]" office:value-type="float" office:value="0.060761172324419" calcext:value-type="float">
            <text:p>0.0607611723</text:p>
          </table:table-cell>
          <table:table-cell table:formula="of:=[Datos_Nao.C74]" office:value-type="float" office:value="0.00516436621546745" calcext:value-type="float">
            <text:p>0.0051643662</text:p>
          </table:table-cell>
          <table:table-cell table:formula="of:=[Datos_Nao.D74]" office:value-type="float" office:value="0.0537590272724629" calcext:value-type="float">
            <text:p>0.0537590273</text:p>
          </table:table-cell>
          <table:table-cell table:formula="of:=[Datos_Nao.E74]" office:value-type="float" office:value="-0.0545826405286789" calcext:value-type="float">
            <text:p>-0.0545826405</text:p>
          </table:table-cell>
          <table:table-cell table:formula="of:=[Datos_Nao.F74]" office:value-type="float" office:value="0.126335293054581" calcext:value-type="float">
            <text:p>0.1263352931</text:p>
          </table:table-cell>
          <table:table-cell/>
          <table:table-cell table:formula="of:=[Datos_MoCap.A74]" office:value-type="float" office:value="0.011535" calcext:value-type="float">
            <text:p>0.011535</text:p>
          </table:table-cell>
          <table:table-cell table:formula="of:=[Datos_MoCap.B74]" office:value-type="float" office:value="0.067867" calcext:value-type="float">
            <text:p>0.067867</text:p>
          </table:table-cell>
          <table:table-cell table:formula="of:=[Datos_MoCap.C74]" office:value-type="float" office:value="0.199647" calcext:value-type="float">
            <text:p>0.199647</text:p>
          </table:table-cell>
          <table:table-cell table:formula="of:=[Datos_MoCap.D74]" office:value-type="float" office:value="0.00227" calcext:value-type="float">
            <text:p>0.00227</text:p>
          </table:table-cell>
          <table:table-cell table:formula="of:=[Datos_MoCap.F74]" office:value-type="float" office:value="-0.00137" calcext:value-type="float">
            <text:p>-0.00137</text:p>
          </table:table-cell>
          <table:table-cell table:formula="of:=[Datos_MoCap.E74]" office:value-type="float" office:value="-0.062368" calcext:value-type="float">
            <text:p>-0.062368</text:p>
          </table:table-cell>
          <table:table-cell/>
          <table:table-cell table:formula="of:=([.H74]^2)*(0.140024724909833)+([.H74])*(-0.00142725065277068)+(-0.0063459406986214)" office:value-type="float" office:value="-0.00634377287359794" calcext:value-type="float">
            <text:p>-0.0063437729</text:p>
          </table:table-cell>
          <table:table-cell table:formula="of:=([.J74]^2)*(-1.68303778049881)+([.J74])*(0.15665109790632)+(0.10475739737447)" office:value-type="float" office:value="0.0689482431111723" calcext:value-type="float">
            <text:p>0.0689482431</text:p>
          </table:table-cell>
          <table:table-cell table:formula="of:=([.I74]^2)*(-1.84809378419694)+([.I74])*(0.969715893777015)+(-0.0558124189204929)" office:value-type="float" office:value="0.00148709961378273" calcext:value-type="float">
            <text:p>0.0014870996</text:p>
          </table:table-cell>
          <table:table-cell table:formula="of:=[.H74]*-1" office:value-type="float" office:value="-0.011535" calcext:value-type="float">
            <text:p>-0.011535</text:p>
          </table:table-cell>
          <table:table-cell table:formula="of:=[.M74]*-1" office:value-type="float" office:value="0.062368" calcext:value-type="float">
            <text:p>0.062368</text:p>
          </table:table-cell>
          <table:table-cell table:formula="of:=([.K74]^2)*(48.7382423482978)+([.K74])*(0.0643401308833624)+(0.0316411646540839)" office:value-type="float" office:value="0.0320383600401857" calcext:value-type="float">
            <text:p>0.03203836</text:p>
          </table:table-cell>
          <table:table-cell table:formula="of:=([.M74]^2)*(2.99573212968935)+([.M74])*(-0.0394274132082148)+(-0.010306073088791)" office:value-type="float" office:value="0.00380563706727472" calcext:value-type="float">
            <text:p>0.0038056371</text:p>
          </table:table-cell>
          <table:table-cell table:formula="of:=([.L74]^2)*(-20.9992408223248)+([.L74])*(0.114146130561486)+(0.302895814088881)" office:value-type="float" office:value="0.302700020414912" calcext:value-type="float">
            <text:p>0.3027000204</text:p>
          </table:table-cell>
          <table:table-cell table:number-columns-repeated="1002"/>
        </table:table-row>
        <table:table-row table:style-name="ro1">
          <table:table-cell table:formula="of:=[Datos_Nao.A75]" office:value-type="float" office:value="-0.000426524318754673" calcext:value-type="float">
            <text:p>-0.0004265243</text:p>
          </table:table-cell>
          <table:table-cell table:formula="of:=[Datos_Nao.B75]" office:value-type="float" office:value="0.0608470104634762" calcext:value-type="float">
            <text:p>0.0608470105</text:p>
          </table:table-cell>
          <table:table-cell table:formula="of:=[Datos_Nao.C75]" office:value-type="float" office:value="0.00582230463624001" calcext:value-type="float">
            <text:p>0.0058223046</text:p>
          </table:table-cell>
          <table:table-cell table:formula="of:=[Datos_Nao.D75]" office:value-type="float" office:value="0.0573490187525749" calcext:value-type="float">
            <text:p>0.0573490188</text:p>
          </table:table-cell>
          <table:table-cell table:formula="of:=[Datos_Nao.E75]" office:value-type="float" office:value="-0.0519159436225891" calcext:value-type="float">
            <text:p>-0.0519159436</text:p>
          </table:table-cell>
          <table:table-cell table:formula="of:=[Datos_Nao.F75]" office:value-type="float" office:value="0.127835676074028" calcext:value-type="float">
            <text:p>0.1278356761</text:p>
          </table:table-cell>
          <table:table-cell/>
          <table:table-cell table:formula="of:=[Datos_MoCap.A75]" office:value-type="float" office:value="0.011537" calcext:value-type="float">
            <text:p>0.011537</text:p>
          </table:table-cell>
          <table:table-cell table:formula="of:=[Datos_MoCap.B75]" office:value-type="float" office:value="0.067863" calcext:value-type="float">
            <text:p>0.067863</text:p>
          </table:table-cell>
          <table:table-cell table:formula="of:=[Datos_MoCap.C75]" office:value-type="float" office:value="0.199669" calcext:value-type="float">
            <text:p>0.199669</text:p>
          </table:table-cell>
          <table:table-cell table:formula="of:=[Datos_MoCap.D75]" office:value-type="float" office:value="0.002235" calcext:value-type="float">
            <text:p>0.002235</text:p>
          </table:table-cell>
          <table:table-cell table:formula="of:=[Datos_MoCap.F75]" office:value-type="float" office:value="-0.001324" calcext:value-type="float">
            <text:p>-0.001324</text:p>
          </table:table-cell>
          <table:table-cell table:formula="of:=[Datos_MoCap.E75]" office:value-type="float" office:value="-0.062346" calcext:value-type="float">
            <text:p>-0.062346</text:p>
          </table:table-cell>
          <table:table-cell/>
          <table:table-cell table:formula="of:=([.H75]^2)*(0.140024724909833)+([.H75])*(-0.00142725065277068)+(-0.0063459406986214)" office:value-type="float" office:value="-0.00634376926679834" calcext:value-type="float">
            <text:p>-0.0063437693</text:p>
          </table:table-cell>
          <table:table-cell table:formula="of:=([.J75]^2)*(-1.68303778049881)+([.J75])*(0.15665109790632)+(0.10475739737447)" office:value-type="float" office:value="0.0689369040292104" calcext:value-type="float">
            <text:p>0.068936904</text:p>
          </table:table-cell>
          <table:table-cell table:formula="of:=([.I75]^2)*(-1.84809378419694)+([.I75])*(0.969715893777015)+(-0.0558124189204929)" office:value-type="float" office:value="0.00148422411728494" calcext:value-type="float">
            <text:p>0.0014842241</text:p>
          </table:table-cell>
          <table:table-cell table:formula="of:=[.H75]*-1" office:value-type="float" office:value="-0.011537" calcext:value-type="float">
            <text:p>-0.011537</text:p>
          </table:table-cell>
          <table:table-cell table:formula="of:=[.M75]*-1" office:value-type="float" office:value="0.062346" calcext:value-type="float">
            <text:p>0.062346</text:p>
          </table:table-cell>
          <table:table-cell table:formula="of:=([.K75]^2)*(48.7382423482978)+([.K75])*(0.0643401308833624)+(0.0316411646540839)" office:value-type="float" office:value="0.0320284233332425" calcext:value-type="float">
            <text:p>0.0320284233</text:p>
          </table:table-cell>
          <table:table-cell table:formula="of:=([.M75]^2)*(2.99573212968935)+([.M75])*(-0.0394274132082148)+(-0.010306073088791)" office:value-type="float" office:value="0.00379655024997405" calcext:value-type="float">
            <text:p>0.0037965502</text:p>
          </table:table-cell>
          <table:table-cell table:formula="of:=([.L75]^2)*(-20.9992408223248)+([.L75])*(0.114146130561486)+(0.302895814088881)" office:value-type="float" office:value="0.302707873446838" calcext:value-type="float">
            <text:p>0.3027078734</text:p>
          </table:table-cell>
          <table:table-cell table:number-columns-repeated="1002"/>
        </table:table-row>
        <table:table-row table:style-name="ro1">
          <table:table-cell table:formula="of:=[Datos_Nao.A76]" office:value-type="float" office:value="-0.000269608455710113" calcext:value-type="float">
            <text:p>-0.0002696085</text:p>
          </table:table-cell>
          <table:table-cell table:formula="of:=[Datos_Nao.B76]" office:value-type="float" office:value="0.0608845874667168" calcext:value-type="float">
            <text:p>0.0608845875</text:p>
          </table:table-cell>
          <table:table-cell table:formula="of:=[Datos_Nao.C76]" office:value-type="float" office:value="0.00617948547005654" calcext:value-type="float">
            <text:p>0.0061794855</text:p>
          </table:table-cell>
          <table:table-cell table:formula="of:=[Datos_Nao.D76]" office:value-type="float" office:value="0.0591813884675503" calcext:value-type="float">
            <text:p>0.0591813885</text:p>
          </table:table-cell>
          <table:table-cell table:formula="of:=[Datos_Nao.E76]" office:value-type="float" office:value="-0.0504478476941586" calcext:value-type="float">
            <text:p>-0.0504478477</text:p>
          </table:table-cell>
          <table:table-cell table:formula="of:=[Datos_Nao.F76]" office:value-type="float" office:value="0.12863227725029" calcext:value-type="float">
            <text:p>0.1286322773</text:p>
          </table:table-cell>
          <table:table-cell/>
          <table:table-cell table:formula="of:=[Datos_MoCap.A76]" office:value-type="float" office:value="0.011533" calcext:value-type="float">
            <text:p>0.011533</text:p>
          </table:table-cell>
          <table:table-cell table:formula="of:=[Datos_MoCap.B76]" office:value-type="float" office:value="0.067868" calcext:value-type="float">
            <text:p>0.067868</text:p>
          </table:table-cell>
          <table:table-cell table:formula="of:=[Datos_MoCap.C76]" office:value-type="float" office:value="0.199665" calcext:value-type="float">
            <text:p>0.199665</text:p>
          </table:table-cell>
          <table:table-cell table:formula="of:=[Datos_MoCap.D76]" office:value-type="float" office:value="0.002405" calcext:value-type="float">
            <text:p>0.002405</text:p>
          </table:table-cell>
          <table:table-cell table:formula="of:=[Datos_MoCap.F76]" office:value-type="float" office:value="-0.001354" calcext:value-type="float">
            <text:p>-0.001354</text:p>
          </table:table-cell>
          <table:table-cell table:formula="of:=[Datos_MoCap.E76]" office:value-type="float" office:value="-0.062374" calcext:value-type="float">
            <text:p>-0.062374</text:p>
          </table:table-cell>
          <table:table-cell/>
          <table:table-cell table:formula="of:=([.H76]^2)*(0.140024724909833)+([.H76])*(-0.00142725065277068)+(-0.0063459406986214)" office:value-type="float" office:value="-0.00634377647927735" calcext:value-type="float">
            <text:p>-0.0063437765</text:p>
          </table:table-cell>
          <table:table-cell table:formula="of:=([.J76]^2)*(-1.68303778049881)+([.J76])*(0.15665109790632)+(0.10475739737447)" office:value-type="float" office:value="0.0689389658016549" calcext:value-type="float">
            <text:p>0.0689389658</text:p>
          </table:table-cell>
          <table:table-cell table:formula="of:=([.I76]^2)*(-1.84809378419694)+([.I76])*(0.969715893777015)+(-0.0558124189204929)" office:value-type="float" office:value="0.00148781847866671" calcext:value-type="float">
            <text:p>0.0014878185</text:p>
          </table:table-cell>
          <table:table-cell table:formula="of:=[.H76]*-1" office:value-type="float" office:value="-0.011533" calcext:value-type="float">
            <text:p>-0.011533</text:p>
          </table:table-cell>
          <table:table-cell table:formula="of:=[.M76]*-1" office:value-type="float" office:value="0.062374" calcext:value-type="float">
            <text:p>0.062374</text:p>
          </table:table-cell>
          <table:table-cell table:formula="of:=([.K76]^2)*(48.7382423482978)+([.K76])*(0.0643401308833624)+(0.0316411646540839)" office:value-type="float" office:value="0.032077805881057" calcext:value-type="float">
            <text:p>0.0320778059</text:p>
          </table:table-cell>
          <table:table-cell table:formula="of:=([.M76]^2)*(2.99573212968935)+([.M76])*(-0.0394274132082148)+(-0.010306073088791)" office:value-type="float" office:value="0.0038081157934579" calcext:value-type="float">
            <text:p>0.0038081158</text:p>
          </table:table-cell>
          <table:table-cell table:formula="of:=([.L76]^2)*(-20.9992408223248)+([.L76])*(0.114146130561486)+(0.302895814088881)" office:value-type="float" office:value="0.302702761983913" calcext:value-type="float">
            <text:p>0.302702762</text:p>
          </table:table-cell>
          <table:table-cell table:number-columns-repeated="1002"/>
        </table:table-row>
        <table:table-row table:style-name="ro1">
          <table:table-cell table:formula="of:=[Datos_Nao.A77]" office:value-type="float" office:value="0.000184749136678875" calcext:value-type="float">
            <text:p>0.0001847491</text:p>
          </table:table-cell>
          <table:table-cell table:formula="of:=[Datos_Nao.B77]" office:value-type="float" office:value="0.0609724558889866" calcext:value-type="float">
            <text:p>0.0609724559</text:p>
          </table:table-cell>
          <table:table-cell table:formula="of:=[Datos_Nao.C77]" office:value-type="float" office:value="0.00737312436103821" calcext:value-type="float">
            <text:p>0.0073731244</text:p>
          </table:table-cell>
          <table:table-cell table:formula="of:=[Datos_Nao.D77]" office:value-type="float" office:value="0.0648223757743835" calcext:value-type="float">
            <text:p>0.0648223758</text:p>
          </table:table-cell>
          <table:table-cell table:formula="of:=[Datos_Nao.E77]" office:value-type="float" office:value="-0.0455324910581112" calcext:value-type="float">
            <text:p>-0.0455324911</text:p>
          </table:table-cell>
          <table:table-cell table:formula="of:=[Datos_Nao.F77]" office:value-type="float" office:value="0.131201907992363" calcext:value-type="float">
            <text:p>0.131201908</text:p>
          </table:table-cell>
          <table:table-cell/>
          <table:table-cell table:formula="of:=[Datos_MoCap.A77]" office:value-type="float" office:value="0.011519" calcext:value-type="float">
            <text:p>0.011519</text:p>
          </table:table-cell>
          <table:table-cell table:formula="of:=[Datos_MoCap.B77]" office:value-type="float" office:value="0.06785" calcext:value-type="float">
            <text:p>0.06785</text:p>
          </table:table-cell>
          <table:table-cell table:formula="of:=[Datos_MoCap.C77]" office:value-type="float" office:value="0.199651" calcext:value-type="float">
            <text:p>0.199651</text:p>
          </table:table-cell>
          <table:table-cell table:formula="of:=[Datos_MoCap.D77]" office:value-type="float" office:value="0.002387" calcext:value-type="float">
            <text:p>0.002387</text:p>
          </table:table-cell>
          <table:table-cell table:formula="of:=[Datos_MoCap.F77]" office:value-type="float" office:value="-0.001263" calcext:value-type="float">
            <text:p>-0.001263</text:p>
          </table:table-cell>
          <table:table-cell table:formula="of:=[Datos_MoCap.E77]" office:value-type="float" office:value="-0.062353" calcext:value-type="float">
            <text:p>-0.062353</text:p>
          </table:table-cell>
          <table:table-cell/>
          <table:table-cell table:formula="of:=([.H77]^2)*(0.140024724909833)+([.H77])*(-0.00142725065277068)+(-0.0063459406986214)" office:value-type="float" office:value="-0.00634380168766763" calcext:value-type="float">
            <text:p>-0.0063438017</text:p>
          </table:table-cell>
          <table:table-cell table:formula="of:=([.J77]^2)*(-1.68303778049881)+([.J77])*(0.15665109790632)+(0.10475739737447)" office:value-type="float" office:value="0.0689461815810852" calcext:value-type="float">
            <text:p>0.0689461816</text:p>
          </table:table-cell>
          <table:table-cell table:formula="of:=([.I77]^2)*(-1.84809378419694)+([.I77])*(0.969715893777015)+(-0.0558124189204929)" office:value-type="float" office:value="0.0014748783452384" calcext:value-type="float">
            <text:p>0.0014748783</text:p>
          </table:table-cell>
          <table:table-cell table:formula="of:=[.H77]*-1" office:value-type="float" office:value="-0.011519" calcext:value-type="float">
            <text:p>-0.011519</text:p>
          </table:table-cell>
          <table:table-cell table:formula="of:=[.M77]*-1" office:value-type="float" office:value="0.062353" calcext:value-type="float">
            <text:p>0.062353</text:p>
          </table:table-cell>
          <table:table-cell table:formula="of:=([.K77]^2)*(48.7382423482978)+([.K77])*(0.0643401308833624)+(0.0316411646540839)" office:value-type="float" office:value="0.0320724437928691" calcext:value-type="float">
            <text:p>0.0320724438</text:p>
          </table:table-cell>
          <table:table-cell table:formula="of:=([.M77]^2)*(2.99573212968935)+([.M77])*(-0.0394274132082148)+(-0.010306073088791)" office:value-type="float" office:value="0.00379944119547239" calcext:value-type="float">
            <text:p>0.0037994412</text:p>
          </table:table-cell>
          <table:table-cell table:formula="of:=([.L77]^2)*(-20.9992408223248)+([.L77])*(0.114146130561486)+(0.302895814088881)" office:value-type="float" office:value="0.302718150187999" calcext:value-type="float">
            <text:p>0.3027181502</text:p>
          </table:table-cell>
          <table:table-cell table:number-columns-repeated="1002"/>
        </table:table-row>
        <table:table-row table:style-name="ro1">
          <table:table-cell table:formula="of:=[Datos_Nao.A78]" office:value-type="float" office:value="0.000472328392788768" calcext:value-type="float">
            <text:p>0.0004723284</text:p>
          </table:table-cell>
          <table:table-cell table:formula="of:=[Datos_Nao.B78]" office:value-type="float" office:value="0.0610076114535332" calcext:value-type="float">
            <text:p>0.0610076115</text:p>
          </table:table-cell>
          <table:table-cell table:formula="of:=[Datos_Nao.C78]" office:value-type="float" office:value="0.00827841088175774" calcext:value-type="float">
            <text:p>0.0082784109</text:p>
          </table:table-cell>
          <table:table-cell table:formula="of:=[Datos_Nao.D78]" office:value-type="float" office:value="0.0686977282166481" calcext:value-type="float">
            <text:p>0.0686977282</text:p>
          </table:table-cell>
          <table:table-cell table:formula="of:=[Datos_Nao.E78]" office:value-type="float" office:value="-0.0418534316122532" calcext:value-type="float">
            <text:p>-0.0418534316</text:p>
          </table:table-cell>
          <table:table-cell table:formula="of:=[Datos_Nao.F78]" office:value-type="float" office:value="0.133060470223427" calcext:value-type="float">
            <text:p>0.1330604702</text:p>
          </table:table-cell>
          <table:table-cell/>
          <table:table-cell table:formula="of:=[Datos_MoCap.A78]" office:value-type="float" office:value="0.011504" calcext:value-type="float">
            <text:p>0.011504</text:p>
          </table:table-cell>
          <table:table-cell table:formula="of:=[Datos_MoCap.B78]" office:value-type="float" office:value="0.067835" calcext:value-type="float">
            <text:p>0.067835</text:p>
          </table:table-cell>
          <table:table-cell table:formula="of:=[Datos_MoCap.C78]" office:value-type="float" office:value="0.199654" calcext:value-type="float">
            <text:p>0.199654</text:p>
          </table:table-cell>
          <table:table-cell table:formula="of:=[Datos_MoCap.D78]" office:value-type="float" office:value="0.002467" calcext:value-type="float">
            <text:p>0.002467</text:p>
          </table:table-cell>
          <table:table-cell table:formula="of:=[Datos_MoCap.F78]" office:value-type="float" office:value="-0.001137" calcext:value-type="float">
            <text:p>-0.001137</text:p>
          </table:table-cell>
          <table:table-cell table:formula="of:=[Datos_MoCap.E78]" office:value-type="float" office:value="-0.062357" calcext:value-type="float">
            <text:p>-0.062357</text:p>
          </table:table-cell>
          <table:table-cell/>
          <table:table-cell table:formula="of:=([.H78]^2)*(0.140024724909833)+([.H78])*(-0.00142725065277068)+(-0.0063459406986214)" office:value-type="float" office:value="-0.00634382863574646" calcext:value-type="float">
            <text:p>-0.0063438286</text:p>
          </table:table-cell>
          <table:table-cell table:formula="of:=([.J78]^2)*(-1.68303778049881)+([.J78])*(0.15665109790632)+(0.10475739737447)" office:value-type="float" office:value="0.0689446353981761" calcext:value-type="float">
            <text:p>0.0689446354</text:p>
          </table:table-cell>
          <table:table-cell table:formula="of:=([.I78]^2)*(-1.84809378419694)+([.I78])*(0.969715893777015)+(-0.0558124189204929)" office:value-type="float" office:value="0.00146409398590836" calcext:value-type="float">
            <text:p>0.001464094</text:p>
          </table:table-cell>
          <table:table-cell table:formula="of:=[.H78]*-1" office:value-type="float" office:value="-0.011504" calcext:value-type="float">
            <text:p>-0.011504</text:p>
          </table:table-cell>
          <table:table-cell table:formula="of:=[.M78]*-1" office:value-type="float" office:value="0.062357" calcext:value-type="float">
            <text:p>0.062357</text:p>
          </table:table-cell>
          <table:table-cell table:formula="of:=([.K78]^2)*(48.7382423482978)+([.K78])*(0.0643401308833624)+(0.0316411646540839)" office:value-type="float" office:value="0.0320965170376085" calcext:value-type="float">
            <text:p>0.032096517</text:p>
          </table:table-cell>
          <table:table-cell table:formula="of:=([.M78]^2)*(2.99573212968935)+([.M78])*(-0.0394274132082148)+(-0.010306073088791)" office:value-type="float" office:value="0.00380109329614079" calcext:value-type="float">
            <text:p>0.0038010933</text:p>
          </table:table-cell>
          <table:table-cell table:formula="of:=([.L78]^2)*(-20.9992408223248)+([.L78])*(0.114146130561486)+(0.302895814088881)" office:value-type="float" office:value="0.302738882770874" calcext:value-type="float">
            <text:p>0.3027388828</text:p>
          </table:table-cell>
          <table:table-cell table:number-columns-repeated="1002"/>
        </table:table-row>
        <table:table-row table:style-name="ro1">
          <table:table-cell table:formula="of:=[Datos_Nao.A79]" office:value-type="float" office:value="0.000611041090451181" calcext:value-type="float">
            <text:p>0.0006110411</text:p>
          </table:table-cell>
          <table:table-cell table:formula="of:=[Datos_Nao.B79]" office:value-type="float" office:value="0.0610173642635346" calcext:value-type="float">
            <text:p>0.0610173643</text:p>
          </table:table-cell>
          <table:table-cell table:formula="of:=[Datos_Nao.C79]" office:value-type="float" office:value="0.00876588746905327" calcext:value-type="float">
            <text:p>0.0087658875</text:p>
          </table:table-cell>
          <table:table-cell table:formula="of:=[Datos_Nao.D79]" office:value-type="float" office:value="0.0706684067845345" calcext:value-type="float">
            <text:p>0.0706684068</text:p>
          </table:table-cell>
          <table:table-cell table:formula="of:=[Datos_Nao.E79]" office:value-type="float" office:value="-0.0399003736674786" calcext:value-type="float">
            <text:p>-0.0399003737</text:p>
          </table:table-cell>
          <table:table-cell table:formula="of:=[Datos_Nao.F79]" office:value-type="float" office:value="0.134032100439072" calcext:value-type="float">
            <text:p>0.1340321004</text:p>
          </table:table-cell>
          <table:table-cell/>
          <table:table-cell table:formula="of:=[Datos_MoCap.A79]" office:value-type="float" office:value="0.011495" calcext:value-type="float">
            <text:p>0.011495</text:p>
          </table:table-cell>
          <table:table-cell table:formula="of:=[Datos_MoCap.B79]" office:value-type="float" office:value="0.067843" calcext:value-type="float">
            <text:p>0.067843</text:p>
          </table:table-cell>
          <table:table-cell table:formula="of:=[Datos_MoCap.C79]" office:value-type="float" office:value="0.19966" calcext:value-type="float">
            <text:p>0.19966</text:p>
          </table:table-cell>
          <table:table-cell table:formula="of:=[Datos_MoCap.D79]" office:value-type="float" office:value="0.002465" calcext:value-type="float">
            <text:p>0.002465</text:p>
          </table:table-cell>
          <table:table-cell table:formula="of:=[Datos_MoCap.F79]" office:value-type="float" office:value="-0.001093" calcext:value-type="float">
            <text:p>-0.001093</text:p>
          </table:table-cell>
          <table:table-cell table:formula="of:=[Datos_MoCap.E79]" office:value-type="float" office:value="-0.062381" calcext:value-type="float">
            <text:p>-0.062381</text:p>
          </table:table-cell>
          <table:table-cell/>
          <table:table-cell table:formula="of:=([.H79]^2)*(0.140024724909833)+([.H79])*(-0.00142725065277068)+(-0.0063459406986214)" office:value-type="float" office:value="-0.00634384477434842" calcext:value-type="float">
            <text:p>-0.0063438448</text:p>
          </table:table-cell>
          <table:table-cell table:formula="of:=([.J79]^2)*(-1.68303778049881)+([.J79])*(0.15665109790632)+(0.10475739737447)" office:value-type="float" office:value="0.0689415429414739" calcext:value-type="float">
            <text:p>0.0689415429</text:p>
          </table:table-cell>
          <table:table-cell table:formula="of:=([.I79]^2)*(-1.84809378419694)+([.I79])*(0.969715893777015)+(-0.0558124189204929)" office:value-type="float" office:value="0.00146984574771097" calcext:value-type="float">
            <text:p>0.0014698457</text:p>
          </table:table-cell>
          <table:table-cell table:formula="of:=[.H79]*-1" office:value-type="float" office:value="-0.011495" calcext:value-type="float">
            <text:p>-0.011495</text:p>
          </table:table-cell>
          <table:table-cell table:formula="of:=[.M79]*-1" office:value-type="float" office:value="0.062381" calcext:value-type="float">
            <text:p>0.062381</text:p>
          </table:table-cell>
          <table:table-cell table:formula="of:=([.K79]^2)*(48.7382423482978)+([.K79])*(0.0643401308833624)+(0.0316411646540839)" office:value-type="float" office:value="0.0320959076033242" calcext:value-type="float">
            <text:p>0.0320959076</text:p>
          </table:table-cell>
          <table:table-cell table:formula="of:=([.M79]^2)*(2.99573212968935)+([.M79])*(-0.0394274132082148)+(-0.010306073088791)" office:value-type="float" office:value="0.00381100791328323" calcext:value-type="float">
            <text:p>0.0038110079</text:p>
          </table:table-cell>
          <table:table-cell table:formula="of:=([.L79]^2)*(-20.9992408223248)+([.L79])*(0.114146130561486)+(0.302895814088881)" office:value-type="float" office:value="0.302745965646128" calcext:value-type="float">
            <text:p>0.3027459656</text:p>
          </table:table-cell>
          <table:table-cell table:number-columns-repeated="1002"/>
        </table:table-row>
        <table:table-row table:style-name="ro1">
          <table:table-cell table:formula="of:=[Datos_Nao.A80]" office:value-type="float" office:value="0.000877406215295196" calcext:value-type="float">
            <text:p>0.0008774062</text:p>
          </table:table-cell>
          <table:table-cell table:formula="of:=[Datos_Nao.B80]" office:value-type="float" office:value="0.0610199980437756" calcext:value-type="float">
            <text:p>0.061019998</text:p>
          </table:table-cell>
          <table:table-cell table:formula="of:=[Datos_Nao.C80]" office:value-type="float" office:value="0.00981362536549568" calcext:value-type="float">
            <text:p>0.0098136254</text:p>
          </table:table-cell>
          <table:table-cell table:formula="of:=[Datos_Nao.D80]" office:value-type="float" office:value="0.0746731981635094" calcext:value-type="float">
            <text:p>0.0746731982</text:p>
          </table:table-cell>
          <table:table-cell table:formula="of:=[Datos_Nao.E80]" office:value-type="float" office:value="-0.0357784144580364" calcext:value-type="float">
            <text:p>-0.0357784145</text:p>
          </table:table-cell>
          <table:table-cell table:formula="of:=[Datos_Nao.F80]" office:value-type="float" office:value="0.136057198047638" calcext:value-type="float">
            <text:p>0.136057198</text:p>
          </table:table-cell>
          <table:table-cell/>
          <table:table-cell table:formula="of:=[Datos_MoCap.A80]" office:value-type="float" office:value="0.011476" calcext:value-type="float">
            <text:p>0.011476</text:p>
          </table:table-cell>
          <table:table-cell table:formula="of:=[Datos_MoCap.B80]" office:value-type="float" office:value="0.067839" calcext:value-type="float">
            <text:p>0.067839</text:p>
          </table:table-cell>
          <table:table-cell table:formula="of:=[Datos_MoCap.C80]" office:value-type="float" office:value="0.199652" calcext:value-type="float">
            <text:p>0.199652</text:p>
          </table:table-cell>
          <table:table-cell table:formula="of:=[Datos_MoCap.D80]" office:value-type="float" office:value="0.002479" calcext:value-type="float">
            <text:p>0.002479</text:p>
          </table:table-cell>
          <table:table-cell table:formula="of:=[Datos_MoCap.F80]" office:value-type="float" office:value="-0.000975" calcext:value-type="float">
            <text:p>-0.000975</text:p>
          </table:table-cell>
          <table:table-cell table:formula="of:=[Datos_MoCap.E80]" office:value-type="float" office:value="-0.062377" calcext:value-type="float">
            <text:p>-0.062377</text:p>
          </table:table-cell>
          <table:table-cell/>
          <table:table-cell table:formula="of:=([.H80]^2)*(0.140024724909833)+([.H80])*(-0.00142725065277068)+(-0.0063459406986214)" office:value-type="float" office:value="-0.00634387877023718" calcext:value-type="float">
            <text:p>-0.0063438788</text:p>
          </table:table-cell>
          <table:table-cell table:formula="of:=([.J80]^2)*(-1.68303778049881)+([.J80])*(0.15665109790632)+(0.10475739737447)" office:value-type="float" office:value="0.0689456661901483" calcext:value-type="float">
            <text:p>0.0689456662</text:p>
          </table:table-cell>
          <table:table-cell table:formula="of:=([.I80]^2)*(-1.84809378419694)+([.I80])*(0.969715893777015)+(-0.0558124189204929)" office:value-type="float" office:value="0.00146696989637917" calcext:value-type="float">
            <text:p>0.0014669699</text:p>
          </table:table-cell>
          <table:table-cell table:formula="of:=[.H80]*-1" office:value-type="float" office:value="-0.011476" calcext:value-type="float">
            <text:p>-0.011476</text:p>
          </table:table-cell>
          <table:table-cell table:formula="of:=[.M80]*-1" office:value-type="float" office:value="0.062377" calcext:value-type="float">
            <text:p>0.062377</text:p>
          </table:table-cell>
          <table:table-cell table:formula="of:=([.K80]^2)*(48.7382423482978)+([.K80])*(0.0643401308833624)+(0.0316411646540839)" office:value-type="float" office:value="0.0321001818313389" calcext:value-type="float">
            <text:p>0.0321001818</text:p>
          </table:table-cell>
          <table:table-cell table:formula="of:=([.M80]^2)*(2.99573212968935)+([.M80])*(-0.0394274132082148)+(-0.010306073088791)" office:value-type="float" office:value="0.00380935523743425" calcext:value-type="float">
            <text:p>0.0038093552</text:p>
          </table:table-cell>
          <table:table-cell table:formula="of:=([.L80]^2)*(-20.9992408223248)+([.L80])*(0.114146130561486)+(0.302895814088881)" office:value-type="float" office:value="0.302764559208277" calcext:value-type="float">
            <text:p>0.3027645592</text:p>
          </table:table-cell>
          <table:table-cell table:number-columns-repeated="1002"/>
        </table:table-row>
        <table:table-row table:style-name="ro1">
          <table:table-cell table:formula="of:=[Datos_Nao.A81]" office:value-type="float" office:value="0.00112796167377383" calcext:value-type="float">
            <text:p>0.0011279617</text:p>
          </table:table-cell>
          <table:table-cell table:formula="of:=[Datos_Nao.B81]" office:value-type="float" office:value="0.0609985068440437" calcext:value-type="float">
            <text:p>0.0609985068</text:p>
          </table:table-cell>
          <table:table-cell table:formula="of:=[Datos_Nao.C81]" office:value-type="float" office:value="0.0109619833528996" calcext:value-type="float">
            <text:p>0.0109619834</text:p>
          </table:table-cell>
          <table:table-cell table:formula="of:=[Datos_Nao.D81]" office:value-type="float" office:value="0.0787592753767967" calcext:value-type="float">
            <text:p>0.0787592754</text:p>
          </table:table-cell>
          <table:table-cell table:formula="of:=[Datos_Nao.E81]" office:value-type="float" office:value="-0.0313845053315163" calcext:value-type="float">
            <text:p>-0.0313845053</text:p>
          </table:table-cell>
          <table:table-cell table:formula="of:=[Datos_Nao.F81]" office:value-type="float" office:value="0.138188511133194" calcext:value-type="float">
            <text:p>0.1381885111</text:p>
          </table:table-cell>
          <table:table-cell/>
          <table:table-cell table:formula="of:=[Datos_MoCap.A81]" office:value-type="float" office:value="0.011437" calcext:value-type="float">
            <text:p>0.011437</text:p>
          </table:table-cell>
          <table:table-cell table:formula="of:=[Datos_MoCap.B81]" office:value-type="float" office:value="0.067801" calcext:value-type="float">
            <text:p>0.067801</text:p>
          </table:table-cell>
          <table:table-cell table:formula="of:=[Datos_MoCap.C81]" office:value-type="float" office:value="0.199673" calcext:value-type="float">
            <text:p>0.199673</text:p>
          </table:table-cell>
          <table:table-cell table:formula="of:=[Datos_MoCap.D81]" office:value-type="float" office:value="0.00263" calcext:value-type="float">
            <text:p>0.00263</text:p>
          </table:table-cell>
          <table:table-cell table:formula="of:=[Datos_MoCap.F81]" office:value-type="float" office:value="-0.000621" calcext:value-type="float">
            <text:p>-0.000621</text:p>
          </table:table-cell>
          <table:table-cell table:formula="of:=[Datos_MoCap.E81]" office:value-type="float" office:value="-0.062293" calcext:value-type="float">
            <text:p>-0.062293</text:p>
          </table:table-cell>
          <table:table-cell/>
          <table:table-cell table:formula="of:=([.H81]^2)*(0.140024724909833)+([.H81])*(-0.00142725065277068)+(-0.0063459406986214)" office:value-type="float" office:value="-0.00634394823453607" calcext:value-type="float">
            <text:p>-0.0063439482</text:p>
          </table:table-cell>
          <table:table-cell table:formula="of:=([.J81]^2)*(-1.68303778049881)+([.J81])*(0.15665109790632)+(0.10475739737447)" office:value-type="float" office:value="0.0689348422029086" calcext:value-type="float">
            <text:p>0.0689348422</text:p>
          </table:table-cell>
          <table:table-cell table:formula="of:=([.I81]^2)*(-1.84809378419694)+([.I81])*(0.969715893777015)+(-0.0558124189204929)" office:value-type="float" office:value="0.00143964635916941" calcext:value-type="float">
            <text:p>0.0014396464</text:p>
          </table:table-cell>
          <table:table-cell table:formula="of:=[.H81]*-1" office:value-type="float" office:value="-0.011437" calcext:value-type="float">
            <text:p>-0.011437</text:p>
          </table:table-cell>
          <table:table-cell table:formula="of:=[.M81]*-1" office:value-type="float" office:value="0.062293" calcext:value-type="float">
            <text:p>0.062293</text:p>
          </table:table-cell>
          <table:table-cell table:formula="of:=([.K81]^2)*(48.7382423482978)+([.K81])*(0.0643401308833624)+(0.0316411646540839)" office:value-type="float" office:value="0.0321474967468061" calcext:value-type="float">
            <text:p>0.0321474967</text:p>
          </table:table-cell>
          <table:table-cell table:formula="of:=([.M81]^2)*(2.99573212968935)+([.M81])*(-0.0394274132082148)+(-0.010306073088791)" office:value-type="float" office:value="0.00377467118905766" calcext:value-type="float">
            <text:p>0.0037746712</text:p>
          </table:table-cell>
          <table:table-cell table:formula="of:=([.L81]^2)*(-20.9992408223248)+([.L81])*(0.114146130561486)+(0.302895814088881)" office:value-type="float" office:value="0.302816831173572" calcext:value-type="float">
            <text:p>0.3028168312</text:p>
          </table:table-cell>
          <table:table-cell table:number-columns-repeated="1002"/>
        </table:table-row>
        <table:table-row table:style-name="ro1">
          <table:table-cell table:formula="of:=[Datos_Nao.A82]" office:value-type="float" office:value="0.00136141595430672" calcext:value-type="float">
            <text:p>0.001361416</text:p>
          </table:table-cell>
          <table:table-cell table:formula="of:=[Datos_Nao.B82]" office:value-type="float" office:value="0.0609512068331242" calcext:value-type="float">
            <text:p>0.0609512068</text:p>
          </table:table-cell>
          <table:table-cell table:formula="of:=[Datos_Nao.C82]" office:value-type="float" office:value="0.0122143477201462" calcext:value-type="float">
            <text:p>0.0122143477</text:p>
          </table:table-cell>
          <table:table-cell table:formula="of:=[Datos_Nao.D82]" office:value-type="float" office:value="0.0829227417707443" calcext:value-type="float">
            <text:p>0.0829227418</text:p>
          </table:table-cell>
          <table:table-cell table:formula="of:=[Datos_Nao.E82]" office:value-type="float" office:value="-0.0267369654029608" calcext:value-type="float">
            <text:p>-0.0267369654</text:p>
          </table:table-cell>
          <table:table-cell table:formula="of:=[Datos_Nao.F82]" office:value-type="float" office:value="0.140421763062477" calcext:value-type="float">
            <text:p>0.1404217631</text:p>
          </table:table-cell>
          <table:table-cell/>
          <table:table-cell table:formula="of:=[Datos_MoCap.A82]" office:value-type="float" office:value="0.011384" calcext:value-type="float">
            <text:p>0.011384</text:p>
          </table:table-cell>
          <table:table-cell table:formula="of:=[Datos_MoCap.B82]" office:value-type="float" office:value="0.067772" calcext:value-type="float">
            <text:p>0.067772</text:p>
          </table:table-cell>
          <table:table-cell table:formula="of:=[Datos_MoCap.C82]" office:value-type="float" office:value="0.199778" calcext:value-type="float">
            <text:p>0.199778</text:p>
          </table:table-cell>
          <table:table-cell table:formula="of:=[Datos_MoCap.D82]" office:value-type="float" office:value="0.00338" calcext:value-type="float">
            <text:p>0.00338</text:p>
          </table:table-cell>
          <table:table-cell table:formula="of:=[Datos_MoCap.F82]" office:value-type="float" office:value="0.000122" calcext:value-type="float">
            <text:p>0.000122</text:p>
          </table:table-cell>
          <table:table-cell table:formula="of:=[Datos_MoCap.E82]" office:value-type="float" office:value="-0.062442" calcext:value-type="float">
            <text:p>-0.062442</text:p>
          </table:table-cell>
          <table:table-cell/>
          <table:table-cell table:formula="of:=([.H82]^2)*(0.140024724909833)+([.H82])*(-0.00142725065277068)+(-0.0063459406986214)" office:value-type="float" office:value="-0.00634404195197658" calcext:value-type="float">
            <text:p>-0.006344042</text:p>
          </table:table-cell>
          <table:table-cell table:formula="of:=([.J82]^2)*(-1.68303778049881)+([.J82])*(0.15665109790632)+(0.10475739737447)" office:value-type="float" office:value="0.0688807000001207" calcext:value-type="float">
            <text:p>0.0688807</text:p>
          </table:table-cell>
          <table:table-cell table:formula="of:=([.I82]^2)*(-1.84809378419694)+([.I82])*(0.969715893777015)+(-0.0558124189204929)" office:value-type="float" office:value="0.00141879059518941" calcext:value-type="float">
            <text:p>0.0014187906</text:p>
          </table:table-cell>
          <table:table-cell table:formula="of:=[.H82]*-1" office:value-type="float" office:value="-0.011384" calcext:value-type="float">
            <text:p>-0.011384</text:p>
          </table:table-cell>
          <table:table-cell table:formula="of:=[.M82]*-1" office:value-type="float" office:value="0.062442" calcext:value-type="float">
            <text:p>0.062442</text:p>
          </table:table-cell>
          <table:table-cell table:formula="of:=([.K82]^2)*(48.7382423482978)+([.K82])*(0.0643401308833624)+(0.0316411646540839)" office:value-type="float" office:value="0.0324154394723536" calcext:value-type="float">
            <text:p>0.0324154395</text:p>
          </table:table-cell>
          <table:table-cell table:formula="of:=([.M82]^2)*(2.99573212968935)+([.M82])*(-0.0394274132082148)+(-0.010306073088791)" office:value-type="float" office:value="0.00383622309805801" calcext:value-type="float">
            <text:p>0.0038362231</text:p>
          </table:table-cell>
          <table:table-cell table:formula="of:=([.L82]^2)*(-20.9992408223248)+([.L82])*(0.114146130561486)+(0.302895814088881)" office:value-type="float" office:value="0.302909427364109" calcext:value-type="float">
            <text:p>0.3029094274</text:p>
          </table:table-cell>
          <table:table-cell table:number-columns-repeated="1002"/>
        </table:table-row>
        <table:table-row table:style-name="ro1">
          <table:table-cell table:formula="of:=[Datos_Nao.A83]" office:value-type="float" office:value="0.00157659011892974" calcext:value-type="float">
            <text:p>0.0015765901</text:p>
          </table:table-cell>
          <table:table-cell table:formula="of:=[Datos_Nao.B83]" office:value-type="float" office:value="0.0608764737844467" calcext:value-type="float">
            <text:p>0.0608764738</text:p>
          </table:table-cell>
          <table:table-cell table:formula="of:=[Datos_Nao.C83]" office:value-type="float" office:value="0.0135737247765064" calcext:value-type="float">
            <text:p>0.0135737248</text:p>
          </table:table-cell>
          <table:table-cell table:formula="of:=[Datos_Nao.D83]" office:value-type="float" office:value="0.0871594026684761" calcext:value-type="float">
            <text:p>0.0871594027</text:p>
          </table:table-cell>
          <table:table-cell table:formula="of:=[Datos_Nao.E83]" office:value-type="float" office:value="-0.0218542832881212" calcext:value-type="float">
            <text:p>-0.0218542833</text:p>
          </table:table-cell>
          <table:table-cell table:formula="of:=[Datos_Nao.F83]" office:value-type="float" office:value="0.142752557992935" calcext:value-type="float">
            <text:p>0.142752558</text:p>
          </table:table-cell>
          <table:table-cell/>
          <table:table-cell table:formula="of:=[Datos_MoCap.A83]" office:value-type="float" office:value="0.011323" calcext:value-type="float">
            <text:p>0.011323</text:p>
          </table:table-cell>
          <table:table-cell table:formula="of:=[Datos_MoCap.B83]" office:value-type="float" office:value="0.067725" calcext:value-type="float">
            <text:p>0.067725</text:p>
          </table:table-cell>
          <table:table-cell table:formula="of:=[Datos_MoCap.C83]" office:value-type="float" office:value="0.199824" calcext:value-type="float">
            <text:p>0.199824</text:p>
          </table:table-cell>
          <table:table-cell table:formula="of:=[Datos_MoCap.D83]" office:value-type="float" office:value="0.003726" calcext:value-type="float">
            <text:p>0.003726</text:p>
          </table:table-cell>
          <table:table-cell table:formula="of:=[Datos_MoCap.F83]" office:value-type="float" office:value="0.000391" calcext:value-type="float">
            <text:p>0.000391</text:p>
          </table:table-cell>
          <table:table-cell table:formula="of:=[Datos_MoCap.E83]" office:value-type="float" office:value="-0.062482" calcext:value-type="float">
            <text:p>-0.062482</text:p>
          </table:table-cell>
          <table:table-cell/>
          <table:table-cell table:formula="of:=([.H83]^2)*(0.140024724909833)+([.H83])*(-0.00142725065277068)+(-0.0063459406986214)" office:value-type="float" office:value="-0.0063441488417139" calcext:value-type="float">
            <text:p>-0.0063441488</text:p>
          </table:table-cell>
          <table:table-cell table:formula="of:=([.J83]^2)*(-1.68303778049881)+([.J83])*(0.15665109790632)+(0.10475739737447)" office:value-type="float" office:value="0.0688569688685189" calcext:value-type="float">
            <text:p>0.0688569689</text:p>
          </table:table-cell>
          <table:table-cell table:formula="of:=([.I83]^2)*(-1.84809378419694)+([.I83])*(0.969715893777015)+(-0.0558124189204929)" office:value-type="float" office:value="0.00138498327286533" calcext:value-type="float">
            <text:p>0.0013849833</text:p>
          </table:table-cell>
          <table:table-cell table:formula="of:=[.H83]*-1" office:value-type="float" office:value="-0.011323" calcext:value-type="float">
            <text:p>-0.011323</text:p>
          </table:table-cell>
          <table:table-cell table:formula="of:=[.M83]*-1" office:value-type="float" office:value="0.062482" calcext:value-type="float">
            <text:p>0.062482</text:p>
          </table:table-cell>
          <table:table-cell table:formula="of:=([.K83]^2)*(48.7382423482978)+([.K83])*(0.0643401308833624)+(0.0316411646540839)" office:value-type="float" office:value="0.0325575327043831" calcext:value-type="float">
            <text:p>0.0325575327</text:p>
          </table:table-cell>
          <table:table-cell table:formula="of:=([.M83]^2)*(2.99573212968935)+([.M83])*(-0.0394274132082148)+(-0.010306073088791)" office:value-type="float" office:value="0.00385276974820911" calcext:value-type="float">
            <text:p>0.0038527697</text:p>
          </table:table-cell>
          <table:table-cell table:formula="of:=([.L83]^2)*(-20.9992408223248)+([.L83])*(0.114146130561486)+(0.302895814088881)" office:value-type="float" office:value="0.302937234840994" calcext:value-type="float">
            <text:p>0.3029372348</text:p>
          </table:table-cell>
          <table:table-cell table:number-columns-repeated="1002"/>
        </table:table-row>
        <table:table-row table:style-name="ro1">
          <table:table-cell table:formula="of:=[Datos_Nao.A84]" office:value-type="float" office:value="0.00167693092953414" calcext:value-type="float">
            <text:p>0.0016769309</text:p>
          </table:table-cell>
          <table:table-cell table:formula="of:=[Datos_Nao.B84]" office:value-type="float" office:value="0.0608283840119839" calcext:value-type="float">
            <text:p>0.060828384</text:p>
          </table:table-cell>
          <table:table-cell table:formula="of:=[Datos_Nao.C84]" office:value-type="float" office:value="0.0142940357327461" calcext:value-type="float">
            <text:p>0.0142940357</text:p>
          </table:table-cell>
          <table:table-cell table:formula="of:=[Datos_Nao.D84]" office:value-type="float" office:value="0.0893039330840111" calcext:value-type="float">
            <text:p>0.0893039331</text:p>
          </table:table-cell>
          <table:table-cell table:formula="of:=[Datos_Nao.E84]" office:value-type="float" office:value="-0.0193303804844618" calcext:value-type="float">
            <text:p>-0.0193303805</text:p>
          </table:table-cell>
          <table:table-cell table:formula="of:=[Datos_Nao.F84]" office:value-type="float" office:value="0.14395309984684" calcext:value-type="float">
            <text:p>0.1439530998</text:p>
          </table:table-cell>
          <table:table-cell/>
          <table:table-cell table:formula="of:=[Datos_MoCap.A84]" office:value-type="float" office:value="0.011297" calcext:value-type="float">
            <text:p>0.011297</text:p>
          </table:table-cell>
          <table:table-cell table:formula="of:=[Datos_MoCap.B84]" office:value-type="float" office:value="0.067708" calcext:value-type="float">
            <text:p>0.067708</text:p>
          </table:table-cell>
          <table:table-cell table:formula="of:=[Datos_MoCap.C84]" office:value-type="float" office:value="0.199832" calcext:value-type="float">
            <text:p>0.199832</text:p>
          </table:table-cell>
          <table:table-cell table:formula="of:=[Datos_MoCap.D84]" office:value-type="float" office:value="0.003807" calcext:value-type="float">
            <text:p>0.003807</text:p>
          </table:table-cell>
          <table:table-cell table:formula="of:=[Datos_MoCap.F84]" office:value-type="float" office:value="0.000559" calcext:value-type="float">
            <text:p>0.000559</text:p>
          </table:table-cell>
          <table:table-cell table:formula="of:=[Datos_MoCap.E84]" office:value-type="float" office:value="-0.062497" calcext:value-type="float">
            <text:p>-0.062497</text:p>
          </table:table-cell>
          <table:table-cell/>
          <table:table-cell table:formula="of:=([.H84]^2)*(0.140024724909833)+([.H84])*(-0.00142725065277068)+(-0.0063459406986214)" office:value-type="float" office:value="-0.00634419408453814" calcext:value-type="float">
            <text:p>-0.0063441941</text:p>
          </table:table-cell>
          <table:table-cell table:formula="of:=([.J84]^2)*(-1.68303778049881)+([.J84])*(0.15665109790632)+(0.10475739737447)" office:value-type="float" office:value="0.0688528409881245" calcext:value-type="float">
            <text:p>0.068852841</text:p>
          </table:table-cell>
          <table:table-cell table:formula="of:=([.I84]^2)*(-1.84809378419694)+([.I84])*(0.969715893777015)+(-0.0558124189204929)" office:value-type="float" office:value="0.00137275308172419" calcext:value-type="float">
            <text:p>0.0013727531</text:p>
          </table:table-cell>
          <table:table-cell table:formula="of:=[.H84]*-1" office:value-type="float" office:value="-0.011297" calcext:value-type="float">
            <text:p>-0.011297</text:p>
          </table:table-cell>
          <table:table-cell table:formula="of:=[.M84]*-1" office:value-type="float" office:value="0.062497" calcext:value-type="float">
            <text:p>0.062497</text:p>
          </table:table-cell>
          <table:table-cell table:formula="of:=([.K84]^2)*(48.7382423482978)+([.K84])*(0.0643401308833624)+(0.0316411646540839)" office:value-type="float" office:value="0.0325924830145331" calcext:value-type="float">
            <text:p>0.032592483</text:p>
          </table:table-cell>
          <table:table-cell table:formula="of:=([.M84]^2)*(2.99573212968935)+([.M84])*(-0.0394274132082148)+(-0.010306073088791)" office:value-type="float" office:value="0.00385897721349478" calcext:value-type="float">
            <text:p>0.0038589772</text:p>
          </table:table-cell>
          <table:table-cell table:formula="of:=([.L84]^2)*(-20.9992408223248)+([.L84])*(0.114146130561486)+(0.302895814088881)" office:value-type="float" office:value="0.302953059912093" calcext:value-type="float">
            <text:p>0.3029530599</text:p>
          </table:table-cell>
          <table:table-cell table:number-columns-repeated="1002"/>
        </table:table-row>
        <table:table-row table:style-name="ro1">
          <table:table-cell table:formula="of:=[Datos_Nao.A85]" office:value-type="float" office:value="0.0018625051015988" calcext:value-type="float">
            <text:p>0.0018625051</text:p>
          </table:table-cell>
          <table:table-cell table:formula="of:=[Datos_Nao.B85]" office:value-type="float" office:value="0.0607100240886212" calcext:value-type="float">
            <text:p>0.0607100241</text:p>
          </table:table-cell>
          <table:table-cell table:formula="of:=[Datos_Nao.C85]" office:value-type="float" office:value="0.0158168599009514" calcext:value-type="float">
            <text:p>0.0158168599</text:p>
          </table:table-cell>
          <table:table-cell table:formula="of:=[Datos_Nao.D85]" office:value-type="float" office:value="0.0936425924301148" calcext:value-type="float">
            <text:p>0.0936425924</text:p>
          </table:table-cell>
          <table:table-cell table:formula="of:=[Datos_Nao.E85]" office:value-type="float" office:value="-0.0141292633488774" calcext:value-type="float">
            <text:p>-0.0141292633</text:p>
          </table:table-cell>
          <table:table-cell table:formula="of:=[Datos_Nao.F85]" office:value-type="float" office:value="0.146421700716019" calcext:value-type="float">
            <text:p>0.1464217007</text:p>
          </table:table-cell>
          <table:table-cell/>
          <table:table-cell table:formula="of:=[Datos_MoCap.A85]" office:value-type="float" office:value="0.011274" calcext:value-type="float">
            <text:p>0.011274</text:p>
          </table:table-cell>
          <table:table-cell table:formula="of:=[Datos_MoCap.B85]" office:value-type="float" office:value="0.067731" calcext:value-type="float">
            <text:p>0.067731</text:p>
          </table:table-cell>
          <table:table-cell table:formula="of:=[Datos_MoCap.C85]" office:value-type="float" office:value="0.199822" calcext:value-type="float">
            <text:p>0.199822</text:p>
          </table:table-cell>
          <table:table-cell table:formula="of:=[Datos_MoCap.D85]" office:value-type="float" office:value="0.003653" calcext:value-type="float">
            <text:p>0.003653</text:p>
          </table:table-cell>
          <table:table-cell table:formula="of:=[Datos_MoCap.F85]" office:value-type="float" office:value="0.000716" calcext:value-type="float">
            <text:p>0.000716</text:p>
          </table:table-cell>
          <table:table-cell table:formula="of:=[Datos_MoCap.E85]" office:value-type="float" office:value="-0.062543" calcext:value-type="float">
            <text:p>-0.062543</text:p>
          </table:table-cell>
          <table:table-cell/>
          <table:table-cell table:formula="of:=([.H85]^2)*(0.140024724909833)+([.H85])*(-0.00142725065277068)+(-0.0063459406986214)" office:value-type="float" office:value="-0.00634423394922864" calcext:value-type="float">
            <text:p>-0.0063442339</text:p>
          </table:table-cell>
          <table:table-cell table:formula="of:=([.J85]^2)*(-1.68303778049881)+([.J85])*(0.15665109790632)+(0.10475739737447)" office:value-type="float" office:value="0.0688580008049568" calcext:value-type="float">
            <text:p>0.0688580008</text:p>
          </table:table-cell>
          <table:table-cell table:formula="of:=([.I85]^2)*(-1.84809378419694)+([.I85])*(0.969715893777015)+(-0.0558124189204929)" office:value-type="float" office:value="0.0013892995558782" calcext:value-type="float">
            <text:p>0.0013892996</text:p>
          </table:table-cell>
          <table:table-cell table:formula="of:=[.H85]*-1" office:value-type="float" office:value="-0.011274" calcext:value-type="float">
            <text:p>-0.011274</text:p>
          </table:table-cell>
          <table:table-cell table:formula="of:=[.M85]*-1" office:value-type="float" office:value="0.062543" calcext:value-type="float">
            <text:p>0.062543</text:p>
          </table:table-cell>
          <table:table-cell table:formula="of:=([.K85]^2)*(48.7382423482978)+([.K85])*(0.0643401308833624)+(0.0316411646540839)" office:value-type="float" office:value="0.0325265821920376" calcext:value-type="float">
            <text:p>0.0325265822</text:p>
          </table:table-cell>
          <table:table-cell table:formula="of:=([.M85]^2)*(2.99573212968935)+([.M85])*(-0.0394274132082148)+(-0.010306073088791)" office:value-type="float" office:value="0.00387802184639519" calcext:value-type="float">
            <text:p>0.0038780218</text:p>
          </table:table-cell>
          <table:table-cell table:formula="of:=([.L85]^2)*(-20.9992408223248)+([.L85])*(0.114146130561486)+(0.302895814088881)" office:value-type="float" office:value="0.30296677733156" calcext:value-type="float">
            <text:p>0.3029667773</text:p>
          </table:table-cell>
          <table:table-cell table:number-columns-repeated="1002"/>
        </table:table-row>
        <table:table-row table:style-name="ro1">
          <table:table-cell table:formula="of:=[Datos_Nao.A86]" office:value-type="float" office:value="0.00194747187197208" calcext:value-type="float">
            <text:p>0.0019474719</text:p>
          </table:table-cell>
          <table:table-cell table:formula="of:=[Datos_Nao.B86]" office:value-type="float" office:value="0.0606394745409489" calcext:value-type="float">
            <text:p>0.0606394745</text:p>
          </table:table-cell>
          <table:table-cell table:formula="of:=[Datos_Nao.C86]" office:value-type="float" office:value="0.0166194513440132" calcext:value-type="float">
            <text:p>0.0166194513</text:p>
          </table:table-cell>
          <table:table-cell table:formula="of:=[Datos_Nao.D86]" office:value-type="float" office:value="0.0958354994654656" calcext:value-type="float">
            <text:p>0.0958354995</text:p>
          </table:table-cell>
          <table:table-cell table:formula="of:=[Datos_Nao.E86]" office:value-type="float" office:value="-0.011456249281764" calcext:value-type="float">
            <text:p>-0.0114562493</text:p>
          </table:table-cell>
          <table:table-cell table:formula="of:=[Datos_Nao.F86]" office:value-type="float" office:value="0.147688627243042" calcext:value-type="float">
            <text:p>0.1476886272</text:p>
          </table:table-cell>
          <table:table-cell/>
          <table:table-cell table:formula="of:=[Datos_MoCap.A86]" office:value-type="float" office:value="0.011259" calcext:value-type="float">
            <text:p>0.011259</text:p>
          </table:table-cell>
          <table:table-cell table:formula="of:=[Datos_MoCap.B86]" office:value-type="float" office:value="0.06775" calcext:value-type="float">
            <text:p>0.06775</text:p>
          </table:table-cell>
          <table:table-cell table:formula="of:=[Datos_MoCap.C86]" office:value-type="float" office:value="0.199794" calcext:value-type="float">
            <text:p>0.199794</text:p>
          </table:table-cell>
          <table:table-cell table:formula="of:=[Datos_MoCap.D86]" office:value-type="float" office:value="0.003518" calcext:value-type="float">
            <text:p>0.003518</text:p>
          </table:table-cell>
          <table:table-cell table:formula="of:=[Datos_MoCap.F86]" office:value-type="float" office:value="0.000852" calcext:value-type="float">
            <text:p>0.000852</text:p>
          </table:table-cell>
          <table:table-cell table:formula="of:=[Datos_MoCap.E86]" office:value-type="float" office:value="-0.062561" calcext:value-type="float">
            <text:p>-0.062561</text:p>
          </table:table-cell>
          <table:table-cell/>
          <table:table-cell table:formula="of:=([.H86]^2)*(0.140024724909833)+([.H86])*(-0.00142725065277068)+(-0.0063459406986214)" office:value-type="float" office:value="-0.00634425986812575" calcext:value-type="float">
            <text:p>-0.0063442599</text:p>
          </table:table-cell>
          <table:table-cell table:formula="of:=([.J86]^2)*(-1.68303778049881)+([.J86])*(0.15665109790632)+(0.10475739737447)" office:value-type="float" office:value="0.0688724465013347" calcext:value-type="float">
            <text:p>0.0688724465</text:p>
          </table:table-cell>
          <table:table-cell table:formula="of:=([.I86]^2)*(-1.84809378419694)+([.I86])*(0.969715893777015)+(-0.0558124189204929)" office:value-type="float" office:value="0.0014029669075744" calcext:value-type="float">
            <text:p>0.0014029669</text:p>
          </table:table-cell>
          <table:table-cell table:formula="of:=[.H86]*-1" office:value-type="float" office:value="-0.011259" calcext:value-type="float">
            <text:p>-0.011259</text:p>
          </table:table-cell>
          <table:table-cell table:formula="of:=[.M86]*-1" office:value-type="float" office:value="0.062561" calcext:value-type="float">
            <text:p>0.062561</text:p>
          </table:table-cell>
          <table:table-cell table:formula="of:=([.K86]^2)*(48.7382423482978)+([.K86])*(0.0643401308833624)+(0.0316411646540839)" office:value-type="float" office:value="0.0324707135130246" calcext:value-type="float">
            <text:p>0.0324707135</text:p>
          </table:table-cell>
          <table:table-cell table:formula="of:=([.M86]^2)*(2.99573212968935)+([.M86])*(-0.0394274132082148)+(-0.010306073088791)" office:value-type="float" office:value="0.00388547754513528" calcext:value-type="float">
            <text:p>0.0038854775</text:p>
          </table:table-cell>
          <table:table-cell table:formula="of:=([.L86]^2)*(-20.9992408223248)+([.L86])*(0.114146130561486)+(0.302895814088881)" office:value-type="float" office:value="0.30297782315921" calcext:value-type="float">
            <text:p>0.3029778232</text:p>
          </table:table-cell>
          <table:table-cell table:number-columns-repeated="1002"/>
        </table:table-row>
        <table:table-row table:style-name="ro1">
          <table:table-cell table:formula="of:=[Datos_Nao.A87]" office:value-type="float" office:value="-0.00500888982787728" calcext:value-type="float">
            <text:p>-0.0050088898</text:p>
          </table:table-cell>
          <table:table-cell table:formula="of:=[Datos_Nao.B87]" office:value-type="float" office:value="0.120746403932571" calcext:value-type="float">
            <text:p>0.1207464039</text:p>
          </table:table-cell>
          <table:table-cell table:formula="of:=[Datos_Nao.C87]" office:value-type="float" office:value="0.0174495279788971" calcext:value-type="float">
            <text:p>0.017449528</text:p>
          </table:table-cell>
          <table:table-cell table:formula="of:=[Datos_Nao.D87]" office:value-type="float" office:value="0.0980432853102684" calcext:value-type="float">
            <text:p>0.0980432853</text:p>
          </table:table-cell>
          <table:table-cell table:formula="of:=[Datos_Nao.E87]" office:value-type="float" office:value="-0.00873827282339335" calcext:value-type="float">
            <text:p>-0.0087382728</text:p>
          </table:table-cell>
          <table:table-cell table:formula="of:=[Datos_Nao.F87]" office:value-type="float" office:value="0.29881164431572" calcext:value-type="float">
            <text:p>0.2988116443</text:p>
          </table:table-cell>
          <table:table-cell/>
          <table:table-cell table:formula="of:=[Datos_MoCap.A87]" office:value-type="float" office:value="0.011255" calcext:value-type="float">
            <text:p>0.011255</text:p>
          </table:table-cell>
          <table:table-cell table:formula="of:=[Datos_MoCap.B87]" office:value-type="float" office:value="0.067772" calcext:value-type="float">
            <text:p>0.067772</text:p>
          </table:table-cell>
          <table:table-cell table:formula="of:=[Datos_MoCap.C87]" office:value-type="float" office:value="0.199741" calcext:value-type="float">
            <text:p>0.199741</text:p>
          </table:table-cell>
          <table:table-cell table:formula="of:=[Datos_MoCap.D87]" office:value-type="float" office:value="0.003106" calcext:value-type="float">
            <text:p>0.003106</text:p>
          </table:table-cell>
          <table:table-cell table:formula="of:=[Datos_MoCap.F87]" office:value-type="float" office:value="0.000849" calcext:value-type="float">
            <text:p>0.000849</text:p>
          </table:table-cell>
          <table:table-cell table:formula="of:=[Datos_MoCap.E87]" office:value-type="float" office:value="-0.0626" calcext:value-type="float">
            <text:p>-0.0626</text:p>
          </table:table-cell>
          <table:table-cell/>
          <table:table-cell table:formula="of:=([.H87]^2)*(0.140024724909833)+([.H87])*(-0.00142725065277068)+(-0.0063459406986214)" office:value-type="float" office:value="-0.00634426676918976" calcext:value-type="float">
            <text:p>-0.0063442668</text:p>
          </table:table-cell>
          <table:table-cell table:formula="of:=([.J87]^2)*(-1.68303778049881)+([.J87])*(0.15665109790632)+(0.10475739737447)" office:value-type="float" office:value="0.0688997829156262" calcext:value-type="float">
            <text:p>0.0688997829</text:p>
          </table:table-cell>
          <table:table-cell table:formula="of:=([.I87]^2)*(-1.84809378419694)+([.I87])*(0.969715893777015)+(-0.0558124189204929)" office:value-type="float" office:value="0.00141879059518941" calcext:value-type="float">
            <text:p>0.0014187906</text:p>
          </table:table-cell>
          <table:table-cell table:formula="of:=[.H87]*-1" office:value-type="float" office:value="-0.011255" calcext:value-type="float">
            <text:p>-0.011255</text:p>
          </table:table-cell>
          <table:table-cell table:formula="of:=[.M87]*-1" office:value-type="float" office:value="0.0626" calcext:value-type="float">
            <text:p>0.0626</text:p>
          </table:table-cell>
          <table:table-cell table:formula="of:=([.K87]^2)*(48.7382423482978)+([.K87])*(0.0643401308833624)+(0.0316411646540839)" office:value-type="float" office:value="0.0323111944267668" calcext:value-type="float">
            <text:p>0.0323111944</text:p>
          </table:table-cell>
          <table:table-cell table:formula="of:=([.M87]^2)*(2.99573212968935)+([.M87])*(-0.0394274132082148)+(-0.010306073088791)" office:value-type="float" office:value="0.00390163821858468" calcext:value-type="float">
            <text:p>0.0039016382</text:p>
          </table:table-cell>
          <table:table-cell table:formula="of:=([.L87]^2)*(-20.9992408223248)+([.L87])*(0.114146130561486)+(0.302895814088881)" office:value-type="float" office:value="0.302977587879944" calcext:value-type="float">
            <text:p>0.3029775879</text:p>
          </table:table-cell>
          <table:table-cell table:number-columns-repeated="1002"/>
        </table:table-row>
        <table:table-row table:style-name="ro1">
          <table:table-cell table:formula="of:=[Datos_Nao.A88]" office:value-type="float" office:value="-0.00482456292957068" calcext:value-type="float">
            <text:p>-0.0048245629</text:p>
          </table:table-cell>
          <table:table-cell table:formula="of:=[Datos_Nao.B88]" office:value-type="float" office:value="0.120394967496395" calcext:value-type="float">
            <text:p>0.1203949675</text:p>
          </table:table-cell>
          <table:table-cell table:formula="of:=[Datos_Nao.C88]" office:value-type="float" office:value="0.0191917084157467" calcext:value-type="float">
            <text:p>0.0191917084</text:p>
          </table:table-cell>
          <table:table-cell table:formula="of:=[Datos_Nao.D88]" office:value-type="float" office:value="0.102501846849918" calcext:value-type="float">
            <text:p>0.1025018468</text:p>
          </table:table-cell>
          <table:table-cell table:formula="of:=[Datos_Nao.E88]" office:value-type="float" office:value="-0.00317581230774522" calcext:value-type="float">
            <text:p>-0.0031758123</text:p>
          </table:table-cell>
          <table:table-cell table:formula="of:=[Datos_Nao.F88]" office:value-type="float" office:value="0.303549736738205" calcext:value-type="float">
            <text:p>0.3035497367</text:p>
          </table:table-cell>
          <table:table-cell/>
          <table:table-cell table:formula="of:=[Datos_MoCap.A88]" office:value-type="float" office:value="0.011265" calcext:value-type="float">
            <text:p>0.011265</text:p>
          </table:table-cell>
          <table:table-cell table:formula="of:=[Datos_MoCap.B88]" office:value-type="float" office:value="0.067804" calcext:value-type="float">
            <text:p>0.067804</text:p>
          </table:table-cell>
          <table:table-cell table:formula="of:=[Datos_MoCap.C88]" office:value-type="float" office:value="0.199709" calcext:value-type="float">
            <text:p>0.199709</text:p>
          </table:table-cell>
          <table:table-cell table:formula="of:=[Datos_MoCap.D88]" office:value-type="float" office:value="0.002823" calcext:value-type="float">
            <text:p>0.002823</text:p>
          </table:table-cell>
          <table:table-cell table:formula="of:=[Datos_MoCap.F88]" office:value-type="float" office:value="0.000741" calcext:value-type="float">
            <text:p>0.000741</text:p>
          </table:table-cell>
          <table:table-cell table:formula="of:=[Datos_MoCap.E88]" office:value-type="float" office:value="-0.062614" calcext:value-type="float">
            <text:p>-0.062614</text:p>
          </table:table-cell>
          <table:table-cell/>
          <table:table-cell table:formula="of:=([.H88]^2)*(0.140024724909833)+([.H88])*(-0.00142725065277068)+(-0.0063459406986214)" office:value-type="float" office:value="-0.00634424950812824" calcext:value-type="float">
            <text:p>-0.0063442495</text:p>
          </table:table-cell>
          <table:table-cell table:formula="of:=([.J88]^2)*(-1.68303778049881)+([.J88])*(0.15665109790632)+(0.10475739737447)" office:value-type="float" office:value="0.0689162833426186" calcext:value-type="float">
            <text:p>0.0689162833</text:p>
          </table:table-cell>
          <table:table-cell table:formula="of:=([.I88]^2)*(-1.84809378419694)+([.I88])*(0.969715893777015)+(-0.0558124189204929)" office:value-type="float" office:value="0.00144180367457793" calcext:value-type="float">
            <text:p>0.0014418037</text:p>
          </table:table-cell>
          <table:table-cell table:formula="of:=[.H88]*-1" office:value-type="float" office:value="-0.011265" calcext:value-type="float">
            <text:p>-0.011265</text:p>
          </table:table-cell>
          <table:table-cell table:formula="of:=[.M88]*-1" office:value-type="float" office:value="0.062614" calcext:value-type="float">
            <text:p>0.062614</text:p>
          </table:table-cell>
          <table:table-cell table:formula="of:=([.K88]^2)*(48.7382423482978)+([.K88])*(0.0643401308833624)+(0.0316411646540839)" office:value-type="float" office:value="0.0322112079317229" calcext:value-type="float">
            <text:p>0.0322112079</text:p>
          </table:table-cell>
          <table:table-cell table:formula="of:=([.M88]^2)*(2.99573212968935)+([.M88])*(-0.0394274132082148)+(-0.010306073088791)" office:value-type="float" office:value="0.00390744170881002" calcext:value-type="float">
            <text:p>0.0039074417</text:p>
          </table:table-cell>
          <table:table-cell table:formula="of:=([.L88]^2)*(-20.9992408223248)+([.L88])*(0.114146130561486)+(0.302895814088881)" office:value-type="float" office:value="0.302968866087477" calcext:value-type="float">
            <text:p>0.3029688661</text:p>
          </table:table-cell>
          <table:table-cell table:number-columns-repeated="1002"/>
        </table:table-row>
        <table:table-row table:style-name="ro1">
          <table:table-cell table:formula="of:=[Datos_Nao.A89]" office:value-type="float" office:value="-0.00468026846647263" calcext:value-type="float">
            <text:p>-0.0046802685</text:p>
          </table:table-cell>
          <table:table-cell table:formula="of:=[Datos_Nao.B89]" office:value-type="float" office:value="0.119977064430714" calcext:value-type="float">
            <text:p>0.1199770644</text:p>
          </table:table-cell>
          <table:table-cell table:formula="of:=[Datos_Nao.C89]" office:value-type="float" office:value="0.0210419669747353" calcext:value-type="float">
            <text:p>0.021041967</text:p>
          </table:table-cell>
          <table:table-cell table:formula="of:=[Datos_Nao.D89]" office:value-type="float" office:value="0.107012875378132" calcext:value-type="float">
            <text:p>0.1070128754</text:p>
          </table:table-cell>
          <table:table-cell table:formula="of:=[Datos_Nao.E89]" office:value-type="float" office:value="0.00254014017991722" calcext:value-type="float">
            <text:p>0.0025401402</text:p>
          </table:table-cell>
          <table:table-cell table:formula="of:=[Datos_Nao.F89]" office:value-type="float" office:value="0.308372169733047" calcext:value-type="float">
            <text:p>0.3083721697</text:p>
          </table:table-cell>
          <table:table-cell/>
          <table:table-cell table:formula="of:=[Datos_MoCap.A89]" office:value-type="float" office:value="0.011262" calcext:value-type="float">
            <text:p>0.011262</text:p>
          </table:table-cell>
          <table:table-cell table:formula="of:=[Datos_MoCap.B89]" office:value-type="float" office:value="0.067833" calcext:value-type="float">
            <text:p>0.067833</text:p>
          </table:table-cell>
          <table:table-cell table:formula="of:=[Datos_MoCap.C89]" office:value-type="float" office:value="0.199688" calcext:value-type="float">
            <text:p>0.199688</text:p>
          </table:table-cell>
          <table:table-cell table:formula="of:=[Datos_MoCap.D89]" office:value-type="float" office:value="0.002698" calcext:value-type="float">
            <text:p>0.002698</text:p>
          </table:table-cell>
          <table:table-cell table:formula="of:=[Datos_MoCap.F89]" office:value-type="float" office:value="0.0008" calcext:value-type="float">
            <text:p>0.0008</text:p>
          </table:table-cell>
          <table:table-cell table:formula="of:=[Datos_MoCap.E89]" office:value-type="float" office:value="-0.062623" calcext:value-type="float">
            <text:p>-0.062623</text:p>
          </table:table-cell>
          <table:table-cell/>
          <table:table-cell table:formula="of:=([.H89]^2)*(0.140024724909833)+([.H89])*(-0.00142725065277068)+(-0.0063459406986214)" office:value-type="float" office:value="-0.00634425468938722" calcext:value-type="float">
            <text:p>-0.0063442547</text:p>
          </table:table-cell>
          <table:table-cell table:formula="of:=([.J89]^2)*(-1.68303778049881)+([.J89])*(0.15665109790632)+(0.10475739737447)" office:value-type="float" office:value="0.0689271098746114" calcext:value-type="float">
            <text:p>0.0689271099</text:p>
          </table:table-cell>
          <table:table-cell table:formula="of:=([.I89]^2)*(-1.84809378419694)+([.I89])*(0.969715893777015)+(-0.0558124189204929)" office:value-type="float" office:value="0.00146265600849584" calcext:value-type="float">
            <text:p>0.001462656</text:p>
          </table:table-cell>
          <table:table-cell table:formula="of:=[.H89]*-1" office:value-type="float" office:value="-0.011262" calcext:value-type="float">
            <text:p>-0.011262</text:p>
          </table:table-cell>
          <table:table-cell table:formula="of:=[.M89]*-1" office:value-type="float" office:value="0.062623" calcext:value-type="float">
            <text:p>0.062623</text:p>
          </table:table-cell>
          <table:table-cell table:formula="of:=([.K89]^2)*(48.7382423482978)+([.K89])*(0.0643401308833624)+(0.0316411646540839)" office:value-type="float" office:value="0.0321695299358619" calcext:value-type="float">
            <text:p>0.0321695299</text:p>
          </table:table-cell>
          <table:table-cell table:formula="of:=([.M89]^2)*(2.99573212968935)+([.M89])*(-0.0394274132082148)+(-0.010306073088791)" office:value-type="float" office:value="0.00391117314407142" calcext:value-type="float">
            <text:p>0.0039111731</text:p>
          </table:table-cell>
          <table:table-cell table:formula="of:=([.L89]^2)*(-20.9992408223248)+([.L89])*(0.114146130561486)+(0.302895814088881)" office:value-type="float" office:value="0.302973691479204" calcext:value-type="float">
            <text:p>0.3029736915</text:p>
          </table:table-cell>
          <table:table-cell table:number-columns-repeated="1002"/>
        </table:table-row>
        <table:table-row table:style-name="ro1">
          <table:table-cell table:formula="of:=[Datos_Nao.A90]" office:value-type="float" office:value="-0.0045766644179821" calcext:value-type="float">
            <text:p>-0.0045766644</text:p>
          </table:table-cell>
          <table:table-cell table:formula="of:=[Datos_Nao.B90]" office:value-type="float" office:value="0.119492009282112" calcext:value-type="float">
            <text:p>0.1194920093</text:p>
          </table:table-cell>
          <table:table-cell table:formula="of:=[Datos_Nao.C90]" office:value-type="float" office:value="0.0229979418218136" calcext:value-type="float">
            <text:p>0.0229979418</text:p>
          </table:table-cell>
          <table:table-cell table:formula="of:=[Datos_Nao.D90]" office:value-type="float" office:value="0.111571498215199" calcext:value-type="float">
            <text:p>0.1115714982</text:p>
          </table:table-cell>
          <table:table-cell table:formula="of:=[Datos_Nao.E90]" office:value-type="float" office:value="0.00839174818247557" calcext:value-type="float">
            <text:p>0.0083917482</text:p>
          </table:table-cell>
          <table:table-cell table:formula="of:=[Datos_Nao.F90]" office:value-type="float" office:value="0.313267201185226" calcext:value-type="float">
            <text:p>0.3132672012</text:p>
          </table:table-cell>
          <table:table-cell/>
          <table:table-cell table:formula="of:=[Datos_MoCap.A90]" office:value-type="float" office:value="0.011256" calcext:value-type="float">
            <text:p>0.011256</text:p>
          </table:table-cell>
          <table:table-cell table:formula="of:=[Datos_MoCap.B90]" office:value-type="float" office:value="0.06783" calcext:value-type="float">
            <text:p>0.06783</text:p>
          </table:table-cell>
          <table:table-cell table:formula="of:=[Datos_MoCap.C90]" office:value-type="float" office:value="0.199677" calcext:value-type="float">
            <text:p>0.199677</text:p>
          </table:table-cell>
          <table:table-cell table:formula="of:=[Datos_MoCap.D90]" office:value-type="float" office:value="0.002582" calcext:value-type="float">
            <text:p>0.002582</text:p>
          </table:table-cell>
          <table:table-cell table:formula="of:=[Datos_MoCap.F90]" office:value-type="float" office:value="0.00085" calcext:value-type="float">
            <text:p>0.00085</text:p>
          </table:table-cell>
          <table:table-cell table:formula="of:=[Datos_MoCap.E90]" office:value-type="float" office:value="-0.062644" calcext:value-type="float">
            <text:p>-0.062644</text:p>
          </table:table-cell>
          <table:table-cell/>
          <table:table-cell table:formula="of:=([.H90]^2)*(0.140024724909833)+([.H90])*(-0.00142725065277068)+(-0.0063459406986214)" office:value-type="float" office:value="-0.00634426504434383" calcext:value-type="float">
            <text:p>-0.006344265</text:p>
          </table:table-cell>
          <table:table-cell table:formula="of:=([.J90]^2)*(-1.68303778049881)+([.J90])*(0.15665109790632)+(0.10475739737447)" office:value-type="float" office:value="0.0689327803227497" calcext:value-type="float">
            <text:p>0.0689327803</text:p>
          </table:table-cell>
          <table:table-cell table:formula="of:=([.I90]^2)*(-1.84809378419694)+([.I90])*(0.969715893777015)+(-0.0558124189204929)" office:value-type="float" office:value="0.00146049901465565" calcext:value-type="float">
            <text:p>0.001460499</text:p>
          </table:table-cell>
          <table:table-cell table:formula="of:=[.H90]*-1" office:value-type="float" office:value="-0.011256" calcext:value-type="float">
            <text:p>-0.011256</text:p>
          </table:table-cell>
          <table:table-cell table:formula="of:=[.M90]*-1" office:value-type="float" office:value="0.062644" calcext:value-type="float">
            <text:p>0.062644</text:p>
          </table:table-cell>
          <table:table-cell table:formula="of:=([.K90]^2)*(48.7382423482978)+([.K90])*(0.0643401308833624)+(0.0316411646540839)" office:value-type="float" office:value="0.032132215282006" calcext:value-type="float">
            <text:p>0.0321322153</text:p>
          </table:table-cell>
          <table:table-cell table:formula="of:=([.M90]^2)*(2.99573212968935)+([.M90])*(-0.0394274132082148)+(-0.010306073088791)" office:value-type="float" office:value="0.00391988171365928" calcext:value-type="float">
            <text:p>0.0039198817</text:p>
          </table:table-cell>
          <table:table-cell table:formula="of:=([.L90]^2)*(-20.9992408223248)+([.L90])*(0.114146130561486)+(0.302895814088881)" office:value-type="float" office:value="0.302977666348364" calcext:value-type="float">
            <text:p>0.3029776663</text:p>
          </table:table-cell>
          <table:table-cell table:number-columns-repeated="1002"/>
        </table:table-row>
        <table:table-row table:style-name="ro1">
          <table:table-cell table:formula="of:=[Datos_Nao.A91]" office:value-type="float" office:value="-0.00451404694467783" calcext:value-type="float">
            <text:p>-0.0045140469</text:p>
          </table:table-cell>
          <table:table-cell table:formula="of:=[Datos_Nao.B91]" office:value-type="float" office:value="0.118939459323883" calcext:value-type="float">
            <text:p>0.1189394593</text:p>
          </table:table-cell>
          <table:table-cell table:formula="of:=[Datos_Nao.C91]" office:value-type="float" office:value="0.0250563360750675" calcext:value-type="float">
            <text:p>0.0250563361</text:p>
          </table:table-cell>
          <table:table-cell table:formula="of:=[Datos_Nao.D91]" office:value-type="float" office:value="0.116171970963478" calcext:value-type="float">
            <text:p>0.116171971</text:p>
          </table:table-cell>
          <table:table-cell table:formula="of:=[Datos_Nao.E91]" office:value-type="float" office:value="0.0143612353131175" calcext:value-type="float">
            <text:p>0.0143612353</text:p>
          </table:table-cell>
          <table:table-cell table:formula="of:=[Datos_Nao.F91]" office:value-type="float" office:value="0.318222612142563" calcext:value-type="float">
            <text:p>0.3182226121</text:p>
          </table:table-cell>
          <table:table-cell/>
          <table:table-cell table:formula="of:=[Datos_MoCap.A91]" office:value-type="float" office:value="0.011246" calcext:value-type="float">
            <text:p>0.011246</text:p>
          </table:table-cell>
          <table:table-cell table:formula="of:=[Datos_MoCap.B91]" office:value-type="float" office:value="0.067856" calcext:value-type="float">
            <text:p>0.067856</text:p>
          </table:table-cell>
          <table:table-cell table:formula="of:=[Datos_MoCap.C91]" office:value-type="float" office:value="0.199666" calcext:value-type="float">
            <text:p>0.199666</text:p>
          </table:table-cell>
          <table:table-cell table:formula="of:=[Datos_MoCap.D91]" office:value-type="float" office:value="0.002484" calcext:value-type="float">
            <text:p>0.002484</text:p>
          </table:table-cell>
          <table:table-cell table:formula="of:=[Datos_MoCap.F91]" office:value-type="float" office:value="0.000899" calcext:value-type="float">
            <text:p>0.000899</text:p>
          </table:table-cell>
          <table:table-cell table:formula="of:=[Datos_MoCap.E91]" office:value-type="float" office:value="-0.062611" calcext:value-type="float">
            <text:p>-0.062611</text:p>
          </table:table-cell>
          <table:table-cell/>
          <table:table-cell table:formula="of:=([.H91]^2)*(0.140024724909833)+([.H91])*(-0.00142725065277068)+(-0.0063459406986214)" office:value-type="float" office:value="-0.00634428228020091" calcext:value-type="float">
            <text:p>-0.0063442823</text:p>
          </table:table-cell>
          <table:table-cell table:formula="of:=([.J91]^2)*(-1.68303778049881)+([.J91])*(0.15665109790632)+(0.10475739737447)" office:value-type="float" office:value="0.0689384503635929" calcext:value-type="float">
            <text:p>0.0689384504</text:p>
          </table:table-cell>
          <table:table-cell table:formula="of:=([.I91]^2)*(-1.84809378419694)+([.I91])*(0.969715893777015)+(-0.0558124189204929)" office:value-type="float" office:value="0.00147919185611059" calcext:value-type="float">
            <text:p>0.0014791919</text:p>
          </table:table-cell>
          <table:table-cell table:formula="of:=[.H91]*-1" office:value-type="float" office:value="-0.011246" calcext:value-type="float">
            <text:p>-0.011246</text:p>
          </table:table-cell>
          <table:table-cell table:formula="of:=[.M91]*-1" office:value-type="float" office:value="0.062611" calcext:value-type="float">
            <text:p>0.062611</text:p>
          </table:table-cell>
          <table:table-cell table:formula="of:=([.K91]^2)*(48.7382423482978)+([.K91])*(0.0643401308833624)+(0.0316411646540839)" office:value-type="float" office:value="0.0321017129714772" calcext:value-type="float">
            <text:p>0.032101713</text:p>
          </table:table-cell>
          <table:table-cell table:formula="of:=([.M91]^2)*(2.99573212968935)+([.M91])*(-0.0394274132082148)+(-0.010306073088791)" office:value-type="float" office:value="0.00390619800490257" calcext:value-type="float">
            <text:p>0.003906198</text:p>
          </table:table-cell>
          <table:table-cell table:formula="of:=([.L91]^2)*(-20.9992408223248)+([.L91])*(0.114146130561486)+(0.302895814088881)" office:value-type="float" office:value="0.302981459852824" calcext:value-type="float">
            <text:p>0.3029814599</text:p>
          </table:table-cell>
          <table:table-cell table:number-columns-repeated="1002"/>
        </table:table-row>
        <table:table-row table:style-name="ro1">
          <table:table-cell table:formula="of:=[Datos_Nao.A92]" office:value-type="float" office:value="-0.004492511972785" calcext:value-type="float">
            <text:p>-0.004492512</text:p>
          </table:table-cell>
          <table:table-cell table:formula="of:=[Datos_Nao.B92]" office:value-type="float" office:value="0.118319943547249" calcext:value-type="float">
            <text:p>0.1183199435</text:p>
          </table:table-cell>
          <table:table-cell table:formula="of:=[Datos_Nao.C92]" office:value-type="float" office:value="0.0272130593657494" calcext:value-type="float">
            <text:p>0.0272130594</text:p>
          </table:table-cell>
          <table:table-cell table:formula="of:=[Datos_Nao.D92]" office:value-type="float" office:value="0.120809070765972" calcext:value-type="float">
            <text:p>0.1208090708</text:p>
          </table:table-cell>
          <table:table-cell table:formula="of:=[Datos_Nao.E92]" office:value-type="float" office:value="0.0204306803643703" calcext:value-type="float">
            <text:p>0.0204306804</text:p>
          </table:table-cell>
          <table:table-cell table:formula="of:=[Datos_Nao.F92]" office:value-type="float" office:value="0.323226302862167" calcext:value-type="float">
            <text:p>0.3232263029</text:p>
          </table:table-cell>
          <table:table-cell/>
          <table:table-cell table:formula="of:=[Datos_MoCap.A92]" office:value-type="float" office:value="0.011233" calcext:value-type="float">
            <text:p>0.011233</text:p>
          </table:table-cell>
          <table:table-cell table:formula="of:=[Datos_MoCap.B92]" office:value-type="float" office:value="0.067867" calcext:value-type="float">
            <text:p>0.067867</text:p>
          </table:table-cell>
          <table:table-cell table:formula="of:=[Datos_MoCap.C92]" office:value-type="float" office:value="0.199662" calcext:value-type="float">
            <text:p>0.199662</text:p>
          </table:table-cell>
          <table:table-cell table:formula="of:=[Datos_MoCap.D92]" office:value-type="float" office:value="0.002381" calcext:value-type="float">
            <text:p>0.002381</text:p>
          </table:table-cell>
          <table:table-cell table:formula="of:=[Datos_MoCap.F92]" office:value-type="float" office:value="0.000904" calcext:value-type="float">
            <text:p>0.000904</text:p>
          </table:table-cell>
          <table:table-cell table:formula="of:=[Datos_MoCap.E92]" office:value-type="float" office:value="-0.062606" calcext:value-type="float">
            <text:p>-0.062606</text:p>
          </table:table-cell>
          <table:table-cell/>
          <table:table-cell table:formula="of:=([.H92]^2)*(0.140024724909833)+([.H92])*(-0.00142725065277068)+(-0.0063459406986214)" office:value-type="float" office:value="-0.00634430464494771" calcext:value-type="float">
            <text:p>-0.0063443046</text:p>
          </table:table-cell>
          <table:table-cell table:formula="of:=([.J92]^2)*(-1.68303778049881)+([.J92])*(0.15665109790632)+(0.10475739737447)" office:value-type="float" office:value="0.0689405120956445" calcext:value-type="float">
            <text:p>0.0689405121</text:p>
          </table:table-cell>
          <table:table-cell table:formula="of:=([.I92]^2)*(-1.84809378419694)+([.I92])*(0.969715893777015)+(-0.0558124189204929)" office:value-type="float" office:value="0.00148709961378273" calcext:value-type="float">
            <text:p>0.0014870996</text:p>
          </table:table-cell>
          <table:table-cell table:formula="of:=[.H92]*-1" office:value-type="float" office:value="-0.011233" calcext:value-type="float">
            <text:p>-0.011233</text:p>
          </table:table-cell>
          <table:table-cell table:formula="of:=[.M92]*-1" office:value-type="float" office:value="0.062606" calcext:value-type="float">
            <text:p>0.062606</text:p>
          </table:table-cell>
          <table:table-cell table:formula="of:=([.K92]^2)*(48.7382423482978)+([.K92])*(0.0643401308833624)+(0.0316411646540839)" office:value-type="float" office:value="0.0320706634484467" calcext:value-type="float">
            <text:p>0.0320706634</text:p>
          </table:table-cell>
          <table:table-cell table:formula="of:=([.M92]^2)*(2.99573212968935)+([.M92])*(-0.0394274132082148)+(-0.010306073088791)" office:value-type="float" office:value="0.00390412528488611" calcext:value-type="float">
            <text:p>0.0039041253</text:p>
          </table:table-cell>
          <table:table-cell table:formula="of:=([.L92]^2)*(-20.9992408223248)+([.L92])*(0.114146130561486)+(0.302895814088881)" office:value-type="float" office:value="0.302981841275321" calcext:value-type="float">
            <text:p>0.3029818413</text:p>
          </table:table-cell>
          <table:table-cell table:number-columns-repeated="1002"/>
        </table:table-row>
        <table:table-row table:style-name="ro1">
          <table:table-cell table:formula="of:=[Datos_Nao.A93]" office:value-type="float" office:value="-0.00451179128140211" calcext:value-type="float">
            <text:p>-0.0045117913</text:p>
          </table:table-cell>
          <table:table-cell table:formula="of:=[Datos_Nao.B93]" office:value-type="float" office:value="0.117634274065495" calcext:value-type="float">
            <text:p>0.1176342741</text:p>
          </table:table-cell>
          <table:table-cell table:formula="of:=[Datos_Nao.C93]" office:value-type="float" office:value="0.0294628888368607" calcext:value-type="float">
            <text:p>0.0294628888</text:p>
          </table:table-cell>
          <table:table-cell table:formula="of:=[Datos_Nao.D93]" office:value-type="float" office:value="0.125476449728012" calcext:value-type="float">
            <text:p>0.1254764497</text:p>
          </table:table-cell>
          <table:table-cell table:formula="of:=[Datos_Nao.E93]" office:value-type="float" office:value="0.0265824962407351" calcext:value-type="float">
            <text:p>0.0265824962</text:p>
          </table:table-cell>
          <table:table-cell table:formula="of:=[Datos_Nao.F93]" office:value-type="float" office:value="0.328266054391861" calcext:value-type="float">
            <text:p>0.3282660544</text:p>
          </table:table-cell>
          <table:table-cell/>
          <table:table-cell table:formula="of:=[Datos_MoCap.A93]" office:value-type="float" office:value="0.011215" calcext:value-type="float">
            <text:p>0.011215</text:p>
          </table:table-cell>
          <table:table-cell table:formula="of:=[Datos_MoCap.B93]" office:value-type="float" office:value="0.067863" calcext:value-type="float">
            <text:p>0.067863</text:p>
          </table:table-cell>
          <table:table-cell table:formula="of:=[Datos_MoCap.C93]" office:value-type="float" office:value="0.199637" calcext:value-type="float">
            <text:p>0.199637</text:p>
          </table:table-cell>
          <table:table-cell table:formula="of:=[Datos_MoCap.D93]" office:value-type="float" office:value="0.002225" calcext:value-type="float">
            <text:p>0.002225</text:p>
          </table:table-cell>
          <table:table-cell table:formula="of:=[Datos_MoCap.F93]" office:value-type="float" office:value="0.001095" calcext:value-type="float">
            <text:p>0.001095</text:p>
          </table:table-cell>
          <table:table-cell table:formula="of:=[Datos_MoCap.E93]" office:value-type="float" office:value="-0.062593" calcext:value-type="float">
            <text:p>-0.062593</text:p>
          </table:table-cell>
          <table:table-cell/>
          <table:table-cell table:formula="of:=([.H93]^2)*(0.140024724909833)+([.H93])*(-0.00142725065277068)+(-0.0063459406986214)" office:value-type="float" office:value="-0.0063443355333864" calcext:value-type="float">
            <text:p>-0.0063443355</text:p>
          </table:table-cell>
          <table:table-cell table:formula="of:=([.J93]^2)*(-1.68303778049881)+([.J93])*(0.15665109790632)+(0.10475739737447)" office:value-type="float" office:value="0.0689533967007647" calcext:value-type="float">
            <text:p>0.0689533967</text:p>
          </table:table-cell>
          <table:table-cell table:formula="of:=([.I93]^2)*(-1.84809378419694)+([.I93])*(0.969715893777015)+(-0.0558124189204929)" office:value-type="float" office:value="0.00148422411728494" calcext:value-type="float">
            <text:p>0.0014842241</text:p>
          </table:table-cell>
          <table:table-cell table:formula="of:=[.H93]*-1" office:value-type="float" office:value="-0.011215" calcext:value-type="float">
            <text:p>-0.011215</text:p>
          </table:table-cell>
          <table:table-cell table:formula="of:=[.M93]*-1" office:value-type="float" office:value="0.062593" calcext:value-type="float">
            <text:p>0.062593</text:p>
          </table:table-cell>
          <table:table-cell table:formula="of:=([.K93]^2)*(48.7382423482978)+([.K93])*(0.0643401308833624)+(0.0316411646540839)" office:value-type="float" office:value="0.0320256062063249" calcext:value-type="float">
            <text:p>0.0320256062</text:p>
          </table:table-cell>
          <table:table-cell table:formula="of:=([.M93]^2)*(2.99573212968935)+([.M93])*(-0.0394274132082148)+(-0.010306073088791)" office:value-type="float" office:value="0.00389873691384464" calcext:value-type="float">
            <text:p>0.0038987369</text:p>
          </table:table-cell>
          <table:table-cell table:formula="of:=([.L93]^2)*(-20.9992408223248)+([.L93])*(0.114146130561486)+(0.302895814088881)" office:value-type="float" office:value="0.302995625487119" calcext:value-type="float">
            <text:p>0.3029956255</text:p>
          </table:table-cell>
          <table:table-cell table:number-columns-repeated="1002"/>
        </table:table-row>
        <table:table-row table:style-name="ro1">
          <table:table-cell table:formula="of:=[Datos_Nao.A94]" office:value-type="float" office:value="-0.00457142340019345" calcext:value-type="float">
            <text:p>-0.0045714234</text:p>
          </table:table-cell>
          <table:table-cell table:formula="of:=[Datos_Nao.B94]" office:value-type="float" office:value="0.116883903741837" calcext:value-type="float">
            <text:p>0.1168839037</text:p>
          </table:table-cell>
          <table:table-cell table:formula="of:=[Datos_Nao.C94]" office:value-type="float" office:value="0.0317997857928276" calcext:value-type="float">
            <text:p>0.0317997858</text:p>
          </table:table-cell>
          <table:table-cell table:formula="of:=[Datos_Nao.D94]" office:value-type="float" office:value="0.13016802072525" calcext:value-type="float">
            <text:p>0.1301680207</text:p>
          </table:table-cell>
          <table:table-cell table:formula="of:=[Datos_Nao.E94]" office:value-type="float" office:value="0.0327992588281632" calcext:value-type="float">
            <text:p>0.0327992588</text:p>
          </table:table-cell>
          <table:table-cell table:formula="of:=[Datos_Nao.F94]" office:value-type="float" office:value="0.33332946896553" calcext:value-type="float">
            <text:p>0.333329469</text:p>
          </table:table-cell>
          <table:table-cell/>
          <table:table-cell table:formula="of:=[Datos_MoCap.A94]" office:value-type="float" office:value="0.011198" calcext:value-type="float">
            <text:p>0.011198</text:p>
          </table:table-cell>
          <table:table-cell table:formula="of:=[Datos_MoCap.B94]" office:value-type="float" office:value="0.067883" calcext:value-type="float">
            <text:p>0.067883</text:p>
          </table:table-cell>
          <table:table-cell table:formula="of:=[Datos_MoCap.C94]" office:value-type="float" office:value="0.199631" calcext:value-type="float">
            <text:p>0.199631</text:p>
          </table:table-cell>
          <table:table-cell table:formula="of:=[Datos_MoCap.D94]" office:value-type="float" office:value="0.002092" calcext:value-type="float">
            <text:p>0.002092</text:p>
          </table:table-cell>
          <table:table-cell table:formula="of:=[Datos_MoCap.F94]" office:value-type="float" office:value="0.001166" calcext:value-type="float">
            <text:p>0.001166</text:p>
          </table:table-cell>
          <table:table-cell table:formula="of:=[Datos_MoCap.E94]" office:value-type="float" office:value="-0.062575" calcext:value-type="float">
            <text:p>-0.062575</text:p>
          </table:table-cell>
          <table:table-cell/>
          <table:table-cell table:formula="of:=([.H94]^2)*(0.140024724909833)+([.H94])*(-0.00142725065277068)+(-0.0063459406986214)" office:value-type="float" office:value="-0.00634436462248601" calcext:value-type="float">
            <text:p>-0.0063443646</text:p>
          </table:table-cell>
          <table:table-cell table:formula="of:=([.J94]^2)*(-1.68303778049881)+([.J94])*(0.15665109790632)+(0.10475739737447)" office:value-type="float" office:value="0.0689564886929485" calcext:value-type="float">
            <text:p>0.0689564887</text:p>
          </table:table-cell>
          <table:table-cell table:formula="of:=([.I94]^2)*(-1.84809378419694)+([.I94])*(0.969715893777015)+(-0.0558124189204929)" office:value-type="float" office:value="0.00149860100838389" calcext:value-type="float">
            <text:p>0.001498601</text:p>
          </table:table-cell>
          <table:table-cell table:formula="of:=[.H94]*-1" office:value-type="float" office:value="-0.011198" calcext:value-type="float">
            <text:p>-0.011198</text:p>
          </table:table-cell>
          <table:table-cell table:formula="of:=[.M94]*-1" office:value-type="float" office:value="0.062575" calcext:value-type="float">
            <text:p>0.062575</text:p>
          </table:table-cell>
          <table:table-cell table:formula="of:=([.K94]^2)*(48.7382423482978)+([.K94])*(0.0643401308833624)+(0.0316411646540839)" office:value-type="float" office:value="0.0319890653709525" calcext:value-type="float">
            <text:p>0.0319890654</text:p>
          </table:table-cell>
          <table:table-cell table:formula="of:=([.M94]^2)*(2.99573212968935)+([.M94])*(-0.0394274132082148)+(-0.010306073088791)" office:value-type="float" office:value="0.00389127776402113" calcext:value-type="float">
            <text:p>0.0038912778</text:p>
          </table:table-cell>
          <table:table-cell table:formula="of:=([.L94]^2)*(-20.9992408223248)+([.L94])*(0.114146130561486)+(0.302895814088881)" office:value-type="float" office:value="0.30300035883326" calcext:value-type="float">
            <text:p>0.3030003588</text:p>
          </table:table-cell>
          <table:table-cell table:number-columns-repeated="1002"/>
        </table:table-row>
        <table:table-row table:style-name="ro1">
          <table:table-cell table:formula="of:=[Datos_Nao.A95]" office:value-type="float" office:value="-0.0047345757484436" calcext:value-type="float">
            <text:p>-0.0047345757</text:p>
          </table:table-cell>
          <table:table-cell table:formula="of:=[Datos_Nao.B95]" office:value-type="float" office:value="0.115642033517361" calcext:value-type="float">
            <text:p>0.1156420335</text:p>
          </table:table-cell>
          <table:table-cell table:formula="of:=[Datos_Nao.C95]" office:value-type="float" office:value="0.0354529656469822" calcext:value-type="float">
            <text:p>0.0354529656</text:p>
          </table:table-cell>
          <table:table-cell table:formula="of:=[Datos_Nao.D95]" office:value-type="float" office:value="0.13723623752594" calcext:value-type="float">
            <text:p>0.1372362375</text:p>
          </table:table-cell>
          <table:table-cell table:formula="of:=[Datos_Nao.E95]" office:value-type="float" office:value="0.0422077737748623" calcext:value-type="float">
            <text:p>0.0422077738</text:p>
          </table:table-cell>
          <table:table-cell table:formula="of:=[Datos_Nao.F95]" office:value-type="float" office:value="0.340941429138184" calcext:value-type="float">
            <text:p>0.3409414291</text:p>
          </table:table-cell>
          <table:table-cell/>
          <table:table-cell table:formula="of:=[Datos_MoCap.A95]" office:value-type="float" office:value="0.011161" calcext:value-type="float">
            <text:p>0.011161</text:p>
          </table:table-cell>
          <table:table-cell table:formula="of:=[Datos_MoCap.B95]" office:value-type="float" office:value="0.067915" calcext:value-type="float">
            <text:p>0.067915</text:p>
          </table:table-cell>
          <table:table-cell table:formula="of:=[Datos_MoCap.C95]" office:value-type="float" office:value="0.199596" calcext:value-type="float">
            <text:p>0.199596</text:p>
          </table:table-cell>
          <table:table-cell table:formula="of:=[Datos_MoCap.D95]" office:value-type="float" office:value="0.001688" calcext:value-type="float">
            <text:p>0.001688</text:p>
          </table:table-cell>
          <table:table-cell table:formula="of:=[Datos_MoCap.F95]" office:value-type="float" office:value="0.001677" calcext:value-type="float">
            <text:p>0.001677</text:p>
          </table:table-cell>
          <table:table-cell table:formula="of:=[Datos_MoCap.E95]" office:value-type="float" office:value="-0.062523" calcext:value-type="float">
            <text:p>-0.062523</text:p>
          </table:table-cell>
          <table:table-cell/>
          <table:table-cell table:formula="of:=([.H95]^2)*(0.140024724909833)+([.H95])*(-0.00142725065277068)+(-0.0063459406986214)" office:value-type="float" office:value="-0.00634442765428636" calcext:value-type="float">
            <text:p>-0.0063444277</text:p>
          </table:table-cell>
          <table:table-cell table:formula="of:=([.J95]^2)*(-1.68303778049881)+([.J95])*(0.15665109790632)+(0.10475739737447)" office:value-type="float" office:value="0.0689745228988617" calcext:value-type="float">
            <text:p>0.0689745229</text:p>
          </table:table-cell>
          <table:table-cell table:formula="of:=([.I95]^2)*(-1.84809378419694)+([.I95])*(0.969715893777015)+(-0.0558124189204929)" office:value-type="float" office:value="0.00152160095891416" calcext:value-type="float">
            <text:p>0.001521601</text:p>
          </table:table-cell>
          <table:table-cell table:formula="of:=[.H95]*-1" office:value-type="float" office:value="-0.011161" calcext:value-type="float">
            <text:p>-0.011161</text:p>
          </table:table-cell>
          <table:table-cell table:formula="of:=[.M95]*-1" office:value-type="float" office:value="0.062523" calcext:value-type="float">
            <text:p>0.062523</text:p>
          </table:table-cell>
          <table:table-cell table:formula="of:=([.K95]^2)*(48.7382423482978)+([.K95])*(0.0643401308833624)+(0.0316411646540839)" office:value-type="float" office:value="0.0318886428134207" calcext:value-type="float">
            <text:p>0.0318886428</text:p>
          </table:table-cell>
          <table:table-cell table:formula="of:=([.M95]^2)*(2.99573212968935)+([.M95])*(-0.0394274132082148)+(-0.010306073088791)" office:value-type="float" office:value="0.00386974001344039" calcext:value-type="float">
            <text:p>0.00386974</text:p>
          </table:table-cell>
          <table:table-cell table:formula="of:=([.L95]^2)*(-20.9992408223248)+([.L95])*(0.114146130561486)+(0.302895814088881)" office:value-type="float" office:value="0.30302818037589" calcext:value-type="float">
            <text:p>0.3030281804</text:p>
          </table:table-cell>
          <table:table-cell table:number-columns-repeated="1002"/>
        </table:table-row>
        <table:table-row table:style-name="ro1">
          <table:table-cell table:formula="of:=[Datos_Nao.A96]" office:value-type="float" office:value="-0.00498240347951651" calcext:value-type="float">
            <text:p>-0.0049824035</text:p>
          </table:table-cell>
          <table:table-cell table:formula="of:=[Datos_Nao.B96]" office:value-type="float" office:value="0.114269271492958" calcext:value-type="float">
            <text:p>0.1142692715</text:p>
          </table:table-cell>
          <table:table-cell table:formula="of:=[Datos_Nao.C96]" office:value-type="float" office:value="0.039259672164917" calcext:value-type="float">
            <text:p>0.0392596722</text:p>
          </table:table-cell>
          <table:table-cell table:formula="of:=[Datos_Nao.D96]" office:value-type="float" office:value="0.144320547580719" calcext:value-type="float">
            <text:p>0.1443205476</text:p>
          </table:table-cell>
          <table:table-cell table:formula="of:=[Datos_Nao.E96]" office:value-type="float" office:value="0.0516640804708004" calcext:value-type="float">
            <text:p>0.0516640805</text:p>
          </table:table-cell>
          <table:table-cell table:formula="of:=[Datos_Nao.F96]" office:value-type="float" office:value="0.348536044359207" calcext:value-type="float">
            <text:p>0.3485360444</text:p>
          </table:table-cell>
          <table:table-cell/>
          <table:table-cell table:formula="of:=[Datos_MoCap.A96]" office:value-type="float" office:value="0.011104" calcext:value-type="float">
            <text:p>0.011104</text:p>
          </table:table-cell>
          <table:table-cell table:formula="of:=[Datos_MoCap.B96]" office:value-type="float" office:value="0.067907" calcext:value-type="float">
            <text:p>0.067907</text:p>
          </table:table-cell>
          <table:table-cell table:formula="of:=[Datos_MoCap.C96]" office:value-type="float" office:value="0.199564" calcext:value-type="float">
            <text:p>0.199564</text:p>
          </table:table-cell>
          <table:table-cell table:formula="of:=[Datos_MoCap.D96]" office:value-type="float" office:value="0.001503" calcext:value-type="float">
            <text:p>0.001503</text:p>
          </table:table-cell>
          <table:table-cell table:formula="of:=[Datos_MoCap.F96]" office:value-type="float" office:value="0.002113" calcext:value-type="float">
            <text:p>0.002113</text:p>
          </table:table-cell>
          <table:table-cell table:formula="of:=[Datos_MoCap.E96]" office:value-type="float" office:value="-0.062466" calcext:value-type="float">
            <text:p>-0.062466</text:p>
          </table:table-cell>
          <table:table-cell/>
          <table:table-cell table:formula="of:=([.H96]^2)*(0.140024724909833)+([.H96])*(-0.00142725065277068)+(-0.0063459406986214)" office:value-type="float" office:value="-0.00634452400707766" calcext:value-type="float">
            <text:p>-0.006344524</text:p>
          </table:table-cell>
          <table:table-cell table:formula="of:=([.J96]^2)*(-1.68303778049881)+([.J96])*(0.15665109790632)+(0.10475739737447)" office:value-type="float" office:value="0.0689910077072635" calcext:value-type="float">
            <text:p>0.0689910077</text:p>
          </table:table-cell>
          <table:table-cell table:formula="of:=([.I96]^2)*(-1.84809378419694)+([.I96])*(0.969715893777015)+(-0.0558124189204929)" office:value-type="float" office:value="0.00151585132611559" calcext:value-type="float">
            <text:p>0.0015158513</text:p>
          </table:table-cell>
          <table:table-cell table:formula="of:=[.H96]*-1" office:value-type="float" office:value="-0.011104" calcext:value-type="float">
            <text:p>-0.011104</text:p>
          </table:table-cell>
          <table:table-cell table:formula="of:=[.M96]*-1" office:value-type="float" office:value="0.062466" calcext:value-type="float">
            <text:p>0.062466</text:p>
          </table:table-cell>
          <table:table-cell table:formula="of:=([.K96]^2)*(48.7382423482978)+([.K96])*(0.0643401308833624)+(0.0316411646540839)" office:value-type="float" office:value="0.0318479679989106" calcext:value-type="float">
            <text:p>0.031847968</text:p>
          </table:table-cell>
          <table:table-cell table:formula="of:=([.M96]^2)*(2.99573212968935)+([.M96])*(-0.0394274132082148)+(-0.010306073088791)" office:value-type="float" office:value="0.00384614993778753" calcext:value-type="float">
            <text:p>0.0038461499</text:p>
          </table:table-cell>
          <table:table-cell table:formula="of:=([.L96]^2)*(-20.9992408223248)+([.L96])*(0.114146130561486)+(0.302895814088881)" office:value-type="float" office:value="0.30304324810331" calcext:value-type="float">
            <text:p>0.3030432481</text:p>
          </table:table-cell>
          <table:table-cell table:number-columns-repeated="1002"/>
        </table:table-row>
        <table:table-row table:style-name="ro1">
          <table:table-cell table:formula="of:=[Datos_Nao.A97]" office:value-type="float" office:value="-0.00508285919204354" calcext:value-type="float">
            <text:p>-0.0050828592</text:p>
          </table:table-cell>
          <table:table-cell table:formula="of:=[Datos_Nao.B97]" office:value-type="float" office:value="0.113784648478031" calcext:value-type="float">
            <text:p>0.1137846485</text:p>
          </table:table-cell>
          <table:table-cell table:formula="of:=[Datos_Nao.C97]" office:value-type="float" office:value="0.0405574329197407" calcext:value-type="float">
            <text:p>0.0405574329</text:p>
          </table:table-cell>
          <table:table-cell table:formula="of:=[Datos_Nao.D97]" office:value-type="float" office:value="0.146681264042854" calcext:value-type="float">
            <text:p>0.146681264</text:p>
          </table:table-cell>
          <table:table-cell table:formula="of:=[Datos_Nao.E97]" office:value-type="float" office:value="0.0548167005181313" calcext:value-type="float">
            <text:p>0.0548167005</text:p>
          </table:table-cell>
          <table:table-cell table:formula="of:=[Datos_Nao.F97]" office:value-type="float" office:value="0.351056009531021" calcext:value-type="float">
            <text:p>0.3510560095</text:p>
          </table:table-cell>
          <table:table-cell/>
          <table:table-cell table:formula="of:=[Datos_MoCap.A97]" office:value-type="float" office:value="0.010955" calcext:value-type="float">
            <text:p>0.010955</text:p>
          </table:table-cell>
          <table:table-cell table:formula="of:=[Datos_MoCap.B97]" office:value-type="float" office:value="0.067882" calcext:value-type="float">
            <text:p>0.067882</text:p>
          </table:table-cell>
          <table:table-cell table:formula="of:=[Datos_MoCap.C97]" office:value-type="float" office:value="0.199538" calcext:value-type="float">
            <text:p>0.199538</text:p>
          </table:table-cell>
          <table:table-cell table:formula="of:=[Datos_MoCap.D97]" office:value-type="float" office:value="0.00178" calcext:value-type="float">
            <text:p>0.00178</text:p>
          </table:table-cell>
          <table:table-cell table:formula="of:=[Datos_MoCap.F97]" office:value-type="float" office:value="0.002948" calcext:value-type="float">
            <text:p>0.002948</text:p>
          </table:table-cell>
          <table:table-cell table:formula="of:=[Datos_MoCap.E97]" office:value-type="float" office:value="-0.062361" calcext:value-type="float">
            <text:p>-0.062361</text:p>
          </table:table-cell>
          <table:table-cell/>
          <table:table-cell table:formula="of:=([.H97]^2)*(0.140024724909833)+([.H97])*(-0.00142725065277068)+(-0.0063459406986214)" office:value-type="float" office:value="-0.00634477157873601" calcext:value-type="float">
            <text:p>-0.0063447716</text:p>
          </table:table-cell>
          <table:table-cell table:formula="of:=([.J97]^2)*(-1.68303778049881)+([.J97])*(0.15665109790632)+(0.10475739737447)" office:value-type="float" office:value="0.069004399076069" calcext:value-type="float">
            <text:p>0.0690043991</text:p>
          </table:table-cell>
          <table:table-cell table:formula="of:=([.I97]^2)*(-1.84809378419694)+([.I97])*(0.969715893777015)+(-0.0558124189204929)" office:value-type="float" office:value="0.00149788219894272" calcext:value-type="float">
            <text:p>0.0014978822</text:p>
          </table:table-cell>
          <table:table-cell table:formula="of:=[.H97]*-1" office:value-type="float" office:value="-0.010955" calcext:value-type="float">
            <text:p>-0.010955</text:p>
          </table:table-cell>
          <table:table-cell table:formula="of:=[.M97]*-1" office:value-type="float" office:value="0.062361" calcext:value-type="float">
            <text:p>0.062361</text:p>
          </table:table-cell>
          <table:table-cell table:formula="of:=([.K97]^2)*(48.7382423482978)+([.K97])*(0.0643401308833624)+(0.0316411646540839)" office:value-type="float" office:value="0.0319101123341126" calcext:value-type="float">
            <text:p>0.0319101123</text:p>
          </table:table-cell>
          <table:table-cell table:formula="of:=([.M97]^2)*(2.99573212968935)+([.M97])*(-0.0394274132082148)+(-0.010306073088791)" office:value-type="float" office:value="0.00380274549267263" calcext:value-type="float">
            <text:p>0.0038027455</text:p>
          </table:table-cell>
          <table:table-cell table:formula="of:=([.L97]^2)*(-20.9992408223248)+([.L97])*(0.114146130561486)+(0.302895814088881)" office:value-type="float" office:value="0.303049818695565" calcext:value-type="float">
            <text:p>0.3030498187</text:p>
          </table:table-cell>
          <table:table-cell table:number-columns-repeated="1002"/>
        </table:table-row>
        <table:table-row table:style-name="ro1">
          <table:table-cell table:formula="of:=[Datos_Nao.A98]" office:value-type="float" office:value="-0.00543455220758915" calcext:value-type="float">
            <text:p>-0.0054345522</text:p>
          </table:table-cell>
          <table:table-cell table:formula="of:=[Datos_Nao.B98]" office:value-type="float" office:value="0.112257190048695" calcext:value-type="float">
            <text:p>0.11225719</text:p>
          </table:table-cell>
          <table:table-cell table:formula="of:=[Datos_Nao.C98]" office:value-type="float" office:value="0.0445205084979534" calcext:value-type="float">
            <text:p>0.0445205085</text:p>
          </table:table-cell>
          <table:table-cell table:formula="of:=[Datos_Nao.D98]" office:value-type="float" office:value="0.153747722506523" calcext:value-type="float">
            <text:p>0.1537477225</text:p>
          </table:table-cell>
          <table:table-cell table:formula="of:=[Datos_Nao.E98]" office:value-type="float" office:value="0.0642464458942413" calcext:value-type="float">
            <text:p>0.0642464459</text:p>
          </table:table-cell>
          <table:table-cell table:formula="of:=[Datos_Nao.F98]" office:value-type="float" office:value="0.358560115098953" calcext:value-type="float">
            <text:p>0.3585601151</text:p>
          </table:table-cell>
          <table:table-cell/>
          <table:table-cell table:formula="of:=[Datos_MoCap.A98]" office:value-type="float" office:value="0.010837" calcext:value-type="float">
            <text:p>0.010837</text:p>
          </table:table-cell>
          <table:table-cell table:formula="of:=[Datos_MoCap.B98]" office:value-type="float" office:value="0.067874" calcext:value-type="float">
            <text:p>0.067874</text:p>
          </table:table-cell>
          <table:table-cell table:formula="of:=[Datos_MoCap.C98]" office:value-type="float" office:value="0.199538" calcext:value-type="float">
            <text:p>0.199538</text:p>
          </table:table-cell>
          <table:table-cell table:formula="of:=[Datos_MoCap.D98]" office:value-type="float" office:value="0.001815" calcext:value-type="float">
            <text:p>0.001815</text:p>
          </table:table-cell>
          <table:table-cell table:formula="of:=[Datos_MoCap.F98]" office:value-type="float" office:value="0.003854" calcext:value-type="float">
            <text:p>0.003854</text:p>
          </table:table-cell>
          <table:table-cell table:formula="of:=[Datos_MoCap.E98]" office:value-type="float" office:value="-0.062198" calcext:value-type="float">
            <text:p>-0.062198</text:p>
          </table:table-cell>
          <table:table-cell/>
          <table:table-cell table:formula="of:=([.H98]^2)*(0.140024724909833)+([.H98])*(-0.00142725065277068)+(-0.0063459406986214)" office:value-type="float" office:value="-0.006344963230578" calcext:value-type="float">
            <text:p>-0.0063449632</text:p>
          </table:table-cell>
          <table:table-cell table:formula="of:=([.J98]^2)*(-1.68303778049881)+([.J98])*(0.15665109790632)+(0.10475739737447)" office:value-type="float" office:value="0.069004399076069" calcext:value-type="float">
            <text:p>0.0690043991</text:p>
          </table:table-cell>
          <table:table-cell table:formula="of:=([.I98]^2)*(-1.84809378419694)+([.I98])*(0.969715893777015)+(-0.0558124189204929)" office:value-type="float" office:value="0.00149213159035065" calcext:value-type="float">
            <text:p>0.0014921316</text:p>
          </table:table-cell>
          <table:table-cell table:formula="of:=[.H98]*-1" office:value-type="float" office:value="-0.010837" calcext:value-type="float">
            <text:p>-0.010837</text:p>
          </table:table-cell>
          <table:table-cell table:formula="of:=[.M98]*-1" office:value-type="float" office:value="0.062198" calcext:value-type="float">
            <text:p>0.062198</text:p>
          </table:table-cell>
          <table:table-cell table:formula="of:=([.K98]^2)*(48.7382423482978)+([.K98])*(0.0643401308833624)+(0.0316411646540839)" office:value-type="float" office:value="0.031918496728037" calcext:value-type="float">
            <text:p>0.0319184967</text:p>
          </table:table-cell>
          <table:table-cell table:formula="of:=([.M98]^2)*(2.99573212968935)+([.M98])*(-0.0394274132082148)+(-0.010306073088791)" office:value-type="float" office:value="0.00373549612438995" calcext:value-type="float">
            <text:p>0.0037354961</text:p>
          </table:table-cell>
          <table:table-cell table:formula="of:=([.L98]^2)*(-20.9992408223248)+([.L98])*(0.114146130561486)+(0.302895814088881)" office:value-type="float" office:value="0.303023824916371" calcext:value-type="float">
            <text:p>0.3030238249</text:p>
          </table:table-cell>
          <table:table-cell table:number-columns-repeated="1002"/>
        </table:table-row>
        <table:table-row table:style-name="ro1">
          <table:table-cell table:formula="of:=[Datos_Nao.A99]" office:value-type="float" office:value="-0.00570794148370624" calcext:value-type="float">
            <text:p>-0.0057079415</text:p>
          </table:table-cell>
          <table:table-cell table:formula="of:=[Datos_Nao.B99]" office:value-type="float" office:value="0.111183553934097" calcext:value-type="float">
            <text:p>0.1111835539</text:p>
          </table:table-cell>
          <table:table-cell table:formula="of:=[Datos_Nao.C99]" office:value-type="float" office:value="0.0472076870501041" calcext:value-type="float">
            <text:p>0.0472076871</text:p>
          </table:table-cell>
          <table:table-cell table:formula="of:=[Datos_Nao.D99]" office:value-type="float" office:value="0.158435642719269" calcext:value-type="float">
            <text:p>0.1584356427</text:p>
          </table:table-cell>
          <table:table-cell table:formula="of:=[Datos_Nao.E99]" office:value-type="float" office:value="0.0704881027340889" calcext:value-type="float">
            <text:p>0.0704881027</text:p>
          </table:table-cell>
          <table:table-cell table:formula="of:=[Datos_Nao.F99]" office:value-type="float" office:value="0.363499462604523" calcext:value-type="float">
            <text:p>0.3634994626</text:p>
          </table:table-cell>
          <table:table-cell/>
          <table:table-cell table:formula="of:=[Datos_MoCap.A99]" office:value-type="float" office:value="0.010718" calcext:value-type="float">
            <text:p>0.010718</text:p>
          </table:table-cell>
          <table:table-cell table:formula="of:=[Datos_MoCap.B99]" office:value-type="float" office:value="0.067824" calcext:value-type="float">
            <text:p>0.067824</text:p>
          </table:table-cell>
          <table:table-cell table:formula="of:=[Datos_MoCap.C99]" office:value-type="float" office:value="0.199535" calcext:value-type="float">
            <text:p>0.199535</text:p>
          </table:table-cell>
          <table:table-cell table:formula="of:=[Datos_MoCap.D99]" office:value-type="float" office:value="0.001879" calcext:value-type="float">
            <text:p>0.001879</text:p>
          </table:table-cell>
          <table:table-cell table:formula="of:=[Datos_MoCap.F99]" office:value-type="float" office:value="0.004965" calcext:value-type="float">
            <text:p>0.004965</text:p>
          </table:table-cell>
          <table:table-cell table:formula="of:=[Datos_MoCap.E99]" office:value-type="float" office:value="-0.062014" calcext:value-type="float">
            <text:p>-0.062014</text:p>
          </table:table-cell>
          <table:table-cell/>
          <table:table-cell table:formula="of:=([.H99]^2)*(0.140024724909833)+([.H99])*(-0.00142725065277068)+(-0.0063459406986214)" office:value-type="float" office:value="-0.00634515255747082" calcext:value-type="float">
            <text:p>-0.0063451526</text:p>
          </table:table-cell>
          <table:table-cell table:formula="of:=([.J99]^2)*(-1.68303778049881)+([.J99])*(0.15665109790632)+(0.10475739737447)" office:value-type="float" office:value="0.0690059440875839" calcext:value-type="float">
            <text:p>0.0690059441</text:p>
          </table:table-cell>
          <table:table-cell table:formula="of:=([.I99]^2)*(-1.84809378419694)+([.I99])*(0.969715893777015)+(-0.0558124189204929)" office:value-type="float" office:value="0.00145618492717819" calcext:value-type="float">
            <text:p>0.0014561849</text:p>
          </table:table-cell>
          <table:table-cell table:formula="of:=[.H99]*-1" office:value-type="float" office:value="-0.010718" calcext:value-type="float">
            <text:p>-0.010718</text:p>
          </table:table-cell>
          <table:table-cell table:formula="of:=[.M99]*-1" office:value-type="float" office:value="0.062014" calcext:value-type="float">
            <text:p>0.062014</text:p>
          </table:table-cell>
          <table:table-cell table:formula="of:=([.K99]^2)*(48.7382423482978)+([.K99])*(0.0643401308833624)+(0.0316411646540839)" office:value-type="float" office:value="0.0319341369967166" calcext:value-type="float">
            <text:p>0.031934137</text:p>
          </table:table-cell>
          <table:table-cell table:formula="of:=([.M99]^2)*(2.99573212968935)+([.M99])*(-0.0394274132082148)+(-0.010306073088791)" office:value-type="float" office:value="0.00365977399856973" calcext:value-type="float">
            <text:p>0.003659774</text:p>
          </table:table-cell>
          <table:table-cell table:formula="of:=([.L99]^2)*(-20.9992408223248)+([.L99])*(0.114146130561486)+(0.302895814088881)" office:value-type="float" office:value="0.302944892616778" calcext:value-type="float">
            <text:p>0.3029448926</text:p>
          </table:table-cell>
          <table:table-cell table:number-columns-repeated="1002"/>
        </table:table-row>
        <table:table-row table:style-name="ro1">
          <table:table-cell table:formula="of:=[Datos_Nao.A100]" office:value-type="float" office:value="-0.00600940780714154" calcext:value-type="float">
            <text:p>-0.0060094078</text:p>
          </table:table-cell>
          <table:table-cell table:formula="of:=[Datos_Nao.B100]" office:value-type="float" office:value="0.110071949660778" calcext:value-type="float">
            <text:p>0.1100719497</text:p>
          </table:table-cell>
          <table:table-cell table:formula="of:=[Datos_Nao.C100]" office:value-type="float" office:value="0.0499180778861046" calcext:value-type="float">
            <text:p>0.0499180779</text:p>
          </table:table-cell>
          <table:table-cell table:formula="of:=[Datos_Nao.D100]" office:value-type="float" office:value="0.163095235824585" calcext:value-type="float">
            <text:p>0.1630952358</text:p>
          </table:table-cell>
          <table:table-cell table:formula="of:=[Datos_Nao.E100]" office:value-type="float" office:value="0.0766737833619118" calcext:value-type="float">
            <text:p>0.0766737834</text:p>
          </table:table-cell>
          <table:table-cell table:formula="of:=[Datos_Nao.F100]" office:value-type="float" office:value="0.368372619152069" calcext:value-type="float">
            <text:p>0.3683726192</text:p>
          </table:table-cell>
          <table:table-cell/>
          <table:table-cell table:formula="of:=[Datos_MoCap.A100]" office:value-type="float" office:value="0.010646" calcext:value-type="float">
            <text:p>0.010646</text:p>
          </table:table-cell>
          <table:table-cell table:formula="of:=[Datos_MoCap.B100]" office:value-type="float" office:value="0.067835" calcext:value-type="float">
            <text:p>0.067835</text:p>
          </table:table-cell>
          <table:table-cell table:formula="of:=[Datos_MoCap.C100]" office:value-type="float" office:value="0.199545" calcext:value-type="float">
            <text:p>0.199545</text:p>
          </table:table-cell>
          <table:table-cell table:formula="of:=[Datos_MoCap.D100]" office:value-type="float" office:value="0.001824" calcext:value-type="float">
            <text:p>0.001824</text:p>
          </table:table-cell>
          <table:table-cell table:formula="of:=[Datos_MoCap.F100]" office:value-type="float" office:value="0.006264" calcext:value-type="float">
            <text:p>0.006264</text:p>
          </table:table-cell>
          <table:table-cell table:formula="of:=[Datos_MoCap.E100]" office:value-type="float" office:value="-0.061785" calcext:value-type="float">
            <text:p>-0.061785</text:p>
          </table:table-cell>
          <table:table-cell/>
          <table:table-cell table:formula="of:=([.H100]^2)*(0.140024724909833)+([.H100])*(-0.00142725065277068)+(-0.0063459406986214)" office:value-type="float" office:value="-0.00634526518257588" calcext:value-type="float">
            <text:p>-0.0063452652</text:p>
          </table:table-cell>
          <table:table-cell table:formula="of:=([.J100]^2)*(-1.68303778049881)+([.J100])*(0.15665109790632)+(0.10475739737447)" office:value-type="float" office:value="0.0690007939313885" calcext:value-type="float">
            <text:p>0.0690007939</text:p>
          </table:table-cell>
          <table:table-cell table:formula="of:=([.I100]^2)*(-1.84809378419694)+([.I100])*(0.969715893777015)+(-0.0558124189204929)" office:value-type="float" office:value="0.00146409398590836" calcext:value-type="float">
            <text:p>0.001464094</text:p>
          </table:table-cell>
          <table:table-cell table:formula="of:=[.H100]*-1" office:value-type="float" office:value="-0.010646" calcext:value-type="float">
            <text:p>-0.010646</text:p>
          </table:table-cell>
          <table:table-cell table:formula="of:=[.M100]*-1" office:value-type="float" office:value="0.061785" calcext:value-type="float">
            <text:p>0.061785</text:p>
          </table:table-cell>
          <table:table-cell table:formula="of:=([.K100]^2)*(48.7382423482978)+([.K100])*(0.0643401308833624)+(0.0316411646540839)" office:value-type="float" office:value="0.0319206720153901" calcext:value-type="float">
            <text:p>0.031920672</text:p>
          </table:table-cell>
          <table:table-cell table:formula="of:=([.M100]^2)*(2.99573212968935)+([.M100])*(-0.0394274132082148)+(-0.010306073088791)" office:value-type="float" office:value="0.00356581620194459" calcext:value-type="float">
            <text:p>0.0035658162</text:p>
          </table:table-cell>
          <table:table-cell table:formula="of:=([.L100]^2)*(-20.9992408223248)+([.L100])*(0.114146130561486)+(0.302895814088881)" office:value-type="float" office:value="0.302786863623101" calcext:value-type="float">
            <text:p>0.3027868636</text:p>
          </table:table-cell>
          <table:table-cell table:number-columns-repeated="1002"/>
        </table:table-row>
        <table:table-row table:style-name="ro1">
          <table:table-cell table:formula="of:=[Datos_Nao.A101]" office:value-type="float" office:value="-0.00616980902850628" calcext:value-type="float">
            <text:p>-0.006169809</text:p>
          </table:table-cell>
          <table:table-cell table:formula="of:=[Datos_Nao.B101]" office:value-type="float" office:value="0.109503664076328" calcext:value-type="float">
            <text:p>0.1095036641</text:p>
          </table:table-cell>
          <table:table-cell table:formula="of:=[Datos_Nao.C101]" office:value-type="float" office:value="0.0512784272432327" calcext:value-type="float">
            <text:p>0.0512784272</text:p>
          </table:table-cell>
          <table:table-cell table:formula="of:=[Datos_Nao.D101]" office:value-type="float" office:value="0.165411874651909" calcext:value-type="float">
            <text:p>0.1654118747</text:p>
          </table:table-cell>
          <table:table-cell table:formula="of:=[Datos_Nao.E101]" office:value-type="float" office:value="0.0797405913472176" calcext:value-type="float">
            <text:p>0.0797405913</text:p>
          </table:table-cell>
          <table:table-cell table:formula="of:=[Datos_Nao.F101]" office:value-type="float" office:value="0.370780318975449" calcext:value-type="float">
            <text:p>0.370780319</text:p>
          </table:table-cell>
          <table:table-cell/>
          <table:table-cell table:formula="of:=[Datos_MoCap.A101]" office:value-type="float" office:value="0.010527" calcext:value-type="float">
            <text:p>0.010527</text:p>
          </table:table-cell>
          <table:table-cell table:formula="of:=[Datos_MoCap.B101]" office:value-type="float" office:value="0.067859" calcext:value-type="float">
            <text:p>0.067859</text:p>
          </table:table-cell>
          <table:table-cell table:formula="of:=[Datos_MoCap.C101]" office:value-type="float" office:value="0.199531" calcext:value-type="float">
            <text:p>0.199531</text:p>
          </table:table-cell>
          <table:table-cell table:formula="of:=[Datos_MoCap.D101]" office:value-type="float" office:value="0.002189" calcext:value-type="float">
            <text:p>0.002189</text:p>
          </table:table-cell>
          <table:table-cell table:formula="of:=[Datos_MoCap.F101]" office:value-type="float" office:value="0.007235" calcext:value-type="float">
            <text:p>0.007235</text:p>
          </table:table-cell>
          <table:table-cell table:formula="of:=[Datos_MoCap.E101]" office:value-type="float" office:value="-0.061397" calcext:value-type="float">
            <text:p>-0.061397</text:p>
          </table:table-cell>
          <table:table-cell/>
          <table:table-cell table:formula="of:=([.H101]^2)*(0.140024724909833)+([.H101])*(-0.00142725065277068)+(-0.0063459406986214)" office:value-type="float" office:value="-0.00634544814422476" calcext:value-type="float">
            <text:p>-0.0063454481</text:p>
          </table:table-cell>
          <table:table-cell table:formula="of:=([.J101]^2)*(-1.68303778049881)+([.J101])*(0.15665109790632)+(0.10475739737447)" office:value-type="float" office:value="0.0690080040558119" calcext:value-type="float">
            <text:p>0.0690080041</text:p>
          </table:table-cell>
          <table:table-cell table:formula="of:=([.I101]^2)*(-1.84809378419694)+([.I101])*(0.969715893777015)+(-0.0558124189204929)" office:value-type="float" office:value="0.00148134856164816" calcext:value-type="float">
            <text:p>0.0014813486</text:p>
          </table:table-cell>
          <table:table-cell table:formula="of:=[.H101]*-1" office:value-type="float" office:value="-0.010527" calcext:value-type="float">
            <text:p>-0.010527</text:p>
          </table:table-cell>
          <table:table-cell table:formula="of:=[.M101]*-1" office:value-type="float" office:value="0.061397" calcext:value-type="float">
            <text:p>0.061397</text:p>
          </table:table-cell>
          <table:table-cell table:formula="of:=([.K101]^2)*(48.7382423482978)+([.K101])*(0.0643401308833624)+(0.0316411646540839)" office:value-type="float" office:value="0.032015545259951" calcext:value-type="float">
            <text:p>0.0320155453</text:p>
          </table:table-cell>
          <table:table-cell table:formula="of:=([.M101]^2)*(2.99573212968935)+([.M101])*(-0.0394274132082148)+(-0.010306073088791)" office:value-type="float" office:value="0.00340733849884244" calcext:value-type="float">
            <text:p>0.0034073385</text:p>
          </table:table-cell>
          <table:table-cell table:formula="of:=([.L101]^2)*(-20.9992408223248)+([.L101])*(0.114146130561486)+(0.302895814088881)" office:value-type="float" office:value="0.30262245135782" calcext:value-type="float">
            <text:p>0.3026224514</text:p>
          </table:table-cell>
          <table:table-cell table:number-columns-repeated="1002"/>
        </table:table-row>
        <table:table-row table:style-name="ro1">
          <table:table-cell table:formula="of:=[Datos_Nao.A102]" office:value-type="float" office:value="-0.00650792988017201" calcext:value-type="float">
            <text:p>-0.0065079299</text:p>
          </table:table-cell>
          <table:table-cell table:formula="of:=[Datos_Nao.B102]" office:value-type="float" office:value="0.108346164226532" calcext:value-type="float">
            <text:p>0.1083461642</text:p>
          </table:table-cell>
          <table:table-cell table:formula="of:=[Datos_Nao.C102]" office:value-type="float" office:value="0.0540020205080509" calcext:value-type="float">
            <text:p>0.0540020205</text:p>
          </table:table-cell>
          <table:table-cell table:formula="of:=[Datos_Nao.D102]" office:value-type="float" office:value="0.170012727379799" calcext:value-type="float">
            <text:p>0.1700127274</text:p>
          </table:table-cell>
          <table:table-cell table:formula="of:=[Datos_Nao.E102]" office:value-type="float" office:value="0.0858109146356583" calcext:value-type="float">
            <text:p>0.0858109146</text:p>
          </table:table-cell>
          <table:table-cell table:formula="of:=[Datos_Nao.F102]" office:value-type="float" office:value="0.375529557466507" calcext:value-type="float">
            <text:p>0.3755295575</text:p>
          </table:table-cell>
          <table:table-cell/>
          <table:table-cell table:formula="of:=[Datos_MoCap.A102]" office:value-type="float" office:value="0.010375" calcext:value-type="float">
            <text:p>0.010375</text:p>
          </table:table-cell>
          <table:table-cell table:formula="of:=[Datos_MoCap.B102]" office:value-type="float" office:value="0.06784" calcext:value-type="float">
            <text:p>0.06784</text:p>
          </table:table-cell>
          <table:table-cell table:formula="of:=[Datos_MoCap.C102]" office:value-type="float" office:value="0.199526" calcext:value-type="float">
            <text:p>0.199526</text:p>
          </table:table-cell>
          <table:table-cell table:formula="of:=[Datos_MoCap.D102]" office:value-type="float" office:value="0.001157" calcext:value-type="float">
            <text:p>0.001157</text:p>
          </table:table-cell>
          <table:table-cell table:formula="of:=[Datos_MoCap.F102]" office:value-type="float" office:value="0.008145" calcext:value-type="float">
            <text:p>0.008145</text:p>
          </table:table-cell>
          <table:table-cell table:formula="of:=[Datos_MoCap.E102]" office:value-type="float" office:value="-0.061288" calcext:value-type="float">
            <text:p>-0.061288</text:p>
          </table:table-cell>
          <table:table-cell/>
          <table:table-cell table:formula="of:=([.H102]^2)*(0.140024724909833)+([.H102])*(-0.00142725065277068)+(-0.0063459406986214)" office:value-type="float" office:value="-0.00634567607523915" calcext:value-type="float">
            <text:p>-0.0063456761</text:p>
          </table:table-cell>
          <table:table-cell table:formula="of:=([.J102]^2)*(-1.68303778049881)+([.J102])*(0.15665109790632)+(0.10475739737447)" office:value-type="float" office:value="0.0690105789403602" calcext:value-type="float">
            <text:p>0.0690105789</text:p>
          </table:table-cell>
          <table:table-cell table:formula="of:=([.I102]^2)*(-1.84809378419694)+([.I102])*(0.969715893777015)+(-0.0558124189204929)" office:value-type="float" office:value="0.00146768886475641" calcext:value-type="float">
            <text:p>0.0014676889</text:p>
          </table:table-cell>
          <table:table-cell table:formula="of:=[.H102]*-1" office:value-type="float" office:value="-0.010375" calcext:value-type="float">
            <text:p>-0.010375</text:p>
          </table:table-cell>
          <table:table-cell table:formula="of:=[.M102]*-1" office:value-type="float" office:value="0.061288" calcext:value-type="float">
            <text:p>0.061288</text:p>
          </table:table-cell>
          <table:table-cell table:formula="of:=([.K102]^2)*(48.7382423482978)+([.K102])*(0.0643401308833624)+(0.0316411646540839)" office:value-type="float" office:value="0.0317808495848973" calcext:value-type="float">
            <text:p>0.0317808496</text:p>
          </table:table-cell>
          <table:table-cell table:formula="of:=([.M102]^2)*(2.99573212968935)+([.M102])*(-0.0394274132082148)+(-0.010306073088791)" office:value-type="float" office:value="0.00336297998860267" calcext:value-type="float">
            <text:p>0.00336298</text:p>
          </table:table-cell>
          <table:table-cell table:formula="of:=([.L102]^2)*(-20.9992408223248)+([.L102])*(0.114146130561486)+(0.302895814088881)" office:value-type="float" office:value="0.302432423161929" calcext:value-type="float">
            <text:p>0.3024324232</text:p>
          </table:table-cell>
          <table:table-cell table:number-columns-repeated="1002"/>
        </table:table-row>
        <table:table-row table:style-name="ro1">
          <table:table-cell table:formula="of:=[Datos_Nao.A103]" office:value-type="float" office:value="-0.00668485229834914" calcext:value-type="float">
            <text:p>-0.0066848523</text:p>
          </table:table-cell>
          <table:table-cell table:formula="of:=[Datos_Nao.B103]" office:value-type="float" office:value="0.107758492231369" calcext:value-type="float">
            <text:p>0.1077584922</text:p>
          </table:table-cell>
          <table:table-cell table:formula="of:=[Datos_Nao.C103]" office:value-type="float" office:value="0.0553622022271156" calcext:value-type="float">
            <text:p>0.0553622022</text:p>
          </table:table-cell>
          <table:table-cell table:formula="of:=[Datos_Nao.D103]" office:value-type="float" office:value="0.172294795513153" calcext:value-type="float">
            <text:p>0.1722947955</text:p>
          </table:table-cell>
          <table:table-cell table:formula="of:=[Datos_Nao.E103]" office:value-type="float" office:value="0.0888105258345604" calcext:value-type="float">
            <text:p>0.0888105258</text:p>
          </table:table-cell>
          <table:table-cell table:formula="of:=[Datos_Nao.F103]" office:value-type="float" office:value="0.377867758274078" calcext:value-type="float">
            <text:p>0.3778677583</text:p>
          </table:table-cell>
          <table:table-cell/>
          <table:table-cell table:formula="of:=[Datos_MoCap.A103]" office:value-type="float" office:value="0.010292" calcext:value-type="float">
            <text:p>0.010292</text:p>
          </table:table-cell>
          <table:table-cell table:formula="of:=[Datos_MoCap.B103]" office:value-type="float" office:value="0.067847" calcext:value-type="float">
            <text:p>0.067847</text:p>
          </table:table-cell>
          <table:table-cell table:formula="of:=[Datos_MoCap.C103]" office:value-type="float" office:value="0.199493" calcext:value-type="float">
            <text:p>0.199493</text:p>
          </table:table-cell>
          <table:table-cell table:formula="of:=[Datos_MoCap.D103]" office:value-type="float" office:value="0.001374" calcext:value-type="float">
            <text:p>0.001374</text:p>
          </table:table-cell>
          <table:table-cell table:formula="of:=[Datos_MoCap.F103]" office:value-type="float" office:value="0.008618" calcext:value-type="float">
            <text:p>0.008618</text:p>
          </table:table-cell>
          <table:table-cell table:formula="of:=[Datos_MoCap.E103]" office:value-type="float" office:value="-0.061111" calcext:value-type="float">
            <text:p>-0.061111</text:p>
          </table:table-cell>
          <table:table-cell/>
          <table:table-cell table:formula="of:=([.H103]^2)*(0.140024724909833)+([.H103])*(-0.00142725065277068)+(-0.0063459406986214)" office:value-type="float" office:value="-0.00634579780638711" calcext:value-type="float">
            <text:p>-0.0063457978</text:p>
          </table:table-cell>
          <table:table-cell table:formula="of:=([.J103]^2)*(-1.68303778049881)+([.J103])*(0.15665109790632)+(0.10475739737447)" office:value-type="float" office:value="0.0690275710678498" calcext:value-type="float">
            <text:p>0.0690275711</text:p>
          </table:table-cell>
          <table:table-cell table:formula="of:=([.I103]^2)*(-1.84809378419694)+([.I103])*(0.969715893777015)+(-0.0558124189204929)" office:value-type="float" office:value="0.00147272153990376" calcext:value-type="float">
            <text:p>0.0014727215</text:p>
          </table:table-cell>
          <table:table-cell table:formula="of:=[.H103]*-1" office:value-type="float" office:value="-0.010292" calcext:value-type="float">
            <text:p>-0.010292</text:p>
          </table:table-cell>
          <table:table-cell table:formula="of:=[.M103]*-1" office:value-type="float" office:value="0.061111" calcext:value-type="float">
            <text:p>0.061111</text:p>
          </table:table-cell>
          <table:table-cell table:formula="of:=([.K103]^2)*(48.7382423482978)+([.K103])*(0.0643401308833624)+(0.0316411646540839)" office:value-type="float" office:value="0.0318215797519292" calcext:value-type="float">
            <text:p>0.0318215798</text:p>
          </table:table-cell>
          <table:table-cell table:formula="of:=([.M103]^2)*(2.99573212968935)+([.M103])*(-0.0394274132082148)+(-0.010306073088791)" office:value-type="float" office:value="0.00329109992926611" calcext:value-type="float">
            <text:p>0.0032910999</text:p>
          </table:table-cell>
          <table:table-cell table:formula="of:=([.L103]^2)*(-20.9992408223248)+([.L103])*(0.114146130561486)+(0.302895814088881)" office:value-type="float" office:value="0.302319913422128" calcext:value-type="float">
            <text:p>0.3023199134</text:p>
          </table:table-cell>
          <table:table-cell table:number-columns-repeated="1002"/>
        </table:table-row>
        <table:table-row table:style-name="ro1">
          <table:table-cell table:formula="of:=[Datos_Nao.A104]" office:value-type="float" office:value="-0.00705229537561536" calcext:value-type="float">
            <text:p>-0.0070522954</text:p>
          </table:table-cell>
          <table:table-cell table:formula="of:=[Datos_Nao.B104]" office:value-type="float" office:value="0.106569595634937" calcext:value-type="float">
            <text:p>0.1065695956</text:p>
          </table:table-cell>
          <table:table-cell table:formula="of:=[Datos_Nao.C104]" office:value-type="float" office:value="0.0580717511475086" calcext:value-type="float">
            <text:p>0.0580717511</text:p>
          </table:table-cell>
          <table:table-cell table:formula="of:=[Datos_Nao.D104]" office:value-type="float" office:value="0.176816284656525" calcext:value-type="float">
            <text:p>0.1768162847</text:p>
          </table:table-cell>
          <table:table-cell table:formula="of:=[Datos_Nao.E104]" office:value-type="float" office:value="0.094728022813797" calcext:value-type="float">
            <text:p>0.0947280228</text:p>
          </table:table-cell>
          <table:table-cell table:formula="of:=[Datos_Nao.F104]" office:value-type="float" office:value="0.382462650537491" calcext:value-type="float">
            <text:p>0.3824626505</text:p>
          </table:table-cell>
          <table:table-cell/>
          <table:table-cell table:formula="of:=[Datos_MoCap.A104]" office:value-type="float" office:value="0.010215" calcext:value-type="float">
            <text:p>0.010215</text:p>
          </table:table-cell>
          <table:table-cell table:formula="of:=[Datos_MoCap.B104]" office:value-type="float" office:value="0.067878" calcext:value-type="float">
            <text:p>0.067878</text:p>
          </table:table-cell>
          <table:table-cell table:formula="of:=[Datos_MoCap.C104]" office:value-type="float" office:value="0.199485" calcext:value-type="float">
            <text:p>0.199485</text:p>
          </table:table-cell>
          <table:table-cell table:formula="of:=[Datos_MoCap.D104]" office:value-type="float" office:value="0.001325" calcext:value-type="float">
            <text:p>0.001325</text:p>
          </table:table-cell>
          <table:table-cell table:formula="of:=[Datos_MoCap.F104]" office:value-type="float" office:value="0.008956" calcext:value-type="float">
            <text:p>0.008956</text:p>
          </table:table-cell>
          <table:table-cell table:formula="of:=[Datos_MoCap.E104]" office:value-type="float" office:value="-0.060948" calcext:value-type="float">
            <text:p>-0.060948</text:p>
          </table:table-cell>
          <table:table-cell/>
          <table:table-cell table:formula="of:=([.H104]^2)*(0.140024724909833)+([.H104])*(-0.00142725065277068)+(-0.0063459406986214)" office:value-type="float" office:value="-0.00634590901258845" calcext:value-type="float">
            <text:p>-0.006345909</text:p>
          </table:table-cell>
          <table:table-cell table:formula="of:=([.J104]^2)*(-1.68303778049881)+([.J104])*(0.15665109790632)+(0.10475739737447)" office:value-type="float" office:value="0.0690316898194473" calcext:value-type="float">
            <text:p>0.0690316898</text:p>
          </table:table-cell>
          <table:table-cell table:formula="of:=([.I104]^2)*(-1.84809378419694)+([.I104])*(0.969715893777015)+(-0.0558124189204929)" office:value-type="float" office:value="0.00149500692421618" calcext:value-type="float">
            <text:p>0.0014950069</text:p>
          </table:table-cell>
          <table:table-cell table:formula="of:=[.H104]*-1" office:value-type="float" office:value="-0.010215" calcext:value-type="float">
            <text:p>-0.010215</text:p>
          </table:table-cell>
          <table:table-cell table:formula="of:=[.M104]*-1" office:value-type="float" office:value="0.060948" calcext:value-type="float">
            <text:p>0.060948</text:p>
          </table:table-cell>
          <table:table-cell table:formula="of:=([.K104]^2)*(48.7382423482978)+([.K104])*(0.0643401308833624)+(0.0316411646540839)" office:value-type="float" office:value="0.0318119814042271" calcext:value-type="float">
            <text:p>0.0318119814</text:p>
          </table:table-cell>
          <table:table-cell table:formula="of:=([.M104]^2)*(2.99573212968935)+([.M104])*(-0.0394274132082148)+(-0.010306073088791)" office:value-type="float" office:value="0.00322507132182628" calcext:value-type="float">
            <text:p>0.0032250713</text:p>
          </table:table-cell>
          <table:table-cell table:formula="of:=([.L104]^2)*(-20.9992408223248)+([.L104])*(0.114146130561486)+(0.302895814088881)" office:value-type="float" office:value="0.302233759071782" calcext:value-type="float">
            <text:p>0.3022337591</text:p>
          </table:table-cell>
          <table:table-cell table:number-columns-repeated="1002"/>
        </table:table-row>
        <table:table-row table:style-name="ro1">
          <table:table-cell table:formula="of:=[Datos_Nao.A105]" office:value-type="float" office:value="-0.00743478070944548" calcext:value-type="float">
            <text:p>-0.0074347807</text:p>
          </table:table-cell>
          <table:table-cell table:formula="of:=[Datos_Nao.B105]" office:value-type="float" office:value="0.105368420481682" calcext:value-type="float">
            <text:p>0.1053684205</text:p>
          </table:table-cell>
          <table:table-cell table:formula="of:=[Datos_Nao.C105]" office:value-type="float" office:value="0.0607562586665154" calcext:value-type="float">
            <text:p>0.0607562587</text:p>
          </table:table-cell>
          <table:table-cell table:formula="of:=[Datos_Nao.D105]" office:value-type="float" office:value="0.181272849440575" calcext:value-type="float">
            <text:p>0.1812728494</text:p>
          </table:table-cell>
          <table:table-cell table:formula="of:=[Datos_Nao.E105]" office:value-type="float" office:value="0.100522331893444" calcext:value-type="float">
            <text:p>0.1005223319</text:p>
          </table:table-cell>
          <table:table-cell table:formula="of:=[Datos_Nao.F105]" office:value-type="float" office:value="0.38693767786026" calcext:value-type="float">
            <text:p>0.3869376779</text:p>
          </table:table-cell>
          <table:table-cell/>
          <table:table-cell table:formula="of:=[Datos_MoCap.A105]" office:value-type="float" office:value="0.010167" calcext:value-type="float">
            <text:p>0.010167</text:p>
          </table:table-cell>
          <table:table-cell table:formula="of:=[Datos_MoCap.B105]" office:value-type="float" office:value="0.067885" calcext:value-type="float">
            <text:p>0.067885</text:p>
          </table:table-cell>
          <table:table-cell table:formula="of:=[Datos_MoCap.C105]" office:value-type="float" office:value="0.19946" calcext:value-type="float">
            <text:p>0.19946</text:p>
          </table:table-cell>
          <table:table-cell table:formula="of:=[Datos_MoCap.D105]" office:value-type="float" office:value="0.001424" calcext:value-type="float">
            <text:p>0.001424</text:p>
          </table:table-cell>
          <table:table-cell table:formula="of:=[Datos_MoCap.F105]" office:value-type="float" office:value="0.009321" calcext:value-type="float">
            <text:p>0.009321</text:p>
          </table:table-cell>
          <table:table-cell table:formula="of:=[Datos_MoCap.E105]" office:value-type="float" office:value="-0.06075" calcext:value-type="float">
            <text:p>-0.06075</text:p>
          </table:table-cell>
          <table:table-cell/>
          <table:table-cell table:formula="of:=([.H105]^2)*(0.140024724909833)+([.H105])*(-0.00142725065277068)+(-0.0063459406986214)" office:value-type="float" office:value="-0.00634597749578638" calcext:value-type="float">
            <text:p>-0.0063459775</text:p>
          </table:table-cell>
          <table:table-cell table:formula="of:=([.J105]^2)*(-1.68303778049881)+([.J105])*(0.15665109790632)+(0.10475739737447)" office:value-type="float" office:value="0.0690445595296831" calcext:value-type="float">
            <text:p>0.0690445595</text:p>
          </table:table-cell>
          <table:table-cell table:formula="of:=([.I105]^2)*(-1.84809378419694)+([.I105])*(0.969715893777015)+(-0.0558124189204929)" office:value-type="float" office:value="0.00150003861617766" calcext:value-type="float">
            <text:p>0.0015000386</text:p>
          </table:table-cell>
          <table:table-cell table:formula="of:=[.H105]*-1" office:value-type="float" office:value="-0.010167" calcext:value-type="float">
            <text:p>-0.010167</text:p>
          </table:table-cell>
          <table:table-cell table:formula="of:=[.M105]*-1" office:value-type="float" office:value="0.06075" calcext:value-type="float">
            <text:p>0.06075</text:p>
          </table:table-cell>
          <table:table-cell table:formula="of:=([.K105]^2)*(48.7382423482978)+([.K105])*(0.0643401308833624)+(0.0316411646540839)" office:value-type="float" office:value="0.0318316152385779" calcext:value-type="float">
            <text:p>0.0318316152</text:p>
          </table:table-cell>
          <table:table-cell table:formula="of:=([.M105]^2)*(2.99573212968935)+([.M105])*(-0.0394274132082148)+(-0.010306073088791)" office:value-type="float" office:value="0.0031450789214847" calcext:value-type="float">
            <text:p>0.0031450789</text:p>
          </table:table-cell>
          <table:table-cell table:formula="of:=([.L105]^2)*(-20.9992408223248)+([.L105])*(0.114146130561486)+(0.302895814088881)" office:value-type="float" office:value="0.302135334268991" calcext:value-type="float">
            <text:p>0.3021353343</text:p>
          </table:table-cell>
          <table:table-cell table:number-columns-repeated="1002"/>
        </table:table-row>
        <table:table-row table:style-name="ro1">
          <table:table-cell table:formula="of:=[Datos_Nao.A106]" office:value-type="float" office:value="-0.00763050885871053" calcext:value-type="float">
            <text:p>-0.0076305089</text:p>
          </table:table-cell>
          <table:table-cell table:formula="of:=[Datos_Nao.B106]" office:value-type="float" office:value="0.104765586555004" calcext:value-type="float">
            <text:p>0.1047655866</text:p>
          </table:table-cell>
          <table:table-cell table:formula="of:=[Datos_Nao.C106]" office:value-type="float" office:value="0.062085147947073" calcext:value-type="float">
            <text:p>0.0620851479</text:p>
          </table:table-cell>
          <table:table-cell table:formula="of:=[Datos_Nao.D106]" office:value-type="float" office:value="0.183473855257034" calcext:value-type="float">
            <text:p>0.1834738553</text:p>
          </table:table-cell>
          <table:table-cell table:formula="of:=[Datos_Nao.E106]" office:value-type="float" office:value="0.103368140757084" calcext:value-type="float">
            <text:p>0.1033681408</text:p>
          </table:table-cell>
          <table:table-cell table:formula="of:=[Datos_Nao.F106]" office:value-type="float" office:value="0.389125972986221" calcext:value-type="float">
            <text:p>0.389125973</text:p>
          </table:table-cell>
          <table:table-cell/>
          <table:table-cell table:formula="of:=[Datos_MoCap.A106]" office:value-type="float" office:value="0.010126" calcext:value-type="float">
            <text:p>0.010126</text:p>
          </table:table-cell>
          <table:table-cell table:formula="of:=[Datos_MoCap.B106]" office:value-type="float" office:value="0.067898" calcext:value-type="float">
            <text:p>0.067898</text:p>
          </table:table-cell>
          <table:table-cell table:formula="of:=[Datos_MoCap.C106]" office:value-type="float" office:value="0.199452" calcext:value-type="float">
            <text:p>0.199452</text:p>
          </table:table-cell>
          <table:table-cell table:formula="of:=[Datos_MoCap.D106]" office:value-type="float" office:value="0.001259" calcext:value-type="float">
            <text:p>0.001259</text:p>
          </table:table-cell>
          <table:table-cell table:formula="of:=[Datos_MoCap.F106]" office:value-type="float" office:value="0.009795" calcext:value-type="float">
            <text:p>0.009795</text:p>
          </table:table-cell>
          <table:table-cell table:formula="of:=[Datos_MoCap.E106]" office:value-type="float" office:value="-0.060589" calcext:value-type="float">
            <text:p>-0.060589</text:p>
          </table:table-cell>
          <table:table-cell/>
          <table:table-cell table:formula="of:=([.H106]^2)*(0.140024724909833)+([.H106])*(-0.00142725065277068)+(-0.0063459406986214)" office:value-type="float" office:value="-0.00634603548090107" calcext:value-type="float">
            <text:p>-0.0063460355</text:p>
          </table:table-cell>
          <table:table-cell table:formula="of:=([.J106]^2)*(-1.68303778049881)+([.J106])*(0.15665109790632)+(0.10475739737447)" office:value-type="float" office:value="0.0690486773926366" calcext:value-type="float">
            <text:p>0.0690486774</text:p>
          </table:table-cell>
          <table:table-cell table:formula="of:=([.I106]^2)*(-1.84809378419694)+([.I106])*(0.969715893777015)+(-0.0558124189204929)" office:value-type="float" office:value="0.00150938270645887" calcext:value-type="float">
            <text:p>0.0015093827</text:p>
          </table:table-cell>
          <table:table-cell table:formula="of:=[.H106]*-1" office:value-type="float" office:value="-0.010126" calcext:value-type="float">
            <text:p>-0.010126</text:p>
          </table:table-cell>
          <table:table-cell table:formula="of:=[.M106]*-1" office:value-type="float" office:value="0.060589" calcext:value-type="float">
            <text:p>0.060589</text:p>
          </table:table-cell>
          <table:table-cell table:formula="of:=([.K106]^2)*(48.7382423482978)+([.K106])*(0.0643401308833624)+(0.0316411646540839)" office:value-type="float" office:value="0.0317994229407857" calcext:value-type="float">
            <text:p>0.0317994229</text:p>
          </table:table-cell>
          <table:table-cell table:formula="of:=([.M106]^2)*(2.99573212968935)+([.M106])*(-0.0394274132082148)+(-0.010306073088791)" office:value-type="float" office:value="0.00308020774627579" calcext:value-type="float">
            <text:p>0.0030802077</text:p>
          </table:table-cell>
          <table:table-cell table:formula="of:=([.L106]^2)*(-20.9992408223248)+([.L106])*(0.114146130561486)+(0.302895814088881)" office:value-type="float" office:value="0.301999165749774" calcext:value-type="float">
            <text:p>0.3019991657</text:p>
          </table:table-cell>
          <table:table-cell table:number-columns-repeated="1002"/>
        </table:table-row>
        <table:table-row table:style-name="ro1">
          <table:table-cell table:formula="of:=[Datos_Nao.A107]" office:value-type="float" office:value="-0.00802849885076284" calcext:value-type="float">
            <text:p>-0.0080284989</text:p>
          </table:table-cell>
          <table:table-cell table:formula="of:=[Datos_Nao.B107]" office:value-type="float" office:value="0.103559859097004" calcext:value-type="float">
            <text:p>0.1035598591</text:p>
          </table:table-cell>
          <table:table-cell table:formula="of:=[Datos_Nao.C107]" office:value-type="float" office:value="0.0647080838680267" calcext:value-type="float">
            <text:p>0.0647080839</text:p>
          </table:table-cell>
          <table:table-cell table:formula="of:=[Datos_Nao.D107]" office:value-type="float" office:value="0.187814682722092" calcext:value-type="float">
            <text:p>0.1878146827</text:p>
          </table:table-cell>
          <table:table-cell table:formula="of:=[Datos_Nao.E107]" office:value-type="float" office:value="0.108946949243546" calcext:value-type="float">
            <text:p>0.1089469492</text:p>
          </table:table-cell>
          <table:table-cell table:formula="of:=[Datos_Nao.F107]" office:value-type="float" office:value="0.393395572900772" calcext:value-type="float">
            <text:p>0.3933955729</text:p>
          </table:table-cell>
          <table:table-cell/>
          <table:table-cell table:formula="of:=[Datos_MoCap.A107]" office:value-type="float" office:value="0.010099" calcext:value-type="float">
            <text:p>0.010099</text:p>
          </table:table-cell>
          <table:table-cell table:formula="of:=[Datos_MoCap.B107]" office:value-type="float" office:value="0.067893" calcext:value-type="float">
            <text:p>0.067893</text:p>
          </table:table-cell>
          <table:table-cell table:formula="of:=[Datos_MoCap.C107]" office:value-type="float" office:value="0.199448" calcext:value-type="float">
            <text:p>0.199448</text:p>
          </table:table-cell>
          <table:table-cell table:formula="of:=[Datos_MoCap.D107]" office:value-type="float" office:value="0.00142" calcext:value-type="float">
            <text:p>0.00142</text:p>
          </table:table-cell>
          <table:table-cell table:formula="of:=[Datos_MoCap.F107]" office:value-type="float" office:value="0.010226" calcext:value-type="float">
            <text:p>0.010226</text:p>
          </table:table-cell>
          <table:table-cell table:formula="of:=[Datos_MoCap.E107]" office:value-type="float" office:value="-0.060196" calcext:value-type="float">
            <text:p>-0.060196</text:p>
          </table:table-cell>
          <table:table-cell/>
          <table:table-cell table:formula="of:=([.H107]^2)*(0.140024724909833)+([.H107])*(-0.00142725065277068)+(-0.0063459406986214)" office:value-type="float" office:value="-0.0063460734091351" calcext:value-type="float">
            <text:p>-0.0063460734</text:p>
          </table:table-cell>
          <table:table-cell table:formula="of:=([.J107]^2)*(-1.68303778049881)+([.J107])*(0.15665109790632)+(0.10475739737447)" office:value-type="float" office:value="0.0690507362433276" calcext:value-type="float">
            <text:p>0.0690507362</text:p>
          </table:table-cell>
          <table:table-cell table:formula="of:=([.I107]^2)*(-1.84809378419694)+([.I107])*(0.969715893777015)+(-0.0558124189204929)" office:value-type="float" office:value="0.00150578889950523" calcext:value-type="float">
            <text:p>0.0015057889</text:p>
          </table:table-cell>
          <table:table-cell table:formula="of:=[.H107]*-1" office:value-type="float" office:value="-0.010099" calcext:value-type="float">
            <text:p>-0.010099</text:p>
          </table:table-cell>
          <table:table-cell table:formula="of:=[.M107]*-1" office:value-type="float" office:value="0.060196" calcext:value-type="float">
            <text:p>0.060196</text:p>
          </table:table-cell>
          <table:table-cell table:formula="of:=([.K107]^2)*(48.7382423482978)+([.K107])*(0.0643401308833624)+(0.0316411646540839)" office:value-type="float" office:value="0.0318308034318094" calcext:value-type="float">
            <text:p>0.0318308034</text:p>
          </table:table-cell>
          <table:table-cell table:formula="of:=([.M107]^2)*(2.99573212968935)+([.M107])*(-0.0394274132082148)+(-0.010306073088791)" office:value-type="float" office:value="0.00292250984730815" calcext:value-type="float">
            <text:p>0.0029225098</text:p>
          </table:table-cell>
          <table:table-cell table:formula="of:=([.L107]^2)*(-20.9992408223248)+([.L107])*(0.114146130561486)+(0.302895814088881)" office:value-type="float" office:value="0.301867159212029" calcext:value-type="float">
            <text:p>0.3018671592</text:p>
          </table:table-cell>
          <table:table-cell table:number-columns-repeated="1002"/>
        </table:table-row>
        <table:table-row table:style-name="ro1">
          <table:table-cell table:formula="of:=[Datos_Nao.A108]" office:value-type="float" office:value="-0.00822976417839527" calcext:value-type="float">
            <text:p>-0.0082297642</text:p>
          </table:table-cell>
          <table:table-cell table:formula="of:=[Datos_Nao.B108]" office:value-type="float" office:value="0.102958895266056" calcext:value-type="float">
            <text:p>0.1029588953</text:p>
          </table:table-cell>
          <table:table-cell table:formula="of:=[Datos_Nao.C108]" office:value-type="float" office:value="0.0659988671541214" calcext:value-type="float">
            <text:p>0.0659988672</text:p>
          </table:table-cell>
          <table:table-cell table:formula="of:=[Datos_Nao.D108]" office:value-type="float" office:value="0.18995201587677" calcext:value-type="float">
            <text:p>0.1899520159</text:p>
          </table:table-cell>
          <table:table-cell table:formula="of:=[Datos_Nao.E108]" office:value-type="float" office:value="0.111675813794136" calcext:value-type="float">
            <text:p>0.1116758138</text:p>
          </table:table-cell>
          <table:table-cell table:formula="of:=[Datos_Nao.F108]" office:value-type="float" office:value="0.395473301410675" calcext:value-type="float">
            <text:p>0.3954733014</text:p>
          </table:table-cell>
          <table:table-cell/>
          <table:table-cell table:formula="of:=[Datos_MoCap.A108]" office:value-type="float" office:value="0.010063" calcext:value-type="float">
            <text:p>0.010063</text:p>
          </table:table-cell>
          <table:table-cell table:formula="of:=[Datos_MoCap.B108]" office:value-type="float" office:value="0.067909" calcext:value-type="float">
            <text:p>0.067909</text:p>
          </table:table-cell>
          <table:table-cell table:formula="of:=[Datos_MoCap.C108]" office:value-type="float" office:value="0.199416" calcext:value-type="float">
            <text:p>0.199416</text:p>
          </table:table-cell>
          <table:table-cell table:formula="of:=[Datos_MoCap.D108]" office:value-type="float" office:value="0.001332" calcext:value-type="float">
            <text:p>0.001332</text:p>
          </table:table-cell>
          <table:table-cell table:formula="of:=[Datos_MoCap.F108]" office:value-type="float" office:value="0.010891" calcext:value-type="float">
            <text:p>0.010891</text:p>
          </table:table-cell>
          <table:table-cell table:formula="of:=[Datos_MoCap.E108]" office:value-type="float" office:value="-0.060087" calcext:value-type="float">
            <text:p>-0.060087</text:p>
          </table:table-cell>
          <table:table-cell/>
          <table:table-cell table:formula="of:=([.H108]^2)*(0.140024724909833)+([.H108])*(-0.00142725065277068)+(-0.0063459406986214)" office:value-type="float" office:value="-0.00634612366253773" calcext:value-type="float">
            <text:p>-0.0063461237</text:p>
          </table:table-cell>
          <table:table-cell table:formula="of:=([.J108]^2)*(-1.68303778049881)+([.J108])*(0.15665109790632)+(0.10475739737447)" office:value-type="float" office:value="0.0690672051099956" calcext:value-type="float">
            <text:p>0.0690672051</text:p>
          </table:table-cell>
          <table:table-cell table:formula="of:=([.I108]^2)*(-1.84809378419694)+([.I108])*(0.969715893777015)+(-0.0558124189204929)" office:value-type="float" office:value="0.00151728875649236" calcext:value-type="float">
            <text:p>0.0015172888</text:p>
          </table:table-cell>
          <table:table-cell table:formula="of:=[.H108]*-1" office:value-type="float" office:value="-0.010063" calcext:value-type="float">
            <text:p>-0.010063</text:p>
          </table:table-cell>
          <table:table-cell table:formula="of:=[.M108]*-1" office:value-type="float" office:value="0.060087" calcext:value-type="float">
            <text:p>0.060087</text:p>
          </table:table-cell>
          <table:table-cell table:formula="of:=([.K108]^2)*(48.7382423482978)+([.K108])*(0.0643401308833624)+(0.0316411646540839)" office:value-type="float" office:value="0.0318133382677127" calcext:value-type="float">
            <text:p>0.0318133383</text:p>
          </table:table-cell>
          <table:table-cell table:formula="of:=([.M108]^2)*(2.99573212968935)+([.M108])*(-0.0394274132082148)+(-0.010306073088791)" office:value-type="float" office:value="0.00287893567366311" calcext:value-type="float">
            <text:p>0.0028789357</text:p>
          </table:table-cell>
          <table:table-cell table:formula="of:=([.L108]^2)*(-20.9992408223248)+([.L108])*(0.114146130561486)+(0.302895814088881)" office:value-type="float" office:value="0.301648178144837" calcext:value-type="float">
            <text:p>0.3016481781</text:p>
          </table:table-cell>
          <table:table-cell table:number-columns-repeated="1002"/>
        </table:table-row>
        <table:table-row table:style-name="ro1">
          <table:table-cell table:formula="of:=[Datos_Nao.A109]" office:value-type="float" office:value="-0.00843183975666761" calcext:value-type="float">
            <text:p>-0.0084318398</text:p>
          </table:table-cell>
          <table:table-cell table:formula="of:=[Datos_Nao.B109]" office:value-type="float" office:value="0.10236057639122" calcext:value-type="float">
            <text:p>0.1023605764</text:p>
          </table:table-cell>
          <table:table-cell table:formula="of:=[Datos_Nao.C109]" office:value-type="float" office:value="0.067273736000061" calcext:value-type="float">
            <text:p>0.067273736</text:p>
          </table:table-cell>
          <table:table-cell table:formula="of:=[Datos_Nao.D109]" office:value-type="float" office:value="0.192065611481667" calcext:value-type="float">
            <text:p>0.1920656115</text:p>
          </table:table-cell>
          <table:table-cell table:formula="of:=[Datos_Nao.E109]" office:value-type="float" office:value="0.114361301064491" calcext:value-type="float">
            <text:p>0.1143613011</text:p>
          </table:table-cell>
          <table:table-cell table:formula="of:=[Datos_Nao.F109]" office:value-type="float" office:value="0.397510826587677" calcext:value-type="float">
            <text:p>0.3975108266</text:p>
          </table:table-cell>
          <table:table-cell/>
          <table:table-cell table:formula="of:=[Datos_MoCap.A109]" office:value-type="float" office:value="0.009963" calcext:value-type="float">
            <text:p>0.009963</text:p>
          </table:table-cell>
          <table:table-cell table:formula="of:=[Datos_MoCap.B109]" office:value-type="float" office:value="0.067971" calcext:value-type="float">
            <text:p>0.067971</text:p>
          </table:table-cell>
          <table:table-cell table:formula="of:=[Datos_MoCap.C109]" office:value-type="float" office:value="0.199388" calcext:value-type="float">
            <text:p>0.199388</text:p>
          </table:table-cell>
          <table:table-cell table:formula="of:=[Datos_MoCap.D109]" office:value-type="float" office:value="0.001054" calcext:value-type="float">
            <text:p>0.001054</text:p>
          </table:table-cell>
          <table:table-cell table:formula="of:=[Datos_MoCap.F109]" office:value-type="float" office:value="0.01143" calcext:value-type="float">
            <text:p>0.01143</text:p>
          </table:table-cell>
          <table:table-cell table:formula="of:=[Datos_MoCap.E109]" office:value-type="float" office:value="-0.060072" calcext:value-type="float">
            <text:p>-0.060072</text:p>
          </table:table-cell>
          <table:table-cell/>
          <table:table-cell table:formula="of:=([.H109]^2)*(0.140024724909833)+([.H109])*(-0.00142725065277068)+(-0.0063459406986214)" office:value-type="float" office:value="-0.00634626135098656" calcext:value-type="float">
            <text:p>-0.0063462614</text:p>
          </table:table-cell>
          <table:table-cell table:formula="of:=([.J109]^2)*(-1.68303778049881)+([.J109])*(0.15665109790632)+(0.10475739737447)" office:value-type="float" office:value="0.0690816125408266" calcext:value-type="float">
            <text:p>0.0690816125</text:p>
          </table:table-cell>
          <table:table-cell table:formula="of:=([.I109]^2)*(-1.84809378419694)+([.I109])*(0.969715893777015)+(-0.0558124189204929)" office:value-type="float" office:value="0.00156184176493595" calcext:value-type="float">
            <text:p>0.0015618418</text:p>
          </table:table-cell>
          <table:table-cell table:formula="of:=[.H109]*-1" office:value-type="float" office:value="-0.009963" calcext:value-type="float">
            <text:p>-0.009963</text:p>
          </table:table-cell>
          <table:table-cell table:formula="of:=[.M109]*-1" office:value-type="float" office:value="0.060072" calcext:value-type="float">
            <text:p>0.060072</text:p>
          </table:table-cell>
          <table:table-cell table:formula="of:=([.K109]^2)*(48.7382423482978)+([.K109])*(0.0643401308833624)+(0.0316411646540839)" office:value-type="float" office:value="0.0317631232452716" calcext:value-type="float">
            <text:p>0.0317631232</text:p>
          </table:table-cell>
          <table:table-cell table:formula="of:=([.M109]^2)*(2.99573212968935)+([.M109])*(-0.0394274132082148)+(-0.010306073088791)" office:value-type="float" office:value="0.00287294479981041" calcext:value-type="float">
            <text:p>0.0028729448</text:p>
          </table:table-cell>
          <table:table-cell table:formula="of:=([.L109]^2)*(-20.9992408223248)+([.L109])*(0.114146130561486)+(0.302895814088881)" office:value-type="float" office:value="0.30145706064389" calcext:value-type="float">
            <text:p>0.3014570606</text:p>
          </table:table-cell>
          <table:table-cell table:number-columns-repeated="1002"/>
        </table:table-row>
        <table:table-row table:style-name="ro1">
          <table:table-cell table:formula="of:=[Datos_Nao.A110]" office:value-type="float" office:value="-0.00883637275546789" calcext:value-type="float">
            <text:p>-0.0088363728</text:p>
          </table:table-cell>
          <table:table-cell table:formula="of:=[Datos_Nao.B110]" office:value-type="float" office:value="0.101175539195538" calcext:value-type="float">
            <text:p>0.1011755392</text:p>
          </table:table-cell>
          <table:table-cell table:formula="of:=[Datos_Nao.C110]" office:value-type="float" office:value="0.0697690322995186" calcext:value-type="float">
            <text:p>0.0697690323</text:p>
          </table:table-cell>
          <table:table-cell table:formula="of:=[Datos_Nao.D110]" office:value-type="float" office:value="0.196216374635696" calcext:value-type="float">
            <text:p>0.1962163746</text:p>
          </table:table-cell>
          <table:table-cell table:formula="of:=[Datos_Nao.E110]" office:value-type="float" office:value="0.119594722986221" calcext:value-type="float">
            <text:p>0.119594723</text:p>
          </table:table-cell>
          <table:table-cell table:formula="of:=[Datos_Nao.F110]" office:value-type="float" office:value="0.40145754814148" calcext:value-type="float">
            <text:p>0.4014575481</text:p>
          </table:table-cell>
          <table:table-cell/>
          <table:table-cell table:formula="of:=[Datos_MoCap.A110]" office:value-type="float" office:value="0.009913" calcext:value-type="float">
            <text:p>0.009913</text:p>
          </table:table-cell>
          <table:table-cell table:formula="of:=[Datos_MoCap.B110]" office:value-type="float" office:value="0.068049" calcext:value-type="float">
            <text:p>0.068049</text:p>
          </table:table-cell>
          <table:table-cell table:formula="of:=[Datos_MoCap.C110]" office:value-type="float" office:value="0.199353" calcext:value-type="float">
            <text:p>0.199353</text:p>
          </table:table-cell>
          <table:table-cell table:formula="of:=[Datos_MoCap.D110]" office:value-type="float" office:value="0.000851" calcext:value-type="float">
            <text:p>0.000851</text:p>
          </table:table-cell>
          <table:table-cell table:formula="of:=[Datos_MoCap.F110]" office:value-type="float" office:value="0.011855" calcext:value-type="float">
            <text:p>0.011855</text:p>
          </table:table-cell>
          <table:table-cell table:formula="of:=[Datos_MoCap.E110]" office:value-type="float" office:value="-0.059973" calcext:value-type="float">
            <text:p>-0.059973</text:p>
          </table:table-cell>
          <table:table-cell/>
          <table:table-cell table:formula="of:=([.H110]^2)*(0.140024724909833)+([.H110])*(-0.00142725065277068)+(-0.0063459406986214)" office:value-type="float" office:value="-0.00634632914502553" calcext:value-type="float">
            <text:p>-0.0063463291</text:p>
          </table:table-cell>
          <table:table-cell table:formula="of:=([.J110]^2)*(-1.68303778049881)+([.J110])*(0.15665109790632)+(0.10475739737447)" office:value-type="float" office:value="0.069099618118267" calcext:value-type="float">
            <text:p>0.0690996181</text:p>
          </table:table-cell>
          <table:table-cell table:formula="of:=([.I110]^2)*(-1.84809378419694)+([.I110])*(0.969715893777015)+(-0.0558124189204929)" office:value-type="float" office:value="0.00161787214276148" calcext:value-type="float">
            <text:p>0.0016178721</text:p>
          </table:table-cell>
          <table:table-cell table:formula="of:=[.H110]*-1" office:value-type="float" office:value="-0.009913" calcext:value-type="float">
            <text:p>-0.009913</text:p>
          </table:table-cell>
          <table:table-cell table:formula="of:=[.M110]*-1" office:value-type="float" office:value="0.059973" calcext:value-type="float">
            <text:p>0.059973</text:p>
          </table:table-cell>
          <table:table-cell table:formula="of:=([.K110]^2)*(48.7382423482978)+([.K110])*(0.0643401308833624)+(0.0316411646540839)" office:value-type="float" office:value="0.0317312143893125" calcext:value-type="float">
            <text:p>0.0317312144</text:p>
          </table:table-cell>
          <table:table-cell table:formula="of:=([.M110]^2)*(2.99573212968935)+([.M110])*(-0.0394274132082148)+(-0.010306073088791)" office:value-type="float" office:value="0.00283343884221545" calcext:value-type="float">
            <text:p>0.0028334388</text:p>
          </table:table-cell>
          <table:table-cell table:formula="of:=([.L110]^2)*(-20.9992408223248)+([.L110])*(0.114146130561486)+(0.302895814088881)" office:value-type="float" office:value="0.301297761637296" calcext:value-type="float">
            <text:p>0.3012977616</text:p>
          </table:table-cell>
          <table:table-cell table:number-columns-repeated="1002"/>
        </table:table-row>
        <table:table-row table:style-name="ro1">
          <table:table-cell table:formula="of:=[Datos_Nao.A111]" office:value-type="float" office:value="-0.00923790317028761" calcext:value-type="float">
            <text:p>-0.0092379032</text:p>
          </table:table-cell>
          <table:table-cell table:formula="of:=[Datos_Nao.B111]" office:value-type="float" office:value="0.100012712180614" calcext:value-type="float">
            <text:p>0.1000127122</text:p>
          </table:table-cell>
          <table:table-cell table:formula="of:=[Datos_Nao.C111]" office:value-type="float" office:value="0.072180837392807" calcext:value-type="float">
            <text:p>0.0721808374</text:p>
          </table:table-cell>
          <table:table-cell table:formula="of:=[Datos_Nao.D111]" office:value-type="float" office:value="0.200256213545799" calcext:value-type="float">
            <text:p>0.2002562135</text:p>
          </table:table-cell>
          <table:table-cell table:formula="of:=[Datos_Nao.E111]" office:value-type="float" office:value="0.124630637466908" calcext:value-type="float">
            <text:p>0.1246306375</text:p>
          </table:table-cell>
          <table:table-cell table:formula="of:=[Datos_Nao.F111]" office:value-type="float" office:value="0.405222207307816" calcext:value-type="float">
            <text:p>0.4052222073</text:p>
          </table:table-cell>
          <table:table-cell/>
          <table:table-cell table:formula="of:=[Datos_MoCap.A111]" office:value-type="float" office:value="0.00989" calcext:value-type="float">
            <text:p>0.00989</text:p>
          </table:table-cell>
          <table:table-cell table:formula="of:=[Datos_MoCap.B111]" office:value-type="float" office:value="0.06812" calcext:value-type="float">
            <text:p>0.06812</text:p>
          </table:table-cell>
          <table:table-cell table:formula="of:=[Datos_MoCap.C111]" office:value-type="float" office:value="0.199254" calcext:value-type="float">
            <text:p>0.199254</text:p>
          </table:table-cell>
          <table:table-cell table:formula="of:=[Datos_MoCap.D111]" office:value-type="float" office:value="0.000416" calcext:value-type="float">
            <text:p>0.000416</text:p>
          </table:table-cell>
          <table:table-cell table:formula="of:=[Datos_MoCap.F111]" office:value-type="float" office:value="0.01226" calcext:value-type="float">
            <text:p>0.01226</text:p>
          </table:table-cell>
          <table:table-cell table:formula="of:=[Datos_MoCap.E111]" office:value-type="float" office:value="-0.059914" calcext:value-type="float">
            <text:p>-0.059914</text:p>
          </table:table-cell>
          <table:table-cell/>
          <table:table-cell table:formula="of:=([.H111]^2)*(0.140024724909833)+([.H111])*(-0.00142725065277068)+(-0.0063459406986214)" office:value-type="float" office:value="-0.00634636009518195" calcext:value-type="float">
            <text:p>-0.0063463601</text:p>
          </table:table-cell>
          <table:table-cell table:formula="of:=([.J111]^2)*(-1.68303778049881)+([.J111])*(0.15665109790632)+(0.10475739737447)" office:value-type="float" office:value="0.0691505258529909" calcext:value-type="float">
            <text:p>0.0691505259</text:p>
          </table:table-cell>
          <table:table-cell table:formula="of:=([.I111]^2)*(-1.84809378419694)+([.I111])*(0.969715893777015)+(-0.0558124189204929)" office:value-type="float" office:value="0.00166885460236213" calcext:value-type="float">
            <text:p>0.0016688546</text:p>
          </table:table-cell>
          <table:table-cell table:formula="of:=[.H111]*-1" office:value-type="float" office:value="-0.00989" calcext:value-type="float">
            <text:p>-0.00989</text:p>
          </table:table-cell>
          <table:table-cell table:formula="of:=[.M111]*-1" office:value-type="float" office:value="0.059914" calcext:value-type="float">
            <text:p>0.059914</text:p>
          </table:table-cell>
          <table:table-cell table:formula="of:=([.K111]^2)*(48.7382423482978)+([.K111])*(0.0643401308833624)+(0.0316411646540839)" office:value-type="float" office:value="0.0316763645937992" calcext:value-type="float">
            <text:p>0.0316763646</text:p>
          </table:table-cell>
          <table:table-cell table:formula="of:=([.M111]^2)*(2.99573212968935)+([.M111])*(-0.0394274132082148)+(-0.010306073088791)" office:value-type="float" office:value="0.00280992281390408" calcext:value-type="float">
            <text:p>0.0028099228</text:p>
          </table:table-cell>
          <table:table-cell table:formula="of:=([.L111]^2)*(-20.9992408223248)+([.L111])*(0.114146130561486)+(0.302895814088881)" office:value-type="float" office:value="0.301138900159739" calcext:value-type="float">
            <text:p>0.3011389002</text:p>
          </table:table-cell>
          <table:table-cell table:number-columns-repeated="1002"/>
        </table:table-row>
        <table:table-row table:style-name="ro1">
          <table:table-cell table:formula="of:=[Datos_Nao.A112]" office:value-type="float" office:value="-0.00943618454039097" calcext:value-type="float">
            <text:p>-0.0094361845</text:p>
          </table:table-cell>
          <table:table-cell table:formula="of:=[Datos_Nao.B112]" office:value-type="float" office:value="0.0994421243667603" calcext:value-type="float">
            <text:p>0.0994421244</text:p>
          </table:table-cell>
          <table:table-cell table:formula="of:=[Datos_Nao.C112]" office:value-type="float" office:value="0.0733513534069061" calcext:value-type="float">
            <text:p>0.0733513534</text:p>
          </table:table-cell>
          <table:table-cell table:formula="of:=[Datos_Nao.D112]" office:value-type="float" office:value="0.202231258153915" calcext:value-type="float">
            <text:p>0.2022312582</text:p>
          </table:table-cell>
          <table:table-cell table:formula="of:=[Datos_Nao.E112]" office:value-type="float" office:value="0.127069294452667" calcext:value-type="float">
            <text:p>0.1270692945</text:p>
          </table:table-cell>
          <table:table-cell table:formula="of:=[Datos_Nao.F112]" office:value-type="float" office:value="0.407031685113907" calcext:value-type="float">
            <text:p>0.4070316851</text:p>
          </table:table-cell>
          <table:table-cell/>
          <table:table-cell table:formula="of:=[Datos_MoCap.A112]" office:value-type="float" office:value="0.009853" calcext:value-type="float">
            <text:p>0.009853</text:p>
          </table:table-cell>
          <table:table-cell table:formula="of:=[Datos_MoCap.B112]" office:value-type="float" office:value="0.068163" calcext:value-type="float">
            <text:p>0.068163</text:p>
          </table:table-cell>
          <table:table-cell table:formula="of:=[Datos_MoCap.C112]" office:value-type="float" office:value="0.199153" calcext:value-type="float">
            <text:p>0.199153</text:p>
          </table:table-cell>
          <table:table-cell table:formula="of:=[Datos_MoCap.D112]" office:value-type="float" office:value="0.000118" calcext:value-type="float">
            <text:p>0.000118</text:p>
          </table:table-cell>
          <table:table-cell table:formula="of:=[Datos_MoCap.F112]" office:value-type="float" office:value="0.01248" calcext:value-type="float">
            <text:p>0.01248</text:p>
          </table:table-cell>
          <table:table-cell table:formula="of:=[Datos_MoCap.E112]" office:value-type="float" office:value="-0.059878" calcext:value-type="float">
            <text:p>-0.059878</text:p>
          </table:table-cell>
          <table:table-cell/>
          <table:table-cell table:formula="of:=([.H112]^2)*(0.140024724909833)+([.H112])*(-0.00142725065277068)+(-0.0063459406986214)" office:value-type="float" office:value="-0.00634640957370912" calcext:value-type="float">
            <text:p>-0.0063464096</text:p>
          </table:table-cell>
          <table:table-cell table:formula="of:=([.J112]^2)*(-1.68303778049881)+([.J112])*(0.15665109790632)+(0.10475739737447)" office:value-type="float" office:value="0.0692024280294369" calcext:value-type="float">
            <text:p>0.069202428</text:p>
          </table:table-cell>
          <table:table-cell table:formula="of:=([.I112]^2)*(-1.84809378419694)+([.I112])*(0.969715893777015)+(-0.0558124189204929)" office:value-type="float" office:value="0.00169972224389129" calcext:value-type="float">
            <text:p>0.0016997222</text:p>
          </table:table-cell>
          <table:table-cell table:formula="of:=[.H112]*-1" office:value-type="float" office:value="-0.009853" calcext:value-type="float">
            <text:p>-0.009853</text:p>
          </table:table-cell>
          <table:table-cell table:formula="of:=[.M112]*-1" office:value-type="float" office:value="0.059878" calcext:value-type="float">
            <text:p>0.059878</text:p>
          </table:table-cell>
          <table:table-cell table:formula="of:=([.K112]^2)*(48.7382423482978)+([.K112])*(0.0643401308833624)+(0.0316411646540839)" office:value-type="float" office:value="0.0316494354208146" calcext:value-type="float">
            <text:p>0.0316494354</text:p>
          </table:table-cell>
          <table:table-cell table:formula="of:=([.M112]^2)*(2.99573212968935)+([.M112])*(-0.0394274132082148)+(-0.010306073088791)" office:value-type="float" office:value="0.00279558429627051" calcext:value-type="float">
            <text:p>0.0027955843</text:p>
          </table:table-cell>
          <table:table-cell table:formula="of:=([.L112]^2)*(-20.9992408223248)+([.L112])*(0.114146130561486)+(0.302895814088881)" office:value-type="float" office:value="0.301049717640515" calcext:value-type="float">
            <text:p>0.3010497176</text:p>
          </table:table-cell>
          <table:table-cell table:number-columns-repeated="1002"/>
        </table:table-row>
        <table:table-row table:style-name="ro1">
          <table:table-cell table:formula="of:=[Datos_Nao.A113]" office:value-type="float" office:value="-0.0100147789344192" calcext:value-type="float">
            <text:p>-0.0100147789</text:p>
          </table:table-cell>
          <table:table-cell table:formula="of:=[Datos_Nao.B113]" office:value-type="float" office:value="0.0977855324745178" calcext:value-type="float">
            <text:p>0.0977855325</text:p>
          </table:table-cell>
          <table:table-cell table:formula="of:=[Datos_Nao.C113]" office:value-type="float" office:value="0.0767017751932144" calcext:value-type="float">
            <text:p>0.0767017752</text:p>
          </table:table-cell>
          <table:table-cell table:formula="of:=[Datos_Nao.D113]" office:value-type="float" office:value="0.207960233092308" calcext:value-type="float">
            <text:p>0.2079602331</text:p>
          </table:table-cell>
          <table:table-cell table:formula="of:=[Datos_Nao.E113]" office:value-type="float" office:value="0.1340441852808" calcext:value-type="float">
            <text:p>0.1340441853</text:p>
          </table:table-cell>
          <table:table-cell table:formula="of:=[Datos_Nao.F113]" office:value-type="float" office:value="0.412148356437683" calcext:value-type="float">
            <text:p>0.4121483564</text:p>
          </table:table-cell>
          <table:table-cell/>
          <table:table-cell table:formula="of:=[Datos_MoCap.A113]" office:value-type="float" office:value="0.009855" calcext:value-type="float">
            <text:p>0.009855</text:p>
          </table:table-cell>
          <table:table-cell table:formula="of:=[Datos_MoCap.B113]" office:value-type="float" office:value="0.068258" calcext:value-type="float">
            <text:p>0.068258</text:p>
          </table:table-cell>
          <table:table-cell table:formula="of:=[Datos_MoCap.C113]" office:value-type="float" office:value="0.199056" calcext:value-type="float">
            <text:p>0.199056</text:p>
          </table:table-cell>
          <table:table-cell table:formula="of:=[Datos_MoCap.D113]" office:value-type="float" office:value="0.000538" calcext:value-type="float">
            <text:p>0.000538</text:p>
          </table:table-cell>
          <table:table-cell table:formula="of:=[Datos_MoCap.F113]" office:value-type="float" office:value="0.012353" calcext:value-type="float">
            <text:p>0.012353</text:p>
          </table:table-cell>
          <table:table-cell table:formula="of:=[Datos_MoCap.E113]" office:value-type="float" office:value="-0.059902" calcext:value-type="float">
            <text:p>-0.059902</text:p>
          </table:table-cell>
          <table:table-cell/>
          <table:table-cell table:formula="of:=([.H113]^2)*(0.140024724909833)+([.H113])*(-0.00142725065277068)+(-0.0063459406986214)" office:value-type="float" office:value="-0.00634640690899587" calcext:value-type="float">
            <text:p>-0.0063464069</text:p>
          </table:table-cell>
          <table:table-cell table:formula="of:=([.J113]^2)*(-1.68303778049881)+([.J113])*(0.15665109790632)+(0.10475739737447)" office:value-type="float" office:value="0.0692522423497188" calcext:value-type="float">
            <text:p>0.0692522423</text:p>
          </table:table-cell>
          <table:table-cell table:formula="of:=([.I113]^2)*(-1.84809378419694)+([.I113])*(0.969715893777015)+(-0.0558124189204929)" office:value-type="float" office:value="0.00176789396759739" calcext:value-type="float">
            <text:p>0.001767894</text:p>
          </table:table-cell>
          <table:table-cell table:formula="of:=[.H113]*-1" office:value-type="float" office:value="-0.009855" calcext:value-type="float">
            <text:p>-0.009855</text:p>
          </table:table-cell>
          <table:table-cell table:formula="of:=[.M113]*-1" office:value-type="float" office:value="0.059902" calcext:value-type="float">
            <text:p>0.059902</text:p>
          </table:table-cell>
          <table:table-cell table:formula="of:=([.K113]^2)*(48.7382423482978)+([.K113])*(0.0643401308833624)+(0.0316411646540839)" office:value-type="float" office:value="0.0316898866363174" calcext:value-type="float">
            <text:p>0.0316898866</text:p>
          </table:table-cell>
          <table:table-cell table:formula="of:=([.M113]^2)*(2.99573212968935)+([.M113])*(-0.0394274132082148)+(-0.010306073088791)" office:value-type="float" office:value="0.00280514244525537" calcext:value-type="float">
            <text:p>0.0028051424</text:p>
          </table:table-cell>
          <table:table-cell table:formula="of:=([.L113]^2)*(-20.9992408223248)+([.L113])*(0.114146130561486)+(0.302895814088881)" office:value-type="float" office:value="0.301101448298646" calcext:value-type="float">
            <text:p>0.3011014483</text:p>
          </table:table-cell>
          <table:table-cell table:number-columns-repeated="1002"/>
        </table:table-row>
        <table:table-row table:style-name="ro1">
          <table:table-cell table:formula="of:=[Datos_Nao.A114]" office:value-type="float" office:value="-0.0103814890608192" calcext:value-type="float">
            <text:p>-0.0103814891</text:p>
          </table:table-cell>
          <table:table-cell table:formula="of:=[Datos_Nao.B114]" office:value-type="float" office:value="0.0967371314764023" calcext:value-type="float">
            <text:p>0.0967371315</text:p>
          </table:table-cell>
          <table:table-cell table:formula="of:=[Datos_Nao.C114]" office:value-type="float" office:value="0.078784890472889" calcext:value-type="float">
            <text:p>0.0787848905</text:p>
          </table:table-cell>
          <table:table-cell table:formula="of:=[Datos_Nao.D114]" office:value-type="float" office:value="0.211602389812469" calcext:value-type="float">
            <text:p>0.2116023898</text:p>
          </table:table-cell>
          <table:table-cell table:formula="of:=[Datos_Nao.E114]" office:value-type="float" office:value="0.138389065861702" calcext:value-type="float">
            <text:p>0.1383890659</text:p>
          </table:table-cell>
          <table:table-cell table:formula="of:=[Datos_Nao.F114]" office:value-type="float" office:value="0.415281593799591" calcext:value-type="float">
            <text:p>0.4152815938</text:p>
          </table:table-cell>
          <table:table-cell/>
          <table:table-cell table:formula="of:=[Datos_MoCap.A114]" office:value-type="float" office:value="0.009846" calcext:value-type="float">
            <text:p>0.009846</text:p>
          </table:table-cell>
          <table:table-cell table:formula="of:=[Datos_MoCap.B114]" office:value-type="float" office:value="0.068312" calcext:value-type="float">
            <text:p>0.068312</text:p>
          </table:table-cell>
          <table:table-cell table:formula="of:=[Datos_MoCap.C114]" office:value-type="float" office:value="0.19902" calcext:value-type="float">
            <text:p>0.19902</text:p>
          </table:table-cell>
          <table:table-cell table:formula="of:=[Datos_MoCap.D114]" office:value-type="float" office:value="0.000507" calcext:value-type="float">
            <text:p>0.000507</text:p>
          </table:table-cell>
          <table:table-cell table:formula="of:=[Datos_MoCap.F114]" office:value-type="float" office:value="0.012441" calcext:value-type="float">
            <text:p>0.012441</text:p>
          </table:table-cell>
          <table:table-cell table:formula="of:=[Datos_MoCap.E114]" office:value-type="float" office:value="-0.059901" calcext:value-type="float">
            <text:p>-0.059901</text:p>
          </table:table-cell>
          <table:table-cell/>
          <table:table-cell table:formula="of:=([.H114]^2)*(0.140024724909833)+([.H114])*(-0.00142725065277068)+(-0.0063459406986214)" office:value-type="float" office:value="-0.00634641889138394" calcext:value-type="float">
            <text:p>-0.0063464189</text:p>
          </table:table-cell>
          <table:table-cell table:formula="of:=([.J114]^2)*(-1.68303778049881)+([.J114])*(0.15665109790632)+(0.10475739737447)" office:value-type="float" office:value="0.0692707220803045" calcext:value-type="float">
            <text:p>0.0692707221</text:p>
          </table:table-cell>
          <table:table-cell table:formula="of:=([.I114]^2)*(-1.84809378419694)+([.I114])*(0.969715893777015)+(-0.0558124189204929)" office:value-type="float" office:value="0.00180662934078353" calcext:value-type="float">
            <text:p>0.0018066293</text:p>
          </table:table-cell>
          <table:table-cell table:formula="of:=[.H114]*-1" office:value-type="float" office:value="-0.009846" calcext:value-type="float">
            <text:p>-0.009846</text:p>
          </table:table-cell>
          <table:table-cell table:formula="of:=[.M114]*-1" office:value-type="float" office:value="0.059901" calcext:value-type="float">
            <text:p>0.059901</text:p>
          </table:table-cell>
          <table:table-cell table:formula="of:=([.K114]^2)*(48.7382423482978)+([.K114])*(0.0643401308833624)+(0.0316411646540839)" office:value-type="float" office:value="0.0316863132168992" calcext:value-type="float">
            <text:p>0.0316863132</text:p>
          </table:table-cell>
          <table:table-cell table:formula="of:=([.M114]^2)*(2.99573212968935)+([.M114])*(-0.0394274132082148)+(-0.010306073088791)" office:value-type="float" office:value="0.00280474412014583" calcext:value-type="float">
            <text:p>0.0028047441</text:p>
          </table:table-cell>
          <table:table-cell table:formula="of:=([.L114]^2)*(-20.9992408223248)+([.L114])*(0.114146130561486)+(0.302895814088881)" office:value-type="float" office:value="0.301065675502564" calcext:value-type="float">
            <text:p>0.3010656755</text:p>
          </table:table-cell>
          <table:table-cell table:number-columns-repeated="1002"/>
        </table:table-row>
        <table:table-row table:style-name="ro1">
          <table:table-cell table:formula="of:=[Datos_Nao.A115]" office:value-type="float" office:value="-0.0107279280200601" calcext:value-type="float">
            <text:p>-0.010727928</text:p>
          </table:table-cell>
          <table:table-cell table:formula="of:=[Datos_Nao.B115]" office:value-type="float" office:value="0.0957427099347115" calcext:value-type="float">
            <text:p>0.0957427099</text:p>
          </table:table-cell>
          <table:table-cell table:formula="of:=[Datos_Nao.C115]" office:value-type="float" office:value="0.0807328224182129" calcext:value-type="float">
            <text:p>0.0807328224</text:p>
          </table:table-cell>
          <table:table-cell table:formula="of:=[Datos_Nao.D115]" office:value-type="float" office:value="0.215089902281761" calcext:value-type="float">
            <text:p>0.2150899023</text:p>
          </table:table-cell>
          <table:table-cell table:formula="of:=[Datos_Nao.E115]" office:value-type="float" office:value="0.142470389604568" calcext:value-type="float">
            <text:p>0.1424703896</text:p>
          </table:table-cell>
          <table:table-cell table:formula="of:=[Datos_Nao.F115]" office:value-type="float" office:value="0.418176293373108" calcext:value-type="float">
            <text:p>0.4181762934</text:p>
          </table:table-cell>
          <table:table-cell/>
          <table:table-cell table:formula="of:=[Datos_MoCap.A115]" office:value-type="float" office:value="0.009846" calcext:value-type="float">
            <text:p>0.009846</text:p>
          </table:table-cell>
          <table:table-cell table:formula="of:=[Datos_MoCap.B115]" office:value-type="float" office:value="0.068367" calcext:value-type="float">
            <text:p>0.068367</text:p>
          </table:table-cell>
          <table:table-cell table:formula="of:=[Datos_MoCap.C115]" office:value-type="float" office:value="0.199" calcext:value-type="float">
            <text:p>0.199</text:p>
          </table:table-cell>
          <table:table-cell table:formula="of:=[Datos_MoCap.D115]" office:value-type="float" office:value="0.000229" calcext:value-type="float">
            <text:p>0.000229</text:p>
          </table:table-cell>
          <table:table-cell table:formula="of:=[Datos_MoCap.F115]" office:value-type="float" office:value="0.013059" calcext:value-type="float">
            <text:p>0.013059</text:p>
          </table:table-cell>
          <table:table-cell table:formula="of:=[Datos_MoCap.E115]" office:value-type="float" office:value="-0.059747" calcext:value-type="float">
            <text:p>-0.059747</text:p>
          </table:table-cell>
          <table:table-cell/>
          <table:table-cell table:formula="of:=([.H115]^2)*(0.140024724909833)+([.H115])*(-0.00142725065277068)+(-0.0063459406986214)" office:value-type="float" office:value="-0.00634641889138394" calcext:value-type="float">
            <text:p>-0.0063464189</text:p>
          </table:table-cell>
          <table:table-cell table:formula="of:=([.J115]^2)*(-1.68303778049881)+([.J115])*(0.15665109790632)+(0.10475739737447)" office:value-type="float" office:value="0.0692809867122943" calcext:value-type="float">
            <text:p>0.0692809867</text:p>
          </table:table-cell>
          <table:table-cell table:formula="of:=([.I115]^2)*(-1.84809378419694)+([.I115])*(0.969715893777015)+(-0.0558124189204929)" office:value-type="float" office:value="0.0018460709563731" calcext:value-type="float">
            <text:p>0.001846071</text:p>
          </table:table-cell>
          <table:table-cell table:formula="of:=[.H115]*-1" office:value-type="float" office:value="-0.009846" calcext:value-type="float">
            <text:p>-0.009846</text:p>
          </table:table-cell>
          <table:table-cell table:formula="of:=[.M115]*-1" office:value-type="float" office:value="0.059747" calcext:value-type="float">
            <text:p>0.059747</text:p>
          </table:table-cell>
          <table:table-cell table:formula="of:=([.K115]^2)*(48.7382423482978)+([.K115])*(0.0643401308833624)+(0.0316411646540839)" office:value-type="float" office:value="0.0316584544262232" calcext:value-type="float">
            <text:p>0.0316584544</text:p>
          </table:table-cell>
          <table:table-cell table:formula="of:=([.M115]^2)*(2.99573212968935)+([.M115])*(-0.0394274132082148)+(-0.010306073088791)" office:value-type="float" office:value="0.00274347356140239" calcext:value-type="float">
            <text:p>0.0027434736</text:p>
          </table:table-cell>
          <table:table-cell table:formula="of:=([.L115]^2)*(-20.9992408223248)+([.L115])*(0.114146130561486)+(0.302895814088881)" office:value-type="float" office:value="0.300805290775132" calcext:value-type="float">
            <text:p>0.3008052908</text:p>
          </table:table-cell>
          <table:table-cell table:number-columns-repeated="1002"/>
        </table:table-row>
        <table:table-row table:style-name="ro1">
          <table:table-cell table:formula="of:=[Datos_Nao.A116]" office:value-type="float" office:value="-0.0110498815774918" calcext:value-type="float">
            <text:p>-0.0110498816</text:p>
          </table:table-cell>
          <table:table-cell table:formula="of:=[Datos_Nao.B116]" office:value-type="float" office:value="0.0948099792003632" calcext:value-type="float">
            <text:p>0.0948099792</text:p>
          </table:table-cell>
          <table:table-cell table:formula="of:=[Datos_Nao.C116]" office:value-type="float" office:value="0.0825329422950745" calcext:value-type="float">
            <text:p>0.0825329423</text:p>
          </table:table-cell>
          <table:table-cell table:formula="of:=[Datos_Nao.D116]" office:value-type="float" office:value="0.218411818146706" calcext:value-type="float">
            <text:p>0.2184118181</text:p>
          </table:table-cell>
          <table:table-cell table:formula="of:=[Datos_Nao.E116]" office:value-type="float" office:value="0.146272018551826" calcext:value-type="float">
            <text:p>0.1462720186</text:p>
          </table:table-cell>
          <table:table-cell table:formula="of:=[Datos_Nao.F116]" office:value-type="float" office:value="0.420818120241165" calcext:value-type="float">
            <text:p>0.4208181202</text:p>
          </table:table-cell>
          <table:table-cell/>
          <table:table-cell table:formula="of:=[Datos_MoCap.A116]" office:value-type="float" office:value="0.009792" calcext:value-type="float">
            <text:p>0.009792</text:p>
          </table:table-cell>
          <table:table-cell table:formula="of:=[Datos_MoCap.B116]" office:value-type="float" office:value="0.068433" calcext:value-type="float">
            <text:p>0.068433</text:p>
          </table:table-cell>
          <table:table-cell table:formula="of:=[Datos_MoCap.C116]" office:value-type="float" office:value="0.198996" calcext:value-type="float">
            <text:p>0.198996</text:p>
          </table:table-cell>
          <table:table-cell table:formula="of:=[Datos_MoCap.D116]" office:value-type="float" office:value="0.00036" calcext:value-type="float">
            <text:p>0.00036</text:p>
          </table:table-cell>
          <table:table-cell table:formula="of:=[Datos_MoCap.F116]" office:value-type="float" office:value="0.013196" calcext:value-type="float">
            <text:p>0.013196</text:p>
          </table:table-cell>
          <table:table-cell table:formula="of:=[Datos_MoCap.E116]" office:value-type="float" office:value="-0.059635" calcext:value-type="float">
            <text:p>-0.059635</text:p>
          </table:table-cell>
          <table:table-cell/>
          <table:table-cell table:formula="of:=([.H116]^2)*(0.140024724909833)+([.H116])*(-0.00142725065277068)+(-0.0063459406986214)" office:value-type="float" office:value="-0.00634649030934827" calcext:value-type="float">
            <text:p>-0.0063464903</text:p>
          </table:table-cell>
          <table:table-cell table:formula="of:=([.J116]^2)*(-1.68303778049881)+([.J116])*(0.15665109790632)+(0.10475739737447)" office:value-type="float" office:value="0.0692830394771206" calcext:value-type="float">
            <text:p>0.0692830395</text:p>
          </table:table-cell>
          <table:table-cell table:formula="of:=([.I116]^2)*(-1.84809378419694)+([.I116])*(0.969715893777015)+(-0.0558124189204929)" office:value-type="float" office:value="0.00189338613620363" calcext:value-type="float">
            <text:p>0.0018933861</text:p>
          </table:table-cell>
          <table:table-cell table:formula="of:=[.H116]*-1" office:value-type="float" office:value="-0.009792" calcext:value-type="float">
            <text:p>-0.009792</text:p>
          </table:table-cell>
          <table:table-cell table:formula="of:=[.M116]*-1" office:value-type="float" office:value="0.059635" calcext:value-type="float">
            <text:p>0.059635</text:p>
          </table:table-cell>
          <table:table-cell table:formula="of:=([.K116]^2)*(48.7382423482978)+([.K116])*(0.0643401308833624)+(0.0316411646540839)" office:value-type="float" office:value="0.0316706435774103" calcext:value-type="float">
            <text:p>0.0316706436</text:p>
          </table:table-cell>
          <table:table-cell table:formula="of:=([.M116]^2)*(2.99573212968935)+([.M116])*(-0.0394274132082148)+(-0.010306073088791)" office:value-type="float" office:value="0.00269900240389513" calcext:value-type="float">
            <text:p>0.0026990024</text:p>
          </table:table-cell>
          <table:table-cell table:formula="of:=([.L116]^2)*(-20.9992408223248)+([.L116])*(0.114146130561486)+(0.302895814088881)" office:value-type="float" office:value="0.300745395890731" calcext:value-type="float">
            <text:p>0.3007453959</text:p>
          </table:table-cell>
          <table:table-cell table:number-columns-repeated="1002"/>
        </table:table-row>
        <table:table-row table:style-name="ro1">
          <table:table-cell table:formula="of:=[Datos_Nao.A117]" office:value-type="float" office:value="-0.0113432127982378" calcext:value-type="float">
            <text:p>-0.0113432128</text:p>
          </table:table-cell>
          <table:table-cell table:formula="of:=[Datos_Nao.B117]" office:value-type="float" office:value="0.0939463824033737" calcext:value-type="float">
            <text:p>0.0939463824</text:p>
          </table:table-cell>
          <table:table-cell table:formula="of:=[Datos_Nao.C117]" office:value-type="float" office:value="0.0841728448867798" calcext:value-type="float">
            <text:p>0.0841728449</text:p>
          </table:table-cell>
          <table:table-cell table:formula="of:=[Datos_Nao.D117]" office:value-type="float" office:value="0.22155673801899" calcext:value-type="float">
            <text:p>0.221556738</text:p>
          </table:table-cell>
          <table:table-cell table:formula="of:=[Datos_Nao.E117]" office:value-type="float" office:value="0.149777144193649" calcext:value-type="float">
            <text:p>0.1497771442</text:p>
          </table:table-cell>
          <table:table-cell table:formula="of:=[Datos_Nao.F117]" office:value-type="float" office:value="0.423193752765656" calcext:value-type="float">
            <text:p>0.4231937528</text:p>
          </table:table-cell>
          <table:table-cell/>
          <table:table-cell table:formula="of:=[Datos_MoCap.A117]" office:value-type="float" office:value="0.009789" calcext:value-type="float">
            <text:p>0.009789</text:p>
          </table:table-cell>
          <table:table-cell table:formula="of:=[Datos_MoCap.B117]" office:value-type="float" office:value="0.068521" calcext:value-type="float">
            <text:p>0.068521</text:p>
          </table:table-cell>
          <table:table-cell table:formula="of:=[Datos_MoCap.C117]" office:value-type="float" office:value="0.198982" calcext:value-type="float">
            <text:p>0.198982</text:p>
          </table:table-cell>
          <table:table-cell table:formula="of:=[Datos_MoCap.D117]" office:value-type="float" office:value="0.000243" calcext:value-type="float">
            <text:p>0.000243</text:p>
          </table:table-cell>
          <table:table-cell table:formula="of:=[Datos_MoCap.F117]" office:value-type="float" office:value="0.013422" calcext:value-type="float">
            <text:p>0.013422</text:p>
          </table:table-cell>
          <table:table-cell table:formula="of:=[Datos_MoCap.E117]" office:value-type="float" office:value="-0.059471" calcext:value-type="float">
            <text:p>-0.059471</text:p>
          </table:table-cell>
          <table:table-cell/>
          <table:table-cell table:formula="of:=([.H117]^2)*(0.140024724909833)+([.H117])*(-0.00142725065277068)+(-0.0063459406986214)" office:value-type="float" office:value="-0.00634649425306873" calcext:value-type="float">
            <text:p>-0.0063464943</text:p>
          </table:table-cell>
          <table:table-cell table:formula="of:=([.J117]^2)*(-1.68303778049881)+([.J117])*(0.15665109790632)+(0.10475739737447)" office:value-type="float" office:value="0.0692902237298872" calcext:value-type="float">
            <text:p>0.0692902237</text:p>
          </table:table-cell>
          <table:table-cell table:formula="of:=([.I117]^2)*(-1.84809378419694)+([.I117])*(0.969715893777015)+(-0.0558124189204929)" office:value-type="float" office:value="0.00195644799727737" calcext:value-type="float">
            <text:p>0.001956448</text:p>
          </table:table-cell>
          <table:table-cell table:formula="of:=[.H117]*-1" office:value-type="float" office:value="-0.009789" calcext:value-type="float">
            <text:p>-0.009789</text:p>
          </table:table-cell>
          <table:table-cell table:formula="of:=[.M117]*-1" office:value-type="float" office:value="0.059471" calcext:value-type="float">
            <text:p>0.059471</text:p>
          </table:table-cell>
          <table:table-cell table:formula="of:=([.K117]^2)*(48.7382423482978)+([.K117])*(0.0643401308833624)+(0.0316411646540839)" office:value-type="float" office:value="0.031659677250361" calcext:value-type="float">
            <text:p>0.0316596773</text:p>
          </table:table-cell>
          <table:table-cell table:formula="of:=([.M117]^2)*(2.99573212968935)+([.M117])*(-0.0394274132082148)+(-0.010306073088791)" office:value-type="float" office:value="0.00263401952207862" calcext:value-type="float">
            <text:p>0.0026340195</text:p>
          </table:table-cell>
          <table:table-cell table:formula="of:=([.L117]^2)*(-20.9992408223248)+([.L117])*(0.114146130561486)+(0.302895814088881)" office:value-type="float" office:value="0.300644868455199" calcext:value-type="float">
            <text:p>0.3006448685</text:p>
          </table:table-cell>
          <table:table-cell table:number-columns-repeated="1002"/>
        </table:table-row>
        <table:table-row table:style-name="ro1">
          <table:table-cell table:formula="of:=[Datos_Nao.A118]" office:value-type="float" office:value="-0.0114778038114309" calcext:value-type="float">
            <text:p>-0.0114778038</text:p>
          </table:table-cell>
          <table:table-cell table:formula="of:=[Datos_Nao.B118]" office:value-type="float" office:value="0.0935428217053414" calcext:value-type="float">
            <text:p>0.0935428217</text:p>
          </table:table-cell>
          <table:table-cell table:formula="of:=[Datos_Nao.C118]" office:value-type="float" office:value="0.0849290043115616" calcext:value-type="float">
            <text:p>0.0849290043</text:p>
          </table:table-cell>
          <table:table-cell table:formula="of:=[Datos_Nao.D118]" office:value-type="float" office:value="0.223059505224228" calcext:value-type="float">
            <text:p>0.2230595052</text:p>
          </table:table-cell>
          <table:table-cell table:formula="of:=[Datos_Nao.E118]" office:value-type="float" office:value="0.151413068175316" calcext:value-type="float">
            <text:p>0.1514130682</text:p>
          </table:table-cell>
          <table:table-cell table:formula="of:=[Datos_Nao.F118]" office:value-type="float" office:value="0.424276918172836" calcext:value-type="float">
            <text:p>0.4242769182</text:p>
          </table:table-cell>
          <table:table-cell/>
          <table:table-cell table:formula="of:=[Datos_MoCap.A118]" office:value-type="float" office:value="0.009785" calcext:value-type="float">
            <text:p>0.009785</text:p>
          </table:table-cell>
          <table:table-cell table:formula="of:=[Datos_MoCap.B118]" office:value-type="float" office:value="0.068541" calcext:value-type="float">
            <text:p>0.068541</text:p>
          </table:table-cell>
          <table:table-cell table:formula="of:=[Datos_MoCap.C118]" office:value-type="float" office:value="0.198982" calcext:value-type="float">
            <text:p>0.198982</text:p>
          </table:table-cell>
          <table:table-cell table:formula="of:=[Datos_MoCap.D118]" office:value-type="float" office:value="0.000323" calcext:value-type="float">
            <text:p>0.000323</text:p>
          </table:table-cell>
          <table:table-cell table:formula="of:=[Datos_MoCap.F118]" office:value-type="float" office:value="0.013437" calcext:value-type="float">
            <text:p>0.013437</text:p>
          </table:table-cell>
          <table:table-cell table:formula="of:=[Datos_MoCap.E118]" office:value-type="float" office:value="-0.059406" calcext:value-type="float">
            <text:p>-0.059406</text:p>
          </table:table-cell>
          <table:table-cell/>
          <table:table-cell table:formula="of:=([.H118]^2)*(0.140024724909833)+([.H118])*(-0.00142725065277068)+(-0.0063459406986214)" office:value-type="float" office:value="-0.00634649950744198" calcext:value-type="float">
            <text:p>-0.0063464995</text:p>
          </table:table-cell>
          <table:table-cell table:formula="of:=([.J118]^2)*(-1.68303778049881)+([.J118])*(0.15665109790632)+(0.10475739737447)" office:value-type="float" office:value="0.0692902237298872" calcext:value-type="float">
            <text:p>0.0692902237</text:p>
          </table:table-cell>
          <table:table-cell table:formula="of:=([.I118]^2)*(-1.84809378419694)+([.I118])*(0.969715893777015)+(-0.0558124189204929)" office:value-type="float" office:value="0.00197077624654791" calcext:value-type="float">
            <text:p>0.0019707762</text:p>
          </table:table-cell>
          <table:table-cell table:formula="of:=[.H118]*-1" office:value-type="float" office:value="-0.009785" calcext:value-type="float">
            <text:p>-0.009785</text:p>
          </table:table-cell>
          <table:table-cell table:formula="of:=[.M118]*-1" office:value-type="float" office:value="0.059406" calcext:value-type="float">
            <text:p>0.059406</text:p>
          </table:table-cell>
          <table:table-cell table:formula="of:=([.K118]^2)*(48.7382423482978)+([.K118])*(0.0643401308833624)+(0.0316411646540839)" office:value-type="float" office:value="0.0316670313284452" calcext:value-type="float">
            <text:p>0.0316670313</text:p>
          </table:table-cell>
          <table:table-cell table:formula="of:=([.M118]^2)*(2.99573212968935)+([.M118])*(-0.0394274132082148)+(-0.010306073088791)" office:value-type="float" office:value="0.00260830870307532" calcext:value-type="float">
            <text:p>0.0026083087</text:p>
          </table:table-cell>
          <table:table-cell table:formula="of:=([.L118]^2)*(-20.9992408223248)+([.L118])*(0.114146130561486)+(0.302895814088881)" office:value-type="float" office:value="0.300638120368019" calcext:value-type="float">
            <text:p>0.3006381204</text:p>
          </table:table-cell>
          <table:table-cell table:number-columns-repeated="1002"/>
        </table:table-row>
        <table:table-row table:style-name="ro1">
          <table:table-cell table:formula="of:=[Datos_Nao.A119]" office:value-type="float" office:value="-0.0116037912666798" calcext:value-type="float">
            <text:p>-0.0116037913</text:p>
          </table:table-cell>
          <table:table-cell table:formula="of:=[Datos_Nao.B119]" office:value-type="float" office:value="0.0931591838598251" calcext:value-type="float">
            <text:p>0.0931591839</text:p>
          </table:table-cell>
          <table:table-cell table:formula="of:=[Datos_Nao.C119]" office:value-type="float" office:value="0.085640549659729" calcext:value-type="float">
            <text:p>0.0856405497</text:p>
          </table:table-cell>
          <table:table-cell table:formula="of:=[Datos_Nao.D119]" office:value-type="float" office:value="0.224513798952103" calcext:value-type="float">
            <text:p>0.224513799</text:p>
          </table:table-cell>
          <table:table-cell table:formula="of:=[Datos_Nao.E119]" office:value-type="float" office:value="0.15296895802021" calcext:value-type="float">
            <text:p>0.152968958</text:p>
          </table:table-cell>
          <table:table-cell table:formula="of:=[Datos_Nao.F119]" office:value-type="float" office:value="0.425288558006287" calcext:value-type="float">
            <text:p>0.425288558</text:p>
          </table:table-cell>
          <table:table-cell/>
          <table:table-cell table:formula="of:=[Datos_MoCap.A119]" office:value-type="float" office:value="0.009783" calcext:value-type="float">
            <text:p>0.009783</text:p>
          </table:table-cell>
          <table:table-cell table:formula="of:=[Datos_MoCap.B119]" office:value-type="float" office:value="0.068558" calcext:value-type="float">
            <text:p>0.068558</text:p>
          </table:table-cell>
          <table:table-cell table:formula="of:=[Datos_MoCap.C119]" office:value-type="float" office:value="0.199004" calcext:value-type="float">
            <text:p>0.199004</text:p>
          </table:table-cell>
          <table:table-cell table:formula="of:=[Datos_MoCap.D119]" office:value-type="float" office:value="-0.000299" calcext:value-type="float">
            <text:p>-0.000299</text:p>
          </table:table-cell>
          <table:table-cell table:formula="of:=[Datos_MoCap.F119]" office:value-type="float" office:value="0.013434" calcext:value-type="float">
            <text:p>0.013434</text:p>
          </table:table-cell>
          <table:table-cell table:formula="of:=[Datos_MoCap.E119]" office:value-type="float" office:value="-0.059455" calcext:value-type="float">
            <text:p>-0.059455</text:p>
          </table:table-cell>
          <table:table-cell/>
          <table:table-cell table:formula="of:=([.H119]^2)*(0.140024724909833)+([.H119])*(-0.00142725065277068)+(-0.0063459406986214)" office:value-type="float" office:value="-0.00634650213294831" calcext:value-type="float">
            <text:p>-0.0063465021</text:p>
          </table:table-cell>
          <table:table-cell table:formula="of:=([.J119]^2)*(-1.68303778049881)+([.J119])*(0.15665109790632)+(0.10475739737447)" office:value-type="float" office:value="0.0692789338936108" calcext:value-type="float">
            <text:p>0.0692789339</text:p>
          </table:table-cell>
          <table:table-cell table:formula="of:=([.I119]^2)*(-1.84809378419694)+([.I119])*(0.969715893777015)+(-0.0558124189204929)" office:value-type="float" office:value="0.00198295409597688" calcext:value-type="float">
            <text:p>0.0019829541</text:p>
          </table:table-cell>
          <table:table-cell table:formula="of:=[.H119]*-1" office:value-type="float" office:value="-0.009783" calcext:value-type="float">
            <text:p>-0.009783</text:p>
          </table:table-cell>
          <table:table-cell table:formula="of:=[.M119]*-1" office:value-type="float" office:value="0.059455" calcext:value-type="float">
            <text:p>0.059455</text:p>
          </table:table-cell>
          <table:table-cell table:formula="of:=([.K119]^2)*(48.7382423482978)+([.K119])*(0.0643401308833624)+(0.0316411646540839)" office:value-type="float" office:value="0.031626284202554" calcext:value-type="float">
            <text:p>0.0316262842</text:p>
          </table:table-cell>
          <table:table-cell table:formula="of:=([.M119]^2)*(2.99573212968935)+([.M119])*(-0.0394274132082148)+(-0.010306073088791)" office:value-type="float" office:value="0.00262768835643921" calcext:value-type="float">
            <text:p>0.0026276884</text:p>
          </table:table-cell>
          <table:table-cell table:formula="of:=([.L119]^2)*(-20.9992408223248)+([.L119])*(0.114146130561486)+(0.302895814088881)" office:value-type="float" office:value="0.300639470741428" calcext:value-type="float">
            <text:p>0.3006394707</text:p>
          </table:table-cell>
          <table:table-cell table:number-columns-repeated="1002"/>
        </table:table-row>
        <table:table-row table:style-name="ro1">
          <table:table-cell table:formula="of:=[Datos_Nao.A120]" office:value-type="float" office:value="-0.0119247855618596" calcext:value-type="float">
            <text:p>-0.0119247856</text:p>
          </table:table-cell>
          <table:table-cell table:formula="of:=[Datos_Nao.B120]" office:value-type="float" office:value="0.0921366140246391" calcext:value-type="float">
            <text:p>0.092136614</text:p>
          </table:table-cell>
          <table:table-cell table:formula="of:=[Datos_Nao.C120]" office:value-type="float" office:value="0.087493360042572" calcext:value-type="float">
            <text:p>0.08749336</text:p>
          </table:table-cell>
          <table:table-cell table:formula="of:=[Datos_Nao.D120]" office:value-type="float" office:value="0.228573068976402" calcext:value-type="float">
            <text:p>0.228573069</text:p>
          </table:table-cell>
          <table:table-cell table:formula="of:=[Datos_Nao.E120]" office:value-type="float" office:value="0.15713281929493" calcext:value-type="float">
            <text:p>0.1571328193</text:p>
          </table:table-cell>
          <table:table-cell table:formula="of:=[Datos_Nao.F120]" office:value-type="float" office:value="0.427874743938446" calcext:value-type="float">
            <text:p>0.4278747439</text:p>
          </table:table-cell>
          <table:table-cell/>
          <table:table-cell table:formula="of:=[Datos_MoCap.A120]" office:value-type="float" office:value="0.009775" calcext:value-type="float">
            <text:p>0.009775</text:p>
          </table:table-cell>
          <table:table-cell table:formula="of:=[Datos_MoCap.B120]" office:value-type="float" office:value="0.068555" calcext:value-type="float">
            <text:p>0.068555</text:p>
          </table:table-cell>
          <table:table-cell table:formula="of:=[Datos_MoCap.C120]" office:value-type="float" office:value="0.199052" calcext:value-type="float">
            <text:p>0.199052</text:p>
          </table:table-cell>
          <table:table-cell table:formula="of:=[Datos_MoCap.D120]" office:value-type="float" office:value="0.000208" calcext:value-type="float">
            <text:p>0.000208</text:p>
          </table:table-cell>
          <table:table-cell table:formula="of:=[Datos_MoCap.F120]" office:value-type="float" office:value="0.013163" calcext:value-type="float">
            <text:p>0.013163</text:p>
          </table:table-cell>
          <table:table-cell table:formula="of:=[Datos_MoCap.E120]" office:value-type="float" office:value="-0.059592" calcext:value-type="float">
            <text:p>-0.059592</text:p>
          </table:table-cell>
          <table:table-cell/>
          <table:table-cell table:formula="of:=([.H120]^2)*(0.140024724909833)+([.H120])*(-0.00142725065277068)+(-0.0063459406986214)" office:value-type="float" office:value="-0.00634651262377165" calcext:value-type="float">
            <text:p>-0.0063465126</text:p>
          </table:table-cell>
          <table:table-cell table:formula="of:=([.J120]^2)*(-1.68303778049881)+([.J120])*(0.15665109790632)+(0.10475739737447)" office:value-type="float" office:value="0.0692542958685461" calcext:value-type="float">
            <text:p>0.0692542959</text:p>
          </table:table-cell>
          <table:table-cell table:formula="of:=([.I120]^2)*(-1.84809378419694)+([.I120])*(0.969715893777015)+(-0.0558124189204929)" office:value-type="float" office:value="0.00198080514134465" calcext:value-type="float">
            <text:p>0.0019808051</text:p>
          </table:table-cell>
          <table:table-cell table:formula="of:=[.H120]*-1" office:value-type="float" office:value="-0.009775" calcext:value-type="float">
            <text:p>-0.009775</text:p>
          </table:table-cell>
          <table:table-cell table:formula="of:=[.M120]*-1" office:value-type="float" office:value="0.059592" calcext:value-type="float">
            <text:p>0.059592</text:p>
          </table:table-cell>
          <table:table-cell table:formula="of:=([.K120]^2)*(48.7382423482978)+([.K120])*(0.0643401308833624)+(0.0316411646540839)" office:value-type="float" office:value="0.0316566560126246" calcext:value-type="float">
            <text:p>0.031656656</text:p>
          </table:table-cell>
          <table:table-cell table:formula="of:=([.M120]^2)*(2.99573212968935)+([.M120])*(-0.0394274132082148)+(-0.010306073088791)" office:value-type="float" office:value="0.00268194862247824" calcext:value-type="float">
            <text:p>0.0026819486</text:p>
          </table:table-cell>
          <table:table-cell table:formula="of:=([.L120]^2)*(-20.9992408223248)+([.L120])*(0.114146130561486)+(0.302895814088881)" office:value-type="float" office:value="0.300759895195055" calcext:value-type="float">
            <text:p>0.3007598952</text:p>
          </table:table-cell>
          <table:table-cell table:number-columns-repeated="1002"/>
        </table:table-row>
        <table:table-row table:style-name="ro1">
          <table:table-cell table:formula="of:=[Datos_Nao.A121]" office:value-type="float" office:value="-0.0120868543162942" calcext:value-type="float">
            <text:p>-0.0120868543</text:p>
          </table:table-cell>
          <table:table-cell table:formula="of:=[Datos_Nao.B121]" office:value-type="float" office:value="0.0915697291493416" calcext:value-type="float">
            <text:p>0.0915697291</text:p>
          </table:table-cell>
          <table:table-cell table:formula="of:=[Datos_Nao.C121]" office:value-type="float" office:value="0.0884793996810913" calcext:value-type="float">
            <text:p>0.0884793997</text:p>
          </table:table-cell>
          <table:table-cell table:formula="of:=[Datos_Nao.D121]" office:value-type="float" office:value="0.231012642383575" calcext:value-type="float">
            <text:p>0.2310126424</text:p>
          </table:table-cell>
          <table:table-cell table:formula="of:=[Datos_Nao.E121]" office:value-type="float" office:value="0.159468397498131" calcext:value-type="float">
            <text:p>0.1594683975</text:p>
          </table:table-cell>
          <table:table-cell table:formula="of:=[Datos_Nao.F121]" office:value-type="float" office:value="0.429208517074585" calcext:value-type="float">
            <text:p>0.4292085171</text:p>
          </table:table-cell>
          <table:table-cell/>
          <table:table-cell table:formula="of:=[Datos_MoCap.A121]" office:value-type="float" office:value="0.009807" calcext:value-type="float">
            <text:p>0.009807</text:p>
          </table:table-cell>
          <table:table-cell table:formula="of:=[Datos_MoCap.B121]" office:value-type="float" office:value="0.068548" calcext:value-type="float">
            <text:p>0.068548</text:p>
          </table:table-cell>
          <table:table-cell table:formula="of:=[Datos_MoCap.C121]" office:value-type="float" office:value="0.199092" calcext:value-type="float">
            <text:p>0.199092</text:p>
          </table:table-cell>
          <table:table-cell table:formula="of:=[Datos_MoCap.D121]" office:value-type="float" office:value="0.000371" calcext:value-type="float">
            <text:p>0.000371</text:p>
          </table:table-cell>
          <table:table-cell table:formula="of:=[Datos_MoCap.F121]" office:value-type="float" office:value="0.013008" calcext:value-type="float">
            <text:p>0.013008</text:p>
          </table:table-cell>
          <table:table-cell table:formula="of:=[Datos_MoCap.E121]" office:value-type="float" office:value="-0.059665" calcext:value-type="float">
            <text:p>-0.059665</text:p>
          </table:table-cell>
          <table:table-cell/>
          <table:table-cell table:formula="of:=([.H121]^2)*(0.140024724909833)+([.H121])*(-0.00142725065277068)+(-0.0063459406986214)" office:value-type="float" office:value="-0.00634647055293931" calcext:value-type="float">
            <text:p>-0.0063464706</text:p>
          </table:table-cell>
          <table:table-cell table:formula="of:=([.J121]^2)*(-1.68303778049881)+([.J121])*(0.15665109790632)+(0.10475739737447)" office:value-type="float" office:value="0.0692337582566992" calcext:value-type="float">
            <text:p>0.0692337583</text:p>
          </table:table-cell>
          <table:table-cell table:formula="of:=([.I121]^2)*(-1.84809378419694)+([.I121])*(0.969715893777015)+(-0.0558124189204929)" office:value-type="float" office:value="0.00197579078450288" calcext:value-type="float">
            <text:p>0.0019757908</text:p>
          </table:table-cell>
          <table:table-cell table:formula="of:=[.H121]*-1" office:value-type="float" office:value="-0.009807" calcext:value-type="float">
            <text:p>-0.009807</text:p>
          </table:table-cell>
          <table:table-cell table:formula="of:=[.M121]*-1" office:value-type="float" office:value="0.059665" calcext:value-type="float">
            <text:p>0.059665</text:p>
          </table:table-cell>
          <table:table-cell table:formula="of:=([.K121]^2)*(48.7382423482978)+([.K121])*(0.0643401308833624)+(0.0316411646540839)" office:value-type="float" office:value="0.0316717432230567" calcext:value-type="float">
            <text:p>0.0316717432</text:p>
          </table:table-cell>
          <table:table-cell table:formula="of:=([.M121]^2)*(2.99573212968935)+([.M121])*(-0.0394274132082148)+(-0.010306073088791)" office:value-type="float" office:value="0.00271090695158354" calcext:value-type="float">
            <text:p>0.002710907</text:p>
          </table:table-cell>
          <table:table-cell table:formula="of:=([.L121]^2)*(-20.9992408223248)+([.L121])*(0.114146130561486)+(0.302895814088881)" office:value-type="float" office:value="0.300827386070209" calcext:value-type="float">
            <text:p>0.3008273861</text:p>
          </table:table-cell>
          <table:table-cell table:number-columns-repeated="1002"/>
        </table:table-row>
        <table:table-row table:style-name="ro1">
          <table:table-cell table:formula="of:=[Datos_Nao.A122]" office:value-type="float" office:value="-0.0121509926393628" calcext:value-type="float">
            <text:p>-0.0121509926</text:p>
          </table:table-cell>
          <table:table-cell table:formula="of:=[Datos_Nao.B122]" office:value-type="float" office:value="0.0913229808211327" calcext:value-type="float">
            <text:p>0.0913229808</text:p>
          </table:table-cell>
          <table:table-cell table:formula="of:=[Datos_Nao.C122]" office:value-type="float" office:value="0.0888935774564743" calcext:value-type="float">
            <text:p>0.0888935775</text:p>
          </table:table-cell>
          <table:table-cell table:formula="of:=[Datos_Nao.D122]" office:value-type="float" office:value="0.23214840888977" calcext:value-type="float">
            <text:p>0.2321484089</text:p>
          </table:table-cell>
          <table:table-cell table:formula="of:=[Datos_Nao.E122]" office:value-type="float" office:value="0.160497561097145" calcext:value-type="float">
            <text:p>0.1604975611</text:p>
          </table:table-cell>
          <table:table-cell table:formula="of:=[Datos_Nao.F122]" office:value-type="float" office:value="0.429753243923187" calcext:value-type="float">
            <text:p>0.4297532439</text:p>
          </table:table-cell>
          <table:table-cell/>
          <table:table-cell table:formula="of:=[Datos_MoCap.A122]" office:value-type="float" office:value="0.009845" calcext:value-type="float">
            <text:p>0.009845</text:p>
          </table:table-cell>
          <table:table-cell table:formula="of:=[Datos_MoCap.B122]" office:value-type="float" office:value="0.06855" calcext:value-type="float">
            <text:p>0.06855</text:p>
          </table:table-cell>
          <table:table-cell table:formula="of:=[Datos_MoCap.C122]" office:value-type="float" office:value="0.199121" calcext:value-type="float">
            <text:p>0.199121</text:p>
          </table:table-cell>
          <table:table-cell table:formula="of:=[Datos_MoCap.D122]" office:value-type="float" office:value="0.000527" calcext:value-type="float">
            <text:p>0.000527</text:p>
          </table:table-cell>
          <table:table-cell table:formula="of:=[Datos_MoCap.F122]" office:value-type="float" office:value="0.01276" calcext:value-type="float">
            <text:p>0.01276</text:p>
          </table:table-cell>
          <table:table-cell table:formula="of:=[Datos_MoCap.E122]" office:value-type="float" office:value="-0.059761" calcext:value-type="float">
            <text:p>-0.059761</text:p>
          </table:table-cell>
          <table:table-cell/>
          <table:table-cell table:formula="of:=([.H122]^2)*(0.140024724909833)+([.H122])*(-0.00142725065277068)+(-0.0063459406986214)" office:value-type="float" office:value="-0.00634642022136015" calcext:value-type="float">
            <text:p>-0.0063464202</text:p>
          </table:table-cell>
          <table:table-cell table:formula="of:=([.J122]^2)*(-1.68303778049881)+([.J122])*(0.15665109790632)+(0.10475739737447)" office:value-type="float" office:value="0.0692188651203516" calcext:value-type="float">
            <text:p>0.0692188651</text:p>
          </table:table-cell>
          <table:table-cell table:formula="of:=([.I122]^2)*(-1.84809378419694)+([.I122])*(0.969715893777015)+(-0.0558124189204929)" office:value-type="float" office:value="0.00197722347636719" calcext:value-type="float">
            <text:p>0.0019772235</text:p>
          </table:table-cell>
          <table:table-cell table:formula="of:=[.H122]*-1" office:value-type="float" office:value="-0.009845" calcext:value-type="float">
            <text:p>-0.009845</text:p>
          </table:table-cell>
          <table:table-cell table:formula="of:=[.M122]*-1" office:value-type="float" office:value="0.059761" calcext:value-type="float">
            <text:p>0.059761</text:p>
          </table:table-cell>
          <table:table-cell table:formula="of:=([.K122]^2)*(48.7382423482978)+([.K122])*(0.0643401308833624)+(0.0316411646540839)" office:value-type="float" office:value="0.0316886079263686" calcext:value-type="float">
            <text:p>0.0316886079</text:p>
          </table:table-cell>
          <table:table-cell table:formula="of:=([.M122]^2)*(2.99573212968935)+([.M122])*(-0.0394274132082148)+(-0.010306073088791)" office:value-type="float" office:value="0.00274903774056227" calcext:value-type="float">
            <text:p>0.0027490377</text:p>
          </table:table-cell>
          <table:table-cell table:formula="of:=([.L122]^2)*(-20.9992408223248)+([.L122])*(0.114146130561486)+(0.302895814088881)" office:value-type="float" office:value="0.300933272722333" calcext:value-type="float">
            <text:p>0.3009332727</text:p>
          </table:table-cell>
          <table:table-cell table:number-columns-repeated="1002"/>
        </table:table-row>
        <table:table-row table:style-name="ro1">
          <table:table-cell table:formula="of:=[Datos_Nao.A123]" office:value-type="float" office:value="-0.0122434319928288" calcext:value-type="float">
            <text:p>-0.012243432</text:p>
          </table:table-cell>
          <table:table-cell table:formula="of:=[Datos_Nao.B123]" office:value-type="float" office:value="0.0909062176942825" calcext:value-type="float">
            <text:p>0.0909062177</text:p>
          </table:table-cell>
          <table:table-cell table:formula="of:=[Datos_Nao.C123]" office:value-type="float" office:value="0.0895574390888214" calcext:value-type="float">
            <text:p>0.0895574391</text:p>
          </table:table-cell>
          <table:table-cell table:formula="of:=[Datos_Nao.D123]" office:value-type="float" office:value="0.234245359897614" calcext:value-type="float">
            <text:p>0.2342453599</text:p>
          </table:table-cell>
          <table:table-cell table:formula="of:=[Datos_Nao.E123]" office:value-type="float" office:value="0.162268131971359" calcext:value-type="float">
            <text:p>0.162268132</text:p>
          </table:table-cell>
          <table:table-cell table:formula="of:=[Datos_Nao.F123]" office:value-type="float" office:value="0.43059030175209" calcext:value-type="float">
            <text:p>0.4305903018</text:p>
          </table:table-cell>
          <table:table-cell/>
          <table:table-cell table:formula="of:=[Datos_MoCap.A123]" office:value-type="float" office:value="0.009885" calcext:value-type="float">
            <text:p>0.009885</text:p>
          </table:table-cell>
          <table:table-cell table:formula="of:=[Datos_MoCap.B123]" office:value-type="float" office:value="0.068586" calcext:value-type="float">
            <text:p>0.068586</text:p>
          </table:table-cell>
          <table:table-cell table:formula="of:=[Datos_MoCap.C123]" office:value-type="float" office:value="0.199157" calcext:value-type="float">
            <text:p>0.199157</text:p>
          </table:table-cell>
          <table:table-cell table:formula="of:=[Datos_MoCap.D123]" office:value-type="float" office:value="0.000699" calcext:value-type="float">
            <text:p>0.000699</text:p>
          </table:table-cell>
          <table:table-cell table:formula="of:=[Datos_MoCap.F123]" office:value-type="float" office:value="0.012457" calcext:value-type="float">
            <text:p>0.012457</text:p>
          </table:table-cell>
          <table:table-cell table:formula="of:=[Datos_MoCap.E123]" office:value-type="float" office:value="-0.059865" calcext:value-type="float">
            <text:p>-0.059865</text:p>
          </table:table-cell>
          <table:table-cell/>
          <table:table-cell table:formula="of:=([.H123]^2)*(0.140024724909833)+([.H123])*(-0.00142725065277068)+(-0.0063459406986214)" office:value-type="float" office:value="-0.00634636680387336" calcext:value-type="float">
            <text:p>-0.0063463668</text:p>
          </table:table-cell>
          <table:table-cell table:formula="of:=([.J123]^2)*(-1.68303778049881)+([.J123])*(0.15665109790632)+(0.10475739737447)" office:value-type="float" office:value="0.0692003731507151" calcext:value-type="float">
            <text:p>0.0692003732</text:p>
          </table:table-cell>
          <table:table-cell table:formula="of:=([.I123]^2)*(-1.84809378419694)+([.I123])*(0.969715893777015)+(-0.0558124189204929)" office:value-type="float" office:value="0.00200300940173232" calcext:value-type="float">
            <text:p>0.0020030094</text:p>
          </table:table-cell>
          <table:table-cell table:formula="of:=[.H123]*-1" office:value-type="float" office:value="-0.009885" calcext:value-type="float">
            <text:p>-0.009885</text:p>
          </table:table-cell>
          <table:table-cell table:formula="of:=[.M123]*-1" office:value-type="float" office:value="0.059865" calcext:value-type="float">
            <text:p>0.059865</text:p>
          </table:table-cell>
          <table:table-cell table:formula="of:=([.K123]^2)*(48.7382423482978)+([.K123])*(0.0643401308833624)+(0.0316411646540839)" office:value-type="float" office:value="0.031709951959521" calcext:value-type="float">
            <text:p>0.031709952</text:p>
          </table:table-cell>
          <table:table-cell table:formula="of:=([.M123]^2)*(2.99573212968935)+([.M123])*(-0.0394274132082148)+(-0.010306073088791)" office:value-type="float" office:value="0.00279040840651753" calcext:value-type="float">
            <text:p>0.0027904084</text:p>
          </table:table-cell>
          <table:table-cell table:formula="of:=([.L123]^2)*(-20.9992408223248)+([.L123])*(0.114146130561486)+(0.302895814088881)" office:value-type="float" office:value="0.301059136415085" calcext:value-type="float">
            <text:p>0.3010591364</text:p>
          </table:table-cell>
          <table:table-cell table:number-columns-repeated="1002"/>
        </table:table-row>
        <table:table-row table:style-name="ro1">
          <table:table-cell table:formula="of:=[Datos_Nao.A124]" office:value-type="float" office:value="-0.012285559438169" calcext:value-type="float">
            <text:p>-0.0122855594</text:p>
          </table:table-cell>
          <table:table-cell table:formula="of:=[Datos_Nao.B124]" office:value-type="float" office:value="0.0905959755182266" calcext:value-type="float">
            <text:p>0.0905959755</text:p>
          </table:table-cell>
          <table:table-cell table:formula="of:=[Datos_Nao.C124]" office:value-type="float" office:value="0.0899935141205788" calcext:value-type="float">
            <text:p>0.0899935141</text:p>
          </table:table-cell>
          <table:table-cell table:formula="of:=[Datos_Nao.D124]" office:value-type="float" office:value="0.236101254820824" calcext:value-type="float">
            <text:p>0.2361012548</text:p>
          </table:table-cell>
          <table:table-cell table:formula="of:=[Datos_Nao.E124]" office:value-type="float" office:value="0.163640290498734" calcext:value-type="float">
            <text:p>0.1636402905</text:p>
          </table:table-cell>
          <table:table-cell table:formula="of:=[Datos_Nao.F124]" office:value-type="float" office:value="0.431079983711243" calcext:value-type="float">
            <text:p>0.4310799837</text:p>
          </table:table-cell>
          <table:table-cell/>
          <table:table-cell table:formula="of:=[Datos_MoCap.A124]" office:value-type="float" office:value="0.009958" calcext:value-type="float">
            <text:p>0.009958</text:p>
          </table:table-cell>
          <table:table-cell table:formula="of:=[Datos_MoCap.B124]" office:value-type="float" office:value="0.068646" calcext:value-type="float">
            <text:p>0.068646</text:p>
          </table:table-cell>
          <table:table-cell table:formula="of:=[Datos_MoCap.C124]" office:value-type="float" office:value="0.199146" calcext:value-type="float">
            <text:p>0.199146</text:p>
          </table:table-cell>
          <table:table-cell table:formula="of:=[Datos_MoCap.D124]" office:value-type="float" office:value="0.001661" calcext:value-type="float">
            <text:p>0.001661</text:p>
          </table:table-cell>
          <table:table-cell table:formula="of:=[Datos_MoCap.F124]" office:value-type="float" office:value="0.011779" calcext:value-type="float">
            <text:p>0.011779</text:p>
          </table:table-cell>
          <table:table-cell table:formula="of:=[Datos_MoCap.E124]" office:value-type="float" office:value="-0.060093" calcext:value-type="float">
            <text:p>-0.060093</text:p>
          </table:table-cell>
          <table:table-cell/>
          <table:table-cell table:formula="of:=([.H124]^2)*(0.140024724909833)+([.H124])*(-0.00142725065277068)+(-0.0063459406986214)" office:value-type="float" office:value="-0.00634626816189602" calcext:value-type="float">
            <text:p>-0.0063462682</text:p>
          </table:table-cell>
          <table:table-cell table:formula="of:=([.J124]^2)*(-1.68303778049881)+([.J124])*(0.15665109790632)+(0.10475739737447)" office:value-type="float" office:value="0.0692060239376061" calcext:value-type="float">
            <text:p>0.0692060239</text:p>
          </table:table-cell>
          <table:table-cell table:formula="of:=([.I124]^2)*(-1.84809378419694)+([.I124])*(0.969715893777015)+(-0.0558124189204929)" office:value-type="float" office:value="0.00204597529898738" calcext:value-type="float">
            <text:p>0.0020459753</text:p>
          </table:table-cell>
          <table:table-cell table:formula="of:=[.H124]*-1" office:value-type="float" office:value="-0.009958" calcext:value-type="float">
            <text:p>-0.009958</text:p>
          </table:table-cell>
          <table:table-cell table:formula="of:=[.M124]*-1" office:value-type="float" office:value="0.060093" calcext:value-type="float">
            <text:p>0.060093</text:p>
          </table:table-cell>
          <table:table-cell table:formula="of:=([.K124]^2)*(48.7382423482978)+([.K124])*(0.0643401308833624)+(0.0316411646540839)" office:value-type="float" office:value="0.031882498571799" calcext:value-type="float">
            <text:p>0.0318824986</text:p>
          </table:table-cell>
          <table:table-cell table:formula="of:=([.M124]^2)*(2.99573212968935)+([.M124])*(-0.0394274132082148)+(-0.010306073088791)" office:value-type="float" office:value="0.00288133240066643" calcext:value-type="float">
            <text:p>0.0028813324</text:p>
          </table:table-cell>
          <table:table-cell table:formula="of:=([.L124]^2)*(-20.9992408223248)+([.L124])*(0.114146130561486)+(0.302895814088881)" office:value-type="float" office:value="0.301326805031751" calcext:value-type="float">
            <text:p>0.301326805</text:p>
          </table:table-cell>
          <table:table-cell table:number-columns-repeated="1002"/>
        </table:table-row>
        <table:table-row table:style-name="ro1">
          <table:table-cell table:formula="of:=[Datos_Nao.A125]" office:value-type="float" office:value="-0.012286938726902" calcext:value-type="float">
            <text:p>-0.0122869387</text:p>
          </table:table-cell>
          <table:table-cell table:formula="of:=[Datos_Nao.B125]" office:value-type="float" office:value="0.090482197701931" calcext:value-type="float">
            <text:p>0.0904821977</text:p>
          </table:table-cell>
          <table:table-cell table:formula="of:=[Datos_Nao.C125]" office:value-type="float" office:value="0.0901230573654175" calcext:value-type="float">
            <text:p>0.0901230574</text:p>
          </table:table-cell>
          <table:table-cell table:formula="of:=[Datos_Nao.D125]" office:value-type="float" office:value="0.236935824155807" calcext:value-type="float">
            <text:p>0.2369358242</text:p>
          </table:table-cell>
          <table:table-cell table:formula="of:=[Datos_Nao.E125]" office:value-type="float" office:value="0.164171636104584" calcext:value-type="float">
            <text:p>0.1641716361</text:p>
          </table:table-cell>
          <table:table-cell table:formula="of:=[Datos_Nao.F125]" office:value-type="float" office:value="0.43119090795517" calcext:value-type="float">
            <text:p>0.431190908</text:p>
          </table:table-cell>
          <table:table-cell/>
          <table:table-cell table:formula="of:=[Datos_MoCap.A125]" office:value-type="float" office:value="0.00998" calcext:value-type="float">
            <text:p>0.00998</text:p>
          </table:table-cell>
          <table:table-cell table:formula="of:=[Datos_MoCap.B125]" office:value-type="float" office:value="0.06864" calcext:value-type="float">
            <text:p>0.06864</text:p>
          </table:table-cell>
          <table:table-cell table:formula="of:=[Datos_MoCap.C125]" office:value-type="float" office:value="0.199158" calcext:value-type="float">
            <text:p>0.199158</text:p>
          </table:table-cell>
          <table:table-cell table:formula="of:=[Datos_MoCap.D125]" office:value-type="float" office:value="0.001394" calcext:value-type="float">
            <text:p>0.001394</text:p>
          </table:table-cell>
          <table:table-cell table:formula="of:=[Datos_MoCap.F125]" office:value-type="float" office:value="0.011332" calcext:value-type="float">
            <text:p>0.011332</text:p>
          </table:table-cell>
          <table:table-cell table:formula="of:=[Datos_MoCap.E125]" office:value-type="float" office:value="-0.060273" calcext:value-type="float">
            <text:p>-0.060273</text:p>
          </table:table-cell>
          <table:table-cell/>
          <table:table-cell table:formula="of:=([.H125]^2)*(0.140024724909833)+([.H125])*(-0.00142725065277068)+(-0.0063459406986214)" office:value-type="float" office:value="-0.00634623814152514" calcext:value-type="float">
            <text:p>-0.0063462381</text:p>
          </table:table-cell>
          <table:table-cell table:formula="of:=([.J125]^2)*(-1.68303778049881)+([.J125])*(0.15665109790632)+(0.10475739737447)" office:value-type="float" office:value="0.0691998594226195" calcext:value-type="float">
            <text:p>0.0691998594</text:p>
          </table:table-cell>
          <table:table-cell table:formula="of:=([.I125]^2)*(-1.84809378419694)+([.I125])*(0.969715893777015)+(-0.0558124189204929)" office:value-type="float" office:value="0.00204167930804426" calcext:value-type="float">
            <text:p>0.0020416793</text:p>
          </table:table-cell>
          <table:table-cell table:formula="of:=[.H125]*-1" office:value-type="float" office:value="-0.00998" calcext:value-type="float">
            <text:p>-0.00998</text:p>
          </table:table-cell>
          <table:table-cell table:formula="of:=[.M125]*-1" office:value-type="float" office:value="0.060273" calcext:value-type="float">
            <text:p>0.060273</text:p>
          </table:table-cell>
          <table:table-cell table:formula="of:=([.K125]^2)*(48.7382423482978)+([.K125])*(0.0643401308833624)+(0.0316411646540839)" office:value-type="float" office:value="0.0318255647036432" calcext:value-type="float">
            <text:p>0.0318255647</text:p>
          </table:table-cell>
          <table:table-cell table:formula="of:=([.M125]^2)*(2.99573212968935)+([.M125])*(-0.0394274132082148)+(-0.010306073088791)" office:value-type="float" office:value="0.00295333450787791" calcext:value-type="float">
            <text:p>0.0029533345</text:p>
          </table:table-cell>
          <table:table-cell table:formula="of:=([.L125]^2)*(-20.9992408223248)+([.L125])*(0.114146130561486)+(0.302895814088881)" office:value-type="float" office:value="0.301492716825616" calcext:value-type="float">
            <text:p>0.3014927168</text:p>
          </table:table-cell>
          <table:table-cell table:number-columns-repeated="1002"/>
        </table:table-row>
        <table:table-row table:style-name="ro1">
          <table:table-cell table:formula="of:=[Datos_Nao.A126]" office:value-type="float" office:value="-0.0122486427426338" calcext:value-type="float">
            <text:p>-0.0122486427</text:p>
          </table:table-cell>
          <table:table-cell table:formula="of:=[Datos_Nao.B126]" office:value-type="float" office:value="0.0903397724032402" calcext:value-type="float">
            <text:p>0.0903397724</text:p>
          </table:table-cell>
          <table:table-cell table:formula="of:=[Datos_Nao.C126]" office:value-type="float" office:value="0.0901991277933121" calcext:value-type="float">
            <text:p>0.0901991278</text:p>
          </table:table-cell>
          <table:table-cell table:formula="of:=[Datos_Nao.D126]" office:value-type="float" office:value="0.23841193318367" calcext:value-type="float">
            <text:p>0.2384119332</text:p>
          </table:table-cell>
          <table:table-cell table:formula="of:=[Datos_Nao.E126]" office:value-type="float" office:value="0.164913728833199" calcext:value-type="float">
            <text:p>0.1649137288</text:p>
          </table:table-cell>
          <table:table-cell table:formula="of:=[Datos_Nao.F126]" office:value-type="float" office:value="0.431136220693588" calcext:value-type="float">
            <text:p>0.4311362207</text:p>
          </table:table-cell>
          <table:table-cell/>
          <table:table-cell table:formula="of:=[Datos_MoCap.A126]" office:value-type="float" office:value="0.010006" calcext:value-type="float">
            <text:p>0.010006</text:p>
          </table:table-cell>
          <table:table-cell table:formula="of:=[Datos_MoCap.B126]" office:value-type="float" office:value="0.068695" calcext:value-type="float">
            <text:p>0.068695</text:p>
          </table:table-cell>
          <table:table-cell table:formula="of:=[Datos_MoCap.C126]" office:value-type="float" office:value="0.199171" calcext:value-type="float">
            <text:p>0.199171</text:p>
          </table:table-cell>
          <table:table-cell table:formula="of:=[Datos_MoCap.D126]" office:value-type="float" office:value="0.001474" calcext:value-type="float">
            <text:p>0.001474</text:p>
          </table:table-cell>
          <table:table-cell table:formula="of:=[Datos_MoCap.F126]" office:value-type="float" office:value="0.011106" calcext:value-type="float">
            <text:p>0.011106</text:p>
          </table:table-cell>
          <table:table-cell table:formula="of:=[Datos_MoCap.E126]" office:value-type="float" office:value="-0.060302" calcext:value-type="float">
            <text:p>-0.060302</text:p>
          </table:table-cell>
          <table:table-cell/>
          <table:table-cell table:formula="of:=([.H126]^2)*(0.140024724909833)+([.H126])*(-0.00142725065277068)+(-0.0063459406986214)" office:value-type="float" office:value="-0.00634620248815416" calcext:value-type="float">
            <text:p>-0.0063462025</text:p>
          </table:table-cell>
          <table:table-cell table:formula="of:=([.J126]^2)*(-1.68303778049881)+([.J126])*(0.15665109790632)+(0.10475739737447)" office:value-type="float" office:value="0.0691931806510634" calcext:value-type="float">
            <text:p>0.0691931807</text:p>
          </table:table-cell>
          <table:table-cell table:formula="of:=([.I126]^2)*(-1.84809378419694)+([.I126])*(0.969715893777015)+(-0.0558124189204929)" office:value-type="float" office:value="0.00208105424441008" calcext:value-type="float">
            <text:p>0.0020810542</text:p>
          </table:table-cell>
          <table:table-cell table:formula="of:=[.H126]*-1" office:value-type="float" office:value="-0.010006" calcext:value-type="float">
            <text:p>-0.010006</text:p>
          </table:table-cell>
          <table:table-cell table:formula="of:=[.M126]*-1" office:value-type="float" office:value="0.060302" calcext:value-type="float">
            <text:p>0.060302</text:p>
          </table:table-cell>
          <table:table-cell table:formula="of:=([.K126]^2)*(48.7382423482978)+([.K126])*(0.0643401308833624)+(0.0316411646540839)" office:value-type="float" office:value="0.0318418944164383" calcext:value-type="float">
            <text:p>0.0318418944</text:p>
          </table:table-cell>
          <table:table-cell table:formula="of:=([.M126]^2)*(2.99573212968935)+([.M126])*(-0.0394274132082148)+(-0.010306073088791)" office:value-type="float" office:value="0.00296495300450553" calcext:value-type="float">
            <text:p>0.002964953</text:p>
          </table:table-cell>
          <table:table-cell table:formula="of:=([.L126]^2)*(-20.9992408223248)+([.L126])*(0.114146130561486)+(0.302895814088881)" office:value-type="float" office:value="0.301573406698328" calcext:value-type="float">
            <text:p>0.3015734067</text:p>
          </table:table-cell>
          <table:table-cell table:number-columns-repeated="1002"/>
        </table:table-row>
        <table:table-row table:style-name="ro1">
          <table:table-cell table:formula="of:=[Datos_Nao.A127]" office:value-type="float" office:value="-0.0121873626485467" calcext:value-type="float">
            <text:p>-0.0121873626</text:p>
          </table:table-cell>
          <table:table-cell table:formula="of:=[Datos_Nao.B127]" office:value-type="float" office:value="0.0903711020946503" calcext:value-type="float">
            <text:p>0.0903711021</text:p>
          </table:table-cell>
          <table:table-cell table:formula="of:=[Datos_Nao.C127]" office:value-type="float" office:value="0.090074896812439" calcext:value-type="float">
            <text:p>0.0900748968</text:p>
          </table:table-cell>
          <table:table-cell table:formula="of:=[Datos_Nao.D127]" office:value-type="float" office:value="0.2389005869627" calcext:value-type="float">
            <text:p>0.238900587</text:p>
          </table:table-cell>
          <table:table-cell table:formula="of:=[Datos_Nao.E127]" office:value-type="float" office:value="0.16513766348362" calcext:value-type="float">
            <text:p>0.1651376635</text:p>
          </table:table-cell>
          <table:table-cell table:formula="of:=[Datos_Nao.F127]" office:value-type="float" office:value="0.430870652198792" calcext:value-type="float">
            <text:p>0.4308706522</text:p>
          </table:table-cell>
          <table:table-cell/>
          <table:table-cell table:formula="of:=[Datos_MoCap.A127]" office:value-type="float" office:value="0.010045" calcext:value-type="float">
            <text:p>0.010045</text:p>
          </table:table-cell>
          <table:table-cell table:formula="of:=[Datos_MoCap.B127]" office:value-type="float" office:value="0.068718" calcext:value-type="float">
            <text:p>0.068718</text:p>
          </table:table-cell>
          <table:table-cell table:formula="of:=[Datos_MoCap.C127]" office:value-type="float" office:value="0.199137" calcext:value-type="float">
            <text:p>0.199137</text:p>
          </table:table-cell>
          <table:table-cell table:formula="of:=[Datos_MoCap.D127]" office:value-type="float" office:value="0.001643" calcext:value-type="float">
            <text:p>0.001643</text:p>
          </table:table-cell>
          <table:table-cell table:formula="of:=[Datos_MoCap.F127]" office:value-type="float" office:value="0.010892" calcext:value-type="float">
            <text:p>0.010892</text:p>
          </table:table-cell>
          <table:table-cell table:formula="of:=[Datos_MoCap.E127]" office:value-type="float" office:value="-0.060417" calcext:value-type="float">
            <text:p>-0.060417</text:p>
          </table:table-cell>
          <table:table-cell/>
          <table:table-cell table:formula="of:=([.H127]^2)*(0.140024724909833)+([.H127])*(-0.00142725065277068)+(-0.0063459406986214)" office:value-type="float" office:value="-0.00634614865313501" calcext:value-type="float">
            <text:p>-0.0063461487</text:p>
          </table:table-cell>
          <table:table-cell table:formula="of:=([.J127]^2)*(-1.68303778049881)+([.J127])*(0.15665109790632)+(0.10475739737447)" office:value-type="float" office:value="0.0692106470057519" calcext:value-type="float">
            <text:p>0.069210647</text:p>
          </table:table-cell>
          <table:table-cell table:formula="of:=([.I127]^2)*(-1.84809378419694)+([.I127])*(0.969715893777015)+(-0.0558124189204929)" office:value-type="float" office:value="0.00209751681141011" calcext:value-type="float">
            <text:p>0.0020975168</text:p>
          </table:table-cell>
          <table:table-cell table:formula="of:=[.H127]*-1" office:value-type="float" office:value="-0.010045" calcext:value-type="float">
            <text:p>-0.010045</text:p>
          </table:table-cell>
          <table:table-cell table:formula="of:=[.M127]*-1" office:value-type="float" office:value="0.060417" calcext:value-type="float">
            <text:p>0.060417</text:p>
          </table:table-cell>
          <table:table-cell table:formula="of:=([.K127]^2)*(48.7382423482978)+([.K127])*(0.0643401308833624)+(0.0316411646540839)" office:value-type="float" office:value="0.0318784418886941" calcext:value-type="float">
            <text:p>0.0318784419</text:p>
          </table:table-cell>
          <table:table-cell table:formula="of:=([.M127]^2)*(2.99573212968935)+([.M127])*(-0.0394274132082148)+(-0.010306073088791)" office:value-type="float" office:value="0.00301107596252533" calcext:value-type="float">
            <text:p>0.003011076</text:p>
          </table:table-cell>
          <table:table-cell table:formula="of:=([.L127]^2)*(-20.9992408223248)+([.L127])*(0.114146130561486)+(0.302895814088881)" office:value-type="float" office:value="0.301647834864504" calcext:value-type="float">
            <text:p>0.3016478349</text:p>
          </table:table-cell>
          <table:table-cell table:number-columns-repeated="1002"/>
        </table:table-row>
        <table:table-row table:style-name="ro1">
          <table:table-cell table:formula="of:=[Datos_Nao.A128]" office:value-type="float" office:value="-0.0119078243151307" calcext:value-type="float">
            <text:p>-0.0119078243</text:p>
          </table:table-cell>
          <table:table-cell table:formula="of:=[Datos_Nao.B128]" office:value-type="float" office:value="0.0908608064055443" calcext:value-type="float">
            <text:p>0.0908608064</text:p>
          </table:table-cell>
          <table:table-cell table:formula="of:=[Datos_Nao.C128]" office:value-type="float" office:value="0.0892587006092072" calcext:value-type="float">
            <text:p>0.0892587006</text:p>
          </table:table-cell>
          <table:table-cell table:formula="of:=[Datos_Nao.D128]" office:value-type="float" office:value="0.238775819540024" calcext:value-type="float">
            <text:p>0.2387758195</text:p>
          </table:table-cell>
          <table:table-cell table:formula="of:=[Datos_Nao.E128]" office:value-type="float" office:value="0.165307119488716" calcext:value-type="float">
            <text:p>0.1653071195</text:p>
          </table:table-cell>
          <table:table-cell table:formula="of:=[Datos_Nao.F128]" office:value-type="float" office:value="0.42949241399765" calcext:value-type="float">
            <text:p>0.429492414</text:p>
          </table:table-cell>
          <table:table-cell/>
          <table:table-cell table:formula="of:=[Datos_MoCap.A128]" office:value-type="float" office:value="0.010036" calcext:value-type="float">
            <text:p>0.010036</text:p>
          </table:table-cell>
          <table:table-cell table:formula="of:=[Datos_MoCap.B128]" office:value-type="float" office:value="0.068763" calcext:value-type="float">
            <text:p>0.068763</text:p>
          </table:table-cell>
          <table:table-cell table:formula="of:=[Datos_MoCap.C128]" office:value-type="float" office:value="0.199099" calcext:value-type="float">
            <text:p>0.199099</text:p>
          </table:table-cell>
          <table:table-cell table:formula="of:=[Datos_MoCap.D128]" office:value-type="float" office:value="0.001442" calcext:value-type="float">
            <text:p>0.001442</text:p>
          </table:table-cell>
          <table:table-cell table:formula="of:=[Datos_MoCap.F128]" office:value-type="float" office:value="0.010833" calcext:value-type="float">
            <text:p>0.010833</text:p>
          </table:table-cell>
          <table:table-cell table:formula="of:=[Datos_MoCap.E128]" office:value-type="float" office:value="-0.060449" calcext:value-type="float">
            <text:p>-0.060449</text:p>
          </table:table-cell>
          <table:table-cell/>
          <table:table-cell table:formula="of:=([.H128]^2)*(0.140024724909833)+([.H128])*(-0.00142725065277068)+(-0.0063459406986214)" office:value-type="float" office:value="-0.00634616111440764" calcext:value-type="float">
            <text:p>-0.0063461611</text:p>
          </table:table-cell>
          <table:table-cell table:formula="of:=([.J128]^2)*(-1.68303778049881)+([.J128])*(0.15665109790632)+(0.10475739737447)" office:value-type="float" office:value="0.0692301636209065" calcext:value-type="float">
            <text:p>0.0692301636</text:p>
          </table:table-cell>
          <table:table-cell table:formula="of:=([.I128]^2)*(-1.84809378419694)+([.I128])*(0.969715893777015)+(-0.0558124189204929)" office:value-type="float" office:value="0.00212972052646053" calcext:value-type="float">
            <text:p>0.0021297205</text:p>
          </table:table-cell>
          <table:table-cell table:formula="of:=[.H128]*-1" office:value-type="float" office:value="-0.010036" calcext:value-type="float">
            <text:p>-0.010036</text:p>
          </table:table-cell>
          <table:table-cell table:formula="of:=[.M128]*-1" office:value-type="float" office:value="0.060449" calcext:value-type="float">
            <text:p>0.060449</text:p>
          </table:table-cell>
          <table:table-cell table:formula="of:=([.K128]^2)*(48.7382423482978)+([.K128])*(0.0643401308833624)+(0.0316411646540839)" office:value-type="float" office:value="0.03183528766938" calcext:value-type="float">
            <text:p>0.0318352877</text:p>
          </table:table-cell>
          <table:table-cell table:formula="of:=([.M128]^2)*(2.99573212968935)+([.M128])*(-0.0394274132082148)+(-0.010306073088791)" office:value-type="float" office:value="0.00302392426885477" calcext:value-type="float">
            <text:p>0.0030239243</text:p>
          </table:table-cell>
          <table:table-cell table:formula="of:=([.L128]^2)*(-20.9992408223248)+([.L128])*(0.114146130561486)+(0.302895814088881)" office:value-type="float" office:value="0.301668016544706" calcext:value-type="float">
            <text:p>0.3016680165</text:p>
          </table:table-cell>
          <table:table-cell table:number-columns-repeated="1002"/>
        </table:table-row>
        <table:table-row table:style-name="ro1">
          <table:table-cell table:formula="of:=[Datos_Nao.A129]" office:value-type="float" office:value="-0.0114474585279822" calcext:value-type="float">
            <text:p>-0.0114474585</text:p>
          </table:table-cell>
          <table:table-cell table:formula="of:=[Datos_Nao.B129]" office:value-type="float" office:value="0.0918794572353363" calcext:value-type="float">
            <text:p>0.0918794572</text:p>
          </table:table-cell>
          <table:table-cell table:formula="of:=[Datos_Nao.C129]" office:value-type="float" office:value="0.0877570509910584" calcext:value-type="float">
            <text:p>0.087757051</text:p>
          </table:table-cell>
          <table:table-cell table:formula="of:=[Datos_Nao.D129]" office:value-type="float" office:value="0.237190246582031" calcext:value-type="float">
            <text:p>0.2371902466</text:p>
          </table:table-cell>
          <table:table-cell table:formula="of:=[Datos_Nao.E129]" office:value-type="float" office:value="0.164998978376389" calcext:value-type="float">
            <text:p>0.1649989784</text:p>
          </table:table-cell>
          <table:table-cell table:formula="of:=[Datos_Nao.F129]" office:value-type="float" office:value="0.427041381597519" calcext:value-type="float">
            <text:p>0.4270413816</text:p>
          </table:table-cell>
          <table:table-cell/>
          <table:table-cell table:formula="of:=[Datos_MoCap.A129]" office:value-type="float" office:value="0.010088" calcext:value-type="float">
            <text:p>0.010088</text:p>
          </table:table-cell>
          <table:table-cell table:formula="of:=[Datos_MoCap.B129]" office:value-type="float" office:value="0.068807" calcext:value-type="float">
            <text:p>0.068807</text:p>
          </table:table-cell>
          <table:table-cell table:formula="of:=[Datos_MoCap.C129]" office:value-type="float" office:value="0.19911" calcext:value-type="float">
            <text:p>0.19911</text:p>
          </table:table-cell>
          <table:table-cell table:formula="of:=[Datos_MoCap.D129]" office:value-type="float" office:value="0.001543" calcext:value-type="float">
            <text:p>0.001543</text:p>
          </table:table-cell>
          <table:table-cell table:formula="of:=[Datos_MoCap.F129]" office:value-type="float" office:value="0.010577" calcext:value-type="float">
            <text:p>0.010577</text:p>
          </table:table-cell>
          <table:table-cell table:formula="of:=[Datos_MoCap.E129]" office:value-type="float" office:value="-0.060572" calcext:value-type="float">
            <text:p>-0.060572</text:p>
          </table:table-cell>
          <table:table-cell/>
          <table:table-cell table:formula="of:=([.H129]^2)*(0.140024724909833)+([.H129])*(-0.00142725065277068)+(-0.0063459406986214)" office:value-type="float" office:value="-0.00634608880284826" calcext:value-type="float">
            <text:p>-0.0063460888</text:p>
          </table:table-cell>
          <table:table-cell table:formula="of:=([.J129]^2)*(-1.68303778049881)+([.J129])*(0.15665109790632)+(0.10475739737447)" office:value-type="float" office:value="0.0692245145742766" calcext:value-type="float">
            <text:p>0.0692245146</text:p>
          </table:table-cell>
          <table:table-cell table:formula="of:=([.I129]^2)*(-1.84809378419694)+([.I129])*(0.969715893777015)+(-0.0558124189204929)" office:value-type="float" office:value="0.00216120136626347" calcext:value-type="float">
            <text:p>0.0021612014</text:p>
          </table:table-cell>
          <table:table-cell table:formula="of:=[.H129]*-1" office:value-type="float" office:value="-0.010088" calcext:value-type="float">
            <text:p>-0.010088</text:p>
          </table:table-cell>
          <table:table-cell table:formula="of:=[.M129]*-1" office:value-type="float" office:value="0.060572" calcext:value-type="float">
            <text:p>0.060572</text:p>
          </table:table-cell>
          <table:table-cell table:formula="of:=([.K129]^2)*(48.7382423482978)+([.K129])*(0.0643401308833624)+(0.0316411646540839)" office:value-type="float" office:value="0.0318564798715936" calcext:value-type="float">
            <text:p>0.0318564799</text:p>
          </table:table-cell>
          <table:table-cell table:formula="of:=([.M129]^2)*(2.99573212968935)+([.M129])*(-0.0394274132082148)+(-0.010306073088791)" office:value-type="float" office:value="0.00307336705994164" calcext:value-type="float">
            <text:p>0.0030733671</text:p>
          </table:table-cell>
          <table:table-cell table:formula="of:=([.L129]^2)*(-20.9992408223248)+([.L129])*(0.114146130561486)+(0.302895814088881)" office:value-type="float" office:value="0.30175389113426" calcext:value-type="float">
            <text:p>0.3017538911</text:p>
          </table:table-cell>
          <table:table-cell table:number-columns-repeated="1002"/>
        </table:table-row>
        <table:table-row table:style-name="ro1">
          <table:table-cell table:formula="of:=[Datos_Nao.A130]" office:value-type="float" office:value="-0.0111597934737802" calcext:value-type="float">
            <text:p>-0.0111597935</text:p>
          </table:table-cell>
          <table:table-cell table:formula="of:=[Datos_Nao.B130]" office:value-type="float" office:value="0.0925698429346085" calcext:value-type="float">
            <text:p>0.0925698429</text:p>
          </table:table-cell>
          <table:table-cell table:formula="of:=[Datos_Nao.C130]" office:value-type="float" office:value="0.086772195994854" calcext:value-type="float">
            <text:p>0.086772196</text:p>
          </table:table-cell>
          <table:table-cell table:formula="of:=[Datos_Nao.D130]" office:value-type="float" office:value="0.235861033201218" calcext:value-type="float">
            <text:p>0.2358610332</text:p>
          </table:table-cell>
          <table:table-cell table:formula="of:=[Datos_Nao.E130]" office:value-type="float" office:value="0.164639711380005" calcext:value-type="float">
            <text:p>0.1646397114</text:p>
          </table:table-cell>
          <table:table-cell table:formula="of:=[Datos_Nao.F130]" office:value-type="float" office:value="0.425437748432159" calcext:value-type="float">
            <text:p>0.4254377484</text:p>
          </table:table-cell>
          <table:table-cell/>
          <table:table-cell table:formula="of:=[Datos_MoCap.A130]" office:value-type="float" office:value="0.010084" calcext:value-type="float">
            <text:p>0.010084</text:p>
          </table:table-cell>
          <table:table-cell table:formula="of:=[Datos_MoCap.B130]" office:value-type="float" office:value="0.068862" calcext:value-type="float">
            <text:p>0.068862</text:p>
          </table:table-cell>
          <table:table-cell table:formula="of:=[Datos_MoCap.C130]" office:value-type="float" office:value="0.199102" calcext:value-type="float">
            <text:p>0.199102</text:p>
          </table:table-cell>
          <table:table-cell table:formula="of:=[Datos_MoCap.D130]" office:value-type="float" office:value="0.001659" calcext:value-type="float">
            <text:p>0.001659</text:p>
          </table:table-cell>
          <table:table-cell table:formula="of:=[Datos_MoCap.F130]" office:value-type="float" office:value="0.010497" calcext:value-type="float">
            <text:p>0.010497</text:p>
          </table:table-cell>
          <table:table-cell table:formula="of:=[Datos_MoCap.E130]" office:value-type="float" office:value="-0.060555" calcext:value-type="float">
            <text:p>-0.060555</text:p>
          </table:table-cell>
          <table:table-cell/>
          <table:table-cell table:formula="of:=([.H130]^2)*(0.140024724909833)+([.H130])*(-0.00142725065277068)+(-0.0063459406986214)" office:value-type="float" office:value="-0.00634609439216065" calcext:value-type="float">
            <text:p>-0.0063460944</text:p>
          </table:table-cell>
          <table:table-cell table:formula="of:=([.J130]^2)*(-1.68303778049881)+([.J130])*(0.15665109790632)+(0.10475739737447)" office:value-type="float" office:value="0.0692286230122186" calcext:value-type="float">
            <text:p>0.069228623</text:p>
          </table:table-cell>
          <table:table-cell table:formula="of:=([.I130]^2)*(-1.84809378419694)+([.I130])*(0.969715893777015)+(-0.0558124189204929)" office:value-type="float" office:value="0.00220054235314649" calcext:value-type="float">
            <text:p>0.0022005424</text:p>
          </table:table-cell>
          <table:table-cell table:formula="of:=[.H130]*-1" office:value-type="float" office:value="-0.010084" calcext:value-type="float">
            <text:p>-0.010084</text:p>
          </table:table-cell>
          <table:table-cell table:formula="of:=[.M130]*-1" office:value-type="float" office:value="0.060555" calcext:value-type="float">
            <text:p>0.060555</text:p>
          </table:table-cell>
          <table:table-cell table:formula="of:=([.K130]^2)*(48.7382423482978)+([.K130])*(0.0643401308833624)+(0.0316411646540839)" office:value-type="float" office:value="0.031882046269608" calcext:value-type="float">
            <text:p>0.0318820463</text:p>
          </table:table-cell>
          <table:table-cell table:formula="of:=([.M130]^2)*(2.99573212968935)+([.M130])*(-0.0394274132082148)+(-0.010306073088791)" office:value-type="float" office:value="0.00306652810514066" calcext:value-type="float">
            <text:p>0.0030665281</text:p>
          </table:table-cell>
          <table:table-cell table:formula="of:=([.L130]^2)*(-20.9992408223248)+([.L130])*(0.114146130561486)+(0.302895814088881)" office:value-type="float" office:value="0.301780162483902" calcext:value-type="float">
            <text:p>0.3017801625</text:p>
          </table:table-cell>
          <table:table-cell table:number-columns-repeated="1002"/>
        </table:table-row>
        <table:table-row table:style-name="ro1">
          <table:table-cell table:formula="of:=[Datos_Nao.A131]" office:value-type="float" office:value="-0.0108391772955656" calcext:value-type="float">
            <text:p>-0.0108391773</text:p>
          </table:table-cell>
          <table:table-cell table:formula="of:=[Datos_Nao.B131]" office:value-type="float" office:value="0.0933708027005196" calcext:value-type="float">
            <text:p>0.0933708027</text:p>
          </table:table-cell>
          <table:table-cell table:formula="of:=[Datos_Nao.C131]" office:value-type="float" office:value="0.0856423527002335" calcext:value-type="float">
            <text:p>0.0856423527</text:p>
          </table:table-cell>
          <table:table-cell table:formula="of:=[Datos_Nao.D131]" office:value-type="float" office:value="0.234183698892593" calcext:value-type="float">
            <text:p>0.2341836989</text:p>
          </table:table-cell>
          <table:table-cell table:formula="of:=[Datos_Nao.E131]" office:value-type="float" office:value="0.16413502395153" calcext:value-type="float">
            <text:p>0.164135024</text:p>
          </table:table-cell>
          <table:table-cell table:formula="of:=[Datos_Nao.F131]" office:value-type="float" office:value="0.423596203327179" calcext:value-type="float">
            <text:p>0.4235962033</text:p>
          </table:table-cell>
          <table:table-cell/>
          <table:table-cell table:formula="of:=[Datos_MoCap.A131]" office:value-type="float" office:value="0.010126" calcext:value-type="float">
            <text:p>0.010126</text:p>
          </table:table-cell>
          <table:table-cell table:formula="of:=[Datos_MoCap.B131]" office:value-type="float" office:value="0.068879" calcext:value-type="float">
            <text:p>0.068879</text:p>
          </table:table-cell>
          <table:table-cell table:formula="of:=[Datos_MoCap.C131]" office:value-type="float" office:value="0.199102" calcext:value-type="float">
            <text:p>0.199102</text:p>
          </table:table-cell>
          <table:table-cell table:formula="of:=[Datos_MoCap.D131]" office:value-type="float" office:value="0.001522" calcext:value-type="float">
            <text:p>0.001522</text:p>
          </table:table-cell>
          <table:table-cell table:formula="of:=[Datos_MoCap.F131]" office:value-type="float" office:value="0.010337" calcext:value-type="float">
            <text:p>0.010337</text:p>
          </table:table-cell>
          <table:table-cell table:formula="of:=[Datos_MoCap.E131]" office:value-type="float" office:value="-0.060729" calcext:value-type="float">
            <text:p>-0.060729</text:p>
          </table:table-cell>
          <table:table-cell/>
          <table:table-cell table:formula="of:=([.H131]^2)*(0.140024724909833)+([.H131])*(-0.00142725065277068)+(-0.0063459406986214)" office:value-type="float" office:value="-0.00634603548090107" calcext:value-type="float">
            <text:p>-0.0063460355</text:p>
          </table:table-cell>
          <table:table-cell table:formula="of:=([.J131]^2)*(-1.68303778049881)+([.J131])*(0.15665109790632)+(0.10475739737447)" office:value-type="float" office:value="0.0692286230122186" calcext:value-type="float">
            <text:p>0.069228623</text:p>
          </table:table-cell>
          <table:table-cell table:formula="of:=([.I131]^2)*(-1.84809378419694)+([.I131])*(0.969715893777015)+(-0.0558124189204929)" office:value-type="float" office:value="0.00221270003247991" calcext:value-type="float">
            <text:p>0.0022127</text:p>
          </table:table-cell>
          <table:table-cell table:formula="of:=[.H131]*-1" office:value-type="float" office:value="-0.010126" calcext:value-type="float">
            <text:p>-0.010126</text:p>
          </table:table-cell>
          <table:table-cell table:formula="of:=[.M131]*-1" office:value-type="float" office:value="0.060729" calcext:value-type="float">
            <text:p>0.060729</text:p>
          </table:table-cell>
          <table:table-cell table:formula="of:=([.K131]^2)*(48.7382423482978)+([.K131])*(0.0643401308833624)+(0.0316411646540839)" office:value-type="float" office:value="0.0318519916918763" calcext:value-type="float">
            <text:p>0.0318519917</text:p>
          </table:table-cell>
          <table:table-cell table:formula="of:=([.M131]^2)*(2.99573212968935)+([.M131])*(-0.0394274132082148)+(-0.010306073088791)" office:value-type="float" office:value="0.00313660865639629" calcext:value-type="float">
            <text:p>0.0031366087</text:p>
          </table:table-cell>
          <table:table-cell table:formula="of:=([.L131]^2)*(-20.9992408223248)+([.L131])*(0.114146130561486)+(0.302895814088881)" office:value-type="float" office:value="0.301831898812339" calcext:value-type="float">
            <text:p>0.3018318988</text:p>
          </table:table-cell>
          <table:table-cell table:number-columns-repeated="1002"/>
        </table:table-row>
        <table:table-row table:style-name="ro1">
          <table:table-cell table:formula="of:=[Datos_Nao.A132]" office:value-type="float" office:value="-0.0101150898262858" calcext:value-type="float">
            <text:p>-0.0101150898</text:p>
          </table:table-cell>
          <table:table-cell table:formula="of:=[Datos_Nao.B132]" office:value-type="float" office:value="0.0952718853950501" calcext:value-type="float">
            <text:p>0.0952718854</text:p>
          </table:table-cell>
          <table:table-cell table:formula="of:=[Datos_Nao.C132]" office:value-type="float" office:value="0.0829775035381317" calcext:value-type="float">
            <text:p>0.0829775035</text:p>
          </table:table-cell>
          <table:table-cell table:formula="of:=[Datos_Nao.D132]" office:value-type="float" office:value="0.229819744825363" calcext:value-type="float">
            <text:p>0.2298197448</text:p>
          </table:table-cell>
          <table:table-cell table:formula="of:=[Datos_Nao.E132]" office:value-type="float" office:value="0.162673637270927" calcext:value-type="float">
            <text:p>0.1626736373</text:p>
          </table:table-cell>
          <table:table-cell table:formula="of:=[Datos_Nao.F132]" office:value-type="float" office:value="0.419246822595596" calcext:value-type="float">
            <text:p>0.4192468226</text:p>
          </table:table-cell>
          <table:table-cell/>
          <table:table-cell table:formula="of:=[Datos_MoCap.A132]" office:value-type="float" office:value="0.010201" calcext:value-type="float">
            <text:p>0.010201</text:p>
          </table:table-cell>
          <table:table-cell table:formula="of:=[Datos_MoCap.B132]" office:value-type="float" office:value="0.068965" calcext:value-type="float">
            <text:p>0.068965</text:p>
          </table:table-cell>
          <table:table-cell table:formula="of:=[Datos_MoCap.C132]" office:value-type="float" office:value="0.199125" calcext:value-type="float">
            <text:p>0.199125</text:p>
          </table:table-cell>
          <table:table-cell table:formula="of:=[Datos_MoCap.D132]" office:value-type="float" office:value="0.001898" calcext:value-type="float">
            <text:p>0.001898</text:p>
          </table:table-cell>
          <table:table-cell table:formula="of:=[Datos_MoCap.F132]" office:value-type="float" office:value="0.010296" calcext:value-type="float">
            <text:p>0.010296</text:p>
          </table:table-cell>
          <table:table-cell table:formula="of:=[Datos_MoCap.E132]" office:value-type="float" office:value="-0.060898" calcext:value-type="float">
            <text:p>-0.060898</text:p>
          </table:table-cell>
          <table:table-cell/>
          <table:table-cell table:formula="of:=([.H132]^2)*(0.140024724909833)+([.H132])*(-0.00142725065277068)+(-0.0063459406986214)" office:value-type="float" office:value="-0.00634592905350628" calcext:value-type="float">
            <text:p>-0.0063459291</text:p>
          </table:table-cell>
          <table:table-cell table:formula="of:=([.J132]^2)*(-1.68303778049881)+([.J132])*(0.15665109790632)+(0.10475739737447)" office:value-type="float" office:value="0.0692168106724875" calcext:value-type="float">
            <text:p>0.0692168107</text:p>
          </table:table-cell>
          <table:table-cell table:formula="of:=([.I132]^2)*(-1.84809378419694)+([.I132])*(0.969715893777015)+(-0.0558124189204929)" office:value-type="float" office:value="0.00227418721634009" calcext:value-type="float">
            <text:p>0.0022741872</text:p>
          </table:table-cell>
          <table:table-cell table:formula="of:=[.H132]*-1" office:value-type="float" office:value="-0.010201" calcext:value-type="float">
            <text:p>-0.010201</text:p>
          </table:table-cell>
          <table:table-cell table:formula="of:=[.M132]*-1" office:value-type="float" office:value="0.060898" calcext:value-type="float">
            <text:p>0.060898</text:p>
          </table:table-cell>
          <table:table-cell table:formula="of:=([.K132]^2)*(48.7382423482978)+([.K132])*(0.0643401308833624)+(0.0316411646540839)" office:value-type="float" office:value="0.031938857061689" calcext:value-type="float">
            <text:p>0.0319388571</text:p>
          </table:table-cell>
          <table:table-cell table:formula="of:=([.M132]^2)*(2.99573212968935)+([.M132])*(-0.0394274132082148)+(-0.010306073088791)" office:value-type="float" office:value="0.00320484905231216" calcext:value-type="float">
            <text:p>0.0032048491</text:p>
          </table:table-cell>
          <table:table-cell table:formula="of:=([.L132]^2)*(-20.9992408223248)+([.L132])*(0.114146130561486)+(0.302895814088881)" office:value-type="float" office:value="0.301844983191757" calcext:value-type="float">
            <text:p>0.3018449832</text:p>
          </table:table-cell>
          <table:table-cell table:number-columns-repeated="1002"/>
        </table:table-row>
        <table:table-row table:style-name="ro1">
          <table:table-cell table:formula="of:=[Datos_Nao.A133]" office:value-type="float" office:value="-0.00971963349729777" calcext:value-type="float">
            <text:p>-0.0097196335</text:p>
          </table:table-cell>
          <table:table-cell table:formula="of:=[Datos_Nao.B133]" office:value-type="float" office:value="0.096355028450489" calcext:value-type="float">
            <text:p>0.0963550285</text:p>
          </table:table-cell>
          <table:table-cell table:formula="of:=[Datos_Nao.C133]" office:value-type="float" office:value="0.0814571380615235" calcext:value-type="float">
            <text:p>0.0814571381</text:p>
          </table:table-cell>
          <table:table-cell table:formula="of:=[Datos_Nao.D133]" office:value-type="float" office:value="0.227153047919273" calcext:value-type="float">
            <text:p>0.2271530479</text:p>
          </table:table-cell>
          <table:table-cell table:formula="of:=[Datos_Nao.E133]" office:value-type="float" office:value="0.161712870001793" calcext:value-type="float">
            <text:p>0.16171287</text:p>
          </table:table-cell>
          <table:table-cell table:formula="of:=[Datos_Nao.F133]" office:value-type="float" office:value="0.416763216257095" calcext:value-type="float">
            <text:p>0.4167632163</text:p>
          </table:table-cell>
          <table:table-cell/>
          <table:table-cell table:formula="of:=[Datos_MoCap.A133]" office:value-type="float" office:value="0.010248" calcext:value-type="float">
            <text:p>0.010248</text:p>
          </table:table-cell>
          <table:table-cell table:formula="of:=[Datos_MoCap.B133]" office:value-type="float" office:value="0.068979" calcext:value-type="float">
            <text:p>0.068979</text:p>
          </table:table-cell>
          <table:table-cell table:formula="of:=[Datos_MoCap.C133]" office:value-type="float" office:value="0.199166" calcext:value-type="float">
            <text:p>0.199166</text:p>
          </table:table-cell>
          <table:table-cell table:formula="of:=[Datos_MoCap.D133]" office:value-type="float" office:value="0.001898" calcext:value-type="float">
            <text:p>0.001898</text:p>
          </table:table-cell>
          <table:table-cell table:formula="of:=[Datos_MoCap.F133]" office:value-type="float" office:value="0.009923" calcext:value-type="float">
            <text:p>0.009923</text:p>
          </table:table-cell>
          <table:table-cell table:formula="of:=[Datos_MoCap.E133]" office:value-type="float" office:value="-0.061127" calcext:value-type="float">
            <text:p>-0.061127</text:p>
          </table:table-cell>
          <table:table-cell/>
          <table:table-cell table:formula="of:=([.H133]^2)*(0.140024724909833)+([.H133])*(-0.00142725065277068)+(-0.0063459406986214)" office:value-type="float" office:value="-0.00634586155610378" calcext:value-type="float">
            <text:p>-0.0063458616</text:p>
          </table:table-cell>
          <table:table-cell table:formula="of:=([.J133]^2)*(-1.68303778049881)+([.J133])*(0.15665109790632)+(0.10475739737447)" office:value-type="float" office:value="0.0691957494766757" calcext:value-type="float">
            <text:p>0.0691957495</text:p>
          </table:table-cell>
          <table:table-cell table:formula="of:=([.I133]^2)*(-1.84809378419694)+([.I133])*(0.969715893777015)+(-0.0558124189204929)" office:value-type="float" office:value="0.00228419417056743" calcext:value-type="float">
            <text:p>0.0022841942</text:p>
          </table:table-cell>
          <table:table-cell table:formula="of:=[.H133]*-1" office:value-type="float" office:value="-0.010248" calcext:value-type="float">
            <text:p>-0.010248</text:p>
          </table:table-cell>
          <table:table-cell table:formula="of:=[.M133]*-1" office:value-type="float" office:value="0.061127" calcext:value-type="float">
            <text:p>0.061127</text:p>
          </table:table-cell>
          <table:table-cell table:formula="of:=([.K133]^2)*(48.7382423482978)+([.K133])*(0.0643401308833624)+(0.0316411646540839)" office:value-type="float" office:value="0.031938857061689" calcext:value-type="float">
            <text:p>0.0319388571</text:p>
          </table:table-cell>
          <table:table-cell table:formula="of:=([.M133]^2)*(2.99573212968935)+([.M133])*(-0.0394274132082148)+(-0.010306073088791)" office:value-type="float" office:value="0.00329758984474254" calcext:value-type="float">
            <text:p>0.0032975898</text:p>
          </table:table-cell>
          <table:table-cell table:formula="of:=([.L133]^2)*(-20.9992408223248)+([.L133])*(0.114146130561486)+(0.302895814088881)" office:value-type="float" office:value="0.301960776386578" calcext:value-type="float">
            <text:p>0.3019607764</text:p>
          </table:table-cell>
          <table:table-cell table:number-columns-repeated="1002"/>
        </table:table-row>
        <table:table-row table:style-name="ro1">
          <table:table-cell table:formula="of:=[Datos_Nao.A134]" office:value-type="float" office:value="-0.009307149797678" calcext:value-type="float">
            <text:p>-0.0093071498</text:p>
          </table:table-cell>
          <table:table-cell table:formula="of:=[Datos_Nao.B134]" office:value-type="float" office:value="0.0975149273872376" calcext:value-type="float">
            <text:p>0.0975149274</text:p>
          </table:table-cell>
          <table:table-cell table:formula="of:=[Datos_Nao.C134]" office:value-type="float" office:value="0.0798207670450211" calcext:value-type="float">
            <text:p>0.079820767</text:p>
          </table:table-cell>
          <table:table-cell table:formula="of:=[Datos_Nao.D134]" office:value-type="float" office:value="0.224177524447441" calcext:value-type="float">
            <text:p>0.2241775244</text:p>
          </table:table-cell>
          <table:table-cell table:formula="of:=[Datos_Nao.E134]" office:value-type="float" office:value="0.160596996545792" calcext:value-type="float">
            <text:p>0.1605969965</text:p>
          </table:table-cell>
          <table:table-cell table:formula="of:=[Datos_Nao.F134]" office:value-type="float" office:value="0.4140904545784" calcext:value-type="float">
            <text:p>0.4140904546</text:p>
          </table:table-cell>
          <table:table-cell/>
          <table:table-cell table:formula="of:=[Datos_MoCap.A134]" office:value-type="float" office:value="0.010213" calcext:value-type="float">
            <text:p>0.010213</text:p>
          </table:table-cell>
          <table:table-cell table:formula="of:=[Datos_MoCap.B134]" office:value-type="float" office:value="0.068975" calcext:value-type="float">
            <text:p>0.068975</text:p>
          </table:table-cell>
          <table:table-cell table:formula="of:=[Datos_MoCap.C134]" office:value-type="float" office:value="0.199192" calcext:value-type="float">
            <text:p>0.199192</text:p>
          </table:table-cell>
          <table:table-cell table:formula="of:=[Datos_MoCap.D134]" office:value-type="float" office:value="0.001775" calcext:value-type="float">
            <text:p>0.001775</text:p>
          </table:table-cell>
          <table:table-cell table:formula="of:=[Datos_MoCap.F134]" office:value-type="float" office:value="0.009529" calcext:value-type="float">
            <text:p>0.009529</text:p>
          </table:table-cell>
          <table:table-cell table:formula="of:=[Datos_MoCap.E134]" office:value-type="float" office:value="-0.061186" calcext:value-type="float">
            <text:p>-0.061186</text:p>
          </table:table-cell>
          <table:table-cell/>
          <table:table-cell table:formula="of:=([.H134]^2)*(0.140024724909833)+([.H134])*(-0.00142725065277068)+(-0.0063459406986214)" office:value-type="float" office:value="-0.0063459118789373" calcext:value-type="float">
            <text:p>-0.0063459119</text:p>
          </table:table-cell>
          <table:table-cell table:formula="of:=([.J134]^2)*(-1.68303778049881)+([.J134])*(0.15665109790632)+(0.10475739737447)" office:value-type="float" office:value="0.069182390664553" calcext:value-type="float">
            <text:p>0.0691823907</text:p>
          </table:table-cell>
          <table:table-cell table:formula="of:=([.I134]^2)*(-1.84809378419694)+([.I134])*(0.969715893777015)+(-0.0558124189204929)" office:value-type="float" office:value="0.00228133511471194" calcext:value-type="float">
            <text:p>0.0022813351</text:p>
          </table:table-cell>
          <table:table-cell table:formula="of:=[.H134]*-1" office:value-type="float" office:value="-0.010213" calcext:value-type="float">
            <text:p>-0.010213</text:p>
          </table:table-cell>
          <table:table-cell table:formula="of:=[.M134]*-1" office:value-type="float" office:value="0.061186" calcext:value-type="float">
            <text:p>0.061186</text:p>
          </table:table-cell>
          <table:table-cell table:formula="of:=([.K134]^2)*(48.7382423482978)+([.K134])*(0.0643401308833624)+(0.0316411646540839)" office:value-type="float" office:value="0.0319089243112005" calcext:value-type="float">
            <text:p>0.0319089243</text:p>
          </table:table-cell>
          <table:table-cell table:formula="of:=([.M134]^2)*(2.99573212968935)+([.M134])*(-0.0394274132082148)+(-0.010306073088791)" office:value-type="float" office:value="0.00332153466417657" calcext:value-type="float">
            <text:p>0.0033215347</text:p>
          </table:table-cell>
          <table:table-cell table:formula="of:=([.L134]^2)*(-20.9992408223248)+([.L134])*(0.114146130561486)+(0.302895814088881)" office:value-type="float" office:value="0.302076742840732" calcext:value-type="float">
            <text:p>0.3020767428</text:p>
          </table:table-cell>
          <table:table-cell table:number-columns-repeated="1002"/>
        </table:table-row>
        <table:table-row table:style-name="ro1">
          <table:table-cell table:formula="of:=[Datos_Nao.A135]" office:value-type="float" office:value="-0.00888163316994906" calcext:value-type="float">
            <text:p>-0.0088816332</text:p>
          </table:table-cell>
          <table:table-cell table:formula="of:=[Datos_Nao.B135]" office:value-type="float" office:value="0.0987427309155464" calcext:value-type="float">
            <text:p>0.0987427309</text:p>
          </table:table-cell>
          <table:table-cell table:formula="of:=[Datos_Nao.C135]" office:value-type="float" office:value="0.0780754834413528" calcext:value-type="float">
            <text:p>0.0780754834</text:p>
          </table:table-cell>
          <table:table-cell table:formula="of:=[Datos_Nao.D135]" office:value-type="float" office:value="0.220904976129532" calcext:value-type="float">
            <text:p>0.2209049761</text:p>
          </table:table-cell>
          <table:table-cell table:formula="of:=[Datos_Nao.E135]" office:value-type="float" office:value="0.159326300024986" calcext:value-type="float">
            <text:p>0.1593263</text:p>
          </table:table-cell>
          <table:table-cell table:formula="of:=[Datos_Nao.F135]" office:value-type="float" office:value="0.411241739988327" calcext:value-type="float">
            <text:p>0.41124174</text:p>
          </table:table-cell>
          <table:table-cell/>
          <table:table-cell table:formula="of:=[Datos_MoCap.A135]" office:value-type="float" office:value="0.010229" calcext:value-type="float">
            <text:p>0.010229</text:p>
          </table:table-cell>
          <table:table-cell table:formula="of:=[Datos_MoCap.B135]" office:value-type="float" office:value="0.068974" calcext:value-type="float">
            <text:p>0.068974</text:p>
          </table:table-cell>
          <table:table-cell table:formula="of:=[Datos_MoCap.C135]" office:value-type="float" office:value="0.199193" calcext:value-type="float">
            <text:p>0.199193</text:p>
          </table:table-cell>
          <table:table-cell table:formula="of:=[Datos_MoCap.D135]" office:value-type="float" office:value="0.001634" calcext:value-type="float">
            <text:p>0.001634</text:p>
          </table:table-cell>
          <table:table-cell table:formula="of:=[Datos_MoCap.F135]" office:value-type="float" office:value="0.009168" calcext:value-type="float">
            <text:p>0.009168</text:p>
          </table:table-cell>
          <table:table-cell table:formula="of:=[Datos_MoCap.E135]" office:value-type="float" office:value="-0.061233" calcext:value-type="float">
            <text:p>-0.061233</text:p>
          </table:table-cell>
          <table:table-cell/>
          <table:table-cell table:formula="of:=([.H135]^2)*(0.140024724909833)+([.H135])*(-0.00142725065277068)+(-0.0063459406986214)" office:value-type="float" office:value="-0.00634588891678092" calcext:value-type="float">
            <text:p>-0.0063458889</text:p>
          </table:table-cell>
          <table:table-cell table:formula="of:=([.J135]^2)*(-1.68303778049881)+([.J135])*(0.15665109790632)+(0.10475739737447)" office:value-type="float" office:value="0.0691818768186447" calcext:value-type="float">
            <text:p>0.0691818768</text:p>
          </table:table-cell>
          <table:table-cell table:formula="of:=([.I135]^2)*(-1.84809378419694)+([.I135])*(0.969715893777015)+(-0.0558124189204929)" office:value-type="float" office:value="0.0022806203415076" calcext:value-type="float">
            <text:p>0.0022806203</text:p>
          </table:table-cell>
          <table:table-cell table:formula="of:=[.H135]*-1" office:value-type="float" office:value="-0.010229" calcext:value-type="float">
            <text:p>-0.010229</text:p>
          </table:table-cell>
          <table:table-cell table:formula="of:=[.M135]*-1" office:value-type="float" office:value="0.061233" calcext:value-type="float">
            <text:p>0.061233</text:p>
          </table:table-cell>
          <table:table-cell table:formula="of:=([.K135]^2)*(48.7382423482978)+([.K135])*(0.0643401308833624)+(0.0316411646540839)" office:value-type="float" office:value="0.0318764253905346" calcext:value-type="float">
            <text:p>0.0318764254</text:p>
          </table:table-cell>
          <table:table-cell table:formula="of:=([.M135]^2)*(2.99573212968935)+([.M135])*(-0.0394274132082148)+(-0.010306073088791)" office:value-type="float" office:value="0.00334062427558182" calcext:value-type="float">
            <text:p>0.0033406243</text:p>
          </table:table-cell>
          <table:table-cell table:formula="of:=([.L135]^2)*(-20.9992408223248)+([.L135])*(0.114146130561486)+(0.302895814088881)" office:value-type="float" office:value="0.302177272920441" calcext:value-type="float">
            <text:p>0.3021772729</text:p>
          </table:table-cell>
          <table:table-cell table:number-columns-repeated="1002"/>
        </table:table-row>
        <table:table-row table:style-name="ro1">
          <table:table-cell table:formula="of:=[Datos_Nao.A136]" office:value-type="float" office:value="-0.00800691638141871" calcext:value-type="float">
            <text:p>-0.0080069164</text:p>
          </table:table-cell>
          <table:table-cell table:formula="of:=[Datos_Nao.B136]" office:value-type="float" office:value="0.101366318762302" calcext:value-type="float">
            <text:p>0.1013663188</text:p>
          </table:table-cell>
          <table:table-cell table:formula="of:=[Datos_Nao.C136]" office:value-type="float" office:value="0.0742859691381455" calcext:value-type="float">
            <text:p>0.0742859691</text:p>
          </table:table-cell>
          <table:table-cell table:formula="of:=[Datos_Nao.D136]" office:value-type="float" office:value="0.213515907526016" calcext:value-type="float">
            <text:p>0.2135159075</text:p>
          </table:table-cell>
          <table:table-cell table:formula="of:=[Datos_Nao.E136]" office:value-type="float" office:value="0.156322807073593" calcext:value-type="float">
            <text:p>0.1563228071</text:p>
          </table:table-cell>
          <table:table-cell table:formula="of:=[Datos_Nao.F136]" office:value-type="float" office:value="0.405068337917328" calcext:value-type="float">
            <text:p>0.4050683379</text:p>
          </table:table-cell>
          <table:table-cell/>
          <table:table-cell table:formula="of:=[Datos_MoCap.A136]" office:value-type="float" office:value="0.010238" calcext:value-type="float">
            <text:p>0.010238</text:p>
          </table:table-cell>
          <table:table-cell table:formula="of:=[Datos_MoCap.B136]" office:value-type="float" office:value="0.068999" calcext:value-type="float">
            <text:p>0.068999</text:p>
          </table:table-cell>
          <table:table-cell table:formula="of:=[Datos_MoCap.C136]" office:value-type="float" office:value="0.199222" calcext:value-type="float">
            <text:p>0.199222</text:p>
          </table:table-cell>
          <table:table-cell table:formula="of:=[Datos_MoCap.D136]" office:value-type="float" office:value="0.001593" calcext:value-type="float">
            <text:p>0.001593</text:p>
          </table:table-cell>
          <table:table-cell table:formula="of:=[Datos_MoCap.F136]" office:value-type="float" office:value="0.008728" calcext:value-type="float">
            <text:p>0.008728</text:p>
          </table:table-cell>
          <table:table-cell table:formula="of:=[Datos_MoCap.E136]" office:value-type="float" office:value="-0.061262" calcext:value-type="float">
            <text:p>-0.061262</text:p>
          </table:table-cell>
          <table:table-cell/>
          <table:table-cell table:formula="of:=([.H136]^2)*(0.140024724909833)+([.H136])*(-0.00142725065277068)+(-0.0063459406986214)" office:value-type="float" office:value="-0.00634587596906239" calcext:value-type="float">
            <text:p>-0.006345876</text:p>
          </table:table-cell>
          <table:table-cell table:formula="of:=([.J136]^2)*(-1.68303778049881)+([.J136])*(0.15665109790632)+(0.10475739737447)" office:value-type="float" office:value="0.0691669738230618" calcext:value-type="float">
            <text:p>0.0691669738</text:p>
          </table:table-cell>
          <table:table-cell table:formula="of:=([.I136]^2)*(-1.84809378419694)+([.I136])*(0.969715893777015)+(-0.0558124189204929)" office:value-type="float" office:value="0.00229848856275985" calcext:value-type="float">
            <text:p>0.0022984886</text:p>
          </table:table-cell>
          <table:table-cell table:formula="of:=[.H136]*-1" office:value-type="float" office:value="-0.010238" calcext:value-type="float">
            <text:p>-0.010238</text:p>
          </table:table-cell>
          <table:table-cell table:formula="of:=[.M136]*-1" office:value-type="float" office:value="0.061262" calcext:value-type="float">
            <text:p>0.061262</text:p>
          </table:table-cell>
          <table:table-cell table:formula="of:=([.K136]^2)*(48.7382423482978)+([.K136])*(0.0643401308833624)+(0.0316411646540839)" office:value-type="float" office:value="0.031867339034538" calcext:value-type="float">
            <text:p>0.031867339</text:p>
          </table:table-cell>
          <table:table-cell table:formula="of:=([.M136]^2)*(2.99573212968935)+([.M136])*(-0.0394274132082148)+(-0.010306073088791)" office:value-type="float" office:value="0.00335240957457443" calcext:value-type="float">
            <text:p>0.0033524096</text:p>
          </table:table-cell>
          <table:table-cell table:formula="of:=([.L136]^2)*(-20.9992408223248)+([.L136])*(0.114146130561486)+(0.302895814088881)" office:value-type="float" office:value="0.302292401685046" calcext:value-type="float">
            <text:p>0.3022924017</text:p>
          </table:table-cell>
          <table:table-cell table:number-columns-repeated="1002"/>
        </table:table-row>
        <table:table-row table:style-name="ro1">
          <table:table-cell table:formula="of:=[Datos_Nao.A137]" office:value-type="float" office:value="-0.00756547879427671" calcext:value-type="float">
            <text:p>-0.0075654788</text:p>
          </table:table-cell>
          <table:table-cell table:formula="of:=[Datos_Nao.B137]" office:value-type="float" office:value="0.102744370698929" calcext:value-type="float">
            <text:p>0.1027443707</text:p>
          </table:table-cell>
          <table:table-cell table:formula="of:=[Datos_Nao.C137]" office:value-type="float" office:value="0.0722559690475464" calcext:value-type="float">
            <text:p>0.072255969</text:p>
          </table:table-cell>
          <table:table-cell table:formula="of:=[Datos_Nao.D137]" office:value-type="float" office:value="0.209424450993538" calcext:value-type="float">
            <text:p>0.209424451</text:p>
          </table:table-cell>
          <table:table-cell table:formula="of:=[Datos_Nao.E137]" office:value-type="float" office:value="0.154592782258987" calcext:value-type="float">
            <text:p>0.1545927823</text:p>
          </table:table-cell>
          <table:table-cell table:formula="of:=[Datos_Nao.F137]" office:value-type="float" office:value="0.401770681142807" calcext:value-type="float">
            <text:p>0.4017706811</text:p>
          </table:table-cell>
          <table:table-cell/>
          <table:table-cell table:formula="of:=[Datos_MoCap.A137]" office:value-type="float" office:value="0.010242" calcext:value-type="float">
            <text:p>0.010242</text:p>
          </table:table-cell>
          <table:table-cell table:formula="of:=[Datos_MoCap.B137]" office:value-type="float" office:value="0.06899" calcext:value-type="float">
            <text:p>0.06899</text:p>
          </table:table-cell>
          <table:table-cell table:formula="of:=[Datos_MoCap.C137]" office:value-type="float" office:value="0.199209" calcext:value-type="float">
            <text:p>0.199209</text:p>
          </table:table-cell>
          <table:table-cell table:formula="of:=[Datos_MoCap.D137]" office:value-type="float" office:value="0.001319" calcext:value-type="float">
            <text:p>0.001319</text:p>
          </table:table-cell>
          <table:table-cell table:formula="of:=[Datos_MoCap.F137]" office:value-type="float" office:value="0.008516" calcext:value-type="float">
            <text:p>0.008516</text:p>
          </table:table-cell>
          <table:table-cell table:formula="of:=[Datos_MoCap.E137]" office:value-type="float" office:value="-0.061287" calcext:value-type="float">
            <text:p>-0.061287</text:p>
          </table:table-cell>
          <table:table-cell/>
          <table:table-cell table:formula="of:=([.H137]^2)*(0.140024724909833)+([.H137])*(-0.00142725065277068)+(-0.0063459406986214)" office:value-type="float" office:value="-0.00634587020723954" calcext:value-type="float">
            <text:p>-0.0063458702</text:p>
          </table:table-cell>
          <table:table-cell table:formula="of:=([.J137]^2)*(-1.68303778049881)+([.J137])*(0.15665109790632)+(0.10475739737447)" office:value-type="float" office:value="0.069173654826326" calcext:value-type="float">
            <text:p>0.0691736548</text:p>
          </table:table-cell>
          <table:table-cell table:formula="of:=([.I137]^2)*(-1.84809378419694)+([.I137])*(0.969715893777015)+(-0.0558124189204929)" office:value-type="float" office:value="0.00229205626923456" calcext:value-type="float">
            <text:p>0.0022920563</text:p>
          </table:table-cell>
          <table:table-cell table:formula="of:=[.H137]*-1" office:value-type="float" office:value="-0.010242" calcext:value-type="float">
            <text:p>-0.010242</text:p>
          </table:table-cell>
          <table:table-cell table:formula="of:=[.M137]*-1" office:value-type="float" office:value="0.061287" calcext:value-type="float">
            <text:p>0.061287</text:p>
          </table:table-cell>
          <table:table-cell table:formula="of:=([.K137]^2)*(48.7382423482978)+([.K137])*(0.0643401308833624)+(0.0316411646540839)" office:value-type="float" office:value="0.0318108221799652" calcext:value-type="float">
            <text:p>0.0318108222</text:p>
          </table:table-cell>
          <table:table-cell table:formula="of:=([.M137]^2)*(2.99573212968935)+([.M137])*(-0.0394274132082148)+(-0.010306073088791)" office:value-type="float" office:value="0.00336257335932366" calcext:value-type="float">
            <text:p>0.0033625734</text:p>
          </table:table-cell>
          <table:table-cell table:formula="of:=([.L137]^2)*(-20.9992408223248)+([.L137])*(0.114146130561486)+(0.302895814088881)" office:value-type="float" office:value="0.30234497021802" calcext:value-type="float">
            <text:p>0.3023449702</text:p>
          </table:table-cell>
          <table:table-cell table:number-columns-repeated="1002"/>
        </table:table-row>
        <table:table-row table:style-name="ro1">
          <table:table-cell table:formula="of:=[Datos_Nao.A138]" office:value-type="float" office:value="-0.00669297855347395" calcext:value-type="float">
            <text:p>-0.0066929786</text:p>
          </table:table-cell>
          <table:table-cell table:formula="of:=[Datos_Nao.B138]" office:value-type="float" office:value="0.105589389801025" calcext:value-type="float">
            <text:p>0.1055893898</text:p>
          </table:table-cell>
          <table:table-cell table:formula="of:=[Datos_Nao.C138]" office:value-type="float" office:value="0.0679617896676064" calcext:value-type="float">
            <text:p>0.0679617897</text:p>
          </table:table-cell>
          <table:table-cell table:formula="of:=[Datos_Nao.D138]" office:value-type="float" office:value="0.200510770082474" calcext:value-type="float">
            <text:p>0.2005107701</text:p>
          </table:table-cell>
          <table:table-cell table:formula="of:=[Datos_Nao.E138]" office:value-type="float" office:value="0.150685712695122" calcext:value-type="float">
            <text:p>0.1506857127</text:p>
          </table:table-cell>
          <table:table-cell table:formula="of:=[Datos_Nao.F138]" office:value-type="float" office:value="0.394819647073746" calcext:value-type="float">
            <text:p>0.3948196471</text:p>
          </table:table-cell>
          <table:table-cell/>
          <table:table-cell table:formula="of:=[Datos_MoCap.A138]" office:value-type="float" office:value="0.010239" calcext:value-type="float">
            <text:p>0.010239</text:p>
          </table:table-cell>
          <table:table-cell table:formula="of:=[Datos_MoCap.B138]" office:value-type="float" office:value="0.069007" calcext:value-type="float">
            <text:p>0.069007</text:p>
          </table:table-cell>
          <table:table-cell table:formula="of:=[Datos_MoCap.C138]" office:value-type="float" office:value="0.199189" calcext:value-type="float">
            <text:p>0.199189</text:p>
          </table:table-cell>
          <table:table-cell table:formula="of:=[Datos_MoCap.D138]" office:value-type="float" office:value="0.001219" calcext:value-type="float">
            <text:p>0.001219</text:p>
          </table:table-cell>
          <table:table-cell table:formula="of:=[Datos_MoCap.F138]" office:value-type="float" office:value="0.008531" calcext:value-type="float">
            <text:p>0.008531</text:p>
          </table:table-cell>
          <table:table-cell table:formula="of:=[Datos_MoCap.E138]" office:value-type="float" office:value="-0.061279" calcext:value-type="float">
            <text:p>-0.061279</text:p>
          </table:table-cell>
          <table:table-cell/>
          <table:table-cell table:formula="of:=([.H138]^2)*(0.140024724909833)+([.H138])*(-0.00142725065277068)+(-0.0063459406986214)" office:value-type="float" office:value="-0.00634587452902676" calcext:value-type="float">
            <text:p>-0.0063458745</text:p>
          </table:table-cell>
          <table:table-cell table:formula="of:=([.J138]^2)*(-1.68303778049881)+([.J138])*(0.15665109790632)+(0.10475739737447)" office:value-type="float" office:value="0.0691839321820814" calcext:value-type="float">
            <text:p>0.0691839322</text:p>
          </table:table-cell>
          <table:table-cell table:formula="of:=([.I138]^2)*(-1.84809378419694)+([.I138])*(0.969715893777015)+(-0.0558124189204929)" office:value-type="float" office:value="0.00230420590566382" calcext:value-type="float">
            <text:p>0.0023042059</text:p>
          </table:table-cell>
          <table:table-cell table:formula="of:=[.H138]*-1" office:value-type="float" office:value="-0.010239" calcext:value-type="float">
            <text:p>-0.010239</text:p>
          </table:table-cell>
          <table:table-cell table:formula="of:=[.M138]*-1" office:value-type="float" office:value="0.061279" calcext:value-type="float">
            <text:p>0.061279</text:p>
          </table:table-cell>
          <table:table-cell table:formula="of:=([.K138]^2)*(48.7382423482978)+([.K138])*(0.0643401308833624)+(0.0316411646540839)" office:value-type="float" office:value="0.0317920184009688" calcext:value-type="float">
            <text:p>0.0317920184</text:p>
          </table:table-cell>
          <table:table-cell table:formula="of:=([.M138]^2)*(2.99573212968935)+([.M138])*(-0.0394274132082148)+(-0.010306073088791)" office:value-type="float" office:value="0.00335932054078434" calcext:value-type="float">
            <text:p>0.0033593205</text:p>
          </table:table-cell>
          <table:table-cell table:formula="of:=([.L138]^2)*(-20.9992408223248)+([.L138])*(0.114146130561486)+(0.302895814088881)" office:value-type="float" office:value="0.302341312799104" calcext:value-type="float">
            <text:p>0.3023413128</text:p>
          </table:table-cell>
          <table:table-cell table:number-columns-repeated="1002"/>
        </table:table-row>
        <table:table-row table:style-name="ro1">
          <table:table-cell table:formula="of:=[Datos_Nao.A139]" office:value-type="float" office:value="-0.00626919697970152" calcext:value-type="float">
            <text:p>-0.006269197</text:p>
          </table:table-cell>
          <table:table-cell table:formula="of:=[Datos_Nao.B139]" office:value-type="float" office:value="0.107039503753185" calcext:value-type="float">
            <text:p>0.1070395038</text:p>
          </table:table-cell>
          <table:table-cell table:formula="of:=[Datos_Nao.C139]" office:value-type="float" office:value="0.0657125785946846" calcext:value-type="float">
            <text:p>0.0657125786</text:p>
          </table:table-cell>
          <table:table-cell table:formula="of:=[Datos_Nao.D139]" office:value-type="float" office:value="0.195714667439461" calcext:value-type="float">
            <text:p>0.1957146674</text:p>
          </table:table-cell>
          <table:table-cell table:formula="of:=[Datos_Nao.E139]" office:value-type="float" office:value="0.148513838648796" calcext:value-type="float">
            <text:p>0.1485138386</text:p>
          </table:table-cell>
          <table:table-cell table:formula="of:=[Datos_Nao.F139]" office:value-type="float" office:value="0.391193121671677" calcext:value-type="float">
            <text:p>0.3911931217</text:p>
          </table:table-cell>
          <table:table-cell/>
          <table:table-cell table:formula="of:=[Datos_MoCap.A139]" office:value-type="float" office:value="0.010249" calcext:value-type="float">
            <text:p>0.010249</text:p>
          </table:table-cell>
          <table:table-cell table:formula="of:=[Datos_MoCap.B139]" office:value-type="float" office:value="0.069017" calcext:value-type="float">
            <text:p>0.069017</text:p>
          </table:table-cell>
          <table:table-cell table:formula="of:=[Datos_MoCap.C139]" office:value-type="float" office:value="0.19916" calcext:value-type="float">
            <text:p>0.19916</text:p>
          </table:table-cell>
          <table:table-cell table:formula="of:=[Datos_MoCap.D139]" office:value-type="float" office:value="0.001153" calcext:value-type="float">
            <text:p>0.001153</text:p>
          </table:table-cell>
          <table:table-cell table:formula="of:=[Datos_MoCap.F139]" office:value-type="float" office:value="0.008806" calcext:value-type="float">
            <text:p>0.008806</text:p>
          </table:table-cell>
          <table:table-cell table:formula="of:=[Datos_MoCap.E139]" office:value-type="float" office:value="-0.061315" calcext:value-type="float">
            <text:p>-0.061315</text:p>
          </table:table-cell>
          <table:table-cell/>
          <table:table-cell table:formula="of:=([.H139]^2)*(0.140024724909833)+([.H139])*(-0.00142725065277068)+(-0.0063459406986214)" office:value-type="float" office:value="-0.00634586011326764" calcext:value-type="float">
            <text:p>-0.0063458601</text:p>
          </table:table-cell>
          <table:table-cell table:formula="of:=([.J139]^2)*(-1.68303778049881)+([.J139])*(0.15665109790632)+(0.10475739737447)" office:value-type="float" office:value="0.06919883195633" calcext:value-type="float">
            <text:p>0.069198832</text:p>
          </table:table-cell>
          <table:table-cell table:formula="of:=([.I139]^2)*(-1.84809378419694)+([.I139])*(0.969715893777015)+(-0.0558124189204929)" office:value-type="float" office:value="0.00231135225163689" calcext:value-type="float">
            <text:p>0.0023113523</text:p>
          </table:table-cell>
          <table:table-cell table:formula="of:=[.H139]*-1" office:value-type="float" office:value="-0.010249" calcext:value-type="float">
            <text:p>-0.010249</text:p>
          </table:table-cell>
          <table:table-cell table:formula="of:=[.M139]*-1" office:value-type="float" office:value="0.061315" calcext:value-type="float">
            <text:p>0.061315</text:p>
          </table:table-cell>
          <table:table-cell table:formula="of:=([.K139]^2)*(48.7382423482978)+([.K139])*(0.0643401308833624)+(0.0316411646540839)" office:value-type="float" office:value="0.0317801418830144" calcext:value-type="float">
            <text:p>0.0317801419</text:p>
          </table:table-cell>
          <table:table-cell table:formula="of:=([.M139]^2)*(2.99573212968935)+([.M139])*(-0.0394274132082148)+(-0.010306073088791)" office:value-type="float" office:value="0.00337396124390929" calcext:value-type="float">
            <text:p>0.0033739612</text:p>
          </table:table-cell>
          <table:table-cell table:formula="of:=([.L139]^2)*(-20.9992408223248)+([.L139])*(0.114146130561486)+(0.302895814088881)" office:value-type="float" office:value="0.302272585429521" calcext:value-type="float">
            <text:p>0.3022725854</text:p>
          </table:table-cell>
          <table:table-cell table:number-columns-repeated="1002"/>
        </table:table-row>
        <table:table-row table:style-name="ro1">
          <table:table-cell table:formula="of:=[Datos_Nao.A140]" office:value-type="float" office:value="-0.00585828814655542" calcext:value-type="float">
            <text:p>-0.0058582881</text:p>
          </table:table-cell>
          <table:table-cell table:formula="of:=[Datos_Nao.B140]" office:value-type="float" office:value="0.108497194945812" calcext:value-type="float">
            <text:p>0.1084971949</text:p>
          </table:table-cell>
          <table:table-cell table:formula="of:=[Datos_Nao.C140]" office:value-type="float" office:value="0.0634054392576218" calcext:value-type="float">
            <text:p>0.0634054393</text:p>
          </table:table-cell>
          <table:table-cell table:formula="of:=[Datos_Nao.D140]" office:value-type="float" office:value="0.190709754824638" calcext:value-type="float">
            <text:p>0.1907097548</text:p>
          </table:table-cell>
          <table:table-cell table:formula="of:=[Datos_Nao.E140]" office:value-type="float" office:value="0.146200135350227" calcext:value-type="float">
            <text:p>0.1462001354</text:p>
          </table:table-cell>
          <table:table-cell table:formula="of:=[Datos_Nao.F140]" office:value-type="float" office:value="0.387483447790146" calcext:value-type="float">
            <text:p>0.3874834478</text:p>
          </table:table-cell>
          <table:table-cell/>
          <table:table-cell table:formula="of:=[Datos_MoCap.A140]" office:value-type="float" office:value="0.010231" calcext:value-type="float">
            <text:p>0.010231</text:p>
          </table:table-cell>
          <table:table-cell table:formula="of:=[Datos_MoCap.B140]" office:value-type="float" office:value="0.069026" calcext:value-type="float">
            <text:p>0.069026</text:p>
          </table:table-cell>
          <table:table-cell table:formula="of:=[Datos_MoCap.C140]" office:value-type="float" office:value="0.199132" calcext:value-type="float">
            <text:p>0.199132</text:p>
          </table:table-cell>
          <table:table-cell table:formula="of:=[Datos_MoCap.D140]" office:value-type="float" office:value="0.001036" calcext:value-type="float">
            <text:p>0.001036</text:p>
          </table:table-cell>
          <table:table-cell table:formula="of:=[Datos_MoCap.F140]" office:value-type="float" office:value="0.009044" calcext:value-type="float">
            <text:p>0.009044</text:p>
          </table:table-cell>
          <table:table-cell table:formula="of:=[Datos_MoCap.E140]" office:value-type="float" office:value="-0.061331" calcext:value-type="float">
            <text:p>-0.061331</text:p>
          </table:table-cell>
          <table:table-cell/>
          <table:table-cell table:formula="of:=([.H140]^2)*(0.140024724909833)+([.H140])*(-0.00142725065277068)+(-0.0063459406986214)" office:value-type="float" office:value="-0.00634588604147048" calcext:value-type="float">
            <text:p>-0.006345886</text:p>
          </table:table-cell>
          <table:table-cell table:formula="of:=([.J140]^2)*(-1.68303778049881)+([.J140])*(0.15665109790632)+(0.10475739737447)" office:value-type="float" office:value="0.0692132152591314" calcext:value-type="float">
            <text:p>0.0692132153</text:p>
          </table:table-cell>
          <table:table-cell table:formula="of:=([.I140]^2)*(-1.84809378419694)+([.I140])*(0.969715893777015)+(-0.0558124189204929)" office:value-type="float" office:value="0.0023177836469886" calcext:value-type="float">
            <text:p>0.0023177836</text:p>
          </table:table-cell>
          <table:table-cell table:formula="of:=[.H140]*-1" office:value-type="float" office:value="-0.010231" calcext:value-type="float">
            <text:p>-0.010231</text:p>
          </table:table-cell>
          <table:table-cell table:formula="of:=[.M140]*-1" office:value-type="float" office:value="0.061331" calcext:value-type="float">
            <text:p>0.061331</text:p>
          </table:table-cell>
          <table:table-cell table:formula="of:=([.K140]^2)*(48.7382423482978)+([.K140])*(0.0643401308833624)+(0.0316411646540839)" office:value-type="float" office:value="0.0317601315902385" calcext:value-type="float">
            <text:p>0.0317601316</text:p>
          </table:table-cell>
          <table:table-cell table:formula="of:=([.M140]^2)*(2.99573212968935)+([.M140])*(-0.0394274132082148)+(-0.010306073088791)" office:value-type="float" office:value="0.00338047071552507" calcext:value-type="float">
            <text:p>0.0033804707</text:p>
          </table:table-cell>
          <table:table-cell table:formula="of:=([.L140]^2)*(-20.9992408223248)+([.L140])*(0.114146130561486)+(0.302895814088881)" office:value-type="float" office:value="0.302210541133809" calcext:value-type="float">
            <text:p>0.3022105411</text:p>
          </table:table-cell>
          <table:table-cell table:number-columns-repeated="1002"/>
        </table:table-row>
        <table:table-row table:style-name="ro1">
          <table:table-cell table:formula="of:=[Datos_Nao.A141]" office:value-type="float" office:value="-0.00546357035636902" calcext:value-type="float">
            <text:p>-0.0054635704</text:p>
          </table:table-cell>
          <table:table-cell table:formula="of:=[Datos_Nao.B141]" office:value-type="float" office:value="0.109954714775085" calcext:value-type="float">
            <text:p>0.1099547148</text:p>
          </table:table-cell>
          <table:table-cell table:formula="of:=[Datos_Nao.C141]" office:value-type="float" office:value="0.0610482580959797" calcext:value-type="float">
            <text:p>0.0610482581</text:p>
          </table:table-cell>
          <table:table-cell table:formula="of:=[Datos_Nao.D141]" office:value-type="float" office:value="0.185508996248245" calcext:value-type="float">
            <text:p>0.1855089962</text:p>
          </table:table-cell>
          <table:table-cell table:formula="of:=[Datos_Nao.E141]" office:value-type="float" office:value="0.143747925758362" calcext:value-type="float">
            <text:p>0.1437479258</text:p>
          </table:table-cell>
          <table:table-cell table:formula="of:=[Datos_Nao.F141]" office:value-type="float" office:value="0.383703649044037" calcext:value-type="float">
            <text:p>0.383703649</text:p>
          </table:table-cell>
          <table:table-cell/>
          <table:table-cell table:formula="of:=[Datos_MoCap.A141]" office:value-type="float" office:value="0.010195" calcext:value-type="float">
            <text:p>0.010195</text:p>
          </table:table-cell>
          <table:table-cell table:formula="of:=[Datos_MoCap.B141]" office:value-type="float" office:value="0.06904" calcext:value-type="float">
            <text:p>0.06904</text:p>
          </table:table-cell>
          <table:table-cell table:formula="of:=[Datos_MoCap.C141]" office:value-type="float" office:value="0.199112" calcext:value-type="float">
            <text:p>0.199112</text:p>
          </table:table-cell>
          <table:table-cell table:formula="of:=[Datos_MoCap.D141]" office:value-type="float" office:value="0.000942" calcext:value-type="float">
            <text:p>0.000942</text:p>
          </table:table-cell>
          <table:table-cell table:formula="of:=[Datos_MoCap.F141]" office:value-type="float" office:value="0.009448" calcext:value-type="float">
            <text:p>0.009448</text:p>
          </table:table-cell>
          <table:table-cell table:formula="of:=[Datos_MoCap.E141]" office:value-type="float" office:value="-0.06131" calcext:value-type="float">
            <text:p>-0.06131</text:p>
          </table:table-cell>
          <table:table-cell/>
          <table:table-cell table:formula="of:=([.H141]^2)*(0.140024724909833)+([.H141])*(-0.00142725065277068)+(-0.0063459406986214)" office:value-type="float" office:value="-0.0063459376256681" calcext:value-type="float">
            <text:p>-0.0063459376</text:p>
          </table:table-cell>
          <table:table-cell table:formula="of:=([.J141]^2)*(-1.68303778049881)+([.J141])*(0.15665109790632)+(0.10475739737447)" office:value-type="float" office:value="0.0692234874311304" calcext:value-type="float">
            <text:p>0.0692234874</text:p>
          </table:table-cell>
          <table:table-cell table:formula="of:=([.I141]^2)*(-1.84809378419694)+([.I141])*(0.969715893777015)+(-0.0558124189204929)" office:value-type="float" office:value="0.00232778744467177" calcext:value-type="float">
            <text:p>0.0023277874</text:p>
          </table:table-cell>
          <table:table-cell table:formula="of:=[.H141]*-1" office:value-type="float" office:value="-0.010195" calcext:value-type="float">
            <text:p>-0.010195</text:p>
          </table:table-cell>
          <table:table-cell table:formula="of:=[.M141]*-1" office:value-type="float" office:value="0.06131" calcext:value-type="float">
            <text:p>0.06131</text:p>
          </table:table-cell>
          <table:table-cell table:formula="of:=([.K141]^2)*(48.7382423482978)+([.K141])*(0.0643401308833624)+(0.0316411646540839)" office:value-type="float" office:value="0.0317450216190592" calcext:value-type="float">
            <text:p>0.0317450216</text:p>
          </table:table-cell>
          <table:table-cell table:formula="of:=([.M141]^2)*(2.99573212968935)+([.M141])*(-0.0394274132082148)+(-0.010306073088791)" office:value-type="float" office:value="0.00337192734858124" calcext:value-type="float">
            <text:p>0.0033719273</text:p>
          </table:table-cell>
          <table:table-cell table:formula="of:=([.L141]^2)*(-20.9992408223248)+([.L141])*(0.114146130561486)+(0.302895814088881)" office:value-type="float" office:value="0.302099775714196" calcext:value-type="float">
            <text:p>0.3020997757</text:p>
          </table:table-cell>
          <table:table-cell table:number-columns-repeated="1002"/>
        </table:table-row>
        <table:table-row table:style-name="ro1">
          <table:table-cell table:formula="of:=[Datos_Nao.A142]" office:value-type="float" office:value="-0.00440660491585732" calcext:value-type="float">
            <text:p>-0.0044066049</text:p>
          </table:table-cell>
          <table:table-cell table:formula="of:=[Datos_Nao.B142]" office:value-type="float" office:value="0.114255219697952" calcext:value-type="float">
            <text:p>0.1142552197</text:p>
          </table:table-cell>
          <table:table-cell table:formula="of:=[Datos_Nao.C142]" office:value-type="float" office:value="0.0537562221288681" calcext:value-type="float">
            <text:p>0.0537562221</text:p>
          </table:table-cell>
          <table:table-cell table:formula="of:=[Datos_Nao.D142]" office:value-type="float" office:value="0.168864458799362" calcext:value-type="float">
            <text:p>0.1688644588</text:p>
          </table:table-cell>
          <table:table-cell table:formula="of:=[Datos_Nao.E142]" office:value-type="float" office:value="0.135597556829453" calcext:value-type="float">
            <text:p>0.1355975568</text:p>
          </table:table-cell>
          <table:table-cell table:formula="of:=[Datos_Nao.F142]" office:value-type="float" office:value="0.372069597244263" calcext:value-type="float">
            <text:p>0.3720695972</text:p>
          </table:table-cell>
          <table:table-cell/>
          <table:table-cell table:formula="of:=[Datos_MoCap.A142]" office:value-type="float" office:value="0.010158" calcext:value-type="float">
            <text:p>0.010158</text:p>
          </table:table-cell>
          <table:table-cell table:formula="of:=[Datos_MoCap.B142]" office:value-type="float" office:value="0.069047" calcext:value-type="float">
            <text:p>0.069047</text:p>
          </table:table-cell>
          <table:table-cell table:formula="of:=[Datos_MoCap.C142]" office:value-type="float" office:value="0.199103" calcext:value-type="float">
            <text:p>0.199103</text:p>
          </table:table-cell>
          <table:table-cell table:formula="of:=[Datos_MoCap.D142]" office:value-type="float" office:value="0.000919" calcext:value-type="float">
            <text:p>0.000919</text:p>
          </table:table-cell>
          <table:table-cell table:formula="of:=[Datos_MoCap.F142]" office:value-type="float" office:value="0.009891" calcext:value-type="float">
            <text:p>0.009891</text:p>
          </table:table-cell>
          <table:table-cell table:formula="of:=[Datos_MoCap.E142]" office:value-type="float" office:value="-0.06118" calcext:value-type="float">
            <text:p>-0.06118</text:p>
          </table:table-cell>
          <table:table-cell/>
          <table:table-cell table:formula="of:=([.H142]^2)*(0.140024724909833)+([.H142])*(-0.00142725065277068)+(-0.0063459406986214)" office:value-type="float" office:value="-0.00634599026455331" calcext:value-type="float">
            <text:p>-0.0063459903</text:p>
          </table:table-cell>
          <table:table-cell table:formula="of:=([.J142]^2)*(-1.68303778049881)+([.J142])*(0.15665109790632)+(0.10475739737447)" office:value-type="float" office:value="0.0692281094692571" calcext:value-type="float">
            <text:p>0.0692281095</text:p>
          </table:table-cell>
          <table:table-cell table:formula="of:=([.I142]^2)*(-1.84809378419694)+([.I142])*(0.969715893777015)+(-0.0558124189204929)" office:value-type="float" office:value="0.00233278907184355" calcext:value-type="float">
            <text:p>0.0023327891</text:p>
          </table:table-cell>
          <table:table-cell table:formula="of:=[.H142]*-1" office:value-type="float" office:value="-0.010158" calcext:value-type="float">
            <text:p>-0.010158</text:p>
          </table:table-cell>
          <table:table-cell table:formula="of:=[.M142]*-1" office:value-type="float" office:value="0.06118" calcext:value-type="float">
            <text:p>0.06118</text:p>
          </table:table-cell>
          <table:table-cell table:formula="of:=([.K142]^2)*(48.7382423482978)+([.K142])*(0.0643401308833624)+(0.0316411646540839)" office:value-type="float" office:value="0.0317414556530616" calcext:value-type="float">
            <text:p>0.0317414557</text:p>
          </table:table-cell>
          <table:table-cell table:formula="of:=([.M142]^2)*(2.99573212968935)+([.M142])*(-0.0394274132082148)+(-0.010306073088791)" office:value-type="float" office:value="0.00331909864515063" calcext:value-type="float">
            <text:p>0.0033190986</text:p>
          </table:table-cell>
          <table:table-cell table:formula="of:=([.L142]^2)*(-20.9992408223248)+([.L142])*(0.114146130561486)+(0.302895814088881)" office:value-type="float" office:value="0.301970438237045" calcext:value-type="float">
            <text:p>0.3019704382</text:p>
          </table:table-cell>
          <table:table-cell table:number-columns-repeated="1002"/>
        </table:table-row>
        <table:table-row table:style-name="ro1">
          <table:table-cell table:formula="of:=[Datos_Nao.A143]" office:value-type="float" office:value="-0.00383490882813931" calcext:value-type="float">
            <text:p>-0.0038349088</text:p>
          </table:table-cell>
          <table:table-cell table:formula="of:=[Datos_Nao.B143]" office:value-type="float" office:value="0.116998299956322" calcext:value-type="float">
            <text:p>0.1169983</text:p>
          </table:table-cell>
          <table:table-cell table:formula="of:=[Datos_Nao.C143]" office:value-type="float" office:value="0.0487924963235855" calcext:value-type="float">
            <text:p>0.0487924963</text:p>
          </table:table-cell>
          <table:table-cell table:formula="of:=[Datos_Nao.D143]" office:value-type="float" office:value="0.157030314207077" calcext:value-type="float">
            <text:p>0.1570303142</text:p>
          </table:table-cell>
          <table:table-cell table:formula="of:=[Datos_Nao.E143]" office:value-type="float" office:value="0.129545956850052" calcext:value-type="float">
            <text:p>0.1295459569</text:p>
          </table:table-cell>
          <table:table-cell table:formula="of:=[Datos_Nao.F143]" office:value-type="float" office:value="0.36418941617012" calcext:value-type="float">
            <text:p>0.3641894162</text:p>
          </table:table-cell>
          <table:table-cell/>
          <table:table-cell table:formula="of:=[Datos_MoCap.A143]" office:value-type="float" office:value="0.010106" calcext:value-type="float">
            <text:p>0.010106</text:p>
          </table:table-cell>
          <table:table-cell table:formula="of:=[Datos_MoCap.B143]" office:value-type="float" office:value="0.069094" calcext:value-type="float">
            <text:p>0.069094</text:p>
          </table:table-cell>
          <table:table-cell table:formula="of:=[Datos_MoCap.C143]" office:value-type="float" office:value="0.199074" calcext:value-type="float">
            <text:p>0.199074</text:p>
          </table:table-cell>
          <table:table-cell table:formula="of:=[Datos_MoCap.D143]" office:value-type="float" office:value="0.001453" calcext:value-type="float">
            <text:p>0.001453</text:p>
          </table:table-cell>
          <table:table-cell table:formula="of:=[Datos_MoCap.F143]" office:value-type="float" office:value="0.010734" calcext:value-type="float">
            <text:p>0.010734</text:p>
          </table:table-cell>
          <table:table-cell table:formula="of:=[Datos_MoCap.E143]" office:value-type="float" office:value="-0.06091" calcext:value-type="float">
            <text:p>-0.06091</text:p>
          </table:table-cell>
          <table:table-cell/>
          <table:table-cell table:formula="of:=([.H143]^2)*(0.140024724909833)+([.H143])*(-0.00142725065277068)+(-0.0063459406986214)" office:value-type="float" office:value="-0.0063460635954927" calcext:value-type="float">
            <text:p>-0.0063460636</text:p>
          </table:table-cell>
          <table:table-cell table:formula="of:=([.J143]^2)*(-1.68303778049881)+([.J143])*(0.15665109790632)+(0.10475739737447)" office:value-type="float" office:value="0.0692430008485132" calcext:value-type="float">
            <text:p>0.0692430008</text:p>
          </table:table-cell>
          <table:table-cell table:formula="of:=([.I143]^2)*(-1.84809378419694)+([.I143])*(0.969715893777015)+(-0.0558124189204929)" office:value-type="float" office:value="0.00236636673524927" calcext:value-type="float">
            <text:p>0.0023663667</text:p>
          </table:table-cell>
          <table:table-cell table:formula="of:=[.H143]*-1" office:value-type="float" office:value="-0.010106" calcext:value-type="float">
            <text:p>-0.010106</text:p>
          </table:table-cell>
          <table:table-cell table:formula="of:=[.M143]*-1" office:value-type="float" office:value="0.06091" calcext:value-type="float">
            <text:p>0.06091</text:p>
          </table:table-cell>
          <table:table-cell table:formula="of:=([.K143]^2)*(48.7382423482978)+([.K143])*(0.0643401308833624)+(0.0316411646540839)" office:value-type="float" office:value="0.0318375474801473" calcext:value-type="float">
            <text:p>0.0318375475</text:p>
          </table:table-cell>
          <table:table-cell table:formula="of:=([.M143]^2)*(2.99573212968935)+([.M143])*(-0.0394274132082148)+(-0.010306073088791)" office:value-type="float" office:value="0.0032097010309417" calcext:value-type="float">
            <text:p>0.003209701</text:p>
          </table:table-cell>
          <table:table-cell table:formula="of:=([.L143]^2)*(-20.9992408223248)+([.L143])*(0.114146130561486)+(0.302895814088881)" office:value-type="float" office:value="0.301701552249835" calcext:value-type="float">
            <text:p>0.3017015522</text:p>
          </table:table-cell>
          <table:table-cell table:number-columns-repeated="1002"/>
        </table:table-row>
        <table:table-row table:style-name="ro1">
          <table:table-cell table:formula="of:=[Datos_Nao.A144]" office:value-type="float" office:value="-0.00359582901000977" calcext:value-type="float">
            <text:p>-0.003595829</text:p>
          </table:table-cell>
          <table:table-cell table:formula="of:=[Datos_Nao.B144]" office:value-type="float" office:value="0.118316158652306" calcext:value-type="float">
            <text:p>0.1183161587</text:p>
          </table:table-cell>
          <table:table-cell table:formula="of:=[Datos_Nao.C144]" office:value-type="float" office:value="0.04630446434021" calcext:value-type="float">
            <text:p>0.0463044643</text:p>
          </table:table-cell>
          <table:table-cell table:formula="of:=[Datos_Nao.D144]" office:value-type="float" office:value="0.150931000709534" calcext:value-type="float">
            <text:p>0.1509310007</text:p>
          </table:table-cell>
          <table:table-cell table:formula="of:=[Datos_Nao.E144]" office:value-type="float" office:value="0.126349270343781" calcext:value-type="float">
            <text:p>0.1263492703</text:p>
          </table:table-cell>
          <table:table-cell table:formula="of:=[Datos_Nao.F144]" office:value-type="float" office:value="0.360246598720551" calcext:value-type="float">
            <text:p>0.3602465987</text:p>
          </table:table-cell>
          <table:table-cell/>
          <table:table-cell table:formula="of:=[Datos_MoCap.A144]" office:value-type="float" office:value="0.010038" calcext:value-type="float">
            <text:p>0.010038</text:p>
          </table:table-cell>
          <table:table-cell table:formula="of:=[Datos_MoCap.B144]" office:value-type="float" office:value="0.069088" calcext:value-type="float">
            <text:p>0.069088</text:p>
          </table:table-cell>
          <table:table-cell table:formula="of:=[Datos_MoCap.C144]" office:value-type="float" office:value="0.199073" calcext:value-type="float">
            <text:p>0.199073</text:p>
          </table:table-cell>
          <table:table-cell table:formula="of:=[Datos_MoCap.D144]" office:value-type="float" office:value="0.001508" calcext:value-type="float">
            <text:p>0.001508</text:p>
          </table:table-cell>
          <table:table-cell table:formula="of:=[Datos_MoCap.F144]" office:value-type="float" office:value="0.011237" calcext:value-type="float">
            <text:p>0.011237</text:p>
          </table:table-cell>
          <table:table-cell table:formula="of:=[Datos_MoCap.E144]" office:value-type="float" office:value="-0.060825" calcext:value-type="float">
            <text:p>-0.060825</text:p>
          </table:table-cell>
          <table:table-cell/>
          <table:table-cell table:formula="of:=([.H144]^2)*(0.140024724909833)+([.H144])*(-0.00142725065277068)+(-0.0063459406986214)" office:value-type="float" office:value="-0.00634615834719629" calcext:value-type="float">
            <text:p>-0.0063461583</text:p>
          </table:table-cell>
          <table:table-cell table:formula="of:=([.J144]^2)*(-1.68303778049881)+([.J144])*(0.15665109790632)+(0.10475739737447)" office:value-type="float" office:value="0.0692435142938585" calcext:value-type="float">
            <text:p>0.0692435143</text:p>
          </table:table-cell>
          <table:table-cell table:formula="of:=([.I144]^2)*(-1.84809378419694)+([.I144])*(0.969715893777015)+(-0.0558124189204929)" office:value-type="float" office:value="0.00236208067965833" calcext:value-type="float">
            <text:p>0.0023620807</text:p>
          </table:table-cell>
          <table:table-cell table:formula="of:=[.H144]*-1" office:value-type="float" office:value="-0.010038" calcext:value-type="float">
            <text:p>-0.010038</text:p>
          </table:table-cell>
          <table:table-cell table:formula="of:=[.M144]*-1" office:value-type="float" office:value="0.060825" calcext:value-type="float">
            <text:p>0.060825</text:p>
          </table:table-cell>
          <table:table-cell table:formula="of:=([.K144]^2)*(48.7382423482978)+([.K144])*(0.0643401308833624)+(0.0316411646540839)" office:value-type="float" office:value="0.0318490234538035" calcext:value-type="float">
            <text:p>0.0318490235</text:p>
          </table:table-cell>
          <table:table-cell table:formula="of:=([.M144]^2)*(2.99573212968935)+([.M144])*(-0.0394274132082148)+(-0.010306073088791)" office:value-type="float" office:value="0.00317535143750034" calcext:value-type="float">
            <text:p>0.0031753514</text:p>
          </table:table-cell>
          <table:table-cell table:formula="of:=([.L144]^2)*(-20.9992408223248)+([.L144])*(0.114146130561486)+(0.302895814088881)" office:value-type="float" office:value="0.301526896470494" calcext:value-type="float">
            <text:p>0.3015268965</text:p>
          </table:table-cell>
          <table:table-cell table:number-columns-repeated="1002"/>
        </table:table-row>
        <table:table-row table:style-name="ro1">
          <table:table-cell table:formula="of:=[Datos_Nao.A145]" office:value-type="float" office:value="-0.00322015024721622" calcext:value-type="float">
            <text:p>-0.0032201502</text:p>
          </table:table-cell>
          <table:table-cell table:formula="of:=[Datos_Nao.B145]" office:value-type="float" office:value="0.120822064578533" calcext:value-type="float">
            <text:p>0.1208220646</text:p>
          </table:table-cell>
          <table:table-cell table:formula="of:=[Datos_Nao.C145]" office:value-type="float" office:value="0.0413564890623093" calcext:value-type="float">
            <text:p>0.0413564891</text:p>
          </table:table-cell>
          <table:table-cell table:formula="of:=[Datos_Nao.D145]" office:value-type="float" office:value="0.138431549072266" calcext:value-type="float">
            <text:p>0.1384315491</text:p>
          </table:table-cell>
          <table:table-cell table:formula="of:=[Datos_Nao.E145]" office:value-type="float" office:value="0.119641177356243" calcext:value-type="float">
            <text:p>0.1196411774</text:p>
          </table:table-cell>
          <table:table-cell table:formula="of:=[Datos_Nao.F145]" office:value-type="float" office:value="0.3524090051651" calcext:value-type="float">
            <text:p>0.3524090052</text:p>
          </table:table-cell>
          <table:table-cell/>
          <table:table-cell table:formula="of:=[Datos_MoCap.A145]" office:value-type="float" office:value="0.009972" calcext:value-type="float">
            <text:p>0.009972</text:p>
          </table:table-cell>
          <table:table-cell table:formula="of:=[Datos_MoCap.B145]" office:value-type="float" office:value="0.069089" calcext:value-type="float">
            <text:p>0.069089</text:p>
          </table:table-cell>
          <table:table-cell table:formula="of:=[Datos_MoCap.C145]" office:value-type="float" office:value="0.199053" calcext:value-type="float">
            <text:p>0.199053</text:p>
          </table:table-cell>
          <table:table-cell table:formula="of:=[Datos_MoCap.D145]" office:value-type="float" office:value="0.001409" calcext:value-type="float">
            <text:p>0.001409</text:p>
          </table:table-cell>
          <table:table-cell table:formula="of:=[Datos_MoCap.F145]" office:value-type="float" office:value="0.011748" calcext:value-type="float">
            <text:p>0.011748</text:p>
          </table:table-cell>
          <table:table-cell table:formula="of:=[Datos_MoCap.E145]" office:value-type="float" office:value="-0.060725" calcext:value-type="float">
            <text:p>-0.060725</text:p>
          </table:table-cell>
          <table:table-cell/>
          <table:table-cell table:formula="of:=([.H145]^2)*(0.140024724909833)+([.H145])*(-0.00142725065277068)+(-0.0063459406986214)" office:value-type="float" office:value="-0.00634624907370641" calcext:value-type="float">
            <text:p>-0.0063462491</text:p>
          </table:table-cell>
          <table:table-cell table:formula="of:=([.J145]^2)*(-1.68303778049881)+([.J145])*(0.15665109790632)+(0.10475739737447)" office:value-type="float" office:value="0.0692537824938884" calcext:value-type="float">
            <text:p>0.0692537825</text:p>
          </table:table-cell>
          <table:table-cell table:formula="of:=([.I145]^2)*(-1.84809378419694)+([.I145])*(0.969715893777015)+(-0.0558124189204929)" office:value-type="float" office:value="0.00236279503149728" calcext:value-type="float">
            <text:p>0.002362795</text:p>
          </table:table-cell>
          <table:table-cell table:formula="of:=[.H145]*-1" office:value-type="float" office:value="-0.009972" calcext:value-type="float">
            <text:p>-0.009972</text:p>
          </table:table-cell>
          <table:table-cell table:formula="of:=[.M145]*-1" office:value-type="float" office:value="0.060725" calcext:value-type="float">
            <text:p>0.060725</text:p>
          </table:table-cell>
          <table:table-cell table:formula="of:=([.K145]^2)*(48.7382423482978)+([.K145])*(0.0643401308833624)+(0.0316411646540839)" office:value-type="float" office:value="0.031828579005006" calcext:value-type="float">
            <text:p>0.031828579</text:p>
          </table:table-cell>
          <table:table-cell table:formula="of:=([.M145]^2)*(2.99573212968935)+([.M145])*(-0.0394274132082148)+(-0.010306073088791)" office:value-type="float" office:value="0.00313499557214314" calcext:value-type="float">
            <text:p>0.0031349956</text:p>
          </table:table-cell>
          <table:table-cell table:formula="of:=([.L145]^2)*(-20.9992408223248)+([.L145])*(0.114146130561486)+(0.302895814088881)" office:value-type="float" office:value="0.301338582025007" calcext:value-type="float">
            <text:p>0.301338582</text:p>
          </table:table-cell>
          <table:table-cell table:number-columns-repeated="1002"/>
        </table:table-row>
        <table:table-row table:style-name="ro1">
          <table:table-cell table:formula="of:=[Datos_Nao.A146]" office:value-type="float" office:value="-0.00308633968234062" calcext:value-type="float">
            <text:p>-0.0030863397</text:p>
          </table:table-cell>
          <table:table-cell table:formula="of:=[Datos_Nao.B146]" office:value-type="float" office:value="0.122002899646759" calcext:value-type="float">
            <text:p>0.1220028996</text:p>
          </table:table-cell>
          <table:table-cell table:formula="of:=[Datos_Nao.C146]" office:value-type="float" office:value="0.0389123409986496" calcext:value-type="float">
            <text:p>0.038912341</text:p>
          </table:table-cell>
          <table:table-cell table:formula="of:=[Datos_Nao.D146]" office:value-type="float" office:value="0.132056698203087" calcext:value-type="float">
            <text:p>0.1320566982</text:p>
          </table:table-cell>
          <table:table-cell table:formula="of:=[Datos_Nao.E146]" office:value-type="float" office:value="0.116141363978386" calcext:value-type="float">
            <text:p>0.116141364</text:p>
          </table:table-cell>
          <table:table-cell table:formula="of:=[Datos_Nao.F146]" office:value-type="float" office:value="0.348534286022186" calcext:value-type="float">
            <text:p>0.348534286</text:p>
          </table:table-cell>
          <table:table-cell/>
          <table:table-cell table:formula="of:=[Datos_MoCap.A146]" office:value-type="float" office:value="0.009837" calcext:value-type="float">
            <text:p>0.009837</text:p>
          </table:table-cell>
          <table:table-cell table:formula="of:=[Datos_MoCap.B146]" office:value-type="float" office:value="0.069077" calcext:value-type="float">
            <text:p>0.069077</text:p>
          </table:table-cell>
          <table:table-cell table:formula="of:=[Datos_MoCap.C146]" office:value-type="float" office:value="0.198995" calcext:value-type="float">
            <text:p>0.198995</text:p>
          </table:table-cell>
          <table:table-cell table:formula="of:=[Datos_MoCap.D146]" office:value-type="float" office:value="0.001391" calcext:value-type="float">
            <text:p>0.001391</text:p>
          </table:table-cell>
          <table:table-cell table:formula="of:=[Datos_MoCap.F146]" office:value-type="float" office:value="0.012574" calcext:value-type="float">
            <text:p>0.012574</text:p>
          </table:table-cell>
          <table:table-cell table:formula="of:=[Datos_MoCap.E146]" office:value-type="float" office:value="-0.0603" calcext:value-type="float">
            <text:p>-0.0603</text:p>
          </table:table-cell>
          <table:table-cell/>
          <table:table-cell table:formula="of:=([.H146]^2)*(0.140024724909833)+([.H146])*(-0.00142725065277068)+(-0.0063459406986214)" office:value-type="float" office:value="-0.00634643085108801" calcext:value-type="float">
            <text:p>-0.0063464309</text:p>
          </table:table-cell>
          <table:table-cell table:formula="of:=([.J146]^2)*(-1.68303778049881)+([.J146])*(0.15665109790632)+(0.10475739737447)" office:value-type="float" office:value="0.069283552659912" calcext:value-type="float">
            <text:p>0.0692835527</text:p>
          </table:table-cell>
          <table:table-cell table:formula="of:=([.I146]^2)*(-1.84809378419694)+([.I146])*(0.969715893777015)+(-0.0558124189204929)" office:value-type="float" office:value="0.00235422256548141" calcext:value-type="float">
            <text:p>0.0023542226</text:p>
          </table:table-cell>
          <table:table-cell table:formula="of:=[.H146]*-1" office:value-type="float" office:value="-0.009837" calcext:value-type="float">
            <text:p>-0.009837</text:p>
          </table:table-cell>
          <table:table-cell table:formula="of:=[.M146]*-1" office:value-type="float" office:value="0.0603" calcext:value-type="float">
            <text:p>0.0603</text:p>
          </table:table-cell>
          <table:table-cell table:formula="of:=([.K146]^2)*(48.7382423482978)+([.K146])*(0.0643401308833624)+(0.0316411646540839)" office:value-type="float" office:value="0.0318249644752358" calcext:value-type="float">
            <text:p>0.0318249645</text:p>
          </table:table-cell>
          <table:table-cell table:formula="of:=([.M146]^2)*(2.99573212968935)+([.M146])*(-0.0394274132082148)+(-0.010306073088791)" office:value-type="float" office:value="0.0029641515671065" calcext:value-type="float">
            <text:p>0.0029641516</text:p>
          </table:table-cell>
          <table:table-cell table:formula="of:=([.L146]^2)*(-20.9992408223248)+([.L146])*(0.114146130561486)+(0.302895814088881)" office:value-type="float" office:value="0.301010992568709" calcext:value-type="float">
            <text:p>0.3010109926</text:p>
          </table:table-cell>
          <table:table-cell table:number-columns-repeated="1002"/>
        </table:table-row>
        <table:table-row table:style-name="ro1">
          <table:table-cell table:formula="of:=[Datos_Nao.A147]" office:value-type="float" office:value="-0.00293181464076042" calcext:value-type="float">
            <text:p>-0.0029318146</text:p>
          </table:table-cell>
          <table:table-cell table:formula="of:=[Datos_Nao.B147]" office:value-type="float" office:value="0.124206528067589" calcext:value-type="float">
            <text:p>0.1242065281</text:p>
          </table:table-cell>
          <table:table-cell table:formula="of:=[Datos_Nao.C147]" office:value-type="float" office:value="0.0341218113899231" calcext:value-type="float">
            <text:p>0.0341218114</text:p>
          </table:table-cell>
          <table:table-cell table:formula="of:=[Datos_Nao.D147]" office:value-type="float" office:value="0.119119457900524" calcext:value-type="float">
            <text:p>0.1191194579</text:p>
          </table:table-cell>
          <table:table-cell table:formula="of:=[Datos_Nao.E147]" office:value-type="float" office:value="0.108882308006287" calcext:value-type="float">
            <text:p>0.108882308</text:p>
          </table:table-cell>
          <table:table-cell table:formula="of:=[Datos_Nao.F147]" office:value-type="float" office:value="0.340919077396393" calcext:value-type="float">
            <text:p>0.3409190774</text:p>
          </table:table-cell>
          <table:table-cell/>
          <table:table-cell table:formula="of:=[Datos_MoCap.A147]" office:value-type="float" office:value="0.009666" calcext:value-type="float">
            <text:p>0.009666</text:p>
          </table:table-cell>
          <table:table-cell table:formula="of:=[Datos_MoCap.B147]" office:value-type="float" office:value="0.069078" calcext:value-type="float">
            <text:p>0.069078</text:p>
          </table:table-cell>
          <table:table-cell table:formula="of:=[Datos_MoCap.C147]" office:value-type="float" office:value="0.198949" calcext:value-type="float">
            <text:p>0.198949</text:p>
          </table:table-cell>
          <table:table-cell table:formula="of:=[Datos_MoCap.D147]" office:value-type="float" office:value="0.000171" calcext:value-type="float">
            <text:p>0.000171</text:p>
          </table:table-cell>
          <table:table-cell table:formula="of:=[Datos_MoCap.F147]" office:value-type="float" office:value="0.014282" calcext:value-type="float">
            <text:p>0.014282</text:p>
          </table:table-cell>
          <table:table-cell table:formula="of:=[Datos_MoCap.E147]" office:value-type="float" office:value="-0.059897" calcext:value-type="float">
            <text:p>-0.059897</text:p>
          </table:table-cell>
          <table:table-cell/>
          <table:table-cell table:formula="of:=([.H147]^2)*(0.140024724909833)+([.H147])*(-0.00142725065277068)+(-0.0063459406986214)" office:value-type="float" office:value="-0.00634665377550428" calcext:value-type="float">
            <text:p>-0.0063466538</text:p>
          </table:table-cell>
          <table:table-cell table:formula="of:=([.J147]^2)*(-1.68303778049881)+([.J147])*(0.15665109790632)+(0.10475739737447)" office:value-type="float" office:value="0.0693071554295884" calcext:value-type="float">
            <text:p>0.0693071554</text:p>
          </table:table-cell>
          <table:table-cell table:formula="of:=([.I147]^2)*(-1.84809378419694)+([.I147])*(0.969715893777015)+(-0.0558124189204929)" office:value-type="float" office:value="0.00235493695797843" calcext:value-type="float">
            <text:p>0.002354937</text:p>
          </table:table-cell>
          <table:table-cell table:formula="of:=[.H147]*-1" office:value-type="float" office:value="-0.009666" calcext:value-type="float">
            <text:p>-0.009666</text:p>
          </table:table-cell>
          <table:table-cell table:formula="of:=[.M147]*-1" office:value-type="float" office:value="0.059897" calcext:value-type="float">
            <text:p>0.059897</text:p>
          </table:table-cell>
          <table:table-cell table:formula="of:=([.K147]^2)*(48.7382423482978)+([.K147])*(0.0643401308833624)+(0.0316411646540839)" office:value-type="float" office:value="0.0316535919714095" calcext:value-type="float">
            <text:p>0.031653592</text:p>
          </table:table-cell>
          <table:table-cell table:formula="of:=([.M147]^2)*(2.99573212968935)+([.M147])*(-0.0394274132082148)+(-0.010306073088791)" office:value-type="float" office:value="0.0028031508796223" calcext:value-type="float">
            <text:p>0.0028031509</text:p>
          </table:table-cell>
          <table:table-cell table:formula="of:=([.L147]^2)*(-20.9992408223248)+([.L147])*(0.114146130561486)+(0.302895814088881)" office:value-type="float" office:value="0.300242717975224" calcext:value-type="float">
            <text:p>0.300242718</text:p>
          </table:table-cell>
          <table:table-cell table:number-columns-repeated="1002"/>
        </table:table-row>
        <table:table-row table:style-name="ro1">
          <table:table-cell table:formula="of:=[Datos_Nao.A148]" office:value-type="float" office:value="-0.00291211344301701" calcext:value-type="float">
            <text:p>-0.0029121134</text:p>
          </table:table-cell>
          <table:table-cell table:formula="of:=[Datos_Nao.B148]" office:value-type="float" office:value="0.125225275754929" calcext:value-type="float">
            <text:p>0.1252252758</text:p>
          </table:table-cell>
          <table:table-cell table:formula="of:=[Datos_Nao.C148]" office:value-type="float" office:value="0.0317898839712143" calcext:value-type="float">
            <text:p>0.031789884</text:p>
          </table:table-cell>
          <table:table-cell table:formula="of:=[Datos_Nao.D148]" office:value-type="float" office:value="0.112581208348274" calcext:value-type="float">
            <text:p>0.1125812083</text:p>
          </table:table-cell>
          <table:table-cell table:formula="of:=[Datos_Nao.E148]" office:value-type="float" office:value="0.105136267840862" calcext:value-type="float">
            <text:p>0.1051362678</text:p>
          </table:table-cell>
          <table:table-cell table:formula="of:=[Datos_Nao.F148]" office:value-type="float" office:value="0.337195485830307" calcext:value-type="float">
            <text:p>0.3371954858</text:p>
          </table:table-cell>
          <table:table-cell/>
          <table:table-cell table:formula="of:=[Datos_MoCap.A148]" office:value-type="float" office:value="0.009402" calcext:value-type="float">
            <text:p>0.009402</text:p>
          </table:table-cell>
          <table:table-cell table:formula="of:=[Datos_MoCap.B148]" office:value-type="float" office:value="0.069149" calcext:value-type="float">
            <text:p>0.069149</text:p>
          </table:table-cell>
          <table:table-cell table:formula="of:=[Datos_MoCap.C148]" office:value-type="float" office:value="0.198932" calcext:value-type="float">
            <text:p>0.198932</text:p>
          </table:table-cell>
          <table:table-cell table:formula="of:=[Datos_MoCap.D148]" office:value-type="float" office:value="0.000186" calcext:value-type="float">
            <text:p>0.000186</text:p>
          </table:table-cell>
          <table:table-cell table:formula="of:=[Datos_MoCap.F148]" office:value-type="float" office:value="0.015717" calcext:value-type="float">
            <text:p>0.015717</text:p>
          </table:table-cell>
          <table:table-cell table:formula="of:=[Datos_MoCap.E148]" office:value-type="float" office:value="-0.059014" calcext:value-type="float">
            <text:p>-0.059014</text:p>
          </table:table-cell>
          <table:table-cell/>
          <table:table-cell table:formula="of:=([.H148]^2)*(0.140024724909833)+([.H148])*(-0.00142725065277068)+(-0.0063459406986214)" office:value-type="float" office:value="-0.00634698185907596" calcext:value-type="float">
            <text:p>-0.0063469819</text:p>
          </table:table-cell>
          <table:table-cell table:formula="of:=([.J148]^2)*(-1.68303778049881)+([.J148])*(0.15665109790632)+(0.10475739737447)" office:value-type="float" office:value="0.0693158763897614" calcext:value-type="float">
            <text:p>0.0693158764</text:p>
          </table:table-cell>
          <table:table-cell table:formula="of:=([.I148]^2)*(-1.84809378419694)+([.I148])*(0.969715893777015)+(-0.0558124189204929)" office:value-type="float" office:value="0.00240564937781152" calcext:value-type="float">
            <text:p>0.0024056494</text:p>
          </table:table-cell>
          <table:table-cell table:formula="of:=[.H148]*-1" office:value-type="float" office:value="-0.009402" calcext:value-type="float">
            <text:p>-0.009402</text:p>
          </table:table-cell>
          <table:table-cell table:formula="of:=[.M148]*-1" office:value-type="float" office:value="0.059014" calcext:value-type="float">
            <text:p>0.059014</text:p>
          </table:table-cell>
          <table:table-cell table:formula="of:=([.K148]^2)*(48.7382423482978)+([.K148])*(0.0643401308833624)+(0.0316411646540839)" office:value-type="float" office:value="0.0316548180666605" calcext:value-type="float">
            <text:p>0.0316548181</text:p>
          </table:table-cell>
          <table:table-cell table:formula="of:=([.M148]^2)*(2.99573212968935)+([.M148])*(-0.0394274132082148)+(-0.010306073088791)" office:value-type="float" office:value="0.00245378935436896" calcext:value-type="float">
            <text:p>0.0024537894</text:p>
          </table:table-cell>
          <table:table-cell table:formula="of:=([.L148]^2)*(-20.9992408223248)+([.L148])*(0.114146130561486)+(0.302895814088881)" office:value-type="float" office:value="0.299502530489089" calcext:value-type="float">
            <text:p>0.2995025305</text:p>
          </table:table-cell>
          <table:table-cell table:number-columns-repeated="1002"/>
        </table:table-row>
        <table:table-row table:style-name="ro1">
          <table:table-cell table:formula="of:=[Datos_Nao.A149]" office:value-type="float" office:value="-0.00298864301294088" calcext:value-type="float">
            <text:p>-0.002988643</text:p>
          </table:table-cell>
          <table:table-cell table:formula="of:=[Datos_Nao.B149]" office:value-type="float" office:value="0.127091228961945" calcext:value-type="float">
            <text:p>0.127091229</text:p>
          </table:table-cell>
          <table:table-cell table:formula="of:=[Datos_Nao.C149]" office:value-type="float" office:value="0.0272861868143082" calcext:value-type="float">
            <text:p>0.0272861868</text:p>
          </table:table-cell>
          <table:table-cell table:formula="of:=[Datos_Nao.D149]" office:value-type="float" office:value="0.0994261354207993" calcext:value-type="float">
            <text:p>0.0994261354</text:p>
          </table:table-cell>
          <table:table-cell table:formula="of:=[Datos_Nao.E149]" office:value-type="float" office:value="0.0974465757608414" calcext:value-type="float">
            <text:p>0.0974465758</text:p>
          </table:table-cell>
          <table:table-cell table:formula="of:=[Datos_Nao.F149]" office:value-type="float" office:value="0.329954981803894" calcext:value-type="float">
            <text:p>0.3299549818</text:p>
          </table:table-cell>
          <table:table-cell/>
          <table:table-cell table:formula="of:=[Datos_MoCap.A149]" office:value-type="float" office:value="0.009196" calcext:value-type="float">
            <text:p>0.009196</text:p>
          </table:table-cell>
          <table:table-cell table:formula="of:=[Datos_MoCap.B149]" office:value-type="float" office:value="0.069186" calcext:value-type="float">
            <text:p>0.069186</text:p>
          </table:table-cell>
          <table:table-cell table:formula="of:=[Datos_MoCap.C149]" office:value-type="float" office:value="0.198911" calcext:value-type="float">
            <text:p>0.198911</text:p>
          </table:table-cell>
          <table:table-cell table:formula="of:=[Datos_MoCap.D149]" office:value-type="float" office:value="0.00049" calcext:value-type="float">
            <text:p>0.00049</text:p>
          </table:table-cell>
          <table:table-cell table:formula="of:=[Datos_MoCap.F149]" office:value-type="float" office:value="0.017662" calcext:value-type="float">
            <text:p>0.017662</text:p>
          </table:table-cell>
          <table:table-cell table:formula="of:=[Datos_MoCap.E149]" office:value-type="float" office:value="-0.058481" calcext:value-type="float">
            <text:p>-0.058481</text:p>
          </table:table-cell>
          <table:table-cell/>
          <table:table-cell table:formula="of:=([.H149]^2)*(0.140024724909833)+([.H149])*(-0.00142725065277068)+(-0.0063459406986214)" office:value-type="float" office:value="-0.00634722430648727" calcext:value-type="float">
            <text:p>-0.0063472243</text:p>
          </table:table-cell>
          <table:table-cell table:formula="of:=([.J149]^2)*(-1.68303778049881)+([.J149])*(0.15665109790632)+(0.10475739737447)" office:value-type="float" office:value="0.0693266479974992" calcext:value-type="float">
            <text:p>0.069326648</text:p>
          </table:table-cell>
          <table:table-cell table:formula="of:=([.I149]^2)*(-1.84809378419694)+([.I149])*(0.969715893777015)+(-0.0558124189204929)" office:value-type="float" office:value="0.00243206959189671" calcext:value-type="float">
            <text:p>0.0024320696</text:p>
          </table:table-cell>
          <table:table-cell table:formula="of:=[.H149]*-1" office:value-type="float" office:value="-0.009196" calcext:value-type="float">
            <text:p>-0.009196</text:p>
          </table:table-cell>
          <table:table-cell table:formula="of:=[.M149]*-1" office:value-type="float" office:value="0.058481" calcext:value-type="float">
            <text:p>0.058481</text:p>
          </table:table-cell>
          <table:table-cell table:formula="of:=([.K149]^2)*(48.7382423482978)+([.K149])*(0.0643401308833624)+(0.0316411646540839)" office:value-type="float" office:value="0.0316843933702046" calcext:value-type="float">
            <text:p>0.0316843934</text:p>
          </table:table-cell>
          <table:table-cell table:formula="of:=([.M149]^2)*(2.99573212968935)+([.M149])*(-0.0394274132082148)+(-0.010306073088791)" office:value-type="float" office:value="0.00224516731280299" calcext:value-type="float">
            <text:p>0.0022451673</text:p>
          </table:table-cell>
          <table:table-cell table:formula="of:=([.L149]^2)*(-20.9992408223248)+([.L149])*(0.114146130561486)+(0.302895814088881)" office:value-type="float" office:value="0.298361228745482" calcext:value-type="float">
            <text:p>0.2983612287</text:p>
          </table:table-cell>
          <table:table-cell table:number-columns-repeated="1002"/>
        </table:table-row>
        <table:table-row table:style-name="ro1">
          <table:table-cell table:formula="of:=[Datos_Nao.A150]" office:value-type="float" office:value="-0.00321706244722009" calcext:value-type="float">
            <text:p>-0.0032170624</text:p>
          </table:table-cell>
          <table:table-cell table:formula="of:=[Datos_Nao.B150]" office:value-type="float" office:value="0.128726467490196" calcext:value-type="float">
            <text:p>0.1287264675</text:p>
          </table:table-cell>
          <table:table-cell table:formula="of:=[Datos_Nao.C150]" office:value-type="float" office:value="0.0230358466506004" calcext:value-type="float">
            <text:p>0.0230358467</text:p>
          </table:table-cell>
          <table:table-cell table:formula="of:=[Datos_Nao.D150]" office:value-type="float" office:value="0.0862437039613724" calcext:value-type="float">
            <text:p>0.086243704</text:p>
          </table:table-cell>
          <table:table-cell table:formula="of:=[Datos_Nao.E150]" office:value-type="float" office:value="0.0895425602793694" calcext:value-type="float">
            <text:p>0.0895425603</text:p>
          </table:table-cell>
          <table:table-cell table:formula="of:=[Datos_Nao.F150]" office:value-type="float" office:value="0.323034048080444" calcext:value-type="float">
            <text:p>0.3230340481</text:p>
          </table:table-cell>
          <table:table-cell/>
          <table:table-cell table:formula="of:=[Datos_MoCap.A150]" office:value-type="float" office:value="0.008915" calcext:value-type="float">
            <text:p>0.008915</text:p>
          </table:table-cell>
          <table:table-cell table:formula="of:=[Datos_MoCap.B150]" office:value-type="float" office:value="0.069354" calcext:value-type="float">
            <text:p>0.069354</text:p>
          </table:table-cell>
          <table:table-cell table:formula="of:=[Datos_MoCap.C150]" office:value-type="float" office:value="0.198863" calcext:value-type="float">
            <text:p>0.198863</text:p>
          </table:table-cell>
          <table:table-cell table:formula="of:=[Datos_MoCap.D150]" office:value-type="float" office:value="0.001387" calcext:value-type="float">
            <text:p>0.001387</text:p>
          </table:table-cell>
          <table:table-cell table:formula="of:=[Datos_MoCap.F150]" office:value-type="float" office:value="0.020218" calcext:value-type="float">
            <text:p>0.020218</text:p>
          </table:table-cell>
          <table:table-cell table:formula="of:=[Datos_MoCap.E150]" office:value-type="float" office:value="-0.057747" calcext:value-type="float">
            <text:p>-0.057747</text:p>
          </table:table-cell>
          <table:table-cell/>
          <table:table-cell table:formula="of:=([.H150]^2)*(0.140024724909833)+([.H150])*(-0.00142725065277068)+(-0.0063459406986214)" office:value-type="float" office:value="-0.00634753586162363" calcext:value-type="float">
            <text:p>-0.0063475359</text:p>
          </table:table-cell>
          <table:table-cell table:formula="of:=([.J150]^2)*(-1.68303778049881)+([.J150])*(0.15665109790632)+(0.10475739737447)" office:value-type="float" office:value="0.0693512632409645" calcext:value-type="float">
            <text:p>0.0693512632</text:p>
          </table:table-cell>
          <table:table-cell table:formula="of:=([.I150]^2)*(-1.84809378419694)+([.I150])*(0.969715893777015)+(-0.0558124189204929)" office:value-type="float" office:value="0.00255196799669032" calcext:value-type="float">
            <text:p>0.002551968</text:p>
          </table:table-cell>
          <table:table-cell table:formula="of:=[.H150]*-1" office:value-type="float" office:value="-0.008915" calcext:value-type="float">
            <text:p>-0.008915</text:p>
          </table:table-cell>
          <table:table-cell table:formula="of:=[.M150]*-1" office:value-type="float" office:value="0.057747" calcext:value-type="float">
            <text:p>0.057747</text:p>
          </table:table-cell>
          <table:table-cell table:formula="of:=([.K150]^2)*(48.7382423482978)+([.K150])*(0.0643401308833624)+(0.0316411646540839)" office:value-type="float" office:value="0.0318241655353633" calcext:value-type="float">
            <text:p>0.0318241655</text:p>
          </table:table-cell>
          <table:table-cell table:formula="of:=([.M150]^2)*(2.99573212968935)+([.M150])*(-0.0394274132082148)+(-0.010306073088791)" office:value-type="float" office:value="0.00196065763329452" calcext:value-type="float">
            <text:p>0.0019606576</text:p>
          </table:table-cell>
          <table:table-cell table:formula="of:=([.L150]^2)*(-20.9992408223248)+([.L150])*(0.114146130561486)+(0.302895814088881)" office:value-type="float" office:value="0.296619812879752" calcext:value-type="float">
            <text:p>0.2966198129</text:p>
          </table:table-cell>
          <table:table-cell table:number-columns-repeated="1002"/>
        </table:table-row>
        <table:table-row table:style-name="ro1">
          <table:table-cell table:formula="of:=[Datos_Nao.A151]" office:value-type="float" office:value="-0.00338630564510822" calcext:value-type="float">
            <text:p>-0.0033863056</text:p>
          </table:table-cell>
          <table:table-cell table:formula="of:=[Datos_Nao.B151]" office:value-type="float" office:value="0.129458665847778" calcext:value-type="float">
            <text:p>0.1294586658</text:p>
          </table:table-cell>
          <table:table-cell table:formula="of:=[Datos_Nao.C151]" office:value-type="float" office:value="0.0210189335048199" calcext:value-type="float">
            <text:p>0.0210189335</text:p>
          </table:table-cell>
          <table:table-cell table:formula="of:=[Datos_Nao.D151]" office:value-type="float" office:value="0.0796710699796677" calcext:value-type="float">
            <text:p>0.07967107</text:p>
          </table:table-cell>
          <table:table-cell table:formula="of:=[Datos_Nao.E151]" office:value-type="float" office:value="0.0855296701192856" calcext:value-type="float">
            <text:p>0.0855296701</text:p>
          </table:table-cell>
          <table:table-cell table:formula="of:=[Datos_Nao.F151]" office:value-type="float" office:value="0.319707930088043" calcext:value-type="float">
            <text:p>0.3197079301</text:p>
          </table:table-cell>
          <table:table-cell/>
          <table:table-cell table:formula="of:=[Datos_MoCap.A151]" office:value-type="float" office:value="0.008482" calcext:value-type="float">
            <text:p>0.008482</text:p>
          </table:table-cell>
          <table:table-cell table:formula="of:=[Datos_MoCap.B151]" office:value-type="float" office:value="0.069683" calcext:value-type="float">
            <text:p>0.069683</text:p>
          </table:table-cell>
          <table:table-cell table:formula="of:=[Datos_MoCap.C151]" office:value-type="float" office:value="0.198739" calcext:value-type="float">
            <text:p>0.198739</text:p>
          </table:table-cell>
          <table:table-cell table:formula="of:=[Datos_MoCap.D151]" office:value-type="float" office:value="0.002186" calcext:value-type="float">
            <text:p>0.002186</text:p>
          </table:table-cell>
          <table:table-cell table:formula="of:=[Datos_MoCap.F151]" office:value-type="float" office:value="0.022903" calcext:value-type="float">
            <text:p>0.022903</text:p>
          </table:table-cell>
          <table:table-cell table:formula="of:=[Datos_MoCap.E151]" office:value-type="float" office:value="-0.05624" calcext:value-type="float">
            <text:p>-0.05624</text:p>
          </table:table-cell>
          <table:table-cell/>
          <table:table-cell table:formula="of:=([.H151]^2)*(0.140024724909833)+([.H151])*(-0.00142725065277068)+(-0.0063459406986214)" office:value-type="float" office:value="-0.00634797265448128" calcext:value-type="float">
            <text:p>-0.0063479727</text:p>
          </table:table-cell>
          <table:table-cell table:formula="of:=([.J151]^2)*(-1.68303778049881)+([.J151])*(0.15665109790632)+(0.10475739737447)" office:value-type="float" office:value="0.0694148167240868" calcext:value-type="float">
            <text:p>0.0694148167</text:p>
          </table:table-cell>
          <table:table-cell table:formula="of:=([.I151]^2)*(-1.84809378419694)+([.I151])*(0.969715893777015)+(-0.0558124189204929)" office:value-type="float" office:value="0.00278646685205221" calcext:value-type="float">
            <text:p>0.0027864669</text:p>
          </table:table-cell>
          <table:table-cell table:formula="of:=[.H151]*-1" office:value-type="float" office:value="-0.008482" calcext:value-type="float">
            <text:p>-0.008482</text:p>
          </table:table-cell>
          <table:table-cell table:formula="of:=[.M151]*-1" office:value-type="float" office:value="0.05624" calcext:value-type="float">
            <text:p>0.05624</text:p>
          </table:table-cell>
          <table:table-cell table:formula="of:=([.K151]^2)*(48.7382423482978)+([.K151])*(0.0643401308833624)+(0.0316411646540839)" office:value-type="float" office:value="0.0320147125501275" calcext:value-type="float">
            <text:p>0.0320147126</text:p>
          </table:table-cell>
          <table:table-cell table:formula="of:=([.M151]^2)*(2.99573212968935)+([.M151])*(-0.0394274132082148)+(-0.010306073088791)" office:value-type="float" office:value="0.00138663842256152" calcext:value-type="float">
            <text:p>0.0013866384</text:p>
          </table:table-cell>
          <table:table-cell table:formula="of:=([.L151]^2)*(-20.9992408223248)+([.L151])*(0.114146130561486)+(0.302895814088881)" office:value-type="float" office:value="0.294495005552813" calcext:value-type="float">
            <text:p>0.2944950056</text:p>
          </table:table-cell>
          <table:table-cell table:number-columns-repeated="1002"/>
        </table:table-row>
        <table:table-row table:style-name="ro1">
          <table:table-cell table:formula="of:=[Datos_Nao.A152]" office:value-type="float" office:value="-0.00382860936224461" calcext:value-type="float">
            <text:p>-0.0038286094</text:p>
          </table:table-cell>
          <table:table-cell table:formula="of:=[Datos_Nao.B152]" office:value-type="float" office:value="0.130757987499237" calcext:value-type="float">
            <text:p>0.1307579875</text:p>
          </table:table-cell>
          <table:table-cell table:formula="of:=[Datos_Nao.C152]" office:value-type="float" office:value="0.0172231607139111" calcext:value-type="float">
            <text:p>0.0172231607</text:p>
          </table:table-cell>
          <table:table-cell table:formula="of:=[Datos_Nao.D152]" office:value-type="float" office:value="0.0666187256574631" calcext:value-type="float">
            <text:p>0.0666187257</text:p>
          </table:table-cell>
          <table:table-cell table:formula="of:=[Datos_Nao.E152]" office:value-type="float" office:value="0.0774216055870056" calcext:value-type="float">
            <text:p>0.0774216056</text:p>
          </table:table-cell>
          <table:table-cell table:formula="of:=[Datos_Nao.F152]" office:value-type="float" office:value="0.313348323106766" calcext:value-type="float">
            <text:p>0.3133483231</text:p>
          </table:table-cell>
          <table:table-cell/>
          <table:table-cell table:formula="of:=[Datos_MoCap.A152]" office:value-type="float" office:value="0.008084" calcext:value-type="float">
            <text:p>0.008084</text:p>
          </table:table-cell>
          <table:table-cell table:formula="of:=[Datos_MoCap.B152]" office:value-type="float" office:value="0.070047" calcext:value-type="float">
            <text:p>0.070047</text:p>
          </table:table-cell>
          <table:table-cell table:formula="of:=[Datos_MoCap.C152]" office:value-type="float" office:value="0.198714" calcext:value-type="float">
            <text:p>0.198714</text:p>
          </table:table-cell>
          <table:table-cell table:formula="of:=[Datos_MoCap.D152]" office:value-type="float" office:value="0.003771" calcext:value-type="float">
            <text:p>0.003771</text:p>
          </table:table-cell>
          <table:table-cell table:formula="of:=[Datos_MoCap.F152]" office:value-type="float" office:value="0.026741" calcext:value-type="float">
            <text:p>0.026741</text:p>
          </table:table-cell>
          <table:table-cell table:formula="of:=[Datos_MoCap.E152]" office:value-type="float" office:value="-0.054981" calcext:value-type="float">
            <text:p>-0.054981</text:p>
          </table:table-cell>
          <table:table-cell/>
          <table:table-cell table:formula="of:=([.H152]^2)*(0.140024724909833)+([.H152])*(-0.00142725065277068)+(-0.0063459406986214)" office:value-type="float" office:value="-0.00634832782925943" calcext:value-type="float">
            <text:p>-0.0063483278</text:p>
          </table:table-cell>
          <table:table-cell table:formula="of:=([.J152]^2)*(-1.68303778049881)+([.J152])*(0.15665109790632)+(0.10475739737447)" office:value-type="float" office:value="0.0694276236570134" calcext:value-type="float">
            <text:p>0.0694276237</text:p>
          </table:table-cell>
          <table:table-cell table:formula="of:=([.I152]^2)*(-1.84809378419694)+([.I152])*(0.969715893777015)+(-0.0558124189204929)" office:value-type="float" office:value="0.00304544620880148" calcext:value-type="float">
            <text:p>0.0030454462</text:p>
          </table:table-cell>
          <table:table-cell table:formula="of:=[.H152]*-1" office:value-type="float" office:value="-0.008084" calcext:value-type="float">
            <text:p>-0.008084</text:p>
          </table:table-cell>
          <table:table-cell table:formula="of:=[.M152]*-1" office:value-type="float" office:value="0.054981" calcext:value-type="float">
            <text:p>0.054981</text:p>
          </table:table-cell>
          <table:table-cell table:formula="of:=([.K152]^2)*(48.7382423482978)+([.K152])*(0.0643401308833624)+(0.0316411646540839)" office:value-type="float" office:value="0.0325768705874027" calcext:value-type="float">
            <text:p>0.0325768706</text:p>
          </table:table-cell>
          <table:table-cell table:formula="of:=([.M152]^2)*(2.99573212968935)+([.M152])*(-0.0394274132082148)+(-0.010306073088791)" office:value-type="float" office:value="0.000917515210428389" calcext:value-type="float">
            <text:p>0.0009175152</text:p>
          </table:table-cell>
          <table:table-cell table:formula="of:=([.L152]^2)*(-20.9992408223248)+([.L152])*(0.114146130561486)+(0.302895814088881)" office:value-type="float" office:value="0.290932035938818" calcext:value-type="float">
            <text:p>0.2909320359</text:p>
          </table:table-cell>
          <table:table-cell table:number-columns-repeated="1002"/>
        </table:table-row>
        <table:table-row table:style-name="ro1">
          <table:table-cell table:formula="of:=[Datos_Nao.A153]" office:value-type="float" office:value="-0.00409852340817452" calcext:value-type="float">
            <text:p>-0.0040985234</text:p>
          </table:table-cell>
          <table:table-cell table:formula="of:=[Datos_Nao.B153]" office:value-type="float" office:value="0.131328493356705" calcext:value-type="float">
            <text:p>0.1313284934</text:p>
          </table:table-cell>
          <table:table-cell table:formula="of:=[Datos_Nao.C153]" office:value-type="float" office:value="0.0154512189328671" calcext:value-type="float">
            <text:p>0.0154512189</text:p>
          </table:table-cell>
          <table:table-cell table:formula="of:=[Datos_Nao.D153]" office:value-type="float" office:value="0.0601610243320465" calcext:value-type="float">
            <text:p>0.0601610243</text:p>
          </table:table-cell>
          <table:table-cell table:formula="of:=[Datos_Nao.E153]" office:value-type="float" office:value="0.0733429193496704" calcext:value-type="float">
            <text:p>0.0733429193</text:p>
          </table:table-cell>
          <table:table-cell table:formula="of:=[Datos_Nao.F153]" office:value-type="float" office:value="0.310322821140289" calcext:value-type="float">
            <text:p>0.3103228211</text:p>
          </table:table-cell>
          <table:table-cell/>
          <table:table-cell table:formula="of:=[Datos_MoCap.A153]" office:value-type="float" office:value="0.007543" calcext:value-type="float">
            <text:p>0.007543</text:p>
          </table:table-cell>
          <table:table-cell table:formula="of:=[Datos_MoCap.B153]" office:value-type="float" office:value="0.070578" calcext:value-type="float">
            <text:p>0.070578</text:p>
          </table:table-cell>
          <table:table-cell table:formula="of:=[Datos_MoCap.C153]" office:value-type="float" office:value="0.1988" calcext:value-type="float">
            <text:p>0.1988</text:p>
          </table:table-cell>
          <table:table-cell table:formula="of:=[Datos_MoCap.D153]" office:value-type="float" office:value="0.005736" calcext:value-type="float">
            <text:p>0.005736</text:p>
          </table:table-cell>
          <table:table-cell table:formula="of:=[Datos_MoCap.F153]" office:value-type="float" office:value="0.031312" calcext:value-type="float">
            <text:p>0.031312</text:p>
          </table:table-cell>
          <table:table-cell table:formula="of:=[Datos_MoCap.E153]" office:value-type="float" office:value="-0.054326" calcext:value-type="float">
            <text:p>-0.054326</text:p>
          </table:table-cell>
          <table:table-cell/>
          <table:table-cell table:formula="of:=([.H153]^2)*(0.140024724909833)+([.H153])*(-0.00142725065277068)+(-0.0063459406986214)" office:value-type="float" office:value="-0.00634873948466579" calcext:value-type="float">
            <text:p>-0.0063487395</text:p>
          </table:table-cell>
          <table:table-cell table:formula="of:=([.J153]^2)*(-1.68303778049881)+([.J153])*(0.15665109790632)+(0.10475739737447)" office:value-type="float" office:value="0.0693835589785295" calcext:value-type="float">
            <text:p>0.069383559</text:p>
          </table:table-cell>
          <table:table-cell table:formula="of:=([.I153]^2)*(-1.84809378419694)+([.I153])*(0.969715893777015)+(-0.0558124189204929)" office:value-type="float" office:value="0.00342236472035524" calcext:value-type="float">
            <text:p>0.0034223647</text:p>
          </table:table-cell>
          <table:table-cell table:formula="of:=[.H153]*-1" office:value-type="float" office:value="-0.007543" calcext:value-type="float">
            <text:p>-0.007543</text:p>
          </table:table-cell>
          <table:table-cell table:formula="of:=[.M153]*-1" office:value-type="float" office:value="0.054326" calcext:value-type="float">
            <text:p>0.054326</text:p>
          </table:table-cell>
          <table:table-cell table:formula="of:=([.K153]^2)*(48.7382423482978)+([.K153])*(0.0643401308833624)+(0.0316411646540839)" office:value-type="float" office:value="0.0336137904781489" calcext:value-type="float">
            <text:p>0.0336137905</text:p>
          </table:table-cell>
          <table:table-cell table:formula="of:=([.M153]^2)*(2.99573212968935)+([.M153])*(-0.0394274132082148)+(-0.010306073088791)" office:value-type="float" office:value="0.000677207562582539" calcext:value-type="float">
            <text:p>0.0006772076</text:p>
          </table:table-cell>
          <table:table-cell table:formula="of:=([.L153]^2)*(-20.9992408223248)+([.L153])*(0.114146130561486)+(0.302895814088881)" office:value-type="float" office:value="0.285881433834202" calcext:value-type="float">
            <text:p>0.2858814338</text:p>
          </table:table-cell>
          <table:table-cell table:number-columns-repeated="1002"/>
        </table:table-row>
        <table:table-row table:style-name="ro1">
          <table:table-cell table:formula="of:=[Datos_Nao.A154]" office:value-type="float" office:value="-0.00472625019028783" calcext:value-type="float">
            <text:p>-0.0047262502</text:p>
          </table:table-cell>
          <table:table-cell table:formula="of:=[Datos_Nao.B154]" office:value-type="float" office:value="0.132321521639824" calcext:value-type="float">
            <text:p>0.1323215216</text:p>
          </table:table-cell>
          <table:table-cell table:formula="of:=[Datos_Nao.C154]" office:value-type="float" office:value="0.0121724493801594" calcext:value-type="float">
            <text:p>0.0121724494</text:p>
          </table:table-cell>
          <table:table-cell table:formula="of:=[Datos_Nao.D154]" office:value-type="float" office:value="0.04743592441082" calcext:value-type="float">
            <text:p>0.0474359244</text:p>
          </table:table-cell>
          <table:table-cell table:formula="of:=[Datos_Nao.E154]" office:value-type="float" office:value="0.0651780292391777" calcext:value-type="float">
            <text:p>0.0651780292</text:p>
          </table:table-cell>
          <table:table-cell table:formula="of:=[Datos_Nao.F154]" office:value-type="float" office:value="0.304595828056335" calcext:value-type="float">
            <text:p>0.3045958281</text:p>
          </table:table-cell>
          <table:table-cell/>
          <table:table-cell table:formula="of:=[Datos_MoCap.A154]" office:value-type="float" office:value="0.006987" calcext:value-type="float">
            <text:p>0.006987</text:p>
          </table:table-cell>
          <table:table-cell table:formula="of:=[Datos_MoCap.B154]" office:value-type="float" office:value="0.071231" calcext:value-type="float">
            <text:p>0.071231</text:p>
          </table:table-cell>
          <table:table-cell table:formula="of:=[Datos_MoCap.C154]" office:value-type="float" office:value="0.198923" calcext:value-type="float">
            <text:p>0.198923</text:p>
          </table:table-cell>
          <table:table-cell table:formula="of:=[Datos_MoCap.D154]" office:value-type="float" office:value="0.008367" calcext:value-type="float">
            <text:p>0.008367</text:p>
          </table:table-cell>
          <table:table-cell table:formula="of:=[Datos_MoCap.F154]" office:value-type="float" office:value="0.035878" calcext:value-type="float">
            <text:p>0.035878</text:p>
          </table:table-cell>
          <table:table-cell table:formula="of:=[Datos_MoCap.E154]" office:value-type="float" office:value="-0.053689" calcext:value-type="float">
            <text:p>-0.053689</text:p>
          </table:table-cell>
          <table:table-cell/>
          <table:table-cell table:formula="of:=([.H154]^2)*(0.140024724909833)+([.H154])*(-0.00142725065277068)+(-0.0063459406986214)" office:value-type="float" office:value="-0.00634907714824748" calcext:value-type="float">
            <text:p>-0.0063490771</text:p>
          </table:table-cell>
          <table:table-cell table:formula="of:=([.J154]^2)*(-1.68303778049881)+([.J154])*(0.15665109790632)+(0.10475739737447)" office:value-type="float" office:value="0.0693204929748457" calcext:value-type="float">
            <text:p>0.069320493</text:p>
          </table:table-cell>
          <table:table-cell table:formula="of:=([.I154]^2)*(-1.84809378419694)+([.I154])*(0.969715893777015)+(-0.0558124189204929)" office:value-type="float" office:value="0.00388445335455924" calcext:value-type="float">
            <text:p>0.0038844534</text:p>
          </table:table-cell>
          <table:table-cell table:formula="of:=[.H154]*-1" office:value-type="float" office:value="-0.006987" calcext:value-type="float">
            <text:p>-0.006987</text:p>
          </table:table-cell>
          <table:table-cell table:formula="of:=[.M154]*-1" office:value-type="float" office:value="0.053689" calcext:value-type="float">
            <text:p>0.053689</text:p>
          </table:table-cell>
          <table:table-cell table:formula="of:=([.K154]^2)*(48.7382423482978)+([.K154])*(0.0643401308833624)+(0.0316411646540839)" office:value-type="float" office:value="0.0355915015036689" calcext:value-type="float">
            <text:p>0.0355915015</text:p>
          </table:table-cell>
          <table:table-cell table:formula="of:=([.M154]^2)*(2.99573212968935)+([.M154])*(-0.0394274132082148)+(-0.010306073088791)" office:value-type="float" office:value="0.000445969288554298" calcext:value-type="float">
            <text:p>0.0004459693</text:p>
          </table:table-cell>
          <table:table-cell table:formula="of:=([.L154]^2)*(-20.9992408223248)+([.L154])*(0.114146130561486)+(0.302895814088881)" office:value-type="float" office:value="0.279960277634116" calcext:value-type="float">
            <text:p>0.2799602776</text:p>
          </table:table-cell>
          <table:table-cell table:number-columns-repeated="1002"/>
        </table:table-row>
        <table:table-row table:style-name="ro1">
          <table:table-cell table:formula="of:=[Datos_Nao.A155]" office:value-type="float" office:value="-0.00585337448865175" calcext:value-type="float">
            <text:p>-0.0058533745</text:p>
          </table:table-cell>
          <table:table-cell table:formula="of:=[Datos_Nao.B155]" office:value-type="float" office:value="0.133479103446007" calcext:value-type="float">
            <text:p>0.1334791034</text:p>
          </table:table-cell>
          <table:table-cell table:formula="of:=[Datos_Nao.C155]" office:value-type="float" office:value="0.00793661177158356" calcext:value-type="float">
            <text:p>0.0079366118</text:p>
          </table:table-cell>
          <table:table-cell table:formula="of:=[Datos_Nao.D155]" office:value-type="float" office:value="0.0289810039103031" calcext:value-type="float">
            <text:p>0.0289810039</text:p>
          </table:table-cell>
          <table:table-cell table:formula="of:=[Datos_Nao.E155]" office:value-type="float" office:value="0.0530377067625523" calcext:value-type="float">
            <text:p>0.0530377068</text:p>
          </table:table-cell>
          <table:table-cell table:formula="of:=[Datos_Nao.F155]" office:value-type="float" office:value="0.296846002340317" calcext:value-type="float">
            <text:p>0.2968460023</text:p>
          </table:table-cell>
          <table:table-cell/>
          <table:table-cell table:formula="of:=[Datos_MoCap.A155]" office:value-type="float" office:value="0.006448" calcext:value-type="float">
            <text:p>0.006448</text:p>
          </table:table-cell>
          <table:table-cell table:formula="of:=[Datos_MoCap.B155]" office:value-type="float" office:value="0.071978" calcext:value-type="float">
            <text:p>0.071978</text:p>
          </table:table-cell>
          <table:table-cell table:formula="of:=[Datos_MoCap.C155]" office:value-type="float" office:value="0.198989" calcext:value-type="float">
            <text:p>0.198989</text:p>
          </table:table-cell>
          <table:table-cell table:formula="of:=[Datos_MoCap.D155]" office:value-type="float" office:value="0.011096" calcext:value-type="float">
            <text:p>0.011096</text:p>
          </table:table-cell>
          <table:table-cell table:formula="of:=[Datos_MoCap.F155]" office:value-type="float" office:value="0.040667" calcext:value-type="float">
            <text:p>0.040667</text:p>
          </table:table-cell>
          <table:table-cell table:formula="of:=[Datos_MoCap.E155]" office:value-type="float" office:value="-0.052267" calcext:value-type="float">
            <text:p>-0.052267</text:p>
          </table:table-cell>
          <table:table-cell/>
          <table:table-cell table:formula="of:=([.H155]^2)*(0.140024724909833)+([.H155])*(-0.00142725065277068)+(-0.0063459406986214)" office:value-type="float" office:value="-0.00634932184429021" calcext:value-type="float">
            <text:p>-0.0063493218</text:p>
          </table:table-cell>
          <table:table-cell table:formula="of:=([.J155]^2)*(-1.68303778049881)+([.J155])*(0.15665109790632)+(0.10475739737447)" office:value-type="float" office:value="0.0692866316859728" calcext:value-type="float">
            <text:p>0.0692866317</text:p>
          </table:table-cell>
          <table:table-cell table:formula="of:=([.I155]^2)*(-1.84809378419694)+([.I155])*(0.969715893777015)+(-0.0558124189204929)" office:value-type="float" office:value="0.0044111273711431" calcext:value-type="float">
            <text:p>0.0044111274</text:p>
          </table:table-cell>
          <table:table-cell table:formula="of:=[.H155]*-1" office:value-type="float" office:value="-0.006448" calcext:value-type="float">
            <text:p>-0.006448</text:p>
          </table:table-cell>
          <table:table-cell table:formula="of:=[.M155]*-1" office:value-type="float" office:value="0.052267" calcext:value-type="float">
            <text:p>0.052267</text:p>
          </table:table-cell>
          <table:table-cell table:formula="of:=([.K155]^2)*(48.7382423482978)+([.K155])*(0.0643401308833624)+(0.0316411646540839)" office:value-type="float" office:value="0.0383557944099908" calcext:value-type="float">
            <text:p>0.0383557944</text:p>
          </table:table-cell>
          <table:table-cell table:formula="of:=([.M155]^2)*(2.99573212968935)+([.M155])*(-0.0394274132082148)+(-0.010306073088791)" office:value-type="float" office:value="-0.0000614617514322277" calcext:value-type="float">
            <text:p>-6.14617514322277E-005</text:p>
          </table:table-cell>
          <table:table-cell table:formula="of:=([.L155]^2)*(-20.9992408223248)+([.L155])*(0.114146130561486)+(0.302895814088881)" office:value-type="float" office:value="0.272809147643176" calcext:value-type="float">
            <text:p>0.2728091476</text:p>
          </table:table-cell>
          <table:table-cell table:number-columns-repeated="1002"/>
        </table:table-row>
        <table:table-row table:style-name="ro1">
          <table:table-cell table:formula="of:=[Datos_Nao.A156]" office:value-type="float" office:value="0.000550206168554723" calcext:value-type="float">
            <text:p>0.0005502062</text:p>
          </table:table-cell>
          <table:table-cell table:formula="of:=[Datos_Nao.B156]" office:value-type="float" office:value="0.0677404180169106" calcext:value-type="float">
            <text:p>0.067740418</text:p>
          </table:table-cell>
          <table:table-cell table:formula="of:=[Datos_Nao.C156]" office:value-type="float" office:value="0.00187620520591736" calcext:value-type="float">
            <text:p>0.0018762052</text:p>
          </table:table-cell>
          <table:table-cell table:formula="of:=[Datos_Nao.D156]" office:value-type="float" office:value="-0.00465281400829554" calcext:value-type="float">
            <text:p>-0.004652814</text:p>
          </table:table-cell>
          <table:table-cell table:formula="of:=[Datos_Nao.E156]" office:value-type="float" office:value="0.0299762114882469" calcext:value-type="float">
            <text:p>0.0299762115</text:p>
          </table:table-cell>
          <table:table-cell table:formula="of:=[Datos_Nao.F156]" office:value-type="float" office:value="0.142147034406662" calcext:value-type="float">
            <text:p>0.1421470344</text:p>
          </table:table-cell>
          <table:table-cell/>
          <table:table-cell table:formula="of:=[Datos_MoCap.A156]" office:value-type="float" office:value="0.006477" calcext:value-type="float">
            <text:p>0.006477</text:p>
          </table:table-cell>
          <table:table-cell table:formula="of:=[Datos_MoCap.B156]" office:value-type="float" office:value="0.072624" calcext:value-type="float">
            <text:p>0.072624</text:p>
          </table:table-cell>
          <table:table-cell table:formula="of:=[Datos_MoCap.C156]" office:value-type="float" office:value="0.199166" calcext:value-type="float">
            <text:p>0.199166</text:p>
          </table:table-cell>
          <table:table-cell table:formula="of:=[Datos_MoCap.D156]" office:value-type="float" office:value="0.015532" calcext:value-type="float">
            <text:p>0.015532</text:p>
          </table:table-cell>
          <table:table-cell table:formula="of:=[Datos_MoCap.F156]" office:value-type="float" office:value="0.044154" calcext:value-type="float">
            <text:p>0.044154</text:p>
          </table:table-cell>
          <table:table-cell table:formula="of:=[Datos_MoCap.E156]" office:value-type="float" office:value="-0.051259" calcext:value-type="float">
            <text:p>-0.051259</text:p>
          </table:table-cell>
          <table:table-cell/>
          <table:table-cell table:formula="of:=([.H156]^2)*(0.140024724909833)+([.H156])*(-0.00142725065277068)+(-0.0063459406986214)" office:value-type="float" office:value="-0.00634931074979162" calcext:value-type="float">
            <text:p>-0.0063493107</text:p>
          </table:table-cell>
          <table:table-cell table:formula="of:=([.J156]^2)*(-1.68303778049881)+([.J156])*(0.15665109790632)+(0.10475739737447)" office:value-type="float" office:value="0.0691957494766757" calcext:value-type="float">
            <text:p>0.0691957495</text:p>
          </table:table-cell>
          <table:table-cell table:formula="of:=([.I156]^2)*(-1.84809378419694)+([.I156])*(0.969715893777015)+(-0.0558124189204929)" office:value-type="float" office:value="0.00486492805345399" calcext:value-type="float">
            <text:p>0.0048649281</text:p>
          </table:table-cell>
          <table:table-cell table:formula="of:=[.H156]*-1" office:value-type="float" office:value="-0.006477" calcext:value-type="float">
            <text:p>-0.006477</text:p>
          </table:table-cell>
          <table:table-cell table:formula="of:=[.M156]*-1" office:value-type="float" office:value="0.051259" calcext:value-type="float">
            <text:p>0.051259</text:p>
          </table:table-cell>
          <table:table-cell table:formula="of:=([.K156]^2)*(48.7382423482978)+([.K156])*(0.0643401308833624)+(0.0316411646540839)" office:value-type="float" office:value="0.0443982565355125" calcext:value-type="float">
            <text:p>0.0443982565</text:p>
          </table:table-cell>
          <table:table-cell table:formula="of:=([.M156]^2)*(2.99573212968935)+([.M156])*(-0.0394274132082148)+(-0.010306073088791)" office:value-type="float" office:value="-0.000413821837719996" calcext:value-type="float">
            <text:p>-0.0004138218</text:p>
          </table:table-cell>
          <table:table-cell table:formula="of:=([.L156]^2)*(-20.9992408223248)+([.L156])*(0.114146130561486)+(0.302895814088881)" office:value-type="float" office:value="0.266996212376053" calcext:value-type="float">
            <text:p>0.2669962124</text:p>
          </table:table-cell>
          <table:table-cell table:number-columns-repeated="1002"/>
        </table:table-row>
        <table:table-row table:style-name="ro1">
          <table:table-cell table:formula="of:=[Datos_Nao.A157]" office:value-type="float" office:value="0.0000366591339115985" calcext:value-type="float">
            <text:p>3.66591339115985E-005</text:p>
          </table:table-cell>
          <table:table-cell table:formula="of:=[Datos_Nao.B157]" office:value-type="float" office:value="0.0678920224308968" calcext:value-type="float">
            <text:p>0.0678920224</text:p>
          </table:table-cell>
          <table:table-cell table:formula="of:=[Datos_Nao.C157]" office:value-type="float" office:value="-0.000528775155544281" calcext:value-type="float">
            <text:p>-0.0005287752</text:p>
          </table:table-cell>
          <table:table-cell table:formula="of:=[Datos_Nao.D157]" office:value-type="float" office:value="-0.00310701504349709" calcext:value-type="float">
            <text:p>-0.003107015</text:p>
          </table:table-cell>
          <table:table-cell table:formula="of:=[Datos_Nao.E157]" office:value-type="float" office:value="-0.000354363466612995" calcext:value-type="float">
            <text:p>-0.0003543635</text:p>
          </table:table-cell>
          <table:table-cell table:formula="of:=[Datos_Nao.F157]" office:value-type="float" office:value="0.140573844313622" calcext:value-type="float">
            <text:p>0.1405738443</text:p>
          </table:table-cell>
          <table:table-cell/>
          <table:table-cell table:formula="of:=[Datos_MoCap.A157]" office:value-type="float" office:value="0.005733" calcext:value-type="float">
            <text:p>0.005733</text:p>
          </table:table-cell>
          <table:table-cell table:formula="of:=[Datos_MoCap.B157]" office:value-type="float" office:value="0.073625" calcext:value-type="float">
            <text:p>0.073625</text:p>
          </table:table-cell>
          <table:table-cell table:formula="of:=[Datos_MoCap.C157]" office:value-type="float" office:value="0.199026" calcext:value-type="float">
            <text:p>0.199026</text:p>
          </table:table-cell>
          <table:table-cell table:formula="of:=[Datos_MoCap.D157]" office:value-type="float" office:value="0.01725" calcext:value-type="float">
            <text:p>0.01725</text:p>
          </table:table-cell>
          <table:table-cell table:formula="of:=[Datos_MoCap.F157]" office:value-type="float" office:value="0.050193" calcext:value-type="float">
            <text:p>0.050193</text:p>
          </table:table-cell>
          <table:table-cell table:formula="of:=[Datos_MoCap.E157]" office:value-type="float" office:value="-0.048668" calcext:value-type="float">
            <text:p>-0.048668</text:p>
          </table:table-cell>
          <table:table-cell/>
          <table:table-cell table:formula="of:=([.H157]^2)*(0.140024724909833)+([.H157])*(-0.00142725065277068)+(-0.0063459406986214)" office:value-type="float" office:value="-0.00634952089351298" calcext:value-type="float">
            <text:p>-0.0063495209</text:p>
          </table:table-cell>
          <table:table-cell table:formula="of:=([.J157]^2)*(-1.68303778049881)+([.J157])*(0.15665109790632)+(0.10475739737447)" office:value-type="float" office:value="0.0692676424281537" calcext:value-type="float">
            <text:p>0.0692676424</text:p>
          </table:table-cell>
          <table:table-cell table:formula="of:=([.I157]^2)*(-1.84809378419694)+([.I157])*(0.969715893777015)+(-0.0558124189204929)" office:value-type="float" office:value="0.00556506151341192" calcext:value-type="float">
            <text:p>0.0055650615</text:p>
          </table:table-cell>
          <table:table-cell table:formula="of:=[.H157]*-1" office:value-type="float" office:value="-0.005733" calcext:value-type="float">
            <text:p>-0.005733</text:p>
          </table:table-cell>
          <table:table-cell table:formula="of:=[.M157]*-1" office:value-type="float" office:value="0.048668" calcext:value-type="float">
            <text:p>0.048668</text:p>
          </table:table-cell>
          <table:table-cell table:formula="of:=([.K157]^2)*(48.7382423482978)+([.K157])*(0.0643401308833624)+(0.0316411646540839)" office:value-type="float" office:value="0.0472537051505873" calcext:value-type="float">
            <text:p>0.0472537052</text:p>
          </table:table-cell>
          <table:table-cell table:formula="of:=([.M157]^2)*(2.99573212968935)+([.M157])*(-0.0394274132082148)+(-0.010306073088791)" office:value-type="float" office:value="-0.00129160583838278" calcext:value-type="float">
            <text:p>-0.0012916058</text:p>
          </table:table-cell>
          <table:table-cell table:formula="of:=([.L157]^2)*(-20.9992408223248)+([.L157])*(0.114146130561486)+(0.302895814088881)" office:value-type="float" office:value="0.255720981215749" calcext:value-type="float">
            <text:p>0.2557209812</text:p>
          </table:table-cell>
          <table:table-cell table:number-columns-repeated="1002"/>
        </table:table-row>
        <table:table-row table:style-name="ro1">
          <table:table-cell table:formula="of:=[Datos_Nao.A158]" office:value-type="float" office:value="-0.00020455353660509" calcext:value-type="float">
            <text:p>-0.0002045535</text:p>
          </table:table-cell>
          <table:table-cell table:formula="of:=[Datos_Nao.B158]" office:value-type="float" office:value="0.0679651200771332" calcext:value-type="float">
            <text:p>0.0679651201</text:p>
          </table:table-cell>
          <table:table-cell table:formula="of:=[Datos_Nao.C158]" office:value-type="float" office:value="-0.000883534550666809" calcext:value-type="float">
            <text:p>-0.0008835346</text:p>
          </table:table-cell>
          <table:table-cell table:formula="of:=[Datos_Nao.D158]" office:value-type="float" office:value="-0.00547496788203716" calcext:value-type="float">
            <text:p>-0.0054749679</text:p>
          </table:table-cell>
          <table:table-cell table:formula="of:=[Datos_Nao.E158]" office:value-type="float" office:value="-0.000625236600171775" calcext:value-type="float">
            <text:p>-0.0006252366</text:p>
          </table:table-cell>
          <table:table-cell table:formula="of:=[Datos_Nao.F158]" office:value-type="float" office:value="0.139856055378914" calcext:value-type="float">
            <text:p>0.1398560554</text:p>
          </table:table-cell>
          <table:table-cell/>
          <table:table-cell table:formula="of:=[Datos_MoCap.A158]" office:value-type="float" office:value="0.005008" calcext:value-type="float">
            <text:p>0.005008</text:p>
          </table:table-cell>
          <table:table-cell table:formula="of:=[Datos_MoCap.B158]" office:value-type="float" office:value="0.074632" calcext:value-type="float">
            <text:p>0.074632</text:p>
          </table:table-cell>
          <table:table-cell table:formula="of:=[Datos_MoCap.C158]" office:value-type="float" office:value="0.198845" calcext:value-type="float">
            <text:p>0.198845</text:p>
          </table:table-cell>
          <table:table-cell table:formula="of:=[Datos_MoCap.D158]" office:value-type="float" office:value="0.019002" calcext:value-type="float">
            <text:p>0.019002</text:p>
          </table:table-cell>
          <table:table-cell table:formula="of:=[Datos_MoCap.F158]" office:value-type="float" office:value="0.056016" calcext:value-type="float">
            <text:p>0.056016</text:p>
          </table:table-cell>
          <table:table-cell table:formula="of:=[Datos_MoCap.E158]" office:value-type="float" office:value="-0.046283" calcext:value-type="float">
            <text:p>-0.046283</text:p>
          </table:table-cell>
          <table:table-cell/>
          <table:table-cell table:formula="of:=([.H158]^2)*(0.140024724909833)+([.H158])*(-0.00142725065277068)+(-0.0063459406986214)" office:value-type="float" office:value="-0.00634957654082815" calcext:value-type="float">
            <text:p>-0.0063495765</text:p>
          </table:table-cell>
          <table:table-cell table:formula="of:=([.J158]^2)*(-1.68303778049881)+([.J158])*(0.15665109790632)+(0.10475739737447)" office:value-type="float" office:value="0.0693604919578151" calcext:value-type="float">
            <text:p>0.069360492</text:p>
          </table:table-cell>
          <table:table-cell table:formula="of:=([.I158]^2)*(-1.84809378419694)+([.I158])*(0.969715893777015)+(-0.0558124189204929)" office:value-type="float" office:value="0.00626565462840053" calcext:value-type="float">
            <text:p>0.0062656546</text:p>
          </table:table-cell>
          <table:table-cell table:formula="of:=[.H158]*-1" office:value-type="float" office:value="-0.005008" calcext:value-type="float">
            <text:p>-0.005008</text:p>
          </table:table-cell>
          <table:table-cell table:formula="of:=[.M158]*-1" office:value-type="float" office:value="0.046283" calcext:value-type="float">
            <text:p>0.046283</text:p>
          </table:table-cell>
          <table:table-cell table:formula="of:=([.K158]^2)*(48.7382423482978)+([.K158])*(0.0643401308833624)+(0.0316411646540839)" office:value-type="float" office:value="0.0504619656102365" calcext:value-type="float">
            <text:p>0.0504619656</text:p>
          </table:table-cell>
          <table:table-cell table:formula="of:=([.M158]^2)*(2.99573212968935)+([.M158])*(-0.0394274132082148)+(-0.010306073088791)" office:value-type="float" office:value="-0.0020640481299334" calcext:value-type="float">
            <text:p>-0.0020640481</text:p>
          </table:table-cell>
          <table:table-cell table:formula="of:=([.L158]^2)*(-20.9992408223248)+([.L158])*(0.114146130561486)+(0.302895814088881)" office:value-type="float" office:value="0.243398568504243" calcext:value-type="float">
            <text:p>0.2433985685</text:p>
          </table:table-cell>
          <table:table-cell table:number-columns-repeated="1002"/>
        </table:table-row>
        <table:table-row table:style-name="ro1">
          <table:table-cell table:formula="of:=[Datos_Nao.A159]" office:value-type="float" office:value="-0.000676741707138717" calcext:value-type="float">
            <text:p>-0.0006767417</text:p>
          </table:table-cell>
          <table:table-cell table:formula="of:=[Datos_Nao.B159]" office:value-type="float" office:value="0.0680892691016197" calcext:value-type="float">
            <text:p>0.0680892691</text:p>
          </table:table-cell>
          <table:table-cell table:formula="of:=[Datos_Nao.C159]" office:value-type="float" office:value="-0.00122224539518356" calcext:value-type="float">
            <text:p>-0.0012222454</text:p>
          </table:table-cell>
          <table:table-cell table:formula="of:=[Datos_Nao.D159]" office:value-type="float" office:value="-0.00852802861481905" calcext:value-type="float">
            <text:p>-0.0085280286</text:p>
          </table:table-cell>
          <table:table-cell table:formula="of:=[Datos_Nao.E159]" office:value-type="float" office:value="-0.000972877838648856" calcext:value-type="float">
            <text:p>-0.0009728778</text:p>
          </table:table-cell>
          <table:table-cell table:formula="of:=[Datos_Nao.F159]" office:value-type="float" office:value="0.138574153184891" calcext:value-type="float">
            <text:p>0.1385741532</text:p>
          </table:table-cell>
          <table:table-cell/>
          <table:table-cell table:formula="of:=[Datos_MoCap.A159]" office:value-type="float" office:value="0.004251" calcext:value-type="float">
            <text:p>0.004251</text:p>
          </table:table-cell>
          <table:table-cell table:formula="of:=[Datos_MoCap.B159]" office:value-type="float" office:value="0.075765" calcext:value-type="float">
            <text:p>0.075765</text:p>
          </table:table-cell>
          <table:table-cell table:formula="of:=[Datos_MoCap.C159]" office:value-type="float" office:value="0.198432" calcext:value-type="float">
            <text:p>0.198432</text:p>
          </table:table-cell>
          <table:table-cell table:formula="of:=[Datos_MoCap.D159]" office:value-type="float" office:value="0.020714" calcext:value-type="float">
            <text:p>0.020714</text:p>
          </table:table-cell>
          <table:table-cell table:formula="of:=[Datos_MoCap.F159]" office:value-type="float" office:value="0.062842" calcext:value-type="float">
            <text:p>0.062842</text:p>
          </table:table-cell>
          <table:table-cell table:formula="of:=[Datos_MoCap.E159]" office:value-type="float" office:value="-0.042719" calcext:value-type="float">
            <text:p>-0.042719</text:p>
          </table:table-cell>
          <table:table-cell/>
          <table:table-cell table:formula="of:=([.H159]^2)*(0.140024724909833)+([.H159])*(-0.00142725065277068)+(-0.0063459406986214)" office:value-type="float" office:value="-0.00634947755420246" calcext:value-type="float">
            <text:p>-0.0063494776</text:p>
          </table:table-cell>
          <table:table-cell table:formula="of:=([.J159]^2)*(-1.68303778049881)+([.J159])*(0.15665109790632)+(0.10475739737447)" office:value-type="float" office:value="0.0695719401531133" calcext:value-type="float">
            <text:p>0.0695719402</text:p>
          </table:table-cell>
          <table:table-cell table:formula="of:=([.I159]^2)*(-1.84809378419694)+([.I159])*(0.969715893777015)+(-0.0558124189204929)" office:value-type="float" office:value="0.00704942792299341" calcext:value-type="float">
            <text:p>0.0070494279</text:p>
          </table:table-cell>
          <table:table-cell table:formula="of:=[.H159]*-1" office:value-type="float" office:value="-0.004251" calcext:value-type="float">
            <text:p>-0.004251</text:p>
          </table:table-cell>
          <table:table-cell table:formula="of:=[.M159]*-1" office:value-type="float" office:value="0.042719" calcext:value-type="float">
            <text:p>0.042719</text:p>
          </table:table-cell>
          <table:table-cell table:formula="of:=([.K159]^2)*(48.7382423482978)+([.K159])*(0.0643401308833624)+(0.0316411646540839)" office:value-type="float" office:value="0.0538860138269846" calcext:value-type="float">
            <text:p>0.0538860138</text:p>
          </table:table-cell>
          <table:table-cell table:formula="of:=([.M159]^2)*(2.99573212968935)+([.M159])*(-0.0394274132082148)+(-0.010306073088791)" office:value-type="float" office:value="-0.00315482303279505" calcext:value-type="float">
            <text:p>-0.003154823</text:p>
          </table:table-cell>
          <table:table-cell table:formula="of:=([.L159]^2)*(-20.9992408223248)+([.L159])*(0.114146130561486)+(0.302895814088881)" office:value-type="float" office:value="0.227140527063062" calcext:value-type="float">
            <text:p>0.2271405271</text:p>
          </table:table-cell>
          <table:table-cell table:number-columns-repeated="1002"/>
        </table:table-row>
        <table:table-row table:style-name="ro1">
          <table:table-cell table:formula="of:=[Datos_Nao.A160]" office:value-type="float" office:value="-0.00112295988947153" calcext:value-type="float">
            <text:p>-0.0011229599</text:p>
          </table:table-cell>
          <table:table-cell table:formula="of:=[Datos_Nao.B160]" office:value-type="float" office:value="0.0681891590356827" calcext:value-type="float">
            <text:p>0.068189159</text:p>
          </table:table-cell>
          <table:table-cell table:formula="of:=[Datos_Nao.C160]" office:value-type="float" office:value="-0.00124892592430115" calcext:value-type="float">
            <text:p>-0.0012489259</text:p>
          </table:table-cell>
          <table:table-cell table:formula="of:=[Datos_Nao.D160]" office:value-type="float" office:value="-0.00997879542410374" calcext:value-type="float">
            <text:p>-0.0099787954</text:p>
          </table:table-cell>
          <table:table-cell table:formula="of:=[Datos_Nao.E160]" office:value-type="float" office:value="-0.00113333424087614" calcext:value-type="float">
            <text:p>-0.0011333342</text:p>
          </table:table-cell>
          <table:table-cell table:formula="of:=[Datos_Nao.F160]" office:value-type="float" office:value="0.137488380074501" calcext:value-type="float">
            <text:p>0.1374883801</text:p>
          </table:table-cell>
          <table:table-cell/>
          <table:table-cell table:formula="of:=[Datos_MoCap.A160]" office:value-type="float" office:value="0.004877" calcext:value-type="float">
            <text:p>0.004877</text:p>
          </table:table-cell>
          <table:table-cell table:formula="of:=[Datos_MoCap.B160]" office:value-type="float" office:value="0.074443" calcext:value-type="float">
            <text:p>0.074443</text:p>
          </table:table-cell>
          <table:table-cell table:formula="of:=[Datos_MoCap.C160]" office:value-type="float" office:value="0.199005" calcext:value-type="float">
            <text:p>0.199005</text:p>
          </table:table-cell>
          <table:table-cell table:formula="of:=[Datos_MoCap.D160]" office:value-type="float" office:value="0.017776" calcext:value-type="float">
            <text:p>0.017776</text:p>
          </table:table-cell>
          <table:table-cell table:formula="of:=[Datos_MoCap.F160]" office:value-type="float" office:value="0.056724" calcext:value-type="float">
            <text:p>0.056724</text:p>
          </table:table-cell>
          <table:table-cell table:formula="of:=[Datos_MoCap.E160]" office:value-type="float" office:value="-0.045193" calcext:value-type="float">
            <text:p>-0.045193</text:p>
          </table:table-cell>
          <table:table-cell/>
          <table:table-cell table:formula="of:=([.H160]^2)*(0.140024724909833)+([.H160])*(-0.00142725065277068)+(-0.0063459406986214)" office:value-type="float" office:value="-0.00634957089390979" calcext:value-type="float">
            <text:p>-0.0063495709</text:p>
          </table:table-cell>
          <table:table-cell table:formula="of:=([.J160]^2)*(-1.68303778049881)+([.J160])*(0.15665109790632)+(0.10475739737447)" office:value-type="float" office:value="0.0692784206805247" calcext:value-type="float">
            <text:p>0.0692784207</text:p>
          </table:table-cell>
          <table:table-cell table:formula="of:=([.I160]^2)*(-1.84809378419694)+([.I160])*(0.969715893777015)+(-0.0558124189204929)" office:value-type="float" office:value="0.00613444869026283" calcext:value-type="float">
            <text:p>0.0061344487</text:p>
          </table:table-cell>
          <table:table-cell table:formula="of:=[.H160]*-1" office:value-type="float" office:value="-0.004877" calcext:value-type="float">
            <text:p>-0.004877</text:p>
          </table:table-cell>
          <table:table-cell table:formula="of:=[.M160]*-1" office:value-type="float" office:value="0.045193" calcext:value-type="float">
            <text:p>0.045193</text:p>
          </table:table-cell>
          <table:table-cell table:formula="of:=([.K160]^2)*(48.7382423482978)+([.K160])*(0.0643401308833624)+(0.0316411646540839)" office:value-type="float" office:value="0.0481854856452664" calcext:value-type="float">
            <text:p>0.0481854856</text:p>
          </table:table-cell>
          <table:table-cell table:formula="of:=([.M160]^2)*(2.99573212968935)+([.M160])*(-0.0394274132082148)+(-0.010306073088791)" office:value-type="float" office:value="-0.00240572498593241" calcext:value-type="float">
            <text:p>-0.002405725</text:p>
          </table:table-cell>
          <table:table-cell table:formula="of:=([.L160]^2)*(-20.9992408223248)+([.L160])*(0.114146130561486)+(0.302895814088881)" office:value-type="float" office:value="0.241803226242182" calcext:value-type="float">
            <text:p>0.2418032262</text:p>
          </table:table-cell>
          <table:table-cell table:number-columns-repeated="1002"/>
        </table:table-row>
        <table:table-row table:style-name="ro1">
          <table:table-cell table:formula="of:=[Datos_Nao.A161]" office:value-type="float" office:value="-0.00133197591640055" calcext:value-type="float">
            <text:p>-0.0013319759</text:p>
          </table:table-cell>
          <table:table-cell table:formula="of:=[Datos_Nao.B161]" office:value-type="float" office:value="0.0682312995195389" calcext:value-type="float">
            <text:p>0.0682312995</text:p>
          </table:table-cell>
          <table:table-cell table:formula="of:=[Datos_Nao.C161]" office:value-type="float" office:value="-0.00119415298104286" calcext:value-type="float">
            <text:p>-0.001194153</text:p>
          </table:table-cell>
          <table:table-cell table:formula="of:=[Datos_Nao.D161]" office:value-type="float" office:value="-0.0102754002436996" calcext:value-type="float">
            <text:p>-0.0102754002</text:p>
          </table:table-cell>
          <table:table-cell table:formula="of:=[Datos_Nao.E161]" office:value-type="float" office:value="-0.00116350257303566" calcext:value-type="float">
            <text:p>-0.0011635026</text:p>
          </table:table-cell>
          <table:table-cell table:formula="of:=[Datos_Nao.F161]" office:value-type="float" office:value="0.137016266584396" calcext:value-type="float">
            <text:p>0.1370162666</text:p>
          </table:table-cell>
          <table:table-cell/>
          <table:table-cell table:formula="of:=[Datos_MoCap.A161]" office:value-type="float" office:value="0.004082" calcext:value-type="float">
            <text:p>0.004082</text:p>
          </table:table-cell>
          <table:table-cell table:formula="of:=[Datos_MoCap.B161]" office:value-type="float" office:value="0.075448" calcext:value-type="float">
            <text:p>0.075448</text:p>
          </table:table-cell>
          <table:table-cell table:formula="of:=[Datos_MoCap.C161]" office:value-type="float" office:value="0.197603" calcext:value-type="float">
            <text:p>0.197603</text:p>
          </table:table-cell>
          <table:table-cell table:formula="of:=[Datos_MoCap.D161]" office:value-type="float" office:value="0.018678" calcext:value-type="float">
            <text:p>0.018678</text:p>
          </table:table-cell>
          <table:table-cell table:formula="of:=[Datos_MoCap.F161]" office:value-type="float" office:value="0.061643" calcext:value-type="float">
            <text:p>0.061643</text:p>
          </table:table-cell>
          <table:table-cell table:formula="of:=[Datos_MoCap.E161]" office:value-type="float" office:value="-0.036623" calcext:value-type="float">
            <text:p>-0.036623</text:p>
          </table:table-cell>
          <table:table-cell/>
          <table:table-cell table:formula="of:=([.H161]^2)*(0.140024724909833)+([.H161])*(-0.00142725065277068)+(-0.0063459406986214)" office:value-type="float" office:value="-0.00634943354244166" calcext:value-type="float">
            <text:p>-0.0063494335</text:p>
          </table:table-cell>
          <table:table-cell table:formula="of:=([.J161]^2)*(-1.68303778049881)+([.J161])*(0.15665109790632)+(0.10475739737447)" office:value-type="float" office:value="0.0699946396010234" calcext:value-type="float">
            <text:p>0.0699946396</text:p>
          </table:table-cell>
          <table:table-cell table:formula="of:=([.I161]^2)*(-1.84809378419694)+([.I161])*(0.969715893777015)+(-0.0558124189204929)" office:value-type="float" office:value="0.00683061547497465" calcext:value-type="float">
            <text:p>0.0068306155</text:p>
          </table:table-cell>
          <table:table-cell table:formula="of:=[.H161]*-1" office:value-type="float" office:value="-0.004082" calcext:value-type="float">
            <text:p>-0.004082</text:p>
          </table:table-cell>
          <table:table-cell table:formula="of:=[.M161]*-1" office:value-type="float" office:value="0.036623" calcext:value-type="float">
            <text:p>0.036623</text:p>
          </table:table-cell>
          <table:table-cell table:formula="of:=([.K161]^2)*(48.7382423482978)+([.K161])*(0.0643401308833624)+(0.0316411646540839)" office:value-type="float" office:value="0.0498461073490047" calcext:value-type="float">
            <text:p>0.0498461073</text:p>
          </table:table-cell>
          <table:table-cell table:formula="of:=([.M161]^2)*(2.99573212968935)+([.M161])*(-0.0394274132082148)+(-0.010306073088791)" office:value-type="float" office:value="-0.00484411480386404" calcext:value-type="float">
            <text:p>-0.0048441148</text:p>
          </table:table-cell>
          <table:table-cell table:formula="of:=([.L161]^2)*(-20.9992408223248)+([.L161])*(0.114146130561486)+(0.302895814088881)" office:value-type="float" office:value="0.230137960354545" calcext:value-type="float">
            <text:p>0.2301379604</text:p>
          </table:table-cell>
          <table:table-cell table:number-columns-repeated="1002"/>
        </table:table-row>
        <table:table-row table:style-name="ro1">
          <table:table-cell table:formula="of:=[Datos_Nao.A162]" office:value-type="float" office:value="-0.00152936670929194" calcext:value-type="float">
            <text:p>-0.0015293667</text:p>
          </table:table-cell>
          <table:table-cell table:formula="of:=[Datos_Nao.B162]" office:value-type="float" office:value="0.0682687684893608" calcext:value-type="float">
            <text:p>0.0682687685</text:p>
          </table:table-cell>
          <table:table-cell table:formula="of:=[Datos_Nao.C162]" office:value-type="float" office:value="-0.0011124461889267" calcext:value-type="float">
            <text:p>-0.0011124462</text:p>
          </table:table-cell>
          <table:table-cell table:formula="of:=[Datos_Nao.D162]" office:value-type="float" office:value="-0.0103516262024641" calcext:value-type="float">
            <text:p>-0.0103516262</text:p>
          </table:table-cell>
          <table:table-cell table:formula="of:=[Datos_Nao.E162]" office:value-type="float" office:value="-0.00116810377221555" calcext:value-type="float">
            <text:p>-0.0011681038</text:p>
          </table:table-cell>
          <table:table-cell table:formula="of:=[Datos_Nao.F162]" office:value-type="float" office:value="0.136589795351028" calcext:value-type="float">
            <text:p>0.1365897954</text:p>
          </table:table-cell>
          <table:table-cell/>
          <table:table-cell table:formula="of:=[Datos_MoCap.A162]" office:value-type="float" office:value="0.003216" calcext:value-type="float">
            <text:p>0.003216</text:p>
          </table:table-cell>
          <table:table-cell table:formula="of:=[Datos_MoCap.B162]" office:value-type="float" office:value="0.076711" calcext:value-type="float">
            <text:p>0.076711</text:p>
          </table:table-cell>
          <table:table-cell table:formula="of:=[Datos_MoCap.C162]" office:value-type="float" office:value="0.195349" calcext:value-type="float">
            <text:p>0.195349</text:p>
          </table:table-cell>
          <table:table-cell table:formula="of:=[Datos_MoCap.D162]" office:value-type="float" office:value="0.017927" calcext:value-type="float">
            <text:p>0.017927</text:p>
          </table:table-cell>
          <table:table-cell table:formula="of:=[Datos_MoCap.F162]" office:value-type="float" office:value="0.068054" calcext:value-type="float">
            <text:p>0.068054</text:p>
          </table:table-cell>
          <table:table-cell table:formula="of:=[Datos_MoCap.E162]" office:value-type="float" office:value="-0.024168" calcext:value-type="float">
            <text:p>-0.024168</text:p>
          </table:table-cell>
          <table:table-cell/>
          <table:table-cell table:formula="of:=([.H162]^2)*(0.140024724909833)+([.H162])*(-0.00142725065277068)+(-0.0063459406986214)" office:value-type="float" office:value="-0.00634908250915947" calcext:value-type="float">
            <text:p>-0.0063490825</text:p>
          </table:table-cell>
          <table:table-cell table:formula="of:=([.J162]^2)*(-1.68303778049881)+([.J162])*(0.15665109790632)+(0.10475739737447)" office:value-type="float" office:value="0.0711322378279161" calcext:value-type="float">
            <text:p>0.0711322378</text:p>
          </table:table-cell>
          <table:table-cell table:formula="of:=([.I162]^2)*(-1.84809378419694)+([.I162])*(0.969715893777015)+(-0.0558124189204929)" office:value-type="float" office:value="0.00770020586785056" calcext:value-type="float">
            <text:p>0.0077002059</text:p>
          </table:table-cell>
          <table:table-cell table:formula="of:=[.H162]*-1" office:value-type="float" office:value="-0.003216" calcext:value-type="float">
            <text:p>-0.003216</text:p>
          </table:table-cell>
          <table:table-cell table:formula="of:=[.M162]*-1" office:value-type="float" office:value="0.024168" calcext:value-type="float">
            <text:p>0.024168</text:p>
          </table:table-cell>
          <table:table-cell table:formula="of:=([.K162]^2)*(48.7382423482978)+([.K162])*(0.0643401308833624)+(0.0316411646540839)" office:value-type="float" office:value="0.0484579563264806" calcext:value-type="float">
            <text:p>0.0484579563</text:p>
          </table:table-cell>
          <table:table-cell table:formula="of:=([.M162]^2)*(2.99573212968935)+([.M162])*(-0.0394274132082148)+(-0.010306073088791)" office:value-type="float" office:value="-0.00760340752423636" calcext:value-type="float">
            <text:p>-0.0076034075</text:p>
          </table:table-cell>
          <table:table-cell table:formula="of:=([.L162]^2)*(-20.9992408223248)+([.L162])*(0.114146130561486)+(0.302895814088881)" office:value-type="float" office:value="0.213409145637297" calcext:value-type="float">
            <text:p>0.2134091456</text:p>
          </table:table-cell>
          <table:table-cell table:number-columns-repeated="1002"/>
        </table:table-row>
        <table:table-row table:style-name="ro1">
          <table:table-cell table:formula="of:=[Datos_Nao.A163]" office:value-type="float" office:value="-0.00188330095261335" calcext:value-type="float">
            <text:p>-0.001883301</text:p>
          </table:table-cell>
          <table:table-cell table:formula="of:=[Datos_Nao.B163]" office:value-type="float" office:value="0.0683306455612183" calcext:value-type="float">
            <text:p>0.0683306456</text:p>
          </table:table-cell>
          <table:table-cell table:formula="of:=[Datos_Nao.C163]" office:value-type="float" office:value="-0.000907070934772491" calcext:value-type="float">
            <text:p>-0.0009070709</text:p>
          </table:table-cell>
          <table:table-cell table:formula="of:=[Datos_Nao.D163]" office:value-type="float" office:value="-0.0099822161719203" calcext:value-type="float">
            <text:p>-0.0099822162</text:p>
          </table:table-cell>
          <table:table-cell table:formula="of:=[Datos_Nao.E163]" office:value-type="float" office:value="-0.00111791153904051" calcext:value-type="float">
            <text:p>-0.0011179115</text:p>
          </table:table-cell>
          <table:table-cell table:formula="of:=[Datos_Nao.F163]" office:value-type="float" office:value="0.135869443416595" calcext:value-type="float">
            <text:p>0.1358694434</text:p>
          </table:table-cell>
          <table:table-cell/>
          <table:table-cell table:formula="of:=[Datos_MoCap.A163]" office:value-type="float" office:value="0.000079" calcext:value-type="float">
            <text:p>0.000079</text:p>
          </table:table-cell>
          <table:table-cell table:formula="of:=[Datos_MoCap.B163]" office:value-type="float" office:value="0.081518" calcext:value-type="float">
            <text:p>0.081518</text:p>
          </table:table-cell>
          <table:table-cell table:formula="of:=[Datos_MoCap.C163]" office:value-type="float" office:value="0.190867" calcext:value-type="float">
            <text:p>0.190867</text:p>
          </table:table-cell>
          <table:table-cell table:formula="of:=[Datos_MoCap.D163]" office:value-type="float" office:value="0.02162" calcext:value-type="float">
            <text:p>0.02162</text:p>
          </table:table-cell>
          <table:table-cell table:formula="of:=[Datos_MoCap.F163]" office:value-type="float" office:value="0.094955" calcext:value-type="float">
            <text:p>0.094955</text:p>
          </table:table-cell>
          <table:table-cell table:formula="of:=[Datos_MoCap.E163]" office:value-type="float" office:value="0.000686" calcext:value-type="float">
            <text:p>0.000686</text:p>
          </table:table-cell>
          <table:table-cell/>
          <table:table-cell table:formula="of:=([.H163]^2)*(0.140024724909833)+([.H163])*(-0.00142725065277068)+(-0.0063459406986214)" office:value-type="float" office:value="-0.00634605257752866" calcext:value-type="float">
            <text:p>-0.0063460526</text:p>
          </table:table-cell>
          <table:table-cell table:formula="of:=([.J163]^2)*(-1.68303778049881)+([.J163])*(0.15665109790632)+(0.10475739737447)" office:value-type="float" office:value="0.0733434998543992" calcext:value-type="float">
            <text:p>0.0733434999</text:p>
          </table:table-cell>
          <table:table-cell table:formula="of:=([.I163]^2)*(-1.84809378419694)+([.I163])*(0.969715893777015)+(-0.0558124189204929)" office:value-type="float" office:value="0.0109559574643945" calcext:value-type="float">
            <text:p>0.0109559575</text:p>
          </table:table-cell>
          <table:table-cell table:formula="of:=[.H163]*-1" office:value-type="float" office:value="-0.000079" calcext:value-type="float">
            <text:p>-0.000079</text:p>
          </table:table-cell>
          <table:table-cell table:formula="of:=[.M163]*-1" office:value-type="float" office:value="-0.000686" calcext:value-type="float">
            <text:p>-0.000686</text:p>
          </table:table-cell>
          <table:table-cell table:formula="of:=([.K163]^2)*(48.7382423482978)+([.K163])*(0.0643401308833624)+(0.0316411646540839)" office:value-type="float" office:value="0.0558136419704899" calcext:value-type="float">
            <text:p>0.055813642</text:p>
          </table:table-cell>
          <table:table-cell table:formula="of:=([.M163]^2)*(2.99573212968935)+([.M163])*(-0.0394274132082148)+(-0.010306073088791)" office:value-type="float" office:value="-0.0103317105146945" calcext:value-type="float">
            <text:p>-0.0103317105</text:p>
          </table:table-cell>
          <table:table-cell table:formula="of:=([.L163]^2)*(-20.9992408223248)+([.L163])*(0.114146130561486)+(0.302895814088881)" office:value-type="float" office:value="0.124395912480434" calcext:value-type="float">
            <text:p>0.1243959125</text:p>
          </table:table-cell>
          <table:table-cell table:number-columns-repeated="1002"/>
        </table:table-row>
        <table:table-row table:style-name="ro1">
          <table:table-cell table:formula="of:=[Datos_Nao.A164]" office:value-type="float" office:value="-0.00203709141351283" calcext:value-type="float">
            <text:p>-0.0020370914</text:p>
          </table:table-cell>
          <table:table-cell table:formula="of:=[Datos_Nao.B164]" office:value-type="float" office:value="0.068355493247509" calcext:value-type="float">
            <text:p>0.0683554932</text:p>
          </table:table-cell>
          <table:table-cell table:formula="of:=[Datos_Nao.C164]" office:value-type="float" office:value="-0.000797901302576065" calcext:value-type="float">
            <text:p>-0.0007979013</text:p>
          </table:table-cell>
          <table:table-cell table:formula="of:=[Datos_Nao.D164]" office:value-type="float" office:value="-0.00958962645381689" calcext:value-type="float">
            <text:p>-0.0095896265</text:p>
          </table:table-cell>
          <table:table-cell table:formula="of:=[Datos_Nao.E164]" office:value-type="float" office:value="-0.00106969242915511" calcext:value-type="float">
            <text:p>-0.0010696924</text:p>
          </table:table-cell>
          <table:table-cell table:formula="of:=[Datos_Nao.F164]" office:value-type="float" office:value="0.135573416948318" calcext:value-type="float">
            <text:p>0.1355734169</text:p>
          </table:table-cell>
          <table:table-cell/>
          <table:table-cell table:formula="of:=[Datos_MoCap.A164]" office:value-type="float" office:value="-0.001363" calcext:value-type="float">
            <text:p>-0.001363</text:p>
          </table:table-cell>
          <table:table-cell table:formula="of:=[Datos_MoCap.B164]" office:value-type="float" office:value="0.083575" calcext:value-type="float">
            <text:p>0.083575</text:p>
          </table:table-cell>
          <table:table-cell table:formula="of:=[Datos_MoCap.C164]" office:value-type="float" office:value="0.187146" calcext:value-type="float">
            <text:p>0.187146</text:p>
          </table:table-cell>
          <table:table-cell table:formula="of:=[Datos_MoCap.D164]" office:value-type="float" office:value="0.018167" calcext:value-type="float">
            <text:p>0.018167</text:p>
          </table:table-cell>
          <table:table-cell table:formula="of:=[Datos_MoCap.F164]" office:value-type="float" office:value="0.103632" calcext:value-type="float">
            <text:p>0.103632</text:p>
          </table:table-cell>
          <table:table-cell table:formula="of:=[Datos_MoCap.E164]" office:value-type="float" office:value="0.017363" calcext:value-type="float">
            <text:p>0.017363</text:p>
          </table:table-cell>
          <table:table-cell/>
          <table:table-cell table:formula="of:=([.H164]^2)*(0.140024724909833)+([.H164])*(-0.00142725065277068)+(-0.0063459406986214)" office:value-type="float" office:value="-0.0063437352223885" calcext:value-type="float">
            <text:p>-0.0063437352</text:p>
          </table:table-cell>
          <table:table-cell table:formula="of:=([.J164]^2)*(-1.68303778049881)+([.J164])*(0.15665109790632)+(0.10475739737447)" office:value-type="float" office:value="0.0751279391263836" calcext:value-type="float">
            <text:p>0.0751279391</text:p>
          </table:table-cell>
          <table:table-cell table:formula="of:=([.I164]^2)*(-1.84809378419694)+([.I164])*(0.969715893777015)+(-0.0558124189204929)" office:value-type="float" office:value="0.0123230572448794" calcext:value-type="float">
            <text:p>0.0123230572</text:p>
          </table:table-cell>
          <table:table-cell table:formula="of:=[.H164]*-1" office:value-type="float" office:value="0.001363" calcext:value-type="float">
            <text:p>0.001363</text:p>
          </table:table-cell>
          <table:table-cell table:formula="of:=[.M164]*-1" office:value-type="float" office:value="-0.017363" calcext:value-type="float">
            <text:p>-0.017363</text:p>
          </table:table-cell>
          <table:table-cell table:formula="of:=([.K164]^2)*(48.7382423482978)+([.K164])*(0.0643401308833624)+(0.0316411646540839)" office:value-type="float" office:value="0.0488955959065293" calcext:value-type="float">
            <text:p>0.0488955959</text:p>
          </table:table-cell>
          <table:table-cell table:formula="of:=([.M164]^2)*(2.99573212968935)+([.M164])*(-0.0394274132082148)+(-0.010306073088791)" office:value-type="float" office:value="-0.0100875166082734" calcext:value-type="float">
            <text:p>-0.0100875166</text:p>
          </table:table-cell>
          <table:table-cell table:formula="of:=([.L164]^2)*(-20.9992408223248)+([.L164])*(0.114146130561486)+(0.302895814088881)" office:value-type="float" office:value="0.0892017392452788" calcext:value-type="float">
            <text:p>0.0892017392</text:p>
          </table:table-cell>
          <table:table-cell table:number-columns-repeated="1002"/>
        </table:table-row>
        <table:table-row table:style-name="ro1">
          <table:table-cell table:formula="of:=[Datos_Nao.A165]" office:value-type="float" office:value="-0.00217371457256377" calcext:value-type="float">
            <text:p>-0.0021737146</text:p>
          </table:table-cell>
          <table:table-cell table:formula="of:=[Datos_Nao.B165]" office:value-type="float" office:value="0.0683765783905983" calcext:value-type="float">
            <text:p>0.0683765784</text:p>
          </table:table-cell>
          <table:table-cell table:formula="of:=[Datos_Nao.C165]" office:value-type="float" office:value="-0.000691153109073639" calcext:value-type="float">
            <text:p>-0.0006911531</text:p>
          </table:table-cell>
          <table:table-cell table:formula="of:=[Datos_Nao.D165]" office:value-type="float" office:value="-0.00908499769866467" calcext:value-type="float">
            <text:p>-0.0090849977</text:p>
          </table:table-cell>
          <table:table-cell table:formula="of:=[Datos_Nao.E165]" office:value-type="float" office:value="-0.0010093831224367" calcext:value-type="float">
            <text:p>-0.0010093831</text:p>
          </table:table-cell>
          <table:table-cell table:formula="of:=[Datos_Nao.F165]" office:value-type="float" office:value="0.135319262742996" calcext:value-type="float">
            <text:p>0.1353192627</text:p>
          </table:table-cell>
          <table:table-cell/>
          <table:table-cell table:formula="of:=[Datos_MoCap.A165]" office:value-type="float" office:value="-0.002946" calcext:value-type="float">
            <text:p>-0.002946</text:p>
          </table:table-cell>
          <table:table-cell table:formula="of:=[Datos_MoCap.B165]" office:value-type="float" office:value="0.085662" calcext:value-type="float">
            <text:p>0.085662</text:p>
          </table:table-cell>
          <table:table-cell table:formula="of:=[Datos_MoCap.C165]" office:value-type="float" office:value="0.183187" calcext:value-type="float">
            <text:p>0.183187</text:p>
          </table:table-cell>
          <table:table-cell table:formula="of:=[Datos_MoCap.D165]" office:value-type="float" office:value="0.012506" calcext:value-type="float">
            <text:p>0.012506</text:p>
          </table:table-cell>
          <table:table-cell table:formula="of:=[Datos_MoCap.F165]" office:value-type="float" office:value="0.114646" calcext:value-type="float">
            <text:p>0.114646</text:p>
          </table:table-cell>
          <table:table-cell table:formula="of:=[Datos_MoCap.E165]" office:value-type="float" office:value="0.036172" calcext:value-type="float">
            <text:p>0.036172</text:p>
          </table:table-cell>
          <table:table-cell/>
          <table:table-cell table:formula="of:=([.H165]^2)*(0.140024724909833)+([.H165])*(-0.00142725065277068)+(-0.0063459406986214)" office:value-type="float" office:value="-0.00634052075537292" calcext:value-type="float">
            <text:p>-0.0063405208</text:p>
          </table:table-cell>
          <table:table-cell table:formula="of:=([.J165]^2)*(-1.68303778049881)+([.J165])*(0.15665109790632)+(0.10475739737447)" office:value-type="float" office:value="0.0769753404895893" calcext:value-type="float">
            <text:p>0.0769753405</text:p>
          </table:table-cell>
          <table:table-cell table:formula="of:=([.I165]^2)*(-1.84809378419694)+([.I165])*(0.969715893777015)+(-0.0558124189204929)" office:value-type="float" office:value="0.013694111990925" calcext:value-type="float">
            <text:p>0.013694112</text:p>
          </table:table-cell>
          <table:table-cell table:formula="of:=[.H165]*-1" office:value-type="float" office:value="0.002946" calcext:value-type="float">
            <text:p>0.002946</text:p>
          </table:table-cell>
          <table:table-cell table:formula="of:=[.M165]*-1" office:value-type="float" office:value="-0.036172" calcext:value-type="float">
            <text:p>-0.036172</text:p>
          </table:table-cell>
          <table:table-cell table:formula="of:=([.K165]^2)*(48.7382423482978)+([.K165])*(0.0643401308833624)+(0.0316411646540839)" office:value-type="float" office:value="0.0400684651887617" calcext:value-type="float">
            <text:p>0.0400684652</text:p>
          </table:table-cell>
          <table:table-cell table:formula="of:=([.M165]^2)*(2.99573212968935)+([.M165])*(-0.0394274132082148)+(-0.010306073088791)" office:value-type="float" office:value="-0.00781258486684775" calcext:value-type="float">
            <text:p>-0.0078125849</text:p>
          </table:table-cell>
          <table:table-cell table:formula="of:=([.L165]^2)*(-20.9992408223248)+([.L165])*(0.114146130561486)+(0.302895814088881)" office:value-type="float" office:value="0.0399743781448785" calcext:value-type="float">
            <text:p>0.0399743781</text:p>
          </table:table-cell>
          <table:table-cell table:number-columns-repeated="1002"/>
        </table:table-row>
        <table:table-row table:style-name="ro1">
          <table:table-cell table:formula="of:=[Datos_Nao.A166]" office:value-type="float" office:value="-0.00239099189639092" calcext:value-type="float">
            <text:p>-0.0023909919</text:p>
          </table:table-cell>
          <table:table-cell table:formula="of:=[Datos_Nao.B166]" office:value-type="float" office:value="0.0684077888727188" calcext:value-type="float">
            <text:p>0.0684077889</text:p>
          </table:table-cell>
          <table:table-cell table:formula="of:=[Datos_Nao.C166]" office:value-type="float" office:value="-0.000497717410326004" calcext:value-type="float">
            <text:p>-0.0004977174</text:p>
          </table:table-cell>
          <table:table-cell table:formula="of:=[Datos_Nao.D166]" office:value-type="float" office:value="-0.00779786426573992" calcext:value-type="float">
            <text:p>-0.0077978643</text:p>
          </table:table-cell>
          <table:table-cell table:formula="of:=[Datos_Nao.E166]" office:value-type="float" office:value="-0.000859660853166133" calcext:value-type="float">
            <text:p>-0.0008596609</text:p>
          </table:table-cell>
          <table:table-cell table:formula="of:=[Datos_Nao.F166]" office:value-type="float" office:value="0.13493324816227" calcext:value-type="float">
            <text:p>0.1349332482</text:p>
          </table:table-cell>
          <table:table-cell/>
          <table:table-cell table:formula="of:=[Datos_MoCap.A166]" office:value-type="float" office:value="-0.005749" calcext:value-type="float">
            <text:p>-0.005749</text:p>
          </table:table-cell>
          <table:table-cell table:formula="of:=[Datos_MoCap.B166]" office:value-type="float" office:value="0.088613" calcext:value-type="float">
            <text:p>0.088613</text:p>
          </table:table-cell>
          <table:table-cell table:formula="of:=[Datos_MoCap.C166]" office:value-type="float" office:value="0.178217" calcext:value-type="float">
            <text:p>0.178217</text:p>
          </table:table-cell>
          <table:table-cell table:formula="of:=[Datos_MoCap.D166]" office:value-type="float" office:value="-0.006418" calcext:value-type="float">
            <text:p>-0.006418</text:p>
          </table:table-cell>
          <table:table-cell table:formula="of:=[Datos_MoCap.F166]" office:value-type="float" office:value="0.129358" calcext:value-type="float">
            <text:p>0.129358</text:p>
          </table:table-cell>
          <table:table-cell table:formula="of:=[Datos_MoCap.E166]" office:value-type="float" office:value="0.049195" calcext:value-type="float">
            <text:p>0.049195</text:p>
          </table:table-cell>
          <table:table-cell/>
          <table:table-cell table:formula="of:=([.H166]^2)*(0.140024724909833)+([.H166])*(-0.00142725065277068)+(-0.0063459406986214)" office:value-type="float" office:value="-0.0063331074772956" calcext:value-type="float">
            <text:p>-0.0063331075</text:p>
          </table:table-cell>
          <table:table-cell table:formula="of:=([.J166]^2)*(-1.68303778049881)+([.J166])*(0.15665109790632)+(0.10475739737447)" office:value-type="float" office:value="0.0792198197655312" calcext:value-type="float">
            <text:p>0.0792198198</text:p>
          </table:table-cell>
          <table:table-cell table:formula="of:=([.I166]^2)*(-1.84809378419694)+([.I166])*(0.969715893777015)+(-0.0558124189204929)" office:value-type="float" office:value="0.015605295711406" calcext:value-type="float">
            <text:p>0.0156052957</text:p>
          </table:table-cell>
          <table:table-cell table:formula="of:=[.H166]*-1" office:value-type="float" office:value="0.005749" calcext:value-type="float">
            <text:p>0.005749</text:p>
          </table:table-cell>
          <table:table-cell table:formula="of:=[.M166]*-1" office:value-type="float" office:value="-0.049195" calcext:value-type="float">
            <text:p>-0.049195</text:p>
          </table:table-cell>
          <table:table-cell table:formula="of:=([.K166]^2)*(48.7382423482978)+([.K166])*(0.0643401308833624)+(0.0316411646540839)" office:value-type="float" office:value="0.0332357931828883" calcext:value-type="float">
            <text:p>0.0332357932</text:p>
          </table:table-cell>
          <table:table-cell table:formula="of:=([.M166]^2)*(2.99573212968935)+([.M166])*(-0.0394274132082148)+(-0.010306073088791)" office:value-type="float" office:value="-0.00499558948447241" calcext:value-type="float">
            <text:p>-0.0049955895</text:p>
          </table:table-cell>
          <table:table-cell table:formula="of:=([.L166]^2)*(-20.9992408223248)+([.L166])*(0.114146130561486)+(0.302895814088881)" office:value-type="float" office:value="-0.0337291025042672" calcext:value-type="float">
            <text:p>-0.0337291025</text:p>
          </table:table-cell>
          <table:table-cell table:number-columns-repeated="1002"/>
        </table:table-row>
        <table:table-row table:style-name="ro1">
          <table:table-cell table:formula="of:=[Datos_Nao.A167]" office:value-type="float" office:value="-0.00252680154517293" calcext:value-type="float">
            <text:p>-0.0025268015</text:p>
          </table:table-cell>
          <table:table-cell table:formula="of:=[Datos_Nao.B167]" office:value-type="float" office:value="0.0684250593185425" calcext:value-type="float">
            <text:p>0.0684250593</text:p>
          </table:table-cell>
          <table:table-cell table:formula="of:=[Datos_Nao.C167]" office:value-type="float" office:value="-0.000342123210430145" calcext:value-type="float">
            <text:p>-0.0003421232</text:p>
          </table:table-cell>
          <table:table-cell table:formula="of:=[Datos_Nao.D167]" office:value-type="float" office:value="-0.00620889710262418" calcext:value-type="float">
            <text:p>-0.0062088971</text:p>
          </table:table-cell>
          <table:table-cell table:formula="of:=[Datos_Nao.E167]" office:value-type="float" office:value="-0.000679764896631241" calcext:value-type="float">
            <text:p>-0.0006797649</text:p>
          </table:table-cell>
          <table:table-cell table:formula="of:=[Datos_Nao.F167]" office:value-type="float" office:value="0.134707689285278" calcext:value-type="float">
            <text:p>0.1347076893</text:p>
          </table:table-cell>
          <table:table-cell/>
          <table:table-cell table:formula="of:=[Datos_MoCap.A167]" office:value-type="float" office:value="-0.008028" calcext:value-type="float">
            <text:p>-0.008028</text:p>
          </table:table-cell>
          <table:table-cell table:formula="of:=[Datos_MoCap.B167]" office:value-type="float" office:value="0.092326" calcext:value-type="float">
            <text:p>0.092326</text:p>
          </table:table-cell>
          <table:table-cell table:formula="of:=[Datos_MoCap.C167]" office:value-type="float" office:value="0.173069" calcext:value-type="float">
            <text:p>0.173069</text:p>
          </table:table-cell>
          <table:table-cell table:formula="of:=[Datos_MoCap.D167]" office:value-type="float" office:value="-0.034686" calcext:value-type="float">
            <text:p>-0.034686</text:p>
          </table:table-cell>
          <table:table-cell table:formula="of:=[Datos_MoCap.F167]" office:value-type="float" office:value="0.141826" calcext:value-type="float">
            <text:p>0.141826</text:p>
          </table:table-cell>
          <table:table-cell table:formula="of:=[Datos_MoCap.E167]" office:value-type="float" office:value="0.049844" calcext:value-type="float">
            <text:p>0.049844</text:p>
          </table:table-cell>
          <table:table-cell/>
          <table:table-cell table:formula="of:=([.H167]^2)*(0.140024724909833)+([.H167])*(-0.00142725065277068)+(-0.0063459406986214)" office:value-type="float" office:value="-0.00632545830713058" calcext:value-type="float">
            <text:p>-0.0063254583</text:p>
          </table:table-cell>
          <table:table-cell table:formula="of:=([.J167]^2)*(-1.68303778049881)+([.J167])*(0.15665109790632)+(0.10475739737447)" office:value-type="float" office:value="0.0814570196485555" calcext:value-type="float">
            <text:p>0.0814570196</text:p>
          </table:table-cell>
          <table:table-cell table:formula="of:=([.I167]^2)*(-1.84809378419694)+([.I167])*(0.969715893777015)+(-0.0558124189204929)" office:value-type="float" office:value="0.0179642524333546" calcext:value-type="float">
            <text:p>0.0179642524</text:p>
          </table:table-cell>
          <table:table-cell table:formula="of:=[.H167]*-1" office:value-type="float" office:value="0.008028" calcext:value-type="float">
            <text:p>0.008028</text:p>
          </table:table-cell>
          <table:table-cell table:formula="of:=[.M167]*-1" office:value-type="float" office:value="-0.049844" calcext:value-type="float">
            <text:p>-0.049844</text:p>
          </table:table-cell>
          <table:table-cell table:formula="of:=([.K167]^2)*(48.7382423482978)+([.K167])*(0.0643401308833624)+(0.0316411646540839)" office:value-type="float" office:value="0.0880473485798554" calcext:value-type="float">
            <text:p>0.0880473486</text:p>
          </table:table-cell>
          <table:table-cell table:formula="of:=([.M167]^2)*(2.99573212968935)+([.M167])*(-0.0394274132082148)+(-0.010306073088791)" office:value-type="float" office:value="-0.00482862326560393" calcext:value-type="float">
            <text:p>-0.0048286233</text:p>
          </table:table-cell>
          <table:table-cell table:formula="of:=([.L167]^2)*(-20.9992408223248)+([.L167])*(0.114146130561486)+(0.302895814088881)" office:value-type="float" office:value="-0.103306926028002" calcext:value-type="float">
            <text:p>-0.103306926</text:p>
          </table:table-cell>
          <table:table-cell table:number-columns-repeated="1002"/>
        </table:table-row>
        <table:table-row table:style-name="ro1">
          <table:table-cell table:formula="of:=[Datos_Nao.A168]" office:value-type="float" office:value="-0.00256188516505063" calcext:value-type="float">
            <text:p>-0.0025618852</text:p>
          </table:table-cell>
          <table:table-cell table:formula="of:=[Datos_Nao.B168]" office:value-type="float" office:value="0.0684285312891007" calcext:value-type="float">
            <text:p>0.0684285313</text:p>
          </table:table-cell>
          <table:table-cell table:formula="of:=[Datos_Nao.C168]" office:value-type="float" office:value="-0.000279419124126434" calcext:value-type="float">
            <text:p>-0.0002794191</text:p>
          </table:table-cell>
          <table:table-cell table:formula="of:=[Datos_Nao.D168]" office:value-type="float" office:value="-0.00532007589936256" calcext:value-type="float">
            <text:p>-0.0053200759</text:p>
          </table:table-cell>
          <table:table-cell table:formula="of:=[Datos_Nao.E168]" office:value-type="float" office:value="-0.000580749125219882" calcext:value-type="float">
            <text:p>-0.0005807491</text:p>
          </table:table-cell>
          <table:table-cell table:formula="of:=[Datos_Nao.F168]" office:value-type="float" office:value="0.134655058383942" calcext:value-type="float">
            <text:p>0.1346550584</text:p>
          </table:table-cell>
          <table:table-cell/>
          <table:table-cell table:formula="of:=[Datos_MoCap.A168]" office:value-type="float" office:value="-0.010362" calcext:value-type="float">
            <text:p>-0.010362</text:p>
          </table:table-cell>
          <table:table-cell table:formula="of:=[Datos_MoCap.B168]" office:value-type="float" office:value="0.096318" calcext:value-type="float">
            <text:p>0.096318</text:p>
          </table:table-cell>
          <table:table-cell table:formula="of:=[Datos_MoCap.C168]" office:value-type="float" office:value="0.166282" calcext:value-type="float">
            <text:p>0.166282</text:p>
          </table:table-cell>
          <table:table-cell table:formula="of:=[Datos_MoCap.D168]" office:value-type="float" office:value="-0.040553" calcext:value-type="float">
            <text:p>-0.040553</text:p>
          </table:table-cell>
          <table:table-cell table:formula="of:=[Datos_MoCap.F168]" office:value-type="float" office:value="0.14199" calcext:value-type="float">
            <text:p>0.14199</text:p>
          </table:table-cell>
          <table:table-cell table:formula="of:=[Datos_MoCap.E168]" office:value-type="float" office:value="0.045854" calcext:value-type="float">
            <text:p>0.045854</text:p>
          </table:table-cell>
          <table:table-cell/>
          <table:table-cell table:formula="of:=([.H168]^2)*(0.140024724909833)+([.H168])*(-0.00142725065277068)+(-0.0063459406986214)" office:value-type="float" office:value="-0.00631611692645801" calcext:value-type="float">
            <text:p>-0.0063161169</text:p>
          </table:table-cell>
          <table:table-cell table:formula="of:=([.J168]^2)*(-1.68303778049881)+([.J168])*(0.15665109790632)+(0.10475739737447)" office:value-type="float" office:value="0.0842701595860456" calcext:value-type="float">
            <text:p>0.0842701596</text:p>
          </table:table-cell>
          <table:table-cell table:formula="of:=([.I168]^2)*(-1.84809378419694)+([.I168])*(0.969715893777015)+(-0.0558124189204929)" office:value-type="float" office:value="0.0204436201204389" calcext:value-type="float">
            <text:p>0.0204436201</text:p>
          </table:table-cell>
          <table:table-cell table:formula="of:=[.H168]*-1" office:value-type="float" office:value="0.010362" calcext:value-type="float">
            <text:p>0.010362</text:p>
          </table:table-cell>
          <table:table-cell table:formula="of:=[.M168]*-1" office:value-type="float" office:value="-0.045854" calcext:value-type="float">
            <text:p>-0.045854</text:p>
          </table:table-cell>
          <table:table-cell table:formula="of:=([.K168]^2)*(48.7382423482978)+([.K168])*(0.0643401308833624)+(0.0316411646540839)" office:value-type="float" office:value="0.10918425151829" calcext:value-type="float">
            <text:p>0.1091842515</text:p>
          </table:table-cell>
          <table:table-cell table:formula="of:=([.M168]^2)*(2.99573212968935)+([.M168])*(-0.0394274132082148)+(-0.010306073088791)" office:value-type="float" office:value="-0.00581518332455773" calcext:value-type="float">
            <text:p>-0.0058151833</text:p>
          </table:table-cell>
          <table:table-cell table:formula="of:=([.L168]^2)*(-20.9992408223248)+([.L168])*(0.114146130561486)+(0.302895814088881)" office:value-type="float" office:value="-0.10426563303004" calcext:value-type="float">
            <text:p>-0.104265633</text:p>
          </table:table-cell>
          <table:table-cell table:number-columns-repeated="1002"/>
        </table:table-row>
        <table:table-row table:style-name="ro1">
          <table:table-cell table:formula="of:=[Datos_Nao.A169]" office:value-type="float" office:value="-0.00257438258267939" calcext:value-type="float">
            <text:p>-0.0025743826</text:p>
          </table:table-cell>
          <table:table-cell table:formula="of:=[Datos_Nao.B169]" office:value-type="float" office:value="0.0684270560741425" calcext:value-type="float">
            <text:p>0.0684270561</text:p>
          </table:table-cell>
          <table:table-cell table:formula="of:=[Datos_Nao.C169]" office:value-type="float" office:value="-0.000181134790182114" calcext:value-type="float">
            <text:p>-0.0001811348</text:p>
          </table:table-cell>
          <table:table-cell table:formula="of:=[Datos_Nao.D169]" office:value-type="float" office:value="-0.00350038916803896" calcext:value-type="float">
            <text:p>-0.0035003892</text:p>
          </table:table-cell>
          <table:table-cell table:formula="of:=[Datos_Nao.E169]" office:value-type="float" office:value="-0.000380530487746" calcext:value-type="float">
            <text:p>-0.0003805305</text:p>
          </table:table-cell>
          <table:table-cell table:formula="of:=[Datos_Nao.F169]" office:value-type="float" office:value="0.134650766849518" calcext:value-type="float">
            <text:p>0.1346507668</text:p>
          </table:table-cell>
          <table:table-cell/>
          <table:table-cell table:formula="of:=[Datos_MoCap.A169]" office:value-type="float" office:value="-0.012936" calcext:value-type="float">
            <text:p>-0.012936</text:p>
          </table:table-cell>
          <table:table-cell table:formula="of:=[Datos_MoCap.B169]" office:value-type="float" office:value="0.099926" calcext:value-type="float">
            <text:p>0.099926</text:p>
          </table:table-cell>
          <table:table-cell table:formula="of:=[Datos_MoCap.C169]" office:value-type="float" office:value="0.158219" calcext:value-type="float">
            <text:p>0.158219</text:p>
          </table:table-cell>
          <table:table-cell table:formula="of:=[Datos_MoCap.D169]" office:value-type="float" office:value="-0.04122" calcext:value-type="float">
            <text:p>-0.04122</text:p>
          </table:table-cell>
          <table:table-cell table:formula="of:=[Datos_MoCap.F169]" office:value-type="float" office:value="0.141067" calcext:value-type="float">
            <text:p>0.141067</text:p>
          </table:table-cell>
          <table:table-cell table:formula="of:=[Datos_MoCap.E169]" office:value-type="float" office:value="0.039002" calcext:value-type="float">
            <text:p>0.039002</text:p>
          </table:table-cell>
          <table:table-cell/>
          <table:table-cell table:formula="of:=([.H169]^2)*(0.140024724909833)+([.H169])*(-0.00142725065277068)+(-0.0063459406986214)" office:value-type="float" office:value="-0.00630404603326837" calcext:value-type="float">
            <text:p>-0.006304046</text:p>
          </table:table-cell>
          <table:table-cell table:formula="of:=([.J169]^2)*(-1.68303778049881)+([.J169])*(0.15665109790632)+(0.10475739737447)" office:value-type="float" office:value="0.0874106686150011" calcext:value-type="float">
            <text:p>0.0874106686</text:p>
          </table:table-cell>
          <table:table-cell table:formula="of:=([.I169]^2)*(-1.84809378419694)+([.I169])*(0.969715893777015)+(-0.0558124189204929)" office:value-type="float" office:value="0.0226338153069443" calcext:value-type="float">
            <text:p>0.0226338153</text:p>
          </table:table-cell>
          <table:table-cell table:formula="of:=[.H169]*-1" office:value-type="float" office:value="0.012936" calcext:value-type="float">
            <text:p>0.012936</text:p>
          </table:table-cell>
          <table:table-cell table:formula="of:=[.M169]*-1" office:value-type="float" office:value="-0.039002" calcext:value-type="float">
            <text:p>-0.039002</text:p>
          </table:table-cell>
          <table:table-cell table:formula="of:=([.K169]^2)*(48.7382423482978)+([.K169])*(0.0643401308833624)+(0.0316411646540839)" office:value-type="float" office:value="0.111799646669453" calcext:value-type="float">
            <text:p>0.1117996467</text:p>
          </table:table-cell>
          <table:table-cell table:formula="of:=([.M169]^2)*(2.99573212968935)+([.M169])*(-0.0394274132082148)+(-0.010306073088791)" office:value-type="float" office:value="-0.00728684514328513" calcext:value-type="float">
            <text:p>-0.0072868451</text:p>
          </table:table-cell>
          <table:table-cell table:formula="of:=([.L169]^2)*(-20.9992408223248)+([.L169])*(0.114146130561486)+(0.302895814088881)" office:value-type="float" office:value="-0.0988846944215303" calcext:value-type="float">
            <text:p>-0.0988846944</text:p>
          </table:table-cell>
          <table:table-cell table:number-columns-repeated="1002"/>
        </table:table-row>
        <table:table-row table:style-name="ro1">
          <table:table-cell table:formula="of:=[Datos_Nao.A170]" office:value-type="float" office:value="-0.00257465057075024" calcext:value-type="float">
            <text:p>-0.0025746506</text:p>
          </table:table-cell>
          <table:table-cell table:formula="of:=[Datos_Nao.B170]" office:value-type="float" office:value="0.068425789475441" calcext:value-type="float">
            <text:p>0.0684257895</text:p>
          </table:table-cell>
          <table:table-cell table:formula="of:=[Datos_Nao.C170]" office:value-type="float" office:value="-0.000145234167575836" calcext:value-type="float">
            <text:p>-0.0001452342</text:p>
          </table:table-cell>
          <table:table-cell table:formula="of:=[Datos_Nao.D170]" office:value-type="float" office:value="-0.00280035566538572" calcext:value-type="float">
            <text:p>-0.0028003557</text:p>
          </table:table-cell>
          <table:table-cell table:formula="of:=[Datos_Nao.E170]" office:value-type="float" office:value="-0.000304003129713237" calcext:value-type="float">
            <text:p>-0.0003040031</text:p>
          </table:table-cell>
          <table:table-cell table:formula="of:=[Datos_Nao.F170]" office:value-type="float" office:value="0.134657114744186" calcext:value-type="float">
            <text:p>0.1346571147</text:p>
          </table:table-cell>
          <table:table-cell/>
          <table:table-cell table:formula="of:=[Datos_MoCap.A170]" office:value-type="float" office:value="-0.015406" calcext:value-type="float">
            <text:p>-0.015406</text:p>
          </table:table-cell>
          <table:table-cell table:formula="of:=[Datos_MoCap.B170]" office:value-type="float" office:value="0.103161" calcext:value-type="float">
            <text:p>0.103161</text:p>
          </table:table-cell>
          <table:table-cell table:formula="of:=[Datos_MoCap.C170]" office:value-type="float" office:value="0.14959" calcext:value-type="float">
            <text:p>0.14959</text:p>
          </table:table-cell>
          <table:table-cell table:formula="of:=[Datos_MoCap.D170]" office:value-type="float" office:value="-0.040246" calcext:value-type="float">
            <text:p>-0.040246</text:p>
          </table:table-cell>
          <table:table-cell table:formula="of:=[Datos_MoCap.F170]" office:value-type="float" office:value="0.144502" calcext:value-type="float">
            <text:p>0.144502</text:p>
          </table:table-cell>
          <table:table-cell table:formula="of:=[Datos_MoCap.E170]" office:value-type="float" office:value="0.033778" calcext:value-type="float">
            <text:p>0.033778</text:p>
          </table:table-cell>
          <table:table-cell/>
          <table:table-cell table:formula="of:=([.H170]^2)*(0.140024724909833)+([.H170])*(-0.00142725065277068)+(-0.0063459406986214)" office:value-type="float" office:value="-0.00629071832969515" calcext:value-type="float">
            <text:p>-0.0062907183</text:p>
          </table:table-cell>
          <table:table-cell table:formula="of:=([.J170]^2)*(-1.68303778049881)+([.J170])*(0.15665109790632)+(0.10475739737447)" office:value-type="float" office:value="0.0905292157774036" calcext:value-type="float">
            <text:p>0.0905292158</text:p>
          </table:table-cell>
          <table:table-cell table:formula="of:=([.I170]^2)*(-1.84809378419694)+([.I170])*(0.969715893777015)+(-0.0558124189204929)" office:value-type="float" office:value="0.0245566736580068" calcext:value-type="float">
            <text:p>0.0245566737</text:p>
          </table:table-cell>
          <table:table-cell table:formula="of:=[.H170]*-1" office:value-type="float" office:value="0.015406" calcext:value-type="float">
            <text:p>0.015406</text:p>
          </table:table-cell>
          <table:table-cell table:formula="of:=[.M170]*-1" office:value-type="float" office:value="-0.033778" calcext:value-type="float">
            <text:p>-0.033778</text:p>
          </table:table-cell>
          <table:table-cell table:formula="of:=([.K170]^2)*(48.7382423482978)+([.K170])*(0.0643401308833624)+(0.0316411646540839)" office:value-type="float" office:value="0.107995037556717" calcext:value-type="float">
            <text:p>0.1079950376</text:p>
          </table:table-cell>
          <table:table-cell table:formula="of:=([.M170]^2)*(2.99573212968935)+([.M170])*(-0.0394274132082148)+(-0.010306073088791)" office:value-type="float" office:value="-0.0082198618407847" calcext:value-type="float">
            <text:p>-0.0082198618</text:p>
          </table:table-cell>
          <table:table-cell table:formula="of:=([.L170]^2)*(-20.9992408223248)+([.L170])*(0.114146130561486)+(0.302895814088881)" office:value-type="float" office:value="-0.119091377578263" calcext:value-type="float">
            <text:p>-0.1190913776</text:p>
          </table:table-cell>
          <table:table-cell table:number-columns-repeated="1002"/>
        </table:table-row>
        <table:table-row table:style-name="ro1">
          <table:table-cell table:formula="of:=[Datos_Nao.A171]" office:value-type="float" office:value="-0.00257508386857808" calcext:value-type="float">
            <text:p>-0.0025750839</text:p>
          </table:table-cell>
          <table:table-cell table:formula="of:=[Datos_Nao.B171]" office:value-type="float" office:value="0.0684239268302918" calcext:value-type="float">
            <text:p>0.0684239268</text:p>
          </table:table-cell>
          <table:table-cell table:formula="of:=[Datos_Nao.C171]" office:value-type="float" office:value="-0.0000932104885578156" calcext:value-type="float">
            <text:p>-9.32104885578156E-005</text:p>
          </table:table-cell>
          <table:table-cell table:formula="of:=[Datos_Nao.D171]" office:value-type="float" office:value="-0.0017922701081261" calcext:value-type="float">
            <text:p>-0.0017922701</text:p>
          </table:table-cell>
          <table:table-cell table:formula="of:=[Datos_Nao.E171]" office:value-type="float" office:value="-0.000194173931959085" calcext:value-type="float">
            <text:p>-0.0001941739</text:p>
          </table:table-cell>
          <table:table-cell table:formula="of:=[Datos_Nao.F171]" office:value-type="float" office:value="0.134666666388512" calcext:value-type="float">
            <text:p>0.1346666664</text:p>
          </table:table-cell>
          <table:table-cell/>
          <table:table-cell table:formula="of:=[Datos_MoCap.A171]" office:value-type="float" office:value="-0.017894" calcext:value-type="float">
            <text:p>-0.017894</text:p>
          </table:table-cell>
          <table:table-cell table:formula="of:=[Datos_MoCap.B171]" office:value-type="float" office:value="0.106138" calcext:value-type="float">
            <text:p>0.106138</text:p>
          </table:table-cell>
          <table:table-cell table:formula="of:=[Datos_MoCap.C171]" office:value-type="float" office:value="0.141064" calcext:value-type="float">
            <text:p>0.141064</text:p>
          </table:table-cell>
          <table:table-cell table:formula="of:=[Datos_MoCap.D171]" office:value-type="float" office:value="-0.038196" calcext:value-type="float">
            <text:p>-0.038196</text:p>
          </table:table-cell>
          <table:table-cell table:formula="of:=[Datos_MoCap.F171]" office:value-type="float" office:value="0.148644" calcext:value-type="float">
            <text:p>0.148644</text:p>
          </table:table-cell>
          <table:table-cell table:formula="of:=[Datos_MoCap.E171]" office:value-type="float" office:value="0.032459" calcext:value-type="float">
            <text:p>0.032459</text:p>
          </table:table-cell>
          <table:table-cell/>
          <table:table-cell table:formula="of:=([.H171]^2)*(0.140024724909833)+([.H171])*(-0.00142725065277068)+(-0.0063459406986214)" office:value-type="float" office:value="-0.00627556622560238" calcext:value-type="float">
            <text:p>-0.0062755662</text:p>
          </table:table-cell>
          <table:table-cell table:formula="of:=([.J171]^2)*(-1.68303778049881)+([.J171])*(0.15665109790632)+(0.10475739737447)" office:value-type="float" office:value="0.0933643713758451" calcext:value-type="float">
            <text:p>0.0933643714</text:p>
          </table:table-cell>
          <table:table-cell table:formula="of:=([.I171]^2)*(-1.84809378419694)+([.I171])*(0.969715893777015)+(-0.0558124189204929)" office:value-type="float" office:value="0.0262920018271266" calcext:value-type="float">
            <text:p>0.0262920018</text:p>
          </table:table-cell>
          <table:table-cell table:formula="of:=[.H171]*-1" office:value-type="float" office:value="0.017894" calcext:value-type="float">
            <text:p>0.017894</text:p>
          </table:table-cell>
          <table:table-cell table:formula="of:=[.M171]*-1" office:value-type="float" office:value="-0.032459" calcext:value-type="float">
            <text:p>-0.032459</text:p>
          </table:table-cell>
          <table:table-cell table:formula="of:=([.K171]^2)*(48.7382423482978)+([.K171])*(0.0643401308833624)+(0.0316411646540839)" office:value-type="float" office:value="0.100289528152143" calcext:value-type="float">
            <text:p>0.1002895282</text:p>
          </table:table-cell>
          <table:table-cell table:formula="of:=([.M171]^2)*(2.99573212968935)+([.M171])*(-0.0394274132082148)+(-0.010306073088791)" office:value-type="float" office:value="-0.00842958402243198" calcext:value-type="float">
            <text:p>-0.008429584</text:p>
          </table:table-cell>
          <table:table-cell table:formula="of:=([.L171]^2)*(-20.9992408223248)+([.L171])*(0.114146130561486)+(0.302895814088881)" office:value-type="float" office:value="-0.144116087875796" calcext:value-type="float">
            <text:p>-0.1441160879</text:p>
          </table:table-cell>
          <table:table-cell table:number-columns-repeated="1002"/>
        </table:table-row>
        <table:table-row table:style-name="ro1">
          <table:table-cell table:formula="of:=[Datos_Nao.A172]" office:value-type="float" office:value="-0.00257533183321357" calcext:value-type="float">
            <text:p>-0.0025753318</text:p>
          </table:table-cell>
          <table:table-cell table:formula="of:=[Datos_Nao.B172]" office:value-type="float" office:value="0.0684226602315903" calcext:value-type="float">
            <text:p>0.0684226602</text:p>
          </table:table-cell>
          <table:table-cell table:formula="of:=[Datos_Nao.C172]" office:value-type="float" office:value="-0.0000597313046455383" calcext:value-type="float">
            <text:p>-5.97313046455383E-005</text:p>
          </table:table-cell>
          <table:table-cell table:formula="of:=[Datos_Nao.D172]" office:value-type="float" office:value="-0.00114707730244845" calcext:value-type="float">
            <text:p>-0.0011470773</text:p>
          </table:table-cell>
          <table:table-cell table:formula="of:=[Datos_Nao.E172]" office:value-type="float" office:value="-0.000124111873446964" calcext:value-type="float">
            <text:p>-0.0001241119</text:p>
          </table:table-cell>
          <table:table-cell table:formula="of:=[Datos_Nao.F172]" office:value-type="float" office:value="0.134672924876213" calcext:value-type="float">
            <text:p>0.1346729249</text:p>
          </table:table-cell>
          <table:table-cell/>
          <table:table-cell table:formula="of:=[Datos_MoCap.A172]" office:value-type="float" office:value="-0.02046" calcext:value-type="float">
            <text:p>-0.02046</text:p>
          </table:table-cell>
          <table:table-cell table:formula="of:=[Datos_MoCap.B172]" office:value-type="float" office:value="0.10881" calcext:value-type="float">
            <text:p>0.10881</text:p>
          </table:table-cell>
          <table:table-cell table:formula="of:=[Datos_MoCap.C172]" office:value-type="float" office:value="0.132888" calcext:value-type="float">
            <text:p>0.132888</text:p>
          </table:table-cell>
          <table:table-cell table:formula="of:=[Datos_MoCap.D172]" office:value-type="float" office:value="-0.032798" calcext:value-type="float">
            <text:p>-0.032798</text:p>
          </table:table-cell>
          <table:table-cell table:formula="of:=[Datos_MoCap.F172]" office:value-type="float" office:value="0.151774" calcext:value-type="float">
            <text:p>0.151774</text:p>
          </table:table-cell>
          <table:table-cell table:formula="of:=[Datos_MoCap.E172]" office:value-type="float" office:value="0.037163" calcext:value-type="float">
            <text:p>0.037163</text:p>
          </table:table-cell>
          <table:table-cell/>
          <table:table-cell table:formula="of:=([.H172]^2)*(0.140024724909833)+([.H172])*(-0.00142725065277068)+(-0.0063459406986214)" office:value-type="float" office:value="-0.00625812317613165" calcext:value-type="float">
            <text:p>-0.0062581232</text:p>
          </table:table-cell>
          <table:table-cell table:formula="of:=([.J172]^2)*(-1.68303778049881)+([.J172])*(0.15665109790632)+(0.10475739737447)" office:value-type="float" office:value="0.0958533131233323" calcext:value-type="float">
            <text:p>0.0958533131</text:p>
          </table:table-cell>
          <table:table-cell table:formula="of:=([.I172]^2)*(-1.84809378419694)+([.I172])*(0.969715893777015)+(-0.0558124189204929)" office:value-type="float" office:value="0.0278216465596961" calcext:value-type="float">
            <text:p>0.0278216466</text:p>
          </table:table-cell>
          <table:table-cell table:formula="of:=[.H172]*-1" office:value-type="float" office:value="0.02046" calcext:value-type="float">
            <text:p>0.02046</text:p>
          </table:table-cell>
          <table:table-cell table:formula="of:=[.M172]*-1" office:value-type="float" office:value="-0.037163" calcext:value-type="float">
            <text:p>-0.037163</text:p>
          </table:table-cell>
          <table:table-cell table:formula="of:=([.K172]^2)*(48.7382423482978)+([.K172])*(0.0643401308833624)+(0.0316411646540839)" office:value-type="float" office:value="0.081959093426921" calcext:value-type="float">
            <text:p>0.0819590934</text:p>
          </table:table-cell>
          <table:table-cell table:formula="of:=([.M172]^2)*(2.99573212968935)+([.M172])*(-0.0394274132082148)+(-0.010306073088791)" office:value-type="float" office:value="-0.0076339426457479" calcext:value-type="float">
            <text:p>-0.0076339426</text:p>
          </table:table-cell>
          <table:table-cell table:formula="of:=([.L172]^2)*(-20.9992408223248)+([.L172])*(0.114146130561486)+(0.302895814088881)" office:value-type="float" office:value="-0.163504571766039" calcext:value-type="float">
            <text:p>-0.1635045718</text:p>
          </table:table-cell>
          <table:table-cell table:number-columns-repeated="1002"/>
        </table:table-row>
        <table:table-row table:style-name="ro1">
          <table:table-cell table:formula="of:=[Datos_Nao.A173]" office:value-type="float" office:value="-0.00257543148472905" calcext:value-type="float">
            <text:p>-0.0025754315</text:p>
          </table:table-cell>
          <table:table-cell table:formula="of:=[Datos_Nao.B173]" office:value-type="float" office:value="0.0684222429990768" calcext:value-type="float">
            <text:p>0.068422243</text:p>
          </table:table-cell>
          <table:table-cell table:formula="of:=[Datos_Nao.C173]" office:value-type="float" office:value="-0.0000477954745292664" calcext:value-type="float">
            <text:p>-4.77954745292664E-005</text:p>
          </table:table-cell>
          <table:table-cell table:formula="of:=[Datos_Nao.D173]" office:value-type="float" office:value="-0.000917665078304708" calcext:value-type="float">
            <text:p>-0.0009176651</text:p>
          </table:table-cell>
          <table:table-cell table:formula="of:=[Datos_Nao.E173]" office:value-type="float" office:value="-0.0000992445420706645" calcext:value-type="float">
            <text:p>-9.92445420706645E-005</text:p>
          </table:table-cell>
          <table:table-cell table:formula="of:=[Datos_Nao.F173]" office:value-type="float" office:value="0.134675160050392" calcext:value-type="float">
            <text:p>0.1346751601</text:p>
          </table:table-cell>
          <table:table-cell/>
          <table:table-cell table:formula="of:=[Datos_MoCap.A173]" office:value-type="float" office:value="-0.023516" calcext:value-type="float">
            <text:p>-0.023516</text:p>
          </table:table-cell>
          <table:table-cell table:formula="of:=[Datos_MoCap.B173]" office:value-type="float" office:value="0.111901" calcext:value-type="float">
            <text:p>0.111901</text:p>
          </table:table-cell>
          <table:table-cell table:formula="of:=[Datos_MoCap.C173]" office:value-type="float" office:value="0.125248" calcext:value-type="float">
            <text:p>0.125248</text:p>
          </table:table-cell>
          <table:table-cell table:formula="of:=[Datos_MoCap.D173]" office:value-type="float" office:value="-0.026661" calcext:value-type="float">
            <text:p>-0.026661</text:p>
          </table:table-cell>
          <table:table-cell table:formula="of:=[Datos_MoCap.F173]" office:value-type="float" office:value="0.153656" calcext:value-type="float">
            <text:p>0.153656</text:p>
          </table:table-cell>
          <table:table-cell table:formula="of:=[Datos_MoCap.E173]" office:value-type="float" office:value="0.044972" calcext:value-type="float">
            <text:p>0.044972</text:p>
          </table:table-cell>
          <table:table-cell/>
          <table:table-cell table:formula="of:=([.H173]^2)*(0.140024724909833)+([.H173])*(-0.00142725065277068)+(-0.0063459406986214)" office:value-type="float" office:value="-0.00623494348349993" calcext:value-type="float">
            <text:p>-0.0062349435</text:p>
          </table:table-cell>
          <table:table-cell table:formula="of:=([.J173]^2)*(-1.68303778049881)+([.J173])*(0.15665109790632)+(0.10475739737447)" office:value-type="float" office:value="0.0979757169088003" calcext:value-type="float">
            <text:p>0.0979757169</text:p>
          </table:table-cell>
          <table:table-cell table:formula="of:=([.I173]^2)*(-1.84809378419694)+([.I173])*(0.969715893777015)+(-0.0558124189204929)" office:value-type="float" office:value="0.0295582360946736" calcext:value-type="float">
            <text:p>0.0295582361</text:p>
          </table:table-cell>
          <table:table-cell table:formula="of:=[.H173]*-1" office:value-type="float" office:value="0.023516" calcext:value-type="float">
            <text:p>0.023516</text:p>
          </table:table-cell>
          <table:table-cell table:formula="of:=[.M173]*-1" office:value-type="float" office:value="-0.044972" calcext:value-type="float">
            <text:p>-0.044972</text:p>
          </table:table-cell>
          <table:table-cell table:formula="of:=([.K173]^2)*(48.7382423482978)+([.K173])*(0.0643401308833624)+(0.0316411646540839)" office:value-type="float" office:value="0.0645693698796326" calcext:value-type="float">
            <text:p>0.0645693699</text:p>
          </table:table-cell>
          <table:table-cell table:formula="of:=([.M173]^2)*(2.99573212968935)+([.M173])*(-0.0394274132082148)+(-0.010306073088791)" office:value-type="float" office:value="-0.00602039204928273" calcext:value-type="float">
            <text:p>-0.006020392</text:p>
          </table:table-cell>
          <table:table-cell table:formula="of:=([.L173]^2)*(-20.9992408223248)+([.L173])*(0.114146130561486)+(0.302895814088881)" office:value-type="float" office:value="-0.175360516818373" calcext:value-type="float">
            <text:p>-0.1753605168</text:p>
          </table:table-cell>
          <table:table-cell table:number-columns-repeated="1002"/>
        </table:table-row>
        <table:table-row table:style-name="ro1">
          <table:table-cell table:formula="of:=[Datos_Nao.A174]" office:value-type="float" office:value="-0.00257552228868008" calcext:value-type="float">
            <text:p>-0.0025755223</text:p>
          </table:table-cell>
          <table:table-cell table:formula="of:=[Datos_Nao.B174]" office:value-type="float" office:value="0.0684218779206276" calcext:value-type="float">
            <text:p>0.0684218779</text:p>
          </table:table-cell>
          <table:table-cell table:formula="of:=[Datos_Nao.C174]" office:value-type="float" office:value="-0.0000382028520107269" calcext:value-type="float">
            <text:p>-3.82028520107269E-005</text:p>
          </table:table-cell>
          <table:table-cell table:formula="of:=[Datos_Nao.D174]" office:value-type="float" office:value="-0.00073413533391431" calcext:value-type="float">
            <text:p>-0.0007341353</text:p>
          </table:table-cell>
          <table:table-cell table:formula="of:=[Datos_Nao.E174]" office:value-type="float" office:value="-0.0000793667131802067" calcext:value-type="float">
            <text:p>-7.93667131802067E-005</text:p>
          </table:table-cell>
          <table:table-cell table:formula="of:=[Datos_Nao.F174]" office:value-type="float" office:value="0.13467700779438" calcext:value-type="float">
            <text:p>0.1346770078</text:p>
          </table:table-cell>
          <table:table-cell/>
          <table:table-cell table:formula="of:=[Datos_MoCap.A174]" office:value-type="float" office:value="-0.027288" calcext:value-type="float">
            <text:p>-0.027288</text:p>
          </table:table-cell>
          <table:table-cell table:formula="of:=[Datos_MoCap.B174]" office:value-type="float" office:value="0.115508" calcext:value-type="float">
            <text:p>0.115508</text:p>
          </table:table-cell>
          <table:table-cell table:formula="of:=[Datos_MoCap.C174]" office:value-type="float" office:value="0.117916" calcext:value-type="float">
            <text:p>0.117916</text:p>
          </table:table-cell>
          <table:table-cell table:formula="of:=[Datos_MoCap.D174]" office:value-type="float" office:value="-0.022566" calcext:value-type="float">
            <text:p>-0.022566</text:p>
          </table:table-cell>
          <table:table-cell table:formula="of:=[Datos_MoCap.F174]" office:value-type="float" office:value="0.155603" calcext:value-type="float">
            <text:p>0.155603</text:p>
          </table:table-cell>
          <table:table-cell table:formula="of:=[Datos_MoCap.E174]" office:value-type="float" office:value="0.05001" calcext:value-type="float">
            <text:p>0.05001</text:p>
          </table:table-cell>
          <table:table-cell/>
          <table:table-cell table:formula="of:=([.H174]^2)*(0.140024724909833)+([.H174])*(-0.00142725065277068)+(-0.0063459406986214)" office:value-type="float" office:value="-0.00620272657961675" calcext:value-type="float">
            <text:p>-0.0062027266</text:p>
          </table:table-cell>
          <table:table-cell table:formula="of:=([.J174]^2)*(-1.68303778049881)+([.J174])*(0.15665109790632)+(0.10475739737447)" office:value-type="float" office:value="0.0998278028449722" calcext:value-type="float">
            <text:p>0.0998278028</text:p>
          </table:table-cell>
          <table:table-cell table:formula="of:=([.I174]^2)*(-1.84809378419694)+([.I174])*(0.969715893777015)+(-0.0558124189204929)" office:value-type="float" office:value="0.0315400760376781" calcext:value-type="float">
            <text:p>0.031540076</text:p>
          </table:table-cell>
          <table:table-cell table:formula="of:=[.H174]*-1" office:value-type="float" office:value="0.027288" calcext:value-type="float">
            <text:p>0.027288</text:p>
          </table:table-cell>
          <table:table-cell table:formula="of:=[.M174]*-1" office:value-type="float" office:value="-0.05001" calcext:value-type="float">
            <text:p>-0.05001</text:p>
          </table:table-cell>
          <table:table-cell table:formula="of:=([.K174]^2)*(48.7382423482978)+([.K174])*(0.0643401308833624)+(0.0316411646540839)" office:value-type="float" office:value="0.0550079653329538" calcext:value-type="float">
            <text:p>0.0550079653</text:p>
          </table:table-cell>
          <table:table-cell table:formula="of:=([.M174]^2)*(2.99573212968935)+([.M174])*(-0.0394274132082148)+(-0.010306073088791)" office:value-type="float" office:value="-0.00478551166740754" calcext:value-type="float">
            <text:p>-0.0047855117</text:p>
          </table:table-cell>
          <table:table-cell table:formula="of:=([.L174]^2)*(-20.9992408223248)+([.L174])*(0.114146130561486)+(0.302895814088881)" office:value-type="float" office:value="-0.187782489913587" calcext:value-type="float">
            <text:p>-0.1877824899</text:p>
          </table:table-cell>
          <table:table-cell table:number-columns-repeated="1002"/>
        </table:table-row>
        <table:table-row table:style-name="ro1">
          <table:table-cell table:formula="of:=[Datos_Nao.A175]" office:value-type="float" office:value="-0.00257562333717942" calcext:value-type="float">
            <text:p>-0.0025756233</text:p>
          </table:table-cell>
          <table:table-cell table:formula="of:=[Datos_Nao.B175]" office:value-type="float" office:value="0.0684213563799858" calcext:value-type="float">
            <text:p>0.0684213564</text:p>
          </table:table-cell>
          <table:table-cell table:formula="of:=[Datos_Nao.C175]" office:value-type="float" office:value="-0.0000244155526161194" calcext:value-type="float">
            <text:p>-2.44155526161194E-005</text:p>
          </table:table-cell>
          <table:table-cell table:formula="of:=[Datos_Nao.D175]" office:value-type="float" office:value="-0.00046984656364657" calcext:value-type="float">
            <text:p>-0.0004698466</text:p>
          </table:table-cell>
          <table:table-cell table:formula="of:=[Datos_Nao.E175]" office:value-type="float" office:value="-0.0000507694203406572" calcext:value-type="float">
            <text:p>-5.07694203406572E-005</text:p>
          </table:table-cell>
          <table:table-cell table:formula="of:=[Datos_Nao.F175]" office:value-type="float" office:value="0.134679660201073" calcext:value-type="float">
            <text:p>0.1346796602</text:p>
          </table:table-cell>
          <table:table-cell/>
          <table:table-cell table:formula="of:=[Datos_MoCap.A175]" office:value-type="float" office:value="-0.031662" calcext:value-type="float">
            <text:p>-0.031662</text:p>
          </table:table-cell>
          <table:table-cell table:formula="of:=[Datos_MoCap.B175]" office:value-type="float" office:value="0.119173" calcext:value-type="float">
            <text:p>0.119173</text:p>
          </table:table-cell>
          <table:table-cell table:formula="of:=[Datos_MoCap.C175]" office:value-type="float" office:value="0.111275" calcext:value-type="float">
            <text:p>0.111275</text:p>
          </table:table-cell>
          <table:table-cell table:formula="of:=[Datos_MoCap.D175]" office:value-type="float" office:value="-0.018034" calcext:value-type="float">
            <text:p>-0.018034</text:p>
          </table:table-cell>
          <table:table-cell table:formula="of:=[Datos_MoCap.F175]" office:value-type="float" office:value="0.158178" calcext:value-type="float">
            <text:p>0.158178</text:p>
          </table:table-cell>
          <table:table-cell table:formula="of:=[Datos_MoCap.E175]" office:value-type="float" office:value="0.051291" calcext:value-type="float">
            <text:p>0.051291</text:p>
          </table:table-cell>
          <table:table-cell/>
          <table:table-cell table:formula="of:=([.H175]^2)*(0.140024724909833)+([.H175])*(-0.00142725065277068)+(-0.0063459406986214)" office:value-type="float" office:value="-0.00616037878801028" calcext:value-type="float">
            <text:p>-0.0061603788</text:p>
          </table:table-cell>
          <table:table-cell table:formula="of:=([.J175]^2)*(-1.68303778049881)+([.J175])*(0.15665109790632)+(0.10475739737447)" office:value-type="float" office:value="0.101349163064238" calcext:value-type="float">
            <text:p>0.1013491631</text:p>
          </table:table-cell>
          <table:table-cell table:formula="of:=([.I175]^2)*(-1.84809378419694)+([.I175])*(0.969715893777015)+(-0.0558124189204929)" office:value-type="float" office:value="0.0335045284855131" calcext:value-type="float">
            <text:p>0.0335045285</text:p>
          </table:table-cell>
          <table:table-cell table:formula="of:=[.H175]*-1" office:value-type="float" office:value="0.031662" calcext:value-type="float">
            <text:p>0.031662</text:p>
          </table:table-cell>
          <table:table-cell table:formula="of:=[.M175]*-1" office:value-type="float" office:value="-0.051291" calcext:value-type="float">
            <text:p>-0.051291</text:p>
          </table:table-cell>
          <table:table-cell table:formula="of:=([.K175]^2)*(48.7382423482978)+([.K175])*(0.0643401308833624)+(0.0316411646540839)" office:value-type="float" office:value="0.0463317572046243" calcext:value-type="float">
            <text:p>0.0463317572</text:p>
          </table:table-cell>
          <table:table-cell table:formula="of:=([.M175]^2)*(2.99573212968935)+([.M175])*(-0.0394274132082148)+(-0.010306073088791)" office:value-type="float" office:value="-0.00444727226766563" calcext:value-type="float">
            <text:p>-0.0044472723</text:p>
          </table:table-cell>
          <table:table-cell table:formula="of:=([.L175]^2)*(-20.9992408223248)+([.L175])*(0.114146130561486)+(0.302895814088881)" office:value-type="float" office:value="-0.204455657797401" calcext:value-type="float">
            <text:p>-0.2044556578</text:p>
          </table:table-cell>
          <table:table-cell table:number-columns-repeated="1002"/>
        </table:table-row>
        <table:table-row table:style-name="ro1">
          <table:table-cell table:formula="of:=[Datos_Nao.A176]" office:value-type="float" office:value="-0.00257566082291305" calcext:value-type="float">
            <text:p>-0.0025756608</text:p>
          </table:table-cell>
          <table:table-cell table:formula="of:=[Datos_Nao.B176]" office:value-type="float" office:value="0.0684211477637291" calcext:value-type="float">
            <text:p>0.0684211478</text:p>
          </table:table-cell>
          <table:table-cell table:formula="of:=[Datos_Nao.C176]" office:value-type="float" office:value="-0.0000194944441318512" calcext:value-type="float">
            <text:p>-1.94944441318512E-005</text:p>
          </table:table-cell>
          <table:table-cell table:formula="of:=[Datos_Nao.D176]" office:value-type="float" office:value="-0.000375877920305356" calcext:value-type="float">
            <text:p>-0.0003758779</text:p>
          </table:table-cell>
          <table:table-cell table:formula="of:=[Datos_Nao.E176]" office:value-type="float" office:value="-0.0000406082981498912" calcext:value-type="float">
            <text:p>-4.06082981498912E-005</text:p>
          </table:table-cell>
          <table:table-cell table:formula="of:=[Datos_Nao.F176]" office:value-type="float" office:value="0.134680539369583" calcext:value-type="float">
            <text:p>0.1346805394</text:p>
          </table:table-cell>
          <table:table-cell/>
          <table:table-cell table:formula="of:=[Datos_MoCap.A176]" office:value-type="float" office:value="-0.036557" calcext:value-type="float">
            <text:p>-0.036557</text:p>
          </table:table-cell>
          <table:table-cell table:formula="of:=[Datos_MoCap.B176]" office:value-type="float" office:value="0.12341" calcext:value-type="float">
            <text:p>0.12341</text:p>
          </table:table-cell>
          <table:table-cell table:formula="of:=[Datos_MoCap.C176]" office:value-type="float" office:value="0.104869" calcext:value-type="float">
            <text:p>0.104869</text:p>
          </table:table-cell>
          <table:table-cell table:formula="of:=[Datos_MoCap.D176]" office:value-type="float" office:value="-0.012595" calcext:value-type="float">
            <text:p>-0.012595</text:p>
          </table:table-cell>
          <table:table-cell table:formula="of:=[Datos_MoCap.F176]" office:value-type="float" office:value="0.160081" calcext:value-type="float">
            <text:p>0.160081</text:p>
          </table:table-cell>
          <table:table-cell table:formula="of:=[Datos_MoCap.E176]" office:value-type="float" office:value="0.051421" calcext:value-type="float">
            <text:p>0.051421</text:p>
          </table:table-cell>
          <table:table-cell/>
          <table:table-cell table:formula="of:=([.H176]^2)*(0.140024724909833)+([.H176])*(-0.00142725065277068)+(-0.0063459406986214)" office:value-type="float" office:value="-0.00610663365892626" calcext:value-type="float">
            <text:p>-0.0061066337</text:p>
          </table:table-cell>
          <table:table-cell table:formula="of:=([.J176]^2)*(-1.68303778049881)+([.J176])*(0.15665109790632)+(0.10475739737447)" office:value-type="float" office:value="0.102676021317539" calcext:value-type="float">
            <text:p>0.1026760213</text:p>
          </table:table-cell>
          <table:table-cell table:formula="of:=([.I176]^2)*(-1.84809378419694)+([.I176])*(0.969715893777015)+(-0.0558124189204929)" office:value-type="float" office:value="0.0357136992657738" calcext:value-type="float">
            <text:p>0.0357136993</text:p>
          </table:table-cell>
          <table:table-cell table:formula="of:=[.H176]*-1" office:value-type="float" office:value="0.036557" calcext:value-type="float">
            <text:p>0.036557</text:p>
          </table:table-cell>
          <table:table-cell table:formula="of:=[.M176]*-1" office:value-type="float" office:value="-0.051421" calcext:value-type="float">
            <text:p>-0.051421</text:p>
          </table:table-cell>
          <table:table-cell table:formula="of:=([.K176]^2)*(48.7382423482978)+([.K176])*(0.0643401308833624)+(0.0316411646540839)" office:value-type="float" office:value="0.0385623442607439" calcext:value-type="float">
            <text:p>0.0385623443</text:p>
          </table:table-cell>
          <table:table-cell table:formula="of:=([.M176]^2)*(2.99573212968935)+([.M176])*(-0.0394274132082148)+(-0.010306073088791)" office:value-type="float" office:value="-0.0044123971383771" calcext:value-type="float">
            <text:p>-0.0044123971</text:p>
          </table:table-cell>
          <table:table-cell table:formula="of:=([.L176]^2)*(-20.9992408223248)+([.L176])*(0.114146130561486)+(0.302895814088881)" office:value-type="float" office:value="-0.216956562334354" calcext:value-type="float">
            <text:p>-0.2169565623</text:p>
          </table:table-cell>
          <table:table-cell table:number-columns-repeated="1002"/>
        </table:table-row>
        <table:table-row table:style-name="ro1">
          <table:table-cell table:formula="of:=[Datos_Nao.A177]" office:value-type="float" office:value="-0.00257568364031613" calcext:value-type="float">
            <text:p>-0.0025756836</text:p>
          </table:table-cell>
          <table:table-cell table:formula="of:=[Datos_Nao.B177]" office:value-type="float" office:value="0.0684209987521172" calcext:value-type="float">
            <text:p>0.0684209988</text:p>
          </table:table-cell>
          <table:table-cell table:formula="of:=[Datos_Nao.C177]" office:value-type="float" office:value="-0.0000155344605445862" calcext:value-type="float">
            <text:p>-1.55344605445862E-005</text:p>
          </table:table-cell>
          <table:table-cell table:formula="of:=[Datos_Nao.D177]" office:value-type="float" office:value="-0.000300700863590464" calcext:value-type="float">
            <text:p>-0.0003007009</text:p>
          </table:table-cell>
          <table:table-cell table:formula="of:=[Datos_Nao.E177]" office:value-type="float" office:value="-0.0000324824286508374" calcext:value-type="float">
            <text:p>-3.24824286508374E-005</text:p>
          </table:table-cell>
          <table:table-cell table:formula="of:=[Datos_Nao.F177]" office:value-type="float" office:value="0.134681269526482" calcext:value-type="float">
            <text:p>0.1346812695</text:p>
          </table:table-cell>
          <table:table-cell/>
          <table:table-cell table:formula="of:=[Datos_MoCap.A177]" office:value-type="float" office:value="-0.041965" calcext:value-type="float">
            <text:p>-0.041965</text:p>
          </table:table-cell>
          <table:table-cell table:formula="of:=[Datos_MoCap.B177]" office:value-type="float" office:value="0.128475" calcext:value-type="float">
            <text:p>0.128475</text:p>
          </table:table-cell>
          <table:table-cell table:formula="of:=[Datos_MoCap.C177]" office:value-type="float" office:value="0.099241" calcext:value-type="float">
            <text:p>0.099241</text:p>
          </table:table-cell>
          <table:table-cell table:formula="of:=[Datos_MoCap.D177]" office:value-type="float" office:value="-0.011682" calcext:value-type="float">
            <text:p>-0.011682</text:p>
          </table:table-cell>
          <table:table-cell table:formula="of:=[Datos_MoCap.F177]" office:value-type="float" office:value="0.163728" calcext:value-type="float">
            <text:p>0.163728</text:p>
          </table:table-cell>
          <table:table-cell table:formula="of:=[Datos_MoCap.E177]" office:value-type="float" office:value="0.049251" calcext:value-type="float">
            <text:p>0.049251</text:p>
          </table:table-cell>
          <table:table-cell/>
          <table:table-cell table:formula="of:=([.H177]^2)*(0.140024724909833)+([.H177])*(-0.00142725065277068)+(-0.0063459406986214)" office:value-type="float" office:value="-0.00603945401139788" calcext:value-type="float">
            <text:p>-0.006039454</text:p>
          </table:table-cell>
          <table:table-cell table:formula="of:=([.J177]^2)*(-1.68303778049881)+([.J177])*(0.15665109790632)+(0.10475739737447)" office:value-type="float" office:value="0.103727746745795" calcext:value-type="float">
            <text:p>0.1037277467</text:p>
          </table:table-cell>
          <table:table-cell table:formula="of:=([.I177]^2)*(-1.84809378419694)+([.I177])*(0.969715893777015)+(-0.0558124189204929)" office:value-type="float" office:value="0.038267516791908" calcext:value-type="float">
            <text:p>0.0382675168</text:p>
          </table:table-cell>
          <table:table-cell table:formula="of:=[.H177]*-1" office:value-type="float" office:value="0.041965" calcext:value-type="float">
            <text:p>0.041965</text:p>
          </table:table-cell>
          <table:table-cell table:formula="of:=[.M177]*-1" office:value-type="float" office:value="-0.049251" calcext:value-type="float">
            <text:p>-0.049251</text:p>
          </table:table-cell>
          <table:table-cell table:formula="of:=([.K177]^2)*(48.7382423482978)+([.K177])*(0.0643401308833624)+(0.0316411646540839)" office:value-type="float" office:value="0.0375408084836764" calcext:value-type="float">
            <text:p>0.0375408085</text:p>
          </table:table-cell>
          <table:table-cell table:formula="of:=([.M177]^2)*(2.99573212968935)+([.M177])*(-0.0394274132082148)+(-0.010306073088791)" office:value-type="float" office:value="-0.00498128202027866" calcext:value-type="float">
            <text:p>-0.004981282</text:p>
          </table:table-cell>
          <table:table-cell table:formula="of:=([.L177]^2)*(-20.9992408223248)+([.L177])*(0.114146130561486)+(0.302895814088881)" office:value-type="float" office:value="-0.241338934742424" calcext:value-type="float">
            <text:p>-0.2413389347</text:p>
          </table:table-cell>
          <table:table-cell table:number-columns-repeated="1002"/>
        </table:table-row>
        <table:table-row table:style-name="ro1">
          <table:table-cell table:formula="of:=[Datos_Nao.A178]" office:value-type="float" office:value="-0.00257571809925139" calcext:value-type="float">
            <text:p>-0.0025757181</text:p>
          </table:table-cell>
          <table:table-cell table:formula="of:=[Datos_Nao.B178]" office:value-type="float" office:value="0.0684208124876022" calcext:value-type="float">
            <text:p>0.0684208125</text:p>
          </table:table-cell>
          <table:table-cell table:formula="of:=[Datos_Nao.C178]" office:value-type="float" office:value="-0.00000989809632301331" calcext:value-type="float">
            <text:p>-9.89809632301331E-006</text:p>
          </table:table-cell>
          <table:table-cell table:formula="of:=[Datos_Nao.D178]" office:value-type="float" office:value="-0.000192447230801918" calcext:value-type="float">
            <text:p>-0.0001924472</text:p>
          </table:table-cell>
          <table:table-cell table:formula="of:=[Datos_Nao.E178]" office:value-type="float" office:value="-0.0000207855046028271" calcext:value-type="float">
            <text:p>-2.07855046028271E-005</text:p>
          </table:table-cell>
          <table:table-cell table:formula="of:=[Datos_Nao.F178]" office:value-type="float" office:value="0.134682446718216" calcext:value-type="float">
            <text:p>0.1346824467</text:p>
          </table:table-cell>
          <table:table-cell/>
          <table:table-cell table:formula="of:=[Datos_MoCap.A178]" office:value-type="float" office:value="-0.047788" calcext:value-type="float">
            <text:p>-0.047788</text:p>
          </table:table-cell>
          <table:table-cell table:formula="of:=[Datos_MoCap.B178]" office:value-type="float" office:value="0.133808" calcext:value-type="float">
            <text:p>0.133808</text:p>
          </table:table-cell>
          <table:table-cell table:formula="of:=[Datos_MoCap.C178]" office:value-type="float" office:value="0.093727" calcext:value-type="float">
            <text:p>0.093727</text:p>
          </table:table-cell>
          <table:table-cell table:formula="of:=[Datos_MoCap.D178]" office:value-type="float" office:value="-0.010311" calcext:value-type="float">
            <text:p>-0.010311</text:p>
          </table:table-cell>
          <table:table-cell table:formula="of:=[Datos_MoCap.F178]" office:value-type="float" office:value="0.167098" calcext:value-type="float">
            <text:p>0.167098</text:p>
          </table:table-cell>
          <table:table-cell table:formula="of:=[Datos_MoCap.E178]" office:value-type="float" office:value="0.046669" calcext:value-type="float">
            <text:p>0.046669</text:p>
          </table:table-cell>
          <table:table-cell/>
          <table:table-cell table:formula="of:=([.H178]^2)*(0.140024724909833)+([.H178])*(-0.00142725065277068)+(-0.0063459406986214)" office:value-type="float" office:value="-0.00595796176816467" calcext:value-type="float">
            <text:p>-0.0059579618</text:p>
          </table:table-cell>
          <table:table-cell table:formula="of:=([.J178]^2)*(-1.68303778049881)+([.J178])*(0.15665109790632)+(0.10475739737447)" office:value-type="float" office:value="0.104654767795372" calcext:value-type="float">
            <text:p>0.1046547678</text:p>
          </table:table-cell>
          <table:table-cell table:formula="of:=([.I178]^2)*(-1.84809378419694)+([.I178])*(0.969715893777015)+(-0.0558124189204929)" office:value-type="float" office:value="0.040853980790612" calcext:value-type="float">
            <text:p>0.0408539808</text:p>
          </table:table-cell>
          <table:table-cell table:formula="of:=[.H178]*-1" office:value-type="float" office:value="0.047788" calcext:value-type="float">
            <text:p>0.047788</text:p>
          </table:table-cell>
          <table:table-cell table:formula="of:=[.M178]*-1" office:value-type="float" office:value="-0.046669" calcext:value-type="float">
            <text:p>-0.046669</text:p>
          </table:table-cell>
          <table:table-cell table:formula="of:=([.K178]^2)*(48.7382423482978)+([.K178])*(0.0643401308833624)+(0.0316411646540839)" office:value-type="float" office:value="0.0361594436783199" calcext:value-type="float">
            <text:p>0.0361594437</text:p>
          </table:table-cell>
          <table:table-cell table:formula="of:=([.M178]^2)*(2.99573212968935)+([.M178])*(-0.0394274132082148)+(-0.010306073088791)" office:value-type="float" office:value="-0.0056214197553967" calcext:value-type="float">
            <text:p>-0.0056214198</text:p>
          </table:table-cell>
          <table:table-cell table:formula="of:=([.L178]^2)*(-20.9992408223248)+([.L178])*(0.114146130561486)+(0.302895814088881)" office:value-type="float" office:value="-0.264365971907677" calcext:value-type="float">
            <text:p>-0.2643659719</text:p>
          </table:table-cell>
          <table:table-cell table:number-columns-repeated="1002"/>
        </table:table-row>
        <table:table-row table:style-name="ro1">
          <table:table-cell table:formula="of:=[Datos_Nao.A179]" office:value-type="float" office:value="-0.00257575232535601" calcext:value-type="float">
            <text:p>-0.0025757523</text:p>
          </table:table-cell>
          <table:table-cell table:formula="of:=[Datos_Nao.B179]" office:value-type="float" office:value="0.0684207305312157" calcext:value-type="float">
            <text:p>0.0684207305</text:p>
          </table:table-cell>
          <table:table-cell table:formula="of:=[Datos_Nao.C179]" office:value-type="float" office:value="-0.00000787153840065002" calcext:value-type="float">
            <text:p>-7.87153840065002E-006</text:p>
          </table:table-cell>
          <table:table-cell table:formula="of:=[Datos_Nao.D179]" office:value-type="float" office:value="-0.000153959088493139" calcext:value-type="float">
            <text:p>-0.0001539591</text:p>
          </table:table-cell>
          <table:table-cell table:formula="of:=[Datos_Nao.E179]" office:value-type="float" office:value="-0.0000166274367074948" calcext:value-type="float">
            <text:p>-1.66274367074948E-005</text:p>
          </table:table-cell>
          <table:table-cell table:formula="of:=[Datos_Nao.F179]" office:value-type="float" office:value="0.134682819247246" calcext:value-type="float">
            <text:p>0.1346828192</text:p>
          </table:table-cell>
          <table:table-cell/>
          <table:table-cell table:formula="of:=[Datos_MoCap.A179]" office:value-type="float" office:value="-0.054178" calcext:value-type="float">
            <text:p>-0.054178</text:p>
          </table:table-cell>
          <table:table-cell table:formula="of:=[Datos_MoCap.B179]" office:value-type="float" office:value="0.139349" calcext:value-type="float">
            <text:p>0.139349</text:p>
          </table:table-cell>
          <table:table-cell table:formula="of:=[Datos_MoCap.C179]" office:value-type="float" office:value="0.088223" calcext:value-type="float">
            <text:p>0.088223</text:p>
          </table:table-cell>
          <table:table-cell table:formula="of:=[Datos_MoCap.D179]" office:value-type="float" office:value="-0.008379" calcext:value-type="float">
            <text:p>-0.008379</text:p>
          </table:table-cell>
          <table:table-cell table:formula="of:=[Datos_MoCap.F179]" office:value-type="float" office:value="0.170196" calcext:value-type="float">
            <text:p>0.170196</text:p>
          </table:table-cell>
          <table:table-cell table:formula="of:=[Datos_MoCap.E179]" office:value-type="float" office:value="0.045791" calcext:value-type="float">
            <text:p>0.045791</text:p>
          </table:table-cell>
          <table:table-cell/>
          <table:table-cell table:formula="of:=([.H179]^2)*(0.140024724909833)+([.H179])*(-0.00142725065277068)+(-0.0063459406986214)" office:value-type="float" office:value="-0.00585760674306347" calcext:value-type="float">
            <text:p>-0.0058576067</text:p>
          </table:table-cell>
          <table:table-cell table:formula="of:=([.J179]^2)*(-1.68303778049881)+([.J179])*(0.15665109790632)+(0.10475739737447)" office:value-type="float" office:value="0.105478043050282" calcext:value-type="float">
            <text:p>0.1054780431</text:p>
          </table:table-cell>
          <table:table-cell table:formula="of:=([.I179]^2)*(-1.84809378419694)+([.I179])*(0.969715893777015)+(-0.0558124189204929)" office:value-type="float" office:value="0.0434299703021699" calcext:value-type="float">
            <text:p>0.0434299703</text:p>
          </table:table-cell>
          <table:table-cell table:formula="of:=[.H179]*-1" office:value-type="float" office:value="0.054178" calcext:value-type="float">
            <text:p>0.054178</text:p>
          </table:table-cell>
          <table:table-cell table:formula="of:=[.M179]*-1" office:value-type="float" office:value="-0.045791" calcext:value-type="float">
            <text:p>-0.045791</text:p>
          </table:table-cell>
          <table:table-cell table:formula="of:=([.K179]^2)*(48.7382423482978)+([.K179])*(0.0643401308833624)+(0.0316411646540839)" office:value-type="float" office:value="0.0345238557191725" calcext:value-type="float">
            <text:p>0.0345238557</text:p>
          </table:table-cell>
          <table:table-cell table:formula="of:=([.M179]^2)*(2.99573212968935)+([.M179])*(-0.0394274132082148)+(-0.010306073088791)" office:value-type="float" office:value="-0.00582999566140021" calcext:value-type="float">
            <text:p>-0.0058299957</text:p>
          </table:table-cell>
          <table:table-cell table:formula="of:=([.L179]^2)*(-20.9992408223248)+([.L179])*(0.114146130561486)+(0.302895814088881)" office:value-type="float" office:value="-0.285955226954498" calcext:value-type="float">
            <text:p>-0.285955227</text:p>
          </table:table-cell>
          <table:table-cell table:number-columns-repeated="1002"/>
        </table:table-row>
        <table:table-row table:style-name="ro1">
          <table:table-cell table:formula="of:=[Datos_Nao.A180]" office:value-type="float" office:value="-0.00257575535215437" calcext:value-type="float">
            <text:p>-0.0025757554</text:p>
          </table:table-cell>
          <table:table-cell table:formula="of:=[Datos_Nao.B180]" office:value-type="float" office:value="0.0684205889701843" calcext:value-type="float">
            <text:p>0.068420589</text:p>
          </table:table-cell>
          <table:table-cell table:formula="of:=[Datos_Nao.C180]" office:value-type="float" office:value="-0.00000497326254844666" calcext:value-type="float">
            <text:p>-4.97326254844666E-006</text:p>
          </table:table-cell>
          <table:table-cell table:formula="of:=[Datos_Nao.D180]" office:value-type="float" office:value="-0.000098531942057889" calcext:value-type="float">
            <text:p>-9.8531942057889E-005</text:p>
          </table:table-cell>
          <table:table-cell table:formula="of:=[Datos_Nao.E180]" office:value-type="float" office:value="-0.000010642101187841" calcext:value-type="float">
            <text:p>-1.0642101187841E-005</text:p>
          </table:table-cell>
          <table:table-cell table:formula="of:=[Datos_Nao.F180]" office:value-type="float" office:value="0.134683325886726" calcext:value-type="float">
            <text:p>0.1346833259</text:p>
          </table:table-cell>
          <table:table-cell/>
          <table:table-cell table:formula="of:=[Datos_MoCap.A180]" office:value-type="float" office:value="-0.061034" calcext:value-type="float">
            <text:p>-0.061034</text:p>
          </table:table-cell>
          <table:table-cell table:formula="of:=[Datos_MoCap.B180]" office:value-type="float" office:value="0.145211" calcext:value-type="float">
            <text:p>0.145211</text:p>
          </table:table-cell>
          <table:table-cell table:formula="of:=[Datos_MoCap.C180]" office:value-type="float" office:value="0.082567" calcext:value-type="float">
            <text:p>0.082567</text:p>
          </table:table-cell>
          <table:table-cell table:formula="of:=[Datos_MoCap.D180]" office:value-type="float" office:value="-0.003533" calcext:value-type="float">
            <text:p>-0.003533</text:p>
          </table:table-cell>
          <table:table-cell table:formula="of:=[Datos_MoCap.F180]" office:value-type="float" office:value="0.173127" calcext:value-type="float">
            <text:p>0.173127</text:p>
          </table:table-cell>
          <table:table-cell table:formula="of:=[Datos_MoCap.E180]" office:value-type="float" office:value="0.046806" calcext:value-type="float">
            <text:p>0.046806</text:p>
          </table:table-cell>
          <table:table-cell/>
          <table:table-cell table:formula="of:=([.H180]^2)*(0.140024724909833)+([.H180])*(-0.00142725065277068)+(-0.0063459406986214)" office:value-type="float" office:value="-0.0057372168964632" calcext:value-type="float">
            <text:p>-0.0057372169</text:p>
          </table:table-cell>
          <table:table-cell table:formula="of:=([.J180]^2)*(-1.68303778049881)+([.J180])*(0.15665109790632)+(0.10475739737447)" office:value-type="float" office:value="0.106217819143961" calcext:value-type="float">
            <text:p>0.1062178191</text:p>
          </table:table-cell>
          <table:table-cell table:formula="of:=([.I180]^2)*(-1.84809378419694)+([.I180])*(0.969715893777015)+(-0.0558124189204929)" office:value-type="float" office:value="0.0460316567803822" calcext:value-type="float">
            <text:p>0.0460316568</text:p>
          </table:table-cell>
          <table:table-cell table:formula="of:=[.H180]*-1" office:value-type="float" office:value="0.061034" calcext:value-type="float">
            <text:p>0.061034</text:p>
          </table:table-cell>
          <table:table-cell table:formula="of:=[.M180]*-1" office:value-type="float" office:value="-0.046806" calcext:value-type="float">
            <text:p>-0.046806</text:p>
          </table:table-cell>
          <table:table-cell table:formula="of:=([.K180]^2)*(48.7382423482978)+([.K180])*(0.0643401308833624)+(0.0316411646540839)" office:value-type="float" office:value="0.032022206050368" calcext:value-type="float">
            <text:p>0.0320222061</text:p>
          </table:table-cell>
          <table:table-cell table:formula="of:=([.M180]^2)*(2.99573212968935)+([.M180])*(-0.0394274132082148)+(-0.010306073088791)" office:value-type="float" office:value="-0.00558845774067351" calcext:value-type="float">
            <text:p>-0.0055884577</text:p>
          </table:table-cell>
          <table:table-cell table:formula="of:=([.L180]^2)*(-20.9992408223248)+([.L180])*(0.114146130561486)+(0.302895814088881)" office:value-type="float" office:value="-0.306751774673729" calcext:value-type="float">
            <text:p>-0.3067517747</text:p>
          </table:table-cell>
          <table:table-cell table:number-columns-repeated="1002"/>
        </table:table-row>
        <table:table-row table:style-name="ro1">
          <table:table-cell table:formula="of:=[Datos_Nao.A181]" office:value-type="float" office:value="-0.0025757837574929" calcext:value-type="float">
            <text:p>-0.0025757838</text:p>
          </table:table-cell>
          <table:table-cell table:formula="of:=[Datos_Nao.B181]" office:value-type="float" office:value="0.0684205591678619" calcext:value-type="float">
            <text:p>0.0684205592</text:p>
          </table:table-cell>
          <table:table-cell table:formula="of:=[Datos_Nao.C181]" office:value-type="float" office:value="-0.00000394135713577271" calcext:value-type="float">
            <text:p>-3.94135713577271E-006</text:p>
          </table:table-cell>
          <table:table-cell table:formula="of:=[Datos_Nao.D181]" office:value-type="float" office:value="-0.0000788253819337115" calcext:value-type="float">
            <text:p>-7.88253819337115E-005</text:p>
          </table:table-cell>
          <table:table-cell table:formula="of:=[Datos_Nao.E181]" office:value-type="float" office:value="-0.00000851385084388312" calcext:value-type="float">
            <text:p>-8.51385084388312E-006</text:p>
          </table:table-cell>
          <table:table-cell table:formula="of:=[Datos_Nao.F181]" office:value-type="float" office:value="0.134683609008789" calcext:value-type="float">
            <text:p>0.134683609</text:p>
          </table:table-cell>
          <table:table-cell/>
          <table:table-cell table:formula="of:=[Datos_MoCap.A181]" office:value-type="float" office:value="-0.068403" calcext:value-type="float">
            <text:p>-0.068403</text:p>
          </table:table-cell>
          <table:table-cell table:formula="of:=[Datos_MoCap.B181]" office:value-type="float" office:value="0.151534" calcext:value-type="float">
            <text:p>0.151534</text:p>
          </table:table-cell>
          <table:table-cell table:formula="of:=[Datos_MoCap.C181]" office:value-type="float" office:value="0.077166" calcext:value-type="float">
            <text:p>0.077166</text:p>
          </table:table-cell>
          <table:table-cell table:formula="of:=[Datos_MoCap.D181]" office:value-type="float" office:value="-0.000224" calcext:value-type="float">
            <text:p>-0.000224</text:p>
          </table:table-cell>
          <table:table-cell table:formula="of:=[Datos_MoCap.F181]" office:value-type="float" office:value="0.175049" calcext:value-type="float">
            <text:p>0.175049</text:p>
          </table:table-cell>
          <table:table-cell table:formula="of:=[Datos_MoCap.E181]" office:value-type="float" office:value="0.04759" calcext:value-type="float">
            <text:p>0.04759</text:p>
          </table:table-cell>
          <table:table-cell/>
          <table:table-cell table:formula="of:=([.H181]^2)*(0.140024724909833)+([.H181])*(-0.00142725065277068)+(-0.0063459406986214)" office:value-type="float" office:value="-0.00559314092783845" calcext:value-type="float">
            <text:p>-0.0055931409</text:p>
          </table:table-cell>
          <table:table-cell table:formula="of:=([.J181]^2)*(-1.68303778049881)+([.J181])*(0.15665109790632)+(0.10475739737447)" office:value-type="float" office:value="0.106823733439322" calcext:value-type="float">
            <text:p>0.1068237334</text:p>
          </table:table-cell>
          <table:table-cell table:formula="of:=([.I181]^2)*(-1.84809378419694)+([.I181])*(0.969715893777015)+(-0.0558124189204929)" office:value-type="float" office:value="0.0486955575702179" calcext:value-type="float">
            <text:p>0.0486955576</text:p>
          </table:table-cell>
          <table:table-cell table:formula="of:=[.H181]*-1" office:value-type="float" office:value="0.068403" calcext:value-type="float">
            <text:p>0.068403</text:p>
          </table:table-cell>
          <table:table-cell table:formula="of:=[.M181]*-1" office:value-type="float" office:value="-0.04759" calcext:value-type="float">
            <text:p>-0.04759</text:p>
          </table:table-cell>
          <table:table-cell table:formula="of:=([.K181]^2)*(48.7382423482978)+([.K181])*(0.0643401308833624)+(0.0316411646540839)" office:value-type="float" office:value="0.0316291979548141" calcext:value-type="float">
            <text:p>0.031629198</text:p>
          </table:table-cell>
          <table:table-cell table:formula="of:=([.M181]^2)*(2.99573212968935)+([.M181])*(-0.0394274132082148)+(-0.010306073088791)" office:value-type="float" office:value="-0.00539766529061925" calcext:value-type="float">
            <text:p>-0.0053976653</text:p>
          </table:table-cell>
          <table:table-cell table:formula="of:=([.L181]^2)*(-20.9992408223248)+([.L181])*(0.114146130561486)+(0.302895814088881)" office:value-type="float" office:value="-0.320584957485438" calcext:value-type="float">
            <text:p>-0.3205849575</text:p>
          </table:table-cell>
          <table:table-cell table:number-columns-repeated="1002"/>
        </table:table-row>
        <table:table-row table:style-name="ro1">
          <table:table-cell table:formula="of:=[Datos_Nao.A182]" office:value-type="float" office:value="-0.00257578096352518" calcext:value-type="float">
            <text:p>-0.002575781</text:p>
          </table:table-cell>
          <table:table-cell table:formula="of:=[Datos_Nao.B182]" office:value-type="float" office:value="0.0684205144643784" calcext:value-type="float">
            <text:p>0.0684205145</text:p>
          </table:table-cell>
          <table:table-cell table:formula="of:=[Datos_Nao.C182]" office:value-type="float" office:value="-0.00000248104333877563" calcext:value-type="float">
            <text:p>-0.000002481</text:p>
          </table:table-cell>
          <table:table-cell table:formula="of:=[Datos_Nao.D182]" office:value-type="float" office:value="-0.0000504497365909629" calcext:value-type="float">
            <text:p>-5.04497365909629E-005</text:p>
          </table:table-cell>
          <table:table-cell table:formula="of:=[Datos_Nao.E182]" office:value-type="float" office:value="-0.00000544962722415221" calcext:value-type="float">
            <text:p>-5.44962722415221E-006</text:p>
          </table:table-cell>
          <table:table-cell table:formula="of:=[Datos_Nao.F182]" office:value-type="float" office:value="0.134683817625046" calcext:value-type="float">
            <text:p>0.1346838176</text:p>
          </table:table-cell>
          <table:table-cell/>
          <table:table-cell table:formula="of:=[Datos_MoCap.A182]" office:value-type="float" office:value="-0.076389" calcext:value-type="float">
            <text:p>-0.076389</text:p>
          </table:table-cell>
          <table:table-cell table:formula="of:=[Datos_MoCap.B182]" office:value-type="float" office:value="0.157903" calcext:value-type="float">
            <text:p>0.157903</text:p>
          </table:table-cell>
          <table:table-cell table:formula="of:=[Datos_MoCap.C182]" office:value-type="float" office:value="0.071959" calcext:value-type="float">
            <text:p>0.071959</text:p>
          </table:table-cell>
          <table:table-cell table:formula="of:=[Datos_MoCap.D182]" office:value-type="float" office:value="0.004117" calcext:value-type="float">
            <text:p>0.004117</text:p>
          </table:table-cell>
          <table:table-cell table:formula="of:=[Datos_MoCap.F182]" office:value-type="float" office:value="0.176102" calcext:value-type="float">
            <text:p>0.176102</text:p>
          </table:table-cell>
          <table:table-cell table:formula="of:=[Datos_MoCap.E182]" office:value-type="float" office:value="0.046743" calcext:value-type="float">
            <text:p>0.046743</text:p>
          </table:table-cell>
          <table:table-cell/>
          <table:table-cell table:formula="of:=([.H182]^2)*(0.140024724909833)+([.H182])*(-0.00142725065277068)+(-0.0063459406986214)" office:value-type="float" office:value="-0.00541983106681184" calcext:value-type="float">
            <text:p>-0.0054198311</text:p>
          </table:table-cell>
          <table:table-cell table:formula="of:=([.J182]^2)*(-1.68303778049881)+([.J182])*(0.15665109790632)+(0.10475739737447)" office:value-type="float" office:value="0.107314919700475" calcext:value-type="float">
            <text:p>0.1073149197</text:p>
          </table:table-cell>
          <table:table-cell table:formula="of:=([.I182]^2)*(-1.84809378419694)+([.I182])*(0.969715893777015)+(-0.0558124189204929)" office:value-type="float" office:value="0.0512294470078455" calcext:value-type="float">
            <text:p>0.051229447</text:p>
          </table:table-cell>
          <table:table-cell table:formula="of:=[.H182]*-1" office:value-type="float" office:value="0.076389" calcext:value-type="float">
            <text:p>0.076389</text:p>
          </table:table-cell>
          <table:table-cell table:formula="of:=[.M182]*-1" office:value-type="float" office:value="-0.046743" calcext:value-type="float">
            <text:p>-0.046743</text:p>
          </table:table-cell>
          <table:table-cell table:formula="of:=([.K182]^2)*(48.7382423482978)+([.K182])*(0.0643401308833624)+(0.0316411646540839)" office:value-type="float" office:value="0.032732151023141" calcext:value-type="float">
            <text:p>0.032732151</text:p>
          </table:table-cell>
          <table:table-cell table:formula="of:=([.M182]^2)*(2.99573212968935)+([.M182])*(-0.0394274132082148)+(-0.010306073088791)" office:value-type="float" office:value="-0.00560362942157641" calcext:value-type="float">
            <text:p>-0.0056036294</text:p>
          </table:table-cell>
          <table:table-cell table:formula="of:=([.L182]^2)*(-20.9992408223248)+([.L182])*(0.114146130561486)+(0.302895814088881)" office:value-type="float" office:value="-0.328229482957899" calcext:value-type="float">
            <text:p>-0.328229483</text:p>
          </table:table-cell>
          <table:table-cell table:number-columns-repeated="1002"/>
        </table:table-row>
        <table:table-row table:style-name="ro1">
          <table:table-cell table:formula="of:=[Datos_Nao.A183]" office:value-type="float" office:value="-0.00257578701712191" calcext:value-type="float">
            <text:p>-0.002575787</text:p>
          </table:table-cell>
          <table:table-cell table:formula="of:=[Datos_Nao.B183]" office:value-type="float" office:value="0.0684204772114754" calcext:value-type="float">
            <text:p>0.0684204772</text:p>
          </table:table-cell>
          <table:table-cell table:formula="of:=[Datos_Nao.C183]" office:value-type="float" office:value="-0.00000194460153579712" calcext:value-type="float">
            <text:p>-1.94460153579712E-006</text:p>
          </table:table-cell>
          <table:table-cell table:formula="of:=[Datos_Nao.D183]" office:value-type="float" office:value="-0.0000403594603994861" calcext:value-type="float">
            <text:p>-4.03594603994861E-005</text:p>
          </table:table-cell>
          <table:table-cell table:formula="of:=[Datos_Nao.E183]" office:value-type="float" office:value="-0.00000435976744483924" calcext:value-type="float">
            <text:p>-4.35976744483924E-006</text:p>
          </table:table-cell>
          <table:table-cell table:formula="of:=[Datos_Nao.F183]" office:value-type="float" office:value="0.134683951735497" calcext:value-type="float">
            <text:p>0.1346839517</text:p>
          </table:table-cell>
          <table:table-cell/>
          <table:table-cell table:formula="of:=[Datos_MoCap.A183]" office:value-type="float" office:value="-0.084839" calcext:value-type="float">
            <text:p>-0.084839</text:p>
          </table:table-cell>
          <table:table-cell table:formula="of:=[Datos_MoCap.B183]" office:value-type="float" office:value="0.164394" calcext:value-type="float">
            <text:p>0.164394</text:p>
          </table:table-cell>
          <table:table-cell table:formula="of:=[Datos_MoCap.C183]" office:value-type="float" office:value="0.066794" calcext:value-type="float">
            <text:p>0.066794</text:p>
          </table:table-cell>
          <table:table-cell table:formula="of:=[Datos_MoCap.D183]" office:value-type="float" office:value="0.006262" calcext:value-type="float">
            <text:p>0.006262</text:p>
          </table:table-cell>
          <table:table-cell table:formula="of:=[Datos_MoCap.F183]" office:value-type="float" office:value="0.177642" calcext:value-type="float">
            <text:p>0.177642</text:p>
          </table:table-cell>
          <table:table-cell table:formula="of:=[Datos_MoCap.E183]" office:value-type="float" office:value="0.043501" calcext:value-type="float">
            <text:p>0.043501</text:p>
          </table:table-cell>
          <table:table-cell/>
          <table:table-cell table:formula="of:=([.H183]^2)*(0.140024724909833)+([.H183])*(-0.00142725065277068)+(-0.0063459406986214)" office:value-type="float" office:value="-0.00521700439015733" calcext:value-type="float">
            <text:p>-0.0052170044</text:p>
          </table:table-cell>
          <table:table-cell table:formula="of:=([.J183]^2)*(-1.68303778049881)+([.J183])*(0.15665109790632)+(0.10475739737447)" office:value-type="float" office:value="0.107711981364867" calcext:value-type="float">
            <text:p>0.1077119814</text:p>
          </table:table-cell>
          <table:table-cell table:formula="of:=([.I183]^2)*(-1.84809378419694)+([.I183])*(0.969715893777015)+(-0.0558124189204929)" office:value-type="float" office:value="0.0536576055547188" calcext:value-type="float">
            <text:p>0.0536576056</text:p>
          </table:table-cell>
          <table:table-cell table:formula="of:=[.H183]*-1" office:value-type="float" office:value="0.084839" calcext:value-type="float">
            <text:p>0.084839</text:p>
          </table:table-cell>
          <table:table-cell table:formula="of:=[.M183]*-1" office:value-type="float" office:value="-0.043501" calcext:value-type="float">
            <text:p>-0.043501</text:p>
          </table:table-cell>
          <table:table-cell table:formula="of:=([.K183]^2)*(48.7382423482978)+([.K183])*(0.0643401308833624)+(0.0316411646540839)" office:value-type="float" office:value="0.033955217900065" calcext:value-type="float">
            <text:p>0.0339552179</text:p>
          </table:table-cell>
          <table:table-cell table:formula="of:=([.M183]^2)*(2.99573212968935)+([.M183])*(-0.0394274132082148)+(-0.010306073088791)" office:value-type="float" office:value="-0.00635227023666587" calcext:value-type="float">
            <text:p>-0.0063522702</text:p>
          </table:table-cell>
          <table:table-cell table:formula="of:=([.L183]^2)*(-20.9992408223248)+([.L183])*(0.114146130561486)+(0.302895814088881)" office:value-type="float" office:value="-0.339493365302831" calcext:value-type="float">
            <text:p>-0.3394933653</text:p>
          </table:table-cell>
          <table:table-cell table:number-columns-repeated="1002"/>
        </table:table-row>
        <table:table-row table:style-name="ro1">
          <table:table-cell table:formula="of:=[Datos_Nao.A184]" office:value-type="float" office:value="-0.00257577747106552" calcext:value-type="float">
            <text:p>-0.0025757775</text:p>
          </table:table-cell>
          <table:table-cell table:formula="of:=[Datos_Nao.B184]" office:value-type="float" office:value="0.0684204548597336" calcext:value-type="float">
            <text:p>0.0684204549</text:p>
          </table:table-cell>
          <table:table-cell table:formula="of:=[Datos_Nao.C184]" office:value-type="float" office:value="-0.00000117719173431396" calcext:value-type="float">
            <text:p>-1.17719173431396E-006</text:p>
          </table:table-cell>
          <table:table-cell table:formula="of:=[Datos_Nao.D184]" office:value-type="float" office:value="-0.0000258328709605848" calcext:value-type="float">
            <text:p>-2.58328709605848E-005</text:p>
          </table:table-cell>
          <table:table-cell table:formula="of:=[Datos_Nao.E184]" office:value-type="float" office:value="-0.00000279010487247433" calcext:value-type="float">
            <text:p>-2.79010487247433E-006</text:p>
          </table:table-cell>
          <table:table-cell table:formula="of:=[Datos_Nao.F184]" office:value-type="float" office:value="0.134684100747108" calcext:value-type="float">
            <text:p>0.1346841007</text:p>
          </table:table-cell>
          <table:table-cell/>
          <table:table-cell table:formula="of:=[Datos_MoCap.A184]" office:value-type="float" office:value="-0.093897" calcext:value-type="float">
            <text:p>-0.093897</text:p>
          </table:table-cell>
          <table:table-cell table:formula="of:=[Datos_MoCap.B184]" office:value-type="float" office:value="0.170989" calcext:value-type="float">
            <text:p>0.170989</text:p>
          </table:table-cell>
          <table:table-cell table:formula="of:=[Datos_MoCap.C184]" office:value-type="float" office:value="0.061639" calcext:value-type="float">
            <text:p>0.061639</text:p>
          </table:table-cell>
          <table:table-cell table:formula="of:=[Datos_MoCap.D184]" office:value-type="float" office:value="0.009655" calcext:value-type="float">
            <text:p>0.009655</text:p>
          </table:table-cell>
          <table:table-cell table:formula="of:=[Datos_MoCap.F184]" office:value-type="float" office:value="0.177691" calcext:value-type="float">
            <text:p>0.177691</text:p>
          </table:table-cell>
          <table:table-cell table:formula="of:=[Datos_MoCap.E184]" office:value-type="float" office:value="0.038962" calcext:value-type="float">
            <text:p>0.038962</text:p>
          </table:table-cell>
          <table:table-cell/>
          <table:table-cell table:formula="of:=([.H184]^2)*(0.140024724909833)+([.H184])*(-0.00142725065277068)+(-0.0063459406986214)" office:value-type="float" office:value="-0.00497737762802576" calcext:value-type="float">
            <text:p>-0.0049773776</text:p>
          </table:table-cell>
          <table:table-cell table:formula="of:=([.J184]^2)*(-1.68303778049881)+([.J184])*(0.15665109790632)+(0.10475739737447)" office:value-type="float" office:value="0.10801873733812" calcext:value-type="float">
            <text:p>0.1080187373</text:p>
          </table:table-cell>
          <table:table-cell table:formula="of:=([.I184]^2)*(-1.84809378419694)+([.I184])*(0.969715893777015)+(-0.0558124189204929)" office:value-type="float" office:value="0.0559651740020392" calcext:value-type="float">
            <text:p>0.055965174</text:p>
          </table:table-cell>
          <table:table-cell table:formula="of:=[.H184]*-1" office:value-type="float" office:value="0.093897" calcext:value-type="float">
            <text:p>0.093897</text:p>
          </table:table-cell>
          <table:table-cell table:formula="of:=[.M184]*-1" office:value-type="float" office:value="-0.038962" calcext:value-type="float">
            <text:p>-0.038962</text:p>
          </table:table-cell>
          <table:table-cell table:formula="of:=([.K184]^2)*(48.7382423482978)+([.K184])*(0.0643401308833624)+(0.0316411646540839)" office:value-type="float" office:value="0.0368057000496848" calcext:value-type="float">
            <text:p>0.0368057</text:p>
          </table:table-cell>
          <table:table-cell table:formula="of:=([.M184]^2)*(2.99573212968935)+([.M184])*(-0.0394274132082148)+(-0.010306073088791)" office:value-type="float" office:value="-0.00729461041714717" calcext:value-type="float">
            <text:p>-0.0072946104</text:p>
          </table:table-cell>
          <table:table-cell table:formula="of:=([.L184]^2)*(-20.9992408223248)+([.L184])*(0.114146130561486)+(0.302895814088881)" office:value-type="float" office:value="-0.339853396581151" calcext:value-type="float">
            <text:p>-0.3398533966</text:p>
          </table:table-cell>
          <table:table-cell table:number-columns-repeated="1002"/>
        </table:table-row>
        <table:table-row table:style-name="ro1">
          <table:table-cell table:formula="of:=[Datos_Nao.A185]" office:value-type="float" office:value="-0.00257578655146062" calcext:value-type="float">
            <text:p>-0.0025757866</text:p>
          </table:table-cell>
          <table:table-cell table:formula="of:=[Datos_Nao.B185]" office:value-type="float" office:value="0.0684204325079918" calcext:value-type="float">
            <text:p>0.0684204325</text:p>
          </table:table-cell>
          <table:table-cell table:formula="of:=[Datos_Nao.C185]" office:value-type="float" office:value="-0.000000692903995513916" calcext:value-type="float">
            <text:p>-6.92903995513916E-007</text:p>
          </table:table-cell>
          <table:table-cell table:formula="of:=[Datos_Nao.D185]" office:value-type="float" office:value="-0.0000165329056471819" calcext:value-type="float">
            <text:p>-1.65329056471819E-005</text:p>
          </table:table-cell>
          <table:table-cell table:formula="of:=[Datos_Nao.E185]" office:value-type="float" office:value="-0.00000178665868588723" calcext:value-type="float">
            <text:p>-1.78665868588723E-006</text:p>
          </table:table-cell>
          <table:table-cell table:formula="of:=[Datos_Nao.F185]" office:value-type="float" office:value="0.134684205055237" calcext:value-type="float">
            <text:p>0.1346842051</text:p>
          </table:table-cell>
          <table:table-cell/>
          <table:table-cell table:formula="of:=[Datos_MoCap.A185]" office:value-type="float" office:value="-0.10322" calcext:value-type="float">
            <text:p>-0.10322</text:p>
          </table:table-cell>
          <table:table-cell table:formula="of:=[Datos_MoCap.B185]" office:value-type="float" office:value="0.177406" calcext:value-type="float">
            <text:p>0.177406</text:p>
          </table:table-cell>
          <table:table-cell table:formula="of:=[Datos_MoCap.C185]" office:value-type="float" office:value="0.056762" calcext:value-type="float">
            <text:p>0.056762</text:p>
          </table:table-cell>
          <table:table-cell table:formula="of:=[Datos_MoCap.D185]" office:value-type="float" office:value="0.012857" calcext:value-type="float">
            <text:p>0.012857</text:p>
          </table:table-cell>
          <table:table-cell table:formula="of:=[Datos_MoCap.F185]" office:value-type="float" office:value="0.178187" calcext:value-type="float">
            <text:p>0.178187</text:p>
          </table:table-cell>
          <table:table-cell table:formula="of:=[Datos_MoCap.E185]" office:value-type="float" office:value="0.034435" calcext:value-type="float">
            <text:p>0.034435</text:p>
          </table:table-cell>
          <table:table-cell/>
          <table:table-cell table:formula="of:=([.H185]^2)*(0.140024724909833)+([.H185])*(-0.00142725065277068)+(-0.0063459406986214)" office:value-type="float" office:value="-0.00470674488194439" calcext:value-type="float">
            <text:p>-0.0047067449</text:p>
          </table:table-cell>
          <table:table-cell table:formula="of:=([.J185]^2)*(-1.68303778049881)+([.J185])*(0.15665109790632)+(0.10475739737447)" office:value-type="float" office:value="0.108226606092056" calcext:value-type="float">
            <text:p>0.1082266061</text:p>
          </table:table-cell>
          <table:table-cell table:formula="of:=([.I185]^2)*(-1.84809378419694)+([.I185])*(0.969715893777015)+(-0.0558124189204929)" office:value-type="float" office:value="0.0580561487023794" calcext:value-type="float">
            <text:p>0.0580561487</text:p>
          </table:table-cell>
          <table:table-cell table:formula="of:=[.H185]*-1" office:value-type="float" office:value="0.10322" calcext:value-type="float">
            <text:p>0.10322</text:p>
          </table:table-cell>
          <table:table-cell table:formula="of:=[.M185]*-1" office:value-type="float" office:value="-0.034435" calcext:value-type="float">
            <text:p>-0.034435</text:p>
          </table:table-cell>
          <table:table-cell table:formula="of:=([.K185]^2)*(48.7382423482978)+([.K185])*(0.0643401308833624)+(0.0316411646540839)" office:value-type="float" office:value="0.0405249365369804" calcext:value-type="float">
            <text:p>0.0405249365</text:p>
          </table:table-cell>
          <table:table-cell table:formula="of:=([.M185]^2)*(2.99573212968935)+([.M185])*(-0.0394274132082148)+(-0.010306073088791)" office:value-type="float" office:value="-0.00811150909688654" calcext:value-type="float">
            <text:p>-0.0081115091</text:p>
          </table:table-cell>
          <table:table-cell table:formula="of:=([.L185]^2)*(-20.9992408223248)+([.L185])*(0.114146130561486)+(0.302895814088881)" office:value-type="float" office:value="-0.343503471341774" calcext:value-type="float">
            <text:p>-0.3435034713</text:p>
          </table:table-cell>
          <table:table-cell table:number-columns-repeated="1002"/>
        </table:table-row>
        <table:table-row table:style-name="ro1">
          <table:table-cell table:formula="of:=[Datos_Nao.A186]" office:value-type="float" office:value="-0.00257579400204122" calcext:value-type="float">
            <text:p>-0.002575794</text:p>
          </table:table-cell>
          <table:table-cell table:formula="of:=[Datos_Nao.B186]" office:value-type="float" office:value="0.0684204250574112" calcext:value-type="float">
            <text:p>0.0684204251</text:p>
          </table:table-cell>
          <table:table-cell table:formula="of:=[Datos_Nao.C186]" office:value-type="float" office:value="-0.000000361353158950806" calcext:value-type="float">
            <text:p>-3.61353158950806E-007</text:p>
          </table:table-cell>
          <table:table-cell table:formula="of:=[Datos_Nao.D186]" office:value-type="float" office:value="-0.0000105778026409098" calcext:value-type="float">
            <text:p>-1.05778026409098E-005</text:p>
          </table:table-cell>
          <table:table-cell table:formula="of:=[Datos_Nao.E186]" office:value-type="float" office:value="-0.0000011442762115621" calcext:value-type="float">
            <text:p>-1.1442762115621E-006</text:p>
          </table:table-cell>
          <table:table-cell table:formula="of:=[Datos_Nao.F186]" office:value-type="float" office:value="0.13468424975872" calcext:value-type="float">
            <text:p>0.1346842498</text:p>
          </table:table-cell>
          <table:table-cell/>
          <table:table-cell table:formula="of:=[Datos_MoCap.A186]" office:value-type="float" office:value="-0.112701" calcext:value-type="float">
            <text:p>-0.112701</text:p>
          </table:table-cell>
          <table:table-cell table:formula="of:=[Datos_MoCap.B186]" office:value-type="float" office:value="0.183666" calcext:value-type="float">
            <text:p>0.183666</text:p>
          </table:table-cell>
          <table:table-cell table:formula="of:=[Datos_MoCap.C186]" office:value-type="float" office:value="0.052374" calcext:value-type="float">
            <text:p>0.052374</text:p>
          </table:table-cell>
          <table:table-cell table:formula="of:=[Datos_MoCap.D186]" office:value-type="float" office:value="0.016605" calcext:value-type="float">
            <text:p>0.016605</text:p>
          </table:table-cell>
          <table:table-cell table:formula="of:=[Datos_MoCap.F186]" office:value-type="float" office:value="0.177253" calcext:value-type="float">
            <text:p>0.177253</text:p>
          </table:table-cell>
          <table:table-cell table:formula="of:=[Datos_MoCap.E186]" office:value-type="float" office:value="0.029872" calcext:value-type="float">
            <text:p>0.029872</text:p>
          </table:table-cell>
          <table:table-cell/>
          <table:table-cell table:formula="of:=([.H186]^2)*(0.140024724909833)+([.H186])*(-0.00142725065277068)+(-0.0063459406986214)" office:value-type="float" office:value="-0.00440656192284046" calcext:value-type="float">
            <text:p>-0.0044065619</text:p>
          </table:table-cell>
          <table:table-cell table:formula="of:=([.J186]^2)*(-1.68303778049881)+([.J186])*(0.15665109790632)+(0.10475739737447)" office:value-type="float" office:value="0.108345208963644" calcext:value-type="float">
            <text:p>0.108345209</text:p>
          </table:table-cell>
          <table:table-cell table:formula="of:=([.I186]^2)*(-1.84809378419694)+([.I186])*(0.969715893777015)+(-0.0558124189204929)" office:value-type="float" office:value="0.0599493040054378" calcext:value-type="float">
            <text:p>0.059949304</text:p>
          </table:table-cell>
          <table:table-cell table:formula="of:=[.H186]*-1" office:value-type="float" office:value="0.112701" calcext:value-type="float">
            <text:p>0.112701</text:p>
          </table:table-cell>
          <table:table-cell table:formula="of:=[.M186]*-1" office:value-type="float" office:value="-0.029872" calcext:value-type="float">
            <text:p>-0.029872</text:p>
          </table:table-cell>
          <table:table-cell table:formula="of:=([.K186]^2)*(48.7382423482978)+([.K186])*(0.0643401308833624)+(0.0316411646540839)" office:value-type="float" office:value="0.046147934355585" calcext:value-type="float">
            <text:p>0.0461479344</text:p>
          </table:table-cell>
          <table:table-cell table:formula="of:=([.M186]^2)*(2.99573212968935)+([.M186])*(-0.0394274132082148)+(-0.010306073088791)" office:value-type="float" office:value="-0.00881064800010718" calcext:value-type="float">
            <text:p>-0.008810648</text:p>
          </table:table-cell>
          <table:table-cell table:formula="of:=([.L186]^2)*(-20.9992408223248)+([.L186])*(0.114146130561486)+(0.302895814088881)" office:value-type="float" office:value="-0.336638735700252" calcext:value-type="float">
            <text:p>-0.3366387357</text:p>
          </table:table-cell>
          <table:table-cell table:number-columns-repeated="1002"/>
        </table:table-row>
        <table:table-row table:style-name="ro1">
          <table:table-cell table:formula="of:=[Datos_Nao.A187]" office:value-type="float" office:value="-0.00257579563185573" calcext:value-type="float">
            <text:p>-0.0025757956</text:p>
          </table:table-cell>
          <table:table-cell table:formula="of:=[Datos_Nao.B187]" office:value-type="float" office:value="0.0684204325079918" calcext:value-type="float">
            <text:p>0.0684204325</text:p>
          </table:table-cell>
          <table:table-cell table:formula="of:=[Datos_Nao.C187]" office:value-type="float" office:value="-0.000000245869159698486" calcext:value-type="float">
            <text:p>-2.45869159698486E-007</text:p>
          </table:table-cell>
          <table:table-cell table:formula="of:=[Datos_Nao.D187]" office:value-type="float" office:value="-0.00000846234433993232" calcext:value-type="float">
            <text:p>-8.46234433993232E-006</text:p>
          </table:table-cell>
          <table:table-cell table:formula="of:=[Datos_Nao.E187]" office:value-type="float" office:value="-0.000000916057160793571" calcext:value-type="float">
            <text:p>-9.16057160793571E-007</text:p>
          </table:table-cell>
          <table:table-cell table:formula="of:=[Datos_Nao.F187]" office:value-type="float" office:value="0.134684279561043" calcext:value-type="float">
            <text:p>0.1346842796</text:p>
          </table:table-cell>
          <table:table-cell/>
          <table:table-cell table:formula="of:=[Datos_MoCap.A187]" office:value-type="float" office:value="-0.121907" calcext:value-type="float">
            <text:p>-0.121907</text:p>
          </table:table-cell>
          <table:table-cell table:formula="of:=[Datos_MoCap.B187]" office:value-type="float" office:value="0.189773" calcext:value-type="float">
            <text:p>0.189773</text:p>
          </table:table-cell>
          <table:table-cell table:formula="of:=[Datos_MoCap.C187]" office:value-type="float" office:value="0.04835" calcext:value-type="float">
            <text:p>0.04835</text:p>
          </table:table-cell>
          <table:table-cell table:formula="of:=[Datos_MoCap.D187]" office:value-type="float" office:value="0.016851" calcext:value-type="float">
            <text:p>0.016851</text:p>
          </table:table-cell>
          <table:table-cell table:formula="of:=[Datos_MoCap.F187]" office:value-type="float" office:value="0.177342" calcext:value-type="float">
            <text:p>0.177342</text:p>
          </table:table-cell>
          <table:table-cell table:formula="of:=[Datos_MoCap.E187]" office:value-type="float" office:value="0.024571" calcext:value-type="float">
            <text:p>0.024571</text:p>
          </table:table-cell>
          <table:table-cell/>
          <table:table-cell table:formula="of:=([.H187]^2)*(0.140024724909833)+([.H187])*(-0.00142725065277068)+(-0.0063459406986214)" office:value-type="float" office:value="-0.00409099707771994" calcext:value-type="float">
            <text:p>-0.0040909971</text:p>
          </table:table-cell>
          <table:table-cell table:formula="of:=([.J187]^2)*(-1.68303778049881)+([.J187])*(0.15665109790632)+(0.10475739737447)" office:value-type="float" office:value="0.108397002670418" calcext:value-type="float">
            <text:p>0.1083970027</text:p>
          </table:table-cell>
          <table:table-cell table:formula="of:=([.I187]^2)*(-1.84809378419694)+([.I187])*(0.969715893777015)+(-0.0558124189204929)" office:value-type="float" office:value="0.0616566111191433" calcext:value-type="float">
            <text:p>0.0616566111</text:p>
          </table:table-cell>
          <table:table-cell table:formula="of:=[.H187]*-1" office:value-type="float" office:value="0.121907" calcext:value-type="float">
            <text:p>0.121907</text:p>
          </table:table-cell>
          <table:table-cell table:formula="of:=[.M187]*-1" office:value-type="float" office:value="-0.024571" calcext:value-type="float">
            <text:p>-0.024571</text:p>
          </table:table-cell>
          <table:table-cell table:formula="of:=([.K187]^2)*(48.7382423482978)+([.K187])*(0.0643401308833624)+(0.0316411646540839)" office:value-type="float" office:value="0.0465648863402394" calcext:value-type="float">
            <text:p>0.0465648863</text:p>
          </table:table-cell>
          <table:table-cell table:formula="of:=([.M187]^2)*(2.99573212968935)+([.M187])*(-0.0394274132082148)+(-0.010306073088791)" office:value-type="float" office:value="-0.00946621859431916" calcext:value-type="float">
            <text:p>-0.0094662186</text:p>
          </table:table-cell>
          <table:table-cell table:formula="of:=([.L187]^2)*(-20.9992408223248)+([.L187])*(0.114146130561486)+(0.302895814088881)" office:value-type="float" office:value="-0.337291290790778" calcext:value-type="float">
            <text:p>-0.3372912908</text:p>
          </table:table-cell>
          <table:table-cell table:number-columns-repeated="1002"/>
        </table:table-row>
        <table:table-row table:style-name="ro1">
          <table:table-cell table:formula="of:=[Datos_Nao.A188]" office:value-type="float" office:value="-0.00257580541074276" calcext:value-type="float">
            <text:p>-0.0025758054</text:p>
          </table:table-cell>
          <table:table-cell table:formula="of:=[Datos_Nao.B188]" office:value-type="float" office:value="0.0684204325079918" calcext:value-type="float">
            <text:p>0.0684204325</text:p>
          </table:table-cell>
          <table:table-cell table:formula="of:=[Datos_Nao.C188]" office:value-type="float" office:value="-0.000000126659870147705" calcext:value-type="float">
            <text:p>-1.26659870147705E-007</text:p>
          </table:table-cell>
          <table:table-cell table:formula="of:=[Datos_Nao.D188]" office:value-type="float" office:value="-0.00000541659437658382" calcext:value-type="float">
            <text:p>-5.41659437658382E-006</text:p>
          </table:table-cell>
          <table:table-cell table:formula="of:=[Datos_Nao.E188]" office:value-type="float" office:value="-0.000000586848670991458" calcext:value-type="float">
            <text:p>-5.86848670991458E-007</text:p>
          </table:table-cell>
          <table:table-cell table:formula="of:=[Datos_Nao.F188]" office:value-type="float" office:value="0.134684294462204" calcext:value-type="float">
            <text:p>0.1346842945</text:p>
          </table:table-cell>
          <table:table-cell/>
          <table:table-cell table:formula="of:=[Datos_MoCap.A188]" office:value-type="float" office:value="-0.131012" calcext:value-type="float">
            <text:p>-0.131012</text:p>
          </table:table-cell>
          <table:table-cell table:formula="of:=[Datos_MoCap.B188]" office:value-type="float" office:value="0.195799" calcext:value-type="float">
            <text:p>0.195799</text:p>
          </table:table-cell>
          <table:table-cell table:formula="of:=[Datos_MoCap.C188]" office:value-type="float" office:value="0.044666" calcext:value-type="float">
            <text:p>0.044666</text:p>
          </table:table-cell>
          <table:table-cell table:formula="of:=[Datos_MoCap.D188]" office:value-type="float" office:value="0.018237" calcext:value-type="float">
            <text:p>0.018237</text:p>
          </table:table-cell>
          <table:table-cell table:formula="of:=[Datos_MoCap.F188]" office:value-type="float" office:value="0.176209" calcext:value-type="float">
            <text:p>0.176209</text:p>
          </table:table-cell>
          <table:table-cell table:formula="of:=[Datos_MoCap.E188]" office:value-type="float" office:value="0.020704" calcext:value-type="float">
            <text:p>0.020704</text:p>
          </table:table-cell>
          <table:table-cell/>
          <table:table-cell table:formula="of:=([.H188]^2)*(0.140024724909833)+([.H188])*(-0.00142725065277068)+(-0.0063459406986214)" office:value-type="float" office:value="-0.00375554917402429" calcext:value-type="float">
            <text:p>-0.0037555492</text:p>
          </table:table-cell>
          <table:table-cell table:formula="of:=([.J188]^2)*(-1.68303778049881)+([.J188])*(0.15665109790632)+(0.10475739737447)" office:value-type="float" office:value="0.108396628170763" calcext:value-type="float">
            <text:p>0.1083966282</text:p>
          </table:table-cell>
          <table:table-cell table:formula="of:=([.I188]^2)*(-1.84809378419694)+([.I188])*(0.969715893777015)+(-0.0558124189204929)" office:value-type="float" office:value="0.0632061528920507" calcext:value-type="float">
            <text:p>0.0632061529</text:p>
          </table:table-cell>
          <table:table-cell table:formula="of:=[.H188]*-1" office:value-type="float" office:value="0.131012" calcext:value-type="float">
            <text:p>0.131012</text:p>
          </table:table-cell>
          <table:table-cell table:formula="of:=[.M188]*-1" office:value-type="float" office:value="-0.020704" calcext:value-type="float">
            <text:p>-0.020704</text:p>
          </table:table-cell>
          <table:table-cell table:formula="of:=([.K188]^2)*(48.7382423482978)+([.K188])*(0.0643401308833624)+(0.0316411646540839)" office:value-type="float" office:value="0.0490242984039024" calcext:value-type="float">
            <text:p>0.0490242984</text:p>
          </table:table-cell>
          <table:table-cell table:formula="of:=([.M188]^2)*(2.99573212968935)+([.M188])*(-0.0394274132082148)+(-0.010306073088791)" office:value-type="float" office:value="-0.0098382408504309" calcext:value-type="float">
            <text:p>-0.0098382409</text:p>
          </table:table-cell>
          <table:table-cell table:formula="of:=([.L188]^2)*(-20.9992408223248)+([.L188])*(0.114146130561486)+(0.302895814088881)" office:value-type="float" office:value="-0.329008883519998" calcext:value-type="float">
            <text:p>-0.3290088835</text:p>
          </table:table-cell>
          <table:table-cell table:number-columns-repeated="1002"/>
        </table:table-row>
        <table:table-row table:style-name="ro1">
          <table:table-cell table:formula="of:=[Datos_Nao.A189]" office:value-type="float" office:value="-0.00257580308243632" calcext:value-type="float">
            <text:p>-0.0025758031</text:p>
          </table:table-cell>
          <table:table-cell table:formula="of:=[Datos_Nao.B189]" office:value-type="float" office:value="0.0684204027056694" calcext:value-type="float">
            <text:p>0.0684204027</text:p>
          </table:table-cell>
          <table:table-cell table:formula="of:=[Datos_Nao.C189]" office:value-type="float" office:value="-0.00000000372529029846191" calcext:value-type="float">
            <text:p>-3.72529029846191E-009</text:p>
          </table:table-cell>
          <table:table-cell table:formula="of:=[Datos_Nao.D189]" office:value-type="float" office:value="-0.00000346978049492463" calcext:value-type="float">
            <text:p>-3.46978049492463E-006</text:p>
          </table:table-cell>
          <table:table-cell table:formula="of:=[Datos_Nao.E189]" office:value-type="float" office:value="-0.000000376008330249533" calcext:value-type="float">
            <text:p>-0.000000376</text:p>
          </table:table-cell>
          <table:table-cell table:formula="of:=[Datos_Nao.F189]" office:value-type="float" office:value="0.134684324264526" calcext:value-type="float">
            <text:p>0.1346843243</text:p>
          </table:table-cell>
          <table:table-cell/>
          <table:table-cell table:formula="of:=[Datos_MoCap.A189]" office:value-type="float" office:value="-0.139707" calcext:value-type="float">
            <text:p>-0.139707</text:p>
          </table:table-cell>
          <table:table-cell table:formula="of:=[Datos_MoCap.B189]" office:value-type="float" office:value="0.201796" calcext:value-type="float">
            <text:p>0.201796</text:p>
          </table:table-cell>
          <table:table-cell table:formula="of:=[Datos_MoCap.C189]" office:value-type="float" office:value="0.041278" calcext:value-type="float">
            <text:p>0.041278</text:p>
          </table:table-cell>
          <table:table-cell table:formula="of:=[Datos_MoCap.D189]" office:value-type="float" office:value="0.020444" calcext:value-type="float">
            <text:p>0.020444</text:p>
          </table:table-cell>
          <table:table-cell table:formula="of:=[Datos_MoCap.F189]" office:value-type="float" office:value="0.17468" calcext:value-type="float">
            <text:p>0.17468</text:p>
          </table:table-cell>
          <table:table-cell table:formula="of:=[Datos_MoCap.E189]" office:value-type="float" office:value="0.017185" calcext:value-type="float">
            <text:p>0.017185</text:p>
          </table:table-cell>
          <table:table-cell/>
          <table:table-cell table:formula="of:=([.H189]^2)*(0.140024724909833)+([.H189])*(-0.00142725065277068)+(-0.0063459406986214)" office:value-type="float" office:value="-0.00341353479089103" calcext:value-type="float">
            <text:p>-0.0034135348</text:p>
          </table:table-cell>
          <table:table-cell table:formula="of:=([.J189]^2)*(-1.68303778049881)+([.J189])*(0.15665109790632)+(0.10475739737447)" office:value-type="float" office:value="0.108355958283692" calcext:value-type="float">
            <text:p>0.1083559583</text:p>
          </table:table-cell>
          <table:table-cell table:formula="of:=([.I189]^2)*(-1.84809378419694)+([.I189])*(0.969715893777015)+(-0.0558124189204929)" office:value-type="float" office:value="0.0646149863968092" calcext:value-type="float">
            <text:p>0.0646149864</text:p>
          </table:table-cell>
          <table:table-cell table:formula="of:=[.H189]*-1" office:value-type="float" office:value="0.139707" calcext:value-type="float">
            <text:p>0.139707</text:p>
          </table:table-cell>
          <table:table-cell table:formula="of:=[.M189]*-1" office:value-type="float" office:value="-0.017185" calcext:value-type="float">
            <text:p>-0.017185</text:p>
          </table:table-cell>
          <table:table-cell table:formula="of:=([.K189]^2)*(48.7382423482978)+([.K189])*(0.0643401308833624)+(0.0316411646540839)" office:value-type="float" office:value="0.0533270304754318" calcext:value-type="float">
            <text:p>0.0533270305</text:p>
          </table:table-cell>
          <table:table-cell table:formula="of:=([.M189]^2)*(2.99573212968935)+([.M189])*(-0.0394274132082148)+(-0.010306073088791)" office:value-type="float" office:value="-0.0100989209152661" calcext:value-type="float">
            <text:p>-0.0100989209</text:p>
          </table:table-cell>
          <table:table-cell table:formula="of:=([.L189]^2)*(-20.9992408223248)+([.L189])*(0.114146130561486)+(0.302895814088881)" office:value-type="float" office:value="-0.317917125358496" calcext:value-type="float">
            <text:p>-0.3179171254</text:p>
          </table:table-cell>
          <table:table-cell table:number-columns-repeated="1002"/>
        </table:table-row>
        <table:table-row table:style-name="ro1">
          <table:table-cell table:formula="of:=[Datos_Nao.A190]" office:value-type="float" office:value="-0.00257580727338791" calcext:value-type="float">
            <text:p>-0.0025758073</text:p>
          </table:table-cell>
          <table:table-cell table:formula="of:=[Datos_Nao.B190]" office:value-type="float" office:value="0.0684204250574112" calcext:value-type="float">
            <text:p>0.0684204251</text:p>
          </table:table-cell>
          <table:table-cell table:formula="of:=[Datos_Nao.C190]" office:value-type="float" office:value="0.000000115483999252319" calcext:value-type="float">
            <text:p>1.15483999252319E-007</text:p>
          </table:table-cell>
          <table:table-cell table:formula="of:=[Datos_Nao.D190]" office:value-type="float" office:value="-0.00000222309154196409" calcext:value-type="float">
            <text:p>-2.22309154196409E-006</text:p>
          </table:table-cell>
          <table:table-cell table:formula="of:=[Datos_Nao.E190]" office:value-type="float" office:value="-0.000000241242872789371" calcext:value-type="float">
            <text:p>-2.41242872789371E-007</text:p>
          </table:table-cell>
          <table:table-cell table:formula="of:=[Datos_Nao.F190]" office:value-type="float" office:value="0.134684383869171" calcext:value-type="float">
            <text:p>0.1346843839</text:p>
          </table:table-cell>
          <table:table-cell/>
          <table:table-cell table:formula="of:=[Datos_MoCap.A190]" office:value-type="float" office:value="-0.147744" calcext:value-type="float">
            <text:p>-0.147744</text:p>
          </table:table-cell>
          <table:table-cell table:formula="of:=[Datos_MoCap.B190]" office:value-type="float" office:value="0.207822" calcext:value-type="float">
            <text:p>0.207822</text:p>
          </table:table-cell>
          <table:table-cell table:formula="of:=[Datos_MoCap.C190]" office:value-type="float" office:value="0.038182" calcext:value-type="float">
            <text:p>0.038182</text:p>
          </table:table-cell>
          <table:table-cell table:formula="of:=[Datos_MoCap.D190]" office:value-type="float" office:value="0.022766" calcext:value-type="float">
            <text:p>0.022766</text:p>
          </table:table-cell>
          <table:table-cell table:formula="of:=[Datos_MoCap.F190]" office:value-type="float" office:value="0.173233" calcext:value-type="float">
            <text:p>0.173233</text:p>
          </table:table-cell>
          <table:table-cell table:formula="of:=[Datos_MoCap.E190]" office:value-type="float" office:value="0.015269" calcext:value-type="float">
            <text:p>0.015269</text:p>
          </table:table-cell>
          <table:table-cell/>
          <table:table-cell table:formula="of:=([.H190]^2)*(0.140024724909833)+([.H190])*(-0.00142725065277068)+(-0.0063459406986214)" office:value-type="float" office:value="-0.00307857274064786" calcext:value-type="float">
            <text:p>-0.0030785727</text:p>
          </table:table-cell>
          <table:table-cell table:formula="of:=([.J190]^2)*(-1.68303778049881)+([.J190])*(0.15665109790632)+(0.10475739737447)" office:value-type="float" office:value="0.108285007512166" calcext:value-type="float">
            <text:p>0.1082850075</text:p>
          </table:table-cell>
          <table:table-cell table:formula="of:=([.I190]^2)*(-1.84809378419694)+([.I190])*(0.969715893777015)+(-0.0558124189204929)" office:value-type="float" office:value="0.0658967371700663" calcext:value-type="float">
            <text:p>0.0658967372</text:p>
          </table:table-cell>
          <table:table-cell table:formula="of:=[.H190]*-1" office:value-type="float" office:value="0.147744" calcext:value-type="float">
            <text:p>0.147744</text:p>
          </table:table-cell>
          <table:table-cell table:formula="of:=[.M190]*-1" office:value-type="float" office:value="-0.015269" calcext:value-type="float">
            <text:p>-0.015269</text:p>
          </table:table-cell>
          <table:table-cell table:formula="of:=([.K190]^2)*(48.7382423482978)+([.K190])*(0.0643401308833624)+(0.0316411646540839)" office:value-type="float" office:value="0.058366512546585" calcext:value-type="float">
            <text:p>0.0583665125</text:p>
          </table:table-cell>
          <table:table-cell table:formula="of:=([.M190]^2)*(2.99573212968935)+([.M190])*(-0.0394274132082148)+(-0.010306073088791)" office:value-type="float" office:value="-0.0102096581994279" calcext:value-type="float">
            <text:p>-0.0102096582</text:p>
          </table:table-cell>
          <table:table-cell table:formula="of:=([.L190]^2)*(-20.9992408223248)+([.L190])*(0.114146130561486)+(0.302895814088881)" office:value-type="float" office:value="-0.307510644671319" calcext:value-type="float">
            <text:p>-0.3075106447</text:p>
          </table:table-cell>
          <table:table-cell table:number-columns-repeated="1002"/>
        </table:table-row>
        <table:table-row table:style-name="ro1">
          <table:table-cell table:formula="of:=[Datos_Nao.A191]" office:value-type="float" office:value="-0.00257580424658954" calcext:value-type="float">
            <text:p>-0.0025758042</text:p>
          </table:table-cell>
          <table:table-cell table:formula="of:=[Datos_Nao.B191]" office:value-type="float" office:value="0.06842041015625" calcext:value-type="float">
            <text:p>0.0684204102</text:p>
          </table:table-cell>
          <table:table-cell table:formula="of:=[Datos_Nao.C191]" office:value-type="float" office:value="0.00000017508864402771" calcext:value-type="float">
            <text:p>1.7508864402771E-007</text:p>
          </table:table-cell>
          <table:table-cell table:formula="of:=[Datos_Nao.D191]" office:value-type="float" office:value="-0.00000113570263238216" calcext:value-type="float">
            <text:p>-1.13570263238216E-006</text:p>
          </table:table-cell>
          <table:table-cell table:formula="of:=[Datos_Nao.E191]" office:value-type="float" office:value="-0.000000124371439369497" calcext:value-type="float">
            <text:p>-1.24371439369497E-007</text:p>
          </table:table-cell>
          <table:table-cell table:formula="of:=[Datos_Nao.F191]" office:value-type="float" office:value="0.134684383869171" calcext:value-type="float">
            <text:p>0.1346843839</text:p>
          </table:table-cell>
          <table:table-cell/>
          <table:table-cell table:formula="of:=[Datos_MoCap.A191]" office:value-type="float" office:value="-0.154535" calcext:value-type="float">
            <text:p>-0.154535</text:p>
          </table:table-cell>
          <table:table-cell table:formula="of:=[Datos_MoCap.B191]" office:value-type="float" office:value="0.213757" calcext:value-type="float">
            <text:p>0.213757</text:p>
          </table:table-cell>
          <table:table-cell table:formula="of:=[Datos_MoCap.C191]" office:value-type="float" office:value="0.035496" calcext:value-type="float">
            <text:p>0.035496</text:p>
          </table:table-cell>
          <table:table-cell table:formula="of:=[Datos_MoCap.D191]" office:value-type="float" office:value="0.024538" calcext:value-type="float">
            <text:p>0.024538</text:p>
          </table:table-cell>
          <table:table-cell table:formula="of:=[Datos_MoCap.F191]" office:value-type="float" office:value="0.173222" calcext:value-type="float">
            <text:p>0.173222</text:p>
          </table:table-cell>
          <table:table-cell table:formula="of:=[Datos_MoCap.E191]" office:value-type="float" office:value="0.012192" calcext:value-type="float">
            <text:p>0.012192</text:p>
          </table:table-cell>
          <table:table-cell/>
          <table:table-cell table:formula="of:=([.H191]^2)*(0.140024724909833)+([.H191])*(-0.00142725065277068)+(-0.0063459406986214)" office:value-type="float" office:value="-0.00278144079028635" calcext:value-type="float">
            <text:p>-0.0027814408</text:p>
          </table:table-cell>
          <table:table-cell table:formula="of:=([.J191]^2)*(-1.68303778049881)+([.J191])*(0.15665109790632)+(0.10475739737447)" office:value-type="float" office:value="0.10819731433868" calcext:value-type="float">
            <text:p>0.1081973143</text:p>
          </table:table-cell>
          <table:table-cell table:formula="of:=([.I191]^2)*(-1.84809378419694)+([.I191])*(0.969715893777015)+(-0.0558124189204929)" office:value-type="float" office:value="0.0670279384623592" calcext:value-type="float">
            <text:p>0.0670279385</text:p>
          </table:table-cell>
          <table:table-cell table:formula="of:=[.H191]*-1" office:value-type="float" office:value="0.154535" calcext:value-type="float">
            <text:p>0.154535</text:p>
          </table:table-cell>
          <table:table-cell table:formula="of:=[.M191]*-1" office:value-type="float" office:value="-0.012192" calcext:value-type="float">
            <text:p>-0.012192</text:p>
          </table:table-cell>
          <table:table-cell table:formula="of:=([.K191]^2)*(48.7382423482978)+([.K191])*(0.0643401308833624)+(0.0316411646540839)" office:value-type="float" office:value="0.0625658937405401" calcext:value-type="float">
            <text:p>0.0625658937</text:p>
          </table:table-cell>
          <table:table-cell table:formula="of:=([.M191]^2)*(2.99573212968935)+([.M191])*(-0.0394274132082148)+(-0.010306073088791)" office:value-type="float" office:value="-0.0103414719156275" calcext:value-type="float">
            <text:p>-0.0103414719</text:p>
          </table:table-cell>
          <table:table-cell table:formula="of:=([.L191]^2)*(-20.9992408223248)+([.L191])*(0.114146130561486)+(0.302895814088881)" office:value-type="float" office:value="-0.307431872066985" calcext:value-type="float">
            <text:p>-0.3074318721</text:p>
          </table:table-cell>
          <table:table-cell table:number-columns-repeated="1002"/>
        </table:table-row>
        <table:table-row table:style-name="ro1">
          <table:table-cell table:formula="of:=[Datos_Nao.A192]" office:value-type="float" office:value="-0.00257580517791212" calcext:value-type="float">
            <text:p>-0.0025758052</text:p>
          </table:table-cell>
          <table:table-cell table:formula="of:=[Datos_Nao.B192]" office:value-type="float" office:value="0.0684204176068306" calcext:value-type="float">
            <text:p>0.0684204176</text:p>
          </table:table-cell>
          <table:table-cell table:formula="of:=[Datos_Nao.C192]" office:value-type="float" office:value="0.000000201165676116943" calcext:value-type="float">
            <text:p>2.01165676116943E-007</text:p>
          </table:table-cell>
          <table:table-cell table:formula="of:=[Datos_Nao.D192]" office:value-type="float" office:value="-0.000000909290861272893" calcext:value-type="float">
            <text:p>-9.09290861272893E-007</text:p>
          </table:table-cell>
          <table:table-cell table:formula="of:=[Datos_Nao.E192]" office:value-type="float" office:value="-0.0000000993355513401184" calcext:value-type="float">
            <text:p>-9.93355513401184E-008</text:p>
          </table:table-cell>
          <table:table-cell table:formula="of:=[Datos_Nao.F192]" office:value-type="float" office:value="0.13468436896801" calcext:value-type="float">
            <text:p>0.134684369</text:p>
          </table:table-cell>
          <table:table-cell/>
          <table:table-cell table:formula="of:=[Datos_MoCap.A192]" office:value-type="float" office:value="-0.160422" calcext:value-type="float">
            <text:p>-0.160422</text:p>
          </table:table-cell>
          <table:table-cell table:formula="of:=[Datos_MoCap.B192]" office:value-type="float" office:value="0.219839" calcext:value-type="float">
            <text:p>0.219839</text:p>
          </table:table-cell>
          <table:table-cell table:formula="of:=[Datos_MoCap.C192]" office:value-type="float" office:value="0.032929" calcext:value-type="float">
            <text:p>0.032929</text:p>
          </table:table-cell>
          <table:table-cell table:formula="of:=[Datos_MoCap.D192]" office:value-type="float" office:value="0.025087" calcext:value-type="float">
            <text:p>0.025087</text:p>
          </table:table-cell>
          <table:table-cell table:formula="of:=[Datos_MoCap.F192]" office:value-type="float" office:value="0.173413" calcext:value-type="float">
            <text:p>0.173413</text:p>
          </table:table-cell>
          <table:table-cell table:formula="of:=[Datos_MoCap.E192]" office:value-type="float" office:value="0.008655" calcext:value-type="float">
            <text:p>0.008655</text:p>
          </table:table-cell>
          <table:table-cell/>
          <table:table-cell table:formula="of:=([.H192]^2)*(0.140024724909833)+([.H192])*(-0.00142725065277068)+(-0.0063459406986214)" office:value-type="float" office:value="-0.00251341146169596" calcext:value-type="float">
            <text:p>-0.0025134115</text:p>
          </table:table-cell>
          <table:table-cell table:formula="of:=([.J192]^2)*(-1.68303778049881)+([.J192])*(0.15665109790632)+(0.10475739737447)" office:value-type="float" office:value="0.10809081146531" calcext:value-type="float">
            <text:p>0.1080908115</text:p>
          </table:table-cell>
          <table:table-cell table:formula="of:=([.I192]^2)*(-1.84809378419694)+([.I192])*(0.969715893777015)+(-0.0558124189204929)" office:value-type="float" office:value="0.0680520853556539" calcext:value-type="float">
            <text:p>0.0680520854</text:p>
          </table:table-cell>
          <table:table-cell table:formula="of:=[.H192]*-1" office:value-type="float" office:value="0.160422" calcext:value-type="float">
            <text:p>0.160422</text:p>
          </table:table-cell>
          <table:table-cell table:formula="of:=[.M192]*-1" office:value-type="float" office:value="-0.008655" calcext:value-type="float">
            <text:p>-0.008655</text:p>
          </table:table-cell>
          <table:table-cell table:formula="of:=([.K192]^2)*(48.7382423482978)+([.K192])*(0.0643401308833624)+(0.0316411646540839)" office:value-type="float" office:value="0.0639290472392124" calcext:value-type="float">
            <text:p>0.0639290472</text:p>
          </table:table-cell>
          <table:table-cell table:formula="of:=([.M192]^2)*(2.99573212968935)+([.M192])*(-0.0394274132082148)+(-0.010306073088791)" office:value-type="float" office:value="-0.0104229099771119" calcext:value-type="float">
            <text:p>-0.01042291</text:p>
          </table:table-cell>
          <table:table-cell table:formula="of:=([.L192]^2)*(-20.9992408223248)+([.L192])*(0.114146130561486)+(0.302895814088881)" office:value-type="float" office:value="-0.308800372877955" calcext:value-type="float">
            <text:p>-0.3088003729</text:p>
          </table:table-cell>
          <table:table-cell table:number-columns-repeated="1002"/>
        </table:table-row>
        <table:table-row table:style-name="ro1">
          <table:table-cell table:formula="of:=[Datos_Nao.A193]" office:value-type="float" office:value="-0.00257580843754113" calcext:value-type="float">
            <text:p>-0.0025758084</text:p>
          </table:table-cell>
          <table:table-cell table:formula="of:=[Datos_Nao.B193]" office:value-type="float" office:value="0.0684204176068306" calcext:value-type="float">
            <text:p>0.0684204176</text:p>
          </table:table-cell>
          <table:table-cell table:formula="of:=[Datos_Nao.C193]" office:value-type="float" office:value="0.000000204890966415405" calcext:value-type="float">
            <text:p>2.04890966415405E-007</text:p>
          </table:table-cell>
          <table:table-cell table:formula="of:=[Datos_Nao.D193]" office:value-type="float" office:value="-0.000000579541847400833" calcext:value-type="float">
            <text:p>-5.79541847400833E-007</text:p>
          </table:table-cell>
          <table:table-cell table:formula="of:=[Datos_Nao.E193]" office:value-type="float" office:value="-0.0000000645930740006406" calcext:value-type="float">
            <text:p>-6.45930740006406E-008</text:p>
          </table:table-cell>
          <table:table-cell table:formula="of:=[Datos_Nao.F193]" office:value-type="float" office:value="0.134684383869171" calcext:value-type="float">
            <text:p>0.1346843839</text:p>
          </table:table-cell>
          <table:table-cell/>
          <table:table-cell table:formula="of:=[Datos_MoCap.A193]" office:value-type="float" office:value="-0.164968" calcext:value-type="float">
            <text:p>-0.164968</text:p>
          </table:table-cell>
          <table:table-cell table:formula="of:=[Datos_MoCap.B193]" office:value-type="float" office:value="0.225741" calcext:value-type="float">
            <text:p>0.225741</text:p>
          </table:table-cell>
          <table:table-cell table:formula="of:=[Datos_MoCap.C193]" office:value-type="float" office:value="0.030479" calcext:value-type="float">
            <text:p>0.030479</text:p>
          </table:table-cell>
          <table:table-cell table:formula="of:=[Datos_MoCap.D193]" office:value-type="float" office:value="0.027035" calcext:value-type="float">
            <text:p>0.027035</text:p>
          </table:table-cell>
          <table:table-cell table:formula="of:=[Datos_MoCap.F193]" office:value-type="float" office:value="0.174215" calcext:value-type="float">
            <text:p>0.174215</text:p>
          </table:table-cell>
          <table:table-cell table:formula="of:=[Datos_MoCap.E193]" office:value-type="float" office:value="0.00451" calcext:value-type="float">
            <text:p>0.00451</text:p>
          </table:table-cell>
          <table:table-cell/>
          <table:table-cell table:formula="of:=([.H193]^2)*(0.140024724909833)+([.H193])*(-0.00142725065277068)+(-0.0063459406986214)" office:value-type="float" office:value="-0.00229979539497465" calcext:value-type="float">
            <text:p>-0.0022997954</text:p>
          </table:table-cell>
          <table:table-cell table:formula="of:=([.J193]^2)*(-1.68303778049881)+([.J193])*(0.15665109790632)+(0.10475739737447)" office:value-type="float" office:value="0.107968475521425" calcext:value-type="float">
            <text:p>0.1079684755</text:p>
          </table:table-cell>
          <table:table-cell table:formula="of:=([.I193]^2)*(-1.84809378419694)+([.I193])*(0.969715893777015)+(-0.0558124189204929)" office:value-type="float" office:value="0.0689152072061306" calcext:value-type="float">
            <text:p>0.0689152072</text:p>
          </table:table-cell>
          <table:table-cell table:formula="of:=[.H193]*-1" office:value-type="float" office:value="0.164968" calcext:value-type="float">
            <text:p>0.164968</text:p>
          </table:table-cell>
          <table:table-cell table:formula="of:=[.M193]*-1" office:value-type="float" office:value="-0.00451" calcext:value-type="float">
            <text:p>-0.00451</text:p>
          </table:table-cell>
          <table:table-cell table:formula="of:=([.K193]^2)*(48.7382423482978)+([.K193])*(0.0643401308833624)+(0.0316411646540839)" office:value-type="float" office:value="0.0690029537468099" calcext:value-type="float">
            <text:p>0.0690029537</text:p>
          </table:table-cell>
          <table:table-cell table:formula="of:=([.M193]^2)*(2.99573212968935)+([.M193])*(-0.0394274132082148)+(-0.010306073088791)" office:value-type="float" office:value="-0.010422957231269" calcext:value-type="float">
            <text:p>-0.0104229572</text:p>
          </table:table-cell>
          <table:table-cell table:formula="of:=([.L193]^2)*(-20.9992408223248)+([.L193])*(0.114146130561486)+(0.302895814088881)" office:value-type="float" office:value="-0.314563366800289" calcext:value-type="float">
            <text:p>-0.3145633668</text:p>
          </table:table-cell>
          <table:table-cell table:number-columns-repeated="1002"/>
        </table:table-row>
        <table:table-row table:style-name="ro1">
          <table:table-cell table:formula="of:=[Datos_Nao.A194]" office:value-type="float" office:value="-0.00257580075412989" calcext:value-type="float">
            <text:p>-0.0025758008</text:p>
          </table:table-cell>
          <table:table-cell table:formula="of:=[Datos_Nao.B194]" office:value-type="float" office:value="0.0684204027056694" calcext:value-type="float">
            <text:p>0.0684204027</text:p>
          </table:table-cell>
          <table:table-cell table:formula="of:=[Datos_Nao.C194]" office:value-type="float" office:value="0.000000242143869400024" calcext:value-type="float">
            <text:p>2.42143869400024E-007</text:p>
          </table:table-cell>
          <table:table-cell table:formula="of:=[Datos_Nao.D194]" office:value-type="float" office:value="-0.00000036878972764498" calcext:value-type="float">
            <text:p>-3.6878972764498E-007</text:p>
          </table:table-cell>
          <table:table-cell table:formula="of:=[Datos_Nao.E194]" office:value-type="float" office:value="-0.0000000432272919681509" calcext:value-type="float">
            <text:p>-4.32272919681509E-008</text:p>
          </table:table-cell>
          <table:table-cell table:formula="of:=[Datos_Nao.F194]" office:value-type="float" office:value="0.134684324264526" calcext:value-type="float">
            <text:p>0.1346843243</text:p>
          </table:table-cell>
          <table:table-cell/>
          <table:table-cell table:formula="of:=[Datos_MoCap.A194]" office:value-type="float" office:value="-0.168102" calcext:value-type="float">
            <text:p>-0.168102</text:p>
          </table:table-cell>
          <table:table-cell table:formula="of:=[Datos_MoCap.B194]" office:value-type="float" office:value="0.231673" calcext:value-type="float">
            <text:p>0.231673</text:p>
          </table:table-cell>
          <table:table-cell table:formula="of:=[Datos_MoCap.C194]" office:value-type="float" office:value="0.028189" calcext:value-type="float">
            <text:p>0.028189</text:p>
          </table:table-cell>
          <table:table-cell table:formula="of:=[Datos_MoCap.D194]" office:value-type="float" office:value="0.028472" calcext:value-type="float">
            <text:p>0.028472</text:p>
          </table:table-cell>
          <table:table-cell table:formula="of:=[Datos_MoCap.F194]" office:value-type="float" office:value="0.17682" calcext:value-type="float">
            <text:p>0.17682</text:p>
          </table:table-cell>
          <table:table-cell table:formula="of:=[Datos_MoCap.E194]" office:value-type="float" office:value="0.000551" calcext:value-type="float">
            <text:p>0.000551</text:p>
          </table:table-cell>
          <table:table-cell/>
          <table:table-cell table:formula="of:=([.H194]^2)*(0.140024724909833)+([.H194])*(-0.00142725065277068)+(-0.0063459406986214)" office:value-type="float" office:value="-0.00214915878934487" calcext:value-type="float">
            <text:p>-0.0021491588</text:p>
          </table:table-cell>
          <table:table-cell table:formula="of:=([.J194]^2)*(-1.68303778049881)+([.J194])*(0.15665109790632)+(0.10475739737447)" office:value-type="float" office:value="0.107835860161779" calcext:value-type="float">
            <text:p>0.1078358602</text:p>
          </table:table-cell>
          <table:table-cell table:formula="of:=([.I194]^2)*(-1.84809378419694)+([.I194])*(0.969715893777015)+(-0.0558124189204929)" office:value-type="float" office:value="0.0696529814567618" calcext:value-type="float">
            <text:p>0.0696529815</text:p>
          </table:table-cell>
          <table:table-cell table:formula="of:=[.H194]*-1" office:value-type="float" office:value="0.168102" calcext:value-type="float">
            <text:p>0.168102</text:p>
          </table:table-cell>
          <table:table-cell table:formula="of:=[.M194]*-1" office:value-type="float" office:value="-0.000551" calcext:value-type="float">
            <text:p>-0.000551</text:p>
          </table:table-cell>
          <table:table-cell table:formula="of:=([.K194]^2)*(48.7382423482978)+([.K194])*(0.0643401308833624)+(0.0316411646540839)" office:value-type="float" office:value="0.072982946183994" calcext:value-type="float">
            <text:p>0.0729829462</text:p>
          </table:table-cell>
          <table:table-cell table:formula="of:=([.M194]^2)*(2.99573212968935)+([.M194])*(-0.0394274132082148)+(-0.010306073088791)" office:value-type="float" office:value="-0.0103268880861984" calcext:value-type="float">
            <text:p>-0.0103268881</text:p>
          </table:table-cell>
          <table:table-cell table:formula="of:=([.L194]^2)*(-20.9992408223248)+([.L194])*(0.114146130561486)+(0.302895814088881)" office:value-type="float" office:value="-0.333468691578055" calcext:value-type="float">
            <text:p>-0.3334686916</text:p>
          </table:table-cell>
          <table:table-cell table:number-columns-repeated="1002"/>
        </table:table-row>
        <table:table-row table:style-name="ro1">
          <table:table-cell table:formula="of:=[Datos_Nao.A195]" office:value-type="float" office:value="-0.0025758040137589" calcext:value-type="float">
            <text:p>-0.002575804</text:p>
          </table:table-cell>
          <table:table-cell table:formula="of:=[Datos_Nao.B195]" office:value-type="float" office:value="0.0684203878045082" calcext:value-type="float">
            <text:p>0.0684203878</text:p>
          </table:table-cell>
          <table:table-cell table:formula="of:=[Datos_Nao.C195]" office:value-type="float" office:value="0.000000242143869400024" calcext:value-type="float">
            <text:p>2.42143869400024E-007</text:p>
          </table:table-cell>
          <table:table-cell table:formula="of:=[Datos_Nao.D195]" office:value-type="float" office:value="-0.0000002977090218792" calcext:value-type="float">
            <text:p>-2.977090218792E-007</text:p>
          </table:table-cell>
          <table:table-cell table:formula="of:=[Datos_Nao.E195]" office:value-type="float" office:value="-0.0000000348215571932542" calcext:value-type="float">
            <text:p>-3.48215571932542E-008</text:p>
          </table:table-cell>
          <table:table-cell table:formula="of:=[Datos_Nao.F195]" office:value-type="float" office:value="0.134684354066849" calcext:value-type="float">
            <text:p>0.1346843541</text:p>
          </table:table-cell>
          <table:table-cell/>
          <table:table-cell table:formula="of:=[Datos_MoCap.A195]" office:value-type="float" office:value="-0.169928" calcext:value-type="float">
            <text:p>-0.169928</text:p>
          </table:table-cell>
          <table:table-cell table:formula="of:=[Datos_MoCap.B195]" office:value-type="float" office:value="0.237734" calcext:value-type="float">
            <text:p>0.237734</text:p>
          </table:table-cell>
          <table:table-cell table:formula="of:=[Datos_MoCap.C195]" office:value-type="float" office:value="0.025676" calcext:value-type="float">
            <text:p>0.025676</text:p>
          </table:table-cell>
          <table:table-cell table:formula="of:=[Datos_MoCap.D195]" office:value-type="float" office:value="0.031883" calcext:value-type="float">
            <text:p>0.031883</text:p>
          </table:table-cell>
          <table:table-cell table:formula="of:=[Datos_MoCap.F195]" office:value-type="float" office:value="0.180502" calcext:value-type="float">
            <text:p>0.180502</text:p>
          </table:table-cell>
          <table:table-cell table:formula="of:=[Datos_MoCap.E195]" office:value-type="float" office:value="-0.003554" calcext:value-type="float">
            <text:p>-0.003554</text:p>
          </table:table-cell>
          <table:table-cell/>
          <table:table-cell table:formula="of:=([.H195]^2)*(0.140024724909833)+([.H195])*(-0.00142725065277068)+(-0.0063459406986214)" office:value-type="float" office:value="-0.00206012337918083" calcext:value-type="float">
            <text:p>-0.0020601234</text:p>
          </table:table-cell>
          <table:table-cell table:formula="of:=([.J195]^2)*(-1.68303778049881)+([.J195])*(0.15665109790632)+(0.10475739737447)" office:value-type="float" office:value="0.107670016566647" calcext:value-type="float">
            <text:p>0.1076700166</text:p>
          </table:table-cell>
          <table:table-cell table:formula="of:=([.I195]^2)*(-1.84809378419694)+([.I195])*(0.969715893777015)+(-0.0558124189204929)" office:value-type="float" office:value="0.0702724625374966" calcext:value-type="float">
            <text:p>0.0702724625</text:p>
          </table:table-cell>
          <table:table-cell table:formula="of:=[.H195]*-1" office:value-type="float" office:value="0.169928" calcext:value-type="float">
            <text:p>0.169928</text:p>
          </table:table-cell>
          <table:table-cell table:formula="of:=[.M195]*-1" office:value-type="float" office:value="0.003554" calcext:value-type="float">
            <text:p>0.003554</text:p>
          </table:table-cell>
          <table:table-cell table:formula="of:=([.K195]^2)*(48.7382423482978)+([.K195])*(0.0643401308833624)+(0.0316411646540839)" office:value-type="float" office:value="0.0832361964307906" calcext:value-type="float">
            <text:p>0.0832361964</text:p>
          </table:table-cell>
          <table:table-cell table:formula="of:=([.M195]^2)*(2.99573212968935)+([.M195])*(-0.0394274132082148)+(-0.010306073088791)" office:value-type="float" office:value="-0.0101281092213604" calcext:value-type="float">
            <text:p>-0.0101281092</text:p>
          </table:table-cell>
          <table:table-cell table:formula="of:=([.L195]^2)*(-20.9992408223248)+([.L195])*(0.114146130561486)+(0.302895814088881)" office:value-type="float" office:value="-0.360676258389928" calcext:value-type="float">
            <text:p>-0.3606762584</text:p>
          </table:table-cell>
          <table:table-cell table:number-columns-repeated="1002"/>
        </table:table-row>
        <table:table-row table:style-name="ro1">
          <table:table-cell table:formula="of:=[Datos_Nao.A196]" office:value-type="float" office:value="-0.00257580517791212" calcext:value-type="float">
            <text:p>-0.0025758052</text:p>
          </table:table-cell>
          <table:table-cell table:formula="of:=[Datos_Nao.B196]" office:value-type="float" office:value="0.0684203952550888" calcext:value-type="float">
            <text:p>0.0684203953</text:p>
          </table:table-cell>
          <table:table-cell table:formula="of:=[Datos_Nao.C196]" office:value-type="float" office:value="0.000000242143869400024" calcext:value-type="float">
            <text:p>2.42143869400024E-007</text:p>
          </table:table-cell>
          <table:table-cell table:formula="of:=[Datos_Nao.D196]" office:value-type="float" office:value="-0.000000194010567611258" calcext:value-type="float">
            <text:p>-0.000000194</text:p>
          </table:table-cell>
          <table:table-cell table:formula="of:=[Datos_Nao.E196]" office:value-type="float" office:value="-0.0000000228148202552347" calcext:value-type="float">
            <text:p>-2.28148202552347E-008</text:p>
          </table:table-cell>
          <table:table-cell table:formula="of:=[Datos_Nao.F196]" office:value-type="float" office:value="0.134684398770332" calcext:value-type="float">
            <text:p>0.1346843988</text:p>
          </table:table-cell>
          <table:table-cell/>
          <table:table-cell table:formula="of:=[Datos_MoCap.A196]" office:value-type="float" office:value="-0.170356" calcext:value-type="float">
            <text:p>-0.170356</text:p>
          </table:table-cell>
          <table:table-cell table:formula="of:=[Datos_MoCap.B196]" office:value-type="float" office:value="0.244172" calcext:value-type="float">
            <text:p>0.244172</text:p>
          </table:table-cell>
          <table:table-cell table:formula="of:=[Datos_MoCap.C196]" office:value-type="float" office:value="0.022905" calcext:value-type="float">
            <text:p>0.022905</text:p>
          </table:table-cell>
          <table:table-cell table:formula="of:=[Datos_MoCap.D196]" office:value-type="float" office:value="0.032342" calcext:value-type="float">
            <text:p>0.032342</text:p>
          </table:table-cell>
          <table:table-cell table:formula="of:=[Datos_MoCap.F196]" office:value-type="float" office:value="0.185848" calcext:value-type="float">
            <text:p>0.185848</text:p>
          </table:table-cell>
          <table:table-cell table:formula="of:=[Datos_MoCap.E196]" office:value-type="float" office:value="-0.008511" calcext:value-type="float">
            <text:p>-0.008511</text:p>
          </table:table-cell>
          <table:table-cell/>
          <table:table-cell table:formula="of:=([.H196]^2)*(0.140024724909833)+([.H196])*(-0.00142725065277068)+(-0.0063459406986214)" office:value-type="float" office:value="-0.0020391190976472" calcext:value-type="float">
            <text:p>-0.0020391191</text:p>
          </table:table-cell>
          <table:table-cell table:formula="of:=([.J196]^2)*(-1.68303778049881)+([.J196])*(0.15665109790632)+(0.10475739737447)" office:value-type="float" office:value="0.107462503471815" calcext:value-type="float">
            <text:p>0.1074625035</text:p>
          </table:table-cell>
          <table:table-cell table:formula="of:=([.I196]^2)*(-1.84809378419694)+([.I196])*(0.969715893777015)+(-0.0558124189204929)" office:value-type="float" office:value="0.0707817624850025" calcext:value-type="float">
            <text:p>0.0707817625</text:p>
          </table:table-cell>
          <table:table-cell table:formula="of:=[.H196]*-1" office:value-type="float" office:value="0.170356" calcext:value-type="float">
            <text:p>0.170356</text:p>
          </table:table-cell>
          <table:table-cell table:formula="of:=[.M196]*-1" office:value-type="float" office:value="0.008511" calcext:value-type="float">
            <text:p>0.008511</text:p>
          </table:table-cell>
          <table:table-cell table:formula="of:=([.K196]^2)*(48.7382423482978)+([.K196])*(0.0643401308833624)+(0.0316411646540839)" office:value-type="float" office:value="0.0847024966000681" calcext:value-type="float">
            <text:p>0.0847024966</text:p>
          </table:table-cell>
          <table:table-cell table:formula="of:=([.M196]^2)*(2.99573212968935)+([.M196])*(-0.0394274132082148)+(-0.010306073088791)" office:value-type="float" office:value="-0.00975350416421399" calcext:value-type="float">
            <text:p>-0.0097535042</text:p>
          </table:table-cell>
          <table:table-cell table:formula="of:=([.L196]^2)*(-20.9992408223248)+([.L196])*(0.114146130561486)+(0.302895814088881)" office:value-type="float" office:value="-0.401193195421079" calcext:value-type="float">
            <text:p>-0.4011931954</text:p>
          </table:table-cell>
          <table:table-cell table:number-columns-repeated="1002"/>
        </table:table-row>
        <table:table-row table:style-name="ro1">
          <table:table-cell table:formula="of:=[Datos_Nao.A197]" office:value-type="float" office:value="-0.00257580424658954" calcext:value-type="float">
            <text:p>-0.0025758042</text:p>
          </table:table-cell>
          <table:table-cell table:formula="of:=[Datos_Nao.B197]" office:value-type="float" office:value="0.0684204027056694" calcext:value-type="float">
            <text:p>0.0684204027</text:p>
          </table:table-cell>
          <table:table-cell table:formula="of:=[Datos_Nao.C197]" office:value-type="float" office:value="0.000000234693288803101" calcext:value-type="float">
            <text:p>2.34693288803101E-007</text:p>
          </table:table-cell>
          <table:table-cell table:formula="of:=[Datos_Nao.D197]" office:value-type="float" office:value="-0.000000100162566241124" calcext:value-type="float">
            <text:p>-1.00162566241124E-007</text:p>
          </table:table-cell>
          <table:table-cell table:formula="of:=[Datos_Nao.E197]" office:value-type="float" office:value="-0.0000000135043736193552" calcext:value-type="float">
            <text:p>-1.35043736193552E-008</text:p>
          </table:table-cell>
          <table:table-cell table:formula="of:=[Datos_Nao.F197]" office:value-type="float" office:value="0.134684339165688" calcext:value-type="float">
            <text:p>0.1346843392</text:p>
          </table:table-cell>
          <table:table-cell/>
          <table:table-cell table:formula="of:=[Datos_MoCap.A197]" office:value-type="float" office:value="-0.169534" calcext:value-type="float">
            <text:p>-0.169534</text:p>
          </table:table-cell>
          <table:table-cell table:formula="of:=[Datos_MoCap.B197]" office:value-type="float" office:value="0.250977" calcext:value-type="float">
            <text:p>0.250977</text:p>
          </table:table-cell>
          <table:table-cell table:formula="of:=[Datos_MoCap.C197]" office:value-type="float" office:value="0.019734" calcext:value-type="float">
            <text:p>0.019734</text:p>
          </table:table-cell>
          <table:table-cell table:formula="of:=[Datos_MoCap.D197]" office:value-type="float" office:value="0.034053" calcext:value-type="float">
            <text:p>0.034053</text:p>
          </table:table-cell>
          <table:table-cell table:formula="of:=[Datos_MoCap.F197]" office:value-type="float" office:value="0.191743" calcext:value-type="float">
            <text:p>0.191743</text:p>
          </table:table-cell>
          <table:table-cell table:formula="of:=[Datos_MoCap.E197]" office:value-type="float" office:value="-0.012078" calcext:value-type="float">
            <text:p>-0.012078</text:p>
          </table:table-cell>
          <table:table-cell/>
          <table:table-cell table:formula="of:=([.H197]^2)*(0.140024724909833)+([.H197])*(-0.00142725065277068)+(-0.0063459406986214)" office:value-type="float" office:value="-0.00207941374676595" calcext:value-type="float">
            <text:p>-0.0020794137</text:p>
          </table:table-cell>
          <table:table-cell table:formula="of:=([.J197]^2)*(-1.68303778049881)+([.J197])*(0.15665109790632)+(0.10475739737447)" office:value-type="float" office:value="0.107193323465317" calcext:value-type="float">
            <text:p>0.1071933235</text:p>
          </table:table-cell>
          <table:table-cell table:formula="of:=([.I197]^2)*(-1.84809378419694)+([.I197])*(0.969715893777015)+(-0.0558124189204929)" office:value-type="float" office:value="0.0711535475669803" calcext:value-type="float">
            <text:p>0.0711535476</text:p>
          </table:table-cell>
          <table:table-cell table:formula="of:=[.H197]*-1" office:value-type="float" office:value="0.169534" calcext:value-type="float">
            <text:p>0.169534</text:p>
          </table:table-cell>
          <table:table-cell table:formula="of:=[.M197]*-1" office:value-type="float" office:value="0.012078" calcext:value-type="float">
            <text:p>0.012078</text:p>
          </table:table-cell>
          <table:table-cell table:formula="of:=([.K197]^2)*(48.7382423482978)+([.K197])*(0.0643401308833624)+(0.0316411646540839)" office:value-type="float" office:value="0.0903493368168333" calcext:value-type="float">
            <text:p>0.0903493368</text:p>
          </table:table-cell>
          <table:table-cell table:formula="of:=([.M197]^2)*(2.99573212968935)+([.M197])*(-0.0394274132082148)+(-0.010306073088791)" office:value-type="float" office:value="-0.00939285712880586" calcext:value-type="float">
            <text:p>-0.0093928571</text:p>
          </table:table-cell>
          <table:table-cell table:formula="of:=([.L197]^2)*(-20.9992408223248)+([.L197])*(0.114146130561486)+(0.302895814088881)" office:value-type="float" office:value="-0.447262491973633" calcext:value-type="float">
            <text:p>-0.447262492</text:p>
          </table:table-cell>
          <table:table-cell table:number-columns-repeated="1002"/>
        </table:table-row>
        <table:table-row table:style-name="ro1">
          <table:table-cell table:formula="of:=[Datos_Nao.A198]" office:value-type="float" office:value="-0.00257580494508147" calcext:value-type="float">
            <text:p>-0.0025758049</text:p>
          </table:table-cell>
          <table:table-cell table:formula="of:=[Datos_Nao.B198]" office:value-type="float" office:value="0.06842041015625" calcext:value-type="float">
            <text:p>0.0684204102</text:p>
          </table:table-cell>
          <table:table-cell table:formula="of:=[Datos_Nao.C198]" office:value-type="float" office:value="0.000000234693288803101" calcext:value-type="float">
            <text:p>2.34693288803101E-007</text:p>
          </table:table-cell>
          <table:table-cell table:formula="of:=[Datos_Nao.D198]" office:value-type="float" office:value="-0.0000000809671760748643" calcext:value-type="float">
            <text:p>-0.000000081</text:p>
          </table:table-cell>
          <table:table-cell table:formula="of:=[Datos_Nao.E198]" office:value-type="float" office:value="-0.0000000113320215433532" calcext:value-type="float">
            <text:p>-1.13320215433532E-008</text:p>
          </table:table-cell>
          <table:table-cell table:formula="of:=[Datos_Nao.F198]" office:value-type="float" office:value="0.134684339165688" calcext:value-type="float">
            <text:p>0.1346843392</text:p>
          </table:table-cell>
          <table:table-cell/>
          <table:table-cell table:formula="of:=[Datos_MoCap.A198]" office:value-type="float" office:value="-0.168062" calcext:value-type="float">
            <text:p>-0.168062</text:p>
          </table:table-cell>
          <table:table-cell table:formula="of:=[Datos_MoCap.B198]" office:value-type="float" office:value="0.257669" calcext:value-type="float">
            <text:p>0.257669</text:p>
          </table:table-cell>
          <table:table-cell table:formula="of:=[Datos_MoCap.C198]" office:value-type="float" office:value="0.016224" calcext:value-type="float">
            <text:p>0.016224</text:p>
          </table:table-cell>
          <table:table-cell table:formula="of:=[Datos_MoCap.D198]" office:value-type="float" office:value="0.036953" calcext:value-type="float">
            <text:p>0.036953</text:p>
          </table:table-cell>
          <table:table-cell table:formula="of:=[Datos_MoCap.F198]" office:value-type="float" office:value="0.198414" calcext:value-type="float">
            <text:p>0.198414</text:p>
          </table:table-cell>
          <table:table-cell table:formula="of:=[Datos_MoCap.E198]" office:value-type="float" office:value="-0.014636" calcext:value-type="float">
            <text:p>-0.014636</text:p>
          </table:table-cell>
          <table:table-cell/>
          <table:table-cell table:formula="of:=([.H198]^2)*(0.140024724909833)+([.H198])*(-0.00142725065277068)+(-0.0063459406986214)" office:value-type="float" office:value="-0.00215109873023596" calcext:value-type="float">
            <text:p>-0.0021510987</text:p>
          </table:table-cell>
          <table:table-cell table:formula="of:=([.J198]^2)*(-1.68303778049881)+([.J198])*(0.15665109790632)+(0.10475739737447)" office:value-type="float" office:value="0.10685589865218" calcext:value-type="float">
            <text:p>0.1068558987</text:p>
          </table:table-cell>
          <table:table-cell table:formula="of:=([.I198]^2)*(-1.84809378419694)+([.I198])*(0.969715893777015)+(-0.0558124189204929)" office:value-type="float" office:value="0.0713522356088143" calcext:value-type="float">
            <text:p>0.0713522356</text:p>
          </table:table-cell>
          <table:table-cell table:formula="of:=[.H198]*-1" office:value-type="float" office:value="0.168062" calcext:value-type="float">
            <text:p>0.168062</text:p>
          </table:table-cell>
          <table:table-cell table:formula="of:=[.M198]*-1" office:value-type="float" office:value="0.014636" calcext:value-type="float">
            <text:p>0.014636</text:p>
          </table:table-cell>
          <table:table-cell table:formula="of:=([.K198]^2)*(48.7382423482978)+([.K198])*(0.0643401308833624)+(0.0316411646540839)" office:value-type="float" office:value="0.100571975341326" calcext:value-type="float">
            <text:p>0.1005719753</text:p>
          </table:table-cell>
          <table:table-cell table:formula="of:=([.M198]^2)*(2.99573212968935)+([.M198])*(-0.0394274132082148)+(-0.010306073088791)" office:value-type="float" office:value="-0.00908729021222742" calcext:value-type="float">
            <text:p>-0.0090872902</text:p>
          </table:table-cell>
          <table:table-cell table:formula="of:=([.L198]^2)*(-20.9992408223248)+([.L198])*(0.114146130561486)+(0.302895814088881)" office:value-type="float" office:value="-0.501156531483569" calcext:value-type="float">
            <text:p>-0.5011565315</text:p>
          </table:table-cell>
          <table:table-cell table:number-columns-repeated="1002"/>
        </table:table-row>
        <table:table-row table:style-name="ro1">
          <table:table-cell table:formula="of:=[Datos_Nao.A199]" office:value-type="float" office:value="-0.0025758056435734" calcext:value-type="float">
            <text:p>-0.0025758056</text:p>
          </table:table-cell>
          <table:table-cell table:formula="of:=[Datos_Nao.B199]" office:value-type="float" office:value="0.06842041015625" calcext:value-type="float">
            <text:p>0.0684204102</text:p>
          </table:table-cell>
          <table:table-cell table:formula="of:=[Datos_Nao.C199]" office:value-type="float" office:value="0.000000234693288803101" calcext:value-type="float">
            <text:p>2.34693288803101E-007</text:p>
          </table:table-cell>
          <table:table-cell table:formula="of:=[Datos_Nao.D199]" office:value-type="float" office:value="-0.0000000540503251045266" calcext:value-type="float">
            <text:p>-5.40503251045266E-008</text:p>
          </table:table-cell>
          <table:table-cell table:formula="of:=[Datos_Nao.E199]" office:value-type="float" office:value="-0.00000000801471244926688" calcext:value-type="float">
            <text:p>-0.000000008</text:p>
          </table:table-cell>
          <table:table-cell table:formula="of:=[Datos_Nao.F199]" office:value-type="float" office:value="0.134684354066849" calcext:value-type="float">
            <text:p>0.1346843541</text:p>
          </table:table-cell>
          <table:table-cell/>
          <table:table-cell table:formula="of:=[Datos_MoCap.A199]" office:value-type="float" office:value="-0.166073" calcext:value-type="float">
            <text:p>-0.166073</text:p>
          </table:table-cell>
          <table:table-cell table:formula="of:=[Datos_MoCap.B199]" office:value-type="float" office:value="0.264286" calcext:value-type="float">
            <text:p>0.264286</text:p>
          </table:table-cell>
          <table:table-cell table:formula="of:=[Datos_MoCap.C199]" office:value-type="float" office:value="0.012348" calcext:value-type="float">
            <text:p>0.012348</text:p>
          </table:table-cell>
          <table:table-cell table:formula="of:=[Datos_MoCap.D199]" office:value-type="float" office:value="0.040292" calcext:value-type="float">
            <text:p>0.040292</text:p>
          </table:table-cell>
          <table:table-cell table:formula="of:=[Datos_MoCap.F199]" office:value-type="float" office:value="0.204815" calcext:value-type="float">
            <text:p>0.204815</text:p>
          </table:table-cell>
          <table:table-cell table:formula="of:=[Datos_MoCap.E199]" office:value-type="float" office:value="-0.016533" calcext:value-type="float">
            <text:p>-0.016533</text:p>
          </table:table-cell>
          <table:table-cell/>
          <table:table-cell table:formula="of:=([.H199]^2)*(0.140024724909833)+([.H199])*(-0.00142725065277068)+(-0.0063459406986214)" office:value-type="float" office:value="-0.00224699719592378" calcext:value-type="float">
            <text:p>-0.0022469972</text:p>
          </table:table-cell>
          <table:table-cell table:formula="of:=([.J199]^2)*(-1.68303778049881)+([.J199])*(0.15665109790632)+(0.10475739737447)" office:value-type="float" office:value="0.106435107136875" calcext:value-type="float">
            <text:p>0.1064351071</text:p>
          </table:table-cell>
          <table:table-cell table:formula="of:=([.I199]^2)*(-1.84809378419694)+([.I199])*(0.969715893777015)+(-0.0558124189204929)" office:value-type="float" office:value="0.0713859432860262" calcext:value-type="float">
            <text:p>0.0713859433</text:p>
          </table:table-cell>
          <table:table-cell table:formula="of:=[.H199]*-1" office:value-type="float" office:value="0.166073" calcext:value-type="float">
            <text:p>0.166073</text:p>
          </table:table-cell>
          <table:table-cell table:formula="of:=[.M199]*-1" office:value-type="float" office:value="0.016533" calcext:value-type="float">
            <text:p>0.016533</text:p>
          </table:table-cell>
          <table:table-cell table:formula="of:=([.K199]^2)*(48.7382423482978)+([.K199])*(0.0643401308833624)+(0.0316411646540839)" office:value-type="float" office:value="0.113357425923665" calcext:value-type="float">
            <text:p>0.1133574259</text:p>
          </table:table-cell>
          <table:table-cell table:formula="of:=([.M199]^2)*(2.99573212968935)+([.M199])*(-0.0394274132082148)+(-0.010306073088791)" office:value-type="float" office:value="-0.00883536597927014" calcext:value-type="float">
            <text:p>-0.008835366</text:p>
          </table:table-cell>
          <table:table-cell table:formula="of:=([.L199]^2)*(-20.9992408223248)+([.L199])*(0.114146130561486)+(0.302895814088881)" office:value-type="float" office:value="-0.554626368021012" calcext:value-type="float">
            <text:p>-0.554626368</text:p>
          </table:table-cell>
          <table:table-cell table:number-columns-repeated="1002"/>
        </table:table-row>
        <table:table-row table:style-name="ro1">
          <table:table-cell table:formula="of:=[Datos_Nao.A200]" office:value-type="float" office:value="-0.00257580657489598" calcext:value-type="float">
            <text:p>-0.0025758066</text:p>
          </table:table-cell>
          <table:table-cell table:formula="of:=[Datos_Nao.B200]" office:value-type="float" office:value="0.06842041015625" calcext:value-type="float">
            <text:p>0.0684204102</text:p>
          </table:table-cell>
          <table:table-cell table:formula="of:=[Datos_Nao.C200]" office:value-type="float" office:value="0.000000264495611190796" calcext:value-type="float">
            <text:p>2.64495611190796E-007</text:p>
          </table:table-cell>
          <table:table-cell table:formula="of:=[Datos_Nao.D200]" office:value-type="float" office:value="-0.0000000463288429841668" calcext:value-type="float">
            <text:p>-4.63288429841668E-008</text:p>
          </table:table-cell>
          <table:table-cell table:formula="of:=[Datos_Nao.E200]" office:value-type="float" office:value="-0.00000000686975232255804" calcext:value-type="float">
            <text:p>-6.86975232255804E-009</text:p>
          </table:table-cell>
          <table:table-cell table:formula="of:=[Datos_Nao.F200]" office:value-type="float" office:value="0.134684354066849" calcext:value-type="float">
            <text:p>0.1346843541</text:p>
          </table:table-cell>
          <table:table-cell/>
          <table:table-cell table:formula="of:=[Datos_MoCap.A200]" office:value-type="float" office:value="-0.164288" calcext:value-type="float">
            <text:p>-0.164288</text:p>
          </table:table-cell>
          <table:table-cell table:formula="of:=[Datos_MoCap.B200]" office:value-type="float" office:value="0.27051" calcext:value-type="float">
            <text:p>0.27051</text:p>
          </table:table-cell>
          <table:table-cell table:formula="of:=[Datos_MoCap.C200]" office:value-type="float" office:value="0.008199" calcext:value-type="float">
            <text:p>0.008199</text:p>
          </table:table-cell>
          <table:table-cell table:formula="of:=[Datos_MoCap.D200]" office:value-type="float" office:value="0.044488" calcext:value-type="float">
            <text:p>0.044488</text:p>
          </table:table-cell>
          <table:table-cell table:formula="of:=[Datos_MoCap.F200]" office:value-type="float" office:value="0.210738" calcext:value-type="float">
            <text:p>0.210738</text:p>
          </table:table-cell>
          <table:table-cell table:formula="of:=[Datos_MoCap.E200]" office:value-type="float" office:value="-0.017444" calcext:value-type="float">
            <text:p>-0.017444</text:p>
          </table:table-cell>
          <table:table-cell/>
          <table:table-cell table:formula="of:=([.H200]^2)*(0.140024724909833)+([.H200])*(-0.00142725065277068)+(-0.0063459406986214)" office:value-type="float" office:value="-0.00233211663237948" calcext:value-type="float">
            <text:p>-0.0023321166</text:p>
          </table:table-cell>
          <table:table-cell table:formula="of:=([.J200]^2)*(-1.68303778049881)+([.J200])*(0.15665109790632)+(0.10475739737447)" office:value-type="float" office:value="0.10592863986598" calcext:value-type="float">
            <text:p>0.1059286399</text:p>
          </table:table-cell>
          <table:table-cell table:formula="of:=([.I200]^2)*(-1.84809378419694)+([.I200])*(0.969715893777015)+(-0.0558124189204929)" office:value-type="float" office:value="0.0712699449198094" calcext:value-type="float">
            <text:p>0.0712699449</text:p>
          </table:table-cell>
          <table:table-cell table:formula="of:=[.H200]*-1" office:value-type="float" office:value="0.164288" calcext:value-type="float">
            <text:p>0.164288</text:p>
          </table:table-cell>
          <table:table-cell table:formula="of:=[.M200]*-1" office:value-type="float" office:value="0.017444" calcext:value-type="float">
            <text:p>0.017444</text:p>
          </table:table-cell>
          <table:table-cell table:formula="of:=([.K200]^2)*(48.7382423482978)+([.K200])*(0.0643401308833624)+(0.0316411646540839)" office:value-type="float" office:value="0.130965387382519" calcext:value-type="float">
            <text:p>0.1309653874</text:p>
          </table:table-cell>
          <table:table-cell table:formula="of:=([.M200]^2)*(2.99573212968935)+([.M200])*(-0.0394274132082148)+(-0.010306073088791)" office:value-type="float" office:value="-0.00870672056842777" calcext:value-type="float">
            <text:p>-0.0087067206</text:p>
          </table:table-cell>
          <table:table-cell table:formula="of:=([.L200]^2)*(-20.9992408223248)+([.L200])*(0.114146130561486)+(0.302895814088881)" office:value-type="float" office:value="-0.605636140709182" calcext:value-type="float">
            <text:p>-0.6056361407</text:p>
          </table:table-cell>
          <table:table-cell table:number-columns-repeated="1002"/>
        </table:table-row>
        <table:table-row table:style-name="ro1">
          <table:table-cell table:formula="of:=[Datos_Nao.A201]" office:value-type="float" office:value="-0.00257580587640405" calcext:value-type="float">
            <text:p>-0.0025758059</text:p>
          </table:table-cell>
          <table:table-cell table:formula="of:=[Datos_Nao.B201]" office:value-type="float" office:value="0.06842041015625" calcext:value-type="float">
            <text:p>0.0684204102</text:p>
          </table:table-cell>
          <table:table-cell table:formula="of:=[Datos_Nao.C201]" office:value-type="float" office:value="0.000000264495611190796" calcext:value-type="float">
            <text:p>2.64495611190796E-007</text:p>
          </table:table-cell>
          <table:table-cell table:formula="of:=[Datos_Nao.D201]" office:value-type="float" office:value="-0.0000000386434741983521" calcext:value-type="float">
            <text:p>-3.86434741983521E-008</text:p>
          </table:table-cell>
          <table:table-cell table:formula="of:=[Datos_Nao.E201]" office:value-type="float" office:value="-0.00000000595480864618025" calcext:value-type="float">
            <text:p>-0.000000006</text:p>
          </table:table-cell>
          <table:table-cell table:formula="of:=[Datos_Nao.F201]" office:value-type="float" office:value="0.13468436896801" calcext:value-type="float">
            <text:p>0.134684369</text:p>
          </table:table-cell>
          <table:table-cell/>
          <table:table-cell table:formula="of:=[Datos_MoCap.A201]" office:value-type="float" office:value="-0.162326" calcext:value-type="float">
            <text:p>-0.162326</text:p>
          </table:table-cell>
          <table:table-cell table:formula="of:=[Datos_MoCap.B201]" office:value-type="float" office:value="0.276513" calcext:value-type="float">
            <text:p>0.276513</text:p>
          </table:table-cell>
          <table:table-cell table:formula="of:=[Datos_MoCap.C201]" office:value-type="float" office:value="0.004044" calcext:value-type="float">
            <text:p>0.004044</text:p>
          </table:table-cell>
          <table:table-cell table:formula="of:=[Datos_MoCap.D201]" office:value-type="float" office:value="0.04995" calcext:value-type="float">
            <text:p>0.04995</text:p>
          </table:table-cell>
          <table:table-cell table:formula="of:=[Datos_MoCap.F201]" office:value-type="float" office:value="0.216004" calcext:value-type="float">
            <text:p>0.216004</text:p>
          </table:table-cell>
          <table:table-cell table:formula="of:=[Datos_MoCap.E201]" office:value-type="float" office:value="-0.01778" calcext:value-type="float">
            <text:p>-0.01778</text:p>
          </table:table-cell>
          <table:table-cell/>
          <table:table-cell table:formula="of:=([.H201]^2)*(0.140024724909833)+([.H201])*(-0.00142725065277068)+(-0.0063459406986214)" office:value-type="float" office:value="-0.00242464707581455" calcext:value-type="float">
            <text:p>-0.0024246471</text:p>
          </table:table-cell>
          <table:table-cell table:formula="of:=([.J201]^2)*(-1.68303778049881)+([.J201])*(0.15665109790632)+(0.10475739737447)" office:value-type="float" office:value="0.105363370122255" calcext:value-type="float">
            <text:p>0.1053633701</text:p>
          </table:table-cell>
          <table:table-cell table:formula="of:=([.I201]^2)*(-1.84809378419694)+([.I201])*(0.969715893777015)+(-0.0558124189204929)" office:value-type="float" office:value="0.0710224177440579" calcext:value-type="float">
            <text:p>0.0710224177</text:p>
          </table:table-cell>
          <table:table-cell table:formula="of:=[.H201]*-1" office:value-type="float" office:value="0.162326" calcext:value-type="float">
            <text:p>0.162326</text:p>
          </table:table-cell>
          <table:table-cell table:formula="of:=[.M201]*-1" office:value-type="float" office:value="0.01778" calcext:value-type="float">
            <text:p>0.01778</text:p>
          </table:table-cell>
          <table:table-cell table:formula="of:=([.K201]^2)*(48.7382423482978)+([.K201])*(0.0643401308833624)+(0.0316411646540839)" office:value-type="float" office:value="0.156456990696317" calcext:value-type="float">
            <text:p>0.1564569907</text:p>
          </table:table-cell>
          <table:table-cell table:formula="of:=([.M201]^2)*(2.99573212968935)+([.M201])*(-0.0394274132082148)+(-0.010306073088791)" office:value-type="float" office:value="-0.00865801767696166" calcext:value-type="float">
            <text:p>-0.0086580177</text:p>
          </table:table-cell>
          <table:table-cell table:formula="of:=([.L201]^2)*(-20.9992408223248)+([.L201])*(0.114146130561486)+(0.302895814088881)" office:value-type="float" office:value="-0.652225031955831" calcext:value-type="float">
            <text:p>-0.652225032</text:p>
          </table:table-cell>
          <table:table-cell table:number-columns-repeated="1002"/>
        </table:table-row>
        <table:table-row table:style-name="ro1">
          <table:table-cell table:formula="of:=[Datos_Nao.A202]" office:value-type="float" office:value="-0.00257580680772662" calcext:value-type="float">
            <text:p>-0.0025758068</text:p>
          </table:table-cell>
          <table:table-cell table:formula="of:=[Datos_Nao.B202]" office:value-type="float" office:value="0.06842041015625" calcext:value-type="float">
            <text:p>0.0684204102</text:p>
          </table:table-cell>
          <table:table-cell table:formula="of:=[Datos_Nao.C202]" office:value-type="float" office:value="0.000000264495611190796" calcext:value-type="float">
            <text:p>2.64495611190796E-007</text:p>
          </table:table-cell>
          <table:table-cell table:formula="of:=[Datos_Nao.D202]" office:value-type="float" office:value="-0.0000000289735790914847" calcext:value-type="float">
            <text:p>-0.000000029</text:p>
          </table:table-cell>
          <table:table-cell table:formula="of:=[Datos_Nao.E202]" office:value-type="float" office:value="-0.00000000440860281614164" calcext:value-type="float">
            <text:p>-4.40860281614164E-009</text:p>
          </table:table-cell>
          <table:table-cell table:formula="of:=[Datos_Nao.F202]" office:value-type="float" office:value="0.13468436896801" calcext:value-type="float">
            <text:p>0.134684369</text:p>
          </table:table-cell>
          <table:table-cell/>
          <table:table-cell table:formula="of:=[Datos_MoCap.A202]" office:value-type="float" office:value="-0.160809" calcext:value-type="float">
            <text:p>-0.160809</text:p>
          </table:table-cell>
          <table:table-cell table:formula="of:=[Datos_MoCap.B202]" office:value-type="float" office:value="0.282092" calcext:value-type="float">
            <text:p>0.282092</text:p>
          </table:table-cell>
          <table:table-cell table:formula="of:=[Datos_MoCap.C202]" office:value-type="float" office:value="-0.000237" calcext:value-type="float">
            <text:p>-0.000237</text:p>
          </table:table-cell>
          <table:table-cell table:formula="of:=[Datos_MoCap.D202]" office:value-type="float" office:value="0.053074" calcext:value-type="float">
            <text:p>0.053074</text:p>
          </table:table-cell>
          <table:table-cell table:formula="of:=[Datos_MoCap.F202]" office:value-type="float" office:value="0.221753" calcext:value-type="float">
            <text:p>0.221753</text:p>
          </table:table-cell>
          <table:table-cell table:formula="of:=[Datos_MoCap.E202]" office:value-type="float" office:value="-0.018584" calcext:value-type="float">
            <text:p>-0.018584</text:p>
          </table:table-cell>
          <table:table-cell/>
          <table:table-cell table:formula="of:=([.H202]^2)*(0.140024724909833)+([.H202])*(-0.00142725065277068)+(-0.0063459406986214)" office:value-type="float" office:value="-0.00249545174640163" calcext:value-type="float">
            <text:p>-0.0024954517</text:p>
          </table:table-cell>
          <table:table-cell table:formula="of:=([.J202]^2)*(-1.68303778049881)+([.J202])*(0.15665109790632)+(0.10475739737447)" office:value-type="float" office:value="0.104720176529717" calcext:value-type="float">
            <text:p>0.1047201765</text:p>
          </table:table-cell>
          <table:table-cell table:formula="of:=([.I202]^2)*(-1.84809378419694)+([.I202])*(0.969715893777015)+(-0.0558124189204929)" office:value-type="float" office:value="0.0706729573598351" calcext:value-type="float">
            <text:p>0.0706729574</text:p>
          </table:table-cell>
          <table:table-cell table:formula="of:=[.H202]*-1" office:value-type="float" office:value="0.160809" calcext:value-type="float">
            <text:p>0.160809</text:p>
          </table:table-cell>
          <table:table-cell table:formula="of:=[.M202]*-1" office:value-type="float" office:value="0.018584" calcext:value-type="float">
            <text:p>0.018584</text:p>
          </table:table-cell>
          <table:table-cell table:formula="of:=([.K202]^2)*(48.7382423482978)+([.K202])*(0.0643401308833624)+(0.0316411646540839)" office:value-type="float" office:value="0.172344245180551" calcext:value-type="float">
            <text:p>0.1723442452</text:p>
          </table:table-cell>
          <table:table-cell table:formula="of:=([.M202]^2)*(2.99573212968935)+([.M202])*(-0.0394274132082148)+(-0.010306073088791)" office:value-type="float" office:value="-0.00853873284699838" calcext:value-type="float">
            <text:p>-0.0085387328</text:p>
          </table:table-cell>
          <table:table-cell table:formula="of:=([.L202]^2)*(-20.9992408223248)+([.L202])*(0.114146130561486)+(0.302895814088881)" office:value-type="float" office:value="-0.704416860108354" calcext:value-type="float">
            <text:p>-0.7044168601</text:p>
          </table:table-cell>
          <table:table-cell table:number-columns-repeated="1002"/>
        </table:table-row>
        <table:table-row table:style-name="ro1">
          <table:table-cell table:formula="of:=[Datos_Nao.A203]" office:value-type="float" office:value="-0.00257580704055727" calcext:value-type="float">
            <text:p>-0.002575807</text:p>
          </table:table-cell>
          <table:table-cell table:formula="of:=[Datos_Nao.B203]" office:value-type="float" office:value="0.06842041015625" calcext:value-type="float">
            <text:p>0.0684204102</text:p>
          </table:table-cell>
          <table:table-cell table:formula="of:=[Datos_Nao.C203]" office:value-type="float" office:value="0.000000264495611190796" calcext:value-type="float">
            <text:p>2.64495611190796E-007</text:p>
          </table:table-cell>
          <table:table-cell table:formula="of:=[Datos_Nao.D203]" office:value-type="float" office:value="-0.0000000251489424840656" calcext:value-type="float">
            <text:p>-2.51489424840656E-008</text:p>
          </table:table-cell>
          <table:table-cell table:formula="of:=[Datos_Nao.E203]" office:value-type="float" office:value="-0.00000000406613898107366" calcext:value-type="float">
            <text:p>-4.06613898107366E-009</text:p>
          </table:table-cell>
          <table:table-cell table:formula="of:=[Datos_Nao.F203]" office:value-type="float" office:value="0.13468436896801" calcext:value-type="float">
            <text:p>0.134684369</text:p>
          </table:table-cell>
          <table:table-cell/>
          <table:table-cell table:formula="of:=[Datos_MoCap.A203]" office:value-type="float" office:value="-0.159675" calcext:value-type="float">
            <text:p>-0.159675</text:p>
          </table:table-cell>
          <table:table-cell table:formula="of:=[Datos_MoCap.B203]" office:value-type="float" office:value="0.287263" calcext:value-type="float">
            <text:p>0.287263</text:p>
          </table:table-cell>
          <table:table-cell table:formula="of:=[Datos_MoCap.C203]" office:value-type="float" office:value="-0.00406" calcext:value-type="float">
            <text:p>-0.00406</text:p>
          </table:table-cell>
          <table:table-cell table:formula="of:=[Datos_MoCap.D203]" office:value-type="float" office:value="0.057458" calcext:value-type="float">
            <text:p>0.057458</text:p>
          </table:table-cell>
          <table:table-cell table:formula="of:=[Datos_MoCap.F203]" office:value-type="float" office:value="0.225921" calcext:value-type="float">
            <text:p>0.225921</text:p>
          </table:table-cell>
          <table:table-cell table:formula="of:=[Datos_MoCap.E203]" office:value-type="float" office:value="-0.020134" calcext:value-type="float">
            <text:p>-0.020134</text:p>
          </table:table-cell>
          <table:table-cell/>
          <table:table-cell table:formula="of:=([.H203]^2)*(0.140024724909833)+([.H203])*(-0.00142725065277068)+(-0.0063459406986214)" office:value-type="float" office:value="-0.00254795927422757" calcext:value-type="float">
            <text:p>-0.0025479593</text:p>
          </table:table-cell>
          <table:table-cell table:formula="of:=([.J203]^2)*(-1.68303778049881)+([.J203])*(0.15665109790632)+(0.10475739737447)" office:value-type="float" office:value="0.104093651395412" calcext:value-type="float">
            <text:p>0.1040936514</text:p>
          </table:table-cell>
          <table:table-cell table:formula="of:=([.I203]^2)*(-1.84809378419694)+([.I203])*(0.969715893777015)+(-0.0558124189204929)" office:value-type="float" office:value="0.0702463211984071" calcext:value-type="float">
            <text:p>0.0702463212</text:p>
          </table:table-cell>
          <table:table-cell table:formula="of:=[.H203]*-1" office:value-type="float" office:value="0.159675" calcext:value-type="float">
            <text:p>0.159675</text:p>
          </table:table-cell>
          <table:table-cell table:formula="of:=[.M203]*-1" office:value-type="float" office:value="0.020134" calcext:value-type="float">
            <text:p>0.020134</text:p>
          </table:table-cell>
          <table:table-cell table:formula="of:=([.K203]^2)*(48.7382423482978)+([.K203])*(0.0643401308833624)+(0.0316411646540839)" office:value-type="float" office:value="0.196243513922157" calcext:value-type="float">
            <text:p>0.1962435139</text:p>
          </table:table-cell>
          <table:table-cell table:formula="of:=([.M203]^2)*(2.99573212968935)+([.M203])*(-0.0394274132082148)+(-0.010306073088791)" office:value-type="float" office:value="-0.00829783778379981" calcext:value-type="float">
            <text:p>-0.0082978378</text:p>
          </table:table-cell>
          <table:table-cell table:formula="of:=([.L203]^2)*(-20.9992408223248)+([.L203])*(0.114146130561486)+(0.302895814088881)" office:value-type="float" office:value="-0.743123692354577" calcext:value-type="float">
            <text:p>-0.7431236924</text:p>
          </table:table-cell>
          <table:table-cell table:number-columns-repeated="1002"/>
        </table:table-row>
        <table:table-row table:style-name="ro1">
          <table:table-cell table:formula="of:=[Datos_Nao.A204]" office:value-type="float" office:value="-0.00257580704055727" calcext:value-type="float">
            <text:p>-0.002575807</text:p>
          </table:table-cell>
          <table:table-cell table:formula="of:=[Datos_Nao.B204]" office:value-type="float" office:value="0.06842041015625" calcext:value-type="float">
            <text:p>0.0684204102</text:p>
          </table:table-cell>
          <table:table-cell table:formula="of:=[Datos_Nao.C204]" office:value-type="float" office:value="0.000000264495611190796" calcext:value-type="float">
            <text:p>2.64495611190796E-007</text:p>
          </table:table-cell>
          <table:table-cell table:formula="of:=[Datos_Nao.D204]" office:value-type="float" office:value="-0.0000000212521058529092" calcext:value-type="float">
            <text:p>-2.12521058529092E-008</text:p>
          </table:table-cell>
          <table:table-cell table:formula="of:=[Datos_Nao.E204]" office:value-type="float" office:value="-0.00000000326364402170043" calcext:value-type="float">
            <text:p>-3.26364402170043E-009</text:p>
          </table:table-cell>
          <table:table-cell table:formula="of:=[Datos_Nao.F204]" office:value-type="float" office:value="0.13468436896801" calcext:value-type="float">
            <text:p>0.134684369</text:p>
          </table:table-cell>
          <table:table-cell/>
          <table:table-cell table:formula="of:=[Datos_MoCap.A204]" office:value-type="float" office:value="-0.158897" calcext:value-type="float">
            <text:p>-0.158897</text:p>
          </table:table-cell>
          <table:table-cell table:formula="of:=[Datos_MoCap.B204]" office:value-type="float" office:value="0.292427" calcext:value-type="float">
            <text:p>0.292427</text:p>
          </table:table-cell>
          <table:table-cell table:formula="of:=[Datos_MoCap.C204]" office:value-type="float" office:value="-0.00742" calcext:value-type="float">
            <text:p>-0.00742</text:p>
          </table:table-cell>
          <table:table-cell table:formula="of:=[Datos_MoCap.D204]" office:value-type="float" office:value="0.061315" calcext:value-type="float">
            <text:p>0.061315</text:p>
          </table:table-cell>
          <table:table-cell table:formula="of:=[Datos_MoCap.F204]" office:value-type="float" office:value="0.229912" calcext:value-type="float">
            <text:p>0.229912</text:p>
          </table:table-cell>
          <table:table-cell table:formula="of:=[Datos_MoCap.E204]" office:value-type="float" office:value="-0.021923" calcext:value-type="float">
            <text:p>-0.021923</text:p>
          </table:table-cell>
          <table:table-cell/>
          <table:table-cell table:formula="of:=([.H204]^2)*(0.140024724909833)+([.H204])*(-0.00142725065277068)+(-0.0063459406986214)" office:value-type="float" office:value="-0.00258377466552" calcext:value-type="float">
            <text:p>-0.0025837747</text:p>
          </table:table-cell>
          <table:table-cell table:formula="of:=([.J204]^2)*(-1.68303778049881)+([.J204])*(0.15665109790632)+(0.10475739737447)" office:value-type="float" office:value="0.103502384226747" calcext:value-type="float">
            <text:p>0.1035023842</text:p>
          </table:table-cell>
          <table:table-cell table:formula="of:=([.I204]^2)*(-1.84809378419694)+([.I204])*(0.969715893777015)+(-0.0558124189204929)" office:value-type="float" office:value="0.0697216299214012" calcext:value-type="float">
            <text:p>0.0697216299</text:p>
          </table:table-cell>
          <table:table-cell table:formula="of:=[.H204]*-1" office:value-type="float" office:value="0.158897" calcext:value-type="float">
            <text:p>0.158897</text:p>
          </table:table-cell>
          <table:table-cell table:formula="of:=[.M204]*-1" office:value-type="float" office:value="0.021923" calcext:value-type="float">
            <text:p>0.021923</text:p>
          </table:table-cell>
          <table:table-cell table:formula="of:=([.K204]^2)*(48.7382423482978)+([.K204])*(0.0643401308833624)+(0.0316411646540839)" office:value-type="float" office:value="0.218819026262755" calcext:value-type="float">
            <text:p>0.2188190263</text:p>
          </table:table-cell>
          <table:table-cell table:formula="of:=([.M204]^2)*(2.99573212968935)+([.M204])*(-0.0394274132082148)+(-0.010306073088791)" office:value-type="float" office:value="-0.00800190333701725" calcext:value-type="float">
            <text:p>-0.0080019033</text:p>
          </table:table-cell>
          <table:table-cell table:formula="of:=([.L204]^2)*(-20.9992408223248)+([.L204])*(0.114146130561486)+(0.302895814088881)" office:value-type="float" office:value="-0.780870573592081" calcext:value-type="float">
            <text:p>-0.7808705736</text:p>
          </table:table-cell>
          <table:table-cell table:number-columns-repeated="1002"/>
        </table:table-row>
        <table:table-row table:style-name="ro1">
          <table:table-cell table:formula="of:=[Datos_Nao.A205]" office:value-type="float" office:value="-0.00257580610923469" calcext:value-type="float">
            <text:p>-0.0025758061</text:p>
          </table:table-cell>
          <table:table-cell table:formula="of:=[Datos_Nao.B205]" office:value-type="float" office:value="0.06842041015625" calcext:value-type="float">
            <text:p>0.0684204102</text:p>
          </table:table-cell>
          <table:table-cell table:formula="of:=[Datos_Nao.C205]" office:value-type="float" office:value="0.000000264495611190796" calcext:value-type="float">
            <text:p>2.64495611190796E-007</text:p>
          </table:table-cell>
          <table:table-cell table:formula="of:=[Datos_Nao.D205]" office:value-type="float" office:value="-0.000000019339788437378" calcext:value-type="float">
            <text:p>-1.9339788437378E-008</text:p>
          </table:table-cell>
          <table:table-cell table:formula="of:=[Datos_Nao.E205]" office:value-type="float" office:value="-0.00000000309241166007723" calcext:value-type="float">
            <text:p>-3.09241166007723E-009</text:p>
          </table:table-cell>
          <table:table-cell table:formula="of:=[Datos_Nao.F205]" office:value-type="float" office:value="0.13468436896801" calcext:value-type="float">
            <text:p>0.134684369</text:p>
          </table:table-cell>
          <table:table-cell/>
          <table:table-cell table:formula="of:=[Datos_MoCap.A205]" office:value-type="float" office:value="-0.158734" calcext:value-type="float">
            <text:p>-0.158734</text:p>
          </table:table-cell>
          <table:table-cell table:formula="of:=[Datos_MoCap.B205]" office:value-type="float" office:value="0.297478" calcext:value-type="float">
            <text:p>0.297478</text:p>
          </table:table-cell>
          <table:table-cell table:formula="of:=[Datos_MoCap.C205]" office:value-type="float" office:value="-0.010201" calcext:value-type="float">
            <text:p>-0.010201</text:p>
          </table:table-cell>
          <table:table-cell table:formula="of:=[Datos_MoCap.D205]" office:value-type="float" office:value="0.064289" calcext:value-type="float">
            <text:p>0.064289</text:p>
          </table:table-cell>
          <table:table-cell table:formula="of:=[Datos_MoCap.F205]" office:value-type="float" office:value="0.232626" calcext:value-type="float">
            <text:p>0.232626</text:p>
          </table:table-cell>
          <table:table-cell table:formula="of:=[Datos_MoCap.E205]" office:value-type="float" office:value="-0.024773" calcext:value-type="float">
            <text:p>-0.024773</text:p>
          </table:table-cell>
          <table:table-cell/>
          <table:table-cell table:formula="of:=([.H205]^2)*(0.140024724909833)+([.H205])*(-0.00142725065277068)+(-0.0063459406986214)" office:value-type="float" office:value="-0.00259125692690025" calcext:value-type="float">
            <text:p>-0.0025912569</text:p>
          </table:table-cell>
          <table:table-cell table:formula="of:=([.J205]^2)*(-1.68303778049881)+([.J205])*(0.15665109790632)+(0.10475739737447)" office:value-type="float" office:value="0.102984261938391" calcext:value-type="float">
            <text:p>0.1029842619</text:p>
          </table:table-cell>
          <table:table-cell table:formula="of:=([.I205]^2)*(-1.84809378419694)+([.I205])*(0.969715893777015)+(-0.0558124189204929)" office:value-type="float" office:value="0.0691130658940833" calcext:value-type="float">
            <text:p>0.0691130659</text:p>
          </table:table-cell>
          <table:table-cell table:formula="of:=[.H205]*-1" office:value-type="float" office:value="0.158734" calcext:value-type="float">
            <text:p>0.158734</text:p>
          </table:table-cell>
          <table:table-cell table:formula="of:=[.M205]*-1" office:value-type="float" office:value="0.024773" calcext:value-type="float">
            <text:p>0.024773</text:p>
          </table:table-cell>
          <table:table-cell table:formula="of:=([.K205]^2)*(48.7382423482978)+([.K205])*(0.0643401308833624)+(0.0316411646540839)" office:value-type="float" office:value="0.23721636371476" calcext:value-type="float">
            <text:p>0.2372163637</text:p>
          </table:table-cell>
          <table:table-cell table:formula="of:=([.M205]^2)*(2.99573212968935)+([.M205])*(-0.0394274132082148)+(-0.010306073088791)" office:value-type="float" office:value="-0.00749085239291912" calcext:value-type="float">
            <text:p>-0.0074908524</text:p>
          </table:table-cell>
          <table:table-cell table:formula="of:=([.L205]^2)*(-20.9992408223248)+([.L205])*(0.114146130561486)+(0.302895814088881)" office:value-type="float" office:value="-0.806921718748645" calcext:value-type="float">
            <text:p>-0.8069217187</text:p>
          </table:table-cell>
          <table:table-cell table:number-columns-repeated="1002"/>
        </table:table-row>
        <table:table-row table:style-name="ro1">
          <table:table-cell table:formula="of:=[Datos_Nao.A206]" office:value-type="float" office:value="-0.00257580610923469" calcext:value-type="float">
            <text:p>-0.0025758061</text:p>
          </table:table-cell>
          <table:table-cell table:formula="of:=[Datos_Nao.B206]" office:value-type="float" office:value="0.06842041015625" calcext:value-type="float">
            <text:p>0.0684204102</text:p>
          </table:table-cell>
          <table:table-cell table:formula="of:=[Datos_Nao.C206]" office:value-type="float" office:value="0.000000264495611190796" calcext:value-type="float">
            <text:p>2.64495611190796E-007</text:p>
          </table:table-cell>
          <table:table-cell table:formula="of:=[Datos_Nao.D206]" office:value-type="float" office:value="-0.0000000155151482772453" calcext:value-type="float">
            <text:p>-1.55151482772453E-008</text:p>
          </table:table-cell>
          <table:table-cell table:formula="of:=[Datos_Nao.E206]" office:value-type="float" office:value="-0.00000000274994782500926" calcext:value-type="float">
            <text:p>-2.74994782500926E-009</text:p>
          </table:table-cell>
          <table:table-cell table:formula="of:=[Datos_Nao.F206]" office:value-type="float" office:value="0.13468436896801" calcext:value-type="float">
            <text:p>0.134684369</text:p>
          </table:table-cell>
          <table:table-cell/>
          <table:table-cell table:formula="of:=[Datos_MoCap.A206]" office:value-type="float" office:value="-0.158907" calcext:value-type="float">
            <text:p>-0.158907</text:p>
          </table:table-cell>
          <table:table-cell table:formula="of:=[Datos_MoCap.B206]" office:value-type="float" office:value="0.302419" calcext:value-type="float">
            <text:p>0.302419</text:p>
          </table:table-cell>
          <table:table-cell table:formula="of:=[Datos_MoCap.C206]" office:value-type="float" office:value="-0.012183" calcext:value-type="float">
            <text:p>-0.012183</text:p>
          </table:table-cell>
          <table:table-cell table:formula="of:=[Datos_MoCap.D206]" office:value-type="float" office:value="0.065576" calcext:value-type="float">
            <text:p>0.065576</text:p>
          </table:table-cell>
          <table:table-cell table:formula="of:=[Datos_MoCap.F206]" office:value-type="float" office:value="0.235802" calcext:value-type="float">
            <text:p>0.235802</text:p>
          </table:table-cell>
          <table:table-cell table:formula="of:=[Datos_MoCap.E206]" office:value-type="float" office:value="-0.027534" calcext:value-type="float">
            <text:p>-0.027534</text:p>
          </table:table-cell>
          <table:table-cell/>
          <table:table-cell table:formula="of:=([.H206]^2)*(0.140024724909833)+([.H206])*(-0.00142725065277068)+(-0.0063459406986214)" office:value-type="float" office:value="-0.00258331538883672" calcext:value-type="float">
            <text:p>-0.0025833154</text:p>
          </table:table-cell>
          <table:table-cell table:formula="of:=([.J206]^2)*(-1.68303778049881)+([.J206])*(0.15665109790632)+(0.10475739737447)" office:value-type="float" office:value="0.102599111343101" calcext:value-type="float">
            <text:p>0.1025991113</text:p>
          </table:table-cell>
          <table:table-cell table:formula="of:=([.I206]^2)*(-1.84809378419694)+([.I206])*(0.969715893777015)+(-0.0558124189204929)" office:value-type="float" office:value="0.0684265138300382" calcext:value-type="float">
            <text:p>0.0684265138</text:p>
          </table:table-cell>
          <table:table-cell table:formula="of:=[.H206]*-1" office:value-type="float" office:value="0.158907" calcext:value-type="float">
            <text:p>0.158907</text:p>
          </table:table-cell>
          <table:table-cell table:formula="of:=[.M206]*-1" office:value-type="float" office:value="0.027534" calcext:value-type="float">
            <text:p>0.027534</text:p>
          </table:table-cell>
          <table:table-cell table:formula="of:=([.K206]^2)*(48.7382423482978)+([.K206])*(0.0643401308833624)+(0.0316411646540839)" office:value-type="float" office:value="0.245445096764583" calcext:value-type="float">
            <text:p>0.2454450968</text:p>
          </table:table-cell>
          <table:table-cell table:formula="of:=([.M206]^2)*(2.99573212968935)+([.M206])*(-0.0394274132082148)+(-0.010306073088791)" office:value-type="float" office:value="-0.00694935078828958" calcext:value-type="float">
            <text:p>-0.0069493508</text:p>
          </table:table-cell>
          <table:table-cell table:formula="of:=([.L206]^2)*(-20.9992408223248)+([.L206])*(0.114146130561486)+(0.302895814088881)" office:value-type="float" office:value="-0.837800335076607" calcext:value-type="float">
            <text:p>-0.8378003351</text:p>
          </table:table-cell>
          <table:table-cell table:number-columns-repeated="1002"/>
        </table:table-row>
        <table:table-row table:style-name="ro1">
          <table:table-cell table:formula="of:=[Datos_Nao.A207]" office:value-type="float" office:value="-0.00257580704055727" calcext:value-type="float">
            <text:p>-0.002575807</text:p>
          </table:table-cell>
          <table:table-cell table:formula="of:=[Datos_Nao.B207]" office:value-type="float" office:value="0.06842041015625" calcext:value-type="float">
            <text:p>0.0684204102</text:p>
          </table:table-cell>
          <table:table-cell table:formula="of:=[Datos_Nao.C207]" office:value-type="float" office:value="0.000000264495611190796" calcext:value-type="float">
            <text:p>2.64495611190796E-007</text:p>
          </table:table-cell>
          <table:table-cell table:formula="of:=[Datos_Nao.D207]" office:value-type="float" office:value="-0.0000000154429500298647" calcext:value-type="float">
            <text:p>-1.54429500298647E-008</text:p>
          </table:table-cell>
          <table:table-cell table:formula="of:=[Datos_Nao.E207]" office:value-type="float" office:value="-0.00000000228991714479321" calcext:value-type="float">
            <text:p>-2.28991714479321E-009</text:p>
          </table:table-cell>
          <table:table-cell table:formula="of:=[Datos_Nao.F207]" office:value-type="float" office:value="0.13468436896801" calcext:value-type="float">
            <text:p>0.134684369</text:p>
          </table:table-cell>
          <table:table-cell/>
          <table:table-cell table:formula="of:=[Datos_MoCap.A207]" office:value-type="float" office:value="-0.159624" calcext:value-type="float">
            <text:p>-0.159624</text:p>
          </table:table-cell>
          <table:table-cell table:formula="of:=[Datos_MoCap.B207]" office:value-type="float" office:value="0.307124" calcext:value-type="float">
            <text:p>0.307124</text:p>
          </table:table-cell>
          <table:table-cell table:formula="of:=[Datos_MoCap.C207]" office:value-type="float" office:value="-0.013729" calcext:value-type="float">
            <text:p>-0.013729</text:p>
          </table:table-cell>
          <table:table-cell table:formula="of:=[Datos_MoCap.D207]" office:value-type="float" office:value="0.066553" calcext:value-type="float">
            <text:p>0.066553</text:p>
          </table:table-cell>
          <table:table-cell table:formula="of:=[Datos_MoCap.F207]" office:value-type="float" office:value="0.237931" calcext:value-type="float">
            <text:p>0.237931</text:p>
          </table:table-cell>
          <table:table-cell table:formula="of:=[Datos_MoCap.E207]" office:value-type="float" office:value="-0.029712" calcext:value-type="float">
            <text:p>-0.029712</text:p>
          </table:table-cell>
          <table:table-cell/>
          <table:table-cell table:formula="of:=([.H207]^2)*(0.140024724909833)+([.H207])*(-0.00142725065277068)+(-0.0063459406986214)" office:value-type="float" office:value="-0.00255031226149745" calcext:value-type="float">
            <text:p>-0.0025503123</text:p>
          </table:table-cell>
          <table:table-cell table:formula="of:=([.J207]^2)*(-1.68303778049881)+([.J207])*(0.15665109790632)+(0.10475739737447)" office:value-type="float" office:value="0.102289506333037" calcext:value-type="float">
            <text:p>0.1022895063</text:p>
          </table:table-cell>
          <table:table-cell table:formula="of:=([.I207]^2)*(-1.84809378419694)+([.I207])*(0.969715893777015)+(-0.0558124189204929)" office:value-type="float" office:value="0.067688879288458" calcext:value-type="float">
            <text:p>0.0676888793</text:p>
          </table:table-cell>
          <table:table-cell table:formula="of:=[.H207]*-1" office:value-type="float" office:value="0.159624" calcext:value-type="float">
            <text:p>0.159624</text:p>
          </table:table-cell>
          <table:table-cell table:formula="of:=[.M207]*-1" office:value-type="float" office:value="0.029712" calcext:value-type="float">
            <text:p>0.029712</text:p>
          </table:table-cell>
          <table:table-cell table:formula="of:=([.K207]^2)*(48.7382423482978)+([.K207])*(0.0643401308833624)+(0.0316411646540839)" office:value-type="float" office:value="0.25179957838556" calcext:value-type="float">
            <text:p>0.2517995784</text:p>
          </table:table-cell>
          <table:table-cell table:formula="of:=([.M207]^2)*(2.99573212968935)+([.M207])*(-0.0394274132082148)+(-0.010306073088791)" office:value-type="float" office:value="-0.00648996464402338" calcext:value-type="float">
            <text:p>-0.0064899646</text:p>
          </table:table-cell>
          <table:table-cell table:formula="of:=([.L207]^2)*(-20.9992408223248)+([.L207])*(0.114146130561486)+(0.302895814088881)" office:value-type="float" office:value="-0.858736680972077" calcext:value-type="float">
            <text:p>-0.858736681</text:p>
          </table:table-cell>
          <table:table-cell table:number-columns-repeated="1002"/>
        </table:table-row>
        <table:table-row table:style-name="ro1">
          <table:table-cell table:formula="of:=[Datos_Nao.A208]" office:value-type="float" office:value="-0.00257580704055727" calcext:value-type="float">
            <text:p>-0.002575807</text:p>
          </table:table-cell>
          <table:table-cell table:formula="of:=[Datos_Nao.B208]" office:value-type="float" office:value="0.06842041015625" calcext:value-type="float">
            <text:p>0.0684204102</text:p>
          </table:table-cell>
          <table:table-cell table:formula="of:=[Datos_Nao.C208]" office:value-type="float" office:value="0.000000264495611190796" calcext:value-type="float">
            <text:p>2.64495611190796E-007</text:p>
          </table:table-cell>
          <table:table-cell table:formula="of:=[Datos_Nao.D208]" office:value-type="float" office:value="-0.0000000154068509061744" calcext:value-type="float">
            <text:p>-1.54068509061744E-008</text:p>
          </table:table-cell>
          <table:table-cell table:formula="of:=[Datos_Nao.E208]" office:value-type="float" office:value="-0.00000000205990202672979" calcext:value-type="float">
            <text:p>-2.05990202672979E-009</text:p>
          </table:table-cell>
          <table:table-cell table:formula="of:=[Datos_Nao.F208]" office:value-type="float" office:value="0.13468436896801" calcext:value-type="float">
            <text:p>0.134684369</text:p>
          </table:table-cell>
          <table:table-cell/>
          <table:table-cell table:formula="of:=[Datos_MoCap.A208]" office:value-type="float" office:value="-0.160873" calcext:value-type="float">
            <text:p>-0.160873</text:p>
          </table:table-cell>
          <table:table-cell table:formula="of:=[Datos_MoCap.B208]" office:value-type="float" office:value="0.311724" calcext:value-type="float">
            <text:p>0.311724</text:p>
          </table:table-cell>
          <table:table-cell table:formula="of:=[Datos_MoCap.C208]" office:value-type="float" office:value="-0.014822" calcext:value-type="float">
            <text:p>-0.014822</text:p>
          </table:table-cell>
          <table:table-cell table:formula="of:=[Datos_MoCap.D208]" office:value-type="float" office:value="0.066157" calcext:value-type="float">
            <text:p>0.066157</text:p>
          </table:table-cell>
          <table:table-cell table:formula="of:=[Datos_MoCap.F208]" office:value-type="float" office:value="0.239622" calcext:value-type="float">
            <text:p>0.239622</text:p>
          </table:table-cell>
          <table:table-cell table:formula="of:=[Datos_MoCap.E208]" office:value-type="float" office:value="-0.032116" calcext:value-type="float">
            <text:p>-0.032116</text:p>
          </table:table-cell>
          <table:table-cell/>
          <table:table-cell table:formula="of:=([.H208]^2)*(0.140024724909833)+([.H208])*(-0.00142725065277068)+(-0.0063459406986214)" office:value-type="float" office:value="-0.00249247762261212" calcext:value-type="float">
            <text:p>-0.0024924776</text:p>
          </table:table-cell>
          <table:table-cell table:formula="of:=([.J208]^2)*(-1.68303778049881)+([.J208])*(0.15665109790632)+(0.10475739737447)" office:value-type="float" office:value="0.102065765397069" calcext:value-type="float">
            <text:p>0.1020657654</text:p>
          </table:table-cell>
          <table:table-cell table:formula="of:=([.I208]^2)*(-1.84809378419694)+([.I208])*(0.969715893777015)+(-0.0558124189204929)" office:value-type="float" office:value="0.0668886023458838" calcext:value-type="float">
            <text:p>0.0668886023</text:p>
          </table:table-cell>
          <table:table-cell table:formula="of:=[.H208]*-1" office:value-type="float" office:value="0.160873" calcext:value-type="float">
            <text:p>0.160873</text:p>
          </table:table-cell>
          <table:table-cell table:formula="of:=[.M208]*-1" office:value-type="float" office:value="0.032116" calcext:value-type="float">
            <text:p>0.032116</text:p>
          </table:table-cell>
          <table:table-cell table:formula="of:=([.K208]^2)*(48.7382423482978)+([.K208])*(0.0643401308833624)+(0.0316411646540839)" office:value-type="float" office:value="0.249212751045481" calcext:value-type="float">
            <text:p>0.249212751</text:p>
          </table:table-cell>
          <table:table-cell table:formula="of:=([.M208]^2)*(2.99573212968935)+([.M208])*(-0.0394274132082148)+(-0.010306073088791)" office:value-type="float" office:value="-0.00594991195949173" calcext:value-type="float">
            <text:p>-0.005949912</text:p>
          </table:table-cell>
          <table:table-cell table:formula="of:=([.L208]^2)*(-20.9992408223248)+([.L208])*(0.114146130561486)+(0.302895814088881)" office:value-type="float" office:value="-0.875501431380346" calcext:value-type="float">
            <text:p>-0.8755014314</text:p>
          </table:table-cell>
          <table:table-cell table:number-columns-repeated="1002"/>
        </table:table-row>
        <table:table-row table:style-name="ro1">
          <table:table-cell table:formula="of:=[Datos_Nao.A209]" office:value-type="float" office:value="-0.00257580610923469" calcext:value-type="float">
            <text:p>-0.0025758061</text:p>
          </table:table-cell>
          <table:table-cell table:formula="of:=[Datos_Nao.B209]" office:value-type="float" office:value="0.06842041015625" calcext:value-type="float">
            <text:p>0.0684204102</text:p>
          </table:table-cell>
          <table:table-cell table:formula="of:=[Datos_Nao.C209]" office:value-type="float" office:value="0.000000264495611190796" calcext:value-type="float">
            <text:p>2.64495611190796E-007</text:p>
          </table:table-cell>
          <table:table-cell table:formula="of:=[Datos_Nao.D209]" office:value-type="float" office:value="-0.0000000154068509061744" calcext:value-type="float">
            <text:p>-1.54068509061744E-008</text:p>
          </table:table-cell>
          <table:table-cell table:formula="of:=[Datos_Nao.E209]" office:value-type="float" office:value="-0.00000000205990202672979" calcext:value-type="float">
            <text:p>-2.05990202672979E-009</text:p>
          </table:table-cell>
          <table:table-cell table:formula="of:=[Datos_Nao.F209]" office:value-type="float" office:value="0.13468436896801" calcext:value-type="float">
            <text:p>0.134684369</text:p>
          </table:table-cell>
          <table:table-cell/>
          <table:table-cell table:formula="of:=[Datos_MoCap.A209]" office:value-type="float" office:value="-0.162526" calcext:value-type="float">
            <text:p>-0.162526</text:p>
          </table:table-cell>
          <table:table-cell table:formula="of:=[Datos_MoCap.B209]" office:value-type="float" office:value="0.315932" calcext:value-type="float">
            <text:p>0.315932</text:p>
          </table:table-cell>
          <table:table-cell table:formula="of:=[Datos_MoCap.C209]" office:value-type="float" office:value="-0.015709" calcext:value-type="float">
            <text:p>-0.015709</text:p>
          </table:table-cell>
          <table:table-cell table:formula="of:=[Datos_MoCap.D209]" office:value-type="float" office:value="0.06607" calcext:value-type="float">
            <text:p>0.06607</text:p>
          </table:table-cell>
          <table:table-cell table:formula="of:=[Datos_MoCap.F209]" office:value-type="float" office:value="0.240292" calcext:value-type="float">
            <text:p>0.240292</text:p>
          </table:table-cell>
          <table:table-cell table:formula="of:=[Datos_MoCap.E209]" office:value-type="float" office:value="-0.034746" calcext:value-type="float">
            <text:p>-0.034746</text:p>
          </table:table-cell>
          <table:table-cell/>
          <table:table-cell table:formula="of:=([.H209]^2)*(0.140024724909833)+([.H209])*(-0.00142725065277068)+(-0.0063459406986214)" office:value-type="float" office:value="-0.00241526416329671" calcext:value-type="float">
            <text:p>-0.0024152642</text:p>
          </table:table-cell>
          <table:table-cell table:formula="of:=([.J209]^2)*(-1.68303778049881)+([.J209])*(0.15665109790632)+(0.10475739737447)" office:value-type="float" office:value="0.101881237532142" calcext:value-type="float">
            <text:p>0.1018812375</text:p>
          </table:table-cell>
          <table:table-cell table:formula="of:=([.I209]^2)*(-1.84809378419694)+([.I209])*(0.969715893777015)+(-0.0558124189204929)" office:value-type="float" office:value="0.0660880250503814" calcext:value-type="float">
            <text:p>0.0660880251</text:p>
          </table:table-cell>
          <table:table-cell table:formula="of:=[.H209]*-1" office:value-type="float" office:value="0.162526" calcext:value-type="float">
            <text:p>0.162526</text:p>
          </table:table-cell>
          <table:table-cell table:formula="of:=[.M209]*-1" office:value-type="float" office:value="0.034746" calcext:value-type="float">
            <text:p>0.034746</text:p>
          </table:table-cell>
          <table:table-cell table:formula="of:=([.K209]^2)*(48.7382423482978)+([.K209])*(0.0643401308833624)+(0.0316411646540839)" office:value-type="float" office:value="0.248646480947419" calcext:value-type="float">
            <text:p>0.2486464809</text:p>
          </table:table-cell>
          <table:table-cell table:formula="of:=([.M209]^2)*(2.99573212968935)+([.M209])*(-0.0394274132082148)+(-0.010306073088791)" office:value-type="float" office:value="-0.00531942717520071" calcext:value-type="float">
            <text:p>-0.0053194272</text:p>
          </table:table-cell>
          <table:table-cell table:formula="of:=([.L209]^2)*(-20.9992408223248)+([.L209])*(0.114146130561486)+(0.302895814088881)" office:value-type="float" office:value="-0.882177099345073" calcext:value-type="float">
            <text:p>-0.8821770993</text:p>
          </table:table-cell>
          <table:table-cell table:number-columns-repeated="1002"/>
        </table:table-row>
        <table:table-row table:style-name="ro1">
          <table:table-cell table:formula="of:=[Datos_Nao.A210]" office:value-type="float" office:value="-0.00257580610923469" calcext:value-type="float">
            <text:p>-0.0025758061</text:p>
          </table:table-cell>
          <table:table-cell table:formula="of:=[Datos_Nao.B210]" office:value-type="float" office:value="0.06842041015625" calcext:value-type="float">
            <text:p>0.0684204102</text:p>
          </table:table-cell>
          <table:table-cell table:formula="of:=[Datos_Nao.C210]" office:value-type="float" office:value="0.000000264495611190796" calcext:value-type="float">
            <text:p>2.64495611190796E-007</text:p>
          </table:table-cell>
          <table:table-cell table:formula="of:=[Datos_Nao.D210]" office:value-type="float" office:value="-0.0000000154068509061744" calcext:value-type="float">
            <text:p>-1.54068509061744E-008</text:p>
          </table:table-cell>
          <table:table-cell table:formula="of:=[Datos_Nao.E210]" office:value-type="float" office:value="-0.00000000205990202672979" calcext:value-type="float">
            <text:p>-2.05990202672979E-009</text:p>
          </table:table-cell>
          <table:table-cell table:formula="of:=[Datos_Nao.F210]" office:value-type="float" office:value="0.13468436896801" calcext:value-type="float">
            <text:p>0.134684369</text:p>
          </table:table-cell>
          <table:table-cell/>
          <table:table-cell table:formula="of:=[Datos_MoCap.A210]" office:value-type="float" office:value="-0.164556" calcext:value-type="float">
            <text:p>-0.164556</text:p>
          </table:table-cell>
          <table:table-cell table:formula="of:=[Datos_MoCap.B210]" office:value-type="float" office:value="0.319622" calcext:value-type="float">
            <text:p>0.319622</text:p>
          </table:table-cell>
          <table:table-cell table:formula="of:=[Datos_MoCap.C210]" office:value-type="float" office:value="-0.016372" calcext:value-type="float">
            <text:p>-0.016372</text:p>
          </table:table-cell>
          <table:table-cell table:formula="of:=[Datos_MoCap.D210]" office:value-type="float" office:value="0.065653" calcext:value-type="float">
            <text:p>0.065653</text:p>
          </table:table-cell>
          <table:table-cell table:formula="of:=[Datos_MoCap.F210]" office:value-type="float" office:value="0.240694" calcext:value-type="float">
            <text:p>0.240694</text:p>
          </table:table-cell>
          <table:table-cell table:formula="of:=[Datos_MoCap.E210]" office:value-type="float" office:value="-0.039029" calcext:value-type="float">
            <text:p>-0.039029</text:p>
          </table:table-cell>
          <table:table-cell/>
          <table:table-cell table:formula="of:=([.H210]^2)*(0.140024724909833)+([.H210])*(-0.00142725065277068)+(-0.0063459406986214)" office:value-type="float" office:value="-0.00231939372331348" calcext:value-type="float">
            <text:p>-0.0023193937</text:p>
          </table:table-cell>
          <table:table-cell table:formula="of:=([.J210]^2)*(-1.68303778049881)+([.J210])*(0.15665109790632)+(0.10475739737447)" office:value-type="float" office:value="0.101741580140501" calcext:value-type="float">
            <text:p>0.1017415801</text:p>
          </table:table-cell>
          <table:table-cell table:formula="of:=([.I210]^2)*(-1.84809378419694)+([.I210])*(0.969715893777015)+(-0.0558124189204929)" office:value-type="float" office:value="0.0653321377637782" calcext:value-type="float">
            <text:p>0.0653321378</text:p>
          </table:table-cell>
          <table:table-cell table:formula="of:=[.H210]*-1" office:value-type="float" office:value="0.164556" calcext:value-type="float">
            <text:p>0.164556</text:p>
          </table:table-cell>
          <table:table-cell table:formula="of:=[.M210]*-1" office:value-type="float" office:value="0.039029" calcext:value-type="float">
            <text:p>0.039029</text:p>
          </table:table-cell>
          <table:table-cell table:formula="of:=([.K210]^2)*(48.7382423482978)+([.K210])*(0.0643401308833624)+(0.0316411646540839)" office:value-type="float" office:value="0.245942533006656" calcext:value-type="float">
            <text:p>0.245942533</text:p>
          </table:table-cell>
          <table:table-cell table:formula="of:=([.M210]^2)*(2.99573212968935)+([.M210])*(-0.0394274132082148)+(-0.010306073088791)" office:value-type="float" office:value="-0.004203973143942" calcext:value-type="float">
            <text:p>-0.0042039731</text:p>
          </table:table-cell>
          <table:table-cell table:formula="of:=([.L210]^2)*(-20.9992408223248)+([.L210])*(0.114146130561486)+(0.302895814088881)" office:value-type="float" office:value="-0.886191549620746" calcext:value-type="float">
            <text:p>-0.8861915496</text:p>
          </table:table-cell>
          <table:table-cell table:number-columns-repeated="1002"/>
        </table:table-row>
        <table:table-row table:style-name="ro1">
          <table:table-cell table:formula="of:=[Datos_Nao.A211]" office:value-type="float" office:value="-0.00257580610923469" calcext:value-type="float">
            <text:p>-0.0025758061</text:p>
          </table:table-cell>
          <table:table-cell table:formula="of:=[Datos_Nao.B211]" office:value-type="float" office:value="0.06842041015625" calcext:value-type="float">
            <text:p>0.0684204102</text:p>
          </table:table-cell>
          <table:table-cell table:formula="of:=[Datos_Nao.C211]" office:value-type="float" office:value="0.000000264495611190796" calcext:value-type="float">
            <text:p>2.64495611190796E-007</text:p>
          </table:table-cell>
          <table:table-cell table:formula="of:=[Datos_Nao.D211]" office:value-type="float" office:value="-0.0000000154068509061744" calcext:value-type="float">
            <text:p>-1.54068509061744E-008</text:p>
          </table:table-cell>
          <table:table-cell table:formula="of:=[Datos_Nao.E211]" office:value-type="float" office:value="-0.00000000205990202672979" calcext:value-type="float">
            <text:p>-2.05990202672979E-009</text:p>
          </table:table-cell>
          <table:table-cell table:formula="of:=[Datos_Nao.F211]" office:value-type="float" office:value="0.13468436896801" calcext:value-type="float">
            <text:p>0.134684369</text:p>
          </table:table-cell>
          <table:table-cell/>
          <table:table-cell table:formula="of:=[Datos_MoCap.A211]" office:value-type="float" office:value="-0.166828" calcext:value-type="float">
            <text:p>-0.166828</text:p>
          </table:table-cell>
          <table:table-cell table:formula="of:=[Datos_MoCap.B211]" office:value-type="float" office:value="0.322979" calcext:value-type="float">
            <text:p>0.322979</text:p>
          </table:table-cell>
          <table:table-cell table:formula="of:=[Datos_MoCap.C211]" office:value-type="float" office:value="-0.017384" calcext:value-type="float">
            <text:p>-0.017384</text:p>
          </table:table-cell>
          <table:table-cell table:formula="of:=[Datos_MoCap.D211]" office:value-type="float" office:value="0.066629" calcext:value-type="float">
            <text:p>0.066629</text:p>
          </table:table-cell>
          <table:table-cell table:formula="of:=[Datos_MoCap.F211]" office:value-type="float" office:value="0.240151" calcext:value-type="float">
            <text:p>0.240151</text:p>
          </table:table-cell>
          <table:table-cell table:formula="of:=[Datos_MoCap.E211]" office:value-type="float" office:value="-0.043726" calcext:value-type="float">
            <text:p>-0.043726</text:p>
          </table:table-cell>
          <table:table-cell/>
          <table:table-cell table:formula="of:=([.H211]^2)*(0.140024724909833)+([.H211])*(-0.00142725065277068)+(-0.0063459406986214)" office:value-type="float" office:value="-0.0022107257716158" calcext:value-type="float">
            <text:p>-0.0022107258</text:p>
          </table:table-cell>
          <table:table-cell table:formula="of:=([.J211]^2)*(-1.68303778049881)+([.J211])*(0.15665109790632)+(0.10475739737447)" office:value-type="float" office:value="0.101525554854621" calcext:value-type="float">
            <text:p>0.1015255549</text:p>
          </table:table-cell>
          <table:table-cell table:formula="of:=([.I211]^2)*(-1.84809378419694)+([.I211])*(0.969715893777015)+(-0.0558124189204929)" office:value-type="float" office:value="0.0646007447494981" calcext:value-type="float">
            <text:p>0.0646007447</text:p>
          </table:table-cell>
          <table:table-cell table:formula="of:=[.H211]*-1" office:value-type="float" office:value="0.166828" calcext:value-type="float">
            <text:p>0.166828</text:p>
          </table:table-cell>
          <table:table-cell table:formula="of:=[.M211]*-1" office:value-type="float" office:value="0.043726" calcext:value-type="float">
            <text:p>0.043726</text:p>
          </table:table-cell>
          <table:table-cell table:formula="of:=([.K211]^2)*(48.7382423482978)+([.K211])*(0.0643401308833624)+(0.0316411646540839)" office:value-type="float" office:value="0.252297788536532" calcext:value-type="float">
            <text:p>0.2522977885</text:p>
          </table:table-cell>
          <table:table-cell table:formula="of:=([.M211]^2)*(2.99573212968935)+([.M211])*(-0.0394274132082148)+(-0.010306073088791)" office:value-type="float" office:value="-0.00285434080129572" calcext:value-type="float">
            <text:p>-0.0028543408</text:p>
          </table:table-cell>
          <table:table-cell table:formula="of:=([.L211]^2)*(-20.9992408223248)+([.L211])*(0.114146130561486)+(0.302895814088881)" office:value-type="float" office:value="-0.880770653655048" calcext:value-type="float">
            <text:p>-0.8807706537</text:p>
          </table:table-cell>
          <table:table-cell table:number-columns-repeated="1002"/>
        </table:table-row>
        <table:table-row table:style-name="ro1">
          <table:table-cell table:formula="of:=[Datos_Nao.A212]" office:value-type="float" office:value="-0.00257580610923469" calcext:value-type="float">
            <text:p>-0.0025758061</text:p>
          </table:table-cell>
          <table:table-cell table:formula="of:=[Datos_Nao.B212]" office:value-type="float" office:value="0.06842041015625" calcext:value-type="float">
            <text:p>0.0684204102</text:p>
          </table:table-cell>
          <table:table-cell table:formula="of:=[Datos_Nao.C212]" office:value-type="float" office:value="0.000000264495611190796" calcext:value-type="float">
            <text:p>2.64495611190796E-007</text:p>
          </table:table-cell>
          <table:table-cell table:formula="of:=[Datos_Nao.D212]" office:value-type="float" office:value="-0.0000000154068509061744" calcext:value-type="float">
            <text:p>-1.54068509061744E-008</text:p>
          </table:table-cell>
          <table:table-cell table:formula="of:=[Datos_Nao.E212]" office:value-type="float" office:value="-0.00000000205990202672979" calcext:value-type="float">
            <text:p>-2.05990202672979E-009</text:p>
          </table:table-cell>
          <table:table-cell table:formula="of:=[Datos_Nao.F212]" office:value-type="float" office:value="0.13468436896801" calcext:value-type="float">
            <text:p>0.134684369</text:p>
          </table:table-cell>
          <table:table-cell/>
          <table:table-cell table:formula="of:=[Datos_MoCap.A212]" office:value-type="float" office:value="-0.168782" calcext:value-type="float">
            <text:p>-0.168782</text:p>
          </table:table-cell>
          <table:table-cell table:formula="of:=[Datos_MoCap.B212]" office:value-type="float" office:value="0.32598" calcext:value-type="float">
            <text:p>0.32598</text:p>
          </table:table-cell>
          <table:table-cell table:formula="of:=[Datos_MoCap.C212]" office:value-type="float" office:value="-0.018424" calcext:value-type="float">
            <text:p>-0.018424</text:p>
          </table:table-cell>
          <table:table-cell table:formula="of:=[Datos_MoCap.D212]" office:value-type="float" office:value="0.066712" calcext:value-type="float">
            <text:p>0.066712</text:p>
          </table:table-cell>
          <table:table-cell table:formula="of:=[Datos_MoCap.F212]" office:value-type="float" office:value="0.239466" calcext:value-type="float">
            <text:p>0.239466</text:p>
          </table:table-cell>
          <table:table-cell table:formula="of:=[Datos_MoCap.E212]" office:value-type="float" office:value="-0.046957" calcext:value-type="float">
            <text:p>-0.046957</text:p>
          </table:table-cell>
          <table:table-cell/>
          <table:table-cell table:formula="of:=([.H212]^2)*(0.140024724909833)+([.H212])*(-0.00142725065277068)+(-0.0063459406986214)" office:value-type="float" office:value="-0.00211611123809095" calcext:value-type="float">
            <text:p>-0.0021161112</text:p>
          </table:table-cell>
          <table:table-cell table:formula="of:=([.J212]^2)*(-1.68303778049881)+([.J212])*(0.15665109790632)+(0.10475739737447)" office:value-type="float" office:value="0.101299960847281" calcext:value-type="float">
            <text:p>0.1012999608</text:p>
          </table:table-cell>
          <table:table-cell table:formula="of:=([.I212]^2)*(-1.84809378419694)+([.I212])*(0.969715893777015)+(-0.0558124189204929)" office:value-type="float" office:value="0.0639116515273329" calcext:value-type="float">
            <text:p>0.0639116515</text:p>
          </table:table-cell>
          <table:table-cell table:formula="of:=[.H212]*-1" office:value-type="float" office:value="0.168782" calcext:value-type="float">
            <text:p>0.168782</text:p>
          </table:table-cell>
          <table:table-cell table:formula="of:=[.M212]*-1" office:value-type="float" office:value="0.046957" calcext:value-type="float">
            <text:p>0.046957</text:p>
          </table:table-cell>
          <table:table-cell table:formula="of:=([.K212]^2)*(48.7382423482978)+([.K212])*(0.0643401308833624)+(0.0316411646540839)" office:value-type="float" office:value="0.252842529663151" calcext:value-type="float">
            <text:p>0.2528425297</text:p>
          </table:table-cell>
          <table:table-cell table:formula="of:=([.M212]^2)*(2.99573212968935)+([.M212])*(-0.0394274132082148)+(-0.010306073088791)" office:value-type="float" office:value="-0.00184921098244858" calcext:value-type="float">
            <text:p>-0.001849211</text:p>
          </table:table-cell>
          <table:table-cell table:formula="of:=([.L212]^2)*(-20.9992408223248)+([.L212])*(0.114146130561486)+(0.302895814088881)" office:value-type="float" office:value="-0.873949802627928" calcext:value-type="float">
            <text:p>-0.8739498026</text:p>
          </table:table-cell>
          <table:table-cell table:number-columns-repeated="1002"/>
        </table:table-row>
        <table:table-row table:style-name="ro1">
          <table:table-cell table:formula="of:=[Datos_Nao.A213]" office:value-type="float" office:value="-0.00257580610923469" calcext:value-type="float">
            <text:p>-0.0025758061</text:p>
          </table:table-cell>
          <table:table-cell table:formula="of:=[Datos_Nao.B213]" office:value-type="float" office:value="0.06842041015625" calcext:value-type="float">
            <text:p>0.0684204102</text:p>
          </table:table-cell>
          <table:table-cell table:formula="of:=[Datos_Nao.C213]" office:value-type="float" office:value="0.000000264495611190796" calcext:value-type="float">
            <text:p>2.64495611190796E-007</text:p>
          </table:table-cell>
          <table:table-cell table:formula="of:=[Datos_Nao.D213]" office:value-type="float" office:value="-0.0000000154068509061744" calcext:value-type="float">
            <text:p>-1.54068509061744E-008</text:p>
          </table:table-cell>
          <table:table-cell table:formula="of:=[Datos_Nao.E213]" office:value-type="float" office:value="-0.00000000205990202672979" calcext:value-type="float">
            <text:p>-2.05990202672979E-009</text:p>
          </table:table-cell>
          <table:table-cell table:formula="of:=[Datos_Nao.F213]" office:value-type="float" office:value="0.13468436896801" calcext:value-type="float">
            <text:p>0.134684369</text:p>
          </table:table-cell>
          <table:table-cell/>
          <table:table-cell table:formula="of:=[Datos_MoCap.A213]" office:value-type="float" office:value="-0.170397" calcext:value-type="float">
            <text:p>-0.170397</text:p>
          </table:table-cell>
          <table:table-cell table:formula="of:=[Datos_MoCap.B213]" office:value-type="float" office:value="0.328643" calcext:value-type="float">
            <text:p>0.328643</text:p>
          </table:table-cell>
          <table:table-cell table:formula="of:=[Datos_MoCap.C213]" office:value-type="float" office:value="-0.019278" calcext:value-type="float">
            <text:p>-0.019278</text:p>
          </table:table-cell>
          <table:table-cell table:formula="of:=[Datos_MoCap.D213]" office:value-type="float" office:value="0.068564" calcext:value-type="float">
            <text:p>0.068564</text:p>
          </table:table-cell>
          <table:table-cell table:formula="of:=[Datos_MoCap.F213]" office:value-type="float" office:value="0.238628" calcext:value-type="float">
            <text:p>0.238628</text:p>
          </table:table-cell>
          <table:table-cell table:formula="of:=[Datos_MoCap.E213]" office:value-type="float" office:value="-0.047106" calcext:value-type="float">
            <text:p>-0.047106</text:p>
          </table:table-cell>
          <table:table-cell/>
          <table:table-cell table:formula="of:=([.H213]^2)*(0.140024724909833)+([.H213])*(-0.00142725065277068)+(-0.0063459406986214)" office:value-type="float" office:value="-0.00203710431272186" calcext:value-type="float">
            <text:p>-0.0020371043</text:p>
          </table:table-cell>
          <table:table-cell table:formula="of:=([.J213]^2)*(-1.68303778049881)+([.J213])*(0.15665109790632)+(0.10475739737447)" office:value-type="float" office:value="0.101111991187267" calcext:value-type="float">
            <text:p>0.1011119912</text:p>
          </table:table-cell>
          <table:table-cell table:formula="of:=([.I213]^2)*(-1.84809378419694)+([.I213])*(0.969715893777015)+(-0.0558124189204929)" office:value-type="float" office:value="0.0632722950435716" calcext:value-type="float">
            <text:p>0.063272295</text:p>
          </table:table-cell>
          <table:table-cell table:formula="of:=[.H213]*-1" office:value-type="float" office:value="0.170397" calcext:value-type="float">
            <text:p>0.170397</text:p>
          </table:table-cell>
          <table:table-cell table:formula="of:=[.M213]*-1" office:value-type="float" office:value="0.047106" calcext:value-type="float">
            <text:p>0.047106</text:p>
          </table:table-cell>
          <table:table-cell table:formula="of:=([.K213]^2)*(48.7382423482978)+([.K213])*(0.0643401308833624)+(0.0316411646540839)" office:value-type="float" office:value="0.265172135587522" calcext:value-type="float">
            <text:p>0.2651721356</text:p>
          </table:table-cell>
          <table:table-cell table:formula="of:=([.M213]^2)*(2.99573212968935)+([.M213])*(-0.0394274132082148)+(-0.010306073088791)" office:value-type="float" office:value="-0.00180134995273463" calcext:value-type="float">
            <text:p>-0.00180135</text:p>
          </table:table-cell>
          <table:table-cell table:formula="of:=([.L213]^2)*(-20.9992408223248)+([.L213])*(0.114146130561486)+(0.302895814088881)" office:value-type="float" office:value="-0.865632263032387" calcext:value-type="float">
            <text:p>-0.865632263</text:p>
          </table:table-cell>
          <table:table-cell table:number-columns-repeated="1002"/>
        </table:table-row>
        <table:table-row table:style-name="ro1">
          <table:table-cell table:formula="of:=[Datos_Nao.A214]" office:value-type="float" office:value="-0.00257580610923469" calcext:value-type="float">
            <text:p>-0.0025758061</text:p>
          </table:table-cell>
          <table:table-cell table:formula="of:=[Datos_Nao.B214]" office:value-type="float" office:value="0.06842041015625" calcext:value-type="float">
            <text:p>0.0684204102</text:p>
          </table:table-cell>
          <table:table-cell table:formula="of:=[Datos_Nao.C214]" office:value-type="float" office:value="0.000000264495611190796" calcext:value-type="float">
            <text:p>2.64495611190796E-007</text:p>
          </table:table-cell>
          <table:table-cell table:formula="of:=[Datos_Nao.D214]" office:value-type="float" office:value="-0.0000000154068509061744" calcext:value-type="float">
            <text:p>-1.54068509061744E-008</text:p>
          </table:table-cell>
          <table:table-cell table:formula="of:=[Datos_Nao.E214]" office:value-type="float" office:value="-0.00000000205990202672979" calcext:value-type="float">
            <text:p>-2.05990202672979E-009</text:p>
          </table:table-cell>
          <table:table-cell table:formula="of:=[Datos_Nao.F214]" office:value-type="float" office:value="0.13468436896801" calcext:value-type="float">
            <text:p>0.134684369</text:p>
          </table:table-cell>
          <table:table-cell/>
          <table:table-cell table:formula="of:=[Datos_MoCap.A214]" office:value-type="float" office:value="-0.171508" calcext:value-type="float">
            <text:p>-0.171508</text:p>
          </table:table-cell>
          <table:table-cell table:formula="of:=[Datos_MoCap.B214]" office:value-type="float" office:value="0.330674" calcext:value-type="float">
            <text:p>0.330674</text:p>
          </table:table-cell>
          <table:table-cell table:formula="of:=[Datos_MoCap.C214]" office:value-type="float" office:value="-0.020225" calcext:value-type="float">
            <text:p>-0.020225</text:p>
          </table:table-cell>
          <table:table-cell table:formula="of:=[Datos_MoCap.D214]" office:value-type="float" office:value="0.069261" calcext:value-type="float">
            <text:p>0.069261</text:p>
          </table:table-cell>
          <table:table-cell table:formula="of:=[Datos_MoCap.F214]" office:value-type="float" office:value="0.238249" calcext:value-type="float">
            <text:p>0.238249</text:p>
          </table:table-cell>
          <table:table-cell table:formula="of:=[Datos_MoCap.E214]" office:value-type="float" office:value="-0.047233" calcext:value-type="float">
            <text:p>-0.047233</text:p>
          </table:table-cell>
          <table:table-cell/>
          <table:table-cell table:formula="of:=([.H214]^2)*(0.140024724909833)+([.H214])*(-0.00142725065277068)+(-0.0063459406986214)" office:value-type="float" office:value="-0.00198232934163004" calcext:value-type="float">
            <text:p>-0.0019823293</text:p>
          </table:table-cell>
          <table:table-cell table:formula="of:=([.J214]^2)*(-1.68303778049881)+([.J214])*(0.15665109790632)+(0.10475739737447)" office:value-type="float" office:value="0.100900681263303" calcext:value-type="float">
            <text:p>0.1009006813</text:p>
          </table:table-cell>
          <table:table-cell table:formula="of:=([.I214]^2)*(-1.84809378419694)+([.I214])*(0.969715893777015)+(-0.0558124189204929)" office:value-type="float" office:value="0.0627670558556669" calcext:value-type="float">
            <text:p>0.0627670559</text:p>
          </table:table-cell>
          <table:table-cell table:formula="of:=[.H214]*-1" office:value-type="float" office:value="0.171508" calcext:value-type="float">
            <text:p>0.171508</text:p>
          </table:table-cell>
          <table:table-cell table:formula="of:=[.M214]*-1" office:value-type="float" office:value="0.047233" calcext:value-type="float">
            <text:p>0.047233</text:p>
          </table:table-cell>
          <table:table-cell table:formula="of:=([.K214]^2)*(48.7382423482978)+([.K214])*(0.0643401308833624)+(0.0316411646540839)" office:value-type="float" office:value="0.26989897239015" calcext:value-type="float">
            <text:p>0.2698989724</text:p>
          </table:table-cell>
          <table:table-cell table:formula="of:=([.M214]^2)*(2.99573212968935)+([.M214])*(-0.0394274132082148)+(-0.010306073088791)" office:value-type="float" office:value="-0.00176045064583757" calcext:value-type="float">
            <text:p>-0.0017604506</text:p>
          </table:table-cell>
          <table:table-cell table:formula="of:=([.L214]^2)*(-20.9992408223248)+([.L214])*(0.114146130561486)+(0.302895814088881)" office:value-type="float" office:value="-0.861880197583897" calcext:value-type="float">
            <text:p>-0.8618801976</text:p>
          </table:table-cell>
          <table:table-cell table:number-columns-repeated="1002"/>
        </table:table-row>
        <table:table-row table:style-name="ro1">
          <table:table-cell table:formula="of:=[Datos_Nao.A215]" office:value-type="float" office:value="-0.00257580610923469" calcext:value-type="float">
            <text:p>-0.0025758061</text:p>
          </table:table-cell>
          <table:table-cell table:formula="of:=[Datos_Nao.B215]" office:value-type="float" office:value="0.06842041015625" calcext:value-type="float">
            <text:p>0.0684204102</text:p>
          </table:table-cell>
          <table:table-cell table:formula="of:=[Datos_Nao.C215]" office:value-type="float" office:value="0.000000264495611190796" calcext:value-type="float">
            <text:p>2.64495611190796E-007</text:p>
          </table:table-cell>
          <table:table-cell table:formula="of:=[Datos_Nao.D215]" office:value-type="float" office:value="-0.0000000154068509061744" calcext:value-type="float">
            <text:p>-1.54068509061744E-008</text:p>
          </table:table-cell>
          <table:table-cell table:formula="of:=[Datos_Nao.E215]" office:value-type="float" office:value="-0.00000000205990202672979" calcext:value-type="float">
            <text:p>-2.05990202672979E-009</text:p>
          </table:table-cell>
          <table:table-cell table:formula="of:=[Datos_Nao.F215]" office:value-type="float" office:value="0.13468436896801" calcext:value-type="float">
            <text:p>0.134684369</text:p>
          </table:table-cell>
          <table:table-cell/>
          <table:table-cell table:formula="of:=[Datos_MoCap.A215]" office:value-type="float" office:value="-0.172042" calcext:value-type="float">
            <text:p>-0.172042</text:p>
          </table:table-cell>
          <table:table-cell table:formula="of:=[Datos_MoCap.B215]" office:value-type="float" office:value="0.331477" calcext:value-type="float">
            <text:p>0.331477</text:p>
          </table:table-cell>
          <table:table-cell table:formula="of:=[Datos_MoCap.C215]" office:value-type="float" office:value="-0.020865" calcext:value-type="float">
            <text:p>-0.020865</text:p>
          </table:table-cell>
          <table:table-cell table:formula="of:=[Datos_MoCap.D215]" office:value-type="float" office:value="0.070162" calcext:value-type="float">
            <text:p>0.070162</text:p>
          </table:table-cell>
          <table:table-cell table:formula="of:=[Datos_MoCap.F215]" office:value-type="float" office:value="0.23885" calcext:value-type="float">
            <text:p>0.23885</text:p>
          </table:table-cell>
          <table:table-cell table:formula="of:=[Datos_MoCap.E215]" office:value-type="float" office:value="-0.049585" calcext:value-type="float">
            <text:p>-0.049585</text:p>
          </table:table-cell>
          <table:table-cell/>
          <table:table-cell table:formula="of:=([.H215]^2)*(0.140024724909833)+([.H215])*(-0.00142725065277068)+(-0.0063459406986214)" office:value-type="float" office:value="-0.00195587885585581" calcext:value-type="float">
            <text:p>-0.0019558789</text:p>
          </table:table-cell>
          <table:table-cell table:formula="of:=([.J215]^2)*(-1.68303778049881)+([.J215])*(0.15665109790632)+(0.10475739737447)" office:value-type="float" office:value="0.100756164706307" calcext:value-type="float">
            <text:p>0.1007561647</text:p>
          </table:table-cell>
          <table:table-cell table:formula="of:=([.I215]^2)*(-1.84809378419694)+([.I215])*(0.969715893777015)+(-0.0558124189204929)" office:value-type="float" office:value="0.0625630928490881" calcext:value-type="float">
            <text:p>0.0625630928</text:p>
          </table:table-cell>
          <table:table-cell table:formula="of:=[.H215]*-1" office:value-type="float" office:value="0.172042" calcext:value-type="float">
            <text:p>0.172042</text:p>
          </table:table-cell>
          <table:table-cell table:formula="of:=[.M215]*-1" office:value-type="float" office:value="0.049585" calcext:value-type="float">
            <text:p>0.049585</text:p>
          </table:table-cell>
          <table:table-cell table:formula="of:=([.K215]^2)*(48.7382423482978)+([.K215])*(0.0643401308833624)+(0.0316411646540839)" office:value-type="float" office:value="0.276079446846673" calcext:value-type="float">
            <text:p>0.2760794468</text:p>
          </table:table-cell>
          <table:table-cell table:formula="of:=([.M215]^2)*(2.99573212968935)+([.M215])*(-0.0394274132082148)+(-0.010306073088791)" office:value-type="float" office:value="-0.000985541424054368" calcext:value-type="float">
            <text:p>-0.0009855414</text:p>
          </table:table-cell>
          <table:table-cell table:formula="of:=([.L215]^2)*(-20.9992408223248)+([.L215])*(0.114146130561486)+(0.302895814088881)" office:value-type="float" office:value="-0.867832844554481" calcext:value-type="float">
            <text:p>-0.8678328446</text:p>
          </table:table-cell>
          <table:table-cell table:number-columns-repeated="1002"/>
        </table:table-row>
        <table:table-row table:style-name="ro1">
          <table:table-cell table:formula="of:=[Datos_Nao.A216]" office:value-type="float" office:value="-0.00257580610923469" calcext:value-type="float">
            <text:p>-0.0025758061</text:p>
          </table:table-cell>
          <table:table-cell table:formula="of:=[Datos_Nao.B216]" office:value-type="float" office:value="0.06842041015625" calcext:value-type="float">
            <text:p>0.0684204102</text:p>
          </table:table-cell>
          <table:table-cell table:formula="of:=[Datos_Nao.C216]" office:value-type="float" office:value="0.000000264495611190796" calcext:value-type="float">
            <text:p>2.64495611190796E-007</text:p>
          </table:table-cell>
          <table:table-cell table:formula="of:=[Datos_Nao.D216]" office:value-type="float" office:value="-0.0000000154068509061744" calcext:value-type="float">
            <text:p>-1.54068509061744E-008</text:p>
          </table:table-cell>
          <table:table-cell table:formula="of:=[Datos_Nao.E216]" office:value-type="float" office:value="-0.00000000205990202672979" calcext:value-type="float">
            <text:p>-2.05990202672979E-009</text:p>
          </table:table-cell>
          <table:table-cell table:formula="of:=[Datos_Nao.F216]" office:value-type="float" office:value="0.13468436896801" calcext:value-type="float">
            <text:p>0.134684369</text:p>
          </table:table-cell>
          <table:table-cell/>
          <table:table-cell table:formula="of:=[Datos_MoCap.A216]" office:value-type="float" office:value="-0.171359" calcext:value-type="float">
            <text:p>-0.171359</text:p>
          </table:table-cell>
          <table:table-cell table:formula="of:=[Datos_MoCap.B216]" office:value-type="float" office:value="0.330637" calcext:value-type="float">
            <text:p>0.330637</text:p>
          </table:table-cell>
          <table:table-cell table:formula="of:=[Datos_MoCap.C216]" office:value-type="float" office:value="-0.021385" calcext:value-type="float">
            <text:p>-0.021385</text:p>
          </table:table-cell>
          <table:table-cell table:formula="of:=[Datos_MoCap.D216]" office:value-type="float" office:value="0.070093" calcext:value-type="float">
            <text:p>0.070093</text:p>
          </table:table-cell>
          <table:table-cell table:formula="of:=[Datos_MoCap.F216]" office:value-type="float" office:value="0.239888" calcext:value-type="float">
            <text:p>0.239888</text:p>
          </table:table-cell>
          <table:table-cell table:formula="of:=[Datos_MoCap.E216]" office:value-type="float" office:value="-0.049367" calcext:value-type="float">
            <text:p>-0.049367</text:p>
          </table:table-cell>
          <table:table-cell/>
          <table:table-cell table:formula="of:=([.H216]^2)*(0.140024724909833)+([.H216])*(-0.00142725065277068)+(-0.0063459406986214)" office:value-type="float" office:value="-0.00198969547072329" calcext:value-type="float">
            <text:p>-0.0019896955</text:p>
          </table:table-cell>
          <table:table-cell table:formula="of:=([.J216]^2)*(-1.68303778049881)+([.J216])*(0.15665109790632)+(0.10475739737447)" office:value-type="float" office:value="0.100637729795358" calcext:value-type="float">
            <text:p>0.1006377298</text:p>
          </table:table-cell>
          <table:table-cell table:formula="of:=([.I216]^2)*(-1.84809378419694)+([.I216])*(0.969715893777015)+(-0.0558124189204929)" office:value-type="float" office:value="0.0627763964632925" calcext:value-type="float">
            <text:p>0.0627763965</text:p>
          </table:table-cell>
          <table:table-cell table:formula="of:=[.H216]*-1" office:value-type="float" office:value="0.171359" calcext:value-type="float">
            <text:p>0.171359</text:p>
          </table:table-cell>
          <table:table-cell table:formula="of:=[.M216]*-1" office:value-type="float" office:value="0.049367" calcext:value-type="float">
            <text:p>0.049367</text:p>
          </table:table-cell>
          <table:table-cell table:formula="of:=([.K216]^2)*(48.7382423482978)+([.K216])*(0.0643401308833624)+(0.0316411646540839)" office:value-type="float" office:value="0.275603338407184" calcext:value-type="float">
            <text:p>0.2756033384</text:p>
          </table:table-cell>
          <table:table-cell table:formula="of:=([.M216]^2)*(2.99573212968935)+([.M216])*(-0.0394274132082148)+(-0.010306073088791)" office:value-type="float" office:value="-0.00105875914361571" calcext:value-type="float">
            <text:p>-0.0010587591</text:p>
          </table:table-cell>
          <table:table-cell table:formula="of:=([.L216]^2)*(-20.9992408223248)+([.L216])*(0.114146130561486)+(0.302895814088881)" office:value-type="float" office:value="-0.878149514536763" calcext:value-type="float">
            <text:p>-0.87814951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7]" office:value-type="float" office:value="-0.169572" calcext:value-type="float">
            <text:p>-0.169572</text:p>
          </table:table-cell>
          <table:table-cell table:formula="of:=[Datos_MoCap.B217]" office:value-type="float" office:value="0.327359" calcext:value-type="float">
            <text:p>0.327359</text:p>
          </table:table-cell>
          <table:table-cell table:formula="of:=[Datos_MoCap.C217]" office:value-type="float" office:value="-0.020886" calcext:value-type="float">
            <text:p>-0.020886</text:p>
          </table:table-cell>
          <table:table-cell table:formula="of:=[Datos_MoCap.D217]" office:value-type="float" office:value="0.070708" calcext:value-type="float">
            <text:p>0.070708</text:p>
          </table:table-cell>
          <table:table-cell table:formula="of:=[Datos_MoCap.F217]" office:value-type="float" office:value="0.239967" calcext:value-type="float">
            <text:p>0.239967</text:p>
          </table:table-cell>
          <table:table-cell table:formula="of:=[Datos_MoCap.E217]" office:value-type="float" office:value="-0.048303" calcext:value-type="float">
            <text:p>-0.048303</text:p>
          </table:table-cell>
          <table:table-cell/>
          <table:table-cell table:formula="of:=([.H217]^2)*(0.140024724909833)+([.H217])*(-0.00142725065277068)+(-0.0063459406986214)" office:value-type="float" office:value="-0.00207755514871527" calcext:value-type="float">
            <text:p>-0.0020775551</text:p>
          </table:table-cell>
          <table:table-cell table:formula="of:=([.J217]^2)*(-1.68303778049881)+([.J217])*(0.15665109790632)+(0.10475739737447)" office:value-type="float" office:value="0.100751399394533" calcext:value-type="float">
            <text:p>0.1007513994</text:p>
          </table:table-cell>
          <table:table-cell table:formula="of:=([.I217]^2)*(-1.84809378419694)+([.I217])*(0.969715893777015)+(-0.0558124189204929)" office:value-type="float" office:value="0.0635838413686709" calcext:value-type="float">
            <text:p>0.0635838414</text:p>
          </table:table-cell>
          <table:table-cell table:formula="of:=[.H217]*-1" office:value-type="float" office:value="0.169572" calcext:value-type="float">
            <text:p>0.169572</text:p>
          </table:table-cell>
          <table:table-cell table:formula="of:=[.M217]*-1" office:value-type="float" office:value="0.048303" calcext:value-type="float">
            <text:p>0.048303</text:p>
          </table:table-cell>
          <table:table-cell table:formula="of:=([.K217]^2)*(48.7382423482978)+([.K217])*(0.0643401308833624)+(0.0316411646540839)" office:value-type="float" office:value="0.27986327944312" calcext:value-type="float">
            <text:p>0.2798632794</text:p>
          </table:table-cell>
          <table:table-cell table:formula="of:=([.M217]^2)*(2.99573212968935)+([.M217])*(-0.0394274132082148)+(-0.010306073088791)" office:value-type="float" office:value="-0.00141202903043084" calcext:value-type="float">
            <text:p>-0.001412029</text:p>
          </table:table-cell>
          <table:table-cell table:formula="of:=([.L217]^2)*(-20.9992408223248)+([.L217])*(0.114146130561486)+(0.302895814088881)" office:value-type="float" office:value="-0.878936547658127" calcext:value-type="float">
            <text:p>-0.878936547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8]" office:value-type="float" office:value="-0.165256" calcext:value-type="float">
            <text:p>-0.165256</text:p>
          </table:table-cell>
          <table:table-cell table:formula="of:=[Datos_MoCap.B218]" office:value-type="float" office:value="0.320896" calcext:value-type="float">
            <text:p>0.320896</text:p>
          </table:table-cell>
          <table:table-cell table:formula="of:=[Datos_MoCap.C218]" office:value-type="float" office:value="-0.019246" calcext:value-type="float">
            <text:p>-0.019246</text:p>
          </table:table-cell>
          <table:table-cell table:formula="of:=[Datos_MoCap.D218]" office:value-type="float" office:value="0.069536" calcext:value-type="float">
            <text:p>0.069536</text:p>
          </table:table-cell>
          <table:table-cell table:formula="of:=[Datos_MoCap.F218]" office:value-type="float" office:value="0.241782" calcext:value-type="float">
            <text:p>0.241782</text:p>
          </table:table-cell>
          <table:table-cell table:formula="of:=[Datos_MoCap.E218]" office:value-type="float" office:value="-0.047475" calcext:value-type="float">
            <text:p>-0.047475</text:p>
          </table:table-cell>
          <table:table-cell/>
          <table:table-cell table:formula="of:=([.H218]^2)*(0.140024724909833)+([.H218])*(-0.00142725065277068)+(-0.0063459406986214)" office:value-type="float" office:value="-0.00228606736365617" calcext:value-type="float">
            <text:p>-0.0022860674</text:p>
          </table:table-cell>
          <table:table-cell table:formula="of:=([.J218]^2)*(-1.68303778049881)+([.J218])*(0.15665109790632)+(0.10475739737447)" office:value-type="float" office:value="0.101119078817518" calcext:value-type="float">
            <text:p>0.1011190788</text:p>
          </table:table-cell>
          <table:table-cell table:formula="of:=([.I218]^2)*(-1.84809378419694)+([.I218])*(0.969715893777015)+(-0.0558124189204929)" office:value-type="float" office:value="0.0650594744483401" calcext:value-type="float">
            <text:p>0.0650594744</text:p>
          </table:table-cell>
          <table:table-cell table:formula="of:=[.H218]*-1" office:value-type="float" office:value="0.165256" calcext:value-type="float">
            <text:p>0.165256</text:p>
          </table:table-cell>
          <table:table-cell table:formula="of:=[.M218]*-1" office:value-type="float" office:value="0.047475" calcext:value-type="float">
            <text:p>0.047475</text:p>
          </table:table-cell>
          <table:table-cell table:formula="of:=([.K218]^2)*(48.7382423482978)+([.K218])*(0.0643401308833624)+(0.0316411646540839)" office:value-type="float" office:value="0.271776964427528" calcext:value-type="float">
            <text:p>0.2717769644</text:p>
          </table:table-cell>
          <table:table-cell table:formula="of:=([.M218]^2)*(2.99573212968935)+([.M218])*(-0.0394274132082148)+(-0.010306073088791)" office:value-type="float" office:value="-0.00168224902059484" calcext:value-type="float">
            <text:p>-0.001682249</text:p>
          </table:table-cell>
          <table:table-cell table:formula="of:=([.L218]^2)*(-20.9992408223248)+([.L218])*(0.114146130561486)+(0.302895814088881)" office:value-type="float" office:value="-0.897090571760607" calcext:value-type="float">
            <text:p>-0.89709057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9]" office:value-type="float" office:value="-0.158596" calcext:value-type="float">
            <text:p>-0.158596</text:p>
          </table:table-cell>
          <table:table-cell table:formula="of:=[Datos_MoCap.B219]" office:value-type="float" office:value="0.311195" calcext:value-type="float">
            <text:p>0.311195</text:p>
          </table:table-cell>
          <table:table-cell table:formula="of:=[Datos_MoCap.C219]" office:value-type="float" office:value="-0.015764" calcext:value-type="float">
            <text:p>-0.015764</text:p>
          </table:table-cell>
          <table:table-cell table:formula="of:=[Datos_MoCap.D219]" office:value-type="float" office:value="0.068797" calcext:value-type="float">
            <text:p>0.068797</text:p>
          </table:table-cell>
          <table:table-cell table:formula="of:=[Datos_MoCap.F219]" office:value-type="float" office:value="0.244356" calcext:value-type="float">
            <text:p>0.244356</text:p>
          </table:table-cell>
          <table:table-cell table:formula="of:=[Datos_MoCap.E219]" office:value-type="float" office:value="-0.045" calcext:value-type="float">
            <text:p>-0.045</text:p>
          </table:table-cell>
          <table:table-cell/>
          <table:table-cell table:formula="of:=([.H219]^2)*(0.140024724909833)+([.H219])*(-0.00142725065277068)+(-0.0063459406986214)" office:value-type="float" office:value="-0.00259758578583221" calcext:value-type="float">
            <text:p>-0.0025975858</text:p>
          </table:table-cell>
          <table:table-cell table:formula="of:=([.J219]^2)*(-1.68303778049881)+([.J219])*(0.15665109790632)+(0.10475739737447)" office:value-type="float" office:value="0.101869708358113" calcext:value-type="float">
            <text:p>0.1018697084</text:p>
          </table:table-cell>
          <table:table-cell table:formula="of:=([.I219]^2)*(-1.84809378419694)+([.I219])*(0.969715893777015)+(-0.0558124189204929)" office:value-type="float" office:value="0.0669846141732817" calcext:value-type="float">
            <text:p>0.0669846142</text:p>
          </table:table-cell>
          <table:table-cell table:formula="of:=[.H219]*-1" office:value-type="float" office:value="0.158596" calcext:value-type="float">
            <text:p>0.158596</text:p>
          </table:table-cell>
          <table:table-cell table:formula="of:=[.M219]*-1" office:value-type="float" office:value="0.045" calcext:value-type="float">
            <text:p>0.045</text:p>
          </table:table-cell>
          <table:table-cell table:formula="of:=([.K219]^2)*(48.7382423482978)+([.K219])*(0.0643401308833624)+(0.0316411646540839)" office:value-type="float" office:value="0.266746999791796" calcext:value-type="float">
            <text:p>0.2667469998</text:p>
          </table:table-cell>
          <table:table-cell table:formula="of:=([.M219]^2)*(2.99573212968935)+([.M219])*(-0.0394274132082148)+(-0.010306073088791)" office:value-type="float" office:value="-0.0024654819318004" calcext:value-type="float">
            <text:p>-0.0024654819</text:p>
          </table:table-cell>
          <table:table-cell table:formula="of:=([.L219]^2)*(-20.9992408223248)+([.L219])*(0.114146130561486)+(0.302895814088881)" office:value-type="float" office:value="-0.923073513098931" calcext:value-type="float">
            <text:p>-0.923073513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0]" office:value-type="float" office:value="-0.149467" calcext:value-type="float">
            <text:p>-0.149467</text:p>
          </table:table-cell>
          <table:table-cell table:formula="of:=[Datos_MoCap.B220]" office:value-type="float" office:value="0.298337" calcext:value-type="float">
            <text:p>0.298337</text:p>
          </table:table-cell>
          <table:table-cell table:formula="of:=[Datos_MoCap.C220]" office:value-type="float" office:value="-0.009342" calcext:value-type="float">
            <text:p>-0.009342</text:p>
          </table:table-cell>
          <table:table-cell table:formula="of:=[Datos_MoCap.D220]" office:value-type="float" office:value="0.064649" calcext:value-type="float">
            <text:p>0.064649</text:p>
          </table:table-cell>
          <table:table-cell table:formula="of:=[Datos_MoCap.F220]" office:value-type="float" office:value="0.249748" calcext:value-type="float">
            <text:p>0.249748</text:p>
          </table:table-cell>
          <table:table-cell table:formula="of:=[Datos_MoCap.E220]" office:value-type="float" office:value="-0.042692" calcext:value-type="float">
            <text:p>-0.042692</text:p>
          </table:table-cell>
          <table:table-cell/>
          <table:table-cell table:formula="of:=([.H220]^2)*(0.140024724909833)+([.H220])*(-0.00142725065277068)+(-0.0063459406986214)" office:value-type="float" office:value="-0.00300440768886149" calcext:value-type="float">
            <text:p>-0.0030044077</text:p>
          </table:table-cell>
          <table:table-cell table:formula="of:=([.J220]^2)*(-1.68303778049881)+([.J220])*(0.15665109790632)+(0.10475739737447)" office:value-type="float" office:value="0.103147079122201" calcext:value-type="float">
            <text:p>0.1031470791</text:p>
          </table:table-cell>
          <table:table-cell table:formula="of:=([.I220]^2)*(-1.84809378419694)+([.I220])*(0.969715893777015)+(-0.0558124189204929)" office:value-type="float" office:value="0.0690001880505289" calcext:value-type="float">
            <text:p>0.0690001881</text:p>
          </table:table-cell>
          <table:table-cell table:formula="of:=[.H220]*-1" office:value-type="float" office:value="0.149467" calcext:value-type="float">
            <text:p>0.149467</text:p>
          </table:table-cell>
          <table:table-cell table:formula="of:=[.M220]*-1" office:value-type="float" office:value="0.042692" calcext:value-type="float">
            <text:p>0.042692</text:p>
          </table:table-cell>
          <table:table-cell table:formula="of:=([.K220]^2)*(48.7382423482978)+([.K220])*(0.0643401308833624)+(0.0316411646540839)" office:value-type="float" office:value="0.239501842298963" calcext:value-type="float">
            <text:p>0.2395018423</text:p>
          </table:table-cell>
          <table:table-cell table:formula="of:=([.M220]^2)*(2.99573212968935)+([.M220])*(-0.0394274132082148)+(-0.010306073088791)" office:value-type="float" office:value="-0.00316279602182875" calcext:value-type="float">
            <text:p>-0.003162796</text:p>
          </table:table-cell>
          <table:table-cell table:formula="of:=([.L220]^2)*(-20.9992408223248)+([.L220])*(0.114146130561486)+(0.302895814088881)" office:value-type="float" office:value="-0.978404398683125" calcext:value-type="float">
            <text:p>-0.978404398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1]" office:value-type="float" office:value="-0.139115" calcext:value-type="float">
            <text:p>-0.139115</text:p>
          </table:table-cell>
          <table:table-cell table:formula="of:=[Datos_MoCap.B221]" office:value-type="float" office:value="0.28376" calcext:value-type="float">
            <text:p>0.28376</text:p>
          </table:table-cell>
          <table:table-cell table:formula="of:=[Datos_MoCap.C221]" office:value-type="float" office:value="-0.000337" calcext:value-type="float">
            <text:p>-0.000337</text:p>
          </table:table-cell>
          <table:table-cell table:formula="of:=[Datos_MoCap.D221]" office:value-type="float" office:value="0.058651" calcext:value-type="float">
            <text:p>0.058651</text:p>
          </table:table-cell>
          <table:table-cell table:formula="of:=[Datos_MoCap.F221]" office:value-type="float" office:value="0.253483" calcext:value-type="float">
            <text:p>0.253483</text:p>
          </table:table-cell>
          <table:table-cell table:formula="of:=[Datos_MoCap.E221]" office:value-type="float" office:value="-0.042858" calcext:value-type="float">
            <text:p>-0.042858</text:p>
          </table:table-cell>
          <table:table-cell/>
          <table:table-cell table:formula="of:=([.H221]^2)*(0.140024724909833)+([.H221])*(-0.00142725065277068)+(-0.0063459406986214)" office:value-type="float" office:value="-0.00343749257179597" calcext:value-type="float">
            <text:p>-0.0034374926</text:p>
          </table:table-cell>
          <table:table-cell table:formula="of:=([.J221]^2)*(-1.68303778049881)+([.J221])*(0.15665109790632)+(0.10475739737447)" office:value-type="float" office:value="0.104704414813558" calcext:value-type="float">
            <text:p>0.1047044148</text:p>
          </table:table-cell>
          <table:table-cell table:formula="of:=([.I221]^2)*(-1.84809378419694)+([.I221])*(0.969715893777015)+(-0.0558124189204929)" office:value-type="float" office:value="0.0705461365339443" calcext:value-type="float">
            <text:p>0.0705461365</text:p>
          </table:table-cell>
          <table:table-cell table:formula="of:=[.H221]*-1" office:value-type="float" office:value="0.139115" calcext:value-type="float">
            <text:p>0.139115</text:p>
          </table:table-cell>
          <table:table-cell table:formula="of:=[.M221]*-1" office:value-type="float" office:value="0.042858" calcext:value-type="float">
            <text:p>0.042858</text:p>
          </table:table-cell>
          <table:table-cell table:formula="of:=([.K221]^2)*(48.7382423482978)+([.K221])*(0.0643401308833624)+(0.0316411646540839)" office:value-type="float" office:value="0.203071397355217" calcext:value-type="float">
            <text:p>0.2030713974</text:p>
          </table:table-cell>
          <table:table-cell table:formula="of:=([.M221]^2)*(2.99573212968935)+([.M221])*(-0.0394274132082148)+(-0.010306073088791)" office:value-type="float" office:value="-0.00311370778054282" calcext:value-type="float">
            <text:p>-0.0031137078</text:p>
          </table:table-cell>
          <table:table-cell table:formula="of:=([.L221]^2)*(-20.9992408223248)+([.L221])*(0.114146130561486)+(0.302895814088881)" office:value-type="float" office:value="-1.01744755944458" calcext:value-type="float">
            <text:p>-1.017447559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2]" office:value-type="float" office:value="-0.127862" calcext:value-type="float">
            <text:p>-0.127862</text:p>
          </table:table-cell>
          <table:table-cell table:formula="of:=[Datos_MoCap.B222]" office:value-type="float" office:value="0.268701" calcext:value-type="float">
            <text:p>0.268701</text:p>
          </table:table-cell>
          <table:table-cell table:formula="of:=[Datos_MoCap.C222]" office:value-type="float" office:value="0.010857" calcext:value-type="float">
            <text:p>0.010857</text:p>
          </table:table-cell>
          <table:table-cell table:formula="of:=[Datos_MoCap.D222]" office:value-type="float" office:value="0.049721" calcext:value-type="float">
            <text:p>0.049721</text:p>
          </table:table-cell>
          <table:table-cell table:formula="of:=[Datos_MoCap.F222]" office:value-type="float" office:value="0.255266" calcext:value-type="float">
            <text:p>0.255266</text:p>
          </table:table-cell>
          <table:table-cell table:formula="of:=[Datos_MoCap.E222]" office:value-type="float" office:value="-0.041167" calcext:value-type="float">
            <text:p>-0.041167</text:p>
          </table:table-cell>
          <table:table-cell/>
          <table:table-cell table:formula="of:=([.H222]^2)*(0.140024724909833)+([.H222])*(-0.00142725065277068)+(-0.0063459406986214)" office:value-type="float" office:value="-0.00387422860958488" calcext:value-type="float">
            <text:p>-0.0038742286</text:p>
          </table:table-cell>
          <table:table-cell table:formula="of:=([.J222]^2)*(-1.68303778049881)+([.J222])*(0.15665109790632)+(0.10475739737447)" office:value-type="float" office:value="0.106259771193416" calcext:value-type="float">
            <text:p>0.1062597712</text:p>
          </table:table-cell>
          <table:table-cell table:formula="of:=([.I222]^2)*(-1.84809378419694)+([.I222])*(0.969715893777015)+(-0.0558124189204929)" office:value-type="float" office:value="0.0713184199758911" calcext:value-type="float">
            <text:p>0.07131842</text:p>
          </table:table-cell>
          <table:table-cell table:formula="of:=[.H222]*-1" office:value-type="float" office:value="0.127862" calcext:value-type="float">
            <text:p>0.127862</text:p>
          </table:table-cell>
          <table:table-cell table:formula="of:=[.M222]*-1" office:value-type="float" office:value="0.041167" calcext:value-type="float">
            <text:p>0.041167</text:p>
          </table:table-cell>
          <table:table-cell table:formula="of:=([.K222]^2)*(48.7382423482978)+([.K222])*(0.0643401308833624)+(0.0316411646540839)" office:value-type="float" office:value="0.155329823044485" calcext:value-type="float">
            <text:p>0.155329823</text:p>
          </table:table-cell>
          <table:table-cell table:formula="of:=([.M222]^2)*(2.99573212968935)+([.M222])*(-0.0394274132082148)+(-0.010306073088791)" office:value-type="float" office:value="-0.0036060319554833" calcext:value-type="float">
            <text:p>-0.003606032</text:p>
          </table:table-cell>
          <table:table-cell table:formula="of:=([.L222]^2)*(-20.9992408223248)+([.L222])*(0.114146130561486)+(0.302895814088881)" office:value-type="float" office:value="-1.03629243705112" calcext:value-type="float">
            <text:p>-1.036292437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3]" office:value-type="float" office:value="-0.116151" calcext:value-type="float">
            <text:p>-0.116151</text:p>
          </table:table-cell>
          <table:table-cell table:formula="of:=[Datos_MoCap.B223]" office:value-type="float" office:value="0.253315" calcext:value-type="float">
            <text:p>0.253315</text:p>
          </table:table-cell>
          <table:table-cell table:formula="of:=[Datos_MoCap.C223]" office:value-type="float" office:value="0.023346" calcext:value-type="float">
            <text:p>0.023346</text:p>
          </table:table-cell>
          <table:table-cell table:formula="of:=[Datos_MoCap.D223]" office:value-type="float" office:value="0.038578" calcext:value-type="float">
            <text:p>0.038578</text:p>
          </table:table-cell>
          <table:table-cell table:formula="of:=[Datos_MoCap.F223]" office:value-type="float" office:value="0.255764" calcext:value-type="float">
            <text:p>0.255764</text:p>
          </table:table-cell>
          <table:table-cell table:formula="of:=[Datos_MoCap.E223]" office:value-type="float" office:value="-0.039398" calcext:value-type="float">
            <text:p>-0.039398</text:p>
          </table:table-cell>
          <table:table-cell/>
          <table:table-cell table:formula="of:=([.H223]^2)*(0.140024724909833)+([.H223])*(-0.00142725065277068)+(-0.0063459406986214)" office:value-type="float" office:value="-0.00429108287079793" calcext:value-type="float">
            <text:p>-0.0042910829</text:p>
          </table:table-cell>
          <table:table-cell table:formula="of:=([.J223]^2)*(-1.68303778049881)+([.J223])*(0.15665109790632)+(0.10475739737447)" office:value-type="float" office:value="0.107497258204442" calcext:value-type="float">
            <text:p>0.1074972582</text:p>
          </table:table-cell>
          <table:table-cell table:formula="of:=([.I223]^2)*(-1.84809378419694)+([.I223])*(0.969715893777015)+(-0.0558124189204929)" office:value-type="float" office:value="0.0712417766336008" calcext:value-type="float">
            <text:p>0.0712417766</text:p>
          </table:table-cell>
          <table:table-cell table:formula="of:=[.H223]*-1" office:value-type="float" office:value="0.116151" calcext:value-type="float">
            <text:p>0.116151</text:p>
          </table:table-cell>
          <table:table-cell table:formula="of:=[.M223]*-1" office:value-type="float" office:value="0.039398" calcext:value-type="float">
            <text:p>0.039398</text:p>
          </table:table-cell>
          <table:table-cell table:formula="of:=([.K223]^2)*(48.7382423482978)+([.K223])*(0.0643401308833624)+(0.0316411646540839)" office:value-type="float" office:value="0.106658556351077" calcext:value-type="float">
            <text:p>0.1066585564</text:p>
          </table:table-cell>
          <table:table-cell table:formula="of:=([.M223]^2)*(2.99573212968935)+([.M223])*(-0.0394274132082148)+(-0.010306073088791)" office:value-type="float" office:value="-0.00410272924976991" calcext:value-type="float">
            <text:p>-0.0041027292</text:p>
          </table:table-cell>
          <table:table-cell table:formula="of:=([.L223]^2)*(-20.9992408223248)+([.L223])*(0.114146130561486)+(0.302895814088881)" office:value-type="float" office:value="-1.04157975081274" calcext:value-type="float">
            <text:p>-1.04157975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4]" office:value-type="float" office:value="-0.104189" calcext:value-type="float">
            <text:p>-0.104189</text:p>
          </table:table-cell>
          <table:table-cell table:formula="of:=[Datos_MoCap.B224]" office:value-type="float" office:value="0.238292" calcext:value-type="float">
            <text:p>0.238292</text:p>
          </table:table-cell>
          <table:table-cell table:formula="of:=[Datos_MoCap.C224]" office:value-type="float" office:value="0.036349" calcext:value-type="float">
            <text:p>0.036349</text:p>
          </table:table-cell>
          <table:table-cell table:formula="of:=[Datos_MoCap.D224]" office:value-type="float" office:value="0.027163" calcext:value-type="float">
            <text:p>0.027163</text:p>
          </table:table-cell>
          <table:table-cell table:formula="of:=[Datos_MoCap.F224]" office:value-type="float" office:value="0.255165" calcext:value-type="float">
            <text:p>0.255165</text:p>
          </table:table-cell>
          <table:table-cell table:formula="of:=[Datos_MoCap.E224]" office:value-type="float" office:value="-0.036829" calcext:value-type="float">
            <text:p>-0.036829</text:p>
          </table:table-cell>
          <table:table-cell/>
          <table:table-cell table:formula="of:=([.H224]^2)*(0.140024724909833)+([.H224])*(-0.00142725065277068)+(-0.0063459406986214)" office:value-type="float" office:value="-0.00467721980192627" calcext:value-type="float">
            <text:p>-0.0046772198</text:p>
          </table:table-cell>
          <table:table-cell table:formula="of:=([.J224]^2)*(-1.68303778049881)+([.J224])*(0.15665109790632)+(0.10475739737447)" office:value-type="float" office:value="0.108227794799707" calcext:value-type="float">
            <text:p>0.1082277948</text:p>
          </table:table-cell>
          <table:table-cell table:formula="of:=([.I224]^2)*(-1.84809378419694)+([.I224])*(0.969715893777015)+(-0.0558124189204929)" office:value-type="float" office:value="0.0703226687002466" calcext:value-type="float">
            <text:p>0.0703226687</text:p>
          </table:table-cell>
          <table:table-cell table:formula="of:=[.H224]*-1" office:value-type="float" office:value="0.104189" calcext:value-type="float">
            <text:p>0.104189</text:p>
          </table:table-cell>
          <table:table-cell table:formula="of:=[.M224]*-1" office:value-type="float" office:value="0.036829" calcext:value-type="float">
            <text:p>0.036829</text:p>
          </table:table-cell>
          <table:table-cell table:formula="of:=([.K224]^2)*(48.7382423482978)+([.K224])*(0.0643401308833624)+(0.0316411646540839)" office:value-type="float" office:value="0.0693493032366884" calcext:value-type="float">
            <text:p>0.0693493032</text:p>
          </table:table-cell>
          <table:table-cell table:formula="of:=([.M224]^2)*(2.99573212968935)+([.M224])*(-0.0394274132082148)+(-0.010306073088791)" office:value-type="float" office:value="-0.00479066399836682" calcext:value-type="float">
            <text:p>-0.004790664</text:p>
          </table:table-cell>
          <table:table-cell table:formula="of:=([.L224]^2)*(-20.9992408223248)+([.L224])*(0.114146130561486)+(0.302895814088881)" office:value-type="float" office:value="-1.0352213807976" calcext:value-type="float">
            <text:p>-1.03522138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5]" office:value-type="float" office:value="-0.092538" calcext:value-type="float">
            <text:p>-0.092538</text:p>
          </table:table-cell>
          <table:table-cell table:formula="of:=[Datos_MoCap.B225]" office:value-type="float" office:value="0.223963" calcext:value-type="float">
            <text:p>0.223963</text:p>
          </table:table-cell>
          <table:table-cell table:formula="of:=[Datos_MoCap.C225]" office:value-type="float" office:value="0.049453" calcext:value-type="float">
            <text:p>0.049453</text:p>
          </table:table-cell>
          <table:table-cell table:formula="of:=[Datos_MoCap.D225]" office:value-type="float" office:value="0.020001" calcext:value-type="float">
            <text:p>0.020001</text:p>
          </table:table-cell>
          <table:table-cell table:formula="of:=[Datos_MoCap.F225]" office:value-type="float" office:value="0.251912" calcext:value-type="float">
            <text:p>0.251912</text:p>
          </table:table-cell>
          <table:table-cell table:formula="of:=[Datos_MoCap.E225]" office:value-type="float" office:value="-0.031099" calcext:value-type="float">
            <text:p>-0.031099</text:p>
          </table:table-cell>
          <table:table-cell/>
          <table:table-cell table:formula="of:=([.H225]^2)*(0.140024724909833)+([.H225])*(-0.00142725065277068)+(-0.0063459406986214)" office:value-type="float" office:value="-0.00501479464919373" calcext:value-type="float">
            <text:p>-0.0050147946</text:p>
          </table:table-cell>
          <table:table-cell table:formula="of:=([.J225]^2)*(-1.68303778049881)+([.J225])*(0.15665109790632)+(0.10475739737447)" office:value-type="float" office:value="0.108388228254526" calcext:value-type="float">
            <text:p>0.1083882283</text:p>
          </table:table-cell>
          <table:table-cell table:formula="of:=([.I225]^2)*(-1.84809378419694)+([.I225])*(0.969715893777015)+(-0.0558124189204929)" office:value-type="float" office:value="0.0686687395541495" calcext:value-type="float">
            <text:p>0.0686687396</text:p>
          </table:table-cell>
          <table:table-cell table:formula="of:=[.H225]*-1" office:value-type="float" office:value="0.092538" calcext:value-type="float">
            <text:p>0.092538</text:p>
          </table:table-cell>
          <table:table-cell table:formula="of:=[.M225]*-1" office:value-type="float" office:value="0.031099" calcext:value-type="float">
            <text:p>0.031099</text:p>
          </table:table-cell>
          <table:table-cell table:formula="of:=([.K225]^2)*(48.7382423482978)+([.K225])*(0.0643401308833624)+(0.0316411646540839)" office:value-type="float" office:value="0.0524252781296333" calcext:value-type="float">
            <text:p>0.0524252781</text:p>
          </table:table-cell>
          <table:table-cell table:formula="of:=([.M225]^2)*(2.99573212968935)+([.M225])*(-0.0394274132082148)+(-0.010306073088791)" office:value-type="float" office:value="-0.00618260422381463" calcext:value-type="float">
            <text:p>-0.0061826042</text:p>
          </table:table-cell>
          <table:table-cell table:formula="of:=([.L225]^2)*(-20.9992408223248)+([.L225])*(0.114146130561486)+(0.302895814088881)" office:value-type="float" office:value="-1.0009539993392" calcext:value-type="float">
            <text:p>-1.000953999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6]" office:value-type="float" office:value="-0.081658" calcext:value-type="float">
            <text:p>-0.081658</text:p>
          </table:table-cell>
          <table:table-cell table:formula="of:=[Datos_MoCap.B226]" office:value-type="float" office:value="0.209646" calcext:value-type="float">
            <text:p>0.209646</text:p>
          </table:table-cell>
          <table:table-cell table:formula="of:=[Datos_MoCap.C226]" office:value-type="float" office:value="0.06307" calcext:value-type="float">
            <text:p>0.06307</text:p>
          </table:table-cell>
          <table:table-cell table:formula="of:=[Datos_MoCap.D226]" office:value-type="float" office:value="0.011096" calcext:value-type="float">
            <text:p>0.011096</text:p>
          </table:table-cell>
          <table:table-cell table:formula="of:=[Datos_MoCap.F226]" office:value-type="float" office:value="0.248487" calcext:value-type="float">
            <text:p>0.248487</text:p>
          </table:table-cell>
          <table:table-cell table:formula="of:=[Datos_MoCap.E226]" office:value-type="float" office:value="-0.025174" calcext:value-type="float">
            <text:p>-0.025174</text:p>
          </table:table-cell>
          <table:table-cell/>
          <table:table-cell table:formula="of:=([.H226]^2)*(0.140024724909833)+([.H226])*(-0.00142725065277068)+(-0.0063459406986214)" office:value-type="float" office:value="-0.00529570534344255" calcext:value-type="float">
            <text:p>-0.0052957053</text:p>
          </table:table-cell>
          <table:table-cell table:formula="of:=([.J226]^2)*(-1.68303778049881)+([.J226])*(0.15665109790632)+(0.10475739737447)" office:value-type="float" office:value="0.107942552528513" calcext:value-type="float">
            <text:p>0.1079425525</text:p>
          </table:table-cell>
          <table:table-cell table:formula="of:=([.I226]^2)*(-1.84809378419694)+([.I226])*(0.969715893777015)+(-0.0558124189204929)" office:value-type="float" office:value="0.0662582464513119" calcext:value-type="float">
            <text:p>0.0662582465</text:p>
          </table:table-cell>
          <table:table-cell table:formula="of:=[.H226]*-1" office:value-type="float" office:value="0.081658" calcext:value-type="float">
            <text:p>0.081658</text:p>
          </table:table-cell>
          <table:table-cell table:formula="of:=[.M226]*-1" office:value-type="float" office:value="0.025174" calcext:value-type="float">
            <text:p>0.025174</text:p>
          </table:table-cell>
          <table:table-cell table:formula="of:=([.K226]^2)*(48.7382423482978)+([.K226])*(0.0643401308833624)+(0.0316411646540839)" office:value-type="float" office:value="0.0383557944099908" calcext:value-type="float">
            <text:p>0.0383557944</text:p>
          </table:table-cell>
          <table:table-cell table:formula="of:=([.M226]^2)*(2.99573212968935)+([.M226])*(-0.0394274132082148)+(-0.010306073088791)" office:value-type="float" office:value="-0.0074150412393173" calcext:value-type="float">
            <text:p>-0.0074150412</text:p>
          </table:table-cell>
          <table:table-cell table:formula="of:=([.L226]^2)*(-20.9992408223248)+([.L226])*(0.114146130561486)+(0.302895814088881)" office:value-type="float" office:value="-0.965355052890612" calcext:value-type="float">
            <text:p>-0.965355052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7]" office:value-type="float" office:value="-0.071816" calcext:value-type="float">
            <text:p>-0.071816</text:p>
          </table:table-cell>
          <table:table-cell table:formula="of:=[Datos_MoCap.B227]" office:value-type="float" office:value="0.195652" calcext:value-type="float">
            <text:p>0.195652</text:p>
          </table:table-cell>
          <table:table-cell table:formula="of:=[Datos_MoCap.C227]" office:value-type="float" office:value="0.077074" calcext:value-type="float">
            <text:p>0.077074</text:p>
          </table:table-cell>
          <table:table-cell table:formula="of:=[Datos_MoCap.D227]" office:value-type="float" office:value="0.004955" calcext:value-type="float">
            <text:p>0.004955</text:p>
          </table:table-cell>
          <table:table-cell table:formula="of:=[Datos_MoCap.F227]" office:value-type="float" office:value="0.242242" calcext:value-type="float">
            <text:p>0.242242</text:p>
          </table:table-cell>
          <table:table-cell table:formula="of:=[Datos_MoCap.E227]" office:value-type="float" office:value="-0.019722" calcext:value-type="float">
            <text:p>-0.019722</text:p>
          </table:table-cell>
          <table:table-cell/>
          <table:table-cell table:formula="of:=([.H227]^2)*(0.140024724909833)+([.H227])*(-0.00142725065277068)+(-0.0063459406986214)" office:value-type="float" office:value="-0.00552125844624357" calcext:value-type="float">
            <text:p>-0.0055212584</text:p>
          </table:table-cell>
          <table:table-cell table:formula="of:=([.J227]^2)*(-1.68303778049881)+([.J227])*(0.15665109790632)+(0.10475739737447)" office:value-type="float" office:value="0.106833203979063" calcext:value-type="float">
            <text:p>0.106833204</text:p>
          </table:table-cell>
          <table:table-cell table:formula="of:=([.I227]^2)*(-1.84809378419694)+([.I227])*(0.969715893777015)+(-0.0558124189204929)" office:value-type="float" office:value="0.0631699500651734" calcext:value-type="float">
            <text:p>0.0631699501</text:p>
          </table:table-cell>
          <table:table-cell table:formula="of:=[.H227]*-1" office:value-type="float" office:value="0.071816" calcext:value-type="float">
            <text:p>0.071816</text:p>
          </table:table-cell>
          <table:table-cell table:formula="of:=[.M227]*-1" office:value-type="float" office:value="0.019722" calcext:value-type="float">
            <text:p>0.019722</text:p>
          </table:table-cell>
          <table:table-cell table:formula="of:=([.K227]^2)*(48.7382423482978)+([.K227])*(0.0643401308833624)+(0.0316411646540839)" office:value-type="float" office:value="0.0331565925472024" calcext:value-type="float">
            <text:p>0.0331565925</text:p>
          </table:table-cell>
          <table:table-cell table:formula="of:=([.M227]^2)*(2.99573212968935)+([.M227])*(-0.0394274132082148)+(-0.010306073088791)" office:value-type="float" office:value="-0.00836327381274308" calcext:value-type="float">
            <text:p>-0.0083632738</text:p>
          </table:table-cell>
          <table:table-cell table:formula="of:=([.L227]^2)*(-20.9992408223248)+([.L227])*(0.114146130561486)+(0.302895814088881)" office:value-type="float" office:value="-0.90171356734885" calcext:value-type="float">
            <text:p>-0.90171356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8]" office:value-type="float" office:value="-0.062419" calcext:value-type="float">
            <text:p>-0.062419</text:p>
          </table:table-cell>
          <table:table-cell table:formula="of:=[Datos_MoCap.B228]" office:value-type="float" office:value="0.18142" calcext:value-type="float">
            <text:p>0.18142</text:p>
          </table:table-cell>
          <table:table-cell table:formula="of:=[Datos_MoCap.C228]" office:value-type="float" office:value="0.092349" calcext:value-type="float">
            <text:p>0.092349</text:p>
          </table:table-cell>
          <table:table-cell table:formula="of:=[Datos_MoCap.D228]" office:value-type="float" office:value="0.000539" calcext:value-type="float">
            <text:p>0.000539</text:p>
          </table:table-cell>
          <table:table-cell table:formula="of:=[Datos_MoCap.F228]" office:value-type="float" office:value="0.235725" calcext:value-type="float">
            <text:p>0.235725</text:p>
          </table:table-cell>
          <table:table-cell table:formula="of:=[Datos_MoCap.E228]" office:value-type="float" office:value="-0.016397" calcext:value-type="float">
            <text:p>-0.016397</text:p>
          </table:table-cell>
          <table:table-cell/>
          <table:table-cell table:formula="of:=([.H228]^2)*(0.140024724909833)+([.H228])*(-0.00142725065277068)+(-0.0063459406986214)" office:value-type="float" office:value="-0.00571129839008456" calcext:value-type="float">
            <text:p>-0.0057112984</text:p>
          </table:table-cell>
          <table:table-cell table:formula="of:=([.J228]^2)*(-1.68303778049881)+([.J228])*(0.15665109790632)+(0.10475739737447)" office:value-type="float" office:value="0.104870454891082" calcext:value-type="float">
            <text:p>0.1048704549</text:p>
          </table:table-cell>
          <table:table-cell table:formula="of:=([.I228]^2)*(-1.84809378419694)+([.I228])*(0.969715893777015)+(-0.0558124189204929)" office:value-type="float" office:value="0.0592867278817644" calcext:value-type="float">
            <text:p>0.0592867279</text:p>
          </table:table-cell>
          <table:table-cell table:formula="of:=[.H228]*-1" office:value-type="float" office:value="0.062419" calcext:value-type="float">
            <text:p>0.062419</text:p>
          </table:table-cell>
          <table:table-cell table:formula="of:=[.M228]*-1" office:value-type="float" office:value="0.016397" calcext:value-type="float">
            <text:p>0.016397</text:p>
          </table:table-cell>
          <table:table-cell table:formula="of:=([.K228]^2)*(48.7382423482978)+([.K228])*(0.0643401308833624)+(0.0316411646540839)" office:value-type="float" office:value="0.0316900034675353" calcext:value-type="float">
            <text:p>0.0316900035</text:p>
          </table:table-cell>
          <table:table-cell table:formula="of:=([.M228]^2)*(2.99573212968935)+([.M228])*(-0.0394274132082148)+(-0.010306073088791)" office:value-type="float" office:value="-0.00885414443389463" calcext:value-type="float">
            <text:p>-0.0088541444</text:p>
          </table:table-cell>
          <table:table-cell table:formula="of:=([.L228]^2)*(-20.9992408223248)+([.L228])*(0.114146130561486)+(0.302895814088881)" office:value-type="float" office:value="-0.837046692733564" calcext:value-type="float">
            <text:p>-0.837046692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9]" office:value-type="float" office:value="-0.054216" calcext:value-type="float">
            <text:p>-0.054216</text:p>
          </table:table-cell>
          <table:table-cell table:formula="of:=[Datos_MoCap.B229]" office:value-type="float" office:value="0.167986" calcext:value-type="float">
            <text:p>0.167986</text:p>
          </table:table-cell>
          <table:table-cell table:formula="of:=[Datos_MoCap.C229]" office:value-type="float" office:value="0.10873" calcext:value-type="float">
            <text:p>0.10873</text:p>
          </table:table-cell>
          <table:table-cell table:formula="of:=[Datos_MoCap.D229]" office:value-type="float" office:value="-0.008195" calcext:value-type="float">
            <text:p>-0.008195</text:p>
          </table:table-cell>
          <table:table-cell table:formula="of:=[Datos_MoCap.F229]" office:value-type="float" office:value="0.22724" calcext:value-type="float">
            <text:p>0.22724</text:p>
          </table:table-cell>
          <table:table-cell table:formula="of:=[Datos_MoCap.E229]" office:value-type="float" office:value="-0.0107" calcext:value-type="float">
            <text:p>-0.0107</text:p>
          </table:table-cell>
          <table:table-cell/>
          <table:table-cell table:formula="of:=([.H229]^2)*(0.140024724909833)+([.H229])*(-0.00142725065277068)+(-0.0063459406986214)" office:value-type="float" office:value="-0.00585697574961745" calcext:value-type="float">
            <text:p>-0.0058569757</text:p>
          </table:table-cell>
          <table:table-cell table:formula="of:=([.J229]^2)*(-1.68303778049881)+([.J229])*(0.15665109790632)+(0.10475739737447)" office:value-type="float" office:value="0.101892840290024" calcext:value-type="float">
            <text:p>0.1018928403</text:p>
          </table:table-cell>
          <table:table-cell table:formula="of:=([.I229]^2)*(-1.84809378419694)+([.I229])*(0.969715893777015)+(-0.0558124189204929)" office:value-type="float" office:value="0.0549343693172928" calcext:value-type="float">
            <text:p>0.0549343693</text:p>
          </table:table-cell>
          <table:table-cell table:formula="of:=[.H229]*-1" office:value-type="float" office:value="0.054216" calcext:value-type="float">
            <text:p>0.054216</text:p>
          </table:table-cell>
          <table:table-cell table:formula="of:=[.M229]*-1" office:value-type="float" office:value="0.0107" calcext:value-type="float">
            <text:p>0.0107</text:p>
          </table:table-cell>
          <table:table-cell table:formula="of:=([.K229]^2)*(48.7382423482978)+([.K229])*(0.0643401308833624)+(0.0316411646540839)" office:value-type="float" office:value="0.0343870613795778" calcext:value-type="float">
            <text:p>0.0343870614</text:p>
          </table:table-cell>
          <table:table-cell table:formula="of:=([.M229]^2)*(2.99573212968935)+([.M229])*(-0.0394274132082148)+(-0.010306073088791)" office:value-type="float" office:value="-0.00954121839593497" calcext:value-type="float">
            <text:p>-0.0095412184</text:p>
          </table:table-cell>
          <table:table-cell table:formula="of:=([.L229]^2)*(-20.9992408223248)+([.L229])*(0.114146130561486)+(0.302895814088881)" office:value-type="float" office:value="-0.755524786372174" calcext:value-type="float">
            <text:p>-0.755524786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0]" office:value-type="float" office:value="-0.047316" calcext:value-type="float">
            <text:p>-0.047316</text:p>
          </table:table-cell>
          <table:table-cell table:formula="of:=[Datos_MoCap.B230]" office:value-type="float" office:value="0.154531" calcext:value-type="float">
            <text:p>0.154531</text:p>
          </table:table-cell>
          <table:table-cell table:formula="of:=[Datos_MoCap.C230]" office:value-type="float" office:value="0.12649" calcext:value-type="float">
            <text:p>0.12649</text:p>
          </table:table-cell>
          <table:table-cell table:formula="of:=[Datos_MoCap.D230]" office:value-type="float" office:value="-0.016159" calcext:value-type="float">
            <text:p>-0.016159</text:p>
          </table:table-cell>
          <table:table-cell table:formula="of:=[Datos_MoCap.F230]" office:value-type="float" office:value="0.215586" calcext:value-type="float">
            <text:p>0.215586</text:p>
          </table:table-cell>
          <table:table-cell table:formula="of:=[Datos_MoCap.E230]" office:value-type="float" office:value="-0.004988" calcext:value-type="float">
            <text:p>-0.004988</text:p>
          </table:table-cell>
          <table:table-cell/>
          <table:table-cell table:formula="of:=([.H230]^2)*(0.140024724909833)+([.H230])*(-0.00142725065277068)+(-0.0063459406986214)" office:value-type="float" office:value="-0.00596492101267143" calcext:value-type="float">
            <text:p>-0.005964921</text:p>
          </table:table-cell>
          <table:table-cell table:formula="of:=([.J230]^2)*(-1.68303778049881)+([.J230])*(0.15665109790632)+(0.10475739737447)" office:value-type="float" office:value="0.0976440613429342" calcext:value-type="float">
            <text:p>0.0976440613</text:p>
          </table:table-cell>
          <table:table-cell table:formula="of:=([.I230]^2)*(-1.84809378419694)+([.I230])*(0.969715893777015)+(-0.0558124189204929)" office:value-type="float" office:value="0.0499065825421591" calcext:value-type="float">
            <text:p>0.0499065825</text:p>
          </table:table-cell>
          <table:table-cell table:formula="of:=[.H230]*-1" office:value-type="float" office:value="0.047316" calcext:value-type="float">
            <text:p>0.047316</text:p>
          </table:table-cell>
          <table:table-cell table:formula="of:=[.M230]*-1" office:value-type="float" office:value="0.004988" calcext:value-type="float">
            <text:p>0.004988</text:p>
          </table:table-cell>
          <table:table-cell table:formula="of:=([.K230]^2)*(48.7382423482978)+([.K230])*(0.0643401308833624)+(0.0316411646540839)" office:value-type="float" office:value="0.0433276948488768" calcext:value-type="float">
            <text:p>0.0433276948</text:p>
          </table:table-cell>
          <table:table-cell table:formula="of:=([.M230]^2)*(2.99573212968935)+([.M230])*(-0.0394274132082148)+(-0.010306073088791)" office:value-type="float" office:value="-0.0100348749049363" calcext:value-type="float">
            <text:p>-0.0100348749</text:p>
          </table:table-cell>
          <table:table-cell table:formula="of:=([.L230]^2)*(-20.9992408223248)+([.L230])*(0.114146130561486)+(0.302895814088881)" office:value-type="float" office:value="-0.648484384977565" calcext:value-type="float">
            <text:p>-0.6484843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1]" office:value-type="float" office:value="-0.041815" calcext:value-type="float">
            <text:p>-0.041815</text:p>
          </table:table-cell>
          <table:table-cell table:formula="of:=[Datos_MoCap.B231]" office:value-type="float" office:value="0.139713" calcext:value-type="float">
            <text:p>0.139713</text:p>
          </table:table-cell>
          <table:table-cell table:formula="of:=[Datos_MoCap.C231]" office:value-type="float" office:value="0.145391" calcext:value-type="float">
            <text:p>0.145391</text:p>
          </table:table-cell>
          <table:table-cell table:formula="of:=[Datos_MoCap.D231]" office:value-type="float" office:value="-0.022897" calcext:value-type="float">
            <text:p>-0.022897</text:p>
          </table:table-cell>
          <table:table-cell table:formula="of:=[Datos_MoCap.F231]" office:value-type="float" office:value="0.204041" calcext:value-type="float">
            <text:p>0.204041</text:p>
          </table:table-cell>
          <table:table-cell table:formula="of:=[Datos_MoCap.E231]" office:value-type="float" office:value="-0.003249" calcext:value-type="float">
            <text:p>-0.003249</text:p>
          </table:table-cell>
          <table:table-cell/>
          <table:table-cell table:formula="of:=([.H231]^2)*(0.140024724909833)+([.H231])*(-0.00142725065277068)+(-0.0063459406986214)" office:value-type="float" office:value="-0.00604142778971374" calcext:value-type="float">
            <text:p>-0.0060414278</text:p>
          </table:table-cell>
          <table:table-cell table:formula="of:=([.J231]^2)*(-1.68303778049881)+([.J231])*(0.15665109790632)+(0.10475739737447)" office:value-type="float" office:value="0.0919560908567506" calcext:value-type="float">
            <text:p>0.0919560909</text:p>
          </table:table-cell>
          <table:table-cell table:formula="of:=([.I231]^2)*(-1.84809378419694)+([.I231])*(0.969715893777015)+(-0.0558124189204929)" office:value-type="float" office:value="0.0435952201673763" calcext:value-type="float">
            <text:p>0.0435952202</text:p>
          </table:table-cell>
          <table:table-cell table:formula="of:=[.H231]*-1" office:value-type="float" office:value="0.041815" calcext:value-type="float">
            <text:p>0.041815</text:p>
          </table:table-cell>
          <table:table-cell table:formula="of:=[.M231]*-1" office:value-type="float" office:value="0.003249" calcext:value-type="float">
            <text:p>0.003249</text:p>
          </table:table-cell>
          <table:table-cell table:formula="of:=([.K231]^2)*(48.7382423482978)+([.K231])*(0.0643401308833624)+(0.0316411646540839)" office:value-type="float" office:value="0.0557200941512639" calcext:value-type="float">
            <text:p>0.0557200942</text:p>
          </table:table-cell>
          <table:table-cell table:formula="of:=([.M231]^2)*(2.99573212968935)+([.M231])*(-0.0394274132082148)+(-0.010306073088791)" office:value-type="float" office:value="-0.0101463504719208" calcext:value-type="float">
            <text:p>-0.0101463505</text:p>
          </table:table-cell>
          <table:table-cell table:formula="of:=([.L231]^2)*(-20.9992408223248)+([.L231])*(0.114146130561486)+(0.302895814088881)" office:value-type="float" office:value="-0.548069411947291" calcext:value-type="float">
            <text:p>-0.548069411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2]" office:value-type="float" office:value="-0.038449" calcext:value-type="float">
            <text:p>-0.038449</text:p>
          </table:table-cell>
          <table:table-cell table:formula="of:=[Datos_MoCap.B232]" office:value-type="float" office:value="0.123003" calcext:value-type="float">
            <text:p>0.123003</text:p>
          </table:table-cell>
          <table:table-cell table:formula="of:=[Datos_MoCap.C232]" office:value-type="float" office:value="0.163926" calcext:value-type="float">
            <text:p>0.163926</text:p>
          </table:table-cell>
          <table:table-cell table:formula="of:=[Datos_MoCap.D232]" office:value-type="float" office:value="-0.026355" calcext:value-type="float">
            <text:p>-0.026355</text:p>
          </table:table-cell>
          <table:table-cell table:formula="of:=[Datos_MoCap.F232]" office:value-type="float" office:value="0.20041" calcext:value-type="float">
            <text:p>0.20041</text:p>
          </table:table-cell>
          <table:table-cell table:formula="of:=[Datos_MoCap.E232]" office:value-type="float" office:value="-0.004698" calcext:value-type="float">
            <text:p>-0.004698</text:p>
          </table:table-cell>
          <table:table-cell/>
          <table:table-cell table:formula="of:=([.H232]^2)*(0.140024724909833)+([.H232])*(-0.00142725065277068)+(-0.0063459406986214)" office:value-type="float" office:value="-0.00608406220266583" calcext:value-type="float">
            <text:p>-0.0060840622</text:p>
          </table:table-cell>
          <table:table-cell table:formula="of:=([.J232]^2)*(-1.68303778049881)+([.J232])*(0.15665109790632)+(0.10475739737447)" office:value-type="float" office:value="0.0852104425822588" calcext:value-type="float">
            <text:p>0.0852104426</text:p>
          </table:table-cell>
          <table:table-cell table:formula="of:=([.I232]^2)*(-1.84809378419694)+([.I232])*(0.969715893777015)+(-0.0558124189204929)" office:value-type="float" office:value="0.0355043703908002" calcext:value-type="float">
            <text:p>0.0355043704</text:p>
          </table:table-cell>
          <table:table-cell table:formula="of:=[.H232]*-1" office:value-type="float" office:value="0.038449" calcext:value-type="float">
            <text:p>0.038449</text:p>
          </table:table-cell>
          <table:table-cell table:formula="of:=[.M232]*-1" office:value-type="float" office:value="0.004698" calcext:value-type="float">
            <text:p>0.004698</text:p>
          </table:table-cell>
          <table:table-cell table:formula="of:=([.K232]^2)*(48.7382423482978)+([.K232])*(0.0643401308833624)+(0.0316411646540839)" office:value-type="float" office:value="0.0637983825228437" calcext:value-type="float">
            <text:p>0.0637983825</text:p>
          </table:table-cell>
          <table:table-cell table:formula="of:=([.M232]^2)*(2.99573212968935)+([.M232])*(-0.0394274132082148)+(-0.010306073088791)" office:value-type="float" office:value="-0.0100547236865751" calcext:value-type="float">
            <text:p>-0.0100547237</text:p>
          </table:table-cell>
          <table:table-cell table:formula="of:=([.L232]^2)*(-20.9992408223248)+([.L232])*(0.114146130561486)+(0.302895814088881)" office:value-type="float" office:value="-0.517645198245527" calcext:value-type="float">
            <text:p>-0.517645198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3]" office:value-type="float" office:value="-0.037492" calcext:value-type="float">
            <text:p>-0.037492</text:p>
          </table:table-cell>
          <table:table-cell table:formula="of:=[Datos_MoCap.B233]" office:value-type="float" office:value="0.106094" calcext:value-type="float">
            <text:p>0.106094</text:p>
          </table:table-cell>
          <table:table-cell table:formula="of:=[Datos_MoCap.C233]" office:value-type="float" office:value="0.180408" calcext:value-type="float">
            <text:p>0.180408</text:p>
          </table:table-cell>
          <table:table-cell table:formula="of:=[Datos_MoCap.D233]" office:value-type="float" office:value="-0.024616" calcext:value-type="float">
            <text:p>-0.024616</text:p>
          </table:table-cell>
          <table:table-cell table:formula="of:=[Datos_MoCap.F233]" office:value-type="float" office:value="0.195357" calcext:value-type="float">
            <text:p>0.195357</text:p>
          </table:table-cell>
          <table:table-cell table:formula="of:=[Datos_MoCap.E233]" office:value-type="float" office:value="-0.00949" calcext:value-type="float">
            <text:p>-0.00949</text:p>
          </table:table-cell>
          <table:table-cell/>
          <table:table-cell table:formula="of:=([.H233]^2)*(0.140024724909833)+([.H233])*(-0.00142725065277068)+(-0.0063459406986214)" office:value-type="float" office:value="-0.00609560445361663" calcext:value-type="float">
            <text:p>-0.0060956045</text:p>
          </table:table-cell>
          <table:table-cell table:formula="of:=([.J233]^2)*(-1.68303778049881)+([.J233])*(0.15665109790632)+(0.10475739737447)" office:value-type="float" office:value="0.0782405998029912" calcext:value-type="float">
            <text:p>0.0782405998</text:p>
          </table:table-cell>
          <table:table-cell table:formula="of:=([.I233]^2)*(-1.84809378419694)+([.I233])*(0.969715893777015)+(-0.0558124189204929)" office:value-type="float" office:value="0.0262665922119608" calcext:value-type="float">
            <text:p>0.0262665922</text:p>
          </table:table-cell>
          <table:table-cell table:formula="of:=[.H233]*-1" office:value-type="float" office:value="0.037492" calcext:value-type="float">
            <text:p>0.037492</text:p>
          </table:table-cell>
          <table:table-cell table:formula="of:=[.M233]*-1" office:value-type="float" office:value="0.00949" calcext:value-type="float">
            <text:p>0.00949</text:p>
          </table:table-cell>
          <table:table-cell table:formula="of:=([.K233]^2)*(48.7382423482978)+([.K233])*(0.0643401308833624)+(0.0316411646540839)" office:value-type="float" office:value="0.0595901819531216" calcext:value-type="float">
            <text:p>0.059590182</text:p>
          </table:table-cell>
          <table:table-cell table:formula="of:=([.M233]^2)*(2.99573212968935)+([.M233])*(-0.0394274132082148)+(-0.010306073088791)" office:value-type="float" office:value="-0.00966211100227201" calcext:value-type="float">
            <text:p>-0.009662111</text:p>
          </table:table-cell>
          <table:table-cell table:formula="of:=([.L233]^2)*(-20.9992408223248)+([.L233])*(0.114146130561486)+(0.302895814088881)" office:value-type="float" office:value="-0.476227473183855" calcext:value-type="float">
            <text:p>-0.47622747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4]" office:value-type="float" office:value="-0.037515" calcext:value-type="float">
            <text:p>-0.037515</text:p>
          </table:table-cell>
          <table:table-cell table:formula="of:=[Datos_MoCap.B234]" office:value-type="float" office:value="0.094586" calcext:value-type="float">
            <text:p>0.094586</text:p>
          </table:table-cell>
          <table:table-cell table:formula="of:=[Datos_MoCap.C234]" office:value-type="float" office:value="0.192935" calcext:value-type="float">
            <text:p>0.192935</text:p>
          </table:table-cell>
          <table:table-cell table:formula="of:=[Datos_MoCap.D234]" office:value-type="float" office:value="-0.006484" calcext:value-type="float">
            <text:p>-0.006484</text:p>
          </table:table-cell>
          <table:table-cell table:formula="of:=[Datos_MoCap.F234]" office:value-type="float" office:value="0.163991" calcext:value-type="float">
            <text:p>0.163991</text:p>
          </table:table-cell>
          <table:table-cell table:formula="of:=[Datos_MoCap.E234]" office:value-type="float" office:value="-0.019911" calcext:value-type="float">
            <text:p>-0.019911</text:p>
          </table:table-cell>
          <table:table-cell/>
          <table:table-cell table:formula="of:=([.H234]^2)*(0.140024724909833)+([.H234])*(-0.00142725065277068)+(-0.0063459406986214)" office:value-type="float" office:value="-0.00609533006165717" calcext:value-type="float">
            <text:p>-0.0060953301</text:p>
          </table:table-cell>
          <table:table-cell table:formula="of:=([.J234]^2)*(-1.68303778049881)+([.J234])*(0.15665109790632)+(0.10475739737447)" office:value-type="float" office:value="0.0723316229703038" calcext:value-type="float">
            <text:p>0.072331623</text:p>
          </table:table-cell>
          <table:table-cell table:formula="of:=([.I234]^2)*(-1.84809378419694)+([.I234])*(0.969715893777015)+(-0.0558124189204929)" office:value-type="float" office:value="0.0193751365071051" calcext:value-type="float">
            <text:p>0.0193751365</text:p>
          </table:table-cell>
          <table:table-cell table:formula="of:=[.H234]*-1" office:value-type="float" office:value="0.037515" calcext:value-type="float">
            <text:p>0.037515</text:p>
          </table:table-cell>
          <table:table-cell table:formula="of:=[.M234]*-1" office:value-type="float" office:value="0.019911" calcext:value-type="float">
            <text:p>0.019911</text:p>
          </table:table-cell>
          <table:table-cell table:formula="of:=([.K234]^2)*(48.7382423482978)+([.K234])*(0.0643401308833624)+(0.0316411646540839)" office:value-type="float" office:value="0.0332730489072333" calcext:value-type="float">
            <text:p>0.0332730489</text:p>
          </table:table-cell>
          <table:table-cell table:formula="of:=([.M234]^2)*(2.99573212968935)+([.M234])*(-0.0394274132082148)+(-0.010306073088791)" office:value-type="float" office:value="-0.00833338208971399" calcext:value-type="float">
            <text:p>-0.0083333821</text:p>
          </table:table-cell>
          <table:table-cell table:formula="of:=([.L234]^2)*(-20.9992408223248)+([.L234])*(0.114146130561486)+(0.302895814088881)" office:value-type="float" office:value="-0.243118840913489" calcext:value-type="float">
            <text:p>-0.243118840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5]" office:value-type="float" office:value="-0.035926" calcext:value-type="float">
            <text:p>-0.035926</text:p>
          </table:table-cell>
          <table:table-cell table:formula="of:=[Datos_MoCap.B235]" office:value-type="float" office:value="0.087919" calcext:value-type="float">
            <text:p>0.087919</text:p>
          </table:table-cell>
          <table:table-cell table:formula="of:=[Datos_MoCap.C235]" office:value-type="float" office:value="0.200547" calcext:value-type="float">
            <text:p>0.200547</text:p>
          </table:table-cell>
          <table:table-cell table:formula="of:=[Datos_MoCap.D235]" office:value-type="float" office:value="-0.001622" calcext:value-type="float">
            <text:p>-0.001622</text:p>
          </table:table-cell>
          <table:table-cell table:formula="of:=[Datos_MoCap.F235]" office:value-type="float" office:value="0.127358" calcext:value-type="float">
            <text:p>0.127358</text:p>
          </table:table-cell>
          <table:table-cell table:formula="of:=[Datos_MoCap.E235]" office:value-type="float" office:value="-0.045445" calcext:value-type="float">
            <text:p>-0.045445</text:p>
          </table:table-cell>
          <table:table-cell/>
          <table:table-cell table:formula="of:=([.H235]^2)*(0.140024724909833)+([.H235])*(-0.00142725065277068)+(-0.0063459406986214)" office:value-type="float" office:value="-0.00611393853314574" calcext:value-type="float">
            <text:p>-0.0061139385</text:p>
          </table:table-cell>
          <table:table-cell table:formula="of:=([.J235]^2)*(-1.68303778049881)+([.J235])*(0.15665109790632)+(0.10475739737447)" office:value-type="float" office:value="0.0684830416399119" calcext:value-type="float">
            <text:p>0.0684830416</text:p>
          </table:table-cell>
          <table:table-cell table:formula="of:=([.I235]^2)*(-1.84809378419694)+([.I235])*(0.969715893777015)+(-0.0558124189204929)" office:value-type="float" office:value="0.0151587287793116" calcext:value-type="float">
            <text:p>0.0151587288</text:p>
          </table:table-cell>
          <table:table-cell table:formula="of:=[.H235]*-1" office:value-type="float" office:value="0.035926" calcext:value-type="float">
            <text:p>0.035926</text:p>
          </table:table-cell>
          <table:table-cell table:formula="of:=[.M235]*-1" office:value-type="float" office:value="0.045445" calcext:value-type="float">
            <text:p>0.045445</text:p>
          </table:table-cell>
          <table:table-cell table:formula="of:=([.K235]^2)*(48.7382423482978)+([.K235])*(0.0643401308833624)+(0.0316411646540839)" office:value-type="float" office:value="0.0316650296237733" calcext:value-type="float">
            <text:p>0.0316650296</text:p>
          </table:table-cell>
          <table:table-cell table:formula="of:=([.M235]^2)*(2.99573212968935)+([.M235])*(-0.0394274132082148)+(-0.010306073088791)" office:value-type="float" office:value="-0.00232736443127371" calcext:value-type="float">
            <text:p>-0.0023273644</text:p>
          </table:table-cell>
          <table:table-cell table:formula="of:=([.L235]^2)*(-20.9992408223248)+([.L235])*(0.114146130561486)+(0.302895814088881)" office:value-type="float" office:value="-0.0231757125515023" calcext:value-type="float">
            <text:p>-0.023175712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6]" office:value-type="float" office:value="-0.033039" calcext:value-type="float">
            <text:p>-0.033039</text:p>
          </table:table-cell>
          <table:table-cell table:formula="of:=[Datos_MoCap.B236]" office:value-type="float" office:value="0.082756" calcext:value-type="float">
            <text:p>0.082756</text:p>
          </table:table-cell>
          <table:table-cell table:formula="of:=[Datos_MoCap.C236]" office:value-type="float" office:value="0.205582" calcext:value-type="float">
            <text:p>0.205582</text:p>
          </table:table-cell>
          <table:table-cell table:formula="of:=[Datos_MoCap.D236]" office:value-type="float" office:value="0.015278" calcext:value-type="float">
            <text:p>0.015278</text:p>
          </table:table-cell>
          <table:table-cell table:formula="of:=[Datos_MoCap.F236]" office:value-type="float" office:value="0.101466" calcext:value-type="float">
            <text:p>0.101466</text:p>
          </table:table-cell>
          <table:table-cell table:formula="of:=[Datos_MoCap.E236]" office:value-type="float" office:value="-0.059817" calcext:value-type="float">
            <text:p>-0.059817</text:p>
          </table:table-cell>
          <table:table-cell/>
          <table:table-cell table:formula="of:=([.H236]^2)*(0.140024724909833)+([.H236])*(-0.00142725065277068)+(-0.0063459406986214)" office:value-type="float" office:value="-0.00614593820225818" calcext:value-type="float">
            <text:p>-0.0061459382</text:p>
          </table:table-cell>
          <table:table-cell table:formula="of:=([.J236]^2)*(-1.68303778049881)+([.J236])*(0.15665109790632)+(0.10475739737447)" office:value-type="float" office:value="0.0658302040983128" calcext:value-type="float">
            <text:p>0.0658302041</text:p>
          </table:table-cell>
          <table:table-cell table:formula="of:=([.I236]^2)*(-1.84809378419694)+([.I236])*(0.969715893777015)+(-0.0558124189204929)" office:value-type="float" office:value="0.0117806166681086" calcext:value-type="float">
            <text:p>0.0117806167</text:p>
          </table:table-cell>
          <table:table-cell table:formula="of:=[.H236]*-1" office:value-type="float" office:value="0.033039" calcext:value-type="float">
            <text:p>0.033039</text:p>
          </table:table-cell>
          <table:table-cell table:formula="of:=[.M236]*-1" office:value-type="float" office:value="0.059817" calcext:value-type="float">
            <text:p>0.059817</text:p>
          </table:table-cell>
          <table:table-cell table:formula="of:=([.K236]^2)*(48.7382423482978)+([.K236])*(0.0643401308833624)+(0.0316411646540839)" office:value-type="float" office:value="0.0440005013295934" calcext:value-type="float">
            <text:p>0.0440005013</text:p>
          </table:table-cell>
          <table:table-cell table:formula="of:=([.M236]^2)*(2.99573212968935)+([.M236])*(-0.0394274132082148)+(-0.010306073088791)" office:value-type="float" office:value="0.00277130620047176" calcext:value-type="float">
            <text:p>0.0027713062</text:p>
          </table:table-cell>
          <table:table-cell table:formula="of:=([.L236]^2)*(-20.9992408223248)+([.L236])*(0.114146130561486)+(0.302895814088881)" office:value-type="float" office:value="0.0982832490956704" calcext:value-type="float">
            <text:p>0.098283249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7]" office:value-type="float" office:value="-0.03015" calcext:value-type="float">
            <text:p>-0.03015</text:p>
          </table:table-cell>
          <table:table-cell table:formula="of:=[Datos_MoCap.B237]" office:value-type="float" office:value="0.078656" calcext:value-type="float">
            <text:p>0.078656</text:p>
          </table:table-cell>
          <table:table-cell table:formula="of:=[Datos_MoCap.C237]" office:value-type="float" office:value="0.210037" calcext:value-type="float">
            <text:p>0.210037</text:p>
          </table:table-cell>
          <table:table-cell table:formula="of:=[Datos_MoCap.D237]" office:value-type="float" office:value="0.023354" calcext:value-type="float">
            <text:p>0.023354</text:p>
          </table:table-cell>
          <table:table-cell table:formula="of:=[Datos_MoCap.F237]" office:value-type="float" office:value="0.079734" calcext:value-type="float">
            <text:p>0.079734</text:p>
          </table:table-cell>
          <table:table-cell table:formula="of:=[Datos_MoCap.E237]" office:value-type="float" office:value="-0.075541" calcext:value-type="float">
            <text:p>-0.075541</text:p>
          </table:table-cell>
          <table:table-cell/>
          <table:table-cell table:formula="of:=([.H237]^2)*(0.140024724909833)+([.H237])*(-0.00142725065277068)+(-0.0063459406986214)" office:value-type="float" office:value="-0.00617562346594101" calcext:value-type="float">
            <text:p>-0.0061756235</text:p>
          </table:table-cell>
          <table:table-cell table:formula="of:=([.J237]^2)*(-1.68303778049881)+([.J237])*(0.15665109790632)+(0.10475739737447)" office:value-type="float" office:value="0.0634118011942345" calcext:value-type="float">
            <text:p>0.0634118012</text:p>
          </table:table-cell>
          <table:table-cell table:formula="of:=([.I237]^2)*(-1.84809378419694)+([.I237])*(0.969715893777015)+(-0.0558124189204929)" office:value-type="float" office:value="0.00902783001059151" calcext:value-type="float">
            <text:p>0.00902783</text:p>
          </table:table-cell>
          <table:table-cell table:formula="of:=[.H237]*-1" office:value-type="float" office:value="0.03015" calcext:value-type="float">
            <text:p>0.03015</text:p>
          </table:table-cell>
          <table:table-cell table:formula="of:=[.M237]*-1" office:value-type="float" office:value="0.075541" calcext:value-type="float">
            <text:p>0.075541</text:p>
          </table:table-cell>
          <table:table-cell table:formula="of:=([.K237]^2)*(48.7382423482978)+([.K237])*(0.0643401308833624)+(0.0316411646540839)" office:value-type="float" office:value="0.0597260554929613" calcext:value-type="float">
            <text:p>0.0597260555</text:p>
          </table:table-cell>
          <table:table-cell table:formula="of:=([.M237]^2)*(2.99573212968935)+([.M237])*(-0.0394274132082148)+(-0.010306073088791)" office:value-type="float" office:value="0.00976728681807309" calcext:value-type="float">
            <text:p>0.0097672868</text:p>
          </table:table-cell>
          <table:table-cell table:formula="of:=([.L237]^2)*(-20.9992408223248)+([.L237])*(0.114146130561486)+(0.302895814088881)" office:value-type="float" office:value="0.178494242267306" calcext:value-type="float">
            <text:p>0.178494242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8]" office:value-type="float" office:value="-0.028071" calcext:value-type="float">
            <text:p>-0.028071</text:p>
          </table:table-cell>
          <table:table-cell table:formula="of:=[Datos_MoCap.B238]" office:value-type="float" office:value="0.075861" calcext:value-type="float">
            <text:p>0.075861</text:p>
          </table:table-cell>
          <table:table-cell table:formula="of:=[Datos_MoCap.C238]" office:value-type="float" office:value="0.21338" calcext:value-type="float">
            <text:p>0.21338</text:p>
          </table:table-cell>
          <table:table-cell table:formula="of:=[Datos_MoCap.D238]" office:value-type="float" office:value="0.025986" calcext:value-type="float">
            <text:p>0.025986</text:p>
          </table:table-cell>
          <table:table-cell table:formula="of:=[Datos_MoCap.F238]" office:value-type="float" office:value="0.062392" calcext:value-type="float">
            <text:p>0.062392</text:p>
          </table:table-cell>
          <table:table-cell table:formula="of:=[Datos_MoCap.E238]" office:value-type="float" office:value="-0.091494" calcext:value-type="float">
            <text:p>-0.091494</text:p>
          </table:table-cell>
          <table:table-cell/>
          <table:table-cell table:formula="of:=([.H238]^2)*(0.140024724909833)+([.H238])*(-0.00142725065277068)+(-0.0063459406986214)" office:value-type="float" office:value="-0.00619553951704729" calcext:value-type="float">
            <text:p>-0.0061955395</text:p>
          </table:table-cell>
          <table:table-cell table:formula="of:=([.J238]^2)*(-1.68303778049881)+([.J238])*(0.15665109790632)+(0.10475739737447)" office:value-type="float" office:value="0.0615531743957074" calcext:value-type="float">
            <text:p>0.0615531744</text:p>
          </table:table-cell>
          <table:table-cell table:formula="of:=([.I238]^2)*(-1.84809378419694)+([.I238])*(0.969715893777015)+(-0.0558124189204929)" office:value-type="float" office:value="0.00711561961825622" calcext:value-type="float">
            <text:p>0.0071156196</text:p>
          </table:table-cell>
          <table:table-cell table:formula="of:=[.H238]*-1" office:value-type="float" office:value="0.028071" calcext:value-type="float">
            <text:p>0.028071</text:p>
          </table:table-cell>
          <table:table-cell table:formula="of:=[.M238]*-1" office:value-type="float" office:value="0.091494" calcext:value-type="float">
            <text:p>0.091494</text:p>
          </table:table-cell>
          <table:table-cell table:formula="of:=([.K238]^2)*(48.7382423482978)+([.K238])*(0.0643401308833624)+(0.0316411646540839)" office:value-type="float" office:value="0.0662246872349342" calcext:value-type="float">
            <text:p>0.0662246872</text:p>
          </table:table-cell>
          <table:table-cell table:formula="of:=([.M238]^2)*(2.99573212968935)+([.M238])*(-0.0394274132082148)+(-0.010306073088791)" office:value-type="float" office:value="0.018379027772041" calcext:value-type="float">
            <text:p>0.0183790278</text:p>
          </table:table-cell>
          <table:table-cell table:formula="of:=([.L238]^2)*(-20.9992408223248)+([.L238])*(0.114146130561486)+(0.302895814088881)" office:value-type="float" office:value="0.228272579820623" calcext:value-type="float">
            <text:p>0.228272579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9]" office:value-type="float" office:value="-0.025929" calcext:value-type="float">
            <text:p>-0.025929</text:p>
          </table:table-cell>
          <table:table-cell table:formula="of:=[Datos_MoCap.B239]" office:value-type="float" office:value="0.073522" calcext:value-type="float">
            <text:p>0.073522</text:p>
          </table:table-cell>
          <table:table-cell table:formula="of:=[Datos_MoCap.C239]" office:value-type="float" office:value="0.214488" calcext:value-type="float">
            <text:p>0.214488</text:p>
          </table:table-cell>
          <table:table-cell table:formula="of:=[Datos_MoCap.D239]" office:value-type="float" office:value="0.02443" calcext:value-type="float">
            <text:p>0.02443</text:p>
          </table:table-cell>
          <table:table-cell table:formula="of:=[Datos_MoCap.F239]" office:value-type="float" office:value="0.045905" calcext:value-type="float">
            <text:p>0.045905</text:p>
          </table:table-cell>
          <table:table-cell table:formula="of:=[Datos_MoCap.E239]" office:value-type="float" office:value="-0.096036" calcext:value-type="float">
            <text:p>-0.096036</text:p>
          </table:table-cell>
          <table:table-cell/>
          <table:table-cell table:formula="of:=([.H239]^2)*(0.140024724909833)+([.H239])*(-0.00142725065277068)+(-0.0063459406986214)" office:value-type="float" office:value="-0.00621479306782639" calcext:value-type="float">
            <text:p>-0.0062147931</text:p>
          </table:table-cell>
          <table:table-cell table:formula="of:=([.J239]^2)*(-1.68303778049881)+([.J239])*(0.15665109790632)+(0.10475739737447)" office:value-type="float" office:value="0.060928853058142" calcext:value-type="float">
            <text:p>0.0609288531</text:p>
          </table:table-cell>
          <table:table-cell table:formula="of:=([.I239]^2)*(-1.84809378419694)+([.I239])*(0.969715893777015)+(-0.0558124189204929)" office:value-type="float" office:value="0.00549319074632738" calcext:value-type="float">
            <text:p>0.0054931907</text:p>
          </table:table-cell>
          <table:table-cell table:formula="of:=[.H239]*-1" office:value-type="float" office:value="0.025929" calcext:value-type="float">
            <text:p>0.025929</text:p>
          </table:table-cell>
          <table:table-cell table:formula="of:=[.M239]*-1" office:value-type="float" office:value="0.096036" calcext:value-type="float">
            <text:p>0.096036</text:p>
          </table:table-cell>
          <table:table-cell table:formula="of:=([.K239]^2)*(48.7382423482978)+([.K239])*(0.0643401308833624)+(0.0316411646540839)" office:value-type="float" office:value="0.062301190667263" calcext:value-type="float">
            <text:p>0.0623011907</text:p>
          </table:table-cell>
          <table:table-cell table:formula="of:=([.M239]^2)*(2.99573212968935)+([.M239])*(-0.0394274132082148)+(-0.010306073088791)" office:value-type="float" office:value="0.0211097556562394" calcext:value-type="float">
            <text:p>0.0211097557</text:p>
          </table:table-cell>
          <table:table-cell table:formula="of:=([.L239]^2)*(-20.9992408223248)+([.L239])*(0.114146130561486)+(0.302895814088881)" office:value-type="float" office:value="0.263884642478905" calcext:value-type="float">
            <text:p>0.263884642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0]" office:value-type="float" office:value="-0.024427" calcext:value-type="float">
            <text:p>-0.024427</text:p>
          </table:table-cell>
          <table:table-cell table:formula="of:=[Datos_MoCap.B240]" office:value-type="float" office:value="0.071689" calcext:value-type="float">
            <text:p>0.071689</text:p>
          </table:table-cell>
          <table:table-cell table:formula="of:=[Datos_MoCap.C240]" office:value-type="float" office:value="0.213911" calcext:value-type="float">
            <text:p>0.213911</text:p>
          </table:table-cell>
          <table:table-cell table:formula="of:=[Datos_MoCap.D240]" office:value-type="float" office:value="0.02157" calcext:value-type="float">
            <text:p>0.02157</text:p>
          </table:table-cell>
          <table:table-cell table:formula="of:=[Datos_MoCap.F240]" office:value-type="float" office:value="0.032605" calcext:value-type="float">
            <text:p>0.032605</text:p>
          </table:table-cell>
          <table:table-cell table:formula="of:=[Datos_MoCap.E240]" office:value-type="float" office:value="-0.094316" calcext:value-type="float">
            <text:p>-0.094316</text:p>
          </table:table-cell>
          <table:table-cell/>
          <table:table-cell table:formula="of:=([.H240]^2)*(0.140024724909833)+([.H240])*(-0.00142725065277068)+(-0.0063459406986214)" office:value-type="float" office:value="-0.00622752752804829" calcext:value-type="float">
            <text:p>-0.0062275275</text:p>
          </table:table-cell>
          <table:table-cell table:formula="of:=([.J240]^2)*(-1.68303778049881)+([.J240])*(0.15665109790632)+(0.10475739737447)" office:value-type="float" office:value="0.0612544891267778" calcext:value-type="float">
            <text:p>0.0612544891</text:p>
          </table:table-cell>
          <table:table-cell table:formula="of:=([.I240]^2)*(-1.84809378419694)+([.I240])*(0.969715893777015)+(-0.0558124189204929)" office:value-type="float" office:value="0.00420761189376317" calcext:value-type="float">
            <text:p>0.0042076119</text:p>
          </table:table-cell>
          <table:table-cell table:formula="of:=[.H240]*-1" office:value-type="float" office:value="0.024427" calcext:value-type="float">
            <text:p>0.024427</text:p>
          </table:table-cell>
          <table:table-cell table:formula="of:=[.M240]*-1" office:value-type="float" office:value="0.094316" calcext:value-type="float">
            <text:p>0.094316</text:p>
          </table:table-cell>
          <table:table-cell table:formula="of:=([.K240]^2)*(48.7382423482978)+([.K240])*(0.0643401308833624)+(0.0316411646540839)" office:value-type="float" office:value="0.0557051747295946" calcext:value-type="float">
            <text:p>0.0557051747</text:p>
          </table:table-cell>
          <table:table-cell table:formula="of:=([.M240]^2)*(2.99573212968935)+([.M240])*(-0.0394274132082148)+(-0.010306073088791)" office:value-type="float" office:value="0.0200611215094782" calcext:value-type="float">
            <text:p>0.0200611215</text:p>
          </table:table-cell>
          <table:table-cell table:formula="of:=([.L240]^2)*(-20.9992408223248)+([.L240])*(0.114146130561486)+(0.302895814088881)" office:value-type="float" office:value="0.284293549222015" calcext:value-type="float">
            <text:p>0.284293549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1]" office:value-type="float" office:value="-0.023441" calcext:value-type="float">
            <text:p>-0.023441</text:p>
          </table:table-cell>
          <table:table-cell table:formula="of:=[Datos_MoCap.B241]" office:value-type="float" office:value="0.070269" calcext:value-type="float">
            <text:p>0.070269</text:p>
          </table:table-cell>
          <table:table-cell table:formula="of:=[Datos_MoCap.C241]" office:value-type="float" office:value="0.213257" calcext:value-type="float">
            <text:p>0.213257</text:p>
          </table:table-cell>
          <table:table-cell table:formula="of:=[Datos_MoCap.D241]" office:value-type="float" office:value="0.015881" calcext:value-type="float">
            <text:p>0.015881</text:p>
          </table:table-cell>
          <table:table-cell table:formula="of:=[Datos_MoCap.F241]" office:value-type="float" office:value="0.023495" calcext:value-type="float">
            <text:p>0.023495</text:p>
          </table:table-cell>
          <table:table-cell table:formula="of:=[Datos_MoCap.E241]" office:value-type="float" office:value="-0.091088" calcext:value-type="float">
            <text:p>-0.091088</text:p>
          </table:table-cell>
          <table:table-cell/>
          <table:table-cell table:formula="of:=([.H241]^2)*(0.140024724909833)+([.H241])*(-0.00142725065277068)+(-0.0063459406986214)" office:value-type="float" office:value="-0.00623554366287446" calcext:value-type="float">
            <text:p>-0.0062355437</text:p>
          </table:table-cell>
          <table:table-cell table:formula="of:=([.J241]^2)*(-1.68303778049881)+([.J241])*(0.15665109790632)+(0.10475739737447)" office:value-type="float" office:value="0.0616222259919806" calcext:value-type="float">
            <text:p>0.061622226</text:p>
          </table:table-cell>
          <table:table-cell table:formula="of:=([.I241]^2)*(-1.84809378419694)+([.I241])*(0.969715893777015)+(-0.0558124189204929)" office:value-type="float" office:value="0.00320315473493199" calcext:value-type="float">
            <text:p>0.0032031547</text:p>
          </table:table-cell>
          <table:table-cell table:formula="of:=[.H241]*-1" office:value-type="float" office:value="0.023441" calcext:value-type="float">
            <text:p>0.023441</text:p>
          </table:table-cell>
          <table:table-cell table:formula="of:=[.M241]*-1" office:value-type="float" office:value="0.091088" calcext:value-type="float">
            <text:p>0.091088</text:p>
          </table:table-cell>
          <table:table-cell table:formula="of:=([.K241]^2)*(48.7382423482978)+([.K241])*(0.0643401308833624)+(0.0316411646540839)" office:value-type="float" office:value="0.0449550352691944" calcext:value-type="float">
            <text:p>0.0449550353</text:p>
          </table:table-cell>
          <table:table-cell table:formula="of:=([.M241]^2)*(2.99573212968935)+([.M241])*(-0.0394274132082148)+(-0.010306073088791)" office:value-type="float" office:value="0.0181409517362151" calcext:value-type="float">
            <text:p>0.0181409517</text:p>
          </table:table-cell>
          <table:table-cell table:formula="of:=([.L241]^2)*(-20.9992408223248)+([.L241])*(0.114146130561486)+(0.302895814088881)" office:value-type="float" office:value="0.293985780978906" calcext:value-type="float">
            <text:p>0.29398578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2]" office:value-type="float" office:value="-0.022682" calcext:value-type="float">
            <text:p>-0.022682</text:p>
          </table:table-cell>
          <table:table-cell table:formula="of:=[Datos_MoCap.B242]" office:value-type="float" office:value="0.06934" calcext:value-type="float">
            <text:p>0.06934</text:p>
          </table:table-cell>
          <table:table-cell table:formula="of:=[Datos_MoCap.C242]" office:value-type="float" office:value="0.213215" calcext:value-type="float">
            <text:p>0.213215</text:p>
          </table:table-cell>
          <table:table-cell table:formula="of:=[Datos_MoCap.D242]" office:value-type="float" office:value="0.013393" calcext:value-type="float">
            <text:p>0.013393</text:p>
          </table:table-cell>
          <table:table-cell table:formula="of:=[Datos_MoCap.F242]" office:value-type="float" office:value="0.017116" calcext:value-type="float">
            <text:p>0.017116</text:p>
          </table:table-cell>
          <table:table-cell table:formula="of:=[Datos_MoCap.E242]" office:value-type="float" office:value="-0.088894" calcext:value-type="float">
            <text:p>-0.088894</text:p>
          </table:table-cell>
          <table:table-cell/>
          <table:table-cell table:formula="of:=([.H242]^2)*(0.140024724909833)+([.H242])*(-0.00142725065277068)+(-0.0063459406986214)" office:value-type="float" office:value="-0.00624152884165365" calcext:value-type="float">
            <text:p>-0.0062415288</text:p>
          </table:table-cell>
          <table:table-cell table:formula="of:=([.J242]^2)*(-1.68303778049881)+([.J242])*(0.15665109790632)+(0.10475739737447)" office:value-type="float" office:value="0.0616457929223782" calcext:value-type="float">
            <text:p>0.0616457929</text:p>
          </table:table-cell>
          <table:table-cell table:formula="of:=([.I242]^2)*(-1.84809378419694)+([.I242])*(0.969715893777015)+(-0.0558124189204929)" office:value-type="float" office:value="0.00254198044744772" calcext:value-type="float">
            <text:p>0.0025419804</text:p>
          </table:table-cell>
          <table:table-cell table:formula="of:=[.H242]*-1" office:value-type="float" office:value="0.022682" calcext:value-type="float">
            <text:p>0.022682</text:p>
          </table:table-cell>
          <table:table-cell table:formula="of:=[.M242]*-1" office:value-type="float" office:value="0.088894" calcext:value-type="float">
            <text:p>0.088894</text:p>
          </table:table-cell>
          <table:table-cell table:formula="of:=([.K242]^2)*(48.7382423482978)+([.K242])*(0.0643401308833624)+(0.0316411646540839)" office:value-type="float" office:value="0.0412451699169745" calcext:value-type="float">
            <text:p>0.0412451699</text:p>
          </table:table-cell>
          <table:table-cell table:formula="of:=([.M242]^2)*(2.99573212968935)+([.M242])*(-0.0394274132082148)+(-0.010306073088791)" office:value-type="float" office:value="0.0168714917664326" calcext:value-type="float">
            <text:p>0.0168714918</text:p>
          </table:table-cell>
          <table:table-cell table:formula="of:=([.L242]^2)*(-20.9992408223248)+([.L242])*(0.114146130561486)+(0.302895814088881)" office:value-type="float" office:value="0.298697655090332" calcext:value-type="float">
            <text:p>0.298697655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3]" office:value-type="float" office:value="-0.022186" calcext:value-type="float">
            <text:p>-0.022186</text:p>
          </table:table-cell>
          <table:table-cell table:formula="of:=[Datos_MoCap.B243]" office:value-type="float" office:value="0.0689" calcext:value-type="float">
            <text:p>0.0689</text:p>
          </table:table-cell>
          <table:table-cell table:formula="of:=[Datos_MoCap.C243]" office:value-type="float" office:value="0.213688" calcext:value-type="float">
            <text:p>0.213688</text:p>
          </table:table-cell>
          <table:table-cell table:formula="of:=[Datos_MoCap.D243]" office:value-type="float" office:value="0.016025" calcext:value-type="float">
            <text:p>0.016025</text:p>
          </table:table-cell>
          <table:table-cell table:formula="of:=[Datos_MoCap.F243]" office:value-type="float" office:value="0.013301" calcext:value-type="float">
            <text:p>0.013301</text:p>
          </table:table-cell>
          <table:table-cell table:formula="of:=[Datos_MoCap.E243]" office:value-type="float" office:value="-0.089571" calcext:value-type="float">
            <text:p>-0.089571</text:p>
          </table:table-cell>
          <table:table-cell/>
          <table:table-cell table:formula="of:=([.H243]^2)*(0.140024724909833)+([.H243])*(-0.00142725065277068)+(-0.0063459406986214)" office:value-type="float" office:value="-0.00624535294213862" calcext:value-type="float">
            <text:p>-0.0062453529</text:p>
          </table:table-cell>
          <table:table-cell table:formula="of:=([.J243]^2)*(-1.68303778049881)+([.J243])*(0.15665109790632)+(0.10475739737447)" office:value-type="float" office:value="0.0613800412875792" calcext:value-type="float">
            <text:p>0.0613800413</text:p>
          </table:table-cell>
          <table:table-cell table:formula="of:=([.I243]^2)*(-1.84809378419694)+([.I243])*(0.969715893777015)+(-0.0558124189204929)" office:value-type="float" office:value="0.00222771686746589" calcext:value-type="float">
            <text:p>0.0022277169</text:p>
          </table:table-cell>
          <table:table-cell table:formula="of:=[.H243]*-1" office:value-type="float" office:value="0.022186" calcext:value-type="float">
            <text:p>0.022186</text:p>
          </table:table-cell>
          <table:table-cell table:formula="of:=[.M243]*-1" office:value-type="float" office:value="0.089571" calcext:value-type="float">
            <text:p>0.089571</text:p>
          </table:table-cell>
          <table:table-cell table:formula="of:=([.K243]^2)*(48.7382423482978)+([.K243])*(0.0643401308833624)+(0.0316411646540839)" office:value-type="float" office:value="0.0451882263479341" calcext:value-type="float">
            <text:p>0.0451882263</text:p>
          </table:table-cell>
          <table:table-cell table:formula="of:=([.M243]^2)*(2.99573212968935)+([.M243])*(-0.0394274132082148)+(-0.010306073088791)" office:value-type="float" office:value="0.017260130892648" calcext:value-type="float">
            <text:p>0.0172601309</text:p>
          </table:table-cell>
          <table:table-cell table:formula="of:=([.L243]^2)*(-20.9992408223248)+([.L243])*(0.114146130561486)+(0.302895814088881)" office:value-type="float" office:value="0.300698957461613" calcext:value-type="float">
            <text:p>0.300698957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4]" office:value-type="float" office:value="-0.021988" calcext:value-type="float">
            <text:p>-0.021988</text:p>
          </table:table-cell>
          <table:table-cell table:formula="of:=[Datos_MoCap.B244]" office:value-type="float" office:value="0.068502" calcext:value-type="float">
            <text:p>0.068502</text:p>
          </table:table-cell>
          <table:table-cell table:formula="of:=[Datos_MoCap.C244]" office:value-type="float" office:value="0.213921" calcext:value-type="float">
            <text:p>0.213921</text:p>
          </table:table-cell>
          <table:table-cell table:formula="of:=[Datos_MoCap.D244]" office:value-type="float" office:value="0.016541" calcext:value-type="float">
            <text:p>0.016541</text:p>
          </table:table-cell>
          <table:table-cell table:formula="of:=[Datos_MoCap.F244]" office:value-type="float" office:value="0.011001" calcext:value-type="float">
            <text:p>0.011001</text:p>
          </table:table-cell>
          <table:table-cell table:formula="of:=[Datos_MoCap.E244]" office:value-type="float" office:value="-0.089805" calcext:value-type="float">
            <text:p>-0.089805</text:p>
          </table:table-cell>
          <table:table-cell/>
          <table:table-cell table:formula="of:=([.H244]^2)*(0.140024724909833)+([.H244])*(-0.00142725065277068)+(-0.0063459406986214)" office:value-type="float" office:value="-0.00624686025730311" calcext:value-type="float">
            <text:p>-0.0062468603</text:p>
          </table:table-cell>
          <table:table-cell table:formula="of:=([.J244]^2)*(-1.68303778049881)+([.J244])*(0.15665109790632)+(0.10475739737447)" office:value-type="float" office:value="0.0612488550635598" calcext:value-type="float">
            <text:p>0.0612488551</text:p>
          </table:table-cell>
          <table:table-cell table:formula="of:=([.I244]^2)*(-1.84809378419694)+([.I244])*(0.969715893777015)+(-0.0558124189204929)" office:value-type="float" office:value="0.00194283479103283" calcext:value-type="float">
            <text:p>0.0019428348</text:p>
          </table:table-cell>
          <table:table-cell table:formula="of:=[.H244]*-1" office:value-type="float" office:value="0.021988" calcext:value-type="float">
            <text:p>0.021988</text:p>
          </table:table-cell>
          <table:table-cell table:formula="of:=[.M244]*-1" office:value-type="float" office:value="0.089805" calcext:value-type="float">
            <text:p>0.089805</text:p>
          </table:table-cell>
          <table:table-cell table:formula="of:=([.K244]^2)*(48.7382423482978)+([.K244])*(0.0643401308833624)+(0.0316411646540839)" office:value-type="float" office:value="0.0460404260092323" calcext:value-type="float">
            <text:p>0.046040426</text:p>
          </table:table-cell>
          <table:table-cell table:formula="of:=([.M244]^2)*(2.99573212968935)+([.M244])*(-0.0394274132082148)+(-0.010306073088791)" office:value-type="float" office:value="0.0173950997198186" calcext:value-type="float">
            <text:p>0.0173950997</text:p>
          </table:table-cell>
          <table:table-cell table:formula="of:=([.L244]^2)*(-20.9992408223248)+([.L244])*(0.114146130561486)+(0.302895814088881)" office:value-type="float" office:value="0.301610165527389" calcext:value-type="float">
            <text:p>0.30161016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5]" office:value-type="float" office:value="-0.021917" calcext:value-type="float">
            <text:p>-0.021917</text:p>
          </table:table-cell>
          <table:table-cell table:formula="of:=[Datos_MoCap.B245]" office:value-type="float" office:value="0.068269" calcext:value-type="float">
            <text:p>0.068269</text:p>
          </table:table-cell>
          <table:table-cell table:formula="of:=[Datos_MoCap.C245]" office:value-type="float" office:value="0.213906" calcext:value-type="float">
            <text:p>0.213906</text:p>
          </table:table-cell>
          <table:table-cell table:formula="of:=[Datos_MoCap.D245]" office:value-type="float" office:value="0.016197" calcext:value-type="float">
            <text:p>0.016197</text:p>
          </table:table-cell>
          <table:table-cell table:formula="of:=[Datos_MoCap.F245]" office:value-type="float" office:value="0.010174" calcext:value-type="float">
            <text:p>0.010174</text:p>
          </table:table-cell>
          <table:table-cell table:formula="of:=[Datos_MoCap.E245]" office:value-type="float" office:value="-0.089974" calcext:value-type="float">
            <text:p>-0.089974</text:p>
          </table:table-cell>
          <table:table-cell/>
          <table:table-cell table:formula="of:=([.H245]^2)*(0.140024724909833)+([.H245])*(-0.00142725065277068)+(-0.0063459406986214)" office:value-type="float" office:value="-0.00624739808487331" calcext:value-type="float">
            <text:p>-0.0062473981</text:p>
          </table:table-cell>
          <table:table-cell table:formula="of:=([.J245]^2)*(-1.68303778049881)+([.J245])*(0.15665109790632)+(0.10475739737447)" office:value-type="float" office:value="0.061257306032159" calcext:value-type="float">
            <text:p>0.061257306</text:p>
          </table:table-cell>
          <table:table-cell table:formula="of:=([.I245]^2)*(-1.84809378419694)+([.I245])*(0.969715893777015)+(-0.0558124189204929)" office:value-type="float" office:value="0.0017757853807281" calcext:value-type="float">
            <text:p>0.0017757854</text:p>
          </table:table-cell>
          <table:table-cell table:formula="of:=[.H245]*-1" office:value-type="float" office:value="0.021917" calcext:value-type="float">
            <text:p>0.021917</text:p>
          </table:table-cell>
          <table:table-cell table:formula="of:=[.M245]*-1" office:value-type="float" office:value="0.089974" calcext:value-type="float">
            <text:p>0.089974</text:p>
          </table:table-cell>
          <table:table-cell table:formula="of:=([.K245]^2)*(48.7382423482978)+([.K245])*(0.0643401308833624)+(0.0316411646540839)" office:value-type="float" office:value="0.0454694091573769" calcext:value-type="float">
            <text:p>0.0454694092</text:p>
          </table:table-cell>
          <table:table-cell table:formula="of:=([.M245]^2)*(2.99573212968935)+([.M245])*(-0.0394274132082148)+(-0.010306073088791)" office:value-type="float" office:value="0.0174927812364366" calcext:value-type="float">
            <text:p>0.0174927812</text:p>
          </table:table-cell>
          <table:table-cell table:formula="of:=([.L245]^2)*(-20.9992408223248)+([.L245])*(0.114146130561486)+(0.302895814088881)" office:value-type="float" office:value="0.301883499607904" calcext:value-type="float">
            <text:p>0.30188349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6]" office:value-type="float" office:value="-0.021864" calcext:value-type="float">
            <text:p>-0.021864</text:p>
          </table:table-cell>
          <table:table-cell table:formula="of:=[Datos_MoCap.B246]" office:value-type="float" office:value="0.067985" calcext:value-type="float">
            <text:p>0.067985</text:p>
          </table:table-cell>
          <table:table-cell table:formula="of:=[Datos_MoCap.C246]" office:value-type="float" office:value="0.213884" calcext:value-type="float">
            <text:p>0.213884</text:p>
          </table:table-cell>
          <table:table-cell table:formula="of:=[Datos_MoCap.D246]" office:value-type="float" office:value="0.015419" calcext:value-type="float">
            <text:p>0.015419</text:p>
          </table:table-cell>
          <table:table-cell table:formula="of:=[Datos_MoCap.F246]" office:value-type="float" office:value="0.009417" calcext:value-type="float">
            <text:p>0.009417</text:p>
          </table:table-cell>
          <table:table-cell table:formula="of:=[Datos_MoCap.E246]" office:value-type="float" office:value="-0.090249" calcext:value-type="float">
            <text:p>-0.090249</text:p>
          </table:table-cell>
          <table:table-cell/>
          <table:table-cell table:formula="of:=([.H246]^2)*(0.140024724909833)+([.H246])*(-0.00142725065277068)+(-0.0063459406986214)" office:value-type="float" office:value="-0.00624779864154941" calcext:value-type="float">
            <text:p>-0.0062477986</text:p>
          </table:table-cell>
          <table:table-cell table:formula="of:=([.J246]^2)*(-1.68303778049881)+([.J246])*(0.15665109790632)+(0.10475739737447)" office:value-type="float" office:value="0.0612696994161117" calcext:value-type="float">
            <text:p>0.0612696994</text:p>
          </table:table-cell>
          <table:table-cell table:formula="of:=([.I246]^2)*(-1.84809378419694)+([.I246])*(0.969715893777015)+(-0.0558124189204929)" office:value-type="float" office:value="0.00157190015530947" calcext:value-type="float">
            <text:p>0.0015719002</text:p>
          </table:table-cell>
          <table:table-cell table:formula="of:=[.H246]*-1" office:value-type="float" office:value="0.021864" calcext:value-type="float">
            <text:p>0.021864</text:p>
          </table:table-cell>
          <table:table-cell table:formula="of:=[.M246]*-1" office:value-type="float" office:value="0.090249" calcext:value-type="float">
            <text:p>0.090249</text:p>
          </table:table-cell>
          <table:table-cell table:formula="of:=([.K246]^2)*(48.7382423482978)+([.K246])*(0.0643401308833624)+(0.0316411646540839)" office:value-type="float" office:value="0.0442205259014245" calcext:value-type="float">
            <text:p>0.0442205259</text:p>
          </table:table-cell>
          <table:table-cell table:formula="of:=([.M246]^2)*(2.99573212968935)+([.M246])*(-0.0394274132082148)+(-0.010306073088791)" office:value-type="float" office:value="0.0176520962287614" calcext:value-type="float">
            <text:p>0.0176520962</text:p>
          </table:table-cell>
          <table:table-cell table:formula="of:=([.L246]^2)*(-20.9992408223248)+([.L246])*(0.114146130561486)+(0.302895814088881)" office:value-type="float" office:value="0.30210851785517" calcext:value-type="float">
            <text:p>0.30210851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7]" office:value-type="float" office:value="-0.021853" calcext:value-type="float">
            <text:p>-0.021853</text:p>
          </table:table-cell>
          <table:table-cell table:formula="of:=[Datos_MoCap.B247]" office:value-type="float" office:value="0.067768" calcext:value-type="float">
            <text:p>0.067768</text:p>
          </table:table-cell>
          <table:table-cell table:formula="of:=[Datos_MoCap.C247]" office:value-type="float" office:value="0.213846" calcext:value-type="float">
            <text:p>0.213846</text:p>
          </table:table-cell>
          <table:table-cell table:formula="of:=[Datos_MoCap.D247]" office:value-type="float" office:value="0.015333" calcext:value-type="float">
            <text:p>0.015333</text:p>
          </table:table-cell>
          <table:table-cell table:formula="of:=[Datos_MoCap.F247]" office:value-type="float" office:value="0.008599" calcext:value-type="float">
            <text:p>0.008599</text:p>
          </table:table-cell>
          <table:table-cell table:formula="of:=[Datos_MoCap.E247]" office:value-type="float" office:value="-0.090562" calcext:value-type="float">
            <text:p>-0.090562</text:p>
          </table:table-cell>
          <table:table-cell/>
          <table:table-cell table:formula="of:=([.H247]^2)*(0.140024724909833)+([.H247])*(-0.00142725065277068)+(-0.0063459406986214)" office:value-type="float" office:value="-0.00624788167737648" calcext:value-type="float">
            <text:p>-0.0062478817</text:p>
          </table:table-cell>
          <table:table-cell table:formula="of:=([.J247]^2)*(-1.68303778049881)+([.J247])*(0.15665109790632)+(0.10475739737447)" office:value-type="float" office:value="0.0612911023328856" calcext:value-type="float">
            <text:p>0.0612911023</text:p>
          </table:table-cell>
          <table:table-cell table:formula="of:=([.I247]^2)*(-1.84809378419694)+([.I247])*(0.969715893777015)+(-0.0558124189204929)" office:value-type="float" office:value="0.00141591369414034" calcext:value-type="float">
            <text:p>0.0014159137</text:p>
          </table:table-cell>
          <table:table-cell table:formula="of:=[.H247]*-1" office:value-type="float" office:value="0.021853" calcext:value-type="float">
            <text:p>0.021853</text:p>
          </table:table-cell>
          <table:table-cell table:formula="of:=[.M247]*-1" office:value-type="float" office:value="0.090562" calcext:value-type="float">
            <text:p>0.090562</text:p>
          </table:table-cell>
          <table:table-cell table:formula="of:=([.K247]^2)*(48.7382423482978)+([.K247])*(0.0643401308833624)+(0.0316411646540839)" office:value-type="float" office:value="0.0440860959853007" calcext:value-type="float">
            <text:p>0.044086096</text:p>
          </table:table-cell>
          <table:table-cell table:formula="of:=([.M247]^2)*(2.99573212968935)+([.M247])*(-0.0394274132082148)+(-0.010306073088791)" office:value-type="float" office:value="0.0178339770029132" calcext:value-type="float">
            <text:p>0.017833977</text:p>
          </table:table-cell>
          <table:table-cell table:formula="of:=([.L247]^2)*(-20.9992408223248)+([.L247])*(0.114146130561486)+(0.302895814088881)" office:value-type="float" office:value="0.302324613980303" calcext:value-type="float">
            <text:p>0.3023246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8]" office:value-type="float" office:value="-0.021693" calcext:value-type="float">
            <text:p>-0.021693</text:p>
          </table:table-cell>
          <table:table-cell table:formula="of:=[Datos_MoCap.B248]" office:value-type="float" office:value="0.067595" calcext:value-type="float">
            <text:p>0.067595</text:p>
          </table:table-cell>
          <table:table-cell table:formula="of:=[Datos_MoCap.C248]" office:value-type="float" office:value="0.213843" calcext:value-type="float">
            <text:p>0.213843</text:p>
          </table:table-cell>
          <table:table-cell table:formula="of:=[Datos_MoCap.D248]" office:value-type="float" office:value="0.014546" calcext:value-type="float">
            <text:p>0.014546</text:p>
          </table:table-cell>
          <table:table-cell table:formula="of:=[Datos_MoCap.F248]" office:value-type="float" office:value="0.007937" calcext:value-type="float">
            <text:p>0.007937</text:p>
          </table:table-cell>
          <table:table-cell table:formula="of:=[Datos_MoCap.E248]" office:value-type="float" office:value="-0.090901" calcext:value-type="float">
            <text:p>-0.090901</text:p>
          </table:table-cell>
          <table:table-cell/>
          <table:table-cell table:formula="of:=([.H248]^2)*(0.140024724909833)+([.H248])*(-0.00142725065277068)+(-0.0063459406986214)" office:value-type="float" office:value="-0.00624908564014827" calcext:value-type="float">
            <text:p>-0.0062490856</text:p>
          </table:table-cell>
          <table:table-cell table:formula="of:=([.J248]^2)*(-1.68303778049881)+([.J248])*(0.15665109790632)+(0.10475739737447)" office:value-type="float" office:value="0.0612927918298278" calcext:value-type="float">
            <text:p>0.0612927918</text:p>
          </table:table-cell>
          <table:table-cell table:formula="of:=([.I248]^2)*(-1.84809378419694)+([.I248])*(0.969715893777015)+(-0.0558124189204929)" office:value-type="float" office:value="0.0012914311332884" calcext:value-type="float">
            <text:p>0.0012914311</text:p>
          </table:table-cell>
          <table:table-cell table:formula="of:=[.H248]*-1" office:value-type="float" office:value="0.021693" calcext:value-type="float">
            <text:p>0.021693</text:p>
          </table:table-cell>
          <table:table-cell table:formula="of:=[.M248]*-1" office:value-type="float" office:value="0.090901" calcext:value-type="float">
            <text:p>0.090901</text:p>
          </table:table-cell>
          <table:table-cell table:formula="of:=([.K248]^2)*(48.7382423482978)+([.K248])*(0.0643401308833624)+(0.0316411646540839)" office:value-type="float" office:value="0.0428893915970563" calcext:value-type="float">
            <text:p>0.0428893916</text:p>
          </table:table-cell>
          <table:table-cell table:formula="of:=([.M248]^2)*(2.99573212968935)+([.M248])*(-0.0394274132082148)+(-0.010306073088791)" office:value-type="float" office:value="0.0180316282248643" calcext:value-type="float">
            <text:p>0.0180316282</text:p>
          </table:table-cell>
          <table:table-cell table:formula="of:=([.L248]^2)*(-20.9992408223248)+([.L248])*(0.114146130561486)+(0.302895814088881)" office:value-type="float" office:value="0.302478924403281" calcext:value-type="float">
            <text:p>0.302478924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9]" office:value-type="float" office:value="-0.021562" calcext:value-type="float">
            <text:p>-0.021562</text:p>
          </table:table-cell>
          <table:table-cell table:formula="of:=[Datos_MoCap.B249]" office:value-type="float" office:value="0.067441" calcext:value-type="float">
            <text:p>0.067441</text:p>
          </table:table-cell>
          <table:table-cell table:formula="of:=[Datos_MoCap.C249]" office:value-type="float" office:value="0.213838" calcext:value-type="float">
            <text:p>0.213838</text:p>
          </table:table-cell>
          <table:table-cell table:formula="of:=[Datos_MoCap.D249]" office:value-type="float" office:value="0.013979" calcext:value-type="float">
            <text:p>0.013979</text:p>
          </table:table-cell>
          <table:table-cell table:formula="of:=[Datos_MoCap.F249]" office:value-type="float" office:value="0.006945" calcext:value-type="float">
            <text:p>0.006945</text:p>
          </table:table-cell>
          <table:table-cell table:formula="of:=[Datos_MoCap.E249]" office:value-type="float" office:value="-0.091082" calcext:value-type="float">
            <text:p>-0.091082</text:p>
          </table:table-cell>
          <table:table-cell/>
          <table:table-cell table:formula="of:=([.H249]^2)*(0.140024724909833)+([.H249])*(-0.00142725065277068)+(-0.0063459406986214)" office:value-type="float" office:value="-0.00625006604678514" calcext:value-type="float">
            <text:p>-0.006250066</text:p>
          </table:table-cell>
          <table:table-cell table:formula="of:=([.J249]^2)*(-1.68303778049881)+([.J249])*(0.15665109790632)+(0.10475739737447)" office:value-type="float" office:value="0.0612956075907433" calcext:value-type="float">
            <text:p>0.0612956076</text:p>
          </table:table-cell>
          <table:table-cell table:formula="of:=([.I249]^2)*(-1.84809378419694)+([.I249])*(0.969715893777015)+(-0.0558124189204929)" office:value-type="float" office:value="0.00118052700125213" calcext:value-type="float">
            <text:p>0.001180527</text:p>
          </table:table-cell>
          <table:table-cell table:formula="of:=[.H249]*-1" office:value-type="float" office:value="0.021562" calcext:value-type="float">
            <text:p>0.021562</text:p>
          </table:table-cell>
          <table:table-cell table:formula="of:=[.M249]*-1" office:value-type="float" office:value="0.091082" calcext:value-type="float">
            <text:p>0.091082</text:p>
          </table:table-cell>
          <table:table-cell table:formula="of:=([.K249]^2)*(48.7382423482978)+([.K249])*(0.0643401308833624)+(0.0316411646540839)" office:value-type="float" office:value="0.0420646342510329" calcext:value-type="float">
            <text:p>0.0420646343</text:p>
          </table:table-cell>
          <table:table-cell table:formula="of:=([.M249]^2)*(2.99573212968935)+([.M249])*(-0.0394274132082148)+(-0.010306073088791)" office:value-type="float" office:value="0.0181374407766034" calcext:value-type="float">
            <text:p>0.0181374408</text:p>
          </table:table-cell>
          <table:table-cell table:formula="of:=([.L249]^2)*(-20.9992408223248)+([.L249])*(0.114146130561486)+(0.302895814088881)" office:value-type="float" office:value="0.302675702058066" calcext:value-type="float">
            <text:p>0.302675702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0]" office:value-type="float" office:value="-0.02149" calcext:value-type="float">
            <text:p>-0.02149</text:p>
          </table:table-cell>
          <table:table-cell table:formula="of:=[Datos_MoCap.B250]" office:value-type="float" office:value="0.067315" calcext:value-type="float">
            <text:p>0.067315</text:p>
          </table:table-cell>
          <table:table-cell table:formula="of:=[Datos_MoCap.C250]" office:value-type="float" office:value="0.213787" calcext:value-type="float">
            <text:p>0.213787</text:p>
          </table:table-cell>
          <table:table-cell table:formula="of:=[Datos_MoCap.D250]" office:value-type="float" office:value="0.013181" calcext:value-type="float">
            <text:p>0.013181</text:p>
          </table:table-cell>
          <table:table-cell table:formula="of:=[Datos_MoCap.F250]" office:value-type="float" office:value="0.005831" calcext:value-type="float">
            <text:p>0.005831</text:p>
          </table:table-cell>
          <table:table-cell table:formula="of:=[Datos_MoCap.E250]" office:value-type="float" office:value="-0.091409" calcext:value-type="float">
            <text:p>-0.091409</text:p>
          </table:table-cell>
          <table:table-cell/>
          <table:table-cell table:formula="of:=([.H250]^2)*(0.140024724909833)+([.H250])*(-0.00142725065277068)+(-0.0063459406986214)" office:value-type="float" office:value="-0.00625060284963303" calcext:value-type="float">
            <text:p>-0.0062506028</text:p>
          </table:table-cell>
          <table:table-cell table:formula="of:=([.J250]^2)*(-1.68303778049881)+([.J250])*(0.15665109790632)+(0.10475739737447)" office:value-type="float" office:value="0.0613243235453253" calcext:value-type="float">
            <text:p>0.0613243235</text:p>
          </table:table-cell>
          <table:table-cell table:formula="of:=([.I250]^2)*(-1.84809378419694)+([.I250])*(0.969715893777015)+(-0.0558124189204929)" office:value-type="float" office:value="0.00108972205611011" calcext:value-type="float">
            <text:p>0.0010897221</text:p>
          </table:table-cell>
          <table:table-cell table:formula="of:=[.H250]*-1" office:value-type="float" office:value="0.02149" calcext:value-type="float">
            <text:p>0.02149</text:p>
          </table:table-cell>
          <table:table-cell table:formula="of:=[.M250]*-1" office:value-type="float" office:value="0.091409" calcext:value-type="float">
            <text:p>0.091409</text:p>
          </table:table-cell>
          <table:table-cell table:formula="of:=([.K250]^2)*(48.7382423482978)+([.K250])*(0.0643401308833624)+(0.0316411646540839)" office:value-type="float" office:value="0.0409569537581685" calcext:value-type="float">
            <text:p>0.0409569538</text:p>
          </table:table-cell>
          <table:table-cell table:formula="of:=([.M250]^2)*(2.99573212968935)+([.M250])*(-0.0394274132082148)+(-0.010306073088791)" office:value-type="float" office:value="0.0183291025284524" calcext:value-type="float">
            <text:p>0.0183291025</text:p>
          </table:table-cell>
          <table:table-cell table:formula="of:=([.L250]^2)*(-20.9992408223248)+([.L250])*(0.114146130561486)+(0.302895814088881)" office:value-type="float" office:value="0.302847414207652" calcext:value-type="float">
            <text:p>0.302847414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1]" office:value-type="float" office:value="-0.021366" calcext:value-type="float">
            <text:p>-0.021366</text:p>
          </table:table-cell>
          <table:table-cell table:formula="of:=[Datos_MoCap.B251]" office:value-type="float" office:value="0.067218" calcext:value-type="float">
            <text:p>0.067218</text:p>
          </table:table-cell>
          <table:table-cell table:formula="of:=[Datos_MoCap.C251]" office:value-type="float" office:value="0.213811" calcext:value-type="float">
            <text:p>0.213811</text:p>
          </table:table-cell>
          <table:table-cell table:formula="of:=[Datos_MoCap.D251]" office:value-type="float" office:value="0.01314" calcext:value-type="float">
            <text:p>0.01314</text:p>
          </table:table-cell>
          <table:table-cell table:formula="of:=[Datos_MoCap.F251]" office:value-type="float" office:value="0.005085" calcext:value-type="float">
            <text:p>0.005085</text:p>
          </table:table-cell>
          <table:table-cell table:formula="of:=[Datos_MoCap.E251]" office:value-type="float" office:value="-0.091479" calcext:value-type="float">
            <text:p>-0.091479</text:p>
          </table:table-cell>
          <table:table-cell/>
          <table:table-cell table:formula="of:=([.H251]^2)*(0.140024724909833)+([.H251])*(-0.00142725065277068)+(-0.0063459406986214)" office:value-type="float" office:value="-0.0062515239402657" calcext:value-type="float">
            <text:p>-0.0062515239</text:p>
          </table:table-cell>
          <table:table-cell table:formula="of:=([.J251]^2)*(-1.68303778049881)+([.J251])*(0.15665109790632)+(0.10475739737447)" office:value-type="float" office:value="0.0613108112455422" calcext:value-type="float">
            <text:p>0.0613108112</text:p>
          </table:table-cell>
          <table:table-cell table:formula="of:=([.I251]^2)*(-1.84809378419694)+([.I251])*(0.969715893777015)+(-0.0558124189204929)" office:value-type="float" office:value="0.00101977668571748" calcext:value-type="float">
            <text:p>0.0010197767</text:p>
          </table:table-cell>
          <table:table-cell table:formula="of:=[.H251]*-1" office:value-type="float" office:value="0.021366" calcext:value-type="float">
            <text:p>0.021366</text:p>
          </table:table-cell>
          <table:table-cell table:formula="of:=[.M251]*-1" office:value-type="float" office:value="0.091479" calcext:value-type="float">
            <text:p>0.091479</text:p>
          </table:table-cell>
          <table:table-cell table:formula="of:=([.K251]^2)*(48.7382423482978)+([.K251])*(0.0643401308833624)+(0.0316411646540839)" office:value-type="float" office:value="0.0409017194024514" calcext:value-type="float">
            <text:p>0.0409017194</text:p>
          </table:table-cell>
          <table:table-cell table:formula="of:=([.M251]^2)*(2.99573212968935)+([.M251])*(-0.0394274132082148)+(-0.010306073088791)" office:value-type="float" office:value="0.0183702142894184" calcext:value-type="float">
            <text:p>0.0183702143</text:p>
          </table:table-cell>
          <table:table-cell table:formula="of:=([.L251]^2)*(-20.9992408223248)+([.L251])*(0.114146130561486)+(0.302895814088881)" office:value-type="float" office:value="0.302933265068014" calcext:value-type="float">
            <text:p>0.302933265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2]" office:value-type="float" office:value="-0.021284" calcext:value-type="float">
            <text:p>-0.021284</text:p>
          </table:table-cell>
          <table:table-cell table:formula="of:=[Datos_MoCap.B252]" office:value-type="float" office:value="0.067116" calcext:value-type="float">
            <text:p>0.067116</text:p>
          </table:table-cell>
          <table:table-cell table:formula="of:=[Datos_MoCap.C252]" office:value-type="float" office:value="0.213738" calcext:value-type="float">
            <text:p>0.213738</text:p>
          </table:table-cell>
          <table:table-cell table:formula="of:=[Datos_MoCap.D252]" office:value-type="float" office:value="0.012786" calcext:value-type="float">
            <text:p>0.012786</text:p>
          </table:table-cell>
          <table:table-cell table:formula="of:=[Datos_MoCap.F252]" office:value-type="float" office:value="0.004441" calcext:value-type="float">
            <text:p>0.004441</text:p>
          </table:table-cell>
          <table:table-cell table:formula="of:=[Datos_MoCap.E252]" office:value-type="float" office:value="-0.091195" calcext:value-type="float">
            <text:p>-0.091195</text:p>
          </table:table-cell>
          <table:table-cell/>
          <table:table-cell table:formula="of:=([.H252]^2)*(0.140024724909833)+([.H252])*(-0.00142725065277068)+(-0.0063459406986214)" office:value-type="float" office:value="-0.00625213068328966" calcext:value-type="float">
            <text:p>-0.0062521307</text:p>
          </table:table-cell>
          <table:table-cell table:formula="of:=([.J252]^2)*(-1.68303778049881)+([.J252])*(0.15665109790632)+(0.10475739737447)" office:value-type="float" office:value="0.0613519051371561" calcext:value-type="float">
            <text:p>0.0613519051</text:p>
          </table:table-cell>
          <table:table-cell table:formula="of:=([.I252]^2)*(-1.84809378419694)+([.I252])*(0.969715893777015)+(-0.0558124189204929)" office:value-type="float" office:value="0.000946188371253653" calcext:value-type="float">
            <text:p>0.0009461884</text:p>
          </table:table-cell>
          <table:table-cell table:formula="of:=[.H252]*-1" office:value-type="float" office:value="0.021284" calcext:value-type="float">
            <text:p>0.021284</text:p>
          </table:table-cell>
          <table:table-cell table:formula="of:=[.M252]*-1" office:value-type="float" office:value="0.091195" calcext:value-type="float">
            <text:p>0.091195</text:p>
          </table:table-cell>
          <table:table-cell table:formula="of:=([.K252]^2)*(48.7382423482978)+([.K252])*(0.0643401308833624)+(0.0316411646540839)" office:value-type="float" office:value="0.0404316329605416" calcext:value-type="float">
            <text:p>0.040431633</text:p>
          </table:table-cell>
          <table:table-cell table:formula="of:=([.M252]^2)*(2.99573212968935)+([.M252])*(-0.0394274132082148)+(-0.010306073088791)" office:value-type="float" office:value="0.0182036000706866" calcext:value-type="float">
            <text:p>0.0182036001</text:p>
          </table:table-cell>
          <table:table-cell table:formula="of:=([.L252]^2)*(-20.9992408223248)+([.L252])*(0.114146130561486)+(0.302895814088881)" office:value-type="float" office:value="0.302988579926572" calcext:value-type="float">
            <text:p>0.302988579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3]" office:value-type="float" office:value="-0.021204" calcext:value-type="float">
            <text:p>-0.021204</text:p>
          </table:table-cell>
          <table:table-cell table:formula="of:=[Datos_MoCap.B253]" office:value-type="float" office:value="0.067101" calcext:value-type="float">
            <text:p>0.067101</text:p>
          </table:table-cell>
          <table:table-cell table:formula="of:=[Datos_MoCap.C253]" office:value-type="float" office:value="0.213696" calcext:value-type="float">
            <text:p>0.213696</text:p>
          </table:table-cell>
          <table:table-cell table:formula="of:=[Datos_MoCap.D253]" office:value-type="float" office:value="0.012177" calcext:value-type="float">
            <text:p>0.012177</text:p>
          </table:table-cell>
          <table:table-cell table:formula="of:=[Datos_MoCap.F253]" office:value-type="float" office:value="0.004364" calcext:value-type="float">
            <text:p>0.004364</text:p>
          </table:table-cell>
          <table:table-cell table:formula="of:=[Datos_MoCap.E253]" office:value-type="float" office:value="-0.091177" calcext:value-type="float">
            <text:p>-0.091177</text:p>
          </table:table-cell>
          <table:table-cell/>
          <table:table-cell table:formula="of:=([.H253]^2)*(0.140024724909833)+([.H253])*(-0.00142725065277068)+(-0.0063459406986214)" office:value-type="float" office:value="-0.00625272081298283" calcext:value-type="float">
            <text:p>-0.0062527208</text:p>
          </table:table-cell>
          <table:table-cell table:formula="of:=([.J253]^2)*(-1.68303778049881)+([.J253])*(0.15665109790632)+(0.10475739737447)" office:value-type="float" office:value="0.0613755400690122" calcext:value-type="float">
            <text:p>0.0613755401</text:p>
          </table:table-cell>
          <table:table-cell table:formula="of:=([.I253]^2)*(-1.84809378419694)+([.I253])*(0.969715893777015)+(-0.0558124189204929)" office:value-type="float" office:value="0.000935363316898509" calcext:value-type="float">
            <text:p>0.0009353633</text:p>
          </table:table-cell>
          <table:table-cell table:formula="of:=[.H253]*-1" office:value-type="float" office:value="0.021204" calcext:value-type="float">
            <text:p>0.021204</text:p>
          </table:table-cell>
          <table:table-cell table:formula="of:=[.M253]*-1" office:value-type="float" office:value="0.091177" calcext:value-type="float">
            <text:p>0.091177</text:p>
          </table:table-cell>
          <table:table-cell table:formula="of:=([.K253]^2)*(48.7382423482978)+([.K253])*(0.0643401308833624)+(0.0316411646540839)" office:value-type="float" office:value="0.0396515082998956" calcext:value-type="float">
            <text:p>0.0396515083</text:p>
          </table:table-cell>
          <table:table-cell table:formula="of:=([.M253]^2)*(2.99573212968935)+([.M253])*(-0.0394274132082148)+(-0.010306073088791)" office:value-type="float" office:value="0.0181930562993696" calcext:value-type="float">
            <text:p>0.0181930563</text:p>
          </table:table-cell>
          <table:table-cell table:formula="of:=([.L253]^2)*(-20.9992408223248)+([.L253])*(0.114146130561486)+(0.302895814088881)" office:value-type="float" office:value="0.302994027844807" calcext:value-type="float">
            <text:p>0.302994027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4]" office:value-type="float" office:value="-0.021223" calcext:value-type="float">
            <text:p>-0.021223</text:p>
          </table:table-cell>
          <table:table-cell table:formula="of:=[Datos_MoCap.B254]" office:value-type="float" office:value="0.06709" calcext:value-type="float">
            <text:p>0.06709</text:p>
          </table:table-cell>
          <table:table-cell table:formula="of:=[Datos_MoCap.C254]" office:value-type="float" office:value="0.213593" calcext:value-type="float">
            <text:p>0.213593</text:p>
          </table:table-cell>
          <table:table-cell table:formula="of:=[Datos_MoCap.D254]" office:value-type="float" office:value="0.012138" calcext:value-type="float">
            <text:p>0.012138</text:p>
          </table:table-cell>
          <table:table-cell table:formula="of:=[Datos_MoCap.F254]" office:value-type="float" office:value="0.004054" calcext:value-type="float">
            <text:p>0.004054</text:p>
          </table:table-cell>
          <table:table-cell table:formula="of:=[Datos_MoCap.E254]" office:value-type="float" office:value="-0.090757" calcext:value-type="float">
            <text:p>-0.090757</text:p>
          </table:table-cell>
          <table:table-cell/>
          <table:table-cell table:formula="of:=([.H254]^2)*(0.140024724909833)+([.H254])*(-0.00142725065277068)+(-0.0063459406986214)" office:value-type="float" office:value="-0.00625258081946936" calcext:value-type="float">
            <text:p>-0.0062525808</text:p>
          </table:table-cell>
          <table:table-cell table:formula="of:=([.J254]^2)*(-1.68303778049881)+([.J254])*(0.15665109790632)+(0.10475739737447)" office:value-type="float" office:value="0.0614334767895376" calcext:value-type="float">
            <text:p>0.0614334768</text:p>
          </table:table-cell>
          <table:table-cell table:formula="of:=([.I254]^2)*(-1.84809378419694)+([.I254])*(0.969715893777015)+(-0.0558124189204929)" office:value-type="float" office:value="0.000927424415149918" calcext:value-type="float">
            <text:p>0.0009274244</text:p>
          </table:table-cell>
          <table:table-cell table:formula="of:=[.H254]*-1" office:value-type="float" office:value="0.021223" calcext:value-type="float">
            <text:p>0.021223</text:p>
          </table:table-cell>
          <table:table-cell table:formula="of:=[.M254]*-1" office:value-type="float" office:value="0.090757" calcext:value-type="float">
            <text:p>0.090757</text:p>
          </table:table-cell>
          <table:table-cell table:formula="of:=([.K254]^2)*(48.7382423482978)+([.K254])*(0.0643401308833624)+(0.0316411646540839)" office:value-type="float" office:value="0.0396027812906459" calcext:value-type="float">
            <text:p>0.0396027813</text:p>
          </table:table-cell>
          <table:table-cell table:formula="of:=([.M254]^2)*(2.99573212968935)+([.M254])*(-0.0394274132082148)+(-0.010306073088791)" office:value-type="float" office:value="0.0179475860635233" calcext:value-type="float">
            <text:p>0.0179475861</text:p>
          </table:table-cell>
          <table:table-cell table:formula="of:=([.L254]^2)*(-20.9992408223248)+([.L254])*(0.114146130561486)+(0.302895814088881)" office:value-type="float" office:value="0.303013441743199" calcext:value-type="float">
            <text:p>0.30301344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5]" office:value-type="float" office:value="-0.021249" calcext:value-type="float">
            <text:p>-0.021249</text:p>
          </table:table-cell>
          <table:table-cell table:formula="of:=[Datos_MoCap.B255]" office:value-type="float" office:value="0.067068" calcext:value-type="float">
            <text:p>0.067068</text:p>
          </table:table-cell>
          <table:table-cell table:formula="of:=[Datos_MoCap.C255]" office:value-type="float" office:value="0.213489" calcext:value-type="float">
            <text:p>0.213489</text:p>
          </table:table-cell>
          <table:table-cell table:formula="of:=[Datos_MoCap.D255]" office:value-type="float" office:value="0.011865" calcext:value-type="float">
            <text:p>0.011865</text:p>
          </table:table-cell>
          <table:table-cell table:formula="of:=[Datos_MoCap.F255]" office:value-type="float" office:value="0.004439" calcext:value-type="float">
            <text:p>0.004439</text:p>
          </table:table-cell>
          <table:table-cell table:formula="of:=[Datos_MoCap.E255]" office:value-type="float" office:value="-0.090407" calcext:value-type="float">
            <text:p>-0.090407</text:p>
          </table:table-cell>
          <table:table-cell/>
          <table:table-cell table:formula="of:=([.H255]^2)*(0.140024724909833)+([.H255])*(-0.00142725065277068)+(-0.0063459406986214)" office:value-type="float" office:value="-0.00625238908556936" calcext:value-type="float">
            <text:p>-0.0062523891</text:p>
          </table:table-cell>
          <table:table-cell table:formula="of:=([.J255]^2)*(-1.68303778049881)+([.J255])*(0.15665109790632)+(0.10475739737447)" office:value-type="float" office:value="0.0614919397700579" calcext:value-type="float">
            <text:p>0.0614919398</text:p>
          </table:table-cell>
          <table:table-cell table:formula="of:=([.I255]^2)*(-1.84809378419694)+([.I255])*(0.969715893777015)+(-0.0558124189204929)" office:value-type="float" office:value="0.000911545269936621" calcext:value-type="float">
            <text:p>0.0009115453</text:p>
          </table:table-cell>
          <table:table-cell table:formula="of:=[.H255]*-1" office:value-type="float" office:value="0.021249" calcext:value-type="float">
            <text:p>0.021249</text:p>
          </table:table-cell>
          <table:table-cell table:formula="of:=[.M255]*-1" office:value-type="float" office:value="0.090407" calcext:value-type="float">
            <text:p>0.090407</text:p>
          </table:table-cell>
          <table:table-cell table:formula="of:=([.K255]^2)*(48.7382423482978)+([.K255])*(0.0643401308833624)+(0.0316411646540839)" office:value-type="float" office:value="0.0392658435544282" calcext:value-type="float">
            <text:p>0.0392658436</text:p>
          </table:table-cell>
          <table:table-cell table:formula="of:=([.M255]^2)*(2.99573212968935)+([.M255])*(-0.0394274132082148)+(-0.010306073088791)" office:value-type="float" office:value="0.0177438348834604" calcext:value-type="float">
            <text:p>0.0177438349</text:p>
          </table:table-cell>
          <table:table-cell table:formula="of:=([.L255]^2)*(-20.9992408223248)+([.L255])*(0.114146130561486)+(0.302895814088881)" office:value-type="float" office:value="0.302988724580828" calcext:value-type="float">
            <text:p>0.30298872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6]" office:value-type="float" office:value="-0.021346" calcext:value-type="float">
            <text:p>-0.021346</text:p>
          </table:table-cell>
          <table:table-cell table:formula="of:=[Datos_MoCap.B256]" office:value-type="float" office:value="0.067038" calcext:value-type="float">
            <text:p>0.067038</text:p>
          </table:table-cell>
          <table:table-cell table:formula="of:=[Datos_MoCap.C256]" office:value-type="float" office:value="0.213472" calcext:value-type="float">
            <text:p>0.213472</text:p>
          </table:table-cell>
          <table:table-cell table:formula="of:=[Datos_MoCap.D256]" office:value-type="float" office:value="0.012159" calcext:value-type="float">
            <text:p>0.012159</text:p>
          </table:table-cell>
          <table:table-cell table:formula="of:=[Datos_MoCap.F256]" office:value-type="float" office:value="0.005296" calcext:value-type="float">
            <text:p>0.005296</text:p>
          </table:table-cell>
          <table:table-cell table:formula="of:=[Datos_MoCap.E256]" office:value-type="float" office:value="-0.090137" calcext:value-type="float">
            <text:p>-0.090137</text:p>
          </table:table-cell>
          <table:table-cell/>
          <table:table-cell table:formula="of:=([.H256]^2)*(0.140024724909833)+([.H256])*(-0.00142725065277068)+(-0.0063459406986214)" office:value-type="float" office:value="-0.00625167209999976" calcext:value-type="float">
            <text:p>-0.0062516721</text:p>
          </table:table-cell>
          <table:table-cell table:formula="of:=([.J256]^2)*(-1.68303778049881)+([.J256])*(0.15665109790632)+(0.10475739737447)" office:value-type="float" office:value="0.0615014927567881" calcext:value-type="float">
            <text:p>0.0615014928</text:p>
          </table:table-cell>
          <table:table-cell table:formula="of:=([.I256]^2)*(-1.84809378419694)+([.I256])*(0.969715893777015)+(-0.0558124189204929)" office:value-type="float" office:value="0.00088988900707402" calcext:value-type="float">
            <text:p>0.000889889</text:p>
          </table:table-cell>
          <table:table-cell table:formula="of:=[.H256]*-1" office:value-type="float" office:value="0.021346" calcext:value-type="float">
            <text:p>0.021346</text:p>
          </table:table-cell>
          <table:table-cell table:formula="of:=[.M256]*-1" office:value-type="float" office:value="0.090137" calcext:value-type="float">
            <text:p>0.090137</text:p>
          </table:table-cell>
          <table:table-cell table:formula="of:=([.K256]^2)*(48.7382423482978)+([.K256])*(0.0643401308833624)+(0.0316411646540839)" office:value-type="float" office:value="0.0396290004879555" calcext:value-type="float">
            <text:p>0.0396290005</text:p>
          </table:table-cell>
          <table:table-cell table:formula="of:=([.M256]^2)*(2.99573212968935)+([.M256])*(-0.0394274132082148)+(-0.010306073088791)" office:value-type="float" office:value="0.0175871568872561" calcext:value-type="float">
            <text:p>0.0175871569</text:p>
          </table:table-cell>
          <table:table-cell table:formula="of:=([.L256]^2)*(-20.9992408223248)+([.L256])*(0.114146130561486)+(0.302895814088881)" office:value-type="float" office:value="0.302911353353459" calcext:value-type="float">
            <text:p>0.30291135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7]" office:value-type="float" office:value="-0.021549" calcext:value-type="float">
            <text:p>-0.021549</text:p>
          </table:table-cell>
          <table:table-cell table:formula="of:=[Datos_MoCap.B257]" office:value-type="float" office:value="0.067096" calcext:value-type="float">
            <text:p>0.067096</text:p>
          </table:table-cell>
          <table:table-cell table:formula="of:=[Datos_MoCap.C257]" office:value-type="float" office:value="0.213492" calcext:value-type="float">
            <text:p>0.213492</text:p>
          </table:table-cell>
          <table:table-cell table:formula="of:=[Datos_MoCap.D257]" office:value-type="float" office:value="0.012487" calcext:value-type="float">
            <text:p>0.012487</text:p>
          </table:table-cell>
          <table:table-cell table:formula="of:=[Datos_MoCap.F257]" office:value-type="float" office:value="0.006572" calcext:value-type="float">
            <text:p>0.006572</text:p>
          </table:table-cell>
          <table:table-cell table:formula="of:=[Datos_MoCap.E257]" office:value-type="float" office:value="-0.090053" calcext:value-type="float">
            <text:p>-0.090053</text:p>
          </table:table-cell>
          <table:table-cell/>
          <table:table-cell table:formula="of:=([.H257]^2)*(0.140024724909833)+([.H257])*(-0.00142725065277068)+(-0.0063459406986214)" office:value-type="float" office:value="-0.00625016307692053" calcext:value-type="float">
            <text:p>-0.0062501631</text:p>
          </table:table-cell>
          <table:table-cell table:formula="of:=([.J257]^2)*(-1.68303778049881)+([.J257])*(0.15665109790632)+(0.10475739737447)" office:value-type="float" office:value="0.061490253847888" calcext:value-type="float">
            <text:p>0.0614902538</text:p>
          </table:table-cell>
          <table:table-cell table:formula="of:=([.I257]^2)*(-1.84809378419694)+([.I257])*(0.969715893777015)+(-0.0558124189204929)" office:value-type="float" office:value="0.000931754780637416" calcext:value-type="float">
            <text:p>0.0009317548</text:p>
          </table:table-cell>
          <table:table-cell table:formula="of:=[.H257]*-1" office:value-type="float" office:value="0.021549" calcext:value-type="float">
            <text:p>0.021549</text:p>
          </table:table-cell>
          <table:table-cell table:formula="of:=[.M257]*-1" office:value-type="float" office:value="0.090053" calcext:value-type="float">
            <text:p>0.090053</text:p>
          </table:table-cell>
          <table:table-cell table:formula="of:=([.K257]^2)*(48.7382423482978)+([.K257])*(0.0643401308833624)+(0.0316411646540839)" office:value-type="float" office:value="0.0400440985433457" calcext:value-type="float">
            <text:p>0.0400440985</text:p>
          </table:table-cell>
          <table:table-cell table:formula="of:=([.M257]^2)*(2.99573212968935)+([.M257])*(-0.0394274132082148)+(-0.010306073088791)" office:value-type="float" office:value="0.0175385017028609" calcext:value-type="float">
            <text:p>0.0175385017</text:p>
          </table:table-cell>
          <table:table-cell table:formula="of:=([.L257]^2)*(-20.9992408223248)+([.L257])*(0.114146130561486)+(0.302895814088881)" office:value-type="float" office:value="0.302739000384714" calcext:value-type="float">
            <text:p>0.302739000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8]" office:value-type="float" office:value="-0.021672" calcext:value-type="float">
            <text:p>-0.021672</text:p>
          </table:table-cell>
          <table:table-cell table:formula="of:=[Datos_MoCap.B258]" office:value-type="float" office:value="0.067143" calcext:value-type="float">
            <text:p>0.067143</text:p>
          </table:table-cell>
          <table:table-cell table:formula="of:=[Datos_MoCap.C258]" office:value-type="float" office:value="0.213458" calcext:value-type="float">
            <text:p>0.213458</text:p>
          </table:table-cell>
          <table:table-cell table:formula="of:=[Datos_MoCap.D258]" office:value-type="float" office:value="0.013117" calcext:value-type="float">
            <text:p>0.013117</text:p>
          </table:table-cell>
          <table:table-cell table:formula="of:=[Datos_MoCap.F258]" office:value-type="float" office:value="0.007846" calcext:value-type="float">
            <text:p>0.007846</text:p>
          </table:table-cell>
          <table:table-cell table:formula="of:=[Datos_MoCap.E258]" office:value-type="float" office:value="-0.089947" calcext:value-type="float">
            <text:p>-0.089947</text:p>
          </table:table-cell>
          <table:table-cell/>
          <table:table-cell table:formula="of:=([.H258]^2)*(0.140024724909833)+([.H258])*(-0.00142725065277068)+(-0.0063459406986214)" office:value-type="float" office:value="-0.00624924312802809" calcext:value-type="float">
            <text:p>-0.0062492431</text:p>
          </table:table-cell>
          <table:table-cell table:formula="of:=([.J258]^2)*(-1.68303778049881)+([.J258])*(0.15665109790632)+(0.10475739737447)" office:value-type="float" office:value="0.0615093591918922" calcext:value-type="float">
            <text:p>0.0615093592</text:p>
          </table:table-cell>
          <table:table-cell table:formula="of:=([.I258]^2)*(-1.84809378419694)+([.I258])*(0.969715893777015)+(-0.0558124189204929)" office:value-type="float" office:value="0.000965671373354578" calcext:value-type="float">
            <text:p>0.0009656714</text:p>
          </table:table-cell>
          <table:table-cell table:formula="of:=[.H258]*-1" office:value-type="float" office:value="0.021672" calcext:value-type="float">
            <text:p>0.021672</text:p>
          </table:table-cell>
          <table:table-cell table:formula="of:=[.M258]*-1" office:value-type="float" office:value="0.089947" calcext:value-type="float">
            <text:p>0.089947</text:p>
          </table:table-cell>
          <table:table-cell table:formula="of:=([.K258]^2)*(48.7382423482978)+([.K258])*(0.0643401308833624)+(0.0316411646540839)" office:value-type="float" office:value="0.0408708060187663" calcext:value-type="float">
            <text:p>0.040870806</text:p>
          </table:table-cell>
          <table:table-cell table:formula="of:=([.M258]^2)*(2.99573212968935)+([.M258])*(-0.0394274132082148)+(-0.010306073088791)" office:value-type="float" office:value="0.0174771638280264" calcext:value-type="float">
            <text:p>0.0174771638</text:p>
          </table:table-cell>
          <table:table-cell table:formula="of:=([.L258]^2)*(-20.9992408223248)+([.L258])*(0.114146130561486)+(0.302895814088881)" office:value-type="float" office:value="0.302498697328028" calcext:value-type="float">
            <text:p>0.30249869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9]" office:value-type="float" office:value="-0.021764" calcext:value-type="float">
            <text:p>-0.021764</text:p>
          </table:table-cell>
          <table:table-cell table:formula="of:=[Datos_MoCap.B259]" office:value-type="float" office:value="0.067154" calcext:value-type="float">
            <text:p>0.067154</text:p>
          </table:table-cell>
          <table:table-cell table:formula="of:=[Datos_MoCap.C259]" office:value-type="float" office:value="0.213468" calcext:value-type="float">
            <text:p>0.213468</text:p>
          </table:table-cell>
          <table:table-cell table:formula="of:=[Datos_MoCap.D259]" office:value-type="float" office:value="0.013413" calcext:value-type="float">
            <text:p>0.013413</text:p>
          </table:table-cell>
          <table:table-cell table:formula="of:=[Datos_MoCap.F259]" office:value-type="float" office:value="0.008552" calcext:value-type="float">
            <text:p>0.008552</text:p>
          </table:table-cell>
          <table:table-cell table:formula="of:=[Datos_MoCap.E259]" office:value-type="float" office:value="-0.089903" calcext:value-type="float">
            <text:p>-0.089903</text:p>
          </table:table-cell>
          <table:table-cell/>
          <table:table-cell table:formula="of:=([.H259]^2)*(0.140024724909833)+([.H259])*(-0.00142725065277068)+(-0.0063459406986214)" office:value-type="float" office:value="-0.00624855226648452" calcext:value-type="float">
            <text:p>-0.0062485523</text:p>
          </table:table-cell>
          <table:table-cell table:formula="of:=([.J259]^2)*(-1.68303778049881)+([.J259])*(0.15665109790632)+(0.10475739737447)" office:value-type="float" office:value="0.0615037403769965" calcext:value-type="float">
            <text:p>0.0615037404</text:p>
          </table:table-cell>
          <table:table-cell table:formula="of:=([.I259]^2)*(-1.84809378419694)+([.I259])*(0.969715893777015)+(-0.0558124189204929)" office:value-type="float" office:value="0.00097360812022583" calcext:value-type="float">
            <text:p>0.0009736081</text:p>
          </table:table-cell>
          <table:table-cell table:formula="of:=[.H259]*-1" office:value-type="float" office:value="0.021764" calcext:value-type="float">
            <text:p>0.021764</text:p>
          </table:table-cell>
          <table:table-cell table:formula="of:=[.M259]*-1" office:value-type="float" office:value="0.089903" calcext:value-type="float">
            <text:p>0.089903</text:p>
          </table:table-cell>
          <table:table-cell table:formula="of:=([.K259]^2)*(48.7382423482978)+([.K259])*(0.0643401308833624)+(0.0316411646540839)" office:value-type="float" office:value="0.0412725862660799" calcext:value-type="float">
            <text:p>0.0412725863</text:p>
          </table:table-cell>
          <table:table-cell table:formula="of:=([.M259]^2)*(2.99573212968935)+([.M259])*(-0.0394274132082148)+(-0.010306073088791)" office:value-type="float" office:value="0.0174517225952101" calcext:value-type="float">
            <text:p>0.0174517226</text:p>
          </table:table-cell>
          <table:table-cell table:formula="of:=([.L259]^2)*(-20.9992408223248)+([.L259])*(0.114146130561486)+(0.302895814088881)" office:value-type="float" office:value="0.302336176537196" calcext:value-type="float">
            <text:p>0.302336176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0]" office:value-type="float" office:value="-0.021838" calcext:value-type="float">
            <text:p>-0.021838</text:p>
          </table:table-cell>
          <table:table-cell table:formula="of:=[Datos_MoCap.B260]" office:value-type="float" office:value="0.067185" calcext:value-type="float">
            <text:p>0.067185</text:p>
          </table:table-cell>
          <table:table-cell table:formula="of:=[Datos_MoCap.C260]" office:value-type="float" office:value="0.213486" calcext:value-type="float">
            <text:p>0.213486</text:p>
          </table:table-cell>
          <table:table-cell table:formula="of:=[Datos_MoCap.D260]" office:value-type="float" office:value="0.013653" calcext:value-type="float">
            <text:p>0.013653</text:p>
          </table:table-cell>
          <table:table-cell table:formula="of:=[Datos_MoCap.F260]" office:value-type="float" office:value="0.009073" calcext:value-type="float">
            <text:p>0.009073</text:p>
          </table:table-cell>
          <table:table-cell table:formula="of:=[Datos_MoCap.E260]" office:value-type="float" office:value="-0.089874" calcext:value-type="float">
            <text:p>-0.089874</text:p>
          </table:table-cell>
          <table:table-cell/>
          <table:table-cell table:formula="of:=([.H260]^2)*(0.140024724909833)+([.H260])*(-0.00142725065277068)+(-0.0063459406986214)" office:value-type="float" office:value="-0.00624799485344011" calcext:value-type="float">
            <text:p>-0.0062479949</text:p>
          </table:table-cell>
          <table:table-cell table:formula="of:=([.J260]^2)*(-1.68303778049881)+([.J260])*(0.15665109790632)+(0.10475739737447)" office:value-type="float" office:value="0.0614936256619332" calcext:value-type="float">
            <text:p>0.0614936257</text:p>
          </table:table-cell>
          <table:table-cell table:formula="of:=([.I260]^2)*(-1.84809378419694)+([.I260])*(0.969715893777015)+(-0.0558124189204929)" office:value-type="float" office:value="0.000995972909735777" calcext:value-type="float">
            <text:p>0.0009959729</text:p>
          </table:table-cell>
          <table:table-cell table:formula="of:=[.H260]*-1" office:value-type="float" office:value="0.021838" calcext:value-type="float">
            <text:p>0.021838</text:p>
          </table:table-cell>
          <table:table-cell table:formula="of:=[.M260]*-1" office:value-type="float" office:value="0.089874" calcext:value-type="float">
            <text:p>0.089874</text:p>
          </table:table-cell>
          <table:table-cell table:formula="of:=([.K260]^2)*(48.7382423482978)+([.K260])*(0.0643401308833624)+(0.0316411646540839)" office:value-type="float" office:value="0.0416046237216677" calcext:value-type="float">
            <text:p>0.0416046237</text:p>
          </table:table-cell>
          <table:table-cell table:formula="of:=([.M260]^2)*(2.99573212968935)+([.M260])*(-0.0394274132082148)+(-0.010306073088791)" office:value-type="float" office:value="0.0174349608519098" calcext:value-type="float">
            <text:p>0.0174349609</text:p>
          </table:table-cell>
          <table:table-cell table:formula="of:=([.L260]^2)*(-20.9992408223248)+([.L260])*(0.114146130561486)+(0.302895814088881)" office:value-type="float" office:value="0.302202818517462" calcext:value-type="float">
            <text:p>0.30220281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1]" office:value-type="float" office:value="-0.021867" calcext:value-type="float">
            <text:p>-0.021867</text:p>
          </table:table-cell>
          <table:table-cell table:formula="of:=[Datos_MoCap.B261]" office:value-type="float" office:value="0.067191" calcext:value-type="float">
            <text:p>0.067191</text:p>
          </table:table-cell>
          <table:table-cell table:formula="of:=[Datos_MoCap.C261]" office:value-type="float" office:value="0.21348" calcext:value-type="float">
            <text:p>0.21348</text:p>
          </table:table-cell>
          <table:table-cell table:formula="of:=[Datos_MoCap.D261]" office:value-type="float" office:value="0.013737" calcext:value-type="float">
            <text:p>0.013737</text:p>
          </table:table-cell>
          <table:table-cell table:formula="of:=[Datos_MoCap.F261]" office:value-type="float" office:value="0.009302" calcext:value-type="float">
            <text:p>0.009302</text:p>
          </table:table-cell>
          <table:table-cell table:formula="of:=[Datos_MoCap.E261]" office:value-type="float" office:value="-0.089873" calcext:value-type="float">
            <text:p>-0.089873</text:p>
          </table:table-cell>
          <table:table-cell/>
          <table:table-cell table:formula="of:=([.H261]^2)*(0.140024724909833)+([.H261])*(-0.00142725065277068)+(-0.0063459406986214)" office:value-type="float" office:value="-0.00624777598953372" calcext:value-type="float">
            <text:p>-0.006247776</text:p>
          </table:table-cell>
          <table:table-cell table:formula="of:=([.J261]^2)*(-1.68303778049881)+([.J261])*(0.15665109790632)+(0.10475739737447)" office:value-type="float" office:value="0.0614969973547996" calcext:value-type="float">
            <text:p>0.0614969974</text:p>
          </table:table-cell>
          <table:table-cell table:formula="of:=([.I261]^2)*(-1.84809378419694)+([.I261])*(0.969715893777015)+(-0.0558124189204929)" office:value-type="float" office:value="0.00100030116839638" calcext:value-type="float">
            <text:p>0.0010003012</text:p>
          </table:table-cell>
          <table:table-cell table:formula="of:=[.H261]*-1" office:value-type="float" office:value="0.021867" calcext:value-type="float">
            <text:p>0.021867</text:p>
          </table:table-cell>
          <table:table-cell table:formula="of:=[.M261]*-1" office:value-type="float" office:value="0.089873" calcext:value-type="float">
            <text:p>0.089873</text:p>
          </table:table-cell>
          <table:table-cell table:formula="of:=([.K261]^2)*(48.7382423482978)+([.K261])*(0.0643401308833624)+(0.0316411646540839)" office:value-type="float" office:value="0.0417221632911271" calcext:value-type="float">
            <text:p>0.0417221633</text:p>
          </table:table-cell>
          <table:table-cell table:formula="of:=([.M261]^2)*(2.99573212968935)+([.M261])*(-0.0394274132082148)+(-0.010306073088791)" office:value-type="float" office:value="0.0174343829506334" calcext:value-type="float">
            <text:p>0.017434383</text:p>
          </table:table-cell>
          <table:table-cell table:formula="of:=([.L261]^2)*(-20.9992408223248)+([.L261])*(0.114146130561486)+(0.302895814088881)" office:value-type="float" office:value="0.302140595800885" calcext:value-type="float">
            <text:p>0.302140595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2]" office:value-type="float" office:value="-0.021902" calcext:value-type="float">
            <text:p>-0.021902</text:p>
          </table:table-cell>
          <table:table-cell table:formula="of:=[Datos_MoCap.B262]" office:value-type="float" office:value="0.067189" calcext:value-type="float">
            <text:p>0.067189</text:p>
          </table:table-cell>
          <table:table-cell table:formula="of:=[Datos_MoCap.C262]" office:value-type="float" office:value="0.213436" calcext:value-type="float">
            <text:p>0.213436</text:p>
          </table:table-cell>
          <table:table-cell table:formula="of:=[Datos_MoCap.D262]" office:value-type="float" office:value="0.013672" calcext:value-type="float">
            <text:p>0.013672</text:p>
          </table:table-cell>
          <table:table-cell table:formula="of:=[Datos_MoCap.F262]" office:value-type="float" office:value="0.00935" calcext:value-type="float">
            <text:p>0.00935</text:p>
          </table:table-cell>
          <table:table-cell table:formula="of:=[Datos_MoCap.E262]" office:value-type="float" office:value="-0.089746" calcext:value-type="float">
            <text:p>-0.089746</text:p>
          </table:table-cell>
          <table:table-cell/>
          <table:table-cell table:formula="of:=([.H262]^2)*(0.140024724909833)+([.H262])*(-0.00142725065277068)+(-0.0063459406986214)" office:value-type="float" office:value="-0.00624751152978441" calcext:value-type="float">
            <text:p>-0.0062475115</text:p>
          </table:table-cell>
          <table:table-cell table:formula="of:=([.J262]^2)*(-1.68303778049881)+([.J262])*(0.15665109790632)+(0.10475739737447)" office:value-type="float" office:value="0.0615217193998042" calcext:value-type="float">
            <text:p>0.0615217194</text:p>
          </table:table-cell>
          <table:table-cell table:formula="of:=([.I262]^2)*(-1.84809378419694)+([.I262])*(0.969715893777015)+(-0.0558124189204929)" office:value-type="float" office:value="0.000998858430294257" calcext:value-type="float">
            <text:p>0.0009988584</text:p>
          </table:table-cell>
          <table:table-cell table:formula="of:=[.H262]*-1" office:value-type="float" office:value="0.021902" calcext:value-type="float">
            <text:p>0.021902</text:p>
          </table:table-cell>
          <table:table-cell table:formula="of:=[.M262]*-1" office:value-type="float" office:value="0.089746" calcext:value-type="float">
            <text:p>0.089746</text:p>
          </table:table-cell>
          <table:table-cell table:formula="of:=([.K262]^2)*(48.7382423482978)+([.K262])*(0.0643401308833624)+(0.0316411646540839)" office:value-type="float" office:value="0.0416311498611256" calcext:value-type="float">
            <text:p>0.0416311499</text:p>
          </table:table-cell>
          <table:table-cell table:formula="of:=([.M262]^2)*(2.99573212968935)+([.M262])*(-0.0394274132082148)+(-0.010306073088791)" office:value-type="float" office:value="0.0173610381871619" calcext:value-type="float">
            <text:p>0.0173610382</text:p>
          </table:table-cell>
          <table:table-cell table:formula="of:=([.L262]^2)*(-20.9992408223248)+([.L262])*(0.114146130561486)+(0.302895814088881)" office:value-type="float" office:value="0.302127274278841" calcext:value-type="float">
            <text:p>0.30212727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3]" office:value-type="float" office:value="-0.021944" calcext:value-type="float">
            <text:p>-0.021944</text:p>
          </table:table-cell>
          <table:table-cell table:formula="of:=[Datos_MoCap.B263]" office:value-type="float" office:value="0.067216" calcext:value-type="float">
            <text:p>0.067216</text:p>
          </table:table-cell>
          <table:table-cell table:formula="of:=[Datos_MoCap.C263]" office:value-type="float" office:value="0.213415" calcext:value-type="float">
            <text:p>0.213415</text:p>
          </table:table-cell>
          <table:table-cell table:formula="of:=[Datos_MoCap.D263]" office:value-type="float" office:value="0.013682" calcext:value-type="float">
            <text:p>0.013682</text:p>
          </table:table-cell>
          <table:table-cell table:formula="of:=[Datos_MoCap.F263]" office:value-type="float" office:value="0.009472" calcext:value-type="float">
            <text:p>0.009472</text:p>
          </table:table-cell>
          <table:table-cell table:formula="of:=[Datos_MoCap.E263]" office:value-type="float" office:value="-0.089619" calcext:value-type="float">
            <text:p>-0.089619</text:p>
          </table:table-cell>
          <table:table-cell/>
          <table:table-cell table:formula="of:=([.H263]^2)*(0.140024724909833)+([.H263])*(-0.00142725065277068)+(-0.0063459406986214)" office:value-type="float" office:value="-0.00624719372524528" calcext:value-type="float">
            <text:p>-0.0062471937</text:p>
          </table:table-cell>
          <table:table-cell table:formula="of:=([.J263]^2)*(-1.68303778049881)+([.J263])*(0.15665109790632)+(0.10475739737447)" office:value-type="float" office:value="0.0615335162603006" calcext:value-type="float">
            <text:p>0.0615335163</text:p>
          </table:table-cell>
          <table:table-cell table:formula="of:=([.I263]^2)*(-1.84809378419694)+([.I263])*(0.969715893777015)+(-0.0558124189204929)" office:value-type="float" office:value="0.00101833414720949" calcext:value-type="float">
            <text:p>0.0010183341</text:p>
          </table:table-cell>
          <table:table-cell table:formula="of:=[.H263]*-1" office:value-type="float" office:value="0.021944" calcext:value-type="float">
            <text:p>0.021944</text:p>
          </table:table-cell>
          <table:table-cell table:formula="of:=[.M263]*-1" office:value-type="float" office:value="0.089619" calcext:value-type="float">
            <text:p>0.089619</text:p>
          </table:table-cell>
          <table:table-cell table:formula="of:=([.K263]^2)*(48.7382423482978)+([.K263])*(0.0643401308833624)+(0.0316411646540839)" office:value-type="float" office:value="0.0416451251212464" calcext:value-type="float">
            <text:p>0.0416451251</text:p>
          </table:table-cell>
          <table:table-cell table:formula="of:=([.M263]^2)*(2.99573212968935)+([.M263])*(-0.0394274132082148)+(-0.010306073088791)" office:value-type="float" office:value="0.0172877900600173" calcext:value-type="float">
            <text:p>0.0172877901</text:p>
          </table:table-cell>
          <table:table-cell table:formula="of:=([.L263]^2)*(-20.9992408223248)+([.L263])*(0.114146130561486)+(0.302895814088881)" office:value-type="float" office:value="0.302092979886057" calcext:value-type="float">
            <text:p>0.302092979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4]" office:value-type="float" office:value="-0.021945" calcext:value-type="float">
            <text:p>-0.021945</text:p>
          </table:table-cell>
          <table:table-cell table:formula="of:=[Datos_MoCap.B264]" office:value-type="float" office:value="0.067223" calcext:value-type="float">
            <text:p>0.067223</text:p>
          </table:table-cell>
          <table:table-cell table:formula="of:=[Datos_MoCap.C264]" office:value-type="float" office:value="0.213409" calcext:value-type="float">
            <text:p>0.213409</text:p>
          </table:table-cell>
          <table:table-cell table:formula="of:=[Datos_MoCap.D264]" office:value-type="float" office:value="0.013713" calcext:value-type="float">
            <text:p>0.013713</text:p>
          </table:table-cell>
          <table:table-cell table:formula="of:=[Datos_MoCap.F264]" office:value-type="float" office:value="0.009457" calcext:value-type="float">
            <text:p>0.009457</text:p>
          </table:table-cell>
          <table:table-cell table:formula="of:=[Datos_MoCap.E264]" office:value-type="float" office:value="-0.089653" calcext:value-type="float">
            <text:p>-0.089653</text:p>
          </table:table-cell>
          <table:table-cell/>
          <table:table-cell table:formula="of:=([.H264]^2)*(0.140024724909833)+([.H264])*(-0.00142725065277068)+(-0.0063459406986214)" office:value-type="float" office:value="-0.00624718615244948" calcext:value-type="float">
            <text:p>-0.0062471862</text:p>
          </table:table-cell>
          <table:table-cell table:formula="of:=([.J264]^2)*(-1.68303778049881)+([.J264])*(0.15665109790632)+(0.10475739737447)" office:value-type="float" office:value="0.061536886519219" calcext:value-type="float">
            <text:p>0.0615368865</text:p>
          </table:table-cell>
          <table:table-cell table:formula="of:=([.I264]^2)*(-1.84809378419694)+([.I264])*(0.969715893777015)+(-0.0558124189204929)" office:value-type="float" office:value="0.00102338296730415" calcext:value-type="float">
            <text:p>0.001023383</text:p>
          </table:table-cell>
          <table:table-cell table:formula="of:=[.H264]*-1" office:value-type="float" office:value="0.021945" calcext:value-type="float">
            <text:p>0.021945</text:p>
          </table:table-cell>
          <table:table-cell table:formula="of:=[.M264]*-1" office:value-type="float" office:value="0.089653" calcext:value-type="float">
            <text:p>0.089653</text:p>
          </table:table-cell>
          <table:table-cell table:formula="of:=([.K264]^2)*(48.7382423482978)+([.K264])*(0.0643401308833624)+(0.0316411646540839)" office:value-type="float" office:value="0.0416885103739269" calcext:value-type="float">
            <text:p>0.0416885104</text:p>
          </table:table-cell>
          <table:table-cell table:formula="of:=([.M264]^2)*(2.99573212968935)+([.M264])*(-0.0394274132082148)+(-0.010306073088791)" office:value-type="float" office:value="0.0173073903223384" calcext:value-type="float">
            <text:p>0.0173073903</text:p>
          </table:table-cell>
          <table:table-cell table:formula="of:=([.L264]^2)*(-20.9992408223248)+([.L264])*(0.114146130561486)+(0.302895814088881)" office:value-type="float" office:value="0.302097230113542" calcext:value-type="float">
            <text:p>0.302097230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5]" office:value-type="float" office:value="-0.021905" calcext:value-type="float">
            <text:p>-0.021905</text:p>
          </table:table-cell>
          <table:table-cell table:formula="of:=[Datos_MoCap.B265]" office:value-type="float" office:value="0.067203" calcext:value-type="float">
            <text:p>0.067203</text:p>
          </table:table-cell>
          <table:table-cell table:formula="of:=[Datos_MoCap.C265]" office:value-type="float" office:value="0.213389" calcext:value-type="float">
            <text:p>0.213389</text:p>
          </table:table-cell>
          <table:table-cell table:formula="of:=[Datos_MoCap.D265]" office:value-type="float" office:value="0.013363" calcext:value-type="float">
            <text:p>0.013363</text:p>
          </table:table-cell>
          <table:table-cell table:formula="of:=[Datos_MoCap.F265]" office:value-type="float" office:value="0.009386" calcext:value-type="float">
            <text:p>0.009386</text:p>
          </table:table-cell>
          <table:table-cell table:formula="of:=[Datos_MoCap.E265]" office:value-type="float" office:value="-0.089772" calcext:value-type="float">
            <text:p>-0.089772</text:p>
          </table:table-cell>
          <table:table-cell/>
          <table:table-cell table:formula="of:=([.H265]^2)*(0.140024724909833)+([.H265])*(-0.00142725065277068)+(-0.0063459406986214)" office:value-type="float" office:value="-0.00624748884584308" calcext:value-type="float">
            <text:p>-0.0062474888</text:p>
          </table:table-cell>
          <table:table-cell table:formula="of:=([.J265]^2)*(-1.68303778049881)+([.J265])*(0.15665109790632)+(0.10475739737447)" office:value-type="float" office:value="0.0615481198404336" calcext:value-type="float">
            <text:p>0.0615481198</text:p>
          </table:table-cell>
          <table:table-cell table:formula="of:=([.I265]^2)*(-1.84809378419694)+([.I265])*(0.969715893777015)+(-0.0558124189204929)" office:value-type="float" office:value="0.0010089572865293" calcext:value-type="float">
            <text:p>0.0010089573</text:p>
          </table:table-cell>
          <table:table-cell table:formula="of:=[.H265]*-1" office:value-type="float" office:value="0.021905" calcext:value-type="float">
            <text:p>0.021905</text:p>
          </table:table-cell>
          <table:table-cell table:formula="of:=[.M265]*-1" office:value-type="float" office:value="0.089772" calcext:value-type="float">
            <text:p>0.089772</text:p>
          </table:table-cell>
          <table:table-cell table:formula="of:=([.K265]^2)*(48.7382423482978)+([.K265])*(0.0643401308833624)+(0.0316411646540839)" office:value-type="float" office:value="0.0412041185006798" calcext:value-type="float">
            <text:p>0.0412041185</text:p>
          </table:table-cell>
          <table:table-cell table:formula="of:=([.M265]^2)*(2.99573212968935)+([.M265])*(-0.0394274132082148)+(-0.010306073088791)" office:value-type="float" office:value="0.0173760457837572" calcext:value-type="float">
            <text:p>0.0173760458</text:p>
          </table:table-cell>
          <table:table-cell table:formula="of:=([.L265]^2)*(-20.9992408223248)+([.L265])*(0.114146130561486)+(0.302895814088881)" office:value-type="float" office:value="0.302117219635604" calcext:value-type="float">
            <text:p>0.30211721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6]" office:value-type="float" office:value="-0.021886" calcext:value-type="float">
            <text:p>-0.021886</text:p>
          </table:table-cell>
          <table:table-cell table:formula="of:=[Datos_MoCap.B266]" office:value-type="float" office:value="0.067214" calcext:value-type="float">
            <text:p>0.067214</text:p>
          </table:table-cell>
          <table:table-cell table:formula="of:=[Datos_MoCap.C266]" office:value-type="float" office:value="0.213365" calcext:value-type="float">
            <text:p>0.213365</text:p>
          </table:table-cell>
          <table:table-cell table:formula="of:=[Datos_MoCap.D266]" office:value-type="float" office:value="0.013202" calcext:value-type="float">
            <text:p>0.013202</text:p>
          </table:table-cell>
          <table:table-cell table:formula="of:=[Datos_MoCap.F266]" office:value-type="float" office:value="0.009249" calcext:value-type="float">
            <text:p>0.009249</text:p>
          </table:table-cell>
          <table:table-cell table:formula="of:=[Datos_MoCap.E266]" office:value-type="float" office:value="-0.089765" calcext:value-type="float">
            <text:p>-0.089765</text:p>
          </table:table-cell>
          <table:table-cell/>
          <table:table-cell table:formula="of:=([.H266]^2)*(0.140024724909833)+([.H266])*(-0.00142725065277068)+(-0.0063459406986214)" office:value-type="float" office:value="-0.00624763246823732" calcext:value-type="float">
            <text:p>-0.0062476325</text:p>
          </table:table-cell>
          <table:table-cell table:formula="of:=([.J266]^2)*(-1.68303778049881)+([.J266])*(0.15665109790632)+(0.10475739737447)" office:value-type="float" office:value="0.0615615980486034" calcext:value-type="float">
            <text:p>0.061561598</text:p>
          </table:table-cell>
          <table:table-cell table:formula="of:=([.I266]^2)*(-1.84809378419694)+([.I266])*(0.969715893777015)+(-0.0558124189204929)" office:value-type="float" office:value="0.00101689159391675" calcext:value-type="float">
            <text:p>0.0010168916</text:p>
          </table:table-cell>
          <table:table-cell table:formula="of:=[.H266]*-1" office:value-type="float" office:value="0.021886" calcext:value-type="float">
            <text:p>0.021886</text:p>
          </table:table-cell>
          <table:table-cell table:formula="of:=[.M266]*-1" office:value-type="float" office:value="0.089765" calcext:value-type="float">
            <text:p>0.089765</text:p>
          </table:table-cell>
          <table:table-cell table:formula="of:=([.K266]^2)*(48.7382423482978)+([.K266])*(0.0643401308833624)+(0.0316411646540839)" office:value-type="float" office:value="0.0409853079829224" calcext:value-type="float">
            <text:p>0.040985308</text:p>
          </table:table-cell>
          <table:table-cell table:formula="of:=([.M266]^2)*(2.99573212968935)+([.M266])*(-0.0394274132082148)+(-0.010306073088791)" office:value-type="float" office:value="0.0173720048785491" calcext:value-type="float">
            <text:p>0.0173720049</text:p>
          </table:table-cell>
          <table:table-cell table:formula="of:=([.L266]^2)*(-20.9992408223248)+([.L266])*(0.114146130561486)+(0.302895814088881)" office:value-type="float" office:value="0.30215519257254" calcext:value-type="float">
            <text:p>0.302155192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7]" office:value-type="float" office:value="-0.021869" calcext:value-type="float">
            <text:p>-0.021869</text:p>
          </table:table-cell>
          <table:table-cell table:formula="of:=[Datos_MoCap.B267]" office:value-type="float" office:value="0.06721" calcext:value-type="float">
            <text:p>0.06721</text:p>
          </table:table-cell>
          <table:table-cell table:formula="of:=[Datos_MoCap.C267]" office:value-type="float" office:value="0.213337" calcext:value-type="float">
            <text:p>0.213337</text:p>
          </table:table-cell>
          <table:table-cell table:formula="of:=[Datos_MoCap.D267]" office:value-type="float" office:value="0.013016" calcext:value-type="float">
            <text:p>0.013016</text:p>
          </table:table-cell>
          <table:table-cell table:formula="of:=[Datos_MoCap.F267]" office:value-type="float" office:value="0.009123" calcext:value-type="float">
            <text:p>0.009123</text:p>
          </table:table-cell>
          <table:table-cell table:formula="of:=[Datos_MoCap.E267]" office:value-type="float" office:value="-0.089771" calcext:value-type="float">
            <text:p>-0.089771</text:p>
          </table:table-cell>
          <table:table-cell/>
          <table:table-cell table:formula="of:=([.H267]^2)*(0.140024724909833)+([.H267])*(-0.00142725065277068)+(-0.0063459406986214)" office:value-type="float" office:value="-0.00624776088678967" calcext:value-type="float">
            <text:p>-0.0062477609</text:p>
          </table:table-cell>
          <table:table-cell table:formula="of:=([.J267]^2)*(-1.68303778049881)+([.J267])*(0.15665109790632)+(0.10475739737447)" office:value-type="float" office:value="0.0615773201742984" calcext:value-type="float">
            <text:p>0.0615773202</text:p>
          </table:table-cell>
          <table:table-cell table:formula="of:=([.I267]^2)*(-1.84809378419694)+([.I267])*(0.969715893777015)+(-0.0558124189204929)" office:value-type="float" office:value="0.00101400644297704" calcext:value-type="float">
            <text:p>0.0010140064</text:p>
          </table:table-cell>
          <table:table-cell table:formula="of:=[.H267]*-1" office:value-type="float" office:value="0.021869" calcext:value-type="float">
            <text:p>0.021869</text:p>
          </table:table-cell>
          <table:table-cell table:formula="of:=[.M267]*-1" office:value-type="float" office:value="0.089771" calcext:value-type="float">
            <text:p>0.089771</text:p>
          </table:table-cell>
          <table:table-cell table:formula="of:=([.K267]^2)*(48.7382423482978)+([.K267])*(0.0643401308833624)+(0.0316411646540839)" office:value-type="float" office:value="0.040735666340331" calcext:value-type="float">
            <text:p>0.0407356663</text:p>
          </table:table-cell>
          <table:table-cell table:formula="of:=([.M267]^2)*(2.99573212968935)+([.M267])*(-0.0394274132082148)+(-0.010306073088791)" office:value-type="float" office:value="0.0173754684936102" calcext:value-type="float">
            <text:p>0.0173754685</text:p>
          </table:table-cell>
          <table:table-cell table:formula="of:=([.L267]^2)*(-20.9992408223248)+([.L267])*(0.114146130561486)+(0.302895814088881)" office:value-type="float" office:value="0.30218942071469" calcext:value-type="float">
            <text:p>0.30218942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8]" office:value-type="float" office:value="-0.021835" calcext:value-type="float">
            <text:p>-0.021835</text:p>
          </table:table-cell>
          <table:table-cell table:formula="of:=[Datos_MoCap.B268]" office:value-type="float" office:value="0.067203" calcext:value-type="float">
            <text:p>0.067203</text:p>
          </table:table-cell>
          <table:table-cell table:formula="of:=[Datos_MoCap.C268]" office:value-type="float" office:value="0.213333" calcext:value-type="float">
            <text:p>0.213333</text:p>
          </table:table-cell>
          <table:table-cell table:formula="of:=[Datos_MoCap.D268]" office:value-type="float" office:value="0.012832" calcext:value-type="float">
            <text:p>0.012832</text:p>
          </table:table-cell>
          <table:table-cell table:formula="of:=[Datos_MoCap.F268]" office:value-type="float" office:value="0.009071" calcext:value-type="float">
            <text:p>0.009071</text:p>
          </table:table-cell>
          <table:table-cell table:formula="of:=[Datos_MoCap.E268]" office:value-type="float" office:value="-0.089894" calcext:value-type="float">
            <text:p>-0.089894</text:p>
          </table:table-cell>
          <table:table-cell/>
          <table:table-cell table:formula="of:=([.H268]^2)*(0.140024724909833)+([.H268])*(-0.00142725065277068)+(-0.0063459406986214)" office:value-type="float" office:value="-0.0062480174810915" calcext:value-type="float">
            <text:p>-0.0062480175</text:p>
          </table:table-cell>
          <table:table-cell table:formula="of:=([.J268]^2)*(-1.68303778049881)+([.J268])*(0.15665109790632)+(0.10475739737447)" office:value-type="float" office:value="0.061579565976826" calcext:value-type="float">
            <text:p>0.061579566</text:p>
          </table:table-cell>
          <table:table-cell table:formula="of:=([.I268]^2)*(-1.84809378419694)+([.I268])*(0.969715893777015)+(-0.0558124189204929)" office:value-type="float" office:value="0.0010089572865293" calcext:value-type="float">
            <text:p>0.0010089573</text:p>
          </table:table-cell>
          <table:table-cell table:formula="of:=[.H268]*-1" office:value-type="float" office:value="0.021835" calcext:value-type="float">
            <text:p>0.021835</text:p>
          </table:table-cell>
          <table:table-cell table:formula="of:=[.M268]*-1" office:value-type="float" office:value="0.089894" calcext:value-type="float">
            <text:p>0.089894</text:p>
          </table:table-cell>
          <table:table-cell table:formula="of:=([.K268]^2)*(48.7382423482978)+([.K268])*(0.0643401308833624)+(0.0316411646540839)" office:value-type="float" office:value="0.0404920271160162" calcext:value-type="float">
            <text:p>0.0404920271</text:p>
          </table:table-cell>
          <table:table-cell table:formula="of:=([.M268]^2)*(2.99573212968935)+([.M268])*(-0.0394274132082148)+(-0.010306073088791)" office:value-type="float" office:value="0.0174465201356437" calcext:value-type="float">
            <text:p>0.0174465201</text:p>
          </table:table-cell>
          <table:table-cell table:formula="of:=([.L268]^2)*(-20.9992408223248)+([.L268])*(0.114146130561486)+(0.302895814088881)" office:value-type="float" office:value="0.302203352245652" calcext:value-type="float">
            <text:p>0.302203352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9]" office:value-type="float" office:value="-0.021859" calcext:value-type="float">
            <text:p>-0.021859</text:p>
          </table:table-cell>
          <table:table-cell table:formula="of:=[Datos_MoCap.B269]" office:value-type="float" office:value="0.067222" calcext:value-type="float">
            <text:p>0.067222</text:p>
          </table:table-cell>
          <table:table-cell table:formula="of:=[Datos_MoCap.C269]" office:value-type="float" office:value="0.21331" calcext:value-type="float">
            <text:p>0.21331</text:p>
          </table:table-cell>
          <table:table-cell table:formula="of:=[Datos_MoCap.D269]" office:value-type="float" office:value="0.012743" calcext:value-type="float">
            <text:p>0.012743</text:p>
          </table:table-cell>
          <table:table-cell table:formula="of:=[Datos_MoCap.F269]" office:value-type="float" office:value="0.009039" calcext:value-type="float">
            <text:p>0.009039</text:p>
          </table:table-cell>
          <table:table-cell table:formula="of:=[Datos_MoCap.E269]" office:value-type="float" office:value="-0.08978" calcext:value-type="float">
            <text:p>-0.08978</text:p>
          </table:table-cell>
          <table:table-cell/>
          <table:table-cell table:formula="of:=([.H269]^2)*(0.140024724909833)+([.H269])*(-0.00142725065277068)+(-0.0063459406986214)" office:value-type="float" office:value="-0.00624783638930791" calcext:value-type="float">
            <text:p>-0.0062478364</text:p>
          </table:table-cell>
          <table:table-cell table:formula="of:=([.J269]^2)*(-1.68303778049881)+([.J269])*(0.15665109790632)+(0.10475739737447)" office:value-type="float" office:value="0.0615924782961932" calcext:value-type="float">
            <text:p>0.0615924783</text:p>
          </table:table-cell>
          <table:table-cell table:formula="of:=([.I269]^2)*(-1.84809378419694)+([.I269])*(0.969715893777015)+(-0.0558124189204929)" office:value-type="float" office:value="0.00102266171837919" calcext:value-type="float">
            <text:p>0.0010226617</text:p>
          </table:table-cell>
          <table:table-cell table:formula="of:=[.H269]*-1" office:value-type="float" office:value="0.021859" calcext:value-type="float">
            <text:p>0.021859</text:p>
          </table:table-cell>
          <table:table-cell table:formula="of:=[.M269]*-1" office:value-type="float" office:value="0.08978" calcext:value-type="float">
            <text:p>0.08978</text:p>
          </table:table-cell>
          <table:table-cell table:formula="of:=([.K269]^2)*(48.7382423482978)+([.K269])*(0.0643401308833624)+(0.0316411646540839)" office:value-type="float" office:value="0.0403753640755904" calcext:value-type="float">
            <text:p>0.0403753641</text:p>
          </table:table-cell>
          <table:table-cell table:formula="of:=([.M269]^2)*(2.99573212968935)+([.M269])*(-0.0394274132082148)+(-0.010306073088791)" office:value-type="float" office:value="0.0173806643206256" calcext:value-type="float">
            <text:p>0.0173806643</text:p>
          </table:table-cell>
          <table:table-cell table:formula="of:=([.L269]^2)*(-20.9992408223248)+([.L269])*(0.114146130561486)+(0.302895814088881)" office:value-type="float" office:value="0.302211869049515" calcext:value-type="float">
            <text:p>0.3022118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0]" office:value-type="float" office:value="-0.021859" calcext:value-type="float">
            <text:p>-0.021859</text:p>
          </table:table-cell>
          <table:table-cell table:formula="of:=[Datos_MoCap.B270]" office:value-type="float" office:value="0.067238" calcext:value-type="float">
            <text:p>0.067238</text:p>
          </table:table-cell>
          <table:table-cell table:formula="of:=[Datos_MoCap.C270]" office:value-type="float" office:value="0.213286" calcext:value-type="float">
            <text:p>0.213286</text:p>
          </table:table-cell>
          <table:table-cell table:formula="of:=[Datos_MoCap.D270]" office:value-type="float" office:value="0.012656" calcext:value-type="float">
            <text:p>0.012656</text:p>
          </table:table-cell>
          <table:table-cell table:formula="of:=[Datos_MoCap.F270]" office:value-type="float" office:value="0.009049" calcext:value-type="float">
            <text:p>0.009049</text:p>
          </table:table-cell>
          <table:table-cell table:formula="of:=[Datos_MoCap.E270]" office:value-type="float" office:value="-0.089747" calcext:value-type="float">
            <text:p>-0.089747</text:p>
          </table:table-cell>
          <table:table-cell/>
          <table:table-cell table:formula="of:=([.H270]^2)*(0.140024724909833)+([.H270])*(-0.00142725065277068)+(-0.0063459406986214)" office:value-type="float" office:value="-0.00624783638930791" calcext:value-type="float">
            <text:p>-0.0062478364</text:p>
          </table:table-cell>
          <table:table-cell table:formula="of:=([.J270]^2)*(-1.68303778049881)+([.J270])*(0.15665109790632)+(0.10475739737447)" office:value-type="float" office:value="0.0616059501222837" calcext:value-type="float">
            <text:p>0.0616059501</text:p>
          </table:table-cell>
          <table:table-cell table:formula="of:=([.I270]^2)*(-1.84809378419694)+([.I270])*(0.969715893777015)+(-0.0558124189204929)" office:value-type="float" office:value="0.00103420125763604" calcext:value-type="float">
            <text:p>0.0010342013</text:p>
          </table:table-cell>
          <table:table-cell table:formula="of:=[.H270]*-1" office:value-type="float" office:value="0.021859" calcext:value-type="float">
            <text:p>0.021859</text:p>
          </table:table-cell>
          <table:table-cell table:formula="of:=[.M270]*-1" office:value-type="float" office:value="0.089747" calcext:value-type="float">
            <text:p>0.089747</text:p>
          </table:table-cell>
          <table:table-cell table:formula="of:=([.K270]^2)*(48.7382423482978)+([.K270])*(0.0643401308833624)+(0.0316411646540839)" office:value-type="float" office:value="0.0402620689564894" calcext:value-type="float">
            <text:p>0.040262069</text:p>
          </table:table-cell>
          <table:table-cell table:formula="of:=([.M270]^2)*(2.99573212968935)+([.M270])*(-0.0394274132082148)+(-0.010306073088791)" office:value-type="float" office:value="0.0173616153275222" calcext:value-type="float">
            <text:p>0.0173616153</text:p>
          </table:table-cell>
          <table:table-cell table:formula="of:=([.L270]^2)*(-20.9992408223248)+([.L270])*(0.114146130561486)+(0.302895814088881)" office:value-type="float" office:value="0.302209212168141" calcext:value-type="float">
            <text:p>0.302209212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1]" office:value-type="float" office:value="-0.021857" calcext:value-type="float">
            <text:p>-0.021857</text:p>
          </table:table-cell>
          <table:table-cell table:formula="of:=[Datos_MoCap.B271]" office:value-type="float" office:value="0.067236" calcext:value-type="float">
            <text:p>0.067236</text:p>
          </table:table-cell>
          <table:table-cell table:formula="of:=[Datos_MoCap.C271]" office:value-type="float" office:value="0.21328" calcext:value-type="float">
            <text:p>0.21328</text:p>
          </table:table-cell>
          <table:table-cell table:formula="of:=[Datos_MoCap.D271]" office:value-type="float" office:value="0.012562" calcext:value-type="float">
            <text:p>0.012562</text:p>
          </table:table-cell>
          <table:table-cell table:formula="of:=[Datos_MoCap.F271]" office:value-type="float" office:value="0.009029" calcext:value-type="float">
            <text:p>0.009029</text:p>
          </table:table-cell>
          <table:table-cell table:formula="of:=[Datos_MoCap.E271]" office:value-type="float" office:value="-0.089759" calcext:value-type="float">
            <text:p>-0.089759</text:p>
          </table:table-cell>
          <table:table-cell/>
          <table:table-cell table:formula="of:=([.H271]^2)*(0.140024724909833)+([.H271])*(-0.00142725065277068)+(-0.0063459406986214)" office:value-type="float" office:value="-0.00624785148645096" calcext:value-type="float">
            <text:p>-0.0062478515</text:p>
          </table:table-cell>
          <table:table-cell table:formula="of:=([.J271]^2)*(-1.68303778049881)+([.J271])*(0.15665109790632)+(0.10475739737447)" office:value-type="float" office:value="0.0616093177758595" calcext:value-type="float">
            <text:p>0.0616093178</text:p>
          </table:table-cell>
          <table:table-cell table:formula="of:=([.I271]^2)*(-1.84809378419694)+([.I271])*(0.969715893777015)+(-0.0558124189204929)" office:value-type="float" office:value="0.00103275886697556" calcext:value-type="float">
            <text:p>0.0010327589</text:p>
          </table:table-cell>
          <table:table-cell table:formula="of:=[.H271]*-1" office:value-type="float" office:value="0.021857" calcext:value-type="float">
            <text:p>0.021857</text:p>
          </table:table-cell>
          <table:table-cell table:formula="of:=[.M271]*-1" office:value-type="float" office:value="0.089759" calcext:value-type="float">
            <text:p>0.089759</text:p>
          </table:table-cell>
          <table:table-cell table:formula="of:=([.K271]^2)*(48.7382423482978)+([.K271])*(0.0643401308833624)+(0.0316411646540839)" office:value-type="float" office:value="0.0401404873706057" calcext:value-type="float">
            <text:p>0.0401404874</text:p>
          </table:table-cell>
          <table:table-cell table:formula="of:=([.M271]^2)*(2.99573212968935)+([.M271])*(-0.0394274132082148)+(-0.010306073088791)" office:value-type="float" office:value="0.0173685414791808" calcext:value-type="float">
            <text:p>0.0173685415</text:p>
          </table:table-cell>
          <table:table-cell table:formula="of:=([.L271]^2)*(-20.9992408223248)+([.L271])*(0.114146130561486)+(0.302895814088881)" office:value-type="float" office:value="0.302214521731042" calcext:value-type="float">
            <text:p>0.30221452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2]" office:value-type="float" office:value="-0.021842" calcext:value-type="float">
            <text:p>-0.021842</text:p>
          </table:table-cell>
          <table:table-cell table:formula="of:=[Datos_MoCap.B272]" office:value-type="float" office:value="0.067222" calcext:value-type="float">
            <text:p>0.067222</text:p>
          </table:table-cell>
          <table:table-cell table:formula="of:=[Datos_MoCap.C272]" office:value-type="float" office:value="0.213262" calcext:value-type="float">
            <text:p>0.213262</text:p>
          </table:table-cell>
          <table:table-cell table:formula="of:=[Datos_MoCap.D272]" office:value-type="float" office:value="0.012488" calcext:value-type="float">
            <text:p>0.012488</text:p>
          </table:table-cell>
          <table:table-cell table:formula="of:=[Datos_MoCap.F272]" office:value-type="float" office:value="0.008877" calcext:value-type="float">
            <text:p>0.008877</text:p>
          </table:table-cell>
          <table:table-cell table:formula="of:=[Datos_MoCap.E272]" office:value-type="float" office:value="-0.089724" calcext:value-type="float">
            <text:p>-0.089724</text:p>
          </table:table-cell>
          <table:table-cell/>
          <table:table-cell table:formula="of:=([.H272]^2)*(0.140024724909833)+([.H272])*(-0.00142725065277068)+(-0.0063459406986214)" office:value-type="float" office:value="-0.00624796467931756" calcext:value-type="float">
            <text:p>-0.0062479647</text:p>
          </table:table-cell>
          <table:table-cell table:formula="of:=([.J272]^2)*(-1.68303778049881)+([.J272])*(0.15665109790632)+(0.10475739737447)" office:value-type="float" office:value="0.0616194200095147" calcext:value-type="float">
            <text:p>0.06161942</text:p>
          </table:table-cell>
          <table:table-cell table:formula="of:=([.I272]^2)*(-1.84809378419694)+([.I272])*(0.969715893777015)+(-0.0558124189204929)" office:value-type="float" office:value="0.00102266171837919" calcext:value-type="float">
            <text:p>0.0010226617</text:p>
          </table:table-cell>
          <table:table-cell table:formula="of:=[.H272]*-1" office:value-type="float" office:value="0.021842" calcext:value-type="float">
            <text:p>0.021842</text:p>
          </table:table-cell>
          <table:table-cell table:formula="of:=[.M272]*-1" office:value-type="float" office:value="0.089724" calcext:value-type="float">
            <text:p>0.089724</text:p>
          </table:table-cell>
          <table:table-cell table:formula="of:=([.K272]^2)*(48.7382423482978)+([.K272])*(0.0643401308833624)+(0.0316411646540839)" office:value-type="float" office:value="0.0400453801210793" calcext:value-type="float">
            <text:p>0.0400453801</text:p>
          </table:table-cell>
          <table:table-cell table:formula="of:=([.M272]^2)*(2.99573212968935)+([.M272])*(-0.0394274132082148)+(-0.010306073088791)" office:value-type="float" office:value="0.0173483426150743" calcext:value-type="float">
            <text:p>0.0173483426</text:p>
          </table:table-cell>
          <table:table-cell table:formula="of:=([.L272]^2)*(-20.9992408223248)+([.L272])*(0.114146130561486)+(0.302895814088881)" office:value-type="float" office:value="0.302254325404933" calcext:value-type="float">
            <text:p>0.302254325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3]" office:value-type="float" office:value="-0.021803" calcext:value-type="float">
            <text:p>-0.021803</text:p>
          </table:table-cell>
          <table:table-cell table:formula="of:=[Datos_MoCap.B273]" office:value-type="float" office:value="0.067227" calcext:value-type="float">
            <text:p>0.067227</text:p>
          </table:table-cell>
          <table:table-cell table:formula="of:=[Datos_MoCap.C273]" office:value-type="float" office:value="0.213265" calcext:value-type="float">
            <text:p>0.213265</text:p>
          </table:table-cell>
          <table:table-cell table:formula="of:=[Datos_MoCap.D273]" office:value-type="float" office:value="0.012377" calcext:value-type="float">
            <text:p>0.012377</text:p>
          </table:table-cell>
          <table:table-cell table:formula="of:=[Datos_MoCap.F273]" office:value-type="float" office:value="0.008828" calcext:value-type="float">
            <text:p>0.008828</text:p>
          </table:table-cell>
          <table:table-cell table:formula="of:=[Datos_MoCap.E273]" office:value-type="float" office:value="-0.089811" calcext:value-type="float">
            <text:p>-0.089811</text:p>
          </table:table-cell>
          <table:table-cell/>
          <table:table-cell table:formula="of:=([.H273]^2)*(0.140024724909833)+([.H273])*(-0.00142725065277068)+(-0.0063459406986214)" office:value-type="float" office:value="-0.00624825868587865" calcext:value-type="float">
            <text:p>-0.0062482587</text:p>
          </table:table-cell>
          <table:table-cell table:formula="of:=([.J273]^2)*(-1.68303778049881)+([.J273])*(0.15665109790632)+(0.10475739737447)" office:value-type="float" office:value="0.0616177363796422" calcext:value-type="float">
            <text:p>0.0616177364</text:p>
          </table:table-cell>
          <table:table-cell table:formula="of:=([.I273]^2)*(-1.84809378419694)+([.I273])*(0.969715893777015)+(-0.0558124189204929)" office:value-type="float" office:value="0.00102626792604212" calcext:value-type="float">
            <text:p>0.0010262679</text:p>
          </table:table-cell>
          <table:table-cell table:formula="of:=[.H273]*-1" office:value-type="float" office:value="0.021803" calcext:value-type="float">
            <text:p>0.021803</text:p>
          </table:table-cell>
          <table:table-cell table:formula="of:=[.M273]*-1" office:value-type="float" office:value="0.089811" calcext:value-type="float">
            <text:p>0.089811</text:p>
          </table:table-cell>
          <table:table-cell table:formula="of:=([.K273]^2)*(48.7382423482978)+([.K273])*(0.0643401308833624)+(0.0316411646540839)" office:value-type="float" office:value="0.0399037200865963" calcext:value-type="float">
            <text:p>0.0399037201</text:p>
          </table:table-cell>
          <table:table-cell table:formula="of:=([.M273]^2)*(2.99573212968935)+([.M273])*(-0.0394274132082148)+(-0.010306073088791)" office:value-type="float" office:value="0.0173985647728311" calcext:value-type="float">
            <text:p>0.0173985648</text:p>
          </table:table-cell>
          <table:table-cell table:formula="of:=([.L273]^2)*(-20.9992408223248)+([.L273])*(0.114146130561486)+(0.302895814088881)" office:value-type="float" office:value="0.302266950030915" calcext:value-type="float">
            <text:p>0.3022669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4]" office:value-type="float" office:value="-0.021823" calcext:value-type="float">
            <text:p>-0.021823</text:p>
          </table:table-cell>
          <table:table-cell table:formula="of:=[Datos_MoCap.B274]" office:value-type="float" office:value="0.067201" calcext:value-type="float">
            <text:p>0.067201</text:p>
          </table:table-cell>
          <table:table-cell table:formula="of:=[Datos_MoCap.C274]" office:value-type="float" office:value="0.21324" calcext:value-type="float">
            <text:p>0.21324</text:p>
          </table:table-cell>
          <table:table-cell table:formula="of:=[Datos_MoCap.D274]" office:value-type="float" office:value="0.012411" calcext:value-type="float">
            <text:p>0.012411</text:p>
          </table:table-cell>
          <table:table-cell table:formula="of:=[Datos_MoCap.F274]" office:value-type="float" office:value="0.008831" calcext:value-type="float">
            <text:p>0.008831</text:p>
          </table:table-cell>
          <table:table-cell table:formula="of:=[Datos_MoCap.E274]" office:value-type="float" office:value="-0.089643" calcext:value-type="float">
            <text:p>-0.089643</text:p>
          </table:table-cell>
          <table:table-cell/>
          <table:table-cell table:formula="of:=([.H274]^2)*(0.140024724909833)+([.H274])*(-0.00142725065277068)+(-0.0063459406986214)" office:value-type="float" office:value="-0.00624810796649262" calcext:value-type="float">
            <text:p>-0.006248108</text:p>
          </table:table-cell>
          <table:table-cell table:formula="of:=([.J274]^2)*(-1.68303778049881)+([.J274])*(0.15665109790632)+(0.10475739737447)" office:value-type="float" office:value="0.0616317657029088" calcext:value-type="float">
            <text:p>0.0616317657</text:p>
          </table:table-cell>
          <table:table-cell table:formula="of:=([.I274]^2)*(-1.84809378419694)+([.I274])*(0.969715893777015)+(-0.0558124189204929)" office:value-type="float" office:value="0.00100751463713569" calcext:value-type="float">
            <text:p>0.0010075146</text:p>
          </table:table-cell>
          <table:table-cell table:formula="of:=[.H274]*-1" office:value-type="float" office:value="0.021823" calcext:value-type="float">
            <text:p>0.021823</text:p>
          </table:table-cell>
          <table:table-cell table:formula="of:=[.M274]*-1" office:value-type="float" office:value="0.089643" calcext:value-type="float">
            <text:p>0.089643</text:p>
          </table:table-cell>
          <table:table-cell table:formula="of:=([.K274]^2)*(48.7382423482978)+([.K274])*(0.0643401308833624)+(0.0316411646540839)" office:value-type="float" office:value="0.0399469838517915" calcext:value-type="float">
            <text:p>0.0399469839</text:p>
          </table:table-cell>
          <table:table-cell table:formula="of:=([.M274]^2)*(2.99573212968935)+([.M274])*(-0.0394274132082148)+(-0.010306073088791)" office:value-type="float" office:value="0.0173016248203271" calcext:value-type="float">
            <text:p>0.0173016248</text:p>
          </table:table-cell>
          <table:table-cell table:formula="of:=([.L274]^2)*(-20.9992408223248)+([.L274])*(0.114146130561486)+(0.302895814088881)" office:value-type="float" office:value="0.302266179992526" calcext:value-type="float">
            <text:p>0.302266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5]" office:value-type="float" office:value="-0.021819" calcext:value-type="float">
            <text:p>-0.021819</text:p>
          </table:table-cell>
          <table:table-cell table:formula="of:=[Datos_MoCap.B275]" office:value-type="float" office:value="0.067217" calcext:value-type="float">
            <text:p>0.067217</text:p>
          </table:table-cell>
          <table:table-cell table:formula="of:=[Datos_MoCap.C275]" office:value-type="float" office:value="0.213229" calcext:value-type="float">
            <text:p>0.213229</text:p>
          </table:table-cell>
          <table:table-cell table:formula="of:=[Datos_MoCap.D275]" office:value-type="float" office:value="0.012363" calcext:value-type="float">
            <text:p>0.012363</text:p>
          </table:table-cell>
          <table:table-cell table:formula="of:=[Datos_MoCap.F275]" office:value-type="float" office:value="0.00877" calcext:value-type="float">
            <text:p>0.00877</text:p>
          </table:table-cell>
          <table:table-cell table:formula="of:=[Datos_MoCap.E275]" office:value-type="float" office:value="-0.089623" calcext:value-type="float">
            <text:p>-0.089623</text:p>
          </table:table-cell>
          <table:table-cell/>
          <table:table-cell table:formula="of:=([.H275]^2)*(0.140024724909833)+([.H275])*(-0.00142725065277068)+(-0.0063459406986214)" office:value-type="float" office:value="-0.00624813811933141" calcext:value-type="float">
            <text:p>-0.0062481381</text:p>
          </table:table-cell>
          <table:table-cell table:formula="of:=([.J275]^2)*(-1.68303778049881)+([.J275])*(0.15665109790632)+(0.10475739737447)" office:value-type="float" office:value="0.0616379379386632" calcext:value-type="float">
            <text:p>0.0616379379</text:p>
          </table:table-cell>
          <table:table-cell table:formula="of:=([.I275]^2)*(-1.84809378419694)+([.I275])*(0.969715893777015)+(-0.0558124189204929)" office:value-type="float" office:value="0.00101905541831158" calcext:value-type="float">
            <text:p>0.0010190554</text:p>
          </table:table-cell>
          <table:table-cell table:formula="of:=[.H275]*-1" office:value-type="float" office:value="0.021819" calcext:value-type="float">
            <text:p>0.021819</text:p>
          </table:table-cell>
          <table:table-cell table:formula="of:=[.M275]*-1" office:value-type="float" office:value="0.089623" calcext:value-type="float">
            <text:p>0.089623</text:p>
          </table:table-cell>
          <table:table-cell table:formula="of:=([.K275]^2)*(48.7382423482978)+([.K275])*(0.0643401308833624)+(0.0316411646540839)" office:value-type="float" office:value="0.0398859383471441" calcext:value-type="float">
            <text:p>0.0398859383</text:p>
          </table:table-cell>
          <table:table-cell table:formula="of:=([.M275]^2)*(2.99573212968935)+([.M275])*(-0.0394274132082148)+(-0.010306073088791)" office:value-type="float" office:value="0.0172900956137437" calcext:value-type="float">
            <text:p>0.0172900956</text:p>
          </table:table-cell>
          <table:table-cell table:formula="of:=([.L275]^2)*(-20.9992408223248)+([.L275])*(0.114146130561486)+(0.302895814088881)" office:value-type="float" office:value="0.302281763144462" calcext:value-type="float">
            <text:p>0.302281763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6]" office:value-type="float" office:value="-0.021783" calcext:value-type="float">
            <text:p>-0.021783</text:p>
          </table:table-cell>
          <table:table-cell table:formula="of:=[Datos_MoCap.B276]" office:value-type="float" office:value="0.067219" calcext:value-type="float">
            <text:p>0.067219</text:p>
          </table:table-cell>
          <table:table-cell table:formula="of:=[Datos_MoCap.C276]" office:value-type="float" office:value="0.213237" calcext:value-type="float">
            <text:p>0.213237</text:p>
          </table:table-cell>
          <table:table-cell table:formula="of:=[Datos_MoCap.D276]" office:value-type="float" office:value="0.012102" calcext:value-type="float">
            <text:p>0.012102</text:p>
          </table:table-cell>
          <table:table-cell table:formula="of:=[Datos_MoCap.F276]" office:value-type="float" office:value="0.008748" calcext:value-type="float">
            <text:p>0.008748</text:p>
          </table:table-cell>
          <table:table-cell table:formula="of:=[Datos_MoCap.E276]" office:value-type="float" office:value="-0.089738" calcext:value-type="float">
            <text:p>-0.089738</text:p>
          </table:table-cell>
          <table:table-cell/>
          <table:table-cell table:formula="of:=([.H276]^2)*(0.140024724909833)+([.H276])*(-0.00142725065277068)+(-0.0063459406986214)" office:value-type="float" office:value="-0.0062484092932449" calcext:value-type="float">
            <text:p>-0.0062484093</text:p>
          </table:table-cell>
          <table:table-cell table:formula="of:=([.J276]^2)*(-1.68303778049881)+([.J276])*(0.15665109790632)+(0.10475739737447)" office:value-type="float" office:value="0.0616334490803256" calcext:value-type="float">
            <text:p>0.0616334491</text:p>
          </table:table-cell>
          <table:table-cell table:formula="of:=([.I276]^2)*(-1.84809378419694)+([.I276])*(0.969715893777015)+(-0.0558124189204929)" office:value-type="float" office:value="0.00102049794942719" calcext:value-type="float">
            <text:p>0.0010204979</text:p>
          </table:table-cell>
          <table:table-cell table:formula="of:=[.H276]*-1" office:value-type="float" office:value="0.021783" calcext:value-type="float">
            <text:p>0.021783</text:p>
          </table:table-cell>
          <table:table-cell table:formula="of:=[.M276]*-1" office:value-type="float" office:value="0.089738" calcext:value-type="float">
            <text:p>0.089738</text:p>
          </table:table-cell>
          <table:table-cell table:formula="of:=([.K276]^2)*(48.7382423482978)+([.K276])*(0.0643401308833624)+(0.0316411646540839)" office:value-type="float" office:value="0.0395579341061313" calcext:value-type="float">
            <text:p>0.0395579341</text:p>
          </table:table-cell>
          <table:table-cell table:formula="of:=([.M276]^2)*(2.99573212968935)+([.M276])*(-0.0394274132082148)+(-0.010306073088791)" office:value-type="float" office:value="0.0173564212799717" calcext:value-type="float">
            <text:p>0.0173564213</text:p>
          </table:table-cell>
          <table:table-cell table:formula="of:=([.L276]^2)*(-20.9992408223248)+([.L276])*(0.114146130561486)+(0.302895814088881)" office:value-type="float" office:value="0.302287344953005" calcext:value-type="float">
            <text:p>0.3022873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7]" office:value-type="float" office:value="-0.021768" calcext:value-type="float">
            <text:p>-0.021768</text:p>
          </table:table-cell>
          <table:table-cell table:formula="of:=[Datos_MoCap.B277]" office:value-type="float" office:value="0.067208" calcext:value-type="float">
            <text:p>0.067208</text:p>
          </table:table-cell>
          <table:table-cell table:formula="of:=[Datos_MoCap.C277]" office:value-type="float" office:value="0.213226" calcext:value-type="float">
            <text:p>0.213226</text:p>
          </table:table-cell>
          <table:table-cell table:formula="of:=[Datos_MoCap.D277]" office:value-type="float" office:value="0.012103" calcext:value-type="float">
            <text:p>0.012103</text:p>
          </table:table-cell>
          <table:table-cell table:formula="of:=[Datos_MoCap.F277]" office:value-type="float" office:value="0.008714" calcext:value-type="float">
            <text:p>0.008714</text:p>
          </table:table-cell>
          <table:table-cell table:formula="of:=[Datos_MoCap.E277]" office:value-type="float" office:value="-0.089701" calcext:value-type="float">
            <text:p>-0.089701</text:p>
          </table:table-cell>
          <table:table-cell/>
          <table:table-cell table:formula="of:=([.H277]^2)*(0.140024724909833)+([.H277])*(-0.00142725065277068)+(-0.0063459406986214)" office:value-type="float" office:value="-0.00624852217525661" calcext:value-type="float">
            <text:p>-0.0062485222</text:p>
          </table:table-cell>
          <table:table-cell table:formula="of:=([.J277]^2)*(-1.68303778049881)+([.J277])*(0.15665109790632)+(0.10475739737447)" office:value-type="float" office:value="0.0616396212049995" calcext:value-type="float">
            <text:p>0.0616396212</text:p>
          </table:table-cell>
          <table:table-cell table:formula="of:=([.I277]^2)*(-1.84809378419694)+([.I277])*(0.969715893777015)+(-0.0558124189204929)" office:value-type="float" office:value="0.00101256384533005" calcext:value-type="float">
            <text:p>0.0010125638</text:p>
          </table:table-cell>
          <table:table-cell table:formula="of:=[.H277]*-1" office:value-type="float" office:value="0.021768" calcext:value-type="float">
            <text:p>0.021768</text:p>
          </table:table-cell>
          <table:table-cell table:formula="of:=[.M277]*-1" office:value-type="float" office:value="0.089701" calcext:value-type="float">
            <text:p>0.089701</text:p>
          </table:table-cell>
          <table:table-cell table:formula="of:=([.K277]^2)*(48.7382423482978)+([.K277])*(0.0643401308833624)+(0.0316411646540839)" office:value-type="float" office:value="0.0395591781554182" calcext:value-type="float">
            <text:p>0.0395591782</text:p>
          </table:table-cell>
          <table:table-cell table:formula="of:=([.M277]^2)*(2.99573212968935)+([.M277])*(-0.0394274132082148)+(-0.010306073088791)" office:value-type="float" office:value="0.0173350730721111" calcext:value-type="float">
            <text:p>0.0173350731</text:p>
          </table:table-cell>
          <table:table-cell table:formula="of:=([.L277]^2)*(-20.9992408223248)+([.L277])*(0.114146130561486)+(0.302895814088881)" office:value-type="float" office:value="0.302295931401837" calcext:value-type="float">
            <text:p>0.30229593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8]" office:value-type="float" office:value="-0.021763" calcext:value-type="float">
            <text:p>-0.021763</text:p>
          </table:table-cell>
          <table:table-cell table:formula="of:=[Datos_MoCap.B278]" office:value-type="float" office:value="0.067203" calcext:value-type="float">
            <text:p>0.067203</text:p>
          </table:table-cell>
          <table:table-cell table:formula="of:=[Datos_MoCap.C278]" office:value-type="float" office:value="0.213207" calcext:value-type="float">
            <text:p>0.213207</text:p>
          </table:table-cell>
          <table:table-cell table:formula="of:=[Datos_MoCap.D278]" office:value-type="float" office:value="0.012034" calcext:value-type="float">
            <text:p>0.012034</text:p>
          </table:table-cell>
          <table:table-cell table:formula="of:=[Datos_MoCap.F278]" office:value-type="float" office:value="0.008691" calcext:value-type="float">
            <text:p>0.008691</text:p>
          </table:table-cell>
          <table:table-cell table:formula="of:=[Datos_MoCap.E278]" office:value-type="float" office:value="-0.08967" calcext:value-type="float">
            <text:p>-0.08967</text:p>
          </table:table-cell>
          <table:table-cell/>
          <table:table-cell table:formula="of:=([.H278]^2)*(0.140024724909833)+([.H278])*(-0.00142725065277068)+(-0.0063459406986214)" office:value-type="float" office:value="-0.00624855978859138" calcext:value-type="float">
            <text:p>-0.0062485598</text:p>
          </table:table-cell>
          <table:table-cell table:formula="of:=([.J278]^2)*(-1.68303778049881)+([.J278])*(0.15665109790632)+(0.10475739737447)" office:value-type="float" office:value="0.0616502811882865" calcext:value-type="float">
            <text:p>0.0616502812</text:p>
          </table:table-cell>
          <table:table-cell table:formula="of:=([.I278]^2)*(-1.84809378419694)+([.I278])*(0.969715893777015)+(-0.0558124189204929)" office:value-type="float" office:value="0.0010089572865293" calcext:value-type="float">
            <text:p>0.0010089573</text:p>
          </table:table-cell>
          <table:table-cell table:formula="of:=[.H278]*-1" office:value-type="float" office:value="0.021763" calcext:value-type="float">
            <text:p>0.021763</text:p>
          </table:table-cell>
          <table:table-cell table:formula="of:=[.M278]*-1" office:value-type="float" office:value="0.08967" calcext:value-type="float">
            <text:p>0.08967</text:p>
          </table:table-cell>
          <table:table-cell table:formula="of:=([.K278]^2)*(48.7382423482978)+([.K278])*(0.0643401308833624)+(0.0316411646540839)" office:value-type="float" office:value="0.0394735674344535" calcext:value-type="float">
            <text:p>0.0394735674</text:p>
          </table:table-cell>
          <table:table-cell table:formula="of:=([.M278]^2)*(2.99573212968935)+([.M278])*(-0.0394274132082148)+(-0.010306073088791)" office:value-type="float" office:value="0.0173171930507987" calcext:value-type="float">
            <text:p>0.0173171931</text:p>
          </table:table-cell>
          <table:table-cell table:formula="of:=([.L278]^2)*(-20.9992408223248)+([.L278])*(0.114146130561486)+(0.302895814088881)" office:value-type="float" office:value="0.302301712351923" calcext:value-type="float">
            <text:p>0.302301712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9]" office:value-type="float" office:value="-0.021791" calcext:value-type="float">
            <text:p>-0.021791</text:p>
          </table:table-cell>
          <table:table-cell table:formula="of:=[Datos_MoCap.B279]" office:value-type="float" office:value="0.067203" calcext:value-type="float">
            <text:p>0.067203</text:p>
          </table:table-cell>
          <table:table-cell table:formula="of:=[Datos_MoCap.C279]" office:value-type="float" office:value="0.213182" calcext:value-type="float">
            <text:p>0.213182</text:p>
          </table:table-cell>
          <table:table-cell table:formula="of:=[Datos_MoCap.D279]" office:value-type="float" office:value="0.012066" calcext:value-type="float">
            <text:p>0.012066</text:p>
          </table:table-cell>
          <table:table-cell table:formula="of:=[Datos_MoCap.F279]" office:value-type="float" office:value="0.008596" calcext:value-type="float">
            <text:p>0.008596</text:p>
          </table:table-cell>
          <table:table-cell table:formula="of:=[Datos_MoCap.E279]" office:value-type="float" office:value="-0.089538" calcext:value-type="float">
            <text:p>-0.089538</text:p>
          </table:table-cell>
          <table:table-cell/>
          <table:table-cell table:formula="of:=([.H279]^2)*(0.140024724909833)+([.H279])*(-0.00142725065277068)+(-0.0063459406986214)" office:value-type="float" office:value="-0.00624834906374078" calcext:value-type="float">
            <text:p>-0.0062483491</text:p>
          </table:table-cell>
          <table:table-cell table:formula="of:=([.J279]^2)*(-1.68303778049881)+([.J279])*(0.15665109790632)+(0.10475739737447)" office:value-type="float" office:value="0.0616643056307435" calcext:value-type="float">
            <text:p>0.0616643056</text:p>
          </table:table-cell>
          <table:table-cell table:formula="of:=([.I279]^2)*(-1.84809378419694)+([.I279])*(0.969715893777015)+(-0.0558124189204929)" office:value-type="float" office:value="0.0010089572865293" calcext:value-type="float">
            <text:p>0.0010089573</text:p>
          </table:table-cell>
          <table:table-cell table:formula="of:=[.H279]*-1" office:value-type="float" office:value="0.021791" calcext:value-type="float">
            <text:p>0.021791</text:p>
          </table:table-cell>
          <table:table-cell table:formula="of:=[.M279]*-1" office:value-type="float" office:value="0.089538" calcext:value-type="float">
            <text:p>0.089538</text:p>
          </table:table-cell>
          <table:table-cell table:formula="of:=([.K279]^2)*(48.7382423482978)+([.K279])*(0.0643401308833624)+(0.0316411646540839)" office:value-type="float" office:value="0.0395132132511408" calcext:value-type="float">
            <text:p>0.0395132133</text:p>
          </table:table-cell>
          <table:table-cell table:formula="of:=([.M279]^2)*(2.99573212968935)+([.M279])*(-0.0394274132082148)+(-0.010306073088791)" office:value-type="float" office:value="0.0172411232226736" calcext:value-type="float">
            <text:p>0.0172411232</text:p>
          </table:table-cell>
          <table:table-cell table:formula="of:=([.L279]^2)*(-20.9992408223248)+([.L279])*(0.114146130561486)+(0.302895814088881)" office:value-type="float" office:value="0.302325354787749" calcext:value-type="float">
            <text:p>0.30232535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0]" office:value-type="float" office:value="-0.021787" calcext:value-type="float">
            <text:p>-0.021787</text:p>
          </table:table-cell>
          <table:table-cell table:formula="of:=[Datos_MoCap.B280]" office:value-type="float" office:value="0.067205" calcext:value-type="float">
            <text:p>0.067205</text:p>
          </table:table-cell>
          <table:table-cell table:formula="of:=[Datos_MoCap.C280]" office:value-type="float" office:value="0.213174" calcext:value-type="float">
            <text:p>0.213174</text:p>
          </table:table-cell>
          <table:table-cell table:formula="of:=[Datos_MoCap.D280]" office:value-type="float" office:value="0.011961" calcext:value-type="float">
            <text:p>0.011961</text:p>
          </table:table-cell>
          <table:table-cell table:formula="of:=[Datos_MoCap.F280]" office:value-type="float" office:value="0.008548" calcext:value-type="float">
            <text:p>0.008548</text:p>
          </table:table-cell>
          <table:table-cell table:formula="of:=[Datos_MoCap.E280]" office:value-type="float" office:value="-0.089517" calcext:value-type="float">
            <text:p>-0.089517</text:p>
          </table:table-cell>
          <table:table-cell/>
          <table:table-cell table:formula="of:=([.H280]^2)*(0.140024724909833)+([.H280])*(-0.00142725065277068)+(-0.0063459406986214)" office:value-type="float" office:value="-0.00624837918073324" calcext:value-type="float">
            <text:p>-0.0062483792</text:p>
          </table:table-cell>
          <table:table-cell table:formula="of:=([.J280]^2)*(-1.68303778049881)+([.J280])*(0.15665109790632)+(0.10475739737447)" office:value-type="float" office:value="0.0616687930080078" calcext:value-type="float">
            <text:p>0.061668793</text:p>
          </table:table-cell>
          <table:table-cell table:formula="of:=([.I280]^2)*(-1.84809378419694)+([.I280])*(0.969715893777015)+(-0.0558124189204929)" office:value-type="float" office:value="0.00101039992113817" calcext:value-type="float">
            <text:p>0.0010103999</text:p>
          </table:table-cell>
          <table:table-cell table:formula="of:=[.H280]*-1" office:value-type="float" office:value="0.021787" calcext:value-type="float">
            <text:p>0.021787</text:p>
          </table:table-cell>
          <table:table-cell table:formula="of:=[.M280]*-1" office:value-type="float" office:value="0.089517" calcext:value-type="float">
            <text:p>0.089517</text:p>
          </table:table-cell>
          <table:table-cell table:formula="of:=([.K280]^2)*(48.7382423482978)+([.K280])*(0.0643401308833624)+(0.0316411646540839)" office:value-type="float" office:value="0.0393834989937633" calcext:value-type="float">
            <text:p>0.039383499</text:p>
          </table:table-cell>
          <table:table-cell table:formula="of:=([.M280]^2)*(2.99573212968935)+([.M280])*(-0.0394274132082148)+(-0.010306073088791)" office:value-type="float" office:value="0.0172290308298501" calcext:value-type="float">
            <text:p>0.0172290308</text:p>
          </table:table-cell>
          <table:table-cell table:formula="of:=([.L280]^2)*(-20.9992408223248)+([.L280])*(0.114146130561486)+(0.302895814088881)" office:value-type="float" office:value="0.302337156300746" calcext:value-type="float">
            <text:p>0.302337156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1]" office:value-type="float" office:value="-0.021746" calcext:value-type="float">
            <text:p>-0.021746</text:p>
          </table:table-cell>
          <table:table-cell table:formula="of:=[Datos_MoCap.B281]" office:value-type="float" office:value="0.067215" calcext:value-type="float">
            <text:p>0.067215</text:p>
          </table:table-cell>
          <table:table-cell table:formula="of:=[Datos_MoCap.C281]" office:value-type="float" office:value="0.21318" calcext:value-type="float">
            <text:p>0.21318</text:p>
          </table:table-cell>
          <table:table-cell table:formula="of:=[Datos_MoCap.D281]" office:value-type="float" office:value="0.011869" calcext:value-type="float">
            <text:p>0.011869</text:p>
          </table:table-cell>
          <table:table-cell table:formula="of:=[Datos_MoCap.F281]" office:value-type="float" office:value="0.008513" calcext:value-type="float">
            <text:p>0.008513</text:p>
          </table:table-cell>
          <table:table-cell table:formula="of:=[Datos_MoCap.E281]" office:value-type="float" office:value="-0.089643" calcext:value-type="float">
            <text:p>-0.089643</text:p>
          </table:table-cell>
          <table:table-cell/>
          <table:table-cell table:formula="of:=([.H281]^2)*(0.140024724909833)+([.H281])*(-0.00142725065277068)+(-0.0063459406986214)" office:value-type="float" office:value="-0.00624868762156033" calcext:value-type="float">
            <text:p>-0.0062486876</text:p>
          </table:table-cell>
          <table:table-cell table:formula="of:=([.J281]^2)*(-1.68303778049881)+([.J281])*(0.15665109790632)+(0.10475739737447)" office:value-type="float" office:value="0.061665427495256" calcext:value-type="float">
            <text:p>0.0616654275</text:p>
          </table:table-cell>
          <table:table-cell table:formula="of:=([.I281]^2)*(-1.84809378419694)+([.I281])*(0.969715893777015)+(-0.0558124189204929)" office:value-type="float" office:value="0.00101761287241122" calcext:value-type="float">
            <text:p>0.0010176129</text:p>
          </table:table-cell>
          <table:table-cell table:formula="of:=[.H281]*-1" office:value-type="float" office:value="0.021746" calcext:value-type="float">
            <text:p>0.021746</text:p>
          </table:table-cell>
          <table:table-cell table:formula="of:=[.M281]*-1" office:value-type="float" office:value="0.089643" calcext:value-type="float">
            <text:p>0.089643</text:p>
          </table:table-cell>
          <table:table-cell table:formula="of:=([.K281]^2)*(48.7382423482978)+([.K281])*(0.0643401308833624)+(0.0316411646540839)" office:value-type="float" office:value="0.0392707279287273" calcext:value-type="float">
            <text:p>0.0392707279</text:p>
          </table:table-cell>
          <table:table-cell table:formula="of:=([.M281]^2)*(2.99573212968935)+([.M281])*(-0.0394274132082148)+(-0.010306073088791)" office:value-type="float" office:value="0.0173016248203271" calcext:value-type="float">
            <text:p>0.0173016248</text:p>
          </table:table-cell>
          <table:table-cell table:formula="of:=([.L281]^2)*(-20.9992408223248)+([.L281])*(0.114146130561486)+(0.302895814088881)" office:value-type="float" office:value="0.302345700567845" calcext:value-type="float">
            <text:p>0.302345700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2]" office:value-type="float" office:value="-0.021776" calcext:value-type="float">
            <text:p>-0.021776</text:p>
          </table:table-cell>
          <table:table-cell table:formula="of:=[Datos_MoCap.B282]" office:value-type="float" office:value="0.067216" calcext:value-type="float">
            <text:p>0.067216</text:p>
          </table:table-cell>
          <table:table-cell table:formula="of:=[Datos_MoCap.C282]" office:value-type="float" office:value="0.213162" calcext:value-type="float">
            <text:p>0.213162</text:p>
          </table:table-cell>
          <table:table-cell table:formula="of:=[Datos_MoCap.D282]" office:value-type="float" office:value="0.011884" calcext:value-type="float">
            <text:p>0.011884</text:p>
          </table:table-cell>
          <table:table-cell table:formula="of:=[Datos_MoCap.F282]" office:value-type="float" office:value="0.00849" calcext:value-type="float">
            <text:p>0.00849</text:p>
          </table:table-cell>
          <table:table-cell table:formula="of:=[Datos_MoCap.E282]" office:value-type="float" office:value="-0.089494" calcext:value-type="float">
            <text:p>-0.089494</text:p>
          </table:table-cell>
          <table:table-cell/>
          <table:table-cell table:formula="of:=([.H282]^2)*(0.140024724909833)+([.H282])*(-0.00142725065277068)+(-0.0063459406986214)" office:value-type="float" office:value="-0.00624846197935842" calcext:value-type="float">
            <text:p>-0.006248462</text:p>
          </table:table-cell>
          <table:table-cell table:formula="of:=([.J282]^2)*(-1.68303778049881)+([.J282])*(0.15665109790632)+(0.10475739737447)" office:value-type="float" office:value="0.0616755236699752" calcext:value-type="float">
            <text:p>0.0616755237</text:p>
          </table:table-cell>
          <table:table-cell table:formula="of:=([.I282]^2)*(-1.84809378419694)+([.I282])*(0.969715893777015)+(-0.0558124189204929)" office:value-type="float" office:value="0.00101833414720949" calcext:value-type="float">
            <text:p>0.0010183341</text:p>
          </table:table-cell>
          <table:table-cell table:formula="of:=[.H282]*-1" office:value-type="float" office:value="0.021776" calcext:value-type="float">
            <text:p>0.021776</text:p>
          </table:table-cell>
          <table:table-cell table:formula="of:=[.M282]*-1" office:value-type="float" office:value="0.089494" calcext:value-type="float">
            <text:p>0.089494</text:p>
          </table:table-cell>
          <table:table-cell table:formula="of:=([.K282]^2)*(48.7382423482978)+([.K282])*(0.0643401308833624)+(0.0316411646540839)" office:value-type="float" office:value="0.039289058222748" calcext:value-type="float">
            <text:p>0.0392890582</text:p>
          </table:table-cell>
          <table:table-cell table:formula="of:=([.M282]^2)*(2.99573212968935)+([.M282])*(-0.0394274132082148)+(-0.010306073088791)" office:value-type="float" office:value="0.0172157898122482" calcext:value-type="float">
            <text:p>0.0172157898</text:p>
          </table:table-cell>
          <table:table-cell table:formula="of:=([.L282]^2)*(-20.9992408223248)+([.L282])*(0.114146130561486)+(0.302895814088881)" office:value-type="float" office:value="0.302351287358951" calcext:value-type="float">
            <text:p>0.302351287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3]" office:value-type="float" office:value="-0.021778" calcext:value-type="float">
            <text:p>-0.021778</text:p>
          </table:table-cell>
          <table:table-cell table:formula="of:=[Datos_MoCap.B283]" office:value-type="float" office:value="0.067209" calcext:value-type="float">
            <text:p>0.067209</text:p>
          </table:table-cell>
          <table:table-cell table:formula="of:=[Datos_MoCap.C283]" office:value-type="float" office:value="0.213157" calcext:value-type="float">
            <text:p>0.213157</text:p>
          </table:table-cell>
          <table:table-cell table:formula="of:=[Datos_MoCap.D283]" office:value-type="float" office:value="0.011908" calcext:value-type="float">
            <text:p>0.011908</text:p>
          </table:table-cell>
          <table:table-cell table:formula="of:=[Datos_MoCap.F283]" office:value-type="float" office:value="0.008517" calcext:value-type="float">
            <text:p>0.008517</text:p>
          </table:table-cell>
          <table:table-cell table:formula="of:=[Datos_MoCap.E283]" office:value-type="float" office:value="-0.089482" calcext:value-type="float">
            <text:p>-0.089482</text:p>
          </table:table-cell>
          <table:table-cell/>
          <table:table-cell table:formula="of:=([.H283]^2)*(0.140024724909833)+([.H283])*(-0.00142725065277068)+(-0.0063459406986214)" office:value-type="float" office:value="-0.00624844692758338" calcext:value-type="float">
            <text:p>-0.0062484469</text:p>
          </table:table-cell>
          <table:table-cell table:formula="of:=([.J283]^2)*(-1.68303778049881)+([.J283])*(0.15665109790632)+(0.10475739737447)" office:value-type="float" office:value="0.0616783279694034" calcext:value-type="float">
            <text:p>0.061678328</text:p>
          </table:table-cell>
          <table:table-cell table:formula="of:=([.I283]^2)*(-1.84809378419694)+([.I283])*(0.969715893777015)+(-0.0558124189204929)" office:value-type="float" office:value="0.00101328514600163" calcext:value-type="float">
            <text:p>0.0010132851</text:p>
          </table:table-cell>
          <table:table-cell table:formula="of:=[.H283]*-1" office:value-type="float" office:value="0.021778" calcext:value-type="float">
            <text:p>0.021778</text:p>
          </table:table-cell>
          <table:table-cell table:formula="of:=[.M283]*-1" office:value-type="float" office:value="0.089482" calcext:value-type="float">
            <text:p>0.089482</text:p>
          </table:table-cell>
          <table:table-cell table:formula="of:=([.K283]^2)*(48.7382423482978)+([.K283])*(0.0643401308833624)+(0.0316411646540839)" office:value-type="float" office:value="0.0393184323121761" calcext:value-type="float">
            <text:p>0.0393184323</text:p>
          </table:table-cell>
          <table:table-cell table:formula="of:=([.M283]^2)*(2.99573212968935)+([.M283])*(-0.0394274132082148)+(-0.010306073088791)" office:value-type="float" office:value="0.0172088827134459" calcext:value-type="float">
            <text:p>0.0172088827</text:p>
          </table:table-cell>
          <table:table-cell table:formula="of:=([.L283]^2)*(-20.9992408223248)+([.L283])*(0.114146130561486)+(0.302895814088881)" office:value-type="float" office:value="0.302344726684082" calcext:value-type="float">
            <text:p>0.30234472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4]" office:value-type="float" office:value="-0.021778" calcext:value-type="float">
            <text:p>-0.021778</text:p>
          </table:table-cell>
          <table:table-cell table:formula="of:=[Datos_MoCap.B284]" office:value-type="float" office:value="0.067213" calcext:value-type="float">
            <text:p>0.067213</text:p>
          </table:table-cell>
          <table:table-cell table:formula="of:=[Datos_MoCap.C284]" office:value-type="float" office:value="0.213162" calcext:value-type="float">
            <text:p>0.213162</text:p>
          </table:table-cell>
          <table:table-cell table:formula="of:=[Datos_MoCap.D284]" office:value-type="float" office:value="0.011855" calcext:value-type="float">
            <text:p>0.011855</text:p>
          </table:table-cell>
          <table:table-cell table:formula="of:=[Datos_MoCap.F284]" office:value-type="float" office:value="0.008528" calcext:value-type="float">
            <text:p>0.008528</text:p>
          </table:table-cell>
          <table:table-cell table:formula="of:=[Datos_MoCap.E284]" office:value-type="float" office:value="-0.089454" calcext:value-type="float">
            <text:p>-0.089454</text:p>
          </table:table-cell>
          <table:table-cell/>
          <table:table-cell table:formula="of:=([.H284]^2)*(0.140024724909833)+([.H284])*(-0.00142725065277068)+(-0.0063459406986214)" office:value-type="float" office:value="-0.00624844692758338" calcext:value-type="float">
            <text:p>-0.0062484469</text:p>
          </table:table-cell>
          <table:table-cell table:formula="of:=([.J284]^2)*(-1.68303778049881)+([.J284])*(0.15665109790632)+(0.10475739737447)" office:value-type="float" office:value="0.0616755236699752" calcext:value-type="float">
            <text:p>0.0616755237</text:p>
          </table:table-cell>
          <table:table-cell table:formula="of:=([.I284]^2)*(-1.84809378419694)+([.I284])*(0.969715893777015)+(-0.0558124189204929)" office:value-type="float" office:value="0.00101617031172611" calcext:value-type="float">
            <text:p>0.0010161703</text:p>
          </table:table-cell>
          <table:table-cell table:formula="of:=[.H284]*-1" office:value-type="float" office:value="0.021778" calcext:value-type="float">
            <text:p>0.021778</text:p>
          </table:table-cell>
          <table:table-cell table:formula="of:=[.M284]*-1" office:value-type="float" office:value="0.089454" calcext:value-type="float">
            <text:p>0.089454</text:p>
          </table:table-cell>
          <table:table-cell table:formula="of:=([.K284]^2)*(48.7382423482978)+([.K284])*(0.0643401308833624)+(0.0316411646540839)" office:value-type="float" office:value="0.0392536394420343" calcext:value-type="float">
            <text:p>0.0392536394</text:p>
          </table:table-cell>
          <table:table-cell table:formula="of:=([.M284]^2)*(2.99573212968935)+([.M284])*(-0.0394274132082148)+(-0.010306073088791)" office:value-type="float" office:value="0.0171927695047941" calcext:value-type="float">
            <text:p>0.0171927695</text:p>
          </table:table-cell>
          <table:table-cell table:formula="of:=([.L284]^2)*(-20.9992408223248)+([.L284])*(0.114146130561486)+(0.302895814088881)" office:value-type="float" office:value="0.30234204503886" calcext:value-type="float">
            <text:p>0.3023420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5]" office:value-type="float" office:value="-0.021785" calcext:value-type="float">
            <text:p>-0.021785</text:p>
          </table:table-cell>
          <table:table-cell table:formula="of:=[Datos_MoCap.B285]" office:value-type="float" office:value="0.067216" calcext:value-type="float">
            <text:p>0.067216</text:p>
          </table:table-cell>
          <table:table-cell table:formula="of:=[Datos_MoCap.C285]" office:value-type="float" office:value="0.213159" calcext:value-type="float">
            <text:p>0.213159</text:p>
          </table:table-cell>
          <table:table-cell table:formula="of:=[Datos_MoCap.D285]" office:value-type="float" office:value="0.011839" calcext:value-type="float">
            <text:p>0.011839</text:p>
          </table:table-cell>
          <table:table-cell table:formula="of:=[Datos_MoCap.F285]" office:value-type="float" office:value="0.008553" calcext:value-type="float">
            <text:p>0.008553</text:p>
          </table:table-cell>
          <table:table-cell table:formula="of:=[Datos_MoCap.E285]" office:value-type="float" office:value="-0.089448" calcext:value-type="float">
            <text:p>-0.089448</text:p>
          </table:table-cell>
          <table:table-cell/>
          <table:table-cell table:formula="of:=([.H285]^2)*(0.140024724909833)+([.H285])*(-0.00142725065277068)+(-0.0063459406986214)" office:value-type="float" office:value="-0.00624839423754917" calcext:value-type="float">
            <text:p>-0.0062483942</text:p>
          </table:table-cell>
          <table:table-cell table:formula="of:=([.J285]^2)*(-1.68303778049881)+([.J285])*(0.15665109790632)+(0.10475739737447)" office:value-type="float" office:value="0.0616772062597303" calcext:value-type="float">
            <text:p>0.0616772063</text:p>
          </table:table-cell>
          <table:table-cell table:formula="of:=([.I285]^2)*(-1.84809378419694)+([.I285])*(0.969715893777015)+(-0.0558124189204929)" office:value-type="float" office:value="0.00101833414720949" calcext:value-type="float">
            <text:p>0.0010183341</text:p>
          </table:table-cell>
          <table:table-cell table:formula="of:=[.H285]*-1" office:value-type="float" office:value="0.021785" calcext:value-type="float">
            <text:p>0.021785</text:p>
          </table:table-cell>
          <table:table-cell table:formula="of:=[.M285]*-1" office:value-type="float" office:value="0.089448" calcext:value-type="float">
            <text:p>0.089448</text:p>
          </table:table-cell>
          <table:table-cell table:formula="of:=([.K285]^2)*(48.7382423482978)+([.K285])*(0.0643401308833624)+(0.0316411646540839)" office:value-type="float" office:value="0.039234133137313" calcext:value-type="float">
            <text:p>0.0392341331</text:p>
          </table:table-cell>
          <table:table-cell table:formula="of:=([.M285]^2)*(2.99573212968935)+([.M285])*(-0.0394274132082148)+(-0.010306073088791)" office:value-type="float" office:value="0.017189317285498" calcext:value-type="float">
            <text:p>0.0171893173</text:p>
          </table:table-cell>
          <table:table-cell table:formula="of:=([.L285]^2)*(-20.9992408223248)+([.L285])*(0.114146130561486)+(0.302895814088881)" office:value-type="float" office:value="0.302335931491312" calcext:value-type="float">
            <text:p>0.30233593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6]" office:value-type="float" office:value="-0.021793" calcext:value-type="float">
            <text:p>-0.021793</text:p>
          </table:table-cell>
          <table:table-cell table:formula="of:=[Datos_MoCap.B286]" office:value-type="float" office:value="0.067216" calcext:value-type="float">
            <text:p>0.067216</text:p>
          </table:table-cell>
          <table:table-cell table:formula="of:=[Datos_MoCap.C286]" office:value-type="float" office:value="0.213156" calcext:value-type="float">
            <text:p>0.213156</text:p>
          </table:table-cell>
          <table:table-cell table:formula="of:=[Datos_MoCap.D286]" office:value-type="float" office:value="0.01194" calcext:value-type="float">
            <text:p>0.01194</text:p>
          </table:table-cell>
          <table:table-cell table:formula="of:=[Datos_MoCap.F286]" office:value-type="float" office:value="0.008665" calcext:value-type="float">
            <text:p>0.008665</text:p>
          </table:table-cell>
          <table:table-cell table:formula="of:=[Datos_MoCap.E286]" office:value-type="float" office:value="-0.089417" calcext:value-type="float">
            <text:p>-0.089417</text:p>
          </table:table-cell>
          <table:table-cell/>
          <table:table-cell table:formula="of:=([.H286]^2)*(0.140024724909833)+([.H286])*(-0.00142725065277068)+(-0.0063459406986214)" office:value-type="float" office:value="-0.00624833400356425" calcext:value-type="float">
            <text:p>-0.006248334</text:p>
          </table:table-cell>
          <table:table-cell table:formula="of:=([.J286]^2)*(-1.68303778049881)+([.J286])*(0.15665109790632)+(0.10475739737447)" office:value-type="float" office:value="0.0616788888191908" calcext:value-type="float">
            <text:p>0.0616788888</text:p>
          </table:table-cell>
          <table:table-cell table:formula="of:=([.I286]^2)*(-1.84809378419694)+([.I286])*(0.969715893777015)+(-0.0558124189204929)" office:value-type="float" office:value="0.00101833414720949" calcext:value-type="float">
            <text:p>0.0010183341</text:p>
          </table:table-cell>
          <table:table-cell table:formula="of:=[.H286]*-1" office:value-type="float" office:value="0.021793" calcext:value-type="float">
            <text:p>0.021793</text:p>
          </table:table-cell>
          <table:table-cell table:formula="of:=[.M286]*-1" office:value-type="float" office:value="0.089417" calcext:value-type="float">
            <text:p>0.089417</text:p>
          </table:table-cell>
          <table:table-cell table:formula="of:=([.K286]^2)*(48.7382423482978)+([.K286])*(0.0643401308833624)+(0.0316411646540839)" office:value-type="float" office:value="0.039357685103677" calcext:value-type="float">
            <text:p>0.0393576851</text:p>
          </table:table-cell>
          <table:table-cell table:formula="of:=([.M286]^2)*(2.99573212968935)+([.M286])*(-0.0394274132082148)+(-0.010306073088791)" office:value-type="float" office:value="0.0171714842552399" calcext:value-type="float">
            <text:p>0.0171714843</text:p>
          </table:table-cell>
          <table:table-cell table:formula="of:=([.L286]^2)*(-20.9992408223248)+([.L286])*(0.114146130561486)+(0.302895814088881)" office:value-type="float" office:value="0.302308220585945" calcext:value-type="float">
            <text:p>0.302308220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7]" office:value-type="float" office:value="-0.02181" calcext:value-type="float">
            <text:p>-0.02181</text:p>
          </table:table-cell>
          <table:table-cell table:formula="of:=[Datos_MoCap.B287]" office:value-type="float" office:value="0.067225" calcext:value-type="float">
            <text:p>0.067225</text:p>
          </table:table-cell>
          <table:table-cell table:formula="of:=[Datos_MoCap.C287]" office:value-type="float" office:value="0.213155" calcext:value-type="float">
            <text:p>0.213155</text:p>
          </table:table-cell>
          <table:table-cell table:formula="of:=[Datos_MoCap.D287]" office:value-type="float" office:value="0.011898" calcext:value-type="float">
            <text:p>0.011898</text:p>
          </table:table-cell>
          <table:table-cell table:formula="of:=[Datos_MoCap.F287]" office:value-type="float" office:value="0.008798" calcext:value-type="float">
            <text:p>0.008798</text:p>
          </table:table-cell>
          <table:table-cell table:formula="of:=[Datos_MoCap.E287]" office:value-type="float" office:value="-0.089412" calcext:value-type="float">
            <text:p>-0.089412</text:p>
          </table:table-cell>
          <table:table-cell/>
          <table:table-cell table:formula="of:=([.H287]^2)*(0.140024724909833)+([.H287])*(-0.00142725065277068)+(-0.0063459406986214)" office:value-type="float" office:value="-0.00624820594683579" calcext:value-type="float">
            <text:p>-0.0062482059</text:p>
          </table:table-cell>
          <table:table-cell table:formula="of:=([.J287]^2)*(-1.68303778049881)+([.J287])*(0.15665109790632)+(0.10475739737447)" office:value-type="float" office:value="0.0616794496656121" calcext:value-type="float">
            <text:p>0.0616794497</text:p>
          </table:table-cell>
          <table:table-cell table:formula="of:=([.I287]^2)*(-1.84809378419694)+([.I287])*(0.969715893777015)+(-0.0558124189204929)" office:value-type="float" office:value="0.00102482545406551" calcext:value-type="float">
            <text:p>0.0010248255</text:p>
          </table:table-cell>
          <table:table-cell table:formula="of:=[.H287]*-1" office:value-type="float" office:value="0.02181" calcext:value-type="float">
            <text:p>0.02181</text:p>
          </table:table-cell>
          <table:table-cell table:formula="of:=[.M287]*-1" office:value-type="float" office:value="0.089412" calcext:value-type="float">
            <text:p>0.089412</text:p>
          </table:table-cell>
          <table:table-cell table:formula="of:=([.K287]^2)*(48.7382423482978)+([.K287])*(0.0643401308833624)+(0.0316411646540839)" office:value-type="float" office:value="0.0393061862848938" calcext:value-type="float">
            <text:p>0.0393061863</text:p>
          </table:table-cell>
          <table:table-cell table:formula="of:=([.M287]^2)*(2.99573212968935)+([.M287])*(-0.0394274132082148)+(-0.010306073088791)" office:value-type="float" office:value="0.0171686084992688" calcext:value-type="float">
            <text:p>0.0171686085</text:p>
          </table:table-cell>
          <table:table-cell table:formula="of:=([.L287]^2)*(-20.9992408223248)+([.L287])*(0.114146130561486)+(0.302895814088881)" office:value-type="float" office:value="0.30227462962556" calcext:value-type="float">
            <text:p>0.30227462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8]" office:value-type="float" office:value="-0.021827" calcext:value-type="float">
            <text:p>-0.021827</text:p>
          </table:table-cell>
          <table:table-cell table:formula="of:=[Datos_MoCap.B288]" office:value-type="float" office:value="0.067226" calcext:value-type="float">
            <text:p>0.067226</text:p>
          </table:table-cell>
          <table:table-cell table:formula="of:=[Datos_MoCap.C288]" office:value-type="float" office:value="0.213164" calcext:value-type="float">
            <text:p>0.213164</text:p>
          </table:table-cell>
          <table:table-cell table:formula="of:=[Datos_MoCap.D288]" office:value-type="float" office:value="0.011948" calcext:value-type="float">
            <text:p>0.011948</text:p>
          </table:table-cell>
          <table:table-cell table:formula="of:=[Datos_MoCap.F288]" office:value-type="float" office:value="0.008903" calcext:value-type="float">
            <text:p>0.008903</text:p>
          </table:table-cell>
          <table:table-cell table:formula="of:=[Datos_MoCap.E288]" office:value-type="float" office:value="-0.089401" calcext:value-type="float">
            <text:p>-0.089401</text:p>
          </table:table-cell>
          <table:table-cell/>
          <table:table-cell table:formula="of:=([.H288]^2)*(0.140024724909833)+([.H288])*(-0.00142725065277068)+(-0.0063459406986214)" office:value-type="float" office:value="-0.00624807780917304" calcext:value-type="float">
            <text:p>-0.0062480778</text:p>
          </table:table-cell>
          <table:table-cell table:formula="of:=([.J288]^2)*(-1.68303778049881)+([.J288])*(0.15665109790632)+(0.10475739737447)" office:value-type="float" office:value="0.0616744019266414" calcext:value-type="float">
            <text:p>0.0616744019</text:p>
          </table:table-cell>
          <table:table-cell table:formula="of:=([.I288]^2)*(-1.84809378419694)+([.I288])*(0.969715893777015)+(-0.0558124189204929)" office:value-type="float" office:value="0.00102554669190191" calcext:value-type="float">
            <text:p>0.0010255467</text:p>
          </table:table-cell>
          <table:table-cell table:formula="of:=[.H288]*-1" office:value-type="float" office:value="0.021827" calcext:value-type="float">
            <text:p>0.021827</text:p>
          </table:table-cell>
          <table:table-cell table:formula="of:=[.M288]*-1" office:value-type="float" office:value="0.089401" calcext:value-type="float">
            <text:p>0.089401</text:p>
          </table:table-cell>
          <table:table-cell table:formula="of:=([.K288]^2)*(48.7382423482978)+([.K288])*(0.0643401308833624)+(0.0316411646540839)" office:value-type="float" office:value="0.0393675138977898" calcext:value-type="float">
            <text:p>0.0393675139</text:p>
          </table:table-cell>
          <table:table-cell table:formula="of:=([.M288]^2)*(2.99573212968935)+([.M288])*(-0.0394274132082148)+(-0.010306073088791)" office:value-type="float" office:value="0.0171622823633811" calcext:value-type="float">
            <text:p>0.0171622824</text:p>
          </table:table-cell>
          <table:table-cell table:formula="of:=([.L288]^2)*(-20.9992408223248)+([.L288])*(0.114146130561486)+(0.302895814088881)" office:value-type="float" office:value="0.30224758567528" calcext:value-type="float">
            <text:p>0.302247585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9]" office:value-type="float" office:value="-0.021864" calcext:value-type="float">
            <text:p>-0.021864</text:p>
          </table:table-cell>
          <table:table-cell table:formula="of:=[Datos_MoCap.B289]" office:value-type="float" office:value="0.067245" calcext:value-type="float">
            <text:p>0.067245</text:p>
          </table:table-cell>
          <table:table-cell table:formula="of:=[Datos_MoCap.C289]" office:value-type="float" office:value="0.213149" calcext:value-type="float">
            <text:p>0.213149</text:p>
          </table:table-cell>
          <table:table-cell table:formula="of:=[Datos_MoCap.D289]" office:value-type="float" office:value="0.012002" calcext:value-type="float">
            <text:p>0.012002</text:p>
          </table:table-cell>
          <table:table-cell table:formula="of:=[Datos_MoCap.F289]" office:value-type="float" office:value="0.009073" calcext:value-type="float">
            <text:p>0.009073</text:p>
          </table:table-cell>
          <table:table-cell table:formula="of:=[Datos_MoCap.E289]" office:value-type="float" office:value="-0.089261" calcext:value-type="float">
            <text:p>-0.089261</text:p>
          </table:table-cell>
          <table:table-cell/>
          <table:table-cell table:formula="of:=([.H289]^2)*(0.140024724909833)+([.H289])*(-0.00142725065277068)+(-0.0063459406986214)" office:value-type="float" office:value="-0.00624779864154941" calcext:value-type="float">
            <text:p>-0.0062477986</text:p>
          </table:table-cell>
          <table:table-cell table:formula="of:=([.J289]^2)*(-1.68303778049881)+([.J289])*(0.15665109790632)+(0.10475739737447)" office:value-type="float" office:value="0.0616828146734526" calcext:value-type="float">
            <text:p>0.0616828147</text:p>
          </table:table-cell>
          <table:table-cell table:formula="of:=([.I289]^2)*(-1.84809378419694)+([.I289])*(0.969715893777015)+(-0.0558124189204929)" office:value-type="float" office:value="0.00103924950851782" calcext:value-type="float">
            <text:p>0.0010392495</text:p>
          </table:table-cell>
          <table:table-cell table:formula="of:=[.H289]*-1" office:value-type="float" office:value="0.021864" calcext:value-type="float">
            <text:p>0.021864</text:p>
          </table:table-cell>
          <table:table-cell table:formula="of:=[.M289]*-1" office:value-type="float" office:value="0.089261" calcext:value-type="float">
            <text:p>0.089261</text:p>
          </table:table-cell>
          <table:table-cell table:formula="of:=([.K289]^2)*(48.7382423482978)+([.K289])*(0.0643401308833624)+(0.0316411646540839)" office:value-type="float" office:value="0.0394340214336866" calcext:value-type="float">
            <text:p>0.0394340214</text:p>
          </table:table-cell>
          <table:table-cell table:formula="of:=([.M289]^2)*(2.99573212968935)+([.M289])*(-0.0394274132082148)+(-0.010306073088791)" office:value-type="float" office:value="0.0170818312364063" calcext:value-type="float">
            <text:p>0.0170818312</text:p>
          </table:table-cell>
          <table:table-cell table:formula="of:=([.L289]^2)*(-20.9992408223248)+([.L289])*(0.114146130561486)+(0.302895814088881)" office:value-type="float" office:value="0.302202818517462" calcext:value-type="float">
            <text:p>0.30220281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0]" office:value-type="float" office:value="-0.02189" calcext:value-type="float">
            <text:p>-0.02189</text:p>
          </table:table-cell>
          <table:table-cell table:formula="of:=[Datos_MoCap.B290]" office:value-type="float" office:value="0.067267" calcext:value-type="float">
            <text:p>0.067267</text:p>
          </table:table-cell>
          <table:table-cell table:formula="of:=[Datos_MoCap.C290]" office:value-type="float" office:value="0.213154" calcext:value-type="float">
            <text:p>0.213154</text:p>
          </table:table-cell>
          <table:table-cell table:formula="of:=[Datos_MoCap.D290]" office:value-type="float" office:value="0.012052" calcext:value-type="float">
            <text:p>0.012052</text:p>
          </table:table-cell>
          <table:table-cell table:formula="of:=[Datos_MoCap.F290]" office:value-type="float" office:value="0.009278" calcext:value-type="float">
            <text:p>0.009278</text:p>
          </table:table-cell>
          <table:table-cell table:formula="of:=[Datos_MoCap.E290]" office:value-type="float" office:value="-0.089278" calcext:value-type="float">
            <text:p>-0.089278</text:p>
          </table:table-cell>
          <table:table-cell/>
          <table:table-cell table:formula="of:=([.H290]^2)*(0.140024724909833)+([.H290])*(-0.00142725065277068)+(-0.0063459406986214)" office:value-type="float" office:value="-0.00624760224034528" calcext:value-type="float">
            <text:p>-0.0062476022</text:p>
          </table:table-cell>
          <table:table-cell table:formula="of:=([.J290]^2)*(-1.68303778049881)+([.J290])*(0.15665109790632)+(0.10475739737447)" office:value-type="float" office:value="0.0616800105086674" calcext:value-type="float">
            <text:p>0.0616800105</text:p>
          </table:table-cell>
          <table:table-cell table:formula="of:=([.I290]^2)*(-1.84809378419694)+([.I290])*(0.969715893777015)+(-0.0558124189204929)" office:value-type="float" office:value="0.00105511426077672" calcext:value-type="float">
            <text:p>0.0010551143</text:p>
          </table:table-cell>
          <table:table-cell table:formula="of:=[.H290]*-1" office:value-type="float" office:value="0.02189" calcext:value-type="float">
            <text:p>0.02189</text:p>
          </table:table-cell>
          <table:table-cell table:formula="of:=[.M290]*-1" office:value-type="float" office:value="0.089278" calcext:value-type="float">
            <text:p>0.089278</text:p>
          </table:table-cell>
          <table:table-cell table:formula="of:=([.K290]^2)*(48.7382423482978)+([.K290])*(0.0643401308833624)+(0.0316411646540839)" office:value-type="float" office:value="0.039495855924303" calcext:value-type="float">
            <text:p>0.0394958559</text:p>
          </table:table-cell>
          <table:table-cell table:formula="of:=([.M290]^2)*(2.99573212968935)+([.M290])*(-0.0394274132082148)+(-0.010306073088791)" office:value-type="float" office:value="0.0170915940377488" calcext:value-type="float">
            <text:p>0.017091594</text:p>
          </table:table-cell>
          <table:table-cell table:formula="of:=([.L290]^2)*(-20.9992408223248)+([.L290])*(0.114146130561486)+(0.302895814088881)" office:value-type="float" office:value="0.302147220275219" calcext:value-type="float">
            <text:p>0.302147220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1]" office:value-type="float" office:value="-0.02191" calcext:value-type="float">
            <text:p>-0.02191</text:p>
          </table:table-cell>
          <table:table-cell table:formula="of:=[Datos_MoCap.B291]" office:value-type="float" office:value="0.067275" calcext:value-type="float">
            <text:p>0.067275</text:p>
          </table:table-cell>
          <table:table-cell table:formula="of:=[Datos_MoCap.C291]" office:value-type="float" office:value="0.213156" calcext:value-type="float">
            <text:p>0.213156</text:p>
          </table:table-cell>
          <table:table-cell table:formula="of:=[Datos_MoCap.D291]" office:value-type="float" office:value="0.01206" calcext:value-type="float">
            <text:p>0.01206</text:p>
          </table:table-cell>
          <table:table-cell table:formula="of:=[Datos_MoCap.F291]" office:value-type="float" office:value="0.009393" calcext:value-type="float">
            <text:p>0.009393</text:p>
          </table:table-cell>
          <table:table-cell table:formula="of:=[Datos_MoCap.E291]" office:value-type="float" office:value="-0.089258" calcext:value-type="float">
            <text:p>-0.089258</text:p>
          </table:table-cell>
          <table:table-cell/>
          <table:table-cell table:formula="of:=([.H291]^2)*(0.140024724909833)+([.H291])*(-0.00142725065277068)+(-0.0063459406986214)" office:value-type="float" office:value="-0.00624745103367321" calcext:value-type="float">
            <text:p>-0.006247451</text:p>
          </table:table-cell>
          <table:table-cell table:formula="of:=([.J291]^2)*(-1.68303778049881)+([.J291])*(0.15665109790632)+(0.10475739737447)" office:value-type="float" office:value="0.0616788888191908" calcext:value-type="float">
            <text:p>0.0616788888</text:p>
          </table:table-cell>
          <table:table-cell table:formula="of:=([.I291]^2)*(-1.84809378419694)+([.I291])*(0.969715893777015)+(-0.0558124189204929)" office:value-type="float" office:value="0.00106088281805564" calcext:value-type="float">
            <text:p>0.0010608828</text:p>
          </table:table-cell>
          <table:table-cell table:formula="of:=[.H291]*-1" office:value-type="float" office:value="0.02191" calcext:value-type="float">
            <text:p>0.02191</text:p>
          </table:table-cell>
          <table:table-cell table:formula="of:=[.M291]*-1" office:value-type="float" office:value="0.089258" calcext:value-type="float">
            <text:p>0.089258</text:p>
          </table:table-cell>
          <table:table-cell table:formula="of:=([.K291]^2)*(48.7382423482978)+([.K291])*(0.0643401308833624)+(0.0316411646540839)" office:value-type="float" office:value="0.0395057720573461" calcext:value-type="float">
            <text:p>0.0395057721</text:p>
          </table:table-cell>
          <table:table-cell table:formula="of:=([.M291]^2)*(2.99573212968935)+([.M291])*(-0.0394274132082148)+(-0.010306073088791)" office:value-type="float" office:value="0.0170801085688545" calcext:value-type="float">
            <text:p>0.0170801086</text:p>
          </table:table-cell>
          <table:table-cell table:formula="of:=([.L291]^2)*(-20.9992408223248)+([.L291])*(0.114146130561486)+(0.302895814088881)" office:value-type="float" office:value="0.302115258245314" calcext:value-type="float">
            <text:p>0.302115258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2]" office:value-type="float" office:value="-0.021918" calcext:value-type="float">
            <text:p>-0.021918</text:p>
          </table:table-cell>
          <table:table-cell table:formula="of:=[Datos_MoCap.B292]" office:value-type="float" office:value="0.067277" calcext:value-type="float">
            <text:p>0.067277</text:p>
          </table:table-cell>
          <table:table-cell table:formula="of:=[Datos_MoCap.C292]" office:value-type="float" office:value="0.213146" calcext:value-type="float">
            <text:p>0.213146</text:p>
          </table:table-cell>
          <table:table-cell table:formula="of:=[Datos_MoCap.D292]" office:value-type="float" office:value="0.0121" calcext:value-type="float">
            <text:p>0.0121</text:p>
          </table:table-cell>
          <table:table-cell table:formula="of:=[Datos_MoCap.F292]" office:value-type="float" office:value="0.009451" calcext:value-type="float">
            <text:p>0.009451</text:p>
          </table:table-cell>
          <table:table-cell table:formula="of:=[Datos_MoCap.E292]" office:value-type="float" office:value="-0.089219" calcext:value-type="float">
            <text:p>-0.089219</text:p>
          </table:table-cell>
          <table:table-cell/>
          <table:table-cell table:formula="of:=([.H292]^2)*(0.140024724909833)+([.H292])*(-0.00142725065277068)+(-0.0063459406986214)" office:value-type="float" office:value="-0.00624739051963884" calcext:value-type="float">
            <text:p>-0.0062473905</text:p>
          </table:table-cell>
          <table:table-cell table:formula="of:=([.J292]^2)*(-1.68303778049881)+([.J292])*(0.15665109790632)+(0.10475739737447)" office:value-type="float" office:value="0.0616844971319307" calcext:value-type="float">
            <text:p>0.0616844971</text:p>
          </table:table-cell>
          <table:table-cell table:formula="of:=([.I292]^2)*(-1.84809378419694)+([.I292])*(0.969715893777015)+(-0.0558124189204929)" office:value-type="float" office:value="0.00106232492041349" calcext:value-type="float">
            <text:p>0.0010623249</text:p>
          </table:table-cell>
          <table:table-cell table:formula="of:=[.H292]*-1" office:value-type="float" office:value="0.021918" calcext:value-type="float">
            <text:p>0.021918</text:p>
          </table:table-cell>
          <table:table-cell table:formula="of:=[.M292]*-1" office:value-type="float" office:value="0.089219" calcext:value-type="float">
            <text:p>0.089219</text:p>
          </table:table-cell>
          <table:table-cell table:formula="of:=([.K292]^2)*(48.7382423482978)+([.K292])*(0.0643401308833624)+(0.0316411646540839)" office:value-type="float" office:value="0.0395554462999869" calcext:value-type="float">
            <text:p>0.0395554463</text:p>
          </table:table-cell>
          <table:table-cell table:formula="of:=([.M292]^2)*(2.99573212968935)+([.M292])*(-0.0394274132082148)+(-0.010306073088791)" office:value-type="float" office:value="0.0170577187976903" calcext:value-type="float">
            <text:p>0.0170577188</text:p>
          </table:table-cell>
          <table:table-cell table:formula="of:=([.L292]^2)*(-20.9992408223248)+([.L292])*(0.114146130561486)+(0.302895814088881)" office:value-type="float" office:value="0.302098927558631" calcext:value-type="float">
            <text:p>0.302098927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3]" office:value-type="float" office:value="-0.021928" calcext:value-type="float">
            <text:p>-0.021928</text:p>
          </table:table-cell>
          <table:table-cell table:formula="of:=[Datos_MoCap.B293]" office:value-type="float" office:value="0.067291" calcext:value-type="float">
            <text:p>0.067291</text:p>
          </table:table-cell>
          <table:table-cell table:formula="of:=[Datos_MoCap.C293]" office:value-type="float" office:value="0.213151" calcext:value-type="float">
            <text:p>0.213151</text:p>
          </table:table-cell>
          <table:table-cell table:formula="of:=[Datos_MoCap.D293]" office:value-type="float" office:value="0.012102" calcext:value-type="float">
            <text:p>0.012102</text:p>
          </table:table-cell>
          <table:table-cell table:formula="of:=[Datos_MoCap.F293]" office:value-type="float" office:value="0.00954" calcext:value-type="float">
            <text:p>0.00954</text:p>
          </table:table-cell>
          <table:table-cell table:formula="of:=[Datos_MoCap.E293]" office:value-type="float" office:value="-0.089211" calcext:value-type="float">
            <text:p>-0.089211</text:p>
          </table:table-cell>
          <table:table-cell/>
          <table:table-cell table:formula="of:=([.H293]^2)*(0.140024724909833)+([.H293])*(-0.00142725065277068)+(-0.0063459406986214)" office:value-type="float" office:value="-0.00624731485189143" calcext:value-type="float">
            <text:p>-0.0062473149</text:p>
          </table:table-cell>
          <table:table-cell table:formula="of:=([.J293]^2)*(-1.68303778049881)+([.J293])*(0.15665109790632)+(0.10475739737447)" office:value-type="float" office:value="0.0616816930176367" calcext:value-type="float">
            <text:p>0.061681693</text:p>
          </table:table-cell>
          <table:table-cell table:formula="of:=([.I293]^2)*(-1.84809378419694)+([.I293])*(0.969715893777015)+(-0.0558124189204929)" office:value-type="float" office:value="0.00107241922294544" calcext:value-type="float">
            <text:p>0.0010724192</text:p>
          </table:table-cell>
          <table:table-cell table:formula="of:=[.H293]*-1" office:value-type="float" office:value="0.021928" calcext:value-type="float">
            <text:p>0.021928</text:p>
          </table:table-cell>
          <table:table-cell table:formula="of:=[.M293]*-1" office:value-type="float" office:value="0.089211" calcext:value-type="float">
            <text:p>0.089211</text:p>
          </table:table-cell>
          <table:table-cell table:formula="of:=([.K293]^2)*(48.7382423482978)+([.K293])*(0.0643401308833624)+(0.0316411646540839)" office:value-type="float" office:value="0.0395579341061313" calcext:value-type="float">
            <text:p>0.0395579341</text:p>
          </table:table-cell>
          <table:table-cell table:formula="of:=([.M293]^2)*(2.99573212968935)+([.M293])*(-0.0394274132082148)+(-0.010306073088791)" office:value-type="float" office:value="0.0170531271505134" calcext:value-type="float">
            <text:p>0.0170531272</text:p>
          </table:table-cell>
          <table:table-cell table:formula="of:=([.L293]^2)*(-20.9992408223248)+([.L293])*(0.114146130561486)+(0.302895814088881)" office:value-type="float" office:value="0.302073593668412" calcext:value-type="float">
            <text:p>0.302073593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4]" office:value-type="float" office:value="-0.021929" calcext:value-type="float">
            <text:p>-0.021929</text:p>
          </table:table-cell>
          <table:table-cell table:formula="of:=[Datos_MoCap.B294]" office:value-type="float" office:value="0.06729" calcext:value-type="float">
            <text:p>0.06729</text:p>
          </table:table-cell>
          <table:table-cell table:formula="of:=[Datos_MoCap.C294]" office:value-type="float" office:value="0.213144" calcext:value-type="float">
            <text:p>0.213144</text:p>
          </table:table-cell>
          <table:table-cell table:formula="of:=[Datos_MoCap.D294]" office:value-type="float" office:value="0.012011" calcext:value-type="float">
            <text:p>0.012011</text:p>
          </table:table-cell>
          <table:table-cell table:formula="of:=[Datos_MoCap.F294]" office:value-type="float" office:value="0.009583" calcext:value-type="float">
            <text:p>0.009583</text:p>
          </table:table-cell>
          <table:table-cell table:formula="of:=[Datos_MoCap.E294]" office:value-type="float" office:value="-0.089209" calcext:value-type="float">
            <text:p>-0.089209</text:p>
          </table:table-cell>
          <table:table-cell/>
          <table:table-cell table:formula="of:=([.H294]^2)*(0.140024724909833)+([.H294])*(-0.00142725065277068)+(-0.0063459406986214)" office:value-type="float" office:value="-0.00624730728357641" calcext:value-type="float">
            <text:p>-0.0062473073</text:p>
          </table:table-cell>
          <table:table-cell table:formula="of:=([.J294]^2)*(-1.68303778049881)+([.J294])*(0.15665109790632)+(0.10475739737447)" office:value-type="float" office:value="0.0616856187540858" calcext:value-type="float">
            <text:p>0.0616856188</text:p>
          </table:table-cell>
          <table:table-cell table:formula="of:=([.I294]^2)*(-1.84809378419694)+([.I294])*(0.969715893777015)+(-0.0558124189204929)" office:value-type="float" office:value="0.00107169822536123" calcext:value-type="float">
            <text:p>0.0010716982</text:p>
          </table:table-cell>
          <table:table-cell table:formula="of:=[.H294]*-1" office:value-type="float" office:value="0.021929" calcext:value-type="float">
            <text:p>0.021929</text:p>
          </table:table-cell>
          <table:table-cell table:formula="of:=[.M294]*-1" office:value-type="float" office:value="0.089209" calcext:value-type="float">
            <text:p>0.089209</text:p>
          </table:table-cell>
          <table:table-cell table:formula="of:=([.K294]^2)*(48.7382423482978)+([.K294])*(0.0643401308833624)+(0.0316411646540839)" office:value-type="float" office:value="0.0394451336575861" calcext:value-type="float">
            <text:p>0.0394451337</text:p>
          </table:table-cell>
          <table:table-cell table:formula="of:=([.M294]^2)*(2.99573212968935)+([.M294])*(-0.0394274132082148)+(-0.010306073088791)" office:value-type="float" office:value="0.0170519792986338" calcext:value-type="float">
            <text:p>0.0170519793</text:p>
          </table:table-cell>
          <table:table-cell table:formula="of:=([.L294]^2)*(-20.9992408223248)+([.L294])*(0.114146130561486)+(0.302895814088881)" office:value-type="float" office:value="0.30206123450729" calcext:value-type="float">
            <text:p>0.30206123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5]" office:value-type="float" office:value="-0.021929" calcext:value-type="float">
            <text:p>-0.021929</text:p>
          </table:table-cell>
          <table:table-cell table:formula="of:=[Datos_MoCap.B295]" office:value-type="float" office:value="0.067281" calcext:value-type="float">
            <text:p>0.067281</text:p>
          </table:table-cell>
          <table:table-cell table:formula="of:=[Datos_MoCap.C295]" office:value-type="float" office:value="0.213141" calcext:value-type="float">
            <text:p>0.213141</text:p>
          </table:table-cell>
          <table:table-cell table:formula="of:=[Datos_MoCap.D295]" office:value-type="float" office:value="0.012012" calcext:value-type="float">
            <text:p>0.012012</text:p>
          </table:table-cell>
          <table:table-cell table:formula="of:=[Datos_MoCap.F295]" office:value-type="float" office:value="0.009567" calcext:value-type="float">
            <text:p>0.009567</text:p>
          </table:table-cell>
          <table:table-cell table:formula="of:=[Datos_MoCap.E295]" office:value-type="float" office:value="-0.089205" calcext:value-type="float">
            <text:p>-0.089205</text:p>
          </table:table-cell>
          <table:table-cell/>
          <table:table-cell table:formula="of:=([.H295]^2)*(0.140024724909833)+([.H295])*(-0.00142725065277068)+(-0.0063459406986214)" office:value-type="float" office:value="-0.00624730728357641" calcext:value-type="float">
            <text:p>-0.0062473073</text:p>
          </table:table-cell>
          <table:table-cell table:formula="of:=([.J295]^2)*(-1.68303778049881)+([.J295])*(0.15665109790632)+(0.10475739737447)" office:value-type="float" office:value="0.0616873011620729" calcext:value-type="float">
            <text:p>0.0616873012</text:p>
          </table:table-cell>
          <table:table-cell table:formula="of:=([.I295]^2)*(-1.84809378419694)+([.I295])*(0.969715893777015)+(-0.0558124189204929)" office:value-type="float" office:value="0.00106520908077494" calcext:value-type="float">
            <text:p>0.0010652091</text:p>
          </table:table-cell>
          <table:table-cell table:formula="of:=[.H295]*-1" office:value-type="float" office:value="0.021929" calcext:value-type="float">
            <text:p>0.021929</text:p>
          </table:table-cell>
          <table:table-cell table:formula="of:=[.M295]*-1" office:value-type="float" office:value="0.089205" calcext:value-type="float">
            <text:p>0.089205</text:p>
          </table:table-cell>
          <table:table-cell table:formula="of:=([.K295]^2)*(48.7382423482978)+([.K295])*(0.0643401308833624)+(0.0316411646540839)" office:value-type="float" office:value="0.0394463688365129" calcext:value-type="float">
            <text:p>0.0394463688</text:p>
          </table:table-cell>
          <table:table-cell table:formula="of:=([.M295]^2)*(2.99573212968935)+([.M295])*(-0.0394274132082148)+(-0.010306073088791)" office:value-type="float" office:value="0.0170496836667723" calcext:value-type="float">
            <text:p>0.0170496837</text:p>
          </table:table-cell>
          <table:table-cell table:formula="of:=([.L295]^2)*(-20.9992408223248)+([.L295])*(0.114146130561486)+(0.302895814088881)" office:value-type="float" office:value="0.302065842336589" calcext:value-type="float">
            <text:p>0.302065842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6]" office:value-type="float" office:value="-0.021936" calcext:value-type="float">
            <text:p>-0.021936</text:p>
          </table:table-cell>
          <table:table-cell table:formula="of:=[Datos_MoCap.B296]" office:value-type="float" office:value="0.067291" calcext:value-type="float">
            <text:p>0.067291</text:p>
          </table:table-cell>
          <table:table-cell table:formula="of:=[Datos_MoCap.C296]" office:value-type="float" office:value="0.213146" calcext:value-type="float">
            <text:p>0.213146</text:p>
          </table:table-cell>
          <table:table-cell table:formula="of:=[Datos_MoCap.D296]" office:value-type="float" office:value="0.012058" calcext:value-type="float">
            <text:p>0.012058</text:p>
          </table:table-cell>
          <table:table-cell table:formula="of:=[Datos_MoCap.F296]" office:value-type="float" office:value="0.009543" calcext:value-type="float">
            <text:p>0.009543</text:p>
          </table:table-cell>
          <table:table-cell table:formula="of:=[Datos_MoCap.E296]" office:value-type="float" office:value="-0.089177" calcext:value-type="float">
            <text:p>-0.089177</text:p>
          </table:table-cell>
          <table:table-cell/>
          <table:table-cell table:formula="of:=([.H296]^2)*(0.140024724909833)+([.H296])*(-0.00142725065277068)+(-0.0063459406986214)" office:value-type="float" office:value="-0.00624725429752994" calcext:value-type="float">
            <text:p>-0.0062472543</text:p>
          </table:table-cell>
          <table:table-cell table:formula="of:=([.J296]^2)*(-1.68303778049881)+([.J296])*(0.15665109790632)+(0.10475739737447)" office:value-type="float" office:value="0.0616844971319307" calcext:value-type="float">
            <text:p>0.0616844971</text:p>
          </table:table-cell>
          <table:table-cell table:formula="of:=([.I296]^2)*(-1.84809378419694)+([.I296])*(0.969715893777015)+(-0.0558124189204929)" office:value-type="float" office:value="0.00107241922294544" calcext:value-type="float">
            <text:p>0.0010724192</text:p>
          </table:table-cell>
          <table:table-cell table:formula="of:=[.H296]*-1" office:value-type="float" office:value="0.021936" calcext:value-type="float">
            <text:p>0.021936</text:p>
          </table:table-cell>
          <table:table-cell table:formula="of:=[.M296]*-1" office:value-type="float" office:value="0.089177" calcext:value-type="float">
            <text:p>0.089177</text:p>
          </table:table-cell>
          <table:table-cell table:formula="of:=([.K296]^2)*(48.7382423482978)+([.K296])*(0.0643401308833624)+(0.0316411646540839)" office:value-type="float" office:value="0.0395032924392265" calcext:value-type="float">
            <text:p>0.0395032924</text:p>
          </table:table-cell>
          <table:table-cell table:formula="of:=([.M296]^2)*(2.99573212968935)+([.M296])*(-0.0394274132082148)+(-0.010306073088791)" office:value-type="float" office:value="0.0170336169279172" calcext:value-type="float">
            <text:p>0.0170336169</text:p>
          </table:table-cell>
          <table:table-cell table:formula="of:=([.L296]^2)*(-20.9992408223248)+([.L296])*(0.114146130561486)+(0.302895814088881)" office:value-type="float" office:value="0.302072733921266" calcext:value-type="float">
            <text:p>0.302072733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7]" office:value-type="float" office:value="-0.021943" calcext:value-type="float">
            <text:p>-0.021943</text:p>
          </table:table-cell>
          <table:table-cell table:formula="of:=[Datos_MoCap.B297]" office:value-type="float" office:value="0.067281" calcext:value-type="float">
            <text:p>0.067281</text:p>
          </table:table-cell>
          <table:table-cell table:formula="of:=[Datos_MoCap.C297]" office:value-type="float" office:value="0.21314" calcext:value-type="float">
            <text:p>0.21314</text:p>
          </table:table-cell>
          <table:table-cell table:formula="of:=[Datos_MoCap.D297]" office:value-type="float" office:value="0.012024" calcext:value-type="float">
            <text:p>0.012024</text:p>
          </table:table-cell>
          <table:table-cell table:formula="of:=[Datos_MoCap.F297]" office:value-type="float" office:value="0.00956" calcext:value-type="float">
            <text:p>0.00956</text:p>
          </table:table-cell>
          <table:table-cell table:formula="of:=[Datos_MoCap.E297]" office:value-type="float" office:value="-0.089183" calcext:value-type="float">
            <text:p>-0.089183</text:p>
          </table:table-cell>
          <table:table-cell/>
          <table:table-cell table:formula="of:=([.H297]^2)*(0.140024724909833)+([.H297])*(-0.00142725065277068)+(-0.0063459406986214)" office:value-type="float" office:value="-0.00624720129776104" calcext:value-type="float">
            <text:p>-0.0062472013</text:p>
          </table:table-cell>
          <table:table-cell table:formula="of:=([.J297]^2)*(-1.68303778049881)+([.J297])*(0.15665109790632)+(0.10475739737447)" office:value-type="float" office:value="0.0616878619580031" calcext:value-type="float">
            <text:p>0.061687862</text:p>
          </table:table-cell>
          <table:table-cell table:formula="of:=([.I297]^2)*(-1.84809378419694)+([.I297])*(0.969715893777015)+(-0.0558124189204929)" office:value-type="float" office:value="0.00106520908077494" calcext:value-type="float">
            <text:p>0.0010652091</text:p>
          </table:table-cell>
          <table:table-cell table:formula="of:=[.H297]*-1" office:value-type="float" office:value="0.021943" calcext:value-type="float">
            <text:p>0.021943</text:p>
          </table:table-cell>
          <table:table-cell table:formula="of:=[.M297]*-1" office:value-type="float" office:value="0.089183" calcext:value-type="float">
            <text:p>0.089183</text:p>
          </table:table-cell>
          <table:table-cell table:formula="of:=([.K297]^2)*(48.7382423482978)+([.K297])*(0.0643401308833624)+(0.0316411646540839)" office:value-type="float" office:value="0.0394611985868005" calcext:value-type="float">
            <text:p>0.0394611986</text:p>
          </table:table-cell>
          <table:table-cell table:formula="of:=([.M297]^2)*(2.99573212968935)+([.M297])*(-0.0394274132082148)+(-0.010306073088791)" office:value-type="float" office:value="0.0170370594050924" calcext:value-type="float">
            <text:p>0.0170370594</text:p>
          </table:table-cell>
          <table:table-cell table:formula="of:=([.L297]^2)*(-20.9992408223248)+([.L297])*(0.114146130561486)+(0.302895814088881)" office:value-type="float" office:value="0.30206785488103" calcext:value-type="float">
            <text:p>0.302067854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8]" office:value-type="float" office:value="-0.021944" calcext:value-type="float">
            <text:p>-0.021944</text:p>
          </table:table-cell>
          <table:table-cell table:formula="of:=[Datos_MoCap.B298]" office:value-type="float" office:value="0.067274" calcext:value-type="float">
            <text:p>0.067274</text:p>
          </table:table-cell>
          <table:table-cell table:formula="of:=[Datos_MoCap.C298]" office:value-type="float" office:value="0.213137" calcext:value-type="float">
            <text:p>0.213137</text:p>
          </table:table-cell>
          <table:table-cell table:formula="of:=[Datos_MoCap.D298]" office:value-type="float" office:value="0.011994" calcext:value-type="float">
            <text:p>0.011994</text:p>
          </table:table-cell>
          <table:table-cell table:formula="of:=[Datos_MoCap.F298]" office:value-type="float" office:value="0.009583" calcext:value-type="float">
            <text:p>0.009583</text:p>
          </table:table-cell>
          <table:table-cell table:formula="of:=[Datos_MoCap.E298]" office:value-type="float" office:value="-0.089178" calcext:value-type="float">
            <text:p>-0.089178</text:p>
          </table:table-cell>
          <table:table-cell/>
          <table:table-cell table:formula="of:=([.H298]^2)*(0.140024724909833)+([.H298])*(-0.00142725065277068)+(-0.0063459406986214)" office:value-type="float" office:value="-0.00624719372524528" calcext:value-type="float">
            <text:p>-0.0062471937</text:p>
          </table:table-cell>
          <table:table-cell table:formula="of:=([.J298]^2)*(-1.68303778049881)+([.J298])*(0.15665109790632)+(0.10475739737447)" office:value-type="float" office:value="0.0616895443255972" calcext:value-type="float">
            <text:p>0.0616895443</text:p>
          </table:table-cell>
          <table:table-cell table:formula="of:=([.I298]^2)*(-1.84809378419694)+([.I298])*(0.969715893777015)+(-0.0558124189204929)" office:value-type="float" office:value="0.00106016176133244" calcext:value-type="float">
            <text:p>0.0010601618</text:p>
          </table:table-cell>
          <table:table-cell table:formula="of:=[.H298]*-1" office:value-type="float" office:value="0.021944" calcext:value-type="float">
            <text:p>0.021944</text:p>
          </table:table-cell>
          <table:table-cell table:formula="of:=[.M298]*-1" office:value-type="float" office:value="0.089178" calcext:value-type="float">
            <text:p>0.089178</text:p>
          </table:table-cell>
          <table:table-cell table:formula="of:=([.K298]^2)*(48.7382423482978)+([.K298])*(0.0643401308833624)+(0.0316411646540839)" office:value-type="float" office:value="0.0394241505297324" calcext:value-type="float">
            <text:p>0.0394241505</text:p>
          </table:table-cell>
          <table:table-cell table:formula="of:=([.M298]^2)*(2.99573212968935)+([.M298])*(-0.0394274132082148)+(-0.010306073088791)" office:value-type="float" office:value="0.0170341906591344" calcext:value-type="float">
            <text:p>0.0170341907</text:p>
          </table:table-cell>
          <table:table-cell table:formula="of:=([.L298]^2)*(-20.9992408223248)+([.L298])*(0.114146130561486)+(0.302895814088881)" office:value-type="float" office:value="0.30206123450729" calcext:value-type="float">
            <text:p>0.30206123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9]" office:value-type="float" office:value="-0.021941" calcext:value-type="float">
            <text:p>-0.021941</text:p>
          </table:table-cell>
          <table:table-cell table:formula="of:=[Datos_MoCap.B299]" office:value-type="float" office:value="0.067279" calcext:value-type="float">
            <text:p>0.067279</text:p>
          </table:table-cell>
          <table:table-cell table:formula="of:=[Datos_MoCap.C299]" office:value-type="float" office:value="0.213136" calcext:value-type="float">
            <text:p>0.213136</text:p>
          </table:table-cell>
          <table:table-cell table:formula="of:=[Datos_MoCap.D299]" office:value-type="float" office:value="0.011984" calcext:value-type="float">
            <text:p>0.011984</text:p>
          </table:table-cell>
          <table:table-cell table:formula="of:=[Datos_MoCap.F299]" office:value-type="float" office:value="0.009569" calcext:value-type="float">
            <text:p>0.009569</text:p>
          </table:table-cell>
          <table:table-cell table:formula="of:=[Datos_MoCap.E299]" office:value-type="float" office:value="-0.089154" calcext:value-type="float">
            <text:p>-0.089154</text:p>
          </table:table-cell>
          <table:table-cell/>
          <table:table-cell table:formula="of:=([.H299]^2)*(0.140024724909833)+([.H299])*(-0.00142725065277068)+(-0.0063459406986214)" office:value-type="float" office:value="-0.0062472164419524" calcext:value-type="float">
            <text:p>-0.0062472164</text:p>
          </table:table-cell>
          <table:table-cell table:formula="of:=([.J299]^2)*(-1.68303778049881)+([.J299])*(0.15665109790632)+(0.10475739737447)" office:value-type="float" office:value="0.0616901051080631" calcext:value-type="float">
            <text:p>0.0616901051</text:p>
          </table:table-cell>
          <table:table-cell table:formula="of:=([.I299]^2)*(-1.84809378419694)+([.I299])*(0.969715893777015)+(-0.0558124189204929)" office:value-type="float" office:value="0.00106376700798659" calcext:value-type="float">
            <text:p>0.001063767</text:p>
          </table:table-cell>
          <table:table-cell table:formula="of:=[.H299]*-1" office:value-type="float" office:value="0.021941" calcext:value-type="float">
            <text:p>0.021941</text:p>
          </table:table-cell>
          <table:table-cell table:formula="of:=[.M299]*-1" office:value-type="float" office:value="0.089154" calcext:value-type="float">
            <text:p>0.089154</text:p>
          </table:table-cell>
          <table:table-cell table:formula="of:=([.K299]^2)*(48.7382423482978)+([.K299])*(0.0643401308833624)+(0.0316411646540839)" office:value-type="float" office:value="0.0394118206726733" calcext:value-type="float">
            <text:p>0.0394118207</text:p>
          </table:table-cell>
          <table:table-cell table:formula="of:=([.M299]^2)*(2.99573212968935)+([.M299])*(-0.0394274132082148)+(-0.010306073088791)" office:value-type="float" office:value="0.0170204227635658" calcext:value-type="float">
            <text:p>0.0170204228</text:p>
          </table:table-cell>
          <table:table-cell table:formula="of:=([.L299]^2)*(-20.9992408223248)+([.L299])*(0.114146130561486)+(0.302895814088881)" office:value-type="float" office:value="0.302065266945905" calcext:value-type="float">
            <text:p>0.30206526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0]" office:value-type="float" office:value="-0.021932" calcext:value-type="float">
            <text:p>-0.021932</text:p>
          </table:table-cell>
          <table:table-cell table:formula="of:=[Datos_MoCap.B300]" office:value-type="float" office:value="0.067273" calcext:value-type="float">
            <text:p>0.067273</text:p>
          </table:table-cell>
          <table:table-cell table:formula="of:=[Datos_MoCap.C300]" office:value-type="float" office:value="0.213136" calcext:value-type="float">
            <text:p>0.213136</text:p>
          </table:table-cell>
          <table:table-cell table:formula="of:=[Datos_MoCap.D300]" office:value-type="float" office:value="0.011994" calcext:value-type="float">
            <text:p>0.011994</text:p>
          </table:table-cell>
          <table:table-cell table:formula="of:=[Datos_MoCap.F300]" office:value-type="float" office:value="0.009599" calcext:value-type="float">
            <text:p>0.009599</text:p>
          </table:table-cell>
          <table:table-cell table:formula="of:=[Datos_MoCap.E300]" office:value-type="float" office:value="-0.089145" calcext:value-type="float">
            <text:p>-0.089145</text:p>
          </table:table-cell>
          <table:table-cell/>
          <table:table-cell table:formula="of:=([.H300]^2)*(0.140024724909833)+([.H300])*(-0.00142725065277068)+(-0.0063459406986214)" office:value-type="float" office:value="-0.00624728457695108" calcext:value-type="float">
            <text:p>-0.0062472846</text:p>
          </table:table-cell>
          <table:table-cell table:formula="of:=([.J300]^2)*(-1.68303778049881)+([.J300])*(0.15665109790632)+(0.10475739737447)" office:value-type="float" office:value="0.0616901051080631" calcext:value-type="float">
            <text:p>0.0616901051</text:p>
          </table:table-cell>
          <table:table-cell table:formula="of:=([.I300]^2)*(-1.84809378419694)+([.I300])*(0.969715893777015)+(-0.0558124189204929)" office:value-type="float" office:value="0.00105944070091304" calcext:value-type="float">
            <text:p>0.0010594407</text:p>
          </table:table-cell>
          <table:table-cell table:formula="of:=[.H300]*-1" office:value-type="float" office:value="0.021932" calcext:value-type="float">
            <text:p>0.021932</text:p>
          </table:table-cell>
          <table:table-cell table:formula="of:=[.M300]*-1" office:value-type="float" office:value="0.089145" calcext:value-type="float">
            <text:p>0.089145</text:p>
          </table:table-cell>
          <table:table-cell table:formula="of:=([.K300]^2)*(48.7382423482978)+([.K300])*(0.0643401308833624)+(0.0316411646540839)" office:value-type="float" office:value="0.0394241505297324" calcext:value-type="float">
            <text:p>0.0394241505</text:p>
          </table:table-cell>
          <table:table-cell table:formula="of:=([.M300]^2)*(2.99573212968935)+([.M300])*(-0.0394274132082148)+(-0.010306073088791)" office:value-type="float" office:value="0.01701526069246" calcext:value-type="float">
            <text:p>0.0170152607</text:p>
          </table:table-cell>
          <table:table-cell table:formula="of:=([.L300]^2)*(-20.9992408223248)+([.L300])*(0.114146130561486)+(0.302895814088881)" office:value-type="float" office:value="0.30205661592638" calcext:value-type="float">
            <text:p>0.302056615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1]" office:value-type="float" office:value="-0.021927" calcext:value-type="float">
            <text:p>-0.021927</text:p>
          </table:table-cell>
          <table:table-cell table:formula="of:=[Datos_MoCap.B301]" office:value-type="float" office:value="0.067279" calcext:value-type="float">
            <text:p>0.067279</text:p>
          </table:table-cell>
          <table:table-cell table:formula="of:=[Datos_MoCap.C301]" office:value-type="float" office:value="0.213134" calcext:value-type="float">
            <text:p>0.213134</text:p>
          </table:table-cell>
          <table:table-cell table:formula="of:=[Datos_MoCap.D301]" office:value-type="float" office:value="0.012004" calcext:value-type="float">
            <text:p>0.012004</text:p>
          </table:table-cell>
          <table:table-cell table:formula="of:=[Datos_MoCap.F301]" office:value-type="float" office:value="0.009525" calcext:value-type="float">
            <text:p>0.009525</text:p>
          </table:table-cell>
          <table:table-cell table:formula="of:=[Datos_MoCap.E301]" office:value-type="float" office:value="-0.089173" calcext:value-type="float">
            <text:p>-0.089173</text:p>
          </table:table-cell>
          <table:table-cell/>
          <table:table-cell table:formula="of:=([.H301]^2)*(0.140024724909833)+([.H301])*(-0.00142725065277068)+(-0.0063459406986214)" office:value-type="float" office:value="-0.00624732241992639" calcext:value-type="float">
            <text:p>-0.0062473224</text:p>
          </table:table-cell>
          <table:table-cell table:formula="of:=([.J301]^2)*(-1.68303778049881)+([.J301])*(0.15665109790632)+(0.10475739737447)" office:value-type="float" office:value="0.0616912266628967" calcext:value-type="float">
            <text:p>0.0616912267</text:p>
          </table:table-cell>
          <table:table-cell table:formula="of:=([.I301]^2)*(-1.84809378419694)+([.I301])*(0.969715893777015)+(-0.0558124189204929)" office:value-type="float" office:value="0.00106376700798659" calcext:value-type="float">
            <text:p>0.001063767</text:p>
          </table:table-cell>
          <table:table-cell table:formula="of:=[.H301]*-1" office:value-type="float" office:value="0.021927" calcext:value-type="float">
            <text:p>0.021927</text:p>
          </table:table-cell>
          <table:table-cell table:formula="of:=[.M301]*-1" office:value-type="float" office:value="0.089173" calcext:value-type="float">
            <text:p>0.089173</text:p>
          </table:table-cell>
          <table:table-cell table:formula="of:=([.K301]^2)*(48.7382423482978)+([.K301])*(0.0643401308833624)+(0.0316411646540839)" office:value-type="float" office:value="0.03943649013444" calcext:value-type="float">
            <text:p>0.0394364901</text:p>
          </table:table-cell>
          <table:table-cell table:formula="of:=([.M301]^2)*(2.99573212968935)+([.M301])*(-0.0394274132082148)+(-0.010306073088791)" office:value-type="float" office:value="0.017031322062963" calcext:value-type="float">
            <text:p>0.0170313221</text:p>
          </table:table-cell>
          <table:table-cell table:formula="of:=([.L301]^2)*(-20.9992408223248)+([.L301])*(0.114146130561486)+(0.302895814088881)" office:value-type="float" office:value="0.302077886734348" calcext:value-type="float">
            <text:p>0.30207788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2]" office:value-type="float" office:value="-0.021918" calcext:value-type="float">
            <text:p>-0.021918</text:p>
          </table:table-cell>
          <table:table-cell table:formula="of:=[Datos_MoCap.B302]" office:value-type="float" office:value="0.067265" calcext:value-type="float">
            <text:p>0.067265</text:p>
          </table:table-cell>
          <table:table-cell table:formula="of:=[Datos_MoCap.C302]" office:value-type="float" office:value="0.213131" calcext:value-type="float">
            <text:p>0.213131</text:p>
          </table:table-cell>
          <table:table-cell table:formula="of:=[Datos_MoCap.D302]" office:value-type="float" office:value="0.011931" calcext:value-type="float">
            <text:p>0.011931</text:p>
          </table:table-cell>
          <table:table-cell table:formula="of:=[Datos_MoCap.F302]" office:value-type="float" office:value="0.009487" calcext:value-type="float">
            <text:p>0.009487</text:p>
          </table:table-cell>
          <table:table-cell table:formula="of:=[Datos_MoCap.E302]" office:value-type="float" office:value="-0.089179" calcext:value-type="float">
            <text:p>-0.089179</text:p>
          </table:table-cell>
          <table:table-cell/>
          <table:table-cell table:formula="of:=([.H302]^2)*(0.140024724909833)+([.H302])*(-0.00142725065277068)+(-0.0063459406986214)" office:value-type="float" office:value="-0.00624739051963884" calcext:value-type="float">
            <text:p>-0.0062473905</text:p>
          </table:table-cell>
          <table:table-cell table:formula="of:=([.J302]^2)*(-1.68303778049881)+([.J302])*(0.15665109790632)+(0.10475739737447)" office:value-type="float" office:value="0.0616929089699015" calcext:value-type="float">
            <text:p>0.061692909</text:p>
          </table:table-cell>
          <table:table-cell table:formula="of:=([.I302]^2)*(-1.84809378419694)+([.I302])*(0.969715893777015)+(-0.0558124189204929)" office:value-type="float" office:value="0.00105367208449512" calcext:value-type="float">
            <text:p>0.0010536721</text:p>
          </table:table-cell>
          <table:table-cell table:formula="of:=[.H302]*-1" office:value-type="float" office:value="0.021918" calcext:value-type="float">
            <text:p>0.021918</text:p>
          </table:table-cell>
          <table:table-cell table:formula="of:=[.M302]*-1" office:value-type="float" office:value="0.089179" calcext:value-type="float">
            <text:p>0.089179</text:p>
          </table:table-cell>
          <table:table-cell table:formula="of:=([.K302]^2)*(48.7382423482978)+([.K302])*(0.0643401308833624)+(0.0316411646540839)" office:value-type="float" office:value="0.0393466351672512" calcext:value-type="float">
            <text:p>0.0393466352</text:p>
          </table:table-cell>
          <table:table-cell table:formula="of:=([.M302]^2)*(2.99573212968935)+([.M302])*(-0.0394274132082148)+(-0.010306073088791)" office:value-type="float" office:value="0.0170347643963431" calcext:value-type="float">
            <text:p>0.0170347644</text:p>
          </table:table-cell>
          <table:table-cell table:formula="of:=([.L302]^2)*(-20.9992408223248)+([.L302])*(0.114146130561486)+(0.302895814088881)" office:value-type="float" office:value="0.302088720208914" calcext:value-type="float">
            <text:p>0.302088720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3]" office:value-type="float" office:value="-0.021921" calcext:value-type="float">
            <text:p>-0.021921</text:p>
          </table:table-cell>
          <table:table-cell table:formula="of:=[Datos_MoCap.B303]" office:value-type="float" office:value="0.067273" calcext:value-type="float">
            <text:p>0.067273</text:p>
          </table:table-cell>
          <table:table-cell table:formula="of:=[Datos_MoCap.C303]" office:value-type="float" office:value="0.213131" calcext:value-type="float">
            <text:p>0.213131</text:p>
          </table:table-cell>
          <table:table-cell table:formula="of:=[Datos_MoCap.D303]" office:value-type="float" office:value="0.011916" calcext:value-type="float">
            <text:p>0.011916</text:p>
          </table:table-cell>
          <table:table-cell table:formula="of:=[Datos_MoCap.F303]" office:value-type="float" office:value="0.009516" calcext:value-type="float">
            <text:p>0.009516</text:p>
          </table:table-cell>
          <table:table-cell table:formula="of:=[Datos_MoCap.E303]" office:value-type="float" office:value="-0.089186" calcext:value-type="float">
            <text:p>-0.089186</text:p>
          </table:table-cell>
          <table:table-cell/>
          <table:table-cell table:formula="of:=([.H303]^2)*(0.140024724909833)+([.H303])*(-0.00142725065277068)+(-0.0063459406986214)" office:value-type="float" office:value="-0.00624736782225513" calcext:value-type="float">
            <text:p>-0.0062473678</text:p>
          </table:table-cell>
          <table:table-cell table:formula="of:=([.J303]^2)*(-1.68303778049881)+([.J303])*(0.15665109790632)+(0.10475739737447)" office:value-type="float" office:value="0.0616929089699015" calcext:value-type="float">
            <text:p>0.061692909</text:p>
          </table:table-cell>
          <table:table-cell table:formula="of:=([.I303]^2)*(-1.84809378419694)+([.I303])*(0.969715893777015)+(-0.0558124189204929)" office:value-type="float" office:value="0.00105944070091304" calcext:value-type="float">
            <text:p>0.0010594407</text:p>
          </table:table-cell>
          <table:table-cell table:formula="of:=[.H303]*-1" office:value-type="float" office:value="0.021921" calcext:value-type="float">
            <text:p>0.021921</text:p>
          </table:table-cell>
          <table:table-cell table:formula="of:=[.M303]*-1" office:value-type="float" office:value="0.089186" calcext:value-type="float">
            <text:p>0.089186</text:p>
          </table:table-cell>
          <table:table-cell table:formula="of:=([.K303]^2)*(48.7382423482978)+([.K303])*(0.0643401308833624)+(0.0316411646540839)" office:value-type="float" office:value="0.0393282361523088" calcext:value-type="float">
            <text:p>0.0393282362</text:p>
          </table:table-cell>
          <table:table-cell table:formula="of:=([.M303]^2)*(2.99573212968935)+([.M303])*(-0.0394274132082148)+(-0.010306073088791)" office:value-type="float" office:value="0.0170387807245647" calcext:value-type="float">
            <text:p>0.0170387807</text:p>
          </table:table-cell>
          <table:table-cell table:formula="of:=([.L303]^2)*(-20.9992408223248)+([.L303])*(0.114146130561486)+(0.302895814088881)" office:value-type="float" office:value="0.302080458038074" calcext:value-type="float">
            <text:p>0.30208045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4]" office:value-type="float" office:value="-0.021917" calcext:value-type="float">
            <text:p>-0.021917</text:p>
          </table:table-cell>
          <table:table-cell table:formula="of:=[Datos_MoCap.B304]" office:value-type="float" office:value="0.067265" calcext:value-type="float">
            <text:p>0.067265</text:p>
          </table:table-cell>
          <table:table-cell table:formula="of:=[Datos_MoCap.C304]" office:value-type="float" office:value="0.213137" calcext:value-type="float">
            <text:p>0.213137</text:p>
          </table:table-cell>
          <table:table-cell table:formula="of:=[Datos_MoCap.D304]" office:value-type="float" office:value="0.01196" calcext:value-type="float">
            <text:p>0.01196</text:p>
          </table:table-cell>
          <table:table-cell table:formula="of:=[Datos_MoCap.F304]" office:value-type="float" office:value="0.009446" calcext:value-type="float">
            <text:p>0.009446</text:p>
          </table:table-cell>
          <table:table-cell table:formula="of:=[Datos_MoCap.E304]" office:value-type="float" office:value="-0.089171" calcext:value-type="float">
            <text:p>-0.089171</text:p>
          </table:table-cell>
          <table:table-cell/>
          <table:table-cell table:formula="of:=([.H304]^2)*(0.140024724909833)+([.H304])*(-0.00142725065277068)+(-0.0063459406986214)" office:value-type="float" office:value="-0.00624739808487331" calcext:value-type="float">
            <text:p>-0.0062473981</text:p>
          </table:table-cell>
          <table:table-cell table:formula="of:=([.J304]^2)*(-1.68303778049881)+([.J304])*(0.15665109790632)+(0.10475739737447)" office:value-type="float" office:value="0.0616895443255972" calcext:value-type="float">
            <text:p>0.0616895443</text:p>
          </table:table-cell>
          <table:table-cell table:formula="of:=([.I304]^2)*(-1.84809378419694)+([.I304])*(0.969715893777015)+(-0.0558124189204929)" office:value-type="float" office:value="0.00105367208449512" calcext:value-type="float">
            <text:p>0.0010536721</text:p>
          </table:table-cell>
          <table:table-cell table:formula="of:=[.H304]*-1" office:value-type="float" office:value="0.021917" calcext:value-type="float">
            <text:p>0.021917</text:p>
          </table:table-cell>
          <table:table-cell table:formula="of:=[.M304]*-1" office:value-type="float" office:value="0.089171" calcext:value-type="float">
            <text:p>0.089171</text:p>
          </table:table-cell>
          <table:table-cell table:formula="of:=([.K304]^2)*(48.7382423482978)+([.K304])*(0.0643401308833624)+(0.0316411646540839)" office:value-type="float" office:value="0.0393822687861372" calcext:value-type="float">
            <text:p>0.0393822688</text:p>
          </table:table-cell>
          <table:table-cell table:formula="of:=([.M304]^2)*(2.99573212968935)+([.M304])*(-0.0394274132082148)+(-0.010306073088791)" office:value-type="float" office:value="0.0170301746664348" calcext:value-type="float">
            <text:p>0.0170301747</text:p>
          </table:table-cell>
          <table:table-cell table:formula="of:=([.L304]^2)*(-20.9992408223248)+([.L304])*(0.114146130561486)+(0.302895814088881)" office:value-type="float" office:value="0.302100340941247" calcext:value-type="float">
            <text:p>0.302100340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5]" office:value-type="float" office:value="-0.0219" calcext:value-type="float">
            <text:p>-0.0219</text:p>
          </table:table-cell>
          <table:table-cell table:formula="of:=[Datos_MoCap.B305]" office:value-type="float" office:value="0.067262" calcext:value-type="float">
            <text:p>0.067262</text:p>
          </table:table-cell>
          <table:table-cell table:formula="of:=[Datos_MoCap.C305]" office:value-type="float" office:value="0.213129" calcext:value-type="float">
            <text:p>0.213129</text:p>
          </table:table-cell>
          <table:table-cell table:formula="of:=[Datos_MoCap.D305]" office:value-type="float" office:value="0.011875" calcext:value-type="float">
            <text:p>0.011875</text:p>
          </table:table-cell>
          <table:table-cell table:formula="of:=[Datos_MoCap.F305]" office:value-type="float" office:value="0.00937" calcext:value-type="float">
            <text:p>0.00937</text:p>
          </table:table-cell>
          <table:table-cell table:formula="of:=[Datos_MoCap.E305]" office:value-type="float" office:value="-0.089191" calcext:value-type="float">
            <text:p>-0.089191</text:p>
          </table:table-cell>
          <table:table-cell/>
          <table:table-cell table:formula="of:=([.H305]^2)*(0.140024724909833)+([.H305])*(-0.00142725065277068)+(-0.0063459406986214)" office:value-type="float" office:value="-0.00624752665101172" calcext:value-type="float">
            <text:p>-0.0062475267</text:p>
          </table:table-cell>
          <table:table-cell table:formula="of:=([.J305]^2)*(-1.68303778049881)+([.J305])*(0.15665109790632)+(0.10475739737447)" office:value-type="float" office:value="0.0616940304910743" calcext:value-type="float">
            <text:p>0.0616940305</text:p>
          </table:table-cell>
          <table:table-cell table:formula="of:=([.I305]^2)*(-1.84809378419694)+([.I305])*(0.969715893777015)+(-0.0558124189204929)" office:value-type="float" office:value="0.00105150879235132" calcext:value-type="float">
            <text:p>0.0010515088</text:p>
          </table:table-cell>
          <table:table-cell table:formula="of:=[.H305]*-1" office:value-type="float" office:value="0.0219" calcext:value-type="float">
            <text:p>0.0219</text:p>
          </table:table-cell>
          <table:table-cell table:formula="of:=[.M305]*-1" office:value-type="float" office:value="0.089191" calcext:value-type="float">
            <text:p>0.089191</text:p>
          </table:table-cell>
          <table:table-cell table:formula="of:=([.K305]^2)*(48.7382423482978)+([.K305])*(0.0643401308833624)+(0.0316411646540839)" office:value-type="float" office:value="0.0392780574144705" calcext:value-type="float">
            <text:p>0.0392780574</text:p>
          </table:table-cell>
          <table:table-cell table:formula="of:=([.M305]^2)*(2.99573212968935)+([.M305])*(-0.0394274132082148)+(-0.010306073088791)" office:value-type="float" office:value="0.0170416497101812" calcext:value-type="float">
            <text:p>0.0170416497</text:p>
          </table:table-cell>
          <table:table-cell table:formula="of:=([.L305]^2)*(-20.9992408223248)+([.L305])*(0.114146130561486)+(0.302895814088881)" office:value-type="float" office:value="0.302121695085689" calcext:value-type="float">
            <text:p>0.302121695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6]" office:value-type="float" office:value="-0.021893" calcext:value-type="float">
            <text:p>-0.021893</text:p>
          </table:table-cell>
          <table:table-cell table:formula="of:=[Datos_MoCap.B306]" office:value-type="float" office:value="0.067262" calcext:value-type="float">
            <text:p>0.067262</text:p>
          </table:table-cell>
          <table:table-cell table:formula="of:=[Datos_MoCap.C306]" office:value-type="float" office:value="0.213127" calcext:value-type="float">
            <text:p>0.213127</text:p>
          </table:table-cell>
          <table:table-cell table:formula="of:=[Datos_MoCap.D306]" office:value-type="float" office:value="0.011899" calcext:value-type="float">
            <text:p>0.011899</text:p>
          </table:table-cell>
          <table:table-cell table:formula="of:=[Datos_MoCap.F306]" office:value-type="float" office:value="0.009325" calcext:value-type="float">
            <text:p>0.009325</text:p>
          </table:table-cell>
          <table:table-cell table:formula="of:=[Datos_MoCap.E306]" office:value-type="float" office:value="-0.089185" calcext:value-type="float">
            <text:p>-0.089185</text:p>
          </table:table-cell>
          <table:table-cell/>
          <table:table-cell table:formula="of:=([.H306]^2)*(0.140024724909833)+([.H306])*(-0.00142725065277068)+(-0.0063459406986214)" office:value-type="float" office:value="-0.00624757956648573" calcext:value-type="float">
            <text:p>-0.0062475796</text:p>
          </table:table-cell>
          <table:table-cell table:formula="of:=([.J306]^2)*(-1.68303778049881)+([.J306])*(0.15665109790632)+(0.10475739737447)" office:value-type="float" office:value="0.0616951519987829" calcext:value-type="float">
            <text:p>0.061695152</text:p>
          </table:table-cell>
          <table:table-cell table:formula="of:=([.I306]^2)*(-1.84809378419694)+([.I306])*(0.969715893777015)+(-0.0558124189204929)" office:value-type="float" office:value="0.00105150879235132" calcext:value-type="float">
            <text:p>0.0010515088</text:p>
          </table:table-cell>
          <table:table-cell table:formula="of:=[.H306]*-1" office:value-type="float" office:value="0.021893" calcext:value-type="float">
            <text:p>0.021893</text:p>
          </table:table-cell>
          <table:table-cell table:formula="of:=[.M306]*-1" office:value-type="float" office:value="0.089185" calcext:value-type="float">
            <text:p>0.089185</text:p>
          </table:table-cell>
          <table:table-cell table:formula="of:=([.K306]^2)*(48.7382423482978)+([.K306])*(0.0643401308833624)+(0.0316411646540839)" office:value-type="float" office:value="0.0393074104489778" calcext:value-type="float">
            <text:p>0.0393074104</text:p>
          </table:table-cell>
          <table:table-cell table:formula="of:=([.M306]^2)*(2.99573212968935)+([.M306])*(-0.0394274132082148)+(-0.010306073088791)" office:value-type="float" office:value="0.0170382069454158" calcext:value-type="float">
            <text:p>0.0170382069</text:p>
          </table:table-cell>
          <table:table-cell table:formula="of:=([.L306]^2)*(-20.9992408223248)+([.L306])*(0.114146130561486)+(0.302895814088881)" office:value-type="float" office:value="0.302134224646136" calcext:value-type="float">
            <text:p>0.30213422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7]" office:value-type="float" office:value="-0.021888" calcext:value-type="float">
            <text:p>-0.021888</text:p>
          </table:table-cell>
          <table:table-cell table:formula="of:=[Datos_MoCap.B307]" office:value-type="float" office:value="0.067271" calcext:value-type="float">
            <text:p>0.067271</text:p>
          </table:table-cell>
          <table:table-cell table:formula="of:=[Datos_MoCap.C307]" office:value-type="float" office:value="0.21313" calcext:value-type="float">
            <text:p>0.21313</text:p>
          </table:table-cell>
          <table:table-cell table:formula="of:=[Datos_MoCap.D307]" office:value-type="float" office:value="0.011919" calcext:value-type="float">
            <text:p>0.011919</text:p>
          </table:table-cell>
          <table:table-cell table:formula="of:=[Datos_MoCap.F307]" office:value-type="float" office:value="0.009278" calcext:value-type="float">
            <text:p>0.009278</text:p>
          </table:table-cell>
          <table:table-cell table:formula="of:=[Datos_MoCap.E307]" office:value-type="float" office:value="-0.089199" calcext:value-type="float">
            <text:p>-0.089199</text:p>
          </table:table-cell>
          <table:table-cell/>
          <table:table-cell table:formula="of:=([.H307]^2)*(0.140024724909833)+([.H307])*(-0.00142725065277068)+(-0.0063459406986214)" office:value-type="float" office:value="-0.0062476173548514" calcext:value-type="float">
            <text:p>-0.0062476174</text:p>
          </table:table-cell>
          <table:table-cell table:formula="of:=([.J307]^2)*(-1.68303778049881)+([.J307])*(0.15665109790632)+(0.10475739737447)" office:value-type="float" office:value="0.0616934697321709" calcext:value-type="float">
            <text:p>0.0616934697</text:p>
          </table:table-cell>
          <table:table-cell table:formula="of:=([.I307]^2)*(-1.84809378419694)+([.I307])*(0.969715893777015)+(-0.0558124189204929)" office:value-type="float" office:value="0.00105799856898568" calcext:value-type="float">
            <text:p>0.0010579986</text:p>
          </table:table-cell>
          <table:table-cell table:formula="of:=[.H307]*-1" office:value-type="float" office:value="0.021888" calcext:value-type="float">
            <text:p>0.021888</text:p>
          </table:table-cell>
          <table:table-cell table:formula="of:=[.M307]*-1" office:value-type="float" office:value="0.089199" calcext:value-type="float">
            <text:p>0.089199</text:p>
          </table:table-cell>
          <table:table-cell table:formula="of:=([.K307]^2)*(48.7382423482978)+([.K307])*(0.0643401308833624)+(0.0316411646540839)" office:value-type="float" office:value="0.0393319142007205" calcext:value-type="float">
            <text:p>0.0393319142</text:p>
          </table:table-cell>
          <table:table-cell table:formula="of:=([.M307]^2)*(2.99573212968935)+([.M307])*(-0.0394274132082148)+(-0.010306073088791)" office:value-type="float" office:value="0.0170462403987238" calcext:value-type="float">
            <text:p>0.0170462404</text:p>
          </table:table-cell>
          <table:table-cell table:formula="of:=([.L307]^2)*(-20.9992408223248)+([.L307])*(0.114146130561486)+(0.302895814088881)" office:value-type="float" office:value="0.302147220275219" calcext:value-type="float">
            <text:p>0.302147220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8]" office:value-type="float" office:value="-0.021866" calcext:value-type="float">
            <text:p>-0.021866</text:p>
          </table:table-cell>
          <table:table-cell table:formula="of:=[Datos_MoCap.B308]" office:value-type="float" office:value="0.067251" calcext:value-type="float">
            <text:p>0.067251</text:p>
          </table:table-cell>
          <table:table-cell table:formula="of:=[Datos_MoCap.C308]" office:value-type="float" office:value="0.21312" calcext:value-type="float">
            <text:p>0.21312</text:p>
          </table:table-cell>
          <table:table-cell table:formula="of:=[Datos_MoCap.D308]" office:value-type="float" office:value="0.011906" calcext:value-type="float">
            <text:p>0.011906</text:p>
          </table:table-cell>
          <table:table-cell table:formula="of:=[Datos_MoCap.F308]" office:value-type="float" office:value="0.009156" calcext:value-type="float">
            <text:p>0.009156</text:p>
          </table:table-cell>
          <table:table-cell table:formula="of:=[Datos_MoCap.E308]" office:value-type="float" office:value="-0.089189" calcext:value-type="float">
            <text:p>-0.089189</text:p>
          </table:table-cell>
          <table:table-cell/>
          <table:table-cell table:formula="of:=([.H308]^2)*(0.140024724909833)+([.H308])*(-0.00142725065277068)+(-0.0063459406986214)" office:value-type="float" office:value="-0.00624778354048566" calcext:value-type="float">
            <text:p>-0.0062477835</text:p>
          </table:table-cell>
          <table:table-cell table:formula="of:=([.J308]^2)*(-1.68303778049881)+([.J308])*(0.15665109790632)+(0.10475739737447)" office:value-type="float" office:value="0.0616990771697313" calcext:value-type="float">
            <text:p>0.0616990772</text:p>
          </table:table-cell>
          <table:table-cell table:formula="of:=([.I308]^2)*(-1.84809378419694)+([.I308])*(0.969715893777015)+(-0.0558124189204929)" office:value-type="float" office:value="0.00104357643655089" calcext:value-type="float">
            <text:p>0.0010435764</text:p>
          </table:table-cell>
          <table:table-cell table:formula="of:=[.H308]*-1" office:value-type="float" office:value="0.021866" calcext:value-type="float">
            <text:p>0.021866</text:p>
          </table:table-cell>
          <table:table-cell table:formula="of:=[.M308]*-1" office:value-type="float" office:value="0.089189" calcext:value-type="float">
            <text:p>0.089189</text:p>
          </table:table-cell>
          <table:table-cell table:formula="of:=([.K308]^2)*(48.7382423482978)+([.K308])*(0.0643401308833624)+(0.0316411646540839)" office:value-type="float" office:value="0.0393159823269077" calcext:value-type="float">
            <text:p>0.0393159823</text:p>
          </table:table-cell>
          <table:table-cell table:formula="of:=([.M308]^2)*(2.99573212968935)+([.M308])*(-0.0394274132082148)+(-0.010306073088791)" office:value-type="float" office:value="0.0170405020979602" calcext:value-type="float">
            <text:p>0.0170405021</text:p>
          </table:table-cell>
          <table:table-cell table:formula="of:=([.L308]^2)*(-20.9992408223248)+([.L308])*(0.114146130561486)+(0.302895814088881)" office:value-type="float" office:value="0.30218052064794" calcext:value-type="float">
            <text:p>0.302180520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9]" office:value-type="float" office:value="-0.02186" calcext:value-type="float">
            <text:p>-0.02186</text:p>
          </table:table-cell>
          <table:table-cell table:formula="of:=[Datos_MoCap.B309]" office:value-type="float" office:value="0.067235" calcext:value-type="float">
            <text:p>0.067235</text:p>
          </table:table-cell>
          <table:table-cell table:formula="of:=[Datos_MoCap.C309]" office:value-type="float" office:value="0.213129" calcext:value-type="float">
            <text:p>0.213129</text:p>
          </table:table-cell>
          <table:table-cell table:formula="of:=[Datos_MoCap.D309]" office:value-type="float" office:value="0.011937" calcext:value-type="float">
            <text:p>0.011937</text:p>
          </table:table-cell>
          <table:table-cell table:formula="of:=[Datos_MoCap.F309]" office:value-type="float" office:value="0.009073" calcext:value-type="float">
            <text:p>0.009073</text:p>
          </table:table-cell>
          <table:table-cell table:formula="of:=[Datos_MoCap.E309]" office:value-type="float" office:value="-0.089191" calcext:value-type="float">
            <text:p>-0.089191</text:p>
          </table:table-cell>
          <table:table-cell/>
          <table:table-cell table:formula="of:=([.H309]^2)*(0.140024724909833)+([.H309])*(-0.00142725065277068)+(-0.0063459406986214)" office:value-type="float" office:value="-0.00624782884031631" calcext:value-type="float">
            <text:p>-0.0062478288</text:p>
          </table:table-cell>
          <table:table-cell table:formula="of:=([.J309]^2)*(-1.68303778049881)+([.J309])*(0.15665109790632)+(0.10475739737447)" office:value-type="float" office:value="0.0616940304910743" calcext:value-type="float">
            <text:p>0.0616940305</text:p>
          </table:table-cell>
          <table:table-cell table:formula="of:=([.I309]^2)*(-1.84809378419694)+([.I309])*(0.969715893777015)+(-0.0558124189204929)" office:value-type="float" office:value="0.00103203766610105" calcext:value-type="float">
            <text:p>0.0010320377</text:p>
          </table:table-cell>
          <table:table-cell table:formula="of:=[.H309]*-1" office:value-type="float" office:value="0.02186" calcext:value-type="float">
            <text:p>0.02186</text:p>
          </table:table-cell>
          <table:table-cell table:formula="of:=[.M309]*-1" office:value-type="float" office:value="0.089191" calcext:value-type="float">
            <text:p>0.089191</text:p>
          </table:table-cell>
          <table:table-cell table:formula="of:=([.K309]^2)*(48.7382423482978)+([.K309])*(0.0643401308833624)+(0.0316411646540839)" office:value-type="float" office:value="0.0393540009142467" calcext:value-type="float">
            <text:p>0.0393540009</text:p>
          </table:table-cell>
          <table:table-cell table:formula="of:=([.M309]^2)*(2.99573212968935)+([.M309])*(-0.0394274132082148)+(-0.010306073088791)" office:value-type="float" office:value="0.0170416497101812" calcext:value-type="float">
            <text:p>0.0170416497</text:p>
          </table:table-cell>
          <table:table-cell table:formula="of:=([.L309]^2)*(-20.9992408223248)+([.L309])*(0.114146130561486)+(0.302895814088881)" office:value-type="float" office:value="0.302202818517462" calcext:value-type="float">
            <text:p>0.30220281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0]" office:value-type="float" office:value="-0.021832" calcext:value-type="float">
            <text:p>-0.021832</text:p>
          </table:table-cell>
          <table:table-cell table:formula="of:=[Datos_MoCap.B310]" office:value-type="float" office:value="0.067232" calcext:value-type="float">
            <text:p>0.067232</text:p>
          </table:table-cell>
          <table:table-cell table:formula="of:=[Datos_MoCap.C310]" office:value-type="float" office:value="0.21314" calcext:value-type="float">
            <text:p>0.21314</text:p>
          </table:table-cell>
          <table:table-cell table:formula="of:=[Datos_MoCap.D310]" office:value-type="float" office:value="0.011859" calcext:value-type="float">
            <text:p>0.011859</text:p>
          </table:table-cell>
          <table:table-cell table:formula="of:=[Datos_MoCap.F310]" office:value-type="float" office:value="0.008952" calcext:value-type="float">
            <text:p>0.008952</text:p>
          </table:table-cell>
          <table:table-cell table:formula="of:=[Datos_MoCap.E310]" office:value-type="float" office:value="-0.089335" calcext:value-type="float">
            <text:p>-0.089335</text:p>
          </table:table-cell>
          <table:table-cell/>
          <table:table-cell table:formula="of:=([.H310]^2)*(0.140024724909833)+([.H310])*(-0.00142725065277068)+(-0.0063459406986214)" office:value-type="float" office:value="-0.00624804010622245" calcext:value-type="float">
            <text:p>-0.0062480401</text:p>
          </table:table-cell>
          <table:table-cell table:formula="of:=([.J310]^2)*(-1.68303778049881)+([.J310])*(0.15665109790632)+(0.10475739737447)" office:value-type="float" office:value="0.0616878619580031" calcext:value-type="float">
            <text:p>0.061687862</text:p>
          </table:table-cell>
          <table:table-cell table:formula="of:=([.I310]^2)*(-1.84809378419694)+([.I310])*(0.969715893777015)+(-0.0558124189204929)" office:value-type="float" office:value="0.00102987404130035" calcext:value-type="float">
            <text:p>0.001029874</text:p>
          </table:table-cell>
          <table:table-cell table:formula="of:=[.H310]*-1" office:value-type="float" office:value="0.021832" calcext:value-type="float">
            <text:p>0.021832</text:p>
          </table:table-cell>
          <table:table-cell table:formula="of:=[.M310]*-1" office:value-type="float" office:value="0.089335" calcext:value-type="float">
            <text:p>0.089335</text:p>
          </table:table-cell>
          <table:table-cell table:formula="of:=([.K310]^2)*(48.7382423482978)+([.K310])*(0.0643401308833624)+(0.0316411646540839)" office:value-type="float" office:value="0.0392585199172741" calcext:value-type="float">
            <text:p>0.0392585199</text:p>
          </table:table-cell>
          <table:table-cell table:formula="of:=([.M310]^2)*(2.99573212968935)+([.M310])*(-0.0394274132082148)+(-0.010306073088791)" office:value-type="float" office:value="0.0171243407723658" calcext:value-type="float">
            <text:p>0.0171243408</text:p>
          </table:table-cell>
          <table:table-cell table:formula="of:=([.L310]^2)*(-20.9992408223248)+([.L310])*(0.114146130561486)+(0.302895814088881)" office:value-type="float" office:value="0.302234806704879" calcext:value-type="float">
            <text:p>0.30223480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1]" office:value-type="float" office:value="-0.021823" calcext:value-type="float">
            <text:p>-0.021823</text:p>
          </table:table-cell>
          <table:table-cell table:formula="of:=[Datos_MoCap.B311]" office:value-type="float" office:value="0.06722" calcext:value-type="float">
            <text:p>0.06722</text:p>
          </table:table-cell>
          <table:table-cell table:formula="of:=[Datos_MoCap.C311]" office:value-type="float" office:value="0.213145" calcext:value-type="float">
            <text:p>0.213145</text:p>
          </table:table-cell>
          <table:table-cell table:formula="of:=[Datos_MoCap.D311]" office:value-type="float" office:value="0.011831" calcext:value-type="float">
            <text:p>0.011831</text:p>
          </table:table-cell>
          <table:table-cell table:formula="of:=[Datos_MoCap.F311]" office:value-type="float" office:value="0.008847" calcext:value-type="float">
            <text:p>0.008847</text:p>
          </table:table-cell>
          <table:table-cell table:formula="of:=[Datos_MoCap.E311]" office:value-type="float" office:value="-0.089351" calcext:value-type="float">
            <text:p>-0.089351</text:p>
          </table:table-cell>
          <table:table-cell/>
          <table:table-cell table:formula="of:=([.H311]^2)*(0.140024724909833)+([.H311])*(-0.00142725065277068)+(-0.0063459406986214)" office:value-type="float" office:value="-0.00624810796649262" calcext:value-type="float">
            <text:p>-0.006248108</text:p>
          </table:table-cell>
          <table:table-cell table:formula="of:=([.J311]^2)*(-1.68303778049881)+([.J311])*(0.15665109790632)+(0.10475739737447)" office:value-type="float" office:value="0.0616850579446913" calcext:value-type="float">
            <text:p>0.0616850579</text:p>
          </table:table-cell>
          <table:table-cell table:formula="of:=([.I311]^2)*(-1.84809378419694)+([.I311])*(0.969715893777015)+(-0.0558124189204929)" office:value-type="float" office:value="0.00102121920944071" calcext:value-type="float">
            <text:p>0.0010212192</text:p>
          </table:table-cell>
          <table:table-cell table:formula="of:=[.H311]*-1" office:value-type="float" office:value="0.021823" calcext:value-type="float">
            <text:p>0.021823</text:p>
          </table:table-cell>
          <table:table-cell table:formula="of:=[.M311]*-1" office:value-type="float" office:value="0.089351" calcext:value-type="float">
            <text:p>0.089351</text:p>
          </table:table-cell>
          <table:table-cell table:formula="of:=([.K311]^2)*(48.7382423482978)+([.K311])*(0.0643401308833624)+(0.0316411646540839)" office:value-type="float" office:value="0.0392243893426949" calcext:value-type="float">
            <text:p>0.0392243893</text:p>
          </table:table-cell>
          <table:table-cell table:formula="of:=([.M311]^2)*(2.99573212968935)+([.M311])*(-0.0394274132082148)+(-0.010306073088791)" office:value-type="float" office:value="0.0171335363372384" calcext:value-type="float">
            <text:p>0.0171335363</text:p>
          </table:table-cell>
          <table:table-cell table:formula="of:=([.L311]^2)*(-20.9992408223248)+([.L311])*(0.114146130561486)+(0.302895814088881)" office:value-type="float" office:value="0.302262066737346" calcext:value-type="float">
            <text:p>0.30226206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2]" office:value-type="float" office:value="-0.021806" calcext:value-type="float">
            <text:p>-0.021806</text:p>
          </table:table-cell>
          <table:table-cell table:formula="of:=[Datos_MoCap.B312]" office:value-type="float" office:value="0.067219" calcext:value-type="float">
            <text:p>0.067219</text:p>
          </table:table-cell>
          <table:table-cell table:formula="of:=[Datos_MoCap.C312]" office:value-type="float" office:value="0.21314" calcext:value-type="float">
            <text:p>0.21314</text:p>
          </table:table-cell>
          <table:table-cell table:formula="of:=[Datos_MoCap.D312]" office:value-type="float" office:value="0.011795" calcext:value-type="float">
            <text:p>0.011795</text:p>
          </table:table-cell>
          <table:table-cell table:formula="of:=[Datos_MoCap.F312]" office:value-type="float" office:value="0.008781" calcext:value-type="float">
            <text:p>0.008781</text:p>
          </table:table-cell>
          <table:table-cell table:formula="of:=[Datos_MoCap.E312]" office:value-type="float" office:value="-0.089345" calcext:value-type="float">
            <text:p>-0.089345</text:p>
          </table:table-cell>
          <table:table-cell/>
          <table:table-cell table:formula="of:=([.H312]^2)*(0.140024724909833)+([.H312])*(-0.00142725065277068)+(-0.0063459406986214)" office:value-type="float" office:value="-0.00624823608511201" calcext:value-type="float">
            <text:p>-0.0062482361</text:p>
          </table:table-cell>
          <table:table-cell table:formula="of:=([.J312]^2)*(-1.68303778049881)+([.J312])*(0.15665109790632)+(0.10475739737447)" office:value-type="float" office:value="0.0616878619580031" calcext:value-type="float">
            <text:p>0.061687862</text:p>
          </table:table-cell>
          <table:table-cell table:formula="of:=([.I312]^2)*(-1.84809378419694)+([.I312])*(0.969715893777015)+(-0.0558124189204929)" office:value-type="float" office:value="0.00102049794942719" calcext:value-type="float">
            <text:p>0.0010204979</text:p>
          </table:table-cell>
          <table:table-cell table:formula="of:=[.H312]*-1" office:value-type="float" office:value="0.021806" calcext:value-type="float">
            <text:p>0.021806</text:p>
          </table:table-cell>
          <table:table-cell table:formula="of:=[.M312]*-1" office:value-type="float" office:value="0.089345" calcext:value-type="float">
            <text:p>0.089345</text:p>
          </table:table-cell>
          <table:table-cell table:formula="of:=([.K312]^2)*(48.7382423482978)+([.K312])*(0.0643401308833624)+(0.0316411646540839)" office:value-type="float" office:value="0.0391806194682891" calcext:value-type="float">
            <text:p>0.0391806195</text:p>
          </table:table-cell>
          <table:table-cell table:formula="of:=([.M312]^2)*(2.99573212968935)+([.M312])*(-0.0394274132082148)+(-0.010306073088791)" office:value-type="float" office:value="0.0171300878206672" calcext:value-type="float">
            <text:p>0.0171300878</text:p>
          </table:table-cell>
          <table:table-cell table:formula="of:=([.L312]^2)*(-20.9992408223248)+([.L312])*(0.114146130561486)+(0.302895814088881)" office:value-type="float" office:value="0.302278964617466" calcext:value-type="float">
            <text:p>0.30227896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3]" office:value-type="float" office:value="-0.021793" calcext:value-type="float">
            <text:p>-0.021793</text:p>
          </table:table-cell>
          <table:table-cell table:formula="of:=[Datos_MoCap.B313]" office:value-type="float" office:value="0.067207" calcext:value-type="float">
            <text:p>0.067207</text:p>
          </table:table-cell>
          <table:table-cell table:formula="of:=[Datos_MoCap.C313]" office:value-type="float" office:value="0.213133" calcext:value-type="float">
            <text:p>0.213133</text:p>
          </table:table-cell>
          <table:table-cell table:formula="of:=[Datos_MoCap.D313]" office:value-type="float" office:value="0.011702" calcext:value-type="float">
            <text:p>0.011702</text:p>
          </table:table-cell>
          <table:table-cell table:formula="of:=[Datos_MoCap.F313]" office:value-type="float" office:value="0.008694" calcext:value-type="float">
            <text:p>0.008694</text:p>
          </table:table-cell>
          <table:table-cell table:formula="of:=[Datos_MoCap.E313]" office:value-type="float" office:value="-0.089368" calcext:value-type="float">
            <text:p>-0.089368</text:p>
          </table:table-cell>
          <table:table-cell/>
          <table:table-cell table:formula="of:=([.H313]^2)*(0.140024724909833)+([.H313])*(-0.00142725065277068)+(-0.0063459406986214)" office:value-type="float" office:value="-0.00624833400356425" calcext:value-type="float">
            <text:p>-0.006248334</text:p>
          </table:table-cell>
          <table:table-cell table:formula="of:=([.J313]^2)*(-1.68303778049881)+([.J313])*(0.15665109790632)+(0.10475739737447)" office:value-type="float" office:value="0.0616917874352644" calcext:value-type="float">
            <text:p>0.0616917874</text:p>
          </table:table-cell>
          <table:table-cell table:formula="of:=([.I313]^2)*(-1.84809378419694)+([.I313])*(0.969715893777015)+(-0.0558124189204929)" office:value-type="float" office:value="0.00101184254096228" calcext:value-type="float">
            <text:p>0.0010118425</text:p>
          </table:table-cell>
          <table:table-cell table:formula="of:=[.H313]*-1" office:value-type="float" office:value="0.021793" calcext:value-type="float">
            <text:p>0.021793</text:p>
          </table:table-cell>
          <table:table-cell table:formula="of:=[.M313]*-1" office:value-type="float" office:value="0.089368" calcext:value-type="float">
            <text:p>0.089368</text:p>
          </table:table-cell>
          <table:table-cell table:formula="of:=([.K313]^2)*(48.7382423482978)+([.K313])*(0.0643401308833624)+(0.0316411646540839)" office:value-type="float" office:value="0.0390681320054344" calcext:value-type="float">
            <text:p>0.039068132</text:p>
          </table:table-cell>
          <table:table-cell table:formula="of:=([.M313]^2)*(2.99573212968935)+([.M313])*(-0.0394274132082148)+(-0.010306073088791)" office:value-type="float" office:value="0.0171433083055212" calcext:value-type="float">
            <text:p>0.0171433083</text:p>
          </table:table-cell>
          <table:table-cell table:formula="of:=([.L313]^2)*(-20.9992408223248)+([.L313])*(0.114146130561486)+(0.302895814088881)" office:value-type="float" office:value="0.30230095957491" calcext:value-type="float">
            <text:p>0.30230095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4]" office:value-type="float" office:value="-0.021786" calcext:value-type="float">
            <text:p>-0.021786</text:p>
          </table:table-cell>
          <table:table-cell table:formula="of:=[Datos_MoCap.B314]" office:value-type="float" office:value="0.067205" calcext:value-type="float">
            <text:p>0.067205</text:p>
          </table:table-cell>
          <table:table-cell table:formula="of:=[Datos_MoCap.C314]" office:value-type="float" office:value="0.213134" calcext:value-type="float">
            <text:p>0.213134</text:p>
          </table:table-cell>
          <table:table-cell table:formula="of:=[Datos_MoCap.D314]" office:value-type="float" office:value="0.011625" calcext:value-type="float">
            <text:p>0.011625</text:p>
          </table:table-cell>
          <table:table-cell table:formula="of:=[Datos_MoCap.F314]" office:value-type="float" office:value="0.008601" calcext:value-type="float">
            <text:p>0.008601</text:p>
          </table:table-cell>
          <table:table-cell table:formula="of:=[Datos_MoCap.E314]" office:value-type="float" office:value="-0.08939" calcext:value-type="float">
            <text:p>-0.08939</text:p>
          </table:table-cell>
          <table:table-cell/>
          <table:table-cell table:formula="of:=([.H314]^2)*(0.140024724909833)+([.H314])*(-0.00142725065277068)+(-0.0063459406986214)" office:value-type="float" office:value="-0.00624838670928123" calcext:value-type="float">
            <text:p>-0.0062483867</text:p>
          </table:table-cell>
          <table:table-cell table:formula="of:=([.J314]^2)*(-1.68303778049881)+([.J314])*(0.15665109790632)+(0.10475739737447)" office:value-type="float" office:value="0.0616912266628967" calcext:value-type="float">
            <text:p>0.0616912267</text:p>
          </table:table-cell>
          <table:table-cell table:formula="of:=([.I314]^2)*(-1.84809378419694)+([.I314])*(0.969715893777015)+(-0.0558124189204929)" office:value-type="float" office:value="0.00101039992113817" calcext:value-type="float">
            <text:p>0.0010103999</text:p>
          </table:table-cell>
          <table:table-cell table:formula="of:=[.H314]*-1" office:value-type="float" office:value="0.021786" calcext:value-type="float">
            <text:p>0.021786</text:p>
          </table:table-cell>
          <table:table-cell table:formula="of:=[.M314]*-1" office:value-type="float" office:value="0.08939" calcext:value-type="float">
            <text:p>0.08939</text:p>
          </table:table-cell>
          <table:table-cell table:formula="of:=([.K314]^2)*(48.7382423482978)+([.K314])*(0.0643401308833624)+(0.0316411646540839)" office:value-type="float" office:value="0.0389756352079534" calcext:value-type="float">
            <text:p>0.0389756352</text:p>
          </table:table-cell>
          <table:table-cell table:formula="of:=([.M314]^2)*(2.99573212968935)+([.M314])*(-0.0394274132082148)+(-0.010306073088791)" office:value-type="float" office:value="0.0171559569524606" calcext:value-type="float">
            <text:p>0.017155957</text:p>
          </table:table-cell>
          <table:table-cell table:formula="of:=([.L314]^2)*(-20.9992408223248)+([.L314])*(0.114146130561486)+(0.302895814088881)" office:value-type="float" office:value="0.30232411989868" calcext:value-type="float">
            <text:p>0.302324119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5]" office:value-type="float" office:value="-0.021772" calcext:value-type="float">
            <text:p>-0.021772</text:p>
          </table:table-cell>
          <table:table-cell table:formula="of:=[Datos_MoCap.B315]" office:value-type="float" office:value="0.067202" calcext:value-type="float">
            <text:p>0.067202</text:p>
          </table:table-cell>
          <table:table-cell table:formula="of:=[Datos_MoCap.C315]" office:value-type="float" office:value="0.213132" calcext:value-type="float">
            <text:p>0.213132</text:p>
          </table:table-cell>
          <table:table-cell table:formula="of:=[Datos_MoCap.D315]" office:value-type="float" office:value="0.011577" calcext:value-type="float">
            <text:p>0.011577</text:p>
          </table:table-cell>
          <table:table-cell table:formula="of:=[Datos_MoCap.F315]" office:value-type="float" office:value="0.008516" calcext:value-type="float">
            <text:p>0.008516</text:p>
          </table:table-cell>
          <table:table-cell table:formula="of:=[Datos_MoCap.E315]" office:value-type="float" office:value="-0.089399" calcext:value-type="float">
            <text:p>-0.089399</text:p>
          </table:table-cell>
          <table:table-cell/>
          <table:table-cell table:formula="of:=([.H315]^2)*(0.140024724909833)+([.H315])*(-0.00142725065277068)+(-0.0063459406986214)" office:value-type="float" office:value="-0.00624849207954791" calcext:value-type="float">
            <text:p>-0.0062484921</text:p>
          </table:table-cell>
          <table:table-cell table:formula="of:=([.J315]^2)*(-1.68303778049881)+([.J315])*(0.15665109790632)+(0.10475739737447)" office:value-type="float" office:value="0.061692348204266" calcext:value-type="float">
            <text:p>0.0616923482</text:p>
          </table:table-cell>
          <table:table-cell table:formula="of:=([.I315]^2)*(-1.84809378419694)+([.I315])*(0.969715893777015)+(-0.0558124189204929)" office:value-type="float" office:value="0.00100823596368059" calcext:value-type="float">
            <text:p>0.001008236</text:p>
          </table:table-cell>
          <table:table-cell table:formula="of:=[.H315]*-1" office:value-type="float" office:value="0.021772" calcext:value-type="float">
            <text:p>0.021772</text:p>
          </table:table-cell>
          <table:table-cell table:formula="of:=[.M315]*-1" office:value-type="float" office:value="0.089399" calcext:value-type="float">
            <text:p>0.089399</text:p>
          </table:table-cell>
          <table:table-cell table:formula="of:=([.K315]^2)*(48.7382423482978)+([.K315])*(0.0643401308833624)+(0.0316411646540839)" office:value-type="float" office:value="0.0389182672961207" calcext:value-type="float">
            <text:p>0.0389182673</text:p>
          </table:table-cell>
          <table:table-cell table:formula="of:=([.M315]^2)*(2.99573212968935)+([.M315])*(-0.0394274132082148)+(-0.010306073088791)" office:value-type="float" office:value="0.0171611322347451" calcext:value-type="float">
            <text:p>0.0171611322</text:p>
          </table:table-cell>
          <table:table-cell table:formula="of:=([.L315]^2)*(-20.9992408223248)+([.L315])*(0.114146130561486)+(0.302895814088881)" office:value-type="float" office:value="0.30234497021802" calcext:value-type="float">
            <text:p>0.302344970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6]" office:value-type="float" office:value="-0.021773" calcext:value-type="float">
            <text:p>-0.021773</text:p>
          </table:table-cell>
          <table:table-cell table:formula="of:=[Datos_MoCap.B316]" office:value-type="float" office:value="0.067187" calcext:value-type="float">
            <text:p>0.067187</text:p>
          </table:table-cell>
          <table:table-cell table:formula="of:=[Datos_MoCap.C316]" office:value-type="float" office:value="0.213124" calcext:value-type="float">
            <text:p>0.213124</text:p>
          </table:table-cell>
          <table:table-cell table:formula="of:=[Datos_MoCap.D316]" office:value-type="float" office:value="0.01155" calcext:value-type="float">
            <text:p>0.01155</text:p>
          </table:table-cell>
          <table:table-cell table:formula="of:=[Datos_MoCap.F316]" office:value-type="float" office:value="0.008483" calcext:value-type="float">
            <text:p>0.008483</text:p>
          </table:table-cell>
          <table:table-cell table:formula="of:=[Datos_MoCap.E316]" office:value-type="float" office:value="-0.089413" calcext:value-type="float">
            <text:p>-0.089413</text:p>
          </table:table-cell>
          <table:table-cell/>
          <table:table-cell table:formula="of:=([.H316]^2)*(0.140024724909833)+([.H316])*(-0.00142725065277068)+(-0.0063459406986214)" office:value-type="float" office:value="-0.00624848455492061" calcext:value-type="float">
            <text:p>-0.0062484846</text:p>
          </table:table-cell>
          <table:table-cell table:formula="of:=([.J316]^2)*(-1.68303778049881)+([.J316])*(0.15665109790632)+(0.10475739737447)" office:value-type="float" office:value="0.0616968342351001" calcext:value-type="float">
            <text:p>0.0616968342</text:p>
          </table:table-cell>
          <table:table-cell table:formula="of:=([.I316]^2)*(-1.84809378419694)+([.I316])*(0.969715893777015)+(-0.0558124189204929)" office:value-type="float" office:value="0.000997415677407396" calcext:value-type="float">
            <text:p>0.0009974157</text:p>
          </table:table-cell>
          <table:table-cell table:formula="of:=[.H316]*-1" office:value-type="float" office:value="0.021773" calcext:value-type="float">
            <text:p>0.021773</text:p>
          </table:table-cell>
          <table:table-cell table:formula="of:=[.M316]*-1" office:value-type="float" office:value="0.089413" calcext:value-type="float">
            <text:p>0.089413</text:p>
          </table:table-cell>
          <table:table-cell table:formula="of:=([.K316]^2)*(48.7382423482978)+([.K316])*(0.0643401308833624)+(0.0316411646540839)" office:value-type="float" office:value="0.0388860965406555" calcext:value-type="float">
            <text:p>0.0388860965</text:p>
          </table:table-cell>
          <table:table-cell table:formula="of:=([.M316]^2)*(2.99573212968935)+([.M316])*(-0.0394274132082148)+(-0.010306073088791)" office:value-type="float" office:value="0.0171691836384801" calcext:value-type="float">
            <text:p>0.0171691836</text:p>
          </table:table-cell>
          <table:table-cell table:formula="of:=([.L316]^2)*(-20.9992408223248)+([.L316])*(0.114146130561486)+(0.302895814088881)" office:value-type="float" office:value="0.302352983276838" calcext:value-type="float">
            <text:p>0.302352983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7]" office:value-type="float" office:value="-0.021739" calcext:value-type="float">
            <text:p>-0.021739</text:p>
          </table:table-cell>
          <table:table-cell table:formula="of:=[Datos_MoCap.B317]" office:value-type="float" office:value="0.067202" calcext:value-type="float">
            <text:p>0.067202</text:p>
          </table:table-cell>
          <table:table-cell table:formula="of:=[Datos_MoCap.C317]" office:value-type="float" office:value="0.213131" calcext:value-type="float">
            <text:p>0.213131</text:p>
          </table:table-cell>
          <table:table-cell table:formula="of:=[Datos_MoCap.D317]" office:value-type="float" office:value="0.011456" calcext:value-type="float">
            <text:p>0.011456</text:p>
          </table:table-cell>
          <table:table-cell table:formula="of:=[Datos_MoCap.F317]" office:value-type="float" office:value="0.008519" calcext:value-type="float">
            <text:p>0.008519</text:p>
          </table:table-cell>
          <table:table-cell table:formula="of:=[Datos_MoCap.E317]" office:value-type="float" office:value="-0.089523" calcext:value-type="float">
            <text:p>-0.089523</text:p>
          </table:table-cell>
          <table:table-cell/>
          <table:table-cell table:formula="of:=([.H317]^2)*(0.140024724909833)+([.H317])*(-0.00142725065277068)+(-0.0063459406986214)" office:value-type="float" office:value="-0.00624874023514104" calcext:value-type="float">
            <text:p>-0.0062487402</text:p>
          </table:table-cell>
          <table:table-cell table:formula="of:=([.J317]^2)*(-1.68303778049881)+([.J317])*(0.15665109790632)+(0.10475739737447)" office:value-type="float" office:value="0.0616929089699015" calcext:value-type="float">
            <text:p>0.061692909</text:p>
          </table:table-cell>
          <table:table-cell table:formula="of:=([.I317]^2)*(-1.84809378419694)+([.I317])*(0.969715893777015)+(-0.0558124189204929)" office:value-type="float" office:value="0.00100823596368059" calcext:value-type="float">
            <text:p>0.001008236</text:p>
          </table:table-cell>
          <table:table-cell table:formula="of:=[.H317]*-1" office:value-type="float" office:value="0.021739" calcext:value-type="float">
            <text:p>0.021739</text:p>
          </table:table-cell>
          <table:table-cell table:formula="of:=[.M317]*-1" office:value-type="float" office:value="0.089523" calcext:value-type="float">
            <text:p>0.089523</text:p>
          </table:table-cell>
          <table:table-cell table:formula="of:=([.K317]^2)*(48.7382423482978)+([.K317])*(0.0643401308833624)+(0.0316411646540839)" office:value-type="float" office:value="0.0387746490000268" calcext:value-type="float">
            <text:p>0.038774649</text:p>
          </table:table-cell>
          <table:table-cell table:formula="of:=([.M317]^2)*(2.99573212968935)+([.M317])*(-0.0394274132082148)+(-0.010306073088791)" office:value-type="float" office:value="0.0172324855296124" calcext:value-type="float">
            <text:p>0.0172324855</text:p>
          </table:table-cell>
          <table:table-cell table:formula="of:=([.L317]^2)*(-20.9992408223248)+([.L317])*(0.114146130561486)+(0.302895814088881)" office:value-type="float" office:value="0.30234423949021" calcext:value-type="float">
            <text:p>0.302344239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8]" office:value-type="float" office:value="-0.021773" calcext:value-type="float">
            <text:p>-0.021773</text:p>
          </table:table-cell>
          <table:table-cell table:formula="of:=[Datos_MoCap.B318]" office:value-type="float" office:value="0.06721" calcext:value-type="float">
            <text:p>0.06721</text:p>
          </table:table-cell>
          <table:table-cell table:formula="of:=[Datos_MoCap.C318]" office:value-type="float" office:value="0.213119" calcext:value-type="float">
            <text:p>0.213119</text:p>
          </table:table-cell>
          <table:table-cell table:formula="of:=[Datos_MoCap.D318]" office:value-type="float" office:value="0.011547" calcext:value-type="float">
            <text:p>0.011547</text:p>
          </table:table-cell>
          <table:table-cell table:formula="of:=[Datos_MoCap.F318]" office:value-type="float" office:value="0.008437" calcext:value-type="float">
            <text:p>0.008437</text:p>
          </table:table-cell>
          <table:table-cell table:formula="of:=[Datos_MoCap.E318]" office:value-type="float" office:value="-0.08942" calcext:value-type="float">
            <text:p>-0.08942</text:p>
          </table:table-cell>
          <table:table-cell/>
          <table:table-cell table:formula="of:=([.H318]^2)*(0.140024724909833)+([.H318])*(-0.00142725065277068)+(-0.0063459406986214)" office:value-type="float" office:value="-0.00624848455492061" calcext:value-type="float">
            <text:p>-0.0062484846</text:p>
          </table:table-cell>
          <table:table-cell table:formula="of:=([.J318]^2)*(-1.68303778049881)+([.J318])*(0.15665109790632)+(0.10475739737447)" office:value-type="float" office:value="0.0616996378949739" calcext:value-type="float">
            <text:p>0.0616996379</text:p>
          </table:table-cell>
          <table:table-cell table:formula="of:=([.I318]^2)*(-1.84809378419694)+([.I318])*(0.969715893777015)+(-0.0558124189204929)" office:value-type="float" office:value="0.00101400644297704" calcext:value-type="float">
            <text:p>0.0010140064</text:p>
          </table:table-cell>
          <table:table-cell table:formula="of:=[.H318]*-1" office:value-type="float" office:value="0.021773" calcext:value-type="float">
            <text:p>0.021773</text:p>
          </table:table-cell>
          <table:table-cell table:formula="of:=[.M318]*-1" office:value-type="float" office:value="0.08942" calcext:value-type="float">
            <text:p>0.08942</text:p>
          </table:table-cell>
          <table:table-cell table:formula="of:=([.K318]^2)*(48.7382423482978)+([.K318])*(0.0643401308833624)+(0.0316411646540839)" office:value-type="float" office:value="0.0388825263987123" calcext:value-type="float">
            <text:p>0.0388825264</text:p>
          </table:table-cell>
          <table:table-cell table:formula="of:=([.M318]^2)*(2.99573212968935)+([.M318])*(-0.0394274132082148)+(-0.010306073088791)" office:value-type="float" office:value="0.0171732097807202" calcext:value-type="float">
            <text:p>0.0171732098</text:p>
          </table:table-cell>
          <table:table-cell table:formula="of:=([.L318]^2)*(-20.9992408223248)+([.L318])*(0.114146130561486)+(0.302895814088881)" office:value-type="float" office:value="0.302364076683949" calcext:value-type="float">
            <text:p>0.30236407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9]" office:value-type="float" office:value="-0.021773" calcext:value-type="float">
            <text:p>-0.021773</text:p>
          </table:table-cell>
          <table:table-cell table:formula="of:=[Datos_MoCap.B319]" office:value-type="float" office:value="0.067197" calcext:value-type="float">
            <text:p>0.067197</text:p>
          </table:table-cell>
          <table:table-cell table:formula="of:=[Datos_MoCap.C319]" office:value-type="float" office:value="0.213112" calcext:value-type="float">
            <text:p>0.213112</text:p>
          </table:table-cell>
          <table:table-cell table:formula="of:=[Datos_MoCap.D319]" office:value-type="float" office:value="0.011546" calcext:value-type="float">
            <text:p>0.011546</text:p>
          </table:table-cell>
          <table:table-cell table:formula="of:=[Datos_MoCap.F319]" office:value-type="float" office:value="0.008452" calcext:value-type="float">
            <text:p>0.008452</text:p>
          </table:table-cell>
          <table:table-cell table:formula="of:=[Datos_MoCap.E319]" office:value-type="float" office:value="-0.089423" calcext:value-type="float">
            <text:p>-0.089423</text:p>
          </table:table-cell>
          <table:table-cell/>
          <table:table-cell table:formula="of:=([.H319]^2)*(0.140024724909833)+([.H319])*(-0.00142725065277068)+(-0.0063459406986214)" office:value-type="float" office:value="-0.00624848455492061" calcext:value-type="float">
            <text:p>-0.0062484846</text:p>
          </table:table-cell>
          <table:table-cell table:formula="of:=([.J319]^2)*(-1.68303778049881)+([.J319])*(0.15665109790632)+(0.10475739737447)" office:value-type="float" office:value="0.0617035628774221" calcext:value-type="float">
            <text:p>0.0617035629</text:p>
          </table:table-cell>
          <table:table-cell table:formula="of:=([.I319]^2)*(-1.84809378419694)+([.I319])*(0.969715893777015)+(-0.0558124189204929)" office:value-type="float" office:value="0.00100462929399421" calcext:value-type="float">
            <text:p>0.0010046293</text:p>
          </table:table-cell>
          <table:table-cell table:formula="of:=[.H319]*-1" office:value-type="float" office:value="0.021773" calcext:value-type="float">
            <text:p>0.021773</text:p>
          </table:table-cell>
          <table:table-cell table:formula="of:=[.M319]*-1" office:value-type="float" office:value="0.089423" calcext:value-type="float">
            <text:p>0.089423</text:p>
          </table:table-cell>
          <table:table-cell table:formula="of:=([.K319]^2)*(48.7382423482978)+([.K319])*(0.0643401308833624)+(0.0316411646540839)" office:value-type="float" office:value="0.0388813365463509" calcext:value-type="float">
            <text:p>0.0388813365</text:p>
          </table:table-cell>
          <table:table-cell table:formula="of:=([.M319]^2)*(2.99573212968935)+([.M319])*(-0.0394274132082148)+(-0.010306073088791)" office:value-type="float" office:value="0.0171749353601236" calcext:value-type="float">
            <text:p>0.0171749354</text:p>
          </table:table-cell>
          <table:table-cell table:formula="of:=([.L319]^2)*(-20.9992408223248)+([.L319])*(0.114146130561486)+(0.302895814088881)" office:value-type="float" office:value="0.302360469033234" calcext:value-type="float">
            <text:p>0.3023604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0]" office:value-type="float" office:value="-0.021774" calcext:value-type="float">
            <text:p>-0.021774</text:p>
          </table:table-cell>
          <table:table-cell table:formula="of:=[Datos_MoCap.B320]" office:value-type="float" office:value="0.067211" calcext:value-type="float">
            <text:p>0.067211</text:p>
          </table:table-cell>
          <table:table-cell table:formula="of:=[Datos_MoCap.C320]" office:value-type="float" office:value="0.213115" calcext:value-type="float">
            <text:p>0.213115</text:p>
          </table:table-cell>
          <table:table-cell table:formula="of:=[Datos_MoCap.D320]" office:value-type="float" office:value="0.011572" calcext:value-type="float">
            <text:p>0.011572</text:p>
          </table:table-cell>
          <table:table-cell table:formula="of:=[Datos_MoCap.F320]" office:value-type="float" office:value="0.00849" calcext:value-type="float">
            <text:p>0.00849</text:p>
          </table:table-cell>
          <table:table-cell table:formula="of:=[Datos_MoCap.E320]" office:value-type="float" office:value="-0.089408" calcext:value-type="float">
            <text:p>-0.089408</text:p>
          </table:table-cell>
          <table:table-cell/>
          <table:table-cell table:formula="of:=([.H320]^2)*(0.140024724909833)+([.H320])*(-0.00142725065277068)+(-0.0063459406986214)" office:value-type="float" office:value="-0.00624847703001327" calcext:value-type="float">
            <text:p>-0.006248477</text:p>
          </table:table-cell>
          <table:table-cell table:formula="of:=([.J320]^2)*(-1.68303778049881)+([.J320])*(0.15665109790632)+(0.10475739737447)" office:value-type="float" office:value="0.0617018807622836" calcext:value-type="float">
            <text:p>0.0617018808</text:p>
          </table:table-cell>
          <table:table-cell table:formula="of:=([.I320]^2)*(-1.84809378419694)+([.I320])*(0.969715893777015)+(-0.0558124189204929)" office:value-type="float" office:value="0.00101472773625624" calcext:value-type="float">
            <text:p>0.0010147277</text:p>
          </table:table-cell>
          <table:table-cell table:formula="of:=[.H320]*-1" office:value-type="float" office:value="0.021774" calcext:value-type="float">
            <text:p>0.021774</text:p>
          </table:table-cell>
          <table:table-cell table:formula="of:=[.M320]*-1" office:value-type="float" office:value="0.089408" calcext:value-type="float">
            <text:p>0.089408</text:p>
          </table:table-cell>
          <table:table-cell table:formula="of:=([.K320]^2)*(48.7382423482978)+([.K320])*(0.0643401308833624)+(0.0316411646540839)" office:value-type="float" office:value="0.0389123043876057" calcext:value-type="float">
            <text:p>0.0389123044</text:p>
          </table:table-cell>
          <table:table-cell table:formula="of:=([.M320]^2)*(2.99573212968935)+([.M320])*(-0.0394274132082148)+(-0.010306073088791)" office:value-type="float" office:value="0.0171663080023382" calcext:value-type="float">
            <text:p>0.017166308</text:p>
          </table:table-cell>
          <table:table-cell table:formula="of:=([.L320]^2)*(-20.9992408223248)+([.L320])*(0.114146130561486)+(0.302895814088881)" office:value-type="float" office:value="0.302351287358951" calcext:value-type="float">
            <text:p>0.302351287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1]" office:value-type="float" office:value="-0.021778" calcext:value-type="float">
            <text:p>-0.021778</text:p>
          </table:table-cell>
          <table:table-cell table:formula="of:=[Datos_MoCap.B321]" office:value-type="float" office:value="0.067215" calcext:value-type="float">
            <text:p>0.067215</text:p>
          </table:table-cell>
          <table:table-cell table:formula="of:=[Datos_MoCap.C321]" office:value-type="float" office:value="0.213114" calcext:value-type="float">
            <text:p>0.213114</text:p>
          </table:table-cell>
          <table:table-cell table:formula="of:=[Datos_MoCap.D321]" office:value-type="float" office:value="0.011592" calcext:value-type="float">
            <text:p>0.011592</text:p>
          </table:table-cell>
          <table:table-cell table:formula="of:=[Datos_MoCap.F321]" office:value-type="float" office:value="0.008514" calcext:value-type="float">
            <text:p>0.008514</text:p>
          </table:table-cell>
          <table:table-cell table:formula="of:=[Datos_MoCap.E321]" office:value-type="float" office:value="-0.089408" calcext:value-type="float">
            <text:p>-0.089408</text:p>
          </table:table-cell>
          <table:table-cell/>
          <table:table-cell table:formula="of:=([.H321]^2)*(0.140024724909833)+([.H321])*(-0.00142725065277068)+(-0.0063459406986214)" office:value-type="float" office:value="-0.00624844692758338" calcext:value-type="float">
            <text:p>-0.0062484469</text:p>
          </table:table-cell>
          <table:table-cell table:formula="of:=([.J321]^2)*(-1.68303778049881)+([.J321])*(0.15665109790632)+(0.10475739737447)" office:value-type="float" office:value="0.0617024414706958" calcext:value-type="float">
            <text:p>0.0617024415</text:p>
          </table:table-cell>
          <table:table-cell table:formula="of:=([.I321]^2)*(-1.84809378419694)+([.I321])*(0.969715893777015)+(-0.0558124189204929)" office:value-type="float" office:value="0.00101761287241122" calcext:value-type="float">
            <text:p>0.0010176129</text:p>
          </table:table-cell>
          <table:table-cell table:formula="of:=[.H321]*-1" office:value-type="float" office:value="0.021778" calcext:value-type="float">
            <text:p>0.021778</text:p>
          </table:table-cell>
          <table:table-cell table:formula="of:=[.M321]*-1" office:value-type="float" office:value="0.089408" calcext:value-type="float">
            <text:p>0.089408</text:p>
          </table:table-cell>
          <table:table-cell table:formula="of:=([.K321]^2)*(48.7382423482978)+([.K321])*(0.0643401308833624)+(0.0316411646540839)" office:value-type="float" office:value="0.0389361706431385" calcext:value-type="float">
            <text:p>0.0389361706</text:p>
          </table:table-cell>
          <table:table-cell table:formula="of:=([.M321]^2)*(2.99573212968935)+([.M321])*(-0.0394274132082148)+(-0.010306073088791)" office:value-type="float" office:value="0.0171663080023382" calcext:value-type="float">
            <text:p>0.017166308</text:p>
          </table:table-cell>
          <table:table-cell table:formula="of:=([.L321]^2)*(-20.9992408223248)+([.L321])*(0.114146130561486)+(0.302895814088881)" office:value-type="float" office:value="0.302345457159902" calcext:value-type="float">
            <text:p>0.302345457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2]" office:value-type="float" office:value="-0.021781" calcext:value-type="float">
            <text:p>-0.021781</text:p>
          </table:table-cell>
          <table:table-cell table:formula="of:=[Datos_MoCap.B322]" office:value-type="float" office:value="0.067209" calcext:value-type="float">
            <text:p>0.067209</text:p>
          </table:table-cell>
          <table:table-cell table:formula="of:=[Datos_MoCap.C322]" office:value-type="float" office:value="0.213115" calcext:value-type="float">
            <text:p>0.213115</text:p>
          </table:table-cell>
          <table:table-cell table:formula="of:=[Datos_MoCap.D322]" office:value-type="float" office:value="0.011573" calcext:value-type="float">
            <text:p>0.011573</text:p>
          </table:table-cell>
          <table:table-cell table:formula="of:=[Datos_MoCap.F322]" office:value-type="float" office:value="0.008571" calcext:value-type="float">
            <text:p>0.008571</text:p>
          </table:table-cell>
          <table:table-cell table:formula="of:=[Datos_MoCap.E322]" office:value-type="float" office:value="-0.089417" calcext:value-type="float">
            <text:p>-0.089417</text:p>
          </table:table-cell>
          <table:table-cell/>
          <table:table-cell table:formula="of:=([.H322]^2)*(0.140024724909833)+([.H322])*(-0.00142725065277068)+(-0.0063459406986214)" office:value-type="float" office:value="-0.00624842434782044" calcext:value-type="float">
            <text:p>-0.0062484243</text:p>
          </table:table-cell>
          <table:table-cell table:formula="of:=([.J322]^2)*(-1.68303778049881)+([.J322])*(0.15665109790632)+(0.10475739737447)" office:value-type="float" office:value="0.0617018807622836" calcext:value-type="float">
            <text:p>0.0617018808</text:p>
          </table:table-cell>
          <table:table-cell table:formula="of:=([.I322]^2)*(-1.84809378419694)+([.I322])*(0.969715893777015)+(-0.0558124189204929)" office:value-type="float" office:value="0.00101328514600163" calcext:value-type="float">
            <text:p>0.0010132851</text:p>
          </table:table-cell>
          <table:table-cell table:formula="of:=[.H322]*-1" office:value-type="float" office:value="0.021781" calcext:value-type="float">
            <text:p>0.021781</text:p>
          </table:table-cell>
          <table:table-cell table:formula="of:=[.M322]*-1" office:value-type="float" office:value="0.089417" calcext:value-type="float">
            <text:p>0.089417</text:p>
          </table:table-cell>
          <table:table-cell table:formula="of:=([.K322]^2)*(48.7382423482978)+([.K322])*(0.0643401308833624)+(0.0316411646540839)" office:value-type="float" office:value="0.0389134967743557" calcext:value-type="float">
            <text:p>0.0389134968</text:p>
          </table:table-cell>
          <table:table-cell table:formula="of:=([.M322]^2)*(2.99573212968935)+([.M322])*(-0.0394274132082148)+(-0.010306073088791)" office:value-type="float" office:value="0.0171714842552399" calcext:value-type="float">
            <text:p>0.0171714843</text:p>
          </table:table-cell>
          <table:table-cell table:formula="of:=([.L322]^2)*(-20.9992408223248)+([.L322])*(0.114146130561486)+(0.302895814088881)" office:value-type="float" office:value="0.302331513483665" calcext:value-type="float">
            <text:p>0.30233151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3]" office:value-type="float" office:value="-0.02179" calcext:value-type="float">
            <text:p>-0.02179</text:p>
          </table:table-cell>
          <table:table-cell table:formula="of:=[Datos_MoCap.B323]" office:value-type="float" office:value="0.067215" calcext:value-type="float">
            <text:p>0.067215</text:p>
          </table:table-cell>
          <table:table-cell table:formula="of:=[Datos_MoCap.C323]" office:value-type="float" office:value="0.213112" calcext:value-type="float">
            <text:p>0.213112</text:p>
          </table:table-cell>
          <table:table-cell table:formula="of:=[Datos_MoCap.D323]" office:value-type="float" office:value="0.011573" calcext:value-type="float">
            <text:p>0.011573</text:p>
          </table:table-cell>
          <table:table-cell table:formula="of:=[Datos_MoCap.F323]" office:value-type="float" office:value="0.008654" calcext:value-type="float">
            <text:p>0.008654</text:p>
          </table:table-cell>
          <table:table-cell table:formula="of:=[Datos_MoCap.E323]" office:value-type="float" office:value="-0.089378" calcext:value-type="float">
            <text:p>-0.089378</text:p>
          </table:table-cell>
          <table:table-cell/>
          <table:table-cell table:formula="of:=([.H323]^2)*(0.140024724909833)+([.H323])*(-0.00142725065277068)+(-0.0063459406986214)" office:value-type="float" office:value="-0.00624835659340897" calcext:value-type="float">
            <text:p>-0.0062483566</text:p>
          </table:table-cell>
          <table:table-cell table:formula="of:=([.J323]^2)*(-1.68303778049881)+([.J323])*(0.15665109790632)+(0.10475739737447)" office:value-type="float" office:value="0.0617035628774221" calcext:value-type="float">
            <text:p>0.0617035629</text:p>
          </table:table-cell>
          <table:table-cell table:formula="of:=([.I323]^2)*(-1.84809378419694)+([.I323])*(0.969715893777015)+(-0.0558124189204929)" office:value-type="float" office:value="0.00101761287241122" calcext:value-type="float">
            <text:p>0.0010176129</text:p>
          </table:table-cell>
          <table:table-cell table:formula="of:=[.H323]*-1" office:value-type="float" office:value="0.02179" calcext:value-type="float">
            <text:p>0.02179</text:p>
          </table:table-cell>
          <table:table-cell table:formula="of:=[.M323]*-1" office:value-type="float" office:value="0.089378" calcext:value-type="float">
            <text:p>0.089378</text:p>
          </table:table-cell>
          <table:table-cell table:formula="of:=([.K323]^2)*(48.7382423482978)+([.K323])*(0.0643401308833624)+(0.0316411646540839)" office:value-type="float" office:value="0.0389134967743557" calcext:value-type="float">
            <text:p>0.0389134968</text:p>
          </table:table-cell>
          <table:table-cell table:formula="of:=([.M323]^2)*(2.99573212968935)+([.M323])*(-0.0394274132082148)+(-0.010306073088791)" office:value-type="float" office:value="0.0171490573310058" calcext:value-type="float">
            <text:p>0.0171490573</text:p>
          </table:table-cell>
          <table:table-cell table:formula="of:=([.L323]^2)*(-20.9992408223248)+([.L323])*(0.114146130561486)+(0.302895814088881)" office:value-type="float" office:value="0.302310965522879" calcext:value-type="float">
            <text:p>0.30231096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4]" office:value-type="float" office:value="-0.021799" calcext:value-type="float">
            <text:p>-0.021799</text:p>
          </table:table-cell>
          <table:table-cell table:formula="of:=[Datos_MoCap.B324]" office:value-type="float" office:value="0.067229" calcext:value-type="float">
            <text:p>0.067229</text:p>
          </table:table-cell>
          <table:table-cell table:formula="of:=[Datos_MoCap.C324]" office:value-type="float" office:value="0.21312" calcext:value-type="float">
            <text:p>0.21312</text:p>
          </table:table-cell>
          <table:table-cell table:formula="of:=[Datos_MoCap.D324]" office:value-type="float" office:value="0.011625" calcext:value-type="float">
            <text:p>0.011625</text:p>
          </table:table-cell>
          <table:table-cell table:formula="of:=[Datos_MoCap.F324]" office:value-type="float" office:value="0.008692" calcext:value-type="float">
            <text:p>0.008692</text:p>
          </table:table-cell>
          <table:table-cell table:formula="of:=[Datos_MoCap.E324]" office:value-type="float" office:value="-0.089373" calcext:value-type="float">
            <text:p>-0.089373</text:p>
          </table:table-cell>
          <table:table-cell/>
          <table:table-cell table:formula="of:=([.H324]^2)*(0.140024724909833)+([.H324])*(-0.00142725065277068)+(-0.0063459406986214)" office:value-type="float" office:value="-0.00624828881631348" calcext:value-type="float">
            <text:p>-0.0062482888</text:p>
          </table:table-cell>
          <table:table-cell table:formula="of:=([.J324]^2)*(-1.68303778049881)+([.J324])*(0.15665109790632)+(0.10475739737447)" office:value-type="float" office:value="0.0616990771697313" calcext:value-type="float">
            <text:p>0.0616990772</text:p>
          </table:table-cell>
          <table:table-cell table:formula="of:=([.I324]^2)*(-1.84809378419694)+([.I324])*(0.969715893777015)+(-0.0558124189204929)" office:value-type="float" office:value="0.00102771038323398" calcext:value-type="float">
            <text:p>0.0010277104</text:p>
          </table:table-cell>
          <table:table-cell table:formula="of:=[.H324]*-1" office:value-type="float" office:value="0.021799" calcext:value-type="float">
            <text:p>0.021799</text:p>
          </table:table-cell>
          <table:table-cell table:formula="of:=[.M324]*-1" office:value-type="float" office:value="0.089373" calcext:value-type="float">
            <text:p>0.089373</text:p>
          </table:table-cell>
          <table:table-cell table:formula="of:=([.K324]^2)*(48.7382423482978)+([.K324])*(0.0643401308833624)+(0.0316411646540839)" office:value-type="float" office:value="0.0389756352079534" calcext:value-type="float">
            <text:p>0.0389756352</text:p>
          </table:table-cell>
          <table:table-cell table:formula="of:=([.M324]^2)*(2.99573212968935)+([.M324])*(-0.0394274132082148)+(-0.010306073088791)" office:value-type="float" office:value="0.0171461827433702" calcext:value-type="float">
            <text:p>0.0171461827</text:p>
          </table:table-cell>
          <table:table-cell table:formula="of:=([.L324]^2)*(-20.9992408223248)+([.L324])*(0.114146130561486)+(0.302895814088881)" office:value-type="float" office:value="0.302301461468251" calcext:value-type="float">
            <text:p>0.30230146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5]" office:value-type="float" office:value="-0.021811" calcext:value-type="float">
            <text:p>-0.021811</text:p>
          </table:table-cell>
          <table:table-cell table:formula="of:=[Datos_MoCap.B325]" office:value-type="float" office:value="0.067221" calcext:value-type="float">
            <text:p>0.067221</text:p>
          </table:table-cell>
          <table:table-cell table:formula="of:=[Datos_MoCap.C325]" office:value-type="float" office:value="0.213119" calcext:value-type="float">
            <text:p>0.213119</text:p>
          </table:table-cell>
          <table:table-cell table:formula="of:=[Datos_MoCap.D325]" office:value-type="float" office:value="0.011646" calcext:value-type="float">
            <text:p>0.011646</text:p>
          </table:table-cell>
          <table:table-cell table:formula="of:=[Datos_MoCap.F325]" office:value-type="float" office:value="0.008739" calcext:value-type="float">
            <text:p>0.008739</text:p>
          </table:table-cell>
          <table:table-cell table:formula="of:=[Datos_MoCap.E325]" office:value-type="float" office:value="-0.089377" calcext:value-type="float">
            <text:p>-0.089377</text:p>
          </table:table-cell>
          <table:table-cell/>
          <table:table-cell table:formula="of:=([.H325]^2)*(0.140024724909833)+([.H325])*(-0.00142725065277068)+(-0.0063459406986214)" office:value-type="float" office:value="-0.00624819841156661" calcext:value-type="float">
            <text:p>-0.0062481984</text:p>
          </table:table-cell>
          <table:table-cell table:formula="of:=([.J325]^2)*(-1.68303778049881)+([.J325])*(0.15665109790632)+(0.10475739737447)" office:value-type="float" office:value="0.0616996378949739" calcext:value-type="float">
            <text:p>0.0616996379</text:p>
          </table:table-cell>
          <table:table-cell table:formula="of:=([.I325]^2)*(-1.84809378419694)+([.I325])*(0.969715893777015)+(-0.0558124189204929)" office:value-type="float" office:value="0.00102194046575805" calcext:value-type="float">
            <text:p>0.0010219405</text:p>
          </table:table-cell>
          <table:table-cell table:formula="of:=[.H325]*-1" office:value-type="float" office:value="0.021811" calcext:value-type="float">
            <text:p>0.021811</text:p>
          </table:table-cell>
          <table:table-cell table:formula="of:=[.M325]*-1" office:value-type="float" office:value="0.089377" calcext:value-type="float">
            <text:p>0.089377</text:p>
          </table:table-cell>
          <table:table-cell table:formula="of:=([.K325]^2)*(48.7382423482978)+([.K325])*(0.0643401308833624)+(0.0316411646540839)" office:value-type="float" office:value="0.0390008042910934" calcext:value-type="float">
            <text:p>0.0390008043</text:p>
          </table:table-cell>
          <table:table-cell table:formula="of:=([.M325]^2)*(2.99573212968935)+([.M325])*(-0.0394274132082148)+(-0.010306073088791)" office:value-type="float" office:value="0.0171484824014957" calcext:value-type="float">
            <text:p>0.0171484824</text:p>
          </table:table-cell>
          <table:table-cell table:formula="of:=([.L325]^2)*(-20.9992408223248)+([.L325])*(0.114146130561486)+(0.302895814088881)" office:value-type="float" office:value="0.302289622561349" calcext:value-type="float">
            <text:p>0.302289622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6]" office:value-type="float" office:value="-0.021824" calcext:value-type="float">
            <text:p>-0.021824</text:p>
          </table:table-cell>
          <table:table-cell table:formula="of:=[Datos_MoCap.B326]" office:value-type="float" office:value="0.067215" calcext:value-type="float">
            <text:p>0.067215</text:p>
          </table:table-cell>
          <table:table-cell table:formula="of:=[Datos_MoCap.C326]" office:value-type="float" office:value="0.213118" calcext:value-type="float">
            <text:p>0.213118</text:p>
          </table:table-cell>
          <table:table-cell table:formula="of:=[Datos_MoCap.D326]" office:value-type="float" office:value="0.011623" calcext:value-type="float">
            <text:p>0.011623</text:p>
          </table:table-cell>
          <table:table-cell table:formula="of:=[Datos_MoCap.F326]" office:value-type="float" office:value="0.008893" calcext:value-type="float">
            <text:p>0.008893</text:p>
          </table:table-cell>
          <table:table-cell table:formula="of:=[Datos_MoCap.E326]" office:value-type="float" office:value="-0.089361" calcext:value-type="float">
            <text:p>-0.089361</text:p>
          </table:table-cell>
          <table:table-cell/>
          <table:table-cell table:formula="of:=([.H326]^2)*(0.140024724909833)+([.H326])*(-0.00142725065277068)+(-0.0063459406986214)" office:value-type="float" office:value="-0.0062481004275828" calcext:value-type="float">
            <text:p>-0.0062481004</text:p>
          </table:table-cell>
          <table:table-cell table:formula="of:=([.J326]^2)*(-1.68303778049881)+([.J326])*(0.15665109790632)+(0.10475739737447)" office:value-type="float" office:value="0.0617001986168504" calcext:value-type="float">
            <text:p>0.0617001986</text:p>
          </table:table-cell>
          <table:table-cell table:formula="of:=([.I326]^2)*(-1.84809378419694)+([.I326])*(0.969715893777015)+(-0.0558124189204929)" office:value-type="float" office:value="0.00101761287241122" calcext:value-type="float">
            <text:p>0.0010176129</text:p>
          </table:table-cell>
          <table:table-cell table:formula="of:=[.H326]*-1" office:value-type="float" office:value="0.021824" calcext:value-type="float">
            <text:p>0.021824</text:p>
          </table:table-cell>
          <table:table-cell table:formula="of:=[.M326]*-1" office:value-type="float" office:value="0.089361" calcext:value-type="float">
            <text:p>0.089361</text:p>
          </table:table-cell>
          <table:table-cell table:formula="of:=([.K326]^2)*(48.7382423482978)+([.K326])*(0.0643401308833624)+(0.0316411646540839)" office:value-type="float" office:value="0.0389732403943754" calcext:value-type="float">
            <text:p>0.0389732404</text:p>
          </table:table-cell>
          <table:table-cell table:formula="of:=([.M326]^2)*(2.99573212968935)+([.M326])*(-0.0394274132082148)+(-0.010306073088791)" office:value-type="float" office:value="0.0171392843441741" calcext:value-type="float">
            <text:p>0.0171392843</text:p>
          </table:table-cell>
          <table:table-cell table:formula="of:=([.L326]^2)*(-20.9992408223248)+([.L326])*(0.114146130561486)+(0.302895814088881)" office:value-type="float" office:value="0.302250181238872" calcext:value-type="float">
            <text:p>0.30225018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7]" office:value-type="float" office:value="-0.021845" calcext:value-type="float">
            <text:p>-0.021845</text:p>
          </table:table-cell>
          <table:table-cell table:formula="of:=[Datos_MoCap.B327]" office:value-type="float" office:value="0.067228" calcext:value-type="float">
            <text:p>0.067228</text:p>
          </table:table-cell>
          <table:table-cell table:formula="of:=[Datos_MoCap.C327]" office:value-type="float" office:value="0.213129" calcext:value-type="float">
            <text:p>0.213129</text:p>
          </table:table-cell>
          <table:table-cell table:formula="of:=[Datos_MoCap.D327]" office:value-type="float" office:value="0.01175" calcext:value-type="float">
            <text:p>0.01175</text:p>
          </table:table-cell>
          <table:table-cell table:formula="of:=[Datos_MoCap.F327]" office:value-type="float" office:value="0.008979" calcext:value-type="float">
            <text:p>0.008979</text:p>
          </table:table-cell>
          <table:table-cell table:formula="of:=[Datos_MoCap.E327]" office:value-type="float" office:value="-0.089356" calcext:value-type="float">
            <text:p>-0.089356</text:p>
          </table:table-cell>
          <table:table-cell/>
          <table:table-cell table:formula="of:=([.H327]^2)*(0.140024724909833)+([.H327])*(-0.00142725065277068)+(-0.0063459406986214)" office:value-type="float" office:value="-0.00624794204578514" calcext:value-type="float">
            <text:p>-0.006247942</text:p>
          </table:table-cell>
          <table:table-cell table:formula="of:=([.J327]^2)*(-1.68303778049881)+([.J327])*(0.15665109790632)+(0.10475739737447)" office:value-type="float" office:value="0.0616940304910743" calcext:value-type="float">
            <text:p>0.0616940305</text:p>
          </table:table-cell>
          <table:table-cell table:formula="of:=([.I327]^2)*(-1.84809378419694)+([.I327])*(0.969715893777015)+(-0.0558124189204929)" office:value-type="float" office:value="0.00102698915648614" calcext:value-type="float">
            <text:p>0.0010269892</text:p>
          </table:table-cell>
          <table:table-cell table:formula="of:=[.H327]*-1" office:value-type="float" office:value="0.021845" calcext:value-type="float">
            <text:p>0.021845</text:p>
          </table:table-cell>
          <table:table-cell table:formula="of:=[.M327]*-1" office:value-type="float" office:value="0.089356" calcext:value-type="float">
            <text:p>0.089356</text:p>
          </table:table-cell>
          <table:table-cell table:formula="of:=([.K327]^2)*(48.7382423482978)+([.K327])*(0.0643401308833624)+(0.0316411646540839)" office:value-type="float" office:value="0.0391260847761753" calcext:value-type="float">
            <text:p>0.0391260848</text:p>
          </table:table-cell>
          <table:table-cell table:formula="of:=([.M327]^2)*(2.99573212968935)+([.M327])*(-0.0394274132082148)+(-0.010306073088791)" office:value-type="float" office:value="0.0171364102658129" calcext:value-type="float">
            <text:p>0.0171364103</text:p>
          </table:table-cell>
          <table:table-cell table:formula="of:=([.L327]^2)*(-20.9992408223248)+([.L327])*(0.114146130561486)+(0.302895814088881)" office:value-type="float" office:value="0.30222772214095" calcext:value-type="float">
            <text:p>0.302227722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8]" office:value-type="float" office:value="-0.021878" calcext:value-type="float">
            <text:p>-0.021878</text:p>
          </table:table-cell>
          <table:table-cell table:formula="of:=[Datos_MoCap.B328]" office:value-type="float" office:value="0.067246" calcext:value-type="float">
            <text:p>0.067246</text:p>
          </table:table-cell>
          <table:table-cell table:formula="of:=[Datos_MoCap.C328]" office:value-type="float" office:value="0.213112" calcext:value-type="float">
            <text:p>0.213112</text:p>
          </table:table-cell>
          <table:table-cell table:formula="of:=[Datos_MoCap.D328]" office:value-type="float" office:value="0.011784" calcext:value-type="float">
            <text:p>0.011784</text:p>
          </table:table-cell>
          <table:table-cell table:formula="of:=[Datos_MoCap.F328]" office:value-type="float" office:value="0.00909" calcext:value-type="float">
            <text:p>0.00909</text:p>
          </table:table-cell>
          <table:table-cell table:formula="of:=[Datos_MoCap.E328]" office:value-type="float" office:value="-0.089237" calcext:value-type="float">
            <text:p>-0.089237</text:p>
          </table:table-cell>
          <table:table-cell/>
          <table:table-cell table:formula="of:=([.H328]^2)*(0.140024724909833)+([.H328])*(-0.00142725065277068)+(-0.0063459406986214)" office:value-type="float" office:value="-0.00624769291057903" calcext:value-type="float">
            <text:p>-0.0062476929</text:p>
          </table:table-cell>
          <table:table-cell table:formula="of:=([.J328]^2)*(-1.68303778049881)+([.J328])*(0.15665109790632)+(0.10475739737447)" office:value-type="float" office:value="0.0617035628774221" calcext:value-type="float">
            <text:p>0.0617035629</text:p>
          </table:table-cell>
          <table:table-cell table:formula="of:=([.I328]^2)*(-1.84809378419694)+([.I328])*(0.969715893777015)+(-0.0558124189204929)" office:value-type="float" office:value="0.00103997067243047" calcext:value-type="float">
            <text:p>0.0010399707</text:p>
          </table:table-cell>
          <table:table-cell table:formula="of:=[.H328]*-1" office:value-type="float" office:value="0.021878" calcext:value-type="float">
            <text:p>0.021878</text:p>
          </table:table-cell>
          <table:table-cell table:formula="of:=[.M328]*-1" office:value-type="float" office:value="0.089237" calcext:value-type="float">
            <text:p>0.089237</text:p>
          </table:table-cell>
          <table:table-cell table:formula="of:=([.K328]^2)*(48.7382423482978)+([.K328])*(0.0643401308833624)+(0.0316411646540839)" office:value-type="float" office:value="0.0391672705376697" calcext:value-type="float">
            <text:p>0.0391672705</text:p>
          </table:table-cell>
          <table:table-cell table:formula="of:=([.M328]^2)*(2.99573212968935)+([.M328])*(-0.0394274132082148)+(-0.010306073088791)" office:value-type="float" office:value="0.0170680514058409" calcext:value-type="float">
            <text:p>0.0170680514</text:p>
          </table:table-cell>
          <table:table-cell table:formula="of:=([.L328]^2)*(-20.9992408223248)+([.L328])*(0.114146130561486)+(0.302895814088881)" office:value-type="float" office:value="0.302198275045094" calcext:value-type="float">
            <text:p>0.30219827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9]" office:value-type="float" office:value="-0.021884" calcext:value-type="float">
            <text:p>-0.021884</text:p>
          </table:table-cell>
          <table:table-cell table:formula="of:=[Datos_MoCap.B329]" office:value-type="float" office:value="0.067246" calcext:value-type="float">
            <text:p>0.067246</text:p>
          </table:table-cell>
          <table:table-cell table:formula="of:=[Datos_MoCap.C329]" office:value-type="float" office:value="0.213105" calcext:value-type="float">
            <text:p>0.213105</text:p>
          </table:table-cell>
          <table:table-cell table:formula="of:=[Datos_MoCap.D329]" office:value-type="float" office:value="0.011764" calcext:value-type="float">
            <text:p>0.011764</text:p>
          </table:table-cell>
          <table:table-cell table:formula="of:=[Datos_MoCap.F329]" office:value-type="float" office:value="0.009184" calcext:value-type="float">
            <text:p>0.009184</text:p>
          </table:table-cell>
          <table:table-cell table:formula="of:=[Datos_MoCap.E329]" office:value-type="float" office:value="-0.089198" calcext:value-type="float">
            <text:p>-0.089198</text:p>
          </table:table-cell>
          <table:table-cell/>
          <table:table-cell table:formula="of:=([.H329]^2)*(0.140024724909833)+([.H329])*(-0.00142725065277068)+(-0.0063459406986214)" office:value-type="float" office:value="-0.00624764758050305" calcext:value-type="float">
            <text:p>-0.0062476476</text:p>
          </table:table-cell>
          <table:table-cell table:formula="of:=([.J329]^2)*(-1.68303778049881)+([.J329])*(0.15665109790632)+(0.10475739737447)" office:value-type="float" office:value="0.0617074876949326" calcext:value-type="float">
            <text:p>0.0617074877</text:p>
          </table:table-cell>
          <table:table-cell table:formula="of:=([.I329]^2)*(-1.84809378419694)+([.I329])*(0.969715893777015)+(-0.0558124189204929)" office:value-type="float" office:value="0.00103997067243047" calcext:value-type="float">
            <text:p>0.0010399707</text:p>
          </table:table-cell>
          <table:table-cell table:formula="of:=[.H329]*-1" office:value-type="float" office:value="0.021884" calcext:value-type="float">
            <text:p>0.021884</text:p>
          </table:table-cell>
          <table:table-cell table:formula="of:=[.M329]*-1" office:value-type="float" office:value="0.089198" calcext:value-type="float">
            <text:p>0.089198</text:p>
          </table:table-cell>
          <table:table-cell table:formula="of:=([.K329]^2)*(48.7382423482978)+([.K329])*(0.0643401308833624)+(0.0316411646540839)" office:value-type="float" office:value="0.0391430299724357" calcext:value-type="float">
            <text:p>0.03914303</text:p>
          </table:table-cell>
          <table:table-cell table:formula="of:=([.M329]^2)*(2.99573212968935)+([.M329])*(-0.0394274132082148)+(-0.010306073088791)" office:value-type="float" office:value="0.0170456665416859" calcext:value-type="float">
            <text:p>0.0170456665</text:p>
          </table:table-cell>
          <table:table-cell table:formula="of:=([.L329]^2)*(-20.9992408223248)+([.L329])*(0.114146130561486)+(0.302895814088881)" office:value-type="float" office:value="0.302172933209449" calcext:value-type="float">
            <text:p>0.30217293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0]" office:value-type="float" office:value="-0.021899" calcext:value-type="float">
            <text:p>-0.021899</text:p>
          </table:table-cell>
          <table:table-cell table:formula="of:=[Datos_MoCap.B330]" office:value-type="float" office:value="0.067273" calcext:value-type="float">
            <text:p>0.067273</text:p>
          </table:table-cell>
          <table:table-cell table:formula="of:=[Datos_MoCap.C330]" office:value-type="float" office:value="0.213116" calcext:value-type="float">
            <text:p>0.213116</text:p>
          </table:table-cell>
          <table:table-cell table:formula="of:=[Datos_MoCap.D330]" office:value-type="float" office:value="0.011803" calcext:value-type="float">
            <text:p>0.011803</text:p>
          </table:table-cell>
          <table:table-cell table:formula="of:=[Datos_MoCap.F330]" office:value-type="float" office:value="0.009269" calcext:value-type="float">
            <text:p>0.009269</text:p>
          </table:table-cell>
          <table:table-cell table:formula="of:=[Datos_MoCap.E330]" office:value-type="float" office:value="-0.089222" calcext:value-type="float">
            <text:p>-0.089222</text:p>
          </table:table-cell>
          <table:table-cell/>
          <table:table-cell table:formula="of:=([.H330]^2)*(0.140024724909833)+([.H330])*(-0.00142725065277068)+(-0.0063459406986214)" office:value-type="float" office:value="-0.0062475342112053" calcext:value-type="float">
            <text:p>-0.0062475342</text:p>
          </table:table-cell>
          <table:table-cell table:formula="of:=([.J330]^2)*(-1.68303778049881)+([.J330])*(0.15665109790632)+(0.10475739737447)" office:value-type="float" office:value="0.0617013200505053" calcext:value-type="float">
            <text:p>0.0617013201</text:p>
          </table:table-cell>
          <table:table-cell table:formula="of:=([.I330]^2)*(-1.84809378419694)+([.I330])*(0.969715893777015)+(-0.0558124189204929)" office:value-type="float" office:value="0.00105944070091304" calcext:value-type="float">
            <text:p>0.0010594407</text:p>
          </table:table-cell>
          <table:table-cell table:formula="of:=[.H330]*-1" office:value-type="float" office:value="0.021899" calcext:value-type="float">
            <text:p>0.021899</text:p>
          </table:table-cell>
          <table:table-cell table:formula="of:=[.M330]*-1" office:value-type="float" office:value="0.089222" calcext:value-type="float">
            <text:p>0.089222</text:p>
          </table:table-cell>
          <table:table-cell table:formula="of:=([.K330]^2)*(48.7382423482978)+([.K330])*(0.0643401308833624)+(0.0316411646540839)" office:value-type="float" office:value="0.0391903351896797" calcext:value-type="float">
            <text:p>0.0391903352</text:p>
          </table:table-cell>
          <table:table-cell table:formula="of:=([.M330]^2)*(2.99573212968935)+([.M330])*(-0.0394274132082148)+(-0.010306073088791)" office:value-type="float" office:value="0.0170594407642408" calcext:value-type="float">
            <text:p>0.0170594408</text:p>
          </table:table-cell>
          <table:table-cell table:formula="of:=([.L330]^2)*(-20.9992408223248)+([.L330])*(0.114146130561486)+(0.302895814088881)" office:value-type="float" office:value="0.30214969821632" calcext:value-type="float">
            <text:p>0.302149698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1]" office:value-type="float" office:value="-0.021903" calcext:value-type="float">
            <text:p>-0.021903</text:p>
          </table:table-cell>
          <table:table-cell table:formula="of:=[Datos_MoCap.B331]" office:value-type="float" office:value="0.067274" calcext:value-type="float">
            <text:p>0.067274</text:p>
          </table:table-cell>
          <table:table-cell table:formula="of:=[Datos_MoCap.C331]" office:value-type="float" office:value="0.213119" calcext:value-type="float">
            <text:p>0.213119</text:p>
          </table:table-cell>
          <table:table-cell table:formula="of:=[Datos_MoCap.D331]" office:value-type="float" office:value="0.011844" calcext:value-type="float">
            <text:p>0.011844</text:p>
          </table:table-cell>
          <table:table-cell table:formula="of:=[Datos_MoCap.F331]" office:value-type="float" office:value="0.009325" calcext:value-type="float">
            <text:p>0.009325</text:p>
          </table:table-cell>
          <table:table-cell table:formula="of:=[Datos_MoCap.E331]" office:value-type="float" office:value="-0.08922" calcext:value-type="float">
            <text:p>-0.08922</text:p>
          </table:table-cell>
          <table:table-cell/>
          <table:table-cell table:formula="of:=([.H331]^2)*(0.140024724909833)+([.H331])*(-0.00142725065277068)+(-0.0063459406986214)" office:value-type="float" office:value="-0.00624750396875068" calcext:value-type="float">
            <text:p>-0.006247504</text:p>
          </table:table-cell>
          <table:table-cell table:formula="of:=([.J331]^2)*(-1.68303778049881)+([.J331])*(0.15665109790632)+(0.10475739737447)" office:value-type="float" office:value="0.0616996378949739" calcext:value-type="float">
            <text:p>0.0616996379</text:p>
          </table:table-cell>
          <table:table-cell table:formula="of:=([.I331]^2)*(-1.84809378419694)+([.I331])*(0.969715893777015)+(-0.0558124189204929)" office:value-type="float" office:value="0.00106016176133244" calcext:value-type="float">
            <text:p>0.0010601618</text:p>
          </table:table-cell>
          <table:table-cell table:formula="of:=[.H331]*-1" office:value-type="float" office:value="0.021903" calcext:value-type="float">
            <text:p>0.021903</text:p>
          </table:table-cell>
          <table:table-cell table:formula="of:=[.M331]*-1" office:value-type="float" office:value="0.08922" calcext:value-type="float">
            <text:p>0.08922</text:p>
          </table:table-cell>
          <table:table-cell table:formula="of:=([.K331]^2)*(48.7382423482978)+([.K331])*(0.0643401308833624)+(0.0316411646540839)" office:value-type="float" office:value="0.0392402261769351" calcext:value-type="float">
            <text:p>0.0392402262</text:p>
          </table:table-cell>
          <table:table-cell table:formula="of:=([.M331]^2)*(2.99573212968935)+([.M331])*(-0.0394274132082148)+(-0.010306073088791)" office:value-type="float" office:value="0.017058292780549" calcext:value-type="float">
            <text:p>0.0170582928</text:p>
          </table:table-cell>
          <table:table-cell table:formula="of:=([.L331]^2)*(-20.9992408223248)+([.L331])*(0.114146130561486)+(0.302895814088881)" office:value-type="float" office:value="0.302134224646136" calcext:value-type="float">
            <text:p>0.30213422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2]" office:value-type="float" office:value="-0.021903" calcext:value-type="float">
            <text:p>-0.021903</text:p>
          </table:table-cell>
          <table:table-cell table:formula="of:=[Datos_MoCap.B332]" office:value-type="float" office:value="0.067265" calcext:value-type="float">
            <text:p>0.067265</text:p>
          </table:table-cell>
          <table:table-cell table:formula="of:=[Datos_MoCap.C332]" office:value-type="float" office:value="0.213114" calcext:value-type="float">
            <text:p>0.213114</text:p>
          </table:table-cell>
          <table:table-cell table:formula="of:=[Datos_MoCap.D332]" office:value-type="float" office:value="0.011796" calcext:value-type="float">
            <text:p>0.011796</text:p>
          </table:table-cell>
          <table:table-cell table:formula="of:=[Datos_MoCap.F332]" office:value-type="float" office:value="0.009377" calcext:value-type="float">
            <text:p>0.009377</text:p>
          </table:table-cell>
          <table:table-cell table:formula="of:=[Datos_MoCap.E332]" office:value-type="float" office:value="-0.089201" calcext:value-type="float">
            <text:p>-0.089201</text:p>
          </table:table-cell>
          <table:table-cell/>
          <table:table-cell table:formula="of:=([.H332]^2)*(0.140024724909833)+([.H332])*(-0.00142725065277068)+(-0.0063459406986214)" office:value-type="float" office:value="-0.00624750396875068" calcext:value-type="float">
            <text:p>-0.006247504</text:p>
          </table:table-cell>
          <table:table-cell table:formula="of:=([.J332]^2)*(-1.68303778049881)+([.J332])*(0.15665109790632)+(0.10475739737447)" office:value-type="float" office:value="0.0617024414706958" calcext:value-type="float">
            <text:p>0.0617024415</text:p>
          </table:table-cell>
          <table:table-cell table:formula="of:=([.I332]^2)*(-1.84809378419694)+([.I332])*(0.969715893777015)+(-0.0558124189204929)" office:value-type="float" office:value="0.00105367208449512" calcext:value-type="float">
            <text:p>0.0010536721</text:p>
          </table:table-cell>
          <table:table-cell table:formula="of:=[.H332]*-1" office:value-type="float" office:value="0.021903" calcext:value-type="float">
            <text:p>0.021903</text:p>
          </table:table-cell>
          <table:table-cell table:formula="of:=[.M332]*-1" office:value-type="float" office:value="0.089201" calcext:value-type="float">
            <text:p>0.089201</text:p>
          </table:table-cell>
          <table:table-cell table:formula="of:=([.K332]^2)*(48.7382423482978)+([.K332])*(0.0643401308833624)+(0.0316411646540839)" office:value-type="float" office:value="0.0391818335922952" calcext:value-type="float">
            <text:p>0.0391818336</text:p>
          </table:table-cell>
          <table:table-cell table:formula="of:=([.M332]^2)*(2.99573212968935)+([.M332])*(-0.0394274132082148)+(-0.010306073088791)" office:value-type="float" office:value="0.0170473881307741" calcext:value-type="float">
            <text:p>0.0170473881</text:p>
          </table:table-cell>
          <table:table-cell table:formula="of:=([.L332]^2)*(-20.9992408223248)+([.L332])*(0.114146130561486)+(0.302895814088881)" office:value-type="float" office:value="0.302119738399229" calcext:value-type="float">
            <text:p>0.302119738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3]" office:value-type="float" office:value="-0.021904" calcext:value-type="float">
            <text:p>-0.021904</text:p>
          </table:table-cell>
          <table:table-cell table:formula="of:=[Datos_MoCap.B333]" office:value-type="float" office:value="0.067273" calcext:value-type="float">
            <text:p>0.067273</text:p>
          </table:table-cell>
          <table:table-cell table:formula="of:=[Datos_MoCap.C333]" office:value-type="float" office:value="0.213117" calcext:value-type="float">
            <text:p>0.213117</text:p>
          </table:table-cell>
          <table:table-cell table:formula="of:=[Datos_MoCap.D333]" office:value-type="float" office:value="0.011834" calcext:value-type="float">
            <text:p>0.011834</text:p>
          </table:table-cell>
          <table:table-cell table:formula="of:=[Datos_MoCap.F333]" office:value-type="float" office:value="0.009367" calcext:value-type="float">
            <text:p>0.009367</text:p>
          </table:table-cell>
          <table:table-cell table:formula="of:=[Datos_MoCap.E333]" office:value-type="float" office:value="-0.089209" calcext:value-type="float">
            <text:p>-0.089209</text:p>
          </table:table-cell>
          <table:table-cell/>
          <table:table-cell table:formula="of:=([.H333]^2)*(0.140024724909833)+([.H333])*(-0.00142725065277068)+(-0.0063459406986214)" office:value-type="float" office:value="-0.00624749640743691" calcext:value-type="float">
            <text:p>-0.0062474964</text:p>
          </table:table-cell>
          <table:table-cell table:formula="of:=([.J333]^2)*(-1.68303778049881)+([.J333])*(0.15665109790632)+(0.10475739737447)" office:value-type="float" office:value="0.0617007593353609" calcext:value-type="float">
            <text:p>0.0617007593</text:p>
          </table:table-cell>
          <table:table-cell table:formula="of:=([.I333]^2)*(-1.84809378419694)+([.I333])*(0.969715893777015)+(-0.0558124189204929)" office:value-type="float" office:value="0.00105944070091304" calcext:value-type="float">
            <text:p>0.0010594407</text:p>
          </table:table-cell>
          <table:table-cell table:formula="of:=[.H333]*-1" office:value-type="float" office:value="0.021904" calcext:value-type="float">
            <text:p>0.021904</text:p>
          </table:table-cell>
          <table:table-cell table:formula="of:=[.M333]*-1" office:value-type="float" office:value="0.089209" calcext:value-type="float">
            <text:p>0.089209</text:p>
          </table:table-cell>
          <table:table-cell table:formula="of:=([.K333]^2)*(48.7382423482978)+([.K333])*(0.0643401308833624)+(0.0316411646540839)" office:value-type="float" office:value="0.039228042534603" calcext:value-type="float">
            <text:p>0.0392280425</text:p>
          </table:table-cell>
          <table:table-cell table:formula="of:=([.M333]^2)*(2.99573212968935)+([.M333])*(-0.0394274132082148)+(-0.010306073088791)" office:value-type="float" office:value="0.0170519792986338" calcext:value-type="float">
            <text:p>0.0170519793</text:p>
          </table:table-cell>
          <table:table-cell table:formula="of:=([.L333]^2)*(-20.9992408223248)+([.L333])*(0.114146130561486)+(0.302895814088881)" office:value-type="float" office:value="0.302122533035623" calcext:value-type="float">
            <text:p>0.30212253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4]" office:value-type="float" office:value="-0.021905" calcext:value-type="float">
            <text:p>-0.021905</text:p>
          </table:table-cell>
          <table:table-cell table:formula="of:=[Datos_MoCap.B334]" office:value-type="float" office:value="0.067283" calcext:value-type="float">
            <text:p>0.067283</text:p>
          </table:table-cell>
          <table:table-cell table:formula="of:=[Datos_MoCap.C334]" office:value-type="float" office:value="0.213119" calcext:value-type="float">
            <text:p>0.213119</text:p>
          </table:table-cell>
          <table:table-cell table:formula="of:=[Datos_MoCap.D334]" office:value-type="float" office:value="0.01184" calcext:value-type="float">
            <text:p>0.01184</text:p>
          </table:table-cell>
          <table:table-cell table:formula="of:=[Datos_MoCap.F334]" office:value-type="float" office:value="0.009357" calcext:value-type="float">
            <text:p>0.009357</text:p>
          </table:table-cell>
          <table:table-cell table:formula="of:=[Datos_MoCap.E334]" office:value-type="float" office:value="-0.089191" calcext:value-type="float">
            <text:p>-0.089191</text:p>
          </table:table-cell>
          <table:table-cell/>
          <table:table-cell table:formula="of:=([.H334]^2)*(0.140024724909833)+([.H334])*(-0.00142725065277068)+(-0.0063459406986214)" office:value-type="float" office:value="-0.00624748884584308" calcext:value-type="float">
            <text:p>-0.0062474888</text:p>
          </table:table-cell>
          <table:table-cell table:formula="of:=([.J334]^2)*(-1.68303778049881)+([.J334])*(0.15665109790632)+(0.10475739737447)" office:value-type="float" office:value="0.0616996378949739" calcext:value-type="float">
            <text:p>0.0616996379</text:p>
          </table:table-cell>
          <table:table-cell table:formula="of:=([.I334]^2)*(-1.84809378419694)+([.I334])*(0.969715893777015)+(-0.0558124189204929)" office:value-type="float" office:value="0.00106665113877855" calcext:value-type="float">
            <text:p>0.0010666511</text:p>
          </table:table-cell>
          <table:table-cell table:formula="of:=[.H334]*-1" office:value-type="float" office:value="0.021905" calcext:value-type="float">
            <text:p>0.021905</text:p>
          </table:table-cell>
          <table:table-cell table:formula="of:=[.M334]*-1" office:value-type="float" office:value="0.089191" calcext:value-type="float">
            <text:p>0.089191</text:p>
          </table:table-cell>
          <table:table-cell table:formula="of:=([.K334]^2)*(48.7382423482978)+([.K334])*(0.0643401308833624)+(0.0316411646540839)" office:value-type="float" office:value="0.0392353515502844" calcext:value-type="float">
            <text:p>0.0392353516</text:p>
          </table:table-cell>
          <table:table-cell table:formula="of:=([.M334]^2)*(2.99573212968935)+([.M334])*(-0.0394274132082148)+(-0.010306073088791)" office:value-type="float" office:value="0.0170416497101812" calcext:value-type="float">
            <text:p>0.0170416497</text:p>
          </table:table-cell>
          <table:table-cell table:formula="of:=([.L334]^2)*(-20.9992408223248)+([.L334])*(0.114146130561486)+(0.302895814088881)" office:value-type="float" office:value="0.302125323472169" calcext:value-type="float">
            <text:p>0.30212532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5]" office:value-type="float" office:value="-0.021906" calcext:value-type="float">
            <text:p>-0.021906</text:p>
          </table:table-cell>
          <table:table-cell table:formula="of:=[Datos_MoCap.B335]" office:value-type="float" office:value="0.067279" calcext:value-type="float">
            <text:p>0.067279</text:p>
          </table:table-cell>
          <table:table-cell table:formula="of:=[Datos_MoCap.C335]" office:value-type="float" office:value="0.213106" calcext:value-type="float">
            <text:p>0.213106</text:p>
          </table:table-cell>
          <table:table-cell table:formula="of:=[Datos_MoCap.D335]" office:value-type="float" office:value="0.011801" calcext:value-type="float">
            <text:p>0.011801</text:p>
          </table:table-cell>
          <table:table-cell table:formula="of:=[Datos_MoCap.F335]" office:value-type="float" office:value="0.00935" calcext:value-type="float">
            <text:p>0.00935</text:p>
          </table:table-cell>
          <table:table-cell table:formula="of:=[Datos_MoCap.E335]" office:value-type="float" office:value="-0.089204" calcext:value-type="float">
            <text:p>-0.089204</text:p>
          </table:table-cell>
          <table:table-cell/>
          <table:table-cell table:formula="of:=([.H335]^2)*(0.140024724909833)+([.H335])*(-0.00142725065277068)+(-0.0063459406986214)" office:value-type="float" office:value="-0.0062474812839692" calcext:value-type="float">
            <text:p>-0.0062474813</text:p>
          </table:table-cell>
          <table:table-cell table:formula="of:=([.J335]^2)*(-1.68303778049881)+([.J335])*(0.15665109790632)+(0.10475739737447)" office:value-type="float" office:value="0.061706927016815" calcext:value-type="float">
            <text:p>0.061706927</text:p>
          </table:table-cell>
          <table:table-cell table:formula="of:=([.I335]^2)*(-1.84809378419694)+([.I335])*(0.969715893777015)+(-0.0558124189204929)" office:value-type="float" office:value="0.00106376700798659" calcext:value-type="float">
            <text:p>0.001063767</text:p>
          </table:table-cell>
          <table:table-cell table:formula="of:=[.H335]*-1" office:value-type="float" office:value="0.021906" calcext:value-type="float">
            <text:p>0.021906</text:p>
          </table:table-cell>
          <table:table-cell table:formula="of:=[.M335]*-1" office:value-type="float" office:value="0.089204" calcext:value-type="float">
            <text:p>0.089204</text:p>
          </table:table-cell>
          <table:table-cell table:formula="of:=([.K335]^2)*(48.7382423482978)+([.K335])*(0.0643401308833624)+(0.0316411646540839)" office:value-type="float" office:value="0.0391879056744731" calcext:value-type="float">
            <text:p>0.0391879057</text:p>
          </table:table-cell>
          <table:table-cell table:formula="of:=([.M335]^2)*(2.99573212968935)+([.M335])*(-0.0394274132082148)+(-0.010306073088791)" office:value-type="float" office:value="0.0170491097737855" calcext:value-type="float">
            <text:p>0.0170491098</text:p>
          </table:table-cell>
          <table:table-cell table:formula="of:=([.L335]^2)*(-20.9992408223248)+([.L335])*(0.114146130561486)+(0.302895814088881)" office:value-type="float" office:value="0.302127274278841" calcext:value-type="float">
            <text:p>0.30212727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6]" office:value-type="float" office:value="-0.021905" calcext:value-type="float">
            <text:p>-0.021905</text:p>
          </table:table-cell>
          <table:table-cell table:formula="of:=[Datos_MoCap.B336]" office:value-type="float" office:value="0.067274" calcext:value-type="float">
            <text:p>0.067274</text:p>
          </table:table-cell>
          <table:table-cell table:formula="of:=[Datos_MoCap.C336]" office:value-type="float" office:value="0.213109" calcext:value-type="float">
            <text:p>0.213109</text:p>
          </table:table-cell>
          <table:table-cell table:formula="of:=[Datos_MoCap.D336]" office:value-type="float" office:value="0.011807" calcext:value-type="float">
            <text:p>0.011807</text:p>
          </table:table-cell>
          <table:table-cell table:formula="of:=[Datos_MoCap.F336]" office:value-type="float" office:value="0.00935" calcext:value-type="float">
            <text:p>0.00935</text:p>
          </table:table-cell>
          <table:table-cell table:formula="of:=[Datos_MoCap.E336]" office:value-type="float" office:value="-0.089196" calcext:value-type="float">
            <text:p>-0.089196</text:p>
          </table:table-cell>
          <table:table-cell/>
          <table:table-cell table:formula="of:=([.H336]^2)*(0.140024724909833)+([.H336])*(-0.00142725065277068)+(-0.0063459406986214)" office:value-type="float" office:value="-0.00624748884584308" calcext:value-type="float">
            <text:p>-0.0062474888</text:p>
          </table:table-cell>
          <table:table-cell table:formula="of:=([.J336]^2)*(-1.68303778049881)+([.J336])*(0.15665109790632)+(0.10475739737447)" office:value-type="float" office:value="0.0617052449622659" calcext:value-type="float">
            <text:p>0.061705245</text:p>
          </table:table-cell>
          <table:table-cell table:formula="of:=([.I336]^2)*(-1.84809378419694)+([.I336])*(0.969715893777015)+(-0.0558124189204929)" office:value-type="float" office:value="0.00106016176133244" calcext:value-type="float">
            <text:p>0.0010601618</text:p>
          </table:table-cell>
          <table:table-cell table:formula="of:=[.H336]*-1" office:value-type="float" office:value="0.021905" calcext:value-type="float">
            <text:p>0.021905</text:p>
          </table:table-cell>
          <table:table-cell table:formula="of:=[.M336]*-1" office:value-type="float" office:value="0.089196" calcext:value-type="float">
            <text:p>0.089196</text:p>
          </table:table-cell>
          <table:table-cell table:formula="of:=([.K336]^2)*(48.7382423482978)+([.K336])*(0.0643401308833624)+(0.0316411646540839)" office:value-type="float" office:value="0.0391951953898106" calcext:value-type="float">
            <text:p>0.0391951954</text:p>
          </table:table-cell>
          <table:table-cell table:formula="of:=([.M336]^2)*(2.99573212968935)+([.M336])*(-0.0394274132082148)+(-0.010306073088791)" office:value-type="float" office:value="0.0170445188455844" calcext:value-type="float">
            <text:p>0.0170445188</text:p>
          </table:table-cell>
          <table:table-cell table:formula="of:=([.L336]^2)*(-20.9992408223248)+([.L336])*(0.114146130561486)+(0.302895814088881)" office:value-type="float" office:value="0.302127274278841" calcext:value-type="float">
            <text:p>0.30212727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7]" office:value-type="float" office:value="-0.021905" calcext:value-type="float">
            <text:p>-0.021905</text:p>
          </table:table-cell>
          <table:table-cell table:formula="of:=[Datos_MoCap.B337]" office:value-type="float" office:value="0.067284" calcext:value-type="float">
            <text:p>0.067284</text:p>
          </table:table-cell>
          <table:table-cell table:formula="of:=[Datos_MoCap.C337]" office:value-type="float" office:value="0.213116" calcext:value-type="float">
            <text:p>0.213116</text:p>
          </table:table-cell>
          <table:table-cell table:formula="of:=[Datos_MoCap.D337]" office:value-type="float" office:value="0.011767" calcext:value-type="float">
            <text:p>0.011767</text:p>
          </table:table-cell>
          <table:table-cell table:formula="of:=[Datos_MoCap.F337]" office:value-type="float" office:value="0.009322" calcext:value-type="float">
            <text:p>0.009322</text:p>
          </table:table-cell>
          <table:table-cell table:formula="of:=[Datos_MoCap.E337]" office:value-type="float" office:value="-0.089188" calcext:value-type="float">
            <text:p>-0.089188</text:p>
          </table:table-cell>
          <table:table-cell/>
          <table:table-cell table:formula="of:=([.H337]^2)*(0.140024724909833)+([.H337])*(-0.00142725065277068)+(-0.0063459406986214)" office:value-type="float" office:value="-0.00624748884584308" calcext:value-type="float">
            <text:p>-0.0062474888</text:p>
          </table:table-cell>
          <table:table-cell table:formula="of:=([.J337]^2)*(-1.68303778049881)+([.J337])*(0.15665109790632)+(0.10475739737447)" office:value-type="float" office:value="0.0617013200505053" calcext:value-type="float">
            <text:p>0.0617013201</text:p>
          </table:table-cell>
          <table:table-cell table:formula="of:=([.I337]^2)*(-1.84809378419694)+([.I337])*(0.969715893777015)+(-0.0558124189204929)" office:value-type="float" office:value="0.00106737216223606" calcext:value-type="float">
            <text:p>0.0010673722</text:p>
          </table:table-cell>
          <table:table-cell table:formula="of:=[.H337]*-1" office:value-type="float" office:value="0.021905" calcext:value-type="float">
            <text:p>0.021905</text:p>
          </table:table-cell>
          <table:table-cell table:formula="of:=[.M337]*-1" office:value-type="float" office:value="0.089188" calcext:value-type="float">
            <text:p>0.089188</text:p>
          </table:table-cell>
          <table:table-cell table:formula="of:=([.K337]^2)*(48.7382423482978)+([.K337])*(0.0643401308833624)+(0.0316411646540839)" office:value-type="float" office:value="0.0391466635715705" calcext:value-type="float">
            <text:p>0.0391466636</text:p>
          </table:table-cell>
          <table:table-cell table:formula="of:=([.M337]^2)*(2.99573212968935)+([.M337])*(-0.0394274132082148)+(-0.010306073088791)" office:value-type="float" office:value="0.0170399283008369" calcext:value-type="float">
            <text:p>0.0170399283</text:p>
          </table:table-cell>
          <table:table-cell table:formula="of:=([.L337]^2)*(-20.9992408223248)+([.L337])*(0.114146130561486)+(0.302895814088881)" office:value-type="float" office:value="0.302135056926275" calcext:value-type="float">
            <text:p>0.30213505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8]" office:value-type="float" office:value="-0.021911" calcext:value-type="float">
            <text:p>-0.021911</text:p>
          </table:table-cell>
          <table:table-cell table:formula="of:=[Datos_MoCap.B338]" office:value-type="float" office:value="0.067265" calcext:value-type="float">
            <text:p>0.067265</text:p>
          </table:table-cell>
          <table:table-cell table:formula="of:=[Datos_MoCap.C338]" office:value-type="float" office:value="0.213111" calcext:value-type="float">
            <text:p>0.213111</text:p>
          </table:table-cell>
          <table:table-cell table:formula="of:=[Datos_MoCap.D338]" office:value-type="float" office:value="0.011744" calcext:value-type="float">
            <text:p>0.011744</text:p>
          </table:table-cell>
          <table:table-cell table:formula="of:=[Datos_MoCap.F338]" office:value-type="float" office:value="0.009344" calcext:value-type="float">
            <text:p>0.009344</text:p>
          </table:table-cell>
          <table:table-cell table:formula="of:=[Datos_MoCap.E338]" office:value-type="float" office:value="-0.08917" calcext:value-type="float">
            <text:p>-0.08917</text:p>
          </table:table-cell>
          <table:table-cell/>
          <table:table-cell table:formula="of:=([.H338]^2)*(0.140024724909833)+([.H338])*(-0.00142725065277068)+(-0.0063459406986214)" office:value-type="float" office:value="-0.00624744347039908" calcext:value-type="float">
            <text:p>-0.0062474435</text:p>
          </table:table-cell>
          <table:table-cell table:formula="of:=([.J338]^2)*(-1.68303778049881)+([.J338])*(0.15665109790632)+(0.10475739737447)" office:value-type="float" office:value="0.0617041235757361" calcext:value-type="float">
            <text:p>0.0617041236</text:p>
          </table:table-cell>
          <table:table-cell table:formula="of:=([.I338]^2)*(-1.84809378419694)+([.I338])*(0.969715893777015)+(-0.0558124189204929)" office:value-type="float" office:value="0.00105367208449512" calcext:value-type="float">
            <text:p>0.0010536721</text:p>
          </table:table-cell>
          <table:table-cell table:formula="of:=[.H338]*-1" office:value-type="float" office:value="0.021911" calcext:value-type="float">
            <text:p>0.021911</text:p>
          </table:table-cell>
          <table:table-cell table:formula="of:=[.M338]*-1" office:value-type="float" office:value="0.08917" calcext:value-type="float">
            <text:p>0.08917</text:p>
          </table:table-cell>
          <table:table-cell table:formula="of:=([.K338]^2)*(48.7382423482978)+([.K338])*(0.0643401308833624)+(0.0316411646540839)" office:value-type="float" office:value="0.0391188283977956" calcext:value-type="float">
            <text:p>0.0391188284</text:p>
          </table:table-cell>
          <table:table-cell table:formula="of:=([.M338]^2)*(2.99573212968935)+([.M338])*(-0.0394274132082148)+(-0.010306073088791)" office:value-type="float" office:value="0.0170296009771578" calcext:value-type="float">
            <text:p>0.017029601</text:p>
          </table:table-cell>
          <table:table-cell table:formula="of:=([.L338]^2)*(-20.9992408223248)+([.L338])*(0.114146130561486)+(0.302895814088881)" office:value-type="float" office:value="0.302128944760905" calcext:value-type="float">
            <text:p>0.30212894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9]" office:value-type="float" office:value="-0.021911" calcext:value-type="float">
            <text:p>-0.021911</text:p>
          </table:table-cell>
          <table:table-cell table:formula="of:=[Datos_MoCap.B339]" office:value-type="float" office:value="0.067265" calcext:value-type="float">
            <text:p>0.067265</text:p>
          </table:table-cell>
          <table:table-cell table:formula="of:=[Datos_MoCap.C339]" office:value-type="float" office:value="0.213106" calcext:value-type="float">
            <text:p>0.213106</text:p>
          </table:table-cell>
          <table:table-cell table:formula="of:=[Datos_MoCap.D339]" office:value-type="float" office:value="0.011767" calcext:value-type="float">
            <text:p>0.011767</text:p>
          </table:table-cell>
          <table:table-cell table:formula="of:=[Datos_MoCap.F339]" office:value-type="float" office:value="0.009341" calcext:value-type="float">
            <text:p>0.009341</text:p>
          </table:table-cell>
          <table:table-cell table:formula="of:=[Datos_MoCap.E339]" office:value-type="float" office:value="-0.089174" calcext:value-type="float">
            <text:p>-0.089174</text:p>
          </table:table-cell>
          <table:table-cell/>
          <table:table-cell table:formula="of:=([.H339]^2)*(0.140024724909833)+([.H339])*(-0.00142725065277068)+(-0.0063459406986214)" office:value-type="float" office:value="-0.00624744347039908" calcext:value-type="float">
            <text:p>-0.0062474435</text:p>
          </table:table-cell>
          <table:table-cell table:formula="of:=([.J339]^2)*(-1.68303778049881)+([.J339])*(0.15665109790632)+(0.10475739737447)" office:value-type="float" office:value="0.061706927016815" calcext:value-type="float">
            <text:p>0.061706927</text:p>
          </table:table-cell>
          <table:table-cell table:formula="of:=([.I339]^2)*(-1.84809378419694)+([.I339])*(0.969715893777015)+(-0.0558124189204929)" office:value-type="float" office:value="0.00105367208449512" calcext:value-type="float">
            <text:p>0.0010536721</text:p>
          </table:table-cell>
          <table:table-cell table:formula="of:=[.H339]*-1" office:value-type="float" office:value="0.021911" calcext:value-type="float">
            <text:p>0.021911</text:p>
          </table:table-cell>
          <table:table-cell table:formula="of:=[.M339]*-1" office:value-type="float" office:value="0.089174" calcext:value-type="float">
            <text:p>0.089174</text:p>
          </table:table-cell>
          <table:table-cell table:formula="of:=([.K339]^2)*(48.7382423482978)+([.K339])*(0.0643401308833624)+(0.0316411646540839)" office:value-type="float" office:value="0.0391466635715705" calcext:value-type="float">
            <text:p>0.0391466636</text:p>
          </table:table-cell>
          <table:table-cell table:formula="of:=([.M339]^2)*(2.99573212968935)+([.M339])*(-0.0394274132082148)+(-0.010306073088791)" office:value-type="float" office:value="0.0170318957702144" calcext:value-type="float">
            <text:p>0.0170318958</text:p>
          </table:table-cell>
          <table:table-cell table:formula="of:=([.L339]^2)*(-20.9992408223248)+([.L339])*(0.114146130561486)+(0.302895814088881)" office:value-type="float" office:value="0.302129779434958" calcext:value-type="float">
            <text:p>0.302129779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0]" office:value-type="float" office:value="-0.021904" calcext:value-type="float">
            <text:p>-0.021904</text:p>
          </table:table-cell>
          <table:table-cell table:formula="of:=[Datos_MoCap.B340]" office:value-type="float" office:value="0.067274" calcext:value-type="float">
            <text:p>0.067274</text:p>
          </table:table-cell>
          <table:table-cell table:formula="of:=[Datos_MoCap.C340]" office:value-type="float" office:value="0.213113" calcext:value-type="float">
            <text:p>0.213113</text:p>
          </table:table-cell>
          <table:table-cell table:formula="of:=[Datos_MoCap.D340]" office:value-type="float" office:value="0.011828" calcext:value-type="float">
            <text:p>0.011828</text:p>
          </table:table-cell>
          <table:table-cell table:formula="of:=[Datos_MoCap.F340]" office:value-type="float" office:value="0.009354" calcext:value-type="float">
            <text:p>0.009354</text:p>
          </table:table-cell>
          <table:table-cell table:formula="of:=[Datos_MoCap.E340]" office:value-type="float" office:value="-0.089176" calcext:value-type="float">
            <text:p>-0.089176</text:p>
          </table:table-cell>
          <table:table-cell/>
          <table:table-cell table:formula="of:=([.H340]^2)*(0.140024724909833)+([.H340])*(-0.00142725065277068)+(-0.0063459406986214)" office:value-type="float" office:value="-0.00624749640743691" calcext:value-type="float">
            <text:p>-0.0062474964</text:p>
          </table:table-cell>
          <table:table-cell table:formula="of:=([.J340]^2)*(-1.68303778049881)+([.J340])*(0.15665109790632)+(0.10475739737447)" office:value-type="float" office:value="0.061703002175742" calcext:value-type="float">
            <text:p>0.0617030022</text:p>
          </table:table-cell>
          <table:table-cell table:formula="of:=([.I340]^2)*(-1.84809378419694)+([.I340])*(0.969715893777015)+(-0.0558124189204929)" office:value-type="float" office:value="0.00106016176133244" calcext:value-type="float">
            <text:p>0.0010601618</text:p>
          </table:table-cell>
          <table:table-cell table:formula="of:=[.H340]*-1" office:value-type="float" office:value="0.021904" calcext:value-type="float">
            <text:p>0.021904</text:p>
          </table:table-cell>
          <table:table-cell table:formula="of:=[.M340]*-1" office:value-type="float" office:value="0.089176" calcext:value-type="float">
            <text:p>0.089176</text:p>
          </table:table-cell>
          <table:table-cell table:formula="of:=([.K340]^2)*(48.7382423482978)+([.K340])*(0.0643401308833624)+(0.0316411646540839)" office:value-type="float" office:value="0.039220737028075" calcext:value-type="float">
            <text:p>0.039220737</text:p>
          </table:table-cell>
          <table:table-cell table:formula="of:=([.M340]^2)*(2.99573212968935)+([.M340])*(-0.0394274132082148)+(-0.010306073088791)" office:value-type="float" office:value="0.0170330432026915" calcext:value-type="float">
            <text:p>0.0170330432</text:p>
          </table:table-cell>
          <table:table-cell table:formula="of:=([.L340]^2)*(-20.9992408223248)+([.L340])*(0.114146130561486)+(0.302895814088881)" office:value-type="float" office:value="0.302126159784162" calcext:value-type="float">
            <text:p>0.302126159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1]" office:value-type="float" office:value="-0.021901" calcext:value-type="float">
            <text:p>-0.021901</text:p>
          </table:table-cell>
          <table:table-cell table:formula="of:=[Datos_MoCap.B341]" office:value-type="float" office:value="0.067275" calcext:value-type="float">
            <text:p>0.067275</text:p>
          </table:table-cell>
          <table:table-cell table:formula="of:=[Datos_MoCap.C341]" office:value-type="float" office:value="0.21311" calcext:value-type="float">
            <text:p>0.21311</text:p>
          </table:table-cell>
          <table:table-cell table:formula="of:=[Datos_MoCap.D341]" office:value-type="float" office:value="0.011806" calcext:value-type="float">
            <text:p>0.011806</text:p>
          </table:table-cell>
          <table:table-cell table:formula="of:=[Datos_MoCap.F341]" office:value-type="float" office:value="0.009346" calcext:value-type="float">
            <text:p>0.009346</text:p>
          </table:table-cell>
          <table:table-cell table:formula="of:=[Datos_MoCap.E341]" office:value-type="float" office:value="-0.089156" calcext:value-type="float">
            <text:p>-0.089156</text:p>
          </table:table-cell>
          <table:table-cell/>
          <table:table-cell table:formula="of:=([.H341]^2)*(0.140024724909833)+([.H341])*(-0.00142725065277068)+(-0.0063459406986214)" office:value-type="float" office:value="-0.00624751909053809" calcext:value-type="float">
            <text:p>-0.0062475191</text:p>
          </table:table-cell>
          <table:table-cell table:formula="of:=([.J341]^2)*(-1.68303778049881)+([.J341])*(0.15665109790632)+(0.10475739737447)" office:value-type="float" office:value="0.061704684270684" calcext:value-type="float">
            <text:p>0.0617046843</text:p>
          </table:table-cell>
          <table:table-cell table:formula="of:=([.I341]^2)*(-1.84809378419694)+([.I341])*(0.969715893777015)+(-0.0558124189204929)" office:value-type="float" office:value="0.00106088281805564" calcext:value-type="float">
            <text:p>0.0010608828</text:p>
          </table:table-cell>
          <table:table-cell table:formula="of:=[.H341]*-1" office:value-type="float" office:value="0.021901" calcext:value-type="float">
            <text:p>0.021901</text:p>
          </table:table-cell>
          <table:table-cell table:formula="of:=[.M341]*-1" office:value-type="float" office:value="0.089156" calcext:value-type="float">
            <text:p>0.089156</text:p>
          </table:table-cell>
          <table:table-cell table:formula="of:=([.K341]^2)*(48.7382423482978)+([.K341])*(0.0643401308833624)+(0.0316411646540839)" office:value-type="float" office:value="0.0391939801935631" calcext:value-type="float">
            <text:p>0.0391939802</text:p>
          </table:table-cell>
          <table:table-cell table:formula="of:=([.M341]^2)*(2.99573212968935)+([.M341])*(-0.0394274132082148)+(-0.010306073088791)" office:value-type="float" office:value="0.0170215699563843" calcext:value-type="float">
            <text:p>0.01702157</text:p>
          </table:table-cell>
          <table:table-cell table:formula="of:=([.L341]^2)*(-20.9992408223248)+([.L341])*(0.114146130561486)+(0.302895814088881)" office:value-type="float" office:value="0.302128388101545" calcext:value-type="float">
            <text:p>0.302128388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2]" office:value-type="float" office:value="-0.021901" calcext:value-type="float">
            <text:p>-0.021901</text:p>
          </table:table-cell>
          <table:table-cell table:formula="of:=[Datos_MoCap.B342]" office:value-type="float" office:value="0.067269" calcext:value-type="float">
            <text:p>0.067269</text:p>
          </table:table-cell>
          <table:table-cell table:formula="of:=[Datos_MoCap.C342]" office:value-type="float" office:value="0.213105" calcext:value-type="float">
            <text:p>0.213105</text:p>
          </table:table-cell>
          <table:table-cell table:formula="of:=[Datos_MoCap.D342]" office:value-type="float" office:value="0.011767" calcext:value-type="float">
            <text:p>0.011767</text:p>
          </table:table-cell>
          <table:table-cell table:formula="of:=[Datos_MoCap.F342]" office:value-type="float" office:value="0.009332" calcext:value-type="float">
            <text:p>0.009332</text:p>
          </table:table-cell>
          <table:table-cell table:formula="of:=[Datos_MoCap.E342]" office:value-type="float" office:value="-0.089156" calcext:value-type="float">
            <text:p>-0.089156</text:p>
          </table:table-cell>
          <table:table-cell/>
          <table:table-cell table:formula="of:=([.H342]^2)*(0.140024724909833)+([.H342])*(-0.00142725065277068)+(-0.0063459406986214)" office:value-type="float" office:value="-0.00624751909053809" calcext:value-type="float">
            <text:p>-0.0062475191</text:p>
          </table:table-cell>
          <table:table-cell table:formula="of:=([.J342]^2)*(-1.68303778049881)+([.J342])*(0.15665109790632)+(0.10475739737447)" office:value-type="float" office:value="0.0617074876949326" calcext:value-type="float">
            <text:p>0.0617074877</text:p>
          </table:table-cell>
          <table:table-cell table:formula="of:=([.I342]^2)*(-1.84809378419694)+([.I342])*(0.969715893777015)+(-0.0558124189204929)" office:value-type="float" office:value="0.00105655642227358" calcext:value-type="float">
            <text:p>0.0010565564</text:p>
          </table:table-cell>
          <table:table-cell table:formula="of:=[.H342]*-1" office:value-type="float" office:value="0.021901" calcext:value-type="float">
            <text:p>0.021901</text:p>
          </table:table-cell>
          <table:table-cell table:formula="of:=[.M342]*-1" office:value-type="float" office:value="0.089156" calcext:value-type="float">
            <text:p>0.089156</text:p>
          </table:table-cell>
          <table:table-cell table:formula="of:=([.K342]^2)*(48.7382423482978)+([.K342])*(0.0643401308833624)+(0.0316411646540839)" office:value-type="float" office:value="0.0391466635715705" calcext:value-type="float">
            <text:p>0.0391466636</text:p>
          </table:table-cell>
          <table:table-cell table:formula="of:=([.M342]^2)*(2.99573212968935)+([.M342])*(-0.0394274132082148)+(-0.010306073088791)" office:value-type="float" office:value="0.0170215699563843" calcext:value-type="float">
            <text:p>0.01702157</text:p>
          </table:table-cell>
          <table:table-cell table:formula="of:=([.L342]^2)*(-20.9992408223248)+([.L342])*(0.114146130561486)+(0.302895814088881)" office:value-type="float" office:value="0.302132281189198" calcext:value-type="float">
            <text:p>0.30213228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3]" office:value-type="float" office:value="-0.021898" calcext:value-type="float">
            <text:p>-0.021898</text:p>
          </table:table-cell>
          <table:table-cell table:formula="of:=[Datos_MoCap.B343]" office:value-type="float" office:value="0.067268" calcext:value-type="float">
            <text:p>0.067268</text:p>
          </table:table-cell>
          <table:table-cell table:formula="of:=[Datos_MoCap.C343]" office:value-type="float" office:value="0.213109" calcext:value-type="float">
            <text:p>0.213109</text:p>
          </table:table-cell>
          <table:table-cell table:formula="of:=[Datos_MoCap.D343]" office:value-type="float" office:value="0.011791" calcext:value-type="float">
            <text:p>0.011791</text:p>
          </table:table-cell>
          <table:table-cell table:formula="of:=[Datos_MoCap.F343]" office:value-type="float" office:value="0.009326" calcext:value-type="float">
            <text:p>0.009326</text:p>
          </table:table-cell>
          <table:table-cell table:formula="of:=[Datos_MoCap.E343]" office:value-type="float" office:value="-0.089154" calcext:value-type="float">
            <text:p>-0.089154</text:p>
          </table:table-cell>
          <table:table-cell/>
          <table:table-cell table:formula="of:=([.H343]^2)*(0.140024724909833)+([.H343])*(-0.00142725065277068)+(-0.0063459406986214)" office:value-type="float" office:value="-0.00624754177111883" calcext:value-type="float">
            <text:p>-0.0062475418</text:p>
          </table:table-cell>
          <table:table-cell table:formula="of:=([.J343]^2)*(-1.68303778049881)+([.J343])*(0.15665109790632)+(0.10475739737447)" office:value-type="float" office:value="0.0617052449622659" calcext:value-type="float">
            <text:p>0.061705245</text:p>
          </table:table-cell>
          <table:table-cell table:formula="of:=([.I343]^2)*(-1.84809378419694)+([.I343])*(0.969715893777015)+(-0.0558124189204929)" office:value-type="float" office:value="0.00105583534337324" calcext:value-type="float">
            <text:p>0.0010558353</text:p>
          </table:table-cell>
          <table:table-cell table:formula="of:=[.H343]*-1" office:value-type="float" office:value="0.021898" calcext:value-type="float">
            <text:p>0.021898</text:p>
          </table:table-cell>
          <table:table-cell table:formula="of:=[.M343]*-1" office:value-type="float" office:value="0.089154" calcext:value-type="float">
            <text:p>0.089154</text:p>
          </table:table-cell>
          <table:table-cell table:formula="of:=([.K343]^2)*(48.7382423482978)+([.K343])*(0.0643401308833624)+(0.0316411646540839)" office:value-type="float" office:value="0.0391757639470295" calcext:value-type="float">
            <text:p>0.0391757639</text:p>
          </table:table-cell>
          <table:table-cell table:formula="of:=([.M343]^2)*(2.99573212968935)+([.M343])*(-0.0394274132082148)+(-0.010306073088791)" office:value-type="float" office:value="0.0170204227635658" calcext:value-type="float">
            <text:p>0.0170204228</text:p>
          </table:table-cell>
          <table:table-cell table:formula="of:=([.L343]^2)*(-20.9992408223248)+([.L343])*(0.114146130561486)+(0.302895814088881)" office:value-type="float" office:value="0.302133947135426" calcext:value-type="float">
            <text:p>0.302133947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4]" office:value-type="float" office:value="-0.021903" calcext:value-type="float">
            <text:p>-0.021903</text:p>
          </table:table-cell>
          <table:table-cell table:formula="of:=[Datos_MoCap.B344]" office:value-type="float" office:value="0.067267" calcext:value-type="float">
            <text:p>0.067267</text:p>
          </table:table-cell>
          <table:table-cell table:formula="of:=[Datos_MoCap.C344]" office:value-type="float" office:value="0.213105" calcext:value-type="float">
            <text:p>0.213105</text:p>
          </table:table-cell>
          <table:table-cell table:formula="of:=[Datos_MoCap.D344]" office:value-type="float" office:value="0.011759" calcext:value-type="float">
            <text:p>0.011759</text:p>
          </table:table-cell>
          <table:table-cell table:formula="of:=[Datos_MoCap.F344]" office:value-type="float" office:value="0.009308" calcext:value-type="float">
            <text:p>0.009308</text:p>
          </table:table-cell>
          <table:table-cell table:formula="of:=[Datos_MoCap.E344]" office:value-type="float" office:value="-0.08918" calcext:value-type="float">
            <text:p>-0.08918</text:p>
          </table:table-cell>
          <table:table-cell/>
          <table:table-cell table:formula="of:=([.H344]^2)*(0.140024724909833)+([.H344])*(-0.00142725065277068)+(-0.0063459406986214)" office:value-type="float" office:value="-0.00624750396875068" calcext:value-type="float">
            <text:p>-0.006247504</text:p>
          </table:table-cell>
          <table:table-cell table:formula="of:=([.J344]^2)*(-1.68303778049881)+([.J344])*(0.15665109790632)+(0.10475739737447)" office:value-type="float" office:value="0.0617074876949326" calcext:value-type="float">
            <text:p>0.0617074877</text:p>
          </table:table-cell>
          <table:table-cell table:formula="of:=([.I344]^2)*(-1.84809378419694)+([.I344])*(0.969715893777015)+(-0.0558124189204929)" office:value-type="float" office:value="0.00105511426077672" calcext:value-type="float">
            <text:p>0.0010551143</text:p>
          </table:table-cell>
          <table:table-cell table:formula="of:=[.H344]*-1" office:value-type="float" office:value="0.021903" calcext:value-type="float">
            <text:p>0.021903</text:p>
          </table:table-cell>
          <table:table-cell table:formula="of:=[.M344]*-1" office:value-type="float" office:value="0.08918" calcext:value-type="float">
            <text:p>0.08918</text:p>
          </table:table-cell>
          <table:table-cell table:formula="of:=([.K344]^2)*(48.7382423482978)+([.K344])*(0.0643401308833624)+(0.0316411646540839)" office:value-type="float" office:value="0.0391369759234075" calcext:value-type="float">
            <text:p>0.0391369759</text:p>
          </table:table-cell>
          <table:table-cell table:formula="of:=([.M344]^2)*(2.99573212968935)+([.M344])*(-0.0394274132082148)+(-0.010306073088791)" office:value-type="float" office:value="0.0170353381395432" calcext:value-type="float">
            <text:p>0.0170353381</text:p>
          </table:table-cell>
          <table:table-cell table:formula="of:=([.L344]^2)*(-20.9992408223248)+([.L344])*(0.114146130561486)+(0.302895814088881)" office:value-type="float" office:value="0.302138935902439" calcext:value-type="float">
            <text:p>0.302138935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5]" office:value-type="float" office:value="-0.021898" calcext:value-type="float">
            <text:p>-0.021898</text:p>
          </table:table-cell>
          <table:table-cell table:formula="of:=[Datos_MoCap.B345]" office:value-type="float" office:value="0.067264" calcext:value-type="float">
            <text:p>0.067264</text:p>
          </table:table-cell>
          <table:table-cell table:formula="of:=[Datos_MoCap.C345]" office:value-type="float" office:value="0.213098" calcext:value-type="float">
            <text:p>0.213098</text:p>
          </table:table-cell>
          <table:table-cell table:formula="of:=[Datos_MoCap.D345]" office:value-type="float" office:value="0.011709" calcext:value-type="float">
            <text:p>0.011709</text:p>
          </table:table-cell>
          <table:table-cell table:formula="of:=[Datos_MoCap.F345]" office:value-type="float" office:value="0.009298" calcext:value-type="float">
            <text:p>0.009298</text:p>
          </table:table-cell>
          <table:table-cell table:formula="of:=[Datos_MoCap.E345]" office:value-type="float" office:value="-0.089185" calcext:value-type="float">
            <text:p>-0.089185</text:p>
          </table:table-cell>
          <table:table-cell/>
          <table:table-cell table:formula="of:=([.H345]^2)*(0.140024724909833)+([.H345])*(-0.00142725065277068)+(-0.0063459406986214)" office:value-type="float" office:value="-0.00624754177111883" calcext:value-type="float">
            <text:p>-0.0062475418</text:p>
          </table:table-cell>
          <table:table-cell table:formula="of:=([.J345]^2)*(-1.68303778049881)+([.J345])*(0.15665109790632)+(0.10475739737447)" office:value-type="float" office:value="0.0617114123475054" calcext:value-type="float">
            <text:p>0.0617114123</text:p>
          </table:table-cell>
          <table:table-cell table:formula="of:=([.I345]^2)*(-1.84809378419694)+([.I345])*(0.969715893777015)+(-0.0558124189204929)" office:value-type="float" office:value="0.00105295099081004" calcext:value-type="float">
            <text:p>0.001052951</text:p>
          </table:table-cell>
          <table:table-cell table:formula="of:=[.H345]*-1" office:value-type="float" office:value="0.021898" calcext:value-type="float">
            <text:p>0.021898</text:p>
          </table:table-cell>
          <table:table-cell table:formula="of:=[.M345]*-1" office:value-type="float" office:value="0.089185" calcext:value-type="float">
            <text:p>0.089185</text:p>
          </table:table-cell>
          <table:table-cell table:formula="of:=([.K345]^2)*(48.7382423482978)+([.K345])*(0.0643401308833624)+(0.0316411646540839)" office:value-type="float" office:value="0.0390765694632919" calcext:value-type="float">
            <text:p>0.0390765695</text:p>
          </table:table-cell>
          <table:table-cell table:formula="of:=([.M345]^2)*(2.99573212968935)+([.M345])*(-0.0394274132082148)+(-0.010306073088791)" office:value-type="float" office:value="0.0170382069454158" calcext:value-type="float">
            <text:p>0.0170382069</text:p>
          </table:table-cell>
          <table:table-cell table:formula="of:=([.L345]^2)*(-20.9992408223248)+([.L345])*(0.114146130561486)+(0.302895814088881)" office:value-type="float" office:value="0.30214170155988" calcext:value-type="float">
            <text:p>0.302141701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6]" office:value-type="float" office:value="-0.021891" calcext:value-type="float">
            <text:p>-0.021891</text:p>
          </table:table-cell>
          <table:table-cell table:formula="of:=[Datos_MoCap.B346]" office:value-type="float" office:value="0.067265" calcext:value-type="float">
            <text:p>0.067265</text:p>
          </table:table-cell>
          <table:table-cell table:formula="of:=[Datos_MoCap.C346]" office:value-type="float" office:value="0.213104" calcext:value-type="float">
            <text:p>0.213104</text:p>
          </table:table-cell>
          <table:table-cell table:formula="of:=[Datos_MoCap.D346]" office:value-type="float" office:value="0.011729" calcext:value-type="float">
            <text:p>0.011729</text:p>
          </table:table-cell>
          <table:table-cell table:formula="of:=[Datos_MoCap.F346]" office:value-type="float" office:value="0.009239" calcext:value-type="float">
            <text:p>0.009239</text:p>
          </table:table-cell>
          <table:table-cell table:formula="of:=[Datos_MoCap.E346]" office:value-type="float" office:value="-0.089176" calcext:value-type="float">
            <text:p>-0.089176</text:p>
          </table:table-cell>
          <table:table-cell/>
          <table:table-cell table:formula="of:=([.H346]^2)*(0.140024724909833)+([.H346])*(-0.00142725065277068)+(-0.0063459406986214)" office:value-type="float" office:value="-0.00624759468267215" calcext:value-type="float">
            <text:p>-0.0062475947</text:p>
          </table:table-cell>
          <table:table-cell table:formula="of:=([.J346]^2)*(-1.68303778049881)+([.J346])*(0.15665109790632)+(0.10475739737447)" office:value-type="float" office:value="0.0617080483696841" calcext:value-type="float">
            <text:p>0.0617080484</text:p>
          </table:table-cell>
          <table:table-cell table:formula="of:=([.I346]^2)*(-1.84809378419694)+([.I346])*(0.969715893777015)+(-0.0558124189204929)" office:value-type="float" office:value="0.00105367208449512" calcext:value-type="float">
            <text:p>0.0010536721</text:p>
          </table:table-cell>
          <table:table-cell table:formula="of:=[.H346]*-1" office:value-type="float" office:value="0.021891" calcext:value-type="float">
            <text:p>0.021891</text:p>
          </table:table-cell>
          <table:table-cell table:formula="of:=[.M346]*-1" office:value-type="float" office:value="0.089176" calcext:value-type="float">
            <text:p>0.089176</text:p>
          </table:table-cell>
          <table:table-cell table:formula="of:=([.K346]^2)*(48.7382423482978)+([.K346])*(0.0643401308833624)+(0.0316411646540839)" office:value-type="float" office:value="0.0391007028043927" calcext:value-type="float">
            <text:p>0.0391007028</text:p>
          </table:table-cell>
          <table:table-cell table:formula="of:=([.M346]^2)*(2.99573212968935)+([.M346])*(-0.0394274132082148)+(-0.010306073088791)" office:value-type="float" office:value="0.0170330432026915" calcext:value-type="float">
            <text:p>0.0170330432</text:p>
          </table:table-cell>
          <table:table-cell table:formula="of:=([.L346]^2)*(-20.9992408223248)+([.L346])*(0.114146130561486)+(0.302895814088881)" office:value-type="float" office:value="0.302157933450878" calcext:value-type="float">
            <text:p>0.30215793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7]" office:value-type="float" office:value="-0.021885" calcext:value-type="float">
            <text:p>-0.021885</text:p>
          </table:table-cell>
          <table:table-cell table:formula="of:=[Datos_MoCap.B347]" office:value-type="float" office:value="0.067269" calcext:value-type="float">
            <text:p>0.067269</text:p>
          </table:table-cell>
          <table:table-cell table:formula="of:=[Datos_MoCap.C347]" office:value-type="float" office:value="0.213096" calcext:value-type="float">
            <text:p>0.213096</text:p>
          </table:table-cell>
          <table:table-cell table:formula="of:=[Datos_MoCap.D347]" office:value-type="float" office:value="0.011766" calcext:value-type="float">
            <text:p>0.011766</text:p>
          </table:table-cell>
          <table:table-cell table:formula="of:=[Datos_MoCap.F347]" office:value-type="float" office:value="0.009217" calcext:value-type="float">
            <text:p>0.009217</text:p>
          </table:table-cell>
          <table:table-cell table:formula="of:=[Datos_MoCap.E347]" office:value-type="float" office:value="-0.089183" calcext:value-type="float">
            <text:p>-0.089183</text:p>
          </table:table-cell>
          <table:table-cell/>
          <table:table-cell table:formula="of:=([.H347]^2)*(0.140024724909833)+([.H347])*(-0.00142725065277068)+(-0.0063459406986214)" office:value-type="float" office:value="-0.00624764002451021" calcext:value-type="float">
            <text:p>-0.00624764</text:p>
          </table:table-cell>
          <table:table-cell table:formula="of:=([.J347]^2)*(-1.68303778049881)+([.J347])*(0.15665109790632)+(0.10475739737447)" office:value-type="float" office:value="0.0617125336465172" calcext:value-type="float">
            <text:p>0.0617125336</text:p>
          </table:table-cell>
          <table:table-cell table:formula="of:=([.I347]^2)*(-1.84809378419694)+([.I347])*(0.969715893777015)+(-0.0558124189204929)" office:value-type="float" office:value="0.00105655642227358" calcext:value-type="float">
            <text:p>0.0010565564</text:p>
          </table:table-cell>
          <table:table-cell table:formula="of:=[.H347]*-1" office:value-type="float" office:value="0.021885" calcext:value-type="float">
            <text:p>0.021885</text:p>
          </table:table-cell>
          <table:table-cell table:formula="of:=[.M347]*-1" office:value-type="float" office:value="0.089183" calcext:value-type="float">
            <text:p>0.089183</text:p>
          </table:table-cell>
          <table:table-cell table:formula="of:=([.K347]^2)*(48.7382423482978)+([.K347])*(0.0643401308833624)+(0.0316411646540839)" office:value-type="float" office:value="0.0391454522743824" calcext:value-type="float">
            <text:p>0.0391454523</text:p>
          </table:table-cell>
          <table:table-cell table:formula="of:=([.M347]^2)*(2.99573212968935)+([.M347])*(-0.0394274132082148)+(-0.010306073088791)" office:value-type="float" office:value="0.0170370594050924" calcext:value-type="float">
            <text:p>0.0170370594</text:p>
          </table:table-cell>
          <table:table-cell table:formula="of:=([.L347]^2)*(-20.9992408223248)+([.L347])*(0.114146130561486)+(0.302895814088881)" office:value-type="float" office:value="0.302163948599755" calcext:value-type="float">
            <text:p>0.302163948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8]" office:value-type="float" office:value="-0.021856" calcext:value-type="float">
            <text:p>-0.021856</text:p>
          </table:table-cell>
          <table:table-cell table:formula="of:=[Datos_MoCap.B348]" office:value-type="float" office:value="0.067248" calcext:value-type="float">
            <text:p>0.067248</text:p>
          </table:table-cell>
          <table:table-cell table:formula="of:=[Datos_MoCap.C348]" office:value-type="float" office:value="0.213112" calcext:value-type="float">
            <text:p>0.213112</text:p>
          </table:table-cell>
          <table:table-cell table:formula="of:=[Datos_MoCap.D348]" office:value-type="float" office:value="0.011643" calcext:value-type="float">
            <text:p>0.011643</text:p>
          </table:table-cell>
          <table:table-cell table:formula="of:=[Datos_MoCap.F348]" office:value-type="float" office:value="0.009141" calcext:value-type="float">
            <text:p>0.009141</text:p>
          </table:table-cell>
          <table:table-cell table:formula="of:=[Datos_MoCap.E348]" office:value-type="float" office:value="-0.089329" calcext:value-type="float">
            <text:p>-0.089329</text:p>
          </table:table-cell>
          <table:table-cell/>
          <table:table-cell table:formula="of:=([.H348]^2)*(0.140024724909833)+([.H348])*(-0.00142725065277068)+(-0.0063459406986214)" office:value-type="float" office:value="-0.00624785903460242" calcext:value-type="float">
            <text:p>-0.006247859</text:p>
          </table:table-cell>
          <table:table-cell table:formula="of:=([.J348]^2)*(-1.68303778049881)+([.J348])*(0.15665109790632)+(0.10475739737447)" office:value-type="float" office:value="0.0617035628774221" calcext:value-type="float">
            <text:p>0.0617035629</text:p>
          </table:table-cell>
          <table:table-cell table:formula="of:=([.I348]^2)*(-1.84809378419694)+([.I348])*(0.969715893777015)+(-0.0558124189204929)" office:value-type="float" office:value="0.00104141298916721" calcext:value-type="float">
            <text:p>0.001041413</text:p>
          </table:table-cell>
          <table:table-cell table:formula="of:=[.H348]*-1" office:value-type="float" office:value="0.021856" calcext:value-type="float">
            <text:p>0.021856</text:p>
          </table:table-cell>
          <table:table-cell table:formula="of:=[.M348]*-1" office:value-type="float" office:value="0.089329" calcext:value-type="float">
            <text:p>0.089329</text:p>
          </table:table-cell>
          <table:table-cell table:formula="of:=([.K348]^2)*(48.7382423482978)+([.K348])*(0.0643401308833624)+(0.0316411646540839)" office:value-type="float" office:value="0.0389972060759226" calcext:value-type="float">
            <text:p>0.0389972061</text:p>
          </table:table-cell>
          <table:table-cell table:formula="of:=([.M348]^2)*(2.99573212968935)+([.M348])*(-0.0394274132082148)+(-0.010306073088791)" office:value-type="float" office:value="0.0171208928309753" calcext:value-type="float">
            <text:p>0.0171208928</text:p>
          </table:table-cell>
          <table:table-cell table:formula="of:=([.L348]^2)*(-20.9992408223248)+([.L348])*(0.114146130561486)+(0.302895814088881)" office:value-type="float" office:value="0.302184571802621" calcext:value-type="float">
            <text:p>0.30218457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9]" office:value-type="float" office:value="-0.021867" calcext:value-type="float">
            <text:p>-0.021867</text:p>
          </table:table-cell>
          <table:table-cell table:formula="of:=[Datos_MoCap.B349]" office:value-type="float" office:value="0.067243" calcext:value-type="float">
            <text:p>0.067243</text:p>
          </table:table-cell>
          <table:table-cell table:formula="of:=[Datos_MoCap.C349]" office:value-type="float" office:value="0.21309" calcext:value-type="float">
            <text:p>0.21309</text:p>
          </table:table-cell>
          <table:table-cell table:formula="of:=[Datos_MoCap.D349]" office:value-type="float" office:value="0.011659" calcext:value-type="float">
            <text:p>0.011659</text:p>
          </table:table-cell>
          <table:table-cell table:formula="of:=[Datos_MoCap.F349]" office:value-type="float" office:value="0.009087" calcext:value-type="float">
            <text:p>0.009087</text:p>
          </table:table-cell>
          <table:table-cell table:formula="of:=[Datos_MoCap.E349]" office:value-type="float" office:value="-0.089138" calcext:value-type="float">
            <text:p>-0.089138</text:p>
          </table:table-cell>
          <table:table-cell/>
          <table:table-cell table:formula="of:=([.H349]^2)*(0.140024724909833)+([.H349])*(-0.00142725065277068)+(-0.0063459406986214)" office:value-type="float" office:value="-0.00624777598953372" calcext:value-type="float">
            <text:p>-0.006247776</text:p>
          </table:table-cell>
          <table:table-cell table:formula="of:=([.J349]^2)*(-1.68303778049881)+([.J349])*(0.15665109790632)+(0.10475739737447)" office:value-type="float" office:value="0.0617158974627668" calcext:value-type="float">
            <text:p>0.0617158975</text:p>
          </table:table-cell>
          <table:table-cell table:formula="of:=([.I349]^2)*(-1.84809378419694)+([.I349])*(0.969715893777015)+(-0.0558124189204929)" office:value-type="float" office:value="0.00103780716960397" calcext:value-type="float">
            <text:p>0.0010378072</text:p>
          </table:table-cell>
          <table:table-cell table:formula="of:=[.H349]*-1" office:value-type="float" office:value="0.021867" calcext:value-type="float">
            <text:p>0.021867</text:p>
          </table:table-cell>
          <table:table-cell table:formula="of:=[.M349]*-1" office:value-type="float" office:value="0.089138" calcext:value-type="float">
            <text:p>0.089138</text:p>
          </table:table-cell>
          <table:table-cell table:formula="of:=([.K349]^2)*(48.7382423482978)+([.K349])*(0.0643401308833624)+(0.0316411646540839)" office:value-type="float" office:value="0.0390164066943879" calcext:value-type="float">
            <text:p>0.0390164067</text:p>
          </table:table-cell>
          <table:table-cell table:formula="of:=([.M349]^2)*(2.99573212968935)+([.M349])*(-0.0394274132082148)+(-0.010306073088791)" office:value-type="float" office:value="0.0170112460837886" calcext:value-type="float">
            <text:p>0.0170112461</text:p>
          </table:table-cell>
          <table:table-cell table:formula="of:=([.L349]^2)*(-20.9992408223248)+([.L349])*(0.114146130561486)+(0.302895814088881)" office:value-type="float" office:value="0.302199077716303" calcext:value-type="float">
            <text:p>0.302199077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0]" office:value-type="float" office:value="-0.021867" calcext:value-type="float">
            <text:p>-0.021867</text:p>
          </table:table-cell>
          <table:table-cell table:formula="of:=[Datos_MoCap.B350]" office:value-type="float" office:value="0.067246" calcext:value-type="float">
            <text:p>0.067246</text:p>
          </table:table-cell>
          <table:table-cell table:formula="of:=[Datos_MoCap.C350]" office:value-type="float" office:value="0.213086" calcext:value-type="float">
            <text:p>0.213086</text:p>
          </table:table-cell>
          <table:table-cell table:formula="of:=[Datos_MoCap.D350]" office:value-type="float" office:value="0.011662" calcext:value-type="float">
            <text:p>0.011662</text:p>
          </table:table-cell>
          <table:table-cell table:formula="of:=[Datos_MoCap.F350]" office:value-type="float" office:value="0.009057" calcext:value-type="float">
            <text:p>0.009057</text:p>
          </table:table-cell>
          <table:table-cell table:formula="of:=[Datos_MoCap.E350]" office:value-type="float" office:value="-0.089148" calcext:value-type="float">
            <text:p>-0.089148</text:p>
          </table:table-cell>
          <table:table-cell/>
          <table:table-cell table:formula="of:=([.H350]^2)*(0.140024724909833)+([.H350])*(-0.00142725065277068)+(-0.0063459406986214)" office:value-type="float" office:value="-0.00624777598953372" calcext:value-type="float">
            <text:p>-0.006247776</text:p>
          </table:table-cell>
          <table:table-cell table:formula="of:=([.J350]^2)*(-1.68303778049881)+([.J350])*(0.15665109790632)+(0.10475739737447)" office:value-type="float" office:value="0.0617181399396118" calcext:value-type="float">
            <text:p>0.0617181399</text:p>
          </table:table-cell>
          <table:table-cell table:formula="of:=([.I350]^2)*(-1.84809378419694)+([.I350])*(0.969715893777015)+(-0.0558124189204929)" office:value-type="float" office:value="0.00103997067243047" calcext:value-type="float">
            <text:p>0.0010399707</text:p>
          </table:table-cell>
          <table:table-cell table:formula="of:=[.H350]*-1" office:value-type="float" office:value="0.021867" calcext:value-type="float">
            <text:p>0.021867</text:p>
          </table:table-cell>
          <table:table-cell table:formula="of:=[.M350]*-1" office:value-type="float" office:value="0.089148" calcext:value-type="float">
            <text:p>0.089148</text:p>
          </table:table-cell>
          <table:table-cell table:formula="of:=([.K350]^2)*(48.7382423482978)+([.K350])*(0.0643401308833624)+(0.0316411646540839)" office:value-type="float" office:value="0.03902000958843" calcext:value-type="float">
            <text:p>0.0390200096</text:p>
          </table:table-cell>
          <table:table-cell table:formula="of:=([.M350]^2)*(2.99573212968935)+([.M350])*(-0.0394274132082148)+(-0.010306073088791)" office:value-type="float" office:value="0.0170169813289054" calcext:value-type="float">
            <text:p>0.0170169813</text:p>
          </table:table-cell>
          <table:table-cell table:formula="of:=([.L350]^2)*(-20.9992408223248)+([.L350])*(0.114146130561486)+(0.302895814088881)" office:value-type="float" office:value="0.302207083639151" calcext:value-type="float">
            <text:p>0.30220708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1]" office:value-type="float" office:value="-0.021868" calcext:value-type="float">
            <text:p>-0.021868</text:p>
          </table:table-cell>
          <table:table-cell table:formula="of:=[Datos_MoCap.B351]" office:value-type="float" office:value="0.067243" calcext:value-type="float">
            <text:p>0.067243</text:p>
          </table:table-cell>
          <table:table-cell table:formula="of:=[Datos_MoCap.C351]" office:value-type="float" office:value="0.213086" calcext:value-type="float">
            <text:p>0.213086</text:p>
          </table:table-cell>
          <table:table-cell table:formula="of:=[Datos_MoCap.D351]" office:value-type="float" office:value="0.011601" calcext:value-type="float">
            <text:p>0.011601</text:p>
          </table:table-cell>
          <table:table-cell table:formula="of:=[Datos_MoCap.F351]" office:value-type="float" office:value="0.009045" calcext:value-type="float">
            <text:p>0.009045</text:p>
          </table:table-cell>
          <table:table-cell table:formula="of:=[Datos_MoCap.E351]" office:value-type="float" office:value="-0.089161" calcext:value-type="float">
            <text:p>-0.089161</text:p>
          </table:table-cell>
          <table:table-cell/>
          <table:table-cell table:formula="of:=([.H351]^2)*(0.140024724909833)+([.H351])*(-0.00142725065277068)+(-0.0063459406986214)" office:value-type="float" office:value="-0.00624776843830172" calcext:value-type="float">
            <text:p>-0.0062477684</text:p>
          </table:table-cell>
          <table:table-cell table:formula="of:=([.J351]^2)*(-1.68303778049881)+([.J351])*(0.15665109790632)+(0.10475739737447)" office:value-type="float" office:value="0.0617181399396118" calcext:value-type="float">
            <text:p>0.0617181399</text:p>
          </table:table-cell>
          <table:table-cell table:formula="of:=([.I351]^2)*(-1.84809378419694)+([.I351])*(0.969715893777015)+(-0.0558124189204929)" office:value-type="float" office:value="0.00103780716960397" calcext:value-type="float">
            <text:p>0.0010378072</text:p>
          </table:table-cell>
          <table:table-cell table:formula="of:=[.H351]*-1" office:value-type="float" office:value="0.021868" calcext:value-type="float">
            <text:p>0.021868</text:p>
          </table:table-cell>
          <table:table-cell table:formula="of:=[.M351]*-1" office:value-type="float" office:value="0.089161" calcext:value-type="float">
            <text:p>0.089161</text:p>
          </table:table-cell>
          <table:table-cell table:formula="of:=([.K351]^2)*(48.7382423482978)+([.K351])*(0.0643401308833624)+(0.0316411646540839)" office:value-type="float" office:value="0.0389469231788095" calcext:value-type="float">
            <text:p>0.0389469232</text:p>
          </table:table-cell>
          <table:table-cell table:formula="of:=([.M351]^2)*(2.99573212968935)+([.M351])*(-0.0394274132082148)+(-0.010306073088791)" office:value-type="float" office:value="0.0170244380432811" calcext:value-type="float">
            <text:p>0.017024438</text:p>
          </table:table-cell>
          <table:table-cell table:formula="of:=([.L351]^2)*(-20.9992408223248)+([.L351])*(0.114146130561486)+(0.302895814088881)" office:value-type="float" office:value="0.302210275424673" calcext:value-type="float">
            <text:p>0.302210275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2]" office:value-type="float" office:value="-0.021865" calcext:value-type="float">
            <text:p>-0.021865</text:p>
          </table:table-cell>
          <table:table-cell table:formula="of:=[Datos_MoCap.B352]" office:value-type="float" office:value="0.067245" calcext:value-type="float">
            <text:p>0.067245</text:p>
          </table:table-cell>
          <table:table-cell table:formula="of:=[Datos_MoCap.C352]" office:value-type="float" office:value="0.213084" calcext:value-type="float">
            <text:p>0.213084</text:p>
          </table:table-cell>
          <table:table-cell table:formula="of:=[Datos_MoCap.D352]" office:value-type="float" office:value="0.011686" calcext:value-type="float">
            <text:p>0.011686</text:p>
          </table:table-cell>
          <table:table-cell table:formula="of:=[Datos_MoCap.F352]" office:value-type="float" office:value="0.009012" calcext:value-type="float">
            <text:p>0.009012</text:p>
          </table:table-cell>
          <table:table-cell table:formula="of:=[Datos_MoCap.E352]" office:value-type="float" office:value="-0.089155" calcext:value-type="float">
            <text:p>-0.089155</text:p>
          </table:table-cell>
          <table:table-cell/>
          <table:table-cell table:formula="of:=([.H352]^2)*(0.140024724909833)+([.H352])*(-0.00142725065277068)+(-0.0063459406986214)" office:value-type="float" office:value="-0.00624779109115756" calcext:value-type="float">
            <text:p>-0.0062477911</text:p>
          </table:table-cell>
          <table:table-cell table:formula="of:=([.J352]^2)*(-1.68303778049881)+([.J352])*(0.15665109790632)+(0.10475739737447)" office:value-type="float" office:value="0.0617192611578378" calcext:value-type="float">
            <text:p>0.0617192612</text:p>
          </table:table-cell>
          <table:table-cell table:formula="of:=([.I352]^2)*(-1.84809378419694)+([.I352])*(0.969715893777015)+(-0.0558124189204929)" office:value-type="float" office:value="0.00103924950851782" calcext:value-type="float">
            <text:p>0.0010392495</text:p>
          </table:table-cell>
          <table:table-cell table:formula="of:=[.H352]*-1" office:value-type="float" office:value="0.021865" calcext:value-type="float">
            <text:p>0.021865</text:p>
          </table:table-cell>
          <table:table-cell table:formula="of:=[.M352]*-1" office:value-type="float" office:value="0.089155" calcext:value-type="float">
            <text:p>0.089155</text:p>
          </table:table-cell>
          <table:table-cell table:formula="of:=([.K352]^2)*(48.7382423482978)+([.K352])*(0.0643401308833624)+(0.0316411646540839)" office:value-type="float" office:value="0.0390488643231476" calcext:value-type="float">
            <text:p>0.0390488643</text:p>
          </table:table-cell>
          <table:table-cell table:formula="of:=([.M352]^2)*(2.99573212968935)+([.M352])*(-0.0394274132082148)+(-0.010306073088791)" office:value-type="float" office:value="0.0170209963569793" calcext:value-type="float">
            <text:p>0.0170209964</text:p>
          </table:table-cell>
          <table:table-cell table:formula="of:=([.L352]^2)*(-20.9992408223248)+([.L352])*(0.114146130561486)+(0.302895814088881)" office:value-type="float" office:value="0.302219021650984" calcext:value-type="float">
            <text:p>0.30221902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3]" office:value-type="float" office:value="-0.021863" calcext:value-type="float">
            <text:p>-0.021863</text:p>
          </table:table-cell>
          <table:table-cell table:formula="of:=[Datos_MoCap.B353]" office:value-type="float" office:value="0.067251" calcext:value-type="float">
            <text:p>0.067251</text:p>
          </table:table-cell>
          <table:table-cell table:formula="of:=[Datos_MoCap.C353]" office:value-type="float" office:value="0.21309" calcext:value-type="float">
            <text:p>0.21309</text:p>
          </table:table-cell>
          <table:table-cell table:formula="of:=[Datos_MoCap.D353]" office:value-type="float" office:value="0.011698" calcext:value-type="float">
            <text:p>0.011698</text:p>
          </table:table-cell>
          <table:table-cell table:formula="of:=[Datos_MoCap.F353]" office:value-type="float" office:value="0.009013" calcext:value-type="float">
            <text:p>0.009013</text:p>
          </table:table-cell>
          <table:table-cell table:formula="of:=[Datos_MoCap.E353]" office:value-type="float" office:value="-0.089143" calcext:value-type="float">
            <text:p>-0.089143</text:p>
          </table:table-cell>
          <table:table-cell/>
          <table:table-cell table:formula="of:=([.H353]^2)*(0.140024724909833)+([.H353])*(-0.00142725065277068)+(-0.0063459406986214)" office:value-type="float" office:value="-0.00624780619166121" calcext:value-type="float">
            <text:p>-0.0062478062</text:p>
          </table:table-cell>
          <table:table-cell table:formula="of:=([.J353]^2)*(-1.68303778049881)+([.J353])*(0.15665109790632)+(0.10475739737447)" office:value-type="float" office:value="0.0617158974627668" calcext:value-type="float">
            <text:p>0.0617158975</text:p>
          </table:table-cell>
          <table:table-cell table:formula="of:=([.I353]^2)*(-1.84809378419694)+([.I353])*(0.969715893777015)+(-0.0558124189204929)" office:value-type="float" office:value="0.00104357643655089" calcext:value-type="float">
            <text:p>0.0010435764</text:p>
          </table:table-cell>
          <table:table-cell table:formula="of:=[.H353]*-1" office:value-type="float" office:value="0.021863" calcext:value-type="float">
            <text:p>0.021863</text:p>
          </table:table-cell>
          <table:table-cell table:formula="of:=[.M353]*-1" office:value-type="float" office:value="0.089143" calcext:value-type="float">
            <text:p>0.089143</text:p>
          </table:table-cell>
          <table:table-cell table:formula="of:=([.K353]^2)*(48.7382423482978)+([.K353])*(0.0643401308833624)+(0.0316411646540839)" office:value-type="float" office:value="0.039063312745427" calcext:value-type="float">
            <text:p>0.0390633127</text:p>
          </table:table-cell>
          <table:table-cell table:formula="of:=([.M353]^2)*(2.99573212968935)+([.M353])*(-0.0394274132082148)+(-0.010306073088791)" office:value-type="float" office:value="0.0170141136314537" calcext:value-type="float">
            <text:p>0.0170141136</text:p>
          </table:table-cell>
          <table:table-cell table:formula="of:=([.L353]^2)*(-20.9992408223248)+([.L353])*(0.114146130561486)+(0.302895814088881)" office:value-type="float" office:value="0.302218757285799" calcext:value-type="float">
            <text:p>0.30221875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4]" office:value-type="float" office:value="-0.021866" calcext:value-type="float">
            <text:p>-0.021866</text:p>
          </table:table-cell>
          <table:table-cell table:formula="of:=[Datos_MoCap.B354]" office:value-type="float" office:value="0.067239" calcext:value-type="float">
            <text:p>0.067239</text:p>
          </table:table-cell>
          <table:table-cell table:formula="of:=[Datos_MoCap.C354]" office:value-type="float" office:value="0.213085" calcext:value-type="float">
            <text:p>0.213085</text:p>
          </table:table-cell>
          <table:table-cell table:formula="of:=[Datos_MoCap.D354]" office:value-type="float" office:value="0.011686" calcext:value-type="float">
            <text:p>0.011686</text:p>
          </table:table-cell>
          <table:table-cell table:formula="of:=[Datos_MoCap.F354]" office:value-type="float" office:value="0.008994" calcext:value-type="float">
            <text:p>0.008994</text:p>
          </table:table-cell>
          <table:table-cell table:formula="of:=[Datos_MoCap.E354]" office:value-type="float" office:value="-0.089167" calcext:value-type="float">
            <text:p>-0.089167</text:p>
          </table:table-cell>
          <table:table-cell/>
          <table:table-cell table:formula="of:=([.H354]^2)*(0.140024724909833)+([.H354])*(-0.00142725065277068)+(-0.0063459406986214)" office:value-type="float" office:value="-0.00624778354048566" calcext:value-type="float">
            <text:p>-0.0062477835</text:p>
          </table:table-cell>
          <table:table-cell table:formula="of:=([.J354]^2)*(-1.68303778049881)+([.J354])*(0.15665109790632)+(0.10475739737447)" office:value-type="float" office:value="0.0617187005504079" calcext:value-type="float">
            <text:p>0.0617187006</text:p>
          </table:table-cell>
          <table:table-cell table:formula="of:=([.I354]^2)*(-1.84809378419694)+([.I354])*(0.969715893777015)+(-0.0558124189204929)" office:value-type="float" office:value="0.001034922447422" calcext:value-type="float">
            <text:p>0.0010349224</text:p>
          </table:table-cell>
          <table:table-cell table:formula="of:=[.H354]*-1" office:value-type="float" office:value="0.021866" calcext:value-type="float">
            <text:p>0.021866</text:p>
          </table:table-cell>
          <table:table-cell table:formula="of:=[.M354]*-1" office:value-type="float" office:value="0.089167" calcext:value-type="float">
            <text:p>0.089167</text:p>
          </table:table-cell>
          <table:table-cell table:formula="of:=([.K354]^2)*(48.7382423482978)+([.K354])*(0.0643401308833624)+(0.0316411646540839)" office:value-type="float" office:value="0.0390488643231476" calcext:value-type="float">
            <text:p>0.0390488643</text:p>
          </table:table-cell>
          <table:table-cell table:formula="of:=([.M354]^2)*(2.99573212968935)+([.M354])*(-0.0394274132082148)+(-0.010306073088791)" office:value-type="float" office:value="0.0170278799452757" calcext:value-type="float">
            <text:p>0.0170278799</text:p>
          </table:table-cell>
          <table:table-cell table:formula="of:=([.L354]^2)*(-20.9992408223248)+([.L354])*(0.114146130561486)+(0.302895814088881)" office:value-type="float" office:value="0.302223773042579" calcext:value-type="float">
            <text:p>0.3022237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5]" office:value-type="float" office:value="-0.021831" calcext:value-type="float">
            <text:p>-0.021831</text:p>
          </table:table-cell>
          <table:table-cell table:formula="of:=[Datos_MoCap.B355]" office:value-type="float" office:value="0.067228" calcext:value-type="float">
            <text:p>0.067228</text:p>
          </table:table-cell>
          <table:table-cell table:formula="of:=[Datos_MoCap.C355]" office:value-type="float" office:value="0.213098" calcext:value-type="float">
            <text:p>0.213098</text:p>
          </table:table-cell>
          <table:table-cell table:formula="of:=[Datos_MoCap.D355]" office:value-type="float" office:value="0.011634" calcext:value-type="float">
            <text:p>0.011634</text:p>
          </table:table-cell>
          <table:table-cell table:formula="of:=[Datos_MoCap.F355]" office:value-type="float" office:value="0.008923" calcext:value-type="float">
            <text:p>0.008923</text:p>
          </table:table-cell>
          <table:table-cell table:formula="of:=[Datos_MoCap.E355]" office:value-type="float" office:value="-0.089274" calcext:value-type="float">
            <text:p>-0.089274</text:p>
          </table:table-cell>
          <table:table-cell/>
          <table:table-cell table:formula="of:=([.H355]^2)*(0.140024724909833)+([.H355])*(-0.00142725065277068)+(-0.0063459406986214)" office:value-type="float" office:value="-0.00624804764737267" calcext:value-type="float">
            <text:p>-0.0062480476</text:p>
          </table:table-cell>
          <table:table-cell table:formula="of:=([.J355]^2)*(-1.68303778049881)+([.J355])*(0.15665109790632)+(0.10475739737447)" office:value-type="float" office:value="0.0617114123475054" calcext:value-type="float">
            <text:p>0.0617114123</text:p>
          </table:table-cell>
          <table:table-cell table:formula="of:=([.I355]^2)*(-1.84809378419694)+([.I355])*(0.969715893777015)+(-0.0558124189204929)" office:value-type="float" office:value="0.00102698915648614" calcext:value-type="float">
            <text:p>0.0010269892</text:p>
          </table:table-cell>
          <table:table-cell table:formula="of:=[.H355]*-1" office:value-type="float" office:value="0.021831" calcext:value-type="float">
            <text:p>0.021831</text:p>
          </table:table-cell>
          <table:table-cell table:formula="of:=[.M355]*-1" office:value-type="float" office:value="0.089274" calcext:value-type="float">
            <text:p>0.089274</text:p>
          </table:table-cell>
          <table:table-cell table:formula="of:=([.K355]^2)*(48.7382423482978)+([.K355])*(0.0643401308833624)+(0.0316411646540839)" office:value-type="float" office:value="0.0389864166941404" calcext:value-type="float">
            <text:p>0.0389864167</text:p>
          </table:table-cell>
          <table:table-cell table:formula="of:=([.M355]^2)*(2.99573212968935)+([.M355])*(-0.0394274132082148)+(-0.010306073088791)" office:value-type="float" office:value="0.0170892967522431" calcext:value-type="float">
            <text:p>0.0170892968</text:p>
          </table:table-cell>
          <table:table-cell table:formula="of:=([.L355]^2)*(-20.9992408223248)+([.L355])*(0.114146130561486)+(0.302895814088881)" office:value-type="float" office:value="0.302242381948554" calcext:value-type="float">
            <text:p>0.302242381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6]" office:value-type="float" office:value="-0.02183" calcext:value-type="float">
            <text:p>-0.02183</text:p>
          </table:table-cell>
          <table:table-cell table:formula="of:=[Datos_MoCap.B356]" office:value-type="float" office:value="0.067231" calcext:value-type="float">
            <text:p>0.067231</text:p>
          </table:table-cell>
          <table:table-cell table:formula="of:=[Datos_MoCap.C356]" office:value-type="float" office:value="0.213097" calcext:value-type="float">
            <text:p>0.213097</text:p>
          </table:table-cell>
          <table:table-cell table:formula="of:=[Datos_MoCap.D356]" office:value-type="float" office:value="0.011565" calcext:value-type="float">
            <text:p>0.011565</text:p>
          </table:table-cell>
          <table:table-cell table:formula="of:=[Datos_MoCap.F356]" office:value-type="float" office:value="0.008889" calcext:value-type="float">
            <text:p>0.008889</text:p>
          </table:table-cell>
          <table:table-cell table:formula="of:=[Datos_MoCap.E356]" office:value-type="float" office:value="-0.089267" calcext:value-type="float">
            <text:p>-0.089267</text:p>
          </table:table-cell>
          <table:table-cell/>
          <table:table-cell table:formula="of:=([.H356]^2)*(0.140024724909833)+([.H356])*(-0.00142725065277068)+(-0.0063459406986214)" office:value-type="float" office:value="-0.00624805518824283" calcext:value-type="float">
            <text:p>-0.0062480552</text:p>
          </table:table-cell>
          <table:table-cell table:formula="of:=([.J356]^2)*(-1.68303778049881)+([.J356])*(0.15665109790632)+(0.10475739737447)" office:value-type="float" office:value="0.0617119729986943" calcext:value-type="float">
            <text:p>0.061711973</text:p>
          </table:table-cell>
          <table:table-cell table:formula="of:=([.I356]^2)*(-1.84809378419694)+([.I356])*(0.969715893777015)+(-0.0558124189204929)" office:value-type="float" office:value="0.00102915282564107" calcext:value-type="float">
            <text:p>0.0010291528</text:p>
          </table:table-cell>
          <table:table-cell table:formula="of:=[.H356]*-1" office:value-type="float" office:value="0.02183" calcext:value-type="float">
            <text:p>0.02183</text:p>
          </table:table-cell>
          <table:table-cell table:formula="of:=[.M356]*-1" office:value-type="float" office:value="0.089267" calcext:value-type="float">
            <text:p>0.089267</text:p>
          </table:table-cell>
          <table:table-cell table:formula="of:=([.K356]^2)*(48.7382423482978)+([.K356])*(0.0643401308833624)+(0.0316411646540839)" office:value-type="float" office:value="0.038903960409697" calcext:value-type="float">
            <text:p>0.0389039604</text:p>
          </table:table-cell>
          <table:table-cell table:formula="of:=([.M356]^2)*(2.99573212968935)+([.M356])*(-0.0394274132082148)+(-0.010306073088791)" office:value-type="float" office:value="0.0170852767332795" calcext:value-type="float">
            <text:p>0.0170852767</text:p>
          </table:table-cell>
          <table:table-cell table:formula="of:=([.L356]^2)*(-20.9992408223248)+([.L356])*(0.114146130561486)+(0.302895814088881)" office:value-type="float" office:value="0.302251218288351" calcext:value-type="float">
            <text:p>0.302251218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7]" office:value-type="float" office:value="-0.021849" calcext:value-type="float">
            <text:p>-0.021849</text:p>
          </table:table-cell>
          <table:table-cell table:formula="of:=[Datos_MoCap.B357]" office:value-type="float" office:value="0.067228" calcext:value-type="float">
            <text:p>0.067228</text:p>
          </table:table-cell>
          <table:table-cell table:formula="of:=[Datos_MoCap.C357]" office:value-type="float" office:value="0.21308" calcext:value-type="float">
            <text:p>0.21308</text:p>
          </table:table-cell>
          <table:table-cell table:formula="of:=[Datos_MoCap.D357]" office:value-type="float" office:value="0.011655" calcext:value-type="float">
            <text:p>0.011655</text:p>
          </table:table-cell>
          <table:table-cell table:formula="of:=[Datos_MoCap.F357]" office:value-type="float" office:value="0.008906" calcext:value-type="float">
            <text:p>0.008906</text:p>
          </table:table-cell>
          <table:table-cell table:formula="of:=[Datos_MoCap.E357]" office:value-type="float" office:value="-0.089162" calcext:value-type="float">
            <text:p>-0.089162</text:p>
          </table:table-cell>
          <table:table-cell/>
          <table:table-cell table:formula="of:=([.H357]^2)*(0.140024724909833)+([.H357])*(-0.00142725065277068)+(-0.0063459406986214)" office:value-type="float" office:value="-0.0062479118638212" calcext:value-type="float">
            <text:p>-0.0062479119</text:p>
          </table:table-cell>
          <table:table-cell table:formula="of:=([.J357]^2)*(-1.68303778049881)+([.J357])*(0.15665109790632)+(0.10475739737447)" office:value-type="float" office:value="0.061721503553897" calcext:value-type="float">
            <text:p>0.0617215036</text:p>
          </table:table-cell>
          <table:table-cell table:formula="of:=([.I357]^2)*(-1.84809378419694)+([.I357])*(0.969715893777015)+(-0.0558124189204929)" office:value-type="float" office:value="0.00102698915648614" calcext:value-type="float">
            <text:p>0.0010269892</text:p>
          </table:table-cell>
          <table:table-cell table:formula="of:=[.H357]*-1" office:value-type="float" office:value="0.021849" calcext:value-type="float">
            <text:p>0.021849</text:p>
          </table:table-cell>
          <table:table-cell table:formula="of:=[.M357]*-1" office:value-type="float" office:value="0.089162" calcext:value-type="float">
            <text:p>0.089162</text:p>
          </table:table-cell>
          <table:table-cell table:formula="of:=([.K357]^2)*(48.7382423482978)+([.K357])*(0.0643401308833624)+(0.0316411646540839)" office:value-type="float" office:value="0.039011604200336" calcext:value-type="float">
            <text:p>0.0390116042</text:p>
          </table:table-cell>
          <table:table-cell table:formula="of:=([.M357]^2)*(2.99573212968935)+([.M357])*(-0.0394274132082148)+(-0.010306073088791)" office:value-type="float" office:value="0.0170250116786349" calcext:value-type="float">
            <text:p>0.0170250117</text:p>
          </table:table-cell>
          <table:table-cell table:formula="of:=([.L357]^2)*(-20.9992408223248)+([.L357])*(0.114146130561486)+(0.302895814088881)" office:value-type="float" office:value="0.302246806187233" calcext:value-type="float">
            <text:p>0.302246806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8]" office:value-type="float" office:value="-0.021813" calcext:value-type="float">
            <text:p>-0.021813</text:p>
          </table:table-cell>
          <table:table-cell table:formula="of:=[Datos_MoCap.B358]" office:value-type="float" office:value="0.067224" calcext:value-type="float">
            <text:p>0.067224</text:p>
          </table:table-cell>
          <table:table-cell table:formula="of:=[Datos_MoCap.C358]" office:value-type="float" office:value="0.213092" calcext:value-type="float">
            <text:p>0.213092</text:p>
          </table:table-cell>
          <table:table-cell table:formula="of:=[Datos_MoCap.D358]" office:value-type="float" office:value="0.011516" calcext:value-type="float">
            <text:p>0.011516</text:p>
          </table:table-cell>
          <table:table-cell table:formula="of:=[Datos_MoCap.F358]" office:value-type="float" office:value="0.008844" calcext:value-type="float">
            <text:p>0.008844</text:p>
          </table:table-cell>
          <table:table-cell table:formula="of:=[Datos_MoCap.E358]" office:value-type="float" office:value="-0.089295" calcext:value-type="float">
            <text:p>-0.089295</text:p>
          </table:table-cell>
          <table:table-cell/>
          <table:table-cell table:formula="of:=([.H358]^2)*(0.140024724909833)+([.H358])*(-0.00142725065277068)+(-0.0063459406986214)" office:value-type="float" office:value="-0.00624818334018811" calcext:value-type="float">
            <text:p>-0.0062481833</text:p>
          </table:table-cell>
          <table:table-cell table:formula="of:=([.J358]^2)*(-1.68303778049881)+([.J358])*(0.15665109790632)+(0.10475739737447)" office:value-type="float" office:value="0.0617147762041479" calcext:value-type="float">
            <text:p>0.0617147762</text:p>
          </table:table-cell>
          <table:table-cell table:formula="of:=([.I358]^2)*(-1.84809378419694)+([.I358])*(0.969715893777015)+(-0.0558124189204929)" office:value-type="float" office:value="0.00102410421253293" calcext:value-type="float">
            <text:p>0.0010241042</text:p>
          </table:table-cell>
          <table:table-cell table:formula="of:=[.H358]*-1" office:value-type="float" office:value="0.021813" calcext:value-type="float">
            <text:p>0.021813</text:p>
          </table:table-cell>
          <table:table-cell table:formula="of:=[.M358]*-1" office:value-type="float" office:value="0.089295" calcext:value-type="float">
            <text:p>0.089295</text:p>
          </table:table-cell>
          <table:table-cell table:formula="of:=([.K358]^2)*(48.7382423482978)+([.K358])*(0.0643401308833624)+(0.0316411646540839)" office:value-type="float" office:value="0.0388456863020733" calcext:value-type="float">
            <text:p>0.0388456863</text:p>
          </table:table-cell>
          <table:table-cell table:formula="of:=([.M358]^2)*(2.99573212968935)+([.M358])*(-0.0394274132082148)+(-0.010306073088791)" office:value-type="float" office:value="0.0171013585706245" calcext:value-type="float">
            <text:p>0.0171013586</text:p>
          </table:table-cell>
          <table:table-cell table:formula="of:=([.L358]^2)*(-20.9992408223248)+([.L358])*(0.114146130561486)+(0.302895814088881)" office:value-type="float" office:value="0.302262838791663" calcext:value-type="float">
            <text:p>0.302262838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9]" office:value-type="float" office:value="-0.021801" calcext:value-type="float">
            <text:p>-0.021801</text:p>
          </table:table-cell>
          <table:table-cell table:formula="of:=[Datos_MoCap.B359]" office:value-type="float" office:value="0.06722" calcext:value-type="float">
            <text:p>0.06722</text:p>
          </table:table-cell>
          <table:table-cell table:formula="of:=[Datos_MoCap.C359]" office:value-type="float" office:value="0.213088" calcext:value-type="float">
            <text:p>0.213088</text:p>
          </table:table-cell>
          <table:table-cell table:formula="of:=[Datos_MoCap.D359]" office:value-type="float" office:value="0.011494" calcext:value-type="float">
            <text:p>0.011494</text:p>
          </table:table-cell>
          <table:table-cell table:formula="of:=[Datos_MoCap.F359]" office:value-type="float" office:value="0.008795" calcext:value-type="float">
            <text:p>0.008795</text:p>
          </table:table-cell>
          <table:table-cell table:formula="of:=[Datos_MoCap.E359]" office:value-type="float" office:value="-0.08929" calcext:value-type="float">
            <text:p>-0.08929</text:p>
          </table:table-cell>
          <table:table-cell/>
          <table:table-cell table:formula="of:=([.H359]^2)*(0.140024724909833)+([.H359])*(-0.00142725065277068)+(-0.0063459406986214)" office:value-type="float" office:value="-0.00624827375165617" calcext:value-type="float">
            <text:p>-0.0062482738</text:p>
          </table:table-cell>
          <table:table-cell table:formula="of:=([.J359]^2)*(-1.68303778049881)+([.J359])*(0.15665109790632)+(0.10475739737447)" office:value-type="float" office:value="0.0617170187079215" calcext:value-type="float">
            <text:p>0.0617170187</text:p>
          </table:table-cell>
          <table:table-cell table:formula="of:=([.I359]^2)*(-1.84809378419694)+([.I359])*(0.969715893777015)+(-0.0558124189204929)" office:value-type="float" office:value="0.00102121920944071" calcext:value-type="float">
            <text:p>0.0010212192</text:p>
          </table:table-cell>
          <table:table-cell table:formula="of:=[.H359]*-1" office:value-type="float" office:value="0.021801" calcext:value-type="float">
            <text:p>0.021801</text:p>
          </table:table-cell>
          <table:table-cell table:formula="of:=[.M359]*-1" office:value-type="float" office:value="0.08929" calcext:value-type="float">
            <text:p>0.08929</text:p>
          </table:table-cell>
          <table:table-cell table:formula="of:=([.K359]^2)*(48.7382423482978)+([.K359])*(0.0643401308833624)+(0.0316411646540839)" office:value-type="float" office:value="0.0388195985461523" calcext:value-type="float">
            <text:p>0.0388195985</text:p>
          </table:table-cell>
          <table:table-cell table:formula="of:=([.M359]^2)*(2.99573212968935)+([.M359])*(-0.0394274132082148)+(-0.010306073088791)" office:value-type="float" office:value="0.0170984864694465" calcext:value-type="float">
            <text:p>0.0170984865</text:p>
          </table:table-cell>
          <table:table-cell table:formula="of:=([.L359]^2)*(-20.9992408223248)+([.L359])*(0.114146130561486)+(0.302895814088881)" office:value-type="float" office:value="0.3022753955061" calcext:value-type="float">
            <text:p>0.30227539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0]" office:value-type="float" office:value="-0.021798" calcext:value-type="float">
            <text:p>-0.021798</text:p>
          </table:table-cell>
          <table:table-cell table:formula="of:=[Datos_MoCap.B360]" office:value-type="float" office:value="0.067221" calcext:value-type="float">
            <text:p>0.067221</text:p>
          </table:table-cell>
          <table:table-cell table:formula="of:=[Datos_MoCap.C360]" office:value-type="float" office:value="0.213086" calcext:value-type="float">
            <text:p>0.213086</text:p>
          </table:table-cell>
          <table:table-cell table:formula="of:=[Datos_MoCap.D360]" office:value-type="float" office:value="0.011431" calcext:value-type="float">
            <text:p>0.011431</text:p>
          </table:table-cell>
          <table:table-cell table:formula="of:=[Datos_MoCap.F360]" office:value-type="float" office:value="0.008754" calcext:value-type="float">
            <text:p>0.008754</text:p>
          </table:table-cell>
          <table:table-cell table:formula="of:=[Datos_MoCap.E360]" office:value-type="float" office:value="-0.089291" calcext:value-type="float">
            <text:p>-0.089291</text:p>
          </table:table-cell>
          <table:table-cell/>
          <table:table-cell table:formula="of:=([.H360]^2)*(0.140024724909833)+([.H360])*(-0.00142725065277068)+(-0.0063459406986214)" office:value-type="float" office:value="-0.00624829634822207" calcext:value-type="float">
            <text:p>-0.0062482963</text:p>
          </table:table-cell>
          <table:table-cell table:formula="of:=([.J360]^2)*(-1.68303778049881)+([.J360])*(0.15665109790632)+(0.10475739737447)" office:value-type="float" office:value="0.0617181399396118" calcext:value-type="float">
            <text:p>0.0617181399</text:p>
          </table:table-cell>
          <table:table-cell table:formula="of:=([.I360]^2)*(-1.84809378419694)+([.I360])*(0.969715893777015)+(-0.0558124189204929)" office:value-type="float" office:value="0.00102194046575805" calcext:value-type="float">
            <text:p>0.0010219405</text:p>
          </table:table-cell>
          <table:table-cell table:formula="of:=[.H360]*-1" office:value-type="float" office:value="0.021798" calcext:value-type="float">
            <text:p>0.021798</text:p>
          </table:table-cell>
          <table:table-cell table:formula="of:=[.M360]*-1" office:value-type="float" office:value="0.089291" calcext:value-type="float">
            <text:p>0.089291</text:p>
          </table:table-cell>
          <table:table-cell table:formula="of:=([.K360]^2)*(48.7382423482978)+([.K360])*(0.0643401308833624)+(0.0316411646540839)" office:value-type="float" office:value="0.0387451536929391" calcext:value-type="float">
            <text:p>0.0387451537</text:p>
          </table:table-cell>
          <table:table-cell table:formula="of:=([.M360]^2)*(2.99573212968935)+([.M360])*(-0.0394274132082148)+(-0.010306073088791)" office:value-type="float" office:value="0.0170990608776992" calcext:value-type="float">
            <text:p>0.0170990609</text:p>
          </table:table-cell>
          <table:table-cell table:formula="of:=([.L360]^2)*(-20.9992408223248)+([.L360])*(0.114146130561486)+(0.302895814088881)" office:value-type="float" office:value="0.302285824657512" calcext:value-type="float">
            <text:p>0.302285824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1]" office:value-type="float" office:value="-0.021803" calcext:value-type="float">
            <text:p>-0.021803</text:p>
          </table:table-cell>
          <table:table-cell table:formula="of:=[Datos_MoCap.B361]" office:value-type="float" office:value="0.067218" calcext:value-type="float">
            <text:p>0.067218</text:p>
          </table:table-cell>
          <table:table-cell table:formula="of:=[Datos_MoCap.C361]" office:value-type="float" office:value="0.213087" calcext:value-type="float">
            <text:p>0.213087</text:p>
          </table:table-cell>
          <table:table-cell table:formula="of:=[Datos_MoCap.D361]" office:value-type="float" office:value="0.011472" calcext:value-type="float">
            <text:p>0.011472</text:p>
          </table:table-cell>
          <table:table-cell table:formula="of:=[Datos_MoCap.F361]" office:value-type="float" office:value="0.008738" calcext:value-type="float">
            <text:p>0.008738</text:p>
          </table:table-cell>
          <table:table-cell table:formula="of:=[Datos_MoCap.E361]" office:value-type="float" office:value="-0.089294" calcext:value-type="float">
            <text:p>-0.089294</text:p>
          </table:table-cell>
          <table:table-cell/>
          <table:table-cell table:formula="of:=([.H361]^2)*(0.140024724909833)+([.H361])*(-0.00142725065277068)+(-0.0063459406986214)" office:value-type="float" office:value="-0.00624825868587865" calcext:value-type="float">
            <text:p>-0.0062482587</text:p>
          </table:table-cell>
          <table:table-cell table:formula="of:=([.J361]^2)*(-1.68303778049881)+([.J361])*(0.15665109790632)+(0.10475739737447)" office:value-type="float" office:value="0.0617175793254497" calcext:value-type="float">
            <text:p>0.0617175793</text:p>
          </table:table-cell>
          <table:table-cell table:formula="of:=([.I361]^2)*(-1.84809378419694)+([.I361])*(0.969715893777015)+(-0.0558124189204929)" office:value-type="float" office:value="0.00101977668571748" calcext:value-type="float">
            <text:p>0.0010197767</text:p>
          </table:table-cell>
          <table:table-cell table:formula="of:=[.H361]*-1" office:value-type="float" office:value="0.021803" calcext:value-type="float">
            <text:p>0.021803</text:p>
          </table:table-cell>
          <table:table-cell table:formula="of:=[.M361]*-1" office:value-type="float" office:value="0.089294" calcext:value-type="float">
            <text:p>0.089294</text:p>
          </table:table-cell>
          <table:table-cell table:formula="of:=([.K361]^2)*(48.7382423482978)+([.K361])*(0.0643401308833624)+(0.0316411646540839)" office:value-type="float" office:value="0.0387935579688499" calcext:value-type="float">
            <text:p>0.038793558</text:p>
          </table:table-cell>
          <table:table-cell table:formula="of:=([.M361]^2)*(2.99573212968935)+([.M361])*(-0.0394274132082148)+(-0.010306073088791)" office:value-type="float" office:value="0.0171007841384059" calcext:value-type="float">
            <text:p>0.0171007841</text:p>
          </table:table-cell>
          <table:table-cell table:formula="of:=([.L361]^2)*(-20.9992408223248)+([.L361])*(0.114146130561486)+(0.302895814088881)" office:value-type="float" office:value="0.30228987541895" calcext:value-type="float">
            <text:p>0.302289875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2]" office:value-type="float" office:value="-0.021796" calcext:value-type="float">
            <text:p>-0.021796</text:p>
          </table:table-cell>
          <table:table-cell table:formula="of:=[Datos_MoCap.B362]" office:value-type="float" office:value="0.06721" calcext:value-type="float">
            <text:p>0.06721</text:p>
          </table:table-cell>
          <table:table-cell table:formula="of:=[Datos_MoCap.C362]" office:value-type="float" office:value="0.21309" calcext:value-type="float">
            <text:p>0.21309</text:p>
          </table:table-cell>
          <table:table-cell table:formula="of:=[Datos_MoCap.D362]" office:value-type="float" office:value="0.011446" calcext:value-type="float">
            <text:p>0.011446</text:p>
          </table:table-cell>
          <table:table-cell table:formula="of:=[Datos_MoCap.F362]" office:value-type="float" office:value="0.008718" calcext:value-type="float">
            <text:p>0.008718</text:p>
          </table:table-cell>
          <table:table-cell table:formula="of:=[Datos_MoCap.E362]" office:value-type="float" office:value="-0.089282" calcext:value-type="float">
            <text:p>-0.089282</text:p>
          </table:table-cell>
          <table:table-cell/>
          <table:table-cell table:formula="of:=([.H362]^2)*(0.140024724909833)+([.H362])*(-0.00142725065277068)+(-0.0063459406986214)" office:value-type="float" office:value="-0.00624831141119909" calcext:value-type="float">
            <text:p>-0.0062483114</text:p>
          </table:table-cell>
          <table:table-cell table:formula="of:=([.J362]^2)*(-1.68303778049881)+([.J362])*(0.15665109790632)+(0.10475739737447)" office:value-type="float" office:value="0.0617158974627668" calcext:value-type="float">
            <text:p>0.0617158975</text:p>
          </table:table-cell>
          <table:table-cell table:formula="of:=([.I362]^2)*(-1.84809378419694)+([.I362])*(0.969715893777015)+(-0.0558124189204929)" office:value-type="float" office:value="0.00101400644297704" calcext:value-type="float">
            <text:p>0.0010140064</text:p>
          </table:table-cell>
          <table:table-cell table:formula="of:=[.H362]*-1" office:value-type="float" office:value="0.021796" calcext:value-type="float">
            <text:p>0.021796</text:p>
          </table:table-cell>
          <table:table-cell table:formula="of:=[.M362]*-1" office:value-type="float" office:value="0.089282" calcext:value-type="float">
            <text:p>0.089282</text:p>
          </table:table-cell>
          <table:table-cell table:formula="of:=([.K362]^2)*(48.7382423482978)+([.K362])*(0.0643401308833624)+(0.0316411646540839)" office:value-type="float" office:value="0.0387628435664553" calcext:value-type="float">
            <text:p>0.0387628436</text:p>
          </table:table-cell>
          <table:table-cell table:formula="of:=([.M362]^2)*(2.99573212968935)+([.M362])*(-0.0394274132082148)+(-0.010306073088791)" office:value-type="float" office:value="0.0170938914191179" calcext:value-type="float">
            <text:p>0.0170938914</text:p>
          </table:table-cell>
          <table:table-cell table:formula="of:=([.L362]^2)*(-20.9992408223248)+([.L362])*(0.114146130561486)+(0.302895814088881)" office:value-type="float" office:value="0.302294923751295" calcext:value-type="float">
            <text:p>0.302294923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3]" office:value-type="float" office:value="-0.021798" calcext:value-type="float">
            <text:p>-0.021798</text:p>
          </table:table-cell>
          <table:table-cell table:formula="of:=[Datos_MoCap.B363]" office:value-type="float" office:value="0.067226" calcext:value-type="float">
            <text:p>0.067226</text:p>
          </table:table-cell>
          <table:table-cell table:formula="of:=[Datos_MoCap.C363]" office:value-type="float" office:value="0.213089" calcext:value-type="float">
            <text:p>0.213089</text:p>
          </table:table-cell>
          <table:table-cell table:formula="of:=[Datos_MoCap.D363]" office:value-type="float" office:value="0.011481" calcext:value-type="float">
            <text:p>0.011481</text:p>
          </table:table-cell>
          <table:table-cell table:formula="of:=[Datos_MoCap.F363]" office:value-type="float" office:value="0.008683" calcext:value-type="float">
            <text:p>0.008683</text:p>
          </table:table-cell>
          <table:table-cell table:formula="of:=[Datos_MoCap.E363]" office:value-type="float" office:value="-0.089298" calcext:value-type="float">
            <text:p>-0.089298</text:p>
          </table:table-cell>
          <table:table-cell/>
          <table:table-cell table:formula="of:=([.H363]^2)*(0.140024724909833)+([.H363])*(-0.00142725065277068)+(-0.0063459406986214)" office:value-type="float" office:value="-0.00624829634822207" calcext:value-type="float">
            <text:p>-0.0062482963</text:p>
          </table:table-cell>
          <table:table-cell table:formula="of:=([.J363]^2)*(-1.68303778049881)+([.J363])*(0.15665109790632)+(0.10475739737447)" office:value-type="float" office:value="0.0617164580870272" calcext:value-type="float">
            <text:p>0.0617164581</text:p>
          </table:table-cell>
          <table:table-cell table:formula="of:=([.I363]^2)*(-1.84809378419694)+([.I363])*(0.969715893777015)+(-0.0558124189204929)" office:value-type="float" office:value="0.00102554669190191" calcext:value-type="float">
            <text:p>0.0010255467</text:p>
          </table:table-cell>
          <table:table-cell table:formula="of:=[.H363]*-1" office:value-type="float" office:value="0.021798" calcext:value-type="float">
            <text:p>0.021798</text:p>
          </table:table-cell>
          <table:table-cell table:formula="of:=[.M363]*-1" office:value-type="float" office:value="0.089298" calcext:value-type="float">
            <text:p>0.089298</text:p>
          </table:table-cell>
          <table:table-cell table:formula="of:=([.K363]^2)*(48.7382423482978)+([.K363])*(0.0643401308833624)+(0.0316411646540839)" office:value-type="float" office:value="0.0388042052299174" calcext:value-type="float">
            <text:p>0.0388042052</text:p>
          </table:table-cell>
          <table:table-cell table:formula="of:=([.M363]^2)*(2.99573212968935)+([.M363])*(-0.0394274132082148)+(-0.010306073088791)" office:value-type="float" office:value="0.0171030819032288" calcext:value-type="float">
            <text:p>0.0171030819</text:p>
          </table:table-cell>
          <table:table-cell table:formula="of:=([.L363]^2)*(-20.9992408223248)+([.L363])*(0.114146130561486)+(0.302895814088881)" office:value-type="float" office:value="0.302303717909359" calcext:value-type="float">
            <text:p>0.30230371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4]" office:value-type="float" office:value="-0.0218" calcext:value-type="float">
            <text:p>-0.0218</text:p>
          </table:table-cell>
          <table:table-cell table:formula="of:=[Datos_MoCap.B364]" office:value-type="float" office:value="0.067221" calcext:value-type="float">
            <text:p>0.067221</text:p>
          </table:table-cell>
          <table:table-cell table:formula="of:=[Datos_MoCap.C364]" office:value-type="float" office:value="0.213083" calcext:value-type="float">
            <text:p>0.213083</text:p>
          </table:table-cell>
          <table:table-cell table:formula="of:=[Datos_MoCap.D364]" office:value-type="float" office:value="0.011404" calcext:value-type="float">
            <text:p>0.011404</text:p>
          </table:table-cell>
          <table:table-cell table:formula="of:=[Datos_MoCap.F364]" office:value-type="float" office:value="0.008712" calcext:value-type="float">
            <text:p>0.008712</text:p>
          </table:table-cell>
          <table:table-cell table:formula="of:=[Datos_MoCap.E364]" office:value-type="float" office:value="-0.089288" calcext:value-type="float">
            <text:p>-0.089288</text:p>
          </table:table-cell>
          <table:table-cell/>
          <table:table-cell table:formula="of:=([.H364]^2)*(0.140024724909833)+([.H364])*(-0.00142725065277068)+(-0.0063459406986214)" office:value-type="float" office:value="-0.00624828128412485" calcext:value-type="float">
            <text:p>-0.0062482813</text:p>
          </table:table-cell>
          <table:table-cell table:formula="of:=([.J364]^2)*(-1.68303778049881)+([.J364])*(0.15665109790632)+(0.10475739737447)" office:value-type="float" office:value="0.0617198217619017" calcext:value-type="float">
            <text:p>0.0617198218</text:p>
          </table:table-cell>
          <table:table-cell table:formula="of:=([.I364]^2)*(-1.84809378419694)+([.I364])*(0.969715893777015)+(-0.0558124189204929)" office:value-type="float" office:value="0.00102194046575805" calcext:value-type="float">
            <text:p>0.0010219405</text:p>
          </table:table-cell>
          <table:table-cell table:formula="of:=[.H364]*-1" office:value-type="float" office:value="0.0218" calcext:value-type="float">
            <text:p>0.0218</text:p>
          </table:table-cell>
          <table:table-cell table:formula="of:=[.M364]*-1" office:value-type="float" office:value="0.089288" calcext:value-type="float">
            <text:p>0.089288</text:p>
          </table:table-cell>
          <table:table-cell table:formula="of:=([.K364]^2)*(48.7382423482978)+([.K364])*(0.0643401308833624)+(0.0316411646540839)" office:value-type="float" office:value="0.0387133671897766" calcext:value-type="float">
            <text:p>0.0387133672</text:p>
          </table:table-cell>
          <table:table-cell table:formula="of:=([.M364]^2)*(2.99573212968935)+([.M364])*(-0.0394274132082148)+(-0.010306073088791)" office:value-type="float" office:value="0.0170973376709156" calcext:value-type="float">
            <text:p>0.0170973377</text:p>
          </table:table-cell>
          <table:table-cell table:formula="of:=([.L364]^2)*(-20.9992408223248)+([.L364])*(0.114146130561486)+(0.302895814088881)" office:value-type="float" office:value="0.302296434975117" calcext:value-type="float">
            <text:p>0.3022964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5]" office:value-type="float" office:value="-0.021799" calcext:value-type="float">
            <text:p>-0.021799</text:p>
          </table:table-cell>
          <table:table-cell table:formula="of:=[Datos_MoCap.B365]" office:value-type="float" office:value="0.067228" calcext:value-type="float">
            <text:p>0.067228</text:p>
          </table:table-cell>
          <table:table-cell table:formula="of:=[Datos_MoCap.C365]" office:value-type="float" office:value="0.213082" calcext:value-type="float">
            <text:p>0.213082</text:p>
          </table:table-cell>
          <table:table-cell table:formula="of:=[Datos_MoCap.D365]" office:value-type="float" office:value="0.01141" calcext:value-type="float">
            <text:p>0.01141</text:p>
          </table:table-cell>
          <table:table-cell table:formula="of:=[Datos_MoCap.F365]" office:value-type="float" office:value="0.008651" calcext:value-type="float">
            <text:p>0.008651</text:p>
          </table:table-cell>
          <table:table-cell table:formula="of:=[Datos_MoCap.E365]" office:value-type="float" office:value="-0.089273" calcext:value-type="float">
            <text:p>-0.089273</text:p>
          </table:table-cell>
          <table:table-cell/>
          <table:table-cell table:formula="of:=([.H365]^2)*(0.140024724909833)+([.H365])*(-0.00142725065277068)+(-0.0063459406986214)" office:value-type="float" office:value="-0.00624828881631348" calcext:value-type="float">
            <text:p>-0.0062482888</text:p>
          </table:table-cell>
          <table:table-cell table:formula="of:=([.J365]^2)*(-1.68303778049881)+([.J365])*(0.15665109790632)+(0.10475739737447)" office:value-type="float" office:value="0.0617203823625995" calcext:value-type="float">
            <text:p>0.0617203824</text:p>
          </table:table-cell>
          <table:table-cell table:formula="of:=([.I365]^2)*(-1.84809378419694)+([.I365])*(0.969715893777015)+(-0.0558124189204929)" office:value-type="float" office:value="0.00102698915648614" calcext:value-type="float">
            <text:p>0.0010269892</text:p>
          </table:table-cell>
          <table:table-cell table:formula="of:=[.H365]*-1" office:value-type="float" office:value="0.021799" calcext:value-type="float">
            <text:p>0.021799</text:p>
          </table:table-cell>
          <table:table-cell table:formula="of:=[.M365]*-1" office:value-type="float" office:value="0.089273" calcext:value-type="float">
            <text:p>0.089273</text:p>
          </table:table-cell>
          <table:table-cell table:formula="of:=([.K365]^2)*(48.7382423482978)+([.K365])*(0.0643401308833624)+(0.0316411646540839)" office:value-type="float" office:value="0.0387204247161275" calcext:value-type="float">
            <text:p>0.0387204247</text:p>
          </table:table-cell>
          <table:table-cell table:formula="of:=([.M365]^2)*(2.99573212968935)+([.M365])*(-0.0394274132082148)+(-0.010306073088791)" office:value-type="float" office:value="0.0170887224458453" calcext:value-type="float">
            <text:p>0.0170887224</text:p>
          </table:table-cell>
          <table:table-cell table:formula="of:=([.L365]^2)*(-20.9992408223248)+([.L365])*(0.114146130561486)+(0.302895814088881)" office:value-type="float" office:value="0.302311713260075" calcext:value-type="float">
            <text:p>0.302311713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6]" office:value-type="float" office:value="-0.021791" calcext:value-type="float">
            <text:p>-0.021791</text:p>
          </table:table-cell>
          <table:table-cell table:formula="of:=[Datos_MoCap.B366]" office:value-type="float" office:value="0.067221" calcext:value-type="float">
            <text:p>0.067221</text:p>
          </table:table-cell>
          <table:table-cell table:formula="of:=[Datos_MoCap.C366]" office:value-type="float" office:value="0.21308" calcext:value-type="float">
            <text:p>0.21308</text:p>
          </table:table-cell>
          <table:table-cell table:formula="of:=[Datos_MoCap.D366]" office:value-type="float" office:value="0.011322" calcext:value-type="float">
            <text:p>0.011322</text:p>
          </table:table-cell>
          <table:table-cell table:formula="of:=[Datos_MoCap.F366]" office:value-type="float" office:value="0.008679" calcext:value-type="float">
            <text:p>0.008679</text:p>
          </table:table-cell>
          <table:table-cell table:formula="of:=[Datos_MoCap.E366]" office:value-type="float" office:value="-0.089281" calcext:value-type="float">
            <text:p>-0.089281</text:p>
          </table:table-cell>
          <table:table-cell/>
          <table:table-cell table:formula="of:=([.H366]^2)*(0.140024724909833)+([.H366])*(-0.00142725065277068)+(-0.0063459406986214)" office:value-type="float" office:value="-0.00624834906374078" calcext:value-type="float">
            <text:p>-0.0062483491</text:p>
          </table:table-cell>
          <table:table-cell table:formula="of:=([.J366]^2)*(-1.68303778049881)+([.J366])*(0.15665109790632)+(0.10475739737447)" office:value-type="float" office:value="0.061721503553897" calcext:value-type="float">
            <text:p>0.0617215036</text:p>
          </table:table-cell>
          <table:table-cell table:formula="of:=([.I366]^2)*(-1.84809378419694)+([.I366])*(0.969715893777015)+(-0.0558124189204929)" office:value-type="float" office:value="0.00102194046575805" calcext:value-type="float">
            <text:p>0.0010219405</text:p>
          </table:table-cell>
          <table:table-cell table:formula="of:=[.H366]*-1" office:value-type="float" office:value="0.021791" calcext:value-type="float">
            <text:p>0.021791</text:p>
          </table:table-cell>
          <table:table-cell table:formula="of:=[.M366]*-1" office:value-type="float" office:value="0.089281" calcext:value-type="float">
            <text:p>0.089281</text:p>
          </table:table-cell>
          <table:table-cell table:formula="of:=([.K366]^2)*(48.7382423482978)+([.K366])*(0.0643401308833624)+(0.0316411646540839)" office:value-type="float" office:value="0.0386172660248043" calcext:value-type="float">
            <text:p>0.038617266</text:p>
          </table:table-cell>
          <table:table-cell table:formula="of:=([.M366]^2)*(2.99573212968935)+([.M366])*(-0.0394274132082148)+(-0.010306073088791)" office:value-type="float" office:value="0.0170933170647885" calcext:value-type="float">
            <text:p>0.0170933171</text:p>
          </table:table-cell>
          <table:table-cell table:formula="of:=([.L366]^2)*(-20.9992408223248)+([.L366])*(0.114146130561486)+(0.302895814088881)" office:value-type="float" office:value="0.302304719680114" calcext:value-type="float">
            <text:p>0.302304719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7]" office:value-type="float" office:value="-0.021795" calcext:value-type="float">
            <text:p>-0.021795</text:p>
          </table:table-cell>
          <table:table-cell table:formula="of:=[Datos_MoCap.B367]" office:value-type="float" office:value="0.067224" calcext:value-type="float">
            <text:p>0.067224</text:p>
          </table:table-cell>
          <table:table-cell table:formula="of:=[Datos_MoCap.C367]" office:value-type="float" office:value="0.21308" calcext:value-type="float">
            <text:p>0.21308</text:p>
          </table:table-cell>
          <table:table-cell table:formula="of:=[Datos_MoCap.D367]" office:value-type="float" office:value="0.011389" calcext:value-type="float">
            <text:p>0.011389</text:p>
          </table:table-cell>
          <table:table-cell table:formula="of:=[Datos_MoCap.F367]" office:value-type="float" office:value="0.00865" calcext:value-type="float">
            <text:p>0.00865</text:p>
          </table:table-cell>
          <table:table-cell table:formula="of:=[Datos_MoCap.E367]" office:value-type="float" office:value="-0.089286" calcext:value-type="float">
            <text:p>-0.089286</text:p>
          </table:table-cell>
          <table:table-cell/>
          <table:table-cell table:formula="of:=([.H367]^2)*(0.140024724909833)+([.H367])*(-0.00142725065277068)+(-0.0063459406986214)" office:value-type="float" office:value="-0.00624831894226753" calcext:value-type="float">
            <text:p>-0.0062483189</text:p>
          </table:table-cell>
          <table:table-cell table:formula="of:=([.J367]^2)*(-1.68303778049881)+([.J367])*(0.15665109790632)+(0.10475739737447)" office:value-type="float" office:value="0.061721503553897" calcext:value-type="float">
            <text:p>0.0617215036</text:p>
          </table:table-cell>
          <table:table-cell table:formula="of:=([.I367]^2)*(-1.84809378419694)+([.I367])*(0.969715893777015)+(-0.0558124189204929)" office:value-type="float" office:value="0.00102410421253293" calcext:value-type="float">
            <text:p>0.0010241042</text:p>
          </table:table-cell>
          <table:table-cell table:formula="of:=[.H367]*-1" office:value-type="float" office:value="0.021795" calcext:value-type="float">
            <text:p>0.021795</text:p>
          </table:table-cell>
          <table:table-cell table:formula="of:=[.M367]*-1" office:value-type="float" office:value="0.089286" calcext:value-type="float">
            <text:p>0.089286</text:p>
          </table:table-cell>
          <table:table-cell table:formula="of:=([.K367]^2)*(48.7382423482978)+([.K367])*(0.0643401308833624)+(0.0316411646540839)" office:value-type="float" office:value="0.0386957387264457" calcext:value-type="float">
            <text:p>0.0386957387</text:p>
          </table:table-cell>
          <table:table-cell table:formula="of:=([.M367]^2)*(2.99573212968935)+([.M367])*(-0.0394274132082148)+(-0.010306073088791)" office:value-type="float" office:value="0.0170961888963505" calcext:value-type="float">
            <text:p>0.0170961889</text:p>
          </table:table-cell>
          <table:table-cell table:formula="of:=([.L367]^2)*(-20.9992408223248)+([.L367])*(0.114146130561486)+(0.302895814088881)" office:value-type="float" office:value="0.302311962421809" calcext:value-type="float">
            <text:p>0.302311962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8]" office:value-type="float" office:value="-0.021791" calcext:value-type="float">
            <text:p>-0.021791</text:p>
          </table:table-cell>
          <table:table-cell table:formula="of:=[Datos_MoCap.B368]" office:value-type="float" office:value="0.067212" calcext:value-type="float">
            <text:p>0.067212</text:p>
          </table:table-cell>
          <table:table-cell table:formula="of:=[Datos_MoCap.C368]" office:value-type="float" office:value="0.213073" calcext:value-type="float">
            <text:p>0.213073</text:p>
          </table:table-cell>
          <table:table-cell table:formula="of:=[Datos_MoCap.D368]" office:value-type="float" office:value="0.011351" calcext:value-type="float">
            <text:p>0.011351</text:p>
          </table:table-cell>
          <table:table-cell table:formula="of:=[Datos_MoCap.F368]" office:value-type="float" office:value="0.008658" calcext:value-type="float">
            <text:p>0.008658</text:p>
          </table:table-cell>
          <table:table-cell table:formula="of:=[Datos_MoCap.E368]" office:value-type="float" office:value="-0.089259" calcext:value-type="float">
            <text:p>-0.089259</text:p>
          </table:table-cell>
          <table:table-cell/>
          <table:table-cell table:formula="of:=([.H368]^2)*(0.140024724909833)+([.H368])*(-0.00142725065277068)+(-0.0063459406986214)" office:value-type="float" office:value="-0.00624834906374078" calcext:value-type="float">
            <text:p>-0.0062483491</text:p>
          </table:table-cell>
          <table:table-cell table:formula="of:=([.J368]^2)*(-1.68303778049881)+([.J368])*(0.15665109790632)+(0.10475739737447)" office:value-type="float" office:value="0.0617254276174065" calcext:value-type="float">
            <text:p>0.0617254276</text:p>
          </table:table-cell>
          <table:table-cell table:formula="of:=([.I368]^2)*(-1.84809378419694)+([.I368])*(0.969715893777015)+(-0.0558124189204929)" office:value-type="float" office:value="0.00101544902583927" calcext:value-type="float">
            <text:p>0.001015449</text:p>
          </table:table-cell>
          <table:table-cell table:formula="of:=[.H368]*-1" office:value-type="float" office:value="0.021791" calcext:value-type="float">
            <text:p>0.021791</text:p>
          </table:table-cell>
          <table:table-cell table:formula="of:=[.M368]*-1" office:value-type="float" office:value="0.089259" calcext:value-type="float">
            <text:p>0.089259</text:p>
          </table:table-cell>
          <table:table-cell table:formula="of:=([.K368]^2)*(48.7382423482978)+([.K368])*(0.0643401308833624)+(0.0316411646540839)" office:value-type="float" office:value="0.0386511781114941" calcext:value-type="float">
            <text:p>0.0386511781</text:p>
          </table:table-cell>
          <table:table-cell table:formula="of:=([.M368]^2)*(2.99573212968935)+([.M368])*(-0.0394274132082148)+(-0.010306073088791)" office:value-type="float" office:value="0.0170806827853803" calcext:value-type="float">
            <text:p>0.0170806828</text:p>
          </table:table-cell>
          <table:table-cell table:formula="of:=([.L368]^2)*(-20.9992408223248)+([.L368])*(0.114146130561486)+(0.302895814088881)" office:value-type="float" office:value="0.302309967951973" calcext:value-type="float">
            <text:p>0.30230996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9]" office:value-type="float" office:value="-0.021781" calcext:value-type="float">
            <text:p>-0.021781</text:p>
          </table:table-cell>
          <table:table-cell table:formula="of:=[Datos_MoCap.B369]" office:value-type="float" office:value="0.067214" calcext:value-type="float">
            <text:p>0.067214</text:p>
          </table:table-cell>
          <table:table-cell table:formula="of:=[Datos_MoCap.C369]" office:value-type="float" office:value="0.21308" calcext:value-type="float">
            <text:p>0.21308</text:p>
          </table:table-cell>
          <table:table-cell table:formula="of:=[Datos_MoCap.D369]" office:value-type="float" office:value="0.011354" calcext:value-type="float">
            <text:p>0.011354</text:p>
          </table:table-cell>
          <table:table-cell table:formula="of:=[Datos_MoCap.F369]" office:value-type="float" office:value="0.008604" calcext:value-type="float">
            <text:p>0.008604</text:p>
          </table:table-cell>
          <table:table-cell table:formula="of:=[Datos_MoCap.E369]" office:value-type="float" office:value="-0.089264" calcext:value-type="float">
            <text:p>-0.089264</text:p>
          </table:table-cell>
          <table:table-cell/>
          <table:table-cell table:formula="of:=([.H369]^2)*(0.140024724909833)+([.H369])*(-0.00142725065277068)+(-0.0063459406986214)" office:value-type="float" office:value="-0.00624842434782044" calcext:value-type="float">
            <text:p>-0.0062484243</text:p>
          </table:table-cell>
          <table:table-cell table:formula="of:=([.J369]^2)*(-1.68303778049881)+([.J369])*(0.15665109790632)+(0.10475739737447)" office:value-type="float" office:value="0.061721503553897" calcext:value-type="float">
            <text:p>0.0617215036</text:p>
          </table:table-cell>
          <table:table-cell table:formula="of:=([.I369]^2)*(-1.84809378419694)+([.I369])*(0.969715893777015)+(-0.0558124189204929)" office:value-type="float" office:value="0.00101689159391675" calcext:value-type="float">
            <text:p>0.0010168916</text:p>
          </table:table-cell>
          <table:table-cell table:formula="of:=[.H369]*-1" office:value-type="float" office:value="0.021781" calcext:value-type="float">
            <text:p>0.021781</text:p>
          </table:table-cell>
          <table:table-cell table:formula="of:=[.M369]*-1" office:value-type="float" office:value="0.089264" calcext:value-type="float">
            <text:p>0.089264</text:p>
          </table:table-cell>
          <table:table-cell table:formula="of:=([.K369]^2)*(48.7382423482978)+([.K369])*(0.0643401308833624)+(0.0316411646540839)" office:value-type="float" office:value="0.0386546909372643" calcext:value-type="float">
            <text:p>0.0386546909</text:p>
          </table:table-cell>
          <table:table-cell table:formula="of:=([.M369]^2)*(2.99573212968935)+([.M369])*(-0.0394274132082148)+(-0.010306073088791)" office:value-type="float" office:value="0.0170835539578813" calcext:value-type="float">
            <text:p>0.017083554</text:p>
          </table:table-cell>
          <table:table-cell table:formula="of:=([.L369]^2)*(-20.9992408223248)+([.L369])*(0.114146130561486)+(0.302895814088881)" office:value-type="float" office:value="0.302323378461256" calcext:value-type="float">
            <text:p>0.30232337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0]" office:value-type="float" office:value="-0.021783" calcext:value-type="float">
            <text:p>-0.021783</text:p>
          </table:table-cell>
          <table:table-cell table:formula="of:=[Datos_MoCap.B370]" office:value-type="float" office:value="0.067222" calcext:value-type="float">
            <text:p>0.067222</text:p>
          </table:table-cell>
          <table:table-cell table:formula="of:=[Datos_MoCap.C370]" office:value-type="float" office:value="0.213075" calcext:value-type="float">
            <text:p>0.213075</text:p>
          </table:table-cell>
          <table:table-cell table:formula="of:=[Datos_MoCap.D370]" office:value-type="float" office:value="0.011298" calcext:value-type="float">
            <text:p>0.011298</text:p>
          </table:table-cell>
          <table:table-cell table:formula="of:=[Datos_MoCap.F370]" office:value-type="float" office:value="0.008626" calcext:value-type="float">
            <text:p>0.008626</text:p>
          </table:table-cell>
          <table:table-cell table:formula="of:=[Datos_MoCap.E370]" office:value-type="float" office:value="-0.089287" calcext:value-type="float">
            <text:p>-0.089287</text:p>
          </table:table-cell>
          <table:table-cell/>
          <table:table-cell table:formula="of:=([.H370]^2)*(0.140024724909833)+([.H370])*(-0.00142725065277068)+(-0.0063459406986214)" office:value-type="float" office:value="-0.0062484092932449" calcext:value-type="float">
            <text:p>-0.0062484093</text:p>
          </table:table-cell>
          <table:table-cell table:formula="of:=([.J370]^2)*(-1.68303778049881)+([.J370])*(0.15665109790632)+(0.10475739737447)" office:value-type="float" office:value="0.0617243064732342" calcext:value-type="float">
            <text:p>0.0617243065</text:p>
          </table:table-cell>
          <table:table-cell table:formula="of:=([.I370]^2)*(-1.84809378419694)+([.I370])*(0.969715893777015)+(-0.0558124189204929)" office:value-type="float" office:value="0.00102266171837919" calcext:value-type="float">
            <text:p>0.0010226617</text:p>
          </table:table-cell>
          <table:table-cell table:formula="of:=[.H370]*-1" office:value-type="float" office:value="0.021783" calcext:value-type="float">
            <text:p>0.021783</text:p>
          </table:table-cell>
          <table:table-cell table:formula="of:=[.M370]*-1" office:value-type="float" office:value="0.089287" calcext:value-type="float">
            <text:p>0.089287</text:p>
          </table:table-cell>
          <table:table-cell table:formula="of:=([.K370]^2)*(48.7382423482978)+([.K370])*(0.0643401308833624)+(0.0316411646540839)" office:value-type="float" office:value="0.0385892628446571" calcext:value-type="float">
            <text:p>0.0385892628</text:p>
          </table:table-cell>
          <table:table-cell table:formula="of:=([.M370]^2)*(2.99573212968935)+([.M370])*(-0.0394274132082148)+(-0.010306073088791)" office:value-type="float" office:value="0.0170967632806373" calcext:value-type="float">
            <text:p>0.0170967633</text:p>
          </table:table-cell>
          <table:table-cell table:formula="of:=([.L370]^2)*(-20.9992408223248)+([.L370])*(0.114146130561486)+(0.302895814088881)" office:value-type="float" office:value="0.302317929703903" calcext:value-type="float">
            <text:p>0.302317929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1]" office:value-type="float" office:value="-0.021778" calcext:value-type="float">
            <text:p>-0.021778</text:p>
          </table:table-cell>
          <table:table-cell table:formula="of:=[Datos_MoCap.B371]" office:value-type="float" office:value="0.067212" calcext:value-type="float">
            <text:p>0.067212</text:p>
          </table:table-cell>
          <table:table-cell table:formula="of:=[Datos_MoCap.C371]" office:value-type="float" office:value="0.213076" calcext:value-type="float">
            <text:p>0.213076</text:p>
          </table:table-cell>
          <table:table-cell table:formula="of:=[Datos_MoCap.D371]" office:value-type="float" office:value="0.011302" calcext:value-type="float">
            <text:p>0.011302</text:p>
          </table:table-cell>
          <table:table-cell table:formula="of:=[Datos_MoCap.F371]" office:value-type="float" office:value="0.008561" calcext:value-type="float">
            <text:p>0.008561</text:p>
          </table:table-cell>
          <table:table-cell table:formula="of:=[Datos_MoCap.E371]" office:value-type="float" office:value="-0.089276" calcext:value-type="float">
            <text:p>-0.089276</text:p>
          </table:table-cell>
          <table:table-cell/>
          <table:table-cell table:formula="of:=([.H371]^2)*(0.140024724909833)+([.H371])*(-0.00142725065277068)+(-0.0063459406986214)" office:value-type="float" office:value="-0.00624844692758338" calcext:value-type="float">
            <text:p>-0.0062484469</text:p>
          </table:table-cell>
          <table:table-cell table:formula="of:=([.J371]^2)*(-1.68303778049881)+([.J371])*(0.15665109790632)+(0.10475739737447)" office:value-type="float" office:value="0.0617237458960989" calcext:value-type="float">
            <text:p>0.0617237459</text:p>
          </table:table-cell>
          <table:table-cell table:formula="of:=([.I371]^2)*(-1.84809378419694)+([.I371])*(0.969715893777015)+(-0.0558124189204929)" office:value-type="float" office:value="0.00101544902583927" calcext:value-type="float">
            <text:p>0.001015449</text:p>
          </table:table-cell>
          <table:table-cell table:formula="of:=[.H371]*-1" office:value-type="float" office:value="0.021778" calcext:value-type="float">
            <text:p>0.021778</text:p>
          </table:table-cell>
          <table:table-cell table:formula="of:=[.M371]*-1" office:value-type="float" office:value="0.089276" calcext:value-type="float">
            <text:p>0.089276</text:p>
          </table:table-cell>
          <table:table-cell table:formula="of:=([.K371]^2)*(48.7382423482978)+([.K371])*(0.0643401308833624)+(0.0316411646540839)" office:value-type="float" office:value="0.0385939261422889" calcext:value-type="float">
            <text:p>0.0385939261</text:p>
          </table:table-cell>
          <table:table-cell table:formula="of:=([.M371]^2)*(2.99573212968935)+([.M371])*(-0.0394274132082148)+(-0.010306073088791)" office:value-type="float" office:value="0.017090445383013" calcext:value-type="float">
            <text:p>0.0170904454</text:p>
          </table:table-cell>
          <table:table-cell table:formula="of:=([.L371]^2)*(-20.9992408223248)+([.L371])*(0.114146130561486)+(0.302895814088881)" office:value-type="float" office:value="0.302333969612297" calcext:value-type="float">
            <text:p>0.30233396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2]" office:value-type="float" office:value="-0.021772" calcext:value-type="float">
            <text:p>-0.021772</text:p>
          </table:table-cell>
          <table:table-cell table:formula="of:=[Datos_MoCap.B372]" office:value-type="float" office:value="0.067206" calcext:value-type="float">
            <text:p>0.067206</text:p>
          </table:table-cell>
          <table:table-cell table:formula="of:=[Datos_MoCap.C372]" office:value-type="float" office:value="0.213074" calcext:value-type="float">
            <text:p>0.213074</text:p>
          </table:table-cell>
          <table:table-cell table:formula="of:=[Datos_MoCap.D372]" office:value-type="float" office:value="0.011239" calcext:value-type="float">
            <text:p>0.011239</text:p>
          </table:table-cell>
          <table:table-cell table:formula="of:=[Datos_MoCap.F372]" office:value-type="float" office:value="0.008499" calcext:value-type="float">
            <text:p>0.008499</text:p>
          </table:table-cell>
          <table:table-cell table:formula="of:=[Datos_MoCap.E372]" office:value-type="float" office:value="-0.089284" calcext:value-type="float">
            <text:p>-0.089284</text:p>
          </table:table-cell>
          <table:table-cell/>
          <table:table-cell table:formula="of:=([.H372]^2)*(0.140024724909833)+([.H372])*(-0.00142725065277068)+(-0.0063459406986214)" office:value-type="float" office:value="-0.00624849207954791" calcext:value-type="float">
            <text:p>-0.0062484921</text:p>
          </table:table-cell>
          <table:table-cell table:formula="of:=([.J372]^2)*(-1.68303778049881)+([.J372])*(0.15665109790632)+(0.10475739737447)" office:value-type="float" office:value="0.0617248670470034" calcext:value-type="float">
            <text:p>0.061724867</text:p>
          </table:table-cell>
          <table:table-cell table:formula="of:=([.I372]^2)*(-1.84809378419694)+([.I372])*(0.969715893777015)+(-0.0558124189204929)" office:value-type="float" office:value="0.00101112123289832" calcext:value-type="float">
            <text:p>0.0010111212</text:p>
          </table:table-cell>
          <table:table-cell table:formula="of:=[.H372]*-1" office:value-type="float" office:value="0.021772" calcext:value-type="float">
            <text:p>0.021772</text:p>
          </table:table-cell>
          <table:table-cell table:formula="of:=[.M372]*-1" office:value-type="float" office:value="0.089284" calcext:value-type="float">
            <text:p>0.089284</text:p>
          </table:table-cell>
          <table:table-cell table:formula="of:=([.K372]^2)*(48.7382423482978)+([.K372])*(0.0643401308833624)+(0.0316411646540839)" office:value-type="float" office:value="0.0385206603646346" calcext:value-type="float">
            <text:p>0.0385206604</text:p>
          </table:table-cell>
          <table:table-cell table:formula="of:=([.M372]^2)*(2.99573212968935)+([.M372])*(-0.0394274132082148)+(-0.010306073088791)" office:value-type="float" office:value="0.0170950401457513" calcext:value-type="float">
            <text:p>0.0170950401</text:p>
          </table:table-cell>
          <table:table-cell table:formula="of:=([.L372]^2)*(-20.9992408223248)+([.L372])*(0.114146130561486)+(0.302895814088881)" office:value-type="float" office:value="0.302349103869205" calcext:value-type="float">
            <text:p>0.302349103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3]" office:value-type="float" office:value="-0.021768" calcext:value-type="float">
            <text:p>-0.021768</text:p>
          </table:table-cell>
          <table:table-cell table:formula="of:=[Datos_MoCap.B373]" office:value-type="float" office:value="0.067206" calcext:value-type="float">
            <text:p>0.067206</text:p>
          </table:table-cell>
          <table:table-cell table:formula="of:=[Datos_MoCap.C373]" office:value-type="float" office:value="0.213071" calcext:value-type="float">
            <text:p>0.213071</text:p>
          </table:table-cell>
          <table:table-cell table:formula="of:=[Datos_MoCap.D373]" office:value-type="float" office:value="0.011266" calcext:value-type="float">
            <text:p>0.011266</text:p>
          </table:table-cell>
          <table:table-cell table:formula="of:=[Datos_MoCap.F373]" office:value-type="float" office:value="0.008498" calcext:value-type="float">
            <text:p>0.008498</text:p>
          </table:table-cell>
          <table:table-cell table:formula="of:=[Datos_MoCap.E373]" office:value-type="float" office:value="-0.089289" calcext:value-type="float">
            <text:p>-0.089289</text:p>
          </table:table-cell>
          <table:table-cell/>
          <table:table-cell table:formula="of:=([.H373]^2)*(0.140024724909833)+([.H373])*(-0.00142725065277068)+(-0.0063459406986214)" office:value-type="float" office:value="-0.00624852217525661" calcext:value-type="float">
            <text:p>-0.0062485222</text:p>
          </table:table-cell>
          <table:table-cell table:formula="of:=([.J373]^2)*(-1.68303778049881)+([.J373])*(0.15665109790632)+(0.10475739737447)" office:value-type="float" office:value="0.0617265487481146" calcext:value-type="float">
            <text:p>0.0617265487</text:p>
          </table:table-cell>
          <table:table-cell table:formula="of:=([.I373]^2)*(-1.84809378419694)+([.I373])*(0.969715893777015)+(-0.0558124189204929)" office:value-type="float" office:value="0.00101112123289832" calcext:value-type="float">
            <text:p>0.0010111212</text:p>
          </table:table-cell>
          <table:table-cell table:formula="of:=[.H373]*-1" office:value-type="float" office:value="0.021768" calcext:value-type="float">
            <text:p>0.021768</text:p>
          </table:table-cell>
          <table:table-cell table:formula="of:=[.M373]*-1" office:value-type="float" office:value="0.089289" calcext:value-type="float">
            <text:p>0.089289</text:p>
          </table:table-cell>
          <table:table-cell table:formula="of:=([.K373]^2)*(48.7382423482978)+([.K373])*(0.0643401308833624)+(0.0316411646540839)" office:value-type="float" office:value="0.0385520126100577" calcext:value-type="float">
            <text:p>0.0385520126</text:p>
          </table:table-cell>
          <table:table-cell table:formula="of:=([.M373]^2)*(2.99573212968935)+([.M373])*(-0.0394274132082148)+(-0.010306073088791)" office:value-type="float" office:value="0.0170979120671853" calcext:value-type="float">
            <text:p>0.0170979121</text:p>
          </table:table-cell>
          <table:table-cell table:formula="of:=([.L373]^2)*(-20.9992408223248)+([.L373])*(0.114146130561486)+(0.302895814088881)" office:value-type="float" office:value="0.302349346647171" calcext:value-type="float">
            <text:p>0.302349346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4]" office:value-type="float" office:value="-0.021771" calcext:value-type="float">
            <text:p>-0.021771</text:p>
          </table:table-cell>
          <table:table-cell table:formula="of:=[Datos_MoCap.B374]" office:value-type="float" office:value="0.067212" calcext:value-type="float">
            <text:p>0.067212</text:p>
          </table:table-cell>
          <table:table-cell table:formula="of:=[Datos_MoCap.C374]" office:value-type="float" office:value="0.213073" calcext:value-type="float">
            <text:p>0.213073</text:p>
          </table:table-cell>
          <table:table-cell table:formula="of:=[Datos_MoCap.D374]" office:value-type="float" office:value="0.01132" calcext:value-type="float">
            <text:p>0.01132</text:p>
          </table:table-cell>
          <table:table-cell table:formula="of:=[Datos_MoCap.F374]" office:value-type="float" office:value="0.008496" calcext:value-type="float">
            <text:p>0.008496</text:p>
          </table:table-cell>
          <table:table-cell table:formula="of:=[Datos_MoCap.E374]" office:value-type="float" office:value="-0.089287" calcext:value-type="float">
            <text:p>-0.089287</text:p>
          </table:table-cell>
          <table:table-cell/>
          <table:table-cell table:formula="of:=([.H374]^2)*(0.140024724909833)+([.H374])*(-0.00142725065277068)+(-0.0063459406986214)" office:value-type="float" office:value="-0.00624849960389516" calcext:value-type="float">
            <text:p>-0.0062484996</text:p>
          </table:table-cell>
          <table:table-cell table:formula="of:=([.J374]^2)*(-1.68303778049881)+([.J374])*(0.15665109790632)+(0.10475739737447)" office:value-type="float" office:value="0.0617254276174065" calcext:value-type="float">
            <text:p>0.0617254276</text:p>
          </table:table-cell>
          <table:table-cell table:formula="of:=([.I374]^2)*(-1.84809378419694)+([.I374])*(0.969715893777015)+(-0.0558124189204929)" office:value-type="float" office:value="0.00101544902583927" calcext:value-type="float">
            <text:p>0.001015449</text:p>
          </table:table-cell>
          <table:table-cell table:formula="of:=[.H374]*-1" office:value-type="float" office:value="0.021771" calcext:value-type="float">
            <text:p>0.021771</text:p>
          </table:table-cell>
          <table:table-cell table:formula="of:=[.M374]*-1" office:value-type="float" office:value="0.089287" calcext:value-type="float">
            <text:p>0.089287</text:p>
          </table:table-cell>
          <table:table-cell table:formula="of:=([.K374]^2)*(48.7382423482978)+([.K374])*(0.0643401308833624)+(0.0316411646540839)" office:value-type="float" office:value="0.0386149302819761" calcext:value-type="float">
            <text:p>0.0386149303</text:p>
          </table:table-cell>
          <table:table-cell table:formula="of:=([.M374]^2)*(2.99573212968935)+([.M374])*(-0.0394274132082148)+(-0.010306073088791)" office:value-type="float" office:value="0.0170967632806373" calcext:value-type="float">
            <text:p>0.0170967633</text:p>
          </table:table-cell>
          <table:table-cell table:formula="of:=([.L374]^2)*(-20.9992408223248)+([.L374])*(0.114146130561486)+(0.302895814088881)" office:value-type="float" office:value="0.302349832077106" calcext:value-type="float">
            <text:p>0.302349832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5]" office:value-type="float" office:value="-0.021776" calcext:value-type="float">
            <text:p>-0.021776</text:p>
          </table:table-cell>
          <table:table-cell table:formula="of:=[Datos_MoCap.B375]" office:value-type="float" office:value="0.067209" calcext:value-type="float">
            <text:p>0.067209</text:p>
          </table:table-cell>
          <table:table-cell table:formula="of:=[Datos_MoCap.C375]" office:value-type="float" office:value="0.213072" calcext:value-type="float">
            <text:p>0.213072</text:p>
          </table:table-cell>
          <table:table-cell table:formula="of:=[Datos_MoCap.D375]" office:value-type="float" office:value="0.011301" calcext:value-type="float">
            <text:p>0.011301</text:p>
          </table:table-cell>
          <table:table-cell table:formula="of:=[Datos_MoCap.F375]" office:value-type="float" office:value="0.008531" calcext:value-type="float">
            <text:p>0.008531</text:p>
          </table:table-cell>
          <table:table-cell table:formula="of:=[Datos_MoCap.E375]" office:value-type="float" office:value="-0.089274" calcext:value-type="float">
            <text:p>-0.089274</text:p>
          </table:table-cell>
          <table:table-cell/>
          <table:table-cell table:formula="of:=([.H375]^2)*(0.140024724909833)+([.H375])*(-0.00142725065277068)+(-0.0063459406986214)" office:value-type="float" office:value="-0.00624846197935842" calcext:value-type="float">
            <text:p>-0.006248462</text:p>
          </table:table-cell>
          <table:table-cell table:formula="of:=([.J375]^2)*(-1.68303778049881)+([.J375])*(0.15665109790632)+(0.10475739737447)" office:value-type="float" office:value="0.0617259881844436" calcext:value-type="float">
            <text:p>0.0617259882</text:p>
          </table:table-cell>
          <table:table-cell table:formula="of:=([.I375]^2)*(-1.84809378419694)+([.I375])*(0.969715893777015)+(-0.0558124189204929)" office:value-type="float" office:value="0.00101328514600163" calcext:value-type="float">
            <text:p>0.0010132851</text:p>
          </table:table-cell>
          <table:table-cell table:formula="of:=[.H375]*-1" office:value-type="float" office:value="0.021776" calcext:value-type="float">
            <text:p>0.021776</text:p>
          </table:table-cell>
          <table:table-cell table:formula="of:=[.M375]*-1" office:value-type="float" office:value="0.089274" calcext:value-type="float">
            <text:p>0.089274</text:p>
          </table:table-cell>
          <table:table-cell table:formula="of:=([.K375]^2)*(48.7382423482978)+([.K375])*(0.0643401308833624)+(0.0316411646540839)" office:value-type="float" office:value="0.0385927601716662" calcext:value-type="float">
            <text:p>0.0385927602</text:p>
          </table:table-cell>
          <table:table-cell table:formula="of:=([.M375]^2)*(2.99573212968935)+([.M375])*(-0.0394274132082148)+(-0.010306073088791)" office:value-type="float" office:value="0.0170892967522431" calcext:value-type="float">
            <text:p>0.0170892968</text:p>
          </table:table-cell>
          <table:table-cell table:formula="of:=([.L375]^2)*(-20.9992408223248)+([.L375])*(0.114146130561486)+(0.302895814088881)" office:value-type="float" office:value="0.302341312799104" calcext:value-type="float">
            <text:p>0.302341312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6]" office:value-type="float" office:value="-0.021775" calcext:value-type="float">
            <text:p>-0.021775</text:p>
          </table:table-cell>
          <table:table-cell table:formula="of:=[Datos_MoCap.B376]" office:value-type="float" office:value="0.067206" calcext:value-type="float">
            <text:p>0.067206</text:p>
          </table:table-cell>
          <table:table-cell table:formula="of:=[Datos_MoCap.C376]" office:value-type="float" office:value="0.213071" calcext:value-type="float">
            <text:p>0.213071</text:p>
          </table:table-cell>
          <table:table-cell table:formula="of:=[Datos_MoCap.D376]" office:value-type="float" office:value="0.011327" calcext:value-type="float">
            <text:p>0.011327</text:p>
          </table:table-cell>
          <table:table-cell table:formula="of:=[Datos_MoCap.F376]" office:value-type="float" office:value="0.008563" calcext:value-type="float">
            <text:p>0.008563</text:p>
          </table:table-cell>
          <table:table-cell table:formula="of:=[Datos_MoCap.E376]" office:value-type="float" office:value="-0.089288" calcext:value-type="float">
            <text:p>-0.089288</text:p>
          </table:table-cell>
          <table:table-cell/>
          <table:table-cell table:formula="of:=([.H376]^2)*(0.140024724909833)+([.H376])*(-0.00142725065277068)+(-0.0063459406986214)" office:value-type="float" office:value="-0.00624846950482587" calcext:value-type="float">
            <text:p>-0.0062484695</text:p>
          </table:table-cell>
          <table:table-cell table:formula="of:=([.J376]^2)*(-1.68303778049881)+([.J376])*(0.15665109790632)+(0.10475739737447)" office:value-type="float" office:value="0.0617265487481146" calcext:value-type="float">
            <text:p>0.0617265487</text:p>
          </table:table-cell>
          <table:table-cell table:formula="of:=([.I376]^2)*(-1.84809378419694)+([.I376])*(0.969715893777015)+(-0.0558124189204929)" office:value-type="float" office:value="0.00101112123289832" calcext:value-type="float">
            <text:p>0.0010111212</text:p>
          </table:table-cell>
          <table:table-cell table:formula="of:=[.H376]*-1" office:value-type="float" office:value="0.021775" calcext:value-type="float">
            <text:p>0.021775</text:p>
          </table:table-cell>
          <table:table-cell table:formula="of:=[.M376]*-1" office:value-type="float" office:value="0.089288" calcext:value-type="float">
            <text:p>0.089288</text:p>
          </table:table-cell>
          <table:table-cell table:formula="of:=([.K376]^2)*(48.7382423482978)+([.K376])*(0.0643401308833624)+(0.0316411646540839)" office:value-type="float" office:value="0.0386231070877135" calcext:value-type="float">
            <text:p>0.0386231071</text:p>
          </table:table-cell>
          <table:table-cell table:formula="of:=([.M376]^2)*(2.99573212968935)+([.M376])*(-0.0394274132082148)+(-0.010306073088791)" office:value-type="float" office:value="0.0170973376709156" calcext:value-type="float">
            <text:p>0.0170973377</text:p>
          </table:table-cell>
          <table:table-cell table:formula="of:=([.L376]^2)*(-20.9992408223248)+([.L376])*(0.114146130561486)+(0.302895814088881)" office:value-type="float" office:value="0.302333478722558" calcext:value-type="float">
            <text:p>0.302333478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7]" office:value-type="float" office:value="-0.021787" calcext:value-type="float">
            <text:p>-0.021787</text:p>
          </table:table-cell>
          <table:table-cell table:formula="of:=[Datos_MoCap.B377]" office:value-type="float" office:value="0.067213" calcext:value-type="float">
            <text:p>0.067213</text:p>
          </table:table-cell>
          <table:table-cell table:formula="of:=[Datos_MoCap.C377]" office:value-type="float" office:value="0.213072" calcext:value-type="float">
            <text:p>0.213072</text:p>
          </table:table-cell>
          <table:table-cell table:formula="of:=[Datos_MoCap.D377]" office:value-type="float" office:value="0.011384" calcext:value-type="float">
            <text:p>0.011384</text:p>
          </table:table-cell>
          <table:table-cell table:formula="of:=[Datos_MoCap.F377]" office:value-type="float" office:value="0.008628" calcext:value-type="float">
            <text:p>0.008628</text:p>
          </table:table-cell>
          <table:table-cell table:formula="of:=[Datos_MoCap.E377]" office:value-type="float" office:value="-0.089282" calcext:value-type="float">
            <text:p>-0.089282</text:p>
          </table:table-cell>
          <table:table-cell/>
          <table:table-cell table:formula="of:=([.H377]^2)*(0.140024724909833)+([.H377])*(-0.00142725065277068)+(-0.0063459406986214)" office:value-type="float" office:value="-0.00624837918073324" calcext:value-type="float">
            <text:p>-0.0062483792</text:p>
          </table:table-cell>
          <table:table-cell table:formula="of:=([.J377]^2)*(-1.68303778049881)+([.J377])*(0.15665109790632)+(0.10475739737447)" office:value-type="float" office:value="0.0617259881844436" calcext:value-type="float">
            <text:p>0.0617259882</text:p>
          </table:table-cell>
          <table:table-cell table:formula="of:=([.I377]^2)*(-1.84809378419694)+([.I377])*(0.969715893777015)+(-0.0558124189204929)" office:value-type="float" office:value="0.00101617031172611" calcext:value-type="float">
            <text:p>0.0010161703</text:p>
          </table:table-cell>
          <table:table-cell table:formula="of:=[.H377]*-1" office:value-type="float" office:value="0.021787" calcext:value-type="float">
            <text:p>0.021787</text:p>
          </table:table-cell>
          <table:table-cell table:formula="of:=[.M377]*-1" office:value-type="float" office:value="0.089282" calcext:value-type="float">
            <text:p>0.089282</text:p>
          </table:table-cell>
          <table:table-cell table:formula="of:=([.K377]^2)*(48.7382423482978)+([.K377])*(0.0643401308833624)+(0.0316411646540839)" office:value-type="float" office:value="0.0386898674458263" calcext:value-type="float">
            <text:p>0.0386898674</text:p>
          </table:table-cell>
          <table:table-cell table:formula="of:=([.M377]^2)*(2.99573212968935)+([.M377])*(-0.0394274132082148)+(-0.010306073088791)" office:value-type="float" office:value="0.0170938914191179" calcext:value-type="float">
            <text:p>0.0170938914</text:p>
          </table:table-cell>
          <table:table-cell table:formula="of:=([.L377]^2)*(-20.9992408223248)+([.L377])*(0.114146130561486)+(0.302895814088881)" office:value-type="float" office:value="0.302317433354361" calcext:value-type="float">
            <text:p>0.30231743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8]" office:value-type="float" office:value="-0.021791" calcext:value-type="float">
            <text:p>-0.021791</text:p>
          </table:table-cell>
          <table:table-cell table:formula="of:=[Datos_MoCap.B378]" office:value-type="float" office:value="0.067216" calcext:value-type="float">
            <text:p>0.067216</text:p>
          </table:table-cell>
          <table:table-cell table:formula="of:=[Datos_MoCap.C378]" office:value-type="float" office:value="0.213082" calcext:value-type="float">
            <text:p>0.213082</text:p>
          </table:table-cell>
          <table:table-cell table:formula="of:=[Datos_MoCap.D378]" office:value-type="float" office:value="0.011373" calcext:value-type="float">
            <text:p>0.011373</text:p>
          </table:table-cell>
          <table:table-cell table:formula="of:=[Datos_MoCap.F378]" office:value-type="float" office:value="0.008695" calcext:value-type="float">
            <text:p>0.008695</text:p>
          </table:table-cell>
          <table:table-cell table:formula="of:=[Datos_MoCap.E378]" office:value-type="float" office:value="-0.089261" calcext:value-type="float">
            <text:p>-0.089261</text:p>
          </table:table-cell>
          <table:table-cell/>
          <table:table-cell table:formula="of:=([.H378]^2)*(0.140024724909833)+([.H378])*(-0.00142725065277068)+(-0.0063459406986214)" office:value-type="float" office:value="-0.00624834906374078" calcext:value-type="float">
            <text:p>-0.0062483491</text:p>
          </table:table-cell>
          <table:table-cell table:formula="of:=([.J378]^2)*(-1.68303778049881)+([.J378])*(0.15665109790632)+(0.10475739737447)" office:value-type="float" office:value="0.0617203823625995" calcext:value-type="float">
            <text:p>0.0617203824</text:p>
          </table:table-cell>
          <table:table-cell table:formula="of:=([.I378]^2)*(-1.84809378419694)+([.I378])*(0.969715893777015)+(-0.0558124189204929)" office:value-type="float" office:value="0.00101833414720949" calcext:value-type="float">
            <text:p>0.0010183341</text:p>
          </table:table-cell>
          <table:table-cell table:formula="of:=[.H378]*-1" office:value-type="float" office:value="0.021791" calcext:value-type="float">
            <text:p>0.021791</text:p>
          </table:table-cell>
          <table:table-cell table:formula="of:=[.M378]*-1" office:value-type="float" office:value="0.089261" calcext:value-type="float">
            <text:p>0.089261</text:p>
          </table:table-cell>
          <table:table-cell table:formula="of:=([.K378]^2)*(48.7382423482978)+([.K378])*(0.0643401308833624)+(0.0316411646540839)" office:value-type="float" office:value="0.0386769592063942" calcext:value-type="float">
            <text:p>0.0386769592</text:p>
          </table:table-cell>
          <table:table-cell table:formula="of:=([.M378]^2)*(2.99573212968935)+([.M378])*(-0.0394274132082148)+(-0.010306073088791)" office:value-type="float" office:value="0.0170818312364063" calcext:value-type="float">
            <text:p>0.0170818312</text:p>
          </table:table-cell>
          <table:table-cell table:formula="of:=([.L378]^2)*(-20.9992408223248)+([.L378])*(0.114146130561486)+(0.302895814088881)" office:value-type="float" office:value="0.302300708565242" calcext:value-type="float">
            <text:p>0.302300708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9]" office:value-type="float" office:value="-0.021791" calcext:value-type="float">
            <text:p>-0.021791</text:p>
          </table:table-cell>
          <table:table-cell table:formula="of:=[Datos_MoCap.B379]" office:value-type="float" office:value="0.067207" calcext:value-type="float">
            <text:p>0.067207</text:p>
          </table:table-cell>
          <table:table-cell table:formula="of:=[Datos_MoCap.C379]" office:value-type="float" office:value="0.213079" calcext:value-type="float">
            <text:p>0.213079</text:p>
          </table:table-cell>
          <table:table-cell table:formula="of:=[Datos_MoCap.D379]" office:value-type="float" office:value="0.011346" calcext:value-type="float">
            <text:p>0.011346</text:p>
          </table:table-cell>
          <table:table-cell table:formula="of:=[Datos_MoCap.F379]" office:value-type="float" office:value="0.008723" calcext:value-type="float">
            <text:p>0.008723</text:p>
          </table:table-cell>
          <table:table-cell table:formula="of:=[Datos_MoCap.E379]" office:value-type="float" office:value="-0.089258" calcext:value-type="float">
            <text:p>-0.089258</text:p>
          </table:table-cell>
          <table:table-cell/>
          <table:table-cell table:formula="of:=([.H379]^2)*(0.140024724909833)+([.H379])*(-0.00142725065277068)+(-0.0063459406986214)" office:value-type="float" office:value="-0.00624834906374078" calcext:value-type="float">
            <text:p>-0.0062483491</text:p>
          </table:table-cell>
          <table:table-cell table:formula="of:=([.J379]^2)*(-1.68303778049881)+([.J379])*(0.15665109790632)+(0.10475739737447)" office:value-type="float" office:value="0.0617220641444966" calcext:value-type="float">
            <text:p>0.0617220641</text:p>
          </table:table-cell>
          <table:table-cell table:formula="of:=([.I379]^2)*(-1.84809378419694)+([.I379])*(0.969715893777015)+(-0.0558124189204929)" office:value-type="float" office:value="0.00101184254096228" calcext:value-type="float">
            <text:p>0.0010118425</text:p>
          </table:table-cell>
          <table:table-cell table:formula="of:=[.H379]*-1" office:value-type="float" office:value="0.021791" calcext:value-type="float">
            <text:p>0.021791</text:p>
          </table:table-cell>
          <table:table-cell table:formula="of:=[.M379]*-1" office:value-type="float" office:value="0.089258" calcext:value-type="float">
            <text:p>0.089258</text:p>
          </table:table-cell>
          <table:table-cell table:formula="of:=([.K379]^2)*(48.7382423482978)+([.K379])*(0.0643401308833624)+(0.0316411646540839)" office:value-type="float" office:value="0.0386453253514068" calcext:value-type="float">
            <text:p>0.0386453254</text:p>
          </table:table-cell>
          <table:table-cell table:formula="of:=([.M379]^2)*(2.99573212968935)+([.M379])*(-0.0394274132082148)+(-0.010306073088791)" office:value-type="float" office:value="0.0170801085688545" calcext:value-type="float">
            <text:p>0.0170801086</text:p>
          </table:table-cell>
          <table:table-cell table:formula="of:=([.L379]^2)*(-20.9992408223248)+([.L379])*(0.114146130561486)+(0.302895814088881)" office:value-type="float" office:value="0.302293663243152" calcext:value-type="float">
            <text:p>0.30229366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0]" office:value-type="float" office:value="-0.021798" calcext:value-type="float">
            <text:p>-0.021798</text:p>
          </table:table-cell>
          <table:table-cell table:formula="of:=[Datos_MoCap.B380]" office:value-type="float" office:value="0.06721" calcext:value-type="float">
            <text:p>0.06721</text:p>
          </table:table-cell>
          <table:table-cell table:formula="of:=[Datos_MoCap.C380]" office:value-type="float" office:value="0.213085" calcext:value-type="float">
            <text:p>0.213085</text:p>
          </table:table-cell>
          <table:table-cell table:formula="of:=[Datos_MoCap.D380]" office:value-type="float" office:value="0.011346" calcext:value-type="float">
            <text:p>0.011346</text:p>
          </table:table-cell>
          <table:table-cell table:formula="of:=[Datos_MoCap.F380]" office:value-type="float" office:value="0.00878" calcext:value-type="float">
            <text:p>0.00878</text:p>
          </table:table-cell>
          <table:table-cell table:formula="of:=[Datos_MoCap.E380]" office:value-type="float" office:value="-0.08926" calcext:value-type="float">
            <text:p>-0.08926</text:p>
          </table:table-cell>
          <table:table-cell/>
          <table:table-cell table:formula="of:=([.H380]^2)*(0.140024724909833)+([.H380])*(-0.00142725065277068)+(-0.0063459406986214)" office:value-type="float" office:value="-0.00624829634822207" calcext:value-type="float">
            <text:p>-0.0062482963</text:p>
          </table:table-cell>
          <table:table-cell table:formula="of:=([.J380]^2)*(-1.68303778049881)+([.J380])*(0.15665109790632)+(0.10475739737447)" office:value-type="float" office:value="0.0617187005504079" calcext:value-type="float">
            <text:p>0.0617187006</text:p>
          </table:table-cell>
          <table:table-cell table:formula="of:=([.I380]^2)*(-1.84809378419694)+([.I380])*(0.969715893777015)+(-0.0558124189204929)" office:value-type="float" office:value="0.00101400644297704" calcext:value-type="float">
            <text:p>0.0010140064</text:p>
          </table:table-cell>
          <table:table-cell table:formula="of:=[.H380]*-1" office:value-type="float" office:value="0.021798" calcext:value-type="float">
            <text:p>0.021798</text:p>
          </table:table-cell>
          <table:table-cell table:formula="of:=[.M380]*-1" office:value-type="float" office:value="0.08926" calcext:value-type="float">
            <text:p>0.08926</text:p>
          </table:table-cell>
          <table:table-cell table:formula="of:=([.K380]^2)*(48.7382423482978)+([.K380])*(0.0643401308833624)+(0.0316411646540839)" office:value-type="float" office:value="0.0386453253514068" calcext:value-type="float">
            <text:p>0.0386453254</text:p>
          </table:table-cell>
          <table:table-cell table:formula="of:=([.M380]^2)*(2.99573212968935)+([.M380])*(-0.0394274132082148)+(-0.010306073088791)" office:value-type="float" office:value="0.0170812570078976" calcext:value-type="float">
            <text:p>0.017081257</text:p>
          </table:table-cell>
          <table:table-cell table:formula="of:=([.L380]^2)*(-20.9992408223248)+([.L380])*(0.114146130561486)+(0.302895814088881)" office:value-type="float" office:value="0.302279219239003" calcext:value-type="float">
            <text:p>0.302279219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1]" office:value-type="float" office:value="-0.0218" calcext:value-type="float">
            <text:p>-0.0218</text:p>
          </table:table-cell>
          <table:table-cell table:formula="of:=[Datos_MoCap.B381]" office:value-type="float" office:value="0.067225" calcext:value-type="float">
            <text:p>0.067225</text:p>
          </table:table-cell>
          <table:table-cell table:formula="of:=[Datos_MoCap.C381]" office:value-type="float" office:value="0.213084" calcext:value-type="float">
            <text:p>0.213084</text:p>
          </table:table-cell>
          <table:table-cell table:formula="of:=[Datos_MoCap.D381]" office:value-type="float" office:value="0.011352" calcext:value-type="float">
            <text:p>0.011352</text:p>
          </table:table-cell>
          <table:table-cell table:formula="of:=[Datos_MoCap.F381]" office:value-type="float" office:value="0.008818" calcext:value-type="float">
            <text:p>0.008818</text:p>
          </table:table-cell>
          <table:table-cell table:formula="of:=[Datos_MoCap.E381]" office:value-type="float" office:value="-0.089264" calcext:value-type="float">
            <text:p>-0.089264</text:p>
          </table:table-cell>
          <table:table-cell/>
          <table:table-cell table:formula="of:=([.H381]^2)*(0.140024724909833)+([.H381])*(-0.00142725065277068)+(-0.0063459406986214)" office:value-type="float" office:value="-0.00624828128412485" calcext:value-type="float">
            <text:p>-0.0062482813</text:p>
          </table:table-cell>
          <table:table-cell table:formula="of:=([.J381]^2)*(-1.68303778049881)+([.J381])*(0.15665109790632)+(0.10475739737447)" office:value-type="float" office:value="0.0617192611578378" calcext:value-type="float">
            <text:p>0.0617192612</text:p>
          </table:table-cell>
          <table:table-cell table:formula="of:=([.I381]^2)*(-1.84809378419694)+([.I381])*(0.969715893777015)+(-0.0558124189204929)" office:value-type="float" office:value="0.00102482545406551" calcext:value-type="float">
            <text:p>0.0010248255</text:p>
          </table:table-cell>
          <table:table-cell table:formula="of:=[.H381]*-1" office:value-type="float" office:value="0.0218" calcext:value-type="float">
            <text:p>0.0218</text:p>
          </table:table-cell>
          <table:table-cell table:formula="of:=[.M381]*-1" office:value-type="float" office:value="0.089264" calcext:value-type="float">
            <text:p>0.089264</text:p>
          </table:table-cell>
          <table:table-cell table:formula="of:=([.K381]^2)*(48.7382423482978)+([.K381])*(0.0643401308833624)+(0.0316411646540839)" office:value-type="float" office:value="0.038652348955941" calcext:value-type="float">
            <text:p>0.038652349</text:p>
          </table:table-cell>
          <table:table-cell table:formula="of:=([.M381]^2)*(2.99573212968935)+([.M381])*(-0.0394274132082148)+(-0.010306073088791)" office:value-type="float" office:value="0.0170835539578813" calcext:value-type="float">
            <text:p>0.017083554</text:p>
          </table:table-cell>
          <table:table-cell table:formula="of:=([.L381]^2)*(-20.9992408223248)+([.L381])*(0.114146130561486)+(0.302895814088881)" office:value-type="float" office:value="0.302269514095645" calcext:value-type="float">
            <text:p>0.30226951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2]" office:value-type="float" office:value="-0.021805" calcext:value-type="float">
            <text:p>-0.021805</text:p>
          </table:table-cell>
          <table:table-cell table:formula="of:=[Datos_MoCap.B382]" office:value-type="float" office:value="0.06722" calcext:value-type="float">
            <text:p>0.06722</text:p>
          </table:table-cell>
          <table:table-cell table:formula="of:=[Datos_MoCap.C382]" office:value-type="float" office:value="0.213081" calcext:value-type="float">
            <text:p>0.213081</text:p>
          </table:table-cell>
          <table:table-cell table:formula="of:=[Datos_MoCap.D382]" office:value-type="float" office:value="0.011403" calcext:value-type="float">
            <text:p>0.011403</text:p>
          </table:table-cell>
          <table:table-cell table:formula="of:=[Datos_MoCap.F382]" office:value-type="float" office:value="0.008768" calcext:value-type="float">
            <text:p>0.008768</text:p>
          </table:table-cell>
          <table:table-cell table:formula="of:=[Datos_MoCap.E382]" office:value-type="float" office:value="-0.08928" calcext:value-type="float">
            <text:p>-0.08928</text:p>
          </table:table-cell>
          <table:table-cell/>
          <table:table-cell table:formula="of:=([.H382]^2)*(0.140024724909833)+([.H382])*(-0.00142725065277068)+(-0.0063459406986214)" office:value-type="float" office:value="-0.00624824361898094" calcext:value-type="float">
            <text:p>-0.0062482436</text:p>
          </table:table-cell>
          <table:table-cell table:formula="of:=([.J382]^2)*(-1.68303778049881)+([.J382])*(0.15665109790632)+(0.10475739737447)" office:value-type="float" office:value="0.0617209429599313" calcext:value-type="float">
            <text:p>0.061720943</text:p>
          </table:table-cell>
          <table:table-cell table:formula="of:=([.I382]^2)*(-1.84809378419694)+([.I382])*(0.969715893777015)+(-0.0558124189204929)" office:value-type="float" office:value="0.00102121920944071" calcext:value-type="float">
            <text:p>0.0010212192</text:p>
          </table:table-cell>
          <table:table-cell table:formula="of:=[.H382]*-1" office:value-type="float" office:value="0.021805" calcext:value-type="float">
            <text:p>0.021805</text:p>
          </table:table-cell>
          <table:table-cell table:formula="of:=[.M382]*-1" office:value-type="float" office:value="0.08928" calcext:value-type="float">
            <text:p>0.08928</text:p>
          </table:table-cell>
          <table:table-cell table:formula="of:=([.K382]^2)*(48.7382423482978)+([.K382])*(0.0643401308833624)+(0.0316411646540839)" office:value-type="float" office:value="0.0387121912765525" calcext:value-type="float">
            <text:p>0.0387121913</text:p>
          </table:table-cell>
          <table:table-cell table:formula="of:=([.M382]^2)*(2.99573212968935)+([.M382])*(-0.0394274132082148)+(-0.010306073088791)" office:value-type="float" office:value="0.0170927427164505" calcext:value-type="float">
            <text:p>0.0170927427</text:p>
          </table:table-cell>
          <table:table-cell table:formula="of:=([.L382]^2)*(-20.9992408223248)+([.L382])*(0.114146130561486)+(0.302895814088881)" office:value-type="float" office:value="0.302282271421572" calcext:value-type="float">
            <text:p>0.30228227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3]" office:value-type="float" office:value="-0.02181" calcext:value-type="float">
            <text:p>-0.02181</text:p>
          </table:table-cell>
          <table:table-cell table:formula="of:=[Datos_MoCap.B383]" office:value-type="float" office:value="0.067219" calcext:value-type="float">
            <text:p>0.067219</text:p>
          </table:table-cell>
          <table:table-cell table:formula="of:=[Datos_MoCap.C383]" office:value-type="float" office:value="0.213076" calcext:value-type="float">
            <text:p>0.213076</text:p>
          </table:table-cell>
          <table:table-cell table:formula="of:=[Datos_MoCap.D383]" office:value-type="float" office:value="0.011381" calcext:value-type="float">
            <text:p>0.011381</text:p>
          </table:table-cell>
          <table:table-cell table:formula="of:=[Datos_MoCap.F383]" office:value-type="float" office:value="0.008783" calcext:value-type="float">
            <text:p>0.008783</text:p>
          </table:table-cell>
          <table:table-cell table:formula="of:=[Datos_MoCap.E383]" office:value-type="float" office:value="-0.089281" calcext:value-type="float">
            <text:p>-0.089281</text:p>
          </table:table-cell>
          <table:table-cell/>
          <table:table-cell table:formula="of:=([.H383]^2)*(0.140024724909833)+([.H383])*(-0.00142725065277068)+(-0.0063459406986214)" office:value-type="float" office:value="-0.00624820594683579" calcext:value-type="float">
            <text:p>-0.0062482059</text:p>
          </table:table-cell>
          <table:table-cell table:formula="of:=([.J383]^2)*(-1.68303778049881)+([.J383])*(0.15665109790632)+(0.10475739737447)" office:value-type="float" office:value="0.0617237458960989" calcext:value-type="float">
            <text:p>0.0617237459</text:p>
          </table:table-cell>
          <table:table-cell table:formula="of:=([.I383]^2)*(-1.84809378419694)+([.I383])*(0.969715893777015)+(-0.0558124189204929)" office:value-type="float" office:value="0.00102049794942719" calcext:value-type="float">
            <text:p>0.0010204979</text:p>
          </table:table-cell>
          <table:table-cell table:formula="of:=[.H383]*-1" office:value-type="float" office:value="0.02181" calcext:value-type="float">
            <text:p>0.02181</text:p>
          </table:table-cell>
          <table:table-cell table:formula="of:=[.M383]*-1" office:value-type="float" office:value="0.089281" calcext:value-type="float">
            <text:p>0.089281</text:p>
          </table:table-cell>
          <table:table-cell table:formula="of:=([.K383]^2)*(48.7382423482978)+([.K383])*(0.0643401308833624)+(0.0316411646540839)" office:value-type="float" office:value="0.0386863458471724" calcext:value-type="float">
            <text:p>0.0386863458</text:p>
          </table:table-cell>
          <table:table-cell table:formula="of:=([.M383]^2)*(2.99573212968935)+([.M383])*(-0.0394274132082148)+(-0.010306073088791)" office:value-type="float" office:value="0.0170933170647885" calcext:value-type="float">
            <text:p>0.0170933171</text:p>
          </table:table-cell>
          <table:table-cell table:formula="of:=([.L383]^2)*(-20.9992408223248)+([.L383])*(0.114146130561486)+(0.302895814088881)" office:value-type="float" office:value="0.302278455248395" calcext:value-type="float">
            <text:p>0.30227845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4]" office:value-type="float" office:value="-0.021806" calcext:value-type="float">
            <text:p>-0.021806</text:p>
          </table:table-cell>
          <table:table-cell table:formula="of:=[Datos_MoCap.B384]" office:value-type="float" office:value="0.06722" calcext:value-type="float">
            <text:p>0.06722</text:p>
          </table:table-cell>
          <table:table-cell table:formula="of:=[Datos_MoCap.C384]" office:value-type="float" office:value="0.213075" calcext:value-type="float">
            <text:p>0.213075</text:p>
          </table:table-cell>
          <table:table-cell table:formula="of:=[Datos_MoCap.D384]" office:value-type="float" office:value="0.011413" calcext:value-type="float">
            <text:p>0.011413</text:p>
          </table:table-cell>
          <table:table-cell table:formula="of:=[Datos_MoCap.F384]" office:value-type="float" office:value="0.008786" calcext:value-type="float">
            <text:p>0.008786</text:p>
          </table:table-cell>
          <table:table-cell table:formula="of:=[Datos_MoCap.E384]" office:value-type="float" office:value="-0.089283" calcext:value-type="float">
            <text:p>-0.089283</text:p>
          </table:table-cell>
          <table:table-cell/>
          <table:table-cell table:formula="of:=([.H384]^2)*(0.140024724909833)+([.H384])*(-0.00142725065277068)+(-0.0063459406986214)" office:value-type="float" office:value="-0.00624823608511201" calcext:value-type="float">
            <text:p>-0.0062482361</text:p>
          </table:table-cell>
          <table:table-cell table:formula="of:=([.J384]^2)*(-1.68303778049881)+([.J384])*(0.15665109790632)+(0.10475739737447)" office:value-type="float" office:value="0.0617243064732342" calcext:value-type="float">
            <text:p>0.0617243065</text:p>
          </table:table-cell>
          <table:table-cell table:formula="of:=([.I384]^2)*(-1.84809378419694)+([.I384])*(0.969715893777015)+(-0.0558124189204929)" office:value-type="float" office:value="0.00102121920944071" calcext:value-type="float">
            <text:p>0.0010212192</text:p>
          </table:table-cell>
          <table:table-cell table:formula="of:=[.H384]*-1" office:value-type="float" office:value="0.021806" calcext:value-type="float">
            <text:p>0.021806</text:p>
          </table:table-cell>
          <table:table-cell table:formula="of:=[.M384]*-1" office:value-type="float" office:value="0.089283" calcext:value-type="float">
            <text:p>0.089283</text:p>
          </table:table-cell>
          <table:table-cell table:formula="of:=([.K384]^2)*(48.7382423482978)+([.K384])*(0.0643401308833624)+(0.0316411646540839)" office:value-type="float" office:value="0.0387239547952355" calcext:value-type="float">
            <text:p>0.0387239548</text:p>
          </table:table-cell>
          <table:table-cell table:formula="of:=([.M384]^2)*(2.99573212968935)+([.M384])*(-0.0394274132082148)+(-0.010306073088791)" office:value-type="float" office:value="0.0170944657794389" calcext:value-type="float">
            <text:p>0.0170944658</text:p>
          </table:table-cell>
          <table:table-cell table:formula="of:=([.L384]^2)*(-20.9992408223248)+([.L384])*(0.114146130561486)+(0.302895814088881)" office:value-type="float" office:value="0.302277690879801" calcext:value-type="float">
            <text:p>0.302277690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5]" office:value-type="float" office:value="-0.021808" calcext:value-type="float">
            <text:p>-0.021808</text:p>
          </table:table-cell>
          <table:table-cell table:formula="of:=[Datos_MoCap.B385]" office:value-type="float" office:value="0.067219" calcext:value-type="float">
            <text:p>0.067219</text:p>
          </table:table-cell>
          <table:table-cell table:formula="of:=[Datos_MoCap.C385]" office:value-type="float" office:value="0.213074" calcext:value-type="float">
            <text:p>0.213074</text:p>
          </table:table-cell>
          <table:table-cell table:formula="of:=[Datos_MoCap.D385]" office:value-type="float" office:value="0.011372" calcext:value-type="float">
            <text:p>0.011372</text:p>
          </table:table-cell>
          <table:table-cell table:formula="of:=[Datos_MoCap.F385]" office:value-type="float" office:value="0.008787" calcext:value-type="float">
            <text:p>0.008787</text:p>
          </table:table-cell>
          <table:table-cell table:formula="of:=[Datos_MoCap.E385]" office:value-type="float" office:value="-0.089265" calcext:value-type="float">
            <text:p>-0.089265</text:p>
          </table:table-cell>
          <table:table-cell/>
          <table:table-cell table:formula="of:=([.H385]^2)*(0.140024724909833)+([.H385])*(-0.00142725065277068)+(-0.0063459406986214)" office:value-type="float" office:value="-0.006248221016534" calcext:value-type="float">
            <text:p>-0.006248221</text:p>
          </table:table-cell>
          <table:table-cell table:formula="of:=([.J385]^2)*(-1.68303778049881)+([.J385])*(0.15665109790632)+(0.10475739737447)" office:value-type="float" office:value="0.0617248670470034" calcext:value-type="float">
            <text:p>0.061724867</text:p>
          </table:table-cell>
          <table:table-cell table:formula="of:=([.I385]^2)*(-1.84809378419694)+([.I385])*(0.969715893777015)+(-0.0558124189204929)" office:value-type="float" office:value="0.00102049794942719" calcext:value-type="float">
            <text:p>0.0010204979</text:p>
          </table:table-cell>
          <table:table-cell table:formula="of:=[.H385]*-1" office:value-type="float" office:value="0.021808" calcext:value-type="float">
            <text:p>0.021808</text:p>
          </table:table-cell>
          <table:table-cell table:formula="of:=[.M385]*-1" office:value-type="float" office:value="0.089265" calcext:value-type="float">
            <text:p>0.089265</text:p>
          </table:table-cell>
          <table:table-cell table:formula="of:=([.K385]^2)*(48.7382423482978)+([.K385])*(0.0643401308833624)+(0.0316411646540839)" office:value-type="float" office:value="0.0386757863149411" calcext:value-type="float">
            <text:p>0.0386757863</text:p>
          </table:table-cell>
          <table:table-cell table:formula="of:=([.M385]^2)*(2.99573212968935)+([.M385])*(-0.0394274132082148)+(-0.010306073088791)" office:value-type="float" office:value="0.0170841282103559" calcext:value-type="float">
            <text:p>0.0170841282</text:p>
          </table:table-cell>
          <table:table-cell table:formula="of:=([.L385]^2)*(-20.9992408223248)+([.L385])*(0.114146130561486)+(0.302895814088881)" office:value-type="float" office:value="0.302277436006272" calcext:value-type="float">
            <text:p>0.3022774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6]" office:value-type="float" office:value="-0.021809" calcext:value-type="float">
            <text:p>-0.021809</text:p>
          </table:table-cell>
          <table:table-cell table:formula="of:=[Datos_MoCap.B386]" office:value-type="float" office:value="0.067216" calcext:value-type="float">
            <text:p>0.067216</text:p>
          </table:table-cell>
          <table:table-cell table:formula="of:=[Datos_MoCap.C386]" office:value-type="float" office:value="0.213066" calcext:value-type="float">
            <text:p>0.213066</text:p>
          </table:table-cell>
          <table:table-cell table:formula="of:=[Datos_MoCap.D386]" office:value-type="float" office:value="0.011392" calcext:value-type="float">
            <text:p>0.011392</text:p>
          </table:table-cell>
          <table:table-cell table:formula="of:=[Datos_MoCap.F386]" office:value-type="float" office:value="0.008802" calcext:value-type="float">
            <text:p>0.008802</text:p>
          </table:table-cell>
          <table:table-cell table:formula="of:=[Datos_MoCap.E386]" office:value-type="float" office:value="-0.089236" calcext:value-type="float">
            <text:p>-0.089236</text:p>
          </table:table-cell>
          <table:table-cell/>
          <table:table-cell table:formula="of:=([.H386]^2)*(0.140024724909833)+([.H386])*(-0.00142725065277068)+(-0.0063459406986214)" office:value-type="float" office:value="-0.00624821348182492" calcext:value-type="float">
            <text:p>-0.0062482135</text:p>
          </table:table-cell>
          <table:table-cell table:formula="of:=([.J386]^2)*(-1.68303778049881)+([.J386])*(0.15665109790632)+(0.10475739737447)" office:value-type="float" office:value="0.0617293515159784" calcext:value-type="float">
            <text:p>0.0617293515</text:p>
          </table:table-cell>
          <table:table-cell table:formula="of:=([.I386]^2)*(-1.84809378419694)+([.I386])*(0.969715893777015)+(-0.0558124189204929)" office:value-type="float" office:value="0.00101833414720949" calcext:value-type="float">
            <text:p>0.0010183341</text:p>
          </table:table-cell>
          <table:table-cell table:formula="of:=[.H386]*-1" office:value-type="float" office:value="0.021809" calcext:value-type="float">
            <text:p>0.021809</text:p>
          </table:table-cell>
          <table:table-cell table:formula="of:=[.M386]*-1" office:value-type="float" office:value="0.089236" calcext:value-type="float">
            <text:p>0.089236</text:p>
          </table:table-cell>
          <table:table-cell table:formula="of:=([.K386]^2)*(48.7382423482978)+([.K386])*(0.0643401308833624)+(0.0316411646540839)" office:value-type="float" office:value="0.0386992626645351" calcext:value-type="float">
            <text:p>0.0386992627</text:p>
          </table:table-cell>
          <table:table-cell table:formula="of:=([.M386]^2)*(2.99573212968935)+([.M386])*(-0.0394274132082148)+(-0.010306073088791)" office:value-type="float" office:value="0.0170674773211273" calcext:value-type="float">
            <text:p>0.0170674773</text:p>
          </table:table-cell>
          <table:table-cell table:formula="of:=([.L386]^2)*(-20.9992408223248)+([.L386])*(0.114146130561486)+(0.302895814088881)" office:value-type="float" office:value="0.302273607863528" calcext:value-type="float">
            <text:p>0.30227360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7]" office:value-type="float" office:value="-0.021811" calcext:value-type="float">
            <text:p>-0.021811</text:p>
          </table:table-cell>
          <table:table-cell table:formula="of:=[Datos_MoCap.B387]" office:value-type="float" office:value="0.067227" calcext:value-type="float">
            <text:p>0.067227</text:p>
          </table:table-cell>
          <table:table-cell table:formula="of:=[Datos_MoCap.C387]" office:value-type="float" office:value="0.213068" calcext:value-type="float">
            <text:p>0.213068</text:p>
          </table:table-cell>
          <table:table-cell table:formula="of:=[Datos_MoCap.D387]" office:value-type="float" office:value="0.011391" calcext:value-type="float">
            <text:p>0.011391</text:p>
          </table:table-cell>
          <table:table-cell table:formula="of:=[Datos_MoCap.F387]" office:value-type="float" office:value="0.008794" calcext:value-type="float">
            <text:p>0.008794</text:p>
          </table:table-cell>
          <table:table-cell table:formula="of:=[Datos_MoCap.E387]" office:value-type="float" office:value="-0.089255" calcext:value-type="float">
            <text:p>-0.089255</text:p>
          </table:table-cell>
          <table:table-cell/>
          <table:table-cell table:formula="of:=([.H387]^2)*(0.140024724909833)+([.H387])*(-0.00142725065277068)+(-0.0063459406986214)" office:value-type="float" office:value="-0.00624819841156661" calcext:value-type="float">
            <text:p>-0.0062481984</text:p>
          </table:table-cell>
          <table:table-cell table:formula="of:=([.J387]^2)*(-1.68303778049881)+([.J387])*(0.15665109790632)+(0.10475739737447)" office:value-type="float" office:value="0.0617282304189311" calcext:value-type="float">
            <text:p>0.0617282304</text:p>
          </table:table-cell>
          <table:table-cell table:formula="of:=([.I387]^2)*(-1.84809378419694)+([.I387])*(0.969715893777015)+(-0.0558124189204929)" office:value-type="float" office:value="0.00102626792604212" calcext:value-type="float">
            <text:p>0.0010262679</text:p>
          </table:table-cell>
          <table:table-cell table:formula="of:=[.H387]*-1" office:value-type="float" office:value="0.021811" calcext:value-type="float">
            <text:p>0.021811</text:p>
          </table:table-cell>
          <table:table-cell table:formula="of:=[.M387]*-1" office:value-type="float" office:value="0.089255" calcext:value-type="float">
            <text:p>0.089255</text:p>
          </table:table-cell>
          <table:table-cell table:formula="of:=([.K387]^2)*(48.7382423482978)+([.K387])*(0.0643401308833624)+(0.0316411646540839)" office:value-type="float" office:value="0.0386980879210288" calcext:value-type="float">
            <text:p>0.0386980879</text:p>
          </table:table-cell>
          <table:table-cell table:formula="of:=([.M387]^2)*(2.99573212968935)+([.M387])*(-0.0394274132082148)+(-0.010306073088791)" office:value-type="float" office:value="0.0170783859552259" calcext:value-type="float">
            <text:p>0.017078386</text:p>
          </table:table-cell>
          <table:table-cell table:formula="of:=([.L387]^2)*(-20.9992408223248)+([.L387])*(0.114146130561486)+(0.302895814088881)" office:value-type="float" office:value="0.302275650715616" calcext:value-type="float">
            <text:p>0.30227565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8]" office:value-type="float" office:value="-0.021812" calcext:value-type="float">
            <text:p>-0.021812</text:p>
          </table:table-cell>
          <table:table-cell table:formula="of:=[Datos_MoCap.B388]" office:value-type="float" office:value="0.067234" calcext:value-type="float">
            <text:p>0.067234</text:p>
          </table:table-cell>
          <table:table-cell table:formula="of:=[Datos_MoCap.C388]" office:value-type="float" office:value="0.213067" calcext:value-type="float">
            <text:p>0.213067</text:p>
          </table:table-cell>
          <table:table-cell table:formula="of:=[Datos_MoCap.D388]" office:value-type="float" office:value="0.011401" calcext:value-type="float">
            <text:p>0.011401</text:p>
          </table:table-cell>
          <table:table-cell table:formula="of:=[Datos_MoCap.F388]" office:value-type="float" office:value="0.008827" calcext:value-type="float">
            <text:p>0.008827</text:p>
          </table:table-cell>
          <table:table-cell table:formula="of:=[Datos_MoCap.E388]" office:value-type="float" office:value="-0.089257" calcext:value-type="float">
            <text:p>-0.089257</text:p>
          </table:table-cell>
          <table:table-cell/>
          <table:table-cell table:formula="of:=([.H388]^2)*(0.140024724909833)+([.H388])*(-0.00142725065277068)+(-0.0063459406986214)" office:value-type="float" office:value="-0.00624819087601738" calcext:value-type="float">
            <text:p>-0.0062481909</text:p>
          </table:table-cell>
          <table:table-cell table:formula="of:=([.J388]^2)*(-1.68303778049881)+([.J388])*(0.15665109790632)+(0.10475739737447)" office:value-type="float" office:value="0.0617287909691378" calcext:value-type="float">
            <text:p>0.061728791</text:p>
          </table:table-cell>
          <table:table-cell table:formula="of:=([.I388]^2)*(-1.84809378419694)+([.I388])*(0.969715893777015)+(-0.0558124189204929)" office:value-type="float" office:value="0.00103131646153034" calcext:value-type="float">
            <text:p>0.0010313165</text:p>
          </table:table-cell>
          <table:table-cell table:formula="of:=[.H388]*-1" office:value-type="float" office:value="0.021812" calcext:value-type="float">
            <text:p>0.021812</text:p>
          </table:table-cell>
          <table:table-cell table:formula="of:=[.M388]*-1" office:value-type="float" office:value="0.089257" calcext:value-type="float">
            <text:p>0.089257</text:p>
          </table:table-cell>
          <table:table-cell table:formula="of:=([.K388]^2)*(48.7382423482978)+([.K388])*(0.0643401308833624)+(0.0316411646540839)" office:value-type="float" office:value="0.0387098397425337" calcext:value-type="float">
            <text:p>0.0387098397</text:p>
          </table:table-cell>
          <table:table-cell table:formula="of:=([.M388]^2)*(2.99573212968935)+([.M388])*(-0.0394274132082148)+(-0.010306073088791)" office:value-type="float" office:value="0.0170795343583202" calcext:value-type="float">
            <text:p>0.0170795344</text:p>
          </table:table-cell>
          <table:table-cell table:formula="of:=([.L388]^2)*(-20.9992408223248)+([.L388])*(0.114146130561486)+(0.302895814088881)" office:value-type="float" office:value="0.302267206626381" calcext:value-type="float">
            <text:p>0.302267206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9]" office:value-type="float" office:value="-0.021812" calcext:value-type="float">
            <text:p>-0.021812</text:p>
          </table:table-cell>
          <table:table-cell table:formula="of:=[Datos_MoCap.B389]" office:value-type="float" office:value="0.067216" calcext:value-type="float">
            <text:p>0.067216</text:p>
          </table:table-cell>
          <table:table-cell table:formula="of:=[Datos_MoCap.C389]" office:value-type="float" office:value="0.213071" calcext:value-type="float">
            <text:p>0.213071</text:p>
          </table:table-cell>
          <table:table-cell table:formula="of:=[Datos_MoCap.D389]" office:value-type="float" office:value="0.011428" calcext:value-type="float">
            <text:p>0.011428</text:p>
          </table:table-cell>
          <table:table-cell table:formula="of:=[Datos_MoCap.F389]" office:value-type="float" office:value="0.008789" calcext:value-type="float">
            <text:p>0.008789</text:p>
          </table:table-cell>
          <table:table-cell table:formula="of:=[Datos_MoCap.E389]" office:value-type="float" office:value="-0.089242" calcext:value-type="float">
            <text:p>-0.089242</text:p>
          </table:table-cell>
          <table:table-cell/>
          <table:table-cell table:formula="of:=([.H389]^2)*(0.140024724909833)+([.H389])*(-0.00142725065277068)+(-0.0063459406986214)" office:value-type="float" office:value="-0.00624819087601738" calcext:value-type="float">
            <text:p>-0.0062481909</text:p>
          </table:table-cell>
          <table:table-cell table:formula="of:=([.J389]^2)*(-1.68303778049881)+([.J389])*(0.15665109790632)+(0.10475739737447)" office:value-type="float" office:value="0.0617265487481146" calcext:value-type="float">
            <text:p>0.0617265487</text:p>
          </table:table-cell>
          <table:table-cell table:formula="of:=([.I389]^2)*(-1.84809378419694)+([.I389])*(0.969715893777015)+(-0.0558124189204929)" office:value-type="float" office:value="0.00101833414720949" calcext:value-type="float">
            <text:p>0.0010183341</text:p>
          </table:table-cell>
          <table:table-cell table:formula="of:=[.H389]*-1" office:value-type="float" office:value="0.021812" calcext:value-type="float">
            <text:p>0.021812</text:p>
          </table:table-cell>
          <table:table-cell table:formula="of:=[.M389]*-1" office:value-type="float" office:value="0.089242" calcext:value-type="float">
            <text:p>0.089242</text:p>
          </table:table-cell>
          <table:table-cell table:formula="of:=([.K389]^2)*(48.7382423482978)+([.K389])*(0.0643401308833624)+(0.0316411646540839)" office:value-type="float" office:value="0.0387416183501009" calcext:value-type="float">
            <text:p>0.0387416184</text:p>
          </table:table-cell>
          <table:table-cell table:formula="of:=([.M389]^2)*(2.99573212968935)+([.M389])*(-0.0394274132082148)+(-0.010306073088791)" office:value-type="float" office:value="0.0170709219192808" calcext:value-type="float">
            <text:p>0.0170709219</text:p>
          </table:table-cell>
          <table:table-cell table:formula="of:=([.L389]^2)*(-20.9992408223248)+([.L389])*(0.114146130561486)+(0.302895814088881)" office:value-type="float" office:value="0.30227692613322" calcext:value-type="float">
            <text:p>0.302276926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0]" office:value-type="float" office:value="-0.021812" calcext:value-type="float">
            <text:p>-0.021812</text:p>
          </table:table-cell>
          <table:table-cell table:formula="of:=[Datos_MoCap.B390]" office:value-type="float" office:value="0.067221" calcext:value-type="float">
            <text:p>0.067221</text:p>
          </table:table-cell>
          <table:table-cell table:formula="of:=[Datos_MoCap.C390]" office:value-type="float" office:value="0.213072" calcext:value-type="float">
            <text:p>0.213072</text:p>
          </table:table-cell>
          <table:table-cell table:formula="of:=[Datos_MoCap.D390]" office:value-type="float" office:value="0.011392" calcext:value-type="float">
            <text:p>0.011392</text:p>
          </table:table-cell>
          <table:table-cell table:formula="of:=[Datos_MoCap.F390]" office:value-type="float" office:value="0.008832" calcext:value-type="float">
            <text:p>0.008832</text:p>
          </table:table-cell>
          <table:table-cell table:formula="of:=[Datos_MoCap.E390]" office:value-type="float" office:value="-0.089245" calcext:value-type="float">
            <text:p>-0.089245</text:p>
          </table:table-cell>
          <table:table-cell/>
          <table:table-cell table:formula="of:=([.H390]^2)*(0.140024724909833)+([.H390])*(-0.00142725065277068)+(-0.0063459406986214)" office:value-type="float" office:value="-0.00624819087601738" calcext:value-type="float">
            <text:p>-0.0062481909</text:p>
          </table:table-cell>
          <table:table-cell table:formula="of:=([.J390]^2)*(-1.68303778049881)+([.J390])*(0.15665109790632)+(0.10475739737447)" office:value-type="float" office:value="0.0617259881844436" calcext:value-type="float">
            <text:p>0.0617259882</text:p>
          </table:table-cell>
          <table:table-cell table:formula="of:=([.I390]^2)*(-1.84809378419694)+([.I390])*(0.969715893777015)+(-0.0558124189204929)" office:value-type="float" office:value="0.00102194046575805" calcext:value-type="float">
            <text:p>0.0010219405</text:p>
          </table:table-cell>
          <table:table-cell table:formula="of:=[.H390]*-1" office:value-type="float" office:value="0.021812" calcext:value-type="float">
            <text:p>0.021812</text:p>
          </table:table-cell>
          <table:table-cell table:formula="of:=[.M390]*-1" office:value-type="float" office:value="0.089245" calcext:value-type="float">
            <text:p>0.089245</text:p>
          </table:table-cell>
          <table:table-cell table:formula="of:=([.K390]^2)*(48.7382423482978)+([.K390])*(0.0643401308833624)+(0.0316411646540839)" office:value-type="float" office:value="0.0386992626645351" calcext:value-type="float">
            <text:p>0.0386992627</text:p>
          </table:table-cell>
          <table:table-cell table:formula="of:=([.M390]^2)*(2.99573212968935)+([.M390])*(-0.0394274132082148)+(-0.010306073088791)" office:value-type="float" office:value="0.0170726442992423" calcext:value-type="float">
            <text:p>0.0170726443</text:p>
          </table:table-cell>
          <table:table-cell table:formula="of:=([.L390]^2)*(-20.9992408223248)+([.L390])*(0.114146130561486)+(0.302895814088881)" office:value-type="float" office:value="0.302265923229065" calcext:value-type="float">
            <text:p>0.30226592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1]" office:value-type="float" office:value="-0.021813" calcext:value-type="float">
            <text:p>-0.021813</text:p>
          </table:table-cell>
          <table:table-cell table:formula="of:=[Datos_MoCap.B391]" office:value-type="float" office:value="0.067229" calcext:value-type="float">
            <text:p>0.067229</text:p>
          </table:table-cell>
          <table:table-cell table:formula="of:=[Datos_MoCap.C391]" office:value-type="float" office:value="0.213079" calcext:value-type="float">
            <text:p>0.213079</text:p>
          </table:table-cell>
          <table:table-cell table:formula="of:=[Datos_MoCap.D391]" office:value-type="float" office:value="0.011427" calcext:value-type="float">
            <text:p>0.011427</text:p>
          </table:table-cell>
          <table:table-cell table:formula="of:=[Datos_MoCap.F391]" office:value-type="float" office:value="0.008822" calcext:value-type="float">
            <text:p>0.008822</text:p>
          </table:table-cell>
          <table:table-cell table:formula="of:=[Datos_MoCap.E391]" office:value-type="float" office:value="-0.08924" calcext:value-type="float">
            <text:p>-0.08924</text:p>
          </table:table-cell>
          <table:table-cell/>
          <table:table-cell table:formula="of:=([.H391]^2)*(0.140024724909833)+([.H391])*(-0.00142725065277068)+(-0.0063459406986214)" office:value-type="float" office:value="-0.00624818334018811" calcext:value-type="float">
            <text:p>-0.0062481833</text:p>
          </table:table-cell>
          <table:table-cell table:formula="of:=([.J391]^2)*(-1.68303778049881)+([.J391])*(0.15665109790632)+(0.10475739737447)" office:value-type="float" office:value="0.0617220641444966" calcext:value-type="float">
            <text:p>0.0617220641</text:p>
          </table:table-cell>
          <table:table-cell table:formula="of:=([.I391]^2)*(-1.84809378419694)+([.I391])*(0.969715893777015)+(-0.0558124189204929)" office:value-type="float" office:value="0.00102771038323398" calcext:value-type="float">
            <text:p>0.0010277104</text:p>
          </table:table-cell>
          <table:table-cell table:formula="of:=[.H391]*-1" office:value-type="float" office:value="0.021813" calcext:value-type="float">
            <text:p>0.021813</text:p>
          </table:table-cell>
          <table:table-cell table:formula="of:=[.M391]*-1" office:value-type="float" office:value="0.08924" calcext:value-type="float">
            <text:p>0.08924</text:p>
          </table:table-cell>
          <table:table-cell table:formula="of:=([.K391]^2)*(48.7382423482978)+([.K391])*(0.0643401308833624)+(0.0316411646540839)" office:value-type="float" office:value="0.0387404400974411" calcext:value-type="float">
            <text:p>0.0387404401</text:p>
          </table:table-cell>
          <table:table-cell table:formula="of:=([.M391]^2)*(2.99573212968935)+([.M391])*(-0.0394274132082148)+(-0.010306073088791)" office:value-type="float" office:value="0.0170697736959304" calcext:value-type="float">
            <text:p>0.0170697737</text:p>
          </table:table-cell>
          <table:table-cell table:formula="of:=([.L391]^2)*(-20.9992408223248)+([.L391])*(0.114146130561486)+(0.302895814088881)" office:value-type="float" office:value="0.302268488973735" calcext:value-type="float">
            <text:p>0.30226848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2]" office:value-type="float" office:value="-0.021818" calcext:value-type="float">
            <text:p>-0.021818</text:p>
          </table:table-cell>
          <table:table-cell table:formula="of:=[Datos_MoCap.B392]" office:value-type="float" office:value="0.067231" calcext:value-type="float">
            <text:p>0.067231</text:p>
          </table:table-cell>
          <table:table-cell table:formula="of:=[Datos_MoCap.C392]" office:value-type="float" office:value="0.213079" calcext:value-type="float">
            <text:p>0.213079</text:p>
          </table:table-cell>
          <table:table-cell table:formula="of:=[Datos_MoCap.D392]" office:value-type="float" office:value="0.011403" calcext:value-type="float">
            <text:p>0.011403</text:p>
          </table:table-cell>
          <table:table-cell table:formula="of:=[Datos_MoCap.F392]" office:value-type="float" office:value="0.00885" calcext:value-type="float">
            <text:p>0.00885</text:p>
          </table:table-cell>
          <table:table-cell table:formula="of:=[Datos_MoCap.E392]" office:value-type="float" office:value="-0.089223" calcext:value-type="float">
            <text:p>-0.089223</text:p>
          </table:table-cell>
          <table:table-cell/>
          <table:table-cell table:formula="of:=([.H392]^2)*(0.140024724909833)+([.H392])*(-0.00142725065277068)+(-0.0063459406986214)" office:value-type="float" office:value="-0.00624814565684098" calcext:value-type="float">
            <text:p>-0.0062481457</text:p>
          </table:table-cell>
          <table:table-cell table:formula="of:=([.J392]^2)*(-1.68303778049881)+([.J392])*(0.15665109790632)+(0.10475739737447)" office:value-type="float" office:value="0.0617220641444966" calcext:value-type="float">
            <text:p>0.0617220641</text:p>
          </table:table-cell>
          <table:table-cell table:formula="of:=([.I392]^2)*(-1.84809378419694)+([.I392])*(0.969715893777015)+(-0.0558124189204929)" office:value-type="float" office:value="0.00102915282564107" calcext:value-type="float">
            <text:p>0.0010291528</text:p>
          </table:table-cell>
          <table:table-cell table:formula="of:=[.H392]*-1" office:value-type="float" office:value="0.021818" calcext:value-type="float">
            <text:p>0.021818</text:p>
          </table:table-cell>
          <table:table-cell table:formula="of:=[.M392]*-1" office:value-type="float" office:value="0.089223" calcext:value-type="float">
            <text:p>0.089223</text:p>
          </table:table-cell>
          <table:table-cell table:formula="of:=([.K392]^2)*(48.7382423482978)+([.K392])*(0.0643401308833624)+(0.0316411646540839)" office:value-type="float" office:value="0.0387121912765525" calcext:value-type="float">
            <text:p>0.0387121913</text:p>
          </table:table-cell>
          <table:table-cell table:formula="of:=([.M392]^2)*(2.99573212968935)+([.M392])*(-0.0394274132082148)+(-0.010306073088791)" office:value-type="float" office:value="0.0170600147650739" calcext:value-type="float">
            <text:p>0.0170600148</text:p>
          </table:table-cell>
          <table:table-cell table:formula="of:=([.L392]^2)*(-20.9992408223248)+([.L392])*(0.114146130561486)+(0.302895814088881)" office:value-type="float" office:value="0.302261294305044" calcext:value-type="float">
            <text:p>0.30226129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3]" office:value-type="float" office:value="-0.021809" calcext:value-type="float">
            <text:p>-0.021809</text:p>
          </table:table-cell>
          <table:table-cell table:formula="of:=[Datos_MoCap.B393]" office:value-type="float" office:value="0.067217" calcext:value-type="float">
            <text:p>0.067217</text:p>
          </table:table-cell>
          <table:table-cell table:formula="of:=[Datos_MoCap.C393]" office:value-type="float" office:value="0.213082" calcext:value-type="float">
            <text:p>0.213082</text:p>
          </table:table-cell>
          <table:table-cell table:formula="of:=[Datos_MoCap.D393]" office:value-type="float" office:value="0.0114" calcext:value-type="float">
            <text:p>0.0114</text:p>
          </table:table-cell>
          <table:table-cell table:formula="of:=[Datos_MoCap.F393]" office:value-type="float" office:value="0.008841" calcext:value-type="float">
            <text:p>0.008841</text:p>
          </table:table-cell>
          <table:table-cell table:formula="of:=[Datos_MoCap.E393]" office:value-type="float" office:value="-0.089249" calcext:value-type="float">
            <text:p>-0.089249</text:p>
          </table:table-cell>
          <table:table-cell/>
          <table:table-cell table:formula="of:=([.H393]^2)*(0.140024724909833)+([.H393])*(-0.00142725065277068)+(-0.0063459406986214)" office:value-type="float" office:value="-0.00624821348182492" calcext:value-type="float">
            <text:p>-0.0062482135</text:p>
          </table:table-cell>
          <table:table-cell table:formula="of:=([.J393]^2)*(-1.68303778049881)+([.J393])*(0.15665109790632)+(0.10475739737447)" office:value-type="float" office:value="0.0617203823625995" calcext:value-type="float">
            <text:p>0.0617203824</text:p>
          </table:table-cell>
          <table:table-cell table:formula="of:=([.I393]^2)*(-1.84809378419694)+([.I393])*(0.969715893777015)+(-0.0558124189204929)" office:value-type="float" office:value="0.00101905541831158" calcext:value-type="float">
            <text:p>0.0010190554</text:p>
          </table:table-cell>
          <table:table-cell table:formula="of:=[.H393]*-1" office:value-type="float" office:value="0.021809" calcext:value-type="float">
            <text:p>0.021809</text:p>
          </table:table-cell>
          <table:table-cell table:formula="of:=[.M393]*-1" office:value-type="float" office:value="0.089249" calcext:value-type="float">
            <text:p>0.089249</text:p>
          </table:table-cell>
          <table:table-cell table:formula="of:=([.K393]^2)*(48.7382423482978)+([.K393])*(0.0643401308833624)+(0.0316411646540839)" office:value-type="float" office:value="0.038708664121739" calcext:value-type="float">
            <text:p>0.0387086641</text:p>
          </table:table-cell>
          <table:table-cell table:formula="of:=([.M393]^2)*(2.99573212968935)+([.M393])*(-0.0394274132082148)+(-0.010306073088791)" office:value-type="float" office:value="0.0170749408897382" calcext:value-type="float">
            <text:p>0.0170749409</text:p>
          </table:table-cell>
          <table:table-cell table:formula="of:=([.L393]^2)*(-20.9992408223248)+([.L393])*(0.114146130561486)+(0.302895814088881)" office:value-type="float" office:value="0.302263610467993" calcext:value-type="float">
            <text:p>0.302263610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4]" office:value-type="float" office:value="-0.021809" calcext:value-type="float">
            <text:p>-0.021809</text:p>
          </table:table-cell>
          <table:table-cell table:formula="of:=[Datos_MoCap.B394]" office:value-type="float" office:value="0.067219" calcext:value-type="float">
            <text:p>0.067219</text:p>
          </table:table-cell>
          <table:table-cell table:formula="of:=[Datos_MoCap.C394]" office:value-type="float" office:value="0.213082" calcext:value-type="float">
            <text:p>0.213082</text:p>
          </table:table-cell>
          <table:table-cell table:formula="of:=[Datos_MoCap.D394]" office:value-type="float" office:value="0.011423" calcext:value-type="float">
            <text:p>0.011423</text:p>
          </table:table-cell>
          <table:table-cell table:formula="of:=[Datos_MoCap.F394]" office:value-type="float" office:value="0.008855" calcext:value-type="float">
            <text:p>0.008855</text:p>
          </table:table-cell>
          <table:table-cell table:formula="of:=[Datos_MoCap.E394]" office:value-type="float" office:value="-0.089223" calcext:value-type="float">
            <text:p>-0.089223</text:p>
          </table:table-cell>
          <table:table-cell/>
          <table:table-cell table:formula="of:=([.H394]^2)*(0.140024724909833)+([.H394])*(-0.00142725065277068)+(-0.0063459406986214)" office:value-type="float" office:value="-0.00624821348182492" calcext:value-type="float">
            <text:p>-0.0062482135</text:p>
          </table:table-cell>
          <table:table-cell table:formula="of:=([.J394]^2)*(-1.68303778049881)+([.J394])*(0.15665109790632)+(0.10475739737447)" office:value-type="float" office:value="0.0617203823625995" calcext:value-type="float">
            <text:p>0.0617203824</text:p>
          </table:table-cell>
          <table:table-cell table:formula="of:=([.I394]^2)*(-1.84809378419694)+([.I394])*(0.969715893777015)+(-0.0558124189204929)" office:value-type="float" office:value="0.00102049794942719" calcext:value-type="float">
            <text:p>0.0010204979</text:p>
          </table:table-cell>
          <table:table-cell table:formula="of:=[.H394]*-1" office:value-type="float" office:value="0.021809" calcext:value-type="float">
            <text:p>0.021809</text:p>
          </table:table-cell>
          <table:table-cell table:formula="of:=[.M394]*-1" office:value-type="float" office:value="0.089223" calcext:value-type="float">
            <text:p>0.089223</text:p>
          </table:table-cell>
          <table:table-cell table:formula="of:=([.K394]^2)*(48.7382423482978)+([.K394])*(0.0643401308833624)+(0.0316411646540839)" office:value-type="float" office:value="0.038735728061567" calcext:value-type="float">
            <text:p>0.0387357281</text:p>
          </table:table-cell>
          <table:table-cell table:formula="of:=([.M394]^2)*(2.99573212968935)+([.M394])*(-0.0394274132082148)+(-0.010306073088791)" office:value-type="float" office:value="0.0170600147650739" calcext:value-type="float">
            <text:p>0.0170600148</text:p>
          </table:table-cell>
          <table:table-cell table:formula="of:=([.L394]^2)*(-20.9992408223248)+([.L394])*(0.114146130561486)+(0.302895814088881)" office:value-type="float" office:value="0.302260006077903" calcext:value-type="float">
            <text:p>0.302260006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5]" office:value-type="float" office:value="-0.021819" calcext:value-type="float">
            <text:p>-0.021819</text:p>
          </table:table-cell>
          <table:table-cell table:formula="of:=[Datos_MoCap.B395]" office:value-type="float" office:value="0.06723" calcext:value-type="float">
            <text:p>0.06723</text:p>
          </table:table-cell>
          <table:table-cell table:formula="of:=[Datos_MoCap.C395]" office:value-type="float" office:value="0.213076" calcext:value-type="float">
            <text:p>0.213076</text:p>
          </table:table-cell>
          <table:table-cell table:formula="of:=[Datos_MoCap.D395]" office:value-type="float" office:value="0.011489" calcext:value-type="float">
            <text:p>0.011489</text:p>
          </table:table-cell>
          <table:table-cell table:formula="of:=[Datos_MoCap.F395]" office:value-type="float" office:value="0.008837" calcext:value-type="float">
            <text:p>0.008837</text:p>
          </table:table-cell>
          <table:table-cell table:formula="of:=[Datos_MoCap.E395]" office:value-type="float" office:value="-0.089212" calcext:value-type="float">
            <text:p>-0.089212</text:p>
          </table:table-cell>
          <table:table-cell/>
          <table:table-cell table:formula="of:=([.H395]^2)*(0.140024724909833)+([.H395])*(-0.00142725065277068)+(-0.0063459406986214)" office:value-type="float" office:value="-0.00624813811933141" calcext:value-type="float">
            <text:p>-0.0062481381</text:p>
          </table:table-cell>
          <table:table-cell table:formula="of:=([.J395]^2)*(-1.68303778049881)+([.J395])*(0.15665109790632)+(0.10475739737447)" office:value-type="float" office:value="0.0617237458960989" calcext:value-type="float">
            <text:p>0.0617237459</text:p>
          </table:table-cell>
          <table:table-cell table:formula="of:=([.I395]^2)*(-1.84809378419694)+([.I395])*(0.969715893777015)+(-0.0558124189204929)" office:value-type="float" office:value="0.00102843160628563" calcext:value-type="float">
            <text:p>0.0010284316</text:p>
          </table:table-cell>
          <table:table-cell table:formula="of:=[.H395]*-1" office:value-type="float" office:value="0.021819" calcext:value-type="float">
            <text:p>0.021819</text:p>
          </table:table-cell>
          <table:table-cell table:formula="of:=[.M395]*-1" office:value-type="float" office:value="0.089212" calcext:value-type="float">
            <text:p>0.089212</text:p>
          </table:table-cell>
          <table:table-cell table:formula="of:=([.K395]^2)*(48.7382423482978)+([.K395])*(0.0643401308833624)+(0.0316411646540839)" office:value-type="float" office:value="0.0388136760903784" calcext:value-type="float">
            <text:p>0.0388136761</text:p>
          </table:table-cell>
          <table:table-cell table:formula="of:=([.M395]^2)*(2.99573212968935)+([.M395])*(-0.0394274132082148)+(-0.010306073088791)" office:value-type="float" office:value="0.0170537010854404" calcext:value-type="float">
            <text:p>0.0170537011</text:p>
          </table:table-cell>
          <table:table-cell table:formula="of:=([.L395]^2)*(-20.9992408223248)+([.L395])*(0.114146130561486)+(0.302895814088881)" office:value-type="float" office:value="0.302264638781788" calcext:value-type="float">
            <text:p>0.302264638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6]" office:value-type="float" office:value="-0.021819" calcext:value-type="float">
            <text:p>-0.021819</text:p>
          </table:table-cell>
          <table:table-cell table:formula="of:=[Datos_MoCap.B396]" office:value-type="float" office:value="0.067217" calcext:value-type="float">
            <text:p>0.067217</text:p>
          </table:table-cell>
          <table:table-cell table:formula="of:=[Datos_MoCap.C396]" office:value-type="float" office:value="0.213081" calcext:value-type="float">
            <text:p>0.213081</text:p>
          </table:table-cell>
          <table:table-cell table:formula="of:=[Datos_MoCap.D396]" office:value-type="float" office:value="0.011423" calcext:value-type="float">
            <text:p>0.011423</text:p>
          </table:table-cell>
          <table:table-cell table:formula="of:=[Datos_MoCap.F396]" office:value-type="float" office:value="0.0089" calcext:value-type="float">
            <text:p>0.0089</text:p>
          </table:table-cell>
          <table:table-cell table:formula="of:=[Datos_MoCap.E396]" office:value-type="float" office:value="-0.089222" calcext:value-type="float">
            <text:p>-0.089222</text:p>
          </table:table-cell>
          <table:table-cell/>
          <table:table-cell table:formula="of:=([.H396]^2)*(0.140024724909833)+([.H396])*(-0.00142725065277068)+(-0.0063459406986214)" office:value-type="float" office:value="-0.00624813811933141" calcext:value-type="float">
            <text:p>-0.0062481381</text:p>
          </table:table-cell>
          <table:table-cell table:formula="of:=([.J396]^2)*(-1.68303778049881)+([.J396])*(0.15665109790632)+(0.10475739737447)" office:value-type="float" office:value="0.0617209429599313" calcext:value-type="float">
            <text:p>0.061720943</text:p>
          </table:table-cell>
          <table:table-cell table:formula="of:=([.I396]^2)*(-1.84809378419694)+([.I396])*(0.969715893777015)+(-0.0558124189204929)" office:value-type="float" office:value="0.00101905541831158" calcext:value-type="float">
            <text:p>0.0010190554</text:p>
          </table:table-cell>
          <table:table-cell table:formula="of:=[.H396]*-1" office:value-type="float" office:value="0.021819" calcext:value-type="float">
            <text:p>0.021819</text:p>
          </table:table-cell>
          <table:table-cell table:formula="of:=[.M396]*-1" office:value-type="float" office:value="0.089222" calcext:value-type="float">
            <text:p>0.089222</text:p>
          </table:table-cell>
          <table:table-cell table:formula="of:=([.K396]^2)*(48.7382423482978)+([.K396])*(0.0643401308833624)+(0.0316411646540839)" office:value-type="float" office:value="0.038735728061567" calcext:value-type="float">
            <text:p>0.0387357281</text:p>
          </table:table-cell>
          <table:table-cell table:formula="of:=([.M396]^2)*(2.99573212968935)+([.M396])*(-0.0394274132082148)+(-0.010306073088791)" office:value-type="float" office:value="0.0170594407642408" calcext:value-type="float">
            <text:p>0.0170594408</text:p>
          </table:table-cell>
          <table:table-cell table:formula="of:=([.L396]^2)*(-20.9992408223248)+([.L396])*(0.114146130561486)+(0.302895814088881)" office:value-type="float" office:value="0.302248364785342" calcext:value-type="float">
            <text:p>0.30224836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7]" office:value-type="float" office:value="-0.021847" calcext:value-type="float">
            <text:p>-0.021847</text:p>
          </table:table-cell>
          <table:table-cell table:formula="of:=[Datos_MoCap.B397]" office:value-type="float" office:value="0.067236" calcext:value-type="float">
            <text:p>0.067236</text:p>
          </table:table-cell>
          <table:table-cell table:formula="of:=[Datos_MoCap.C397]" office:value-type="float" office:value="0.213064" calcext:value-type="float">
            <text:p>0.213064</text:p>
          </table:table-cell>
          <table:table-cell table:formula="of:=[Datos_MoCap.D397]" office:value-type="float" office:value="0.011455" calcext:value-type="float">
            <text:p>0.011455</text:p>
          </table:table-cell>
          <table:table-cell table:formula="of:=[Datos_MoCap.F397]" office:value-type="float" office:value="0.008991" calcext:value-type="float">
            <text:p>0.008991</text:p>
          </table:table-cell>
          <table:table-cell table:formula="of:=[Datos_MoCap.E397]" office:value-type="float" office:value="-0.089086" calcext:value-type="float">
            <text:p>-0.089086</text:p>
          </table:table-cell>
          <table:table-cell/>
          <table:table-cell table:formula="of:=([.H397]^2)*(0.140024724909833)+([.H397])*(-0.00142725065277068)+(-0.0063459406986214)" office:value-type="float" office:value="-0.00624792695536327" calcext:value-type="float">
            <text:p>-0.006247927</text:p>
          </table:table-cell>
          <table:table-cell table:formula="of:=([.J397]^2)*(-1.68303778049881)+([.J397])*(0.15665109790632)+(0.10475739737447)" office:value-type="float" office:value="0.0617304725995614" calcext:value-type="float">
            <text:p>0.0617304726</text:p>
          </table:table-cell>
          <table:table-cell table:formula="of:=([.I397]^2)*(-1.84809378419694)+([.I397])*(0.969715893777015)+(-0.0558124189204929)" office:value-type="float" office:value="0.00103275886697556" calcext:value-type="float">
            <text:p>0.0010327589</text:p>
          </table:table-cell>
          <table:table-cell table:formula="of:=[.H397]*-1" office:value-type="float" office:value="0.021847" calcext:value-type="float">
            <text:p>0.021847</text:p>
          </table:table-cell>
          <table:table-cell table:formula="of:=[.M397]*-1" office:value-type="float" office:value="0.089086" calcext:value-type="float">
            <text:p>0.089086</text:p>
          </table:table-cell>
          <table:table-cell table:formula="of:=([.K397]^2)*(48.7382423482978)+([.K397])*(0.0643401308833624)+(0.0316411646540839)" office:value-type="float" office:value="0.0387734680180255" calcext:value-type="float">
            <text:p>0.038773468</text:p>
          </table:table-cell>
          <table:table-cell table:formula="of:=([.M397]^2)*(2.99573212968935)+([.M397])*(-0.0394274132082148)+(-0.010306073088791)" office:value-type="float" office:value="0.0169814324674215" calcext:value-type="float">
            <text:p>0.0169814325</text:p>
          </table:table-cell>
          <table:table-cell table:formula="of:=([.L397]^2)*(-20.9992408223248)+([.L397])*(0.114146130561486)+(0.302895814088881)" office:value-type="float" office:value="0.302224563618226" calcext:value-type="float">
            <text:p>0.30222456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8]" office:value-type="float" office:value="-0.021846" calcext:value-type="float">
            <text:p>-0.021846</text:p>
          </table:table-cell>
          <table:table-cell table:formula="of:=[Datos_MoCap.B398]" office:value-type="float" office:value="0.067248" calcext:value-type="float">
            <text:p>0.067248</text:p>
          </table:table-cell>
          <table:table-cell table:formula="of:=[Datos_MoCap.C398]" office:value-type="float" office:value="0.213061" calcext:value-type="float">
            <text:p>0.213061</text:p>
          </table:table-cell>
          <table:table-cell table:formula="of:=[Datos_MoCap.D398]" office:value-type="float" office:value="0.011498" calcext:value-type="float">
            <text:p>0.011498</text:p>
          </table:table-cell>
          <table:table-cell table:formula="of:=[Datos_MoCap.F398]" office:value-type="float" office:value="0.009" calcext:value-type="float">
            <text:p>0.009</text:p>
          </table:table-cell>
          <table:table-cell table:formula="of:=[Datos_MoCap.E398]" office:value-type="float" office:value="-0.089073" calcext:value-type="float">
            <text:p>-0.089073</text:p>
          </table:table-cell>
          <table:table-cell/>
          <table:table-cell table:formula="of:=([.H398]^2)*(0.140024724909833)+([.H398])*(-0.00142725065277068)+(-0.0063459406986214)" office:value-type="float" office:value="-0.00624793450071423" calcext:value-type="float">
            <text:p>-0.0062479345</text:p>
          </table:table-cell>
          <table:table-cell table:formula="of:=([.J398]^2)*(-1.68303778049881)+([.J398])*(0.15665109790632)+(0.10475739737447)" office:value-type="float" office:value="0.0617321541996903" calcext:value-type="float">
            <text:p>0.0617321542</text:p>
          </table:table-cell>
          <table:table-cell table:formula="of:=([.I398]^2)*(-1.84809378419694)+([.I398])*(0.969715893777015)+(-0.0558124189204929)" office:value-type="float" office:value="0.00104141298916721" calcext:value-type="float">
            <text:p>0.001041413</text:p>
          </table:table-cell>
          <table:table-cell table:formula="of:=[.H398]*-1" office:value-type="float" office:value="0.021846" calcext:value-type="float">
            <text:p>0.021846</text:p>
          </table:table-cell>
          <table:table-cell table:formula="of:=[.M398]*-1" office:value-type="float" office:value="0.089073" calcext:value-type="float">
            <text:p>0.089073</text:p>
          </table:table-cell>
          <table:table-cell table:formula="of:=([.K398]^2)*(48.7382423482978)+([.K398])*(0.0643401308833624)+(0.0316411646540839)" office:value-type="float" office:value="0.0388243382653481" calcext:value-type="float">
            <text:p>0.0388243383</text:p>
          </table:table-cell>
          <table:table-cell table:formula="of:=([.M398]^2)*(2.99573212968935)+([.M398])*(-0.0394274132082148)+(-0.010306073088791)" office:value-type="float" office:value="0.0169739815947234" calcext:value-type="float">
            <text:p>0.0169739816</text:p>
          </table:table-cell>
          <table:table-cell table:formula="of:=([.L398]^2)*(-20.9992408223248)+([.L398])*(0.114146130561486)+(0.302895814088881)" office:value-type="float" office:value="0.302222190757326" calcext:value-type="float">
            <text:p>0.30222219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9]" office:value-type="float" office:value="-0.021845" calcext:value-type="float">
            <text:p>-0.021845</text:p>
          </table:table-cell>
          <table:table-cell table:formula="of:=[Datos_MoCap.B399]" office:value-type="float" office:value="0.067243" calcext:value-type="float">
            <text:p>0.067243</text:p>
          </table:table-cell>
          <table:table-cell table:formula="of:=[Datos_MoCap.C399]" office:value-type="float" office:value="0.213059" calcext:value-type="float">
            <text:p>0.213059</text:p>
          </table:table-cell>
          <table:table-cell table:formula="of:=[Datos_MoCap.D399]" office:value-type="float" office:value="0.011454" calcext:value-type="float">
            <text:p>0.011454</text:p>
          </table:table-cell>
          <table:table-cell table:formula="of:=[Datos_MoCap.F399]" office:value-type="float" office:value="0.009027" calcext:value-type="float">
            <text:p>0.009027</text:p>
          </table:table-cell>
          <table:table-cell table:formula="of:=[Datos_MoCap.E399]" office:value-type="float" office:value="-0.089088" calcext:value-type="float">
            <text:p>-0.089088</text:p>
          </table:table-cell>
          <table:table-cell/>
          <table:table-cell table:formula="of:=([.H399]^2)*(0.140024724909833)+([.H399])*(-0.00142725065277068)+(-0.0063459406986214)" office:value-type="float" office:value="-0.00624794204578514" calcext:value-type="float">
            <text:p>-0.006247942</text:p>
          </table:table-cell>
          <table:table-cell table:formula="of:=([.J399]^2)*(-1.68303778049881)+([.J399])*(0.15665109790632)+(0.10475739737447)" office:value-type="float" office:value="0.0617332752496125" calcext:value-type="float">
            <text:p>0.0617332752</text:p>
          </table:table-cell>
          <table:table-cell table:formula="of:=([.I399]^2)*(-1.84809378419694)+([.I399])*(0.969715893777015)+(-0.0558124189204929)" office:value-type="float" office:value="0.00103780716960397" calcext:value-type="float">
            <text:p>0.0010378072</text:p>
          </table:table-cell>
          <table:table-cell table:formula="of:=[.H399]*-1" office:value-type="float" office:value="0.021845" calcext:value-type="float">
            <text:p>0.021845</text:p>
          </table:table-cell>
          <table:table-cell table:formula="of:=[.M399]*-1" office:value-type="float" office:value="0.089088" calcext:value-type="float">
            <text:p>0.089088</text:p>
          </table:table-cell>
          <table:table-cell table:formula="of:=([.K399]^2)*(48.7382423482978)+([.K399])*(0.0643401308833624)+(0.0316411646540839)" office:value-type="float" office:value="0.0387722871335006" calcext:value-type="float">
            <text:p>0.0387722871</text:p>
          </table:table-cell>
          <table:table-cell table:formula="of:=([.M399]^2)*(2.99573212968935)+([.M399])*(-0.0394274132082148)+(-0.010306073088791)" office:value-type="float" office:value="0.0169825788454008" calcext:value-type="float">
            <text:p>0.0169825788</text:p>
          </table:table-cell>
          <table:table-cell table:formula="of:=([.L399]^2)*(-20.9992408223248)+([.L399])*(0.114146130561486)+(0.302895814088881)" office:value-type="float" office:value="0.302215051763365" calcext:value-type="float">
            <text:p>0.30221505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0]" office:value-type="float" office:value="-0.021853" calcext:value-type="float">
            <text:p>-0.021853</text:p>
          </table:table-cell>
          <table:table-cell table:formula="of:=[Datos_MoCap.B400]" office:value-type="float" office:value="0.067233" calcext:value-type="float">
            <text:p>0.067233</text:p>
          </table:table-cell>
          <table:table-cell table:formula="of:=[Datos_MoCap.C400]" office:value-type="float" office:value="0.213051" calcext:value-type="float">
            <text:p>0.213051</text:p>
          </table:table-cell>
          <table:table-cell table:formula="of:=[Datos_MoCap.D400]" office:value-type="float" office:value="0.011446" calcext:value-type="float">
            <text:p>0.011446</text:p>
          </table:table-cell>
          <table:table-cell table:formula="of:=[Datos_MoCap.F400]" office:value-type="float" office:value="0.00904" calcext:value-type="float">
            <text:p>0.00904</text:p>
          </table:table-cell>
          <table:table-cell table:formula="of:=[Datos_MoCap.E400]" office:value-type="float" office:value="-0.089067" calcext:value-type="float">
            <text:p>-0.089067</text:p>
          </table:table-cell>
          <table:table-cell/>
          <table:table-cell table:formula="of:=([.H400]^2)*(0.140024724909833)+([.H400])*(-0.00142725065277068)+(-0.0063459406986214)" office:value-type="float" office:value="-0.00624788167737648" calcext:value-type="float">
            <text:p>-0.0062478817</text:p>
          </table:table-cell>
          <table:table-cell table:formula="of:=([.J400]^2)*(-1.68303778049881)+([.J400])*(0.15665109790632)+(0.10475739737447)" office:value-type="float" office:value="0.0617377593146585" calcext:value-type="float">
            <text:p>0.0617377593</text:p>
          </table:table-cell>
          <table:table-cell table:formula="of:=([.I400]^2)*(-1.84809378419694)+([.I400])*(0.969715893777015)+(-0.0558124189204929)" office:value-type="float" office:value="0.00103059525326344" calcext:value-type="float">
            <text:p>0.0010305953</text:p>
          </table:table-cell>
          <table:table-cell table:formula="of:=[.H400]*-1" office:value-type="float" office:value="0.021853" calcext:value-type="float">
            <text:p>0.021853</text:p>
          </table:table-cell>
          <table:table-cell table:formula="of:=[.M400]*-1" office:value-type="float" office:value="0.089067" calcext:value-type="float">
            <text:p>0.089067</text:p>
          </table:table-cell>
          <table:table-cell table:formula="of:=([.K400]^2)*(48.7382423482978)+([.K400])*(0.0643401308833624)+(0.0316411646540839)" office:value-type="float" office:value="0.0387628435664553" calcext:value-type="float">
            <text:p>0.0387628436</text:p>
          </table:table-cell>
          <table:table-cell table:formula="of:=([.M400]^2)*(2.99573212968935)+([.M400])*(-0.0394274132082148)+(-0.010306073088791)" office:value-type="float" office:value="0.0169705430719146" calcext:value-type="float">
            <text:p>0.0169705431</text:p>
          </table:table-cell>
          <table:table-cell table:formula="of:=([.L400]^2)*(-20.9992408223248)+([.L400])*(0.114146130561486)+(0.302895814088881)" office:value-type="float" office:value="0.302211603550371" calcext:value-type="float">
            <text:p>0.30221160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1]" office:value-type="float" office:value="-0.021849" calcext:value-type="float">
            <text:p>-0.021849</text:p>
          </table:table-cell>
          <table:table-cell table:formula="of:=[Datos_MoCap.B401]" office:value-type="float" office:value="0.067241" calcext:value-type="float">
            <text:p>0.067241</text:p>
          </table:table-cell>
          <table:table-cell table:formula="of:=[Datos_MoCap.C401]" office:value-type="float" office:value="0.213056" calcext:value-type="float">
            <text:p>0.213056</text:p>
          </table:table-cell>
          <table:table-cell table:formula="of:=[Datos_MoCap.D401]" office:value-type="float" office:value="0.011507" calcext:value-type="float">
            <text:p>0.011507</text:p>
          </table:table-cell>
          <table:table-cell table:formula="of:=[Datos_MoCap.F401]" office:value-type="float" office:value="0.009052" calcext:value-type="float">
            <text:p>0.009052</text:p>
          </table:table-cell>
          <table:table-cell table:formula="of:=[Datos_MoCap.E401]" office:value-type="float" office:value="-0.089058" calcext:value-type="float">
            <text:p>-0.089058</text:p>
          </table:table-cell>
          <table:table-cell/>
          <table:table-cell table:formula="of:=([.H401]^2)*(0.140024724909833)+([.H401])*(-0.00142725065277068)+(-0.0063459406986214)" office:value-type="float" office:value="-0.0062479118638212" calcext:value-type="float">
            <text:p>-0.0062479119</text:p>
          </table:table-cell>
          <table:table-cell table:formula="of:=([.J401]^2)*(-1.68303778049881)+([.J401])*(0.15665109790632)+(0.10475739737447)" office:value-type="float" office:value="0.0617349567992503" calcext:value-type="float">
            <text:p>0.0617349568</text:p>
          </table:table-cell>
          <table:table-cell table:formula="of:=([.I401]^2)*(-1.84809378419694)+([.I401])*(0.969715893777015)+(-0.0558124189204929)" office:value-type="float" office:value="0.00103636481590536" calcext:value-type="float">
            <text:p>0.0010363648</text:p>
          </table:table-cell>
          <table:table-cell table:formula="of:=[.H401]*-1" office:value-type="float" office:value="0.021849" calcext:value-type="float">
            <text:p>0.021849</text:p>
          </table:table-cell>
          <table:table-cell table:formula="of:=[.M401]*-1" office:value-type="float" office:value="0.089058" calcext:value-type="float">
            <text:p>0.089058</text:p>
          </table:table-cell>
          <table:table-cell table:formula="of:=([.K401]^2)*(48.7382423482978)+([.K401])*(0.0643401308833624)+(0.0316411646540839)" office:value-type="float" office:value="0.0388350083359131" calcext:value-type="float">
            <text:p>0.0388350083</text:p>
          </table:table-cell>
          <table:table-cell table:formula="of:=([.M401]^2)*(2.99573212968935)+([.M401])*(-0.0394274132082148)+(-0.010306073088791)" office:value-type="float" office:value="0.0169653856921253" calcext:value-type="float">
            <text:p>0.0169653857</text:p>
          </table:table-cell>
          <table:table-cell table:formula="of:=([.L401]^2)*(-20.9992408223248)+([.L401])*(0.114146130561486)+(0.302895814088881)" office:value-type="float" office:value="0.302208414284758" calcext:value-type="float">
            <text:p>0.30220841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2]" office:value-type="float" office:value="-0.02185" calcext:value-type="float">
            <text:p>-0.02185</text:p>
          </table:table-cell>
          <table:table-cell table:formula="of:=[Datos_MoCap.B402]" office:value-type="float" office:value="0.067242" calcext:value-type="float">
            <text:p>0.067242</text:p>
          </table:table-cell>
          <table:table-cell table:formula="of:=[Datos_MoCap.C402]" office:value-type="float" office:value="0.213054" calcext:value-type="float">
            <text:p>0.213054</text:p>
          </table:table-cell>
          <table:table-cell table:formula="of:=[Datos_MoCap.D402]" office:value-type="float" office:value="0.011538" calcext:value-type="float">
            <text:p>0.011538</text:p>
          </table:table-cell>
          <table:table-cell table:formula="of:=[Datos_MoCap.F402]" office:value-type="float" office:value="0.009051" calcext:value-type="float">
            <text:p>0.009051</text:p>
          </table:table-cell>
          <table:table-cell table:formula="of:=[Datos_MoCap.E402]" office:value-type="float" office:value="-0.089061" calcext:value-type="float">
            <text:p>-0.089061</text:p>
          </table:table-cell>
          <table:table-cell/>
          <table:table-cell table:formula="of:=([.H402]^2)*(0.140024724909833)+([.H402])*(-0.00142725065277068)+(-0.0063459406986214)" office:value-type="float" office:value="-0.0062479043176301" calcext:value-type="float">
            <text:p>-0.0062479043</text:p>
          </table:table-cell>
          <table:table-cell table:formula="of:=([.J402]^2)*(-1.68303778049881)+([.J402])*(0.15665109790632)+(0.10475739737447)" office:value-type="float" office:value="0.0617360778155118" calcext:value-type="float">
            <text:p>0.0617360778</text:p>
          </table:table-cell>
          <table:table-cell table:formula="of:=([.I402]^2)*(-1.84809378419694)+([.I402])*(0.969715893777015)+(-0.0558124189204929)" office:value-type="float" office:value="0.00103708599460276" calcext:value-type="float">
            <text:p>0.001037086</text:p>
          </table:table-cell>
          <table:table-cell table:formula="of:=[.H402]*-1" office:value-type="float" office:value="0.02185" calcext:value-type="float">
            <text:p>0.02185</text:p>
          </table:table-cell>
          <table:table-cell table:formula="of:=[.M402]*-1" office:value-type="float" office:value="0.089061" calcext:value-type="float">
            <text:p>0.089061</text:p>
          </table:table-cell>
          <table:table-cell table:formula="of:=([.K402]^2)*(48.7382423482978)+([.K402])*(0.0643401308833624)+(0.0316411646540839)" office:value-type="float" office:value="0.0388718212366129" calcext:value-type="float">
            <text:p>0.0388718212</text:p>
          </table:table-cell>
          <table:table-cell table:formula="of:=([.M402]^2)*(2.99573212968935)+([.M402])*(-0.0394274132082148)+(-0.010306073088791)" office:value-type="float" office:value="0.0169671047647986" calcext:value-type="float">
            <text:p>0.0169671048</text:p>
          </table:table-cell>
          <table:table-cell table:formula="of:=([.L402]^2)*(-20.9992408223248)+([.L402])*(0.114146130561486)+(0.302895814088881)" office:value-type="float" office:value="0.302208680287884" calcext:value-type="float">
            <text:p>0.302208680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3]" office:value-type="float" office:value="-0.021857" calcext:value-type="float">
            <text:p>-0.021857</text:p>
          </table:table-cell>
          <table:table-cell table:formula="of:=[Datos_MoCap.B403]" office:value-type="float" office:value="0.067227" calcext:value-type="float">
            <text:p>0.067227</text:p>
          </table:table-cell>
          <table:table-cell table:formula="of:=[Datos_MoCap.C403]" office:value-type="float" office:value="0.213052" calcext:value-type="float">
            <text:p>0.213052</text:p>
          </table:table-cell>
          <table:table-cell table:formula="of:=[Datos_MoCap.D403]" office:value-type="float" office:value="0.011481" calcext:value-type="float">
            <text:p>0.011481</text:p>
          </table:table-cell>
          <table:table-cell table:formula="of:=[Datos_MoCap.F403]" office:value-type="float" office:value="0.009102" calcext:value-type="float">
            <text:p>0.009102</text:p>
          </table:table-cell>
          <table:table-cell table:formula="of:=[Datos_MoCap.E403]" office:value-type="float" office:value="-0.089041" calcext:value-type="float">
            <text:p>-0.089041</text:p>
          </table:table-cell>
          <table:table-cell/>
          <table:table-cell table:formula="of:=([.H403]^2)*(0.140024724909833)+([.H403])*(-0.00142725065277068)+(-0.0063459406986214)" office:value-type="float" office:value="-0.00624785148645096" calcext:value-type="float">
            <text:p>-0.0062478515</text:p>
          </table:table-cell>
          <table:table-cell table:formula="of:=([.J403]^2)*(-1.68303778049881)+([.J403])*(0.15665109790632)+(0.10475739737447)" office:value-type="float" office:value="0.061737198818309" calcext:value-type="float">
            <text:p>0.0617371988</text:p>
          </table:table-cell>
          <table:table-cell table:formula="of:=([.I403]^2)*(-1.84809378419694)+([.I403])*(0.969715893777015)+(-0.0558124189204929)" office:value-type="float" office:value="0.00102626792604212" calcext:value-type="float">
            <text:p>0.0010262679</text:p>
          </table:table-cell>
          <table:table-cell table:formula="of:=[.H403]*-1" office:value-type="float" office:value="0.021857" calcext:value-type="float">
            <text:p>0.021857</text:p>
          </table:table-cell>
          <table:table-cell table:formula="of:=[.M403]*-1" office:value-type="float" office:value="0.089041" calcext:value-type="float">
            <text:p>0.089041</text:p>
          </table:table-cell>
          <table:table-cell table:formula="of:=([.K403]^2)*(48.7382423482978)+([.K403])*(0.0643401308833624)+(0.0316411646540839)" office:value-type="float" office:value="0.0388042052299174" calcext:value-type="float">
            <text:p>0.0388042052</text:p>
          </table:table-cell>
          <table:table-cell table:formula="of:=([.M403]^2)*(2.99573212968935)+([.M403])*(-0.0394274132082148)+(-0.010306073088791)" office:value-type="float" office:value="0.0169556452988592" calcext:value-type="float">
            <text:p>0.0169556453</text:p>
          </table:table-cell>
          <table:table-cell table:formula="of:=([.L403]^2)*(-20.9992408223248)+([.L403])*(0.114146130561486)+(0.302895814088881)" office:value-type="float" office:value="0.302195060580392" calcext:value-type="float">
            <text:p>0.302195060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4]" office:value-type="float" office:value="-0.021865" calcext:value-type="float">
            <text:p>-0.021865</text:p>
          </table:table-cell>
          <table:table-cell table:formula="of:=[Datos_MoCap.B404]" office:value-type="float" office:value="0.06725" calcext:value-type="float">
            <text:p>0.06725</text:p>
          </table:table-cell>
          <table:table-cell table:formula="of:=[Datos_MoCap.C404]" office:value-type="float" office:value="0.213045" calcext:value-type="float">
            <text:p>0.213045</text:p>
          </table:table-cell>
          <table:table-cell table:formula="of:=[Datos_MoCap.D404]" office:value-type="float" office:value="0.011528" calcext:value-type="float">
            <text:p>0.011528</text:p>
          </table:table-cell>
          <table:table-cell table:formula="of:=[Datos_MoCap.F404]" office:value-type="float" office:value="0.009086" calcext:value-type="float">
            <text:p>0.009086</text:p>
          </table:table-cell>
          <table:table-cell table:formula="of:=[Datos_MoCap.E404]" office:value-type="float" office:value="-0.089049" calcext:value-type="float">
            <text:p>-0.089049</text:p>
          </table:table-cell>
          <table:table-cell/>
          <table:table-cell table:formula="of:=([.H404]^2)*(0.140024724909833)+([.H404])*(-0.00142725065277068)+(-0.0063459406986214)" office:value-type="float" office:value="-0.00624779109115756" calcext:value-type="float">
            <text:p>-0.0062477911</text:p>
          </table:table-cell>
          <table:table-cell table:formula="of:=([.J404]^2)*(-1.68303778049881)+([.J404])*(0.15665109790632)+(0.10475739737447)" office:value-type="float" office:value="0.0617411222220678" calcext:value-type="float">
            <text:p>0.0617411222</text:p>
          </table:table-cell>
          <table:table-cell table:formula="of:=([.I404]^2)*(-1.84809378419694)+([.I404])*(0.969715893777015)+(-0.0558124189204929)" office:value-type="float" office:value="0.00104285529111919" calcext:value-type="float">
            <text:p>0.0010428553</text:p>
          </table:table-cell>
          <table:table-cell table:formula="of:=[.H404]*-1" office:value-type="float" office:value="0.021865" calcext:value-type="float">
            <text:p>0.021865</text:p>
          </table:table-cell>
          <table:table-cell table:formula="of:=[.M404]*-1" office:value-type="float" office:value="0.089049" calcext:value-type="float">
            <text:p>0.089049</text:p>
          </table:table-cell>
          <table:table-cell table:formula="of:=([.K404]^2)*(48.7382423482978)+([.K404])*(0.0643401308833624)+(0.0316411646540839)" office:value-type="float" office:value="0.038859935872324" calcext:value-type="float">
            <text:p>0.0388599359</text:p>
          </table:table-cell>
          <table:table-cell table:formula="of:=([.M404]^2)*(2.99573212968935)+([.M404])*(-0.0394274132082148)+(-0.010306073088791)" office:value-type="float" office:value="0.0169602287976447" calcext:value-type="float">
            <text:p>0.0169602288</text:p>
          </table:table-cell>
          <table:table-cell table:formula="of:=([.L404]^2)*(-20.9992408223248)+([.L404])*(0.114146130561486)+(0.302895814088881)" office:value-type="float" office:value="0.302199345189376" calcext:value-type="float">
            <text:p>0.30219934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5]" office:value-type="float" office:value="-0.02187" calcext:value-type="float">
            <text:p>-0.02187</text:p>
          </table:table-cell>
          <table:table-cell table:formula="of:=[Datos_MoCap.B405]" office:value-type="float" office:value="0.067252" calcext:value-type="float">
            <text:p>0.067252</text:p>
          </table:table-cell>
          <table:table-cell table:formula="of:=[Datos_MoCap.C405]" office:value-type="float" office:value="0.213048" calcext:value-type="float">
            <text:p>0.213048</text:p>
          </table:table-cell>
          <table:table-cell table:formula="of:=[Datos_MoCap.D405]" office:value-type="float" office:value="0.011518" calcext:value-type="float">
            <text:p>0.011518</text:p>
          </table:table-cell>
          <table:table-cell table:formula="of:=[Datos_MoCap.F405]" office:value-type="float" office:value="0.009112" calcext:value-type="float">
            <text:p>0.009112</text:p>
          </table:table-cell>
          <table:table-cell table:formula="of:=[Datos_MoCap.E405]" office:value-type="float" office:value="-0.089076" calcext:value-type="float">
            <text:p>-0.089076</text:p>
          </table:table-cell>
          <table:table-cell/>
          <table:table-cell table:formula="of:=([.H405]^2)*(0.140024724909833)+([.H405])*(-0.00142725065277068)+(-0.0063459406986214)" office:value-type="float" office:value="-0.00624775333499758" calcext:value-type="float">
            <text:p>-0.0062477533</text:p>
          </table:table-cell>
          <table:table-cell table:formula="of:=([.J405]^2)*(-1.68303778049881)+([.J405])*(0.15665109790632)+(0.10475739737447)" office:value-type="float" office:value="0.0617394407835105" calcext:value-type="float">
            <text:p>0.0617394408</text:p>
          </table:table-cell>
          <table:table-cell table:formula="of:=([.I405]^2)*(-1.84809378419694)+([.I405])*(0.969715893777015)+(-0.0558124189204929)" office:value-type="float" office:value="0.00104429757828641" calcext:value-type="float">
            <text:p>0.0010442976</text:p>
          </table:table-cell>
          <table:table-cell table:formula="of:=[.H405]*-1" office:value-type="float" office:value="0.02187" calcext:value-type="float">
            <text:p>0.02187</text:p>
          </table:table-cell>
          <table:table-cell table:formula="of:=[.M405]*-1" office:value-type="float" office:value="0.089076" calcext:value-type="float">
            <text:p>0.089076</text:p>
          </table:table-cell>
          <table:table-cell table:formula="of:=([.K405]^2)*(48.7382423482978)+([.K405])*(0.0643401308833624)+(0.0316411646540839)" office:value-type="float" office:value="0.0388480602556836" calcext:value-type="float">
            <text:p>0.0388480603</text:p>
          </table:table-cell>
          <table:table-cell table:formula="of:=([.M405]^2)*(2.99573212968935)+([.M405])*(-0.0394274132082148)+(-0.010306073088791)" office:value-type="float" office:value="0.0169757009370125" calcext:value-type="float">
            <text:p>0.0169757009</text:p>
          </table:table-cell>
          <table:table-cell table:formula="of:=([.L405]^2)*(-20.9992408223248)+([.L405])*(0.114146130561486)+(0.302895814088881)" office:value-type="float" office:value="0.302192377239974" calcext:value-type="float">
            <text:p>0.302192377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6]" office:value-type="float" office:value="-0.021876" calcext:value-type="float">
            <text:p>-0.021876</text:p>
          </table:table-cell>
          <table:table-cell table:formula="of:=[Datos_MoCap.B406]" office:value-type="float" office:value="0.067245" calcext:value-type="float">
            <text:p>0.067245</text:p>
          </table:table-cell>
          <table:table-cell table:formula="of:=[Datos_MoCap.C406]" office:value-type="float" office:value="0.21305" calcext:value-type="float">
            <text:p>0.21305</text:p>
          </table:table-cell>
          <table:table-cell table:formula="of:=[Datos_MoCap.D406]" office:value-type="float" office:value="0.011588" calcext:value-type="float">
            <text:p>0.011588</text:p>
          </table:table-cell>
          <table:table-cell table:formula="of:=[Datos_MoCap.F406]" office:value-type="float" office:value="0.009162" calcext:value-type="float">
            <text:p>0.009162</text:p>
          </table:table-cell>
          <table:table-cell table:formula="of:=[Datos_MoCap.E406]" office:value-type="float" office:value="-0.089043" calcext:value-type="float">
            <text:p>-0.089043</text:p>
          </table:table-cell>
          <table:table-cell/>
          <table:table-cell table:formula="of:=([.H406]^2)*(0.140024724909833)+([.H406])*(-0.00142725065277068)+(-0.0063459406986214)" office:value-type="float" office:value="-0.00624770801836397" calcext:value-type="float">
            <text:p>-0.006247708</text:p>
          </table:table-cell>
          <table:table-cell table:formula="of:=([.J406]^2)*(-1.68303778049881)+([.J406])*(0.15665109790632)+(0.10475739737447)" office:value-type="float" office:value="0.0617383198076419" calcext:value-type="float">
            <text:p>0.0617383198</text:p>
          </table:table-cell>
          <table:table-cell table:formula="of:=([.I406]^2)*(-1.84809378419694)+([.I406])*(0.969715893777015)+(-0.0558124189204929)" office:value-type="float" office:value="0.00103924950851782" calcext:value-type="float">
            <text:p>0.0010392495</text:p>
          </table:table-cell>
          <table:table-cell table:formula="of:=[.H406]*-1" office:value-type="float" office:value="0.021876" calcext:value-type="float">
            <text:p>0.021876</text:p>
          </table:table-cell>
          <table:table-cell table:formula="of:=[.M406]*-1" office:value-type="float" office:value="0.089043" calcext:value-type="float">
            <text:p>0.089043</text:p>
          </table:table-cell>
          <table:table-cell table:formula="of:=([.K406]^2)*(48.7382423482978)+([.K406])*(0.0643401308833624)+(0.0316411646540839)" office:value-type="float" office:value="0.0389313942727844" calcext:value-type="float">
            <text:p>0.0389313943</text:p>
          </table:table-cell>
          <table:table-cell table:formula="of:=([.M406]^2)*(2.99573212968935)+([.M406])*(-0.0394274132082148)+(-0.010306073088791)" office:value-type="float" office:value="0.0169567911376068" calcext:value-type="float">
            <text:p>0.0169567911</text:p>
          </table:table-cell>
          <table:table-cell table:formula="of:=([.L406]^2)*(-20.9992408223248)+([.L406])*(0.114146130561486)+(0.302895814088881)" office:value-type="float" office:value="0.302178897540163" calcext:value-type="float">
            <text:p>0.302178897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7]" office:value-type="float" office:value="-0.02188" calcext:value-type="float">
            <text:p>-0.02188</text:p>
          </table:table-cell>
          <table:table-cell table:formula="of:=[Datos_MoCap.B407]" office:value-type="float" office:value="0.06724" calcext:value-type="float">
            <text:p>0.06724</text:p>
          </table:table-cell>
          <table:table-cell table:formula="of:=[Datos_MoCap.C407]" office:value-type="float" office:value="0.213058" calcext:value-type="float">
            <text:p>0.213058</text:p>
          </table:table-cell>
          <table:table-cell table:formula="of:=[Datos_MoCap.D407]" office:value-type="float" office:value="0.011567" calcext:value-type="float">
            <text:p>0.011567</text:p>
          </table:table-cell>
          <table:table-cell table:formula="of:=[Datos_MoCap.F407]" office:value-type="float" office:value="0.009192" calcext:value-type="float">
            <text:p>0.009192</text:p>
          </table:table-cell>
          <table:table-cell table:formula="of:=[Datos_MoCap.E407]" office:value-type="float" office:value="-0.089032" calcext:value-type="float">
            <text:p>-0.089032</text:p>
          </table:table-cell>
          <table:table-cell/>
          <table:table-cell table:formula="of:=([.H407]^2)*(0.140024724909833)+([.H407])*(-0.00142725065277068)+(-0.0063459406986214)" office:value-type="float" office:value="-0.0062476778016739" calcext:value-type="float">
            <text:p>-0.0062476778</text:p>
          </table:table-cell>
          <table:table-cell table:formula="of:=([.J407]^2)*(-1.68303778049881)+([.J407])*(0.15665109790632)+(0.10475739737447)" office:value-type="float" office:value="0.0617338357695246" calcext:value-type="float">
            <text:p>0.0617338358</text:p>
          </table:table-cell>
          <table:table-cell table:formula="of:=([.I407]^2)*(-1.84809378419694)+([.I407])*(0.969715893777015)+(-0.0558124189204929)" office:value-type="float" office:value="0.00103564363351179" calcext:value-type="float">
            <text:p>0.0010356436</text:p>
          </table:table-cell>
          <table:table-cell table:formula="of:=[.H407]*-1" office:value-type="float" office:value="0.02188" calcext:value-type="float">
            <text:p>0.02188</text:p>
          </table:table-cell>
          <table:table-cell table:formula="of:=[.M407]*-1" office:value-type="float" office:value="0.089032" calcext:value-type="float">
            <text:p>0.089032</text:p>
          </table:table-cell>
          <table:table-cell table:formula="of:=([.K407]^2)*(48.7382423482978)+([.K407])*(0.0643401308833624)+(0.0316411646540839)" office:value-type="float" office:value="0.0389063439160028" calcext:value-type="float">
            <text:p>0.0389063439</text:p>
          </table:table-cell>
          <table:table-cell table:formula="of:=([.M407]^2)*(2.99573212968935)+([.M407])*(-0.0394274132082148)+(-0.010306073088791)" office:value-type="float" office:value="0.0169504893210725" calcext:value-type="float">
            <text:p>0.0169504893</text:p>
          </table:table-cell>
          <table:table-cell table:formula="of:=([.L407]^2)*(-20.9992408223248)+([.L407])*(0.114146130561486)+(0.302895814088881)" office:value-type="float" office:value="0.302170759322098" calcext:value-type="float">
            <text:p>0.302170759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8]" office:value-type="float" office:value="-0.021893" calcext:value-type="float">
            <text:p>-0.021893</text:p>
          </table:table-cell>
          <table:table-cell table:formula="of:=[Datos_MoCap.B408]" office:value-type="float" office:value="0.067275" calcext:value-type="float">
            <text:p>0.067275</text:p>
          </table:table-cell>
          <table:table-cell table:formula="of:=[Datos_MoCap.C408]" office:value-type="float" office:value="0.213067" calcext:value-type="float">
            <text:p>0.213067</text:p>
          </table:table-cell>
          <table:table-cell table:formula="of:=[Datos_MoCap.D408]" office:value-type="float" office:value="0.011576" calcext:value-type="float">
            <text:p>0.011576</text:p>
          </table:table-cell>
          <table:table-cell table:formula="of:=[Datos_MoCap.F408]" office:value-type="float" office:value="0.009264" calcext:value-type="float">
            <text:p>0.009264</text:p>
          </table:table-cell>
          <table:table-cell table:formula="of:=[Datos_MoCap.E408]" office:value-type="float" office:value="-0.089076" calcext:value-type="float">
            <text:p>-0.089076</text:p>
          </table:table-cell>
          <table:table-cell/>
          <table:table-cell table:formula="of:=([.H408]^2)*(0.140024724909833)+([.H408])*(-0.00142725065277068)+(-0.0063459406986214)" office:value-type="float" office:value="-0.00624757956648573" calcext:value-type="float">
            <text:p>-0.0062475796</text:p>
          </table:table-cell>
          <table:table-cell table:formula="of:=([.J408]^2)*(-1.68303778049881)+([.J408])*(0.15665109790632)+(0.10475739737447)" office:value-type="float" office:value="0.0617287909691378" calcext:value-type="float">
            <text:p>0.061728791</text:p>
          </table:table-cell>
          <table:table-cell table:formula="of:=([.I408]^2)*(-1.84809378419694)+([.I408])*(0.969715893777015)+(-0.0558124189204929)" office:value-type="float" office:value="0.00106088281805564" calcext:value-type="float">
            <text:p>0.0010608828</text:p>
          </table:table-cell>
          <table:table-cell table:formula="of:=[.H408]*-1" office:value-type="float" office:value="0.021893" calcext:value-type="float">
            <text:p>0.021893</text:p>
          </table:table-cell>
          <table:table-cell table:formula="of:=[.M408]*-1" office:value-type="float" office:value="0.089076" calcext:value-type="float">
            <text:p>0.089076</text:p>
          </table:table-cell>
          <table:table-cell table:formula="of:=([.K408]^2)*(48.7382423482978)+([.K408])*(0.0643401308833624)+(0.0316411646540839)" office:value-type="float" office:value="0.0389170745194647" calcext:value-type="float">
            <text:p>0.0389170745</text:p>
          </table:table-cell>
          <table:table-cell table:formula="of:=([.M408]^2)*(2.99573212968935)+([.M408])*(-0.0394274132082148)+(-0.010306073088791)" office:value-type="float" office:value="0.0169757009370125" calcext:value-type="float">
            <text:p>0.0169757009</text:p>
          </table:table-cell>
          <table:table-cell table:formula="of:=([.L408]^2)*(-20.9992408223248)+([.L408])*(0.114146130561486)+(0.302895814088881)" office:value-type="float" office:value="0.302151073380318" calcext:value-type="float">
            <text:p>0.30215107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9]" office:value-type="float" office:value="-0.021903" calcext:value-type="float">
            <text:p>-0.021903</text:p>
          </table:table-cell>
          <table:table-cell table:formula="of:=[Datos_MoCap.B409]" office:value-type="float" office:value="0.067263" calcext:value-type="float">
            <text:p>0.067263</text:p>
          </table:table-cell>
          <table:table-cell table:formula="of:=[Datos_MoCap.C409]" office:value-type="float" office:value="0.213067" calcext:value-type="float">
            <text:p>0.213067</text:p>
          </table:table-cell>
          <table:table-cell table:formula="of:=[Datos_MoCap.D409]" office:value-type="float" office:value="0.01154" calcext:value-type="float">
            <text:p>0.01154</text:p>
          </table:table-cell>
          <table:table-cell table:formula="of:=[Datos_MoCap.F409]" office:value-type="float" office:value="0.009296" calcext:value-type="float">
            <text:p>0.009296</text:p>
          </table:table-cell>
          <table:table-cell table:formula="of:=[Datos_MoCap.E409]" office:value-type="float" office:value="-0.089067" calcext:value-type="float">
            <text:p>-0.089067</text:p>
          </table:table-cell>
          <table:table-cell/>
          <table:table-cell table:formula="of:=([.H409]^2)*(0.140024724909833)+([.H409])*(-0.00142725065277068)+(-0.0063459406986214)" office:value-type="float" office:value="-0.00624750396875068" calcext:value-type="float">
            <text:p>-0.006247504</text:p>
          </table:table-cell>
          <table:table-cell table:formula="of:=([.J409]^2)*(-1.68303778049881)+([.J409])*(0.15665109790632)+(0.10475739737447)" office:value-type="float" office:value="0.0617287909691378" calcext:value-type="float">
            <text:p>0.061728791</text:p>
          </table:table-cell>
          <table:table-cell table:formula="of:=([.I409]^2)*(-1.84809378419694)+([.I409])*(0.969715893777015)+(-0.0558124189204929)" office:value-type="float" office:value="0.00105222989342878" calcext:value-type="float">
            <text:p>0.0010522299</text:p>
          </table:table-cell>
          <table:table-cell table:formula="of:=[.H409]*-1" office:value-type="float" office:value="0.021903" calcext:value-type="float">
            <text:p>0.021903</text:p>
          </table:table-cell>
          <table:table-cell table:formula="of:=[.M409]*-1" office:value-type="float" office:value="0.089067" calcext:value-type="float">
            <text:p>0.089067</text:p>
          </table:table-cell>
          <table:table-cell table:formula="of:=([.K409]^2)*(48.7382423482978)+([.K409])*(0.0643401308833624)+(0.0316411646540839)" office:value-type="float" office:value="0.0388741994791885" calcext:value-type="float">
            <text:p>0.0388741995</text:p>
          </table:table-cell>
          <table:table-cell table:formula="of:=([.M409]^2)*(2.99573212968935)+([.M409])*(-0.0394274132082148)+(-0.010306073088791)" office:value-type="float" office:value="0.0169705430719146" calcext:value-type="float">
            <text:p>0.0169705431</text:p>
          </table:table-cell>
          <table:table-cell table:formula="of:=([.L409]^2)*(-20.9992408223248)+([.L409])*(0.114146130561486)+(0.302895814088881)" office:value-type="float" office:value="0.302142254187387" calcext:value-type="float">
            <text:p>0.302142254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0]" office:value-type="float" office:value="-0.021902" calcext:value-type="float">
            <text:p>-0.021902</text:p>
          </table:table-cell>
          <table:table-cell table:formula="of:=[Datos_MoCap.B410]" office:value-type="float" office:value="0.067257" calcext:value-type="float">
            <text:p>0.067257</text:p>
          </table:table-cell>
          <table:table-cell table:formula="of:=[Datos_MoCap.C410]" office:value-type="float" office:value="0.21307" calcext:value-type="float">
            <text:p>0.21307</text:p>
          </table:table-cell>
          <table:table-cell table:formula="of:=[Datos_MoCap.D410]" office:value-type="float" office:value="0.011592" calcext:value-type="float">
            <text:p>0.011592</text:p>
          </table:table-cell>
          <table:table-cell table:formula="of:=[Datos_MoCap.F410]" office:value-type="float" office:value="0.009342" calcext:value-type="float">
            <text:p>0.009342</text:p>
          </table:table-cell>
          <table:table-cell table:formula="of:=[Datos_MoCap.E410]" office:value-type="float" office:value="-0.08908" calcext:value-type="float">
            <text:p>-0.08908</text:p>
          </table:table-cell>
          <table:table-cell/>
          <table:table-cell table:formula="of:=([.H410]^2)*(0.140024724909833)+([.H410])*(-0.00142725065277068)+(-0.0063459406986214)" office:value-type="float" office:value="-0.00624751152978441" calcext:value-type="float">
            <text:p>-0.0062475115</text:p>
          </table:table-cell>
          <table:table-cell table:formula="of:=([.J410]^2)*(-1.68303778049881)+([.J410])*(0.15665109790632)+(0.10475739737447)" office:value-type="float" office:value="0.0617271093084195" calcext:value-type="float">
            <text:p>0.0617271093</text:p>
          </table:table-cell>
          <table:table-cell table:formula="of:=([.I410]^2)*(-1.84809378419694)+([.I410])*(0.969715893777015)+(-0.0558124189204929)" office:value-type="float" office:value="0.00104790323152121" calcext:value-type="float">
            <text:p>0.0010479032</text:p>
          </table:table-cell>
          <table:table-cell table:formula="of:=[.H410]*-1" office:value-type="float" office:value="0.021902" calcext:value-type="float">
            <text:p>0.021902</text:p>
          </table:table-cell>
          <table:table-cell table:formula="of:=[.M410]*-1" office:value-type="float" office:value="0.08908" calcext:value-type="float">
            <text:p>0.08908</text:p>
          </table:table-cell>
          <table:table-cell table:formula="of:=([.K410]^2)*(48.7382423482978)+([.K410])*(0.0643401308833624)+(0.0316411646540839)" office:value-type="float" office:value="0.0389361706431385" calcext:value-type="float">
            <text:p>0.0389361706</text:p>
          </table:table-cell>
          <table:table-cell table:formula="of:=([.M410]^2)*(2.99573212968935)+([.M410])*(-0.0394274132082148)+(-0.010306073088791)" office:value-type="float" office:value="0.0169779934772785" calcext:value-type="float">
            <text:p>0.0169779935</text:p>
          </table:table-cell>
          <table:table-cell table:formula="of:=([.L410]^2)*(-20.9992408223248)+([.L410])*(0.114146130561486)+(0.302895814088881)" office:value-type="float" office:value="0.302129501252272" calcext:value-type="float">
            <text:p>0.302129501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1]" office:value-type="float" office:value="-0.021907" calcext:value-type="float">
            <text:p>-0.021907</text:p>
          </table:table-cell>
          <table:table-cell table:formula="of:=[Datos_MoCap.B411]" office:value-type="float" office:value="0.067274" calcext:value-type="float">
            <text:p>0.067274</text:p>
          </table:table-cell>
          <table:table-cell table:formula="of:=[Datos_MoCap.C411]" office:value-type="float" office:value="0.213075" calcext:value-type="float">
            <text:p>0.213075</text:p>
          </table:table-cell>
          <table:table-cell table:formula="of:=[Datos_MoCap.D411]" office:value-type="float" office:value="0.011607" calcext:value-type="float">
            <text:p>0.011607</text:p>
          </table:table-cell>
          <table:table-cell table:formula="of:=[Datos_MoCap.F411]" office:value-type="float" office:value="0.009386" calcext:value-type="float">
            <text:p>0.009386</text:p>
          </table:table-cell>
          <table:table-cell table:formula="of:=[Datos_MoCap.E411]" office:value-type="float" office:value="-0.089075" calcext:value-type="float">
            <text:p>-0.089075</text:p>
          </table:table-cell>
          <table:table-cell/>
          <table:table-cell table:formula="of:=([.H411]^2)*(0.140024724909833)+([.H411])*(-0.00142725065277068)+(-0.0063459406986214)" office:value-type="float" office:value="-0.00624747372181528" calcext:value-type="float">
            <text:p>-0.0062474737</text:p>
          </table:table-cell>
          <table:table-cell table:formula="of:=([.J411]^2)*(-1.68303778049881)+([.J411])*(0.15665109790632)+(0.10475739737447)" office:value-type="float" office:value="0.0617243064732342" calcext:value-type="float">
            <text:p>0.0617243065</text:p>
          </table:table-cell>
          <table:table-cell table:formula="of:=([.I411]^2)*(-1.84809378419694)+([.I411])*(0.969715893777015)+(-0.0558124189204929)" office:value-type="float" office:value="0.00106016176133244" calcext:value-type="float">
            <text:p>0.0010601618</text:p>
          </table:table-cell>
          <table:table-cell table:formula="of:=[.H411]*-1" office:value-type="float" office:value="0.021907" calcext:value-type="float">
            <text:p>0.021907</text:p>
          </table:table-cell>
          <table:table-cell table:formula="of:=[.M411]*-1" office:value-type="float" office:value="0.089075" calcext:value-type="float">
            <text:p>0.089075</text:p>
          </table:table-cell>
          <table:table-cell table:formula="of:=([.K411]^2)*(48.7382423482978)+([.K411])*(0.0643401308833624)+(0.0316411646540839)" office:value-type="float" office:value="0.0389540959223653" calcext:value-type="float">
            <text:p>0.0389540959</text:p>
          </table:table-cell>
          <table:table-cell table:formula="of:=([.M411]^2)*(2.99573212968935)+([.M411])*(-0.0394274132082148)+(-0.010306073088791)" office:value-type="float" office:value="0.0169751278169247" calcext:value-type="float">
            <text:p>0.0169751278</text:p>
          </table:table-cell>
          <table:table-cell table:formula="of:=([.L411]^2)*(-20.9992408223248)+([.L411])*(0.114146130561486)+(0.302895814088881)" office:value-type="float" office:value="0.302117219635604" calcext:value-type="float">
            <text:p>0.30211721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2]" office:value-type="float" office:value="-0.021915" calcext:value-type="float">
            <text:p>-0.021915</text:p>
          </table:table-cell>
          <table:table-cell table:formula="of:=[Datos_MoCap.B412]" office:value-type="float" office:value="0.067272" calcext:value-type="float">
            <text:p>0.067272</text:p>
          </table:table-cell>
          <table:table-cell table:formula="of:=[Datos_MoCap.C412]" office:value-type="float" office:value="0.213065" calcext:value-type="float">
            <text:p>0.213065</text:p>
          </table:table-cell>
          <table:table-cell table:formula="of:=[Datos_MoCap.D412]" office:value-type="float" office:value="0.01154" calcext:value-type="float">
            <text:p>0.01154</text:p>
          </table:table-cell>
          <table:table-cell table:formula="of:=[Datos_MoCap.F412]" office:value-type="float" office:value="0.009471" calcext:value-type="float">
            <text:p>0.009471</text:p>
          </table:table-cell>
          <table:table-cell table:formula="of:=[Datos_MoCap.E412]" office:value-type="float" office:value="-0.089061" calcext:value-type="float">
            <text:p>-0.089061</text:p>
          </table:table-cell>
          <table:table-cell/>
          <table:table-cell table:formula="of:=([.H412]^2)*(0.140024724909833)+([.H412])*(-0.00142725065277068)+(-0.0063459406986214)" office:value-type="float" office:value="-0.0062474132145021" calcext:value-type="float">
            <text:p>-0.0062474132</text:p>
          </table:table-cell>
          <table:table-cell table:formula="of:=([.J412]^2)*(-1.68303778049881)+([.J412])*(0.15665109790632)+(0.10475739737447)" office:value-type="float" office:value="0.0617299120594529" calcext:value-type="float">
            <text:p>0.0617299121</text:p>
          </table:table-cell>
          <table:table-cell table:formula="of:=([.I412]^2)*(-1.84809378419694)+([.I412])*(0.969715893777015)+(-0.0558124189204929)" office:value-type="float" office:value="0.00105871963679745" calcext:value-type="float">
            <text:p>0.0010587196</text:p>
          </table:table-cell>
          <table:table-cell table:formula="of:=[.H412]*-1" office:value-type="float" office:value="0.021915" calcext:value-type="float">
            <text:p>0.021915</text:p>
          </table:table-cell>
          <table:table-cell table:formula="of:=[.M412]*-1" office:value-type="float" office:value="0.089061" calcext:value-type="float">
            <text:p>0.089061</text:p>
          </table:table-cell>
          <table:table-cell table:formula="of:=([.K412]^2)*(48.7382423482978)+([.K412])*(0.0643401308833624)+(0.0316411646540839)" office:value-type="float" office:value="0.0388741994791885" calcext:value-type="float">
            <text:p>0.0388741995</text:p>
          </table:table-cell>
          <table:table-cell table:formula="of:=([.M412]^2)*(2.99573212968935)+([.M412])*(-0.0394274132082148)+(-0.010306073088791)" office:value-type="float" office:value="0.0169671047647986" calcext:value-type="float">
            <text:p>0.0169671048</text:p>
          </table:table-cell>
          <table:table-cell table:formula="of:=([.L412]^2)*(-20.9992408223248)+([.L412])*(0.114146130561486)+(0.302895814088881)" office:value-type="float" office:value="0.302093263528546" calcext:value-type="float">
            <text:p>0.30209326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3]" office:value-type="float" office:value="-0.021928" calcext:value-type="float">
            <text:p>-0.021928</text:p>
          </table:table-cell>
          <table:table-cell table:formula="of:=[Datos_MoCap.B413]" office:value-type="float" office:value="0.067269" calcext:value-type="float">
            <text:p>0.067269</text:p>
          </table:table-cell>
          <table:table-cell table:formula="of:=[Datos_MoCap.C413]" office:value-type="float" office:value="0.213072" calcext:value-type="float">
            <text:p>0.213072</text:p>
          </table:table-cell>
          <table:table-cell table:formula="of:=[Datos_MoCap.D413]" office:value-type="float" office:value="0.01157" calcext:value-type="float">
            <text:p>0.01157</text:p>
          </table:table-cell>
          <table:table-cell table:formula="of:=[Datos_MoCap.F413]" office:value-type="float" office:value="0.009538" calcext:value-type="float">
            <text:p>0.009538</text:p>
          </table:table-cell>
          <table:table-cell table:formula="of:=[Datos_MoCap.E413]" office:value-type="float" office:value="-0.08905" calcext:value-type="float">
            <text:p>-0.08905</text:p>
          </table:table-cell>
          <table:table-cell/>
          <table:table-cell table:formula="of:=([.H413]^2)*(0.140024724909833)+([.H413])*(-0.00142725065277068)+(-0.0063459406986214)" office:value-type="float" office:value="-0.00624731485189143" calcext:value-type="float">
            <text:p>-0.0062473149</text:p>
          </table:table-cell>
          <table:table-cell table:formula="of:=([.J413]^2)*(-1.68303778049881)+([.J413])*(0.15665109790632)+(0.10475739737447)" office:value-type="float" office:value="0.0617259881844436" calcext:value-type="float">
            <text:p>0.0617259882</text:p>
          </table:table-cell>
          <table:table-cell table:formula="of:=([.I413]^2)*(-1.84809378419694)+([.I413])*(0.969715893777015)+(-0.0558124189204929)" office:value-type="float" office:value="0.00105655642227358" calcext:value-type="float">
            <text:p>0.0010565564</text:p>
          </table:table-cell>
          <table:table-cell table:formula="of:=[.H413]*-1" office:value-type="float" office:value="0.021928" calcext:value-type="float">
            <text:p>0.021928</text:p>
          </table:table-cell>
          <table:table-cell table:formula="of:=[.M413]*-1" office:value-type="float" office:value="0.08905" calcext:value-type="float">
            <text:p>0.08905</text:p>
          </table:table-cell>
          <table:table-cell table:formula="of:=([.K413]^2)*(48.7382423482978)+([.K413])*(0.0643401308833624)+(0.0316411646540839)" office:value-type="float" office:value="0.038909919906535" calcext:value-type="float">
            <text:p>0.0389099199</text:p>
          </table:table-cell>
          <table:table-cell table:formula="of:=([.M413]^2)*(2.99573212968935)+([.M413])*(-0.0394274132082148)+(-0.010306073088791)" office:value-type="float" office:value="0.0169608017619544" calcext:value-type="float">
            <text:p>0.0169608018</text:p>
          </table:table-cell>
          <table:table-cell table:formula="of:=([.L413]^2)*(-20.9992408223248)+([.L413])*(0.114146130561486)+(0.302895814088881)" office:value-type="float" office:value="0.302074166623184" calcext:value-type="float">
            <text:p>0.302074166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4]" office:value-type="float" office:value="-0.021931" calcext:value-type="float">
            <text:p>-0.021931</text:p>
          </table:table-cell>
          <table:table-cell table:formula="of:=[Datos_MoCap.B414]" office:value-type="float" office:value="0.06728" calcext:value-type="float">
            <text:p>0.06728</text:p>
          </table:table-cell>
          <table:table-cell table:formula="of:=[Datos_MoCap.C414]" office:value-type="float" office:value="0.213075" calcext:value-type="float">
            <text:p>0.213075</text:p>
          </table:table-cell>
          <table:table-cell table:formula="of:=[Datos_MoCap.D414]" office:value-type="float" office:value="0.01158" calcext:value-type="float">
            <text:p>0.01158</text:p>
          </table:table-cell>
          <table:table-cell table:formula="of:=[Datos_MoCap.F414]" office:value-type="float" office:value="0.009632" calcext:value-type="float">
            <text:p>0.009632</text:p>
          </table:table-cell>
          <table:table-cell table:formula="of:=[Datos_MoCap.E414]" office:value-type="float" office:value="-0.089019" calcext:value-type="float">
            <text:p>-0.089019</text:p>
          </table:table-cell>
          <table:table-cell/>
          <table:table-cell table:formula="of:=([.H414]^2)*(0.140024724909833)+([.H414])*(-0.00142725065277068)+(-0.0063459406986214)" office:value-type="float" office:value="-0.00624729214610624" calcext:value-type="float">
            <text:p>-0.0062472921</text:p>
          </table:table-cell>
          <table:table-cell table:formula="of:=([.J414]^2)*(-1.68303778049881)+([.J414])*(0.15665109790632)+(0.10475739737447)" office:value-type="float" office:value="0.0617243064732342" calcext:value-type="float">
            <text:p>0.0617243065</text:p>
          </table:table-cell>
          <table:table-cell table:formula="of:=([.I414]^2)*(-1.84809378419694)+([.I414])*(0.969715893777015)+(-0.0558124189204929)" office:value-type="float" office:value="0.00106448804622887" calcext:value-type="float">
            <text:p>0.001064488</text:p>
          </table:table-cell>
          <table:table-cell table:formula="of:=[.H414]*-1" office:value-type="float" office:value="0.021931" calcext:value-type="float">
            <text:p>0.021931</text:p>
          </table:table-cell>
          <table:table-cell table:formula="of:=[.M414]*-1" office:value-type="float" office:value="0.089019" calcext:value-type="float">
            <text:p>0.089019</text:p>
          </table:table-cell>
          <table:table-cell table:formula="of:=([.K414]^2)*(48.7382423482978)+([.K414])*(0.0643401308833624)+(0.0316411646540839)" office:value-type="float" office:value="0.0389218462109475" calcext:value-type="float">
            <text:p>0.0389218462</text:p>
          </table:table-cell>
          <table:table-cell table:formula="of:=([.M414]^2)*(2.99573212968935)+([.M414])*(-0.0394274132082148)+(-0.010306073088791)" office:value-type="float" office:value="0.0169430426543823" calcext:value-type="float">
            <text:p>0.0169430427</text:p>
          </table:table-cell>
          <table:table-cell table:formula="of:=([.L414]^2)*(-20.9992408223248)+([.L414])*(0.114146130561486)+(0.302895814088881)" office:value-type="float" office:value="0.30204705614748" calcext:value-type="float">
            <text:p>0.302047056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5]" office:value-type="float" office:value="-0.02195" calcext:value-type="float">
            <text:p>-0.02195</text:p>
          </table:table-cell>
          <table:table-cell table:formula="of:=[Datos_MoCap.B415]" office:value-type="float" office:value="0.067287" calcext:value-type="float">
            <text:p>0.067287</text:p>
          </table:table-cell>
          <table:table-cell table:formula="of:=[Datos_MoCap.C415]" office:value-type="float" office:value="0.213072" calcext:value-type="float">
            <text:p>0.213072</text:p>
          </table:table-cell>
          <table:table-cell table:formula="of:=[Datos_MoCap.D415]" office:value-type="float" office:value="0.011607" calcext:value-type="float">
            <text:p>0.011607</text:p>
          </table:table-cell>
          <table:table-cell table:formula="of:=[Datos_MoCap.F415]" office:value-type="float" office:value="0.00969" calcext:value-type="float">
            <text:p>0.00969</text:p>
          </table:table-cell>
          <table:table-cell table:formula="of:=[Datos_MoCap.E415]" office:value-type="float" office:value="-0.089038" calcext:value-type="float">
            <text:p>-0.089038</text:p>
          </table:table-cell>
          <table:table-cell/>
          <table:table-cell table:formula="of:=([.H415]^2)*(0.140024724909833)+([.H415])*(-0.00142725065277068)+(-0.0063459406986214)" office:value-type="float" office:value="-0.00624714828426971" calcext:value-type="float">
            <text:p>-0.0062471483</text:p>
          </table:table-cell>
          <table:table-cell table:formula="of:=([.J415]^2)*(-1.68303778049881)+([.J415])*(0.15665109790632)+(0.10475739737447)" office:value-type="float" office:value="0.0617259881844436" calcext:value-type="float">
            <text:p>0.0617259882</text:p>
          </table:table-cell>
          <table:table-cell table:formula="of:=([.I415]^2)*(-1.84809378419694)+([.I415])*(0.969715893777015)+(-0.0558124189204929)" office:value-type="float" office:value="0.0010695352104315" calcext:value-type="float">
            <text:p>0.0010695352</text:p>
          </table:table-cell>
          <table:table-cell table:formula="of:=[.H415]*-1" office:value-type="float" office:value="0.02195" calcext:value-type="float">
            <text:p>0.02195</text:p>
          </table:table-cell>
          <table:table-cell table:formula="of:=[.M415]*-1" office:value-type="float" office:value="0.089038" calcext:value-type="float">
            <text:p>0.089038</text:p>
          </table:table-cell>
          <table:table-cell table:formula="of:=([.K415]^2)*(48.7382423482978)+([.K415])*(0.0643401308833624)+(0.0316411646540839)" office:value-type="float" office:value="0.0389540959223653" calcext:value-type="float">
            <text:p>0.0389540959</text:p>
          </table:table-cell>
          <table:table-cell table:formula="of:=([.M415]^2)*(2.99573212968935)+([.M415])*(-0.0394274132082148)+(-0.010306073088791)" office:value-type="float" office:value="0.0169539265856738" calcext:value-type="float">
            <text:p>0.0169539266</text:p>
          </table:table-cell>
          <table:table-cell table:formula="of:=([.L415]^2)*(-20.9992408223248)+([.L415])*(0.114146130561486)+(0.302895814088881)" office:value-type="float" office:value="0.302030143277845" calcext:value-type="float">
            <text:p>0.302030143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6]" office:value-type="float" office:value="-0.021955" calcext:value-type="float">
            <text:p>-0.021955</text:p>
          </table:table-cell>
          <table:table-cell table:formula="of:=[Datos_MoCap.B416]" office:value-type="float" office:value="0.067289" calcext:value-type="float">
            <text:p>0.067289</text:p>
          </table:table-cell>
          <table:table-cell table:formula="of:=[Datos_MoCap.C416]" office:value-type="float" office:value="0.213067" calcext:value-type="float">
            <text:p>0.213067</text:p>
          </table:table-cell>
          <table:table-cell table:formula="of:=[Datos_MoCap.D416]" office:value-type="float" office:value="0.011562" calcext:value-type="float">
            <text:p>0.011562</text:p>
          </table:table-cell>
          <table:table-cell table:formula="of:=[Datos_MoCap.F416]" office:value-type="float" office:value="0.009723" calcext:value-type="float">
            <text:p>0.009723</text:p>
          </table:table-cell>
          <table:table-cell table:formula="of:=[Datos_MoCap.E416]" office:value-type="float" office:value="-0.089012" calcext:value-type="float">
            <text:p>-0.089012</text:p>
          </table:table-cell>
          <table:table-cell/>
          <table:table-cell table:formula="of:=([.H416]^2)*(0.140024724909833)+([.H416])*(-0.00142725065277068)+(-0.0063459406986214)" office:value-type="float" office:value="-0.00624711040908871" calcext:value-type="float">
            <text:p>-0.0062471104</text:p>
          </table:table-cell>
          <table:table-cell table:formula="of:=([.J416]^2)*(-1.68303778049881)+([.J416])*(0.15665109790632)+(0.10475739737447)" office:value-type="float" office:value="0.0617287909691378" calcext:value-type="float">
            <text:p>0.061728791</text:p>
          </table:table-cell>
          <table:table-cell table:formula="of:=([.I416]^2)*(-1.84809378419694)+([.I416])*(0.969715893777015)+(-0.0558124189204929)" office:value-type="float" office:value="0.00107097722408084" calcext:value-type="float">
            <text:p>0.0010709772</text:p>
          </table:table-cell>
          <table:table-cell table:formula="of:=[.H416]*-1" office:value-type="float" office:value="0.021955" calcext:value-type="float">
            <text:p>0.021955</text:p>
          </table:table-cell>
          <table:table-cell table:formula="of:=[.M416]*-1" office:value-type="float" office:value="0.089012" calcext:value-type="float">
            <text:p>0.089012</text:p>
          </table:table-cell>
          <table:table-cell table:formula="of:=([.K416]^2)*(48.7382423482978)+([.K416])*(0.0643401308833624)+(0.0316411646540839)" office:value-type="float" office:value="0.038900385881312" calcext:value-type="float">
            <text:p>0.0389003859</text:p>
          </table:table-cell>
          <table:table-cell table:formula="of:=([.M416]^2)*(2.99573212968935)+([.M416])*(-0.0394274132082148)+(-0.010306073088791)" office:value-type="float" office:value="0.0169390333301824" calcext:value-type="float">
            <text:p>0.0169390333</text:p>
          </table:table-cell>
          <table:table-cell table:formula="of:=([.L416]^2)*(-20.9992408223248)+([.L416])*(0.114146130561486)+(0.302895814088881)" office:value-type="float" office:value="0.302020457377504" calcext:value-type="float">
            <text:p>0.302020457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7]" office:value-type="float" office:value="-0.021956" calcext:value-type="float">
            <text:p>-0.021956</text:p>
          </table:table-cell>
          <table:table-cell table:formula="of:=[Datos_MoCap.B417]" office:value-type="float" office:value="0.067298" calcext:value-type="float">
            <text:p>0.067298</text:p>
          </table:table-cell>
          <table:table-cell table:formula="of:=[Datos_MoCap.C417]" office:value-type="float" office:value="0.213079" calcext:value-type="float">
            <text:p>0.213079</text:p>
          </table:table-cell>
          <table:table-cell table:formula="of:=[Datos_MoCap.D417]" office:value-type="float" office:value="0.011587" calcext:value-type="float">
            <text:p>0.011587</text:p>
          </table:table-cell>
          <table:table-cell table:formula="of:=[Datos_MoCap.F417]" office:value-type="float" office:value="0.009762" calcext:value-type="float">
            <text:p>0.009762</text:p>
          </table:table-cell>
          <table:table-cell table:formula="of:=[Datos_MoCap.E417]" office:value-type="float" office:value="-0.089019" calcext:value-type="float">
            <text:p>-0.089019</text:p>
          </table:table-cell>
          <table:table-cell/>
          <table:table-cell table:formula="of:=([.H417]^2)*(0.140024724909833)+([.H417])*(-0.00142725065277068)+(-0.0063459406986214)" office:value-type="float" office:value="-0.00624710283321237" calcext:value-type="float">
            <text:p>-0.0062471028</text:p>
          </table:table-cell>
          <table:table-cell table:formula="of:=([.J417]^2)*(-1.68303778049881)+([.J417])*(0.15665109790632)+(0.10475739737447)" office:value-type="float" office:value="0.0617220641444966" calcext:value-type="float">
            <text:p>0.0617220641</text:p>
          </table:table-cell>
          <table:table-cell table:formula="of:=([.I417]^2)*(-1.84809378419694)+([.I417])*(0.969715893777015)+(-0.0558124189204929)" office:value-type="float" office:value="0.00107746610254163" calcext:value-type="float">
            <text:p>0.0010774661</text:p>
          </table:table-cell>
          <table:table-cell table:formula="of:=[.H417]*-1" office:value-type="float" office:value="0.021956" calcext:value-type="float">
            <text:p>0.021956</text:p>
          </table:table-cell>
          <table:table-cell table:formula="of:=[.M417]*-1" office:value-type="float" office:value="0.089019" calcext:value-type="float">
            <text:p>0.089019</text:p>
          </table:table-cell>
          <table:table-cell table:formula="of:=([.K417]^2)*(48.7382423482978)+([.K417])*(0.0643401308833624)+(0.0316411646540839)" office:value-type="float" office:value="0.0389302004238871" calcext:value-type="float">
            <text:p>0.0389302004</text:p>
          </table:table-cell>
          <table:table-cell table:formula="of:=([.M417]^2)*(2.99573212968935)+([.M417])*(-0.0394274132082148)+(-0.010306073088791)" office:value-type="float" office:value="0.0169430426543823" calcext:value-type="float">
            <text:p>0.0169430427</text:p>
          </table:table-cell>
          <table:table-cell table:formula="of:=([.L417]^2)*(-20.9992408223248)+([.L417])*(0.114146130561486)+(0.302895814088881)" office:value-type="float" office:value="0.302008951438507" calcext:value-type="float">
            <text:p>0.30200895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8]" office:value-type="float" office:value="-0.02196" calcext:value-type="float">
            <text:p>-0.02196</text:p>
          </table:table-cell>
          <table:table-cell table:formula="of:=[Datos_MoCap.B418]" office:value-type="float" office:value="0.067296" calcext:value-type="float">
            <text:p>0.067296</text:p>
          </table:table-cell>
          <table:table-cell table:formula="of:=[Datos_MoCap.C418]" office:value-type="float" office:value="0.213078" calcext:value-type="float">
            <text:p>0.213078</text:p>
          </table:table-cell>
          <table:table-cell table:formula="of:=[Datos_MoCap.D418]" office:value-type="float" office:value="0.011608" calcext:value-type="float">
            <text:p>0.011608</text:p>
          </table:table-cell>
          <table:table-cell table:formula="of:=[Datos_MoCap.F418]" office:value-type="float" office:value="0.009828" calcext:value-type="float">
            <text:p>0.009828</text:p>
          </table:table-cell>
          <table:table-cell table:formula="of:=[Datos_MoCap.E418]" office:value-type="float" office:value="-0.088999" calcext:value-type="float">
            <text:p>-0.088999</text:p>
          </table:table-cell>
          <table:table-cell/>
          <table:table-cell table:formula="of:=([.H418]^2)*(0.140024724909833)+([.H418])*(-0.00142725065277068)+(-0.0063459406986214)" office:value-type="float" office:value="-0.00624707252690648" calcext:value-type="float">
            <text:p>-0.0062470725</text:p>
          </table:table-cell>
          <table:table-cell table:formula="of:=([.J418]^2)*(-1.68303778049881)+([.J418])*(0.15665109790632)+(0.10475739737447)" office:value-type="float" office:value="0.0617226247317301" calcext:value-type="float">
            <text:p>0.0617226247</text:p>
          </table:table-cell>
          <table:table-cell table:formula="of:=([.I418]^2)*(-1.84809378419694)+([.I418])*(0.969715893777015)+(-0.0558124189204929)" office:value-type="float" office:value="0.00107602415542365" calcext:value-type="float">
            <text:p>0.0010760242</text:p>
          </table:table-cell>
          <table:table-cell table:formula="of:=[.H418]*-1" office:value-type="float" office:value="0.02196" calcext:value-type="float">
            <text:p>0.02196</text:p>
          </table:table-cell>
          <table:table-cell table:formula="of:=[.M418]*-1" office:value-type="float" office:value="0.088999" calcext:value-type="float">
            <text:p>0.088999</text:p>
          </table:table-cell>
          <table:table-cell table:formula="of:=([.K418]^2)*(48.7382423482978)+([.K418])*(0.0643401308833624)+(0.0316411646540839)" office:value-type="float" office:value="0.0389552917207923" calcext:value-type="float">
            <text:p>0.0389552917</text:p>
          </table:table-cell>
          <table:table-cell table:formula="of:=([.M418]^2)*(2.99573212968935)+([.M418])*(-0.0394274132082148)+(-0.010306073088791)" office:value-type="float" office:value="0.0169315882212729" calcext:value-type="float">
            <text:p>0.0169315882</text:p>
          </table:table-cell>
          <table:table-cell table:formula="of:=([.L418]^2)*(-20.9992408223248)+([.L418])*(0.114146130561486)+(0.302895814088881)" office:value-type="float" office:value="0.301989334324695" calcext:value-type="float">
            <text:p>0.30198933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9]" office:value-type="float" office:value="-0.02197" calcext:value-type="float">
            <text:p>-0.02197</text:p>
          </table:table-cell>
          <table:table-cell table:formula="of:=[Datos_MoCap.B419]" office:value-type="float" office:value="0.06729" calcext:value-type="float">
            <text:p>0.06729</text:p>
          </table:table-cell>
          <table:table-cell table:formula="of:=[Datos_MoCap.C419]" office:value-type="float" office:value="0.213072" calcext:value-type="float">
            <text:p>0.213072</text:p>
          </table:table-cell>
          <table:table-cell table:formula="of:=[Datos_MoCap.D419]" office:value-type="float" office:value="0.01157" calcext:value-type="float">
            <text:p>0.01157</text:p>
          </table:table-cell>
          <table:table-cell table:formula="of:=[Datos_MoCap.F419]" office:value-type="float" office:value="0.009822" calcext:value-type="float">
            <text:p>0.009822</text:p>
          </table:table-cell>
          <table:table-cell table:formula="of:=[Datos_MoCap.E419]" office:value-type="float" office:value="-0.089016" calcext:value-type="float">
            <text:p>-0.089016</text:p>
          </table:table-cell>
          <table:table-cell/>
          <table:table-cell table:formula="of:=([.H419]^2)*(0.140024724909833)+([.H419])*(-0.00142725065277068)+(-0.0063459406986214)" office:value-type="float" office:value="-0.0062469967415383" calcext:value-type="float">
            <text:p>-0.0062469967</text:p>
          </table:table-cell>
          <table:table-cell table:formula="of:=([.J419]^2)*(-1.68303778049881)+([.J419])*(0.15665109790632)+(0.10475739737447)" office:value-type="float" office:value="0.0617259881844436" calcext:value-type="float">
            <text:p>0.0617259882</text:p>
          </table:table-cell>
          <table:table-cell table:formula="of:=([.I419]^2)*(-1.84809378419694)+([.I419])*(0.969715893777015)+(-0.0558124189204929)" office:value-type="float" office:value="0.00107169822536123" calcext:value-type="float">
            <text:p>0.0010716982</text:p>
          </table:table-cell>
          <table:table-cell table:formula="of:=[.H419]*-1" office:value-type="float" office:value="0.02197" calcext:value-type="float">
            <text:p>0.02197</text:p>
          </table:table-cell>
          <table:table-cell table:formula="of:=[.M419]*-1" office:value-type="float" office:value="0.089016" calcext:value-type="float">
            <text:p>0.089016</text:p>
          </table:table-cell>
          <table:table-cell table:formula="of:=([.K419]^2)*(48.7382423482978)+([.K419])*(0.0643401308833624)+(0.0316411646540839)" office:value-type="float" office:value="0.038909919906535" calcext:value-type="float">
            <text:p>0.0389099199</text:p>
          </table:table-cell>
          <table:table-cell table:formula="of:=([.M419]^2)*(2.99573212968935)+([.M419])*(-0.0394274132082148)+(-0.010306073088791)" office:value-type="float" office:value="0.0169413243366336" calcext:value-type="float">
            <text:p>0.0169413243</text:p>
          </table:table-cell>
          <table:table-cell table:formula="of:=([.L419]^2)*(-20.9992408223248)+([.L419])*(0.114146130561486)+(0.302895814088881)" office:value-type="float" office:value="0.301991125258405" calcext:value-type="float">
            <text:p>0.301991125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0]" office:value-type="float" office:value="-0.021971" calcext:value-type="float">
            <text:p>-0.021971</text:p>
          </table:table-cell>
          <table:table-cell table:formula="of:=[Datos_MoCap.B420]" office:value-type="float" office:value="0.067295" calcext:value-type="float">
            <text:p>0.067295</text:p>
          </table:table-cell>
          <table:table-cell table:formula="of:=[Datos_MoCap.C420]" office:value-type="float" office:value="0.213073" calcext:value-type="float">
            <text:p>0.213073</text:p>
          </table:table-cell>
          <table:table-cell table:formula="of:=[Datos_MoCap.D420]" office:value-type="float" office:value="0.01155" calcext:value-type="float">
            <text:p>0.01155</text:p>
          </table:table-cell>
          <table:table-cell table:formula="of:=[Datos_MoCap.F420]" office:value-type="float" office:value="0.009894" calcext:value-type="float">
            <text:p>0.009894</text:p>
          </table:table-cell>
          <table:table-cell table:formula="of:=[Datos_MoCap.E420]" office:value-type="float" office:value="-0.089003" calcext:value-type="float">
            <text:p>-0.089003</text:p>
          </table:table-cell>
          <table:table-cell/>
          <table:table-cell table:formula="of:=([.H420]^2)*(0.140024724909833)+([.H420])*(-0.00142725065277068)+(-0.0063459406986214)" office:value-type="float" office:value="-0.00624698916146121" calcext:value-type="float">
            <text:p>-0.0062469892</text:p>
          </table:table-cell>
          <table:table-cell table:formula="of:=([.J420]^2)*(-1.68303778049881)+([.J420])*(0.15665109790632)+(0.10475739737447)" office:value-type="float" office:value="0.0617254276174065" calcext:value-type="float">
            <text:p>0.0617254276</text:p>
          </table:table-cell>
          <table:table-cell table:formula="of:=([.I420]^2)*(-1.84809378419694)+([.I420])*(0.969715893777015)+(-0.0558124189204929)" office:value-type="float" office:value="0.00107530317632038" calcext:value-type="float">
            <text:p>0.0010753032</text:p>
          </table:table-cell>
          <table:table-cell table:formula="of:=[.H420]*-1" office:value-type="float" office:value="0.021971" calcext:value-type="float">
            <text:p>0.021971</text:p>
          </table:table-cell>
          <table:table-cell table:formula="of:=[.M420]*-1" office:value-type="float" office:value="0.089003" calcext:value-type="float">
            <text:p>0.089003</text:p>
          </table:table-cell>
          <table:table-cell table:formula="of:=([.K420]^2)*(48.7382423482978)+([.K420])*(0.0643401308833624)+(0.0316411646540839)" office:value-type="float" office:value="0.0388860965406555" calcext:value-type="float">
            <text:p>0.0388860965</text:p>
          </table:table-cell>
          <table:table-cell table:formula="of:=([.M420]^2)*(2.99573212968935)+([.M420])*(-0.0394274132082148)+(-0.010306073088791)" office:value-type="float" office:value="0.0169338789161679" calcext:value-type="float">
            <text:p>0.0169338789</text:p>
          </table:table-cell>
          <table:table-cell table:formula="of:=([.L420]^2)*(-20.9992408223248)+([.L420])*(0.114146130561486)+(0.302895814088881)" office:value-type="float" office:value="0.301969534265497" calcext:value-type="float">
            <text:p>0.30196953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1]" office:value-type="float" office:value="-0.021989" calcext:value-type="float">
            <text:p>-0.021989</text:p>
          </table:table-cell>
          <table:table-cell table:formula="of:=[Datos_MoCap.B421]" office:value-type="float" office:value="0.067309" calcext:value-type="float">
            <text:p>0.067309</text:p>
          </table:table-cell>
          <table:table-cell table:formula="of:=[Datos_MoCap.C421]" office:value-type="float" office:value="0.21308" calcext:value-type="float">
            <text:p>0.21308</text:p>
          </table:table-cell>
          <table:table-cell table:formula="of:=[Datos_MoCap.D421]" office:value-type="float" office:value="0.011572" calcext:value-type="float">
            <text:p>0.011572</text:p>
          </table:table-cell>
          <table:table-cell table:formula="of:=[Datos_MoCap.F421]" office:value-type="float" office:value="0.009944" calcext:value-type="float">
            <text:p>0.009944</text:p>
          </table:table-cell>
          <table:table-cell table:formula="of:=[Datos_MoCap.E421]" office:value-type="float" office:value="-0.088974" calcext:value-type="float">
            <text:p>-0.088974</text:p>
          </table:table-cell>
          <table:table-cell/>
          <table:table-cell table:formula="of:=([.H421]^2)*(0.140024724909833)+([.H421])*(-0.00142725065277068)+(-0.0063459406986214)" office:value-type="float" office:value="-0.00624685267218513" calcext:value-type="float">
            <text:p>-0.0062468527</text:p>
          </table:table-cell>
          <table:table-cell table:formula="of:=([.J421]^2)*(-1.68303778049881)+([.J421])*(0.15665109790632)+(0.10475739737447)" office:value-type="float" office:value="0.061721503553897" calcext:value-type="float">
            <text:p>0.0617215036</text:p>
          </table:table-cell>
          <table:table-cell table:formula="of:=([.I421]^2)*(-1.84809378419694)+([.I421])*(0.969715893777015)+(-0.0558124189204929)" office:value-type="float" office:value="0.00108539654741307" calcext:value-type="float">
            <text:p>0.0010853965</text:p>
          </table:table-cell>
          <table:table-cell table:formula="of:=[.H421]*-1" office:value-type="float" office:value="0.021989" calcext:value-type="float">
            <text:p>0.021989</text:p>
          </table:table-cell>
          <table:table-cell table:formula="of:=[.M421]*-1" office:value-type="float" office:value="0.088974" calcext:value-type="float">
            <text:p>0.088974</text:p>
          </table:table-cell>
          <table:table-cell table:formula="of:=([.K421]^2)*(48.7382423482978)+([.K421])*(0.0643401308833624)+(0.0316411646540839)" office:value-type="float" office:value="0.0389123043876057" calcext:value-type="float">
            <text:p>0.0389123044</text:p>
          </table:table-cell>
          <table:table-cell table:formula="of:=([.M421]^2)*(2.99573212968935)+([.M421])*(-0.0394274132082148)+(-0.010306073088791)" office:value-type="float" office:value="0.0169172735500848" calcext:value-type="float">
            <text:p>0.0169172736</text:p>
          </table:table-cell>
          <table:table-cell table:formula="of:=([.L421]^2)*(-20.9992408223248)+([.L421])*(0.114146130561486)+(0.302895814088881)" office:value-type="float" office:value="0.301954412425054" calcext:value-type="float">
            <text:p>0.301954412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2]" office:value-type="float" office:value="-0.022" calcext:value-type="float">
            <text:p>-0.022</text:p>
          </table:table-cell>
          <table:table-cell table:formula="of:=[Datos_MoCap.B422]" office:value-type="float" office:value="0.067311" calcext:value-type="float">
            <text:p>0.067311</text:p>
          </table:table-cell>
          <table:table-cell table:formula="of:=[Datos_MoCap.C422]" office:value-type="float" office:value="0.213078" calcext:value-type="float">
            <text:p>0.213078</text:p>
          </table:table-cell>
          <table:table-cell table:formula="of:=[Datos_MoCap.D422]" office:value-type="float" office:value="0.011582" calcext:value-type="float">
            <text:p>0.011582</text:p>
          </table:table-cell>
          <table:table-cell table:formula="of:=[Datos_MoCap.F422]" office:value-type="float" office:value="0.010038" calcext:value-type="float">
            <text:p>0.010038</text:p>
          </table:table-cell>
          <table:table-cell table:formula="of:=[Datos_MoCap.E422]" office:value-type="float" office:value="-0.088948" calcext:value-type="float">
            <text:p>-0.088948</text:p>
          </table:table-cell>
          <table:table-cell/>
          <table:table-cell table:formula="of:=([.H422]^2)*(0.140024724909833)+([.H422])*(-0.00142725065277068)+(-0.0063459406986214)" office:value-type="float" office:value="-0.00624676921740409" calcext:value-type="float">
            <text:p>-0.0062467692</text:p>
          </table:table-cell>
          <table:table-cell table:formula="of:=([.J422]^2)*(-1.68303778049881)+([.J422])*(0.15665109790632)+(0.10475739737447)" office:value-type="float" office:value="0.0617226247317301" calcext:value-type="float">
            <text:p>0.0617226247</text:p>
          </table:table-cell>
          <table:table-cell table:formula="of:=([.I422]^2)*(-1.84809378419694)+([.I422])*(0.969715893777015)+(-0.0558124189204929)" office:value-type="float" office:value="0.00108683839843017" calcext:value-type="float">
            <text:p>0.0010868384</text:p>
          </table:table-cell>
          <table:table-cell table:formula="of:=[.H422]*-1" office:value-type="float" office:value="0.022" calcext:value-type="float">
            <text:p>0.022</text:p>
          </table:table-cell>
          <table:table-cell table:formula="of:=[.M422]*-1" office:value-type="float" office:value="0.088948" calcext:value-type="float">
            <text:p>0.088948</text:p>
          </table:table-cell>
          <table:table-cell table:formula="of:=([.K422]^2)*(48.7382423482978)+([.K422])*(0.0643401308833624)+(0.0316411646540839)" office:value-type="float" office:value="0.0389242326415478" calcext:value-type="float">
            <text:p>0.0389242326</text:p>
          </table:table-cell>
          <table:table-cell table:formula="of:=([.M422]^2)*(2.99573212968935)+([.M422])*(-0.0394274132082148)+(-0.010306073088791)" office:value-type="float" office:value="0.0169023902643899" calcext:value-type="float">
            <text:p>0.0169023903</text:p>
          </table:table-cell>
          <table:table-cell table:formula="of:=([.L422]^2)*(-20.9992408223248)+([.L422])*(0.114146130561486)+(0.302895814088881)" office:value-type="float" office:value="0.301925699119296" calcext:value-type="float">
            <text:p>0.301925699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3]" office:value-type="float" office:value="-0.022002" calcext:value-type="float">
            <text:p>-0.022002</text:p>
          </table:table-cell>
          <table:table-cell table:formula="of:=[Datos_MoCap.B423]" office:value-type="float" office:value="0.067308" calcext:value-type="float">
            <text:p>0.067308</text:p>
          </table:table-cell>
          <table:table-cell table:formula="of:=[Datos_MoCap.C423]" office:value-type="float" office:value="0.213085" calcext:value-type="float">
            <text:p>0.213085</text:p>
          </table:table-cell>
          <table:table-cell table:formula="of:=[Datos_MoCap.D423]" office:value-type="float" office:value="0.011644" calcext:value-type="float">
            <text:p>0.011644</text:p>
          </table:table-cell>
          <table:table-cell table:formula="of:=[Datos_MoCap.F423]" office:value-type="float" office:value="0.010112" calcext:value-type="float">
            <text:p>0.010112</text:p>
          </table:table-cell>
          <table:table-cell table:formula="of:=[Datos_MoCap.E423]" office:value-type="float" office:value="-0.088923" calcext:value-type="float">
            <text:p>-0.088923</text:p>
          </table:table-cell>
          <table:table-cell/>
          <table:table-cell table:formula="of:=([.H423]^2)*(0.140024724909833)+([.H423])*(-0.00142725065277068)+(-0.0063459406986214)" office:value-type="float" office:value="-0.00624675404016689" calcext:value-type="float">
            <text:p>-0.006246754</text:p>
          </table:table-cell>
          <table:table-cell table:formula="of:=([.J423]^2)*(-1.68303778049881)+([.J423])*(0.15665109790632)+(0.10475739737447)" office:value-type="float" office:value="0.0617187005504079" calcext:value-type="float">
            <text:p>0.0617187006</text:p>
          </table:table-cell>
          <table:table-cell table:formula="of:=([.I423]^2)*(-1.84809378419694)+([.I423])*(0.969715893777015)+(-0.0558124189204929)" office:value-type="float" office:value="0.00108467561636024" calcext:value-type="float">
            <text:p>0.0010846756</text:p>
          </table:table-cell>
          <table:table-cell table:formula="of:=[.H423]*-1" office:value-type="float" office:value="0.022002" calcext:value-type="float">
            <text:p>0.022002</text:p>
          </table:table-cell>
          <table:table-cell table:formula="of:=[.M423]*-1" office:value-type="float" office:value="0.088923" calcext:value-type="float">
            <text:p>0.088923</text:p>
          </table:table-cell>
          <table:table-cell table:formula="of:=([.K423]^2)*(48.7382423482978)+([.K423])*(0.0643401308833624)+(0.0316411646540839)" office:value-type="float" office:value="0.038998405383503" calcext:value-type="float">
            <text:p>0.0389984054</text:p>
          </table:table-cell>
          <table:table-cell table:formula="of:=([.M423]^2)*(2.99573212968935)+([.M423])*(-0.0394274132082148)+(-0.010306073088791)" office:value-type="float" office:value="0.0168880832323187" calcext:value-type="float">
            <text:p>0.0168880832</text:p>
          </table:table-cell>
          <table:table-cell table:formula="of:=([.L423]^2)*(-20.9992408223248)+([.L423])*(0.114146130561486)+(0.302895814088881)" office:value-type="float" office:value="0.301902833964967" calcext:value-type="float">
            <text:p>0.3019028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4]" office:value-type="float" office:value="-0.022018" calcext:value-type="float">
            <text:p>-0.022018</text:p>
          </table:table-cell>
          <table:table-cell table:formula="of:=[Datos_MoCap.B424]" office:value-type="float" office:value="0.067319" calcext:value-type="float">
            <text:p>0.067319</text:p>
          </table:table-cell>
          <table:table-cell table:formula="of:=[Datos_MoCap.C424]" office:value-type="float" office:value="0.213079" calcext:value-type="float">
            <text:p>0.213079</text:p>
          </table:table-cell>
          <table:table-cell table:formula="of:=[Datos_MoCap.D424]" office:value-type="float" office:value="0.011641" calcext:value-type="float">
            <text:p>0.011641</text:p>
          </table:table-cell>
          <table:table-cell table:formula="of:=[Datos_MoCap.F424]" office:value-type="float" office:value="0.010187" calcext:value-type="float">
            <text:p>0.010187</text:p>
          </table:table-cell>
          <table:table-cell table:formula="of:=[Datos_MoCap.E424]" office:value-type="float" office:value="-0.088917" calcext:value-type="float">
            <text:p>-0.088917</text:p>
          </table:table-cell>
          <table:table-cell/>
          <table:table-cell table:formula="of:=([.H424]^2)*(0.140024724909833)+([.H424])*(-0.00142725065277068)+(-0.0063459406986214)" office:value-type="float" office:value="-0.0062466325819422" calcext:value-type="float">
            <text:p>-0.0062466326</text:p>
          </table:table-cell>
          <table:table-cell table:formula="of:=([.J424]^2)*(-1.68303778049881)+([.J424])*(0.15665109790632)+(0.10475739737447)" office:value-type="float" office:value="0.0617220641444966" calcext:value-type="float">
            <text:p>0.0617220641</text:p>
          </table:table-cell>
          <table:table-cell table:formula="of:=([.I424]^2)*(-1.84809378419694)+([.I424])*(0.969715893777015)+(-0.0558124189204929)" office:value-type="float" office:value="0.00109260565465106" calcext:value-type="float">
            <text:p>0.0010926057</text:p>
          </table:table-cell>
          <table:table-cell table:formula="of:=[.H424]*-1" office:value-type="float" office:value="0.022018" calcext:value-type="float">
            <text:p>0.022018</text:p>
          </table:table-cell>
          <table:table-cell table:formula="of:=[.M424]*-1" office:value-type="float" office:value="0.088917" calcext:value-type="float">
            <text:p>0.088917</text:p>
          </table:table-cell>
          <table:table-cell table:formula="of:=([.K424]^2)*(48.7382423482978)+([.K424])*(0.0643401308833624)+(0.0316411646540839)" office:value-type="float" office:value="0.0389948077531912" calcext:value-type="float">
            <text:p>0.0389948078</text:p>
          </table:table-cell>
          <table:table-cell table:formula="of:=([.M424]^2)*(2.99573212968935)+([.M424])*(-0.0394274132082148)+(-0.010306073088791)" office:value-type="float" office:value="0.0168846501018278" calcext:value-type="float">
            <text:p>0.0168846501</text:p>
          </table:table-cell>
          <table:table-cell table:formula="of:=([.L424]^2)*(-20.9992408223248)+([.L424])*(0.114146130561486)+(0.302895814088881)" office:value-type="float" office:value="0.301879425155551" calcext:value-type="float">
            <text:p>0.30187942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5]" office:value-type="float" office:value="-0.022021" calcext:value-type="float">
            <text:p>-0.022021</text:p>
          </table:table-cell>
          <table:table-cell table:formula="of:=[Datos_MoCap.B425]" office:value-type="float" office:value="0.067322" calcext:value-type="float">
            <text:p>0.067322</text:p>
          </table:table-cell>
          <table:table-cell table:formula="of:=[Datos_MoCap.C425]" office:value-type="float" office:value="0.213068" calcext:value-type="float">
            <text:p>0.213068</text:p>
          </table:table-cell>
          <table:table-cell table:formula="of:=[Datos_MoCap.D425]" office:value-type="float" office:value="0.011638" calcext:value-type="float">
            <text:p>0.011638</text:p>
          </table:table-cell>
          <table:table-cell table:formula="of:=[Datos_MoCap.F425]" office:value-type="float" office:value="0.010295" calcext:value-type="float">
            <text:p>0.010295</text:p>
          </table:table-cell>
          <table:table-cell table:formula="of:=[Datos_MoCap.E425]" office:value-type="float" office:value="-0.088878" calcext:value-type="float">
            <text:p>-0.088878</text:p>
          </table:table-cell>
          <table:table-cell/>
          <table:table-cell table:formula="of:=([.H425]^2)*(0.140024724909833)+([.H425])*(-0.00142725065277068)+(-0.0063459406986214)" office:value-type="float" office:value="-0.00624660980054366" calcext:value-type="float">
            <text:p>-0.0062466098</text:p>
          </table:table-cell>
          <table:table-cell table:formula="of:=([.J425]^2)*(-1.68303778049881)+([.J425])*(0.15665109790632)+(0.10475739737447)" office:value-type="float" office:value="0.0617282304189311" calcext:value-type="float">
            <text:p>0.0617282304</text:p>
          </table:table-cell>
          <table:table-cell table:formula="of:=([.I425]^2)*(-1.84809378419694)+([.I425])*(0.969715893777015)+(-0.0558124189204929)" office:value-type="float" office:value="0.00109476831474679" calcext:value-type="float">
            <text:p>0.0010947683</text:p>
          </table:table-cell>
          <table:table-cell table:formula="of:=[.H425]*-1" office:value-type="float" office:value="0.022021" calcext:value-type="float">
            <text:p>0.022021</text:p>
          </table:table-cell>
          <table:table-cell table:formula="of:=[.M425]*-1" office:value-type="float" office:value="0.088878" calcext:value-type="float">
            <text:p>0.088878</text:p>
          </table:table-cell>
          <table:table-cell table:formula="of:=([.K425]^2)*(48.7382423482978)+([.K425])*(0.0643401308833624)+(0.0316411646540839)" office:value-type="float" office:value="0.0389912110001676" calcext:value-type="float">
            <text:p>0.038991211</text:p>
          </table:table-cell>
          <table:table-cell table:formula="of:=([.M425]^2)*(2.99573212968935)+([.M425])*(-0.0394274132082148)+(-0.010306073088791)" office:value-type="float" office:value="0.0168623400111467" calcext:value-type="float">
            <text:p>0.01686234</text:p>
          </table:table-cell>
          <table:table-cell table:formula="of:=([.L425]^2)*(-20.9992408223248)+([.L425])*(0.114146130561486)+(0.302895814088881)" office:value-type="float" office:value="0.301845301440995" calcext:value-type="float">
            <text:p>0.30184530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6]" office:value-type="float" office:value="-0.022023" calcext:value-type="float">
            <text:p>-0.022023</text:p>
          </table:table-cell>
          <table:table-cell table:formula="of:=[Datos_MoCap.B426]" office:value-type="float" office:value="0.067338" calcext:value-type="float">
            <text:p>0.067338</text:p>
          </table:table-cell>
          <table:table-cell table:formula="of:=[Datos_MoCap.C426]" office:value-type="float" office:value="0.213073" calcext:value-type="float">
            <text:p>0.213073</text:p>
          </table:table-cell>
          <table:table-cell table:formula="of:=[Datos_MoCap.D426]" office:value-type="float" office:value="0.011636" calcext:value-type="float">
            <text:p>0.011636</text:p>
          </table:table-cell>
          <table:table-cell table:formula="of:=[Datos_MoCap.F426]" office:value-type="float" office:value="0.010375" calcext:value-type="float">
            <text:p>0.010375</text:p>
          </table:table-cell>
          <table:table-cell table:formula="of:=[Datos_MoCap.E426]" office:value-type="float" office:value="-0.088868" calcext:value-type="float">
            <text:p>-0.088868</text:p>
          </table:table-cell>
          <table:table-cell/>
          <table:table-cell table:formula="of:=([.H426]^2)*(0.140024724909833)+([.H426])*(-0.00142725065277068)+(-0.0063459406986214)" office:value-type="float" office:value="-0.00624659461154438" calcext:value-type="float">
            <text:p>-0.0062465946</text:p>
          </table:table-cell>
          <table:table-cell table:formula="of:=([.J426]^2)*(-1.68303778049881)+([.J426])*(0.15665109790632)+(0.10475739737447)" office:value-type="float" office:value="0.0617254276174065" calcext:value-type="float">
            <text:p>0.0617254276</text:p>
          </table:table-cell>
          <table:table-cell table:formula="of:=([.I426]^2)*(-1.84809378419694)+([.I426])*(0.969715893777015)+(-0.0558124189204929)" office:value-type="float" office:value="0.00110630194010355" calcext:value-type="float">
            <text:p>0.0011063019</text:p>
          </table:table-cell>
          <table:table-cell table:formula="of:=[.H426]*-1" office:value-type="float" office:value="0.022023" calcext:value-type="float">
            <text:p>0.022023</text:p>
          </table:table-cell>
          <table:table-cell table:formula="of:=[.M426]*-1" office:value-type="float" office:value="0.088868" calcext:value-type="float">
            <text:p>0.088868</text:p>
          </table:table-cell>
          <table:table-cell table:formula="of:=([.K426]^2)*(48.7382423482978)+([.K426])*(0.0643401308833624)+(0.0316411646540839)" office:value-type="float" office:value="0.038988813652201" calcext:value-type="float">
            <text:p>0.0389888137</text:p>
          </table:table-cell>
          <table:table-cell table:formula="of:=([.M426]^2)*(2.99573212968935)+([.M426])*(-0.0394274132082148)+(-0.010306073088791)" office:value-type="float" office:value="0.0168566209429834" calcext:value-type="float">
            <text:p>0.0168566209</text:p>
          </table:table-cell>
          <table:table-cell table:formula="of:=([.L426]^2)*(-20.9992408223248)+([.L426])*(0.114146130561486)+(0.302895814088881)" office:value-type="float" office:value="0.301819708786816" calcext:value-type="float">
            <text:p>0.301819708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7]" office:value-type="float" office:value="-0.022031" calcext:value-type="float">
            <text:p>-0.022031</text:p>
          </table:table-cell>
          <table:table-cell table:formula="of:=[Datos_MoCap.B427]" office:value-type="float" office:value="0.067345" calcext:value-type="float">
            <text:p>0.067345</text:p>
          </table:table-cell>
          <table:table-cell table:formula="of:=[Datos_MoCap.C427]" office:value-type="float" office:value="0.213071" calcext:value-type="float">
            <text:p>0.213071</text:p>
          </table:table-cell>
          <table:table-cell table:formula="of:=[Datos_MoCap.D427]" office:value-type="float" office:value="0.011596" calcext:value-type="float">
            <text:p>0.011596</text:p>
          </table:table-cell>
          <table:table-cell table:formula="of:=[Datos_MoCap.F427]" office:value-type="float" office:value="0.010454" calcext:value-type="float">
            <text:p>0.010454</text:p>
          </table:table-cell>
          <table:table-cell table:formula="of:=[Datos_MoCap.E427]" office:value-type="float" office:value="-0.088859" calcext:value-type="float">
            <text:p>-0.088859</text:p>
          </table:table-cell>
          <table:table-cell/>
          <table:table-cell table:formula="of:=([.H427]^2)*(0.140024724909833)+([.H427])*(-0.00142725065277068)+(-0.0063459406986214)" office:value-type="float" office:value="-0.00624653384434531" calcext:value-type="float">
            <text:p>-0.0062465338</text:p>
          </table:table-cell>
          <table:table-cell table:formula="of:=([.J427]^2)*(-1.68303778049881)+([.J427])*(0.15665109790632)+(0.10475739737447)" office:value-type="float" office:value="0.0617265487481146" calcext:value-type="float">
            <text:p>0.0617265487</text:p>
          </table:table-cell>
          <table:table-cell table:formula="of:=([.I427]^2)*(-1.84809378419694)+([.I427])*(0.969715893777015)+(-0.0558124189204929)" office:value-type="float" office:value="0.00111134760365404" calcext:value-type="float">
            <text:p>0.0011113476</text:p>
          </table:table-cell>
          <table:table-cell table:formula="of:=[.H427]*-1" office:value-type="float" office:value="0.022031" calcext:value-type="float">
            <text:p>0.022031</text:p>
          </table:table-cell>
          <table:table-cell table:formula="of:=[.M427]*-1" office:value-type="float" office:value="0.088859" calcext:value-type="float">
            <text:p>0.088859</text:p>
          </table:table-cell>
          <table:table-cell table:formula="of:=([.K427]^2)*(48.7382423482978)+([.K427])*(0.0643401308833624)+(0.0316411646540839)" office:value-type="float" office:value="0.0389409485731163" calcext:value-type="float">
            <text:p>0.0389409486</text:p>
          </table:table-cell>
          <table:table-cell table:formula="of:=([.M427]^2)*(2.99573212968935)+([.M427])*(-0.0394274132082148)+(-0.010306073088791)" office:value-type="float" office:value="0.0168514742939066" calcext:value-type="float">
            <text:p>0.0168514743</text:p>
          </table:table-cell>
          <table:table-cell table:formula="of:=([.L427]^2)*(-20.9992408223248)+([.L427])*(0.114146130561486)+(0.302895814088881)" office:value-type="float" office:value="0.30179417226935" calcext:value-type="float">
            <text:p>0.301794172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8]" office:value-type="float" office:value="-0.022048" calcext:value-type="float">
            <text:p>-0.022048</text:p>
          </table:table-cell>
          <table:table-cell table:formula="of:=[Datos_MoCap.B428]" office:value-type="float" office:value="0.067342" calcext:value-type="float">
            <text:p>0.067342</text:p>
          </table:table-cell>
          <table:table-cell table:formula="of:=[Datos_MoCap.C428]" office:value-type="float" office:value="0.213067" calcext:value-type="float">
            <text:p>0.213067</text:p>
          </table:table-cell>
          <table:table-cell table:formula="of:=[Datos_MoCap.D428]" office:value-type="float" office:value="0.011598" calcext:value-type="float">
            <text:p>0.011598</text:p>
          </table:table-cell>
          <table:table-cell table:formula="of:=[Datos_MoCap.F428]" office:value-type="float" office:value="0.010521" calcext:value-type="float">
            <text:p>0.010521</text:p>
          </table:table-cell>
          <table:table-cell table:formula="of:=[Datos_MoCap.E428]" office:value-type="float" office:value="-0.088853" calcext:value-type="float">
            <text:p>-0.088853</text:p>
          </table:table-cell>
          <table:table-cell/>
          <table:table-cell table:formula="of:=([.H428]^2)*(0.140024724909833)+([.H428])*(-0.00142725065277068)+(-0.0063459406986214)" office:value-type="float" office:value="-0.00624640465453678" calcext:value-type="float">
            <text:p>-0.0062464047</text:p>
          </table:table-cell>
          <table:table-cell table:formula="of:=([.J428]^2)*(-1.68303778049881)+([.J428])*(0.15665109790632)+(0.10475739737447)" office:value-type="float" office:value="0.0617287909691378" calcext:value-type="float">
            <text:p>0.061728791</text:p>
          </table:table-cell>
          <table:table-cell table:formula="of:=([.I428]^2)*(-1.84809378419694)+([.I428])*(0.969715893777015)+(-0.0558124189204929)" office:value-type="float" office:value="0.00110918519859524" calcext:value-type="float">
            <text:p>0.0011091852</text:p>
          </table:table-cell>
          <table:table-cell table:formula="of:=[.H428]*-1" office:value-type="float" office:value="0.022048" calcext:value-type="float">
            <text:p>0.022048</text:p>
          </table:table-cell>
          <table:table-cell table:formula="of:=[.M428]*-1" office:value-type="float" office:value="0.088853" calcext:value-type="float">
            <text:p>0.088853</text:p>
          </table:table-cell>
          <table:table-cell table:formula="of:=([.K428]^2)*(48.7382423482978)+([.K428])*(0.0643401308833624)+(0.0316411646540839)" office:value-type="float" office:value="0.0389433381229641" calcext:value-type="float">
            <text:p>0.0389433381</text:p>
          </table:table-cell>
          <table:table-cell table:formula="of:=([.M428]^2)*(2.99573212968935)+([.M428])*(-0.0394274132082148)+(-0.010306073088791)" office:value-type="float" office:value="0.016848043464138" calcext:value-type="float">
            <text:p>0.0168480435</text:p>
          </table:table-cell>
          <table:table-cell table:formula="of:=([.L428]^2)*(-20.9992408223248)+([.L428])*(0.114146130561486)+(0.302895814088881)" office:value-type="float" office:value="0.301772309301989" calcext:value-type="float">
            <text:p>0.301772309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9]" office:value-type="float" office:value="-0.02206" calcext:value-type="float">
            <text:p>-0.02206</text:p>
          </table:table-cell>
          <table:table-cell table:formula="of:=[Datos_MoCap.B429]" office:value-type="float" office:value="0.067358" calcext:value-type="float">
            <text:p>0.067358</text:p>
          </table:table-cell>
          <table:table-cell table:formula="of:=[Datos_MoCap.C429]" office:value-type="float" office:value="0.213068" calcext:value-type="float">
            <text:p>0.213068</text:p>
          </table:table-cell>
          <table:table-cell table:formula="of:=[Datos_MoCap.D429]" office:value-type="float" office:value="0.011641" calcext:value-type="float">
            <text:p>0.011641</text:p>
          </table:table-cell>
          <table:table-cell table:formula="of:=[Datos_MoCap.F429]" office:value-type="float" office:value="0.010646" calcext:value-type="float">
            <text:p>0.010646</text:p>
          </table:table-cell>
          <table:table-cell table:formula="of:=[Datos_MoCap.E429]" office:value-type="float" office:value="-0.088819" calcext:value-type="float">
            <text:p>-0.088819</text:p>
          </table:table-cell>
          <table:table-cell/>
          <table:table-cell table:formula="of:=([.H429]^2)*(0.140024724909833)+([.H429])*(-0.00142725065277068)+(-0.0063459406986214)" office:value-type="float" office:value="-0.00624631341300215" calcext:value-type="float">
            <text:p>-0.0062463134</text:p>
          </table:table-cell>
          <table:table-cell table:formula="of:=([.J429]^2)*(-1.68303778049881)+([.J429])*(0.15665109790632)+(0.10475739737447)" office:value-type="float" office:value="0.0617282304189311" calcext:value-type="float">
            <text:p>0.0617282304</text:p>
          </table:table-cell>
          <table:table-cell table:formula="of:=([.I429]^2)*(-1.84809378419694)+([.I429])*(0.969715893777015)+(-0.0558124189204929)" office:value-type="float" office:value="0.00112071764117196" calcext:value-type="float">
            <text:p>0.0011207176</text:p>
          </table:table-cell>
          <table:table-cell table:formula="of:=[.H429]*-1" office:value-type="float" office:value="0.02206" calcext:value-type="float">
            <text:p>0.02206</text:p>
          </table:table-cell>
          <table:table-cell table:formula="of:=[.M429]*-1" office:value-type="float" office:value="0.088819" calcext:value-type="float">
            <text:p>0.088819</text:p>
          </table:table-cell>
          <table:table-cell table:formula="of:=([.K429]^2)*(48.7382423482978)+([.K429])*(0.0643401308833624)+(0.0316411646540839)" office:value-type="float" office:value="0.0389948077531912" calcext:value-type="float">
            <text:p>0.0389948078</text:p>
          </table:table-cell>
          <table:table-cell table:formula="of:=([.M429]^2)*(2.99573212968935)+([.M429])*(-0.0394274132082148)+(-0.010306073088791)" office:value-type="float" office:value="0.0168286061696447" calcext:value-type="float">
            <text:p>0.0168286062</text:p>
          </table:table-cell>
          <table:table-cell table:formula="of:=([.L429]^2)*(-20.9992408223248)+([.L429])*(0.114146130561486)+(0.302895814088881)" office:value-type="float" office:value="0.301731016201999" calcext:value-type="float">
            <text:p>0.301731016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0]" office:value-type="float" office:value="-0.02207" calcext:value-type="float">
            <text:p>-0.02207</text:p>
          </table:table-cell>
          <table:table-cell table:formula="of:=[Datos_MoCap.B430]" office:value-type="float" office:value="0.067338" calcext:value-type="float">
            <text:p>0.067338</text:p>
          </table:table-cell>
          <table:table-cell table:formula="of:=[Datos_MoCap.C430]" office:value-type="float" office:value="0.213064" calcext:value-type="float">
            <text:p>0.213064</text:p>
          </table:table-cell>
          <table:table-cell table:formula="of:=[Datos_MoCap.D430]" office:value-type="float" office:value="0.011665" calcext:value-type="float">
            <text:p>0.011665</text:p>
          </table:table-cell>
          <table:table-cell table:formula="of:=[Datos_MoCap.F430]" office:value-type="float" office:value="0.010949" calcext:value-type="float">
            <text:p>0.010949</text:p>
          </table:table-cell>
          <table:table-cell table:formula="of:=[Datos_MoCap.E430]" office:value-type="float" office:value="-0.088834" calcext:value-type="float">
            <text:p>-0.088834</text:p>
          </table:table-cell>
          <table:table-cell/>
          <table:table-cell table:formula="of:=([.H430]^2)*(0.140024724909833)+([.H430])*(-0.00142725065277068)+(-0.0063459406986214)" office:value-type="float" office:value="-0.00624623734758452" calcext:value-type="float">
            <text:p>-0.0062462373</text:p>
          </table:table-cell>
          <table:table-cell table:formula="of:=([.J430]^2)*(-1.68303778049881)+([.J430])*(0.15665109790632)+(0.10475739737447)" office:value-type="float" office:value="0.0617304725995614" calcext:value-type="float">
            <text:p>0.0617304726</text:p>
          </table:table-cell>
          <table:table-cell table:formula="of:=([.I430]^2)*(-1.84809378419694)+([.I430])*(0.969715893777015)+(-0.0558124189204929)" office:value-type="float" office:value="0.00110630194010355" calcext:value-type="float">
            <text:p>0.0011063019</text:p>
          </table:table-cell>
          <table:table-cell table:formula="of:=[.H430]*-1" office:value-type="float" office:value="0.02207" calcext:value-type="float">
            <text:p>0.02207</text:p>
          </table:table-cell>
          <table:table-cell table:formula="of:=[.M430]*-1" office:value-type="float" office:value="0.088834" calcext:value-type="float">
            <text:p>0.088834</text:p>
          </table:table-cell>
          <table:table-cell table:formula="of:=([.K430]^2)*(48.7382423482978)+([.K430])*(0.0643401308833624)+(0.0316411646540839)" office:value-type="float" office:value="0.0390236133597604" calcext:value-type="float">
            <text:p>0.0390236134</text:p>
          </table:table-cell>
          <table:table-cell table:formula="of:=([.M430]^2)*(2.99573212968935)+([.M430])*(-0.0394274132082148)+(-0.010306073088791)" office:value-type="float" office:value="0.0168371805928434" calcext:value-type="float">
            <text:p>0.0168371806</text:p>
          </table:table-cell>
          <table:table-cell table:formula="of:=([.L430]^2)*(-20.9992408223248)+([.L430])*(0.114146130561486)+(0.302895814088881)" office:value-type="float" office:value="0.301628198462075" calcext:value-type="float">
            <text:p>0.30162819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1]" office:value-type="float" office:value="-0.022134" calcext:value-type="float">
            <text:p>-0.022134</text:p>
          </table:table-cell>
          <table:table-cell table:formula="of:=[Datos_MoCap.B431]" office:value-type="float" office:value="0.067354" calcext:value-type="float">
            <text:p>0.067354</text:p>
          </table:table-cell>
          <table:table-cell table:formula="of:=[Datos_MoCap.C431]" office:value-type="float" office:value="0.213074" calcext:value-type="float">
            <text:p>0.213074</text:p>
          </table:table-cell>
          <table:table-cell table:formula="of:=[Datos_MoCap.D431]" office:value-type="float" office:value="0.011715" calcext:value-type="float">
            <text:p>0.011715</text:p>
          </table:table-cell>
          <table:table-cell table:formula="of:=[Datos_MoCap.F431]" office:value-type="float" office:value="0.011404" calcext:value-type="float">
            <text:p>0.011404</text:p>
          </table:table-cell>
          <table:table-cell table:formula="of:=[Datos_MoCap.E431]" office:value-type="float" office:value="-0.08877" calcext:value-type="float">
            <text:p>-0.08877</text:p>
          </table:table-cell>
          <table:table-cell/>
          <table:table-cell table:formula="of:=([.H431]^2)*(0.140024724909833)+([.H431])*(-0.00142725065277068)+(-0.0063459406986214)" office:value-type="float" office:value="-0.00624574986575459" calcext:value-type="float">
            <text:p>-0.0062457499</text:p>
          </table:table-cell>
          <table:table-cell table:formula="of:=([.J431]^2)*(-1.68303778049881)+([.J431])*(0.15665109790632)+(0.10475739737447)" office:value-type="float" office:value="0.0617248670470034" calcext:value-type="float">
            <text:p>0.061724867</text:p>
          </table:table-cell>
          <table:table-cell table:formula="of:=([.I431]^2)*(-1.84809378419694)+([.I431])*(0.969715893777015)+(-0.0558124189204929)" office:value-type="float" office:value="0.00111783461923628" calcext:value-type="float">
            <text:p>0.0011178346</text:p>
          </table:table-cell>
          <table:table-cell table:formula="of:=[.H431]*-1" office:value-type="float" office:value="0.022134" calcext:value-type="float">
            <text:p>0.022134</text:p>
          </table:table-cell>
          <table:table-cell table:formula="of:=[.M431]*-1" office:value-type="float" office:value="0.08877" calcext:value-type="float">
            <text:p>0.08877</text:p>
          </table:table-cell>
          <table:table-cell table:formula="of:=([.K431]^2)*(48.7382423482978)+([.K431])*(0.0643401308833624)+(0.0316411646540839)" office:value-type="float" office:value="0.0390838053716098" calcext:value-type="float">
            <text:p>0.0390838054</text:p>
          </table:table-cell>
          <table:table-cell table:formula="of:=([.M431]^2)*(2.99573212968935)+([.M431])*(-0.0394274132082148)+(-0.010306073088791)" office:value-type="float" office:value="0.0168006057818117" calcext:value-type="float">
            <text:p>0.0168006058</text:p>
          </table:table-cell>
          <table:table-cell table:formula="of:=([.L431]^2)*(-20.9992408223248)+([.L431])*(0.114146130561486)+(0.302895814088881)" office:value-type="float" office:value="0.301466559757784" calcext:value-type="float">
            <text:p>0.301466559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2]" office:value-type="float" office:value="-0.022194" calcext:value-type="float">
            <text:p>-0.022194</text:p>
          </table:table-cell>
          <table:table-cell table:formula="of:=[Datos_MoCap.B432]" office:value-type="float" office:value="0.067379" calcext:value-type="float">
            <text:p>0.067379</text:p>
          </table:table-cell>
          <table:table-cell table:formula="of:=[Datos_MoCap.C432]" office:value-type="float" office:value="0.213092" calcext:value-type="float">
            <text:p>0.213092</text:p>
          </table:table-cell>
          <table:table-cell table:formula="of:=[Datos_MoCap.D432]" office:value-type="float" office:value="0.011928" calcext:value-type="float">
            <text:p>0.011928</text:p>
          </table:table-cell>
          <table:table-cell table:formula="of:=[Datos_MoCap.F432]" office:value-type="float" office:value="0.011942" calcext:value-type="float">
            <text:p>0.011942</text:p>
          </table:table-cell>
          <table:table-cell table:formula="of:=[Datos_MoCap.E432]" office:value-type="float" office:value="-0.088687" calcext:value-type="float">
            <text:p>-0.088687</text:p>
          </table:table-cell>
          <table:table-cell/>
          <table:table-cell table:formula="of:=([.H432]^2)*(0.140024724909833)+([.H432])*(-0.00142725065277068)+(-0.0063459406986214)" office:value-type="float" office:value="-0.00624529180975507" calcext:value-type="float">
            <text:p>-0.0062452918</text:p>
          </table:table-cell>
          <table:table-cell table:formula="of:=([.J432]^2)*(-1.68303778049881)+([.J432])*(0.15665109790632)+(0.10475739737447)" office:value-type="float" office:value="0.0617147762041479" calcext:value-type="float">
            <text:p>0.0617147762</text:p>
          </table:table-cell>
          <table:table-cell table:formula="of:=([.I432]^2)*(-1.84809378419694)+([.I432])*(0.969715893777015)+(-0.0558124189204929)" office:value-type="float" office:value="0.00113585253608505" calcext:value-type="float">
            <text:p>0.0011358525</text:p>
          </table:table-cell>
          <table:table-cell table:formula="of:=[.H432]*-1" office:value-type="float" office:value="0.022194" calcext:value-type="float">
            <text:p>0.022194</text:p>
          </table:table-cell>
          <table:table-cell table:formula="of:=[.M432]*-1" office:value-type="float" office:value="0.088687" calcext:value-type="float">
            <text:p>0.088687</text:p>
          </table:table-cell>
          <table:table-cell table:formula="of:=([.K432]^2)*(48.7382423482978)+([.K432])*(0.0643401308833624)+(0.0316411646540839)" office:value-type="float" office:value="0.039342953609686" calcext:value-type="float">
            <text:p>0.0393429536</text:p>
          </table:table-cell>
          <table:table-cell table:formula="of:=([.M432]^2)*(2.99573212968935)+([.M432])*(-0.0394274132082148)+(-0.010306073088791)" office:value-type="float" office:value="0.0167532093746828" calcext:value-type="float">
            <text:p>0.0167532094</text:p>
          </table:table-cell>
          <table:table-cell table:formula="of:=([.L432]^2)*(-20.9992408223248)+([.L432])*(0.114146130561486)+(0.302895814088881)" office:value-type="float" office:value="0.30126421680341" calcext:value-type="float">
            <text:p>0.301264216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3]" office:value-type="float" office:value="-0.022216" calcext:value-type="float">
            <text:p>-0.022216</text:p>
          </table:table-cell>
          <table:table-cell table:formula="of:=[Datos_MoCap.B433]" office:value-type="float" office:value="0.067459" calcext:value-type="float">
            <text:p>0.067459</text:p>
          </table:table-cell>
          <table:table-cell table:formula="of:=[Datos_MoCap.C433]" office:value-type="float" office:value="0.213046" calcext:value-type="float">
            <text:p>0.213046</text:p>
          </table:table-cell>
          <table:table-cell table:formula="of:=[Datos_MoCap.D433]" office:value-type="float" office:value="0.012036" calcext:value-type="float">
            <text:p>0.012036</text:p>
          </table:table-cell>
          <table:table-cell table:formula="of:=[Datos_MoCap.F433]" office:value-type="float" office:value="0.012613" calcext:value-type="float">
            <text:p>0.012613</text:p>
          </table:table-cell>
          <table:table-cell table:formula="of:=[Datos_MoCap.E433]" office:value-type="float" office:value="-0.088437" calcext:value-type="float">
            <text:p>-0.088437</text:p>
          </table:table-cell>
          <table:table-cell/>
          <table:table-cell table:formula="of:=([.H433]^2)*(0.140024724909833)+([.H433])*(-0.00142725065277068)+(-0.0063459406986214)" office:value-type="float" office:value="-0.00624512360328398" calcext:value-type="float">
            <text:p>-0.0062451236</text:p>
          </table:table-cell>
          <table:table-cell table:formula="of:=([.J433]^2)*(-1.68303778049881)+([.J433])*(0.15665109790632)+(0.10475739737447)" office:value-type="float" office:value="0.0617405617459147" calcext:value-type="float">
            <text:p>0.0617405617</text:p>
          </table:table-cell>
          <table:table-cell table:formula="of:=([.I433]^2)*(-1.84809378419694)+([.I433])*(0.969715893777015)+(-0.0558124189204929)" office:value-type="float" office:value="0.00119349434601333" calcext:value-type="float">
            <text:p>0.0011934943</text:p>
          </table:table-cell>
          <table:table-cell table:formula="of:=[.H433]*-1" office:value-type="float" office:value="0.022216" calcext:value-type="float">
            <text:p>0.022216</text:p>
          </table:table-cell>
          <table:table-cell table:formula="of:=[.M433]*-1" office:value-type="float" office:value="0.088437" calcext:value-type="float">
            <text:p>0.088437</text:p>
          </table:table-cell>
          <table:table-cell table:formula="of:=([.K433]^2)*(48.7382423482978)+([.K433])*(0.0643401308833624)+(0.0316411646540839)" office:value-type="float" office:value="0.0394760423737019" calcext:value-type="float">
            <text:p>0.0394760424</text:p>
          </table:table-cell>
          <table:table-cell table:formula="of:=([.M433]^2)*(2.99573212968935)+([.M433])*(-0.0394274132082148)+(-0.010306073088791)" office:value-type="float" office:value="0.016610698506946" calcext:value-type="float">
            <text:p>0.0166106985</text:p>
          </table:table-cell>
          <table:table-cell table:formula="of:=([.L433]^2)*(-20.9992408223248)+([.L433])*(0.114146130561486)+(0.302895814088881)" office:value-type="float" office:value="0.300994816860536" calcext:value-type="float">
            <text:p>0.300994816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4]" office:value-type="float" office:value="-0.022259" calcext:value-type="float">
            <text:p>-0.022259</text:p>
          </table:table-cell>
          <table:table-cell table:formula="of:=[Datos_MoCap.B434]" office:value-type="float" office:value="0.067474" calcext:value-type="float">
            <text:p>0.067474</text:p>
          </table:table-cell>
          <table:table-cell table:formula="of:=[Datos_MoCap.C434]" office:value-type="float" office:value="0.213041" calcext:value-type="float">
            <text:p>0.213041</text:p>
          </table:table-cell>
          <table:table-cell table:formula="of:=[Datos_MoCap.D434]" office:value-type="float" office:value="0.012025" calcext:value-type="float">
            <text:p>0.012025</text:p>
          </table:table-cell>
          <table:table-cell table:formula="of:=[Datos_MoCap.F434]" office:value-type="float" office:value="0.012948" calcext:value-type="float">
            <text:p>0.012948</text:p>
          </table:table-cell>
          <table:table-cell table:formula="of:=[Datos_MoCap.E434]" office:value-type="float" office:value="-0.0884" calcext:value-type="float">
            <text:p>-0.0884</text:p>
          </table:table-cell>
          <table:table-cell/>
          <table:table-cell table:formula="of:=([.H434]^2)*(0.140024724909833)+([.H434])*(-0.00142725065277068)+(-0.0063459406986214)" office:value-type="float" office:value="-0.00624479444472137" calcext:value-type="float">
            <text:p>-0.0062447944</text:p>
          </table:table-cell>
          <table:table-cell table:formula="of:=([.J434]^2)*(-1.68303778049881)+([.J434])*(0.15665109790632)+(0.10475739737447)" office:value-type="float" office:value="0.0617433640930191" calcext:value-type="float">
            <text:p>0.0617433641</text:p>
          </table:table-cell>
          <table:table-cell table:formula="of:=([.I434]^2)*(-1.84809378419694)+([.I434])*(0.969715893777015)+(-0.0558124189204929)" office:value-type="float" office:value="0.00120429955184123" calcext:value-type="float">
            <text:p>0.0012042996</text:p>
          </table:table-cell>
          <table:table-cell table:formula="of:=[.H434]*-1" office:value-type="float" office:value="0.022259" calcext:value-type="float">
            <text:p>0.022259</text:p>
          </table:table-cell>
          <table:table-cell table:formula="of:=[.M434]*-1" office:value-type="float" office:value="0.0884" calcext:value-type="float">
            <text:p>0.0884</text:p>
          </table:table-cell>
          <table:table-cell table:formula="of:=([.K434]^2)*(48.7382423482978)+([.K434])*(0.0643401308833624)+(0.0316411646540839)" office:value-type="float" office:value="0.0394624350329217" calcext:value-type="float">
            <text:p>0.039462435</text:p>
          </table:table-cell>
          <table:table-cell table:formula="of:=([.M434]^2)*(2.99573212968935)+([.M434])*(-0.0394274132082148)+(-0.010306073088791)" office:value-type="float" office:value="0.0165896387102004" calcext:value-type="float">
            <text:p>0.0165896387</text:p>
          </table:table-cell>
          <table:table-cell table:formula="of:=([.L434]^2)*(-20.9992408223248)+([.L434])*(0.114146130561486)+(0.302895814088881)" office:value-type="float" office:value="0.300853240680063" calcext:value-type="float">
            <text:p>0.30085324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5]" office:value-type="float" office:value="-0.022288" calcext:value-type="float">
            <text:p>-0.022288</text:p>
          </table:table-cell>
          <table:table-cell table:formula="of:=[Datos_MoCap.B435]" office:value-type="float" office:value="0.067483" calcext:value-type="float">
            <text:p>0.067483</text:p>
          </table:table-cell>
          <table:table-cell table:formula="of:=[Datos_MoCap.C435]" office:value-type="float" office:value="0.213037" calcext:value-type="float">
            <text:p>0.213037</text:p>
          </table:table-cell>
          <table:table-cell table:formula="of:=[Datos_MoCap.D435]" office:value-type="float" office:value="0.011996" calcext:value-type="float">
            <text:p>0.011996</text:p>
          </table:table-cell>
          <table:table-cell table:formula="of:=[Datos_MoCap.F435]" office:value-type="float" office:value="0.013165" calcext:value-type="float">
            <text:p>0.013165</text:p>
          </table:table-cell>
          <table:table-cell table:formula="of:=[Datos_MoCap.E435]" office:value-type="float" office:value="-0.08834" calcext:value-type="float">
            <text:p>-0.08834</text:p>
          </table:table-cell>
          <table:table-cell/>
          <table:table-cell table:formula="of:=([.H435]^2)*(0.140024724909833)+([.H435])*(-0.00142725065277068)+(-0.0063459406986214)" office:value-type="float" office:value="-0.00624457216169125" calcext:value-type="float">
            <text:p>-0.0062445722</text:p>
          </table:table-cell>
          <table:table-cell table:formula="of:=([.J435]^2)*(-1.68303778049881)+([.J435])*(0.15665109790632)+(0.10475739737447)" office:value-type="float" office:value="0.0617456059101132" calcext:value-type="float">
            <text:p>0.0617456059</text:p>
          </table:table-cell>
          <table:table-cell table:formula="of:=([.I435]^2)*(-1.84809378419694)+([.I435])*(0.969715893777015)+(-0.0558124189204929)" office:value-type="float" office:value="0.00121078227614973" calcext:value-type="float">
            <text:p>0.0012107823</text:p>
          </table:table-cell>
          <table:table-cell table:formula="of:=[.H435]*-1" office:value-type="float" office:value="0.022288" calcext:value-type="float">
            <text:p>0.022288</text:p>
          </table:table-cell>
          <table:table-cell table:formula="of:=[.M435]*-1" office:value-type="float" office:value="0.08834" calcext:value-type="float">
            <text:p>0.08834</text:p>
          </table:table-cell>
          <table:table-cell table:formula="of:=([.K435]^2)*(48.7382423482978)+([.K435])*(0.0643401308833624)+(0.0316411646540839)" office:value-type="float" office:value="0.039426617670862" calcext:value-type="float">
            <text:p>0.0394266177</text:p>
          </table:table-cell>
          <table:table-cell table:formula="of:=([.M435]^2)*(2.99573212968935)+([.M435])*(-0.0394274132082148)+(-0.010306073088791)" office:value-type="float" office:value="0.0165555051236118" calcext:value-type="float">
            <text:p>0.0165555051</text:p>
          </table:table-cell>
          <table:table-cell table:formula="of:=([.L435]^2)*(-20.9992408223248)+([.L435])*(0.114146130561486)+(0.302895814088881)" office:value-type="float" office:value="0.300759017751291" calcext:value-type="float">
            <text:p>0.300759017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6]" office:value-type="float" office:value="-0.022309" calcext:value-type="float">
            <text:p>-0.022309</text:p>
          </table:table-cell>
          <table:table-cell table:formula="of:=[Datos_MoCap.B436]" office:value-type="float" office:value="0.067512" calcext:value-type="float">
            <text:p>0.067512</text:p>
          </table:table-cell>
          <table:table-cell table:formula="of:=[Datos_MoCap.C436]" office:value-type="float" office:value="0.213029" calcext:value-type="float">
            <text:p>0.213029</text:p>
          </table:table-cell>
          <table:table-cell table:formula="of:=[Datos_MoCap.D436]" office:value-type="float" office:value="0.01196" calcext:value-type="float">
            <text:p>0.01196</text:p>
          </table:table-cell>
          <table:table-cell table:formula="of:=[Datos_MoCap.F436]" office:value-type="float" office:value="0.013351" calcext:value-type="float">
            <text:p>0.013351</text:p>
          </table:table-cell>
          <table:table-cell table:formula="of:=[Datos_MoCap.E436]" office:value-type="float" office:value="-0.088283" calcext:value-type="float">
            <text:p>-0.088283</text:p>
          </table:table-cell>
          <table:table-cell/>
          <table:table-cell table:formula="of:=([.H436]^2)*(0.140024724909833)+([.H436])*(-0.00142725065277068)+(-0.0063459406986214)" office:value-type="float" office:value="-0.00624441105109175" calcext:value-type="float">
            <text:p>-0.0062444111</text:p>
          </table:table-cell>
          <table:table-cell table:formula="of:=([.J436]^2)*(-1.68303778049881)+([.J436])*(0.15665109790632)+(0.10475739737447)" office:value-type="float" office:value="0.0617500893827299" calcext:value-type="float">
            <text:p>0.0617500894</text:p>
          </table:table-cell>
          <table:table-cell table:formula="of:=([.I436]^2)*(-1.84809378419694)+([.I436])*(0.969715893777015)+(-0.0558124189204929)" office:value-type="float" office:value="0.00123166901787774" calcext:value-type="float">
            <text:p>0.001231669</text:p>
          </table:table-cell>
          <table:table-cell table:formula="of:=[.H436]*-1" office:value-type="float" office:value="0.022309" calcext:value-type="float">
            <text:p>0.022309</text:p>
          </table:table-cell>
          <table:table-cell table:formula="of:=[.M436]*-1" office:value-type="float" office:value="0.088283" calcext:value-type="float">
            <text:p>0.088283</text:p>
          </table:table-cell>
          <table:table-cell table:formula="of:=([.K436]^2)*(48.7382423482978)+([.K436])*(0.0643401308833624)+(0.0316411646540839)" office:value-type="float" office:value="0.0393822687861372" calcext:value-type="float">
            <text:p>0.0393822688</text:p>
          </table:table-cell>
          <table:table-cell table:formula="of:=([.M436]^2)*(2.99573212968935)+([.M436])*(-0.0394274132082148)+(-0.010306073088791)" office:value-type="float" office:value="0.0165230981948903" calcext:value-type="float">
            <text:p>0.0165230982</text:p>
          </table:table-cell>
          <table:table-cell table:formula="of:=([.L436]^2)*(-20.9992408223248)+([.L436])*(0.114146130561486)+(0.302895814088881)" office:value-type="float" office:value="0.300676681179821" calcext:value-type="float">
            <text:p>0.30067668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7]" office:value-type="float" office:value="-0.022317" calcext:value-type="float">
            <text:p>-0.022317</text:p>
          </table:table-cell>
          <table:table-cell table:formula="of:=[Datos_MoCap.B437]" office:value-type="float" office:value="0.067509" calcext:value-type="float">
            <text:p>0.067509</text:p>
          </table:table-cell>
          <table:table-cell table:formula="of:=[Datos_MoCap.C437]" office:value-type="float" office:value="0.21302" calcext:value-type="float">
            <text:p>0.21302</text:p>
          </table:table-cell>
          <table:table-cell table:formula="of:=[Datos_MoCap.D437]" office:value-type="float" office:value="0.011904" calcext:value-type="float">
            <text:p>0.011904</text:p>
          </table:table-cell>
          <table:table-cell table:formula="of:=[Datos_MoCap.F437]" office:value-type="float" office:value="0.01341" calcext:value-type="float">
            <text:p>0.01341</text:p>
          </table:table-cell>
          <table:table-cell table:formula="of:=[Datos_MoCap.E437]" office:value-type="float" office:value="-0.088259" calcext:value-type="float">
            <text:p>-0.088259</text:p>
          </table:table-cell>
          <table:table-cell/>
          <table:table-cell table:formula="of:=([.H437]^2)*(0.140024724909833)+([.H437])*(-0.00142725065277068)+(-0.0063459406986214)" office:value-type="float" office:value="-0.00624434964313953" calcext:value-type="float">
            <text:p>-0.0062443496</text:p>
          </table:table-cell>
          <table:table-cell table:formula="of:=([.J437]^2)*(-1.68303778049881)+([.J437])*(0.15665109790632)+(0.10475739737447)" office:value-type="float" office:value="0.0617551330319188" calcext:value-type="float">
            <text:p>0.061755133</text:p>
          </table:table-cell>
          <table:table-cell table:formula="of:=([.I437]^2)*(-1.84809378419694)+([.I437])*(0.969715893777015)+(-0.0558124189204929)" office:value-type="float" office:value="0.00122950846460891" calcext:value-type="float">
            <text:p>0.0012295085</text:p>
          </table:table-cell>
          <table:table-cell table:formula="of:=[.H437]*-1" office:value-type="float" office:value="0.022317" calcext:value-type="float">
            <text:p>0.022317</text:p>
          </table:table-cell>
          <table:table-cell table:formula="of:=[.M437]*-1" office:value-type="float" office:value="0.088259" calcext:value-type="float">
            <text:p>0.088259</text:p>
          </table:table-cell>
          <table:table-cell table:formula="of:=([.K437]^2)*(48.7382423482978)+([.K437])*(0.0643401308833624)+(0.0316411646540839)" office:value-type="float" office:value="0.0393135327315453" calcext:value-type="float">
            <text:p>0.0393135327</text:p>
          </table:table-cell>
          <table:table-cell table:formula="of:=([.M437]^2)*(2.99573212968935)+([.M437])*(-0.0394274132082148)+(-0.010306073088791)" office:value-type="float" office:value="0.0165094589959739" calcext:value-type="float">
            <text:p>0.016509459</text:p>
          </table:table-cell>
          <table:table-cell table:formula="of:=([.L437]^2)*(-20.9992408223248)+([.L437])*(0.114146130561486)+(0.302895814088881)" office:value-type="float" office:value="0.300650260121189" calcext:value-type="float">
            <text:p>0.3006502601</text:p>
          </table:table-cell>
          <table:table-cell table:number-columns-repeated="1002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2:13:47.53501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nnon NM</meta:initial-creator>
    <meta:creation-date>2017-11-02T23:20:00Z</meta:creation-date>
    <dc:date>2017-11-30T22:14:30.625966099</dc:date>
    <meta:editing-cycles>100</meta:editing-cycles>
    <meta:editing-duration>PT19H47M26S</meta:editing-duration>
    <meta:document-statistic meta:table-count="3" meta:cell-count="113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5.129cm" svg:y="0.267cm" chart:style-name="ch2">
          <text:p>X LLeg</text:p>
        </chart:title>
        <chart:legend chart:legend-position="end" svg:x="8.949cm" svg:y="2.591cm" style:legend-expansion="high" chart:style-name="ch3"/>
        <chart:plot-area chart:style-name="ch4" table:cell-range-address="LLeg.A1:LLeg.A216 LLeg.H1:LLeg.H1 LLeg.R120:LLeg.R300 LLeg.O1:LLeg.O1 LLeg.O120:LLeg.O300" chart:data-source-has-labels="row" svg:x="0.231cm" svg:y="1.126cm" svg:width="8.487cm" svg:height="5.36cm">
          <chartooo:coordinate-region svg:x="1.073cm" svg:y="1.299cm" svg:width="7.645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A2:LLeg.A216" chart:label-cell-address="LLeg.A1:LLeg.A1" chart:class="chart:line">
            <chart:data-point chart:repeated="215"/>
          </chart:series>
          <chart:series chart:style-name="ch9" chart:values-cell-range-address="LLeg.R120:LLeg.R300" chart:label-cell-address="LLeg.H1:LLeg.H1" chart:class="chart:line">
            <chart:data-point chart:repeated="181"/>
          </chart:series>
          <chart:series chart:style-name="ch10" chart:values-cell-range-address="LLeg.O120:LLeg.O300" chart:label-cell-address="LLeg.O1:LLeg.O1" chart:class="chart:line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Nao</text:p>
                <draw:g>
                  <svg:desc>LLeg.A1:LLeg.A1</svg:desc>
                </draw:g>
              </table:table-cell>
              <table:table-cell office:value-type="string">
                <text:p>X MoCap</text:p>
                <draw:g>
                  <svg:desc>LLeg.H1:LLeg.H1</svg:desc>
                </draw:g>
              </table:table-cell>
              <table:table-cell office:value-type="string">
                <text:p>X Corr</text:p>
                <draw:g>
                  <svg:desc>LLeg.O1:LLeg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57580750621855">
                <text:p>-0.00257580750621855</text:p>
                <draw:g>
                  <svg:desc>LLeg.A2:LLeg.A216</svg:desc>
                </draw:g>
              </table:table-cell>
              <table:table-cell office:value-type="float" office:value="-0.009775">
                <text:p>-0.009775</text:p>
                <draw:g>
                  <svg:desc>LLeg.R120:LLeg.R300</svg:desc>
                </draw:g>
              </table:table-cell>
              <table:table-cell office:value-type="float" office:value="-0.00634651262377165">
                <text:p>-0.00634651262377165</text:p>
                <draw:g>
                  <svg:desc>LLeg.O120:LLeg.O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07">
                <text:p>-0.009807</text:p>
              </table:table-cell>
              <table:table-cell office:value-type="float" office:value="-0.00634647055293931">
                <text:p>-0.00634647055293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45">
                <text:p>-0.009845</text:p>
              </table:table-cell>
              <table:table-cell office:value-type="float" office:value="-0.00634642022136015">
                <text:p>-0.00634642022136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85">
                <text:p>-0.009885</text:p>
              </table:table-cell>
              <table:table-cell office:value-type="float" office:value="-0.00634636680387336">
                <text:p>-0.00634636680387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958">
                <text:p>-0.009958</text:p>
              </table:table-cell>
              <table:table-cell office:value-type="float" office:value="-0.00634626816189602">
                <text:p>-0.0063462681618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98">
                <text:p>-0.00998</text:p>
              </table:table-cell>
              <table:table-cell office:value-type="float" office:value="-0.00634623814152514">
                <text:p>-0.00634623814152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06">
                <text:p>-0.010006</text:p>
              </table:table-cell>
              <table:table-cell office:value-type="float" office:value="-0.00634620248815416">
                <text:p>-0.00634620248815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45">
                <text:p>-0.010045</text:p>
              </table:table-cell>
              <table:table-cell office:value-type="float" office:value="-0.00634614865313501">
                <text:p>-0.0063461486531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36">
                <text:p>-0.010036</text:p>
              </table:table-cell>
              <table:table-cell office:value-type="float" office:value="-0.00634616111440764">
                <text:p>-0.00634616111440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88">
                <text:p>-0.010088</text:p>
              </table:table-cell>
              <table:table-cell office:value-type="float" office:value="-0.00634608880284826">
                <text:p>-0.00634608880284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21876662969589">
                <text:p>-0.00521876662969589</text:p>
              </table:table-cell>
              <table:table-cell office:value-type="float" office:value="-0.010084">
                <text:p>-0.010084</text:p>
              </table:table-cell>
              <table:table-cell office:value-type="float" office:value="-0.00634609439216065">
                <text:p>-0.00634609439216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35762868821621">
                <text:p>-0.00535762868821621</text:p>
              </table:table-cell>
              <table:table-cell office:value-type="float" office:value="-0.010126">
                <text:p>-0.010126</text:p>
              </table:table-cell>
              <table:table-cell office:value-type="float" office:value="-0.00634603548090107">
                <text:p>-0.00634603548090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42894983664155">
                <text:p>-0.00542894983664155</text:p>
              </table:table-cell>
              <table:table-cell office:value-type="float" office:value="-0.010201">
                <text:p>-0.010201</text:p>
              </table:table-cell>
              <table:table-cell office:value-type="float" office:value="-0.00634592905350628">
                <text:p>-0.00634592905350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95821347087622">
                <text:p>-0.00595821347087622</text:p>
              </table:table-cell>
              <table:table-cell office:value-type="float" office:value="-0.010248">
                <text:p>-0.010248</text:p>
              </table:table-cell>
              <table:table-cell office:value-type="float" office:value="-0.00634586155610378">
                <text:p>-0.00634586155610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611676136031747">
                <text:p>-0.00611676136031747</text:p>
              </table:table-cell>
              <table:table-cell office:value-type="float" office:value="-0.010213">
                <text:p>-0.010213</text:p>
              </table:table-cell>
              <table:table-cell office:value-type="float" office:value="-0.0063459118789373">
                <text:p>-0.0063459118789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27733441069722">
                <text:p>-0.00627733441069722</text:p>
              </table:table-cell>
              <table:table-cell office:value-type="float" office:value="-0.010229">
                <text:p>-0.010229</text:p>
              </table:table-cell>
              <table:table-cell office:value-type="float" office:value="-0.00634588891678092">
                <text:p>-0.00634588891678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684576900675893">
                <text:p>-0.00684576900675893</text:p>
              </table:table-cell>
              <table:table-cell office:value-type="float" office:value="-0.010238">
                <text:p>-0.010238</text:p>
              </table:table-cell>
              <table:table-cell office:value-type="float" office:value="-0.00634587596906239">
                <text:p>-0.00634587596906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692670280113816">
                <text:p>-0.00692670280113816</text:p>
              </table:table-cell>
              <table:table-cell office:value-type="float" office:value="-0.010242">
                <text:p>-0.010242</text:p>
              </table:table-cell>
              <table:table-cell office:value-type="float" office:value="-0.00634587020723954">
                <text:p>-0.00634587020723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1674189530313">
                <text:p>-0.0071674189530313</text:p>
              </table:table-cell>
              <table:table-cell office:value-type="float" office:value="-0.010239">
                <text:p>-0.010239</text:p>
              </table:table-cell>
              <table:table-cell office:value-type="float" office:value="-0.00634587452902676">
                <text:p>-0.00634587452902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70728988572955">
                <text:p>-0.00770728988572955</text:p>
              </table:table-cell>
              <table:table-cell office:value-type="float" office:value="-0.010249">
                <text:p>-0.010249</text:p>
              </table:table-cell>
              <table:table-cell office:value-type="float" office:value="-0.00634586011326764">
                <text:p>-0.006345860113267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785335339605808">
                <text:p>-0.00785335339605808</text:p>
              </table:table-cell>
              <table:table-cell office:value-type="float" office:value="-0.010231">
                <text:p>-0.010231</text:p>
              </table:table-cell>
              <table:table-cell office:value-type="float" office:value="-0.00634588604147048">
                <text:p>-0.00634588604147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99475237727165">
                <text:p>-0.00799475237727165</text:p>
              </table:table-cell>
              <table:table-cell office:value-type="float" office:value="-0.010195">
                <text:p>-0.010195</text:p>
              </table:table-cell>
              <table:table-cell office:value-type="float" office:value="-0.0063459376256681">
                <text:p>-0.0063459376256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3858072757721">
                <text:p>-0.0083858072757721</text:p>
              </table:table-cell>
              <table:table-cell office:value-type="float" office:value="-0.010158">
                <text:p>-0.010158</text:p>
              </table:table-cell>
              <table:table-cell office:value-type="float" office:value="-0.00634599026455331">
                <text:p>-0.00634599026455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850341748446226">
                <text:p>-0.00850341748446226</text:p>
              </table:table-cell>
              <table:table-cell office:value-type="float" office:value="-0.010106">
                <text:p>-0.010106</text:p>
              </table:table-cell>
              <table:table-cell office:value-type="float" office:value="-0.0063460635954927">
                <text:p>-0.0063460635954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55956319719553">
                <text:p>-0.00855956319719553</text:p>
              </table:table-cell>
              <table:table-cell office:value-type="float" office:value="-0.010038">
                <text:p>-0.010038</text:p>
              </table:table-cell>
              <table:table-cell office:value-type="float" office:value="-0.00634615834719629">
                <text:p>-0.00634615834719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8556008413434">
                <text:p>-0.0088556008413434</text:p>
              </table:table-cell>
              <table:table-cell office:value-type="float" office:value="-0.009972">
                <text:p>-0.009972</text:p>
              </table:table-cell>
              <table:table-cell office:value-type="float" office:value="-0.00634624907370641">
                <text:p>-0.00634624907370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93742218613625">
                <text:p>-0.00893742218613625</text:p>
              </table:table-cell>
              <table:table-cell office:value-type="float" office:value="-0.009837">
                <text:p>-0.009837</text:p>
              </table:table-cell>
              <table:table-cell office:value-type="float" office:value="-0.00634643085108801">
                <text:p>-0.0063464308510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90101333335042">
                <text:p>-0.0090101333335042</text:p>
              </table:table-cell>
              <table:table-cell office:value-type="float" office:value="-0.009666">
                <text:p>-0.009666</text:p>
              </table:table-cell>
              <table:table-cell office:value-type="float" office:value="-0.00634665377550428">
                <text:p>-0.006346653775504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916967820376158">
                <text:p>-0.00916967820376158</text:p>
              </table:table-cell>
              <table:table-cell office:value-type="float" office:value="-0.009402">
                <text:p>-0.009402</text:p>
              </table:table-cell>
              <table:table-cell office:value-type="float" office:value="-0.00634698185907596">
                <text:p>-0.00634698185907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920213852077723">
                <text:p>-0.00920213852077723</text:p>
              </table:table-cell>
              <table:table-cell office:value-type="float" office:value="-0.009196">
                <text:p>-0.009196</text:p>
              </table:table-cell>
              <table:table-cell office:value-type="float" office:value="-0.00634722430648727">
                <text:p>-0.00634722430648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922361295670271">
                <text:p>-0.00922361295670271</text:p>
              </table:table-cell>
              <table:table-cell office:value-type="float" office:value="-0.008915">
                <text:p>-0.008915</text:p>
              </table:table-cell>
              <table:table-cell office:value-type="float" office:value="-0.00634753586162363">
                <text:p>-0.00634753586162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923015363514424">
                <text:p>-0.00923015363514424</text:p>
              </table:table-cell>
              <table:table-cell office:value-type="float" office:value="-0.008482">
                <text:p>-0.008482</text:p>
              </table:table-cell>
              <table:table-cell office:value-type="float" office:value="-0.00634797265448128">
                <text:p>-0.00634797265448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920789409428835">
                <text:p>-0.00920789409428835</text:p>
              </table:table-cell>
              <table:table-cell office:value-type="float" office:value="-0.008084">
                <text:p>-0.008084</text:p>
              </table:table-cell>
              <table:table-cell office:value-type="float" office:value="-0.00634832782925943">
                <text:p>-0.006348327829259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17613878846169">
                <text:p>-0.00917613878846169</text:p>
              </table:table-cell>
              <table:table-cell office:value-type="float" office:value="-0.007543">
                <text:p>-0.007543</text:p>
              </table:table-cell>
              <table:table-cell office:value-type="float" office:value="-0.00634873948466579">
                <text:p>-0.00634873948466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913176685571671">
                <text:p>-0.00913176685571671</text:p>
              </table:table-cell>
              <table:table-cell office:value-type="float" office:value="-0.006987">
                <text:p>-0.006987</text:p>
              </table:table-cell>
              <table:table-cell office:value-type="float" office:value="-0.00634907714824748">
                <text:p>-0.00634907714824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891986023634672">
                <text:p>-0.00891986023634672</text:p>
              </table:table-cell>
              <table:table-cell office:value-type="float" office:value="-0.006448">
                <text:p>-0.006448</text:p>
              </table:table-cell>
              <table:table-cell office:value-type="float" office:value="-0.00634932184429021">
                <text:p>-0.00634932184429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82206112146378">
                <text:p>-0.00882206112146378</text:p>
              </table:table-cell>
              <table:table-cell office:value-type="float" office:value="-0.006477">
                <text:p>-0.006477</text:p>
              </table:table-cell>
              <table:table-cell office:value-type="float" office:value="-0.00634931074979162">
                <text:p>-0.00634931074979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876792520284653">
                <text:p>-0.00876792520284653</text:p>
              </table:table-cell>
              <table:table-cell office:value-type="float" office:value="-0.005733">
                <text:p>-0.005733</text:p>
              </table:table-cell>
              <table:table-cell office:value-type="float" office:value="-0.00634952089351298">
                <text:p>-0.006349520893512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871025491505861">
                <text:p>-0.00871025491505861</text:p>
              </table:table-cell>
              <table:table-cell office:value-type="float" office:value="-0.005008">
                <text:p>-0.005008</text:p>
              </table:table-cell>
              <table:table-cell office:value-type="float" office:value="-0.00634957654082815">
                <text:p>-0.00634957654082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858411006629467">
                <text:p>-0.00858411006629467</text:p>
              </table:table-cell>
              <table:table-cell office:value-type="float" office:value="-0.004251">
                <text:p>-0.004251</text:p>
              </table:table-cell>
              <table:table-cell office:value-type="float" office:value="-0.00634947755420246">
                <text:p>-0.006349477554202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851559545844793">
                <text:p>-0.00851559545844793</text:p>
              </table:table-cell>
              <table:table-cell office:value-type="float" office:value="-0.004877">
                <text:p>-0.004877</text:p>
              </table:table-cell>
              <table:table-cell office:value-type="float" office:value="-0.00634957089390979">
                <text:p>-0.00634957089390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84433862939477">
                <text:p>-0.0084433862939477</text:p>
              </table:table-cell>
              <table:table-cell office:value-type="float" office:value="-0.004082">
                <text:p>-0.004082</text:p>
              </table:table-cell>
              <table:table-cell office:value-type="float" office:value="-0.00634943354244166">
                <text:p>-0.00634943354244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20429902523756">
                <text:p>-0.00820429902523756</text:p>
              </table:table-cell>
              <table:table-cell office:value-type="float" office:value="-0.003216">
                <text:p>-0.003216</text:p>
              </table:table-cell>
              <table:table-cell office:value-type="float" office:value="-0.00634908250915947">
                <text:p>-0.00634908250915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802584178745747">
                <text:p>-0.00802584178745747</text:p>
              </table:table-cell>
              <table:table-cell office:value-type="float" office:value="-0.000079">
                <text:p>-0.000079</text:p>
              </table:table-cell>
              <table:table-cell office:value-type="float" office:value="-0.00634605257752866">
                <text:p>-0.00634605257752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793076399713755">
                <text:p>-0.00793076399713755</text:p>
              </table:table-cell>
              <table:table-cell office:value-type="float" office:value="0.001363">
                <text:p>0.001363</text:p>
              </table:table-cell>
              <table:table-cell office:value-type="float" office:value="-0.0063437352223885">
                <text:p>-0.0063437352223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762172369286418">
                <text:p>-0.00762172369286418</text:p>
              </table:table-cell>
              <table:table-cell office:value-type="float" office:value="0.002946">
                <text:p>0.002946</text:p>
              </table:table-cell>
              <table:table-cell office:value-type="float" office:value="-0.00634052075537292">
                <text:p>-0.00634052075537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751061830669642">
                <text:p>-0.00751061830669642</text:p>
              </table:table-cell>
              <table:table-cell office:value-type="float" office:value="0.005749">
                <text:p>0.005749</text:p>
              </table:table-cell>
              <table:table-cell office:value-type="float" office:value="-0.0063331074772956">
                <text:p>-0.00633310747729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739539787173271">
                <text:p>-0.00739539787173271</text:p>
              </table:table-cell>
              <table:table-cell office:value-type="float" office:value="0.008028">
                <text:p>0.008028</text:p>
              </table:table-cell>
              <table:table-cell office:value-type="float" office:value="-0.00632545830713058">
                <text:p>-0.00632545830713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71524647064507">
                <text:p>-0.0071524647064507</text:p>
              </table:table-cell>
              <table:table-cell office:value-type="float" office:value="0.010362">
                <text:p>0.010362</text:p>
              </table:table-cell>
              <table:table-cell office:value-type="float" office:value="-0.00631611692645801">
                <text:p>-0.006316116926458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9253117889166">
                <text:p>-0.00689253117889166</text:p>
              </table:table-cell>
              <table:table-cell office:value-type="float" office:value="0.012936">
                <text:p>0.012936</text:p>
              </table:table-cell>
              <table:table-cell office:value-type="float" office:value="-0.00630404603326837">
                <text:p>-0.00630404603326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661518797278404">
                <text:p>-0.00661518797278404</text:p>
              </table:table-cell>
              <table:table-cell office:value-type="float" office:value="0.015406">
                <text:p>0.015406</text:p>
              </table:table-cell>
              <table:table-cell office:value-type="float" office:value="-0.00629071832969515">
                <text:p>-0.00629071832969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64698401838541">
                <text:p>-0.0064698401838541</text:p>
              </table:table-cell>
              <table:table-cell office:value-type="float" office:value="0.017894">
                <text:p>0.017894</text:p>
              </table:table-cell>
              <table:table-cell office:value-type="float" office:value="-0.00627556622560238">
                <text:p>-0.00627556622560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631999876350164">
                <text:p>-0.00631999876350164</text:p>
              </table:table-cell>
              <table:table-cell office:value-type="float" office:value="0.02046">
                <text:p>0.02046</text:p>
              </table:table-cell>
              <table:table-cell office:value-type="float" office:value="-0.00625812317613165">
                <text:p>-0.00625812317613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00655237212777">
                <text:p>-0.00600655237212777</text:p>
              </table:table-cell>
              <table:table-cell office:value-type="float" office:value="0.023516">
                <text:p>0.023516</text:p>
              </table:table-cell>
              <table:table-cell office:value-type="float" office:value="-0.00623494348349993">
                <text:p>-0.00623494348349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584281049668789">
                <text:p>-0.00584281049668789</text:p>
              </table:table-cell>
              <table:table-cell office:value-type="float" office:value="0.027288">
                <text:p>0.027288</text:p>
              </table:table-cell>
              <table:table-cell office:value-type="float" office:value="-0.00620272657961675">
                <text:p>-0.00620272657961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550027377903462">
                <text:p>-0.00550027377903462</text:p>
              </table:table-cell>
              <table:table-cell office:value-type="float" office:value="0.031662">
                <text:p>0.031662</text:p>
              </table:table-cell>
              <table:table-cell office:value-type="float" office:value="-0.00616037878801028">
                <text:p>-0.00616037878801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32399024814367">
                <text:p>-0.00532399024814367</text:p>
              </table:table-cell>
              <table:table-cell office:value-type="float" office:value="0.036557">
                <text:p>0.036557</text:p>
              </table:table-cell>
              <table:table-cell office:value-type="float" office:value="-0.00610663365892626">
                <text:p>-0.00610663365892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96610207483172">
                <text:p>-0.00496610207483172</text:p>
              </table:table-cell>
              <table:table-cell office:value-type="float" office:value="0.041965">
                <text:p>0.041965</text:p>
              </table:table-cell>
              <table:table-cell office:value-type="float" office:value="-0.00603945401139788">
                <text:p>-0.00603945401139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478678615763783">
                <text:p>-0.00478678615763783</text:p>
              </table:table-cell>
              <table:table-cell office:value-type="float" office:value="0.047788">
                <text:p>0.047788</text:p>
              </table:table-cell>
              <table:table-cell office:value-type="float" office:value="-0.00595796176816467">
                <text:p>-0.00595796176816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42760903388262">
                <text:p>-0.00442760903388262</text:p>
              </table:table-cell>
              <table:table-cell office:value-type="float" office:value="0.054178">
                <text:p>0.054178</text:p>
              </table:table-cell>
              <table:table-cell office:value-type="float" office:value="-0.00585760674306347">
                <text:p>-0.00585760674306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06796578317881">
                <text:p>-0.00406796578317881</text:p>
              </table:table-cell>
              <table:table-cell office:value-type="float" office:value="0.061034">
                <text:p>0.061034</text:p>
              </table:table-cell>
              <table:table-cell office:value-type="float" office:value="-0.0057372168964632">
                <text:p>-0.00573721689646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388808827847242">
                <text:p>-0.00388808827847242</text:p>
              </table:table-cell>
              <table:table-cell office:value-type="float" office:value="0.068403">
                <text:p>0.068403</text:p>
              </table:table-cell>
              <table:table-cell office:value-type="float" office:value="-0.00559314092783845">
                <text:p>-0.00559314092783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52857168763876">
                <text:p>-0.00352857168763876</text:p>
              </table:table-cell>
              <table:table-cell office:value-type="float" office:value="0.076389">
                <text:p>0.076389</text:p>
              </table:table-cell>
              <table:table-cell office:value-type="float" office:value="-0.00541983106681184">
                <text:p>-0.00541983106681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316981319338083">
                <text:p>-0.00316981319338083</text:p>
              </table:table-cell>
              <table:table-cell office:value-type="float" office:value="0.084839">
                <text:p>0.084839</text:p>
              </table:table-cell>
              <table:table-cell office:value-type="float" office:value="-0.00521700439015733">
                <text:p>-0.00521700439015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81248637475073">
                <text:p>-0.00281248637475073</text:p>
              </table:table-cell>
              <table:table-cell office:value-type="float" office:value="0.093897">
                <text:p>0.093897</text:p>
              </table:table-cell>
              <table:table-cell office:value-type="float" office:value="-0.00497737762802576">
                <text:p>-0.00497737762802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263457698747516">
                <text:p>-0.00263457698747516</text:p>
              </table:table-cell>
              <table:table-cell office:value-type="float" office:value="0.10322">
                <text:p>0.10322</text:p>
              </table:table-cell>
              <table:table-cell office:value-type="float" office:value="-0.00470674488194439">
                <text:p>-0.00470674488194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228085787966847">
                <text:p>-0.00228085787966847</text:p>
              </table:table-cell>
              <table:table-cell office:value-type="float" office:value="0.112701">
                <text:p>0.112701</text:p>
              </table:table-cell>
              <table:table-cell office:value-type="float" office:value="-0.00440656192284046">
                <text:p>-0.00440656192284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210526259616017">
                <text:p>-0.00210526259616017</text:p>
              </table:table-cell>
              <table:table-cell office:value-type="float" office:value="0.121907">
                <text:p>0.121907</text:p>
              </table:table-cell>
              <table:table-cell office:value-type="float" office:value="-0.00409099707771994">
                <text:p>-0.00409099707771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75715493969619">
                <text:p>-0.00175715493969619</text:p>
              </table:table-cell>
              <table:table-cell office:value-type="float" office:value="0.131012">
                <text:p>0.131012</text:p>
              </table:table-cell>
              <table:table-cell office:value-type="float" office:value="-0.00375554917402429">
                <text:p>-0.00375554917402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58494617789984">
                <text:p>-0.00158494617789984</text:p>
              </table:table-cell>
              <table:table-cell office:value-type="float" office:value="0.139707">
                <text:p>0.139707</text:p>
              </table:table-cell>
              <table:table-cell office:value-type="float" office:value="-0.00341353479089103">
                <text:p>-0.00341353479089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24480249360204">
                <text:p>-0.00124480249360204</text:p>
              </table:table-cell>
              <table:table-cell office:value-type="float" office:value="0.147744">
                <text:p>0.147744</text:p>
              </table:table-cell>
              <table:table-cell office:value-type="float" office:value="-0.00307857274064786">
                <text:p>-0.00307857274064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911390874534845">
                <text:p>-0.000911390874534845</text:p>
              </table:table-cell>
              <table:table-cell office:value-type="float" office:value="0.154535">
                <text:p>0.154535</text:p>
              </table:table-cell>
              <table:table-cell office:value-type="float" office:value="-0.00278144079028635">
                <text:p>-0.0027814407902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747600570321083">
                <text:p>-0.000747600570321083</text:p>
              </table:table-cell>
              <table:table-cell office:value-type="float" office:value="0.160422">
                <text:p>0.160422</text:p>
              </table:table-cell>
              <table:table-cell office:value-type="float" office:value="-0.00251341146169596">
                <text:p>-0.00251341146169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426524318754673">
                <text:p>-0.000426524318754673</text:p>
              </table:table-cell>
              <table:table-cell office:value-type="float" office:value="0.164968">
                <text:p>0.164968</text:p>
              </table:table-cell>
              <table:table-cell office:value-type="float" office:value="-0.00229979539497465">
                <text:p>-0.00229979539497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269608455710113">
                <text:p>-0.000269608455710113</text:p>
              </table:table-cell>
              <table:table-cell office:value-type="float" office:value="0.168102">
                <text:p>0.168102</text:p>
              </table:table-cell>
              <table:table-cell office:value-type="float" office:value="-0.00214915878934487">
                <text:p>-0.002149158789344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84749136678875">
                <text:p>0.000184749136678875</text:p>
              </table:table-cell>
              <table:table-cell office:value-type="float" office:value="0.169928">
                <text:p>0.169928</text:p>
              </table:table-cell>
              <table:table-cell office:value-type="float" office:value="-0.00206012337918083">
                <text:p>-0.00206012337918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72328392788768">
                <text:p>0.000472328392788768</text:p>
              </table:table-cell>
              <table:table-cell office:value-type="float" office:value="0.170356">
                <text:p>0.170356</text:p>
              </table:table-cell>
              <table:table-cell office:value-type="float" office:value="-0.0020391190976472">
                <text:p>-0.00203911909764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11041090451181">
                <text:p>0.000611041090451181</text:p>
              </table:table-cell>
              <table:table-cell office:value-type="float" office:value="0.169534">
                <text:p>0.169534</text:p>
              </table:table-cell>
              <table:table-cell office:value-type="float" office:value="-0.00207941374676595">
                <text:p>-0.00207941374676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77406215295196">
                <text:p>0.000877406215295196</text:p>
              </table:table-cell>
              <table:table-cell office:value-type="float" office:value="0.168062">
                <text:p>0.168062</text:p>
              </table:table-cell>
              <table:table-cell office:value-type="float" office:value="-0.00215109873023596">
                <text:p>-0.002151098730235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2796167377383">
                <text:p>0.00112796167377383</text:p>
              </table:table-cell>
              <table:table-cell office:value-type="float" office:value="0.166073">
                <text:p>0.166073</text:p>
              </table:table-cell>
              <table:table-cell office:value-type="float" office:value="-0.00224699719592378">
                <text:p>-0.002246997195923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6141595430672">
                <text:p>0.00136141595430672</text:p>
              </table:table-cell>
              <table:table-cell office:value-type="float" office:value="0.164288">
                <text:p>0.164288</text:p>
              </table:table-cell>
              <table:table-cell office:value-type="float" office:value="-0.00233211663237948">
                <text:p>-0.00233211663237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57659011892974">
                <text:p>0.00157659011892974</text:p>
              </table:table-cell>
              <table:table-cell office:value-type="float" office:value="0.162326">
                <text:p>0.162326</text:p>
              </table:table-cell>
              <table:table-cell office:value-type="float" office:value="-0.00242464707581455">
                <text:p>-0.00242464707581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7693092953414">
                <text:p>0.00167693092953414</text:p>
              </table:table-cell>
              <table:table-cell office:value-type="float" office:value="0.160809">
                <text:p>0.160809</text:p>
              </table:table-cell>
              <table:table-cell office:value-type="float" office:value="-0.00249545174640163">
                <text:p>-0.002495451746401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8625051015988">
                <text:p>0.0018625051015988</text:p>
              </table:table-cell>
              <table:table-cell office:value-type="float" office:value="0.159675">
                <text:p>0.159675</text:p>
              </table:table-cell>
              <table:table-cell office:value-type="float" office:value="-0.00254795927422757">
                <text:p>-0.00254795927422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4747187197208">
                <text:p>0.00194747187197208</text:p>
              </table:table-cell>
              <table:table-cell office:value-type="float" office:value="0.158897">
                <text:p>0.158897</text:p>
              </table:table-cell>
              <table:table-cell office:value-type="float" office:value="-0.00258377466552">
                <text:p>-0.00258377466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500888982787728">
                <text:p>-0.00500888982787728</text:p>
              </table:table-cell>
              <table:table-cell office:value-type="float" office:value="0.158734">
                <text:p>0.158734</text:p>
              </table:table-cell>
              <table:table-cell office:value-type="float" office:value="-0.00259125692690025">
                <text:p>-0.00259125692690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82456292957068">
                <text:p>-0.00482456292957068</text:p>
              </table:table-cell>
              <table:table-cell office:value-type="float" office:value="0.158907">
                <text:p>0.158907</text:p>
              </table:table-cell>
              <table:table-cell office:value-type="float" office:value="-0.00258331538883672">
                <text:p>-0.00258331538883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468026846647263">
                <text:p>-0.00468026846647263</text:p>
              </table:table-cell>
              <table:table-cell office:value-type="float" office:value="0.159624">
                <text:p>0.159624</text:p>
              </table:table-cell>
              <table:table-cell office:value-type="float" office:value="-0.00255031226149745">
                <text:p>-0.002550312261497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45766644179821">
                <text:p>-0.0045766644179821</text:p>
              </table:table-cell>
              <table:table-cell office:value-type="float" office:value="0.160873">
                <text:p>0.160873</text:p>
              </table:table-cell>
              <table:table-cell office:value-type="float" office:value="-0.00249247762261212">
                <text:p>-0.00249247762261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451404694467783">
                <text:p>-0.00451404694467783</text:p>
              </table:table-cell>
              <table:table-cell office:value-type="float" office:value="0.162526">
                <text:p>0.162526</text:p>
              </table:table-cell>
              <table:table-cell office:value-type="float" office:value="-0.00241526416329671">
                <text:p>-0.00241526416329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4492511972785">
                <text:p>-0.004492511972785</text:p>
              </table:table-cell>
              <table:table-cell office:value-type="float" office:value="0.164556">
                <text:p>0.164556</text:p>
              </table:table-cell>
              <table:table-cell office:value-type="float" office:value="-0.00231939372331348">
                <text:p>-0.002319393723313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451179128140211">
                <text:p>-0.00451179128140211</text:p>
              </table:table-cell>
              <table:table-cell office:value-type="float" office:value="0.166828">
                <text:p>0.166828</text:p>
              </table:table-cell>
              <table:table-cell office:value-type="float" office:value="-0.0022107257716158">
                <text:p>-0.0022107257716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457142340019345">
                <text:p>-0.00457142340019345</text:p>
              </table:table-cell>
              <table:table-cell office:value-type="float" office:value="0.168782">
                <text:p>0.168782</text:p>
              </table:table-cell>
              <table:table-cell office:value-type="float" office:value="-0.00211611123809095">
                <text:p>-0.002116111238090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47345757484436">
                <text:p>-0.0047345757484436</text:p>
              </table:table-cell>
              <table:table-cell office:value-type="float" office:value="0.170397">
                <text:p>0.170397</text:p>
              </table:table-cell>
              <table:table-cell office:value-type="float" office:value="-0.00203710431272186">
                <text:p>-0.00203710431272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498240347951651">
                <text:p>-0.00498240347951651</text:p>
              </table:table-cell>
              <table:table-cell office:value-type="float" office:value="0.171508">
                <text:p>0.171508</text:p>
              </table:table-cell>
              <table:table-cell office:value-type="float" office:value="-0.00198232934163004">
                <text:p>-0.00198232934163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508285919204354">
                <text:p>-0.00508285919204354</text:p>
              </table:table-cell>
              <table:table-cell office:value-type="float" office:value="0.172042">
                <text:p>0.172042</text:p>
              </table:table-cell>
              <table:table-cell office:value-type="float" office:value="-0.00195587885585581">
                <text:p>-0.001955878855855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543455220758915">
                <text:p>-0.00543455220758915</text:p>
              </table:table-cell>
              <table:table-cell office:value-type="float" office:value="0.171359">
                <text:p>0.171359</text:p>
              </table:table-cell>
              <table:table-cell office:value-type="float" office:value="-0.00198969547072329">
                <text:p>-0.001989695470723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570794148370624">
                <text:p>-0.00570794148370624</text:p>
              </table:table-cell>
              <table:table-cell office:value-type="float" office:value="0.169572">
                <text:p>0.169572</text:p>
              </table:table-cell>
              <table:table-cell office:value-type="float" office:value="-0.00207755514871527">
                <text:p>-0.002077555148715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600940780714154">
                <text:p>-0.00600940780714154</text:p>
              </table:table-cell>
              <table:table-cell office:value-type="float" office:value="0.165256">
                <text:p>0.165256</text:p>
              </table:table-cell>
              <table:table-cell office:value-type="float" office:value="-0.00228606736365617">
                <text:p>-0.002286067363656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616980902850628">
                <text:p>-0.00616980902850628</text:p>
              </table:table-cell>
              <table:table-cell office:value-type="float" office:value="0.158596">
                <text:p>0.158596</text:p>
              </table:table-cell>
              <table:table-cell office:value-type="float" office:value="-0.00259758578583221">
                <text:p>-0.002597585785832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650792988017201">
                <text:p>-0.00650792988017201</text:p>
              </table:table-cell>
              <table:table-cell office:value-type="float" office:value="0.149467">
                <text:p>0.149467</text:p>
              </table:table-cell>
              <table:table-cell office:value-type="float" office:value="-0.00300440768886149">
                <text:p>-0.00300440768886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668485229834914">
                <text:p>-0.00668485229834914</text:p>
              </table:table-cell>
              <table:table-cell office:value-type="float" office:value="0.139115">
                <text:p>0.139115</text:p>
              </table:table-cell>
              <table:table-cell office:value-type="float" office:value="-0.00343749257179597">
                <text:p>-0.003437492571795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705229537561536">
                <text:p>-0.00705229537561536</text:p>
              </table:table-cell>
              <table:table-cell office:value-type="float" office:value="0.127862">
                <text:p>0.127862</text:p>
              </table:table-cell>
              <table:table-cell office:value-type="float" office:value="-0.00387422860958488">
                <text:p>-0.00387422860958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743478070944548">
                <text:p>-0.00743478070944548</text:p>
              </table:table-cell>
              <table:table-cell office:value-type="float" office:value="0.116151">
                <text:p>0.116151</text:p>
              </table:table-cell>
              <table:table-cell office:value-type="float" office:value="-0.00429108287079793">
                <text:p>-0.004291082870797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763050885871053">
                <text:p>-0.00763050885871053</text:p>
              </table:table-cell>
              <table:table-cell office:value-type="float" office:value="0.104189">
                <text:p>0.104189</text:p>
              </table:table-cell>
              <table:table-cell office:value-type="float" office:value="-0.00467721980192627">
                <text:p>-0.00467721980192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802849885076284">
                <text:p>-0.00802849885076284</text:p>
              </table:table-cell>
              <table:table-cell office:value-type="float" office:value="0.092538">
                <text:p>0.092538</text:p>
              </table:table-cell>
              <table:table-cell office:value-type="float" office:value="-0.00501479464919373">
                <text:p>-0.00501479464919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822976417839527">
                <text:p>-0.00822976417839527</text:p>
              </table:table-cell>
              <table:table-cell office:value-type="float" office:value="0.081658">
                <text:p>0.081658</text:p>
              </table:table-cell>
              <table:table-cell office:value-type="float" office:value="-0.00529570534344255">
                <text:p>-0.00529570534344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843183975666761">
                <text:p>-0.00843183975666761</text:p>
              </table:table-cell>
              <table:table-cell office:value-type="float" office:value="0.071816">
                <text:p>0.071816</text:p>
              </table:table-cell>
              <table:table-cell office:value-type="float" office:value="-0.00552125844624357">
                <text:p>-0.00552125844624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883637275546789">
                <text:p>-0.00883637275546789</text:p>
              </table:table-cell>
              <table:table-cell office:value-type="float" office:value="0.062419">
                <text:p>0.062419</text:p>
              </table:table-cell>
              <table:table-cell office:value-type="float" office:value="-0.00571129839008456">
                <text:p>-0.00571129839008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923790317028761">
                <text:p>-0.00923790317028761</text:p>
              </table:table-cell>
              <table:table-cell office:value-type="float" office:value="0.054216">
                <text:p>0.054216</text:p>
              </table:table-cell>
              <table:table-cell office:value-type="float" office:value="-0.00585697574961745">
                <text:p>-0.005856975749617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943618454039097">
                <text:p>-0.00943618454039097</text:p>
              </table:table-cell>
              <table:table-cell office:value-type="float" office:value="0.047316">
                <text:p>0.047316</text:p>
              </table:table-cell>
              <table:table-cell office:value-type="float" office:value="-0.00596492101267143">
                <text:p>-0.00596492101267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00147789344192">
                <text:p>-0.0100147789344192</text:p>
              </table:table-cell>
              <table:table-cell office:value-type="float" office:value="0.041815">
                <text:p>0.041815</text:p>
              </table:table-cell>
              <table:table-cell office:value-type="float" office:value="-0.00604142778971374">
                <text:p>-0.00604142778971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103814890608192">
                <text:p>-0.0103814890608192</text:p>
              </table:table-cell>
              <table:table-cell office:value-type="float" office:value="0.038449">
                <text:p>0.038449</text:p>
              </table:table-cell>
              <table:table-cell office:value-type="float" office:value="-0.00608406220266583">
                <text:p>-0.006084062202665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107279280200601">
                <text:p>-0.0107279280200601</text:p>
              </table:table-cell>
              <table:table-cell office:value-type="float" office:value="0.037492">
                <text:p>0.037492</text:p>
              </table:table-cell>
              <table:table-cell office:value-type="float" office:value="-0.00609560445361663">
                <text:p>-0.00609560445361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10498815774918">
                <text:p>-0.0110498815774918</text:p>
              </table:table-cell>
              <table:table-cell office:value-type="float" office:value="0.037515">
                <text:p>0.037515</text:p>
              </table:table-cell>
              <table:table-cell office:value-type="float" office:value="-0.00609533006165717">
                <text:p>-0.006095330061657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13432127982378">
                <text:p>-0.0113432127982378</text:p>
              </table:table-cell>
              <table:table-cell office:value-type="float" office:value="0.035926">
                <text:p>0.035926</text:p>
              </table:table-cell>
              <table:table-cell office:value-type="float" office:value="-0.00611393853314574">
                <text:p>-0.006113938533145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14778038114309">
                <text:p>-0.0114778038114309</text:p>
              </table:table-cell>
              <table:table-cell office:value-type="float" office:value="0.033039">
                <text:p>0.033039</text:p>
              </table:table-cell>
              <table:table-cell office:value-type="float" office:value="-0.00614593820225818">
                <text:p>-0.006145938202258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16037912666798">
                <text:p>-0.0116037912666798</text:p>
              </table:table-cell>
              <table:table-cell office:value-type="float" office:value="0.03015">
                <text:p>0.03015</text:p>
              </table:table-cell>
              <table:table-cell office:value-type="float" office:value="-0.00617562346594101">
                <text:p>-0.00617562346594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19247855618596">
                <text:p>-0.0119247855618596</text:p>
              </table:table-cell>
              <table:table-cell office:value-type="float" office:value="0.028071">
                <text:p>0.028071</text:p>
              </table:table-cell>
              <table:table-cell office:value-type="float" office:value="-0.00619553951704729">
                <text:p>-0.006195539517047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20868543162942">
                <text:p>-0.0120868543162942</text:p>
              </table:table-cell>
              <table:table-cell office:value-type="float" office:value="0.025929">
                <text:p>0.025929</text:p>
              </table:table-cell>
              <table:table-cell office:value-type="float" office:value="-0.00621479306782639">
                <text:p>-0.00621479306782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21509926393628">
                <text:p>-0.0121509926393628</text:p>
              </table:table-cell>
              <table:table-cell office:value-type="float" office:value="0.024427">
                <text:p>0.024427</text:p>
              </table:table-cell>
              <table:table-cell office:value-type="float" office:value="-0.00622752752804829">
                <text:p>-0.006227527528048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22434319928288">
                <text:p>-0.0122434319928288</text:p>
              </table:table-cell>
              <table:table-cell office:value-type="float" office:value="0.023441">
                <text:p>0.023441</text:p>
              </table:table-cell>
              <table:table-cell office:value-type="float" office:value="-0.00623554366287446">
                <text:p>-0.006235543662874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2285559438169">
                <text:p>-0.012285559438169</text:p>
              </table:table-cell>
              <table:table-cell office:value-type="float" office:value="0.022682">
                <text:p>0.022682</text:p>
              </table:table-cell>
              <table:table-cell office:value-type="float" office:value="-0.00624152884165365">
                <text:p>-0.006241528841653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2286938726902">
                <text:p>-0.012286938726902</text:p>
              </table:table-cell>
              <table:table-cell office:value-type="float" office:value="0.022186">
                <text:p>0.022186</text:p>
              </table:table-cell>
              <table:table-cell office:value-type="float" office:value="-0.00624535294213862">
                <text:p>-0.006245352942138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122486427426338">
                <text:p>-0.0122486427426338</text:p>
              </table:table-cell>
              <table:table-cell office:value-type="float" office:value="0.021988">
                <text:p>0.021988</text:p>
              </table:table-cell>
              <table:table-cell office:value-type="float" office:value="-0.00624686025730311">
                <text:p>-0.006246860257303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21873626485467">
                <text:p>-0.0121873626485467</text:p>
              </table:table-cell>
              <table:table-cell office:value-type="float" office:value="0.021917">
                <text:p>0.021917</text:p>
              </table:table-cell>
              <table:table-cell office:value-type="float" office:value="-0.00624739808487331">
                <text:p>-0.006247398084873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19078243151307">
                <text:p>-0.0119078243151307</text:p>
              </table:table-cell>
              <table:table-cell office:value-type="float" office:value="0.021864">
                <text:p>0.021864</text:p>
              </table:table-cell>
              <table:table-cell office:value-type="float" office:value="-0.00624779864154941">
                <text:p>-0.006247798641549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14474585279822">
                <text:p>-0.0114474585279822</text:p>
              </table:table-cell>
              <table:table-cell office:value-type="float" office:value="0.021853">
                <text:p>0.021853</text:p>
              </table:table-cell>
              <table:table-cell office:value-type="float" office:value="-0.00624788167737648">
                <text:p>-0.00624788167737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11597934737802">
                <text:p>-0.0111597934737802</text:p>
              </table:table-cell>
              <table:table-cell office:value-type="float" office:value="0.021693">
                <text:p>0.021693</text:p>
              </table:table-cell>
              <table:table-cell office:value-type="float" office:value="-0.00624908564014827">
                <text:p>-0.006249085640148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108391772955656">
                <text:p>-0.0108391772955656</text:p>
              </table:table-cell>
              <table:table-cell office:value-type="float" office:value="0.021562">
                <text:p>0.021562</text:p>
              </table:table-cell>
              <table:table-cell office:value-type="float" office:value="-0.00625006604678514">
                <text:p>-0.006250066046785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01150898262858">
                <text:p>-0.0101150898262858</text:p>
              </table:table-cell>
              <table:table-cell office:value-type="float" office:value="0.02149">
                <text:p>0.02149</text:p>
              </table:table-cell>
              <table:table-cell office:value-type="float" office:value="-0.00625060284963303">
                <text:p>-0.00625060284963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971963349729777">
                <text:p>-0.00971963349729777</text:p>
              </table:table-cell>
              <table:table-cell office:value-type="float" office:value="0.021366">
                <text:p>0.021366</text:p>
              </table:table-cell>
              <table:table-cell office:value-type="float" office:value="-0.0062515239402657">
                <text:p>-0.00625152394026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9307149797678">
                <text:p>-0.009307149797678</text:p>
              </table:table-cell>
              <table:table-cell office:value-type="float" office:value="0.021284">
                <text:p>0.021284</text:p>
              </table:table-cell>
              <table:table-cell office:value-type="float" office:value="-0.00625213068328966">
                <text:p>-0.006252130683289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888163316994906">
                <text:p>-0.00888163316994906</text:p>
              </table:table-cell>
              <table:table-cell office:value-type="float" office:value="0.021204">
                <text:p>0.021204</text:p>
              </table:table-cell>
              <table:table-cell office:value-type="float" office:value="-0.00625272081298283">
                <text:p>-0.006252720812982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800691638141871">
                <text:p>-0.00800691638141871</text:p>
              </table:table-cell>
              <table:table-cell office:value-type="float" office:value="0.021223">
                <text:p>0.021223</text:p>
              </table:table-cell>
              <table:table-cell office:value-type="float" office:value="-0.00625258081946936">
                <text:p>-0.006252580819469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756547879427671">
                <text:p>-0.00756547879427671</text:p>
              </table:table-cell>
              <table:table-cell office:value-type="float" office:value="0.021249">
                <text:p>0.021249</text:p>
              </table:table-cell>
              <table:table-cell office:value-type="float" office:value="-0.00625238908556936">
                <text:p>-0.006252389085569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669297855347395">
                <text:p>-0.00669297855347395</text:p>
              </table:table-cell>
              <table:table-cell office:value-type="float" office:value="0.021346">
                <text:p>0.021346</text:p>
              </table:table-cell>
              <table:table-cell office:value-type="float" office:value="-0.00625167209999976">
                <text:p>-0.006251672099999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626919697970152">
                <text:p>-0.00626919697970152</text:p>
              </table:table-cell>
              <table:table-cell office:value-type="float" office:value="0.021549">
                <text:p>0.021549</text:p>
              </table:table-cell>
              <table:table-cell office:value-type="float" office:value="-0.00625016307692053">
                <text:p>-0.006250163076920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585828814655542">
                <text:p>-0.00585828814655542</text:p>
              </table:table-cell>
              <table:table-cell office:value-type="float" office:value="0.021672">
                <text:p>0.021672</text:p>
              </table:table-cell>
              <table:table-cell office:value-type="float" office:value="-0.00624924312802809">
                <text:p>-0.006249243128028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546357035636902">
                <text:p>-0.00546357035636902</text:p>
              </table:table-cell>
              <table:table-cell office:value-type="float" office:value="0.021764">
                <text:p>0.021764</text:p>
              </table:table-cell>
              <table:table-cell office:value-type="float" office:value="-0.00624855226648452">
                <text:p>-0.006248552266484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440660491585732">
                <text:p>-0.00440660491585732</text:p>
              </table:table-cell>
              <table:table-cell office:value-type="float" office:value="0.021838">
                <text:p>0.021838</text:p>
              </table:table-cell>
              <table:table-cell office:value-type="float" office:value="-0.00624799485344011">
                <text:p>-0.00624799485344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383490882813931">
                <text:p>-0.00383490882813931</text:p>
              </table:table-cell>
              <table:table-cell office:value-type="float" office:value="0.021867">
                <text:p>0.021867</text:p>
              </table:table-cell>
              <table:table-cell office:value-type="float" office:value="-0.00624777598953372">
                <text:p>-0.006247775989533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359582901000977">
                <text:p>-0.00359582901000977</text:p>
              </table:table-cell>
              <table:table-cell office:value-type="float" office:value="0.021902">
                <text:p>0.021902</text:p>
              </table:table-cell>
              <table:table-cell office:value-type="float" office:value="-0.00624751152978441">
                <text:p>-0.006247511529784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22015024721622">
                <text:p>-0.00322015024721622</text:p>
              </table:table-cell>
              <table:table-cell office:value-type="float" office:value="0.021944">
                <text:p>0.021944</text:p>
              </table:table-cell>
              <table:table-cell office:value-type="float" office:value="-0.00624719372524528">
                <text:p>-0.006247193725245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08633968234062">
                <text:p>-0.00308633968234062</text:p>
              </table:table-cell>
              <table:table-cell office:value-type="float" office:value="0.021945">
                <text:p>0.021945</text:p>
              </table:table-cell>
              <table:table-cell office:value-type="float" office:value="-0.00624718615244948">
                <text:p>-0.00624718615244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293181464076042">
                <text:p>-0.00293181464076042</text:p>
              </table:table-cell>
              <table:table-cell office:value-type="float" office:value="0.021905">
                <text:p>0.021905</text:p>
              </table:table-cell>
              <table:table-cell office:value-type="float" office:value="-0.00624748884584308">
                <text:p>-0.00624748884584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291211344301701">
                <text:p>-0.00291211344301701</text:p>
              </table:table-cell>
              <table:table-cell office:value-type="float" office:value="0.021886">
                <text:p>0.021886</text:p>
              </table:table-cell>
              <table:table-cell office:value-type="float" office:value="-0.00624763246823732">
                <text:p>-0.006247632468237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98864301294088">
                <text:p>-0.00298864301294088</text:p>
              </table:table-cell>
              <table:table-cell office:value-type="float" office:value="0.021869">
                <text:p>0.021869</text:p>
              </table:table-cell>
              <table:table-cell office:value-type="float" office:value="-0.00624776088678967">
                <text:p>-0.006247760886789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21706244722009">
                <text:p>-0.00321706244722009</text:p>
              </table:table-cell>
              <table:table-cell office:value-type="float" office:value="0.021835">
                <text:p>0.021835</text:p>
              </table:table-cell>
              <table:table-cell office:value-type="float" office:value="-0.0062480174810915">
                <text:p>-0.00624801748109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38630564510822">
                <text:p>-0.00338630564510822</text:p>
              </table:table-cell>
              <table:table-cell office:value-type="float" office:value="0.021859">
                <text:p>0.021859</text:p>
              </table:table-cell>
              <table:table-cell office:value-type="float" office:value="-0.00624783638930791">
                <text:p>-0.006247836389307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82860936224461">
                <text:p>-0.00382860936224461</text:p>
              </table:table-cell>
              <table:table-cell office:value-type="float" office:value="0.021859">
                <text:p>0.021859</text:p>
              </table:table-cell>
              <table:table-cell office:value-type="float" office:value="-0.00624783638930791">
                <text:p>-0.006247836389307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409852340817452">
                <text:p>-0.00409852340817452</text:p>
              </table:table-cell>
              <table:table-cell office:value-type="float" office:value="0.021857">
                <text:p>0.021857</text:p>
              </table:table-cell>
              <table:table-cell office:value-type="float" office:value="-0.00624785148645096">
                <text:p>-0.006247851486450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472625019028783">
                <text:p>-0.00472625019028783</text:p>
              </table:table-cell>
              <table:table-cell office:value-type="float" office:value="0.021842">
                <text:p>0.021842</text:p>
              </table:table-cell>
              <table:table-cell office:value-type="float" office:value="-0.00624796467931756">
                <text:p>-0.00624796467931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585337448865175">
                <text:p>-0.00585337448865175</text:p>
              </table:table-cell>
              <table:table-cell office:value-type="float" office:value="0.021803">
                <text:p>0.021803</text:p>
              </table:table-cell>
              <table:table-cell office:value-type="float" office:value="-0.00624825868587865">
                <text:p>-0.006248258685878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50206168554723">
                <text:p>0.000550206168554723</text:p>
              </table:table-cell>
              <table:table-cell office:value-type="float" office:value="0.021823">
                <text:p>0.021823</text:p>
              </table:table-cell>
              <table:table-cell office:value-type="float" office:value="-0.00624810796649262">
                <text:p>-0.006248107966492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366591339115985">
                <text:p>0.0000366591339115985</text:p>
              </table:table-cell>
              <table:table-cell office:value-type="float" office:value="0.021819">
                <text:p>0.021819</text:p>
              </table:table-cell>
              <table:table-cell office:value-type="float" office:value="-0.00624813811933141">
                <text:p>-0.006248138119331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20455353660509">
                <text:p>-0.00020455353660509</text:p>
              </table:table-cell>
              <table:table-cell office:value-type="float" office:value="0.021783">
                <text:p>0.021783</text:p>
              </table:table-cell>
              <table:table-cell office:value-type="float" office:value="-0.0062484092932449">
                <text:p>-0.00624840929324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676741707138717">
                <text:p>-0.000676741707138717</text:p>
              </table:table-cell>
              <table:table-cell office:value-type="float" office:value="0.021768">
                <text:p>0.021768</text:p>
              </table:table-cell>
              <table:table-cell office:value-type="float" office:value="-0.00624852217525661">
                <text:p>-0.006248522175256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2295988947153">
                <text:p>-0.00112295988947153</text:p>
              </table:table-cell>
              <table:table-cell office:value-type="float" office:value="0.021763">
                <text:p>0.021763</text:p>
              </table:table-cell>
              <table:table-cell office:value-type="float" office:value="-0.00624855978859138">
                <text:p>-0.00624855978859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33197591640055">
                <text:p>-0.00133197591640055</text:p>
              </table:table-cell>
              <table:table-cell office:value-type="float" office:value="0.021791">
                <text:p>0.021791</text:p>
              </table:table-cell>
              <table:table-cell office:value-type="float" office:value="-0.00624834906374078">
                <text:p>-0.00624834906374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52936670929194">
                <text:p>-0.00152936670929194</text:p>
              </table:table-cell>
              <table:table-cell office:value-type="float" office:value="0.021787">
                <text:p>0.021787</text:p>
              </table:table-cell>
              <table:table-cell office:value-type="float" office:value="-0.00624837918073324">
                <text:p>-0.006248379180733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88330095261335">
                <text:p>-0.00188330095261335</text:p>
              </table:table-cell>
              <table:table-cell office:value-type="float" office:value="0.021746">
                <text:p>0.021746</text:p>
              </table:table-cell>
              <table:table-cell office:value-type="float" office:value="-0.00624868762156033">
                <text:p>-0.006248687621560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203709141351283">
                <text:p>-0.00203709141351283</text:p>
              </table:table-cell>
              <table:table-cell office:value-type="float" office:value="0.021776">
                <text:p>0.021776</text:p>
              </table:table-cell>
              <table:table-cell office:value-type="float" office:value="-0.00624846197935842">
                <text:p>-0.006248461979358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17371457256377">
                <text:p>-0.00217371457256377</text:p>
              </table:table-cell>
              <table:table-cell office:value-type="float" office:value="0.021778">
                <text:p>0.021778</text:p>
              </table:table-cell>
              <table:table-cell office:value-type="float" office:value="-0.00624844692758338">
                <text:p>-0.006248446927583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239099189639092">
                <text:p>-0.00239099189639092</text:p>
              </table:table-cell>
              <table:table-cell office:value-type="float" office:value="0.021778">
                <text:p>0.021778</text:p>
              </table:table-cell>
              <table:table-cell office:value-type="float" office:value="-0.00624844692758338">
                <text:p>-0.006248446927583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252680154517293">
                <text:p>-0.00252680154517293</text:p>
              </table:table-cell>
              <table:table-cell office:value-type="float" office:value="0.021785">
                <text:p>0.021785</text:p>
              </table:table-cell>
              <table:table-cell office:value-type="float" office:value="-0.00624839423754917">
                <text:p>-0.00624839423754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56188516505063">
                <text:p>-0.00256188516505063</text:p>
              </table:table-cell>
              <table:table-cell office:value-type="float" office:value="0.021793">
                <text:p>0.021793</text:p>
              </table:table-cell>
              <table:table-cell office:value-type="float" office:value="-0.00624833400356425">
                <text:p>-0.006248334003564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57438258267939">
                <text:p>-0.00257438258267939</text:p>
              </table:table-cell>
              <table:table-cell office:value-type="float" office:value="0.02181">
                <text:p>0.02181</text:p>
              </table:table-cell>
              <table:table-cell office:value-type="float" office:value="-0.00624820594683579">
                <text:p>-0.006248205946835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57465057075024">
                <text:p>-0.00257465057075024</text:p>
              </table:table-cell>
              <table:table-cell office:value-type="float" office:value="0.021827">
                <text:p>0.021827</text:p>
              </table:table-cell>
              <table:table-cell office:value-type="float" office:value="-0.00624807780917304">
                <text:p>-0.00624807780917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257508386857808">
                <text:p>-0.00257508386857808</text:p>
              </table:table-cell>
              <table:table-cell office:value-type="float" office:value="0.021864">
                <text:p>0.021864</text:p>
              </table:table-cell>
              <table:table-cell office:value-type="float" office:value="-0.00624779864154941">
                <text:p>-0.00624779864154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257533183321357">
                <text:p>-0.00257533183321357</text:p>
              </table:table-cell>
              <table:table-cell office:value-type="float" office:value="0.02189">
                <text:p>0.02189</text:p>
              </table:table-cell>
              <table:table-cell office:value-type="float" office:value="-0.00624760224034528">
                <text:p>-0.006247602240345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57543148472905">
                <text:p>-0.00257543148472905</text:p>
              </table:table-cell>
              <table:table-cell office:value-type="float" office:value="0.02191">
                <text:p>0.02191</text:p>
              </table:table-cell>
              <table:table-cell office:value-type="float" office:value="-0.00624745103367321">
                <text:p>-0.006247451033673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57552228868008">
                <text:p>-0.00257552228868008</text:p>
              </table:table-cell>
              <table:table-cell office:value-type="float" office:value="0.021918">
                <text:p>0.021918</text:p>
              </table:table-cell>
              <table:table-cell office:value-type="float" office:value="-0.00624739051963884">
                <text:p>-0.006247390519638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257562333717942">
                <text:p>-0.00257562333717942</text:p>
              </table:table-cell>
              <table:table-cell office:value-type="float" office:value="0.021928">
                <text:p>0.021928</text:p>
              </table:table-cell>
              <table:table-cell office:value-type="float" office:value="-0.00624731485189143">
                <text:p>-0.00624731485189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257566082291305">
                <text:p>-0.00257566082291305</text:p>
              </table:table-cell>
              <table:table-cell office:value-type="float" office:value="0.021929">
                <text:p>0.021929</text:p>
              </table:table-cell>
              <table:table-cell office:value-type="float" office:value="-0.00624730728357641">
                <text:p>-0.006247307283576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257568364031613">
                <text:p>-0.00257568364031613</text:p>
              </table:table-cell>
              <table:table-cell office:value-type="float" office:value="0.021929">
                <text:p>0.021929</text:p>
              </table:table-cell>
              <table:table-cell office:value-type="float" office:value="-0.00624730728357641">
                <text:p>-0.006247307283576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57571809925139">
                <text:p>-0.00257571809925139</text:p>
              </table:table-cell>
              <table:table-cell office:value-type="float" office:value="0.021936">
                <text:p>0.021936</text:p>
              </table:table-cell>
              <table:table-cell office:value-type="float" office:value="-0.00624725429752994">
                <text:p>-0.006247254297529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57575232535601">
                <text:p>-0.00257575232535601</text:p>
              </table:table-cell>
              <table:table-cell office:value-type="float" office:value="0.021943">
                <text:p>0.021943</text:p>
              </table:table-cell>
              <table:table-cell office:value-type="float" office:value="-0.00624720129776104">
                <text:p>-0.006247201297761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57575535215437">
                <text:p>-0.00257575535215437</text:p>
              </table:table-cell>
              <table:table-cell office:value-type="float" office:value="0.021944">
                <text:p>0.021944</text:p>
              </table:table-cell>
              <table:table-cell office:value-type="float" office:value="-0.00624719372524528">
                <text:p>-0.00624719372524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25757837574929">
                <text:p>-0.0025757837574929</text:p>
              </table:table-cell>
              <table:table-cell office:value-type="float" office:value="0.021941">
                <text:p>0.021941</text:p>
              </table:table-cell>
              <table:table-cell office:value-type="float" office:value="-0.0062472164419524">
                <text:p>-0.00624721644195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57578096352518">
                <text:p>-0.00257578096352518</text:p>
              </table:table-cell>
              <table:table-cell office:value-type="float" office:value="0.021932">
                <text:p>0.021932</text:p>
              </table:table-cell>
              <table:table-cell office:value-type="float" office:value="-0.00624728457695108">
                <text:p>-0.00624728457695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57578701712191">
                <text:p>-0.0025757870171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57577747106552">
                <text:p>-0.0025757774710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57578655146062">
                <text:p>-0.002575786551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57579400204122">
                <text:p>-0.0025757940020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57579563185573">
                <text:p>-0.0025757956318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57580541074276">
                <text:p>-0.002575805410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57580308243632">
                <text:p>-0.0025758030824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57580727338791">
                <text:p>-0.0025758072733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257580843754113">
                <text:p>-0.0025758084375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57580075412989">
                <text:p>-0.0025758007541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25758040137589">
                <text:p>-0.002575804013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257580494508147">
                <text:p>-0.0025758049450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25758056435734">
                <text:p>-0.002575805643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57580657489598">
                <text:p>-0.0025758065748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57580587640405">
                <text:p>-0.00257580587640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57580680772662">
                <text:p>-0.0025758068077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185cm" svg:y="0.271cm" chart:style-name="ch2">
          <text:p>Y LLeg</text:p>
        </chart:title>
        <chart:legend chart:legend-position="end" svg:x="8.611cm" svg:y="2.688cm" style:legend-expansion="high" chart:style-name="ch3"/>
        <chart:plot-area chart:style-name="ch4" table:cell-range-address="LLeg.B1:LLeg.B216 LLeg.J1:LLeg.J1 LLeg.S75:LLeg.S300 LLeg.P1:LLeg.P1 LLeg.P75:LLeg.P300" chart:data-source-has-labels="row" svg:x="0.232cm" svg:y="1.134cm" svg:width="8.147cm" svg:height="5.542cm">
          <chartooo:coordinate-region svg:x="1.074cm" svg:y="1.308cm" svg:width="7.305cm" svg:height="4.4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B2:LLeg.B216" chart:label-cell-address="LLeg.B1:LLeg.B1" chart:class="chart:line">
            <chart:data-point chart:repeated="215"/>
          </chart:series>
          <chart:series chart:style-name="ch9" chart:values-cell-range-address="LLeg.S75:LLeg.S300" chart:label-cell-address="LLeg.J1:LLeg.J1" chart:class="chart:line">
            <chart:data-point chart:repeated="226"/>
          </chart:series>
          <chart:series chart:style-name="ch10" chart:values-cell-range-address="LLeg.P75:LLeg.P300" chart:label-cell-address="LLeg.P1:LLeg.P1" chart:class="chart:line">
            <chart:data-point chart:repeated="2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Nao</text:p>
                <draw:g>
                  <svg:desc>LLeg.B1:LLeg.B1</svg:desc>
                </draw:g>
              </table:table-cell>
              <table:table-cell office:value-type="string">
                <text:p>Y MoCap (Z)</text:p>
                <draw:g>
                  <svg:desc>LLeg.J1:LLeg.J1</svg:desc>
                </draw:g>
              </table:table-cell>
              <table:table-cell office:value-type="string">
                <text:p>Y Corr</text:p>
                <draw:g>
                  <svg:desc>LLeg.P1:LLeg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42041015625">
                <text:p>0.06842041015625</text:p>
                <draw:g>
                  <svg:desc>LLeg.B2:LLeg.B216</svg:desc>
                </draw:g>
              </table:table-cell>
              <table:table-cell office:value-type="float" office:value="0.062346">
                <text:p>0.062346</text:p>
                <draw:g>
                  <svg:desc>LLeg.S75:LLeg.S300</svg:desc>
                </draw:g>
              </table:table-cell>
              <table:table-cell office:value-type="float" office:value="0.0689369040292104">
                <text:p>0.0689369040292104</text:p>
                <draw:g>
                  <svg:desc>LLeg.P75:LLeg.P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74">
                <text:p>0.062374</text:p>
              </table:table-cell>
              <table:table-cell office:value-type="float" office:value="0.0689389658016549">
                <text:p>0.0689389658016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53">
                <text:p>0.062353</text:p>
              </table:table-cell>
              <table:table-cell office:value-type="float" office:value="0.0689461815810852">
                <text:p>0.0689461815810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57">
                <text:p>0.062357</text:p>
              </table:table-cell>
              <table:table-cell office:value-type="float" office:value="0.0689446353981761">
                <text:p>0.0689446353981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81">
                <text:p>0.062381</text:p>
              </table:table-cell>
              <table:table-cell office:value-type="float" office:value="0.0689415429414739">
                <text:p>0.0689415429414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77">
                <text:p>0.062377</text:p>
              </table:table-cell>
              <table:table-cell office:value-type="float" office:value="0.0689456661901483">
                <text:p>0.0689456661901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293">
                <text:p>0.062293</text:p>
              </table:table-cell>
              <table:table-cell office:value-type="float" office:value="0.0689348422029086">
                <text:p>0.0689348422029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42">
                <text:p>0.062442</text:p>
              </table:table-cell>
              <table:table-cell office:value-type="float" office:value="0.0688807000001207">
                <text:p>0.0688807000001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82">
                <text:p>0.062482</text:p>
              </table:table-cell>
              <table:table-cell office:value-type="float" office:value="0.0688569688685189">
                <text:p>0.0688569688685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97">
                <text:p>0.062497</text:p>
              </table:table-cell>
              <table:table-cell office:value-type="float" office:value="0.0688528409881245">
                <text:p>0.0688528409881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70973435044289">
                <text:p>0.0670973435044289</text:p>
              </table:table-cell>
              <table:table-cell office:value-type="float" office:value="0.062543">
                <text:p>0.062543</text:p>
              </table:table-cell>
              <table:table-cell office:value-type="float" office:value="0.0688580008049568">
                <text:p>0.0688580008049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1750286817551">
                <text:p>0.0661750286817551</text:p>
              </table:table-cell>
              <table:table-cell office:value-type="float" office:value="0.062561">
                <text:p>0.062561</text:p>
              </table:table-cell>
              <table:table-cell office:value-type="float" office:value="0.0688724465013347">
                <text:p>0.0688724465013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7318457961083">
                <text:p>0.0657318457961083</text:p>
              </table:table-cell>
              <table:table-cell office:value-type="float" office:value="0.0626">
                <text:p>0.0626</text:p>
              </table:table-cell>
              <table:table-cell office:value-type="float" office:value="0.0688997829156262">
                <text:p>0.0688997829156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9530176520348">
                <text:p>0.0629530176520348</text:p>
              </table:table-cell>
              <table:table-cell office:value-type="float" office:value="0.062614">
                <text:p>0.062614</text:p>
              </table:table-cell>
              <table:table-cell office:value-type="float" office:value="0.0689162833426186">
                <text:p>0.0689162833426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25910410285">
                <text:p>0.06225910410285</text:p>
              </table:table-cell>
              <table:table-cell office:value-type="float" office:value="0.062623">
                <text:p>0.062623</text:p>
              </table:table-cell>
              <table:table-cell office:value-type="float" office:value="0.0689271098746114">
                <text:p>0.0689271098746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6077184677124">
                <text:p>0.0616077184677124</text:p>
              </table:table-cell>
              <table:table-cell office:value-type="float" office:value="0.062644">
                <text:p>0.062644</text:p>
              </table:table-cell>
              <table:table-cell office:value-type="float" office:value="0.0689327803227497">
                <text:p>0.0689327803227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6476942300797">
                <text:p>0.0596476942300797</text:p>
              </table:table-cell>
              <table:table-cell office:value-type="float" office:value="0.062611">
                <text:p>0.062611</text:p>
              </table:table-cell>
              <table:table-cell office:value-type="float" office:value="0.0689384503635929">
                <text:p>0.0689384503635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4065263867378">
                <text:p>0.0594065263867378</text:p>
              </table:table-cell>
              <table:table-cell office:value-type="float" office:value="0.062606">
                <text:p>0.062606</text:p>
              </table:table-cell>
              <table:table-cell office:value-type="float" office:value="0.0689405120956445">
                <text:p>0.0689405120956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87383806705475">
                <text:p>0.0587383806705475</text:p>
              </table:table-cell>
              <table:table-cell office:value-type="float" office:value="0.062593">
                <text:p>0.062593</text:p>
              </table:table-cell>
              <table:table-cell office:value-type="float" office:value="0.0689533967007647">
                <text:p>0.0689533967007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4847534298897">
                <text:p>0.0574847534298897</text:p>
              </table:table-cell>
              <table:table-cell office:value-type="float" office:value="0.062575">
                <text:p>0.062575</text:p>
              </table:table-cell>
              <table:table-cell office:value-type="float" office:value="0.0689564886929485">
                <text:p>0.0689564886929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72002194821835">
                <text:p>0.0572002194821835</text:p>
              </table:table-cell>
              <table:table-cell office:value-type="float" office:value="0.062523">
                <text:p>0.062523</text:p>
              </table:table-cell>
              <table:table-cell office:value-type="float" office:value="0.0689745228988617">
                <text:p>0.0689745228988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6946411728859">
                <text:p>0.056946411728859</text:p>
              </table:table-cell>
              <table:table-cell office:value-type="float" office:value="0.062466">
                <text:p>0.062466</text:p>
              </table:table-cell>
              <table:table-cell office:value-type="float" office:value="0.0689910077072635">
                <text:p>0.0689910077072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63583076000214">
                <text:p>0.0563583076000214</text:p>
              </table:table-cell>
              <table:table-cell office:value-type="float" office:value="0.062361">
                <text:p>0.062361</text:p>
              </table:table-cell>
              <table:table-cell office:value-type="float" office:value="0.069004399076069">
                <text:p>0.069004399076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2163665890694">
                <text:p>0.0562163665890694</text:p>
              </table:table-cell>
              <table:table-cell office:value-type="float" office:value="0.062198">
                <text:p>0.062198</text:p>
              </table:table-cell>
              <table:table-cell office:value-type="float" office:value="0.069004399076069">
                <text:p>0.069004399076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61548918485642">
                <text:p>0.0561548918485642</text:p>
              </table:table-cell>
              <table:table-cell office:value-type="float" office:value="0.062014">
                <text:p>0.062014</text:p>
              </table:table-cell>
              <table:table-cell office:value-type="float" office:value="0.0690059440875839">
                <text:p>0.0690059440875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59105575084686">
                <text:p>0.0559105575084686</text:p>
              </table:table-cell>
              <table:table-cell office:value-type="float" office:value="0.061785">
                <text:p>0.061785</text:p>
              </table:table-cell>
              <table:table-cell office:value-type="float" office:value="0.0690007939313885">
                <text:p>0.0690007939313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8731630444527">
                <text:p>0.0558731630444527</text:p>
              </table:table-cell>
              <table:table-cell office:value-type="float" office:value="0.061397">
                <text:p>0.061397</text:p>
              </table:table-cell>
              <table:table-cell office:value-type="float" office:value="0.0690080040558119">
                <text:p>0.0690080040558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58559000492096">
                <text:p>0.0558559000492096</text:p>
              </table:table-cell>
              <table:table-cell office:value-type="float" office:value="0.061288">
                <text:p>0.061288</text:p>
              </table:table-cell>
              <table:table-cell office:value-type="float" office:value="0.0690105789403602">
                <text:p>0.0690105789403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9138543903828">
                <text:p>0.0559138543903828</text:p>
              </table:table-cell>
              <table:table-cell office:value-type="float" office:value="0.061111">
                <text:p>0.061111</text:p>
              </table:table-cell>
              <table:table-cell office:value-type="float" office:value="0.0690275710678498">
                <text:p>0.06902757106784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59659786522389">
                <text:p>0.0559659786522389</text:p>
              </table:table-cell>
              <table:table-cell office:value-type="float" office:value="0.060948">
                <text:p>0.060948</text:p>
              </table:table-cell>
              <table:table-cell office:value-type="float" office:value="0.0690316898194473">
                <text:p>0.0690316898194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60327060520649">
                <text:p>0.0560327060520649</text:p>
              </table:table-cell>
              <table:table-cell office:value-type="float" office:value="0.06075">
                <text:p>0.06075</text:p>
              </table:table-cell>
              <table:table-cell office:value-type="float" office:value="0.0690445595296831">
                <text:p>0.0690445595296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6071151047945">
                <text:p>0.056071151047945</text:p>
              </table:table-cell>
              <table:table-cell office:value-type="float" office:value="0.060589">
                <text:p>0.060589</text:p>
              </table:table-cell>
              <table:table-cell office:value-type="float" office:value="0.0690486773926366">
                <text:p>0.0690486773926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63647486269474">
                <text:p>0.0563647486269474</text:p>
              </table:table-cell>
              <table:table-cell office:value-type="float" office:value="0.060196">
                <text:p>0.060196</text:p>
              </table:table-cell>
              <table:table-cell office:value-type="float" office:value="0.0690507362433276">
                <text:p>0.0690507362433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64832463860512">
                <text:p>0.0564832463860512</text:p>
              </table:table-cell>
              <table:table-cell office:value-type="float" office:value="0.060087">
                <text:p>0.060087</text:p>
              </table:table-cell>
              <table:table-cell office:value-type="float" office:value="0.0690672051099956">
                <text:p>0.06906720510999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6102489829063">
                <text:p>0.0566102489829063</text:p>
              </table:table-cell>
              <table:table-cell office:value-type="float" office:value="0.060072">
                <text:p>0.060072</text:p>
              </table:table-cell>
              <table:table-cell office:value-type="float" office:value="0.0690816125408266">
                <text:p>0.0690816125408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70313408970833">
                <text:p>0.0570313408970833</text:p>
              </table:table-cell>
              <table:table-cell office:value-type="float" office:value="0.059973">
                <text:p>0.059973</text:p>
              </table:table-cell>
              <table:table-cell office:value-type="float" office:value="0.069099618118267">
                <text:p>0.069099618118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71815222501755">
                <text:p>0.0571815222501755</text:p>
              </table:table-cell>
              <table:table-cell office:value-type="float" office:value="0.059914">
                <text:p>0.059914</text:p>
              </table:table-cell>
              <table:table-cell office:value-type="float" office:value="0.0691505258529909">
                <text:p>0.0691505258529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72578758001328">
                <text:p>0.0572578758001328</text:p>
              </table:table-cell>
              <table:table-cell office:value-type="float" office:value="0.059878">
                <text:p>0.059878</text:p>
              </table:table-cell>
              <table:table-cell office:value-type="float" office:value="0.0692024280294369">
                <text:p>0.0692024280294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73348701000214">
                <text:p>0.0573348701000214</text:p>
              </table:table-cell>
              <table:table-cell office:value-type="float" office:value="0.059902">
                <text:p>0.059902</text:p>
              </table:table-cell>
              <table:table-cell office:value-type="float" office:value="0.0692522423497188">
                <text:p>0.0692522423497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7490348815918">
                <text:p>0.057490348815918</text:p>
              </table:table-cell>
              <table:table-cell office:value-type="float" office:value="0.059901">
                <text:p>0.059901</text:p>
              </table:table-cell>
              <table:table-cell office:value-type="float" office:value="0.0692707220803045">
                <text:p>0.0692707220803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5685426592827">
                <text:p>0.0575685426592827</text:p>
              </table:table-cell>
              <table:table-cell office:value-type="float" office:value="0.059747">
                <text:p>0.059747</text:p>
              </table:table-cell>
              <table:table-cell office:value-type="float" office:value="0.0692809867122943">
                <text:p>0.0692809867122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76468929648399">
                <text:p>0.0576468929648399</text:p>
              </table:table-cell>
              <table:table-cell office:value-type="float" office:value="0.059635">
                <text:p>0.059635</text:p>
              </table:table-cell>
              <table:table-cell office:value-type="float" office:value="0.0692830394771206">
                <text:p>0.0692830394771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78815154731274">
                <text:p>0.0578815154731274</text:p>
              </table:table-cell>
              <table:table-cell office:value-type="float" office:value="0.059471">
                <text:p>0.059471</text:p>
              </table:table-cell>
              <table:table-cell office:value-type="float" office:value="0.0692902237298872">
                <text:p>0.0692902237298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0363236367703">
                <text:p>0.0580363236367703</text:p>
              </table:table-cell>
              <table:table-cell office:value-type="float" office:value="0.059406">
                <text:p>0.059406</text:p>
              </table:table-cell>
              <table:table-cell office:value-type="float" office:value="0.0692902237298872">
                <text:p>0.0692902237298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1128895282745">
                <text:p>0.0581128895282745</text:p>
              </table:table-cell>
              <table:table-cell office:value-type="float" office:value="0.059455">
                <text:p>0.059455</text:p>
              </table:table-cell>
              <table:table-cell office:value-type="float" office:value="0.0692789338936108">
                <text:p>0.0692789338936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83376847207546">
                <text:p>0.0583376847207546</text:p>
              </table:table-cell>
              <table:table-cell office:value-type="float" office:value="0.059592">
                <text:p>0.059592</text:p>
              </table:table-cell>
              <table:table-cell office:value-type="float" office:value="0.0692542958685461">
                <text:p>0.0692542958685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105737507343">
                <text:p>0.0584105737507343</text:p>
              </table:table-cell>
              <table:table-cell office:value-type="float" office:value="0.059665">
                <text:p>0.059665</text:p>
              </table:table-cell>
              <table:table-cell office:value-type="float" office:value="0.0692337582566992">
                <text:p>0.06923375825669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84822595119476">
                <text:p>0.0584822595119476</text:p>
              </table:table-cell>
              <table:table-cell office:value-type="float" office:value="0.059761">
                <text:p>0.059761</text:p>
              </table:table-cell>
              <table:table-cell office:value-type="float" office:value="0.0692188651203516">
                <text:p>0.0692188651203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86215145885944">
                <text:p>0.0586215145885944</text:p>
              </table:table-cell>
              <table:table-cell office:value-type="float" office:value="0.059865">
                <text:p>0.059865</text:p>
              </table:table-cell>
              <table:table-cell office:value-type="float" office:value="0.0692003731507151">
                <text:p>0.0692003731507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87544627487659">
                <text:p>0.0587544627487659</text:p>
              </table:table-cell>
              <table:table-cell office:value-type="float" office:value="0.060093">
                <text:p>0.060093</text:p>
              </table:table-cell>
              <table:table-cell office:value-type="float" office:value="0.0692060239376061">
                <text:p>0.06920602393760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880228549242">
                <text:p>0.058880228549242</text:p>
              </table:table-cell>
              <table:table-cell office:value-type="float" office:value="0.060273">
                <text:p>0.060273</text:p>
              </table:table-cell>
              <table:table-cell office:value-type="float" office:value="0.0691998594226195">
                <text:p>0.0691998594226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9400939643383">
                <text:p>0.0589400939643383</text:p>
              </table:table-cell>
              <table:table-cell office:value-type="float" office:value="0.060302">
                <text:p>0.060302</text:p>
              </table:table-cell>
              <table:table-cell office:value-type="float" office:value="0.0691931806510634">
                <text:p>0.0691931806510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9978098869324">
                <text:p>0.0589978098869324</text:p>
              </table:table-cell>
              <table:table-cell office:value-type="float" office:value="0.060417">
                <text:p>0.060417</text:p>
              </table:table-cell>
              <table:table-cell office:value-type="float" office:value="0.0692106470057519">
                <text:p>0.0692106470057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1063760221005">
                <text:p>0.0591063760221005</text:p>
              </table:table-cell>
              <table:table-cell office:value-type="float" office:value="0.060449">
                <text:p>0.060449</text:p>
              </table:table-cell>
              <table:table-cell office:value-type="float" office:value="0.0692301636209065">
                <text:p>0.06923016362090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91569654643536">
                <text:p>0.0591569654643536</text:p>
              </table:table-cell>
              <table:table-cell office:value-type="float" office:value="0.060572">
                <text:p>0.060572</text:p>
              </table:table-cell>
              <table:table-cell office:value-type="float" office:value="0.0692245145742766">
                <text:p>0.06922451457427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92614114284516">
                <text:p>0.0592614114284516</text:p>
              </table:table-cell>
              <table:table-cell office:value-type="float" office:value="0.060555">
                <text:p>0.060555</text:p>
              </table:table-cell>
              <table:table-cell office:value-type="float" office:value="0.0692286230122186">
                <text:p>0.06922862301221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303805232048">
                <text:p>0.059303805232048</text:p>
              </table:table-cell>
              <table:table-cell office:value-type="float" office:value="0.060729">
                <text:p>0.060729</text:p>
              </table:table-cell>
              <table:table-cell office:value-type="float" office:value="0.0692286230122186">
                <text:p>0.0692286230122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3904368579388">
                <text:p>0.0593904368579388</text:p>
              </table:table-cell>
              <table:table-cell office:value-type="float" office:value="0.060898">
                <text:p>0.060898</text:p>
              </table:table-cell>
              <table:table-cell office:value-type="float" office:value="0.0692168106724875">
                <text:p>0.0692168106724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4372674822807">
                <text:p>0.0594372674822807</text:p>
              </table:table-cell>
              <table:table-cell office:value-type="float" office:value="0.061127">
                <text:p>0.061127</text:p>
              </table:table-cell>
              <table:table-cell office:value-type="float" office:value="0.0691957494766757">
                <text:p>0.0691957494766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5374628901482">
                <text:p>0.0595374628901482</text:p>
              </table:table-cell>
              <table:table-cell office:value-type="float" office:value="0.061186">
                <text:p>0.061186</text:p>
              </table:table-cell>
              <table:table-cell office:value-type="float" office:value="0.069182390664553">
                <text:p>0.069182390664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6455372869968">
                <text:p>0.0596455372869968</text:p>
              </table:table-cell>
              <table:table-cell office:value-type="float" office:value="0.061233">
                <text:p>0.061233</text:p>
              </table:table-cell>
              <table:table-cell office:value-type="float" office:value="0.0691818768186447">
                <text:p>0.06918187681864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7021915018559">
                <text:p>0.0597021915018559</text:p>
              </table:table-cell>
              <table:table-cell office:value-type="float" office:value="0.061262">
                <text:p>0.061262</text:p>
              </table:table-cell>
              <table:table-cell office:value-type="float" office:value="0.0691669738230618">
                <text:p>0.06916697382306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98197802901268">
                <text:p>0.0598197802901268</text:p>
              </table:table-cell>
              <table:table-cell office:value-type="float" office:value="0.061287">
                <text:p>0.061287</text:p>
              </table:table-cell>
              <table:table-cell office:value-type="float" office:value="0.069173654826326">
                <text:p>0.069173654826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941902756691">
                <text:p>0.059941902756691</text:p>
              </table:table-cell>
              <table:table-cell office:value-type="float" office:value="0.061279">
                <text:p>0.061279</text:p>
              </table:table-cell>
              <table:table-cell office:value-type="float" office:value="0.0691839321820814">
                <text:p>0.0691839321820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00667968392372">
                <text:p>0.0600667968392372</text:p>
              </table:table-cell>
              <table:table-cell office:value-type="float" office:value="0.061315">
                <text:p>0.061315</text:p>
              </table:table-cell>
              <table:table-cell office:value-type="float" office:value="0.06919883195633">
                <text:p>0.06919883195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01296834647656">
                <text:p>0.0601296834647656</text:p>
              </table:table-cell>
              <table:table-cell office:value-type="float" office:value="0.061331">
                <text:p>0.061331</text:p>
              </table:table-cell>
              <table:table-cell office:value-type="float" office:value="0.0692132152591314">
                <text:p>0.0692132152591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02551735937595">
                <text:p>0.0602551735937595</text:p>
              </table:table-cell>
              <table:table-cell office:value-type="float" office:value="0.06131">
                <text:p>0.06131</text:p>
              </table:table-cell>
              <table:table-cell office:value-type="float" office:value="0.0692234874311304">
                <text:p>0.0692234874311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03172779083252">
                <text:p>0.0603172779083252</text:p>
              </table:table-cell>
              <table:table-cell office:value-type="float" office:value="0.06118">
                <text:p>0.06118</text:p>
              </table:table-cell>
              <table:table-cell office:value-type="float" office:value="0.0692281094692571">
                <text:p>0.0692281094692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04387223720551">
                <text:p>0.0604387223720551</text:p>
              </table:table-cell>
              <table:table-cell office:value-type="float" office:value="0.06091">
                <text:p>0.06091</text:p>
              </table:table-cell>
              <table:table-cell office:value-type="float" office:value="0.0692430008485132">
                <text:p>0.0692430008485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0497522354126">
                <text:p>0.060497522354126</text:p>
              </table:table-cell>
              <table:table-cell office:value-type="float" office:value="0.060825">
                <text:p>0.060825</text:p>
              </table:table-cell>
              <table:table-cell office:value-type="float" office:value="0.0692435142938585">
                <text:p>0.06924351429385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06099516153336">
                <text:p>0.0606099516153336</text:p>
              </table:table-cell>
              <table:table-cell office:value-type="float" office:value="0.060725">
                <text:p>0.060725</text:p>
              </table:table-cell>
              <table:table-cell office:value-type="float" office:value="0.0692537824938884">
                <text:p>0.06925378249388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07134662568569">
                <text:p>0.0607134662568569</text:p>
              </table:table-cell>
              <table:table-cell office:value-type="float" office:value="0.0603">
                <text:p>0.0603</text:p>
              </table:table-cell>
              <table:table-cell office:value-type="float" office:value="0.069283552659912">
                <text:p>0.069283552659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0761172324419">
                <text:p>0.060761172324419</text:p>
              </table:table-cell>
              <table:table-cell office:value-type="float" office:value="0.059897">
                <text:p>0.059897</text:p>
              </table:table-cell>
              <table:table-cell office:value-type="float" office:value="0.0693071554295884">
                <text:p>0.0693071554295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8470104634762">
                <text:p>0.0608470104634762</text:p>
              </table:table-cell>
              <table:table-cell office:value-type="float" office:value="0.059014">
                <text:p>0.059014</text:p>
              </table:table-cell>
              <table:table-cell office:value-type="float" office:value="0.0693158763897614">
                <text:p>0.06931587638976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08845874667168">
                <text:p>0.0608845874667168</text:p>
              </table:table-cell>
              <table:table-cell office:value-type="float" office:value="0.058481">
                <text:p>0.058481</text:p>
              </table:table-cell>
              <table:table-cell office:value-type="float" office:value="0.0693266479974992">
                <text:p>0.0693266479974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09724558889866">
                <text:p>0.0609724558889866</text:p>
              </table:table-cell>
              <table:table-cell office:value-type="float" office:value="0.057747">
                <text:p>0.057747</text:p>
              </table:table-cell>
              <table:table-cell office:value-type="float" office:value="0.0693512632409645">
                <text:p>0.0693512632409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10076114535332">
                <text:p>0.0610076114535332</text:p>
              </table:table-cell>
              <table:table-cell office:value-type="float" office:value="0.05624">
                <text:p>0.05624</text:p>
              </table:table-cell>
              <table:table-cell office:value-type="float" office:value="0.0694148167240868">
                <text:p>0.06941481672408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0173642635346">
                <text:p>0.0610173642635346</text:p>
              </table:table-cell>
              <table:table-cell office:value-type="float" office:value="0.054981">
                <text:p>0.054981</text:p>
              </table:table-cell>
              <table:table-cell office:value-type="float" office:value="0.0694276236570134">
                <text:p>0.0694276236570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10199980437756">
                <text:p>0.0610199980437756</text:p>
              </table:table-cell>
              <table:table-cell office:value-type="float" office:value="0.054326">
                <text:p>0.054326</text:p>
              </table:table-cell>
              <table:table-cell office:value-type="float" office:value="0.0693835589785295">
                <text:p>0.06938355897852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09985068440437">
                <text:p>0.0609985068440437</text:p>
              </table:table-cell>
              <table:table-cell office:value-type="float" office:value="0.053689">
                <text:p>0.053689</text:p>
              </table:table-cell>
              <table:table-cell office:value-type="float" office:value="0.0693204929748457">
                <text:p>0.0693204929748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9512068331242">
                <text:p>0.0609512068331242</text:p>
              </table:table-cell>
              <table:table-cell office:value-type="float" office:value="0.052267">
                <text:p>0.052267</text:p>
              </table:table-cell>
              <table:table-cell office:value-type="float" office:value="0.0692866316859728">
                <text:p>0.0692866316859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08764737844467">
                <text:p>0.0608764737844467</text:p>
              </table:table-cell>
              <table:table-cell office:value-type="float" office:value="0.051259">
                <text:p>0.051259</text:p>
              </table:table-cell>
              <table:table-cell office:value-type="float" office:value="0.0691957494766757">
                <text:p>0.06919574947667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8283840119839">
                <text:p>0.0608283840119839</text:p>
              </table:table-cell>
              <table:table-cell office:value-type="float" office:value="0.048668">
                <text:p>0.048668</text:p>
              </table:table-cell>
              <table:table-cell office:value-type="float" office:value="0.0692676424281537">
                <text:p>0.0692676424281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07100240886212">
                <text:p>0.0607100240886212</text:p>
              </table:table-cell>
              <table:table-cell office:value-type="float" office:value="0.046283">
                <text:p>0.046283</text:p>
              </table:table-cell>
              <table:table-cell office:value-type="float" office:value="0.0693604919578151">
                <text:p>0.0693604919578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06394745409489">
                <text:p>0.0606394745409489</text:p>
              </table:table-cell>
              <table:table-cell office:value-type="float" office:value="0.042719">
                <text:p>0.042719</text:p>
              </table:table-cell>
              <table:table-cell office:value-type="float" office:value="0.0695719401531133">
                <text:p>0.0695719401531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0746403932571">
                <text:p>0.120746403932571</text:p>
              </table:table-cell>
              <table:table-cell office:value-type="float" office:value="0.045193">
                <text:p>0.045193</text:p>
              </table:table-cell>
              <table:table-cell office:value-type="float" office:value="0.0692784206805247">
                <text:p>0.0692784206805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0394967496395">
                <text:p>0.120394967496395</text:p>
              </table:table-cell>
              <table:table-cell office:value-type="float" office:value="0.036623">
                <text:p>0.036623</text:p>
              </table:table-cell>
              <table:table-cell office:value-type="float" office:value="0.0699946396010234">
                <text:p>0.06999463960102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9977064430714">
                <text:p>0.119977064430714</text:p>
              </table:table-cell>
              <table:table-cell office:value-type="float" office:value="0.024168">
                <text:p>0.024168</text:p>
              </table:table-cell>
              <table:table-cell office:value-type="float" office:value="0.0711322378279161">
                <text:p>0.0711322378279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9492009282112">
                <text:p>0.119492009282112</text:p>
              </table:table-cell>
              <table:table-cell office:value-type="float" office:value="-0.000686">
                <text:p>-0.000686</text:p>
              </table:table-cell>
              <table:table-cell office:value-type="float" office:value="0.0733434998543992">
                <text:p>0.0733434998543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8939459323883">
                <text:p>0.118939459323883</text:p>
              </table:table-cell>
              <table:table-cell office:value-type="float" office:value="-0.017363">
                <text:p>-0.017363</text:p>
              </table:table-cell>
              <table:table-cell office:value-type="float" office:value="0.0751279391263836">
                <text:p>0.0751279391263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8319943547249">
                <text:p>0.118319943547249</text:p>
              </table:table-cell>
              <table:table-cell office:value-type="float" office:value="-0.036172">
                <text:p>-0.036172</text:p>
              </table:table-cell>
              <table:table-cell office:value-type="float" office:value="0.0769753404895893">
                <text:p>0.0769753404895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7634274065495">
                <text:p>0.117634274065495</text:p>
              </table:table-cell>
              <table:table-cell office:value-type="float" office:value="-0.049195">
                <text:p>-0.049195</text:p>
              </table:table-cell>
              <table:table-cell office:value-type="float" office:value="0.0792198197655312">
                <text:p>0.0792198197655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883903741837">
                <text:p>0.116883903741837</text:p>
              </table:table-cell>
              <table:table-cell office:value-type="float" office:value="-0.049844">
                <text:p>-0.049844</text:p>
              </table:table-cell>
              <table:table-cell office:value-type="float" office:value="0.0814570196485555">
                <text:p>0.0814570196485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5642033517361">
                <text:p>0.115642033517361</text:p>
              </table:table-cell>
              <table:table-cell office:value-type="float" office:value="-0.045854">
                <text:p>-0.045854</text:p>
              </table:table-cell>
              <table:table-cell office:value-type="float" office:value="0.0842701595860456">
                <text:p>0.0842701595860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4269271492958">
                <text:p>0.114269271492958</text:p>
              </table:table-cell>
              <table:table-cell office:value-type="float" office:value="-0.039002">
                <text:p>-0.039002</text:p>
              </table:table-cell>
              <table:table-cell office:value-type="float" office:value="0.0874106686150011">
                <text:p>0.08741066861500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3784648478031">
                <text:p>0.113784648478031</text:p>
              </table:table-cell>
              <table:table-cell office:value-type="float" office:value="-0.033778">
                <text:p>-0.033778</text:p>
              </table:table-cell>
              <table:table-cell office:value-type="float" office:value="0.0905292157774036">
                <text:p>0.0905292157774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2257190048695">
                <text:p>0.112257190048695</text:p>
              </table:table-cell>
              <table:table-cell office:value-type="float" office:value="-0.032459">
                <text:p>-0.032459</text:p>
              </table:table-cell>
              <table:table-cell office:value-type="float" office:value="0.0933643713758451">
                <text:p>0.0933643713758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1183553934097">
                <text:p>0.111183553934097</text:p>
              </table:table-cell>
              <table:table-cell office:value-type="float" office:value="-0.037163">
                <text:p>-0.037163</text:p>
              </table:table-cell>
              <table:table-cell office:value-type="float" office:value="0.0958533131233323">
                <text:p>0.0958533131233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071949660778">
                <text:p>0.110071949660778</text:p>
              </table:table-cell>
              <table:table-cell office:value-type="float" office:value="-0.044972">
                <text:p>-0.044972</text:p>
              </table:table-cell>
              <table:table-cell office:value-type="float" office:value="0.0979757169088003">
                <text:p>0.0979757169088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9503664076328">
                <text:p>0.109503664076328</text:p>
              </table:table-cell>
              <table:table-cell office:value-type="float" office:value="-0.05001">
                <text:p>-0.05001</text:p>
              </table:table-cell>
              <table:table-cell office:value-type="float" office:value="0.0998278028449722">
                <text:p>0.09982780284497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8346164226532">
                <text:p>0.108346164226532</text:p>
              </table:table-cell>
              <table:table-cell office:value-type="float" office:value="-0.051291">
                <text:p>-0.051291</text:p>
              </table:table-cell>
              <table:table-cell office:value-type="float" office:value="0.101349163064238">
                <text:p>0.101349163064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8492231369">
                <text:p>0.107758492231369</text:p>
              </table:table-cell>
              <table:table-cell office:value-type="float" office:value="-0.051421">
                <text:p>-0.051421</text:p>
              </table:table-cell>
              <table:table-cell office:value-type="float" office:value="0.102676021317539">
                <text:p>0.102676021317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6569595634937">
                <text:p>0.106569595634937</text:p>
              </table:table-cell>
              <table:table-cell office:value-type="float" office:value="-0.049251">
                <text:p>-0.049251</text:p>
              </table:table-cell>
              <table:table-cell office:value-type="float" office:value="0.103727746745795">
                <text:p>0.1037277467457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5368420481682">
                <text:p>0.105368420481682</text:p>
              </table:table-cell>
              <table:table-cell office:value-type="float" office:value="-0.046669">
                <text:p>-0.046669</text:p>
              </table:table-cell>
              <table:table-cell office:value-type="float" office:value="0.104654767795372">
                <text:p>0.1046547677953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765586555004">
                <text:p>0.104765586555004</text:p>
              </table:table-cell>
              <table:table-cell office:value-type="float" office:value="-0.045791">
                <text:p>-0.045791</text:p>
              </table:table-cell>
              <table:table-cell office:value-type="float" office:value="0.105478043050282">
                <text:p>0.1054780430502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3559859097004">
                <text:p>0.103559859097004</text:p>
              </table:table-cell>
              <table:table-cell office:value-type="float" office:value="-0.046806">
                <text:p>-0.046806</text:p>
              </table:table-cell>
              <table:table-cell office:value-type="float" office:value="0.106217819143961">
                <text:p>0.1062178191439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2958895266056">
                <text:p>0.102958895266056</text:p>
              </table:table-cell>
              <table:table-cell office:value-type="float" office:value="-0.04759">
                <text:p>-0.04759</text:p>
              </table:table-cell>
              <table:table-cell office:value-type="float" office:value="0.106823733439322">
                <text:p>0.1068237334393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236057639122">
                <text:p>0.10236057639122</text:p>
              </table:table-cell>
              <table:table-cell office:value-type="float" office:value="-0.046743">
                <text:p>-0.046743</text:p>
              </table:table-cell>
              <table:table-cell office:value-type="float" office:value="0.107314919700475">
                <text:p>0.1073149197004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1175539195538">
                <text:p>0.101175539195538</text:p>
              </table:table-cell>
              <table:table-cell office:value-type="float" office:value="-0.043501">
                <text:p>-0.043501</text:p>
              </table:table-cell>
              <table:table-cell office:value-type="float" office:value="0.107711981364867">
                <text:p>0.1077119813648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0012712180614">
                <text:p>0.100012712180614</text:p>
              </table:table-cell>
              <table:table-cell office:value-type="float" office:value="-0.038962">
                <text:p>-0.038962</text:p>
              </table:table-cell>
              <table:table-cell office:value-type="float" office:value="0.10801873733812">
                <text:p>0.108018737338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4421243667603">
                <text:p>0.0994421243667603</text:p>
              </table:table-cell>
              <table:table-cell office:value-type="float" office:value="-0.034435">
                <text:p>-0.034435</text:p>
              </table:table-cell>
              <table:table-cell office:value-type="float" office:value="0.108226606092056">
                <text:p>0.108226606092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77855324745178">
                <text:p>0.0977855324745178</text:p>
              </table:table-cell>
              <table:table-cell office:value-type="float" office:value="-0.029872">
                <text:p>-0.029872</text:p>
              </table:table-cell>
              <table:table-cell office:value-type="float" office:value="0.108345208963644">
                <text:p>0.1083452089636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67371314764023">
                <text:p>0.0967371314764023</text:p>
              </table:table-cell>
              <table:table-cell office:value-type="float" office:value="-0.024571">
                <text:p>-0.024571</text:p>
              </table:table-cell>
              <table:table-cell office:value-type="float" office:value="0.108397002670418">
                <text:p>0.108397002670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57427099347115">
                <text:p>0.0957427099347115</text:p>
              </table:table-cell>
              <table:table-cell office:value-type="float" office:value="-0.020704">
                <text:p>-0.020704</text:p>
              </table:table-cell>
              <table:table-cell office:value-type="float" office:value="0.108396628170763">
                <text:p>0.108396628170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48099792003632">
                <text:p>0.0948099792003632</text:p>
              </table:table-cell>
              <table:table-cell office:value-type="float" office:value="-0.017185">
                <text:p>-0.017185</text:p>
              </table:table-cell>
              <table:table-cell office:value-type="float" office:value="0.108355958283692">
                <text:p>0.1083559582836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39463824033737">
                <text:p>0.0939463824033737</text:p>
              </table:table-cell>
              <table:table-cell office:value-type="float" office:value="-0.015269">
                <text:p>-0.015269</text:p>
              </table:table-cell>
              <table:table-cell office:value-type="float" office:value="0.108285007512166">
                <text:p>0.108285007512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35428217053414">
                <text:p>0.0935428217053414</text:p>
              </table:table-cell>
              <table:table-cell office:value-type="float" office:value="-0.012192">
                <text:p>-0.012192</text:p>
              </table:table-cell>
              <table:table-cell office:value-type="float" office:value="0.10819731433868">
                <text:p>0.108197314338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31591838598251">
                <text:p>0.0931591838598251</text:p>
              </table:table-cell>
              <table:table-cell office:value-type="float" office:value="-0.008655">
                <text:p>-0.008655</text:p>
              </table:table-cell>
              <table:table-cell office:value-type="float" office:value="0.10809081146531">
                <text:p>0.108090811465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21366140246391">
                <text:p>0.0921366140246391</text:p>
              </table:table-cell>
              <table:table-cell office:value-type="float" office:value="-0.00451">
                <text:p>-0.00451</text:p>
              </table:table-cell>
              <table:table-cell office:value-type="float" office:value="0.107968475521425">
                <text:p>0.1079684755214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15697291493416">
                <text:p>0.0915697291493416</text:p>
              </table:table-cell>
              <table:table-cell office:value-type="float" office:value="-0.000551">
                <text:p>-0.000551</text:p>
              </table:table-cell>
              <table:table-cell office:value-type="float" office:value="0.107835860161779">
                <text:p>0.1078358601617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13229808211327">
                <text:p>0.0913229808211327</text:p>
              </table:table-cell>
              <table:table-cell office:value-type="float" office:value="0.003554">
                <text:p>0.003554</text:p>
              </table:table-cell>
              <table:table-cell office:value-type="float" office:value="0.107670016566647">
                <text:p>0.1076700165666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09062176942825">
                <text:p>0.0909062176942825</text:p>
              </table:table-cell>
              <table:table-cell office:value-type="float" office:value="0.008511">
                <text:p>0.008511</text:p>
              </table:table-cell>
              <table:table-cell office:value-type="float" office:value="0.107462503471815">
                <text:p>0.107462503471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05959755182266">
                <text:p>0.0905959755182266</text:p>
              </table:table-cell>
              <table:table-cell office:value-type="float" office:value="0.012078">
                <text:p>0.012078</text:p>
              </table:table-cell>
              <table:table-cell office:value-type="float" office:value="0.107193323465317">
                <text:p>0.107193323465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482197701931">
                <text:p>0.090482197701931</text:p>
              </table:table-cell>
              <table:table-cell office:value-type="float" office:value="0.014636">
                <text:p>0.014636</text:p>
              </table:table-cell>
              <table:table-cell office:value-type="float" office:value="0.10685589865218">
                <text:p>0.106855898652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3397724032402">
                <text:p>0.0903397724032402</text:p>
              </table:table-cell>
              <table:table-cell office:value-type="float" office:value="0.016533">
                <text:p>0.016533</text:p>
              </table:table-cell>
              <table:table-cell office:value-type="float" office:value="0.106435107136875">
                <text:p>0.10643510713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3711020946503">
                <text:p>0.0903711020946503</text:p>
              </table:table-cell>
              <table:table-cell office:value-type="float" office:value="0.017444">
                <text:p>0.017444</text:p>
              </table:table-cell>
              <table:table-cell office:value-type="float" office:value="0.10592863986598">
                <text:p>0.105928639865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08608064055443">
                <text:p>0.0908608064055443</text:p>
              </table:table-cell>
              <table:table-cell office:value-type="float" office:value="0.01778">
                <text:p>0.01778</text:p>
              </table:table-cell>
              <table:table-cell office:value-type="float" office:value="0.105363370122255">
                <text:p>0.105363370122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18794572353363">
                <text:p>0.0918794572353363</text:p>
              </table:table-cell>
              <table:table-cell office:value-type="float" office:value="0.018584">
                <text:p>0.018584</text:p>
              </table:table-cell>
              <table:table-cell office:value-type="float" office:value="0.104720176529717">
                <text:p>0.1047201765297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25698429346085">
                <text:p>0.0925698429346085</text:p>
              </table:table-cell>
              <table:table-cell office:value-type="float" office:value="0.020134">
                <text:p>0.020134</text:p>
              </table:table-cell>
              <table:table-cell office:value-type="float" office:value="0.104093651395412">
                <text:p>0.1040936513954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33708027005196">
                <text:p>0.0933708027005196</text:p>
              </table:table-cell>
              <table:table-cell office:value-type="float" office:value="0.021923">
                <text:p>0.021923</text:p>
              </table:table-cell>
              <table:table-cell office:value-type="float" office:value="0.103502384226747">
                <text:p>0.1035023842267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52718853950501">
                <text:p>0.0952718853950501</text:p>
              </table:table-cell>
              <table:table-cell office:value-type="float" office:value="0.024773">
                <text:p>0.024773</text:p>
              </table:table-cell>
              <table:table-cell office:value-type="float" office:value="0.102984261938391">
                <text:p>0.1029842619383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6355028450489">
                <text:p>0.096355028450489</text:p>
              </table:table-cell>
              <table:table-cell office:value-type="float" office:value="0.027534">
                <text:p>0.027534</text:p>
              </table:table-cell>
              <table:table-cell office:value-type="float" office:value="0.102599111343101">
                <text:p>0.102599111343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5149273872376">
                <text:p>0.0975149273872376</text:p>
              </table:table-cell>
              <table:table-cell office:value-type="float" office:value="0.029712">
                <text:p>0.029712</text:p>
              </table:table-cell>
              <table:table-cell office:value-type="float" office:value="0.102289506333037">
                <text:p>0.1022895063330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87427309155464">
                <text:p>0.0987427309155464</text:p>
              </table:table-cell>
              <table:table-cell office:value-type="float" office:value="0.032116">
                <text:p>0.032116</text:p>
              </table:table-cell>
              <table:table-cell office:value-type="float" office:value="0.102065765397069">
                <text:p>0.1020657653970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1366318762302">
                <text:p>0.101366318762302</text:p>
              </table:table-cell>
              <table:table-cell office:value-type="float" office:value="0.034746">
                <text:p>0.034746</text:p>
              </table:table-cell>
              <table:table-cell office:value-type="float" office:value="0.101881237532142">
                <text:p>0.1018812375321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2744370698929">
                <text:p>0.102744370698929</text:p>
              </table:table-cell>
              <table:table-cell office:value-type="float" office:value="0.039029">
                <text:p>0.039029</text:p>
              </table:table-cell>
              <table:table-cell office:value-type="float" office:value="0.101741580140501">
                <text:p>0.1017415801405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5589389801025">
                <text:p>0.105589389801025</text:p>
              </table:table-cell>
              <table:table-cell office:value-type="float" office:value="0.043726">
                <text:p>0.043726</text:p>
              </table:table-cell>
              <table:table-cell office:value-type="float" office:value="0.101525554854621">
                <text:p>0.1015255548546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7039503753185">
                <text:p>0.107039503753185</text:p>
              </table:table-cell>
              <table:table-cell office:value-type="float" office:value="0.046957">
                <text:p>0.046957</text:p>
              </table:table-cell>
              <table:table-cell office:value-type="float" office:value="0.101299960847281">
                <text:p>0.1012999608472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8497194945812">
                <text:p>0.108497194945812</text:p>
              </table:table-cell>
              <table:table-cell office:value-type="float" office:value="0.047106">
                <text:p>0.047106</text:p>
              </table:table-cell>
              <table:table-cell office:value-type="float" office:value="0.101111991187267">
                <text:p>0.1011119911872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954714775085">
                <text:p>0.109954714775085</text:p>
              </table:table-cell>
              <table:table-cell office:value-type="float" office:value="0.047233">
                <text:p>0.047233</text:p>
              </table:table-cell>
              <table:table-cell office:value-type="float" office:value="0.100900681263303">
                <text:p>0.1009006812633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4255219697952">
                <text:p>0.114255219697952</text:p>
              </table:table-cell>
              <table:table-cell office:value-type="float" office:value="0.049585">
                <text:p>0.049585</text:p>
              </table:table-cell>
              <table:table-cell office:value-type="float" office:value="0.100756164706307">
                <text:p>0.1007561647063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6998299956322">
                <text:p>0.116998299956322</text:p>
              </table:table-cell>
              <table:table-cell office:value-type="float" office:value="0.049367">
                <text:p>0.049367</text:p>
              </table:table-cell>
              <table:table-cell office:value-type="float" office:value="0.100637729795358">
                <text:p>0.1006377297953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8316158652306">
                <text:p>0.118316158652306</text:p>
              </table:table-cell>
              <table:table-cell office:value-type="float" office:value="0.048303">
                <text:p>0.048303</text:p>
              </table:table-cell>
              <table:table-cell office:value-type="float" office:value="0.100751399394533">
                <text:p>0.100751399394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20822064578533">
                <text:p>0.120822064578533</text:p>
              </table:table-cell>
              <table:table-cell office:value-type="float" office:value="0.047475">
                <text:p>0.047475</text:p>
              </table:table-cell>
              <table:table-cell office:value-type="float" office:value="0.101119078817518">
                <text:p>0.1011190788175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2002899646759">
                <text:p>0.122002899646759</text:p>
              </table:table-cell>
              <table:table-cell office:value-type="float" office:value="0.045">
                <text:p>0.045</text:p>
              </table:table-cell>
              <table:table-cell office:value-type="float" office:value="0.101869708358113">
                <text:p>0.101869708358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4206528067589">
                <text:p>0.124206528067589</text:p>
              </table:table-cell>
              <table:table-cell office:value-type="float" office:value="0.042692">
                <text:p>0.042692</text:p>
              </table:table-cell>
              <table:table-cell office:value-type="float" office:value="0.103147079122201">
                <text:p>0.1031470791222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5225275754929">
                <text:p>0.125225275754929</text:p>
              </table:table-cell>
              <table:table-cell office:value-type="float" office:value="0.042858">
                <text:p>0.042858</text:p>
              </table:table-cell>
              <table:table-cell office:value-type="float" office:value="0.104704414813558">
                <text:p>0.1047044148135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7091228961945">
                <text:p>0.127091228961945</text:p>
              </table:table-cell>
              <table:table-cell office:value-type="float" office:value="0.041167">
                <text:p>0.041167</text:p>
              </table:table-cell>
              <table:table-cell office:value-type="float" office:value="0.106259771193416">
                <text:p>0.1062597711934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8726467490196">
                <text:p>0.128726467490196</text:p>
              </table:table-cell>
              <table:table-cell office:value-type="float" office:value="0.039398">
                <text:p>0.039398</text:p>
              </table:table-cell>
              <table:table-cell office:value-type="float" office:value="0.107497258204442">
                <text:p>0.1074972582044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9458665847778">
                <text:p>0.129458665847778</text:p>
              </table:table-cell>
              <table:table-cell office:value-type="float" office:value="0.036829">
                <text:p>0.036829</text:p>
              </table:table-cell>
              <table:table-cell office:value-type="float" office:value="0.108227794799707">
                <text:p>0.1082277947997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0757987499237">
                <text:p>0.130757987499237</text:p>
              </table:table-cell>
              <table:table-cell office:value-type="float" office:value="0.031099">
                <text:p>0.031099</text:p>
              </table:table-cell>
              <table:table-cell office:value-type="float" office:value="0.108388228254526">
                <text:p>0.1083882282545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1328493356705">
                <text:p>0.131328493356705</text:p>
              </table:table-cell>
              <table:table-cell office:value-type="float" office:value="0.025174">
                <text:p>0.025174</text:p>
              </table:table-cell>
              <table:table-cell office:value-type="float" office:value="0.107942552528513">
                <text:p>0.1079425525285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2321521639824">
                <text:p>0.132321521639824</text:p>
              </table:table-cell>
              <table:table-cell office:value-type="float" office:value="0.019722">
                <text:p>0.019722</text:p>
              </table:table-cell>
              <table:table-cell office:value-type="float" office:value="0.106833203979063">
                <text:p>0.1068332039790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3479103446007">
                <text:p>0.133479103446007</text:p>
              </table:table-cell>
              <table:table-cell office:value-type="float" office:value="0.016397">
                <text:p>0.016397</text:p>
              </table:table-cell>
              <table:table-cell office:value-type="float" office:value="0.104870454891082">
                <text:p>0.1048704548910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77404180169106">
                <text:p>0.0677404180169106</text:p>
              </table:table-cell>
              <table:table-cell office:value-type="float" office:value="0.0107">
                <text:p>0.0107</text:p>
              </table:table-cell>
              <table:table-cell office:value-type="float" office:value="0.101892840290024">
                <text:p>0.1018928402900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8920224308968">
                <text:p>0.0678920224308968</text:p>
              </table:table-cell>
              <table:table-cell office:value-type="float" office:value="0.004988">
                <text:p>0.004988</text:p>
              </table:table-cell>
              <table:table-cell office:value-type="float" office:value="0.0976440613429342">
                <text:p>0.09764406134293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79651200771332">
                <text:p>0.0679651200771332</text:p>
              </table:table-cell>
              <table:table-cell office:value-type="float" office:value="0.003249">
                <text:p>0.003249</text:p>
              </table:table-cell>
              <table:table-cell office:value-type="float" office:value="0.0919560908567506">
                <text:p>0.09195609085675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80892691016197">
                <text:p>0.0680892691016197</text:p>
              </table:table-cell>
              <table:table-cell office:value-type="float" office:value="0.004698">
                <text:p>0.004698</text:p>
              </table:table-cell>
              <table:table-cell office:value-type="float" office:value="0.0852104425822588">
                <text:p>0.0852104425822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81891590356827">
                <text:p>0.0681891590356827</text:p>
              </table:table-cell>
              <table:table-cell office:value-type="float" office:value="0.00949">
                <text:p>0.00949</text:p>
              </table:table-cell>
              <table:table-cell office:value-type="float" office:value="0.0782405998029912">
                <text:p>0.0782405998029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82312995195389">
                <text:p>0.0682312995195389</text:p>
              </table:table-cell>
              <table:table-cell office:value-type="float" office:value="0.019911">
                <text:p>0.019911</text:p>
              </table:table-cell>
              <table:table-cell office:value-type="float" office:value="0.0723316229703038">
                <text:p>0.07233162297030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82687684893608">
                <text:p>0.0682687684893608</text:p>
              </table:table-cell>
              <table:table-cell office:value-type="float" office:value="0.045445">
                <text:p>0.045445</text:p>
              </table:table-cell>
              <table:table-cell office:value-type="float" office:value="0.0684830416399119">
                <text:p>0.06848304163991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83306455612183">
                <text:p>0.0683306455612183</text:p>
              </table:table-cell>
              <table:table-cell office:value-type="float" office:value="0.059817">
                <text:p>0.059817</text:p>
              </table:table-cell>
              <table:table-cell office:value-type="float" office:value="0.0658302040983128">
                <text:p>0.06583020409831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8355493247509">
                <text:p>0.068355493247509</text:p>
              </table:table-cell>
              <table:table-cell office:value-type="float" office:value="0.075541">
                <text:p>0.075541</text:p>
              </table:table-cell>
              <table:table-cell office:value-type="float" office:value="0.0634118011942345">
                <text:p>0.06341180119423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83765783905983">
                <text:p>0.0683765783905983</text:p>
              </table:table-cell>
              <table:table-cell office:value-type="float" office:value="0.091494">
                <text:p>0.091494</text:p>
              </table:table-cell>
              <table:table-cell office:value-type="float" office:value="0.0615531743957074">
                <text:p>0.06155317439570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4077888727188">
                <text:p>0.0684077888727188</text:p>
              </table:table-cell>
              <table:table-cell office:value-type="float" office:value="0.096036">
                <text:p>0.096036</text:p>
              </table:table-cell>
              <table:table-cell office:value-type="float" office:value="0.060928853058142">
                <text:p>0.0609288530581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84250593185425">
                <text:p>0.0684250593185425</text:p>
              </table:table-cell>
              <table:table-cell office:value-type="float" office:value="0.094316">
                <text:p>0.094316</text:p>
              </table:table-cell>
              <table:table-cell office:value-type="float" office:value="0.0612544891267778">
                <text:p>0.0612544891267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84285312891007">
                <text:p>0.0684285312891007</text:p>
              </table:table-cell>
              <table:table-cell office:value-type="float" office:value="0.091088">
                <text:p>0.091088</text:p>
              </table:table-cell>
              <table:table-cell office:value-type="float" office:value="0.0616222259919806">
                <text:p>0.0616222259919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84270560741425">
                <text:p>0.0684270560741425</text:p>
              </table:table-cell>
              <table:table-cell office:value-type="float" office:value="0.088894">
                <text:p>0.088894</text:p>
              </table:table-cell>
              <table:table-cell office:value-type="float" office:value="0.0616457929223782">
                <text:p>0.0616457929223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8425789475441">
                <text:p>0.068425789475441</text:p>
              </table:table-cell>
              <table:table-cell office:value-type="float" office:value="0.089571">
                <text:p>0.089571</text:p>
              </table:table-cell>
              <table:table-cell office:value-type="float" office:value="0.0613800412875792">
                <text:p>0.06138004128757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84239268302918">
                <text:p>0.0684239268302918</text:p>
              </table:table-cell>
              <table:table-cell office:value-type="float" office:value="0.089805">
                <text:p>0.089805</text:p>
              </table:table-cell>
              <table:table-cell office:value-type="float" office:value="0.0612488550635598">
                <text:p>0.06124885506355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4226602315903">
                <text:p>0.0684226602315903</text:p>
              </table:table-cell>
              <table:table-cell office:value-type="float" office:value="0.089974">
                <text:p>0.089974</text:p>
              </table:table-cell>
              <table:table-cell office:value-type="float" office:value="0.061257306032159">
                <text:p>0.0612573060321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222429990768">
                <text:p>0.0684222429990768</text:p>
              </table:table-cell>
              <table:table-cell office:value-type="float" office:value="0.090249">
                <text:p>0.090249</text:p>
              </table:table-cell>
              <table:table-cell office:value-type="float" office:value="0.0612696994161117">
                <text:p>0.06126969941611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4218779206276">
                <text:p>0.0684218779206276</text:p>
              </table:table-cell>
              <table:table-cell office:value-type="float" office:value="0.090562">
                <text:p>0.090562</text:p>
              </table:table-cell>
              <table:table-cell office:value-type="float" office:value="0.0612911023328856">
                <text:p>0.06129110233288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84213563799858">
                <text:p>0.0684213563799858</text:p>
              </table:table-cell>
              <table:table-cell office:value-type="float" office:value="0.090901">
                <text:p>0.090901</text:p>
              </table:table-cell>
              <table:table-cell office:value-type="float" office:value="0.0612927918298278">
                <text:p>0.06129279182982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84211477637291">
                <text:p>0.0684211477637291</text:p>
              </table:table-cell>
              <table:table-cell office:value-type="float" office:value="0.091082">
                <text:p>0.091082</text:p>
              </table:table-cell>
              <table:table-cell office:value-type="float" office:value="0.0612956075907433">
                <text:p>0.06129560759074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84209987521172">
                <text:p>0.0684209987521172</text:p>
              </table:table-cell>
              <table:table-cell office:value-type="float" office:value="0.091409">
                <text:p>0.091409</text:p>
              </table:table-cell>
              <table:table-cell office:value-type="float" office:value="0.0613243235453253">
                <text:p>0.0613243235453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84208124876022">
                <text:p>0.0684208124876022</text:p>
              </table:table-cell>
              <table:table-cell office:value-type="float" office:value="0.091479">
                <text:p>0.091479</text:p>
              </table:table-cell>
              <table:table-cell office:value-type="float" office:value="0.0613108112455422">
                <text:p>0.06131081124554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84207305312157">
                <text:p>0.0684207305312157</text:p>
              </table:table-cell>
              <table:table-cell office:value-type="float" office:value="0.091195">
                <text:p>0.091195</text:p>
              </table:table-cell>
              <table:table-cell office:value-type="float" office:value="0.0613519051371561">
                <text:p>0.06135190513715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84205889701843">
                <text:p>0.0684205889701843</text:p>
              </table:table-cell>
              <table:table-cell office:value-type="float" office:value="0.091177">
                <text:p>0.091177</text:p>
              </table:table-cell>
              <table:table-cell office:value-type="float" office:value="0.0613755400690122">
                <text:p>0.0613755400690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84205591678619">
                <text:p>0.0684205591678619</text:p>
              </table:table-cell>
              <table:table-cell office:value-type="float" office:value="0.090757">
                <text:p>0.090757</text:p>
              </table:table-cell>
              <table:table-cell office:value-type="float" office:value="0.0614334767895376">
                <text:p>0.06143347678953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84205144643784">
                <text:p>0.0684205144643784</text:p>
              </table:table-cell>
              <table:table-cell office:value-type="float" office:value="0.090407">
                <text:p>0.090407</text:p>
              </table:table-cell>
              <table:table-cell office:value-type="float" office:value="0.0614919397700579">
                <text:p>0.06149193977005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84204772114754">
                <text:p>0.0684204772114754</text:p>
              </table:table-cell>
              <table:table-cell office:value-type="float" office:value="0.090137">
                <text:p>0.090137</text:p>
              </table:table-cell>
              <table:table-cell office:value-type="float" office:value="0.0615014927567881">
                <text:p>0.06150149275678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84204548597336">
                <text:p>0.0684204548597336</text:p>
              </table:table-cell>
              <table:table-cell office:value-type="float" office:value="0.090053">
                <text:p>0.090053</text:p>
              </table:table-cell>
              <table:table-cell office:value-type="float" office:value="0.061490253847888">
                <text:p>0.0614902538478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947">
                <text:p>0.089947</text:p>
              </table:table-cell>
              <table:table-cell office:value-type="float" office:value="0.0615093591918922">
                <text:p>0.06150935919189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0.089903">
                <text:p>0.089903</text:p>
              </table:table-cell>
              <table:table-cell office:value-type="float" office:value="0.0615037403769965">
                <text:p>0.06150374037699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874">
                <text:p>0.089874</text:p>
              </table:table-cell>
              <table:table-cell office:value-type="float" office:value="0.0614936256619332">
                <text:p>0.06149362566193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873">
                <text:p>0.089873</text:p>
              </table:table-cell>
              <table:table-cell office:value-type="float" office:value="0.0614969973547996">
                <text:p>0.06149699735479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46">
                <text:p>0.089746</text:p>
              </table:table-cell>
              <table:table-cell office:value-type="float" office:value="0.0615217193998042">
                <text:p>0.06152171939980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0.089619">
                <text:p>0.089619</text:p>
              </table:table-cell>
              <table:table-cell office:value-type="float" office:value="0.0615335162603006">
                <text:p>0.06153351626030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53">
                <text:p>0.089653</text:p>
              </table:table-cell>
              <table:table-cell office:value-type="float" office:value="0.061536886519219">
                <text:p>0.061536886519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0.089772">
                <text:p>0.089772</text:p>
              </table:table-cell>
              <table:table-cell office:value-type="float" office:value="0.0615481198404336">
                <text:p>0.0615481198404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0.089765">
                <text:p>0.089765</text:p>
              </table:table-cell>
              <table:table-cell office:value-type="float" office:value="0.0615615980486034">
                <text:p>0.06156159804860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71">
                <text:p>0.089771</text:p>
              </table:table-cell>
              <table:table-cell office:value-type="float" office:value="0.0615773201742984">
                <text:p>0.0615773201742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84203878045082">
                <text:p>0.0684203878045082</text:p>
              </table:table-cell>
              <table:table-cell office:value-type="float" office:value="0.089894">
                <text:p>0.089894</text:p>
              </table:table-cell>
              <table:table-cell office:value-type="float" office:value="0.061579565976826">
                <text:p>0.0615795659768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84203952550888">
                <text:p>0.0684203952550888</text:p>
              </table:table-cell>
              <table:table-cell office:value-type="float" office:value="0.08978">
                <text:p>0.08978</text:p>
              </table:table-cell>
              <table:table-cell office:value-type="float" office:value="0.0615924782961932">
                <text:p>0.0615924782961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47">
                <text:p>0.089747</text:p>
              </table:table-cell>
              <table:table-cell office:value-type="float" office:value="0.0616059501222837">
                <text:p>0.06160595012228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59">
                <text:p>0.089759</text:p>
              </table:table-cell>
              <table:table-cell office:value-type="float" office:value="0.0616093177758595">
                <text:p>0.0616093177758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24">
                <text:p>0.089724</text:p>
              </table:table-cell>
              <table:table-cell office:value-type="float" office:value="0.0616194200095147">
                <text:p>0.06161942000951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811">
                <text:p>0.089811</text:p>
              </table:table-cell>
              <table:table-cell office:value-type="float" office:value="0.0616177363796422">
                <text:p>0.06161773637964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43">
                <text:p>0.089643</text:p>
              </table:table-cell>
              <table:table-cell office:value-type="float" office:value="0.0616317657029088">
                <text:p>0.06163176570290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23">
                <text:p>0.089623</text:p>
              </table:table-cell>
              <table:table-cell office:value-type="float" office:value="0.0616379379386632">
                <text:p>0.06163793793866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38">
                <text:p>0.089738</text:p>
              </table:table-cell>
              <table:table-cell office:value-type="float" office:value="0.0616334490803256">
                <text:p>0.06163344908032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01">
                <text:p>0.089701</text:p>
              </table:table-cell>
              <table:table-cell office:value-type="float" office:value="0.0616396212049995">
                <text:p>0.06163962120499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7">
                <text:p>0.08967</text:p>
              </table:table-cell>
              <table:table-cell office:value-type="float" office:value="0.0616502811882865">
                <text:p>0.06165028118828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538">
                <text:p>0.089538</text:p>
              </table:table-cell>
              <table:table-cell office:value-type="float" office:value="0.0616643056307435">
                <text:p>0.06166430563074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517">
                <text:p>0.089517</text:p>
              </table:table-cell>
              <table:table-cell office:value-type="float" office:value="0.0616687930080078">
                <text:p>0.0616687930080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43">
                <text:p>0.089643</text:p>
              </table:table-cell>
              <table:table-cell office:value-type="float" office:value="0.061665427495256">
                <text:p>0.0616654274952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94">
                <text:p>0.089494</text:p>
              </table:table-cell>
              <table:table-cell office:value-type="float" office:value="0.0616755236699752">
                <text:p>0.0616755236699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82">
                <text:p>0.089482</text:p>
              </table:table-cell>
              <table:table-cell office:value-type="float" office:value="0.0616783279694034">
                <text:p>0.06167832796940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54">
                <text:p>0.089454</text:p>
              </table:table-cell>
              <table:table-cell office:value-type="float" office:value="0.0616755236699752">
                <text:p>0.0616755236699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48">
                <text:p>0.089448</text:p>
              </table:table-cell>
              <table:table-cell office:value-type="float" office:value="0.0616772062597303">
                <text:p>0.06167720625973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17">
                <text:p>0.089417</text:p>
              </table:table-cell>
              <table:table-cell office:value-type="float" office:value="0.0616788888191908">
                <text:p>0.06167888881919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12">
                <text:p>0.089412</text:p>
              </table:table-cell>
              <table:table-cell office:value-type="float" office:value="0.0616794496656121">
                <text:p>0.06167944966561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01">
                <text:p>0.089401</text:p>
              </table:table-cell>
              <table:table-cell office:value-type="float" office:value="0.0616744019266414">
                <text:p>0.06167440192664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261">
                <text:p>0.089261</text:p>
              </table:table-cell>
              <table:table-cell office:value-type="float" office:value="0.0616828146734526">
                <text:p>0.0616828146734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78">
                <text:p>0.089278</text:p>
              </table:table-cell>
              <table:table-cell office:value-type="float" office:value="0.0616800105086674">
                <text:p>0.0616800105086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58">
                <text:p>0.089258</text:p>
              </table:table-cell>
              <table:table-cell office:value-type="float" office:value="0.0616788888191908">
                <text:p>0.0616788888191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19">
                <text:p>0.089219</text:p>
              </table:table-cell>
              <table:table-cell office:value-type="float" office:value="0.0616844971319307">
                <text:p>0.0616844971319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11">
                <text:p>0.089211</text:p>
              </table:table-cell>
              <table:table-cell office:value-type="float" office:value="0.0616816930176367">
                <text:p>0.0616816930176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09">
                <text:p>0.089209</text:p>
              </table:table-cell>
              <table:table-cell office:value-type="float" office:value="0.0616856187540858">
                <text:p>0.0616856187540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05">
                <text:p>0.089205</text:p>
              </table:table-cell>
              <table:table-cell office:value-type="float" office:value="0.0616873011620729">
                <text:p>0.0616873011620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77">
                <text:p>0.089177</text:p>
              </table:table-cell>
              <table:table-cell office:value-type="float" office:value="0.0616844971319307">
                <text:p>0.0616844971319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83">
                <text:p>0.089183</text:p>
              </table:table-cell>
              <table:table-cell office:value-type="float" office:value="0.0616878619580031">
                <text:p>0.0616878619580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78">
                <text:p>0.089178</text:p>
              </table:table-cell>
              <table:table-cell office:value-type="float" office:value="0.0616895443255972">
                <text:p>0.0616895443255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54">
                <text:p>0.089154</text:p>
              </table:table-cell>
              <table:table-cell office:value-type="float" office:value="0.0616901051080631">
                <text:p>0.0616901051080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45">
                <text:p>0.089145</text:p>
              </table:table-cell>
              <table:table-cell office:value-type="float" office:value="0.0616901051080631">
                <text:p>0.0616901051080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238cm" svg:y="0.27cm" chart:style-name="ch2">
          <text:p>Z LLeg</text:p>
        </chart:title>
        <chart:legend chart:legend-position="end" svg:x="8.718cm" svg:y="2.665cm" style:legend-expansion="high" chart:style-name="ch3"/>
        <chart:plot-area chart:style-name="ch4" table:cell-range-address="LLeg.C1:LLeg.C216 LLeg.I1:LLeg.I1 LLeg.I75:LLeg.I300 LLeg.Q1:LLeg.Q1 LLeg.Q75:LLeg.Q300" chart:data-source-has-labels="row" svg:x="0.235cm" svg:y="1.132cm" svg:width="8.248cm" svg:height="5.499cm">
          <chartooo:coordinate-region svg:x="1.077cm" svg:y="1.305cm" svg:width="7.406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C2:LLeg.C216" chart:label-cell-address="LLeg.C1:LLeg.C1" chart:class="chart:line">
            <chart:data-point chart:repeated="215"/>
          </chart:series>
          <chart:series chart:style-name="ch9" chart:values-cell-range-address="LLeg.I75:LLeg.I300" chart:label-cell-address="LLeg.I1:LLeg.I1" chart:class="chart:line">
            <chart:data-point chart:repeated="226"/>
          </chart:series>
          <chart:series chart:style-name="ch10" chart:values-cell-range-address="LLeg.Q75:LLeg.Q300" chart:label-cell-address="LLeg.Q1:LLeg.Q1" chart:class="chart:line">
            <chart:data-point chart:repeated="2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Nao</text:p>
                <draw:g>
                  <svg:desc>LLeg.C1:LLeg.C1</svg:desc>
                </draw:g>
              </table:table-cell>
              <table:table-cell office:value-type="string">
                <text:p>Z MoCap (Y)</text:p>
                <draw:g>
                  <svg:desc>LLeg.I1:LLeg.I1</svg:desc>
                </draw:g>
              </table:table-cell>
              <table:table-cell office:value-type="string">
                <text:p>Z Corr</text:p>
                <draw:g>
                  <svg:desc>LLeg.Q1:LLeg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260770320892334">
                <text:p>0.000000260770320892334</text:p>
                <draw:g>
                  <svg:desc>LLeg.C2:LLeg.C216</svg:desc>
                </draw:g>
              </table:table-cell>
              <table:table-cell office:value-type="float" office:value="0.067863">
                <text:p>0.067863</text:p>
                <draw:g>
                  <svg:desc>LLeg.I75:LLeg.I300</svg:desc>
                </draw:g>
              </table:table-cell>
              <table:table-cell office:value-type="float" office:value="0.00148422411728494">
                <text:p>0.00148422411728494</text:p>
                <draw:g>
                  <svg:desc>LLeg.Q75:LLeg.Q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68">
                <text:p>0.067868</text:p>
              </table:table-cell>
              <table:table-cell office:value-type="float" office:value="0.00148781847866671">
                <text:p>0.00148781847866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5">
                <text:p>0.06785</text:p>
              </table:table-cell>
              <table:table-cell office:value-type="float" office:value="0.0014748783452384">
                <text:p>0.0014748783452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35">
                <text:p>0.067835</text:p>
              </table:table-cell>
              <table:table-cell office:value-type="float" office:value="0.00146409398590836">
                <text:p>0.00146409398590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43">
                <text:p>0.067843</text:p>
              </table:table-cell>
              <table:table-cell office:value-type="float" office:value="0.00146984574771097">
                <text:p>0.00146984574771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39">
                <text:p>0.067839</text:p>
              </table:table-cell>
              <table:table-cell office:value-type="float" office:value="0.00146696989637917">
                <text:p>0.00146696989637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01">
                <text:p>0.067801</text:p>
              </table:table-cell>
              <table:table-cell office:value-type="float" office:value="0.00143964635916941">
                <text:p>0.00143964635916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72">
                <text:p>0.067772</text:p>
              </table:table-cell>
              <table:table-cell office:value-type="float" office:value="0.00141879059518941">
                <text:p>0.0014187905951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25">
                <text:p>0.067725</text:p>
              </table:table-cell>
              <table:table-cell office:value-type="float" office:value="0.00138498327286533">
                <text:p>0.00138498327286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08">
                <text:p>0.067708</text:p>
              </table:table-cell>
              <table:table-cell office:value-type="float" office:value="0.00137275308172419">
                <text:p>0.00137275308172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333636999130249">
                <text:p>-0.0000333636999130249</text:p>
              </table:table-cell>
              <table:table-cell office:value-type="float" office:value="0.067731">
                <text:p>0.067731</text:p>
              </table:table-cell>
              <table:table-cell office:value-type="float" office:value="0.0013892995558782">
                <text:p>0.0013892995558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45398080348969">
                <text:p>-0.0000145398080348969</text:p>
              </table:table-cell>
              <table:table-cell office:value-type="float" office:value="0.06775">
                <text:p>0.06775</text:p>
              </table:table-cell>
              <table:table-cell office:value-type="float" office:value="0.0014029669075744">
                <text:p>0.0014029669075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263005495071411">
                <text:p>-0.00000263005495071411</text:p>
              </table:table-cell>
              <table:table-cell office:value-type="float" office:value="0.067772">
                <text:p>0.067772</text:p>
              </table:table-cell>
              <table:table-cell office:value-type="float" office:value="0.00141879059518941">
                <text:p>0.00141879059518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947229564189911">
                <text:p>0.0000947229564189911</text:p>
              </table:table-cell>
              <table:table-cell office:value-type="float" office:value="0.067804">
                <text:p>0.067804</text:p>
              </table:table-cell>
              <table:table-cell office:value-type="float" office:value="0.00144180367457793">
                <text:p>0.0014418036745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4000012874603">
                <text:p>0.000124000012874603</text:p>
              </table:table-cell>
              <table:table-cell office:value-type="float" office:value="0.067833">
                <text:p>0.067833</text:p>
              </table:table-cell>
              <table:table-cell office:value-type="float" office:value="0.00146265600849584">
                <text:p>0.00146265600849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3601169586182">
                <text:p>0.000153601169586182</text:p>
              </table:table-cell>
              <table:table-cell office:value-type="float" office:value="0.06783">
                <text:p>0.06783</text:p>
              </table:table-cell>
              <table:table-cell office:value-type="float" office:value="0.00146049901465565">
                <text:p>0.00146049901465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60349363088608">
                <text:p>0.000260349363088608</text:p>
              </table:table-cell>
              <table:table-cell office:value-type="float" office:value="0.067856">
                <text:p>0.067856</text:p>
              </table:table-cell>
              <table:table-cell office:value-type="float" office:value="0.00147919185611059">
                <text:p>0.00147919185611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76118516921997">
                <text:p>0.000276118516921997</text:p>
              </table:table-cell>
              <table:table-cell office:value-type="float" office:value="0.067867">
                <text:p>0.067867</text:p>
              </table:table-cell>
              <table:table-cell office:value-type="float" office:value="0.00148709961378273">
                <text:p>0.00148709961378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24282795190811">
                <text:p>0.000324282795190811</text:p>
              </table:table-cell>
              <table:table-cell office:value-type="float" office:value="0.067863">
                <text:p>0.067863</text:p>
              </table:table-cell>
              <table:table-cell office:value-type="float" office:value="0.00148422411728494">
                <text:p>0.00148422411728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41521406173706">
                <text:p>0.000441521406173706</text:p>
              </table:table-cell>
              <table:table-cell office:value-type="float" office:value="0.067883">
                <text:p>0.067883</text:p>
              </table:table-cell>
              <table:table-cell office:value-type="float" office:value="0.00149860100838389">
                <text:p>0.00149860100838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7612190246582">
                <text:p>0.00047612190246582</text:p>
              </table:table-cell>
              <table:table-cell office:value-type="float" office:value="0.067915">
                <text:p>0.067915</text:p>
              </table:table-cell>
              <table:table-cell office:value-type="float" office:value="0.00152160095891416">
                <text:p>0.00152160095891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11005520820618">
                <text:p>0.000511005520820618</text:p>
              </table:table-cell>
              <table:table-cell office:value-type="float" office:value="0.067907">
                <text:p>0.067907</text:p>
              </table:table-cell>
              <table:table-cell office:value-type="float" office:value="0.00151585132611559">
                <text:p>0.001515851326115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16580247879028">
                <text:p>0.000616580247879028</text:p>
              </table:table-cell>
              <table:table-cell office:value-type="float" office:value="0.067882">
                <text:p>0.067882</text:p>
              </table:table-cell>
              <table:table-cell office:value-type="float" office:value="0.00149788219894272">
                <text:p>0.00149788219894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5164640545845">
                <text:p>0.00065164640545845</text:p>
              </table:table-cell>
              <table:table-cell office:value-type="float" office:value="0.067874">
                <text:p>0.067874</text:p>
              </table:table-cell>
              <table:table-cell office:value-type="float" office:value="0.00149213159035065">
                <text:p>0.00149213159035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68935477733612">
                <text:p>0.000668935477733612</text:p>
              </table:table-cell>
              <table:table-cell office:value-type="float" office:value="0.067824">
                <text:p>0.067824</text:p>
              </table:table-cell>
              <table:table-cell office:value-type="float" office:value="0.00145618492717819">
                <text:p>0.001456184927178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770319253206253">
                <text:p>0.000770319253206253</text:p>
              </table:table-cell>
              <table:table-cell office:value-type="float" office:value="0.067835">
                <text:p>0.067835</text:p>
              </table:table-cell>
              <table:table-cell office:value-type="float" office:value="0.00146409398590836">
                <text:p>0.00146409398590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02397727966309">
                <text:p>0.000802397727966309</text:p>
              </table:table-cell>
              <table:table-cell office:value-type="float" office:value="0.067859">
                <text:p>0.067859</text:p>
              </table:table-cell>
              <table:table-cell office:value-type="float" office:value="0.00148134856164816">
                <text:p>0.00148134856164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833321362733841">
                <text:p>0.000833321362733841</text:p>
              </table:table-cell>
              <table:table-cell office:value-type="float" office:value="0.06784">
                <text:p>0.06784</text:p>
              </table:table-cell>
              <table:table-cell office:value-type="float" office:value="0.00146768886475641">
                <text:p>0.00146768886475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1683492064476">
                <text:p>0.00091683492064476</text:p>
              </table:table-cell>
              <table:table-cell office:value-type="float" office:value="0.067847">
                <text:p>0.067847</text:p>
              </table:table-cell>
              <table:table-cell office:value-type="float" office:value="0.00147272153990376">
                <text:p>0.00147272153990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41019505262375">
                <text:p>0.000941019505262375</text:p>
              </table:table-cell>
              <table:table-cell office:value-type="float" office:value="0.067878">
                <text:p>0.067878</text:p>
              </table:table-cell>
              <table:table-cell office:value-type="float" office:value="0.00149500692421618">
                <text:p>0.00149500692421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62972640991211">
                <text:p>0.000962972640991211</text:p>
              </table:table-cell>
              <table:table-cell office:value-type="float" office:value="0.067885">
                <text:p>0.067885</text:p>
              </table:table-cell>
              <table:table-cell office:value-type="float" office:value="0.00150003861617766">
                <text:p>0.001500038616177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73012298345566">
                <text:p>0.000973012298345566</text:p>
              </table:table-cell>
              <table:table-cell office:value-type="float" office:value="0.067898">
                <text:p>0.067898</text:p>
              </table:table-cell>
              <table:table-cell office:value-type="float" office:value="0.00150938270645887">
                <text:p>0.001509382706458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196641087532">
                <text:p>0.0010196641087532</text:p>
              </table:table-cell>
              <table:table-cell office:value-type="float" office:value="0.067893">
                <text:p>0.067893</text:p>
              </table:table-cell>
              <table:table-cell office:value-type="float" office:value="0.00150578889950523">
                <text:p>0.00150578889950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2926790714264">
                <text:p>0.00102926790714264</text:p>
              </table:table-cell>
              <table:table-cell office:value-type="float" office:value="0.067909">
                <text:p>0.067909</text:p>
              </table:table-cell>
              <table:table-cell office:value-type="float" office:value="0.00151728875649236">
                <text:p>0.00151728875649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356642305851">
                <text:p>0.0010356642305851</text:p>
              </table:table-cell>
              <table:table-cell office:value-type="float" office:value="0.067971">
                <text:p>0.067971</text:p>
              </table:table-cell>
              <table:table-cell office:value-type="float" office:value="0.00156184176493595">
                <text:p>0.00156184176493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3346258401871">
                <text:p>0.00103346258401871</text:p>
              </table:table-cell>
              <table:table-cell office:value-type="float" office:value="0.068049">
                <text:p>0.068049</text:p>
              </table:table-cell>
              <table:table-cell office:value-type="float" office:value="0.00161787214276148">
                <text:p>0.00161787214276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02520361542702">
                <text:p>0.00102520361542702</text:p>
              </table:table-cell>
              <table:table-cell office:value-type="float" office:value="0.06812">
                <text:p>0.06812</text:p>
              </table:table-cell>
              <table:table-cell office:value-type="float" office:value="0.00166885460236213">
                <text:p>0.001668854602362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1957842707634">
                <text:p>0.00101957842707634</text:p>
              </table:table-cell>
              <table:table-cell office:value-type="float" office:value="0.068163">
                <text:p>0.068163</text:p>
              </table:table-cell>
              <table:table-cell office:value-type="float" office:value="0.00169972224389129">
                <text:p>0.00169972224389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1293995976448">
                <text:p>0.00101293995976448</text:p>
              </table:table-cell>
              <table:table-cell office:value-type="float" office:value="0.068258">
                <text:p>0.068258</text:p>
              </table:table-cell>
              <table:table-cell office:value-type="float" office:value="0.00176789396759739">
                <text:p>0.00176789396759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96571034193039">
                <text:p>0.000996571034193039</text:p>
              </table:table-cell>
              <table:table-cell office:value-type="float" office:value="0.068312">
                <text:p>0.068312</text:p>
              </table:table-cell>
              <table:table-cell office:value-type="float" office:value="0.00180662934078353">
                <text:p>0.00180662934078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8678469657898">
                <text:p>0.00098678469657898</text:p>
              </table:table-cell>
              <table:table-cell office:value-type="float" office:value="0.068367">
                <text:p>0.068367</text:p>
              </table:table-cell>
              <table:table-cell office:value-type="float" office:value="0.0018460709563731">
                <text:p>0.00184607095637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76014882326126">
                <text:p>0.000976014882326126</text:p>
              </table:table-cell>
              <table:table-cell office:value-type="float" office:value="0.068433">
                <text:p>0.068433</text:p>
              </table:table-cell>
              <table:table-cell office:value-type="float" office:value="0.00189338613620363">
                <text:p>0.001893386136203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7137752771378">
                <text:p>0.000937137752771378</text:p>
              </table:table-cell>
              <table:table-cell office:value-type="float" office:value="0.068521">
                <text:p>0.068521</text:p>
              </table:table-cell>
              <table:table-cell office:value-type="float" office:value="0.00195644799727737">
                <text:p>0.00195644799727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05781984329223">
                <text:p>0.000905781984329223</text:p>
              </table:table-cell>
              <table:table-cell office:value-type="float" office:value="0.068541">
                <text:p>0.068541</text:p>
              </table:table-cell>
              <table:table-cell office:value-type="float" office:value="0.00197077624654791">
                <text:p>0.001970776246547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888422131538391">
                <text:p>0.000888422131538391</text:p>
              </table:table-cell>
              <table:table-cell office:value-type="float" office:value="0.068558">
                <text:p>0.068558</text:p>
              </table:table-cell>
              <table:table-cell office:value-type="float" office:value="0.00198295409597688">
                <text:p>0.001982954095976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29901546239853">
                <text:p>0.000829901546239853</text:p>
              </table:table-cell>
              <table:table-cell office:value-type="float" office:value="0.068555">
                <text:p>0.068555</text:p>
              </table:table-cell>
              <table:table-cell office:value-type="float" office:value="0.00198080514134465">
                <text:p>0.00198080514134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08157026767731">
                <text:p>0.000808157026767731</text:p>
              </table:table-cell>
              <table:table-cell office:value-type="float" office:value="0.068548">
                <text:p>0.068548</text:p>
              </table:table-cell>
              <table:table-cell office:value-type="float" office:value="0.00197579078450288">
                <text:p>0.00197579078450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85421580076218">
                <text:p>0.000785421580076218</text:p>
              </table:table-cell>
              <table:table-cell office:value-type="float" office:value="0.06855">
                <text:p>0.06855</text:p>
              </table:table-cell>
              <table:table-cell office:value-type="float" office:value="0.00197722347636719">
                <text:p>0.00197722347636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736605376005173">
                <text:p>0.000736605376005173</text:p>
              </table:table-cell>
              <table:table-cell office:value-type="float" office:value="0.068586">
                <text:p>0.068586</text:p>
              </table:table-cell>
              <table:table-cell office:value-type="float" office:value="0.00200300940173232">
                <text:p>0.00200300940173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683501362800598">
                <text:p>0.000683501362800598</text:p>
              </table:table-cell>
              <table:table-cell office:value-type="float" office:value="0.068646">
                <text:p>0.068646</text:p>
              </table:table-cell>
              <table:table-cell office:value-type="float" office:value="0.00204597529898738">
                <text:p>0.00204597529898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26131892204285">
                <text:p>0.000626131892204285</text:p>
              </table:table-cell>
              <table:table-cell office:value-type="float" office:value="0.06864">
                <text:p>0.06864</text:p>
              </table:table-cell>
              <table:table-cell office:value-type="float" office:value="0.00204167930804426">
                <text:p>0.00204167930804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95990568399429">
                <text:p>0.000595990568399429</text:p>
              </table:table-cell>
              <table:table-cell office:value-type="float" office:value="0.068695">
                <text:p>0.068695</text:p>
              </table:table-cell>
              <table:table-cell office:value-type="float" office:value="0.00208105424441008">
                <text:p>0.00208105424441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64742833375931">
                <text:p>0.000564742833375931</text:p>
              </table:table-cell>
              <table:table-cell office:value-type="float" office:value="0.068718">
                <text:p>0.068718</text:p>
              </table:table-cell>
              <table:table-cell office:value-type="float" office:value="0.00209751681141011">
                <text:p>0.00209751681141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99431043863297">
                <text:p>0.000499431043863297</text:p>
              </table:table-cell>
              <table:table-cell office:value-type="float" office:value="0.068763">
                <text:p>0.068763</text:p>
              </table:table-cell>
              <table:table-cell office:value-type="float" office:value="0.00212972052646053">
                <text:p>0.00212972052646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65385615825653">
                <text:p>0.000465385615825653</text:p>
              </table:table-cell>
              <table:table-cell office:value-type="float" office:value="0.068807">
                <text:p>0.068807</text:p>
              </table:table-cell>
              <table:table-cell office:value-type="float" office:value="0.00216120136626347">
                <text:p>0.002161201366263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1715121269226">
                <text:p>0.000441715121269226</text:p>
              </table:table-cell>
              <table:table-cell office:value-type="float" office:value="0.068862">
                <text:p>0.068862</text:p>
              </table:table-cell>
              <table:table-cell office:value-type="float" office:value="0.00220054235314649">
                <text:p>0.002200542353146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42882829904556">
                <text:p>0.000542882829904556</text:p>
              </table:table-cell>
              <table:table-cell office:value-type="float" office:value="0.068879">
                <text:p>0.068879</text:p>
              </table:table-cell>
              <table:table-cell office:value-type="float" office:value="0.00221270003247991">
                <text:p>0.00221270003247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760007649660111">
                <text:p>0.000760007649660111</text:p>
              </table:table-cell>
              <table:table-cell office:value-type="float" office:value="0.068965">
                <text:p>0.068965</text:p>
              </table:table-cell>
              <table:table-cell office:value-type="float" office:value="0.00227418721634009">
                <text:p>0.00227418721634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877376645803451">
                <text:p>0.000877376645803451</text:p>
              </table:table-cell>
              <table:table-cell office:value-type="float" office:value="0.068979">
                <text:p>0.068979</text:p>
              </table:table-cell>
              <table:table-cell office:value-type="float" office:value="0.00228419417056743">
                <text:p>0.002284194170567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2482905387878">
                <text:p>0.00112482905387878</text:p>
              </table:table-cell>
              <table:table-cell office:value-type="float" office:value="0.068975">
                <text:p>0.068975</text:p>
              </table:table-cell>
              <table:table-cell office:value-type="float" office:value="0.00228133511471194">
                <text:p>0.002281335114711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8621777296066">
                <text:p>0.00138621777296066</text:p>
              </table:table-cell>
              <table:table-cell office:value-type="float" office:value="0.068974">
                <text:p>0.068974</text:p>
              </table:table-cell>
              <table:table-cell office:value-type="float" office:value="0.0022806203415076">
                <text:p>0.00228062034150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52195245027542">
                <text:p>0.00152195245027542</text:p>
              </table:table-cell>
              <table:table-cell office:value-type="float" office:value="0.068999">
                <text:p>0.068999</text:p>
              </table:table-cell>
              <table:table-cell office:value-type="float" office:value="0.00229848856275985">
                <text:p>0.002298488562759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80405005812645">
                <text:p>0.00180405005812645</text:p>
              </table:table-cell>
              <table:table-cell office:value-type="float" office:value="0.06899">
                <text:p>0.06899</text:p>
              </table:table-cell>
              <table:table-cell office:value-type="float" office:value="0.00229205626923456">
                <text:p>0.00229205626923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10347399115562">
                <text:p>0.00210347399115562</text:p>
              </table:table-cell>
              <table:table-cell office:value-type="float" office:value="0.069007">
                <text:p>0.069007</text:p>
              </table:table-cell>
              <table:table-cell office:value-type="float" office:value="0.00230420590566382">
                <text:p>0.002304205905663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424705773592">
                <text:p>0.002424705773592</text:p>
              </table:table-cell>
              <table:table-cell office:value-type="float" office:value="0.069017">
                <text:p>0.069017</text:p>
              </table:table-cell>
              <table:table-cell office:value-type="float" office:value="0.00231135225163689">
                <text:p>0.00231135225163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5952011346817">
                <text:p>0.0025952011346817</text:p>
              </table:table-cell>
              <table:table-cell office:value-type="float" office:value="0.069026">
                <text:p>0.069026</text:p>
              </table:table-cell>
              <table:table-cell office:value-type="float" office:value="0.0023177836469886">
                <text:p>0.00231778364698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95982509851456">
                <text:p>0.00295982509851456</text:p>
              </table:table-cell>
              <table:table-cell office:value-type="float" office:value="0.06904">
                <text:p>0.06904</text:p>
              </table:table-cell>
              <table:table-cell office:value-type="float" office:value="0.00232778744467177">
                <text:p>0.002327787444671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15572321414947">
                <text:p>0.00315572321414947</text:p>
              </table:table-cell>
              <table:table-cell office:value-type="float" office:value="0.069047">
                <text:p>0.069047</text:p>
              </table:table-cell>
              <table:table-cell office:value-type="float" office:value="0.00233278907184355">
                <text:p>0.002332789071843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57882305979729">
                <text:p>0.00357882305979729</text:p>
              </table:table-cell>
              <table:table-cell office:value-type="float" office:value="0.069094">
                <text:p>0.069094</text:p>
              </table:table-cell>
              <table:table-cell office:value-type="float" office:value="0.00236636673524927">
                <text:p>0.002366366735249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0785763263702">
                <text:p>0.00380785763263702</text:p>
              </table:table-cell>
              <table:table-cell office:value-type="float" office:value="0.069088">
                <text:p>0.069088</text:p>
              </table:table-cell>
              <table:table-cell office:value-type="float" office:value="0.00236208067965833">
                <text:p>0.002362080679658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30544838309288">
                <text:p>0.00430544838309288</text:p>
              </table:table-cell>
              <table:table-cell office:value-type="float" office:value="0.069089">
                <text:p>0.069089</text:p>
              </table:table-cell>
              <table:table-cell office:value-type="float" office:value="0.00236279503149728">
                <text:p>0.002362795031497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86187636852264">
                <text:p>0.00486187636852264</text:p>
              </table:table-cell>
              <table:table-cell office:value-type="float" office:value="0.069077">
                <text:p>0.069077</text:p>
              </table:table-cell>
              <table:table-cell office:value-type="float" office:value="0.00235422256548141">
                <text:p>0.00235422256548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16436621546745">
                <text:p>0.00516436621546745</text:p>
              </table:table-cell>
              <table:table-cell office:value-type="float" office:value="0.069078">
                <text:p>0.069078</text:p>
              </table:table-cell>
              <table:table-cell office:value-type="float" office:value="0.00235493695797843">
                <text:p>0.002354936957978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82230463624001">
                <text:p>0.00582230463624001</text:p>
              </table:table-cell>
              <table:table-cell office:value-type="float" office:value="0.069149">
                <text:p>0.069149</text:p>
              </table:table-cell>
              <table:table-cell office:value-type="float" office:value="0.00240564937781152">
                <text:p>0.00240564937781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17948547005654">
                <text:p>0.00617948547005654</text:p>
              </table:table-cell>
              <table:table-cell office:value-type="float" office:value="0.069186">
                <text:p>0.069186</text:p>
              </table:table-cell>
              <table:table-cell office:value-type="float" office:value="0.00243206959189671">
                <text:p>0.00243206959189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37312436103821">
                <text:p>0.00737312436103821</text:p>
              </table:table-cell>
              <table:table-cell office:value-type="float" office:value="0.069354">
                <text:p>0.069354</text:p>
              </table:table-cell>
              <table:table-cell office:value-type="float" office:value="0.00255196799669032">
                <text:p>0.00255196799669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27841088175774">
                <text:p>0.00827841088175774</text:p>
              </table:table-cell>
              <table:table-cell office:value-type="float" office:value="0.069683">
                <text:p>0.069683</text:p>
              </table:table-cell>
              <table:table-cell office:value-type="float" office:value="0.00278646685205221">
                <text:p>0.002786466852052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76588746905327">
                <text:p>0.00876588746905327</text:p>
              </table:table-cell>
              <table:table-cell office:value-type="float" office:value="0.070047">
                <text:p>0.070047</text:p>
              </table:table-cell>
              <table:table-cell office:value-type="float" office:value="0.00304544620880148">
                <text:p>0.00304544620880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81362536549568">
                <text:p>0.00981362536549568</text:p>
              </table:table-cell>
              <table:table-cell office:value-type="float" office:value="0.070578">
                <text:p>0.070578</text:p>
              </table:table-cell>
              <table:table-cell office:value-type="float" office:value="0.00342236472035524">
                <text:p>0.00342236472035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619833528996">
                <text:p>0.0109619833528996</text:p>
              </table:table-cell>
              <table:table-cell office:value-type="float" office:value="0.071231">
                <text:p>0.071231</text:p>
              </table:table-cell>
              <table:table-cell office:value-type="float" office:value="0.00388445335455924">
                <text:p>0.003884453354559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2143477201462">
                <text:p>0.0122143477201462</text:p>
              </table:table-cell>
              <table:table-cell office:value-type="float" office:value="0.071978">
                <text:p>0.071978</text:p>
              </table:table-cell>
              <table:table-cell office:value-type="float" office:value="0.0044111273711431">
                <text:p>0.00441112737114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5737247765064">
                <text:p>0.0135737247765064</text:p>
              </table:table-cell>
              <table:table-cell office:value-type="float" office:value="0.072624">
                <text:p>0.072624</text:p>
              </table:table-cell>
              <table:table-cell office:value-type="float" office:value="0.00486492805345399">
                <text:p>0.00486492805345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2940357327461">
                <text:p>0.0142940357327461</text:p>
              </table:table-cell>
              <table:table-cell office:value-type="float" office:value="0.073625">
                <text:p>0.073625</text:p>
              </table:table-cell>
              <table:table-cell office:value-type="float" office:value="0.00556506151341192">
                <text:p>0.00556506151341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8168599009514">
                <text:p>0.0158168599009514</text:p>
              </table:table-cell>
              <table:table-cell office:value-type="float" office:value="0.074632">
                <text:p>0.074632</text:p>
              </table:table-cell>
              <table:table-cell office:value-type="float" office:value="0.00626565462840053">
                <text:p>0.006265654628400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6194513440132">
                <text:p>0.0166194513440132</text:p>
              </table:table-cell>
              <table:table-cell office:value-type="float" office:value="0.075765">
                <text:p>0.075765</text:p>
              </table:table-cell>
              <table:table-cell office:value-type="float" office:value="0.00704942792299341">
                <text:p>0.00704942792299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4495279788971">
                <text:p>0.0174495279788971</text:p>
              </table:table-cell>
              <table:table-cell office:value-type="float" office:value="0.074443">
                <text:p>0.074443</text:p>
              </table:table-cell>
              <table:table-cell office:value-type="float" office:value="0.00613444869026283">
                <text:p>0.00613444869026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91917084157467">
                <text:p>0.0191917084157467</text:p>
              </table:table-cell>
              <table:table-cell office:value-type="float" office:value="0.075448">
                <text:p>0.075448</text:p>
              </table:table-cell>
              <table:table-cell office:value-type="float" office:value="0.00683061547497465">
                <text:p>0.006830615474974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0419669747353">
                <text:p>0.0210419669747353</text:p>
              </table:table-cell>
              <table:table-cell office:value-type="float" office:value="0.076711">
                <text:p>0.076711</text:p>
              </table:table-cell>
              <table:table-cell office:value-type="float" office:value="0.00770020586785056">
                <text:p>0.00770020586785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9979418218136">
                <text:p>0.0229979418218136</text:p>
              </table:table-cell>
              <table:table-cell office:value-type="float" office:value="0.081518">
                <text:p>0.081518</text:p>
              </table:table-cell>
              <table:table-cell office:value-type="float" office:value="0.0109559574643945">
                <text:p>0.01095595746439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0563360750675">
                <text:p>0.0250563360750675</text:p>
              </table:table-cell>
              <table:table-cell office:value-type="float" office:value="0.083575">
                <text:p>0.083575</text:p>
              </table:table-cell>
              <table:table-cell office:value-type="float" office:value="0.0123230572448794">
                <text:p>0.01232305724487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2130593657494">
                <text:p>0.0272130593657494</text:p>
              </table:table-cell>
              <table:table-cell office:value-type="float" office:value="0.085662">
                <text:p>0.085662</text:p>
              </table:table-cell>
              <table:table-cell office:value-type="float" office:value="0.013694111990925">
                <text:p>0.0136941119909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628888368607">
                <text:p>0.0294628888368607</text:p>
              </table:table-cell>
              <table:table-cell office:value-type="float" office:value="0.088613">
                <text:p>0.088613</text:p>
              </table:table-cell>
              <table:table-cell office:value-type="float" office:value="0.015605295711406">
                <text:p>0.0156052957114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997857928276">
                <text:p>0.0317997857928276</text:p>
              </table:table-cell>
              <table:table-cell office:value-type="float" office:value="0.092326">
                <text:p>0.092326</text:p>
              </table:table-cell>
              <table:table-cell office:value-type="float" office:value="0.0179642524333546">
                <text:p>0.01796425243335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54529656469822">
                <text:p>0.0354529656469822</text:p>
              </table:table-cell>
              <table:table-cell office:value-type="float" office:value="0.096318">
                <text:p>0.096318</text:p>
              </table:table-cell>
              <table:table-cell office:value-type="float" office:value="0.0204436201204389">
                <text:p>0.0204436201204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259672164917">
                <text:p>0.039259672164917</text:p>
              </table:table-cell>
              <table:table-cell office:value-type="float" office:value="0.099926">
                <text:p>0.099926</text:p>
              </table:table-cell>
              <table:table-cell office:value-type="float" office:value="0.0226338153069443">
                <text:p>0.0226338153069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5574329197407">
                <text:p>0.0405574329197407</text:p>
              </table:table-cell>
              <table:table-cell office:value-type="float" office:value="0.103161">
                <text:p>0.103161</text:p>
              </table:table-cell>
              <table:table-cell office:value-type="float" office:value="0.0245566736580068">
                <text:p>0.02455667365800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45205084979534">
                <text:p>0.0445205084979534</text:p>
              </table:table-cell>
              <table:table-cell office:value-type="float" office:value="0.106138">
                <text:p>0.106138</text:p>
              </table:table-cell>
              <table:table-cell office:value-type="float" office:value="0.0262920018271266">
                <text:p>0.0262920018271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2076870501041">
                <text:p>0.0472076870501041</text:p>
              </table:table-cell>
              <table:table-cell office:value-type="float" office:value="0.10881">
                <text:p>0.10881</text:p>
              </table:table-cell>
              <table:table-cell office:value-type="float" office:value="0.0278216465596961">
                <text:p>0.02782164655969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9180778861046">
                <text:p>0.0499180778861046</text:p>
              </table:table-cell>
              <table:table-cell office:value-type="float" office:value="0.111901">
                <text:p>0.111901</text:p>
              </table:table-cell>
              <table:table-cell office:value-type="float" office:value="0.0295582360946736">
                <text:p>0.0295582360946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12784272432327">
                <text:p>0.0512784272432327</text:p>
              </table:table-cell>
              <table:table-cell office:value-type="float" office:value="0.115508">
                <text:p>0.115508</text:p>
              </table:table-cell>
              <table:table-cell office:value-type="float" office:value="0.0315400760376781">
                <text:p>0.0315400760376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40020205080509">
                <text:p>0.0540020205080509</text:p>
              </table:table-cell>
              <table:table-cell office:value-type="float" office:value="0.119173">
                <text:p>0.119173</text:p>
              </table:table-cell>
              <table:table-cell office:value-type="float" office:value="0.0335045284855131">
                <text:p>0.03350452848551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3622022271156">
                <text:p>0.0553622022271156</text:p>
              </table:table-cell>
              <table:table-cell office:value-type="float" office:value="0.12341">
                <text:p>0.12341</text:p>
              </table:table-cell>
              <table:table-cell office:value-type="float" office:value="0.0357136992657738">
                <text:p>0.03571369926577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80717511475086">
                <text:p>0.0580717511475086</text:p>
              </table:table-cell>
              <table:table-cell office:value-type="float" office:value="0.128475">
                <text:p>0.128475</text:p>
              </table:table-cell>
              <table:table-cell office:value-type="float" office:value="0.038267516791908">
                <text:p>0.0382675167919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07562586665154">
                <text:p>0.0607562586665154</text:p>
              </table:table-cell>
              <table:table-cell office:value-type="float" office:value="0.133808">
                <text:p>0.133808</text:p>
              </table:table-cell>
              <table:table-cell office:value-type="float" office:value="0.040853980790612">
                <text:p>0.0408539807906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085147947073">
                <text:p>0.062085147947073</text:p>
              </table:table-cell>
              <table:table-cell office:value-type="float" office:value="0.139349">
                <text:p>0.139349</text:p>
              </table:table-cell>
              <table:table-cell office:value-type="float" office:value="0.0434299703021699">
                <text:p>0.04342997030216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7080838680267">
                <text:p>0.0647080838680267</text:p>
              </table:table-cell>
              <table:table-cell office:value-type="float" office:value="0.145211">
                <text:p>0.145211</text:p>
              </table:table-cell>
              <table:table-cell office:value-type="float" office:value="0.0460316567803822">
                <text:p>0.04603165678038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59988671541214">
                <text:p>0.0659988671541214</text:p>
              </table:table-cell>
              <table:table-cell office:value-type="float" office:value="0.151534">
                <text:p>0.151534</text:p>
              </table:table-cell>
              <table:table-cell office:value-type="float" office:value="0.0486955575702179">
                <text:p>0.04869555757021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7273736000061">
                <text:p>0.067273736000061</text:p>
              </table:table-cell>
              <table:table-cell office:value-type="float" office:value="0.157903">
                <text:p>0.157903</text:p>
              </table:table-cell>
              <table:table-cell office:value-type="float" office:value="0.0512294470078455">
                <text:p>0.0512294470078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7690322995186">
                <text:p>0.0697690322995186</text:p>
              </table:table-cell>
              <table:table-cell office:value-type="float" office:value="0.164394">
                <text:p>0.164394</text:p>
              </table:table-cell>
              <table:table-cell office:value-type="float" office:value="0.0536576055547188">
                <text:p>0.05365760555471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2180837392807">
                <text:p>0.072180837392807</text:p>
              </table:table-cell>
              <table:table-cell office:value-type="float" office:value="0.170989">
                <text:p>0.170989</text:p>
              </table:table-cell>
              <table:table-cell office:value-type="float" office:value="0.0559651740020392">
                <text:p>0.05596517400203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3513534069061">
                <text:p>0.0733513534069061</text:p>
              </table:table-cell>
              <table:table-cell office:value-type="float" office:value="0.177406">
                <text:p>0.177406</text:p>
              </table:table-cell>
              <table:table-cell office:value-type="float" office:value="0.0580561487023794">
                <text:p>0.05805614870237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67017751932144">
                <text:p>0.0767017751932144</text:p>
              </table:table-cell>
              <table:table-cell office:value-type="float" office:value="0.183666">
                <text:p>0.183666</text:p>
              </table:table-cell>
              <table:table-cell office:value-type="float" office:value="0.0599493040054378">
                <text:p>0.05994930400543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8784890472889">
                <text:p>0.078784890472889</text:p>
              </table:table-cell>
              <table:table-cell office:value-type="float" office:value="0.189773">
                <text:p>0.189773</text:p>
              </table:table-cell>
              <table:table-cell office:value-type="float" office:value="0.0616566111191433">
                <text:p>0.06165661111914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07328224182129">
                <text:p>0.0807328224182129</text:p>
              </table:table-cell>
              <table:table-cell office:value-type="float" office:value="0.195799">
                <text:p>0.195799</text:p>
              </table:table-cell>
              <table:table-cell office:value-type="float" office:value="0.0632061528920507">
                <text:p>0.0632061528920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25329422950745">
                <text:p>0.0825329422950745</text:p>
              </table:table-cell>
              <table:table-cell office:value-type="float" office:value="0.201796">
                <text:p>0.201796</text:p>
              </table:table-cell>
              <table:table-cell office:value-type="float" office:value="0.0646149863968092">
                <text:p>0.06461498639680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1728448867798">
                <text:p>0.0841728448867798</text:p>
              </table:table-cell>
              <table:table-cell office:value-type="float" office:value="0.207822">
                <text:p>0.207822</text:p>
              </table:table-cell>
              <table:table-cell office:value-type="float" office:value="0.0658967371700663">
                <text:p>0.0658967371700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49290043115616">
                <text:p>0.0849290043115616</text:p>
              </table:table-cell>
              <table:table-cell office:value-type="float" office:value="0.213757">
                <text:p>0.213757</text:p>
              </table:table-cell>
              <table:table-cell office:value-type="float" office:value="0.0670279384623592">
                <text:p>0.06702793846235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5640549659729">
                <text:p>0.085640549659729</text:p>
              </table:table-cell>
              <table:table-cell office:value-type="float" office:value="0.219839">
                <text:p>0.219839</text:p>
              </table:table-cell>
              <table:table-cell office:value-type="float" office:value="0.0680520853556539">
                <text:p>0.06805208535565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7493360042572">
                <text:p>0.087493360042572</text:p>
              </table:table-cell>
              <table:table-cell office:value-type="float" office:value="0.225741">
                <text:p>0.225741</text:p>
              </table:table-cell>
              <table:table-cell office:value-type="float" office:value="0.0689152072061306">
                <text:p>0.06891520720613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4793996810913">
                <text:p>0.0884793996810913</text:p>
              </table:table-cell>
              <table:table-cell office:value-type="float" office:value="0.231673">
                <text:p>0.231673</text:p>
              </table:table-cell>
              <table:table-cell office:value-type="float" office:value="0.0696529814567618">
                <text:p>0.06965298145676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88935774564743">
                <text:p>0.0888935774564743</text:p>
              </table:table-cell>
              <table:table-cell office:value-type="float" office:value="0.237734">
                <text:p>0.237734</text:p>
              </table:table-cell>
              <table:table-cell office:value-type="float" office:value="0.0702724625374966">
                <text:p>0.07027246253749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95574390888214">
                <text:p>0.0895574390888214</text:p>
              </table:table-cell>
              <table:table-cell office:value-type="float" office:value="0.244172">
                <text:p>0.244172</text:p>
              </table:table-cell>
              <table:table-cell office:value-type="float" office:value="0.0707817624850025">
                <text:p>0.0707817624850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99935141205788">
                <text:p>0.0899935141205788</text:p>
              </table:table-cell>
              <table:table-cell office:value-type="float" office:value="0.250977">
                <text:p>0.250977</text:p>
              </table:table-cell>
              <table:table-cell office:value-type="float" office:value="0.0711535475669803">
                <text:p>0.07115354756698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1230573654175">
                <text:p>0.0901230573654175</text:p>
              </table:table-cell>
              <table:table-cell office:value-type="float" office:value="0.257669">
                <text:p>0.257669</text:p>
              </table:table-cell>
              <table:table-cell office:value-type="float" office:value="0.0713522356088143">
                <text:p>0.0713522356088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1991277933121">
                <text:p>0.0901991277933121</text:p>
              </table:table-cell>
              <table:table-cell office:value-type="float" office:value="0.264286">
                <text:p>0.264286</text:p>
              </table:table-cell>
              <table:table-cell office:value-type="float" office:value="0.0713859432860262">
                <text:p>0.07138594328602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074896812439">
                <text:p>0.090074896812439</text:p>
              </table:table-cell>
              <table:table-cell office:value-type="float" office:value="0.27051">
                <text:p>0.27051</text:p>
              </table:table-cell>
              <table:table-cell office:value-type="float" office:value="0.0712699449198094">
                <text:p>0.07126994491980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92587006092072">
                <text:p>0.0892587006092072</text:p>
              </table:table-cell>
              <table:table-cell office:value-type="float" office:value="0.276513">
                <text:p>0.276513</text:p>
              </table:table-cell>
              <table:table-cell office:value-type="float" office:value="0.0710224177440579">
                <text:p>0.0710224177440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77570509910584">
                <text:p>0.0877570509910584</text:p>
              </table:table-cell>
              <table:table-cell office:value-type="float" office:value="0.282092">
                <text:p>0.282092</text:p>
              </table:table-cell>
              <table:table-cell office:value-type="float" office:value="0.0706729573598351">
                <text:p>0.07067295735983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772195994854">
                <text:p>0.086772195994854</text:p>
              </table:table-cell>
              <table:table-cell office:value-type="float" office:value="0.287263">
                <text:p>0.287263</text:p>
              </table:table-cell>
              <table:table-cell office:value-type="float" office:value="0.0702463211984071">
                <text:p>0.07024632119840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6423527002335">
                <text:p>0.0856423527002335</text:p>
              </table:table-cell>
              <table:table-cell office:value-type="float" office:value="0.292427">
                <text:p>0.292427</text:p>
              </table:table-cell>
              <table:table-cell office:value-type="float" office:value="0.0697216299214012">
                <text:p>0.06972162992140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29775035381317">
                <text:p>0.0829775035381317</text:p>
              </table:table-cell>
              <table:table-cell office:value-type="float" office:value="0.297478">
                <text:p>0.297478</text:p>
              </table:table-cell>
              <table:table-cell office:value-type="float" office:value="0.0691130658940833">
                <text:p>0.06911306589408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14571380615235">
                <text:p>0.0814571380615235</text:p>
              </table:table-cell>
              <table:table-cell office:value-type="float" office:value="0.302419">
                <text:p>0.302419</text:p>
              </table:table-cell>
              <table:table-cell office:value-type="float" office:value="0.0684265138300382">
                <text:p>0.06842651383003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98207670450211">
                <text:p>0.0798207670450211</text:p>
              </table:table-cell>
              <table:table-cell office:value-type="float" office:value="0.307124">
                <text:p>0.307124</text:p>
              </table:table-cell>
              <table:table-cell office:value-type="float" office:value="0.067688879288458">
                <text:p>0.0676888792884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0754834413528">
                <text:p>0.0780754834413528</text:p>
              </table:table-cell>
              <table:table-cell office:value-type="float" office:value="0.311724">
                <text:p>0.311724</text:p>
              </table:table-cell>
              <table:table-cell office:value-type="float" office:value="0.0668886023458838">
                <text:p>0.06688860234588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42859691381455">
                <text:p>0.0742859691381455</text:p>
              </table:table-cell>
              <table:table-cell office:value-type="float" office:value="0.315932">
                <text:p>0.315932</text:p>
              </table:table-cell>
              <table:table-cell office:value-type="float" office:value="0.0660880250503814">
                <text:p>0.06608802505038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22559690475464">
                <text:p>0.0722559690475464</text:p>
              </table:table-cell>
              <table:table-cell office:value-type="float" office:value="0.319622">
                <text:p>0.319622</text:p>
              </table:table-cell>
              <table:table-cell office:value-type="float" office:value="0.0653321377637782">
                <text:p>0.06533213776377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79617896676064">
                <text:p>0.0679617896676064</text:p>
              </table:table-cell>
              <table:table-cell office:value-type="float" office:value="0.322979">
                <text:p>0.322979</text:p>
              </table:table-cell>
              <table:table-cell office:value-type="float" office:value="0.0646007447494981">
                <text:p>0.06460074474949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57125785946846">
                <text:p>0.0657125785946846</text:p>
              </table:table-cell>
              <table:table-cell office:value-type="float" office:value="0.32598">
                <text:p>0.32598</text:p>
              </table:table-cell>
              <table:table-cell office:value-type="float" office:value="0.0639116515273329">
                <text:p>0.06391165152733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34054392576218">
                <text:p>0.0634054392576218</text:p>
              </table:table-cell>
              <table:table-cell office:value-type="float" office:value="0.328643">
                <text:p>0.328643</text:p>
              </table:table-cell>
              <table:table-cell office:value-type="float" office:value="0.0632722950435716">
                <text:p>0.06327229504357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0482580959797">
                <text:p>0.0610482580959797</text:p>
              </table:table-cell>
              <table:table-cell office:value-type="float" office:value="0.330674">
                <text:p>0.330674</text:p>
              </table:table-cell>
              <table:table-cell office:value-type="float" office:value="0.0627670558556669">
                <text:p>0.06276705585566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7562221288681">
                <text:p>0.0537562221288681</text:p>
              </table:table-cell>
              <table:table-cell office:value-type="float" office:value="0.331477">
                <text:p>0.331477</text:p>
              </table:table-cell>
              <table:table-cell office:value-type="float" office:value="0.0625630928490881">
                <text:p>0.06256309284908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87924963235855">
                <text:p>0.0487924963235855</text:p>
              </table:table-cell>
              <table:table-cell office:value-type="float" office:value="0.330637">
                <text:p>0.330637</text:p>
              </table:table-cell>
              <table:table-cell office:value-type="float" office:value="0.0627763964632925">
                <text:p>0.06277639646329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630446434021">
                <text:p>0.04630446434021</text:p>
              </table:table-cell>
              <table:table-cell office:value-type="float" office:value="0.327359">
                <text:p>0.327359</text:p>
              </table:table-cell>
              <table:table-cell office:value-type="float" office:value="0.0635838413686709">
                <text:p>0.06358384136867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3564890623093">
                <text:p>0.0413564890623093</text:p>
              </table:table-cell>
              <table:table-cell office:value-type="float" office:value="0.320896">
                <text:p>0.320896</text:p>
              </table:table-cell>
              <table:table-cell office:value-type="float" office:value="0.0650594744483401">
                <text:p>0.06505947444834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89123409986496">
                <text:p>0.0389123409986496</text:p>
              </table:table-cell>
              <table:table-cell office:value-type="float" office:value="0.311195">
                <text:p>0.311195</text:p>
              </table:table-cell>
              <table:table-cell office:value-type="float" office:value="0.0669846141732817">
                <text:p>0.06698461417328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41218113899231">
                <text:p>0.0341218113899231</text:p>
              </table:table-cell>
              <table:table-cell office:value-type="float" office:value="0.298337">
                <text:p>0.298337</text:p>
              </table:table-cell>
              <table:table-cell office:value-type="float" office:value="0.0690001880505289">
                <text:p>0.06900018805052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17898839712143">
                <text:p>0.0317898839712143</text:p>
              </table:table-cell>
              <table:table-cell office:value-type="float" office:value="0.28376">
                <text:p>0.28376</text:p>
              </table:table-cell>
              <table:table-cell office:value-type="float" office:value="0.0705461365339443">
                <text:p>0.07054613653394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72861868143082">
                <text:p>0.0272861868143082</text:p>
              </table:table-cell>
              <table:table-cell office:value-type="float" office:value="0.268701">
                <text:p>0.268701</text:p>
              </table:table-cell>
              <table:table-cell office:value-type="float" office:value="0.0713184199758911">
                <text:p>0.07131841997589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30358466506004">
                <text:p>0.0230358466506004</text:p>
              </table:table-cell>
              <table:table-cell office:value-type="float" office:value="0.253315">
                <text:p>0.253315</text:p>
              </table:table-cell>
              <table:table-cell office:value-type="float" office:value="0.0712417766336008">
                <text:p>0.07124177663360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0189335048199">
                <text:p>0.0210189335048199</text:p>
              </table:table-cell>
              <table:table-cell office:value-type="float" office:value="0.238292">
                <text:p>0.238292</text:p>
              </table:table-cell>
              <table:table-cell office:value-type="float" office:value="0.0703226687002466">
                <text:p>0.07032266870024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2231607139111">
                <text:p>0.0172231607139111</text:p>
              </table:table-cell>
              <table:table-cell office:value-type="float" office:value="0.223963">
                <text:p>0.223963</text:p>
              </table:table-cell>
              <table:table-cell office:value-type="float" office:value="0.0686687395541495">
                <text:p>0.06866873955414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4512189328671">
                <text:p>0.0154512189328671</text:p>
              </table:table-cell>
              <table:table-cell office:value-type="float" office:value="0.209646">
                <text:p>0.209646</text:p>
              </table:table-cell>
              <table:table-cell office:value-type="float" office:value="0.0662582464513119">
                <text:p>0.06625824645131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1724493801594">
                <text:p>0.0121724493801594</text:p>
              </table:table-cell>
              <table:table-cell office:value-type="float" office:value="0.195652">
                <text:p>0.195652</text:p>
              </table:table-cell>
              <table:table-cell office:value-type="float" office:value="0.0631699500651734">
                <text:p>0.06316995006517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93661177158356">
                <text:p>0.00793661177158356</text:p>
              </table:table-cell>
              <table:table-cell office:value-type="float" office:value="0.18142">
                <text:p>0.18142</text:p>
              </table:table-cell>
              <table:table-cell office:value-type="float" office:value="0.0592867278817644">
                <text:p>0.0592867278817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87620520591736">
                <text:p>0.00187620520591736</text:p>
              </table:table-cell>
              <table:table-cell office:value-type="float" office:value="0.167986">
                <text:p>0.167986</text:p>
              </table:table-cell>
              <table:table-cell office:value-type="float" office:value="0.0549343693172928">
                <text:p>0.05493436931729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528775155544281">
                <text:p>-0.000528775155544281</text:p>
              </table:table-cell>
              <table:table-cell office:value-type="float" office:value="0.154531">
                <text:p>0.154531</text:p>
              </table:table-cell>
              <table:table-cell office:value-type="float" office:value="0.0499065825421591">
                <text:p>0.04990658254215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883534550666809">
                <text:p>-0.000883534550666809</text:p>
              </table:table-cell>
              <table:table-cell office:value-type="float" office:value="0.139713">
                <text:p>0.139713</text:p>
              </table:table-cell>
              <table:table-cell office:value-type="float" office:value="0.0435952201673763">
                <text:p>0.04359522016737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122224539518356">
                <text:p>-0.00122224539518356</text:p>
              </table:table-cell>
              <table:table-cell office:value-type="float" office:value="0.123003">
                <text:p>0.123003</text:p>
              </table:table-cell>
              <table:table-cell office:value-type="float" office:value="0.0355043703908002">
                <text:p>0.03550437039080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24892592430115">
                <text:p>-0.00124892592430115</text:p>
              </table:table-cell>
              <table:table-cell office:value-type="float" office:value="0.106094">
                <text:p>0.106094</text:p>
              </table:table-cell>
              <table:table-cell office:value-type="float" office:value="0.0262665922119608">
                <text:p>0.02626659221196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9415298104286">
                <text:p>-0.00119415298104286</text:p>
              </table:table-cell>
              <table:table-cell office:value-type="float" office:value="0.094586">
                <text:p>0.094586</text:p>
              </table:table-cell>
              <table:table-cell office:value-type="float" office:value="0.0193751365071051">
                <text:p>0.01937513650710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124461889267">
                <text:p>-0.0011124461889267</text:p>
              </table:table-cell>
              <table:table-cell office:value-type="float" office:value="0.087919">
                <text:p>0.087919</text:p>
              </table:table-cell>
              <table:table-cell office:value-type="float" office:value="0.0151587287793116">
                <text:p>0.0151587287793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907070934772491">
                <text:p>-0.000907070934772491</text:p>
              </table:table-cell>
              <table:table-cell office:value-type="float" office:value="0.082756">
                <text:p>0.082756</text:p>
              </table:table-cell>
              <table:table-cell office:value-type="float" office:value="0.0117806166681086">
                <text:p>0.01178061666810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797901302576065">
                <text:p>-0.000797901302576065</text:p>
              </table:table-cell>
              <table:table-cell office:value-type="float" office:value="0.078656">
                <text:p>0.078656</text:p>
              </table:table-cell>
              <table:table-cell office:value-type="float" office:value="0.00902783001059151">
                <text:p>0.009027830010591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691153109073639">
                <text:p>-0.000691153109073639</text:p>
              </table:table-cell>
              <table:table-cell office:value-type="float" office:value="0.075861">
                <text:p>0.075861</text:p>
              </table:table-cell>
              <table:table-cell office:value-type="float" office:value="0.00711561961825622">
                <text:p>0.00711561961825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497717410326004">
                <text:p>-0.000497717410326004</text:p>
              </table:table-cell>
              <table:table-cell office:value-type="float" office:value="0.073522">
                <text:p>0.073522</text:p>
              </table:table-cell>
              <table:table-cell office:value-type="float" office:value="0.00549319074632738">
                <text:p>0.005493190746327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342123210430145">
                <text:p>-0.000342123210430145</text:p>
              </table:table-cell>
              <table:table-cell office:value-type="float" office:value="0.071689">
                <text:p>0.071689</text:p>
              </table:table-cell>
              <table:table-cell office:value-type="float" office:value="0.00420761189376317">
                <text:p>0.004207611893763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279419124126434">
                <text:p>-0.000279419124126434</text:p>
              </table:table-cell>
              <table:table-cell office:value-type="float" office:value="0.070269">
                <text:p>0.070269</text:p>
              </table:table-cell>
              <table:table-cell office:value-type="float" office:value="0.00320315473493199">
                <text:p>0.003203154734931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181134790182114">
                <text:p>-0.000181134790182114</text:p>
              </table:table-cell>
              <table:table-cell office:value-type="float" office:value="0.06934">
                <text:p>0.06934</text:p>
              </table:table-cell>
              <table:table-cell office:value-type="float" office:value="0.00254198044744772">
                <text:p>0.002541980447447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145234167575836">
                <text:p>-0.000145234167575836</text:p>
              </table:table-cell>
              <table:table-cell office:value-type="float" office:value="0.0689">
                <text:p>0.0689</text:p>
              </table:table-cell>
              <table:table-cell office:value-type="float" office:value="0.00222771686746589">
                <text:p>0.00222771686746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932104885578156">
                <text:p>-0.0000932104885578156</text:p>
              </table:table-cell>
              <table:table-cell office:value-type="float" office:value="0.068502">
                <text:p>0.068502</text:p>
              </table:table-cell>
              <table:table-cell office:value-type="float" office:value="0.00194283479103283">
                <text:p>0.001942834791032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597313046455383">
                <text:p>-0.0000597313046455383</text:p>
              </table:table-cell>
              <table:table-cell office:value-type="float" office:value="0.068269">
                <text:p>0.068269</text:p>
              </table:table-cell>
              <table:table-cell office:value-type="float" office:value="0.0017757853807281">
                <text:p>0.00177578538072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477954745292664">
                <text:p>-0.0000477954745292664</text:p>
              </table:table-cell>
              <table:table-cell office:value-type="float" office:value="0.067985">
                <text:p>0.067985</text:p>
              </table:table-cell>
              <table:table-cell office:value-type="float" office:value="0.00157190015530947">
                <text:p>0.00157190015530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382028520107269">
                <text:p>-0.0000382028520107269</text:p>
              </table:table-cell>
              <table:table-cell office:value-type="float" office:value="0.067768">
                <text:p>0.067768</text:p>
              </table:table-cell>
              <table:table-cell office:value-type="float" office:value="0.00141591369414034">
                <text:p>0.00141591369414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244155526161194">
                <text:p>-0.0000244155526161194</text:p>
              </table:table-cell>
              <table:table-cell office:value-type="float" office:value="0.067595">
                <text:p>0.067595</text:p>
              </table:table-cell>
              <table:table-cell office:value-type="float" office:value="0.0012914311332884">
                <text:p>0.00129143113328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194944441318512">
                <text:p>-0.0000194944441318512</text:p>
              </table:table-cell>
              <table:table-cell office:value-type="float" office:value="0.067441">
                <text:p>0.067441</text:p>
              </table:table-cell>
              <table:table-cell office:value-type="float" office:value="0.00118052700125213">
                <text:p>0.001180527001252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155344605445862">
                <text:p>-0.0000155344605445862</text:p>
              </table:table-cell>
              <table:table-cell office:value-type="float" office:value="0.067315">
                <text:p>0.067315</text:p>
              </table:table-cell>
              <table:table-cell office:value-type="float" office:value="0.00108972205611011">
                <text:p>0.001089722056110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989809632301331">
                <text:p>-0.00000989809632301331</text:p>
              </table:table-cell>
              <table:table-cell office:value-type="float" office:value="0.067218">
                <text:p>0.067218</text:p>
              </table:table-cell>
              <table:table-cell office:value-type="float" office:value="0.00101977668571748">
                <text:p>0.001019776685717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787153840065002">
                <text:p>-0.00000787153840065002</text:p>
              </table:table-cell>
              <table:table-cell office:value-type="float" office:value="0.067116">
                <text:p>0.067116</text:p>
              </table:table-cell>
              <table:table-cell office:value-type="float" office:value="0.000946188371253653">
                <text:p>0.0009461883712536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497326254844666">
                <text:p>-0.00000497326254844666</text:p>
              </table:table-cell>
              <table:table-cell office:value-type="float" office:value="0.067101">
                <text:p>0.067101</text:p>
              </table:table-cell>
              <table:table-cell office:value-type="float" office:value="0.000935363316898509">
                <text:p>0.0009353633168985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394135713577271">
                <text:p>-0.00000394135713577271</text:p>
              </table:table-cell>
              <table:table-cell office:value-type="float" office:value="0.06709">
                <text:p>0.06709</text:p>
              </table:table-cell>
              <table:table-cell office:value-type="float" office:value="0.000927424415149918">
                <text:p>0.0009274244151499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248104333877563">
                <text:p>-0.00000248104333877563</text:p>
              </table:table-cell>
              <table:table-cell office:value-type="float" office:value="0.067068">
                <text:p>0.067068</text:p>
              </table:table-cell>
              <table:table-cell office:value-type="float" office:value="0.000911545269936621">
                <text:p>0.0009115452699366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194460153579712">
                <text:p>-0.00000194460153579712</text:p>
              </table:table-cell>
              <table:table-cell office:value-type="float" office:value="0.067038">
                <text:p>0.067038</text:p>
              </table:table-cell>
              <table:table-cell office:value-type="float" office:value="0.00088988900707402">
                <text:p>0.000889889007074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117719173431396">
                <text:p>-0.00000117719173431396</text:p>
              </table:table-cell>
              <table:table-cell office:value-type="float" office:value="0.067096">
                <text:p>0.067096</text:p>
              </table:table-cell>
              <table:table-cell office:value-type="float" office:value="0.000931754780637416">
                <text:p>0.0009317547806374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692903995513916">
                <text:p>-0.000000692903995513916</text:p>
              </table:table-cell>
              <table:table-cell office:value-type="float" office:value="0.067143">
                <text:p>0.067143</text:p>
              </table:table-cell>
              <table:table-cell office:value-type="float" office:value="0.000965671373354578">
                <text:p>0.0009656713733545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0361353158950806">
                <text:p>-0.000000361353158950806</text:p>
              </table:table-cell>
              <table:table-cell office:value-type="float" office:value="0.067154">
                <text:p>0.067154</text:p>
              </table:table-cell>
              <table:table-cell office:value-type="float" office:value="0.00097360812022583">
                <text:p>0.000973608120225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245869159698486">
                <text:p>-0.000000245869159698486</text:p>
              </table:table-cell>
              <table:table-cell office:value-type="float" office:value="0.067185">
                <text:p>0.067185</text:p>
              </table:table-cell>
              <table:table-cell office:value-type="float" office:value="0.000995972909735777">
                <text:p>0.0009959729097357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126659870147705">
                <text:p>-0.000000126659870147705</text:p>
              </table:table-cell>
              <table:table-cell office:value-type="float" office:value="0.067191">
                <text:p>0.067191</text:p>
              </table:table-cell>
              <table:table-cell office:value-type="float" office:value="0.00100030116839638">
                <text:p>0.001000301168396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00372529029846191">
                <text:p>-0.00000000372529029846191</text:p>
              </table:table-cell>
              <table:table-cell office:value-type="float" office:value="0.067189">
                <text:p>0.067189</text:p>
              </table:table-cell>
              <table:table-cell office:value-type="float" office:value="0.000998858430294257">
                <text:p>0.0009988584302942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115483999252319">
                <text:p>0.000000115483999252319</text:p>
              </table:table-cell>
              <table:table-cell office:value-type="float" office:value="0.067216">
                <text:p>0.067216</text:p>
              </table:table-cell>
              <table:table-cell office:value-type="float" office:value="0.00101833414720949">
                <text:p>0.001018334147209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17508864402771">
                <text:p>0.00000017508864402771</text:p>
              </table:table-cell>
              <table:table-cell office:value-type="float" office:value="0.067223">
                <text:p>0.067223</text:p>
              </table:table-cell>
              <table:table-cell office:value-type="float" office:value="0.00102338296730415">
                <text:p>0.00102338296730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201165676116943">
                <text:p>0.000000201165676116943</text:p>
              </table:table-cell>
              <table:table-cell office:value-type="float" office:value="0.067203">
                <text:p>0.067203</text:p>
              </table:table-cell>
              <table:table-cell office:value-type="float" office:value="0.0010089572865293">
                <text:p>0.0010089572865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204890966415405">
                <text:p>0.000000204890966415405</text:p>
              </table:table-cell>
              <table:table-cell office:value-type="float" office:value="0.067214">
                <text:p>0.067214</text:p>
              </table:table-cell>
              <table:table-cell office:value-type="float" office:value="0.00101689159391675">
                <text:p>0.001016891593916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1">
                <text:p>0.06721</text:p>
              </table:table-cell>
              <table:table-cell office:value-type="float" office:value="0.00101400644297704">
                <text:p>0.001014006442977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03">
                <text:p>0.067203</text:p>
              </table:table-cell>
              <table:table-cell office:value-type="float" office:value="0.0010089572865293">
                <text:p>0.00100895728652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22">
                <text:p>0.067222</text:p>
              </table:table-cell>
              <table:table-cell office:value-type="float" office:value="0.00102266171837919">
                <text:p>0.001022661718379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38">
                <text:p>0.067238</text:p>
              </table:table-cell>
              <table:table-cell office:value-type="float" office:value="0.00103420125763604">
                <text:p>0.001034201257636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36">
                <text:p>0.067236</text:p>
              </table:table-cell>
              <table:table-cell office:value-type="float" office:value="0.00103275886697556">
                <text:p>0.001032758866975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22">
                <text:p>0.067222</text:p>
              </table:table-cell>
              <table:table-cell office:value-type="float" office:value="0.00102266171837919">
                <text:p>0.001022661718379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7">
                <text:p>0.067227</text:p>
              </table:table-cell>
              <table:table-cell office:value-type="float" office:value="0.00102626792604212">
                <text:p>0.001026267926042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1">
                <text:p>0.067201</text:p>
              </table:table-cell>
              <table:table-cell office:value-type="float" office:value="0.00100751463713569">
                <text:p>0.001007514637135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7">
                <text:p>0.067217</text:p>
              </table:table-cell>
              <table:table-cell office:value-type="float" office:value="0.00101905541831158">
                <text:p>0.001019055418311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9">
                <text:p>0.067219</text:p>
              </table:table-cell>
              <table:table-cell office:value-type="float" office:value="0.00102049794942719">
                <text:p>0.001020497949427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8">
                <text:p>0.067208</text:p>
              </table:table-cell>
              <table:table-cell office:value-type="float" office:value="0.00101256384533005">
                <text:p>0.001012563845330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3">
                <text:p>0.067203</text:p>
              </table:table-cell>
              <table:table-cell office:value-type="float" office:value="0.0010089572865293">
                <text:p>0.00100895728652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3">
                <text:p>0.067203</text:p>
              </table:table-cell>
              <table:table-cell office:value-type="float" office:value="0.0010089572865293">
                <text:p>0.00100895728652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5">
                <text:p>0.067205</text:p>
              </table:table-cell>
              <table:table-cell office:value-type="float" office:value="0.00101039992113817">
                <text:p>0.001010399921138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5">
                <text:p>0.067215</text:p>
              </table:table-cell>
              <table:table-cell office:value-type="float" office:value="0.00101761287241122">
                <text:p>0.001017612872411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0.00101833414720949">
                <text:p>0.001018334147209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9">
                <text:p>0.067209</text:p>
              </table:table-cell>
              <table:table-cell office:value-type="float" office:value="0.00101328514600163">
                <text:p>0.001013285146001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3">
                <text:p>0.067213</text:p>
              </table:table-cell>
              <table:table-cell office:value-type="float" office:value="0.00101617031172611">
                <text:p>0.001016170311726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0.00101833414720949">
                <text:p>0.001018334147209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0.00101833414720949">
                <text:p>0.001018334147209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5">
                <text:p>0.067225</text:p>
              </table:table-cell>
              <table:table-cell office:value-type="float" office:value="0.00102482545406551">
                <text:p>0.001024825454065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6">
                <text:p>0.067226</text:p>
              </table:table-cell>
              <table:table-cell office:value-type="float" office:value="0.00102554669190191">
                <text:p>0.00102554669190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45">
                <text:p>0.067245</text:p>
              </table:table-cell>
              <table:table-cell office:value-type="float" office:value="0.00103924950851782">
                <text:p>0.00103924950851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7">
                <text:p>0.067267</text:p>
              </table:table-cell>
              <table:table-cell office:value-type="float" office:value="0.00105511426077672">
                <text:p>0.00105511426077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5">
                <text:p>0.067275</text:p>
              </table:table-cell>
              <table:table-cell office:value-type="float" office:value="0.00106088281805564">
                <text:p>0.00106088281805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7">
                <text:p>0.067277</text:p>
              </table:table-cell>
              <table:table-cell office:value-type="float" office:value="0.00106232492041349">
                <text:p>0.00106232492041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1">
                <text:p>0.067291</text:p>
              </table:table-cell>
              <table:table-cell office:value-type="float" office:value="0.00107241922294544">
                <text:p>0.00107241922294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">
                <text:p>0.06729</text:p>
              </table:table-cell>
              <table:table-cell office:value-type="float" office:value="0.00107169822536123">
                <text:p>0.00107169822536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1">
                <text:p>0.067281</text:p>
              </table:table-cell>
              <table:table-cell office:value-type="float" office:value="0.00106520908077494">
                <text:p>0.00106520908077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1">
                <text:p>0.067291</text:p>
              </table:table-cell>
              <table:table-cell office:value-type="float" office:value="0.00107241922294544">
                <text:p>0.00107241922294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1">
                <text:p>0.067281</text:p>
              </table:table-cell>
              <table:table-cell office:value-type="float" office:value="0.00106520908077494">
                <text:p>0.00106520908077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4">
                <text:p>0.067274</text:p>
              </table:table-cell>
              <table:table-cell office:value-type="float" office:value="0.00106016176133244">
                <text:p>0.00106016176133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9">
                <text:p>0.067279</text:p>
              </table:table-cell>
              <table:table-cell office:value-type="float" office:value="0.00106376700798659">
                <text:p>0.0010637670079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3">
                <text:p>0.067273</text:p>
              </table:table-cell>
              <table:table-cell office:value-type="float" office:value="0.00105944070091304">
                <text:p>0.00105944070091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4.97cm" svg:y="0.267cm" chart:style-name="ch2">
          <text:p>wX LLeg</text:p>
        </chart:title>
        <chart:legend chart:legend-position="end" svg:x="8.711cm" svg:y="2.591cm" style:legend-expansion="high" chart:style-name="ch3"/>
        <chart:plot-area chart:style-name="ch4" table:cell-range-address="LLeg.D1:LLeg.D216 LLeg.K1:LLeg.K1 LLeg.K90:LLeg.K300 LLeg.T1:LLeg.T1 LLeg.T90:LLeg.T300" chart:data-source-has-labels="row" svg:x="0.231cm" svg:y="1.126cm" svg:width="8.249cm" svg:height="5.36cm">
          <chartooo:coordinate-region svg:x="1.073cm" svg:y="1.299cm" svg:width="7.407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D2:LLeg.D216" chart:label-cell-address="LLeg.D1:LLeg.D1" chart:class="chart:line">
            <chart:data-point chart:repeated="215"/>
          </chart:series>
          <chart:series chart:style-name="ch9" chart:values-cell-range-address="LLeg.K90:LLeg.K300" chart:label-cell-address="LLeg.K1:LLeg.K1" chart:class="chart:line">
            <chart:data-point chart:repeated="211"/>
          </chart:series>
          <chart:series chart:style-name="ch10" chart:values-cell-range-address="LLeg.T90:LLeg.T300" chart:label-cell-address="LLeg.T1:LLeg.T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X Nao</text:p>
                <draw:g>
                  <svg:desc>LLeg.D1:LLeg.D1</svg:desc>
                </draw:g>
              </table:table-cell>
              <table:table-cell office:value-type="string">
                <text:p>wX MoCap</text:p>
                <draw:g>
                  <svg:desc>LLeg.K1:LLeg.K1</svg:desc>
                </draw:g>
              </table:table-cell>
              <table:table-cell office:value-type="string">
                <text:p>wX Corr</text:p>
                <draw:g>
                  <svg:desc>LLeg.T1:LLeg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149628824885895">
                <text:p>-0.0000000149628824885895</text:p>
                <draw:g>
                  <svg:desc>LLeg.D2:LLeg.D216</svg:desc>
                </draw:g>
              </table:table-cell>
              <table:table-cell office:value-type="float" office:value="0.002582">
                <text:p>0.002582</text:p>
                <draw:g>
                  <svg:desc>LLeg.K90:LLeg.K300</svg:desc>
                </draw:g>
              </table:table-cell>
              <table:table-cell office:value-type="float" office:value="0.032132215282006">
                <text:p>0.032132215282006</text:p>
                <draw:g>
                  <svg:desc>LLeg.T90:LLeg.T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484">
                <text:p>0.002484</text:p>
              </table:table-cell>
              <table:table-cell office:value-type="float" office:value="0.0321017129714772">
                <text:p>0.0321017129714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381">
                <text:p>0.002381</text:p>
              </table:table-cell>
              <table:table-cell office:value-type="float" office:value="0.0320706634484467">
                <text:p>0.0320706634484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225">
                <text:p>0.002225</text:p>
              </table:table-cell>
              <table:table-cell office:value-type="float" office:value="0.0320256062063249">
                <text:p>0.0320256062063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092">
                <text:p>0.002092</text:p>
              </table:table-cell>
              <table:table-cell office:value-type="float" office:value="0.0319890653709525">
                <text:p>0.031989065370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688">
                <text:p>0.001688</text:p>
              </table:table-cell>
              <table:table-cell office:value-type="float" office:value="0.0318886428134207">
                <text:p>0.0318886428134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503">
                <text:p>0.001503</text:p>
              </table:table-cell>
              <table:table-cell office:value-type="float" office:value="0.0318479679989106">
                <text:p>0.0318479679989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78">
                <text:p>0.00178</text:p>
              </table:table-cell>
              <table:table-cell office:value-type="float" office:value="0.0319101123341126">
                <text:p>0.0319101123341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815">
                <text:p>0.001815</text:p>
              </table:table-cell>
              <table:table-cell office:value-type="float" office:value="0.031918496728037">
                <text:p>0.031918496728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879">
                <text:p>0.001879</text:p>
              </table:table-cell>
              <table:table-cell office:value-type="float" office:value="0.0319341369967166">
                <text:p>0.0319341369967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00862617930397">
                <text:p>0.000200862617930397</text:p>
              </table:table-cell>
              <table:table-cell office:value-type="float" office:value="0.001824">
                <text:p>0.001824</text:p>
              </table:table-cell>
              <table:table-cell office:value-type="float" office:value="0.0319206720153901">
                <text:p>0.0319206720153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8348562056199">
                <text:p>0.000258348562056199</text:p>
              </table:table-cell>
              <table:table-cell office:value-type="float" office:value="0.002189">
                <text:p>0.002189</text:p>
              </table:table-cell>
              <table:table-cell office:value-type="float" office:value="0.032015545259951">
                <text:p>0.032015545259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7491055941209">
                <text:p>0.000327491055941209</text:p>
              </table:table-cell>
              <table:table-cell office:value-type="float" office:value="0.001157">
                <text:p>0.001157</text:p>
              </table:table-cell>
              <table:table-cell office:value-type="float" office:value="0.0317808495848973">
                <text:p>0.0317808495848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4949163980782">
                <text:p>0.00114949163980782</text:p>
              </table:table-cell>
              <table:table-cell office:value-type="float" office:value="0.001374">
                <text:p>0.001374</text:p>
              </table:table-cell>
              <table:table-cell office:value-type="float" office:value="0.0318215797519292">
                <text:p>0.0318215797519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2291095107794">
                <text:p>0.00142291095107794</text:p>
              </table:table-cell>
              <table:table-cell office:value-type="float" office:value="0.001325">
                <text:p>0.001325</text:p>
              </table:table-cell>
              <table:table-cell office:value-type="float" office:value="0.0318119814042271">
                <text:p>0.0318119814042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9602443929762">
                <text:p>0.00169602443929762</text:p>
              </table:table-cell>
              <table:table-cell office:value-type="float" office:value="0.001424">
                <text:p>0.001424</text:p>
              </table:table-cell>
              <table:table-cell office:value-type="float" office:value="0.0318316152385779">
                <text:p>0.0318316152385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9827682748437">
                <text:p>0.00259827682748437</text:p>
              </table:table-cell>
              <table:table-cell office:value-type="float" office:value="0.001259">
                <text:p>0.001259</text:p>
              </table:table-cell>
              <table:table-cell office:value-type="float" office:value="0.0317994229407857">
                <text:p>0.0317994229407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1740253083408">
                <text:p>0.00271740253083408</text:p>
              </table:table-cell>
              <table:table-cell office:value-type="float" office:value="0.00142">
                <text:p>0.00142</text:p>
              </table:table-cell>
              <table:table-cell office:value-type="float" office:value="0.0318308034318094">
                <text:p>0.0318308034318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05787823162973">
                <text:p>0.00305787823162973</text:p>
              </table:table-cell>
              <table:table-cell office:value-type="float" office:value="0.001332">
                <text:p>0.001332</text:p>
              </table:table-cell>
              <table:table-cell office:value-type="float" office:value="0.0318133382677127">
                <text:p>0.0318133382677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4840316362679">
                <text:p>0.00374840316362679</text:p>
              </table:table-cell>
              <table:table-cell office:value-type="float" office:value="0.001054">
                <text:p>0.001054</text:p>
              </table:table-cell>
              <table:table-cell office:value-type="float" office:value="0.0317631232452716">
                <text:p>0.0317631232452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91838606446981">
                <text:p>0.00391838606446981</text:p>
              </table:table-cell>
              <table:table-cell office:value-type="float" office:value="0.000851">
                <text:p>0.000851</text:p>
              </table:table-cell>
              <table:table-cell office:value-type="float" office:value="0.0317312143893125">
                <text:p>0.031731214389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7619588077068">
                <text:p>0.00407619588077068</text:p>
              </table:table-cell>
              <table:table-cell office:value-type="float" office:value="0.000416">
                <text:p>0.000416</text:p>
              </table:table-cell>
              <table:table-cell office:value-type="float" office:value="0.0316763645937992">
                <text:p>0.0316763645937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7629950940609">
                <text:p>0.00447629950940609</text:p>
              </table:table-cell>
              <table:table-cell office:value-type="float" office:value="0.000118">
                <text:p>0.000118</text:p>
              </table:table-cell>
              <table:table-cell office:value-type="float" office:value="0.0316494354208146">
                <text:p>0.0316494354208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8526145666838">
                <text:p>0.00458526145666838</text:p>
              </table:table-cell>
              <table:table-cell office:value-type="float" office:value="0.000538">
                <text:p>0.000538</text:p>
              </table:table-cell>
              <table:table-cell office:value-type="float" office:value="0.0316898866363174">
                <text:p>0.0316898866363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63521527126432">
                <text:p>0.00463521527126432</text:p>
              </table:table-cell>
              <table:table-cell office:value-type="float" office:value="0.000507">
                <text:p>0.000507</text:p>
              </table:table-cell>
              <table:table-cell office:value-type="float" office:value="0.0316863132168992">
                <text:p>0.0316863132168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871497862041">
                <text:p>0.004871497862041</text:p>
              </table:table-cell>
              <table:table-cell office:value-type="float" office:value="0.000229">
                <text:p>0.000229</text:p>
              </table:table-cell>
              <table:table-cell office:value-type="float" office:value="0.0316584544262232">
                <text:p>0.0316584544262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92608081549406">
                <text:p>0.00492608081549406</text:p>
              </table:table-cell>
              <table:table-cell office:value-type="float" office:value="0.00036">
                <text:p>0.00036</text:p>
              </table:table-cell>
              <table:table-cell office:value-type="float" office:value="0.0316706435774103">
                <text:p>0.0316706435774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686636775732">
                <text:p>0.0049686636775732</text:p>
              </table:table-cell>
              <table:table-cell office:value-type="float" office:value="0.000243">
                <text:p>0.000243</text:p>
              </table:table-cell>
              <table:table-cell office:value-type="float" office:value="0.031659677250361">
                <text:p>0.031659677250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02463709563017">
                <text:p>0.00502463709563017</text:p>
              </table:table-cell>
              <table:table-cell office:value-type="float" office:value="0.000323">
                <text:p>0.000323</text:p>
              </table:table-cell>
              <table:table-cell office:value-type="float" office:value="0.0316670313284452">
                <text:p>0.0316670313284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1928431913257">
                <text:p>0.00501928431913257</text:p>
              </table:table-cell>
              <table:table-cell office:value-type="float" office:value="-0.000299">
                <text:p>-0.000299</text:p>
              </table:table-cell>
              <table:table-cell office:value-type="float" office:value="0.031626284202554">
                <text:p>0.0316262842025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00218104571104">
                <text:p>0.00500218104571104</text:p>
              </table:table-cell>
              <table:table-cell office:value-type="float" office:value="0.000208">
                <text:p>0.000208</text:p>
              </table:table-cell>
              <table:table-cell office:value-type="float" office:value="0.0316566560126246">
                <text:p>0.0316566560126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98914252966643">
                <text:p>0.00498914252966643</text:p>
              </table:table-cell>
              <table:table-cell office:value-type="float" office:value="0.000371">
                <text:p>0.000371</text:p>
              </table:table-cell>
              <table:table-cell office:value-type="float" office:value="0.0316717432230567">
                <text:p>0.0316717432230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4821479767561">
                <text:p>0.00484821479767561</text:p>
              </table:table-cell>
              <table:table-cell office:value-type="float" office:value="0.000527">
                <text:p>0.000527</text:p>
              </table:table-cell>
              <table:table-cell office:value-type="float" office:value="0.0316886079263686">
                <text:p>0.0316886079263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7775199636817">
                <text:p>0.0047775199636817</text:p>
              </table:table-cell>
              <table:table-cell office:value-type="float" office:value="0.000699">
                <text:p>0.000699</text:p>
              </table:table-cell>
              <table:table-cell office:value-type="float" office:value="0.031709951959521">
                <text:p>0.031709951959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69487998634577">
                <text:p>0.00469487998634577</text:p>
              </table:table-cell>
              <table:table-cell office:value-type="float" office:value="0.001661">
                <text:p>0.001661</text:p>
              </table:table-cell>
              <table:table-cell office:value-type="float" office:value="0.031882498571799">
                <text:p>0.031882498571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37512900680304">
                <text:p>0.00437512900680304</text:p>
              </table:table-cell>
              <table:table-cell office:value-type="float" office:value="0.001394">
                <text:p>0.001394</text:p>
              </table:table-cell>
              <table:table-cell office:value-type="float" office:value="0.0318255647036432">
                <text:p>0.0318255647036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4456875771284">
                <text:p>0.00424456875771284</text:p>
              </table:table-cell>
              <table:table-cell office:value-type="float" office:value="0.001474">
                <text:p>0.001474</text:p>
              </table:table-cell>
              <table:table-cell office:value-type="float" office:value="0.0318418944164383">
                <text:p>0.03184189441643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17493050917983">
                <text:p>0.00417493050917983</text:p>
              </table:table-cell>
              <table:table-cell office:value-type="float" office:value="0.001643">
                <text:p>0.001643</text:p>
              </table:table-cell>
              <table:table-cell office:value-type="float" office:value="0.0318784418886941">
                <text:p>0.0318784418886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10206988453865">
                <text:p>0.00410206988453865</text:p>
              </table:table-cell>
              <table:table-cell office:value-type="float" office:value="0.001442">
                <text:p>0.001442</text:p>
              </table:table-cell>
              <table:table-cell office:value-type="float" office:value="0.03183528766938">
                <text:p>0.03183528766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475210942328">
                <text:p>0.0039475210942328</text:p>
              </table:table-cell>
              <table:table-cell office:value-type="float" office:value="0.001543">
                <text:p>0.001543</text:p>
              </table:table-cell>
              <table:table-cell office:value-type="float" office:value="0.0318564798715936">
                <text:p>0.03185647987159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6560871265829">
                <text:p>0.00386560871265829</text:p>
              </table:table-cell>
              <table:table-cell office:value-type="float" office:value="0.001659">
                <text:p>0.001659</text:p>
              </table:table-cell>
              <table:table-cell office:value-type="float" office:value="0.031882046269608">
                <text:p>0.031882046269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78076685592532">
                <text:p>0.00378076685592532</text:p>
              </table:table-cell>
              <table:table-cell office:value-type="float" office:value="0.001522">
                <text:p>0.001522</text:p>
              </table:table-cell>
              <table:table-cell office:value-type="float" office:value="0.0318519916918763">
                <text:p>0.0318519916918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0781972520053">
                <text:p>0.00350781972520053</text:p>
              </table:table-cell>
              <table:table-cell office:value-type="float" office:value="0.001898">
                <text:p>0.001898</text:p>
              </table:table-cell>
              <table:table-cell office:value-type="float" office:value="0.031938857061689">
                <text:p>0.031938857061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3106948249042">
                <text:p>0.0033106948249042</text:p>
              </table:table-cell>
              <table:table-cell office:value-type="float" office:value="0.001898">
                <text:p>0.001898</text:p>
              </table:table-cell>
              <table:table-cell office:value-type="float" office:value="0.031938857061689">
                <text:p>0.031938857061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20745725184679">
                <text:p>0.00320745725184679</text:p>
              </table:table-cell>
              <table:table-cell office:value-type="float" office:value="0.001775">
                <text:p>0.001775</text:p>
              </table:table-cell>
              <table:table-cell office:value-type="float" office:value="0.0319089243112005">
                <text:p>0.0319089243112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87931622005999">
                <text:p>0.00287931622005999</text:p>
              </table:table-cell>
              <table:table-cell office:value-type="float" office:value="0.001634">
                <text:p>0.001634</text:p>
              </table:table-cell>
              <table:table-cell office:value-type="float" office:value="0.0318764253905346">
                <text:p>0.0318764253905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76368856430054">
                <text:p>0.00276368856430054</text:p>
              </table:table-cell>
              <table:table-cell office:value-type="float" office:value="0.001593">
                <text:p>0.001593</text:p>
              </table:table-cell>
              <table:table-cell office:value-type="float" office:value="0.031867339034538">
                <text:p>0.0318673390345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4501827768981">
                <text:p>0.00264501827768981</text:p>
              </table:table-cell>
              <table:table-cell office:value-type="float" office:value="0.001319">
                <text:p>0.001319</text:p>
              </table:table-cell>
              <table:table-cell office:value-type="float" office:value="0.0318108221799652">
                <text:p>0.0318108221799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39840778522193">
                <text:p>0.00239840778522193</text:p>
              </table:table-cell>
              <table:table-cell office:value-type="float" office:value="0.001219">
                <text:p>0.001219</text:p>
              </table:table-cell>
              <table:table-cell office:value-type="float" office:value="0.0317920184009688">
                <text:p>0.0317920184009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3910196907818">
                <text:p>0.00213910196907818</text:p>
              </table:table-cell>
              <table:table-cell office:value-type="float" office:value="0.001153">
                <text:p>0.001153</text:p>
              </table:table-cell>
              <table:table-cell office:value-type="float" office:value="0.0317801418830144">
                <text:p>0.0317801418830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86729989945888">
                <text:p>0.00186729989945888</text:p>
              </table:table-cell>
              <table:table-cell office:value-type="float" office:value="0.001036">
                <text:p>0.001036</text:p>
              </table:table-cell>
              <table:table-cell office:value-type="float" office:value="0.0317601315902385">
                <text:p>0.0317601315902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2655167989433">
                <text:p>0.00172655167989433</text:p>
              </table:table-cell>
              <table:table-cell office:value-type="float" office:value="0.000942">
                <text:p>0.000942</text:p>
              </table:table-cell>
              <table:table-cell office:value-type="float" office:value="0.0317450216190592">
                <text:p>0.0317450216190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58266955986619">
                <text:p>0.00158266955986619</text:p>
              </table:table-cell>
              <table:table-cell office:value-type="float" office:value="0.000919">
                <text:p>0.000919</text:p>
              </table:table-cell>
              <table:table-cell office:value-type="float" office:value="0.0317414556530616">
                <text:p>0.0317414556530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28548475913703">
                <text:p>0.00128548475913703</text:p>
              </table:table-cell>
              <table:table-cell office:value-type="float" office:value="0.001453">
                <text:p>0.001453</text:p>
              </table:table-cell>
              <table:table-cell office:value-type="float" office:value="0.0318375474801473">
                <text:p>0.03183754748014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13211385905743">
                <text:p>0.00113211385905743</text:p>
              </table:table-cell>
              <table:table-cell office:value-type="float" office:value="0.001508">
                <text:p>0.001508</text:p>
              </table:table-cell>
              <table:table-cell office:value-type="float" office:value="0.0318490234538035">
                <text:p>0.0318490234538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8858045041561">
                <text:p>0.0198858045041561</text:p>
              </table:table-cell>
              <table:table-cell office:value-type="float" office:value="0.001409">
                <text:p>0.001409</text:p>
              </table:table-cell>
              <table:table-cell office:value-type="float" office:value="0.031828579005006">
                <text:p>0.031828579005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2432870864868">
                <text:p>0.0202432870864868</text:p>
              </table:table-cell>
              <table:table-cell office:value-type="float" office:value="0.001391">
                <text:p>0.001391</text:p>
              </table:table-cell>
              <table:table-cell office:value-type="float" office:value="0.0318249644752358">
                <text:p>0.03182496447523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3192142546177">
                <text:p>0.0213192142546177</text:p>
              </table:table-cell>
              <table:table-cell office:value-type="float" office:value="0.000171">
                <text:p>0.000171</text:p>
              </table:table-cell>
              <table:table-cell office:value-type="float" office:value="0.0316535919714095">
                <text:p>0.0316535919714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20385622233152">
                <text:p>0.0220385622233152</text:p>
              </table:table-cell>
              <table:table-cell office:value-type="float" office:value="0.000186">
                <text:p>0.000186</text:p>
              </table:table-cell>
              <table:table-cell office:value-type="float" office:value="0.0316548180666605">
                <text:p>0.0316548180666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7614493817091">
                <text:p>0.0237614493817091</text:p>
              </table:table-cell>
              <table:table-cell office:value-type="float" office:value="0.00049">
                <text:p>0.00049</text:p>
              </table:table-cell>
              <table:table-cell office:value-type="float" office:value="0.0316843933702046">
                <text:p>0.0316843933702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7906559854746">
                <text:p>0.0257906559854746</text:p>
              </table:table-cell>
              <table:table-cell office:value-type="float" office:value="0.001387">
                <text:p>0.001387</text:p>
              </table:table-cell>
              <table:table-cell office:value-type="float" office:value="0.0318241655353633">
                <text:p>0.0318241655353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00066062808">
                <text:p>0.026900066062808</text:p>
              </table:table-cell>
              <table:table-cell office:value-type="float" office:value="0.002186">
                <text:p>0.002186</text:p>
              </table:table-cell>
              <table:table-cell office:value-type="float" office:value="0.0320147125501275">
                <text:p>0.0320147125501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2802825570107">
                <text:p>0.0292802825570107</text:p>
              </table:table-cell>
              <table:table-cell office:value-type="float" office:value="0.003771">
                <text:p>0.003771</text:p>
              </table:table-cell>
              <table:table-cell office:value-type="float" office:value="0.0325768705874027">
                <text:p>0.0325768705874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8491496145725">
                <text:p>0.0318491496145725</text:p>
              </table:table-cell>
              <table:table-cell office:value-type="float" office:value="0.005736">
                <text:p>0.005736</text:p>
              </table:table-cell>
              <table:table-cell office:value-type="float" office:value="0.0336137904781489">
                <text:p>0.0336137904781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45831960439682">
                <text:p>0.0345831960439682</text:p>
              </table:table-cell>
              <table:table-cell office:value-type="float" office:value="0.008367">
                <text:p>0.008367</text:p>
              </table:table-cell>
              <table:table-cell office:value-type="float" office:value="0.0355915015036689">
                <text:p>0.0355915015036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0065586864948">
                <text:p>0.0360065586864948</text:p>
              </table:table-cell>
              <table:table-cell office:value-type="float" office:value="0.011096">
                <text:p>0.011096</text:p>
              </table:table-cell>
              <table:table-cell office:value-type="float" office:value="0.0383557944099908">
                <text:p>0.0383557944099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89582440257072">
                <text:p>0.0389582440257072</text:p>
              </table:table-cell>
              <table:table-cell office:value-type="float" office:value="0.015532">
                <text:p>0.015532</text:p>
              </table:table-cell>
              <table:table-cell office:value-type="float" office:value="0.0443982565355125">
                <text:p>0.0443982565355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4839813709259">
                <text:p>0.0404839813709259</text:p>
              </table:table-cell>
              <table:table-cell office:value-type="float" office:value="0.01725">
                <text:p>0.01725</text:p>
              </table:table-cell>
              <table:table-cell office:value-type="float" office:value="0.0472537051505873">
                <text:p>0.04725370515058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6294227838516">
                <text:p>0.0436294227838516</text:p>
              </table:table-cell>
              <table:table-cell office:value-type="float" office:value="0.019002">
                <text:p>0.019002</text:p>
              </table:table-cell>
              <table:table-cell office:value-type="float" office:value="0.0504619656102365">
                <text:p>0.0504619656102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2472195029259">
                <text:p>0.0452472195029259</text:p>
              </table:table-cell>
              <table:table-cell office:value-type="float" office:value="0.020714">
                <text:p>0.020714</text:p>
              </table:table-cell>
              <table:table-cell office:value-type="float" office:value="0.0538860138269846">
                <text:p>0.0538860138269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5696271061897">
                <text:p>0.0485696271061897</text:p>
              </table:table-cell>
              <table:table-cell office:value-type="float" office:value="0.017776">
                <text:p>0.017776</text:p>
              </table:table-cell>
              <table:table-cell office:value-type="float" office:value="0.0481854856452664">
                <text:p>0.0481854856452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20025528967381">
                <text:p>0.0520025528967381</text:p>
              </table:table-cell>
              <table:table-cell office:value-type="float" office:value="0.018678">
                <text:p>0.018678</text:p>
              </table:table-cell>
              <table:table-cell office:value-type="float" office:value="0.0498461073490047">
                <text:p>0.04984610734900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37590272724629">
                <text:p>0.0537590272724629</text:p>
              </table:table-cell>
              <table:table-cell office:value-type="float" office:value="0.017927">
                <text:p>0.017927</text:p>
              </table:table-cell>
              <table:table-cell office:value-type="float" office:value="0.0484579563264806">
                <text:p>0.0484579563264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3490187525749">
                <text:p>0.0573490187525749</text:p>
              </table:table-cell>
              <table:table-cell office:value-type="float" office:value="0.02162">
                <text:p>0.02162</text:p>
              </table:table-cell>
              <table:table-cell office:value-type="float" office:value="0.0558136419704899">
                <text:p>0.05581364197048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1813884675503">
                <text:p>0.0591813884675503</text:p>
              </table:table-cell>
              <table:table-cell office:value-type="float" office:value="0.018167">
                <text:p>0.018167</text:p>
              </table:table-cell>
              <table:table-cell office:value-type="float" office:value="0.0488955959065293">
                <text:p>0.0488955959065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48223757743835">
                <text:p>0.0648223757743835</text:p>
              </table:table-cell>
              <table:table-cell office:value-type="float" office:value="0.012506">
                <text:p>0.012506</text:p>
              </table:table-cell>
              <table:table-cell office:value-type="float" office:value="0.0400684651887617">
                <text:p>0.04006846518876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86977282166481">
                <text:p>0.0686977282166481</text:p>
              </table:table-cell>
              <table:table-cell office:value-type="float" office:value="-0.006418">
                <text:p>-0.006418</text:p>
              </table:table-cell>
              <table:table-cell office:value-type="float" office:value="0.0332357931828883">
                <text:p>0.0332357931828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6684067845345">
                <text:p>0.0706684067845345</text:p>
              </table:table-cell>
              <table:table-cell office:value-type="float" office:value="-0.034686">
                <text:p>-0.034686</text:p>
              </table:table-cell>
              <table:table-cell office:value-type="float" office:value="0.0880473485798554">
                <text:p>0.08804734857985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46731981635094">
                <text:p>0.0746731981635094</text:p>
              </table:table-cell>
              <table:table-cell office:value-type="float" office:value="-0.040553">
                <text:p>-0.040553</text:p>
              </table:table-cell>
              <table:table-cell office:value-type="float" office:value="0.10918425151829">
                <text:p>0.10918425151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7592753767967">
                <text:p>0.0787592753767967</text:p>
              </table:table-cell>
              <table:table-cell office:value-type="float" office:value="-0.04122">
                <text:p>-0.04122</text:p>
              </table:table-cell>
              <table:table-cell office:value-type="float" office:value="0.111799646669453">
                <text:p>0.1117996466694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29227417707443">
                <text:p>0.0829227417707443</text:p>
              </table:table-cell>
              <table:table-cell office:value-type="float" office:value="-0.040246">
                <text:p>-0.040246</text:p>
              </table:table-cell>
              <table:table-cell office:value-type="float" office:value="0.107995037556717">
                <text:p>0.107995037556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1594026684761">
                <text:p>0.0871594026684761</text:p>
              </table:table-cell>
              <table:table-cell office:value-type="float" office:value="-0.038196">
                <text:p>-0.038196</text:p>
              </table:table-cell>
              <table:table-cell office:value-type="float" office:value="0.100289528152143">
                <text:p>0.100289528152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93039330840111">
                <text:p>0.0893039330840111</text:p>
              </table:table-cell>
              <table:table-cell office:value-type="float" office:value="-0.032798">
                <text:p>-0.032798</text:p>
              </table:table-cell>
              <table:table-cell office:value-type="float" office:value="0.081959093426921">
                <text:p>0.0819590934269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36425924301148">
                <text:p>0.0936425924301148</text:p>
              </table:table-cell>
              <table:table-cell office:value-type="float" office:value="-0.026661">
                <text:p>-0.026661</text:p>
              </table:table-cell>
              <table:table-cell office:value-type="float" office:value="0.0645693698796326">
                <text:p>0.0645693698796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58354994654656">
                <text:p>0.0958354994654656</text:p>
              </table:table-cell>
              <table:table-cell office:value-type="float" office:value="-0.022566">
                <text:p>-0.022566</text:p>
              </table:table-cell>
              <table:table-cell office:value-type="float" office:value="0.0550079653329538">
                <text:p>0.0550079653329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80432853102684">
                <text:p>0.0980432853102684</text:p>
              </table:table-cell>
              <table:table-cell office:value-type="float" office:value="-0.018034">
                <text:p>-0.018034</text:p>
              </table:table-cell>
              <table:table-cell office:value-type="float" office:value="0.0463317572046243">
                <text:p>0.04633175720462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2501846849918">
                <text:p>0.102501846849918</text:p>
              </table:table-cell>
              <table:table-cell office:value-type="float" office:value="-0.012595">
                <text:p>-0.012595</text:p>
              </table:table-cell>
              <table:table-cell office:value-type="float" office:value="0.0385623442607439">
                <text:p>0.0385623442607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7012875378132">
                <text:p>0.107012875378132</text:p>
              </table:table-cell>
              <table:table-cell office:value-type="float" office:value="-0.011682">
                <text:p>-0.011682</text:p>
              </table:table-cell>
              <table:table-cell office:value-type="float" office:value="0.0375408084836764">
                <text:p>0.0375408084836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1571498215199">
                <text:p>0.111571498215199</text:p>
              </table:table-cell>
              <table:table-cell office:value-type="float" office:value="-0.010311">
                <text:p>-0.010311</text:p>
              </table:table-cell>
              <table:table-cell office:value-type="float" office:value="0.0361594436783199">
                <text:p>0.0361594436783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6171970963478">
                <text:p>0.116171970963478</text:p>
              </table:table-cell>
              <table:table-cell office:value-type="float" office:value="-0.008379">
                <text:p>-0.008379</text:p>
              </table:table-cell>
              <table:table-cell office:value-type="float" office:value="0.0345238557191725">
                <text:p>0.0345238557191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0809070765972">
                <text:p>0.120809070765972</text:p>
              </table:table-cell>
              <table:table-cell office:value-type="float" office:value="-0.003533">
                <text:p>-0.003533</text:p>
              </table:table-cell>
              <table:table-cell office:value-type="float" office:value="0.032022206050368">
                <text:p>0.0320222060503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5476449728012">
                <text:p>0.125476449728012</text:p>
              </table:table-cell>
              <table:table-cell office:value-type="float" office:value="-0.000224">
                <text:p>-0.000224</text:p>
              </table:table-cell>
              <table:table-cell office:value-type="float" office:value="0.0316291979548141">
                <text:p>0.03162919795481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016802072525">
                <text:p>0.13016802072525</text:p>
              </table:table-cell>
              <table:table-cell office:value-type="float" office:value="0.004117">
                <text:p>0.004117</text:p>
              </table:table-cell>
              <table:table-cell office:value-type="float" office:value="0.032732151023141">
                <text:p>0.0327321510231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723623752594">
                <text:p>0.13723623752594</text:p>
              </table:table-cell>
              <table:table-cell office:value-type="float" office:value="0.006262">
                <text:p>0.006262</text:p>
              </table:table-cell>
              <table:table-cell office:value-type="float" office:value="0.033955217900065">
                <text:p>0.033955217900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4320547580719">
                <text:p>0.144320547580719</text:p>
              </table:table-cell>
              <table:table-cell office:value-type="float" office:value="0.009655">
                <text:p>0.009655</text:p>
              </table:table-cell>
              <table:table-cell office:value-type="float" office:value="0.0368057000496848">
                <text:p>0.03680570004968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6681264042854">
                <text:p>0.146681264042854</text:p>
              </table:table-cell>
              <table:table-cell office:value-type="float" office:value="0.012857">
                <text:p>0.012857</text:p>
              </table:table-cell>
              <table:table-cell office:value-type="float" office:value="0.0405249365369804">
                <text:p>0.0405249365369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747722506523">
                <text:p>0.153747722506523</text:p>
              </table:table-cell>
              <table:table-cell office:value-type="float" office:value="0.016605">
                <text:p>0.016605</text:p>
              </table:table-cell>
              <table:table-cell office:value-type="float" office:value="0.046147934355585">
                <text:p>0.046147934355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8435642719269">
                <text:p>0.158435642719269</text:p>
              </table:table-cell>
              <table:table-cell office:value-type="float" office:value="0.016851">
                <text:p>0.016851</text:p>
              </table:table-cell>
              <table:table-cell office:value-type="float" office:value="0.0465648863402394">
                <text:p>0.04656488634023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3095235824585">
                <text:p>0.163095235824585</text:p>
              </table:table-cell>
              <table:table-cell office:value-type="float" office:value="0.018237">
                <text:p>0.018237</text:p>
              </table:table-cell>
              <table:table-cell office:value-type="float" office:value="0.0490242984039024">
                <text:p>0.0490242984039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411874651909">
                <text:p>0.165411874651909</text:p>
              </table:table-cell>
              <table:table-cell office:value-type="float" office:value="0.020444">
                <text:p>0.020444</text:p>
              </table:table-cell>
              <table:table-cell office:value-type="float" office:value="0.0533270304754318">
                <text:p>0.0533270304754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0012727379799">
                <text:p>0.170012727379799</text:p>
              </table:table-cell>
              <table:table-cell office:value-type="float" office:value="0.022766">
                <text:p>0.022766</text:p>
              </table:table-cell>
              <table:table-cell office:value-type="float" office:value="0.058366512546585">
                <text:p>0.0583665125465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2294795513153">
                <text:p>0.172294795513153</text:p>
              </table:table-cell>
              <table:table-cell office:value-type="float" office:value="0.024538">
                <text:p>0.024538</text:p>
              </table:table-cell>
              <table:table-cell office:value-type="float" office:value="0.0625658937405401">
                <text:p>0.0625658937405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6816284656525">
                <text:p>0.176816284656525</text:p>
              </table:table-cell>
              <table:table-cell office:value-type="float" office:value="0.025087">
                <text:p>0.025087</text:p>
              </table:table-cell>
              <table:table-cell office:value-type="float" office:value="0.0639290472392124">
                <text:p>0.0639290472392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1272849440575">
                <text:p>0.181272849440575</text:p>
              </table:table-cell>
              <table:table-cell office:value-type="float" office:value="0.027035">
                <text:p>0.027035</text:p>
              </table:table-cell>
              <table:table-cell office:value-type="float" office:value="0.0690029537468099">
                <text:p>0.06900295374680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3473855257034">
                <text:p>0.183473855257034</text:p>
              </table:table-cell>
              <table:table-cell office:value-type="float" office:value="0.028472">
                <text:p>0.028472</text:p>
              </table:table-cell>
              <table:table-cell office:value-type="float" office:value="0.072982946183994">
                <text:p>0.0729829461839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7814682722092">
                <text:p>0.187814682722092</text:p>
              </table:table-cell>
              <table:table-cell office:value-type="float" office:value="0.031883">
                <text:p>0.031883</text:p>
              </table:table-cell>
              <table:table-cell office:value-type="float" office:value="0.0832361964307906">
                <text:p>0.08323619643079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995201587677">
                <text:p>0.18995201587677</text:p>
              </table:table-cell>
              <table:table-cell office:value-type="float" office:value="0.032342">
                <text:p>0.032342</text:p>
              </table:table-cell>
              <table:table-cell office:value-type="float" office:value="0.0847024966000681">
                <text:p>0.08470249660006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2065611481667">
                <text:p>0.192065611481667</text:p>
              </table:table-cell>
              <table:table-cell office:value-type="float" office:value="0.034053">
                <text:p>0.034053</text:p>
              </table:table-cell>
              <table:table-cell office:value-type="float" office:value="0.0903493368168333">
                <text:p>0.0903493368168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6216374635696">
                <text:p>0.196216374635696</text:p>
              </table:table-cell>
              <table:table-cell office:value-type="float" office:value="0.036953">
                <text:p>0.036953</text:p>
              </table:table-cell>
              <table:table-cell office:value-type="float" office:value="0.100571975341326">
                <text:p>0.100571975341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0256213545799">
                <text:p>0.200256213545799</text:p>
              </table:table-cell>
              <table:table-cell office:value-type="float" office:value="0.040292">
                <text:p>0.040292</text:p>
              </table:table-cell>
              <table:table-cell office:value-type="float" office:value="0.113357425923665">
                <text:p>0.1133574259236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2231258153915">
                <text:p>0.202231258153915</text:p>
              </table:table-cell>
              <table:table-cell office:value-type="float" office:value="0.044488">
                <text:p>0.044488</text:p>
              </table:table-cell>
              <table:table-cell office:value-type="float" office:value="0.130965387382519">
                <text:p>0.1309653873825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7960233092308">
                <text:p>0.207960233092308</text:p>
              </table:table-cell>
              <table:table-cell office:value-type="float" office:value="0.04995">
                <text:p>0.04995</text:p>
              </table:table-cell>
              <table:table-cell office:value-type="float" office:value="0.156456990696317">
                <text:p>0.1564569906963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1602389812469">
                <text:p>0.211602389812469</text:p>
              </table:table-cell>
              <table:table-cell office:value-type="float" office:value="0.053074">
                <text:p>0.053074</text:p>
              </table:table-cell>
              <table:table-cell office:value-type="float" office:value="0.172344245180551">
                <text:p>0.172344245180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5089902281761">
                <text:p>0.215089902281761</text:p>
              </table:table-cell>
              <table:table-cell office:value-type="float" office:value="0.057458">
                <text:p>0.057458</text:p>
              </table:table-cell>
              <table:table-cell office:value-type="float" office:value="0.196243513922157">
                <text:p>0.1962435139221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8411818146706">
                <text:p>0.218411818146706</text:p>
              </table:table-cell>
              <table:table-cell office:value-type="float" office:value="0.061315">
                <text:p>0.061315</text:p>
              </table:table-cell>
              <table:table-cell office:value-type="float" office:value="0.218819026262755">
                <text:p>0.2188190262627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155673801899">
                <text:p>0.22155673801899</text:p>
              </table:table-cell>
              <table:table-cell office:value-type="float" office:value="0.064289">
                <text:p>0.064289</text:p>
              </table:table-cell>
              <table:table-cell office:value-type="float" office:value="0.23721636371476">
                <text:p>0.237216363714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3059505224228">
                <text:p>0.223059505224228</text:p>
              </table:table-cell>
              <table:table-cell office:value-type="float" office:value="0.065576">
                <text:p>0.065576</text:p>
              </table:table-cell>
              <table:table-cell office:value-type="float" office:value="0.245445096764583">
                <text:p>0.245445096764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4513798952103">
                <text:p>0.224513798952103</text:p>
              </table:table-cell>
              <table:table-cell office:value-type="float" office:value="0.066553">
                <text:p>0.066553</text:p>
              </table:table-cell>
              <table:table-cell office:value-type="float" office:value="0.25179957838556">
                <text:p>0.251799578385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8573068976402">
                <text:p>0.228573068976402</text:p>
              </table:table-cell>
              <table:table-cell office:value-type="float" office:value="0.066157">
                <text:p>0.066157</text:p>
              </table:table-cell>
              <table:table-cell office:value-type="float" office:value="0.249212751045481">
                <text:p>0.2492127510454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1012642383575">
                <text:p>0.231012642383575</text:p>
              </table:table-cell>
              <table:table-cell office:value-type="float" office:value="0.06607">
                <text:p>0.06607</text:p>
              </table:table-cell>
              <table:table-cell office:value-type="float" office:value="0.248646480947419">
                <text:p>0.2486464809474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214840888977">
                <text:p>0.23214840888977</text:p>
              </table:table-cell>
              <table:table-cell office:value-type="float" office:value="0.065653">
                <text:p>0.065653</text:p>
              </table:table-cell>
              <table:table-cell office:value-type="float" office:value="0.245942533006656">
                <text:p>0.245942533006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4245359897614">
                <text:p>0.234245359897614</text:p>
              </table:table-cell>
              <table:table-cell office:value-type="float" office:value="0.066629">
                <text:p>0.066629</text:p>
              </table:table-cell>
              <table:table-cell office:value-type="float" office:value="0.252297788536532">
                <text:p>0.2522977885365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6101254820824">
                <text:p>0.236101254820824</text:p>
              </table:table-cell>
              <table:table-cell office:value-type="float" office:value="0.066712">
                <text:p>0.066712</text:p>
              </table:table-cell>
              <table:table-cell office:value-type="float" office:value="0.252842529663151">
                <text:p>0.2528425296631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6935824155807">
                <text:p>0.236935824155807</text:p>
              </table:table-cell>
              <table:table-cell office:value-type="float" office:value="0.068564">
                <text:p>0.068564</text:p>
              </table:table-cell>
              <table:table-cell office:value-type="float" office:value="0.265172135587522">
                <text:p>0.265172135587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841193318367">
                <text:p>0.23841193318367</text:p>
              </table:table-cell>
              <table:table-cell office:value-type="float" office:value="0.069261">
                <text:p>0.069261</text:p>
              </table:table-cell>
              <table:table-cell office:value-type="float" office:value="0.26989897239015">
                <text:p>0.26989897239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89005869627">
                <text:p>0.2389005869627</text:p>
              </table:table-cell>
              <table:table-cell office:value-type="float" office:value="0.070162">
                <text:p>0.070162</text:p>
              </table:table-cell>
              <table:table-cell office:value-type="float" office:value="0.276079446846673">
                <text:p>0.2760794468466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8775819540024">
                <text:p>0.238775819540024</text:p>
              </table:table-cell>
              <table:table-cell office:value-type="float" office:value="0.070093">
                <text:p>0.070093</text:p>
              </table:table-cell>
              <table:table-cell office:value-type="float" office:value="0.275603338407184">
                <text:p>0.2756033384071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7190246582031">
                <text:p>0.237190246582031</text:p>
              </table:table-cell>
              <table:table-cell office:value-type="float" office:value="0.070708">
                <text:p>0.070708</text:p>
              </table:table-cell>
              <table:table-cell office:value-type="float" office:value="0.27986327944312">
                <text:p>0.27986327944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35861033201218">
                <text:p>0.235861033201218</text:p>
              </table:table-cell>
              <table:table-cell office:value-type="float" office:value="0.069536">
                <text:p>0.069536</text:p>
              </table:table-cell>
              <table:table-cell office:value-type="float" office:value="0.271776964427528">
                <text:p>0.271776964427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4183698892593">
                <text:p>0.234183698892593</text:p>
              </table:table-cell>
              <table:table-cell office:value-type="float" office:value="0.068797">
                <text:p>0.068797</text:p>
              </table:table-cell>
              <table:table-cell office:value-type="float" office:value="0.266746999791796">
                <text:p>0.2667469997917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819744825363">
                <text:p>0.229819744825363</text:p>
              </table:table-cell>
              <table:table-cell office:value-type="float" office:value="0.064649">
                <text:p>0.064649</text:p>
              </table:table-cell>
              <table:table-cell office:value-type="float" office:value="0.239501842298963">
                <text:p>0.239501842298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7153047919273">
                <text:p>0.227153047919273</text:p>
              </table:table-cell>
              <table:table-cell office:value-type="float" office:value="0.058651">
                <text:p>0.058651</text:p>
              </table:table-cell>
              <table:table-cell office:value-type="float" office:value="0.203071397355217">
                <text:p>0.2030713973552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4177524447441">
                <text:p>0.224177524447441</text:p>
              </table:table-cell>
              <table:table-cell office:value-type="float" office:value="0.049721">
                <text:p>0.049721</text:p>
              </table:table-cell>
              <table:table-cell office:value-type="float" office:value="0.155329823044485">
                <text:p>0.155329823044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904976129532">
                <text:p>0.220904976129532</text:p>
              </table:table-cell>
              <table:table-cell office:value-type="float" office:value="0.038578">
                <text:p>0.038578</text:p>
              </table:table-cell>
              <table:table-cell office:value-type="float" office:value="0.106658556351077">
                <text:p>0.1066585563510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3515907526016">
                <text:p>0.213515907526016</text:p>
              </table:table-cell>
              <table:table-cell office:value-type="float" office:value="0.027163">
                <text:p>0.027163</text:p>
              </table:table-cell>
              <table:table-cell office:value-type="float" office:value="0.0693493032366884">
                <text:p>0.06934930323668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9424450993538">
                <text:p>0.209424450993538</text:p>
              </table:table-cell>
              <table:table-cell office:value-type="float" office:value="0.020001">
                <text:p>0.020001</text:p>
              </table:table-cell>
              <table:table-cell office:value-type="float" office:value="0.0524252781296333">
                <text:p>0.0524252781296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0510770082474">
                <text:p>0.200510770082474</text:p>
              </table:table-cell>
              <table:table-cell office:value-type="float" office:value="0.011096">
                <text:p>0.011096</text:p>
              </table:table-cell>
              <table:table-cell office:value-type="float" office:value="0.0383557944099908">
                <text:p>0.03835579440999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714667439461">
                <text:p>0.195714667439461</text:p>
              </table:table-cell>
              <table:table-cell office:value-type="float" office:value="0.004955">
                <text:p>0.004955</text:p>
              </table:table-cell>
              <table:table-cell office:value-type="float" office:value="0.0331565925472024">
                <text:p>0.03315659254720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0709754824638">
                <text:p>0.190709754824638</text:p>
              </table:table-cell>
              <table:table-cell office:value-type="float" office:value="0.000539">
                <text:p>0.000539</text:p>
              </table:table-cell>
              <table:table-cell office:value-type="float" office:value="0.0316900034675353">
                <text:p>0.0316900034675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5508996248245">
                <text:p>0.185508996248245</text:p>
              </table:table-cell>
              <table:table-cell office:value-type="float" office:value="-0.008195">
                <text:p>-0.008195</text:p>
              </table:table-cell>
              <table:table-cell office:value-type="float" office:value="0.0343870613795778">
                <text:p>0.0343870613795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8864458799362">
                <text:p>0.168864458799362</text:p>
              </table:table-cell>
              <table:table-cell office:value-type="float" office:value="-0.016159">
                <text:p>-0.016159</text:p>
              </table:table-cell>
              <table:table-cell office:value-type="float" office:value="0.0433276948488768">
                <text:p>0.0433276948488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7030314207077">
                <text:p>0.157030314207077</text:p>
              </table:table-cell>
              <table:table-cell office:value-type="float" office:value="-0.022897">
                <text:p>-0.022897</text:p>
              </table:table-cell>
              <table:table-cell office:value-type="float" office:value="0.0557200941512639">
                <text:p>0.05572009415126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0931000709534">
                <text:p>0.150931000709534</text:p>
              </table:table-cell>
              <table:table-cell office:value-type="float" office:value="-0.026355">
                <text:p>-0.026355</text:p>
              </table:table-cell>
              <table:table-cell office:value-type="float" office:value="0.0637983825228437">
                <text:p>0.06379838252284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8431549072266">
                <text:p>0.138431549072266</text:p>
              </table:table-cell>
              <table:table-cell office:value-type="float" office:value="-0.024616">
                <text:p>-0.024616</text:p>
              </table:table-cell>
              <table:table-cell office:value-type="float" office:value="0.0595901819531216">
                <text:p>0.0595901819531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2056698203087">
                <text:p>0.132056698203087</text:p>
              </table:table-cell>
              <table:table-cell office:value-type="float" office:value="-0.006484">
                <text:p>-0.006484</text:p>
              </table:table-cell>
              <table:table-cell office:value-type="float" office:value="0.0332730489072333">
                <text:p>0.0332730489072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9119457900524">
                <text:p>0.119119457900524</text:p>
              </table:table-cell>
              <table:table-cell office:value-type="float" office:value="-0.001622">
                <text:p>-0.001622</text:p>
              </table:table-cell>
              <table:table-cell office:value-type="float" office:value="0.0316650296237733">
                <text:p>0.03166502962377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2581208348274">
                <text:p>0.112581208348274</text:p>
              </table:table-cell>
              <table:table-cell office:value-type="float" office:value="0.015278">
                <text:p>0.015278</text:p>
              </table:table-cell>
              <table:table-cell office:value-type="float" office:value="0.0440005013295934">
                <text:p>0.04400050132959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4261354207993">
                <text:p>0.0994261354207993</text:p>
              </table:table-cell>
              <table:table-cell office:value-type="float" office:value="0.023354">
                <text:p>0.023354</text:p>
              </table:table-cell>
              <table:table-cell office:value-type="float" office:value="0.0597260554929613">
                <text:p>0.05972605549296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62437039613724">
                <text:p>0.0862437039613724</text:p>
              </table:table-cell>
              <table:table-cell office:value-type="float" office:value="0.025986">
                <text:p>0.025986</text:p>
              </table:table-cell>
              <table:table-cell office:value-type="float" office:value="0.0662246872349342">
                <text:p>0.06622468723493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96710699796677">
                <text:p>0.0796710699796677</text:p>
              </table:table-cell>
              <table:table-cell office:value-type="float" office:value="0.02443">
                <text:p>0.02443</text:p>
              </table:table-cell>
              <table:table-cell office:value-type="float" office:value="0.062301190667263">
                <text:p>0.062301190667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66187256574631">
                <text:p>0.0666187256574631</text:p>
              </table:table-cell>
              <table:table-cell office:value-type="float" office:value="0.02157">
                <text:p>0.02157</text:p>
              </table:table-cell>
              <table:table-cell office:value-type="float" office:value="0.0557051747295946">
                <text:p>0.05570517472959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1610243320465">
                <text:p>0.0601610243320465</text:p>
              </table:table-cell>
              <table:table-cell office:value-type="float" office:value="0.015881">
                <text:p>0.015881</text:p>
              </table:table-cell>
              <table:table-cell office:value-type="float" office:value="0.0449550352691944">
                <text:p>0.04495503526919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43592441082">
                <text:p>0.04743592441082</text:p>
              </table:table-cell>
              <table:table-cell office:value-type="float" office:value="0.013393">
                <text:p>0.013393</text:p>
              </table:table-cell>
              <table:table-cell office:value-type="float" office:value="0.0412451699169745">
                <text:p>0.0412451699169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9810039103031">
                <text:p>0.0289810039103031</text:p>
              </table:table-cell>
              <table:table-cell office:value-type="float" office:value="0.016025">
                <text:p>0.016025</text:p>
              </table:table-cell>
              <table:table-cell office:value-type="float" office:value="0.0451882263479341">
                <text:p>0.04518822634793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465281400829554">
                <text:p>-0.00465281400829554</text:p>
              </table:table-cell>
              <table:table-cell office:value-type="float" office:value="0.016541">
                <text:p>0.016541</text:p>
              </table:table-cell>
              <table:table-cell office:value-type="float" office:value="0.0460404260092323">
                <text:p>0.04604042600923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10701504349709">
                <text:p>-0.00310701504349709</text:p>
              </table:table-cell>
              <table:table-cell office:value-type="float" office:value="0.016197">
                <text:p>0.016197</text:p>
              </table:table-cell>
              <table:table-cell office:value-type="float" office:value="0.0454694091573769">
                <text:p>0.04546940915737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547496788203716">
                <text:p>-0.00547496788203716</text:p>
              </table:table-cell>
              <table:table-cell office:value-type="float" office:value="0.015419">
                <text:p>0.015419</text:p>
              </table:table-cell>
              <table:table-cell office:value-type="float" office:value="0.0442205259014245">
                <text:p>0.0442205259014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852802861481905">
                <text:p>-0.00852802861481905</text:p>
              </table:table-cell>
              <table:table-cell office:value-type="float" office:value="0.015333">
                <text:p>0.015333</text:p>
              </table:table-cell>
              <table:table-cell office:value-type="float" office:value="0.0440860959853007">
                <text:p>0.04408609598530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997879542410374">
                <text:p>-0.00997879542410374</text:p>
              </table:table-cell>
              <table:table-cell office:value-type="float" office:value="0.014546">
                <text:p>0.014546</text:p>
              </table:table-cell>
              <table:table-cell office:value-type="float" office:value="0.0428893915970563">
                <text:p>0.04288939159705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02754002436996">
                <text:p>-0.0102754002436996</text:p>
              </table:table-cell>
              <table:table-cell office:value-type="float" office:value="0.013979">
                <text:p>0.013979</text:p>
              </table:table-cell>
              <table:table-cell office:value-type="float" office:value="0.0420646342510329">
                <text:p>0.0420646342510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03516262024641">
                <text:p>-0.0103516262024641</text:p>
              </table:table-cell>
              <table:table-cell office:value-type="float" office:value="0.013181">
                <text:p>0.013181</text:p>
              </table:table-cell>
              <table:table-cell office:value-type="float" office:value="0.0409569537581685">
                <text:p>0.04095695375816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99822161719203">
                <text:p>-0.0099822161719203</text:p>
              </table:table-cell>
              <table:table-cell office:value-type="float" office:value="0.01314">
                <text:p>0.01314</text:p>
              </table:table-cell>
              <table:table-cell office:value-type="float" office:value="0.0409017194024514">
                <text:p>0.04090171940245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958962645381689">
                <text:p>-0.00958962645381689</text:p>
              </table:table-cell>
              <table:table-cell office:value-type="float" office:value="0.012786">
                <text:p>0.012786</text:p>
              </table:table-cell>
              <table:table-cell office:value-type="float" office:value="0.0404316329605416">
                <text:p>0.04043163296054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908499769866467">
                <text:p>-0.00908499769866467</text:p>
              </table:table-cell>
              <table:table-cell office:value-type="float" office:value="0.012177">
                <text:p>0.012177</text:p>
              </table:table-cell>
              <table:table-cell office:value-type="float" office:value="0.0396515082998956">
                <text:p>0.03965150829989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779786426573992">
                <text:p>-0.00779786426573992</text:p>
              </table:table-cell>
              <table:table-cell office:value-type="float" office:value="0.012138">
                <text:p>0.012138</text:p>
              </table:table-cell>
              <table:table-cell office:value-type="float" office:value="0.0396027812906459">
                <text:p>0.03960278129064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620889710262418">
                <text:p>-0.00620889710262418</text:p>
              </table:table-cell>
              <table:table-cell office:value-type="float" office:value="0.011865">
                <text:p>0.011865</text:p>
              </table:table-cell>
              <table:table-cell office:value-type="float" office:value="0.0392658435544282">
                <text:p>0.03926584355442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532007589936256">
                <text:p>-0.00532007589936256</text:p>
              </table:table-cell>
              <table:table-cell office:value-type="float" office:value="0.012159">
                <text:p>0.012159</text:p>
              </table:table-cell>
              <table:table-cell office:value-type="float" office:value="0.0396290004879555">
                <text:p>0.03962900048795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350038916803896">
                <text:p>-0.00350038916803896</text:p>
              </table:table-cell>
              <table:table-cell office:value-type="float" office:value="0.012487">
                <text:p>0.012487</text:p>
              </table:table-cell>
              <table:table-cell office:value-type="float" office:value="0.0400440985433457">
                <text:p>0.04004409854334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80035566538572">
                <text:p>-0.00280035566538572</text:p>
              </table:table-cell>
              <table:table-cell office:value-type="float" office:value="0.013117">
                <text:p>0.013117</text:p>
              </table:table-cell>
              <table:table-cell office:value-type="float" office:value="0.0408708060187663">
                <text:p>0.0408708060187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7922701081261">
                <text:p>-0.0017922701081261</text:p>
              </table:table-cell>
              <table:table-cell office:value-type="float" office:value="0.013413">
                <text:p>0.013413</text:p>
              </table:table-cell>
              <table:table-cell office:value-type="float" office:value="0.0412725862660799">
                <text:p>0.04127258626607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114707730244845">
                <text:p>-0.00114707730244845</text:p>
              </table:table-cell>
              <table:table-cell office:value-type="float" office:value="0.013653">
                <text:p>0.013653</text:p>
              </table:table-cell>
              <table:table-cell office:value-type="float" office:value="0.0416046237216677">
                <text:p>0.04160462372166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917665078304708">
                <text:p>-0.000917665078304708</text:p>
              </table:table-cell>
              <table:table-cell office:value-type="float" office:value="0.013737">
                <text:p>0.013737</text:p>
              </table:table-cell>
              <table:table-cell office:value-type="float" office:value="0.0417221632911271">
                <text:p>0.04172216329112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73413533391431">
                <text:p>-0.00073413533391431</text:p>
              </table:table-cell>
              <table:table-cell office:value-type="float" office:value="0.013672">
                <text:p>0.013672</text:p>
              </table:table-cell>
              <table:table-cell office:value-type="float" office:value="0.0416311498611256">
                <text:p>0.04163114986112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46984656364657">
                <text:p>-0.00046984656364657</text:p>
              </table:table-cell>
              <table:table-cell office:value-type="float" office:value="0.013682">
                <text:p>0.013682</text:p>
              </table:table-cell>
              <table:table-cell office:value-type="float" office:value="0.0416451251212464">
                <text:p>0.04164512512124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375877920305356">
                <text:p>-0.000375877920305356</text:p>
              </table:table-cell>
              <table:table-cell office:value-type="float" office:value="0.013713">
                <text:p>0.013713</text:p>
              </table:table-cell>
              <table:table-cell office:value-type="float" office:value="0.0416885103739269">
                <text:p>0.0416885103739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300700863590464">
                <text:p>-0.000300700863590464</text:p>
              </table:table-cell>
              <table:table-cell office:value-type="float" office:value="0.013363">
                <text:p>0.013363</text:p>
              </table:table-cell>
              <table:table-cell office:value-type="float" office:value="0.0412041185006798">
                <text:p>0.0412041185006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192447230801918">
                <text:p>-0.000192447230801918</text:p>
              </table:table-cell>
              <table:table-cell office:value-type="float" office:value="0.013202">
                <text:p>0.013202</text:p>
              </table:table-cell>
              <table:table-cell office:value-type="float" office:value="0.0409853079829224">
                <text:p>0.0409853079829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153959088493139">
                <text:p>-0.000153959088493139</text:p>
              </table:table-cell>
              <table:table-cell office:value-type="float" office:value="0.013016">
                <text:p>0.013016</text:p>
              </table:table-cell>
              <table:table-cell office:value-type="float" office:value="0.040735666340331">
                <text:p>0.0407356663403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98531942057889">
                <text:p>-0.000098531942057889</text:p>
              </table:table-cell>
              <table:table-cell office:value-type="float" office:value="0.012832">
                <text:p>0.012832</text:p>
              </table:table-cell>
              <table:table-cell office:value-type="float" office:value="0.0404920271160162">
                <text:p>0.04049202711601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788253819337115">
                <text:p>-0.0000788253819337115</text:p>
              </table:table-cell>
              <table:table-cell office:value-type="float" office:value="0.012743">
                <text:p>0.012743</text:p>
              </table:table-cell>
              <table:table-cell office:value-type="float" office:value="0.0403753640755904">
                <text:p>0.04037536407559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504497365909629">
                <text:p>-0.0000504497365909629</text:p>
              </table:table-cell>
              <table:table-cell office:value-type="float" office:value="0.012656">
                <text:p>0.012656</text:p>
              </table:table-cell>
              <table:table-cell office:value-type="float" office:value="0.0402620689564894">
                <text:p>0.0402620689564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403594603994861">
                <text:p>-0.0000403594603994861</text:p>
              </table:table-cell>
              <table:table-cell office:value-type="float" office:value="0.012562">
                <text:p>0.012562</text:p>
              </table:table-cell>
              <table:table-cell office:value-type="float" office:value="0.0401404873706057">
                <text:p>0.04014048737060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258328709605848">
                <text:p>-0.0000258328709605848</text:p>
              </table:table-cell>
              <table:table-cell office:value-type="float" office:value="0.012488">
                <text:p>0.012488</text:p>
              </table:table-cell>
              <table:table-cell office:value-type="float" office:value="0.0400453801210793">
                <text:p>0.04004538012107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165329056471819">
                <text:p>-0.0000165329056471819</text:p>
              </table:table-cell>
              <table:table-cell office:value-type="float" office:value="0.012377">
                <text:p>0.012377</text:p>
              </table:table-cell>
              <table:table-cell office:value-type="float" office:value="0.0399037200865963">
                <text:p>0.0399037200865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105778026409098">
                <text:p>-0.0000105778026409098</text:p>
              </table:table-cell>
              <table:table-cell office:value-type="float" office:value="0.012411">
                <text:p>0.012411</text:p>
              </table:table-cell>
              <table:table-cell office:value-type="float" office:value="0.0399469838517915">
                <text:p>0.03994698385179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846234433993232">
                <text:p>-0.00000846234433993232</text:p>
              </table:table-cell>
              <table:table-cell office:value-type="float" office:value="0.012363">
                <text:p>0.012363</text:p>
              </table:table-cell>
              <table:table-cell office:value-type="float" office:value="0.0398859383471441">
                <text:p>0.03988593834714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541659437658382">
                <text:p>-0.00000541659437658382</text:p>
              </table:table-cell>
              <table:table-cell office:value-type="float" office:value="0.012102">
                <text:p>0.012102</text:p>
              </table:table-cell>
              <table:table-cell office:value-type="float" office:value="0.0395579341061313">
                <text:p>0.03955793410613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346978049492463">
                <text:p>-0.00000346978049492463</text:p>
              </table:table-cell>
              <table:table-cell office:value-type="float" office:value="0.012103">
                <text:p>0.012103</text:p>
              </table:table-cell>
              <table:table-cell office:value-type="float" office:value="0.0395591781554182">
                <text:p>0.0395591781554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222309154196409">
                <text:p>-0.00000222309154196409</text:p>
              </table:table-cell>
              <table:table-cell office:value-type="float" office:value="0.012034">
                <text:p>0.012034</text:p>
              </table:table-cell>
              <table:table-cell office:value-type="float" office:value="0.0394735674344535">
                <text:p>0.03947356743445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113570263238216">
                <text:p>-0.00000113570263238216</text:p>
              </table:table-cell>
              <table:table-cell office:value-type="float" office:value="0.012066">
                <text:p>0.012066</text:p>
              </table:table-cell>
              <table:table-cell office:value-type="float" office:value="0.0395132132511408">
                <text:p>0.03951321325114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909290861272893">
                <text:p>-0.000000909290861272893</text:p>
              </table:table-cell>
              <table:table-cell office:value-type="float" office:value="0.011961">
                <text:p>0.011961</text:p>
              </table:table-cell>
              <table:table-cell office:value-type="float" office:value="0.0393834989937633">
                <text:p>0.0393834989937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579541847400833">
                <text:p>-0.000000579541847400833</text:p>
              </table:table-cell>
              <table:table-cell office:value-type="float" office:value="0.011869">
                <text:p>0.011869</text:p>
              </table:table-cell>
              <table:table-cell office:value-type="float" office:value="0.0392707279287273">
                <text:p>0.03927072792872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36878972764498">
                <text:p>-0.00000036878972764498</text:p>
              </table:table-cell>
              <table:table-cell office:value-type="float" office:value="0.011884">
                <text:p>0.011884</text:p>
              </table:table-cell>
              <table:table-cell office:value-type="float" office:value="0.039289058222748">
                <text:p>0.0392890582227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2977090218792">
                <text:p>-0.0000002977090218792</text:p>
              </table:table-cell>
              <table:table-cell office:value-type="float" office:value="0.011908">
                <text:p>0.011908</text:p>
              </table:table-cell>
              <table:table-cell office:value-type="float" office:value="0.0393184323121761">
                <text:p>0.03931843231217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194010567611258">
                <text:p>-0.000000194010567611258</text:p>
              </table:table-cell>
              <table:table-cell office:value-type="float" office:value="0.011855">
                <text:p>0.011855</text:p>
              </table:table-cell>
              <table:table-cell office:value-type="float" office:value="0.0392536394420343">
                <text:p>0.0392536394420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100162566241124">
                <text:p>-0.000000100162566241124</text:p>
              </table:table-cell>
              <table:table-cell office:value-type="float" office:value="0.011839">
                <text:p>0.011839</text:p>
              </table:table-cell>
              <table:table-cell office:value-type="float" office:value="0.039234133137313">
                <text:p>0.0392341331373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809671760748643">
                <text:p>-0.0000000809671760748643</text:p>
              </table:table-cell>
              <table:table-cell office:value-type="float" office:value="0.01194">
                <text:p>0.01194</text:p>
              </table:table-cell>
              <table:table-cell office:value-type="float" office:value="0.039357685103677">
                <text:p>0.039357685103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540503251045266">
                <text:p>-0.0000000540503251045266</text:p>
              </table:table-cell>
              <table:table-cell office:value-type="float" office:value="0.011898">
                <text:p>0.011898</text:p>
              </table:table-cell>
              <table:table-cell office:value-type="float" office:value="0.0393061862848938">
                <text:p>0.03930618628489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463288429841668">
                <text:p>-0.0000000463288429841668</text:p>
              </table:table-cell>
              <table:table-cell office:value-type="float" office:value="0.011948">
                <text:p>0.011948</text:p>
              </table:table-cell>
              <table:table-cell office:value-type="float" office:value="0.0393675138977898">
                <text:p>0.03936751389778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386434741983521">
                <text:p>-0.0000000386434741983521</text:p>
              </table:table-cell>
              <table:table-cell office:value-type="float" office:value="0.012002">
                <text:p>0.012002</text:p>
              </table:table-cell>
              <table:table-cell office:value-type="float" office:value="0.0394340214336866">
                <text:p>0.03943402143368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289735790914847">
                <text:p>-0.0000000289735790914847</text:p>
              </table:table-cell>
              <table:table-cell office:value-type="float" office:value="0.012052">
                <text:p>0.012052</text:p>
              </table:table-cell>
              <table:table-cell office:value-type="float" office:value="0.039495855924303">
                <text:p>0.0394958559243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251489424840656">
                <text:p>-0.0000000251489424840656</text:p>
              </table:table-cell>
              <table:table-cell office:value-type="float" office:value="0.01206">
                <text:p>0.01206</text:p>
              </table:table-cell>
              <table:table-cell office:value-type="float" office:value="0.0395057720573461">
                <text:p>0.03950577205734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212521058529092">
                <text:p>-0.0000000212521058529092</text:p>
              </table:table-cell>
              <table:table-cell office:value-type="float" office:value="0.0121">
                <text:p>0.0121</text:p>
              </table:table-cell>
              <table:table-cell office:value-type="float" office:value="0.0395554462999869">
                <text:p>0.03955544629998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19339788437378">
                <text:p>-0.000000019339788437378</text:p>
              </table:table-cell>
              <table:table-cell office:value-type="float" office:value="0.012102">
                <text:p>0.012102</text:p>
              </table:table-cell>
              <table:table-cell office:value-type="float" office:value="0.0395579341061313">
                <text:p>0.0395579341061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155151482772453">
                <text:p>-0.0000000155151482772453</text:p>
              </table:table-cell>
              <table:table-cell office:value-type="float" office:value="0.012011">
                <text:p>0.012011</text:p>
              </table:table-cell>
              <table:table-cell office:value-type="float" office:value="0.0394451336575861">
                <text:p>0.03944513365758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154429500298647">
                <text:p>-0.0000000154429500298647</text:p>
              </table:table-cell>
              <table:table-cell office:value-type="float" office:value="0.012012">
                <text:p>0.012012</text:p>
              </table:table-cell>
              <table:table-cell office:value-type="float" office:value="0.0394463688365129">
                <text:p>0.0394463688365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2058">
                <text:p>0.012058</text:p>
              </table:table-cell>
              <table:table-cell office:value-type="float" office:value="0.0395032924392265">
                <text:p>0.03950329243922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2024">
                <text:p>0.012024</text:p>
              </table:table-cell>
              <table:table-cell office:value-type="float" office:value="0.0394611985868005">
                <text:p>0.0394611985868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94">
                <text:p>0.011994</text:p>
              </table:table-cell>
              <table:table-cell office:value-type="float" office:value="0.0394241505297324">
                <text:p>0.0394241505297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84">
                <text:p>0.011984</text:p>
              </table:table-cell>
              <table:table-cell office:value-type="float" office:value="0.0394118206726733">
                <text:p>0.03941182067267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94">
                <text:p>0.011994</text:p>
              </table:table-cell>
              <table:table-cell office:value-type="float" office:value="0.0394241505297324">
                <text:p>0.03942415052973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026cm" svg:y="0.271cm" chart:style-name="ch2">
          <text:p>wY LLeg</text:p>
        </chart:title>
        <chart:legend chart:legend-position="end" svg:x="8.373cm" svg:y="2.688cm" style:legend-expansion="high" chart:style-name="ch3"/>
        <chart:plot-area chart:style-name="ch4" table:cell-range-address="LLeg.E1:LLeg.E216 LLeg.M1:LLeg.M1 LLeg.M90:LLeg.M300 LLeg.U1:LLeg.U1 LLeg.U90:LLeg.U300" chart:data-source-has-labels="row" svg:x="0.232cm" svg:y="1.134cm" svg:width="7.909cm" svg:height="5.542cm">
          <chartooo:coordinate-region svg:x="1.074cm" svg:y="1.307cm" svg:width="7.067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E2:LLeg.E216" chart:label-cell-address="LLeg.E1:LLeg.E1" chart:class="chart:line">
            <chart:data-point chart:repeated="215"/>
          </chart:series>
          <chart:series chart:style-name="ch9" chart:values-cell-range-address="LLeg.M90:LLeg.M300" chart:label-cell-address="LLeg.M1:LLeg.M1" chart:class="chart:line">
            <chart:data-point chart:repeated="211"/>
          </chart:series>
          <chart:series chart:style-name="ch10" chart:values-cell-range-address="LLeg.U90:LLeg.U300" chart:label-cell-address="LLeg.U1:LLeg.U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Y Nao</text:p>
                <draw:g>
                  <svg:desc>LLeg.E1:LLeg.E1</svg:desc>
                </draw:g>
              </table:table-cell>
              <table:table-cell office:value-type="string">
                <text:p>wY MoCap (Z)</text:p>
                <draw:g>
                  <svg:desc>LLeg.M1:LLeg.M1</svg:desc>
                </draw:g>
              </table:table-cell>
              <table:table-cell office:value-type="string">
                <text:p>wY Corr</text:p>
                <draw:g>
                  <svg:desc>LLeg.U1:LLeg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328623128709182">
                <text:p>0.000000000328623128709182</text:p>
                <draw:g>
                  <svg:desc>LLeg.E2:LLeg.E216</svg:desc>
                </draw:g>
              </table:table-cell>
              <table:table-cell office:value-type="float" office:value="-0.062644">
                <text:p>-0.062644</text:p>
                <draw:g>
                  <svg:desc>LLeg.M90:LLeg.M300</svg:desc>
                </draw:g>
              </table:table-cell>
              <table:table-cell office:value-type="float" office:value="0.00391988171365928">
                <text:p>0.00391988171365928</text:p>
                <draw:g>
                  <svg:desc>LLeg.U90:LLeg.U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611">
                <text:p>-0.062611</text:p>
              </table:table-cell>
              <table:table-cell office:value-type="float" office:value="0.00390619800490257">
                <text:p>0.0039061980049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606">
                <text:p>-0.062606</text:p>
              </table:table-cell>
              <table:table-cell office:value-type="float" office:value="0.00390412528488611">
                <text:p>0.0039041252848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93">
                <text:p>-0.062593</text:p>
              </table:table-cell>
              <table:table-cell office:value-type="float" office:value="0.00389873691384464">
                <text:p>0.00389873691384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75">
                <text:p>-0.062575</text:p>
              </table:table-cell>
              <table:table-cell office:value-type="float" office:value="0.00389127776402113">
                <text:p>0.00389127776402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23">
                <text:p>-0.062523</text:p>
              </table:table-cell>
              <table:table-cell office:value-type="float" office:value="0.00386974001344039">
                <text:p>0.00386974001344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466">
                <text:p>-0.062466</text:p>
              </table:table-cell>
              <table:table-cell office:value-type="float" office:value="0.00384614993778753">
                <text:p>0.003846149937787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361">
                <text:p>-0.062361</text:p>
              </table:table-cell>
              <table:table-cell office:value-type="float" office:value="0.00380274549267263">
                <text:p>0.00380274549267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198">
                <text:p>-0.062198</text:p>
              </table:table-cell>
              <table:table-cell office:value-type="float" office:value="0.00373549612438995">
                <text:p>0.00373549612438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014">
                <text:p>-0.062014</text:p>
              </table:table-cell>
              <table:table-cell office:value-type="float" office:value="0.00365977399856973">
                <text:p>0.00365977399856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3266676515341">
                <text:p>0.00953266676515341</text:p>
              </table:table-cell>
              <table:table-cell office:value-type="float" office:value="-0.061785">
                <text:p>-0.061785</text:p>
              </table:table-cell>
              <table:table-cell office:value-type="float" office:value="0.00356581620194459">
                <text:p>0.00356581620194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3467526212335">
                <text:p>0.00673467526212335</text:p>
              </table:table-cell>
              <table:table-cell office:value-type="float" office:value="-0.061397">
                <text:p>-0.061397</text:p>
              </table:table-cell>
              <table:table-cell office:value-type="float" office:value="0.00340733849884244">
                <text:p>0.00340733849884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73977828025818">
                <text:p>0.00573977828025818</text:p>
              </table:table-cell>
              <table:table-cell office:value-type="float" office:value="-0.061288">
                <text:p>-0.061288</text:p>
              </table:table-cell>
              <table:table-cell office:value-type="float" office:value="0.00336297998860267">
                <text:p>0.00336297998860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6568077020347">
                <text:p>0.00256568077020347</text:p>
              </table:table-cell>
              <table:table-cell office:value-type="float" office:value="-0.061111">
                <text:p>-0.061111</text:p>
              </table:table-cell>
              <table:table-cell office:value-type="float" office:value="0.00329109992926611">
                <text:p>0.00329109992926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4287621676922">
                <text:p>0.00224287621676922</text:p>
              </table:table-cell>
              <table:table-cell office:value-type="float" office:value="-0.060948">
                <text:p>-0.060948</text:p>
              </table:table-cell>
              <table:table-cell office:value-type="float" office:value="0.00322507132182628">
                <text:p>0.00322507132182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2063238248229">
                <text:p>0.00202063238248229</text:p>
              </table:table-cell>
              <table:table-cell office:value-type="float" office:value="-0.06075">
                <text:p>-0.06075</text:p>
              </table:table-cell>
              <table:table-cell office:value-type="float" office:value="0.0031450789214847">
                <text:p>0.0031450789214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8238701988012">
                <text:p>0.00158238701988012</text:p>
              </table:table-cell>
              <table:table-cell office:value-type="float" office:value="-0.060589">
                <text:p>-0.060589</text:p>
              </table:table-cell>
              <table:table-cell office:value-type="float" office:value="0.00308020774627579">
                <text:p>0.00308020774627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3569201938808">
                <text:p>0.00153569201938808</text:p>
              </table:table-cell>
              <table:table-cell office:value-type="float" office:value="-0.060196">
                <text:p>-0.060196</text:p>
              </table:table-cell>
              <table:table-cell office:value-type="float" office:value="0.00292250984730815">
                <text:p>0.00292250984730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39804801438004">
                <text:p>0.00139804801438004</text:p>
              </table:table-cell>
              <table:table-cell office:value-type="float" office:value="-0.060087">
                <text:p>-0.060087</text:p>
              </table:table-cell>
              <table:table-cell office:value-type="float" office:value="0.00287893567366311">
                <text:p>0.00287893567366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4556244332343">
                <text:p>0.00104556244332343</text:p>
              </table:table-cell>
              <table:table-cell office:value-type="float" office:value="-0.060072">
                <text:p>-0.060072</text:p>
              </table:table-cell>
              <table:table-cell office:value-type="float" office:value="0.00287294479981041">
                <text:p>0.00287294479981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0728099774569">
                <text:p>0.000930728099774569</text:p>
              </table:table-cell>
              <table:table-cell office:value-type="float" office:value="-0.059973">
                <text:p>-0.059973</text:p>
              </table:table-cell>
              <table:table-cell office:value-type="float" office:value="0.00283343884221545">
                <text:p>0.00283343884221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08589858934283">
                <text:p>0.000808589858934283</text:p>
              </table:table-cell>
              <table:table-cell office:value-type="float" office:value="-0.059914">
                <text:p>-0.059914</text:p>
              </table:table-cell>
              <table:table-cell office:value-type="float" office:value="0.00280992281390408">
                <text:p>0.00280992281390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978754975833">
                <text:p>0.0003978754975833</text:p>
              </table:table-cell>
              <table:table-cell office:value-type="float" office:value="-0.059878">
                <text:p>-0.059878</text:p>
              </table:table-cell>
              <table:table-cell office:value-type="float" office:value="0.00279558429627051">
                <text:p>0.0027955842962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46370327658951">
                <text:p>0.000246370327658951</text:p>
              </table:table-cell>
              <table:table-cell office:value-type="float" office:value="-0.059902">
                <text:p>-0.059902</text:p>
              </table:table-cell>
              <table:table-cell office:value-type="float" office:value="0.00280514244525537">
                <text:p>0.00280514244525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67957143275998">
                <text:p>0.000167957143275998</text:p>
              </table:table-cell>
              <table:table-cell office:value-type="float" office:value="-0.059901">
                <text:p>-0.059901</text:p>
              </table:table-cell>
              <table:table-cell office:value-type="float" office:value="0.00280474412014583">
                <text:p>0.00280474412014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338154844939709">
                <text:p>-0.000338154844939709</text:p>
              </table:table-cell>
              <table:table-cell office:value-type="float" office:value="-0.059747">
                <text:p>-0.059747</text:p>
              </table:table-cell>
              <table:table-cell office:value-type="float" office:value="0.00274347356140239">
                <text:p>0.00274347356140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519763270858675">
                <text:p>-0.000519763270858675</text:p>
              </table:table-cell>
              <table:table-cell office:value-type="float" office:value="-0.059635">
                <text:p>-0.059635</text:p>
              </table:table-cell>
              <table:table-cell office:value-type="float" office:value="0.00269900240389513">
                <text:p>0.00269900240389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707361265085638">
                <text:p>-0.000707361265085638</text:p>
              </table:table-cell>
              <table:table-cell office:value-type="float" office:value="-0.059471">
                <text:p>-0.059471</text:p>
              </table:table-cell>
              <table:table-cell office:value-type="float" office:value="0.00263401952207862">
                <text:p>0.00263401952207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30396918393672">
                <text:p>-0.00130396918393672</text:p>
              </table:table-cell>
              <table:table-cell office:value-type="float" office:value="-0.059406">
                <text:p>-0.059406</text:p>
              </table:table-cell>
              <table:table-cell office:value-type="float" office:value="0.00260830870307532">
                <text:p>0.00260830870307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5131460968405">
                <text:p>-0.0015131460968405</text:p>
              </table:table-cell>
              <table:table-cell office:value-type="float" office:value="-0.059455">
                <text:p>-0.059455</text:p>
              </table:table-cell>
              <table:table-cell office:value-type="float" office:value="0.00262768835643921">
                <text:p>0.00262768835643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72712758649141">
                <text:p>-0.00172712758649141</text:p>
              </table:table-cell>
              <table:table-cell office:value-type="float" office:value="-0.059592">
                <text:p>-0.059592</text:p>
              </table:table-cell>
              <table:table-cell office:value-type="float" office:value="0.00268194862247824">
                <text:p>0.00268194862247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8358543748036">
                <text:p>-0.0018358543748036</text:p>
              </table:table-cell>
              <table:table-cell office:value-type="float" office:value="-0.059665">
                <text:p>-0.059665</text:p>
              </table:table-cell>
              <table:table-cell office:value-type="float" office:value="0.00271090695158354">
                <text:p>0.00271090695158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5103148072958">
                <text:p>-0.0025103148072958</text:p>
              </table:table-cell>
              <table:table-cell office:value-type="float" office:value="-0.059761">
                <text:p>-0.059761</text:p>
              </table:table-cell>
              <table:table-cell office:value-type="float" office:value="0.00274903774056227">
                <text:p>0.00274903774056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74303392507136">
                <text:p>-0.00274303392507136</text:p>
              </table:table-cell>
              <table:table-cell office:value-type="float" office:value="-0.059865">
                <text:p>-0.059865</text:p>
              </table:table-cell>
              <table:table-cell office:value-type="float" office:value="0.00279040840651753">
                <text:p>0.00279040840651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97936704009771">
                <text:p>-0.00297936704009771</text:p>
              </table:table-cell>
              <table:table-cell office:value-type="float" office:value="-0.060093">
                <text:p>-0.060093</text:p>
              </table:table-cell>
              <table:table-cell office:value-type="float" office:value="0.00288133240066643">
                <text:p>0.00288133240066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70943499729037">
                <text:p>-0.00370943499729037</text:p>
              </table:table-cell>
              <table:table-cell office:value-type="float" office:value="-0.060273">
                <text:p>-0.060273</text:p>
              </table:table-cell>
              <table:table-cell office:value-type="float" office:value="0.00295333450787791">
                <text:p>0.00295333450787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95953701809049">
                <text:p>-0.00395953701809049</text:p>
              </table:table-cell>
              <table:table-cell office:value-type="float" office:value="-0.060302">
                <text:p>-0.060302</text:p>
              </table:table-cell>
              <table:table-cell office:value-type="float" office:value="0.00296495300450553">
                <text:p>0.00296495300450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408589001744986">
                <text:p>-0.00408589001744986</text:p>
              </table:table-cell>
              <table:table-cell office:value-type="float" office:value="-0.060417">
                <text:p>-0.060417</text:p>
              </table:table-cell>
              <table:table-cell office:value-type="float" office:value="0.00301107596252533">
                <text:p>0.00301107596252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421303231269121">
                <text:p>-0.00421303231269121</text:p>
              </table:table-cell>
              <table:table-cell office:value-type="float" office:value="-0.060449">
                <text:p>-0.060449</text:p>
              </table:table-cell>
              <table:table-cell office:value-type="float" office:value="0.00302392426885477">
                <text:p>0.00302392426885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446995161473751">
                <text:p>-0.00446995161473751</text:p>
              </table:table-cell>
              <table:table-cell office:value-type="float" office:value="-0.060572">
                <text:p>-0.060572</text:p>
              </table:table-cell>
              <table:table-cell office:value-type="float" office:value="0.00307336705994164">
                <text:p>0.003073367059941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459974445402622">
                <text:p>-0.00459974445402622</text:p>
              </table:table-cell>
              <table:table-cell office:value-type="float" office:value="-0.060555">
                <text:p>-0.060555</text:p>
              </table:table-cell>
              <table:table-cell office:value-type="float" office:value="0.00306652810514066">
                <text:p>0.00306652810514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73042670637369">
                <text:p>-0.00473042670637369</text:p>
              </table:table-cell>
              <table:table-cell office:value-type="float" office:value="-0.060729">
                <text:p>-0.060729</text:p>
              </table:table-cell>
              <table:table-cell office:value-type="float" office:value="0.00313660865639629">
                <text:p>0.00313660865639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512812379747629">
                <text:p>-0.00512812379747629</text:p>
              </table:table-cell>
              <table:table-cell office:value-type="float" office:value="-0.060898">
                <text:p>-0.060898</text:p>
              </table:table-cell>
              <table:table-cell office:value-type="float" office:value="0.00320484905231216">
                <text:p>0.00320484905231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39816403761506">
                <text:p>-0.00539816403761506</text:p>
              </table:table-cell>
              <table:table-cell office:value-type="float" office:value="-0.061127">
                <text:p>-0.061127</text:p>
              </table:table-cell>
              <table:table-cell office:value-type="float" office:value="0.00329758984474254">
                <text:p>0.00329758984474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553478579968214">
                <text:p>-0.00553478579968214</text:p>
              </table:table-cell>
              <table:table-cell office:value-type="float" office:value="-0.061186">
                <text:p>-0.061186</text:p>
              </table:table-cell>
              <table:table-cell office:value-type="float" office:value="0.00332153466417657">
                <text:p>0.003321534664176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595140224322677">
                <text:p>-0.00595140224322677</text:p>
              </table:table-cell>
              <table:table-cell office:value-type="float" office:value="-0.061233">
                <text:p>-0.061233</text:p>
              </table:table-cell>
              <table:table-cell office:value-type="float" office:value="0.00334062427558182">
                <text:p>0.00334062427558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609271274879575">
                <text:p>-0.00609271274879575</text:p>
              </table:table-cell>
              <table:table-cell office:value-type="float" office:value="-0.061262">
                <text:p>-0.061262</text:p>
              </table:table-cell>
              <table:table-cell office:value-type="float" office:value="0.00335240957457443">
                <text:p>0.003352409574574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623528612777591">
                <text:p>-0.00623528612777591</text:p>
              </table:table-cell>
              <table:table-cell office:value-type="float" office:value="-0.061287">
                <text:p>-0.061287</text:p>
              </table:table-cell>
              <table:table-cell office:value-type="float" office:value="0.00336257335932366">
                <text:p>0.00336257335932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652458192780614">
                <text:p>-0.00652458192780614</text:p>
              </table:table-cell>
              <table:table-cell office:value-type="float" office:value="-0.061279">
                <text:p>-0.061279</text:p>
              </table:table-cell>
              <table:table-cell office:value-type="float" office:value="0.00335932054078434">
                <text:p>0.00335932054078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1969942525029">
                <text:p>-0.00681969942525029</text:p>
              </table:table-cell>
              <table:table-cell office:value-type="float" office:value="-0.061315">
                <text:p>-0.061315</text:p>
              </table:table-cell>
              <table:table-cell office:value-type="float" office:value="0.00337396124390929">
                <text:p>0.00337396124390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712126633152366">
                <text:p>-0.00712126633152366</text:p>
              </table:table-cell>
              <table:table-cell office:value-type="float" office:value="-0.061331">
                <text:p>-0.061331</text:p>
              </table:table-cell>
              <table:table-cell office:value-type="float" office:value="0.00338047071552507">
                <text:p>0.00338047071552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727467518299818">
                <text:p>-0.00727467518299818</text:p>
              </table:table-cell>
              <table:table-cell office:value-type="float" office:value="-0.06131">
                <text:p>-0.06131</text:p>
              </table:table-cell>
              <table:table-cell office:value-type="float" office:value="0.00337192734858124">
                <text:p>0.00337192734858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742987636476755">
                <text:p>-0.00742987636476755</text:p>
              </table:table-cell>
              <table:table-cell office:value-type="float" office:value="-0.06118">
                <text:p>-0.06118</text:p>
              </table:table-cell>
              <table:table-cell office:value-type="float" office:value="0.00331909864515063">
                <text:p>0.003319098645150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774607015773654">
                <text:p>-0.00774607015773654</text:p>
              </table:table-cell>
              <table:table-cell office:value-type="float" office:value="-0.06091">
                <text:p>-0.06091</text:p>
              </table:table-cell>
              <table:table-cell office:value-type="float" office:value="0.0032097010309417">
                <text:p>0.00320970103094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790725741535425">
                <text:p>-0.00790725741535425</text:p>
              </table:table-cell>
              <table:table-cell office:value-type="float" office:value="-0.060825">
                <text:p>-0.060825</text:p>
              </table:table-cell>
              <table:table-cell office:value-type="float" office:value="0.00317535143750034">
                <text:p>0.00317535143750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56804409623146">
                <text:p>-0.0456804409623146</text:p>
              </table:table-cell>
              <table:table-cell office:value-type="float" office:value="-0.060725">
                <text:p>-0.060725</text:p>
              </table:table-cell>
              <table:table-cell office:value-type="float" office:value="0.00313499557214314">
                <text:p>0.00313499557214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77784313261509">
                <text:p>-0.0477784313261509</text:p>
              </table:table-cell>
              <table:table-cell office:value-type="float" office:value="-0.0603">
                <text:p>-0.0603</text:p>
              </table:table-cell>
              <table:table-cell office:value-type="float" office:value="0.0029641515671065">
                <text:p>0.00296415156710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16106300055981">
                <text:p>-0.0516106300055981</text:p>
              </table:table-cell>
              <table:table-cell office:value-type="float" office:value="-0.059897">
                <text:p>-0.059897</text:p>
              </table:table-cell>
              <table:table-cell office:value-type="float" office:value="0.0028031508796223">
                <text:p>0.00280315087962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3281381726265">
                <text:p>-0.053281381726265</text:p>
              </table:table-cell>
              <table:table-cell office:value-type="float" office:value="-0.059014">
                <text:p>-0.059014</text:p>
              </table:table-cell>
              <table:table-cell office:value-type="float" office:value="0.00245378935436896">
                <text:p>0.002453789354368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61540685594082">
                <text:p>-0.0561540685594082</text:p>
              </table:table-cell>
              <table:table-cell office:value-type="float" office:value="-0.058481">
                <text:p>-0.058481</text:p>
              </table:table-cell>
              <table:table-cell office:value-type="float" office:value="0.00224516731280299">
                <text:p>0.00224516731280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84266856312752">
                <text:p>-0.0584266856312752</text:p>
              </table:table-cell>
              <table:table-cell office:value-type="float" office:value="-0.057747">
                <text:p>-0.057747</text:p>
              </table:table-cell>
              <table:table-cell office:value-type="float" office:value="0.00196065763329452">
                <text:p>0.001960657633294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93464449048042">
                <text:p>-0.0593464449048042</text:p>
              </table:table-cell>
              <table:table-cell office:value-type="float" office:value="-0.05624">
                <text:p>-0.05624</text:p>
              </table:table-cell>
              <table:table-cell office:value-type="float" office:value="0.00138663842256152">
                <text:p>0.00138663842256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07686713337898">
                <text:p>-0.0607686713337898</text:p>
              </table:table-cell>
              <table:table-cell office:value-type="float" office:value="-0.054981">
                <text:p>-0.054981</text:p>
              </table:table-cell>
              <table:table-cell office:value-type="float" office:value="0.000917515210428389">
                <text:p>0.0009175152104283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16537928581238">
                <text:p>-0.0616537928581238</text:p>
              </table:table-cell>
              <table:table-cell office:value-type="float" office:value="-0.054326">
                <text:p>-0.054326</text:p>
              </table:table-cell>
              <table:table-cell office:value-type="float" office:value="0.000677207562582539">
                <text:p>0.0006772075625825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620240196585655">
                <text:p>-0.0620240196585655</text:p>
              </table:table-cell>
              <table:table-cell office:value-type="float" office:value="-0.053689">
                <text:p>-0.053689</text:p>
              </table:table-cell>
              <table:table-cell office:value-type="float" office:value="0.000445969288554298">
                <text:p>0.000445969288554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20226711034775">
                <text:p>-0.0620226711034775</text:p>
              </table:table-cell>
              <table:table-cell office:value-type="float" office:value="-0.052267">
                <text:p>-0.052267</text:p>
              </table:table-cell>
              <table:table-cell office:value-type="float" office:value="-0.0000614617514322277">
                <text:p>-0.00006146175143222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16600140929222">
                <text:p>-0.0616600140929222</text:p>
              </table:table-cell>
              <table:table-cell office:value-type="float" office:value="-0.051259">
                <text:p>-0.051259</text:p>
              </table:table-cell>
              <table:table-cell office:value-type="float" office:value="-0.000413821837719996">
                <text:p>-0.000413821837719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13038279116154">
                <text:p>-0.0613038279116154</text:p>
              </table:table-cell>
              <table:table-cell office:value-type="float" office:value="-0.048668">
                <text:p>-0.048668</text:p>
              </table:table-cell>
              <table:table-cell office:value-type="float" office:value="-0.00129160583838278">
                <text:p>-0.00129160583838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02540373802185">
                <text:p>-0.0602540373802185</text:p>
              </table:table-cell>
              <table:table-cell office:value-type="float" office:value="-0.046283">
                <text:p>-0.046283</text:p>
              </table:table-cell>
              <table:table-cell office:value-type="float" office:value="-0.0020640481299334">
                <text:p>-0.0020640481299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9565395116806">
                <text:p>-0.059565395116806</text:p>
              </table:table-cell>
              <table:table-cell office:value-type="float" office:value="-0.042719">
                <text:p>-0.042719</text:p>
              </table:table-cell>
              <table:table-cell office:value-type="float" office:value="-0.00315482303279505">
                <text:p>-0.00315482303279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7873010635376">
                <text:p>-0.057873010635376</text:p>
              </table:table-cell>
              <table:table-cell office:value-type="float" office:value="-0.045193">
                <text:p>-0.045193</text:p>
              </table:table-cell>
              <table:table-cell office:value-type="float" office:value="-0.00240572498593241">
                <text:p>-0.00240572498593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57764656841755">
                <text:p>-0.0557764656841755</text:p>
              </table:table-cell>
              <table:table-cell office:value-type="float" office:value="-0.036623">
                <text:p>-0.036623</text:p>
              </table:table-cell>
              <table:table-cell office:value-type="float" office:value="-0.00484411480386404">
                <text:p>-0.00484411480386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45826405286789">
                <text:p>-0.0545826405286789</text:p>
              </table:table-cell>
              <table:table-cell office:value-type="float" office:value="-0.024168">
                <text:p>-0.024168</text:p>
              </table:table-cell>
              <table:table-cell office:value-type="float" office:value="-0.00760340752423636">
                <text:p>-0.00760340752423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19159436225891">
                <text:p>-0.0519159436225891</text:p>
              </table:table-cell>
              <table:table-cell office:value-type="float" office:value="0.000686">
                <text:p>0.000686</text:p>
              </table:table-cell>
              <table:table-cell office:value-type="float" office:value="-0.0103317105146945">
                <text:p>-0.01033171051469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04478476941586">
                <text:p>-0.0504478476941586</text:p>
              </table:table-cell>
              <table:table-cell office:value-type="float" office:value="0.017363">
                <text:p>0.017363</text:p>
              </table:table-cell>
              <table:table-cell office:value-type="float" office:value="-0.0100875166082734">
                <text:p>-0.0100875166082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55324910581112">
                <text:p>-0.0455324910581112</text:p>
              </table:table-cell>
              <table:table-cell office:value-type="float" office:value="0.036172">
                <text:p>0.036172</text:p>
              </table:table-cell>
              <table:table-cell office:value-type="float" office:value="-0.00781258486684775">
                <text:p>-0.00781258486684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18534316122532">
                <text:p>-0.0418534316122532</text:p>
              </table:table-cell>
              <table:table-cell office:value-type="float" office:value="0.049195">
                <text:p>0.049195</text:p>
              </table:table-cell>
              <table:table-cell office:value-type="float" office:value="-0.00499558948447241">
                <text:p>-0.00499558948447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99003736674786">
                <text:p>-0.0399003736674786</text:p>
              </table:table-cell>
              <table:table-cell office:value-type="float" office:value="0.049844">
                <text:p>0.049844</text:p>
              </table:table-cell>
              <table:table-cell office:value-type="float" office:value="-0.00482862326560393">
                <text:p>-0.004828623265603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57784144580364">
                <text:p>-0.0357784144580364</text:p>
              </table:table-cell>
              <table:table-cell office:value-type="float" office:value="0.045854">
                <text:p>0.045854</text:p>
              </table:table-cell>
              <table:table-cell office:value-type="float" office:value="-0.00581518332455773">
                <text:p>-0.00581518332455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13845053315163">
                <text:p>-0.0313845053315163</text:p>
              </table:table-cell>
              <table:table-cell office:value-type="float" office:value="0.039002">
                <text:p>0.039002</text:p>
              </table:table-cell>
              <table:table-cell office:value-type="float" office:value="-0.00728684514328513">
                <text:p>-0.007286845143285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67369654029608">
                <text:p>-0.0267369654029608</text:p>
              </table:table-cell>
              <table:table-cell office:value-type="float" office:value="0.033778">
                <text:p>0.033778</text:p>
              </table:table-cell>
              <table:table-cell office:value-type="float" office:value="-0.0082198618407847">
                <text:p>-0.0082198618407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18542832881212">
                <text:p>-0.0218542832881212</text:p>
              </table:table-cell>
              <table:table-cell office:value-type="float" office:value="0.032459">
                <text:p>0.032459</text:p>
              </table:table-cell>
              <table:table-cell office:value-type="float" office:value="-0.00842958402243198">
                <text:p>-0.008429584022431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93303804844618">
                <text:p>-0.0193303804844618</text:p>
              </table:table-cell>
              <table:table-cell office:value-type="float" office:value="0.037163">
                <text:p>0.037163</text:p>
              </table:table-cell>
              <table:table-cell office:value-type="float" office:value="-0.0076339426457479">
                <text:p>-0.0076339426457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41292633488774">
                <text:p>-0.0141292633488774</text:p>
              </table:table-cell>
              <table:table-cell office:value-type="float" office:value="0.044972">
                <text:p>0.044972</text:p>
              </table:table-cell>
              <table:table-cell office:value-type="float" office:value="-0.00602039204928273">
                <text:p>-0.006020392049282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1456249281764">
                <text:p>-0.011456249281764</text:p>
              </table:table-cell>
              <table:table-cell office:value-type="float" office:value="0.05001">
                <text:p>0.05001</text:p>
              </table:table-cell>
              <table:table-cell office:value-type="float" office:value="-0.00478551166740754">
                <text:p>-0.004785511667407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873827282339335">
                <text:p>-0.00873827282339335</text:p>
              </table:table-cell>
              <table:table-cell office:value-type="float" office:value="0.051291">
                <text:p>0.051291</text:p>
              </table:table-cell>
              <table:table-cell office:value-type="float" office:value="-0.00444727226766563">
                <text:p>-0.00444727226766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17581230774522">
                <text:p>-0.00317581230774522</text:p>
              </table:table-cell>
              <table:table-cell office:value-type="float" office:value="0.051421">
                <text:p>0.051421</text:p>
              </table:table-cell>
              <table:table-cell office:value-type="float" office:value="-0.0044123971383771">
                <text:p>-0.0044123971383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54014017991722">
                <text:p>0.00254014017991722</text:p>
              </table:table-cell>
              <table:table-cell office:value-type="float" office:value="0.049251">
                <text:p>0.049251</text:p>
              </table:table-cell>
              <table:table-cell office:value-type="float" office:value="-0.00498128202027866">
                <text:p>-0.00498128202027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39174818247557">
                <text:p>0.00839174818247557</text:p>
              </table:table-cell>
              <table:table-cell office:value-type="float" office:value="0.046669">
                <text:p>0.046669</text:p>
              </table:table-cell>
              <table:table-cell office:value-type="float" office:value="-0.0056214197553967">
                <text:p>-0.0056214197553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3612353131175">
                <text:p>0.0143612353131175</text:p>
              </table:table-cell>
              <table:table-cell office:value-type="float" office:value="0.045791">
                <text:p>0.045791</text:p>
              </table:table-cell>
              <table:table-cell office:value-type="float" office:value="-0.00582999566140021">
                <text:p>-0.00582999566140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4306803643703">
                <text:p>0.0204306803643703</text:p>
              </table:table-cell>
              <table:table-cell office:value-type="float" office:value="0.046806">
                <text:p>0.046806</text:p>
              </table:table-cell>
              <table:table-cell office:value-type="float" office:value="-0.00558845774067351">
                <text:p>-0.00558845774067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5824962407351">
                <text:p>0.0265824962407351</text:p>
              </table:table-cell>
              <table:table-cell office:value-type="float" office:value="0.04759">
                <text:p>0.04759</text:p>
              </table:table-cell>
              <table:table-cell office:value-type="float" office:value="-0.00539766529061925">
                <text:p>-0.005397665290619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27992588281632">
                <text:p>0.0327992588281632</text:p>
              </table:table-cell>
              <table:table-cell office:value-type="float" office:value="0.046743">
                <text:p>0.046743</text:p>
              </table:table-cell>
              <table:table-cell office:value-type="float" office:value="-0.00560362942157641">
                <text:p>-0.00560362942157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22077737748623">
                <text:p>0.0422077737748623</text:p>
              </table:table-cell>
              <table:table-cell office:value-type="float" office:value="0.043501">
                <text:p>0.043501</text:p>
              </table:table-cell>
              <table:table-cell office:value-type="float" office:value="-0.00635227023666587">
                <text:p>-0.006352270236665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16640804708004">
                <text:p>0.0516640804708004</text:p>
              </table:table-cell>
              <table:table-cell office:value-type="float" office:value="0.038962">
                <text:p>0.038962</text:p>
              </table:table-cell>
              <table:table-cell office:value-type="float" office:value="-0.00729461041714717">
                <text:p>-0.007294610417147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8167005181313">
                <text:p>0.0548167005181313</text:p>
              </table:table-cell>
              <table:table-cell office:value-type="float" office:value="0.034435">
                <text:p>0.034435</text:p>
              </table:table-cell>
              <table:table-cell office:value-type="float" office:value="-0.00811150909688654">
                <text:p>-0.008111509096886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2464458942413">
                <text:p>0.0642464458942413</text:p>
              </table:table-cell>
              <table:table-cell office:value-type="float" office:value="0.029872">
                <text:p>0.029872</text:p>
              </table:table-cell>
              <table:table-cell office:value-type="float" office:value="-0.00881064800010718">
                <text:p>-0.008810648000107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04881027340889">
                <text:p>0.0704881027340889</text:p>
              </table:table-cell>
              <table:table-cell office:value-type="float" office:value="0.024571">
                <text:p>0.024571</text:p>
              </table:table-cell>
              <table:table-cell office:value-type="float" office:value="-0.00946621859431916">
                <text:p>-0.009466218594319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66737833619118">
                <text:p>0.0766737833619118</text:p>
              </table:table-cell>
              <table:table-cell office:value-type="float" office:value="0.020704">
                <text:p>0.020704</text:p>
              </table:table-cell>
              <table:table-cell office:value-type="float" office:value="-0.0098382408504309">
                <text:p>-0.00983824085043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7405913472176">
                <text:p>0.0797405913472176</text:p>
              </table:table-cell>
              <table:table-cell office:value-type="float" office:value="0.017185">
                <text:p>0.017185</text:p>
              </table:table-cell>
              <table:table-cell office:value-type="float" office:value="-0.0100989209152661">
                <text:p>-0.0100989209152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58109146356583">
                <text:p>0.0858109146356583</text:p>
              </table:table-cell>
              <table:table-cell office:value-type="float" office:value="0.015269">
                <text:p>0.015269</text:p>
              </table:table-cell>
              <table:table-cell office:value-type="float" office:value="-0.0102096581994279">
                <text:p>-0.01020965819942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88105258345604">
                <text:p>0.0888105258345604</text:p>
              </table:table-cell>
              <table:table-cell office:value-type="float" office:value="0.012192">
                <text:p>0.012192</text:p>
              </table:table-cell>
              <table:table-cell office:value-type="float" office:value="-0.0103414719156275">
                <text:p>-0.0103414719156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4728022813797">
                <text:p>0.094728022813797</text:p>
              </table:table-cell>
              <table:table-cell office:value-type="float" office:value="0.008655">
                <text:p>0.008655</text:p>
              </table:table-cell>
              <table:table-cell office:value-type="float" office:value="-0.0104229099771119">
                <text:p>-0.01042290997711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522331893444">
                <text:p>0.100522331893444</text:p>
              </table:table-cell>
              <table:table-cell office:value-type="float" office:value="0.00451">
                <text:p>0.00451</text:p>
              </table:table-cell>
              <table:table-cell office:value-type="float" office:value="-0.010422957231269">
                <text:p>-0.010422957231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3368140757084">
                <text:p>0.103368140757084</text:p>
              </table:table-cell>
              <table:table-cell office:value-type="float" office:value="0.000551">
                <text:p>0.000551</text:p>
              </table:table-cell>
              <table:table-cell office:value-type="float" office:value="-0.0103268880861984">
                <text:p>-0.01032688808619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8946949243546">
                <text:p>0.108946949243546</text:p>
              </table:table-cell>
              <table:table-cell office:value-type="float" office:value="-0.003554">
                <text:p>-0.003554</text:p>
              </table:table-cell>
              <table:table-cell office:value-type="float" office:value="-0.0101281092213604">
                <text:p>-0.01012810922136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1675813794136">
                <text:p>0.111675813794136</text:p>
              </table:table-cell>
              <table:table-cell office:value-type="float" office:value="-0.008511">
                <text:p>-0.008511</text:p>
              </table:table-cell>
              <table:table-cell office:value-type="float" office:value="-0.00975350416421399">
                <text:p>-0.00975350416421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4361301064491">
                <text:p>0.114361301064491</text:p>
              </table:table-cell>
              <table:table-cell office:value-type="float" office:value="-0.012078">
                <text:p>-0.012078</text:p>
              </table:table-cell>
              <table:table-cell office:value-type="float" office:value="-0.00939285712880586">
                <text:p>-0.009392857128805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9594722986221">
                <text:p>0.119594722986221</text:p>
              </table:table-cell>
              <table:table-cell office:value-type="float" office:value="-0.014636">
                <text:p>-0.014636</text:p>
              </table:table-cell>
              <table:table-cell office:value-type="float" office:value="-0.00908729021222742">
                <text:p>-0.00908729021222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4630637466908">
                <text:p>0.124630637466908</text:p>
              </table:table-cell>
              <table:table-cell office:value-type="float" office:value="-0.016533">
                <text:p>-0.016533</text:p>
              </table:table-cell>
              <table:table-cell office:value-type="float" office:value="-0.00883536597927014">
                <text:p>-0.008835365979270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7069294452667">
                <text:p>0.127069294452667</text:p>
              </table:table-cell>
              <table:table-cell office:value-type="float" office:value="-0.017444">
                <text:p>-0.017444</text:p>
              </table:table-cell>
              <table:table-cell office:value-type="float" office:value="-0.00870672056842777">
                <text:p>-0.00870672056842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40441852808">
                <text:p>0.1340441852808</text:p>
              </table:table-cell>
              <table:table-cell office:value-type="float" office:value="-0.01778">
                <text:p>-0.01778</text:p>
              </table:table-cell>
              <table:table-cell office:value-type="float" office:value="-0.00865801767696166">
                <text:p>-0.008658017676961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8389065861702">
                <text:p>0.138389065861702</text:p>
              </table:table-cell>
              <table:table-cell office:value-type="float" office:value="-0.018584">
                <text:p>-0.018584</text:p>
              </table:table-cell>
              <table:table-cell office:value-type="float" office:value="-0.00853873284699838">
                <text:p>-0.00853873284699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2470389604568">
                <text:p>0.142470389604568</text:p>
              </table:table-cell>
              <table:table-cell office:value-type="float" office:value="-0.020134">
                <text:p>-0.020134</text:p>
              </table:table-cell>
              <table:table-cell office:value-type="float" office:value="-0.00829783778379981">
                <text:p>-0.00829783778379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6272018551826">
                <text:p>0.146272018551826</text:p>
              </table:table-cell>
              <table:table-cell office:value-type="float" office:value="-0.021923">
                <text:p>-0.021923</text:p>
              </table:table-cell>
              <table:table-cell office:value-type="float" office:value="-0.00800190333701725">
                <text:p>-0.00800190333701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777144193649">
                <text:p>0.149777144193649</text:p>
              </table:table-cell>
              <table:table-cell office:value-type="float" office:value="-0.024773">
                <text:p>-0.024773</text:p>
              </table:table-cell>
              <table:table-cell office:value-type="float" office:value="-0.00749085239291912">
                <text:p>-0.00749085239291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1413068175316">
                <text:p>0.151413068175316</text:p>
              </table:table-cell>
              <table:table-cell office:value-type="float" office:value="-0.027534">
                <text:p>-0.027534</text:p>
              </table:table-cell>
              <table:table-cell office:value-type="float" office:value="-0.00694935078828958">
                <text:p>-0.006949350788289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296895802021">
                <text:p>0.15296895802021</text:p>
              </table:table-cell>
              <table:table-cell office:value-type="float" office:value="-0.029712">
                <text:p>-0.029712</text:p>
              </table:table-cell>
              <table:table-cell office:value-type="float" office:value="-0.00648996464402338">
                <text:p>-0.006489964644023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713281929493">
                <text:p>0.15713281929493</text:p>
              </table:table-cell>
              <table:table-cell office:value-type="float" office:value="-0.032116">
                <text:p>-0.032116</text:p>
              </table:table-cell>
              <table:table-cell office:value-type="float" office:value="-0.00594991195949173">
                <text:p>-0.00594991195949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9468397498131">
                <text:p>0.159468397498131</text:p>
              </table:table-cell>
              <table:table-cell office:value-type="float" office:value="-0.034746">
                <text:p>-0.034746</text:p>
              </table:table-cell>
              <table:table-cell office:value-type="float" office:value="-0.00531942717520071">
                <text:p>-0.00531942717520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0497561097145">
                <text:p>0.160497561097145</text:p>
              </table:table-cell>
              <table:table-cell office:value-type="float" office:value="-0.039029">
                <text:p>-0.039029</text:p>
              </table:table-cell>
              <table:table-cell office:value-type="float" office:value="-0.004203973143942">
                <text:p>-0.0042039731439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2268131971359">
                <text:p>0.162268131971359</text:p>
              </table:table-cell>
              <table:table-cell office:value-type="float" office:value="-0.043726">
                <text:p>-0.043726</text:p>
              </table:table-cell>
              <table:table-cell office:value-type="float" office:value="-0.00285434080129572">
                <text:p>-0.002854340801295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3640290498734">
                <text:p>0.163640290498734</text:p>
              </table:table-cell>
              <table:table-cell office:value-type="float" office:value="-0.046957">
                <text:p>-0.046957</text:p>
              </table:table-cell>
              <table:table-cell office:value-type="float" office:value="-0.00184921098244858">
                <text:p>-0.001849210982448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4171636104584">
                <text:p>0.164171636104584</text:p>
              </table:table-cell>
              <table:table-cell office:value-type="float" office:value="-0.047106">
                <text:p>-0.047106</text:p>
              </table:table-cell>
              <table:table-cell office:value-type="float" office:value="-0.00180134995273463">
                <text:p>-0.001801349952734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4913728833199">
                <text:p>0.164913728833199</text:p>
              </table:table-cell>
              <table:table-cell office:value-type="float" office:value="-0.047233">
                <text:p>-0.047233</text:p>
              </table:table-cell>
              <table:table-cell office:value-type="float" office:value="-0.00176045064583757">
                <text:p>-0.00176045064583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513766348362">
                <text:p>0.16513766348362</text:p>
              </table:table-cell>
              <table:table-cell office:value-type="float" office:value="-0.049585">
                <text:p>-0.049585</text:p>
              </table:table-cell>
              <table:table-cell office:value-type="float" office:value="-0.000985541424054368">
                <text:p>-0.000985541424054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5307119488716">
                <text:p>0.165307119488716</text:p>
              </table:table-cell>
              <table:table-cell office:value-type="float" office:value="-0.049367">
                <text:p>-0.049367</text:p>
              </table:table-cell>
              <table:table-cell office:value-type="float" office:value="-0.00105875914361571">
                <text:p>-0.001058759143615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4998978376389">
                <text:p>0.164998978376389</text:p>
              </table:table-cell>
              <table:table-cell office:value-type="float" office:value="-0.048303">
                <text:p>-0.048303</text:p>
              </table:table-cell>
              <table:table-cell office:value-type="float" office:value="-0.00141202903043084">
                <text:p>-0.001412029030430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4639711380005">
                <text:p>0.164639711380005</text:p>
              </table:table-cell>
              <table:table-cell office:value-type="float" office:value="-0.047475">
                <text:p>-0.047475</text:p>
              </table:table-cell>
              <table:table-cell office:value-type="float" office:value="-0.00168224902059484">
                <text:p>-0.001682249020594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413502395153">
                <text:p>0.16413502395153</text:p>
              </table:table-cell>
              <table:table-cell office:value-type="float" office:value="-0.045">
                <text:p>-0.045</text:p>
              </table:table-cell>
              <table:table-cell office:value-type="float" office:value="-0.0024654819318004">
                <text:p>-0.00246548193180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2673637270927">
                <text:p>0.162673637270927</text:p>
              </table:table-cell>
              <table:table-cell office:value-type="float" office:value="-0.042692">
                <text:p>-0.042692</text:p>
              </table:table-cell>
              <table:table-cell office:value-type="float" office:value="-0.00316279602182875">
                <text:p>-0.00316279602182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1712870001793">
                <text:p>0.161712870001793</text:p>
              </table:table-cell>
              <table:table-cell office:value-type="float" office:value="-0.042858">
                <text:p>-0.042858</text:p>
              </table:table-cell>
              <table:table-cell office:value-type="float" office:value="-0.00311370778054282">
                <text:p>-0.003113707780542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0596996545792">
                <text:p>0.160596996545792</text:p>
              </table:table-cell>
              <table:table-cell office:value-type="float" office:value="-0.041167">
                <text:p>-0.041167</text:p>
              </table:table-cell>
              <table:table-cell office:value-type="float" office:value="-0.0036060319554833">
                <text:p>-0.00360603195548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9326300024986">
                <text:p>0.159326300024986</text:p>
              </table:table-cell>
              <table:table-cell office:value-type="float" office:value="-0.039398">
                <text:p>-0.039398</text:p>
              </table:table-cell>
              <table:table-cell office:value-type="float" office:value="-0.00410272924976991">
                <text:p>-0.00410272924976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6322807073593">
                <text:p>0.156322807073593</text:p>
              </table:table-cell>
              <table:table-cell office:value-type="float" office:value="-0.036829">
                <text:p>-0.036829</text:p>
              </table:table-cell>
              <table:table-cell office:value-type="float" office:value="-0.00479066399836682">
                <text:p>-0.004790663998366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4592782258987">
                <text:p>0.154592782258987</text:p>
              </table:table-cell>
              <table:table-cell office:value-type="float" office:value="-0.031099">
                <text:p>-0.031099</text:p>
              </table:table-cell>
              <table:table-cell office:value-type="float" office:value="-0.00618260422381463">
                <text:p>-0.006182604223814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0685712695122">
                <text:p>0.150685712695122</text:p>
              </table:table-cell>
              <table:table-cell office:value-type="float" office:value="-0.025174">
                <text:p>-0.025174</text:p>
              </table:table-cell>
              <table:table-cell office:value-type="float" office:value="-0.0074150412393173">
                <text:p>-0.00741504123931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8513838648796">
                <text:p>0.148513838648796</text:p>
              </table:table-cell>
              <table:table-cell office:value-type="float" office:value="-0.019722">
                <text:p>-0.019722</text:p>
              </table:table-cell>
              <table:table-cell office:value-type="float" office:value="-0.00836327381274308">
                <text:p>-0.00836327381274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6200135350227">
                <text:p>0.146200135350227</text:p>
              </table:table-cell>
              <table:table-cell office:value-type="float" office:value="-0.016397">
                <text:p>-0.016397</text:p>
              </table:table-cell>
              <table:table-cell office:value-type="float" office:value="-0.00885414443389463">
                <text:p>-0.008854144433894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3747925758362">
                <text:p>0.143747925758362</text:p>
              </table:table-cell>
              <table:table-cell office:value-type="float" office:value="-0.0107">
                <text:p>-0.0107</text:p>
              </table:table-cell>
              <table:table-cell office:value-type="float" office:value="-0.00954121839593497">
                <text:p>-0.00954121839593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597556829453">
                <text:p>0.135597556829453</text:p>
              </table:table-cell>
              <table:table-cell office:value-type="float" office:value="-0.004988">
                <text:p>-0.004988</text:p>
              </table:table-cell>
              <table:table-cell office:value-type="float" office:value="-0.0100348749049363">
                <text:p>-0.01003487490493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9545956850052">
                <text:p>0.129545956850052</text:p>
              </table:table-cell>
              <table:table-cell office:value-type="float" office:value="-0.003249">
                <text:p>-0.003249</text:p>
              </table:table-cell>
              <table:table-cell office:value-type="float" office:value="-0.0101463504719208">
                <text:p>-0.01014635047192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349270343781">
                <text:p>0.126349270343781</text:p>
              </table:table-cell>
              <table:table-cell office:value-type="float" office:value="-0.004698">
                <text:p>-0.004698</text:p>
              </table:table-cell>
              <table:table-cell office:value-type="float" office:value="-0.0100547236865751">
                <text:p>-0.01005472368657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9641177356243">
                <text:p>0.119641177356243</text:p>
              </table:table-cell>
              <table:table-cell office:value-type="float" office:value="-0.00949">
                <text:p>-0.00949</text:p>
              </table:table-cell>
              <table:table-cell office:value-type="float" office:value="-0.00966211100227201">
                <text:p>-0.009662111002272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6141363978386">
                <text:p>0.116141363978386</text:p>
              </table:table-cell>
              <table:table-cell office:value-type="float" office:value="-0.019911">
                <text:p>-0.019911</text:p>
              </table:table-cell>
              <table:table-cell office:value-type="float" office:value="-0.00833338208971399">
                <text:p>-0.00833338208971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8882308006287">
                <text:p>0.108882308006287</text:p>
              </table:table-cell>
              <table:table-cell office:value-type="float" office:value="-0.045445">
                <text:p>-0.045445</text:p>
              </table:table-cell>
              <table:table-cell office:value-type="float" office:value="-0.00232736443127371">
                <text:p>-0.002327364431273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5136267840862">
                <text:p>0.105136267840862</text:p>
              </table:table-cell>
              <table:table-cell office:value-type="float" office:value="-0.059817">
                <text:p>-0.059817</text:p>
              </table:table-cell>
              <table:table-cell office:value-type="float" office:value="0.00277130620047176">
                <text:p>0.00277130620047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74465757608414">
                <text:p>0.0974465757608414</text:p>
              </table:table-cell>
              <table:table-cell office:value-type="float" office:value="-0.075541">
                <text:p>-0.075541</text:p>
              </table:table-cell>
              <table:table-cell office:value-type="float" office:value="0.00976728681807309">
                <text:p>0.009767286818073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95425602793694">
                <text:p>0.0895425602793694</text:p>
              </table:table-cell>
              <table:table-cell office:value-type="float" office:value="-0.091494">
                <text:p>-0.091494</text:p>
              </table:table-cell>
              <table:table-cell office:value-type="float" office:value="0.018379027772041">
                <text:p>0.0183790277720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55296701192856">
                <text:p>0.0855296701192856</text:p>
              </table:table-cell>
              <table:table-cell office:value-type="float" office:value="-0.096036">
                <text:p>-0.096036</text:p>
              </table:table-cell>
              <table:table-cell office:value-type="float" office:value="0.0211097556562394">
                <text:p>0.02110975565623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74216055870056">
                <text:p>0.0774216055870056</text:p>
              </table:table-cell>
              <table:table-cell office:value-type="float" office:value="-0.094316">
                <text:p>-0.094316</text:p>
              </table:table-cell>
              <table:table-cell office:value-type="float" office:value="0.0200611215094782">
                <text:p>0.0200611215094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33429193496704">
                <text:p>0.0733429193496704</text:p>
              </table:table-cell>
              <table:table-cell office:value-type="float" office:value="-0.091088">
                <text:p>-0.091088</text:p>
              </table:table-cell>
              <table:table-cell office:value-type="float" office:value="0.0181409517362151">
                <text:p>0.01814095173621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51780292391777">
                <text:p>0.0651780292391777</text:p>
              </table:table-cell>
              <table:table-cell office:value-type="float" office:value="-0.088894">
                <text:p>-0.088894</text:p>
              </table:table-cell>
              <table:table-cell office:value-type="float" office:value="0.0168714917664326">
                <text:p>0.0168714917664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30377067625523">
                <text:p>0.0530377067625523</text:p>
              </table:table-cell>
              <table:table-cell office:value-type="float" office:value="-0.089571">
                <text:p>-0.089571</text:p>
              </table:table-cell>
              <table:table-cell office:value-type="float" office:value="0.017260130892648">
                <text:p>0.0172601308926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99762114882469">
                <text:p>0.0299762114882469</text:p>
              </table:table-cell>
              <table:table-cell office:value-type="float" office:value="-0.089805">
                <text:p>-0.089805</text:p>
              </table:table-cell>
              <table:table-cell office:value-type="float" office:value="0.0173950997198186">
                <text:p>0.0173950997198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354363466612995">
                <text:p>-0.000354363466612995</text:p>
              </table:table-cell>
              <table:table-cell office:value-type="float" office:value="-0.089974">
                <text:p>-0.089974</text:p>
              </table:table-cell>
              <table:table-cell office:value-type="float" office:value="0.0174927812364366">
                <text:p>0.01749278123643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625236600171775">
                <text:p>-0.000625236600171775</text:p>
              </table:table-cell>
              <table:table-cell office:value-type="float" office:value="-0.090249">
                <text:p>-0.090249</text:p>
              </table:table-cell>
              <table:table-cell office:value-type="float" office:value="0.0176520962287614">
                <text:p>0.01765209622876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972877838648856">
                <text:p>-0.000972877838648856</text:p>
              </table:table-cell>
              <table:table-cell office:value-type="float" office:value="-0.090562">
                <text:p>-0.090562</text:p>
              </table:table-cell>
              <table:table-cell office:value-type="float" office:value="0.0178339770029132">
                <text:p>0.0178339770029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3333424087614">
                <text:p>-0.00113333424087614</text:p>
              </table:table-cell>
              <table:table-cell office:value-type="float" office:value="-0.090901">
                <text:p>-0.090901</text:p>
              </table:table-cell>
              <table:table-cell office:value-type="float" office:value="0.0180316282248643">
                <text:p>0.01803162822486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6350257303566">
                <text:p>-0.00116350257303566</text:p>
              </table:table-cell>
              <table:table-cell office:value-type="float" office:value="-0.091082">
                <text:p>-0.091082</text:p>
              </table:table-cell>
              <table:table-cell office:value-type="float" office:value="0.0181374407766034">
                <text:p>0.0181374407766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6810377221555">
                <text:p>-0.00116810377221555</text:p>
              </table:table-cell>
              <table:table-cell office:value-type="float" office:value="-0.091409">
                <text:p>-0.091409</text:p>
              </table:table-cell>
              <table:table-cell office:value-type="float" office:value="0.0183291025284524">
                <text:p>0.0183291025284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11791153904051">
                <text:p>-0.00111791153904051</text:p>
              </table:table-cell>
              <table:table-cell office:value-type="float" office:value="-0.091479">
                <text:p>-0.091479</text:p>
              </table:table-cell>
              <table:table-cell office:value-type="float" office:value="0.0183702142894184">
                <text:p>0.01837021428941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06969242915511">
                <text:p>-0.00106969242915511</text:p>
              </table:table-cell>
              <table:table-cell office:value-type="float" office:value="-0.091195">
                <text:p>-0.091195</text:p>
              </table:table-cell>
              <table:table-cell office:value-type="float" office:value="0.0182036000706866">
                <text:p>0.01820360007068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10093831224367">
                <text:p>-0.0010093831224367</text:p>
              </table:table-cell>
              <table:table-cell office:value-type="float" office:value="-0.091177">
                <text:p>-0.091177</text:p>
              </table:table-cell>
              <table:table-cell office:value-type="float" office:value="0.0181930562993696">
                <text:p>0.01819305629936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859660853166133">
                <text:p>-0.000859660853166133</text:p>
              </table:table-cell>
              <table:table-cell office:value-type="float" office:value="-0.090757">
                <text:p>-0.090757</text:p>
              </table:table-cell>
              <table:table-cell office:value-type="float" office:value="0.0179475860635233">
                <text:p>0.01794758606352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679764896631241">
                <text:p>-0.000679764896631241</text:p>
              </table:table-cell>
              <table:table-cell office:value-type="float" office:value="-0.090407">
                <text:p>-0.090407</text:p>
              </table:table-cell>
              <table:table-cell office:value-type="float" office:value="0.0177438348834604">
                <text:p>0.01774383488346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580749125219882">
                <text:p>-0.000580749125219882</text:p>
              </table:table-cell>
              <table:table-cell office:value-type="float" office:value="-0.090137">
                <text:p>-0.090137</text:p>
              </table:table-cell>
              <table:table-cell office:value-type="float" office:value="0.0175871568872561">
                <text:p>0.01758715688725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380530487746">
                <text:p>-0.000380530487746</text:p>
              </table:table-cell>
              <table:table-cell office:value-type="float" office:value="-0.090053">
                <text:p>-0.090053</text:p>
              </table:table-cell>
              <table:table-cell office:value-type="float" office:value="0.0175385017028609">
                <text:p>0.01753850170286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304003129713237">
                <text:p>-0.000304003129713237</text:p>
              </table:table-cell>
              <table:table-cell office:value-type="float" office:value="-0.089947">
                <text:p>-0.089947</text:p>
              </table:table-cell>
              <table:table-cell office:value-type="float" office:value="0.0174771638280264">
                <text:p>0.0174771638280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194173931959085">
                <text:p>-0.000194173931959085</text:p>
              </table:table-cell>
              <table:table-cell office:value-type="float" office:value="-0.089903">
                <text:p>-0.089903</text:p>
              </table:table-cell>
              <table:table-cell office:value-type="float" office:value="0.0174517225952101">
                <text:p>0.01745172259521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124111873446964">
                <text:p>-0.000124111873446964</text:p>
              </table:table-cell>
              <table:table-cell office:value-type="float" office:value="-0.089874">
                <text:p>-0.089874</text:p>
              </table:table-cell>
              <table:table-cell office:value-type="float" office:value="0.0174349608519098">
                <text:p>0.01743496085190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992445420706645">
                <text:p>-0.0000992445420706645</text:p>
              </table:table-cell>
              <table:table-cell office:value-type="float" office:value="-0.089873">
                <text:p>-0.089873</text:p>
              </table:table-cell>
              <table:table-cell office:value-type="float" office:value="0.0174343829506334">
                <text:p>0.0174343829506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793667131802067">
                <text:p>-0.0000793667131802067</text:p>
              </table:table-cell>
              <table:table-cell office:value-type="float" office:value="-0.089746">
                <text:p>-0.089746</text:p>
              </table:table-cell>
              <table:table-cell office:value-type="float" office:value="0.0173610381871619">
                <text:p>0.01736103818716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507694203406572">
                <text:p>-0.0000507694203406572</text:p>
              </table:table-cell>
              <table:table-cell office:value-type="float" office:value="-0.089619">
                <text:p>-0.089619</text:p>
              </table:table-cell>
              <table:table-cell office:value-type="float" office:value="0.0172877900600173">
                <text:p>0.01728779006001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406082981498912">
                <text:p>-0.0000406082981498912</text:p>
              </table:table-cell>
              <table:table-cell office:value-type="float" office:value="-0.089653">
                <text:p>-0.089653</text:p>
              </table:table-cell>
              <table:table-cell office:value-type="float" office:value="0.0173073903223384">
                <text:p>0.01730739032233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324824286508374">
                <text:p>-0.0000324824286508374</text:p>
              </table:table-cell>
              <table:table-cell office:value-type="float" office:value="-0.089772">
                <text:p>-0.089772</text:p>
              </table:table-cell>
              <table:table-cell office:value-type="float" office:value="0.0173760457837572">
                <text:p>0.01737604578375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207855046028271">
                <text:p>-0.0000207855046028271</text:p>
              </table:table-cell>
              <table:table-cell office:value-type="float" office:value="-0.089765">
                <text:p>-0.089765</text:p>
              </table:table-cell>
              <table:table-cell office:value-type="float" office:value="0.0173720048785491">
                <text:p>0.01737200487854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166274367074948">
                <text:p>-0.0000166274367074948</text:p>
              </table:table-cell>
              <table:table-cell office:value-type="float" office:value="-0.089771">
                <text:p>-0.089771</text:p>
              </table:table-cell>
              <table:table-cell office:value-type="float" office:value="0.0173754684936102">
                <text:p>0.01737546849361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10642101187841">
                <text:p>-0.000010642101187841</text:p>
              </table:table-cell>
              <table:table-cell office:value-type="float" office:value="-0.089894">
                <text:p>-0.089894</text:p>
              </table:table-cell>
              <table:table-cell office:value-type="float" office:value="0.0174465201356437">
                <text:p>0.0174465201356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851385084388312">
                <text:p>-0.00000851385084388312</text:p>
              </table:table-cell>
              <table:table-cell office:value-type="float" office:value="-0.08978">
                <text:p>-0.08978</text:p>
              </table:table-cell>
              <table:table-cell office:value-type="float" office:value="0.0173806643206256">
                <text:p>0.01738066432062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544962722415221">
                <text:p>-0.00000544962722415221</text:p>
              </table:table-cell>
              <table:table-cell office:value-type="float" office:value="-0.089747">
                <text:p>-0.089747</text:p>
              </table:table-cell>
              <table:table-cell office:value-type="float" office:value="0.0173616153275222">
                <text:p>0.01736161532752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435976744483924">
                <text:p>-0.00000435976744483924</text:p>
              </table:table-cell>
              <table:table-cell office:value-type="float" office:value="-0.089759">
                <text:p>-0.089759</text:p>
              </table:table-cell>
              <table:table-cell office:value-type="float" office:value="0.0173685414791808">
                <text:p>0.01736854147918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279010487247433">
                <text:p>-0.00000279010487247433</text:p>
              </table:table-cell>
              <table:table-cell office:value-type="float" office:value="-0.089724">
                <text:p>-0.089724</text:p>
              </table:table-cell>
              <table:table-cell office:value-type="float" office:value="0.0173483426150743">
                <text:p>0.0173483426150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178665868588723">
                <text:p>-0.00000178665868588723</text:p>
              </table:table-cell>
              <table:table-cell office:value-type="float" office:value="-0.089811">
                <text:p>-0.089811</text:p>
              </table:table-cell>
              <table:table-cell office:value-type="float" office:value="0.0173985647728311">
                <text:p>0.01739856477283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11442762115621">
                <text:p>-0.0000011442762115621</text:p>
              </table:table-cell>
              <table:table-cell office:value-type="float" office:value="-0.089643">
                <text:p>-0.089643</text:p>
              </table:table-cell>
              <table:table-cell office:value-type="float" office:value="0.0173016248203271">
                <text:p>0.0173016248203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916057160793571">
                <text:p>-0.000000916057160793571</text:p>
              </table:table-cell>
              <table:table-cell office:value-type="float" office:value="-0.089623">
                <text:p>-0.089623</text:p>
              </table:table-cell>
              <table:table-cell office:value-type="float" office:value="0.0172900956137437">
                <text:p>0.01729009561374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586848670991458">
                <text:p>-0.000000586848670991458</text:p>
              </table:table-cell>
              <table:table-cell office:value-type="float" office:value="-0.089738">
                <text:p>-0.089738</text:p>
              </table:table-cell>
              <table:table-cell office:value-type="float" office:value="0.0173564212799717">
                <text:p>0.01735642127997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376008330249533">
                <text:p>-0.000000376008330249533</text:p>
              </table:table-cell>
              <table:table-cell office:value-type="float" office:value="-0.089701">
                <text:p>-0.089701</text:p>
              </table:table-cell>
              <table:table-cell office:value-type="float" office:value="0.0173350730721111">
                <text:p>0.0173350730721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241242872789371">
                <text:p>-0.000000241242872789371</text:p>
              </table:table-cell>
              <table:table-cell office:value-type="float" office:value="-0.08967">
                <text:p>-0.08967</text:p>
              </table:table-cell>
              <table:table-cell office:value-type="float" office:value="0.0173171930507987">
                <text:p>0.01731719305079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0124371439369497">
                <text:p>-0.000000124371439369497</text:p>
              </table:table-cell>
              <table:table-cell office:value-type="float" office:value="-0.089538">
                <text:p>-0.089538</text:p>
              </table:table-cell>
              <table:table-cell office:value-type="float" office:value="0.0172411232226736">
                <text:p>0.01724112322267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993355513401184">
                <text:p>-0.0000000993355513401184</text:p>
              </table:table-cell>
              <table:table-cell office:value-type="float" office:value="-0.089517">
                <text:p>-0.089517</text:p>
              </table:table-cell>
              <table:table-cell office:value-type="float" office:value="0.0172290308298501">
                <text:p>0.01722903082985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0645930740006406">
                <text:p>-0.0000000645930740006406</text:p>
              </table:table-cell>
              <table:table-cell office:value-type="float" office:value="-0.089643">
                <text:p>-0.089643</text:p>
              </table:table-cell>
              <table:table-cell office:value-type="float" office:value="0.0173016248203271">
                <text:p>0.01730162482032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432272919681509">
                <text:p>-0.0000000432272919681509</text:p>
              </table:table-cell>
              <table:table-cell office:value-type="float" office:value="-0.089494">
                <text:p>-0.089494</text:p>
              </table:table-cell>
              <table:table-cell office:value-type="float" office:value="0.0172157898122482">
                <text:p>0.01721578981224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0348215571932542">
                <text:p>-0.0000000348215571932542</text:p>
              </table:table-cell>
              <table:table-cell office:value-type="float" office:value="-0.089482">
                <text:p>-0.089482</text:p>
              </table:table-cell>
              <table:table-cell office:value-type="float" office:value="0.0172088827134459">
                <text:p>0.01720888271344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0228148202552347">
                <text:p>-0.0000000228148202552347</text:p>
              </table:table-cell>
              <table:table-cell office:value-type="float" office:value="-0.089454">
                <text:p>-0.089454</text:p>
              </table:table-cell>
              <table:table-cell office:value-type="float" office:value="0.0171927695047941">
                <text:p>0.0171927695047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0135043736193552">
                <text:p>-0.0000000135043736193552</text:p>
              </table:table-cell>
              <table:table-cell office:value-type="float" office:value="-0.089448">
                <text:p>-0.089448</text:p>
              </table:table-cell>
              <table:table-cell office:value-type="float" office:value="0.017189317285498">
                <text:p>0.0171893172854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113320215433532">
                <text:p>-0.0000000113320215433532</text:p>
              </table:table-cell>
              <table:table-cell office:value-type="float" office:value="-0.089417">
                <text:p>-0.089417</text:p>
              </table:table-cell>
              <table:table-cell office:value-type="float" office:value="0.0171714842552399">
                <text:p>0.01717148425523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0801471244926688">
                <text:p>-0.00000000801471244926688</text:p>
              </table:table-cell>
              <table:table-cell office:value-type="float" office:value="-0.089412">
                <text:p>-0.089412</text:p>
              </table:table-cell>
              <table:table-cell office:value-type="float" office:value="0.0171686084992688">
                <text:p>0.01716860849926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0686975232255804">
                <text:p>-0.00000000686975232255804</text:p>
              </table:table-cell>
              <table:table-cell office:value-type="float" office:value="-0.089401">
                <text:p>-0.089401</text:p>
              </table:table-cell>
              <table:table-cell office:value-type="float" office:value="0.0171622823633811">
                <text:p>0.01716228236338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0595480864618025">
                <text:p>-0.00000000595480864618025</text:p>
              </table:table-cell>
              <table:table-cell office:value-type="float" office:value="-0.089261">
                <text:p>-0.089261</text:p>
              </table:table-cell>
              <table:table-cell office:value-type="float" office:value="0.0170818312364063">
                <text:p>0.01708183123640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0440860281614164">
                <text:p>-0.00000000440860281614164</text:p>
              </table:table-cell>
              <table:table-cell office:value-type="float" office:value="-0.089278">
                <text:p>-0.089278</text:p>
              </table:table-cell>
              <table:table-cell office:value-type="float" office:value="0.0170915940377488">
                <text:p>0.01709159403774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0406613898107366">
                <text:p>-0.00000000406613898107366</text:p>
              </table:table-cell>
              <table:table-cell office:value-type="float" office:value="-0.089258">
                <text:p>-0.089258</text:p>
              </table:table-cell>
              <table:table-cell office:value-type="float" office:value="0.0170801085688545">
                <text:p>0.01708010856885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0326364402170043">
                <text:p>-0.00000000326364402170043</text:p>
              </table:table-cell>
              <table:table-cell office:value-type="float" office:value="-0.089219">
                <text:p>-0.089219</text:p>
              </table:table-cell>
              <table:table-cell office:value-type="float" office:value="0.0170577187976903">
                <text:p>0.01705771879769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0309241166007723">
                <text:p>-0.00000000309241166007723</text:p>
              </table:table-cell>
              <table:table-cell office:value-type="float" office:value="-0.089211">
                <text:p>-0.089211</text:p>
              </table:table-cell>
              <table:table-cell office:value-type="float" office:value="0.0170531271505134">
                <text:p>0.01705312715051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0274994782500926">
                <text:p>-0.00000000274994782500926</text:p>
              </table:table-cell>
              <table:table-cell office:value-type="float" office:value="-0.089209">
                <text:p>-0.089209</text:p>
              </table:table-cell>
              <table:table-cell office:value-type="float" office:value="0.0170519792986338">
                <text:p>0.0170519792986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0228991714479321">
                <text:p>-0.00000000228991714479321</text:p>
              </table:table-cell>
              <table:table-cell office:value-type="float" office:value="-0.089205">
                <text:p>-0.089205</text:p>
              </table:table-cell>
              <table:table-cell office:value-type="float" office:value="0.0170496836667723">
                <text:p>0.01704968366677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77">
                <text:p>-0.089177</text:p>
              </table:table-cell>
              <table:table-cell office:value-type="float" office:value="0.0170336169279172">
                <text:p>0.01703361692791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83">
                <text:p>-0.089183</text:p>
              </table:table-cell>
              <table:table-cell office:value-type="float" office:value="0.0170370594050924">
                <text:p>0.01703705940509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78">
                <text:p>-0.089178</text:p>
              </table:table-cell>
              <table:table-cell office:value-type="float" office:value="0.0170341906591344">
                <text:p>0.01703419065913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54">
                <text:p>-0.089154</text:p>
              </table:table-cell>
              <table:table-cell office:value-type="float" office:value="0.0170204227635658">
                <text:p>0.01702042276356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45">
                <text:p>-0.089145</text:p>
              </table:table-cell>
              <table:table-cell office:value-type="float" office:value="0.01701526069246">
                <text:p>0.017015260692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079cm" svg:y="0.27cm" chart:style-name="ch2">
          <text:p>wZ LLeg</text:p>
        </chart:title>
        <chart:legend chart:legend-position="end" svg:x="8.48cm" svg:y="2.665cm" style:legend-expansion="high" chart:style-name="ch3"/>
        <chart:plot-area chart:style-name="ch4" table:cell-range-address="LLeg.F1:LLeg.F216 LLeg.L1:LLeg.L1 LLeg.L80:LLeg.L300 LLeg.V1:LLeg.V1 LLeg.V80:LLeg.V300" chart:data-source-has-labels="row" svg:x="0.235cm" svg:y="1.132cm" svg:width="8.01cm" svg:height="5.499cm">
          <chartooo:coordinate-region svg:x="0.892cm" svg:y="1.305cm" svg:width="7.353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F2:LLeg.F216" chart:label-cell-address="LLeg.F1:LLeg.F1" chart:class="chart:line">
            <chart:data-point chart:repeated="215"/>
          </chart:series>
          <chart:series chart:style-name="ch9" chart:values-cell-range-address="LLeg.L80:LLeg.L300" chart:label-cell-address="LLeg.L1:LLeg.L1" chart:class="chart:line">
            <chart:data-point chart:repeated="221"/>
          </chart:series>
          <chart:series chart:style-name="ch10" chart:values-cell-range-address="LLeg.V80:LLeg.V300" chart:label-cell-address="LLeg.V1:LLeg.V1" chart:class="chart:line">
            <chart:data-point chart:repeated="2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Z Nao</text:p>
                <draw:g>
                  <svg:desc>LLeg.F1:LLeg.F1</svg:desc>
                </draw:g>
              </table:table-cell>
              <table:table-cell office:value-type="string">
                <text:p>wZ MoCap (Y)</text:p>
                <draw:g>
                  <svg:desc>LLeg.L1:LLeg.L1</svg:desc>
                </draw:g>
              </table:table-cell>
              <table:table-cell office:value-type="string">
                <text:p>wZ Corr</text:p>
                <draw:g>
                  <svg:desc>LLeg.V1:LLeg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684383869171">
                <text:p>0.134684383869171</text:p>
                <draw:g>
                  <svg:desc>LLeg.F2:LLeg.F216</svg:desc>
                </draw:g>
              </table:table-cell>
              <table:table-cell office:value-type="float" office:value="-0.000975">
                <text:p>-0.000975</text:p>
                <draw:g>
                  <svg:desc>LLeg.L80:LLeg.L300</svg:desc>
                </draw:g>
              </table:table-cell>
              <table:table-cell office:value-type="float" office:value="0.302764559208277">
                <text:p>0.302764559208277</text:p>
                <draw:g>
                  <svg:desc>LLeg.V80:LLeg.V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00621">
                <text:p>-0.000621</text:p>
              </table:table-cell>
              <table:table-cell office:value-type="float" office:value="0.302816831173572">
                <text:p>0.302816831173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122">
                <text:p>0.000122</text:p>
              </table:table-cell>
              <table:table-cell office:value-type="float" office:value="0.302909427364109">
                <text:p>0.302909427364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391">
                <text:p>0.000391</text:p>
              </table:table-cell>
              <table:table-cell office:value-type="float" office:value="0.302937234840994">
                <text:p>0.302937234840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559">
                <text:p>0.000559</text:p>
              </table:table-cell>
              <table:table-cell office:value-type="float" office:value="0.302953059912093">
                <text:p>0.302953059912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716">
                <text:p>0.000716</text:p>
              </table:table-cell>
              <table:table-cell office:value-type="float" office:value="0.30296677733156">
                <text:p>0.30296677733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52">
                <text:p>0.000852</text:p>
              </table:table-cell>
              <table:table-cell office:value-type="float" office:value="0.30297782315921">
                <text:p>0.30297782315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49">
                <text:p>0.000849</text:p>
              </table:table-cell>
              <table:table-cell office:value-type="float" office:value="0.302977587879944">
                <text:p>0.302977587879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741">
                <text:p>0.000741</text:p>
              </table:table-cell>
              <table:table-cell office:value-type="float" office:value="0.302968866087477">
                <text:p>0.302968866087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">
                <text:p>0.0008</text:p>
              </table:table-cell>
              <table:table-cell office:value-type="float" office:value="0.302973691479204">
                <text:p>0.302973691479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065279245377">
                <text:p>0.131065279245377</text:p>
              </table:table-cell>
              <table:table-cell office:value-type="float" office:value="0.00085">
                <text:p>0.00085</text:p>
              </table:table-cell>
              <table:table-cell office:value-type="float" office:value="0.302977666348364">
                <text:p>0.302977666348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0471989512444">
                <text:p>0.130471989512444</text:p>
              </table:table-cell>
              <table:table-cell office:value-type="float" office:value="0.000899">
                <text:p>0.000899</text:p>
              </table:table-cell>
              <table:table-cell office:value-type="float" office:value="0.302981459852824">
                <text:p>0.302981459852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194753408432">
                <text:p>0.130194753408432</text:p>
              </table:table-cell>
              <table:table-cell office:value-type="float" office:value="0.000904">
                <text:p>0.000904</text:p>
              </table:table-cell>
              <table:table-cell office:value-type="float" office:value="0.302981841275321">
                <text:p>0.302981841275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569841384888">
                <text:p>0.128569841384888</text:p>
              </table:table-cell>
              <table:table-cell office:value-type="float" office:value="0.001095">
                <text:p>0.001095</text:p>
              </table:table-cell>
              <table:table-cell office:value-type="float" office:value="0.302995625487119">
                <text:p>0.302995625487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194272518158">
                <text:p>0.128194272518158</text:p>
              </table:table-cell>
              <table:table-cell office:value-type="float" office:value="0.001166">
                <text:p>0.001166</text:p>
              </table:table-cell>
              <table:table-cell office:value-type="float" office:value="0.30300035883326">
                <text:p>0.30300035883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853155136108">
                <text:p>0.127853155136108</text:p>
              </table:table-cell>
              <table:table-cell office:value-type="float" office:value="0.001677">
                <text:p>0.001677</text:p>
              </table:table-cell>
              <table:table-cell office:value-type="float" office:value="0.30302818037589">
                <text:p>0.30302818037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6904651522636">
                <text:p>0.126904651522636</text:p>
              </table:table-cell>
              <table:table-cell office:value-type="float" office:value="0.002113">
                <text:p>0.002113</text:p>
              </table:table-cell>
              <table:table-cell office:value-type="float" office:value="0.30304324810331">
                <text:p>0.30304324810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6797676086426">
                <text:p>0.126797676086426</text:p>
              </table:table-cell>
              <table:table-cell office:value-type="float" office:value="0.002948">
                <text:p>0.002948</text:p>
              </table:table-cell>
              <table:table-cell office:value-type="float" office:value="0.303049818695565">
                <text:p>0.303049818695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51564180851">
                <text:p>0.12651564180851</text:p>
              </table:table-cell>
              <table:table-cell office:value-type="float" office:value="0.003854">
                <text:p>0.003854</text:p>
              </table:table-cell>
              <table:table-cell office:value-type="float" office:value="0.303023824916371">
                <text:p>0.303023824916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060619950295">
                <text:p>0.126060619950295</text:p>
              </table:table-cell>
              <table:table-cell office:value-type="float" office:value="0.004965">
                <text:p>0.004965</text:p>
              </table:table-cell>
              <table:table-cell office:value-type="float" office:value="0.302944892616778">
                <text:p>0.302944892616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5975906848908">
                <text:p>0.125975906848908</text:p>
              </table:table-cell>
              <table:table-cell office:value-type="float" office:value="0.006264">
                <text:p>0.006264</text:p>
              </table:table-cell>
              <table:table-cell office:value-type="float" office:value="0.302786863623101">
                <text:p>0.302786863623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90816617012">
                <text:p>0.12590816617012</text:p>
              </table:table-cell>
              <table:table-cell office:value-type="float" office:value="0.007235">
                <text:p>0.007235</text:p>
              </table:table-cell>
              <table:table-cell office:value-type="float" office:value="0.30262245135782">
                <text:p>0.30262245135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789746642113">
                <text:p>0.125789746642113</text:p>
              </table:table-cell>
              <table:table-cell office:value-type="float" office:value="0.008145">
                <text:p>0.008145</text:p>
              </table:table-cell>
              <table:table-cell office:value-type="float" office:value="0.302432423161929">
                <text:p>0.302432423161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772446393967">
                <text:p>0.125772446393967</text:p>
              </table:table-cell>
              <table:table-cell office:value-type="float" office:value="0.008618">
                <text:p>0.008618</text:p>
              </table:table-cell>
              <table:table-cell office:value-type="float" office:value="0.302319913422128">
                <text:p>0.302319913422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766858458519">
                <text:p>0.125766858458519</text:p>
              </table:table-cell>
              <table:table-cell office:value-type="float" office:value="0.008956">
                <text:p>0.008956</text:p>
              </table:table-cell>
              <table:table-cell office:value-type="float" office:value="0.302233759071782">
                <text:p>0.302233759071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7613748312">
                <text:p>0.1257613748312</text:p>
              </table:table-cell>
              <table:table-cell office:value-type="float" office:value="0.009321">
                <text:p>0.009321</text:p>
              </table:table-cell>
              <table:table-cell office:value-type="float" office:value="0.302135334268991">
                <text:p>0.302135334268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576450407505">
                <text:p>0.12576450407505</text:p>
              </table:table-cell>
              <table:table-cell office:value-type="float" office:value="0.009795">
                <text:p>0.009795</text:p>
              </table:table-cell>
              <table:table-cell office:value-type="float" office:value="0.301999165749774">
                <text:p>0.301999165749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766977667809">
                <text:p>0.125766977667809</text:p>
              </table:table-cell>
              <table:table-cell office:value-type="float" office:value="0.010226">
                <text:p>0.010226</text:p>
              </table:table-cell>
              <table:table-cell office:value-type="float" office:value="0.301867159212029">
                <text:p>0.301867159212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5752046704292">
                <text:p>0.125752046704292</text:p>
              </table:table-cell>
              <table:table-cell office:value-type="float" office:value="0.010891">
                <text:p>0.010891</text:p>
              </table:table-cell>
              <table:table-cell office:value-type="float" office:value="0.301648178144837">
                <text:p>0.301648178144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733688473701">
                <text:p>0.125733688473701</text:p>
              </table:table-cell>
              <table:table-cell office:value-type="float" office:value="0.01143">
                <text:p>0.01143</text:p>
              </table:table-cell>
              <table:table-cell office:value-type="float" office:value="0.30145706064389">
                <text:p>0.30145706064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705972313881">
                <text:p>0.125705972313881</text:p>
              </table:table-cell>
              <table:table-cell office:value-type="float" office:value="0.011855">
                <text:p>0.011855</text:p>
              </table:table-cell>
              <table:table-cell office:value-type="float" office:value="0.301297761637296">
                <text:p>0.301297761637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5688031315804">
                <text:p>0.125688031315804</text:p>
              </table:table-cell>
              <table:table-cell office:value-type="float" office:value="0.01226">
                <text:p>0.01226</text:p>
              </table:table-cell>
              <table:table-cell office:value-type="float" office:value="0.301138900159739">
                <text:p>0.3011389001597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512734055519">
                <text:p>0.125512734055519</text:p>
              </table:table-cell>
              <table:table-cell office:value-type="float" office:value="0.01248">
                <text:p>0.01248</text:p>
              </table:table-cell>
              <table:table-cell office:value-type="float" office:value="0.301049717640515">
                <text:p>0.301049717640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5424593687058">
                <text:p>0.125424593687058</text:p>
              </table:table-cell>
              <table:table-cell office:value-type="float" office:value="0.012353">
                <text:p>0.012353</text:p>
              </table:table-cell>
              <table:table-cell office:value-type="float" office:value="0.301101448298646">
                <text:p>0.301101448298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5319913029671">
                <text:p>0.125319913029671</text:p>
              </table:table-cell>
              <table:table-cell office:value-type="float" office:value="0.012441">
                <text:p>0.012441</text:p>
              </table:table-cell>
              <table:table-cell office:value-type="float" office:value="0.301065675502564">
                <text:p>0.301065675502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4897256493568">
                <text:p>0.124897256493568</text:p>
              </table:table-cell>
              <table:table-cell office:value-type="float" office:value="0.013059">
                <text:p>0.013059</text:p>
              </table:table-cell>
              <table:table-cell office:value-type="float" office:value="0.300805290775132">
                <text:p>0.300805290775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4718375504017">
                <text:p>0.124718375504017</text:p>
              </table:table-cell>
              <table:table-cell office:value-type="float" office:value="0.013196">
                <text:p>0.013196</text:p>
              </table:table-cell>
              <table:table-cell office:value-type="float" office:value="0.300745395890731">
                <text:p>0.300745395890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4621480703354">
                <text:p>0.124621480703354</text:p>
              </table:table-cell>
              <table:table-cell office:value-type="float" office:value="0.013422">
                <text:p>0.013422</text:p>
              </table:table-cell>
              <table:table-cell office:value-type="float" office:value="0.300644868455199">
                <text:p>0.300644868455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519646167755">
                <text:p>0.124519646167755</text:p>
              </table:table-cell>
              <table:table-cell office:value-type="float" office:value="0.013437">
                <text:p>0.013437</text:p>
              </table:table-cell>
              <table:table-cell office:value-type="float" office:value="0.300638120368019">
                <text:p>0.300638120368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301292002201">
                <text:p>0.124301292002201</text:p>
              </table:table-cell>
              <table:table-cell office:value-type="float" office:value="0.013434">
                <text:p>0.013434</text:p>
              </table:table-cell>
              <table:table-cell office:value-type="float" office:value="0.300639470741428">
                <text:p>0.300639470741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4184809625149">
                <text:p>0.124184809625149</text:p>
              </table:table-cell>
              <table:table-cell office:value-type="float" office:value="0.013163">
                <text:p>0.013163</text:p>
              </table:table-cell>
              <table:table-cell office:value-type="float" office:value="0.300759895195055">
                <text:p>0.300759895195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4063283205032">
                <text:p>0.124063283205032</text:p>
              </table:table-cell>
              <table:table-cell office:value-type="float" office:value="0.013008">
                <text:p>0.013008</text:p>
              </table:table-cell>
              <table:table-cell office:value-type="float" office:value="0.300827386070209">
                <text:p>0.300827386070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670406639576">
                <text:p>0.123670406639576</text:p>
              </table:table-cell>
              <table:table-cell office:value-type="float" office:value="0.01276">
                <text:p>0.01276</text:p>
              </table:table-cell>
              <table:table-cell office:value-type="float" office:value="0.300933272722333">
                <text:p>0.300933272722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85243117809">
                <text:p>0.123385243117809</text:p>
              </table:table-cell>
              <table:table-cell office:value-type="float" office:value="0.012457">
                <text:p>0.012457</text:p>
              </table:table-cell>
              <table:table-cell office:value-type="float" office:value="0.301059136415085">
                <text:p>0.301059136415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3236134648323">
                <text:p>0.123236134648323</text:p>
              </table:table-cell>
              <table:table-cell office:value-type="float" office:value="0.011779">
                <text:p>0.011779</text:p>
              </table:table-cell>
              <table:table-cell office:value-type="float" office:value="0.301326805031751">
                <text:p>0.3013268050317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2763581573963">
                <text:p>0.122763581573963</text:p>
              </table:table-cell>
              <table:table-cell office:value-type="float" office:value="0.011332">
                <text:p>0.011332</text:p>
              </table:table-cell>
              <table:table-cell office:value-type="float" office:value="0.301492716825616">
                <text:p>0.301492716825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259828299284">
                <text:p>0.12259828299284</text:p>
              </table:table-cell>
              <table:table-cell office:value-type="float" office:value="0.011106">
                <text:p>0.011106</text:p>
              </table:table-cell>
              <table:table-cell office:value-type="float" office:value="0.301573406698328">
                <text:p>0.301573406698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2429318726063">
                <text:p>0.122429318726063</text:p>
              </table:table-cell>
              <table:table-cell office:value-type="float" office:value="0.010892">
                <text:p>0.010892</text:p>
              </table:table-cell>
              <table:table-cell office:value-type="float" office:value="0.301647834864504">
                <text:p>0.3016478348645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081711888313">
                <text:p>0.122081711888313</text:p>
              </table:table-cell>
              <table:table-cell office:value-type="float" office:value="0.010833">
                <text:p>0.010833</text:p>
              </table:table-cell>
              <table:table-cell office:value-type="float" office:value="0.301668016544706">
                <text:p>0.301668016544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1722295880318">
                <text:p>0.121722295880318</text:p>
              </table:table-cell>
              <table:table-cell office:value-type="float" office:value="0.010577">
                <text:p>0.010577</text:p>
              </table:table-cell>
              <table:table-cell office:value-type="float" office:value="0.30175389113426">
                <text:p>0.301753891134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353521943092">
                <text:p>0.121353521943092</text:p>
              </table:table-cell>
              <table:table-cell office:value-type="float" office:value="0.010497">
                <text:p>0.010497</text:p>
              </table:table-cell>
              <table:table-cell office:value-type="float" office:value="0.301780162483902">
                <text:p>0.301780162483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116627395153">
                <text:p>0.12116627395153</text:p>
              </table:table-cell>
              <table:table-cell office:value-type="float" office:value="0.010337">
                <text:p>0.010337</text:p>
              </table:table-cell>
              <table:table-cell office:value-type="float" office:value="0.301831898812339">
                <text:p>0.3018318988123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0977558195591">
                <text:p>0.120977558195591</text:p>
              </table:table-cell>
              <table:table-cell office:value-type="float" office:value="0.010296">
                <text:p>0.010296</text:p>
              </table:table-cell>
              <table:table-cell office:value-type="float" office:value="0.301844983191757">
                <text:p>0.3018449831917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0597161352634">
                <text:p>0.120597161352634</text:p>
              </table:table-cell>
              <table:table-cell office:value-type="float" office:value="0.009923">
                <text:p>0.009923</text:p>
              </table:table-cell>
              <table:table-cell office:value-type="float" office:value="0.301960776386578">
                <text:p>0.3019607763865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0406202971935">
                <text:p>0.120406202971935</text:p>
              </table:table-cell>
              <table:table-cell office:value-type="float" office:value="0.009529">
                <text:p>0.009529</text:p>
              </table:table-cell>
              <table:table-cell office:value-type="float" office:value="0.302076742840732">
                <text:p>0.3020767428407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545698165894">
                <text:p>0.119545698165894</text:p>
              </table:table-cell>
              <table:table-cell office:value-type="float" office:value="0.009168">
                <text:p>0.009168</text:p>
              </table:table-cell>
              <table:table-cell office:value-type="float" office:value="0.302177272920441">
                <text:p>0.302177272920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337007403374">
                <text:p>0.119337007403374</text:p>
              </table:table-cell>
              <table:table-cell office:value-type="float" office:value="0.008728">
                <text:p>0.008728</text:p>
              </table:table-cell>
              <table:table-cell office:value-type="float" office:value="0.302292401685046">
                <text:p>0.3022924016850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8992827832699">
                <text:p>0.118992827832699</text:p>
              </table:table-cell>
              <table:table-cell office:value-type="float" office:value="0.008516">
                <text:p>0.008516</text:p>
              </table:table-cell>
              <table:table-cell office:value-type="float" office:value="0.30234497021802">
                <text:p>0.30234497021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8877999484539">
                <text:p>0.118877999484539</text:p>
              </table:table-cell>
              <table:table-cell office:value-type="float" office:value="0.008531">
                <text:p>0.008531</text:p>
              </table:table-cell>
              <table:table-cell office:value-type="float" office:value="0.302341312799104">
                <text:p>0.302341312799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762202560902">
                <text:p>0.118762202560902</text:p>
              </table:table-cell>
              <table:table-cell office:value-type="float" office:value="0.008806">
                <text:p>0.008806</text:p>
              </table:table-cell>
              <table:table-cell office:value-type="float" office:value="0.302272585429521">
                <text:p>0.302272585429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8797622621059">
                <text:p>0.118797622621059</text:p>
              </table:table-cell>
              <table:table-cell office:value-type="float" office:value="0.009044">
                <text:p>0.009044</text:p>
              </table:table-cell>
              <table:table-cell office:value-type="float" office:value="0.302210541133809">
                <text:p>0.302210541133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871673941612">
                <text:p>0.118871673941612</text:p>
              </table:table-cell>
              <table:table-cell office:value-type="float" office:value="0.009448">
                <text:p>0.009448</text:p>
              </table:table-cell>
              <table:table-cell office:value-type="float" office:value="0.302099775714196">
                <text:p>0.3020997757141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9131691753864">
                <text:p>0.119131691753864</text:p>
              </table:table-cell>
              <table:table-cell office:value-type="float" office:value="0.009891">
                <text:p>0.009891</text:p>
              </table:table-cell>
              <table:table-cell office:value-type="float" office:value="0.301970438237045">
                <text:p>0.3019704382370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9539447128773">
                <text:p>0.119539447128773</text:p>
              </table:table-cell>
              <table:table-cell office:value-type="float" office:value="0.010734">
                <text:p>0.010734</text:p>
              </table:table-cell>
              <table:table-cell office:value-type="float" office:value="0.301701552249835">
                <text:p>0.3017015522498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0092988014221">
                <text:p>0.120092988014221</text:p>
              </table:table-cell>
              <table:table-cell office:value-type="float" office:value="0.011237">
                <text:p>0.011237</text:p>
              </table:table-cell>
              <table:table-cell office:value-type="float" office:value="0.301526896470494">
                <text:p>0.301526896470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0423667132854">
                <text:p>0.120423667132854</text:p>
              </table:table-cell>
              <table:table-cell office:value-type="float" office:value="0.011748">
                <text:p>0.011748</text:p>
              </table:table-cell>
              <table:table-cell office:value-type="float" office:value="0.301338582025007">
                <text:p>0.301338582025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19148671627">
                <text:p>0.12119148671627</text:p>
              </table:table-cell>
              <table:table-cell office:value-type="float" office:value="0.012574">
                <text:p>0.012574</text:p>
              </table:table-cell>
              <table:table-cell office:value-type="float" office:value="0.301010992568709">
                <text:p>0.301010992568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1628053486347">
                <text:p>0.121628053486347</text:p>
              </table:table-cell>
              <table:table-cell office:value-type="float" office:value="0.014282">
                <text:p>0.014282</text:p>
              </table:table-cell>
              <table:table-cell office:value-type="float" office:value="0.300242717975224">
                <text:p>0.3002427179752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2604466974735">
                <text:p>0.122604466974735</text:p>
              </table:table-cell>
              <table:table-cell office:value-type="float" office:value="0.015717">
                <text:p>0.015717</text:p>
              </table:table-cell>
              <table:table-cell office:value-type="float" office:value="0.299502530489089">
                <text:p>0.299502530489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3143747448921">
                <text:p>0.123143747448921</text:p>
              </table:table-cell>
              <table:table-cell office:value-type="float" office:value="0.017662">
                <text:p>0.017662</text:p>
              </table:table-cell>
              <table:table-cell office:value-type="float" office:value="0.298361228745482">
                <text:p>0.298361228745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4322444200516">
                <text:p>0.124322444200516</text:p>
              </table:table-cell>
              <table:table-cell office:value-type="float" office:value="0.020218">
                <text:p>0.020218</text:p>
              </table:table-cell>
              <table:table-cell office:value-type="float" office:value="0.296619812879752">
                <text:p>0.296619812879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5632166862488">
                <text:p>0.125632166862488</text:p>
              </table:table-cell>
              <table:table-cell office:value-type="float" office:value="0.022903">
                <text:p>0.022903</text:p>
              </table:table-cell>
              <table:table-cell office:value-type="float" office:value="0.294495005552813">
                <text:p>0.294495005552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6335293054581">
                <text:p>0.126335293054581</text:p>
              </table:table-cell>
              <table:table-cell office:value-type="float" office:value="0.026741">
                <text:p>0.026741</text:p>
              </table:table-cell>
              <table:table-cell office:value-type="float" office:value="0.290932035938818">
                <text:p>0.290932035938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7835676074028">
                <text:p>0.127835676074028</text:p>
              </table:table-cell>
              <table:table-cell office:value-type="float" office:value="0.031312">
                <text:p>0.031312</text:p>
              </table:table-cell>
              <table:table-cell office:value-type="float" office:value="0.285881433834202">
                <text:p>0.285881433834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863227725029">
                <text:p>0.12863227725029</text:p>
              </table:table-cell>
              <table:table-cell office:value-type="float" office:value="0.035878">
                <text:p>0.035878</text:p>
              </table:table-cell>
              <table:table-cell office:value-type="float" office:value="0.279960277634116">
                <text:p>0.2799602776341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1201907992363">
                <text:p>0.131201907992363</text:p>
              </table:table-cell>
              <table:table-cell office:value-type="float" office:value="0.040667">
                <text:p>0.040667</text:p>
              </table:table-cell>
              <table:table-cell office:value-type="float" office:value="0.272809147643176">
                <text:p>0.272809147643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3060470223427">
                <text:p>0.133060470223427</text:p>
              </table:table-cell>
              <table:table-cell office:value-type="float" office:value="0.044154">
                <text:p>0.044154</text:p>
              </table:table-cell>
              <table:table-cell office:value-type="float" office:value="0.266996212376053">
                <text:p>0.266996212376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4032100439072">
                <text:p>0.134032100439072</text:p>
              </table:table-cell>
              <table:table-cell office:value-type="float" office:value="0.050193">
                <text:p>0.050193</text:p>
              </table:table-cell>
              <table:table-cell office:value-type="float" office:value="0.255720981215749">
                <text:p>0.2557209812157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6057198047638">
                <text:p>0.136057198047638</text:p>
              </table:table-cell>
              <table:table-cell office:value-type="float" office:value="0.056016">
                <text:p>0.056016</text:p>
              </table:table-cell>
              <table:table-cell office:value-type="float" office:value="0.243398568504243">
                <text:p>0.243398568504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8188511133194">
                <text:p>0.138188511133194</text:p>
              </table:table-cell>
              <table:table-cell office:value-type="float" office:value="0.062842">
                <text:p>0.062842</text:p>
              </table:table-cell>
              <table:table-cell office:value-type="float" office:value="0.227140527063062">
                <text:p>0.227140527063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0421763062477">
                <text:p>0.140421763062477</text:p>
              </table:table-cell>
              <table:table-cell office:value-type="float" office:value="0.056724">
                <text:p>0.056724</text:p>
              </table:table-cell>
              <table:table-cell office:value-type="float" office:value="0.241803226242182">
                <text:p>0.241803226242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2752557992935">
                <text:p>0.142752557992935</text:p>
              </table:table-cell>
              <table:table-cell office:value-type="float" office:value="0.061643">
                <text:p>0.061643</text:p>
              </table:table-cell>
              <table:table-cell office:value-type="float" office:value="0.230137960354545">
                <text:p>0.230137960354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395309984684">
                <text:p>0.14395309984684</text:p>
              </table:table-cell>
              <table:table-cell office:value-type="float" office:value="0.068054">
                <text:p>0.068054</text:p>
              </table:table-cell>
              <table:table-cell office:value-type="float" office:value="0.213409145637297">
                <text:p>0.213409145637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6421700716019">
                <text:p>0.146421700716019</text:p>
              </table:table-cell>
              <table:table-cell office:value-type="float" office:value="0.094955">
                <text:p>0.094955</text:p>
              </table:table-cell>
              <table:table-cell office:value-type="float" office:value="0.124395912480434">
                <text:p>0.1243959124804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7688627243042">
                <text:p>0.147688627243042</text:p>
              </table:table-cell>
              <table:table-cell office:value-type="float" office:value="0.103632">
                <text:p>0.103632</text:p>
              </table:table-cell>
              <table:table-cell office:value-type="float" office:value="0.0892017392452788">
                <text:p>0.0892017392452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881164431572">
                <text:p>0.29881164431572</text:p>
              </table:table-cell>
              <table:table-cell office:value-type="float" office:value="0.114646">
                <text:p>0.114646</text:p>
              </table:table-cell>
              <table:table-cell office:value-type="float" office:value="0.0399743781448785">
                <text:p>0.03997437814487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549736738205">
                <text:p>0.303549736738205</text:p>
              </table:table-cell>
              <table:table-cell office:value-type="float" office:value="0.129358">
                <text:p>0.129358</text:p>
              </table:table-cell>
              <table:table-cell office:value-type="float" office:value="-0.0337291025042672">
                <text:p>-0.0337291025042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8372169733047">
                <text:p>0.308372169733047</text:p>
              </table:table-cell>
              <table:table-cell office:value-type="float" office:value="0.141826">
                <text:p>0.141826</text:p>
              </table:table-cell>
              <table:table-cell office:value-type="float" office:value="-0.103306926028002">
                <text:p>-0.103306926028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3267201185226">
                <text:p>0.313267201185226</text:p>
              </table:table-cell>
              <table:table-cell office:value-type="float" office:value="0.14199">
                <text:p>0.14199</text:p>
              </table:table-cell>
              <table:table-cell office:value-type="float" office:value="-0.10426563303004">
                <text:p>-0.10426563303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8222612142563">
                <text:p>0.318222612142563</text:p>
              </table:table-cell>
              <table:table-cell office:value-type="float" office:value="0.141067">
                <text:p>0.141067</text:p>
              </table:table-cell>
              <table:table-cell office:value-type="float" office:value="-0.0988846944215303">
                <text:p>-0.09888469442153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3226302862167">
                <text:p>0.323226302862167</text:p>
              </table:table-cell>
              <table:table-cell office:value-type="float" office:value="0.144502">
                <text:p>0.144502</text:p>
              </table:table-cell>
              <table:table-cell office:value-type="float" office:value="-0.119091377578263">
                <text:p>-0.1190913775782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8266054391861">
                <text:p>0.328266054391861</text:p>
              </table:table-cell>
              <table:table-cell office:value-type="float" office:value="0.148644">
                <text:p>0.148644</text:p>
              </table:table-cell>
              <table:table-cell office:value-type="float" office:value="-0.144116087875796">
                <text:p>-0.144116087875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2946896553">
                <text:p>0.33332946896553</text:p>
              </table:table-cell>
              <table:table-cell office:value-type="float" office:value="0.151774">
                <text:p>0.151774</text:p>
              </table:table-cell>
              <table:table-cell office:value-type="float" office:value="-0.163504571766039">
                <text:p>-0.163504571766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941429138184">
                <text:p>0.340941429138184</text:p>
              </table:table-cell>
              <table:table-cell office:value-type="float" office:value="0.153656">
                <text:p>0.153656</text:p>
              </table:table-cell>
              <table:table-cell office:value-type="float" office:value="-0.175360516818373">
                <text:p>-0.1753605168183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8536044359207">
                <text:p>0.348536044359207</text:p>
              </table:table-cell>
              <table:table-cell office:value-type="float" office:value="0.155603">
                <text:p>0.155603</text:p>
              </table:table-cell>
              <table:table-cell office:value-type="float" office:value="-0.187782489913587">
                <text:p>-0.1877824899135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1056009531021">
                <text:p>0.351056009531021</text:p>
              </table:table-cell>
              <table:table-cell office:value-type="float" office:value="0.158178">
                <text:p>0.158178</text:p>
              </table:table-cell>
              <table:table-cell office:value-type="float" office:value="-0.204455657797401">
                <text:p>-0.2044556577974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560115098953">
                <text:p>0.358560115098953</text:p>
              </table:table-cell>
              <table:table-cell office:value-type="float" office:value="0.160081">
                <text:p>0.160081</text:p>
              </table:table-cell>
              <table:table-cell office:value-type="float" office:value="-0.216956562334354">
                <text:p>-0.2169565623343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3499462604523">
                <text:p>0.363499462604523</text:p>
              </table:table-cell>
              <table:table-cell office:value-type="float" office:value="0.163728">
                <text:p>0.163728</text:p>
              </table:table-cell>
              <table:table-cell office:value-type="float" office:value="-0.241338934742424">
                <text:p>-0.2413389347424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8372619152069">
                <text:p>0.368372619152069</text:p>
              </table:table-cell>
              <table:table-cell office:value-type="float" office:value="0.167098">
                <text:p>0.167098</text:p>
              </table:table-cell>
              <table:table-cell office:value-type="float" office:value="-0.264365971907677">
                <text:p>-0.264365971907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0780318975449">
                <text:p>0.370780318975449</text:p>
              </table:table-cell>
              <table:table-cell office:value-type="float" office:value="0.170196">
                <text:p>0.170196</text:p>
              </table:table-cell>
              <table:table-cell office:value-type="float" office:value="-0.285955226954498">
                <text:p>-0.285955226954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5529557466507">
                <text:p>0.375529557466507</text:p>
              </table:table-cell>
              <table:table-cell office:value-type="float" office:value="0.173127">
                <text:p>0.173127</text:p>
              </table:table-cell>
              <table:table-cell office:value-type="float" office:value="-0.306751774673729">
                <text:p>-0.3067517746737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7867758274078">
                <text:p>0.377867758274078</text:p>
              </table:table-cell>
              <table:table-cell office:value-type="float" office:value="0.175049">
                <text:p>0.175049</text:p>
              </table:table-cell>
              <table:table-cell office:value-type="float" office:value="-0.320584957485438">
                <text:p>-0.320584957485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2462650537491">
                <text:p>0.382462650537491</text:p>
              </table:table-cell>
              <table:table-cell office:value-type="float" office:value="0.176102">
                <text:p>0.176102</text:p>
              </table:table-cell>
              <table:table-cell office:value-type="float" office:value="-0.328229482957899">
                <text:p>-0.3282294829578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693767786026">
                <text:p>0.38693767786026</text:p>
              </table:table-cell>
              <table:table-cell office:value-type="float" office:value="0.177642">
                <text:p>0.177642</text:p>
              </table:table-cell>
              <table:table-cell office:value-type="float" office:value="-0.339493365302831">
                <text:p>-0.3394933653028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9125972986221">
                <text:p>0.389125972986221</text:p>
              </table:table-cell>
              <table:table-cell office:value-type="float" office:value="0.177691">
                <text:p>0.177691</text:p>
              </table:table-cell>
              <table:table-cell office:value-type="float" office:value="-0.339853396581151">
                <text:p>-0.3398533965811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3395572900772">
                <text:p>0.393395572900772</text:p>
              </table:table-cell>
              <table:table-cell office:value-type="float" office:value="0.178187">
                <text:p>0.178187</text:p>
              </table:table-cell>
              <table:table-cell office:value-type="float" office:value="-0.343503471341774">
                <text:p>-0.3435034713417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5473301410675">
                <text:p>0.395473301410675</text:p>
              </table:table-cell>
              <table:table-cell office:value-type="float" office:value="0.177253">
                <text:p>0.177253</text:p>
              </table:table-cell>
              <table:table-cell office:value-type="float" office:value="-0.336638735700252">
                <text:p>-0.3366387357002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97510826587677">
                <text:p>0.397510826587677</text:p>
              </table:table-cell>
              <table:table-cell office:value-type="float" office:value="0.177342">
                <text:p>0.177342</text:p>
              </table:table-cell>
              <table:table-cell office:value-type="float" office:value="-0.337291290790778">
                <text:p>-0.3372912907907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145754814148">
                <text:p>0.40145754814148</text:p>
              </table:table-cell>
              <table:table-cell office:value-type="float" office:value="0.176209">
                <text:p>0.176209</text:p>
              </table:table-cell>
              <table:table-cell office:value-type="float" office:value="-0.329008883519998">
                <text:p>-0.32900888351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5222207307816">
                <text:p>0.405222207307816</text:p>
              </table:table-cell>
              <table:table-cell office:value-type="float" office:value="0.17468">
                <text:p>0.17468</text:p>
              </table:table-cell>
              <table:table-cell office:value-type="float" office:value="-0.317917125358496">
                <text:p>-0.3179171253584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7031685113907">
                <text:p>0.407031685113907</text:p>
              </table:table-cell>
              <table:table-cell office:value-type="float" office:value="0.173233">
                <text:p>0.173233</text:p>
              </table:table-cell>
              <table:table-cell office:value-type="float" office:value="-0.307510644671319">
                <text:p>-0.3075106446713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2148356437683">
                <text:p>0.412148356437683</text:p>
              </table:table-cell>
              <table:table-cell office:value-type="float" office:value="0.173222">
                <text:p>0.173222</text:p>
              </table:table-cell>
              <table:table-cell office:value-type="float" office:value="-0.307431872066985">
                <text:p>-0.307431872066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5281593799591">
                <text:p>0.415281593799591</text:p>
              </table:table-cell>
              <table:table-cell office:value-type="float" office:value="0.173413">
                <text:p>0.173413</text:p>
              </table:table-cell>
              <table:table-cell office:value-type="float" office:value="-0.308800372877955">
                <text:p>-0.3088003728779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8176293373108">
                <text:p>0.418176293373108</text:p>
              </table:table-cell>
              <table:table-cell office:value-type="float" office:value="0.174215">
                <text:p>0.174215</text:p>
              </table:table-cell>
              <table:table-cell office:value-type="float" office:value="-0.314563366800289">
                <text:p>-0.314563366800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20818120241165">
                <text:p>0.420818120241165</text:p>
              </table:table-cell>
              <table:table-cell office:value-type="float" office:value="0.17682">
                <text:p>0.17682</text:p>
              </table:table-cell>
              <table:table-cell office:value-type="float" office:value="-0.333468691578055">
                <text:p>-0.333468691578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3193752765656">
                <text:p>0.423193752765656</text:p>
              </table:table-cell>
              <table:table-cell office:value-type="float" office:value="0.180502">
                <text:p>0.180502</text:p>
              </table:table-cell>
              <table:table-cell office:value-type="float" office:value="-0.360676258389928">
                <text:p>-0.3606762583899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4276918172836">
                <text:p>0.424276918172836</text:p>
              </table:table-cell>
              <table:table-cell office:value-type="float" office:value="0.185848">
                <text:p>0.185848</text:p>
              </table:table-cell>
              <table:table-cell office:value-type="float" office:value="-0.401193195421079">
                <text:p>-0.401193195421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5288558006287">
                <text:p>0.425288558006287</text:p>
              </table:table-cell>
              <table:table-cell office:value-type="float" office:value="0.191743">
                <text:p>0.191743</text:p>
              </table:table-cell>
              <table:table-cell office:value-type="float" office:value="-0.447262491973633">
                <text:p>-0.4472624919736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7874743938446">
                <text:p>0.427874743938446</text:p>
              </table:table-cell>
              <table:table-cell office:value-type="float" office:value="0.198414">
                <text:p>0.198414</text:p>
              </table:table-cell>
              <table:table-cell office:value-type="float" office:value="-0.501156531483569">
                <text:p>-0.5011565314835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9208517074585">
                <text:p>0.429208517074585</text:p>
              </table:table-cell>
              <table:table-cell office:value-type="float" office:value="0.204815">
                <text:p>0.204815</text:p>
              </table:table-cell>
              <table:table-cell office:value-type="float" office:value="-0.554626368021012">
                <text:p>-0.5546263680210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9753243923187">
                <text:p>0.429753243923187</text:p>
              </table:table-cell>
              <table:table-cell office:value-type="float" office:value="0.210738">
                <text:p>0.210738</text:p>
              </table:table-cell>
              <table:table-cell office:value-type="float" office:value="-0.605636140709182">
                <text:p>-0.6056361407091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059030175209">
                <text:p>0.43059030175209</text:p>
              </table:table-cell>
              <table:table-cell office:value-type="float" office:value="0.216004">
                <text:p>0.216004</text:p>
              </table:table-cell>
              <table:table-cell office:value-type="float" office:value="-0.652225031955831">
                <text:p>-0.6522250319558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1079983711243">
                <text:p>0.431079983711243</text:p>
              </table:table-cell>
              <table:table-cell office:value-type="float" office:value="0.221753">
                <text:p>0.221753</text:p>
              </table:table-cell>
              <table:table-cell office:value-type="float" office:value="-0.704416860108354">
                <text:p>-0.7044168601083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119090795517">
                <text:p>0.43119090795517</text:p>
              </table:table-cell>
              <table:table-cell office:value-type="float" office:value="0.225921">
                <text:p>0.225921</text:p>
              </table:table-cell>
              <table:table-cell office:value-type="float" office:value="-0.743123692354577">
                <text:p>-0.7431236923545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1136220693588">
                <text:p>0.431136220693588</text:p>
              </table:table-cell>
              <table:table-cell office:value-type="float" office:value="0.229912">
                <text:p>0.229912</text:p>
              </table:table-cell>
              <table:table-cell office:value-type="float" office:value="-0.780870573592081">
                <text:p>-0.7808705735920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0870652198792">
                <text:p>0.430870652198792</text:p>
              </table:table-cell>
              <table:table-cell office:value-type="float" office:value="0.232626">
                <text:p>0.232626</text:p>
              </table:table-cell>
              <table:table-cell office:value-type="float" office:value="-0.806921718748645">
                <text:p>-0.806921718748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949241399765">
                <text:p>0.42949241399765</text:p>
              </table:table-cell>
              <table:table-cell office:value-type="float" office:value="0.235802">
                <text:p>0.235802</text:p>
              </table:table-cell>
              <table:table-cell office:value-type="float" office:value="-0.837800335076607">
                <text:p>-0.8378003350766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7041381597519">
                <text:p>0.427041381597519</text:p>
              </table:table-cell>
              <table:table-cell office:value-type="float" office:value="0.237931">
                <text:p>0.237931</text:p>
              </table:table-cell>
              <table:table-cell office:value-type="float" office:value="-0.858736680972077">
                <text:p>-0.8587366809720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25437748432159">
                <text:p>0.425437748432159</text:p>
              </table:table-cell>
              <table:table-cell office:value-type="float" office:value="0.239622">
                <text:p>0.239622</text:p>
              </table:table-cell>
              <table:table-cell office:value-type="float" office:value="-0.875501431380346">
                <text:p>-0.875501431380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3596203327179">
                <text:p>0.423596203327179</text:p>
              </table:table-cell>
              <table:table-cell office:value-type="float" office:value="0.240292">
                <text:p>0.240292</text:p>
              </table:table-cell>
              <table:table-cell office:value-type="float" office:value="-0.882177099345073">
                <text:p>-0.882177099345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19246822595596">
                <text:p>0.419246822595596</text:p>
              </table:table-cell>
              <table:table-cell office:value-type="float" office:value="0.240694">
                <text:p>0.240694</text:p>
              </table:table-cell>
              <table:table-cell office:value-type="float" office:value="-0.886191549620746">
                <text:p>-0.886191549620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16763216257095">
                <text:p>0.416763216257095</text:p>
              </table:table-cell>
              <table:table-cell office:value-type="float" office:value="0.240151">
                <text:p>0.240151</text:p>
              </table:table-cell>
              <table:table-cell office:value-type="float" office:value="-0.880770653655048">
                <text:p>-0.8807706536550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40904545784">
                <text:p>0.4140904545784</text:p>
              </table:table-cell>
              <table:table-cell office:value-type="float" office:value="0.239466">
                <text:p>0.239466</text:p>
              </table:table-cell>
              <table:table-cell office:value-type="float" office:value="-0.873949802627928">
                <text:p>-0.8739498026279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1241739988327">
                <text:p>0.411241739988327</text:p>
              </table:table-cell>
              <table:table-cell office:value-type="float" office:value="0.238628">
                <text:p>0.238628</text:p>
              </table:table-cell>
              <table:table-cell office:value-type="float" office:value="-0.865632263032387">
                <text:p>-0.8656322630323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5068337917328">
                <text:p>0.405068337917328</text:p>
              </table:table-cell>
              <table:table-cell office:value-type="float" office:value="0.238249">
                <text:p>0.238249</text:p>
              </table:table-cell>
              <table:table-cell office:value-type="float" office:value="-0.861880197583897">
                <text:p>-0.8618801975838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1770681142807">
                <text:p>0.401770681142807</text:p>
              </table:table-cell>
              <table:table-cell office:value-type="float" office:value="0.23885">
                <text:p>0.23885</text:p>
              </table:table-cell>
              <table:table-cell office:value-type="float" office:value="-0.867832844554481">
                <text:p>-0.8678328445544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4819647073746">
                <text:p>0.394819647073746</text:p>
              </table:table-cell>
              <table:table-cell office:value-type="float" office:value="0.239888">
                <text:p>0.239888</text:p>
              </table:table-cell>
              <table:table-cell office:value-type="float" office:value="-0.878149514536763">
                <text:p>-0.8781495145367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91193121671677">
                <text:p>0.391193121671677</text:p>
              </table:table-cell>
              <table:table-cell office:value-type="float" office:value="0.239967">
                <text:p>0.239967</text:p>
              </table:table-cell>
              <table:table-cell office:value-type="float" office:value="-0.878936547658127">
                <text:p>-0.878936547658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7483447790146">
                <text:p>0.387483447790146</text:p>
              </table:table-cell>
              <table:table-cell office:value-type="float" office:value="0.241782">
                <text:p>0.241782</text:p>
              </table:table-cell>
              <table:table-cell office:value-type="float" office:value="-0.897090571760607">
                <text:p>-0.897090571760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3703649044037">
                <text:p>0.383703649044037</text:p>
              </table:table-cell>
              <table:table-cell office:value-type="float" office:value="0.244356">
                <text:p>0.244356</text:p>
              </table:table-cell>
              <table:table-cell office:value-type="float" office:value="-0.923073513098931">
                <text:p>-0.923073513098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2069597244263">
                <text:p>0.372069597244263</text:p>
              </table:table-cell>
              <table:table-cell office:value-type="float" office:value="0.249748">
                <text:p>0.249748</text:p>
              </table:table-cell>
              <table:table-cell office:value-type="float" office:value="-0.978404398683125">
                <text:p>-0.97840439868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418941617012">
                <text:p>0.36418941617012</text:p>
              </table:table-cell>
              <table:table-cell office:value-type="float" office:value="0.253483">
                <text:p>0.253483</text:p>
              </table:table-cell>
              <table:table-cell office:value-type="float" office:value="-1.01744755944458">
                <text:p>-1.017447559444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0246598720551">
                <text:p>0.360246598720551</text:p>
              </table:table-cell>
              <table:table-cell office:value-type="float" office:value="0.255266">
                <text:p>0.255266</text:p>
              </table:table-cell>
              <table:table-cell office:value-type="float" office:value="-1.03629243705112">
                <text:p>-1.03629243705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24090051651">
                <text:p>0.3524090051651</text:p>
              </table:table-cell>
              <table:table-cell office:value-type="float" office:value="0.255764">
                <text:p>0.255764</text:p>
              </table:table-cell>
              <table:table-cell office:value-type="float" office:value="-1.04157975081274">
                <text:p>-1.041579750812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48534286022186">
                <text:p>0.348534286022186</text:p>
              </table:table-cell>
              <table:table-cell office:value-type="float" office:value="0.255165">
                <text:p>0.255165</text:p>
              </table:table-cell>
              <table:table-cell office:value-type="float" office:value="-1.0352213807976">
                <text:p>-1.03522138079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0919077396393">
                <text:p>0.340919077396393</text:p>
              </table:table-cell>
              <table:table-cell office:value-type="float" office:value="0.251912">
                <text:p>0.251912</text:p>
              </table:table-cell>
              <table:table-cell office:value-type="float" office:value="-1.0009539993392">
                <text:p>-1.0009539993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7195485830307">
                <text:p>0.337195485830307</text:p>
              </table:table-cell>
              <table:table-cell office:value-type="float" office:value="0.248487">
                <text:p>0.248487</text:p>
              </table:table-cell>
              <table:table-cell office:value-type="float" office:value="-0.965355052890612">
                <text:p>-0.9653550528906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9954981803894">
                <text:p>0.329954981803894</text:p>
              </table:table-cell>
              <table:table-cell office:value-type="float" office:value="0.242242">
                <text:p>0.242242</text:p>
              </table:table-cell>
              <table:table-cell office:value-type="float" office:value="-0.90171356734885">
                <text:p>-0.901713567348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3034048080444">
                <text:p>0.323034048080444</text:p>
              </table:table-cell>
              <table:table-cell office:value-type="float" office:value="0.235725">
                <text:p>0.235725</text:p>
              </table:table-cell>
              <table:table-cell office:value-type="float" office:value="-0.837046692733564">
                <text:p>-0.8370466927335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9707930088043">
                <text:p>0.319707930088043</text:p>
              </table:table-cell>
              <table:table-cell office:value-type="float" office:value="0.22724">
                <text:p>0.22724</text:p>
              </table:table-cell>
              <table:table-cell office:value-type="float" office:value="-0.755524786372174">
                <text:p>-0.7555247863721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13348323106766">
                <text:p>0.313348323106766</text:p>
              </table:table-cell>
              <table:table-cell office:value-type="float" office:value="0.215586">
                <text:p>0.215586</text:p>
              </table:table-cell>
              <table:table-cell office:value-type="float" office:value="-0.648484384977565">
                <text:p>-0.6484843849775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0322821140289">
                <text:p>0.310322821140289</text:p>
              </table:table-cell>
              <table:table-cell office:value-type="float" office:value="0.204041">
                <text:p>0.204041</text:p>
              </table:table-cell>
              <table:table-cell office:value-type="float" office:value="-0.548069411947291">
                <text:p>-0.5480694119472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595828056335">
                <text:p>0.304595828056335</text:p>
              </table:table-cell>
              <table:table-cell office:value-type="float" office:value="0.20041">
                <text:p>0.20041</text:p>
              </table:table-cell>
              <table:table-cell office:value-type="float" office:value="-0.517645198245527">
                <text:p>-0.5176451982455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6846002340317">
                <text:p>0.296846002340317</text:p>
              </table:table-cell>
              <table:table-cell office:value-type="float" office:value="0.195357">
                <text:p>0.195357</text:p>
              </table:table-cell>
              <table:table-cell office:value-type="float" office:value="-0.476227473183855">
                <text:p>-0.4762274731838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2147034406662">
                <text:p>0.142147034406662</text:p>
              </table:table-cell>
              <table:table-cell office:value-type="float" office:value="0.163991">
                <text:p>0.163991</text:p>
              </table:table-cell>
              <table:table-cell office:value-type="float" office:value="-0.243118840913489">
                <text:p>-0.2431188409134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0573844313622">
                <text:p>0.140573844313622</text:p>
              </table:table-cell>
              <table:table-cell office:value-type="float" office:value="0.127358">
                <text:p>0.127358</text:p>
              </table:table-cell>
              <table:table-cell office:value-type="float" office:value="-0.0231757125515023">
                <text:p>-0.02317571255150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39856055378914">
                <text:p>0.139856055378914</text:p>
              </table:table-cell>
              <table:table-cell office:value-type="float" office:value="0.101466">
                <text:p>0.101466</text:p>
              </table:table-cell>
              <table:table-cell office:value-type="float" office:value="0.0982832490956704">
                <text:p>0.09828324909567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8574153184891">
                <text:p>0.138574153184891</text:p>
              </table:table-cell>
              <table:table-cell office:value-type="float" office:value="0.079734">
                <text:p>0.079734</text:p>
              </table:table-cell>
              <table:table-cell office:value-type="float" office:value="0.178494242267306">
                <text:p>0.1784942422673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488380074501">
                <text:p>0.137488380074501</text:p>
              </table:table-cell>
              <table:table-cell office:value-type="float" office:value="0.062392">
                <text:p>0.062392</text:p>
              </table:table-cell>
              <table:table-cell office:value-type="float" office:value="0.228272579820623">
                <text:p>0.2282725798206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7016266584396">
                <text:p>0.137016266584396</text:p>
              </table:table-cell>
              <table:table-cell office:value-type="float" office:value="0.045905">
                <text:p>0.045905</text:p>
              </table:table-cell>
              <table:table-cell office:value-type="float" office:value="0.263884642478905">
                <text:p>0.2638846424789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6589795351028">
                <text:p>0.136589795351028</text:p>
              </table:table-cell>
              <table:table-cell office:value-type="float" office:value="0.032605">
                <text:p>0.032605</text:p>
              </table:table-cell>
              <table:table-cell office:value-type="float" office:value="0.284293549222015">
                <text:p>0.284293549222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5869443416595">
                <text:p>0.135869443416595</text:p>
              </table:table-cell>
              <table:table-cell office:value-type="float" office:value="0.023495">
                <text:p>0.023495</text:p>
              </table:table-cell>
              <table:table-cell office:value-type="float" office:value="0.293985780978906">
                <text:p>0.293985780978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5573416948318">
                <text:p>0.135573416948318</text:p>
              </table:table-cell>
              <table:table-cell office:value-type="float" office:value="0.017116">
                <text:p>0.017116</text:p>
              </table:table-cell>
              <table:table-cell office:value-type="float" office:value="0.298697655090332">
                <text:p>0.2986976550903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35319262742996">
                <text:p>0.135319262742996</text:p>
              </table:table-cell>
              <table:table-cell office:value-type="float" office:value="0.013301">
                <text:p>0.013301</text:p>
              </table:table-cell>
              <table:table-cell office:value-type="float" office:value="0.300698957461613">
                <text:p>0.3006989574616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493324816227">
                <text:p>0.13493324816227</text:p>
              </table:table-cell>
              <table:table-cell office:value-type="float" office:value="0.011001">
                <text:p>0.011001</text:p>
              </table:table-cell>
              <table:table-cell office:value-type="float" office:value="0.301610165527389">
                <text:p>0.3016101655273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34707689285278">
                <text:p>0.134707689285278</text:p>
              </table:table-cell>
              <table:table-cell office:value-type="float" office:value="0.010174">
                <text:p>0.010174</text:p>
              </table:table-cell>
              <table:table-cell office:value-type="float" office:value="0.301883499607904">
                <text:p>0.3018834996079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34655058383942">
                <text:p>0.134655058383942</text:p>
              </table:table-cell>
              <table:table-cell office:value-type="float" office:value="0.009417">
                <text:p>0.009417</text:p>
              </table:table-cell>
              <table:table-cell office:value-type="float" office:value="0.30210851785517">
                <text:p>0.302108517855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4650766849518">
                <text:p>0.134650766849518</text:p>
              </table:table-cell>
              <table:table-cell office:value-type="float" office:value="0.008599">
                <text:p>0.008599</text:p>
              </table:table-cell>
              <table:table-cell office:value-type="float" office:value="0.302324613980303">
                <text:p>0.3023246139803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4657114744186">
                <text:p>0.134657114744186</text:p>
              </table:table-cell>
              <table:table-cell office:value-type="float" office:value="0.007937">
                <text:p>0.007937</text:p>
              </table:table-cell>
              <table:table-cell office:value-type="float" office:value="0.302478924403281">
                <text:p>0.302478924403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4666666388512">
                <text:p>0.134666666388512</text:p>
              </table:table-cell>
              <table:table-cell office:value-type="float" office:value="0.006945">
                <text:p>0.006945</text:p>
              </table:table-cell>
              <table:table-cell office:value-type="float" office:value="0.302675702058066">
                <text:p>0.3026757020580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4672924876213">
                <text:p>0.134672924876213</text:p>
              </table:table-cell>
              <table:table-cell office:value-type="float" office:value="0.005831">
                <text:p>0.005831</text:p>
              </table:table-cell>
              <table:table-cell office:value-type="float" office:value="0.302847414207652">
                <text:p>0.3028474142076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4675160050392">
                <text:p>0.134675160050392</text:p>
              </table:table-cell>
              <table:table-cell office:value-type="float" office:value="0.005085">
                <text:p>0.005085</text:p>
              </table:table-cell>
              <table:table-cell office:value-type="float" office:value="0.302933265068014">
                <text:p>0.302933265068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467700779438">
                <text:p>0.13467700779438</text:p>
              </table:table-cell>
              <table:table-cell office:value-type="float" office:value="0.004441">
                <text:p>0.004441</text:p>
              </table:table-cell>
              <table:table-cell office:value-type="float" office:value="0.302988579926572">
                <text:p>0.3029885799265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4679660201073">
                <text:p>0.134679660201073</text:p>
              </table:table-cell>
              <table:table-cell office:value-type="float" office:value="0.004364">
                <text:p>0.004364</text:p>
              </table:table-cell>
              <table:table-cell office:value-type="float" office:value="0.302994027844807">
                <text:p>0.3029940278448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4680539369583">
                <text:p>0.134680539369583</text:p>
              </table:table-cell>
              <table:table-cell office:value-type="float" office:value="0.004054">
                <text:p>0.004054</text:p>
              </table:table-cell>
              <table:table-cell office:value-type="float" office:value="0.303013441743199">
                <text:p>0.3030134417431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4681269526482">
                <text:p>0.134681269526482</text:p>
              </table:table-cell>
              <table:table-cell office:value-type="float" office:value="0.004439">
                <text:p>0.004439</text:p>
              </table:table-cell>
              <table:table-cell office:value-type="float" office:value="0.302988724580828">
                <text:p>0.302988724580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4682446718216">
                <text:p>0.134682446718216</text:p>
              </table:table-cell>
              <table:table-cell office:value-type="float" office:value="0.005296">
                <text:p>0.005296</text:p>
              </table:table-cell>
              <table:table-cell office:value-type="float" office:value="0.302911353353459">
                <text:p>0.3029113533534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4682819247246">
                <text:p>0.134682819247246</text:p>
              </table:table-cell>
              <table:table-cell office:value-type="float" office:value="0.006572">
                <text:p>0.006572</text:p>
              </table:table-cell>
              <table:table-cell office:value-type="float" office:value="0.302739000384714">
                <text:p>0.3027390003847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4683325886726">
                <text:p>0.134683325886726</text:p>
              </table:table-cell>
              <table:table-cell office:value-type="float" office:value="0.007846">
                <text:p>0.007846</text:p>
              </table:table-cell>
              <table:table-cell office:value-type="float" office:value="0.302498697328028">
                <text:p>0.3024986973280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4683609008789">
                <text:p>0.134683609008789</text:p>
              </table:table-cell>
              <table:table-cell office:value-type="float" office:value="0.008552">
                <text:p>0.008552</text:p>
              </table:table-cell>
              <table:table-cell office:value-type="float" office:value="0.302336176537196">
                <text:p>0.3023361765371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4683817625046">
                <text:p>0.134683817625046</text:p>
              </table:table-cell>
              <table:table-cell office:value-type="float" office:value="0.009073">
                <text:p>0.009073</text:p>
              </table:table-cell>
              <table:table-cell office:value-type="float" office:value="0.302202818517462">
                <text:p>0.302202818517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4683951735497">
                <text:p>0.134683951735497</text:p>
              </table:table-cell>
              <table:table-cell office:value-type="float" office:value="0.009302">
                <text:p>0.009302</text:p>
              </table:table-cell>
              <table:table-cell office:value-type="float" office:value="0.302140595800885">
                <text:p>0.3021405958008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4684100747108">
                <text:p>0.134684100747108</text:p>
              </table:table-cell>
              <table:table-cell office:value-type="float" office:value="0.00935">
                <text:p>0.00935</text:p>
              </table:table-cell>
              <table:table-cell office:value-type="float" office:value="0.302127274278841">
                <text:p>0.3021272742788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4684205055237">
                <text:p>0.134684205055237</text:p>
              </table:table-cell>
              <table:table-cell office:value-type="float" office:value="0.009472">
                <text:p>0.009472</text:p>
              </table:table-cell>
              <table:table-cell office:value-type="float" office:value="0.302092979886057">
                <text:p>0.3020929798860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468424975872">
                <text:p>0.13468424975872</text:p>
              </table:table-cell>
              <table:table-cell office:value-type="float" office:value="0.009457">
                <text:p>0.009457</text:p>
              </table:table-cell>
              <table:table-cell office:value-type="float" office:value="0.302097230113542">
                <text:p>0.3020972301135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4684279561043">
                <text:p>0.134684279561043</text:p>
              </table:table-cell>
              <table:table-cell office:value-type="float" office:value="0.009386">
                <text:p>0.009386</text:p>
              </table:table-cell>
              <table:table-cell office:value-type="float" office:value="0.302117219635604">
                <text:p>0.3021172196356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4684294462204">
                <text:p>0.134684294462204</text:p>
              </table:table-cell>
              <table:table-cell office:value-type="float" office:value="0.009249">
                <text:p>0.009249</text:p>
              </table:table-cell>
              <table:table-cell office:value-type="float" office:value="0.30215519257254">
                <text:p>0.302155192572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9123">
                <text:p>0.009123</text:p>
              </table:table-cell>
              <table:table-cell office:value-type="float" office:value="0.30218942071469">
                <text:p>0.302189420714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71">
                <text:p>0.009071</text:p>
              </table:table-cell>
              <table:table-cell office:value-type="float" office:value="0.302203352245652">
                <text:p>0.3022033522456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39">
                <text:p>0.009039</text:p>
              </table:table-cell>
              <table:table-cell office:value-type="float" office:value="0.302211869049515">
                <text:p>0.3022118690495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049">
                <text:p>0.009049</text:p>
              </table:table-cell>
              <table:table-cell office:value-type="float" office:value="0.302209212168141">
                <text:p>0.3022092121681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29">
                <text:p>0.009029</text:p>
              </table:table-cell>
              <table:table-cell office:value-type="float" office:value="0.302214521731042">
                <text:p>0.3022145217310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8877">
                <text:p>0.008877</text:p>
              </table:table-cell>
              <table:table-cell office:value-type="float" office:value="0.302254325404933">
                <text:p>0.3022543254049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828">
                <text:p>0.008828</text:p>
              </table:table-cell>
              <table:table-cell office:value-type="float" office:value="0.302266950030915">
                <text:p>0.3022669500309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4684398770332">
                <text:p>0.134684398770332</text:p>
              </table:table-cell>
              <table:table-cell office:value-type="float" office:value="0.008831">
                <text:p>0.008831</text:p>
              </table:table-cell>
              <table:table-cell office:value-type="float" office:value="0.302266179992526">
                <text:p>0.3022661799925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77">
                <text:p>0.00877</text:p>
              </table:table-cell>
              <table:table-cell office:value-type="float" office:value="0.302281763144462">
                <text:p>0.3022817631444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748">
                <text:p>0.008748</text:p>
              </table:table-cell>
              <table:table-cell office:value-type="float" office:value="0.302287344953005">
                <text:p>0.3022873449530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714">
                <text:p>0.008714</text:p>
              </table:table-cell>
              <table:table-cell office:value-type="float" office:value="0.302295931401837">
                <text:p>0.3022959314018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691">
                <text:p>0.008691</text:p>
              </table:table-cell>
              <table:table-cell office:value-type="float" office:value="0.302301712351923">
                <text:p>0.3023017123519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96">
                <text:p>0.008596</text:p>
              </table:table-cell>
              <table:table-cell office:value-type="float" office:value="0.302325354787749">
                <text:p>0.3023253547877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48">
                <text:p>0.008548</text:p>
              </table:table-cell>
              <table:table-cell office:value-type="float" office:value="0.302337156300746">
                <text:p>0.3023371563007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13">
                <text:p>0.008513</text:p>
              </table:table-cell>
              <table:table-cell office:value-type="float" office:value="0.302345700567845">
                <text:p>0.3023457005678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49">
                <text:p>0.00849</text:p>
              </table:table-cell>
              <table:table-cell office:value-type="float" office:value="0.302351287358951">
                <text:p>0.302351287358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17">
                <text:p>0.008517</text:p>
              </table:table-cell>
              <table:table-cell office:value-type="float" office:value="0.302344726684082">
                <text:p>0.3023447266840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28">
                <text:p>0.008528</text:p>
              </table:table-cell>
              <table:table-cell office:value-type="float" office:value="0.30234204503886">
                <text:p>0.302342045038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53">
                <text:p>0.008553</text:p>
              </table:table-cell>
              <table:table-cell office:value-type="float" office:value="0.302335931491312">
                <text:p>0.3023359314913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665">
                <text:p>0.008665</text:p>
              </table:table-cell>
              <table:table-cell office:value-type="float" office:value="0.302308220585945">
                <text:p>0.3023082205859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798">
                <text:p>0.008798</text:p>
              </table:table-cell>
              <table:table-cell office:value-type="float" office:value="0.30227462962556">
                <text:p>0.302274629625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903">
                <text:p>0.008903</text:p>
              </table:table-cell>
              <table:table-cell office:value-type="float" office:value="0.30224758567528">
                <text:p>0.302247585675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073">
                <text:p>0.009073</text:p>
              </table:table-cell>
              <table:table-cell office:value-type="float" office:value="0.302202818517462">
                <text:p>0.3022028185174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278">
                <text:p>0.009278</text:p>
              </table:table-cell>
              <table:table-cell office:value-type="float" office:value="0.302147220275219">
                <text:p>0.3021472202752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393">
                <text:p>0.009393</text:p>
              </table:table-cell>
              <table:table-cell office:value-type="float" office:value="0.302115258245314">
                <text:p>0.3021152582453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451">
                <text:p>0.009451</text:p>
              </table:table-cell>
              <table:table-cell office:value-type="float" office:value="0.302098927558631">
                <text:p>0.3020989275586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54">
                <text:p>0.00954</text:p>
              </table:table-cell>
              <table:table-cell office:value-type="float" office:value="0.302073593668412">
                <text:p>0.3020735936684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583">
                <text:p>0.009583</text:p>
              </table:table-cell>
              <table:table-cell office:value-type="float" office:value="0.30206123450729">
                <text:p>0.30206123450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7">
                <text:p>0.009567</text:p>
              </table:table-cell>
              <table:table-cell office:value-type="float" office:value="0.302065842336589">
                <text:p>0.302065842336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43">
                <text:p>0.009543</text:p>
              </table:table-cell>
              <table:table-cell office:value-type="float" office:value="0.302072733921266">
                <text:p>0.302072733921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">
                <text:p>0.00956</text:p>
              </table:table-cell>
              <table:table-cell office:value-type="float" office:value="0.30206785488103">
                <text:p>0.30206785488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83">
                <text:p>0.009583</text:p>
              </table:table-cell>
              <table:table-cell office:value-type="float" office:value="0.30206123450729">
                <text:p>0.30206123450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9">
                <text:p>0.009569</text:p>
              </table:table-cell>
              <table:table-cell office:value-type="float" office:value="0.302065266945905">
                <text:p>0.302065266945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99">
                <text:p>0.009599</text:p>
              </table:table-cell>
              <table:table-cell office:value-type="float" office:value="0.30205661592638">
                <text:p>0.302056615926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